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8547in"/>
    </style:style>
    <style:style style:name="co2" style:family="table-column">
      <style:table-column-properties fo:break-before="auto" style:column-width="2.2016in"/>
    </style:style>
    <style:style style:name="co3" style:family="table-column">
      <style:table-column-properties fo:break-before="auto" style:column-width="3.1772in"/>
    </style:style>
    <style:style style:name="co4" style:family="table-column">
      <style:table-column-properties fo:break-before="auto" style:column-width="2.2437in"/>
    </style:style>
    <style:style style:name="co5" style:family="table-column">
      <style:table-column-properties fo:break-before="auto" style:column-width="0.5819in"/>
    </style:style>
    <style:style style:name="co6" style:family="table-column">
      <style:table-column-properties fo:break-before="auto" style:column-width="2.1154in"/>
    </style:style>
    <style:style style:name="co7" style:family="table-column">
      <style:table-column-properties fo:break-before="auto" style:column-width="1.2043in"/>
    </style:style>
    <style:style style:name="co8" style:family="table-column">
      <style:table-column-properties fo:break-before="auto" style:column-width="1.4181in"/>
    </style:style>
    <style:style style:name="co9" style:family="table-column">
      <style:table-column-properties fo:break-before="auto" style:column-width="2.0402in"/>
    </style:style>
    <style:style style:name="co10" style:family="table-column">
      <style:table-column-properties fo:break-before="auto" style:column-width="1.9756in"/>
    </style:style>
    <style:style style:name="co11" style:family="table-column">
      <style:table-column-properties fo:break-before="auto" style:column-width="1.4827in"/>
    </style:style>
    <style:style style:name="co12" style:family="table-column">
      <style:table-column-properties fo:break-before="auto" style:column-width="1.2791in"/>
    </style:style>
    <style:style style:name="co13" style:family="table-column">
      <style:table-column-properties fo:break-before="auto" style:column-width="2.7583in"/>
    </style:style>
    <style:style style:name="co14" style:family="table-column">
      <style:table-column-properties fo:break-before="auto" style:column-width="1.3756in"/>
    </style:style>
    <style:style style:name="co15" style:family="table-column">
      <style:table-column-properties fo:break-before="auto" style:column-width="1.2681in"/>
    </style:style>
    <style:style style:name="co16" style:family="table-column">
      <style:table-column-properties fo:break-before="auto" style:column-width="2.1256in"/>
    </style:style>
    <style:style style:name="co17" style:family="table-column">
      <style:table-column-properties fo:break-before="auto" style:column-width="0.9783in"/>
    </style:style>
    <style:style style:name="co18" style:family="table-column">
      <style:table-column-properties fo:break-before="auto" style:column-width="1.011in"/>
    </style:style>
    <style:style style:name="co19" style:family="table-column">
      <style:table-column-properties fo:break-before="auto" style:column-width="1.3646in"/>
    </style:style>
    <style:style style:name="co20" style:family="table-column">
      <style:table-column-properties fo:break-before="auto" style:column-width="1.4508in"/>
    </style:style>
    <style:style style:name="co21" style:family="table-column">
      <style:table-column-properties fo:break-before="auto" style:column-width="1.6972in"/>
    </style:style>
    <style:style style:name="co22" style:family="table-column">
      <style:table-column-properties fo:break-before="auto" style:column-width="1.622in"/>
    </style:style>
    <style:style style:name="co23" style:family="table-column">
      <style:table-column-properties fo:break-before="auto" style:column-width="0.9252in"/>
    </style:style>
    <style:style style:name="co24" style:family="table-column">
      <style:table-column-properties fo:break-before="auto" style:column-width="6.361in"/>
    </style:style>
    <style:style style:name="co25" style:family="table-column">
      <style:table-column-properties fo:break-before="auto" style:column-width="15.1902in"/>
    </style:style>
    <style:style style:name="co26" style:family="table-column">
      <style:table-column-properties fo:break-before="auto" style:column-width="4.5492in"/>
    </style:style>
    <style:style style:name="co27" style:family="table-column">
      <style:table-column-properties fo:break-before="auto" style:column-width="6.5862in"/>
    </style:style>
    <style:style style:name="co28" style:family="table-column">
      <style:table-column-properties fo:break-before="auto" style:column-width="9.8992in"/>
    </style:style>
    <style:style style:name="co29" style:family="table-column">
      <style:table-column-properties fo:break-before="auto" style:column-width="0.9681in"/>
    </style:style>
    <style:style style:name="co30" style:family="table-column">
      <style:table-column-properties fo:break-before="auto" style:column-width="0.6354in"/>
    </style:style>
    <style:style style:name="co31" style:family="table-column">
      <style:table-column-properties fo:break-before="auto" style:column-width="0.5181in"/>
    </style:style>
    <style:style style:name="co32" style:family="table-column">
      <style:table-column-properties fo:break-before="auto" style:column-width="0.889in"/>
    </style:style>
    <style:style style:name="co33" style:family="table-column">
      <style:table-column-properties fo:break-before="auto" style:column-width="1.7937in"/>
    </style:style>
    <style:style style:name="co34" style:family="table-column">
      <style:table-column-properties fo:break-before="auto" style:column-width="1.0217in"/>
    </style:style>
    <style:style style:name="co35" style:family="table-column">
      <style:table-column-properties fo:break-before="auto" style:column-width="1.1291in"/>
    </style:style>
    <style:style style:name="co36" style:family="table-column">
      <style:table-column-properties fo:break-before="auto" style:column-width="1.1929in"/>
    </style:style>
    <style:style style:name="co37" style:family="table-column">
      <style:table-column-properties fo:break-before="auto" style:column-width="1.3008in"/>
    </style:style>
    <style:style style:name="co38" style:family="table-column">
      <style:table-column-properties fo:break-before="auto" style:column-width="1.5043in"/>
    </style:style>
    <style:style style:name="co39" style:family="table-column">
      <style:table-column-properties fo:break-before="auto" style:column-width="0.389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percentage-style style:name="N10">
      <number:number number:decimal-places="0" number:min-integer-digits="1"/>
      <number:text>%</number:text>
    </number:percentage-style>
    <number:text-style style:name="N100">
      <number:text-content/>
    </number:text-style>
    <style:style style:name="ce1" style:family="table-cell" style:parent-style-name="Default" style:data-style-name="N100">
      <style:text-properties style:text-position=""/>
    </style:style>
    <style:style style:name="ce2" style:family="table-cell" style:parent-style-name="Default">
      <style:text-properties fo:font-weight="bold" style:font-weight-asian="bold" style:font-weight-complex="bold"/>
    </style:style>
    <style:style style:name="ce3" style:family="table-cell" style:parent-style-name="Default" style:data-style-name="N10">
      <style:table-cell-properties fo:background-color="transparent"/>
    </style:style>
    <style:style style:name="ce4" style:family="table-cell" style:parent-style-name="Default">
      <style:table-cell-properties fo:background-color="transparent"/>
    </style:style>
    <style:style style:name="ce5" style:family="table-cell" style:parent-style-name="Default" style:data-style-name="N2"/>
    <style:style style:name="ce6" style:family="table-cell" style:parent-style-name="Default" style:data-style-name="N10"/>
  </office:automatic-styles>
  <office:body>
    <office:spreadsheet>
      <table:table table:name="Data"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
        <table:table-column table:style-name="co6" table:default-cell-style-name="Default"/>
        <table:table-column table:style-name="co7" table:default-cell-style-name="ce1"/>
        <table:table-column table:style-name="co8" table:default-cell-style-name="Default"/>
        <table:table-column table:style-name="co9" table:default-cell-style-name="ce1"/>
        <table:table-column table:style-name="co10" table:default-cell-style-name="ce1"/>
        <table:table-column table:style-name="co6"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6" table:number-columns-repeated="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default-cell-style-name="ce1"/>
        <table:table-column table:style-name="co20" table:default-cell-style-name="Default"/>
        <table:table-column table:style-name="co21" table:default-cell-style-name="Default"/>
        <table:table-column table:style-name="co22" table:default-cell-style-name="Default"/>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ce1"/>
        <table:table-column table:style-name="co30" table:default-cell-style-name="Default"/>
        <table:table-column table:style-name="co31" table:default-cell-style-name="Default"/>
        <table:table-column table:style-name="co32" table:number-columns-repeated="2" table:default-cell-style-name="Default"/>
        <table:table-row table:style-name="ro1">
          <table:table-cell office:value-type="string">
            <text:p>HITId</text:p>
          </table:table-cell>
          <table:table-cell office:value-type="string">
            <text:p>HITTypeId</text:p>
          </table:table-cell>
          <table:table-cell office:value-type="string">
            <text:p>Title</text:p>
          </table:table-cell>
          <table:table-cell office:value-type="string">
            <text:p>Description</text:p>
          </table:table-cell>
          <table:table-cell office:value-type="string">
            <text:p>Keywords</text:p>
          </table:table-cell>
          <table:table-cell table:style-name="Default" office:value-type="string">
            <text:p>Reward</text:p>
          </table:table-cell>
          <table:table-cell office:value-type="string">
            <text:p>CreationTime</text:p>
          </table:table-cell>
          <table:table-cell table:style-name="Default" office:value-type="string">
            <text:p>MaxAssignments</text:p>
          </table:table-cell>
          <table:table-cell office:value-type="string">
            <text:p>RequesterAnnotation</text:p>
          </table:table-cell>
          <table:table-cell table:style-name="Default" office:value-type="string">
            <text:p>AssignmentDurationInSeconds</text:p>
          </table:table-cell>
          <table:table-cell table:style-name="Default" office:value-type="string">
            <text:p>AutoApprovalDelayInSeconds</text:p>
          </table:table-cell>
          <table:table-cell office:value-type="string">
            <text:p>Expiration</text:p>
          </table:table-cell>
          <table:table-cell office:value-type="string">
            <text:p>NumberOfSimilarHITs</text:p>
          </table:table-cell>
          <table:table-cell office:value-type="string">
            <text:p>LifetimeInSeconds</text:p>
          </table:table-cell>
          <table:table-cell office:value-type="string">
            <text:p>AssignmentId</text:p>
          </table:table-cell>
          <table:table-cell office:value-type="string">
            <text:p>WorkerId</text:p>
          </table:table-cell>
          <table:table-cell office:value-type="string">
            <text:p>AssignmentStatus</text:p>
          </table:table-cell>
          <table:table-cell office:value-type="string">
            <text:p>AcceptTime</text:p>
          </table:table-cell>
          <table:table-cell office:value-type="string">
            <text:p>SubmitTime</text:p>
          </table:table-cell>
          <table:table-cell office:value-type="string">
            <text:p>AutoApprovalTime</text:p>
          </table:table-cell>
          <table:table-cell office:value-type="string">
            <text:p>ApprovalTime</text:p>
          </table:table-cell>
          <table:table-cell office:value-type="string">
            <text:p>RejectionTime</text:p>
          </table:table-cell>
          <table:table-cell office:value-type="string">
            <text:p>RequesterFeedback</text:p>
          </table:table-cell>
          <table:table-cell table:style-name="Default" office:value-type="string">
            <text:p>WorkTimeInSeconds</text:p>
          </table:table-cell>
          <table:table-cell office:value-type="string">
            <text:p>LifetimeApprovalRate</text:p>
          </table:table-cell>
          <table:table-cell office:value-type="string">
            <text:p>Last30DaysApprovalRate</text:p>
          </table:table-cell>
          <table:table-cell office:value-type="string">
            <text:p>Last7DaysApprovalRate</text:p>
          </table:table-cell>
          <table:table-cell office:value-type="string">
            <text:p>Input.model1</text:p>
          </table:table-cell>
          <table:table-cell office:value-type="string">
            <text:p>Input.model2</text:p>
          </table:table-cell>
          <table:table-cell office:value-type="string">
            <text:p>Input.docFilename</text:p>
          </table:table-cell>
          <table:table-cell office:value-type="string">
            <text:p>Input.docText</text:p>
          </table:table-cell>
          <table:table-cell office:value-type="string">
            <text:p>Input.label1</text:p>
          </table:table-cell>
          <table:table-cell office:value-type="string">
            <text:p>Input.wplink1</text:p>
          </table:table-cell>
          <table:table-cell office:value-type="string">
            <text:p>Input.label2</text:p>
          </table:table-cell>
          <table:table-cell office:value-type="string">
            <text:p>Input.wplink2</text:p>
          </table:table-cell>
          <table:table-cell office:value-type="string">
            <text:p>Answer.comment</text:p>
          </table:table-cell>
          <table:table-cell table:style-name="Default" office:value-type="string">
            <text:p>Answer.result</text:p>
          </table:table-cell>
          <table:table-cell office:value-type="string">
            <text:p>Approve</text:p>
          </table:table-cell>
          <table:table-cell office:value-type="string">
            <text:p>Reject</text:p>
          </table:table-cell>
          <table:table-cell/>
          <table:table-cell office:value-type="string">
            <text:p>Combination</text:p>
          </table:table-cell>
        </table:table-row>
        <table:table-row table:style-name="ro1">
          <table:table-cell office:value-type="string">
            <text:p>2GOR70G5R98DNSR0LHNS0TNYEQYRB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4 GMT 2012</text:p>
          </table:table-cell>
          <table:table-cell table:number-columns-repeated="2"/>
          <table:table-cell office:value-type="string">
            <text:p>2JCSSZVXX2Q4K3IPXYPGVIW1T7EO68</text:p>
          </table:table-cell>
          <table:table-cell office:value-type="string">
            <text:p>A997OZ3H2B3Q2</text:p>
          </table:table-cell>
          <table:table-cell office:value-type="string">
            <text:p>Submitted</text:p>
          </table:table-cell>
          <table:table-cell office:value-type="string">
            <text:p>Thu Sep 13 06:39:52 GMT 2012</text:p>
          </table:table-cell>
          <table:table-cell office:value-type="string">
            <text:p>Thu Sep 13 06:40:22 GMT 2012</text:p>
          </table:table-cell>
          <table:table-cell office:value-type="string">
            <text:p>Wed Sep 19 23:40:22 PDT 2012</text:p>
          </table:table-cell>
          <table:table-cell table:number-columns-repeated="3"/>
          <table:table-cell office:value-type="string">
            <text:p>30</text:p>
          </table:table-cell>
          <table:table-cell table:number-columns-repeated="2" office:value-type="string">
            <text:p>100% (93/93)</text:p>
          </table:table-cell>
          <table:table-cell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Grover_Cleveland_1:127.txt</text:p>
          </table:table-cell>
          <table:table-cell office:value-type="string">
            <text:p>A consideration of the facts that the library of the Capitol has twice been destroyed or damaged by fire, its daily increasing value, and its importance as a place of deposit of books under the law relating to copyright makes manifest the necessity of prompt action to insure its proper accommodation and protection.&lt;br/&gt;&lt;br/&gt;My attention has been called to a controversy which has arisen from the condition of the law relating to railroad facilities in the city of Washington, which has involved the Commissioners of the District in much annoyance and trouble. I hope this difficulty will be promptly settled by appropriate legislation.&lt;br/&gt;&lt;br/&gt;</text:p>
          </table:table-cell>
          <table:table-cell office:value-type="string">
            <text:p>Edward Leeds</text:p>
          </table:table-cell>
          <table:table-cell office:value-type="string">
            <text:p>http://en.wikipedia.org/wiki/Edward_Leeds</text:p>
          </table:table-cell>
          <table:table-cell office:value-type="string">
            <text:p>William Fitzwilliam</text:p>
          </table:table-cell>
          <table:table-cell office:value-type="string">
            <text:p>http://en.wikipedia.org/wiki/William_Fitzwilliam</text:p>
          </table:table-cell>
          <table:table-cell/>
          <table:table-cell office:value-type="string">
            <text:p>1</text:p>
          </table:table-cell>
          <table:table-cell table:number-columns-repeated="3"/>
          <table:table-cell table:formula="of:=CONCATENATE([.AB2];&quot;,&quot;;[.AC2];&quot;,&quot;; TEXT([.AK2];&quot;#&quot;))" office:value-type="string" office:string-value="RANDOM,EDA,1">
            <text:p>RANDOM,EDA,1</text:p>
          </table:table-cell>
        </table:table-row>
        <table:table-row table:style-name="ro1">
          <table:table-cell office:value-type="string">
            <text:p>2GOR70G5R98DNSR0LHNS0TNYEQYRB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4 GMT 2012</text:p>
          </table:table-cell>
          <table:table-cell table:number-columns-repeated="2"/>
          <table:table-cell office:value-type="string">
            <text:p>2KYX3YOCCF0C4E82W39NQIXYMJWRS7</text:p>
          </table:table-cell>
          <table:table-cell office:value-type="string">
            <text:p>AAE9H4ZIKQS37</text:p>
          </table:table-cell>
          <table:table-cell office:value-type="string">
            <text:p>Submitted</text:p>
          </table:table-cell>
          <table:table-cell office:value-type="string">
            <text:p>Thu Sep 13 06:42:51 GMT 2012</text:p>
          </table:table-cell>
          <table:table-cell office:value-type="string">
            <text:p>Thu Sep 13 06:43:21 GMT 2012</text:p>
          </table:table-cell>
          <table:table-cell office:value-type="string">
            <text:p>Wed Sep 19 23:43:21 PDT 2012</text:p>
          </table:table-cell>
          <table:table-cell table:number-columns-repeated="3"/>
          <table:table-cell office:value-type="string">
            <text:p>30</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Grover_Cleveland_1:127.txt</text:p>
          </table:table-cell>
          <table:table-cell office:value-type="string">
            <text:p>A consideration of the facts that the library of the Capitol has twice been destroyed or damaged by fire, its daily increasing value, and its importance as a place of deposit of books under the law relating to copyright makes manifest the necessity of prompt action to insure its proper accommodation and protection.&lt;br/&gt;&lt;br/&gt;My attention has been called to a controversy which has arisen from the condition of the law relating to railroad facilities in the city of Washington, which has involved the Commissioners of the District in much annoyance and trouble. I hope this difficulty will be promptly settled by appropriate legislation.&lt;br/&gt;&lt;br/&gt;</text:p>
          </table:table-cell>
          <table:table-cell office:value-type="string">
            <text:p>Edward Leeds</text:p>
          </table:table-cell>
          <table:table-cell office:value-type="string">
            <text:p>http://en.wikipedia.org/wiki/Edward_Leeds</text:p>
          </table:table-cell>
          <table:table-cell office:value-type="string">
            <text:p>William Fitzwilliam</text:p>
          </table:table-cell>
          <table:table-cell office:value-type="string">
            <text:p>http://en.wikipedia.org/wiki/William_Fitzwilliam</text:p>
          </table:table-cell>
          <table:table-cell/>
          <table:table-cell office:value-type="string">
            <text:p>2</text:p>
          </table:table-cell>
          <table:table-cell table:number-columns-repeated="3"/>
          <table:table-cell table:formula="of:=CONCATENATE([.AB3];&quot;,&quot;;[.AC3];&quot;,&quot;; TEXT([.AK3];&quot;#&quot;))" office:value-type="string" office:string-value="RANDOM,EDA,2">
            <text:p>RANDOM,EDA,2</text:p>
          </table:table-cell>
        </table:table-row>
        <table:table-row table:style-name="ro1">
          <table:table-cell office:value-type="string">
            <text:p>2GOR70G5R98DNSR0LHNS0TNYEQYRB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4 GMT 2012</text:p>
          </table:table-cell>
          <table:table-cell table:number-columns-repeated="2"/>
          <table:table-cell office:value-type="string">
            <text:p>2N58XMB3Q39ZFKUZ0YXTCEVSZAYSHB</text:p>
          </table:table-cell>
          <table:table-cell office:value-type="string">
            <text:p>A31ALYJKPKD09W</text:p>
          </table:table-cell>
          <table:table-cell office:value-type="string">
            <text:p>Submitted</text:p>
          </table:table-cell>
          <table:table-cell office:value-type="string">
            <text:p>Thu Sep 13 06:44:27 GMT 2012</text:p>
          </table:table-cell>
          <table:table-cell office:value-type="string">
            <text:p>Thu Sep 13 06:44:36 GMT 2012</text:p>
          </table:table-cell>
          <table:table-cell office:value-type="string">
            <text:p>Wed Sep 19 23:44:36 PDT 2012</text:p>
          </table:table-cell>
          <table:table-cell table:number-columns-repeated="3"/>
          <table:table-cell office:value-type="string">
            <text:p>9</text:p>
          </table:table-cell>
          <table:table-cell office:value-type="string">
            <text:p>100% (294/295)</text:p>
          </table:table-cell>
          <table:table-cell office:value-type="string">
            <text:p>100% (62/62)</text:p>
          </table:table-cell>
          <table:table-cell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Grover_Cleveland_1:127.txt</text:p>
          </table:table-cell>
          <table:table-cell office:value-type="string">
            <text:p>A consideration of the facts that the library of the Capitol has twice been destroyed or damaged by fire, its daily increasing value, and its importance as a place of deposit of books under the law relating to copyright makes manifest the necessity of prompt action to insure its proper accommodation and protection.&lt;br/&gt;&lt;br/&gt;My attention has been called to a controversy which has arisen from the condition of the law relating to railroad facilities in the city of Washington, which has involved the Commissioners of the District in much annoyance and trouble. I hope this difficulty will be promptly settled by appropriate legislation.&lt;br/&gt;&lt;br/&gt;</text:p>
          </table:table-cell>
          <table:table-cell office:value-type="string">
            <text:p>Edward Leeds</text:p>
          </table:table-cell>
          <table:table-cell office:value-type="string">
            <text:p>http://en.wikipedia.org/wiki/Edward_Leeds</text:p>
          </table:table-cell>
          <table:table-cell office:value-type="string">
            <text:p>William Fitzwilliam</text:p>
          </table:table-cell>
          <table:table-cell office:value-type="string">
            <text:p>http://en.wikipedia.org/wiki/William_Fitzwilliam</text:p>
          </table:table-cell>
          <table:table-cell/>
          <table:table-cell office:value-type="string">
            <text:p>2</text:p>
          </table:table-cell>
          <table:table-cell table:number-columns-repeated="3"/>
          <table:table-cell table:formula="of:=CONCATENATE([.AB4];&quot;,&quot;;[.AC4];&quot;,&quot;; TEXT([.AK4];&quot;#&quot;))" office:value-type="string" office:string-value="RANDOM,EDA,2">
            <text:p>RANDOM,EDA,2</text:p>
          </table:table-cell>
        </table:table-row>
        <table:table-row table:style-name="ro1">
          <table:table-cell office:value-type="string">
            <text:p>22M2J1LY58B7HGA5PQ6KPD160PO6R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4 GMT 2012</text:p>
          </table:table-cell>
          <table:table-cell table:number-columns-repeated="2"/>
          <table:table-cell office:value-type="string">
            <text:p>291RNDWIOV1SM1B8K37U93YD5NTHWE</text:p>
          </table:table-cell>
          <table:table-cell office:value-type="string">
            <text:p>AS809NPDW8VZ0</text:p>
          </table:table-cell>
          <table:table-cell office:value-type="string">
            <text:p>Submitted</text:p>
          </table:table-cell>
          <table:table-cell office:value-type="string">
            <text:p>Thu Sep 13 06:33:21 GMT 2012</text:p>
          </table:table-cell>
          <table:table-cell office:value-type="string">
            <text:p>Thu Sep 13 06:34:12 GMT 2012</text:p>
          </table:table-cell>
          <table:table-cell office:value-type="string">
            <text:p>Wed Sep 19 23:34:12 PDT 2012</text:p>
          </table:table-cell>
          <table:table-cell table:number-columns-repeated="3"/>
          <table:table-cell office:value-type="string">
            <text:p>51</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ames_Buchanan_3:26.txt</text:p>
          </table:table-cell>
          <table:table-cell office:value-type="string">
            <text:p>On the other hand, when I came to examine carefully the condition of the Post-Office Department, I did not meet as many or as great difficulties as I had apprehended. Had the bill which failed been confined to appropriations for the fiscal year ending on the 30th June next, there would have been no reason of pressing importance for the call of an extra session. Nothing would become due on contracts (those with railroad companies only excepted) for carrying the mail for the first quarter of the present fiscal year, commencing on the 1st of July, until the 1st of December--less than one week before the meeting of the present Congress. The reason is that the mail contractors for this and the current year did not complete their first quarter&amp;apos;s service until the 30th September last, and by the terms of their contracts sixty days more are allowed for the settlement of their accounts before the Department could be called upon for payment.&lt;br/&gt;&lt;br/&gt;The great difficulty and the great hardship consisted in the failure to provide for the payment of the deficiency in the fiscal year ending the 30th June, 1859. The Department had entered into contracts, in obedience to existing laws, for the service of that fiscal year, and the contractors were fairly entitled to their compensation as it became due. The deficiency as stated in the bill amounted to $3,838,728, but after a careful settlement of all these accounts it has been ascertained that it amounts to $4,296,009. With the scanty means at his command the Postmaster-General has managed to pay that portion of this deficiency which occurred in the first two quarters of the past fiscal year, ending on the 31st December last. In the meantime the contractors themselves, under these trying circumstances, have behaved in a manner worthy of all commendation. They had one resource in the midst of their embarrassments. After the amount due to each of them had been ascertained and finally settled according to law, this became a specific debt of record against the United States, which enabled them to borrow money on this unquestionable security. Still, they were obliged to pay interest in consequence of the default of Congress, and on every principle of justice ought to receive interest from the Government. This interest should commence from the date when a warrant would have issued for the payment of the principal had an appropriation been made for this purpose. Calculated up to the 1st December, it will not exceed $96,660--a sum not to be taken into account when contrasted with the great difficulties and embarrassments of a public and private character, both to the people and the States, which would have resulted from convening and holding a special session of Congress. For these reasons I recommend the passage of a bill at as early a day as may be practicable to provide for the payment of the amount, with interest, due to these last-mentioned contractors, as well as to make the necessary appropriations for the service of the Post-Office Department for the current fiscal year.&lt;br/&gt;&lt;br/&gt;</text:p>
          </table:table-cell>
          <table:table-cell office:value-type="string">
            <text:p>Government procurement in the United States</text:p>
          </table:table-cell>
          <table:table-cell office:value-type="string">
            <text:p>http://en.wikipedia.org/wiki/Government_procurement_in_the_United_States</text:p>
          </table:table-cell>
          <table:table-cell office:value-type="string">
            <text:p>Expenditures</text:p>
          </table:table-cell>
          <table:table-cell office:value-type="string">
            <text:p>http://en.wikipedia.org/wiki/Expenditures</text:p>
          </table:table-cell>
          <table:table-cell/>
          <table:table-cell office:value-type="string">
            <text:p>1</text:p>
          </table:table-cell>
          <table:table-cell table:number-columns-repeated="3"/>
          <table:table-cell table:formula="of:=CONCATENATE([.AB5];&quot;,&quot;;[.AC5];&quot;,&quot;; TEXT([.AK5];&quot;#&quot;))" office:value-type="string" office:string-value="EDA,LAU_ET_AL,1">
            <text:p>EDA,LAU_ET_AL,1</text:p>
          </table:table-cell>
        </table:table-row>
        <table:table-row table:style-name="ro1">
          <table:table-cell office:value-type="string">
            <text:p>22M2J1LY58B7HGA5PQ6KPD160PO6R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4 GMT 2012</text:p>
          </table:table-cell>
          <table:table-cell table:number-columns-repeated="2"/>
          <table:table-cell office:value-type="string">
            <text:p>2I0MQU6L5OBVRRPW47VAQJF7M97EXO</text:p>
          </table:table-cell>
          <table:table-cell office:value-type="string">
            <text:p>AAE9H4ZIKQS37</text:p>
          </table:table-cell>
          <table:table-cell office:value-type="string">
            <text:p>Submitted</text:p>
          </table:table-cell>
          <table:table-cell office:value-type="string">
            <text:p>Thu Sep 13 06:32:36 GMT 2012</text:p>
          </table:table-cell>
          <table:table-cell office:value-type="string">
            <text:p>Thu Sep 13 06:32:49 GMT 2012</text:p>
          </table:table-cell>
          <table:table-cell office:value-type="string">
            <text:p>Wed Sep 19 23:32:49 PDT 2012</text:p>
          </table:table-cell>
          <table:table-cell table:number-columns-repeated="3"/>
          <table:table-cell office:value-type="string">
            <text:p>13</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ames_Buchanan_3:26.txt</text:p>
          </table:table-cell>
          <table:table-cell office:value-type="string">
            <text:p>On the other hand, when I came to examine carefully the condition of the Post-Office Department, I did not meet as many or as great difficulties as I had apprehended. Had the bill which failed been confined to appropriations for the fiscal year ending on the 30th June next, there would have been no reason of pressing importance for the call of an extra session. Nothing would become due on contracts (those with railroad companies only excepted) for carrying the mail for the first quarter of the present fiscal year, commencing on the 1st of July, until the 1st of December--less than one week before the meeting of the present Congress. The reason is that the mail contractors for this and the current year did not complete their first quarter&amp;apos;s service until the 30th September last, and by the terms of their contracts sixty days more are allowed for the settlement of their accounts before the Department could be called upon for payment.&lt;br/&gt;&lt;br/&gt;The great difficulty and the great hardship consisted in the failure to provide for the payment of the deficiency in the fiscal year ending the 30th June, 1859. The Department had entered into contracts, in obedience to existing laws, for the service of that fiscal year, and the contractors were fairly entitled to their compensation as it became due. The deficiency as stated in the bill amounted to $3,838,728, but after a careful settlement of all these accounts it has been ascertained that it amounts to $4,296,009. With the scanty means at his command the Postmaster-General has managed to pay that portion of this deficiency which occurred in the first two quarters of the past fiscal year, ending on the 31st December last. In the meantime the contractors themselves, under these trying circumstances, have behaved in a manner worthy of all commendation. They had one resource in the midst of their embarrassments. After the amount due to each of them had been ascertained and finally settled according to law, this became a specific debt of record against the United States, which enabled them to borrow money on this unquestionable security. Still, they were obliged to pay interest in consequence of the default of Congress, and on every principle of justice ought to receive interest from the Government. This interest should commence from the date when a warrant would have issued for the payment of the principal had an appropriation been made for this purpose. Calculated up to the 1st December, it will not exceed $96,660--a sum not to be taken into account when contrasted with the great difficulties and embarrassments of a public and private character, both to the people and the States, which would have resulted from convening and holding a special session of Congress. For these reasons I recommend the passage of a bill at as early a day as may be practicable to provide for the payment of the amount, with interest, due to these last-mentioned contractors, as well as to make the necessary appropriations for the service of the Post-Office Department for the current fiscal year.&lt;br/&gt;&lt;br/&gt;</text:p>
          </table:table-cell>
          <table:table-cell office:value-type="string">
            <text:p>Government procurement in the United States</text:p>
          </table:table-cell>
          <table:table-cell office:value-type="string">
            <text:p>http://en.wikipedia.org/wiki/Government_procurement_in_the_United_States</text:p>
          </table:table-cell>
          <table:table-cell office:value-type="string">
            <text:p>Expenditures</text:p>
          </table:table-cell>
          <table:table-cell office:value-type="string">
            <text:p>http://en.wikipedia.org/wiki/Expenditures</text:p>
          </table:table-cell>
          <table:table-cell/>
          <table:table-cell office:value-type="string">
            <text:p>2</text:p>
          </table:table-cell>
          <table:table-cell table:number-columns-repeated="3"/>
          <table:table-cell table:formula="of:=CONCATENATE([.AB6];&quot;,&quot;;[.AC6];&quot;,&quot;; TEXT([.AK6];&quot;#&quot;))" office:value-type="string" office:string-value="EDA,LAU_ET_AL,2">
            <text:p>EDA,LAU_ET_AL,2</text:p>
          </table:table-cell>
        </table:table-row>
        <table:table-row table:style-name="ro1">
          <table:table-cell office:value-type="string">
            <text:p>22M2J1LY58B7HGA5PQ6KPD160PO6R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4 GMT 2012</text:p>
          </table:table-cell>
          <table:table-cell table:number-columns-repeated="2"/>
          <table:table-cell office:value-type="string">
            <text:p>2QY7D1X3V0FKFLCP9T51U7PKQORKDC</text:p>
          </table:table-cell>
          <table:table-cell office:value-type="string">
            <text:p>A997OZ3H2B3Q2</text:p>
          </table:table-cell>
          <table:table-cell office:value-type="string">
            <text:p>Submitted</text:p>
          </table:table-cell>
          <table:table-cell office:value-type="string">
            <text:p>Thu Sep 13 06:34:42 GMT 2012</text:p>
          </table:table-cell>
          <table:table-cell office:value-type="string">
            <text:p>Thu Sep 13 06:35:30 GMT 2012</text:p>
          </table:table-cell>
          <table:table-cell office:value-type="string">
            <text:p>Wed Sep 19 23:35:30 PDT 2012</text:p>
          </table:table-cell>
          <table:table-cell table:number-columns-repeated="3"/>
          <table:table-cell office:value-type="string">
            <text:p>48</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ames_Buchanan_3:26.txt</text:p>
          </table:table-cell>
          <table:table-cell office:value-type="string">
            <text:p>On the other hand, when I came to examine carefully the condition of the Post-Office Department, I did not meet as many or as great difficulties as I had apprehended. Had the bill which failed been confined to appropriations for the fiscal year ending on the 30th June next, there would have been no reason of pressing importance for the call of an extra session. Nothing would become due on contracts (those with railroad companies only excepted) for carrying the mail for the first quarter of the present fiscal year, commencing on the 1st of July, until the 1st of December--less than one week before the meeting of the present Congress. The reason is that the mail contractors for this and the current year did not complete their first quarter&amp;apos;s service until the 30th September last, and by the terms of their contracts sixty days more are allowed for the settlement of their accounts before the Department could be called upon for payment.&lt;br/&gt;&lt;br/&gt;The great difficulty and the great hardship consisted in the failure to provide for the payment of the deficiency in the fiscal year ending the 30th June, 1859. The Department had entered into contracts, in obedience to existing laws, for the service of that fiscal year, and the contractors were fairly entitled to their compensation as it became due. The deficiency as stated in the bill amounted to $3,838,728, but after a careful settlement of all these accounts it has been ascertained that it amounts to $4,296,009. With the scanty means at his command the Postmaster-General has managed to pay that portion of this deficiency which occurred in the first two quarters of the past fiscal year, ending on the 31st December last. In the meantime the contractors themselves, under these trying circumstances, have behaved in a manner worthy of all commendation. They had one resource in the midst of their embarrassments. After the amount due to each of them had been ascertained and finally settled according to law, this became a specific debt of record against the United States, which enabled them to borrow money on this unquestionable security. Still, they were obliged to pay interest in consequence of the default of Congress, and on every principle of justice ought to receive interest from the Government. This interest should commence from the date when a warrant would have issued for the payment of the principal had an appropriation been made for this purpose. Calculated up to the 1st December, it will not exceed $96,660--a sum not to be taken into account when contrasted with the great difficulties and embarrassments of a public and private character, both to the people and the States, which would have resulted from convening and holding a special session of Congress. For these reasons I recommend the passage of a bill at as early a day as may be practicable to provide for the payment of the amount, with interest, due to these last-mentioned contractors, as well as to make the necessary appropriations for the service of the Post-Office Department for the current fiscal year.&lt;br/&gt;&lt;br/&gt;</text:p>
          </table:table-cell>
          <table:table-cell office:value-type="string">
            <text:p>Government procurement in the United States</text:p>
          </table:table-cell>
          <table:table-cell office:value-type="string">
            <text:p>http://en.wikipedia.org/wiki/Government_procurement_in_the_United_States</text:p>
          </table:table-cell>
          <table:table-cell office:value-type="string">
            <text:p>Expenditures</text:p>
          </table:table-cell>
          <table:table-cell office:value-type="string">
            <text:p>http://en.wikipedia.org/wiki/Expenditures</text:p>
          </table:table-cell>
          <table:table-cell/>
          <table:table-cell office:value-type="string">
            <text:p>2</text:p>
          </table:table-cell>
          <table:table-cell table:number-columns-repeated="3"/>
          <table:table-cell table:formula="of:=CONCATENATE([.AB7];&quot;,&quot;;[.AC7];&quot;,&quot;; TEXT([.AK7];&quot;#&quot;))" office:value-type="string" office:string-value="EDA,LAU_ET_AL,2">
            <text:p>EDA,LAU_ET_AL,2</text:p>
          </table:table-cell>
        </table:table-row>
        <table:table-row table:style-name="ro1">
          <table:table-cell office:value-type="string">
            <text:p>2OM6OQ1SNQQ75FV5CBHKKNR143M6Q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4 GMT 2012</text:p>
          </table:table-cell>
          <table:table-cell table:number-columns-repeated="2"/>
          <table:table-cell office:value-type="string">
            <text:p>2IBIA0RYNJ922S8R7F2MRTUH4BA38G</text:p>
          </table:table-cell>
          <table:table-cell office:value-type="string">
            <text:p>A31ALYJKPKD09W</text:p>
          </table:table-cell>
          <table:table-cell office:value-type="string">
            <text:p>Submitted</text:p>
          </table:table-cell>
          <table:table-cell office:value-type="string">
            <text:p>Thu Sep 13 06:45:48 GMT 2012</text:p>
          </table:table-cell>
          <table:table-cell office:value-type="string">
            <text:p>Thu Sep 13 06:45:57 GMT 2012</text:p>
          </table:table-cell>
          <table:table-cell office:value-type="string">
            <text:p>Wed Sep 19 23:45:57 PDT 2012</text:p>
          </table:table-cell>
          <table:table-cell table:number-columns-repeated="3"/>
          <table:table-cell office:value-type="string">
            <text:p>9</text:p>
          </table:table-cell>
          <table:table-cell office:value-type="string">
            <text:p>100% (294/295)</text:p>
          </table:table-cell>
          <table:table-cell office:value-type="string">
            <text:p>100% (62/62)</text:p>
          </table:table-cell>
          <table:table-cell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James_K._Polk_4:22.txt</text:p>
          </table:table-cell>
          <table:table-cell office:value-type="string">
            <text:p>In organizing governments over these territories no duty imposed on Congress by the Constitution requires that they should legislate on the subject of slavery, while their power to do so is not only seriously questioned, but denied by many of the soundest expounders of that instrument. Whether Congress shall legislate or not, the people of the acquired territories, when assembled in convention to form State constitutions, will possess the sole and exclusive power to determine for themselves whether slavery shall or shall not exist within their limits. If Congress shall abstain from interfering with the question, the people of these territories will be left free to adjust it as they may think proper when they apply for admission as States into the Union. No enactment of Congress could restrain the people of any of the sovereign States of the Union, old or new, North or South, slaveholding or nonslaveholding, from determining the character of their own domestic institutions as they may deem wise and proper. Any and all the States possess this right, and Congress can not deprive them of it. The people of Georgia might if they chose so alter their constitution as to abolish slavery within its limits, and the people of Vermont might so alter their constitution as to admit slavery within its limits. Both States would possess the right, though, as all know, it is not probable that either would exert it.&lt;br/&gt;&lt;br/&gt;It is fortunate for the peace and harmony of the Union that this question is in its nature temporary and can only continue for the brief period which will intervene before California and New Mexico may be admitted as States into the Union. From the tide of population now flowing into them it is highly probable that this will soon occur.&lt;br/&gt;&lt;br/&gt;</text:p>
          </table:table-cell>
          <table:table-cell office:value-type="string">
            <text:p>Constitution</text:p>
          </table:table-cell>
          <table:table-cell office:value-type="string">
            <text:p>http://en.wikipedia.org/wiki/Constitution</text:p>
          </table:table-cell>
          <table:table-cell office:value-type="string">
            <text:p>Corporation (university)</text:p>
          </table:table-cell>
          <table:table-cell office:value-type="string">
            <text:p>http://en.wikipedia.org/wiki/Corporation_(university)</text:p>
          </table:table-cell>
          <table:table-cell/>
          <table:table-cell office:value-type="string">
            <text:p>1</text:p>
          </table:table-cell>
          <table:table-cell table:number-columns-repeated="3"/>
          <table:table-cell table:formula="of:=CONCATENATE([.AB8];&quot;,&quot;;[.AC8];&quot;,&quot;; TEXT([.AK8];&quot;#&quot;))" office:value-type="string" office:string-value="LAU_ET_AL,RANDOM,1">
            <text:p>LAU_ET_AL,RANDOM,1</text:p>
          </table:table-cell>
        </table:table-row>
        <table:table-row table:style-name="ro1">
          <table:table-cell office:value-type="string">
            <text:p>2OM6OQ1SNQQ75FV5CBHKKNR143M6Q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4 GMT 2012</text:p>
          </table:table-cell>
          <table:table-cell table:number-columns-repeated="2"/>
          <table:table-cell office:value-type="string">
            <text:p>2TTLY58B727MFR4KRR41EYFS1UB9UI</text:p>
          </table:table-cell>
          <table:table-cell office:value-type="string">
            <text:p>AAE9H4ZIKQS37</text:p>
          </table:table-cell>
          <table:table-cell office:value-type="string">
            <text:p>Submitted</text:p>
          </table:table-cell>
          <table:table-cell office:value-type="string">
            <text:p>Thu Sep 13 06:39:32 GMT 2012</text:p>
          </table:table-cell>
          <table:table-cell office:value-type="string">
            <text:p>Thu Sep 13 06:39:47 GMT 2012</text:p>
          </table:table-cell>
          <table:table-cell office:value-type="string">
            <text:p>Wed Sep 19 23:39:47 PDT 2012</text:p>
          </table:table-cell>
          <table:table-cell table:number-columns-repeated="3"/>
          <table:table-cell office:value-type="string">
            <text:p>15</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James_K._Polk_4:22.txt</text:p>
          </table:table-cell>
          <table:table-cell office:value-type="string">
            <text:p>In organizing governments over these territories no duty imposed on Congress by the Constitution requires that they should legislate on the subject of slavery, while their power to do so is not only seriously questioned, but denied by many of the soundest expounders of that instrument. Whether Congress shall legislate or not, the people of the acquired territories, when assembled in convention to form State constitutions, will possess the sole and exclusive power to determine for themselves whether slavery shall or shall not exist within their limits. If Congress shall abstain from interfering with the question, the people of these territories will be left free to adjust it as they may think proper when they apply for admission as States into the Union. No enactment of Congress could restrain the people of any of the sovereign States of the Union, old or new, North or South, slaveholding or nonslaveholding, from determining the character of their own domestic institutions as they may deem wise and proper. Any and all the States possess this right, and Congress can not deprive them of it. The people of Georgia might if they chose so alter their constitution as to abolish slavery within its limits, and the people of Vermont might so alter their constitution as to admit slavery within its limits. Both States would possess the right, though, as all know, it is not probable that either would exert it.&lt;br/&gt;&lt;br/&gt;It is fortunate for the peace and harmony of the Union that this question is in its nature temporary and can only continue for the brief period which will intervene before California and New Mexico may be admitted as States into the Union. From the tide of population now flowing into them it is highly probable that this will soon occur.&lt;br/&gt;&lt;br/&gt;</text:p>
          </table:table-cell>
          <table:table-cell office:value-type="string">
            <text:p>Constitution</text:p>
          </table:table-cell>
          <table:table-cell office:value-type="string">
            <text:p>http://en.wikipedia.org/wiki/Constitution</text:p>
          </table:table-cell>
          <table:table-cell office:value-type="string">
            <text:p>Corporation (university)</text:p>
          </table:table-cell>
          <table:table-cell office:value-type="string">
            <text:p>http://en.wikipedia.org/wiki/Corporation_(university)</text:p>
          </table:table-cell>
          <table:table-cell/>
          <table:table-cell office:value-type="string">
            <text:p>1</text:p>
          </table:table-cell>
          <table:table-cell table:number-columns-repeated="3"/>
          <table:table-cell table:formula="of:=CONCATENATE([.AB9];&quot;,&quot;;[.AC9];&quot;,&quot;; TEXT([.AK9];&quot;#&quot;))" office:value-type="string" office:string-value="LAU_ET_AL,RANDOM,1">
            <text:p>LAU_ET_AL,RANDOM,1</text:p>
          </table:table-cell>
        </table:table-row>
        <table:table-row table:style-name="ro1">
          <table:table-cell office:value-type="string">
            <text:p>2OM6OQ1SNQQ75FV5CBHKKNR143M6Q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4 GMT 2012</text:p>
          </table:table-cell>
          <table:table-cell table:number-columns-repeated="2"/>
          <table:table-cell office:value-type="string">
            <text:p>2YUL92HECWA6CCMTJM60KP5K34VIJ9</text:p>
          </table:table-cell>
          <table:table-cell office:value-type="string">
            <text:p>A997OZ3H2B3Q2</text:p>
          </table:table-cell>
          <table:table-cell office:value-type="string">
            <text:p>Submitted</text:p>
          </table:table-cell>
          <table:table-cell office:value-type="string">
            <text:p>Thu Sep 13 05:47:21 GMT 2012</text:p>
          </table:table-cell>
          <table:table-cell office:value-type="string">
            <text:p>Thu Sep 13 05:47:48 GMT 2012</text:p>
          </table:table-cell>
          <table:table-cell office:value-type="string">
            <text:p>Wed Sep 19 22:47:48 PDT 2012</text:p>
          </table:table-cell>
          <table:table-cell table:number-columns-repeated="3"/>
          <table:table-cell office:value-type="string">
            <text:p>27</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James_K._Polk_4:22.txt</text:p>
          </table:table-cell>
          <table:table-cell office:value-type="string">
            <text:p>In organizing governments over these territories no duty imposed on Congress by the Constitution requires that they should legislate on the subject of slavery, while their power to do so is not only seriously questioned, but denied by many of the soundest expounders of that instrument. Whether Congress shall legislate or not, the people of the acquired territories, when assembled in convention to form State constitutions, will possess the sole and exclusive power to determine for themselves whether slavery shall or shall not exist within their limits. If Congress shall abstain from interfering with the question, the people of these territories will be left free to adjust it as they may think proper when they apply for admission as States into the Union. No enactment of Congress could restrain the people of any of the sovereign States of the Union, old or new, North or South, slaveholding or nonslaveholding, from determining the character of their own domestic institutions as they may deem wise and proper. Any and all the States possess this right, and Congress can not deprive them of it. The people of Georgia might if they chose so alter their constitution as to abolish slavery within its limits, and the people of Vermont might so alter their constitution as to admit slavery within its limits. Both States would possess the right, though, as all know, it is not probable that either would exert it.&lt;br/&gt;&lt;br/&gt;It is fortunate for the peace and harmony of the Union that this question is in its nature temporary and can only continue for the brief period which will intervene before California and New Mexico may be admitted as States into the Union. From the tide of population now flowing into them it is highly probable that this will soon occur.&lt;br/&gt;&lt;br/&gt;</text:p>
          </table:table-cell>
          <table:table-cell office:value-type="string">
            <text:p>Constitution</text:p>
          </table:table-cell>
          <table:table-cell office:value-type="string">
            <text:p>http://en.wikipedia.org/wiki/Constitution</text:p>
          </table:table-cell>
          <table:table-cell office:value-type="string">
            <text:p>Corporation (university)</text:p>
          </table:table-cell>
          <table:table-cell office:value-type="string">
            <text:p>http://en.wikipedia.org/wiki/Corporation_(university)</text:p>
          </table:table-cell>
          <table:table-cell/>
          <table:table-cell office:value-type="string">
            <text:p>1</text:p>
          </table:table-cell>
          <table:table-cell table:number-columns-repeated="3"/>
          <table:table-cell table:formula="of:=CONCATENATE([.AB10];&quot;,&quot;;[.AC10];&quot;,&quot;; TEXT([.AK10];&quot;#&quot;))" office:value-type="string" office:string-value="LAU_ET_AL,RANDOM,1">
            <text:p>LAU_ET_AL,RANDOM,1</text:p>
          </table:table-cell>
        </table:table-row>
        <table:table-row table:style-name="ro1">
          <table:table-cell office:value-type="string">
            <text:p>244HGYQ4J3NAQFZKTP6O6YIT33EBO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4 GMT 2012</text:p>
          </table:table-cell>
          <table:table-cell table:number-columns-repeated="2"/>
          <table:table-cell office:value-type="string">
            <text:p>2BWIXKO2L92HTLKFD7UYWCCF6RVEDM</text:p>
          </table:table-cell>
          <table:table-cell office:value-type="string">
            <text:p>AS809NPDW8VZ0</text:p>
          </table:table-cell>
          <table:table-cell office:value-type="string">
            <text:p>Submitted</text:p>
          </table:table-cell>
          <table:table-cell office:value-type="string">
            <text:p>Thu Sep 13 06:26:37 GMT 2012</text:p>
          </table:table-cell>
          <table:table-cell office:value-type="string">
            <text:p>Thu Sep 13 06:28:14 GMT 2012</text:p>
          </table:table-cell>
          <table:table-cell office:value-type="string">
            <text:p>Wed Sep 19 23:28:14 PDT 2012</text:p>
          </table:table-cell>
          <table:table-cell table:number-columns-repeated="3"/>
          <table:table-cell office:value-type="string">
            <text:p>9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immy_Carter_4:240.txt</text:p>
          </table:table-cell>
          <table:table-cell office:value-type="string">
            <text:p>THE U.S.-SOVIET RELATIONSHIP&lt;br/&gt;&lt;br/&gt;We are demonstrating to the Soviet Union across a broad front that it will pay a heavy price for its aggression in terms of our relationship. Throughout the last decades U.S.-Soviet relations have been a mixture of cooperation and competition. The Soviet invasion of Afghanistan and the imposition of a puppet government have highlighted in the starkest terms the darker side of their policies, going well beyond competition and the legitimate pursuit of national interest, and violating all norms of international law and practice.&lt;br/&gt;&lt;br/&gt;</text:p>
          </table:table-cell>
          <table:table-cell office:value-type="string">
            <text:p>Soviet–German relations before 1941</text:p>
          </table:table-cell>
          <table:table-cell office:value-type="string">
            <text:p>http://en.wikipedia.org/wiki/Soviet–German_relations_before_1941</text:p>
          </table:table-cell>
          <table:table-cell office:value-type="string">
            <text:p>CIA transnational activities in counterproliferation</text:p>
          </table:table-cell>
          <table:table-cell office:value-type="string">
            <text:p>http://en.wikipedia.org/wiki/CIA_transnational_activities_in_counterproliferation</text:p>
          </table:table-cell>
          <table:table-cell/>
          <table:table-cell office:value-type="string">
            <text:p>2</text:p>
          </table:table-cell>
          <table:table-cell table:number-columns-repeated="3"/>
          <table:table-cell table:formula="of:=CONCATENATE([.AB11];&quot;,&quot;;[.AC11];&quot;,&quot;; TEXT([.AK11];&quot;#&quot;))" office:value-type="string" office:string-value="EDA,LAU_ET_AL,2">
            <text:p>EDA,LAU_ET_AL,2</text:p>
          </table:table-cell>
        </table:table-row>
        <table:table-row table:style-name="ro1">
          <table:table-cell office:value-type="string">
            <text:p>244HGYQ4J3NAQFZKTP6O6YIT33EBO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4 GMT 2012</text:p>
          </table:table-cell>
          <table:table-cell table:number-columns-repeated="2"/>
          <table:table-cell office:value-type="string">
            <text:p>2C8TP9RA7S5W1AUE52FFF0JMN0BXS3</text:p>
          </table:table-cell>
          <table:table-cell office:value-type="string">
            <text:p>A1K31OBX0MZU1N</text:p>
          </table:table-cell>
          <table:table-cell office:value-type="string">
            <text:p>Submitted</text:p>
          </table:table-cell>
          <table:table-cell office:value-type="string">
            <text:p>Thu Sep 13 05:37:08 GMT 2012</text:p>
          </table:table-cell>
          <table:table-cell office:value-type="string">
            <text:p>Thu Sep 13 05:38:15 GMT 2012</text:p>
          </table:table-cell>
          <table:table-cell office:value-type="string">
            <text:p>Wed Sep 19 22:38:15 PDT 2012</text:p>
          </table:table-cell>
          <table:table-cell table:number-columns-repeated="3"/>
          <table:table-cell office:value-type="string">
            <text:p>6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immy_Carter_4:240.txt</text:p>
          </table:table-cell>
          <table:table-cell office:value-type="string">
            <text:p>THE U.S.-SOVIET RELATIONSHIP&lt;br/&gt;&lt;br/&gt;We are demonstrating to the Soviet Union across a broad front that it will pay a heavy price for its aggression in terms of our relationship. Throughout the last decades U.S.-Soviet relations have been a mixture of cooperation and competition. The Soviet invasion of Afghanistan and the imposition of a puppet government have highlighted in the starkest terms the darker side of their policies, going well beyond competition and the legitimate pursuit of national interest, and violating all norms of international law and practice.&lt;br/&gt;&lt;br/&gt;</text:p>
          </table:table-cell>
          <table:table-cell office:value-type="string">
            <text:p>Soviet–German relations before 1941</text:p>
          </table:table-cell>
          <table:table-cell office:value-type="string">
            <text:p>http://en.wikipedia.org/wiki/Soviet–German_relations_before_1941</text:p>
          </table:table-cell>
          <table:table-cell office:value-type="string">
            <text:p>CIA transnational activities in counterproliferation</text:p>
          </table:table-cell>
          <table:table-cell office:value-type="string">
            <text:p>http://en.wikipedia.org/wiki/CIA_transnational_activities_in_counterproliferation</text:p>
          </table:table-cell>
          <table:table-cell/>
          <table:table-cell office:value-type="string">
            <text:p>1</text:p>
          </table:table-cell>
          <table:table-cell table:number-columns-repeated="3"/>
          <table:table-cell table:formula="of:=CONCATENATE([.AB12];&quot;,&quot;;[.AC12];&quot;,&quot;; TEXT([.AK12];&quot;#&quot;))" office:value-type="string" office:string-value="EDA,LAU_ET_AL,1">
            <text:p>EDA,LAU_ET_AL,1</text:p>
          </table:table-cell>
        </table:table-row>
        <table:table-row table:style-name="ro1">
          <table:table-cell office:value-type="string">
            <text:p>244HGYQ4J3NAQFZKTP6O6YIT33EBO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4 GMT 2012</text:p>
          </table:table-cell>
          <table:table-cell table:number-columns-repeated="2"/>
          <table:table-cell office:value-type="string">
            <text:p>2J0JHSTLB3L0UK7EPY2JMJRE1TCHTP</text:p>
          </table:table-cell>
          <table:table-cell office:value-type="string">
            <text:p>AAE9H4ZIKQS37</text:p>
          </table:table-cell>
          <table:table-cell office:value-type="string">
            <text:p>Submitted</text:p>
          </table:table-cell>
          <table:table-cell office:value-type="string">
            <text:p>Thu Sep 13 06:43:27 GMT 2012</text:p>
          </table:table-cell>
          <table:table-cell office:value-type="string">
            <text:p>Thu Sep 13 06:43:38 GMT 2012</text:p>
          </table:table-cell>
          <table:table-cell office:value-type="string">
            <text:p>Wed Sep 19 23:43:38 PDT 2012</text:p>
          </table:table-cell>
          <table:table-cell table:number-columns-repeated="3"/>
          <table:table-cell office:value-type="string">
            <text:p>11</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immy_Carter_4:240.txt</text:p>
          </table:table-cell>
          <table:table-cell office:value-type="string">
            <text:p>THE U.S.-SOVIET RELATIONSHIP&lt;br/&gt;&lt;br/&gt;We are demonstrating to the Soviet Union across a broad front that it will pay a heavy price for its aggression in terms of our relationship. Throughout the last decades U.S.-Soviet relations have been a mixture of cooperation and competition. The Soviet invasion of Afghanistan and the imposition of a puppet government have highlighted in the starkest terms the darker side of their policies, going well beyond competition and the legitimate pursuit of national interest, and violating all norms of international law and practice.&lt;br/&gt;&lt;br/&gt;</text:p>
          </table:table-cell>
          <table:table-cell office:value-type="string">
            <text:p>Soviet–German relations before 1941</text:p>
          </table:table-cell>
          <table:table-cell office:value-type="string">
            <text:p>http://en.wikipedia.org/wiki/Soviet–German_relations_before_1941</text:p>
          </table:table-cell>
          <table:table-cell office:value-type="string">
            <text:p>CIA transnational activities in counterproliferation</text:p>
          </table:table-cell>
          <table:table-cell office:value-type="string">
            <text:p>http://en.wikipedia.org/wiki/CIA_transnational_activities_in_counterproliferation</text:p>
          </table:table-cell>
          <table:table-cell/>
          <table:table-cell office:value-type="string">
            <text:p>1</text:p>
          </table:table-cell>
          <table:table-cell table:number-columns-repeated="3"/>
          <table:table-cell table:formula="of:=CONCATENATE([.AB13];&quot;,&quot;;[.AC13];&quot;,&quot;; TEXT([.AK13];&quot;#&quot;))" office:value-type="string" office:string-value="EDA,LAU_ET_AL,1">
            <text:p>EDA,LAU_ET_AL,1</text:p>
          </table:table-cell>
        </table:table-row>
        <table:table-row table:style-name="ro1">
          <table:table-cell office:value-type="string">
            <text:p>2ZCB2YU98JHS8UZ8SA6BR9IODT9BN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4 GMT 2012</text:p>
          </table:table-cell>
          <table:table-cell table:number-columns-repeated="2"/>
          <table:table-cell office:value-type="string">
            <text:p>2RKTLB3L0FBJORCGQOARMVE5X4XKWL</text:p>
          </table:table-cell>
          <table:table-cell office:value-type="string">
            <text:p>AAE9H4ZIKQS37</text:p>
          </table:table-cell>
          <table:table-cell office:value-type="string">
            <text:p>Submitted</text:p>
          </table:table-cell>
          <table:table-cell office:value-type="string">
            <text:p>Thu Sep 13 06:37:35 GMT 2012</text:p>
          </table:table-cell>
          <table:table-cell office:value-type="string">
            <text:p>Thu Sep 13 06:37:41 GMT 2012</text:p>
          </table:table-cell>
          <table:table-cell office:value-type="string">
            <text:p>Wed Sep 19 23:37:41 PDT 2012</text:p>
          </table:table-cell>
          <table:table-cell table:number-columns-repeated="3"/>
          <table:table-cell office:value-type="string">
            <text:p>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rover_Cleveland_7:50.txt</text:p>
          </table:table-cell>
          <table:table-cell office:value-type="string">
            <text:p>The foregoing statement of events and conditions develops the fact that after increasing our interest-bearing bonded indebtedness more than $162,000,000 to save our gold reserve we are nearly where we started, having now in such reserve $79,333,966, as against $65,438,377 in February, 1894, when the first bonds were issued.&lt;br/&gt;&lt;br/&gt;Though the amount of gold drawn from the Treasury appears to be very large as gathered from the facts and figures herein presented, it actually was much larger, considerable sums having been acquired by the Treasury within the several periods stated without the issue of bonds. On the 28th of January, 1895, it was reported by the Secretary of the Treasury that more than $172,000,000 of gold had been withdrawn for hoarding or shipment during the year preceding. He now reports that from January 1, 1879, to July 14, 1890, a period of more than eleven years, only a little over $28,000,000 was withdrawn, and that between July 14, 1890, the date of the passage of the law for an increased purchase of silver, and the 1st day of December, 1895, or within less than five and a half years, there was withdrawn nearly $375,000,000, making a total of more than $403,000,000 drawn from the Treasury in gold since January 1, 1879, the date fixed in 1875 for the retirement of the United States notes.&lt;br/&gt;&lt;br/&gt;</text:p>
          </table:table-cell>
          <table:table-cell office:value-type="string">
            <text:p>Fiscal</text:p>
          </table:table-cell>
          <table:table-cell office:value-type="string">
            <text:p>http://en.wikipedia.org/wiki/Fiscal</text:p>
          </table:table-cell>
          <table:table-cell office:value-type="string">
            <text:p>A Program for Monetary Reform</text:p>
          </table:table-cell>
          <table:table-cell office:value-type="string">
            <text:p>http://en.wikipedia.org/wiki/A_Program_for_Monetary_Reform</text:p>
          </table:table-cell>
          <table:table-cell/>
          <table:table-cell office:value-type="string">
            <text:p>1</text:p>
          </table:table-cell>
          <table:table-cell table:number-columns-repeated="3"/>
          <table:table-cell table:formula="of:=CONCATENATE([.AB14];&quot;,&quot;;[.AC14];&quot;,&quot;; TEXT([.AK14];&quot;#&quot;))" office:value-type="string" office:string-value="LAU_ET_AL,EDA,1">
            <text:p>LAU_ET_AL,EDA,1</text:p>
          </table:table-cell>
        </table:table-row>
        <table:table-row table:style-name="ro1">
          <table:table-cell office:value-type="string">
            <text:p>2ZCB2YU98JHS8UZ8SA6BR9IODT9BN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4 GMT 2012</text:p>
          </table:table-cell>
          <table:table-cell table:number-columns-repeated="2"/>
          <table:table-cell office:value-type="string">
            <text:p>2TMNU8LZ6R70VEFEFNZJBVE727ZL59</text:p>
          </table:table-cell>
          <table:table-cell office:value-type="string">
            <text:p>A997OZ3H2B3Q2</text:p>
          </table:table-cell>
          <table:table-cell office:value-type="string">
            <text:p>Submitted</text:p>
          </table:table-cell>
          <table:table-cell office:value-type="string">
            <text:p>Thu Sep 13 06:48:05 GMT 2012</text:p>
          </table:table-cell>
          <table:table-cell office:value-type="string">
            <text:p>Thu Sep 13 06:48:25 GMT 2012</text:p>
          </table:table-cell>
          <table:table-cell office:value-type="string">
            <text:p>Wed Sep 19 23:48:25 PDT 2012</text:p>
          </table:table-cell>
          <table:table-cell table:number-columns-repeated="3"/>
          <table:table-cell office:value-type="string">
            <text:p>20</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rover_Cleveland_7:50.txt</text:p>
          </table:table-cell>
          <table:table-cell office:value-type="string">
            <text:p>The foregoing statement of events and conditions develops the fact that after increasing our interest-bearing bonded indebtedness more than $162,000,000 to save our gold reserve we are nearly where we started, having now in such reserve $79,333,966, as against $65,438,377 in February, 1894, when the first bonds were issued.&lt;br/&gt;&lt;br/&gt;Though the amount of gold drawn from the Treasury appears to be very large as gathered from the facts and figures herein presented, it actually was much larger, considerable sums having been acquired by the Treasury within the several periods stated without the issue of bonds. On the 28th of January, 1895, it was reported by the Secretary of the Treasury that more than $172,000,000 of gold had been withdrawn for hoarding or shipment during the year preceding. He now reports that from January 1, 1879, to July 14, 1890, a period of more than eleven years, only a little over $28,000,000 was withdrawn, and that between July 14, 1890, the date of the passage of the law for an increased purchase of silver, and the 1st day of December, 1895, or within less than five and a half years, there was withdrawn nearly $375,000,000, making a total of more than $403,000,000 drawn from the Treasury in gold since January 1, 1879, the date fixed in 1875 for the retirement of the United States notes.&lt;br/&gt;&lt;br/&gt;</text:p>
          </table:table-cell>
          <table:table-cell office:value-type="string">
            <text:p>Fiscal</text:p>
          </table:table-cell>
          <table:table-cell office:value-type="string">
            <text:p>http://en.wikipedia.org/wiki/Fiscal</text:p>
          </table:table-cell>
          <table:table-cell office:value-type="string">
            <text:p>A Program for Monetary Reform</text:p>
          </table:table-cell>
          <table:table-cell office:value-type="string">
            <text:p>http://en.wikipedia.org/wiki/A_Program_for_Monetary_Reform</text:p>
          </table:table-cell>
          <table:table-cell/>
          <table:table-cell office:value-type="string">
            <text:p>2</text:p>
          </table:table-cell>
          <table:table-cell table:number-columns-repeated="3"/>
          <table:table-cell table:formula="of:=CONCATENATE([.AB15];&quot;,&quot;;[.AC15];&quot;,&quot;; TEXT([.AK15];&quot;#&quot;))" office:value-type="string" office:string-value="LAU_ET_AL,EDA,2">
            <text:p>LAU_ET_AL,EDA,2</text:p>
          </table:table-cell>
        </table:table-row>
        <table:table-row table:style-name="ro1">
          <table:table-cell office:value-type="string">
            <text:p>2ZCB2YU98JHS8UZ8SA6BR9IODT9BN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4 GMT 2012</text:p>
          </table:table-cell>
          <table:table-cell table:number-columns-repeated="2"/>
          <table:table-cell office:value-type="string">
            <text:p>2X9MVHVKCJ01GTQCBTY9SQW67NV75N</text:p>
          </table:table-cell>
          <table:table-cell office:value-type="string">
            <text:p>AS809NPDW8VZ0</text:p>
          </table:table-cell>
          <table:table-cell office:value-type="string">
            <text:p>Submitted</text:p>
          </table:table-cell>
          <table:table-cell office:value-type="string">
            <text:p>Thu Sep 13 06:49:24 GMT 2012</text:p>
          </table:table-cell>
          <table:table-cell office:value-type="string">
            <text:p>Thu Sep 13 06:50:04 GMT 2012</text:p>
          </table:table-cell>
          <table:table-cell office:value-type="string">
            <text:p>Wed Sep 19 23:50:04 PDT 2012</text:p>
          </table:table-cell>
          <table:table-cell table:number-columns-repeated="3"/>
          <table:table-cell office:value-type="string">
            <text:p>40</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rover_Cleveland_7:50.txt</text:p>
          </table:table-cell>
          <table:table-cell office:value-type="string">
            <text:p>The foregoing statement of events and conditions develops the fact that after increasing our interest-bearing bonded indebtedness more than $162,000,000 to save our gold reserve we are nearly where we started, having now in such reserve $79,333,966, as against $65,438,377 in February, 1894, when the first bonds were issued.&lt;br/&gt;&lt;br/&gt;Though the amount of gold drawn from the Treasury appears to be very large as gathered from the facts and figures herein presented, it actually was much larger, considerable sums having been acquired by the Treasury within the several periods stated without the issue of bonds. On the 28th of January, 1895, it was reported by the Secretary of the Treasury that more than $172,000,000 of gold had been withdrawn for hoarding or shipment during the year preceding. He now reports that from January 1, 1879, to July 14, 1890, a period of more than eleven years, only a little over $28,000,000 was withdrawn, and that between July 14, 1890, the date of the passage of the law for an increased purchase of silver, and the 1st day of December, 1895, or within less than five and a half years, there was withdrawn nearly $375,000,000, making a total of more than $403,000,000 drawn from the Treasury in gold since January 1, 1879, the date fixed in 1875 for the retirement of the United States notes.&lt;br/&gt;&lt;br/&gt;</text:p>
          </table:table-cell>
          <table:table-cell office:value-type="string">
            <text:p>Fiscal</text:p>
          </table:table-cell>
          <table:table-cell office:value-type="string">
            <text:p>http://en.wikipedia.org/wiki/Fiscal</text:p>
          </table:table-cell>
          <table:table-cell office:value-type="string">
            <text:p>A Program for Monetary Reform</text:p>
          </table:table-cell>
          <table:table-cell office:value-type="string">
            <text:p>http://en.wikipedia.org/wiki/A_Program_for_Monetary_Reform</text:p>
          </table:table-cell>
          <table:table-cell/>
          <table:table-cell office:value-type="string">
            <text:p>2</text:p>
          </table:table-cell>
          <table:table-cell table:number-columns-repeated="3"/>
          <table:table-cell table:formula="of:=CONCATENATE([.AB16];&quot;,&quot;;[.AC16];&quot;,&quot;; TEXT([.AK16];&quot;#&quot;))" office:value-type="string" office:string-value="LAU_ET_AL,EDA,2">
            <text:p>LAU_ET_AL,EDA,2</text:p>
          </table:table-cell>
        </table:table-row>
        <table:table-row table:style-name="ro1">
          <table:table-cell office:value-type="string">
            <text:p>2RJQP6AUC26DVFVI87UV8FK0EYF92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4 GMT 2012</text:p>
          </table:table-cell>
          <table:table-cell table:number-columns-repeated="2"/>
          <table:table-cell office:value-type="string">
            <text:p>2L5DP8PJWKUDSHLRIDH3HZ0BC917IX</text:p>
          </table:table-cell>
          <table:table-cell office:value-type="string">
            <text:p>A31ALYJKPKD09W</text:p>
          </table:table-cell>
          <table:table-cell office:value-type="string">
            <text:p>Submitted</text:p>
          </table:table-cell>
          <table:table-cell office:value-type="string">
            <text:p>Thu Sep 13 06:50:57 GMT 2012</text:p>
          </table:table-cell>
          <table:table-cell office:value-type="string">
            <text:p>Thu Sep 13 06:51:03 GMT 2012</text:p>
          </table:table-cell>
          <table:table-cell office:value-type="string">
            <text:p>Wed Sep 19 23:51:03 PDT 2012</text:p>
          </table:table-cell>
          <table:table-cell table:number-columns-repeated="3"/>
          <table:table-cell office:value-type="string">
            <text:p>6</text:p>
          </table:table-cell>
          <table:table-cell office:value-type="string">
            <text:p>100% (294/295)</text:p>
          </table:table-cell>
          <table:table-cell office:value-type="string">
            <text:p>100% (62/62)</text:p>
          </table:table-cell>
          <table:table-cell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William_Howard_Taft_4:51.txt</text:p>
          </table:table-cell>
          <table:table-cell office:value-type="string">
            <text:p>To the Senate and House of Representatives:&lt;br/&gt;&lt;br/&gt;On the 3d of December I sent a message to the Congress, which was confined to our foreign relations. The Secretary of State makes no report to the President or to Congress, and a review of the history of the transactions of the State Department in one year must therefore be included by the President in his annual message or Congress will not be fully informed of them. A full discussion of all the transactions of the Government, with a view to informing the Congress of the important events of the year and recommending new legislation, requires more space than one message of reasonable length affords. I have therefore adopted the course of sending three or four messages during the first ten days of the session, so as to include reference to the more important matters that should be brought to the attention of the Congress.&lt;br/&gt;&lt;br/&gt;</text:p>
          </table:table-cell>
          <table:table-cell office:value-type="string">
            <text:p>United States Congress</text:p>
          </table:table-cell>
          <table:table-cell office:value-type="string">
            <text:p>http://en.wikipedia.org/wiki/United_States_Congress</text:p>
          </table:table-cell>
          <table:table-cell office:value-type="string">
            <text:p>Parapelosia</text:p>
          </table:table-cell>
          <table:table-cell office:value-type="string">
            <text:p>http://en.wikipedia.org/wiki/Parapelosia</text:p>
          </table:table-cell>
          <table:table-cell/>
          <table:table-cell office:value-type="string">
            <text:p>1</text:p>
          </table:table-cell>
          <table:table-cell table:number-columns-repeated="3"/>
          <table:table-cell table:formula="of:=CONCATENATE([.AB17];&quot;,&quot;;[.AC17];&quot;,&quot;; TEXT([.AK17];&quot;#&quot;))" office:value-type="string" office:string-value="EDA,RANDOM,1">
            <text:p>EDA,RANDOM,1</text:p>
          </table:table-cell>
        </table:table-row>
        <table:table-row table:style-name="ro1">
          <table:table-cell office:value-type="string">
            <text:p>2RJQP6AUC26DVFVI87UV8FK0EYF92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4 GMT 2012</text:p>
          </table:table-cell>
          <table:table-cell table:number-columns-repeated="2"/>
          <table:table-cell office:value-type="string">
            <text:p>2QCCCVLL3CA3IV5FW0VCHNQUDC4Y8G</text:p>
          </table:table-cell>
          <table:table-cell office:value-type="string">
            <text:p>AAE9H4ZIKQS37</text:p>
          </table:table-cell>
          <table:table-cell office:value-type="string">
            <text:p>Submitted</text:p>
          </table:table-cell>
          <table:table-cell office:value-type="string">
            <text:p>Thu Sep 13 06:47:30 GMT 2012</text:p>
          </table:table-cell>
          <table:table-cell office:value-type="string">
            <text:p>Thu Sep 13 06:47:35 GMT 2012</text:p>
          </table:table-cell>
          <table:table-cell office:value-type="string">
            <text:p>Wed Sep 19 23:47:35 PDT 2012</text:p>
          </table:table-cell>
          <table:table-cell table:number-columns-repeated="3"/>
          <table:table-cell office:value-type="string">
            <text:p>5</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William_Howard_Taft_4:51.txt</text:p>
          </table:table-cell>
          <table:table-cell office:value-type="string">
            <text:p>To the Senate and House of Representatives:&lt;br/&gt;&lt;br/&gt;On the 3d of December I sent a message to the Congress, which was confined to our foreign relations. The Secretary of State makes no report to the President or to Congress, and a review of the history of the transactions of the State Department in one year must therefore be included by the President in his annual message or Congress will not be fully informed of them. A full discussion of all the transactions of the Government, with a view to informing the Congress of the important events of the year and recommending new legislation, requires more space than one message of reasonable length affords. I have therefore adopted the course of sending three or four messages during the first ten days of the session, so as to include reference to the more important matters that should be brought to the attention of the Congress.&lt;br/&gt;&lt;br/&gt;</text:p>
          </table:table-cell>
          <table:table-cell office:value-type="string">
            <text:p>United States Congress</text:p>
          </table:table-cell>
          <table:table-cell office:value-type="string">
            <text:p>http://en.wikipedia.org/wiki/United_States_Congress</text:p>
          </table:table-cell>
          <table:table-cell office:value-type="string">
            <text:p>Parapelosia</text:p>
          </table:table-cell>
          <table:table-cell office:value-type="string">
            <text:p>http://en.wikipedia.org/wiki/Parapelosia</text:p>
          </table:table-cell>
          <table:table-cell/>
          <table:table-cell office:value-type="string">
            <text:p>1</text:p>
          </table:table-cell>
          <table:table-cell table:number-columns-repeated="3"/>
          <table:table-cell table:formula="of:=CONCATENATE([.AB18];&quot;,&quot;;[.AC18];&quot;,&quot;; TEXT([.AK18];&quot;#&quot;))" office:value-type="string" office:string-value="EDA,RANDOM,1">
            <text:p>EDA,RANDOM,1</text:p>
          </table:table-cell>
        </table:table-row>
        <table:table-row table:style-name="ro1">
          <table:table-cell office:value-type="string">
            <text:p>2RJQP6AUC26DVFVI87UV8FK0EYF92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4 GMT 2012</text:p>
          </table:table-cell>
          <table:table-cell table:number-columns-repeated="2"/>
          <table:table-cell office:value-type="string">
            <text:p>2QMLF395SW6NVA3XAXPNRBYF7U7SEW</text:p>
          </table:table-cell>
          <table:table-cell office:value-type="string">
            <text:p>AS809NPDW8VZ0</text:p>
          </table:table-cell>
          <table:table-cell office:value-type="string">
            <text:p>Submitted</text:p>
          </table:table-cell>
          <table:table-cell office:value-type="string">
            <text:p>Thu Sep 13 06:53:14 GMT 2012</text:p>
          </table:table-cell>
          <table:table-cell office:value-type="string">
            <text:p>Thu Sep 13 06:53:37 GMT 2012</text:p>
          </table:table-cell>
          <table:table-cell office:value-type="string">
            <text:p>Wed Sep 19 23:53:37 PDT 2012</text:p>
          </table:table-cell>
          <table:table-cell table:number-columns-repeated="3"/>
          <table:table-cell office:value-type="string">
            <text:p>23</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William_Howard_Taft_4:51.txt</text:p>
          </table:table-cell>
          <table:table-cell office:value-type="string">
            <text:p>To the Senate and House of Representatives:&lt;br/&gt;&lt;br/&gt;On the 3d of December I sent a message to the Congress, which was confined to our foreign relations. The Secretary of State makes no report to the President or to Congress, and a review of the history of the transactions of the State Department in one year must therefore be included by the President in his annual message or Congress will not be fully informed of them. A full discussion of all the transactions of the Government, with a view to informing the Congress of the important events of the year and recommending new legislation, requires more space than one message of reasonable length affords. I have therefore adopted the course of sending three or four messages during the first ten days of the session, so as to include reference to the more important matters that should be brought to the attention of the Congress.&lt;br/&gt;&lt;br/&gt;</text:p>
          </table:table-cell>
          <table:table-cell office:value-type="string">
            <text:p>United States Congress</text:p>
          </table:table-cell>
          <table:table-cell office:value-type="string">
            <text:p>http://en.wikipedia.org/wiki/United_States_Congress</text:p>
          </table:table-cell>
          <table:table-cell office:value-type="string">
            <text:p>Parapelosia</text:p>
          </table:table-cell>
          <table:table-cell office:value-type="string">
            <text:p>http://en.wikipedia.org/wiki/Parapelosia</text:p>
          </table:table-cell>
          <table:table-cell/>
          <table:table-cell office:value-type="string">
            <text:p>1</text:p>
          </table:table-cell>
          <table:table-cell table:number-columns-repeated="3"/>
          <table:table-cell table:formula="of:=CONCATENATE([.AB19];&quot;,&quot;;[.AC19];&quot;,&quot;; TEXT([.AK19];&quot;#&quot;))" office:value-type="string" office:string-value="EDA,RANDOM,1">
            <text:p>EDA,RANDOM,1</text:p>
          </table:table-cell>
        </table:table-row>
        <table:table-row table:style-name="ro1">
          <table:table-cell office:value-type="string">
            <text:p>2P1HSTLB3L0FQSXNVLAERREVGFMUI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4 GMT 2012</text:p>
          </table:table-cell>
          <table:table-cell table:number-columns-repeated="2"/>
          <table:table-cell office:value-type="string">
            <text:p>2A7K0COK2JE11GDPRJCR46OZGR4LS8</text:p>
          </table:table-cell>
          <table:table-cell office:value-type="string">
            <text:p>A746183X8258H</text:p>
          </table:table-cell>
          <table:table-cell office:value-type="string">
            <text:p>Submitted</text:p>
          </table:table-cell>
          <table:table-cell office:value-type="string">
            <text:p>Thu Sep 13 05:59:12 GMT 2012</text:p>
          </table:table-cell>
          <table:table-cell office:value-type="string">
            <text:p>Thu Sep 13 06:00:23 GMT 2012</text:p>
          </table:table-cell>
          <table:table-cell office:value-type="string">
            <text:p>Wed Sep 19 23:00:23 PDT 2012</text:p>
          </table:table-cell>
          <table:table-cell table:number-columns-repeated="3"/>
          <table:table-cell office:value-type="string">
            <text:p>71</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Grover_Cleveland_4:9.txt</text:p>
          </table:table-cell>
          <table:table-cell office:value-type="string">
            <text:p>The grievances of those not included within the circle of these beneficiaries, when fully realized, will surely arouse irritation and discontent. Our farmers, long suffering and patient, struggling in the race of life with the hardest and most unremitting toil, will not fail to see, in spite of misrepresentations and misleading fallacies, that they are obliged to accept such prices for their products as are fixed in foreign markets where they compete with the farmers of the world; that their lands are declining in value while their debts increase, and that without compensating favor they are forced by the action of the Government to pay for the benefit of others such enhanced prices for the things they need that the scanty returns of their labor fail to furnish their support or leave no margin for accumulation.&lt;br/&gt;&lt;br/&gt;Our workingmen, enfranchised from all delusions and no longer frightened by the cry that their wages are endangered by a just revision of our tariff laws, will reasonably demand through such revision steadier employment, cheaper means of living in their homes, freedom for themselves and their children from the doom of perpetual servitude, and an open door to their advancement beyond the limits of a laboring class. Others of our citizens, whose comforts and expenditures are measured by moderate salaries and fixed incomes, will insist upon the fairness and justice of cheapening the cost of necessaries for themselves and their families.&lt;br/&gt;&lt;br/&gt;</text:p>
          </table:table-cell>
          <table:table-cell office:value-type="string">
            <text:p>Hyperinflation</text:p>
          </table:table-cell>
          <table:table-cell office:value-type="string">
            <text:p>http://en.wikipedia.org/wiki/Hyperinflation</text:p>
          </table:table-cell>
          <table:table-cell office:value-type="string">
            <text:p>Vidadi Babanli</text:p>
          </table:table-cell>
          <table:table-cell office:value-type="string">
            <text:p>http://en.wikipedia.org/wiki/Vidadi_Babanli</text:p>
          </table:table-cell>
          <table:table-cell/>
          <table:table-cell office:value-type="string">
            <text:p>1</text:p>
          </table:table-cell>
          <table:table-cell table:number-columns-repeated="3"/>
          <table:table-cell table:formula="of:=CONCATENATE([.AB20];&quot;,&quot;;[.AC20];&quot;,&quot;; TEXT([.AK20];&quot;#&quot;))" office:value-type="string" office:string-value="LAU_ET_AL,RANDOM,1">
            <text:p>LAU_ET_AL,RANDOM,1</text:p>
          </table:table-cell>
        </table:table-row>
        <table:table-row table:style-name="ro1">
          <table:table-cell office:value-type="string">
            <text:p>2P1HSTLB3L0FQSXNVLAERREVGFMUI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4 GMT 2012</text:p>
          </table:table-cell>
          <table:table-cell table:number-columns-repeated="2"/>
          <table:table-cell office:value-type="string">
            <text:p>2DFAB6BFMFFOD76Y83AFLGESIFSWJT</text:p>
          </table:table-cell>
          <table:table-cell office:value-type="string">
            <text:p>A2W2ZEI7WUASOW</text:p>
          </table:table-cell>
          <table:table-cell office:value-type="string">
            <text:p>Submitted</text:p>
          </table:table-cell>
          <table:table-cell office:value-type="string">
            <text:p>Thu Sep 13 05:31:55 GMT 2012</text:p>
          </table:table-cell>
          <table:table-cell office:value-type="string">
            <text:p>Thu Sep 13 05:32:15 GMT 2012</text:p>
          </table:table-cell>
          <table:table-cell office:value-type="string">
            <text:p>Wed Sep 19 22:32:15 PDT 2012</text:p>
          </table:table-cell>
          <table:table-cell table:number-columns-repeated="3"/>
          <table:table-cell office:value-type="string">
            <text:p>20</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Grover_Cleveland_4:9.txt</text:p>
          </table:table-cell>
          <table:table-cell office:value-type="string">
            <text:p>The grievances of those not included within the circle of these beneficiaries, when fully realized, will surely arouse irritation and discontent. Our farmers, long suffering and patient, struggling in the race of life with the hardest and most unremitting toil, will not fail to see, in spite of misrepresentations and misleading fallacies, that they are obliged to accept such prices for their products as are fixed in foreign markets where they compete with the farmers of the world; that their lands are declining in value while their debts increase, and that without compensating favor they are forced by the action of the Government to pay for the benefit of others such enhanced prices for the things they need that the scanty returns of their labor fail to furnish their support or leave no margin for accumulation.&lt;br/&gt;&lt;br/&gt;Our workingmen, enfranchised from all delusions and no longer frightened by the cry that their wages are endangered by a just revision of our tariff laws, will reasonably demand through such revision steadier employment, cheaper means of living in their homes, freedom for themselves and their children from the doom of perpetual servitude, and an open door to their advancement beyond the limits of a laboring class. Others of our citizens, whose comforts and expenditures are measured by moderate salaries and fixed incomes, will insist upon the fairness and justice of cheapening the cost of necessaries for themselves and their families.&lt;br/&gt;&lt;br/&gt;</text:p>
          </table:table-cell>
          <table:table-cell office:value-type="string">
            <text:p>Hyperinflation</text:p>
          </table:table-cell>
          <table:table-cell office:value-type="string">
            <text:p>http://en.wikipedia.org/wiki/Hyperinflation</text:p>
          </table:table-cell>
          <table:table-cell office:value-type="string">
            <text:p>Vidadi Babanli</text:p>
          </table:table-cell>
          <table:table-cell office:value-type="string">
            <text:p>http://en.wikipedia.org/wiki/Vidadi_Babanli</text:p>
          </table:table-cell>
          <table:table-cell/>
          <table:table-cell office:value-type="string">
            <text:p>1</text:p>
          </table:table-cell>
          <table:table-cell table:number-columns-repeated="3"/>
          <table:table-cell table:formula="of:=CONCATENATE([.AB21];&quot;,&quot;;[.AC21];&quot;,&quot;; TEXT([.AK21];&quot;#&quot;))" office:value-type="string" office:string-value="LAU_ET_AL,RANDOM,1">
            <text:p>LAU_ET_AL,RANDOM,1</text:p>
          </table:table-cell>
        </table:table-row>
        <table:table-row table:style-name="ro1">
          <table:table-cell office:value-type="string">
            <text:p>2P1HSTLB3L0FQSXNVLAERREVGFMUI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4 GMT 2012</text:p>
          </table:table-cell>
          <table:table-cell table:number-columns-repeated="2"/>
          <table:table-cell office:value-type="string">
            <text:p>2WNHVKCJ011KHGSOEJBQ4618TJC97E</text:p>
          </table:table-cell>
          <table:table-cell office:value-type="string">
            <text:p>AAE9H4ZIKQS37</text:p>
          </table:table-cell>
          <table:table-cell office:value-type="string">
            <text:p>Submitted</text:p>
          </table:table-cell>
          <table:table-cell office:value-type="string">
            <text:p>Thu Sep 13 06:27:01 GMT 2012</text:p>
          </table:table-cell>
          <table:table-cell office:value-type="string">
            <text:p>Thu Sep 13 06:27:10 GMT 2012</text:p>
          </table:table-cell>
          <table:table-cell office:value-type="string">
            <text:p>Wed Sep 19 23:27:10 PDT 2012</text:p>
          </table:table-cell>
          <table:table-cell table:number-columns-repeated="3"/>
          <table:table-cell office:value-type="string">
            <text:p>9</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Grover_Cleveland_4:9.txt</text:p>
          </table:table-cell>
          <table:table-cell office:value-type="string">
            <text:p>The grievances of those not included within the circle of these beneficiaries, when fully realized, will surely arouse irritation and discontent. Our farmers, long suffering and patient, struggling in the race of life with the hardest and most unremitting toil, will not fail to see, in spite of misrepresentations and misleading fallacies, that they are obliged to accept such prices for their products as are fixed in foreign markets where they compete with the farmers of the world; that their lands are declining in value while their debts increase, and that without compensating favor they are forced by the action of the Government to pay for the benefit of others such enhanced prices for the things they need that the scanty returns of their labor fail to furnish their support or leave no margin for accumulation.&lt;br/&gt;&lt;br/&gt;Our workingmen, enfranchised from all delusions and no longer frightened by the cry that their wages are endangered by a just revision of our tariff laws, will reasonably demand through such revision steadier employment, cheaper means of living in their homes, freedom for themselves and their children from the doom of perpetual servitude, and an open door to their advancement beyond the limits of a laboring class. Others of our citizens, whose comforts and expenditures are measured by moderate salaries and fixed incomes, will insist upon the fairness and justice of cheapening the cost of necessaries for themselves and their families.&lt;br/&gt;&lt;br/&gt;</text:p>
          </table:table-cell>
          <table:table-cell office:value-type="string">
            <text:p>Hyperinflation</text:p>
          </table:table-cell>
          <table:table-cell office:value-type="string">
            <text:p>http://en.wikipedia.org/wiki/Hyperinflation</text:p>
          </table:table-cell>
          <table:table-cell office:value-type="string">
            <text:p>Vidadi Babanli</text:p>
          </table:table-cell>
          <table:table-cell office:value-type="string">
            <text:p>http://en.wikipedia.org/wiki/Vidadi_Babanli</text:p>
          </table:table-cell>
          <table:table-cell/>
          <table:table-cell office:value-type="string">
            <text:p>1</text:p>
          </table:table-cell>
          <table:table-cell table:number-columns-repeated="3"/>
          <table:table-cell table:formula="of:=CONCATENATE([.AB22];&quot;,&quot;;[.AC22];&quot;,&quot;; TEXT([.AK22];&quot;#&quot;))" office:value-type="string" office:string-value="LAU_ET_AL,RANDOM,1">
            <text:p>LAU_ET_AL,RANDOM,1</text:p>
          </table:table-cell>
        </table:table-row>
        <table:table-row table:style-name="ro1">
          <table:table-cell office:value-type="string">
            <text:p>2ECYT3DHJHP4QM1PNEP8ZSX9ZDC1U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MTPC6SK9RJ8KXNN6O8MIAPMU3WR3E</text:p>
          </table:table-cell>
          <table:table-cell office:value-type="string">
            <text:p>AAE9H4ZIKQS37</text:p>
          </table:table-cell>
          <table:table-cell office:value-type="string">
            <text:p>Submitted</text:p>
          </table:table-cell>
          <table:table-cell office:value-type="string">
            <text:p>Thu Sep 13 06:40:22 GMT 2012</text:p>
          </table:table-cell>
          <table:table-cell office:value-type="string">
            <text:p>Thu Sep 13 06:40:30 GMT 2012</text:p>
          </table:table-cell>
          <table:table-cell office:value-type="string">
            <text:p>Wed Sep 19 23:40:30 PDT 2012</text:p>
          </table:table-cell>
          <table:table-cell table:number-columns-repeated="3"/>
          <table:table-cell office:value-type="string">
            <text:p>8</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arry_S._Truman_5:16.txt</text:p>
          </table:table-cell>
          <table:table-cell office:value-type="string">
            <text:p>This program is in the interest of all peoples-and has nothing in common with either the old imperialism of the last century or the new imperialism of the Communists.&lt;br/&gt;&lt;br/&gt;Our aim for a peaceful, democratic world of free peoples will be achieved in the long run, not by force of arms, but by an appeal to the minds and hearts of men. If the peace policy of the democratic nations is to be successful, they must demonstrate that the benefits of their way of life can be increased and extended to all nations and all races.&lt;br/&gt;&lt;br/&gt;</text:p>
          </table:table-cell>
          <table:table-cell table:style-name="ce1" office:value-type="string">
            <text:p>2003</text:p>
          </table:table-cell>
          <table:table-cell office:value-type="string">
            <text:p>http://en.wikipedia.org/wiki/2003</text:p>
          </table:table-cell>
          <table:table-cell office:value-type="string">
            <text:p>Imperialism II: Age of Exploration</text:p>
          </table:table-cell>
          <table:table-cell office:value-type="string">
            <text:p>http://en.wikipedia.org/wiki/Imperialism_II:_Age_of_Exploration</text:p>
          </table:table-cell>
          <table:table-cell/>
          <table:table-cell office:value-type="string">
            <text:p>2</text:p>
          </table:table-cell>
          <table:table-cell table:number-columns-repeated="3"/>
          <table:table-cell table:formula="of:=CONCATENATE([.AB23];&quot;,&quot;;[.AC23];&quot;,&quot;; TEXT([.AK23];&quot;#&quot;))" office:value-type="string" office:string-value="LAU_ET_AL,EDA,2">
            <text:p>LAU_ET_AL,EDA,2</text:p>
          </table:table-cell>
        </table:table-row>
        <table:table-row table:style-name="ro1">
          <table:table-cell office:value-type="string">
            <text:p>2ECYT3DHJHP4QM1PNEP8ZSX9ZDC1U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NMCF806UFBNU1JL1V63H5SWC2NE0U</text:p>
          </table:table-cell>
          <table:table-cell office:value-type="string">
            <text:p>AS809NPDW8VZ0</text:p>
          </table:table-cell>
          <table:table-cell office:value-type="string">
            <text:p>Submitted</text:p>
          </table:table-cell>
          <table:table-cell office:value-type="string">
            <text:p>Thu Sep 13 06:36:11 GMT 2012</text:p>
          </table:table-cell>
          <table:table-cell office:value-type="string">
            <text:p>Thu Sep 13 06:37:09 GMT 2012</text:p>
          </table:table-cell>
          <table:table-cell office:value-type="string">
            <text:p>Wed Sep 19 23:37:09 PDT 2012</text:p>
          </table:table-cell>
          <table:table-cell table:number-columns-repeated="3"/>
          <table:table-cell office:value-type="string">
            <text:p>58</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arry_S._Truman_5:16.txt</text:p>
          </table:table-cell>
          <table:table-cell office:value-type="string">
            <text:p>This program is in the interest of all peoples-and has nothing in common with either the old imperialism of the last century or the new imperialism of the Communists.&lt;br/&gt;&lt;br/&gt;Our aim for a peaceful, democratic world of free peoples will be achieved in the long run, not by force of arms, but by an appeal to the minds and hearts of men. If the peace policy of the democratic nations is to be successful, they must demonstrate that the benefits of their way of life can be increased and extended to all nations and all races.&lt;br/&gt;&lt;br/&gt;</text:p>
          </table:table-cell>
          <table:table-cell table:style-name="ce1" office:value-type="string">
            <text:p>2003</text:p>
          </table:table-cell>
          <table:table-cell office:value-type="string">
            <text:p>http://en.wikipedia.org/wiki/2003</text:p>
          </table:table-cell>
          <table:table-cell office:value-type="string">
            <text:p>Imperialism II: Age of Exploration</text:p>
          </table:table-cell>
          <table:table-cell office:value-type="string">
            <text:p>http://en.wikipedia.org/wiki/Imperialism_II:_Age_of_Exploration</text:p>
          </table:table-cell>
          <table:table-cell/>
          <table:table-cell office:value-type="string">
            <text:p>2</text:p>
          </table:table-cell>
          <table:table-cell table:number-columns-repeated="3"/>
          <table:table-cell table:formula="of:=CONCATENATE([.AB24];&quot;,&quot;;[.AC24];&quot;,&quot;; TEXT([.AK24];&quot;#&quot;))" office:value-type="string" office:string-value="LAU_ET_AL,EDA,2">
            <text:p>LAU_ET_AL,EDA,2</text:p>
          </table:table-cell>
        </table:table-row>
        <table:table-row table:style-name="ro1">
          <table:table-cell office:value-type="string">
            <text:p>2ECYT3DHJHP4QM1PNEP8ZSX9ZDC1U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UQEPLSP75KL1FKOAY1HYEQVP66YSB</text:p>
          </table:table-cell>
          <table:table-cell office:value-type="string">
            <text:p>A997OZ3H2B3Q2</text:p>
          </table:table-cell>
          <table:table-cell office:value-type="string">
            <text:p>Submitted</text:p>
          </table:table-cell>
          <table:table-cell office:value-type="string">
            <text:p>Thu Sep 13 05:51:16 GMT 2012</text:p>
          </table:table-cell>
          <table:table-cell office:value-type="string">
            <text:p>Thu Sep 13 05:51:27 GMT 2012</text:p>
          </table:table-cell>
          <table:table-cell office:value-type="string">
            <text:p>Wed Sep 19 22:51:27 PDT 2012</text:p>
          </table:table-cell>
          <table:table-cell table:number-columns-repeated="3"/>
          <table:table-cell office:value-type="string">
            <text:p>11</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arry_S._Truman_5:16.txt</text:p>
          </table:table-cell>
          <table:table-cell office:value-type="string">
            <text:p>This program is in the interest of all peoples-and has nothing in common with either the old imperialism of the last century or the new imperialism of the Communists.&lt;br/&gt;&lt;br/&gt;Our aim for a peaceful, democratic world of free peoples will be achieved in the long run, not by force of arms, but by an appeal to the minds and hearts of men. If the peace policy of the democratic nations is to be successful, they must demonstrate that the benefits of their way of life can be increased and extended to all nations and all races.&lt;br/&gt;&lt;br/&gt;</text:p>
          </table:table-cell>
          <table:table-cell table:style-name="ce1" office:value-type="string">
            <text:p>2003</text:p>
          </table:table-cell>
          <table:table-cell office:value-type="string">
            <text:p>http://en.wikipedia.org/wiki/2003</text:p>
          </table:table-cell>
          <table:table-cell office:value-type="string">
            <text:p>Imperialism II: Age of Exploration</text:p>
          </table:table-cell>
          <table:table-cell office:value-type="string">
            <text:p>http://en.wikipedia.org/wiki/Imperialism_II:_Age_of_Exploration</text:p>
          </table:table-cell>
          <table:table-cell/>
          <table:table-cell office:value-type="string">
            <text:p>2</text:p>
          </table:table-cell>
          <table:table-cell table:number-columns-repeated="3"/>
          <table:table-cell table:formula="of:=CONCATENATE([.AB25];&quot;,&quot;;[.AC25];&quot;,&quot;; TEXT([.AK25];&quot;#&quot;))" office:value-type="string" office:string-value="LAU_ET_AL,EDA,2">
            <text:p>LAU_ET_AL,EDA,2</text:p>
          </table:table-cell>
        </table:table-row>
        <table:table-row table:style-name="ro1">
          <table:table-cell office:value-type="string">
            <text:p>2LW6AUBXHWSHMO9EG52Z4DRLZF53Z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C521O3W5XH0YYDXPCBYMPLSVMCHBZ</text:p>
          </table:table-cell>
          <table:table-cell office:value-type="string">
            <text:p>A31ALYJKPKD09W</text:p>
          </table:table-cell>
          <table:table-cell office:value-type="string">
            <text:p>Submitted</text:p>
          </table:table-cell>
          <table:table-cell office:value-type="string">
            <text:p>Thu Sep 13 06:41:15 GMT 2012</text:p>
          </table:table-cell>
          <table:table-cell office:value-type="string">
            <text:p>Thu Sep 13 06:41:31 GMT 2012</text:p>
          </table:table-cell>
          <table:table-cell office:value-type="string">
            <text:p>Wed Sep 19 23:41:31 PDT 2012</text:p>
          </table:table-cell>
          <table:table-cell table:number-columns-repeated="3"/>
          <table:table-cell office:value-type="string">
            <text:p>16</text:p>
          </table:table-cell>
          <table:table-cell office:value-type="string">
            <text:p>100% (294/295)</text:p>
          </table:table-cell>
          <table:table-cell office:value-type="string">
            <text:p>100% (62/62)</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ames_Buchanan_4:1.txt</text:p>
          </table:table-cell>
          <table:table-cell office:value-type="string">
            <text:p>Why is it, then, that discontent now so extensively prevails, and the Union of the States, which is the source of all these blessings, is threatened with destruction?&lt;br/&gt;&lt;br/&gt;The long-continued and intemperate interference of the Northern people with the question of slavery in the Southern States has at length produced its natural effects. The different sections of the Union are now arrayed against each other, and the time has arrived, so much dreaded by the Father of his Country, when hostile geographical parties have been formed.&lt;br/&gt;&lt;br/&gt;</text:p>
          </table:table-cell>
          <table:table-cell office:value-type="string">
            <text:p>Origins of the American Civil War</text:p>
          </table:table-cell>
          <table:table-cell office:value-type="string">
            <text:p>http://en.wikipedia.org/wiki/Origins_of_the_American_Civil_War</text:p>
          </table:table-cell>
          <table:table-cell office:value-type="string">
            <text:p>Constitution</text:p>
          </table:table-cell>
          <table:table-cell office:value-type="string">
            <text:p>http://en.wikipedia.org/wiki/Constitution</text:p>
          </table:table-cell>
          <table:table-cell/>
          <table:table-cell office:value-type="string">
            <text:p>2</text:p>
          </table:table-cell>
          <table:table-cell table:number-columns-repeated="3"/>
          <table:table-cell table:formula="of:=CONCATENATE([.AB26];&quot;,&quot;;[.AC26];&quot;,&quot;; TEXT([.AK26];&quot;#&quot;))" office:value-type="string" office:string-value="EDA,LAU_ET_AL,2">
            <text:p>EDA,LAU_ET_AL,2</text:p>
          </table:table-cell>
        </table:table-row>
        <table:table-row table:style-name="ro1">
          <table:table-cell office:value-type="string">
            <text:p>2LW6AUBXHWSHMO9EG52Z4DRLZF53Z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W9GYQ4J3NABLK3RMPFY6IT1ZYJPCG</text:p>
          </table:table-cell>
          <table:table-cell office:value-type="string">
            <text:p>A997OZ3H2B3Q2</text:p>
          </table:table-cell>
          <table:table-cell office:value-type="string">
            <text:p>Submitted</text:p>
          </table:table-cell>
          <table:table-cell office:value-type="string">
            <text:p>Thu Sep 13 06:02:26 GMT 2012</text:p>
          </table:table-cell>
          <table:table-cell office:value-type="string">
            <text:p>Thu Sep 13 06:02:52 GMT 2012</text:p>
          </table:table-cell>
          <table:table-cell office:value-type="string">
            <text:p>Wed Sep 19 23:02:52 PDT 2012</text:p>
          </table:table-cell>
          <table:table-cell table:number-columns-repeated="3"/>
          <table:table-cell office:value-type="string">
            <text:p>26</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ames_Buchanan_4:1.txt</text:p>
          </table:table-cell>
          <table:table-cell office:value-type="string">
            <text:p>Why is it, then, that discontent now so extensively prevails, and the Union of the States, which is the source of all these blessings, is threatened with destruction?&lt;br/&gt;&lt;br/&gt;The long-continued and intemperate interference of the Northern people with the question of slavery in the Southern States has at length produced its natural effects. The different sections of the Union are now arrayed against each other, and the time has arrived, so much dreaded by the Father of his Country, when hostile geographical parties have been formed.&lt;br/&gt;&lt;br/&gt;</text:p>
          </table:table-cell>
          <table:table-cell office:value-type="string">
            <text:p>Origins of the American Civil War</text:p>
          </table:table-cell>
          <table:table-cell office:value-type="string">
            <text:p>http://en.wikipedia.org/wiki/Origins_of_the_American_Civil_War</text:p>
          </table:table-cell>
          <table:table-cell office:value-type="string">
            <text:p>Constitution</text:p>
          </table:table-cell>
          <table:table-cell office:value-type="string">
            <text:p>http://en.wikipedia.org/wiki/Constitution</text:p>
          </table:table-cell>
          <table:table-cell/>
          <table:table-cell office:value-type="string">
            <text:p>1</text:p>
          </table:table-cell>
          <table:table-cell table:number-columns-repeated="3"/>
          <table:table-cell table:formula="of:=CONCATENATE([.AB27];&quot;,&quot;;[.AC27];&quot;,&quot;; TEXT([.AK27];&quot;#&quot;))" office:value-type="string" office:string-value="EDA,LAU_ET_AL,1">
            <text:p>EDA,LAU_ET_AL,1</text:p>
          </table:table-cell>
        </table:table-row>
        <table:table-row table:style-name="ro1">
          <table:table-cell office:value-type="string">
            <text:p>2LW6AUBXHWSHMO9EG52Z4DRLZF53Z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X5WIOV1S7SNIMHL1BUYLZ8NE61KZB</text:p>
          </table:table-cell>
          <table:table-cell office:value-type="string">
            <text:p>AAE9H4ZIKQS37</text:p>
          </table:table-cell>
          <table:table-cell office:value-type="string">
            <text:p>Submitted</text:p>
          </table:table-cell>
          <table:table-cell office:value-type="string">
            <text:p>Thu Sep 13 06:38:23 GMT 2012</text:p>
          </table:table-cell>
          <table:table-cell office:value-type="string">
            <text:p>Thu Sep 13 06:38:31 GMT 2012</text:p>
          </table:table-cell>
          <table:table-cell office:value-type="string">
            <text:p>Wed Sep 19 23:38:31 PDT 2012</text:p>
          </table:table-cell>
          <table:table-cell table:number-columns-repeated="3"/>
          <table:table-cell office:value-type="string">
            <text:p>8</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ames_Buchanan_4:1.txt</text:p>
          </table:table-cell>
          <table:table-cell office:value-type="string">
            <text:p>Why is it, then, that discontent now so extensively prevails, and the Union of the States, which is the source of all these blessings, is threatened with destruction?&lt;br/&gt;&lt;br/&gt;The long-continued and intemperate interference of the Northern people with the question of slavery in the Southern States has at length produced its natural effects. The different sections of the Union are now arrayed against each other, and the time has arrived, so much dreaded by the Father of his Country, when hostile geographical parties have been formed.&lt;br/&gt;&lt;br/&gt;</text:p>
          </table:table-cell>
          <table:table-cell office:value-type="string">
            <text:p>Origins of the American Civil War</text:p>
          </table:table-cell>
          <table:table-cell office:value-type="string">
            <text:p>http://en.wikipedia.org/wiki/Origins_of_the_American_Civil_War</text:p>
          </table:table-cell>
          <table:table-cell office:value-type="string">
            <text:p>Constitution</text:p>
          </table:table-cell>
          <table:table-cell office:value-type="string">
            <text:p>http://en.wikipedia.org/wiki/Constitution</text:p>
          </table:table-cell>
          <table:table-cell/>
          <table:table-cell office:value-type="string">
            <text:p>1</text:p>
          </table:table-cell>
          <table:table-cell table:number-columns-repeated="3"/>
          <table:table-cell table:formula="of:=CONCATENATE([.AB28];&quot;,&quot;;[.AC28];&quot;,&quot;; TEXT([.AK28];&quot;#&quot;))" office:value-type="string" office:string-value="EDA,LAU_ET_AL,1">
            <text:p>EDA,LAU_ET_AL,1</text:p>
          </table:table-cell>
        </table:table-row>
        <table:table-row table:style-name="ro1">
          <table:table-cell office:value-type="string">
            <text:p>22X395SW6NG1U1RS5XAB6F1F12UGU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RGVR14IXKO20IQMLMNAEX3YURJA97</text:p>
          </table:table-cell>
          <table:table-cell office:value-type="string">
            <text:p>A997OZ3H2B3Q2</text:p>
          </table:table-cell>
          <table:table-cell office:value-type="string">
            <text:p>Submitted</text:p>
          </table:table-cell>
          <table:table-cell office:value-type="string">
            <text:p>Thu Sep 13 06:41:34 GMT 2012</text:p>
          </table:table-cell>
          <table:table-cell office:value-type="string">
            <text:p>Thu Sep 13 06:42:10 GMT 2012</text:p>
          </table:table-cell>
          <table:table-cell office:value-type="string">
            <text:p>Wed Sep 19 23:42:10 PDT 2012</text:p>
          </table:table-cell>
          <table:table-cell table:number-columns-repeated="3"/>
          <table:table-cell office:value-type="string">
            <text:p>36</text:p>
          </table:table-cell>
          <table:table-cell table:number-columns-repeated="2" office:value-type="string">
            <text:p>100% (93/93)</text:p>
          </table:table-cell>
          <table:table-cell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Franklin_Delano_Roosevelt_11:11.txt</text:p>
          </table:table-cell>
          <table:table-cell office:value-type="string">
            <text:p>However, while the majority goes on about its great work without complaint, a noisy minority maintains an uproar of demands for special favors for special groups. There are pests who swarm through the lobbies of the Congress and the cocktail bars of Washington, representing these special groups as opposed to the basic interests of the Nation as a whole. They have come to look upon the war primarily as a chance to make profits for themselves at the expense of their neighbors- profits in money or in terms of political or social preferment.&lt;br/&gt;&lt;br/&gt;Such selfish agitation can be highly dangerous in wartime. It creates confusion. It damages morale. It hampers our national effort. It muddies the waters and therefore prolongs the war.&lt;br/&gt;&lt;br/&gt;</text:p>
          </table:table-cell>
          <table:table-cell office:value-type="string">
            <text:p>Red River (Oregon)</text:p>
          </table:table-cell>
          <table:table-cell office:value-type="string">
            <text:p>http://en.wikipedia.org/wiki/Red_River_(Oregon)</text:p>
          </table:table-cell>
          <table:table-cell office:value-type="string">
            <text:p>Shooting at the 2000 Summer Olympics – Women's trap</text:p>
          </table:table-cell>
          <table:table-cell office:value-type="string">
            <text:p>http://en.wikipedia.org/wiki/Shooting_at_the_2000_Summer_Olympics_–_Women's_trap</text:p>
          </table:table-cell>
          <table:table-cell/>
          <table:table-cell office:value-type="string">
            <text:p>1</text:p>
          </table:table-cell>
          <table:table-cell table:number-columns-repeated="3"/>
          <table:table-cell table:formula="of:=CONCATENATE([.AB29];&quot;,&quot;;[.AC29];&quot;,&quot;; TEXT([.AK29];&quot;#&quot;))" office:value-type="string" office:string-value="RANDOM,EDA,1">
            <text:p>RANDOM,EDA,1</text:p>
          </table:table-cell>
        </table:table-row>
        <table:table-row table:style-name="ro1">
          <table:table-cell office:value-type="string">
            <text:p>22X395SW6NG1U1RS5XAB6F1F12UGU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UUJE1M7PKK900KBV91C84LZ34TRYM</text:p>
          </table:table-cell>
          <table:table-cell office:value-type="string">
            <text:p>A31ALYJKPKD09W</text:p>
          </table:table-cell>
          <table:table-cell office:value-type="string">
            <text:p>Submitted</text:p>
          </table:table-cell>
          <table:table-cell office:value-type="string">
            <text:p>Thu Sep 13 06:51:30 GMT 2012</text:p>
          </table:table-cell>
          <table:table-cell office:value-type="string">
            <text:p>Thu Sep 13 06:51:39 GMT 2012</text:p>
          </table:table-cell>
          <table:table-cell office:value-type="string">
            <text:p>Wed Sep 19 23:51:39 PDT 2012</text:p>
          </table:table-cell>
          <table:table-cell table:number-columns-repeated="3"/>
          <table:table-cell office:value-type="string">
            <text:p>9</text:p>
          </table:table-cell>
          <table:table-cell office:value-type="string">
            <text:p>100% (294/295)</text:p>
          </table:table-cell>
          <table:table-cell office:value-type="string">
            <text:p>100% (62/62)</text:p>
          </table:table-cell>
          <table:table-cell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Franklin_Delano_Roosevelt_11:11.txt</text:p>
          </table:table-cell>
          <table:table-cell office:value-type="string">
            <text:p>However, while the majority goes on about its great work without complaint, a noisy minority maintains an uproar of demands for special favors for special groups. There are pests who swarm through the lobbies of the Congress and the cocktail bars of Washington, representing these special groups as opposed to the basic interests of the Nation as a whole. They have come to look upon the war primarily as a chance to make profits for themselves at the expense of their neighbors- profits in money or in terms of political or social preferment.&lt;br/&gt;&lt;br/&gt;Such selfish agitation can be highly dangerous in wartime. It creates confusion. It damages morale. It hampers our national effort. It muddies the waters and therefore prolongs the war.&lt;br/&gt;&lt;br/&gt;</text:p>
          </table:table-cell>
          <table:table-cell office:value-type="string">
            <text:p>Red River (Oregon)</text:p>
          </table:table-cell>
          <table:table-cell office:value-type="string">
            <text:p>http://en.wikipedia.org/wiki/Red_River_(Oregon)</text:p>
          </table:table-cell>
          <table:table-cell office:value-type="string">
            <text:p>Shooting at the 2000 Summer Olympics – Women's trap</text:p>
          </table:table-cell>
          <table:table-cell office:value-type="string">
            <text:p>http://en.wikipedia.org/wiki/Shooting_at_the_2000_Summer_Olympics_–_Women's_trap</text:p>
          </table:table-cell>
          <table:table-cell/>
          <table:table-cell office:value-type="string">
            <text:p>1</text:p>
          </table:table-cell>
          <table:table-cell table:number-columns-repeated="3"/>
          <table:table-cell table:formula="of:=CONCATENATE([.AB30];&quot;,&quot;;[.AC30];&quot;,&quot;; TEXT([.AK30];&quot;#&quot;))" office:value-type="string" office:string-value="RANDOM,EDA,1">
            <text:p>RANDOM,EDA,1</text:p>
          </table:table-cell>
        </table:table-row>
        <table:table-row table:style-name="ro1">
          <table:table-cell office:value-type="string">
            <text:p>22X395SW6NG1U1RS5XAB6F1F12UGU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V7395SW6NG1U1RS5XAB6F1F576GUG</text:p>
          </table:table-cell>
          <table:table-cell office:value-type="string">
            <text:p>AAE9H4ZIKQS37</text:p>
          </table:table-cell>
          <table:table-cell office:value-type="string">
            <text:p>Submitted</text:p>
          </table:table-cell>
          <table:table-cell office:value-type="string">
            <text:p>Thu Sep 13 06:39:02 GMT 2012</text:p>
          </table:table-cell>
          <table:table-cell office:value-type="string">
            <text:p>Thu Sep 13 06:39:13 GMT 2012</text:p>
          </table:table-cell>
          <table:table-cell office:value-type="string">
            <text:p>Wed Sep 19 23:39:13 PDT 2012</text:p>
          </table:table-cell>
          <table:table-cell table:number-columns-repeated="3"/>
          <table:table-cell office:value-type="string">
            <text:p>11</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Franklin_Delano_Roosevelt_11:11.txt</text:p>
          </table:table-cell>
          <table:table-cell office:value-type="string">
            <text:p>However, while the majority goes on about its great work without complaint, a noisy minority maintains an uproar of demands for special favors for special groups. There are pests who swarm through the lobbies of the Congress and the cocktail bars of Washington, representing these special groups as opposed to the basic interests of the Nation as a whole. They have come to look upon the war primarily as a chance to make profits for themselves at the expense of their neighbors- profits in money or in terms of political or social preferment.&lt;br/&gt;&lt;br/&gt;Such selfish agitation can be highly dangerous in wartime. It creates confusion. It damages morale. It hampers our national effort. It muddies the waters and therefore prolongs the war.&lt;br/&gt;&lt;br/&gt;</text:p>
          </table:table-cell>
          <table:table-cell office:value-type="string">
            <text:p>Red River (Oregon)</text:p>
          </table:table-cell>
          <table:table-cell office:value-type="string">
            <text:p>http://en.wikipedia.org/wiki/Red_River_(Oregon)</text:p>
          </table:table-cell>
          <table:table-cell office:value-type="string">
            <text:p>Shooting at the 2000 Summer Olympics – Women's trap</text:p>
          </table:table-cell>
          <table:table-cell office:value-type="string">
            <text:p>http://en.wikipedia.org/wiki/Shooting_at_the_2000_Summer_Olympics_–_Women's_trap</text:p>
          </table:table-cell>
          <table:table-cell/>
          <table:table-cell office:value-type="string">
            <text:p>1</text:p>
          </table:table-cell>
          <table:table-cell table:number-columns-repeated="3"/>
          <table:table-cell table:formula="of:=CONCATENATE([.AB31];&quot;,&quot;;[.AC31];&quot;,&quot;; TEXT([.AK31];&quot;#&quot;))" office:value-type="string" office:string-value="RANDOM,EDA,1">
            <text:p>RANDOM,EDA,1</text:p>
          </table:table-cell>
        </table:table-row>
        <table:table-row table:style-name="ro1">
          <table:table-cell office:value-type="string">
            <text:p>2UY67D1X3V0FZ90TRCAE9M7PMU4JC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8L3DHJHP4BDST495IIS59X3MIC3WU</text:p>
          </table:table-cell>
          <table:table-cell office:value-type="string">
            <text:p>AS809NPDW8VZ0</text:p>
          </table:table-cell>
          <table:table-cell office:value-type="string">
            <text:p>Submitted</text:p>
          </table:table-cell>
          <table:table-cell office:value-type="string">
            <text:p>Thu Sep 13 06:34:18 GMT 2012</text:p>
          </table:table-cell>
          <table:table-cell office:value-type="string">
            <text:p>Thu Sep 13 06:35:10 GMT 2012</text:p>
          </table:table-cell>
          <table:table-cell office:value-type="string">
            <text:p>Wed Sep 19 23:35:10 PDT 2012</text:p>
          </table:table-cell>
          <table:table-cell table:number-columns-repeated="3"/>
          <table:table-cell office:value-type="string">
            <text:p>52</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Chester_A._Arthur_4:95.txt</text:p>
          </table:table-cell>
          <table:table-cell office:value-type="string">
            <text:p>The pestilence which for the past two years has been raging in the countries of the East recently made its appearance in European ports with which we are in constant communication.&lt;br/&gt;&lt;br/&gt;The then Secretary of the Treasury, in pursuance of a proclamation of the President, issued certain regulations restricting and for a time prohibiting the importation of rags and the admission of baggage of immigrants and of travelers arriving from infected quarters. Lest this course may have been without strict warrant of law, I approve the recommendation of the present Secretary that the Congress take action in the premises, and I also recommend the immediate adoption of such measures as will be likely to ward off the dreaded epidemic and to mitigate its severity in case it shall unhappily extend to our shores.&lt;br/&gt;&lt;br/&gt;</text:p>
          </table:table-cell>
          <table:table-cell office:value-type="string">
            <text:p>Quarantine</text:p>
          </table:table-cell>
          <table:table-cell office:value-type="string">
            <text:p>http://en.wikipedia.org/wiki/Quarantine</text:p>
          </table:table-cell>
          <table:table-cell office:value-type="string">
            <text:p>United States Constitution</text:p>
          </table:table-cell>
          <table:table-cell office:value-type="string">
            <text:p>http://en.wikipedia.org/wiki/United_States_Constitution</text:p>
          </table:table-cell>
          <table:table-cell/>
          <table:table-cell office:value-type="string">
            <text:p>2</text:p>
          </table:table-cell>
          <table:table-cell table:number-columns-repeated="3"/>
          <table:table-cell table:formula="of:=CONCATENATE([.AB32];&quot;,&quot;;[.AC32];&quot;,&quot;; TEXT([.AK32];&quot;#&quot;))" office:value-type="string" office:string-value="LAU_ET_AL,EDA,2">
            <text:p>LAU_ET_AL,EDA,2</text:p>
          </table:table-cell>
        </table:table-row>
        <table:table-row table:style-name="ro1">
          <table:table-cell office:value-type="string">
            <text:p>2UY67D1X3V0FZ90TRCAE9M7PMU4JC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A85R98D8J3VTGKXZ3EYKG3MIZEVFK</text:p>
          </table:table-cell>
          <table:table-cell office:value-type="string">
            <text:p>A1UNZTSLGW77HK</text:p>
          </table:table-cell>
          <table:table-cell office:value-type="string">
            <text:p>Submitted</text:p>
          </table:table-cell>
          <table:table-cell office:value-type="string">
            <text:p>Thu Sep 13 06:36:03 GMT 2012</text:p>
          </table:table-cell>
          <table:table-cell office:value-type="string">
            <text:p>Thu Sep 13 06:36:23 GMT 2012</text:p>
          </table:table-cell>
          <table:table-cell office:value-type="string">
            <text:p>Wed Sep 19 23:36:23 PDT 2012</text:p>
          </table:table-cell>
          <table:table-cell table:number-columns-repeated="3"/>
          <table:table-cell office:value-type="string">
            <text:p>20</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Chester_A._Arthur_4:95.txt</text:p>
          </table:table-cell>
          <table:table-cell office:value-type="string">
            <text:p>The pestilence which for the past two years has been raging in the countries of the East recently made its appearance in European ports with which we are in constant communication.&lt;br/&gt;&lt;br/&gt;The then Secretary of the Treasury, in pursuance of a proclamation of the President, issued certain regulations restricting and for a time prohibiting the importation of rags and the admission of baggage of immigrants and of travelers arriving from infected quarters. Lest this course may have been without strict warrant of law, I approve the recommendation of the present Secretary that the Congress take action in the premises, and I also recommend the immediate adoption of such measures as will be likely to ward off the dreaded epidemic and to mitigate its severity in case it shall unhappily extend to our shores.&lt;br/&gt;&lt;br/&gt;</text:p>
          </table:table-cell>
          <table:table-cell office:value-type="string">
            <text:p>Quarantine</text:p>
          </table:table-cell>
          <table:table-cell office:value-type="string">
            <text:p>http://en.wikipedia.org/wiki/Quarantine</text:p>
          </table:table-cell>
          <table:table-cell office:value-type="string">
            <text:p>United States Constitution</text:p>
          </table:table-cell>
          <table:table-cell office:value-type="string">
            <text:p>http://en.wikipedia.org/wiki/United_States_Constitution</text:p>
          </table:table-cell>
          <table:table-cell/>
          <table:table-cell office:value-type="string">
            <text:p>1</text:p>
          </table:table-cell>
          <table:table-cell table:number-columns-repeated="3"/>
          <table:table-cell table:formula="of:=CONCATENATE([.AB33];&quot;,&quot;;[.AC33];&quot;,&quot;; TEXT([.AK33];&quot;#&quot;))" office:value-type="string" office:string-value="LAU_ET_AL,EDA,1">
            <text:p>LAU_ET_AL,EDA,1</text:p>
          </table:table-cell>
        </table:table-row>
        <table:table-row table:style-name="ro1">
          <table:table-cell office:value-type="string">
            <text:p>2UY67D1X3V0FZ90TRCAE9M7PMU4JC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UQEPLSP75KL1FKOAY1HYEQVP66SY5</text:p>
          </table:table-cell>
          <table:table-cell office:value-type="string">
            <text:p>A746183X8258H</text:p>
          </table:table-cell>
          <table:table-cell office:value-type="string">
            <text:p>Submitted</text:p>
          </table:table-cell>
          <table:table-cell office:value-type="string">
            <text:p>Thu Sep 13 05:50:00 GMT 2012</text:p>
          </table:table-cell>
          <table:table-cell office:value-type="string">
            <text:p>Thu Sep 13 05:51:16 GMT 2012</text:p>
          </table:table-cell>
          <table:table-cell office:value-type="string">
            <text:p>Wed Sep 19 22:51:16 PDT 2012</text:p>
          </table:table-cell>
          <table:table-cell table:number-columns-repeated="3"/>
          <table:table-cell office:value-type="string">
            <text:p>7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Chester_A._Arthur_4:95.txt</text:p>
          </table:table-cell>
          <table:table-cell office:value-type="string">
            <text:p>The pestilence which for the past two years has been raging in the countries of the East recently made its appearance in European ports with which we are in constant communication.&lt;br/&gt;&lt;br/&gt;The then Secretary of the Treasury, in pursuance of a proclamation of the President, issued certain regulations restricting and for a time prohibiting the importation of rags and the admission of baggage of immigrants and of travelers arriving from infected quarters. Lest this course may have been without strict warrant of law, I approve the recommendation of the present Secretary that the Congress take action in the premises, and I also recommend the immediate adoption of such measures as will be likely to ward off the dreaded epidemic and to mitigate its severity in case it shall unhappily extend to our shores.&lt;br/&gt;&lt;br/&gt;</text:p>
          </table:table-cell>
          <table:table-cell office:value-type="string">
            <text:p>Quarantine</text:p>
          </table:table-cell>
          <table:table-cell office:value-type="string">
            <text:p>http://en.wikipedia.org/wiki/Quarantine</text:p>
          </table:table-cell>
          <table:table-cell office:value-type="string">
            <text:p>United States Constitution</text:p>
          </table:table-cell>
          <table:table-cell office:value-type="string">
            <text:p>http://en.wikipedia.org/wiki/United_States_Constitution</text:p>
          </table:table-cell>
          <table:table-cell/>
          <table:table-cell office:value-type="string">
            <text:p>2</text:p>
          </table:table-cell>
          <table:table-cell table:number-columns-repeated="3"/>
          <table:table-cell table:formula="of:=CONCATENATE([.AB34];&quot;,&quot;;[.AC34];&quot;,&quot;; TEXT([.AK34];&quot;#&quot;))" office:value-type="string" office:string-value="LAU_ET_AL,EDA,2">
            <text:p>LAU_ET_AL,EDA,2</text:p>
          </table:table-cell>
        </table:table-row>
        <table:table-row table:style-name="ro1">
          <table:table-cell office:value-type="string">
            <text:p>2GRRNDWIOV1SM1B8K37U93YD1IIWH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3UD5NQYN5F3597LC3PMVCWYHJG7BN</text:p>
          </table:table-cell>
          <table:table-cell office:value-type="string">
            <text:p>A997OZ3H2B3Q2</text:p>
          </table:table-cell>
          <table:table-cell office:value-type="string">
            <text:p>Submitted</text:p>
          </table:table-cell>
          <table:table-cell office:value-type="string">
            <text:p>Thu Sep 13 06:44:23 GMT 2012</text:p>
          </table:table-cell>
          <table:table-cell office:value-type="string">
            <text:p>Thu Sep 13 06:45:20 GMT 2012</text:p>
          </table:table-cell>
          <table:table-cell office:value-type="string">
            <text:p>Wed Sep 19 23:45:20 PDT 2012</text:p>
          </table:table-cell>
          <table:table-cell table:number-columns-repeated="3"/>
          <table:table-cell office:value-type="string">
            <text:p>57</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Dwight_D._Eisenhower_4:64.txt</text:p>
          </table:table-cell>
          <table:table-cell office:value-type="string">
            <text:p>In keeping with our responsibility of world leadership and in our own self interest, I again point out to the Congress the urgent need for revision of the immigration and nationality laws. Our nation has always welcomed immigrants to our shores. The wisdom of such a policy is clearly shown by the fact that America has been built by immigrants and the descendants of immigrants. That policy must be continued realistically with present day conditions in mind.&lt;br/&gt;&lt;br/&gt;I recommend that the number of persons admitted to this country annually be based not on the 1920 census but on the latest, the 1950 census. Provision should be made to allow for greater flexibility in the use of quotas so if one country does not use its share, the vacancies may be made available for the use of qualified individuals from other countries.&lt;br/&gt;&lt;br/&gt;</text:p>
          </table:table-cell>
          <table:table-cell office:value-type="string">
            <text:p>Immigration</text:p>
          </table:table-cell>
          <table:table-cell office:value-type="string">
            <text:p>http://en.wikipedia.org/wiki/Immigration</text:p>
          </table:table-cell>
          <table:table-cell office:value-type="string">
            <text:p>Reform</text:p>
          </table:table-cell>
          <table:table-cell office:value-type="string">
            <text:p>http://en.wikipedia.org/wiki/Reform</text:p>
          </table:table-cell>
          <table:table-cell/>
          <table:table-cell office:value-type="string">
            <text:p>1</text:p>
          </table:table-cell>
          <table:table-cell table:number-columns-repeated="3"/>
          <table:table-cell table:formula="of:=CONCATENATE([.AB35];&quot;,&quot;;[.AC35];&quot;,&quot;; TEXT([.AK35];&quot;#&quot;))" office:value-type="string" office:string-value="EDA,LAU_ET_AL,1">
            <text:p>EDA,LAU_ET_AL,1</text:p>
          </table:table-cell>
        </table:table-row>
        <table:table-row table:style-name="ro1">
          <table:table-cell office:value-type="string">
            <text:p>2GRRNDWIOV1SM1B8K37U93YD1IIWH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80E4BLYHVI4JXG7RVL8LNEZYQB0UR</text:p>
          </table:table-cell>
          <table:table-cell office:value-type="string">
            <text:p>A2UCKZZI9KBBCV</text:p>
          </table:table-cell>
          <table:table-cell office:value-type="string">
            <text:p>Submitted</text:p>
          </table:table-cell>
          <table:table-cell office:value-type="string">
            <text:p>Thu Sep 13 05:28:41 GMT 2012</text:p>
          </table:table-cell>
          <table:table-cell office:value-type="string">
            <text:p>Thu Sep 13 05:29:28 GMT 2012</text:p>
          </table:table-cell>
          <table:table-cell office:value-type="string">
            <text:p>Wed Sep 19 22:29:28 PDT 2012</text:p>
          </table:table-cell>
          <table:table-cell table:number-columns-repeated="3"/>
          <table:table-cell office:value-type="string">
            <text:p>4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Dwight_D._Eisenhower_4:64.txt</text:p>
          </table:table-cell>
          <table:table-cell office:value-type="string">
            <text:p>In keeping with our responsibility of world leadership and in our own self interest, I again point out to the Congress the urgent need for revision of the immigration and nationality laws. Our nation has always welcomed immigrants to our shores. The wisdom of such a policy is clearly shown by the fact that America has been built by immigrants and the descendants of immigrants. That policy must be continued realistically with present day conditions in mind.&lt;br/&gt;&lt;br/&gt;I recommend that the number of persons admitted to this country annually be based not on the 1920 census but on the latest, the 1950 census. Provision should be made to allow for greater flexibility in the use of quotas so if one country does not use its share, the vacancies may be made available for the use of qualified individuals from other countries.&lt;br/&gt;&lt;br/&gt;</text:p>
          </table:table-cell>
          <table:table-cell office:value-type="string">
            <text:p>Immigration</text:p>
          </table:table-cell>
          <table:table-cell office:value-type="string">
            <text:p>http://en.wikipedia.org/wiki/Immigration</text:p>
          </table:table-cell>
          <table:table-cell office:value-type="string">
            <text:p>Reform</text:p>
          </table:table-cell>
          <table:table-cell office:value-type="string">
            <text:p>http://en.wikipedia.org/wiki/Reform</text:p>
          </table:table-cell>
          <table:table-cell/>
          <table:table-cell office:value-type="string">
            <text:p>1</text:p>
          </table:table-cell>
          <table:table-cell table:number-columns-repeated="3"/>
          <table:table-cell table:formula="of:=CONCATENATE([.AB36];&quot;,&quot;;[.AC36];&quot;,&quot;; TEXT([.AK36];&quot;#&quot;))" office:value-type="string" office:string-value="EDA,LAU_ET_AL,1">
            <text:p>EDA,LAU_ET_AL,1</text:p>
          </table:table-cell>
        </table:table-row>
        <table:table-row table:style-name="ro1">
          <table:table-cell office:value-type="string">
            <text:p>2GRRNDWIOV1SM1B8K37U93YD1IIWH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EUJ1LY58B72MVONNPBHL16YL7YS75</text:p>
          </table:table-cell>
          <table:table-cell office:value-type="string">
            <text:p>A746183X8258H</text:p>
          </table:table-cell>
          <table:table-cell office:value-type="string">
            <text:p>Submitted</text:p>
          </table:table-cell>
          <table:table-cell office:value-type="string">
            <text:p>Thu Sep 13 05:54:16 GMT 2012</text:p>
          </table:table-cell>
          <table:table-cell office:value-type="string">
            <text:p>Thu Sep 13 05:56:04 GMT 2012</text:p>
          </table:table-cell>
          <table:table-cell office:value-type="string">
            <text:p>Wed Sep 19 22:56:04 PDT 2012</text:p>
          </table:table-cell>
          <table:table-cell table:number-columns-repeated="3"/>
          <table:table-cell office:value-type="string">
            <text:p>108</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Dwight_D._Eisenhower_4:64.txt</text:p>
          </table:table-cell>
          <table:table-cell office:value-type="string">
            <text:p>In keeping with our responsibility of world leadership and in our own self interest, I again point out to the Congress the urgent need for revision of the immigration and nationality laws. Our nation has always welcomed immigrants to our shores. The wisdom of such a policy is clearly shown by the fact that America has been built by immigrants and the descendants of immigrants. That policy must be continued realistically with present day conditions in mind.&lt;br/&gt;&lt;br/&gt;I recommend that the number of persons admitted to this country annually be based not on the 1920 census but on the latest, the 1950 census. Provision should be made to allow for greater flexibility in the use of quotas so if one country does not use its share, the vacancies may be made available for the use of qualified individuals from other countries.&lt;br/&gt;&lt;br/&gt;</text:p>
          </table:table-cell>
          <table:table-cell office:value-type="string">
            <text:p>Immigration</text:p>
          </table:table-cell>
          <table:table-cell office:value-type="string">
            <text:p>http://en.wikipedia.org/wiki/Immigration</text:p>
          </table:table-cell>
          <table:table-cell office:value-type="string">
            <text:p>Reform</text:p>
          </table:table-cell>
          <table:table-cell office:value-type="string">
            <text:p>http://en.wikipedia.org/wiki/Reform</text:p>
          </table:table-cell>
          <table:table-cell/>
          <table:table-cell office:value-type="string">
            <text:p>1</text:p>
          </table:table-cell>
          <table:table-cell table:number-columns-repeated="3"/>
          <table:table-cell table:formula="of:=CONCATENATE([.AB37];&quot;,&quot;;[.AC37];&quot;,&quot;; TEXT([.AK37];&quot;#&quot;))" office:value-type="string" office:string-value="EDA,LAU_ET_AL,1">
            <text:p>EDA,LAU_ET_AL,1</text:p>
          </table:table-cell>
        </table:table-row>
        <table:table-row table:style-name="ro1">
          <table:table-cell office:value-type="string">
            <text:p>24ASCXKNQY2RRS8BA9MEBHR0M4DP0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8I4J3NAB6BF1O3T589T9TJFJVKFSZ</text:p>
          </table:table-cell>
          <table:table-cell office:value-type="string">
            <text:p>AS809NPDW8VZ0</text:p>
          </table:table-cell>
          <table:table-cell office:value-type="string">
            <text:p>Submitted</text:p>
          </table:table-cell>
          <table:table-cell office:value-type="string">
            <text:p>Thu Sep 13 06:37:54 GMT 2012</text:p>
          </table:table-cell>
          <table:table-cell office:value-type="string">
            <text:p>Thu Sep 13 06:38:37 GMT 2012</text:p>
          </table:table-cell>
          <table:table-cell office:value-type="string">
            <text:p>Wed Sep 19 23:38:37 PDT 2012</text:p>
          </table:table-cell>
          <table:table-cell table:number-columns-repeated="3"/>
          <table:table-cell office:value-type="string">
            <text:p>43</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Dwight_D._Eisenhower_7:62.txt</text:p>
          </table:table-cell>
          <table:table-cell office:value-type="string">
            <text:p>We seek victory--not over any nation or people--but over the ancient enemies of us all; victory over ignorance, poverty, disease, and human degradation wherever they may be found. We march in the noblest of causes--human freedom.&lt;br/&gt;&lt;br/&gt;If we make ourselves worthy of America&amp;apos;s ideals, if we do not forget that our nation was founded on the premise that all men are creatures of God&amp;apos;s making, the world will come to know that it is free men who carry forward the true promise of human progress and dignity.&lt;br/&gt;&lt;br/&gt;</text:p>
          </table:table-cell>
          <table:table-cell office:value-type="string">
            <text:p>Science of morality</text:p>
          </table:table-cell>
          <table:table-cell office:value-type="string">
            <text:p>http://en.wikipedia.org/wiki/Science_of_morality</text:p>
          </table:table-cell>
          <table:table-cell table:style-name="ce1" office:value-type="string">
            <text:p>2003</text:p>
          </table:table-cell>
          <table:table-cell office:value-type="string">
            <text:p>http://en.wikipedia.org/wiki/2003</text:p>
          </table:table-cell>
          <table:table-cell/>
          <table:table-cell office:value-type="string">
            <text:p>1</text:p>
          </table:table-cell>
          <table:table-cell table:number-columns-repeated="3"/>
          <table:table-cell table:formula="of:=CONCATENATE([.AB38];&quot;,&quot;;[.AC38];&quot;,&quot;; TEXT([.AK38];&quot;#&quot;))" office:value-type="string" office:string-value="EDA,LAU_ET_AL,1">
            <text:p>EDA,LAU_ET_AL,1</text:p>
          </table:table-cell>
        </table:table-row>
        <table:table-row table:style-name="ro1">
          <table:table-cell office:value-type="string">
            <text:p>24ASCXKNQY2RRS8BA9MEBHR0M4DP0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9CPFE4EGDHD1BTQFS0N7W6HKED9JM</text:p>
          </table:table-cell>
          <table:table-cell office:value-type="string">
            <text:p>A1UNZTSLGW77HK</text:p>
          </table:table-cell>
          <table:table-cell office:value-type="string">
            <text:p>Submitted</text:p>
          </table:table-cell>
          <table:table-cell office:value-type="string">
            <text:p>Thu Sep 13 06:37:47 GMT 2012</text:p>
          </table:table-cell>
          <table:table-cell office:value-type="string">
            <text:p>Thu Sep 13 06:38:00 GMT 2012</text:p>
          </table:table-cell>
          <table:table-cell office:value-type="string">
            <text:p>Wed Sep 19 23:38:00 PDT 2012</text:p>
          </table:table-cell>
          <table:table-cell table:number-columns-repeated="3"/>
          <table:table-cell office:value-type="string">
            <text:p>13</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Dwight_D._Eisenhower_7:62.txt</text:p>
          </table:table-cell>
          <table:table-cell office:value-type="string">
            <text:p>We seek victory--not over any nation or people--but over the ancient enemies of us all; victory over ignorance, poverty, disease, and human degradation wherever they may be found. We march in the noblest of causes--human freedom.&lt;br/&gt;&lt;br/&gt;If we make ourselves worthy of America&amp;apos;s ideals, if we do not forget that our nation was founded on the premise that all men are creatures of God&amp;apos;s making, the world will come to know that it is free men who carry forward the true promise of human progress and dignity.&lt;br/&gt;&lt;br/&gt;</text:p>
          </table:table-cell>
          <table:table-cell office:value-type="string">
            <text:p>Science of morality</text:p>
          </table:table-cell>
          <table:table-cell office:value-type="string">
            <text:p>http://en.wikipedia.org/wiki/Science_of_morality</text:p>
          </table:table-cell>
          <table:table-cell table:style-name="ce1" office:value-type="string">
            <text:p>2003</text:p>
          </table:table-cell>
          <table:table-cell office:value-type="string">
            <text:p>http://en.wikipedia.org/wiki/2003</text:p>
          </table:table-cell>
          <table:table-cell/>
          <table:table-cell office:value-type="string">
            <text:p>1</text:p>
          </table:table-cell>
          <table:table-cell table:number-columns-repeated="3"/>
          <table:table-cell table:formula="of:=CONCATENATE([.AB39];&quot;,&quot;;[.AC39];&quot;,&quot;; TEXT([.AK39];&quot;#&quot;))" office:value-type="string" office:string-value="EDA,LAU_ET_AL,1">
            <text:p>EDA,LAU_ET_AL,1</text:p>
          </table:table-cell>
        </table:table-row>
        <table:table-row table:style-name="ro1">
          <table:table-cell office:value-type="string">
            <text:p>24ASCXKNQY2RRS8BA9MEBHR0M4DP0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Z4GJ2D21O3WK655QZGSQ2KYK4R7DT</text:p>
          </table:table-cell>
          <table:table-cell office:value-type="string">
            <text:p>A997OZ3H2B3Q2</text:p>
          </table:table-cell>
          <table:table-cell office:value-type="string">
            <text:p>Submitted</text:p>
          </table:table-cell>
          <table:table-cell office:value-type="string">
            <text:p>Thu Sep 13 06:28:46 GMT 2012</text:p>
          </table:table-cell>
          <table:table-cell office:value-type="string">
            <text:p>Thu Sep 13 06:28:56 GMT 2012</text:p>
          </table:table-cell>
          <table:table-cell office:value-type="string">
            <text:p>Wed Sep 19 23:28:56 PDT 2012</text:p>
          </table:table-cell>
          <table:table-cell table:number-columns-repeated="3"/>
          <table:table-cell office:value-type="string">
            <text:p>10</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Dwight_D._Eisenhower_7:62.txt</text:p>
          </table:table-cell>
          <table:table-cell office:value-type="string">
            <text:p>We seek victory--not over any nation or people--but over the ancient enemies of us all; victory over ignorance, poverty, disease, and human degradation wherever they may be found. We march in the noblest of causes--human freedom.&lt;br/&gt;&lt;br/&gt;If we make ourselves worthy of America&amp;apos;s ideals, if we do not forget that our nation was founded on the premise that all men are creatures of God&amp;apos;s making, the world will come to know that it is free men who carry forward the true promise of human progress and dignity.&lt;br/&gt;&lt;br/&gt;</text:p>
          </table:table-cell>
          <table:table-cell office:value-type="string">
            <text:p>Science of morality</text:p>
          </table:table-cell>
          <table:table-cell office:value-type="string">
            <text:p>http://en.wikipedia.org/wiki/Science_of_morality</text:p>
          </table:table-cell>
          <table:table-cell table:style-name="ce1" office:value-type="string">
            <text:p>2003</text:p>
          </table:table-cell>
          <table:table-cell office:value-type="string">
            <text:p>http://en.wikipedia.org/wiki/2003</text:p>
          </table:table-cell>
          <table:table-cell/>
          <table:table-cell office:value-type="string">
            <text:p>1</text:p>
          </table:table-cell>
          <table:table-cell table:number-columns-repeated="3"/>
          <table:table-cell table:formula="of:=CONCATENATE([.AB40];&quot;,&quot;;[.AC40];&quot;,&quot;; TEXT([.AK40];&quot;#&quot;))" office:value-type="string" office:string-value="EDA,LAU_ET_AL,1">
            <text:p>EDA,LAU_ET_AL,1</text:p>
          </table:table-cell>
        </table:table-row>
        <table:table-row table:style-name="ro1">
          <table:table-cell office:value-type="string">
            <text:p>23WC1PC6SK9RYHTT6SQEPMAARWJP1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3UD5NQYN5F3597LC3PMVCWYHJGB7R</text:p>
          </table:table-cell>
          <table:table-cell office:value-type="string">
            <text:p>A1UNZTSLGW77HK</text:p>
          </table:table-cell>
          <table:table-cell office:value-type="string">
            <text:p>Submitted</text:p>
          </table:table-cell>
          <table:table-cell office:value-type="string">
            <text:p>Thu Sep 13 06:35:47 GMT 2012</text:p>
          </table:table-cell>
          <table:table-cell office:value-type="string">
            <text:p>Thu Sep 13 06:36:02 GMT 2012</text:p>
          </table:table-cell>
          <table:table-cell office:value-type="string">
            <text:p>Wed Sep 19 23:36:02 PDT 2012</text:p>
          </table:table-cell>
          <table:table-cell table:number-columns-repeated="3"/>
          <table:table-cell office:value-type="string">
            <text:p>15</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ashington_5:3.txt</text:p>
          </table:table-cell>
          <table:table-cell office:value-type="string">
            <text:p>Whatsoever those remedies may be, they will be well administered by the judiciary, who possess a long-established course of investigation, effectual process, and officers in the habit of executing it.&lt;br/&gt;&lt;br/&gt;In like manner, as several of the courts have doubted, under particular circumstances, their power to liberate the vessels of a nation at peace, and even of a citizen of the United States, although seized under a false color of being hostile property, and have denied their power to liberate certain captures within the protection of our territory, it would seem proper to regulate their jurisdiction in these points. But if the Executive is to be the resort in either of the two last-mentioned cases, it is hoped that he will be authorized by law to have facts ascertained by the courts when for his own information he shall request it.&lt;br/&gt;&lt;br/&gt;</text:p>
          </table:table-cell>
          <table:table-cell office:value-type="string">
            <text:p>Solid Waste Agency of Northern Cook Cty. v. Army Corps of Engineers</text:p>
          </table:table-cell>
          <table:table-cell office:value-type="string">
            <text:p>http://en.wikipedia.org/wiki/Solid_Waste_Agency_of_Northern_Cook_Cty._v._Army_Corps_of_Engineers</text:p>
          </table:table-cell>
          <table:table-cell office:value-type="string">
            <text:p>State court (United States)</text:p>
          </table:table-cell>
          <table:table-cell office:value-type="string">
            <text:p>http://en.wikipedia.org/wiki/State_court_(United_States)</text:p>
          </table:table-cell>
          <table:table-cell/>
          <table:table-cell office:value-type="string">
            <text:p>2</text:p>
          </table:table-cell>
          <table:table-cell table:number-columns-repeated="3"/>
          <table:table-cell table:formula="of:=CONCATENATE([.AB41];&quot;,&quot;;[.AC41];&quot;,&quot;; TEXT([.AK41];&quot;#&quot;))" office:value-type="string" office:string-value="LAU_ET_AL,EDA,2">
            <text:p>LAU_ET_AL,EDA,2</text:p>
          </table:table-cell>
        </table:table-row>
        <table:table-row table:style-name="ro1">
          <table:table-cell office:value-type="string">
            <text:p>23WC1PC6SK9RYHTT6SQEPMAARWJP1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7J24SMEZZ2MXTASG4ZPHY38ZBXK39</text:p>
          </table:table-cell>
          <table:table-cell office:value-type="string">
            <text:p>AE3ML0W24YFNL</text:p>
          </table:table-cell>
          <table:table-cell office:value-type="string">
            <text:p>Submitted</text:p>
          </table:table-cell>
          <table:table-cell office:value-type="string">
            <text:p>Thu Sep 13 05:34:38 GMT 2012</text:p>
          </table:table-cell>
          <table:table-cell office:value-type="string">
            <text:p>Thu Sep 13 05:35:02 GMT 2012</text:p>
          </table:table-cell>
          <table:table-cell office:value-type="string">
            <text:p>Wed Sep 19 22:35:02 PDT 2012</text:p>
          </table:table-cell>
          <table:table-cell table:number-columns-repeated="3"/>
          <table:table-cell office:value-type="string">
            <text:p>24</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ashington_5:3.txt</text:p>
          </table:table-cell>
          <table:table-cell office:value-type="string">
            <text:p>Whatsoever those remedies may be, they will be well administered by the judiciary, who possess a long-established course of investigation, effectual process, and officers in the habit of executing it.&lt;br/&gt;&lt;br/&gt;In like manner, as several of the courts have doubted, under particular circumstances, their power to liberate the vessels of a nation at peace, and even of a citizen of the United States, although seized under a false color of being hostile property, and have denied their power to liberate certain captures within the protection of our territory, it would seem proper to regulate their jurisdiction in these points. But if the Executive is to be the resort in either of the two last-mentioned cases, it is hoped that he will be authorized by law to have facts ascertained by the courts when for his own information he shall request it.&lt;br/&gt;&lt;br/&gt;</text:p>
          </table:table-cell>
          <table:table-cell office:value-type="string">
            <text:p>Solid Waste Agency of Northern Cook Cty. v. Army Corps of Engineers</text:p>
          </table:table-cell>
          <table:table-cell office:value-type="string">
            <text:p>http://en.wikipedia.org/wiki/Solid_Waste_Agency_of_Northern_Cook_Cty._v._Army_Corps_of_Engineers</text:p>
          </table:table-cell>
          <table:table-cell office:value-type="string">
            <text:p>State court (United States)</text:p>
          </table:table-cell>
          <table:table-cell office:value-type="string">
            <text:p>http://en.wikipedia.org/wiki/State_court_(United_States)</text:p>
          </table:table-cell>
          <table:table-cell/>
          <table:table-cell office:value-type="string">
            <text:p>2</text:p>
          </table:table-cell>
          <table:table-cell table:number-columns-repeated="3"/>
          <table:table-cell table:formula="of:=CONCATENATE([.AB42];&quot;,&quot;;[.AC42];&quot;,&quot;; TEXT([.AK42];&quot;#&quot;))" office:value-type="string" office:string-value="LAU_ET_AL,EDA,2">
            <text:p>LAU_ET_AL,EDA,2</text:p>
          </table:table-cell>
        </table:table-row>
        <table:table-row table:style-name="ro1">
          <table:table-cell office:value-type="string">
            <text:p>23WC1PC6SK9RYHTT6SQEPMAARWJP1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JJJ85OZIZEH1JYUTYFQDEWP304AYW</text:p>
          </table:table-cell>
          <table:table-cell office:value-type="string">
            <text:p>AAE9H4ZIKQS37</text:p>
          </table:table-cell>
          <table:table-cell office:value-type="string">
            <text:p>Submitted</text:p>
          </table:table-cell>
          <table:table-cell office:value-type="string">
            <text:p>Thu Sep 13 06:34:35 GMT 2012</text:p>
          </table:table-cell>
          <table:table-cell office:value-type="string">
            <text:p>Thu Sep 13 06:34:47 GMT 2012</text:p>
          </table:table-cell>
          <table:table-cell office:value-type="string">
            <text:p>Wed Sep 19 23:34:47 PDT 2012</text:p>
          </table:table-cell>
          <table:table-cell table:number-columns-repeated="3"/>
          <table:table-cell office:value-type="string">
            <text:p>12</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ashington_5:3.txt</text:p>
          </table:table-cell>
          <table:table-cell office:value-type="string">
            <text:p>Whatsoever those remedies may be, they will be well administered by the judiciary, who possess a long-established course of investigation, effectual process, and officers in the habit of executing it.&lt;br/&gt;&lt;br/&gt;In like manner, as several of the courts have doubted, under particular circumstances, their power to liberate the vessels of a nation at peace, and even of a citizen of the United States, although seized under a false color of being hostile property, and have denied their power to liberate certain captures within the protection of our territory, it would seem proper to regulate their jurisdiction in these points. But if the Executive is to be the resort in either of the two last-mentioned cases, it is hoped that he will be authorized by law to have facts ascertained by the courts when for his own information he shall request it.&lt;br/&gt;&lt;br/&gt;</text:p>
          </table:table-cell>
          <table:table-cell office:value-type="string">
            <text:p>Solid Waste Agency of Northern Cook Cty. v. Army Corps of Engineers</text:p>
          </table:table-cell>
          <table:table-cell office:value-type="string">
            <text:p>http://en.wikipedia.org/wiki/Solid_Waste_Agency_of_Northern_Cook_Cty._v._Army_Corps_of_Engineers</text:p>
          </table:table-cell>
          <table:table-cell office:value-type="string">
            <text:p>State court (United States)</text:p>
          </table:table-cell>
          <table:table-cell office:value-type="string">
            <text:p>http://en.wikipedia.org/wiki/State_court_(United_States)</text:p>
          </table:table-cell>
          <table:table-cell/>
          <table:table-cell office:value-type="string">
            <text:p>2</text:p>
          </table:table-cell>
          <table:table-cell table:number-columns-repeated="3"/>
          <table:table-cell table:formula="of:=CONCATENATE([.AB43];&quot;,&quot;;[.AC43];&quot;,&quot;; TEXT([.AK43];&quot;#&quot;))" office:value-type="string" office:string-value="LAU_ET_AL,EDA,2">
            <text:p>LAU_ET_AL,EDA,2</text:p>
          </table:table-cell>
        </table:table-row>
        <table:table-row table:style-name="ro1">
          <table:table-cell office:value-type="string">
            <text:p>2FNCOW0LGRZ3NLFKSMXVVUZWF1WZ8M</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E70OHOVR14ICTC7SJTHMCWACCB65N</text:p>
          </table:table-cell>
          <table:table-cell office:value-type="string">
            <text:p>A997OZ3H2B3Q2</text:p>
          </table:table-cell>
          <table:table-cell office:value-type="string">
            <text:p>Submitted</text:p>
          </table:table-cell>
          <table:table-cell office:value-type="string">
            <text:p>Thu Sep 13 06:46:03 GMT 2012</text:p>
          </table:table-cell>
          <table:table-cell office:value-type="string">
            <text:p>Thu Sep 13 06:46:20 GMT 2012</text:p>
          </table:table-cell>
          <table:table-cell office:value-type="string">
            <text:p>Wed Sep 19 23:46:20 PDT 2012</text:p>
          </table:table-cell>
          <table:table-cell table:number-columns-repeated="3"/>
          <table:table-cell office:value-type="string">
            <text:p>17</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K._Polk_3:54.txt</text:p>
          </table:table-cell>
          <table:table-cell office:value-type="string">
            <text:p>In addition to the inhabitants in that Territory who had previously emigrated to it, large numbers of our citizens have followed them during the present year, and it is not doubted that during the next and subsequent years their numbers will be greatly increased.&lt;br/&gt;&lt;br/&gt;Congress at its last session established post routes leading to Oregon, and between different points within that Territory, and authorized the establishment of post-offices at &amp;quot;Astoria and such other places on the coasts of the Pacific within the territory of the United States as the public interests may require.&amp;quot; Post-offices have accordingly been established, deputy postmasters appointed, and provision made for the transportation of the mails.&lt;br/&gt;&lt;br/&gt;</text:p>
          </table:table-cell>
          <table:table-cell office:value-type="string">
            <text:p>Dismissal of U.S. attorneys controversy</text:p>
          </table:table-cell>
          <table:table-cell office:value-type="string">
            <text:p>http://en.wikipedia.org/wiki/Dismissal_of_U.S._attorneys_controversy</text:p>
          </table:table-cell>
          <table:table-cell office:value-type="string">
            <text:p>British Forces Post Office</text:p>
          </table:table-cell>
          <table:table-cell office:value-type="string">
            <text:p>http://en.wikipedia.org/wiki/British_Forces_Post_Office</text:p>
          </table:table-cell>
          <table:table-cell/>
          <table:table-cell office:value-type="string">
            <text:p>1</text:p>
          </table:table-cell>
          <table:table-cell table:number-columns-repeated="3"/>
          <table:table-cell table:formula="of:=CONCATENATE([.AB44];&quot;,&quot;;[.AC44];&quot;,&quot;; TEXT([.AK44];&quot;#&quot;))" office:value-type="string" office:string-value="LAU_ET_AL,EDA,1">
            <text:p>LAU_ET_AL,EDA,1</text:p>
          </table:table-cell>
        </table:table-row>
        <table:table-row table:style-name="ro1">
          <table:table-cell office:value-type="string">
            <text:p>2FNCOW0LGRZ3NLFKSMXVVUZWF1WZ8M</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JPBNVP3TVOKK33OCBP7YEOZLDS03K</text:p>
          </table:table-cell>
          <table:table-cell office:value-type="string">
            <text:p>A1K31OBX0MZU1N</text:p>
          </table:table-cell>
          <table:table-cell office:value-type="string">
            <text:p>Submitted</text:p>
          </table:table-cell>
          <table:table-cell office:value-type="string">
            <text:p>Thu Sep 13 05:35:34 GMT 2012</text:p>
          </table:table-cell>
          <table:table-cell office:value-type="string">
            <text:p>Thu Sep 13 05:37:06 GMT 2012</text:p>
          </table:table-cell>
          <table:table-cell office:value-type="string">
            <text:p>Wed Sep 19 22:37:06 PDT 2012</text:p>
          </table:table-cell>
          <table:table-cell table:number-columns-repeated="3"/>
          <table:table-cell office:value-type="string">
            <text:p>92</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K._Polk_3:54.txt</text:p>
          </table:table-cell>
          <table:table-cell office:value-type="string">
            <text:p>In addition to the inhabitants in that Territory who had previously emigrated to it, large numbers of our citizens have followed them during the present year, and it is not doubted that during the next and subsequent years their numbers will be greatly increased.&lt;br/&gt;&lt;br/&gt;Congress at its last session established post routes leading to Oregon, and between different points within that Territory, and authorized the establishment of post-offices at &amp;quot;Astoria and such other places on the coasts of the Pacific within the territory of the United States as the public interests may require.&amp;quot; Post-offices have accordingly been established, deputy postmasters appointed, and provision made for the transportation of the mails.&lt;br/&gt;&lt;br/&gt;</text:p>
          </table:table-cell>
          <table:table-cell office:value-type="string">
            <text:p>Dismissal of U.S. attorneys controversy</text:p>
          </table:table-cell>
          <table:table-cell office:value-type="string">
            <text:p>http://en.wikipedia.org/wiki/Dismissal_of_U.S._attorneys_controversy</text:p>
          </table:table-cell>
          <table:table-cell office:value-type="string">
            <text:p>British Forces Post Office</text:p>
          </table:table-cell>
          <table:table-cell office:value-type="string">
            <text:p>http://en.wikipedia.org/wiki/British_Forces_Post_Office</text:p>
          </table:table-cell>
          <table:table-cell/>
          <table:table-cell office:value-type="string">
            <text:p>1</text:p>
          </table:table-cell>
          <table:table-cell table:number-columns-repeated="3"/>
          <table:table-cell table:formula="of:=CONCATENATE([.AB45];&quot;,&quot;;[.AC45];&quot;,&quot;; TEXT([.AK45];&quot;#&quot;))" office:value-type="string" office:string-value="LAU_ET_AL,EDA,1">
            <text:p>LAU_ET_AL,EDA,1</text:p>
          </table:table-cell>
        </table:table-row>
        <table:table-row table:style-name="ro1">
          <table:table-cell office:value-type="string">
            <text:p>2FNCOW0LGRZ3NLFKSMXVVUZWF1WZ8M</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KYX3YOCCF0C4E82W39NQIXYMJQRS1</text:p>
          </table:table-cell>
          <table:table-cell office:value-type="string">
            <text:p>A2W2ZEI7WUASOW</text:p>
          </table:table-cell>
          <table:table-cell office:value-type="string">
            <text:p>Submitted</text:p>
          </table:table-cell>
          <table:table-cell office:value-type="string">
            <text:p>Thu Sep 13 05:31:23 GMT 2012</text:p>
          </table:table-cell>
          <table:table-cell office:value-type="string">
            <text:p>Thu Sep 13 05:31:51 GMT 2012</text:p>
          </table:table-cell>
          <table:table-cell office:value-type="string">
            <text:p>Wed Sep 19 22:31:51 PDT 2012</text:p>
          </table:table-cell>
          <table:table-cell table:number-columns-repeated="3"/>
          <table:table-cell office:value-type="string">
            <text:p>28</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K._Polk_3:54.txt</text:p>
          </table:table-cell>
          <table:table-cell office:value-type="string">
            <text:p>In addition to the inhabitants in that Territory who had previously emigrated to it, large numbers of our citizens have followed them during the present year, and it is not doubted that during the next and subsequent years their numbers will be greatly increased.&lt;br/&gt;&lt;br/&gt;Congress at its last session established post routes leading to Oregon, and between different points within that Territory, and authorized the establishment of post-offices at &amp;quot;Astoria and such other places on the coasts of the Pacific within the territory of the United States as the public interests may require.&amp;quot; Post-offices have accordingly been established, deputy postmasters appointed, and provision made for the transportation of the mails.&lt;br/&gt;&lt;br/&gt;</text:p>
          </table:table-cell>
          <table:table-cell office:value-type="string">
            <text:p>Dismissal of U.S. attorneys controversy</text:p>
          </table:table-cell>
          <table:table-cell office:value-type="string">
            <text:p>http://en.wikipedia.org/wiki/Dismissal_of_U.S._attorneys_controversy</text:p>
          </table:table-cell>
          <table:table-cell office:value-type="string">
            <text:p>British Forces Post Office</text:p>
          </table:table-cell>
          <table:table-cell office:value-type="string">
            <text:p>http://en.wikipedia.org/wiki/British_Forces_Post_Office</text:p>
          </table:table-cell>
          <table:table-cell/>
          <table:table-cell office:value-type="string">
            <text:p>1</text:p>
          </table:table-cell>
          <table:table-cell table:number-columns-repeated="3"/>
          <table:table-cell table:formula="of:=CONCATENATE([.AB46];&quot;,&quot;;[.AC46];&quot;,&quot;; TEXT([.AK46];&quot;#&quot;))" office:value-type="string" office:string-value="LAU_ET_AL,EDA,1">
            <text:p>LAU_ET_AL,EDA,1</text:p>
          </table:table-cell>
        </table:table-row>
        <table:table-row table:style-name="ro1">
          <table:table-cell office:value-type="string">
            <text:p>22DWJ5OPB0YVV8W3T627MP9U5BX5X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GK8SV7WGKCCAU98JKU3UHAPWJER1I</text:p>
          </table:table-cell>
          <table:table-cell office:value-type="string">
            <text:p>A2W2ZEI7WUASOW</text:p>
          </table:table-cell>
          <table:table-cell office:value-type="string">
            <text:p>Submitted</text:p>
          </table:table-cell>
          <table:table-cell office:value-type="string">
            <text:p>Thu Sep 13 05:40:28 GMT 2012</text:p>
          </table:table-cell>
          <table:table-cell office:value-type="string">
            <text:p>Thu Sep 13 05:40:40 GMT 2012</text:p>
          </table:table-cell>
          <table:table-cell office:value-type="string">
            <text:p>Wed Sep 19 22:40:40 PDT 2012</text:p>
          </table:table-cell>
          <table:table-cell table:number-columns-repeated="3"/>
          <table:table-cell office:value-type="string">
            <text:p>12</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Richard_Nixon_5:18.txt</text:p>
          </table:table-cell>
          <table:table-cell office:value-type="string">
            <text:p>Regardless of the outcome of this meeting, the cooperation of the American people in our energy conservation program has already gone a long way towards achieving a goal to which I am deeply dedicated. Let us do everything we can to avoid gasoline rationing in the United States of America.&lt;br/&gt;&lt;br/&gt;Last week, I sent to the Congress a comprehensive special message setting forth our energy situation, recommending the legislative measures which are necessary to a program for meeting our needs. If the embargo is lifted, this will ease the crisis, but it will not mean an end to the energy shortage in America. Voluntary conservation will continue to be necessary. And let me take this occasion to pay tribute once again to the splendid spirit of cooperation the American people have shown which has made possible our success in meeting this emergency up to this time.&lt;br/&gt;&lt;br/&gt;</text:p>
          </table:table-cell>
          <table:table-cell office:value-type="string">
            <text:p>2011 Tōhoku earthquake and tsunami</text:p>
          </table:table-cell>
          <table:table-cell office:value-type="string">
            <text:p>http://en.wikipedia.org/wiki/2011_Tōhoku_earthquake_and_tsunami</text:p>
          </table:table-cell>
          <table:table-cell office:value-type="string">
            <text:p>1973 oil crisis</text:p>
          </table:table-cell>
          <table:table-cell office:value-type="string">
            <text:p>http://en.wikipedia.org/wiki/1973_oil_crisis</text:p>
          </table:table-cell>
          <table:table-cell/>
          <table:table-cell office:value-type="string">
            <text:p>2</text:p>
          </table:table-cell>
          <table:table-cell table:number-columns-repeated="3"/>
          <table:table-cell table:formula="of:=CONCATENATE([.AB47];&quot;,&quot;;[.AC47];&quot;,&quot;; TEXT([.AK47];&quot;#&quot;))" office:value-type="string" office:string-value="LAU_ET_AL,EDA,2">
            <text:p>LAU_ET_AL,EDA,2</text:p>
          </table:table-cell>
        </table:table-row>
        <table:table-row table:style-name="ro1">
          <table:table-cell office:value-type="string">
            <text:p>22DWJ5OPB0YVV8W3T627MP9U5BX5X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QHGSNTL0XUL6PBYITUMUDX5L4F0M6</text:p>
          </table:table-cell>
          <table:table-cell office:value-type="string">
            <text:p>AS809NPDW8VZ0</text:p>
          </table:table-cell>
          <table:table-cell office:value-type="string">
            <text:p>Submitted</text:p>
          </table:table-cell>
          <table:table-cell office:value-type="string">
            <text:p>Thu Sep 13 06:45:02 GMT 2012</text:p>
          </table:table-cell>
          <table:table-cell office:value-type="string">
            <text:p>Thu Sep 13 06:45:37 GMT 2012</text:p>
          </table:table-cell>
          <table:table-cell office:value-type="string">
            <text:p>Wed Sep 19 23:45:37 PDT 2012</text:p>
          </table:table-cell>
          <table:table-cell table:number-columns-repeated="3"/>
          <table:table-cell office:value-type="string">
            <text:p>35</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Richard_Nixon_5:18.txt</text:p>
          </table:table-cell>
          <table:table-cell office:value-type="string">
            <text:p>Regardless of the outcome of this meeting, the cooperation of the American people in our energy conservation program has already gone a long way towards achieving a goal to which I am deeply dedicated. Let us do everything we can to avoid gasoline rationing in the United States of America.&lt;br/&gt;&lt;br/&gt;Last week, I sent to the Congress a comprehensive special message setting forth our energy situation, recommending the legislative measures which are necessary to a program for meeting our needs. If the embargo is lifted, this will ease the crisis, but it will not mean an end to the energy shortage in America. Voluntary conservation will continue to be necessary. And let me take this occasion to pay tribute once again to the splendid spirit of cooperation the American people have shown which has made possible our success in meeting this emergency up to this time.&lt;br/&gt;&lt;br/&gt;</text:p>
          </table:table-cell>
          <table:table-cell office:value-type="string">
            <text:p>2011 Tōhoku earthquake and tsunami</text:p>
          </table:table-cell>
          <table:table-cell office:value-type="string">
            <text:p>http://en.wikipedia.org/wiki/2011_Tōhoku_earthquake_and_tsunami</text:p>
          </table:table-cell>
          <table:table-cell office:value-type="string">
            <text:p>1973 oil crisis</text:p>
          </table:table-cell>
          <table:table-cell office:value-type="string">
            <text:p>http://en.wikipedia.org/wiki/1973_oil_crisis</text:p>
          </table:table-cell>
          <table:table-cell/>
          <table:table-cell office:value-type="string">
            <text:p>2</text:p>
          </table:table-cell>
          <table:table-cell table:number-columns-repeated="3"/>
          <table:table-cell table:formula="of:=CONCATENATE([.AB48];&quot;,&quot;;[.AC48];&quot;,&quot;; TEXT([.AK48];&quot;#&quot;))" office:value-type="string" office:string-value="LAU_ET_AL,EDA,2">
            <text:p>LAU_ET_AL,EDA,2</text:p>
          </table:table-cell>
        </table:table-row>
        <table:table-row table:style-name="ro1">
          <table:table-cell office:value-type="string">
            <text:p>22DWJ5OPB0YVV8W3T627MP9U5BX5X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XB92NJKM05B1SHZO8N2OTP9XPEFA4</text:p>
          </table:table-cell>
          <table:table-cell office:value-type="string">
            <text:p>AAE9H4ZIKQS37</text:p>
          </table:table-cell>
          <table:table-cell office:value-type="string">
            <text:p>Submitted</text:p>
          </table:table-cell>
          <table:table-cell office:value-type="string">
            <text:p>Thu Sep 13 06:41:28 GMT 2012</text:p>
          </table:table-cell>
          <table:table-cell office:value-type="string">
            <text:p>Thu Sep 13 06:41:37 GMT 2012</text:p>
          </table:table-cell>
          <table:table-cell office:value-type="string">
            <text:p>Wed Sep 19 23:41:37 PDT 2012</text:p>
          </table:table-cell>
          <table:table-cell table:number-columns-repeated="3"/>
          <table:table-cell office:value-type="string">
            <text:p>9</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Richard_Nixon_5:18.txt</text:p>
          </table:table-cell>
          <table:table-cell office:value-type="string">
            <text:p>Regardless of the outcome of this meeting, the cooperation of the American people in our energy conservation program has already gone a long way towards achieving a goal to which I am deeply dedicated. Let us do everything we can to avoid gasoline rationing in the United States of America.&lt;br/&gt;&lt;br/&gt;Last week, I sent to the Congress a comprehensive special message setting forth our energy situation, recommending the legislative measures which are necessary to a program for meeting our needs. If the embargo is lifted, this will ease the crisis, but it will not mean an end to the energy shortage in America. Voluntary conservation will continue to be necessary. And let me take this occasion to pay tribute once again to the splendid spirit of cooperation the American people have shown which has made possible our success in meeting this emergency up to this time.&lt;br/&gt;&lt;br/&gt;</text:p>
          </table:table-cell>
          <table:table-cell office:value-type="string">
            <text:p>2011 Tōhoku earthquake and tsunami</text:p>
          </table:table-cell>
          <table:table-cell office:value-type="string">
            <text:p>http://en.wikipedia.org/wiki/2011_Tōhoku_earthquake_and_tsunami</text:p>
          </table:table-cell>
          <table:table-cell office:value-type="string">
            <text:p>1973 oil crisis</text:p>
          </table:table-cell>
          <table:table-cell office:value-type="string">
            <text:p>http://en.wikipedia.org/wiki/1973_oil_crisis</text:p>
          </table:table-cell>
          <table:table-cell/>
          <table:table-cell office:value-type="string">
            <text:p>2</text:p>
          </table:table-cell>
          <table:table-cell table:number-columns-repeated="3"/>
          <table:table-cell table:formula="of:=CONCATENATE([.AB49];&quot;,&quot;;[.AC49];&quot;,&quot;; TEXT([.AK49];&quot;#&quot;))" office:value-type="string" office:string-value="LAU_ET_AL,EDA,2">
            <text:p>LAU_ET_AL,EDA,2</text:p>
          </table:table-cell>
        </table:table-row>
        <table:table-row table:style-name="ro1">
          <table:table-cell office:value-type="string">
            <text:p>21UCVLL3CA331QYUXE39VQU7Z7EZ9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0ZQ67051QKC20P700315MGI6AGFZ0</text:p>
          </table:table-cell>
          <table:table-cell office:value-type="string">
            <text:p>A2W2ZEI7WUASOW</text:p>
          </table:table-cell>
          <table:table-cell office:value-type="string">
            <text:p>Submitted</text:p>
          </table:table-cell>
          <table:table-cell office:value-type="string">
            <text:p>Thu Sep 13 05:39:14 GMT 2012</text:p>
          </table:table-cell>
          <table:table-cell office:value-type="string">
            <text:p>Thu Sep 13 05:39:29 GMT 2012</text:p>
          </table:table-cell>
          <table:table-cell office:value-type="string">
            <text:p>Wed Sep 19 22:39:29 PDT 2012</text:p>
          </table:table-cell>
          <table:table-cell table:number-columns-repeated="3"/>
          <table:table-cell office:value-type="string">
            <text:p>15</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Franklin_Delano_Roosevelt_1:7.txt</text:p>
          </table:table-cell>
          <table:table-cell office:value-type="string">
            <text:p>You recognized last spring that the most serious part of the debt burden affected those who stood in danger of losing their farms and their homes. I am glad to tell you that refinancing in both of these cases is proceeding with good success and in all probability within the financial limits set by the Congress.&lt;br/&gt;&lt;br/&gt;But agriculture had suffered from more than its debts. Actual experience with the operation of the Agricultural Adjustment Act leads to my belief that thus far the experiment of seeking a balance between production and consumption is succeeding and has made progress entirely in line with reasonable expectations toward the restoration of farm prices to parity. I continue in my conviction that industrial progress and prosperity can only be attained by bringing the purchasing power of that portion of our population which in one form or another is dependent upon agriculture up to a level which will restore a proper balance between every section of the country and between every form of work.&lt;br/&gt;&lt;br/&gt;</text:p>
          </table:table-cell>
          <table:table-cell office:value-type="string">
            <text:p>History of rent control in England and Wales</text:p>
          </table:table-cell>
          <table:table-cell office:value-type="string">
            <text:p>http://en.wikipedia.org/wiki/History_of_rent_control_in_England_and_Wales</text:p>
          </table:table-cell>
          <table:table-cell office:value-type="string">
            <text:p>Xu Zheng</text:p>
          </table:table-cell>
          <table:table-cell office:value-type="string">
            <text:p>http://en.wikipedia.org/wiki/Xu_Zheng</text:p>
          </table:table-cell>
          <table:table-cell/>
          <table:table-cell office:value-type="string">
            <text:p>1</text:p>
          </table:table-cell>
          <table:table-cell table:number-columns-repeated="3"/>
          <table:table-cell table:formula="of:=CONCATENATE([.AB50];&quot;,&quot;;[.AC50];&quot;,&quot;; TEXT([.AK50];&quot;#&quot;))" office:value-type="string" office:string-value="EDA,RANDOM,1">
            <text:p>EDA,RANDOM,1</text:p>
          </table:table-cell>
        </table:table-row>
        <table:table-row table:style-name="ro1">
          <table:table-cell office:value-type="string">
            <text:p>21UCVLL3CA331QYUXE39VQU7Z7EZ9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N9JHP4BDDKGJ7WWZ70XBG35DBDZ6H</text:p>
          </table:table-cell>
          <table:table-cell office:value-type="string">
            <text:p>A997OZ3H2B3Q2</text:p>
          </table:table-cell>
          <table:table-cell office:value-type="string">
            <text:p>Submitted</text:p>
          </table:table-cell>
          <table:table-cell office:value-type="string">
            <text:p>Thu Sep 13 05:52:35 GMT 2012</text:p>
          </table:table-cell>
          <table:table-cell office:value-type="string">
            <text:p>Thu Sep 13 05:52:52 GMT 2012</text:p>
          </table:table-cell>
          <table:table-cell office:value-type="string">
            <text:p>Wed Sep 19 22:52:52 PDT 2012</text:p>
          </table:table-cell>
          <table:table-cell table:number-columns-repeated="3"/>
          <table:table-cell office:value-type="string">
            <text:p>17</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Franklin_Delano_Roosevelt_1:7.txt</text:p>
          </table:table-cell>
          <table:table-cell office:value-type="string">
            <text:p>You recognized last spring that the most serious part of the debt burden affected those who stood in danger of losing their farms and their homes. I am glad to tell you that refinancing in both of these cases is proceeding with good success and in all probability within the financial limits set by the Congress.&lt;br/&gt;&lt;br/&gt;But agriculture had suffered from more than its debts. Actual experience with the operation of the Agricultural Adjustment Act leads to my belief that thus far the experiment of seeking a balance between production and consumption is succeeding and has made progress entirely in line with reasonable expectations toward the restoration of farm prices to parity. I continue in my conviction that industrial progress and prosperity can only be attained by bringing the purchasing power of that portion of our population which in one form or another is dependent upon agriculture up to a level which will restore a proper balance between every section of the country and between every form of work.&lt;br/&gt;&lt;br/&gt;</text:p>
          </table:table-cell>
          <table:table-cell office:value-type="string">
            <text:p>History of rent control in England and Wales</text:p>
          </table:table-cell>
          <table:table-cell office:value-type="string">
            <text:p>http://en.wikipedia.org/wiki/History_of_rent_control_in_England_and_Wales</text:p>
          </table:table-cell>
          <table:table-cell office:value-type="string">
            <text:p>Xu Zheng</text:p>
          </table:table-cell>
          <table:table-cell office:value-type="string">
            <text:p>http://en.wikipedia.org/wiki/Xu_Zheng</text:p>
          </table:table-cell>
          <table:table-cell/>
          <table:table-cell office:value-type="string">
            <text:p>1</text:p>
          </table:table-cell>
          <table:table-cell table:number-columns-repeated="3"/>
          <table:table-cell table:formula="of:=CONCATENATE([.AB51];&quot;,&quot;;[.AC51];&quot;,&quot;; TEXT([.AK51];&quot;#&quot;))" office:value-type="string" office:string-value="EDA,RANDOM,1">
            <text:p>EDA,RANDOM,1</text:p>
          </table:table-cell>
        </table:table-row>
        <table:table-row table:style-name="ro1">
          <table:table-cell office:value-type="string">
            <text:p>21UCVLL3CA331QYUXE39VQU7Z7EZ9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QEMEGOOGQSC1F6FHCJEQUUU6FUDDS</text:p>
          </table:table-cell>
          <table:table-cell office:value-type="string">
            <text:p>A1UNZTSLGW77HK</text:p>
          </table:table-cell>
          <table:table-cell office:value-type="string">
            <text:p>Submitted</text:p>
          </table:table-cell>
          <table:table-cell office:value-type="string">
            <text:p>Thu Sep 13 06:35:19 GMT 2012</text:p>
          </table:table-cell>
          <table:table-cell office:value-type="string">
            <text:p>Thu Sep 13 06:35:46 GMT 2012</text:p>
          </table:table-cell>
          <table:table-cell office:value-type="string">
            <text:p>Wed Sep 19 23:35:46 PDT 2012</text:p>
          </table:table-cell>
          <table:table-cell table:number-columns-repeated="3"/>
          <table:table-cell office:value-type="string">
            <text:p>27</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Franklin_Delano_Roosevelt_1:7.txt</text:p>
          </table:table-cell>
          <table:table-cell office:value-type="string">
            <text:p>You recognized last spring that the most serious part of the debt burden affected those who stood in danger of losing their farms and their homes. I am glad to tell you that refinancing in both of these cases is proceeding with good success and in all probability within the financial limits set by the Congress.&lt;br/&gt;&lt;br/&gt;But agriculture had suffered from more than its debts. Actual experience with the operation of the Agricultural Adjustment Act leads to my belief that thus far the experiment of seeking a balance between production and consumption is succeeding and has made progress entirely in line with reasonable expectations toward the restoration of farm prices to parity. I continue in my conviction that industrial progress and prosperity can only be attained by bringing the purchasing power of that portion of our population which in one form or another is dependent upon agriculture up to a level which will restore a proper balance between every section of the country and between every form of work.&lt;br/&gt;&lt;br/&gt;</text:p>
          </table:table-cell>
          <table:table-cell office:value-type="string">
            <text:p>History of rent control in England and Wales</text:p>
          </table:table-cell>
          <table:table-cell office:value-type="string">
            <text:p>http://en.wikipedia.org/wiki/History_of_rent_control_in_England_and_Wales</text:p>
          </table:table-cell>
          <table:table-cell office:value-type="string">
            <text:p>Xu Zheng</text:p>
          </table:table-cell>
          <table:table-cell office:value-type="string">
            <text:p>http://en.wikipedia.org/wiki/Xu_Zheng</text:p>
          </table:table-cell>
          <table:table-cell/>
          <table:table-cell office:value-type="string">
            <text:p>1</text:p>
          </table:table-cell>
          <table:table-cell table:number-columns-repeated="3"/>
          <table:table-cell table:formula="of:=CONCATENATE([.AB52];&quot;,&quot;;[.AC52];&quot;,&quot;; TEXT([.AK52];&quot;#&quot;))" office:value-type="string" office:string-value="EDA,RANDOM,1">
            <text:p>EDA,RANDOM,1</text:p>
          </table:table-cell>
        </table:table-row>
        <table:table-row table:style-name="ro1">
          <table:table-cell office:value-type="string">
            <text:p>2KVHJHP4BDDKVDMDY2O953G37HR5Y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5GX7H57DZKPUNSJNN8DU25LEXHB1V</text:p>
          </table:table-cell>
          <table:table-cell office:value-type="string">
            <text:p>AAE9H4ZIKQS37</text:p>
          </table:table-cell>
          <table:table-cell office:value-type="string">
            <text:p>Submitted</text:p>
          </table:table-cell>
          <table:table-cell office:value-type="string">
            <text:p>Thu Sep 13 06:44:56 GMT 2012</text:p>
          </table:table-cell>
          <table:table-cell office:value-type="string">
            <text:p>Thu Sep 13 06:45:18 GMT 2012</text:p>
          </table:table-cell>
          <table:table-cell office:value-type="string">
            <text:p>Wed Sep 19 23:45:18 PDT 2012</text:p>
          </table:table-cell>
          <table:table-cell table:number-columns-repeated="3"/>
          <table:table-cell office:value-type="string">
            <text:p>22</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Andrew_Jackson_2:32.txt</text:p>
          </table:table-cell>
          <table:table-cell office:value-type="string">
            <text:p>Although this plan has met with favor in some portions of the Union, it has also elicited objections which merit deliberate consideration. A brief notice of these objections here will not, therefore, I trust, be regarded as out of place.&lt;br/&gt;&lt;br/&gt;They rest, as far as they have come to my knowledge, on the following grounds: first, an objection to the ration of distribution; second, an apprehension that the existence of such a regulation would produce improvident and oppressive taxation to raise the funds for distribution; 3rd, that the mode proposed would lead to the construction of works of a local nature, to the exclusion of such as are general and as would consequently be of a more useful character; and, last, that it would create a discreditable and injurious dependence on the part of the State governments upon the Federal power.&lt;br/&gt;&lt;br/&gt;</text:p>
          </table:table-cell>
          <table:table-cell office:value-type="string">
            <text:p>Periyar E. V. Ramasamy</text:p>
          </table:table-cell>
          <table:table-cell office:value-type="string">
            <text:p>http://en.wikipedia.org/wiki/Periyar_E._V._Ramasamy</text:p>
          </table:table-cell>
          <table:table-cell office:value-type="string">
            <text:p>Victor Cousin</text:p>
          </table:table-cell>
          <table:table-cell office:value-type="string">
            <text:p>http://en.wikipedia.org/wiki/Victor_Cousin</text:p>
          </table:table-cell>
          <table:table-cell/>
          <table:table-cell office:value-type="string">
            <text:p>2</text:p>
          </table:table-cell>
          <table:table-cell table:number-columns-repeated="3"/>
          <table:table-cell table:formula="of:=CONCATENATE([.AB53];&quot;,&quot;;[.AC53];&quot;,&quot;; TEXT([.AK53];&quot;#&quot;))" office:value-type="string" office:string-value="LAU_ET_AL,EDA,2">
            <text:p>LAU_ET_AL,EDA,2</text:p>
          </table:table-cell>
        </table:table-row>
        <table:table-row table:style-name="ro1">
          <table:table-cell office:value-type="string">
            <text:p>2KVHJHP4BDDKVDMDY2O953G37HR5Y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DQOCCF0CP5KCYHNUS9X6G4PSMTUVI</text:p>
          </table:table-cell>
          <table:table-cell office:value-type="string">
            <text:p>A3H91IK5ZBIBYN</text:p>
          </table:table-cell>
          <table:table-cell office:value-type="string">
            <text:p>Submitted</text:p>
          </table:table-cell>
          <table:table-cell office:value-type="string">
            <text:p>Thu Sep 13 06:32:25 GMT 2012</text:p>
          </table:table-cell>
          <table:table-cell office:value-type="string">
            <text:p>Thu Sep 13 06:39:40 GMT 2012</text:p>
          </table:table-cell>
          <table:table-cell office:value-type="string">
            <text:p>Wed Sep 19 23:39:40 PDT 2012</text:p>
          </table:table-cell>
          <table:table-cell table:number-columns-repeated="3"/>
          <table:table-cell office:value-type="string">
            <text:p>435</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Andrew_Jackson_2:32.txt</text:p>
          </table:table-cell>
          <table:table-cell office:value-type="string">
            <text:p>Although this plan has met with favor in some portions of the Union, it has also elicited objections which merit deliberate consideration. A brief notice of these objections here will not, therefore, I trust, be regarded as out of place.&lt;br/&gt;&lt;br/&gt;They rest, as far as they have come to my knowledge, on the following grounds: first, an objection to the ration of distribution; second, an apprehension that the existence of such a regulation would produce improvident and oppressive taxation to raise the funds for distribution; 3rd, that the mode proposed would lead to the construction of works of a local nature, to the exclusion of such as are general and as would consequently be of a more useful character; and, last, that it would create a discreditable and injurious dependence on the part of the State governments upon the Federal power.&lt;br/&gt;&lt;br/&gt;</text:p>
          </table:table-cell>
          <table:table-cell office:value-type="string">
            <text:p>Periyar E. V. Ramasamy</text:p>
          </table:table-cell>
          <table:table-cell office:value-type="string">
            <text:p>http://en.wikipedia.org/wiki/Periyar_E._V._Ramasamy</text:p>
          </table:table-cell>
          <table:table-cell office:value-type="string">
            <text:p>Victor Cousin</text:p>
          </table:table-cell>
          <table:table-cell office:value-type="string">
            <text:p>http://en.wikipedia.org/wiki/Victor_Cousin</text:p>
          </table:table-cell>
          <table:table-cell/>
          <table:table-cell office:value-type="string">
            <text:p>2</text:p>
          </table:table-cell>
          <table:table-cell table:number-columns-repeated="3"/>
          <table:table-cell table:formula="of:=CONCATENATE([.AB54];&quot;,&quot;;[.AC54];&quot;,&quot;; TEXT([.AK54];&quot;#&quot;))" office:value-type="string" office:string-value="LAU_ET_AL,EDA,2">
            <text:p>LAU_ET_AL,EDA,2</text:p>
          </table:table-cell>
        </table:table-row>
        <table:table-row table:style-name="ro1">
          <table:table-cell office:value-type="string">
            <text:p>2KVHJHP4BDDKVDMDY2O953G37HR5Y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WBUNU8LZ6R7FPTWGI48R3VEDBTK4U</text:p>
          </table:table-cell>
          <table:table-cell office:value-type="string">
            <text:p>A997OZ3H2B3Q2</text:p>
          </table:table-cell>
          <table:table-cell office:value-type="string">
            <text:p>Submitted</text:p>
          </table:table-cell>
          <table:table-cell office:value-type="string">
            <text:p>Thu Sep 13 05:33:50 GMT 2012</text:p>
          </table:table-cell>
          <table:table-cell office:value-type="string">
            <text:p>Thu Sep 13 05:34:28 GMT 2012</text:p>
          </table:table-cell>
          <table:table-cell office:value-type="string">
            <text:p>Wed Sep 19 22:34:28 PDT 2012</text:p>
          </table:table-cell>
          <table:table-cell table:number-columns-repeated="3"/>
          <table:table-cell office:value-type="string">
            <text:p>38</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Andrew_Jackson_2:32.txt</text:p>
          </table:table-cell>
          <table:table-cell office:value-type="string">
            <text:p>Although this plan has met with favor in some portions of the Union, it has also elicited objections which merit deliberate consideration. A brief notice of these objections here will not, therefore, I trust, be regarded as out of place.&lt;br/&gt;&lt;br/&gt;They rest, as far as they have come to my knowledge, on the following grounds: first, an objection to the ration of distribution; second, an apprehension that the existence of such a regulation would produce improvident and oppressive taxation to raise the funds for distribution; 3rd, that the mode proposed would lead to the construction of works of a local nature, to the exclusion of such as are general and as would consequently be of a more useful character; and, last, that it would create a discreditable and injurious dependence on the part of the State governments upon the Federal power.&lt;br/&gt;&lt;br/&gt;</text:p>
          </table:table-cell>
          <table:table-cell office:value-type="string">
            <text:p>Periyar E. V. Ramasamy</text:p>
          </table:table-cell>
          <table:table-cell office:value-type="string">
            <text:p>http://en.wikipedia.org/wiki/Periyar_E._V._Ramasamy</text:p>
          </table:table-cell>
          <table:table-cell office:value-type="string">
            <text:p>Victor Cousin</text:p>
          </table:table-cell>
          <table:table-cell office:value-type="string">
            <text:p>http://en.wikipedia.org/wiki/Victor_Cousin</text:p>
          </table:table-cell>
          <table:table-cell/>
          <table:table-cell office:value-type="string">
            <text:p>2</text:p>
          </table:table-cell>
          <table:table-cell table:number-columns-repeated="3"/>
          <table:table-cell table:formula="of:=CONCATENATE([.AB55];&quot;,&quot;;[.AC55];&quot;,&quot;; TEXT([.AK55];&quot;#&quot;))" office:value-type="string" office:string-value="LAU_ET_AL,EDA,2">
            <text:p>LAU_ET_AL,EDA,2</text:p>
          </table:table-cell>
        </table:table-row>
        <table:table-row table:style-name="ro1">
          <table:table-cell office:value-type="string">
            <text:p>2B8IHPCGJ2D2GXR1C780RPPSKCF93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6XXH0JPPSI2Z72US2G7DKLMCBQNHU</text:p>
          </table:table-cell>
          <table:table-cell office:value-type="string">
            <text:p>AAE9H4ZIKQS37</text:p>
          </table:table-cell>
          <table:table-cell office:value-type="string">
            <text:p>Submitted</text:p>
          </table:table-cell>
          <table:table-cell office:value-type="string">
            <text:p>Thu Sep 13 06:46:34 GMT 2012</text:p>
          </table:table-cell>
          <table:table-cell office:value-type="string">
            <text:p>Thu Sep 13 06:46:44 GMT 2012</text:p>
          </table:table-cell>
          <table:table-cell office:value-type="string">
            <text:p>Wed Sep 19 23:46:44 PDT 2012</text:p>
          </table:table-cell>
          <table:table-cell table:number-columns-repeated="3"/>
          <table:table-cell office:value-type="string">
            <text:p>10</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Andrew_Jackson_7:28.txt</text:p>
          </table:table-cell>
          <table:table-cell office:value-type="string">
            <text:p>In any event, as the annual report from the Secretary of the Treasury will enter into details, shewing the probability of some decrease in the revenue during the next 7 years and a very considerable deduction in 1842, it is not recommended that Congress should undertake to modify the present tariff so as to disturb the principles on which the compromise act was passed. Taxation on some of the articles of general consumption which are not in competition with our own productions may be no doubt so diminished as to lessen to some extent the source of this revenue, and the same object can also be assisted by more liberal provisions for the subjects of public defense, which in the present state of our prosperity and wealth may be expected to engage your attention.&lt;br/&gt;&lt;br/&gt;If, however, after satisfying all the demands which can arise from these sources the unexpended balance in the Treasury should still continue to increase, it would be better to bear with the evil until the great changes contemplated in our tariff laws have occurred and shall enable us to revise the system with that care and circumspection which are due to so delicate and important a subject.&lt;br/&gt;&lt;br/&gt;</text:p>
          </table:table-cell>
          <table:table-cell office:value-type="string">
            <text:p>William Beardmore &amp; Co</text:p>
          </table:table-cell>
          <table:table-cell office:value-type="string">
            <text:p>http://en.wikipedia.org/wiki/William_Beardmore_&amp;_Co</text:p>
          </table:table-cell>
          <table:table-cell office:value-type="string">
            <text:p>Income tax in the United States</text:p>
          </table:table-cell>
          <table:table-cell office:value-type="string">
            <text:p>http://en.wikipedia.org/wiki/Income_tax_in_the_United_States</text:p>
          </table:table-cell>
          <table:table-cell/>
          <table:table-cell office:value-type="string">
            <text:p>2</text:p>
          </table:table-cell>
          <table:table-cell table:number-columns-repeated="3"/>
          <table:table-cell table:formula="of:=CONCATENATE([.AB56];&quot;,&quot;;[.AC56];&quot;,&quot;; TEXT([.AK56];&quot;#&quot;))" office:value-type="string" office:string-value="RANDOM,EDA,2">
            <text:p>RANDOM,EDA,2</text:p>
          </table:table-cell>
        </table:table-row>
        <table:table-row table:style-name="ro1">
          <table:table-cell office:value-type="string">
            <text:p>2B8IHPCGJ2D2GXR1C780RPPSKCF93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7VYOCCF0CP5Z6DYPX9I5YG4V1ETU2</text:p>
          </table:table-cell>
          <table:table-cell office:value-type="string">
            <text:p>AS809NPDW8VZ0</text:p>
          </table:table-cell>
          <table:table-cell office:value-type="string">
            <text:p>Submitted</text:p>
          </table:table-cell>
          <table:table-cell office:value-type="string">
            <text:p>Thu Sep 13 06:51:40 GMT 2012</text:p>
          </table:table-cell>
          <table:table-cell office:value-type="string">
            <text:p>Thu Sep 13 06:52:51 GMT 2012</text:p>
          </table:table-cell>
          <table:table-cell office:value-type="string">
            <text:p>Wed Sep 19 23:52:51 PDT 2012</text:p>
          </table:table-cell>
          <table:table-cell table:number-columns-repeated="3"/>
          <table:table-cell office:value-type="string">
            <text:p>71</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Andrew_Jackson_7:28.txt</text:p>
          </table:table-cell>
          <table:table-cell office:value-type="string">
            <text:p>In any event, as the annual report from the Secretary of the Treasury will enter into details, shewing the probability of some decrease in the revenue during the next 7 years and a very considerable deduction in 1842, it is not recommended that Congress should undertake to modify the present tariff so as to disturb the principles on which the compromise act was passed. Taxation on some of the articles of general consumption which are not in competition with our own productions may be no doubt so diminished as to lessen to some extent the source of this revenue, and the same object can also be assisted by more liberal provisions for the subjects of public defense, which in the present state of our prosperity and wealth may be expected to engage your attention.&lt;br/&gt;&lt;br/&gt;If, however, after satisfying all the demands which can arise from these sources the unexpended balance in the Treasury should still continue to increase, it would be better to bear with the evil until the great changes contemplated in our tariff laws have occurred and shall enable us to revise the system with that care and circumspection which are due to so delicate and important a subject.&lt;br/&gt;&lt;br/&gt;</text:p>
          </table:table-cell>
          <table:table-cell office:value-type="string">
            <text:p>William Beardmore &amp; Co</text:p>
          </table:table-cell>
          <table:table-cell office:value-type="string">
            <text:p>http://en.wikipedia.org/wiki/William_Beardmore_&amp;_Co</text:p>
          </table:table-cell>
          <table:table-cell office:value-type="string">
            <text:p>Income tax in the United States</text:p>
          </table:table-cell>
          <table:table-cell office:value-type="string">
            <text:p>http://en.wikipedia.org/wiki/Income_tax_in_the_United_States</text:p>
          </table:table-cell>
          <table:table-cell/>
          <table:table-cell office:value-type="string">
            <text:p>2</text:p>
          </table:table-cell>
          <table:table-cell table:number-columns-repeated="3"/>
          <table:table-cell table:formula="of:=CONCATENATE([.AB57];&quot;,&quot;;[.AC57];&quot;,&quot;; TEXT([.AK57];&quot;#&quot;))" office:value-type="string" office:string-value="RANDOM,EDA,2">
            <text:p>RANDOM,EDA,2</text:p>
          </table:table-cell>
        </table:table-row>
        <table:table-row table:style-name="ro1">
          <table:table-cell office:value-type="string">
            <text:p>2B8IHPCGJ2D2GXR1C780RPPSKCF93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K36BFMFFOYYX2PYQP4GMSC0XC3LYP</text:p>
          </table:table-cell>
          <table:table-cell office:value-type="string">
            <text:p>A31ALYJKPKD09W</text:p>
          </table:table-cell>
          <table:table-cell office:value-type="string">
            <text:p>Submitted</text:p>
          </table:table-cell>
          <table:table-cell office:value-type="string">
            <text:p>Thu Sep 13 06:50:40 GMT 2012</text:p>
          </table:table-cell>
          <table:table-cell office:value-type="string">
            <text:p>Thu Sep 13 06:50:47 GMT 2012</text:p>
          </table:table-cell>
          <table:table-cell office:value-type="string">
            <text:p>Wed Sep 19 23:50:47 PDT 2012</text:p>
          </table:table-cell>
          <table:table-cell table:number-columns-repeated="3"/>
          <table:table-cell office:value-type="string">
            <text:p>7</text:p>
          </table:table-cell>
          <table:table-cell office:value-type="string">
            <text:p>100% (294/295)</text:p>
          </table:table-cell>
          <table:table-cell office:value-type="string">
            <text:p>100% (62/62)</text:p>
          </table:table-cell>
          <table:table-cell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Andrew_Jackson_7:28.txt</text:p>
          </table:table-cell>
          <table:table-cell office:value-type="string">
            <text:p>In any event, as the annual report from the Secretary of the Treasury will enter into details, shewing the probability of some decrease in the revenue during the next 7 years and a very considerable deduction in 1842, it is not recommended that Congress should undertake to modify the present tariff so as to disturb the principles on which the compromise act was passed. Taxation on some of the articles of general consumption which are not in competition with our own productions may be no doubt so diminished as to lessen to some extent the source of this revenue, and the same object can also be assisted by more liberal provisions for the subjects of public defense, which in the present state of our prosperity and wealth may be expected to engage your attention.&lt;br/&gt;&lt;br/&gt;If, however, after satisfying all the demands which can arise from these sources the unexpended balance in the Treasury should still continue to increase, it would be better to bear with the evil until the great changes contemplated in our tariff laws have occurred and shall enable us to revise the system with that care and circumspection which are due to so delicate and important a subject.&lt;br/&gt;&lt;br/&gt;</text:p>
          </table:table-cell>
          <table:table-cell office:value-type="string">
            <text:p>William Beardmore &amp; Co</text:p>
          </table:table-cell>
          <table:table-cell office:value-type="string">
            <text:p>http://en.wikipedia.org/wiki/William_Beardmore_&amp;_Co</text:p>
          </table:table-cell>
          <table:table-cell office:value-type="string">
            <text:p>Income tax in the United States</text:p>
          </table:table-cell>
          <table:table-cell office:value-type="string">
            <text:p>http://en.wikipedia.org/wiki/Income_tax_in_the_United_States</text:p>
          </table:table-cell>
          <table:table-cell/>
          <table:table-cell office:value-type="string">
            <text:p>2</text:p>
          </table:table-cell>
          <table:table-cell table:number-columns-repeated="3"/>
          <table:table-cell table:formula="of:=CONCATENATE([.AB58];&quot;,&quot;;[.AC58];&quot;,&quot;; TEXT([.AK58];&quot;#&quot;))" office:value-type="string" office:string-value="RANDOM,EDA,2">
            <text:p>RANDOM,EDA,2</text:p>
          </table:table-cell>
        </table:table-row>
        <table:table-row table:style-name="ro1">
          <table:table-cell office:value-type="string">
            <text:p>2PFMB3Q39Z0BL3HTD3VE3STVTUBUJ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C2OO2GMMEGO3PEXJWXIIA2SKX288D</text:p>
          </table:table-cell>
          <table:table-cell office:value-type="string">
            <text:p>A31ALYJKPKD09W</text:p>
          </table:table-cell>
          <table:table-cell office:value-type="string">
            <text:p>Submitted</text:p>
          </table:table-cell>
          <table:table-cell office:value-type="string">
            <text:p>Thu Sep 13 06:53:32 GMT 2012</text:p>
          </table:table-cell>
          <table:table-cell office:value-type="string">
            <text:p>Thu Sep 13 06:53:41 GMT 2012</text:p>
          </table:table-cell>
          <table:table-cell office:value-type="string">
            <text:p>Wed Sep 19 23:53:41 PDT 2012</text:p>
          </table:table-cell>
          <table:table-cell table:number-columns-repeated="3"/>
          <table:table-cell office:value-type="string">
            <text:p>9</text:p>
          </table:table-cell>
          <table:table-cell office:value-type="string">
            <text:p>100% (294/295)</text:p>
          </table:table-cell>
          <table:table-cell office:value-type="string">
            <text:p>100% (62/62)</text:p>
          </table:table-cell>
          <table:table-cell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Andrew_Jackson_3:27.txt</text:p>
          </table:table-cell>
          <table:table-cell office:value-type="string">
            <text:p>Entertaining the opinions heretofore expressed in relation to the Bank of the United States as at present organized, I felt it my duty in my former messages frankly to disclose them, in order that the attention of the Legislature and the people should be seasonably directed to that important subject, and that it might be considered and finally disposed of in a manner best calculated to promote the ends of the Constitution and subserve the public interests. Having thus conscientiously discharged a constitutional duty, I deem it proper on this occasion, without a more particular reference to the views of the subject then expressed to leave it for the present to the investigation of an enlightened people and their representatives.&lt;br/&gt;&lt;br/&gt;In conclusion permit me to invoke that Power which superintends all governments to infuse into your deliberations at this important crisis of our history a spirit of mutual forbearance and conciliation. In that spirit was our Union formed, and in that spirit must it be preserved.&lt;br/&gt;&lt;br/&gt;</text:p>
          </table:table-cell>
          <table:table-cell office:value-type="string">
            <text:p>Mediation</text:p>
          </table:table-cell>
          <table:table-cell office:value-type="string">
            <text:p>http://en.wikipedia.org/wiki/Mediation</text:p>
          </table:table-cell>
          <table:table-cell office:value-type="string">
            <text:p>No Money</text:p>
          </table:table-cell>
          <table:table-cell office:value-type="string">
            <text:p>http://en.wikipedia.org/wiki/No_Money</text:p>
          </table:table-cell>
          <table:table-cell/>
          <table:table-cell office:value-type="string">
            <text:p>1</text:p>
          </table:table-cell>
          <table:table-cell table:number-columns-repeated="3"/>
          <table:table-cell table:formula="of:=CONCATENATE([.AB59];&quot;,&quot;;[.AC59];&quot;,&quot;; TEXT([.AK59];&quot;#&quot;))" office:value-type="string" office:string-value="EDA,RANDOM,1">
            <text:p>EDA,RANDOM,1</text:p>
          </table:table-cell>
        </table:table-row>
        <table:table-row table:style-name="ro1">
          <table:table-cell office:value-type="string">
            <text:p>2PFMB3Q39Z0BL3HTD3VE3STVTUBUJ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KMC26DG67D1CCJ5MURCWK2JKGUE7V</text:p>
          </table:table-cell>
          <table:table-cell office:value-type="string">
            <text:p>AAE9H4ZIKQS37</text:p>
          </table:table-cell>
          <table:table-cell office:value-type="string">
            <text:p>Submitted</text:p>
          </table:table-cell>
          <table:table-cell office:value-type="string">
            <text:p>Thu Sep 13 06:47:04 GMT 2012</text:p>
          </table:table-cell>
          <table:table-cell office:value-type="string">
            <text:p>Thu Sep 13 06:47:21 GMT 2012</text:p>
          </table:table-cell>
          <table:table-cell office:value-type="string">
            <text:p>Wed Sep 19 23:47:21 PDT 2012</text:p>
          </table:table-cell>
          <table:table-cell table:number-columns-repeated="3"/>
          <table:table-cell office:value-type="string">
            <text:p>17</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Andrew_Jackson_3:27.txt</text:p>
          </table:table-cell>
          <table:table-cell office:value-type="string">
            <text:p>Entertaining the opinions heretofore expressed in relation to the Bank of the United States as at present organized, I felt it my duty in my former messages frankly to disclose them, in order that the attention of the Legislature and the people should be seasonably directed to that important subject, and that it might be considered and finally disposed of in a manner best calculated to promote the ends of the Constitution and subserve the public interests. Having thus conscientiously discharged a constitutional duty, I deem it proper on this occasion, without a more particular reference to the views of the subject then expressed to leave it for the present to the investigation of an enlightened people and their representatives.&lt;br/&gt;&lt;br/&gt;In conclusion permit me to invoke that Power which superintends all governments to infuse into your deliberations at this important crisis of our history a spirit of mutual forbearance and conciliation. In that spirit was our Union formed, and in that spirit must it be preserved.&lt;br/&gt;&lt;br/&gt;</text:p>
          </table:table-cell>
          <table:table-cell office:value-type="string">
            <text:p>Mediation</text:p>
          </table:table-cell>
          <table:table-cell office:value-type="string">
            <text:p>http://en.wikipedia.org/wiki/Mediation</text:p>
          </table:table-cell>
          <table:table-cell office:value-type="string">
            <text:p>No Money</text:p>
          </table:table-cell>
          <table:table-cell office:value-type="string">
            <text:p>http://en.wikipedia.org/wiki/No_Money</text:p>
          </table:table-cell>
          <table:table-cell/>
          <table:table-cell office:value-type="string">
            <text:p>1</text:p>
          </table:table-cell>
          <table:table-cell table:number-columns-repeated="3"/>
          <table:table-cell table:formula="of:=CONCATENATE([.AB60];&quot;,&quot;;[.AC60];&quot;,&quot;; TEXT([.AK60];&quot;#&quot;))" office:value-type="string" office:string-value="EDA,RANDOM,1">
            <text:p>EDA,RANDOM,1</text:p>
          </table:table-cell>
        </table:table-row>
        <table:table-row table:style-name="ro1">
          <table:table-cell office:value-type="string">
            <text:p>2PFMB3Q39Z0BL3HTD3VE3STVTUBUJ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5 GMT 2012</text:p>
          </table:table-cell>
          <table:table-cell table:number-columns-repeated="2"/>
          <table:table-cell office:value-type="string">
            <text:p>2KNKI62NJQ21MBNEG086JKLC1TJUM3</text:p>
          </table:table-cell>
          <table:table-cell office:value-type="string">
            <text:p>AS809NPDW8VZ0</text:p>
          </table:table-cell>
          <table:table-cell office:value-type="string">
            <text:p>Submitted</text:p>
          </table:table-cell>
          <table:table-cell office:value-type="string">
            <text:p>Thu Sep 13 06:54:17 GMT 2012</text:p>
          </table:table-cell>
          <table:table-cell office:value-type="string">
            <text:p>Thu Sep 13 06:54:39 GMT 2012</text:p>
          </table:table-cell>
          <table:table-cell office:value-type="string">
            <text:p>Wed Sep 19 23:54:39 PDT 2012</text:p>
          </table:table-cell>
          <table:table-cell table:number-columns-repeated="3"/>
          <table:table-cell office:value-type="string">
            <text:p>22</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Andrew_Jackson_3:27.txt</text:p>
          </table:table-cell>
          <table:table-cell office:value-type="string">
            <text:p>Entertaining the opinions heretofore expressed in relation to the Bank of the United States as at present organized, I felt it my duty in my former messages frankly to disclose them, in order that the attention of the Legislature and the people should be seasonably directed to that important subject, and that it might be considered and finally disposed of in a manner best calculated to promote the ends of the Constitution and subserve the public interests. Having thus conscientiously discharged a constitutional duty, I deem it proper on this occasion, without a more particular reference to the views of the subject then expressed to leave it for the present to the investigation of an enlightened people and their representatives.&lt;br/&gt;&lt;br/&gt;In conclusion permit me to invoke that Power which superintends all governments to infuse into your deliberations at this important crisis of our history a spirit of mutual forbearance and conciliation. In that spirit was our Union formed, and in that spirit must it be preserved.&lt;br/&gt;&lt;br/&gt;</text:p>
          </table:table-cell>
          <table:table-cell office:value-type="string">
            <text:p>Mediation</text:p>
          </table:table-cell>
          <table:table-cell office:value-type="string">
            <text:p>http://en.wikipedia.org/wiki/Mediation</text:p>
          </table:table-cell>
          <table:table-cell office:value-type="string">
            <text:p>No Money</text:p>
          </table:table-cell>
          <table:table-cell office:value-type="string">
            <text:p>http://en.wikipedia.org/wiki/No_Money</text:p>
          </table:table-cell>
          <table:table-cell/>
          <table:table-cell office:value-type="string">
            <text:p>2</text:p>
          </table:table-cell>
          <table:table-cell table:number-columns-repeated="3"/>
          <table:table-cell table:formula="of:=CONCATENATE([.AB61];&quot;,&quot;;[.AC61];&quot;,&quot;; TEXT([.AK61];&quot;#&quot;))" office:value-type="string" office:string-value="EDA,RANDOM,2">
            <text:p>EDA,RANDOM,2</text:p>
          </table:table-cell>
        </table:table-row>
        <table:table-row table:style-name="ro1">
          <table:table-cell office:value-type="string">
            <text:p>28UJK63ZVE3H698ZPKH9RL5R5PWZA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6 GMT 2012</text:p>
          </table:table-cell>
          <table:table-cell table:number-columns-repeated="2"/>
          <table:table-cell office:value-type="string">
            <text:p>2HOGKCCVLL3CPCRROKGQCC9NW996WY</text:p>
          </table:table-cell>
          <table:table-cell office:value-type="string">
            <text:p>A2W2ZEI7WUASOW</text:p>
          </table:table-cell>
          <table:table-cell office:value-type="string">
            <text:p>Submitted</text:p>
          </table:table-cell>
          <table:table-cell office:value-type="string">
            <text:p>Thu Sep 13 05:41:58 GMT 2012</text:p>
          </table:table-cell>
          <table:table-cell office:value-type="string">
            <text:p>Thu Sep 13 05:42:13 GMT 2012</text:p>
          </table:table-cell>
          <table:table-cell office:value-type="string">
            <text:p>Wed Sep 19 22:42:13 PDT 2012</text:p>
          </table:table-cell>
          <table:table-cell table:number-columns-repeated="3"/>
          <table:table-cell office:value-type="string">
            <text:p>15</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Calvin_Coolidge_4:6.txt</text:p>
          </table:table-cell>
          <table:table-cell office:value-type="string">
            <text:p>PROTECTIVE TARIFF&lt;br/&gt;&lt;br/&gt;It is estimated that customs receipts for the present fiscal year will exceed $615,000,000, the largest which were ever secured from that source. The value of our imports for the last fiscal year was $4,466,000,000, an increase of more than 71 per cent since the present tariff law went into effect. Of these imports about 65 per cent, or, roughly, $2,900,000,000, came in free of duty, which means that the United States affords a duty-free market to other countries almost equal in value to the total imports of Germany and greatly exceeding the total imports of France. We have admitted a greater volume of free imports than any other country except England.&lt;br/&gt;&lt;br/&gt;</text:p>
          </table:table-cell>
          <table:table-cell office:value-type="string">
            <text:p>Protectionism</text:p>
          </table:table-cell>
          <table:table-cell office:value-type="string">
            <text:p>http://en.wikipedia.org/wiki/Protectionism</text:p>
          </table:table-cell>
          <table:table-cell office:value-type="string">
            <text:p>History of the English fiscal system</text:p>
          </table:table-cell>
          <table:table-cell office:value-type="string">
            <text:p>http://en.wikipedia.org/wiki/History_of_the_English_fiscal_system</text:p>
          </table:table-cell>
          <table:table-cell/>
          <table:table-cell office:value-type="string">
            <text:p>1</text:p>
          </table:table-cell>
          <table:table-cell table:number-columns-repeated="3"/>
          <table:table-cell table:formula="of:=CONCATENATE([.AB62];&quot;,&quot;;[.AC62];&quot;,&quot;; TEXT([.AK62];&quot;#&quot;))" office:value-type="string" office:string-value="LAU_ET_AL,EDA,1">
            <text:p>LAU_ET_AL,EDA,1</text:p>
          </table:table-cell>
        </table:table-row>
        <table:table-row table:style-name="ro1">
          <table:table-cell office:value-type="string">
            <text:p>28UJK63ZVE3H698ZPKH9RL5R5PWZA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6 GMT 2012</text:p>
          </table:table-cell>
          <table:table-cell table:number-columns-repeated="2"/>
          <table:table-cell office:value-type="string">
            <text:p>2R5M25L8I9NZBF5J6GFECQW7ZNASI1</text:p>
          </table:table-cell>
          <table:table-cell office:value-type="string">
            <text:p>A3H91IK5ZBIBYN</text:p>
          </table:table-cell>
          <table:table-cell office:value-type="string">
            <text:p>Submitted</text:p>
          </table:table-cell>
          <table:table-cell office:value-type="string">
            <text:p>Thu Sep 13 06:05:37 GMT 2012</text:p>
          </table:table-cell>
          <table:table-cell office:value-type="string">
            <text:p>Thu Sep 13 06:11:18 GMT 2012</text:p>
          </table:table-cell>
          <table:table-cell office:value-type="string">
            <text:p>Wed Sep 19 23:11:18 PDT 2012</text:p>
          </table:table-cell>
          <table:table-cell table:number-columns-repeated="3"/>
          <table:table-cell office:value-type="string">
            <text:p>341</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Calvin_Coolidge_4:6.txt</text:p>
          </table:table-cell>
          <table:table-cell office:value-type="string">
            <text:p>PROTECTIVE TARIFF&lt;br/&gt;&lt;br/&gt;It is estimated that customs receipts for the present fiscal year will exceed $615,000,000, the largest which were ever secured from that source. The value of our imports for the last fiscal year was $4,466,000,000, an increase of more than 71 per cent since the present tariff law went into effect. Of these imports about 65 per cent, or, roughly, $2,900,000,000, came in free of duty, which means that the United States affords a duty-free market to other countries almost equal in value to the total imports of Germany and greatly exceeding the total imports of France. We have admitted a greater volume of free imports than any other country except England.&lt;br/&gt;&lt;br/&gt;</text:p>
          </table:table-cell>
          <table:table-cell office:value-type="string">
            <text:p>Protectionism</text:p>
          </table:table-cell>
          <table:table-cell office:value-type="string">
            <text:p>http://en.wikipedia.org/wiki/Protectionism</text:p>
          </table:table-cell>
          <table:table-cell office:value-type="string">
            <text:p>History of the English fiscal system</text:p>
          </table:table-cell>
          <table:table-cell office:value-type="string">
            <text:p>http://en.wikipedia.org/wiki/History_of_the_English_fiscal_system</text:p>
          </table:table-cell>
          <table:table-cell/>
          <table:table-cell office:value-type="string">
            <text:p>2</text:p>
          </table:table-cell>
          <table:table-cell table:number-columns-repeated="3"/>
          <table:table-cell table:formula="of:=CONCATENATE([.AB63];&quot;,&quot;;[.AC63];&quot;,&quot;; TEXT([.AK63];&quot;#&quot;))" office:value-type="string" office:string-value="LAU_ET_AL,EDA,2">
            <text:p>LAU_ET_AL,EDA,2</text:p>
          </table:table-cell>
        </table:table-row>
        <table:table-row table:style-name="ro1">
          <table:table-cell office:value-type="string">
            <text:p>28UJK63ZVE3H698ZPKH9RL5R5PWZA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6 GMT 2012</text:p>
          </table:table-cell>
          <table:table-cell table:number-columns-repeated="2"/>
          <table:table-cell office:value-type="string">
            <text:p>2RSJPPSI2KYE4UGUEFBLU6WJ93GKQH</text:p>
          </table:table-cell>
          <table:table-cell office:value-type="string">
            <text:p>AAE9H4ZIKQS37</text:p>
          </table:table-cell>
          <table:table-cell office:value-type="string">
            <text:p>Submitted</text:p>
          </table:table-cell>
          <table:table-cell office:value-type="string">
            <text:p>Thu Sep 13 06:36:47 GMT 2012</text:p>
          </table:table-cell>
          <table:table-cell office:value-type="string">
            <text:p>Thu Sep 13 06:36:53 GMT 2012</text:p>
          </table:table-cell>
          <table:table-cell office:value-type="string">
            <text:p>Wed Sep 19 23:36:53 PDT 2012</text:p>
          </table:table-cell>
          <table:table-cell table:number-columns-repeated="3"/>
          <table:table-cell office:value-type="string">
            <text:p>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Calvin_Coolidge_4:6.txt</text:p>
          </table:table-cell>
          <table:table-cell office:value-type="string">
            <text:p>PROTECTIVE TARIFF&lt;br/&gt;&lt;br/&gt;It is estimated that customs receipts for the present fiscal year will exceed $615,000,000, the largest which were ever secured from that source. The value of our imports for the last fiscal year was $4,466,000,000, an increase of more than 71 per cent since the present tariff law went into effect. Of these imports about 65 per cent, or, roughly, $2,900,000,000, came in free of duty, which means that the United States affords a duty-free market to other countries almost equal in value to the total imports of Germany and greatly exceeding the total imports of France. We have admitted a greater volume of free imports than any other country except England.&lt;br/&gt;&lt;br/&gt;</text:p>
          </table:table-cell>
          <table:table-cell office:value-type="string">
            <text:p>Protectionism</text:p>
          </table:table-cell>
          <table:table-cell office:value-type="string">
            <text:p>http://en.wikipedia.org/wiki/Protectionism</text:p>
          </table:table-cell>
          <table:table-cell office:value-type="string">
            <text:p>History of the English fiscal system</text:p>
          </table:table-cell>
          <table:table-cell office:value-type="string">
            <text:p>http://en.wikipedia.org/wiki/History_of_the_English_fiscal_system</text:p>
          </table:table-cell>
          <table:table-cell/>
          <table:table-cell office:value-type="string">
            <text:p>1</text:p>
          </table:table-cell>
          <table:table-cell table:number-columns-repeated="3"/>
          <table:table-cell table:formula="of:=CONCATENATE([.AB64];&quot;,&quot;;[.AC64];&quot;,&quot;; TEXT([.AK64];&quot;#&quot;))" office:value-type="string" office:string-value="LAU_ET_AL,EDA,1">
            <text:p>LAU_ET_AL,EDA,1</text:p>
          </table:table-cell>
        </table:table-row>
        <table:table-row table:style-name="ro1">
          <table:table-cell office:value-type="string">
            <text:p>2ETNVP3TVOK59O7A88YQMOZF00O41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6 GMT 2012</text:p>
          </table:table-cell>
          <table:table-cell table:number-columns-repeated="2"/>
          <table:table-cell office:value-type="string">
            <text:p>2HYO33FDEY5C35OQN1Q3GCRFRRBR0I</text:p>
          </table:table-cell>
          <table:table-cell office:value-type="string">
            <text:p>AS809NPDW8VZ0</text:p>
          </table:table-cell>
          <table:table-cell office:value-type="string">
            <text:p>Submitted</text:p>
          </table:table-cell>
          <table:table-cell office:value-type="string">
            <text:p>Thu Sep 13 06:24:41 GMT 2012</text:p>
          </table:table-cell>
          <table:table-cell office:value-type="string">
            <text:p>Thu Sep 13 06:25:33 GMT 2012</text:p>
          </table:table-cell>
          <table:table-cell office:value-type="string">
            <text:p>Wed Sep 19 23:25:33 PDT 2012</text:p>
          </table:table-cell>
          <table:table-cell table:number-columns-repeated="3"/>
          <table:table-cell office:value-type="string">
            <text:p>52</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ohn_Quincy_Adams_3:33.txt</text:p>
          </table:table-cell>
          <table:table-cell office:value-type="string">
            <text:p>The establishment of a naval academy, furnishing the means of theoretic instruction to the youths who devote their lives to the service of their country upon the ocean, still solicits the sanction of the Legislature. Practical seamanship and the art of navigation may be acquired on the cruises of the squadrons which from time to time are dispatched to distant seas, but a competent knowledge even of the art of ship building, the higher mathematics, and astronomy; the literature which can place our officers on a level of polished education with the officers of other maritime nations; the knowledge of the laws, municipal and national, which in their intercourse with foreign states and their governments are continually called into operation, and, above all, that acquaintance with the principles of honor and justice, with the higher obligations of morals and of general laws, human and divine, which constitutes the great distinction between the warrior-patriot and the licensed robber and pirate -- these can be systematically taught and eminently acquired only in a permanent school, stationed upon the shore and provided with the teachers, the instruments, and the books conversant with and adapted to the communication of the principles of these respective sciences to the youthful and inquiring mind.&lt;br/&gt;&lt;br/&gt;The report from the PostMaster General exhibits the condition of that Department as highly satisfactory for the present and still more promising for the future. Its receipts for the year ending 1827-07-01 amounted to $1,473,551, and exceeded its expenditures by upward of $100,000. It can not be an over sanguine estimate to predict that in less than 10 years, of which half have elapsed, the receipts will have been more than doubled.&lt;br/&gt;&lt;br/&gt;</text:p>
          </table:table-cell>
          <table:table-cell office:value-type="string">
            <text:p>Prolegomena to Any Future Metaphysics</text:p>
          </table:table-cell>
          <table:table-cell office:value-type="string">
            <text:p>http://en.wikipedia.org/wiki/Prolegomena_to_Any_Future_Metaphysics</text:p>
          </table:table-cell>
          <table:table-cell office:value-type="string">
            <text:p>Government</text:p>
          </table:table-cell>
          <table:table-cell office:value-type="string">
            <text:p>http://en.wikipedia.org/wiki/Government</text:p>
          </table:table-cell>
          <table:table-cell/>
          <table:table-cell office:value-type="string">
            <text:p>1</text:p>
          </table:table-cell>
          <table:table-cell table:number-columns-repeated="3"/>
          <table:table-cell table:formula="of:=CONCATENATE([.AB65];&quot;,&quot;;[.AC65];&quot;,&quot;; TEXT([.AK65];&quot;#&quot;))" office:value-type="string" office:string-value="EDA,LAU_ET_AL,1">
            <text:p>EDA,LAU_ET_AL,1</text:p>
          </table:table-cell>
        </table:table-row>
        <table:table-row table:style-name="ro1">
          <table:table-cell office:value-type="string">
            <text:p>2ETNVP3TVOK59O7A88YQMOZF00O41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6 GMT 2012</text:p>
          </table:table-cell>
          <table:table-cell table:number-columns-repeated="2"/>
          <table:table-cell office:value-type="string">
            <text:p>2LEJTUHYW2GT4IFFE2WWU16947SKPO</text:p>
          </table:table-cell>
          <table:table-cell office:value-type="string">
            <text:p>A3H91IK5ZBIBYN</text:p>
          </table:table-cell>
          <table:table-cell office:value-type="string">
            <text:p>Submitted</text:p>
          </table:table-cell>
          <table:table-cell office:value-type="string">
            <text:p>Thu Sep 13 06:05:28 GMT 2012</text:p>
          </table:table-cell>
          <table:table-cell office:value-type="string">
            <text:p>Thu Sep 13 06:13:39 GMT 2012</text:p>
          </table:table-cell>
          <table:table-cell office:value-type="string">
            <text:p>Wed Sep 19 23:13:39 PDT 2012</text:p>
          </table:table-cell>
          <table:table-cell table:number-columns-repeated="3"/>
          <table:table-cell office:value-type="string">
            <text:p>491</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ohn_Quincy_Adams_3:33.txt</text:p>
          </table:table-cell>
          <table:table-cell office:value-type="string">
            <text:p>The establishment of a naval academy, furnishing the means of theoretic instruction to the youths who devote their lives to the service of their country upon the ocean, still solicits the sanction of the Legislature. Practical seamanship and the art of navigation may be acquired on the cruises of the squadrons which from time to time are dispatched to distant seas, but a competent knowledge even of the art of ship building, the higher mathematics, and astronomy; the literature which can place our officers on a level of polished education with the officers of other maritime nations; the knowledge of the laws, municipal and national, which in their intercourse with foreign states and their governments are continually called into operation, and, above all, that acquaintance with the principles of honor and justice, with the higher obligations of morals and of general laws, human and divine, which constitutes the great distinction between the warrior-patriot and the licensed robber and pirate -- these can be systematically taught and eminently acquired only in a permanent school, stationed upon the shore and provided with the teachers, the instruments, and the books conversant with and adapted to the communication of the principles of these respective sciences to the youthful and inquiring mind.&lt;br/&gt;&lt;br/&gt;The report from the PostMaster General exhibits the condition of that Department as highly satisfactory for the present and still more promising for the future. Its receipts for the year ending 1827-07-01 amounted to $1,473,551, and exceeded its expenditures by upward of $100,000. It can not be an over sanguine estimate to predict that in less than 10 years, of which half have elapsed, the receipts will have been more than doubled.&lt;br/&gt;&lt;br/&gt;</text:p>
          </table:table-cell>
          <table:table-cell office:value-type="string">
            <text:p>Prolegomena to Any Future Metaphysics</text:p>
          </table:table-cell>
          <table:table-cell office:value-type="string">
            <text:p>http://en.wikipedia.org/wiki/Prolegomena_to_Any_Future_Metaphysics</text:p>
          </table:table-cell>
          <table:table-cell office:value-type="string">
            <text:p>Government</text:p>
          </table:table-cell>
          <table:table-cell office:value-type="string">
            <text:p>http://en.wikipedia.org/wiki/Government</text:p>
          </table:table-cell>
          <table:table-cell/>
          <table:table-cell office:value-type="string">
            <text:p>1</text:p>
          </table:table-cell>
          <table:table-cell table:number-columns-repeated="3"/>
          <table:table-cell table:formula="of:=CONCATENATE([.AB66];&quot;,&quot;;[.AC66];&quot;,&quot;; TEXT([.AK66];&quot;#&quot;))" office:value-type="string" office:string-value="EDA,LAU_ET_AL,1">
            <text:p>EDA,LAU_ET_AL,1</text:p>
          </table:table-cell>
        </table:table-row>
        <table:table-row table:style-name="ro1">
          <table:table-cell office:value-type="string">
            <text:p>2ETNVP3TVOK59O7A88YQMOZF00O41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6 GMT 2012</text:p>
          </table:table-cell>
          <table:table-cell table:number-columns-repeated="2"/>
          <table:table-cell office:value-type="string">
            <text:p>2OFLVWJ5OPB0D444F8DWJ7EPF98V3A</text:p>
          </table:table-cell>
          <table:table-cell office:value-type="string">
            <text:p>AAE9H4ZIKQS37</text:p>
          </table:table-cell>
          <table:table-cell office:value-type="string">
            <text:p>Submitted</text:p>
          </table:table-cell>
          <table:table-cell office:value-type="string">
            <text:p>Thu Sep 13 06:17:58 GMT 2012</text:p>
          </table:table-cell>
          <table:table-cell office:value-type="string">
            <text:p>Thu Sep 13 06:18:07 GMT 2012</text:p>
          </table:table-cell>
          <table:table-cell office:value-type="string">
            <text:p>Wed Sep 19 23:18:07 PDT 2012</text:p>
          </table:table-cell>
          <table:table-cell table:number-columns-repeated="3"/>
          <table:table-cell office:value-type="string">
            <text:p>9</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ohn_Quincy_Adams_3:33.txt</text:p>
          </table:table-cell>
          <table:table-cell office:value-type="string">
            <text:p>The establishment of a naval academy, furnishing the means of theoretic instruction to the youths who devote their lives to the service of their country upon the ocean, still solicits the sanction of the Legislature. Practical seamanship and the art of navigation may be acquired on the cruises of the squadrons which from time to time are dispatched to distant seas, but a competent knowledge even of the art of ship building, the higher mathematics, and astronomy; the literature which can place our officers on a level of polished education with the officers of other maritime nations; the knowledge of the laws, municipal and national, which in their intercourse with foreign states and their governments are continually called into operation, and, above all, that acquaintance with the principles of honor and justice, with the higher obligations of morals and of general laws, human and divine, which constitutes the great distinction between the warrior-patriot and the licensed robber and pirate -- these can be systematically taught and eminently acquired only in a permanent school, stationed upon the shore and provided with the teachers, the instruments, and the books conversant with and adapted to the communication of the principles of these respective sciences to the youthful and inquiring mind.&lt;br/&gt;&lt;br/&gt;The report from the PostMaster General exhibits the condition of that Department as highly satisfactory for the present and still more promising for the future. Its receipts for the year ending 1827-07-01 amounted to $1,473,551, and exceeded its expenditures by upward of $100,000. It can not be an over sanguine estimate to predict that in less than 10 years, of which half have elapsed, the receipts will have been more than doubled.&lt;br/&gt;&lt;br/&gt;</text:p>
          </table:table-cell>
          <table:table-cell office:value-type="string">
            <text:p>Prolegomena to Any Future Metaphysics</text:p>
          </table:table-cell>
          <table:table-cell office:value-type="string">
            <text:p>http://en.wikipedia.org/wiki/Prolegomena_to_Any_Future_Metaphysics</text:p>
          </table:table-cell>
          <table:table-cell office:value-type="string">
            <text:p>Government</text:p>
          </table:table-cell>
          <table:table-cell office:value-type="string">
            <text:p>http://en.wikipedia.org/wiki/Government</text:p>
          </table:table-cell>
          <table:table-cell/>
          <table:table-cell office:value-type="string">
            <text:p>2</text:p>
          </table:table-cell>
          <table:table-cell table:number-columns-repeated="3"/>
          <table:table-cell table:formula="of:=CONCATENATE([.AB67];&quot;,&quot;;[.AC67];&quot;,&quot;; TEXT([.AK67];&quot;#&quot;))" office:value-type="string" office:string-value="EDA,LAU_ET_AL,2">
            <text:p>EDA,LAU_ET_AL,2</text:p>
          </table:table-cell>
        </table:table-row>
        <table:table-row table:style-name="ro1">
          <table:table-cell office:value-type="string">
            <text:p>2F736XBAT2D52ZMSCPUQ8JG5V8I40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6 GMT 2012</text:p>
          </table:table-cell>
          <table:table-cell table:number-columns-repeated="2"/>
          <table:table-cell office:value-type="string">
            <text:p>2CFJQ2172Z995QUGRV3VMBU19YVZRJ</text:p>
          </table:table-cell>
          <table:table-cell office:value-type="string">
            <text:p>AS809NPDW8VZ0</text:p>
          </table:table-cell>
          <table:table-cell office:value-type="string">
            <text:p>Submitted</text:p>
          </table:table-cell>
          <table:table-cell office:value-type="string">
            <text:p>Thu Sep 13 06:42:22 GMT 2012</text:p>
          </table:table-cell>
          <table:table-cell office:value-type="string">
            <text:p>Thu Sep 13 06:43:16 GMT 2012</text:p>
          </table:table-cell>
          <table:table-cell office:value-type="string">
            <text:p>Wed Sep 19 23:43:16 PDT 2012</text:p>
          </table:table-cell>
          <table:table-cell table:number-columns-repeated="3"/>
          <table:table-cell office:value-type="string">
            <text:p>54</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Dwight_D._Eisenhower_9:42.txt</text:p>
          </table:table-cell>
          <table:table-cell office:value-type="string">
            <text:p>Yet in certain aspects our agricultural surplus situation is increasingly grave. For example, our wheat stocks now total 1.3 billion bushels. If we did not harvest one bushel of wheat in this coming year, we would still have all we could eat, all we could sell abroad, all we could give away, and still have a substantial carryover. Extraordinary costs are involved just in management and disposal of this burdensome surplus. Obviously important adjustments must still come. Congress must enact additional legislation to permit wheat and other farm commodities to move into regular marketing channels in an orderly manner and at the same time afford the needed price protection to the farmer. Only then will agriculture again be free, sound, and profitable.&lt;br/&gt;&lt;br/&gt;NATURAL RESOURCES&lt;br/&gt;&lt;br/&gt;</text:p>
          </table:table-cell>
          <table:table-cell office:value-type="string">
            <text:p>Hailsham</text:p>
          </table:table-cell>
          <table:table-cell office:value-type="string">
            <text:p>http://en.wikipedia.org/wiki/Hailsham</text:p>
          </table:table-cell>
          <table:table-cell office:value-type="string">
            <text:p>Agriculture</text:p>
          </table:table-cell>
          <table:table-cell office:value-type="string">
            <text:p>http://en.wikipedia.org/wiki/Agriculture</text:p>
          </table:table-cell>
          <table:table-cell/>
          <table:table-cell office:value-type="string">
            <text:p>2</text:p>
          </table:table-cell>
          <table:table-cell table:number-columns-repeated="3"/>
          <table:table-cell table:formula="of:=CONCATENATE([.AB68];&quot;,&quot;;[.AC68];&quot;,&quot;; TEXT([.AK68];&quot;#&quot;))" office:value-type="string" office:string-value="LAU_ET_AL,EDA,2">
            <text:p>LAU_ET_AL,EDA,2</text:p>
          </table:table-cell>
        </table:table-row>
        <table:table-row table:style-name="ro1">
          <table:table-cell office:value-type="string">
            <text:p>2F736XBAT2D52ZMSCPUQ8JG5V8I40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6 GMT 2012</text:p>
          </table:table-cell>
          <table:table-cell table:number-columns-repeated="2"/>
          <table:table-cell office:value-type="string">
            <text:p>2HSG5R98D8J3ANV1Z2KN6CG3SRQEUW</text:p>
          </table:table-cell>
          <table:table-cell office:value-type="string">
            <text:p>AAE9H4ZIKQS37</text:p>
          </table:table-cell>
          <table:table-cell office:value-type="string">
            <text:p>Submitted</text:p>
          </table:table-cell>
          <table:table-cell office:value-type="string">
            <text:p>Thu Sep 13 06:30:21 GMT 2012</text:p>
          </table:table-cell>
          <table:table-cell office:value-type="string">
            <text:p>Thu Sep 13 06:30:27 GMT 2012</text:p>
          </table:table-cell>
          <table:table-cell office:value-type="string">
            <text:p>Wed Sep 19 23:30:27 PDT 2012</text:p>
          </table:table-cell>
          <table:table-cell table:number-columns-repeated="3"/>
          <table:table-cell office:value-type="string">
            <text:p>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Dwight_D._Eisenhower_9:42.txt</text:p>
          </table:table-cell>
          <table:table-cell office:value-type="string">
            <text:p>Yet in certain aspects our agricultural surplus situation is increasingly grave. For example, our wheat stocks now total 1.3 billion bushels. If we did not harvest one bushel of wheat in this coming year, we would still have all we could eat, all we could sell abroad, all we could give away, and still have a substantial carryover. Extraordinary costs are involved just in management and disposal of this burdensome surplus. Obviously important adjustments must still come. Congress must enact additional legislation to permit wheat and other farm commodities to move into regular marketing channels in an orderly manner and at the same time afford the needed price protection to the farmer. Only then will agriculture again be free, sound, and profitable.&lt;br/&gt;&lt;br/&gt;NATURAL RESOURCES&lt;br/&gt;&lt;br/&gt;</text:p>
          </table:table-cell>
          <table:table-cell office:value-type="string">
            <text:p>Hailsham</text:p>
          </table:table-cell>
          <table:table-cell office:value-type="string">
            <text:p>http://en.wikipedia.org/wiki/Hailsham</text:p>
          </table:table-cell>
          <table:table-cell office:value-type="string">
            <text:p>Agriculture</text:p>
          </table:table-cell>
          <table:table-cell office:value-type="string">
            <text:p>http://en.wikipedia.org/wiki/Agriculture</text:p>
          </table:table-cell>
          <table:table-cell/>
          <table:table-cell office:value-type="string">
            <text:p>2</text:p>
          </table:table-cell>
          <table:table-cell table:number-columns-repeated="3"/>
          <table:table-cell table:formula="of:=CONCATENATE([.AB69];&quot;,&quot;;[.AC69];&quot;,&quot;; TEXT([.AK69];&quot;#&quot;))" office:value-type="string" office:string-value="LAU_ET_AL,EDA,2">
            <text:p>LAU_ET_AL,EDA,2</text:p>
          </table:table-cell>
        </table:table-row>
        <table:table-row table:style-name="ro1">
          <table:table-cell office:value-type="string">
            <text:p>2F736XBAT2D52ZMSCPUQ8JG5V8I40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6 GMT 2012</text:p>
          </table:table-cell>
          <table:table-cell table:number-columns-repeated="2"/>
          <table:table-cell office:value-type="string">
            <text:p>2ZHSI2KYEPLS4GTPSWXWR3OAN5HTN6</text:p>
          </table:table-cell>
          <table:table-cell office:value-type="string">
            <text:p>A997OZ3H2B3Q2</text:p>
          </table:table-cell>
          <table:table-cell office:value-type="string">
            <text:p>Submitted</text:p>
          </table:table-cell>
          <table:table-cell office:value-type="string">
            <text:p>Thu Sep 13 05:59:28 GMT 2012</text:p>
          </table:table-cell>
          <table:table-cell office:value-type="string">
            <text:p>Thu Sep 13 05:59:37 GMT 2012</text:p>
          </table:table-cell>
          <table:table-cell office:value-type="string">
            <text:p>Wed Sep 19 22:59:37 PDT 2012</text:p>
          </table:table-cell>
          <table:table-cell table:number-columns-repeated="3"/>
          <table:table-cell office:value-type="string">
            <text:p>9</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Dwight_D._Eisenhower_9:42.txt</text:p>
          </table:table-cell>
          <table:table-cell office:value-type="string">
            <text:p>Yet in certain aspects our agricultural surplus situation is increasingly grave. For example, our wheat stocks now total 1.3 billion bushels. If we did not harvest one bushel of wheat in this coming year, we would still have all we could eat, all we could sell abroad, all we could give away, and still have a substantial carryover. Extraordinary costs are involved just in management and disposal of this burdensome surplus. Obviously important adjustments must still come. Congress must enact additional legislation to permit wheat and other farm commodities to move into regular marketing channels in an orderly manner and at the same time afford the needed price protection to the farmer. Only then will agriculture again be free, sound, and profitable.&lt;br/&gt;&lt;br/&gt;NATURAL RESOURCES&lt;br/&gt;&lt;br/&gt;</text:p>
          </table:table-cell>
          <table:table-cell office:value-type="string">
            <text:p>Hailsham</text:p>
          </table:table-cell>
          <table:table-cell office:value-type="string">
            <text:p>http://en.wikipedia.org/wiki/Hailsham</text:p>
          </table:table-cell>
          <table:table-cell office:value-type="string">
            <text:p>Agriculture</text:p>
          </table:table-cell>
          <table:table-cell office:value-type="string">
            <text:p>http://en.wikipedia.org/wiki/Agriculture</text:p>
          </table:table-cell>
          <table:table-cell/>
          <table:table-cell office:value-type="string">
            <text:p>2</text:p>
          </table:table-cell>
          <table:table-cell table:number-columns-repeated="3"/>
          <table:table-cell table:formula="of:=CONCATENATE([.AB70];&quot;,&quot;;[.AC70];&quot;,&quot;; TEXT([.AK70];&quot;#&quot;))" office:value-type="string" office:string-value="LAU_ET_AL,EDA,2">
            <text:p>LAU_ET_AL,EDA,2</text:p>
          </table:table-cell>
        </table:table-row>
        <table:table-row table:style-name="ro1">
          <table:table-cell office:value-type="string">
            <text:p>2PW4BLYHVI4431QPS4ZDVEZSDKL1V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6 GMT 2012</text:p>
          </table:table-cell>
          <table:table-cell table:number-columns-repeated="2"/>
          <table:table-cell office:value-type="string">
            <text:p>2BG3W5XH0JPP7RQP5OGL0P75Q0PKE2</text:p>
          </table:table-cell>
          <table:table-cell office:value-type="string">
            <text:p>A2W2ZEI7WUASOW</text:p>
          </table:table-cell>
          <table:table-cell office:value-type="string">
            <text:p>Submitted</text:p>
          </table:table-cell>
          <table:table-cell office:value-type="string">
            <text:p>Thu Sep 13 05:54:16 GMT 2012</text:p>
          </table:table-cell>
          <table:table-cell office:value-type="string">
            <text:p>Thu Sep 13 05:54:33 GMT 2012</text:p>
          </table:table-cell>
          <table:table-cell office:value-type="string">
            <text:p>Wed Sep 19 22:54:33 PDT 2012</text:p>
          </table:table-cell>
          <table:table-cell table:number-columns-repeated="3"/>
          <table:table-cell office:value-type="string">
            <text:p>17</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Monroe_8:15.txt</text:p>
          </table:table-cell>
          <table:table-cell office:value-type="string">
            <text:p>With both parties we had abundant cause of war, but we had no alternative but to resist that which was most powerful at sea and pressed us nearest at home. With this all differences were settled by a treaty, founded on conditions fair and honorable to both, and which has been so far executed with perfect good faith. It has been earnestly hoped that the other would of its own accord, and from a sentiment of justice and conciliation, make to our citizens the indemnity to which they are entitled, and thereby remove from our relations any just cause of discontent on our side.&lt;br/&gt;&lt;br/&gt;It is estimated that the receipts into the Treasury during the current year, exclusive of loans, will exceed $18.5M, which, with the sum remaining in the Treasury at the end of the last year, amounting to $9,463,922.81 will, after discharging the current disbursements of the year, the interest on the public debt, and upward of $11,633,011.52 of the principal, leave a balance of more than $3M in the Treasury on the first day of January next.&lt;br/&gt;&lt;br/&gt;</text:p>
          </table:table-cell>
          <table:table-cell office:value-type="string">
            <text:p>Fiscal</text:p>
          </table:table-cell>
          <table:table-cell office:value-type="string">
            <text:p>http://en.wikipedia.org/wiki/Fiscal</text:p>
          </table:table-cell>
          <table:table-cell office:value-type="string">
            <text:p>Mediation</text:p>
          </table:table-cell>
          <table:table-cell office:value-type="string">
            <text:p>http://en.wikipedia.org/wiki/Mediation</text:p>
          </table:table-cell>
          <table:table-cell/>
          <table:table-cell office:value-type="string">
            <text:p>2</text:p>
          </table:table-cell>
          <table:table-cell table:number-columns-repeated="3"/>
          <table:table-cell table:formula="of:=CONCATENATE([.AB71];&quot;,&quot;;[.AC71];&quot;,&quot;; TEXT([.AK71];&quot;#&quot;))" office:value-type="string" office:string-value="LAU_ET_AL,EDA,2">
            <text:p>LAU_ET_AL,EDA,2</text:p>
          </table:table-cell>
        </table:table-row>
        <table:table-row table:style-name="ro1">
          <table:table-cell office:value-type="string">
            <text:p>2PW4BLYHVI4431QPS4ZDVEZSDKL1V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6 GMT 2012</text:p>
          </table:table-cell>
          <table:table-cell table:number-columns-repeated="2"/>
          <table:table-cell office:value-type="string">
            <text:p>2QGOGQSCM6IAPBGJP4LU80OQQZDHHB</text:p>
          </table:table-cell>
          <table:table-cell office:value-type="string">
            <text:p>A746183X8258H</text:p>
          </table:table-cell>
          <table:table-cell office:value-type="string">
            <text:p>Submitted</text:p>
          </table:table-cell>
          <table:table-cell office:value-type="string">
            <text:p>Thu Sep 13 05:52:16 GMT 2012</text:p>
          </table:table-cell>
          <table:table-cell office:value-type="string">
            <text:p>Thu Sep 13 05:53:15 GMT 2012</text:p>
          </table:table-cell>
          <table:table-cell office:value-type="string">
            <text:p>Wed Sep 19 22:53:15 PDT 2012</text:p>
          </table:table-cell>
          <table:table-cell table:number-columns-repeated="3"/>
          <table:table-cell office:value-type="string">
            <text:p>59</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Monroe_8:15.txt</text:p>
          </table:table-cell>
          <table:table-cell office:value-type="string">
            <text:p>With both parties we had abundant cause of war, but we had no alternative but to resist that which was most powerful at sea and pressed us nearest at home. With this all differences were settled by a treaty, founded on conditions fair and honorable to both, and which has been so far executed with perfect good faith. It has been earnestly hoped that the other would of its own accord, and from a sentiment of justice and conciliation, make to our citizens the indemnity to which they are entitled, and thereby remove from our relations any just cause of discontent on our side.&lt;br/&gt;&lt;br/&gt;It is estimated that the receipts into the Treasury during the current year, exclusive of loans, will exceed $18.5M, which, with the sum remaining in the Treasury at the end of the last year, amounting to $9,463,922.81 will, after discharging the current disbursements of the year, the interest on the public debt, and upward of $11,633,011.52 of the principal, leave a balance of more than $3M in the Treasury on the first day of January next.&lt;br/&gt;&lt;br/&gt;</text:p>
          </table:table-cell>
          <table:table-cell office:value-type="string">
            <text:p>Fiscal</text:p>
          </table:table-cell>
          <table:table-cell office:value-type="string">
            <text:p>http://en.wikipedia.org/wiki/Fiscal</text:p>
          </table:table-cell>
          <table:table-cell office:value-type="string">
            <text:p>Mediation</text:p>
          </table:table-cell>
          <table:table-cell office:value-type="string">
            <text:p>http://en.wikipedia.org/wiki/Mediation</text:p>
          </table:table-cell>
          <table:table-cell/>
          <table:table-cell office:value-type="string">
            <text:p>2</text:p>
          </table:table-cell>
          <table:table-cell table:number-columns-repeated="3"/>
          <table:table-cell table:formula="of:=CONCATENATE([.AB72];&quot;,&quot;;[.AC72];&quot;,&quot;; TEXT([.AK72];&quot;#&quot;))" office:value-type="string" office:string-value="LAU_ET_AL,EDA,2">
            <text:p>LAU_ET_AL,EDA,2</text:p>
          </table:table-cell>
        </table:table-row>
        <table:table-row table:style-name="ro1">
          <table:table-cell office:value-type="string">
            <text:p>2PW4BLYHVI4431QPS4ZDVEZSDKL1V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6 GMT 2012</text:p>
          </table:table-cell>
          <table:table-cell table:number-columns-repeated="2"/>
          <table:table-cell office:value-type="string">
            <text:p>2YI1SNQQ7Q67FEPVRMER92TQIG39TQ</text:p>
          </table:table-cell>
          <table:table-cell office:value-type="string">
            <text:p>AS809NPDW8VZ0</text:p>
          </table:table-cell>
          <table:table-cell office:value-type="string">
            <text:p>Submitted</text:p>
          </table:table-cell>
          <table:table-cell office:value-type="string">
            <text:p>Thu Sep 13 06:29:53 GMT 2012</text:p>
          </table:table-cell>
          <table:table-cell office:value-type="string">
            <text:p>Thu Sep 13 06:31:20 GMT 2012</text:p>
          </table:table-cell>
          <table:table-cell office:value-type="string">
            <text:p>Wed Sep 19 23:31:20 PDT 2012</text:p>
          </table:table-cell>
          <table:table-cell table:number-columns-repeated="3"/>
          <table:table-cell office:value-type="string">
            <text:p>87</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Monroe_8:15.txt</text:p>
          </table:table-cell>
          <table:table-cell office:value-type="string">
            <text:p>With both parties we had abundant cause of war, but we had no alternative but to resist that which was most powerful at sea and pressed us nearest at home. With this all differences were settled by a treaty, founded on conditions fair and honorable to both, and which has been so far executed with perfect good faith. It has been earnestly hoped that the other would of its own accord, and from a sentiment of justice and conciliation, make to our citizens the indemnity to which they are entitled, and thereby remove from our relations any just cause of discontent on our side.&lt;br/&gt;&lt;br/&gt;It is estimated that the receipts into the Treasury during the current year, exclusive of loans, will exceed $18.5M, which, with the sum remaining in the Treasury at the end of the last year, amounting to $9,463,922.81 will, after discharging the current disbursements of the year, the interest on the public debt, and upward of $11,633,011.52 of the principal, leave a balance of more than $3M in the Treasury on the first day of January next.&lt;br/&gt;&lt;br/&gt;</text:p>
          </table:table-cell>
          <table:table-cell office:value-type="string">
            <text:p>Fiscal</text:p>
          </table:table-cell>
          <table:table-cell office:value-type="string">
            <text:p>http://en.wikipedia.org/wiki/Fiscal</text:p>
          </table:table-cell>
          <table:table-cell office:value-type="string">
            <text:p>Mediation</text:p>
          </table:table-cell>
          <table:table-cell office:value-type="string">
            <text:p>http://en.wikipedia.org/wiki/Mediation</text:p>
          </table:table-cell>
          <table:table-cell/>
          <table:table-cell office:value-type="string">
            <text:p>2</text:p>
          </table:table-cell>
          <table:table-cell table:number-columns-repeated="3"/>
          <table:table-cell table:formula="of:=CONCATENATE([.AB73];&quot;,&quot;;[.AC73];&quot;,&quot;; TEXT([.AK73];&quot;#&quot;))" office:value-type="string" office:string-value="LAU_ET_AL,EDA,2">
            <text:p>LAU_ET_AL,EDA,2</text:p>
          </table:table-cell>
        </table:table-row>
        <table:table-row table:style-name="ro1">
          <table:table-cell office:value-type="string">
            <text:p>2WAVGULF395SBFBL8PJ3VYNJD8ABP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6 GMT 2012</text:p>
          </table:table-cell>
          <table:table-cell table:number-columns-repeated="2"/>
          <table:table-cell office:value-type="string">
            <text:p>20SONNVRH1KH3I2LYLY6VV9LQBAOXZ</text:p>
          </table:table-cell>
          <table:table-cell office:value-type="string">
            <text:p>A2W2ZEI7WUASOW</text:p>
          </table:table-cell>
          <table:table-cell office:value-type="string">
            <text:p>Submitted</text:p>
          </table:table-cell>
          <table:table-cell office:value-type="string">
            <text:p>Thu Sep 13 05:53:04 GMT 2012</text:p>
          </table:table-cell>
          <table:table-cell office:value-type="string">
            <text:p>Thu Sep 13 05:53:54 GMT 2012</text:p>
          </table:table-cell>
          <table:table-cell office:value-type="string">
            <text:p>Wed Sep 19 22:53:54 PDT 2012</text:p>
          </table:table-cell>
          <table:table-cell table:number-columns-repeated="3"/>
          <table:table-cell office:value-type="string">
            <text:p>50</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oodrow_Wilson_4:1.txt</text:p>
          </table:table-cell>
          <table:table-cell office:value-type="string">
            <text:p>I realize the limitations of time under which you will necessarily act at this session and shall make my suggestions as few as possible; but there were some things left undone at the last session which there will now be time to complete and which it seems necessary in the interest of the public to do at once.&lt;br/&gt;&lt;br/&gt;In the first place, it seems to me imperatively necessary that the earliest possible consideration and action should be accorded the remaining measures of the program of settlement and regulation which I had occasion to recommend to you at the close of your last session in view of the public dangers disclosed by the unaccommodated difficulties which then existed, and which still unhappily continue to exist, between the railroads of the country and their locomotive engineers, conductors and trainmen.&lt;br/&gt;&lt;br/&gt;</text:p>
          </table:table-cell>
          <table:table-cell office:value-type="string">
            <text:p>Zhou Enlai</text:p>
          </table:table-cell>
          <table:table-cell office:value-type="string">
            <text:p>http://en.wikipedia.org/wiki/Zhou_Enlai</text:p>
          </table:table-cell>
          <table:table-cell office:value-type="string">
            <text:p>Celebrity (game)</text:p>
          </table:table-cell>
          <table:table-cell office:value-type="string">
            <text:p>http://en.wikipedia.org/wiki/Celebrity_(game)</text:p>
          </table:table-cell>
          <table:table-cell/>
          <table:table-cell office:value-type="string">
            <text:p>1</text:p>
          </table:table-cell>
          <table:table-cell table:number-columns-repeated="3"/>
          <table:table-cell table:formula="of:=CONCATENATE([.AB74];&quot;,&quot;;[.AC74];&quot;,&quot;; TEXT([.AK74];&quot;#&quot;))" office:value-type="string" office:string-value="LAU_ET_AL,EDA,1">
            <text:p>LAU_ET_AL,EDA,1</text:p>
          </table:table-cell>
        </table:table-row>
        <table:table-row table:style-name="ro1">
          <table:table-cell office:value-type="string">
            <text:p>2WAVGULF395SBFBL8PJ3VYNJD8ABP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6 GMT 2012</text:p>
          </table:table-cell>
          <table:table-cell table:number-columns-repeated="2"/>
          <table:table-cell office:value-type="string">
            <text:p>2QKNTL0XULRG22ZOAWDD55FPD2D2O6</text:p>
          </table:table-cell>
          <table:table-cell office:value-type="string">
            <text:p>AS809NPDW8VZ0</text:p>
          </table:table-cell>
          <table:table-cell office:value-type="string">
            <text:p>Submitted</text:p>
          </table:table-cell>
          <table:table-cell office:value-type="string">
            <text:p>Thu Sep 13 06:28:34 GMT 2012</text:p>
          </table:table-cell>
          <table:table-cell office:value-type="string">
            <text:p>Thu Sep 13 06:29:52 GMT 2012</text:p>
          </table:table-cell>
          <table:table-cell office:value-type="string">
            <text:p>Wed Sep 19 23:29:52 PDT 2012</text:p>
          </table:table-cell>
          <table:table-cell table:number-columns-repeated="3"/>
          <table:table-cell office:value-type="string">
            <text:p>78</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oodrow_Wilson_4:1.txt</text:p>
          </table:table-cell>
          <table:table-cell office:value-type="string">
            <text:p>I realize the limitations of time under which you will necessarily act at this session and shall make my suggestions as few as possible; but there were some things left undone at the last session which there will now be time to complete and which it seems necessary in the interest of the public to do at once.&lt;br/&gt;&lt;br/&gt;In the first place, it seems to me imperatively necessary that the earliest possible consideration and action should be accorded the remaining measures of the program of settlement and regulation which I had occasion to recommend to you at the close of your last session in view of the public dangers disclosed by the unaccommodated difficulties which then existed, and which still unhappily continue to exist, between the railroads of the country and their locomotive engineers, conductors and trainmen.&lt;br/&gt;&lt;br/&gt;</text:p>
          </table:table-cell>
          <table:table-cell office:value-type="string">
            <text:p>Zhou Enlai</text:p>
          </table:table-cell>
          <table:table-cell office:value-type="string">
            <text:p>http://en.wikipedia.org/wiki/Zhou_Enlai</text:p>
          </table:table-cell>
          <table:table-cell office:value-type="string">
            <text:p>Celebrity (game)</text:p>
          </table:table-cell>
          <table:table-cell office:value-type="string">
            <text:p>http://en.wikipedia.org/wiki/Celebrity_(game)</text:p>
          </table:table-cell>
          <table:table-cell/>
          <table:table-cell office:value-type="string">
            <text:p>1</text:p>
          </table:table-cell>
          <table:table-cell table:number-columns-repeated="3"/>
          <table:table-cell table:formula="of:=CONCATENATE([.AB75];&quot;,&quot;;[.AC75];&quot;,&quot;; TEXT([.AK75];&quot;#&quot;))" office:value-type="string" office:string-value="LAU_ET_AL,EDA,1">
            <text:p>LAU_ET_AL,EDA,1</text:p>
          </table:table-cell>
        </table:table-row>
        <table:table-row table:style-name="ro1">
          <table:table-cell office:value-type="string">
            <text:p>2WAVGULF395SBFBL8PJ3VYNJD8ABP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6 GMT 2012</text:p>
          </table:table-cell>
          <table:table-cell table:number-columns-repeated="2"/>
          <table:table-cell office:value-type="string">
            <text:p>2SSOUQIHPCGJHMQ6VDN55H0JV4V06R</text:p>
          </table:table-cell>
          <table:table-cell office:value-type="string">
            <text:p>A997OZ3H2B3Q2</text:p>
          </table:table-cell>
          <table:table-cell office:value-type="string">
            <text:p>Submitted</text:p>
          </table:table-cell>
          <table:table-cell office:value-type="string">
            <text:p>Thu Sep 13 05:47:01 GMT 2012</text:p>
          </table:table-cell>
          <table:table-cell office:value-type="string">
            <text:p>Thu Sep 13 05:47:20 GMT 2012</text:p>
          </table:table-cell>
          <table:table-cell office:value-type="string">
            <text:p>Wed Sep 19 22:47:20 PDT 2012</text:p>
          </table:table-cell>
          <table:table-cell table:number-columns-repeated="3"/>
          <table:table-cell office:value-type="string">
            <text:p>19</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oodrow_Wilson_4:1.txt</text:p>
          </table:table-cell>
          <table:table-cell office:value-type="string">
            <text:p>I realize the limitations of time under which you will necessarily act at this session and shall make my suggestions as few as possible; but there were some things left undone at the last session which there will now be time to complete and which it seems necessary in the interest of the public to do at once.&lt;br/&gt;&lt;br/&gt;In the first place, it seems to me imperatively necessary that the earliest possible consideration and action should be accorded the remaining measures of the program of settlement and regulation which I had occasion to recommend to you at the close of your last session in view of the public dangers disclosed by the unaccommodated difficulties which then existed, and which still unhappily continue to exist, between the railroads of the country and their locomotive engineers, conductors and trainmen.&lt;br/&gt;&lt;br/&gt;</text:p>
          </table:table-cell>
          <table:table-cell office:value-type="string">
            <text:p>Zhou Enlai</text:p>
          </table:table-cell>
          <table:table-cell office:value-type="string">
            <text:p>http://en.wikipedia.org/wiki/Zhou_Enlai</text:p>
          </table:table-cell>
          <table:table-cell office:value-type="string">
            <text:p>Celebrity (game)</text:p>
          </table:table-cell>
          <table:table-cell office:value-type="string">
            <text:p>http://en.wikipedia.org/wiki/Celebrity_(game)</text:p>
          </table:table-cell>
          <table:table-cell/>
          <table:table-cell office:value-type="string">
            <text:p>1</text:p>
          </table:table-cell>
          <table:table-cell table:number-columns-repeated="3"/>
          <table:table-cell table:formula="of:=CONCATENATE([.AB76];&quot;,&quot;;[.AC76];&quot;,&quot;; TEXT([.AK76];&quot;#&quot;))" office:value-type="string" office:string-value="LAU_ET_AL,EDA,1">
            <text:p>LAU_ET_AL,EDA,1</text:p>
          </table:table-cell>
        </table:table-row>
        <table:table-row table:style-name="ro1">
          <table:table-cell office:value-type="string">
            <text:p>2H1G5TYMNCWYQDXKG2JSPX11LYIJN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3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32 GMT 2012</text:p>
          </table:table-cell>
          <table:table-cell table:number-columns-repeated="2"/>
          <table:table-cell office:value-type="string">
            <text:p>22NGULF395SWLW46M2UN6NJB4U7CQW</text:p>
          </table:table-cell>
          <table:table-cell office:value-type="string">
            <text:p>A1UNZTSLGW77HK</text:p>
          </table:table-cell>
          <table:table-cell office:value-type="string">
            <text:p>Submitted</text:p>
          </table:table-cell>
          <table:table-cell office:value-type="string">
            <text:p>Thu Sep 13 06:32:11 GMT 2012</text:p>
          </table:table-cell>
          <table:table-cell office:value-type="string">
            <text:p>Thu Sep 13 06:32:29 GMT 2012</text:p>
          </table:table-cell>
          <table:table-cell office:value-type="string">
            <text:p>Wed Sep 19 23:32:29 PDT 2012</text:p>
          </table:table-cell>
          <table:table-cell table:number-columns-repeated="3"/>
          <table:table-cell office:value-type="string">
            <text:p>18</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Theodore_Roosevelt_7:13.txt</text:p>
          </table:table-cell>
          <table:table-cell office:value-type="string">
            <text:p>&amp;quot;I do not say that this is the right system. I only advance it to emphasize my belief that there is need for the adoption of some system which shall be automatic and open to all sound banks, so as to avoid all possibility of discrimination and favoritism. Such a plan would tend to prevent the spasms of high money and speculation which now obtain in the New York market; for at present there is too much currency at certain seasons of the year, and its accumulation at New York tempts bankers to lend it at low rates for speculative purposes; whereas at other times when the crops are being moved there is urgent need for a large but temporary increase in the currency supply. It must never be forgotten that this question concerns business men generally quite as much as bankers; especially is this true of stockmen, farmers, and business men in the West; for at present at certain seasons of the year the difference in interest rates between the East and the West is from 6 to 10 per cent, whereas in Canada the corresponding difference is but 2 per cent. Any plan must, of course, guard the interests of western and southern bankers as carefully as it guards the interests of New York or Chicago bankers, and must be drawn from the standpoints of the farmer and the merchant no less than from the standpoints of the city banker and the country banker.&amp;quot;&lt;br/&gt;&lt;br/&gt;I again urge on the Congress the need of immediate attention to this matter. We need a greater elasticity in our currency; provided, of course, that we recognize the even greater need of a safe and secure currency. There must always be the most rigid examination by the National authorities. Provision should be made for an emergency currency. The emergency issue should, of course, be made with an effective guaranty, and upon conditions carefully prescribed by the Government. Such emergency issue must be based on adequate securities approved by the Government, and must be issued under a heavy tax. This would permit currency being issued when the demand for it was urgent, while securing its requirement as the demand fell off. It is worth investigating to determine whether officers and directors of national banks should ever be allowed to loan to themselves. Trust companies should be subject to the same supervision as banks; legislation to this effect should be enacted for the District of Columbia and the Territories.&lt;br/&gt;&lt;br/&gt;</text:p>
          </table:table-cell>
          <table:table-cell office:value-type="string">
            <text:p>Labor</text:p>
          </table:table-cell>
          <table:table-cell office:value-type="string">
            <text:p>http://en.wikipedia.org/wiki/Labor</text:p>
          </table:table-cell>
          <table:table-cell office:value-type="string">
            <text:p>Bogdan Norčič</text:p>
          </table:table-cell>
          <table:table-cell office:value-type="string">
            <text:p>http://en.wikipedia.org/wiki/Bogdan_Norčič</text:p>
          </table:table-cell>
          <table:table-cell/>
          <table:table-cell office:value-type="string">
            <text:p>1</text:p>
          </table:table-cell>
          <table:table-cell table:number-columns-repeated="3"/>
          <table:table-cell table:formula="of:=CONCATENATE([.AB77];&quot;,&quot;;[.AC77];&quot;,&quot;; TEXT([.AK77];&quot;#&quot;))" office:value-type="string" office:string-value="LAU_ET_AL,RANDOM,1">
            <text:p>LAU_ET_AL,RANDOM,1</text:p>
          </table:table-cell>
        </table:table-row>
        <table:table-row table:style-name="ro1">
          <table:table-cell office:value-type="string">
            <text:p>2H1G5TYMNCWYQDXKG2JSPX11LYIJN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3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32 GMT 2012</text:p>
          </table:table-cell>
          <table:table-cell table:number-columns-repeated="2"/>
          <table:table-cell office:value-type="string">
            <text:p>23Q24E6AUBXHB15CMV093BZWJ6R0WV</text:p>
          </table:table-cell>
          <table:table-cell office:value-type="string">
            <text:p>A3H91IK5ZBIBYN</text:p>
          </table:table-cell>
          <table:table-cell office:value-type="string">
            <text:p>Submitted</text:p>
          </table:table-cell>
          <table:table-cell office:value-type="string">
            <text:p>Thu Sep 13 06:22:31 GMT 2012</text:p>
          </table:table-cell>
          <table:table-cell office:value-type="string">
            <text:p>Thu Sep 13 06:31:53 GMT 2012</text:p>
          </table:table-cell>
          <table:table-cell office:value-type="string">
            <text:p>Wed Sep 19 23:31:53 PDT 2012</text:p>
          </table:table-cell>
          <table:table-cell table:number-columns-repeated="3"/>
          <table:table-cell office:value-type="string">
            <text:p>562</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Theodore_Roosevelt_7:13.txt</text:p>
          </table:table-cell>
          <table:table-cell office:value-type="string">
            <text:p>&amp;quot;I do not say that this is the right system. I only advance it to emphasize my belief that there is need for the adoption of some system which shall be automatic and open to all sound banks, so as to avoid all possibility of discrimination and favoritism. Such a plan would tend to prevent the spasms of high money and speculation which now obtain in the New York market; for at present there is too much currency at certain seasons of the year, and its accumulation at New York tempts bankers to lend it at low rates for speculative purposes; whereas at other times when the crops are being moved there is urgent need for a large but temporary increase in the currency supply. It must never be forgotten that this question concerns business men generally quite as much as bankers; especially is this true of stockmen, farmers, and business men in the West; for at present at certain seasons of the year the difference in interest rates between the East and the West is from 6 to 10 per cent, whereas in Canada the corresponding difference is but 2 per cent. Any plan must, of course, guard the interests of western and southern bankers as carefully as it guards the interests of New York or Chicago bankers, and must be drawn from the standpoints of the farmer and the merchant no less than from the standpoints of the city banker and the country banker.&amp;quot;&lt;br/&gt;&lt;br/&gt;I again urge on the Congress the need of immediate attention to this matter. We need a greater elasticity in our currency; provided, of course, that we recognize the even greater need of a safe and secure currency. There must always be the most rigid examination by the National authorities. Provision should be made for an emergency currency. The emergency issue should, of course, be made with an effective guaranty, and upon conditions carefully prescribed by the Government. Such emergency issue must be based on adequate securities approved by the Government, and must be issued under a heavy tax. This would permit currency being issued when the demand for it was urgent, while securing its requirement as the demand fell off. It is worth investigating to determine whether officers and directors of national banks should ever be allowed to loan to themselves. Trust companies should be subject to the same supervision as banks; legislation to this effect should be enacted for the District of Columbia and the Territories.&lt;br/&gt;&lt;br/&gt;</text:p>
          </table:table-cell>
          <table:table-cell office:value-type="string">
            <text:p>Labor</text:p>
          </table:table-cell>
          <table:table-cell office:value-type="string">
            <text:p>http://en.wikipedia.org/wiki/Labor</text:p>
          </table:table-cell>
          <table:table-cell office:value-type="string">
            <text:p>Bogdan Norčič</text:p>
          </table:table-cell>
          <table:table-cell office:value-type="string">
            <text:p>http://en.wikipedia.org/wiki/Bogdan_Norčič</text:p>
          </table:table-cell>
          <table:table-cell/>
          <table:table-cell office:value-type="string">
            <text:p>1</text:p>
          </table:table-cell>
          <table:table-cell table:number-columns-repeated="3"/>
          <table:table-cell table:formula="of:=CONCATENATE([.AB78];&quot;,&quot;;[.AC78];&quot;,&quot;; TEXT([.AK78];&quot;#&quot;))" office:value-type="string" office:string-value="LAU_ET_AL,RANDOM,1">
            <text:p>LAU_ET_AL,RANDOM,1</text:p>
          </table:table-cell>
        </table:table-row>
        <table:table-row table:style-name="ro1">
          <table:table-cell office:value-type="string">
            <text:p>2H1G5TYMNCWYQDXKG2JSPX11LYIJN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3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32 GMT 2012</text:p>
          </table:table-cell>
          <table:table-cell table:number-columns-repeated="2"/>
          <table:table-cell office:value-type="string">
            <text:p>25H9746OQ1SN5ZVVDHR59QKCT64N3J</text:p>
          </table:table-cell>
          <table:table-cell office:value-type="string">
            <text:p>A997OZ3H2B3Q2</text:p>
          </table:table-cell>
          <table:table-cell office:value-type="string">
            <text:p>Submitted</text:p>
          </table:table-cell>
          <table:table-cell office:value-type="string">
            <text:p>Thu Sep 13 05:56:38 GMT 2012</text:p>
          </table:table-cell>
          <table:table-cell office:value-type="string">
            <text:p>Thu Sep 13 05:56:58 GMT 2012</text:p>
          </table:table-cell>
          <table:table-cell office:value-type="string">
            <text:p>Wed Sep 19 22:56:58 PDT 2012</text:p>
          </table:table-cell>
          <table:table-cell table:number-columns-repeated="3"/>
          <table:table-cell office:value-type="string">
            <text:p>20</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Theodore_Roosevelt_7:13.txt</text:p>
          </table:table-cell>
          <table:table-cell office:value-type="string">
            <text:p>&amp;quot;I do not say that this is the right system. I only advance it to emphasize my belief that there is need for the adoption of some system which shall be automatic and open to all sound banks, so as to avoid all possibility of discrimination and favoritism. Such a plan would tend to prevent the spasms of high money and speculation which now obtain in the New York market; for at present there is too much currency at certain seasons of the year, and its accumulation at New York tempts bankers to lend it at low rates for speculative purposes; whereas at other times when the crops are being moved there is urgent need for a large but temporary increase in the currency supply. It must never be forgotten that this question concerns business men generally quite as much as bankers; especially is this true of stockmen, farmers, and business men in the West; for at present at certain seasons of the year the difference in interest rates between the East and the West is from 6 to 10 per cent, whereas in Canada the corresponding difference is but 2 per cent. Any plan must, of course, guard the interests of western and southern bankers as carefully as it guards the interests of New York or Chicago bankers, and must be drawn from the standpoints of the farmer and the merchant no less than from the standpoints of the city banker and the country banker.&amp;quot;&lt;br/&gt;&lt;br/&gt;I again urge on the Congress the need of immediate attention to this matter. We need a greater elasticity in our currency; provided, of course, that we recognize the even greater need of a safe and secure currency. There must always be the most rigid examination by the National authorities. Provision should be made for an emergency currency. The emergency issue should, of course, be made with an effective guaranty, and upon conditions carefully prescribed by the Government. Such emergency issue must be based on adequate securities approved by the Government, and must be issued under a heavy tax. This would permit currency being issued when the demand for it was urgent, while securing its requirement as the demand fell off. It is worth investigating to determine whether officers and directors of national banks should ever be allowed to loan to themselves. Trust companies should be subject to the same supervision as banks; legislation to this effect should be enacted for the District of Columbia and the Territories.&lt;br/&gt;&lt;br/&gt;</text:p>
          </table:table-cell>
          <table:table-cell office:value-type="string">
            <text:p>Labor</text:p>
          </table:table-cell>
          <table:table-cell office:value-type="string">
            <text:p>http://en.wikipedia.org/wiki/Labor</text:p>
          </table:table-cell>
          <table:table-cell office:value-type="string">
            <text:p>Bogdan Norčič</text:p>
          </table:table-cell>
          <table:table-cell office:value-type="string">
            <text:p>http://en.wikipedia.org/wiki/Bogdan_Norčič</text:p>
          </table:table-cell>
          <table:table-cell/>
          <table:table-cell office:value-type="string">
            <text:p>1</text:p>
          </table:table-cell>
          <table:table-cell table:number-columns-repeated="3"/>
          <table:table-cell table:formula="of:=CONCATENATE([.AB79];&quot;,&quot;;[.AC79];&quot;,&quot;; TEXT([.AK79];&quot;#&quot;))" office:value-type="string" office:string-value="LAU_ET_AL,RANDOM,1">
            <text:p>LAU_ET_AL,RANDOM,1</text:p>
          </table:table-cell>
        </table:table-row>
        <table:table-row table:style-name="ro1">
          <table:table-cell office:value-type="string">
            <text:p>2DH9RNDWIOV17GGSANKG213YF93GV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6 GMT 2012</text:p>
          </table:table-cell>
          <table:table-cell table:number-columns-repeated="2"/>
          <table:table-cell office:value-type="string">
            <text:p>28URCJK63ZVEIQF5R49AY9JLB66X85</text:p>
          </table:table-cell>
          <table:table-cell office:value-type="string">
            <text:p>A997OZ3H2B3Q2</text:p>
          </table:table-cell>
          <table:table-cell office:value-type="string">
            <text:p>Submitted</text:p>
          </table:table-cell>
          <table:table-cell office:value-type="string">
            <text:p>Thu Sep 13 05:57:00 GMT 2012</text:p>
          </table:table-cell>
          <table:table-cell office:value-type="string">
            <text:p>Thu Sep 13 05:57:23 GMT 2012</text:p>
          </table:table-cell>
          <table:table-cell office:value-type="string">
            <text:p>Wed Sep 19 22:57:23 PDT 2012</text:p>
          </table:table-cell>
          <table:table-cell table:number-columns-repeated="3"/>
          <table:table-cell office:value-type="string">
            <text:p>23</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Harry_S._Truman_2:2.txt</text:p>
          </table:table-cell>
          <table:table-cell office:value-type="string">
            <text:p>The power to mold the future of this Nation lies in our hands--yours and mine, and they are joined together by the Constitution.&lt;br/&gt;&lt;br/&gt;If in this year, and in the next, we can find the right course to take as each issue arises, and if, in spite of all difficulties, we have the courage and the resolution to take that course, then we shall achieve a state of well-being for our people without precedent in history. And if we continue to work with the other nations of the world earnestly, patiently, and wisely, we can--granting a will for peace on the part of our neighbors-make a lasting peace for the world.&lt;br/&gt;&lt;br/&gt;</text:p>
          </table:table-cell>
          <table:table-cell office:value-type="string">
            <text:p>Arnold Resnicoff</text:p>
          </table:table-cell>
          <table:table-cell office:value-type="string">
            <text:p>http://en.wikipedia.org/wiki/Arnold_Resnicoff</text:p>
          </table:table-cell>
          <table:table-cell office:value-type="string">
            <text:p>Dyffryn Mymbyr</text:p>
          </table:table-cell>
          <table:table-cell office:value-type="string">
            <text:p>http://en.wikipedia.org/wiki/Dyffryn_Mymbyr</text:p>
          </table:table-cell>
          <table:table-cell/>
          <table:table-cell office:value-type="string">
            <text:p>1</text:p>
          </table:table-cell>
          <table:table-cell table:number-columns-repeated="3"/>
          <table:table-cell table:formula="of:=CONCATENATE([.AB80];&quot;,&quot;;[.AC80];&quot;,&quot;; TEXT([.AK80];&quot;#&quot;))" office:value-type="string" office:string-value="LAU_ET_AL,RANDOM,1">
            <text:p>LAU_ET_AL,RANDOM,1</text:p>
          </table:table-cell>
        </table:table-row>
        <table:table-row table:style-name="ro1">
          <table:table-cell office:value-type="string">
            <text:p>2DH9RNDWIOV17GGSANKG213YF93GV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6 GMT 2012</text:p>
          </table:table-cell>
          <table:table-cell table:number-columns-repeated="2"/>
          <table:table-cell office:value-type="string">
            <text:p>298KPEIB9BAW01A2W0WV5UD3S8RX0F</text:p>
          </table:table-cell>
          <table:table-cell office:value-type="string">
            <text:p>AETDKS5M0W0ZG</text:p>
          </table:table-cell>
          <table:table-cell office:value-type="string">
            <text:p>Submitted</text:p>
          </table:table-cell>
          <table:table-cell office:value-type="string">
            <text:p>Thu Sep 13 05:25:14 GMT 2012</text:p>
          </table:table-cell>
          <table:table-cell office:value-type="string">
            <text:p>Thu Sep 13 05:25:22 GMT 2012</text:p>
          </table:table-cell>
          <table:table-cell office:value-type="string">
            <text:p>Wed Sep 19 22:25:22 PDT 2012</text:p>
          </table:table-cell>
          <table:table-cell table:number-columns-repeated="3"/>
          <table:table-cell office:value-type="string">
            <text:p>8</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Harry_S._Truman_2:2.txt</text:p>
          </table:table-cell>
          <table:table-cell office:value-type="string">
            <text:p>The power to mold the future of this Nation lies in our hands--yours and mine, and they are joined together by the Constitution.&lt;br/&gt;&lt;br/&gt;If in this year, and in the next, we can find the right course to take as each issue arises, and if, in spite of all difficulties, we have the courage and the resolution to take that course, then we shall achieve a state of well-being for our people without precedent in history. And if we continue to work with the other nations of the world earnestly, patiently, and wisely, we can--granting a will for peace on the part of our neighbors-make a lasting peace for the world.&lt;br/&gt;&lt;br/&gt;</text:p>
          </table:table-cell>
          <table:table-cell office:value-type="string">
            <text:p>Arnold Resnicoff</text:p>
          </table:table-cell>
          <table:table-cell office:value-type="string">
            <text:p>http://en.wikipedia.org/wiki/Arnold_Resnicoff</text:p>
          </table:table-cell>
          <table:table-cell office:value-type="string">
            <text:p>Dyffryn Mymbyr</text:p>
          </table:table-cell>
          <table:table-cell office:value-type="string">
            <text:p>http://en.wikipedia.org/wiki/Dyffryn_Mymbyr</text:p>
          </table:table-cell>
          <table:table-cell/>
          <table:table-cell office:value-type="string">
            <text:p>2</text:p>
          </table:table-cell>
          <table:table-cell table:number-columns-repeated="3"/>
          <table:table-cell table:formula="of:=CONCATENATE([.AB81];&quot;,&quot;;[.AC81];&quot;,&quot;; TEXT([.AK81];&quot;#&quot;))" office:value-type="string" office:string-value="LAU_ET_AL,RANDOM,2">
            <text:p>LAU_ET_AL,RANDOM,2</text:p>
          </table:table-cell>
        </table:table-row>
        <table:table-row table:style-name="ro1">
          <table:table-cell office:value-type="string">
            <text:p>2DH9RNDWIOV17GGSANKG213YF93GV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6 GMT 2012</text:p>
          </table:table-cell>
          <table:table-cell table:number-columns-repeated="2"/>
          <table:table-cell office:value-type="string">
            <text:p>2P64EGDHDM250H6EU9N6PEZ6UT5MCE</text:p>
          </table:table-cell>
          <table:table-cell office:value-type="string">
            <text:p>A2W2ZEI7WUASOW</text:p>
          </table:table-cell>
          <table:table-cell office:value-type="string">
            <text:p>Submitted</text:p>
          </table:table-cell>
          <table:table-cell office:value-type="string">
            <text:p>Thu Sep 13 05:35:36 GMT 2012</text:p>
          </table:table-cell>
          <table:table-cell office:value-type="string">
            <text:p>Thu Sep 13 05:36:06 GMT 2012</text:p>
          </table:table-cell>
          <table:table-cell office:value-type="string">
            <text:p>Wed Sep 19 22:36:06 PDT 2012</text:p>
          </table:table-cell>
          <table:table-cell table:number-columns-repeated="3"/>
          <table:table-cell office:value-type="string">
            <text:p>30</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Harry_S._Truman_2:2.txt</text:p>
          </table:table-cell>
          <table:table-cell office:value-type="string">
            <text:p>The power to mold the future of this Nation lies in our hands--yours and mine, and they are joined together by the Constitution.&lt;br/&gt;&lt;br/&gt;If in this year, and in the next, we can find the right course to take as each issue arises, and if, in spite of all difficulties, we have the courage and the resolution to take that course, then we shall achieve a state of well-being for our people without precedent in history. And if we continue to work with the other nations of the world earnestly, patiently, and wisely, we can--granting a will for peace on the part of our neighbors-make a lasting peace for the world.&lt;br/&gt;&lt;br/&gt;</text:p>
          </table:table-cell>
          <table:table-cell office:value-type="string">
            <text:p>Arnold Resnicoff</text:p>
          </table:table-cell>
          <table:table-cell office:value-type="string">
            <text:p>http://en.wikipedia.org/wiki/Arnold_Resnicoff</text:p>
          </table:table-cell>
          <table:table-cell office:value-type="string">
            <text:p>Dyffryn Mymbyr</text:p>
          </table:table-cell>
          <table:table-cell office:value-type="string">
            <text:p>http://en.wikipedia.org/wiki/Dyffryn_Mymbyr</text:p>
          </table:table-cell>
          <table:table-cell/>
          <table:table-cell office:value-type="string">
            <text:p>1</text:p>
          </table:table-cell>
          <table:table-cell table:number-columns-repeated="3"/>
          <table:table-cell table:formula="of:=CONCATENATE([.AB82];&quot;,&quot;;[.AC82];&quot;,&quot;; TEXT([.AK82];&quot;#&quot;))" office:value-type="string" office:string-value="LAU_ET_AL,RANDOM,1">
            <text:p>LAU_ET_AL,RANDOM,1</text:p>
          </table:table-cell>
        </table:table-row>
        <table:table-row table:style-name="ro1">
          <table:table-cell office:value-type="string">
            <text:p>22OVCPWZ9RNDBRC082YSV3DTI4WBQ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6 GMT 2012</text:p>
          </table:table-cell>
          <table:table-cell table:number-columns-repeated="2"/>
          <table:table-cell office:value-type="string">
            <text:p>20WJ3NAB6BFMUOC35SK11JFDMT0GTQ</text:p>
          </table:table-cell>
          <table:table-cell office:value-type="string">
            <text:p>A997OZ3H2B3Q2</text:p>
          </table:table-cell>
          <table:table-cell office:value-type="string">
            <text:p>Submitted</text:p>
          </table:table-cell>
          <table:table-cell office:value-type="string">
            <text:p>Thu Sep 13 06:47:15 GMT 2012</text:p>
          </table:table-cell>
          <table:table-cell office:value-type="string">
            <text:p>Thu Sep 13 06:47:36 GMT 2012</text:p>
          </table:table-cell>
          <table:table-cell office:value-type="string">
            <text:p>Wed Sep 19 23:47:36 PDT 2012</text:p>
          </table:table-cell>
          <table:table-cell table:number-columns-repeated="3"/>
          <table:table-cell office:value-type="string">
            <text:p>21</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Barack_Obama_1:23.txt</text:p>
          </table:table-cell>
          <table:table-cell office:value-type="string">
            <text:p>Well I do not accept a future where the jobs and industries of tomorrow take root beyond our borders - and I know you don&amp;apos;t either. It is time for America to lead again.&lt;br/&gt;&lt;br/&gt;Thanks to our recovery plan, we will double this nation&amp;apos;s supply of renewable energy in the next three years. We have also made the largest investment in basic research funding in American history - an investment that will spur not only new discoveries in energy, but breakthroughs in medicine, science, and technology.&lt;br/&gt;&lt;br/&gt;</text:p>
          </table:table-cell>
          <table:table-cell office:value-type="string">
            <text:p>National Institutes of Health</text:p>
          </table:table-cell>
          <table:table-cell office:value-type="string">
            <text:p>http://en.wikipedia.org/wiki/National_Institutes_of_Health</text:p>
          </table:table-cell>
          <table:table-cell office:value-type="string">
            <text:p>Linha do Vouga</text:p>
          </table:table-cell>
          <table:table-cell office:value-type="string">
            <text:p>http://en.wikipedia.org/wiki/Linha_do_Vouga</text:p>
          </table:table-cell>
          <table:table-cell/>
          <table:table-cell office:value-type="string">
            <text:p>1</text:p>
          </table:table-cell>
          <table:table-cell table:number-columns-repeated="3"/>
          <table:table-cell table:formula="of:=CONCATENATE([.AB83];&quot;,&quot;;[.AC83];&quot;,&quot;; TEXT([.AK83];&quot;#&quot;))" office:value-type="string" office:string-value="EDA,RANDOM,1">
            <text:p>EDA,RANDOM,1</text:p>
          </table:table-cell>
        </table:table-row>
        <table:table-row table:style-name="ro1">
          <table:table-cell office:value-type="string">
            <text:p>22OVCPWZ9RNDBRC082YSV3DTI4WBQ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6 GMT 2012</text:p>
          </table:table-cell>
          <table:table-cell table:number-columns-repeated="2"/>
          <table:table-cell office:value-type="string">
            <text:p>2CWE6AUBXHWSWG3QGJMB7WDRRCBY2C</text:p>
          </table:table-cell>
          <table:table-cell office:value-type="string">
            <text:p>AAE9H4ZIKQS37</text:p>
          </table:table-cell>
          <table:table-cell office:value-type="string">
            <text:p>Submitted</text:p>
          </table:table-cell>
          <table:table-cell office:value-type="string">
            <text:p>Thu Sep 13 06:30:37 GMT 2012</text:p>
          </table:table-cell>
          <table:table-cell office:value-type="string">
            <text:p>Thu Sep 13 06:30:45 GMT 2012</text:p>
          </table:table-cell>
          <table:table-cell office:value-type="string">
            <text:p>Wed Sep 19 23:30:45 PDT 2012</text:p>
          </table:table-cell>
          <table:table-cell table:number-columns-repeated="3"/>
          <table:table-cell office:value-type="string">
            <text:p>8</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Barack_Obama_1:23.txt</text:p>
          </table:table-cell>
          <table:table-cell office:value-type="string">
            <text:p>Well I do not accept a future where the jobs and industries of tomorrow take root beyond our borders - and I know you don&amp;apos;t either. It is time for America to lead again.&lt;br/&gt;&lt;br/&gt;Thanks to our recovery plan, we will double this nation&amp;apos;s supply of renewable energy in the next three years. We have also made the largest investment in basic research funding in American history - an investment that will spur not only new discoveries in energy, but breakthroughs in medicine, science, and technology.&lt;br/&gt;&lt;br/&gt;</text:p>
          </table:table-cell>
          <table:table-cell office:value-type="string">
            <text:p>National Institutes of Health</text:p>
          </table:table-cell>
          <table:table-cell office:value-type="string">
            <text:p>http://en.wikipedia.org/wiki/National_Institutes_of_Health</text:p>
          </table:table-cell>
          <table:table-cell office:value-type="string">
            <text:p>Linha do Vouga</text:p>
          </table:table-cell>
          <table:table-cell office:value-type="string">
            <text:p>http://en.wikipedia.org/wiki/Linha_do_Vouga</text:p>
          </table:table-cell>
          <table:table-cell/>
          <table:table-cell office:value-type="string">
            <text:p>1</text:p>
          </table:table-cell>
          <table:table-cell table:number-columns-repeated="3"/>
          <table:table-cell table:formula="of:=CONCATENATE([.AB84];&quot;,&quot;;[.AC84];&quot;,&quot;; TEXT([.AK84];&quot;#&quot;))" office:value-type="string" office:string-value="EDA,RANDOM,1">
            <text:p>EDA,RANDOM,1</text:p>
          </table:table-cell>
        </table:table-row>
        <table:table-row table:style-name="ro1">
          <table:table-cell office:value-type="string">
            <text:p>22OVCPWZ9RNDBRC082YSV3DTI4WBQ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6 GMT 2012</text:p>
          </table:table-cell>
          <table:table-cell table:number-columns-repeated="2"/>
          <table:table-cell office:value-type="string">
            <text:p>2H51X3V0FK0C3TQOLBD7XKK9R64FMP</text:p>
          </table:table-cell>
          <table:table-cell office:value-type="string">
            <text:p>A31ALYJKPKD09W</text:p>
          </table:table-cell>
          <table:table-cell office:value-type="string">
            <text:p>Submitted</text:p>
          </table:table-cell>
          <table:table-cell office:value-type="string">
            <text:p>Thu Sep 13 06:53:42 GMT 2012</text:p>
          </table:table-cell>
          <table:table-cell office:value-type="string">
            <text:p>Thu Sep 13 06:53:51 GMT 2012</text:p>
          </table:table-cell>
          <table:table-cell office:value-type="string">
            <text:p>Wed Sep 19 23:53:51 PDT 2012</text:p>
          </table:table-cell>
          <table:table-cell table:number-columns-repeated="3"/>
          <table:table-cell office:value-type="string">
            <text:p>9</text:p>
          </table:table-cell>
          <table:table-cell office:value-type="string">
            <text:p>100% (294/295)</text:p>
          </table:table-cell>
          <table:table-cell office:value-type="string">
            <text:p>100% (62/62)</text:p>
          </table:table-cell>
          <table:table-cell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Barack_Obama_1:23.txt</text:p>
          </table:table-cell>
          <table:table-cell office:value-type="string">
            <text:p>Well I do not accept a future where the jobs and industries of tomorrow take root beyond our borders - and I know you don&amp;apos;t either. It is time for America to lead again.&lt;br/&gt;&lt;br/&gt;Thanks to our recovery plan, we will double this nation&amp;apos;s supply of renewable energy in the next three years. We have also made the largest investment in basic research funding in American history - an investment that will spur not only new discoveries in energy, but breakthroughs in medicine, science, and technology.&lt;br/&gt;&lt;br/&gt;</text:p>
          </table:table-cell>
          <table:table-cell office:value-type="string">
            <text:p>National Institutes of Health</text:p>
          </table:table-cell>
          <table:table-cell office:value-type="string">
            <text:p>http://en.wikipedia.org/wiki/National_Institutes_of_Health</text:p>
          </table:table-cell>
          <table:table-cell office:value-type="string">
            <text:p>Linha do Vouga</text:p>
          </table:table-cell>
          <table:table-cell office:value-type="string">
            <text:p>http://en.wikipedia.org/wiki/Linha_do_Vouga</text:p>
          </table:table-cell>
          <table:table-cell/>
          <table:table-cell office:value-type="string">
            <text:p>1</text:p>
          </table:table-cell>
          <table:table-cell table:number-columns-repeated="3"/>
          <table:table-cell table:formula="of:=CONCATENATE([.AB85];&quot;,&quot;;[.AC85];&quot;,&quot;; TEXT([.AK85];&quot;#&quot;))" office:value-type="string" office:string-value="EDA,RANDOM,1">
            <text:p>EDA,RANDOM,1</text:p>
          </table:table-cell>
        </table:table-row>
        <table:table-row table:style-name="ro1">
          <table:table-cell office:value-type="string">
            <text:p>23K5L8I9NZW6WNNBVOVQ47T88JBUK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6 GMT 2012</text:p>
          </table:table-cell>
          <table:table-cell table:number-columns-repeated="2"/>
          <table:table-cell office:value-type="string">
            <text:p>20YSVQ8H88MQ9F9AVLMCQ1RX3JI7Q0</text:p>
          </table:table-cell>
          <table:table-cell office:value-type="string">
            <text:p>AAE9H4ZIKQS37</text:p>
          </table:table-cell>
          <table:table-cell office:value-type="string">
            <text:p>Submitted</text:p>
          </table:table-cell>
          <table:table-cell office:value-type="string">
            <text:p>Thu Sep 13 06:52:04 GMT 2012</text:p>
          </table:table-cell>
          <table:table-cell office:value-type="string">
            <text:p>Thu Sep 13 06:52:10 GMT 2012</text:p>
          </table:table-cell>
          <table:table-cell office:value-type="string">
            <text:p>Wed Sep 19 23:52:10 PDT 2012</text:p>
          </table:table-cell>
          <table:table-cell table:number-columns-repeated="3"/>
          <table:table-cell office:value-type="string">
            <text:p>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Madison_5:11.txt</text:p>
          </table:table-cell>
          <table:table-cell office:value-type="string">
            <text:p>The views of the French Government on the subjects which have been so long committed to negotiation have received no elucidation since the close of your late session. The minister plenipotentiary of the United States at Paris had not been enabled by proper opportunities to press the objects of his mission as prescribed by his instructions.&lt;br/&gt;&lt;br/&gt;The militia being always to be regarded as the great bulwark of defense and security for free states, and the Constitution having wisely committed to the national authority a use of that force as the best provision against an unsafe military establishment, as well as a resource peculiarly adapted to a country having the extent and the exposure of the United States, I recommend to Congress a revision of the militia laws for the purpose of securing more effectually the services of all detachments called into the employment and placed under the Government of the United States.&lt;br/&gt;&lt;br/&gt;</text:p>
          </table:table-cell>
          <table:table-cell office:value-type="string">
            <text:p>Abolitionism</text:p>
          </table:table-cell>
          <table:table-cell office:value-type="string">
            <text:p>http://en.wikipedia.org/wiki/Abolitionism</text:p>
          </table:table-cell>
          <table:table-cell office:value-type="string">
            <text:p>Human rights in the Democratic Republic of the Congo</text:p>
          </table:table-cell>
          <table:table-cell office:value-type="string">
            <text:p>http://en.wikipedia.org/wiki/Human_rights_in_the_Democratic_Republic_of_the_Congo</text:p>
          </table:table-cell>
          <table:table-cell/>
          <table:table-cell office:value-type="string">
            <text:p>1</text:p>
          </table:table-cell>
          <table:table-cell table:number-columns-repeated="3"/>
          <table:table-cell table:formula="of:=CONCATENATE([.AB86];&quot;,&quot;;[.AC86];&quot;,&quot;; TEXT([.AK86];&quot;#&quot;))" office:value-type="string" office:string-value="LAU_ET_AL,EDA,1">
            <text:p>LAU_ET_AL,EDA,1</text:p>
          </table:table-cell>
        </table:table-row>
        <table:table-row table:style-name="ro1">
          <table:table-cell office:value-type="string">
            <text:p>23K5L8I9NZW6WNNBVOVQ47T88JBUK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6 GMT 2012</text:p>
          </table:table-cell>
          <table:table-cell table:number-columns-repeated="2"/>
          <table:table-cell office:value-type="string">
            <text:p>27P2Q45UUKQODPBN3BESGOG07FFCU3</text:p>
          </table:table-cell>
          <table:table-cell office:value-type="string">
            <text:p>AS809NPDW8VZ0</text:p>
          </table:table-cell>
          <table:table-cell office:value-type="string">
            <text:p>Submitted</text:p>
          </table:table-cell>
          <table:table-cell office:value-type="string">
            <text:p>Thu Sep 13 06:54:56 GMT 2012</text:p>
          </table:table-cell>
          <table:table-cell office:value-type="string">
            <text:p>Thu Sep 13 06:55:30 GMT 2012</text:p>
          </table:table-cell>
          <table:table-cell office:value-type="string">
            <text:p>Wed Sep 19 23:55:30 PDT 2012</text:p>
          </table:table-cell>
          <table:table-cell table:number-columns-repeated="3"/>
          <table:table-cell office:value-type="string">
            <text:p>34</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Madison_5:11.txt</text:p>
          </table:table-cell>
          <table:table-cell office:value-type="string">
            <text:p>The views of the French Government on the subjects which have been so long committed to negotiation have received no elucidation since the close of your late session. The minister plenipotentiary of the United States at Paris had not been enabled by proper opportunities to press the objects of his mission as prescribed by his instructions.&lt;br/&gt;&lt;br/&gt;The militia being always to be regarded as the great bulwark of defense and security for free states, and the Constitution having wisely committed to the national authority a use of that force as the best provision against an unsafe military establishment, as well as a resource peculiarly adapted to a country having the extent and the exposure of the United States, I recommend to Congress a revision of the militia laws for the purpose of securing more effectually the services of all detachments called into the employment and placed under the Government of the United States.&lt;br/&gt;&lt;br/&gt;</text:p>
          </table:table-cell>
          <table:table-cell office:value-type="string">
            <text:p>Abolitionism</text:p>
          </table:table-cell>
          <table:table-cell office:value-type="string">
            <text:p>http://en.wikipedia.org/wiki/Abolitionism</text:p>
          </table:table-cell>
          <table:table-cell office:value-type="string">
            <text:p>Human rights in the Democratic Republic of the Congo</text:p>
          </table:table-cell>
          <table:table-cell office:value-type="string">
            <text:p>http://en.wikipedia.org/wiki/Human_rights_in_the_Democratic_Republic_of_the_Congo</text:p>
          </table:table-cell>
          <table:table-cell/>
          <table:table-cell office:value-type="string">
            <text:p>2</text:p>
          </table:table-cell>
          <table:table-cell table:number-columns-repeated="3"/>
          <table:table-cell table:formula="of:=CONCATENATE([.AB87];&quot;,&quot;;[.AC87];&quot;,&quot;; TEXT([.AK87];&quot;#&quot;))" office:value-type="string" office:string-value="LAU_ET_AL,EDA,2">
            <text:p>LAU_ET_AL,EDA,2</text:p>
          </table:table-cell>
        </table:table-row>
        <table:table-row table:style-name="ro1">
          <table:table-cell office:value-type="string">
            <text:p>23K5L8I9NZW6WNNBVOVQ47T88JBUK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6 GMT 2012</text:p>
          </table:table-cell>
          <table:table-cell table:number-columns-repeated="2"/>
          <table:table-cell office:value-type="string">
            <text:p>2GUNJQ2172Z9OZ5BIUCC3EBU7IQYQR</text:p>
          </table:table-cell>
          <table:table-cell office:value-type="string">
            <text:p>A31ALYJKPKD09W</text:p>
          </table:table-cell>
          <table:table-cell office:value-type="string">
            <text:p>Submitted</text:p>
          </table:table-cell>
          <table:table-cell office:value-type="string">
            <text:p>Thu Sep 13 06:48:59 GMT 2012</text:p>
          </table:table-cell>
          <table:table-cell office:value-type="string">
            <text:p>Thu Sep 13 06:49:06 GMT 2012</text:p>
          </table:table-cell>
          <table:table-cell office:value-type="string">
            <text:p>Wed Sep 19 23:49:06 PDT 2012</text:p>
          </table:table-cell>
          <table:table-cell table:number-columns-repeated="3"/>
          <table:table-cell office:value-type="string">
            <text:p>7</text:p>
          </table:table-cell>
          <table:table-cell office:value-type="string">
            <text:p>100% (294/295)</text:p>
          </table:table-cell>
          <table:table-cell office:value-type="string">
            <text:p>100% (62/62)</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Madison_5:11.txt</text:p>
          </table:table-cell>
          <table:table-cell office:value-type="string">
            <text:p>The views of the French Government on the subjects which have been so long committed to negotiation have received no elucidation since the close of your late session. The minister plenipotentiary of the United States at Paris had not been enabled by proper opportunities to press the objects of his mission as prescribed by his instructions.&lt;br/&gt;&lt;br/&gt;The militia being always to be regarded as the great bulwark of defense and security for free states, and the Constitution having wisely committed to the national authority a use of that force as the best provision against an unsafe military establishment, as well as a resource peculiarly adapted to a country having the extent and the exposure of the United States, I recommend to Congress a revision of the militia laws for the purpose of securing more effectually the services of all detachments called into the employment and placed under the Government of the United States.&lt;br/&gt;&lt;br/&gt;</text:p>
          </table:table-cell>
          <table:table-cell office:value-type="string">
            <text:p>Abolitionism</text:p>
          </table:table-cell>
          <table:table-cell office:value-type="string">
            <text:p>http://en.wikipedia.org/wiki/Abolitionism</text:p>
          </table:table-cell>
          <table:table-cell office:value-type="string">
            <text:p>Human rights in the Democratic Republic of the Congo</text:p>
          </table:table-cell>
          <table:table-cell office:value-type="string">
            <text:p>http://en.wikipedia.org/wiki/Human_rights_in_the_Democratic_Republic_of_the_Congo</text:p>
          </table:table-cell>
          <table:table-cell/>
          <table:table-cell office:value-type="string">
            <text:p>2</text:p>
          </table:table-cell>
          <table:table-cell table:number-columns-repeated="3"/>
          <table:table-cell table:formula="of:=CONCATENATE([.AB88];&quot;,&quot;;[.AC88];&quot;,&quot;; TEXT([.AK88];&quot;#&quot;))" office:value-type="string" office:string-value="LAU_ET_AL,EDA,2">
            <text:p>LAU_ET_AL,EDA,2</text:p>
          </table:table-cell>
        </table:table-row>
        <table:table-row table:style-name="ro1">
          <table:table-cell office:value-type="string">
            <text:p>2XNR98D8J3VEM5GX0XPCO3MCMI5GW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6 GMT 2012</text:p>
          </table:table-cell>
          <table:table-cell table:number-columns-repeated="2"/>
          <table:table-cell office:value-type="string">
            <text:p>22A2KYEPLSP7KT9RD6A3WAHQK5VVPH</text:p>
          </table:table-cell>
          <table:table-cell office:value-type="string">
            <text:p>A1Q6SWDM7R58DU</text:p>
          </table:table-cell>
          <table:table-cell office:value-type="string">
            <text:p>Submitted</text:p>
          </table:table-cell>
          <table:table-cell office:value-type="string">
            <text:p>Thu Sep 13 05:29:42 GMT 2012</text:p>
          </table:table-cell>
          <table:table-cell office:value-type="string">
            <text:p>Thu Sep 13 05:30:05 GMT 2012</text:p>
          </table:table-cell>
          <table:table-cell office:value-type="string">
            <text:p>Wed Sep 19 22:30:05 PDT 2012</text:p>
          </table:table-cell>
          <table:table-cell table:number-columns-repeated="3"/>
          <table:table-cell office:value-type="string">
            <text:p>23</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eorge_Herbert_Walker_Bush_2:0.txt</text:p>
          </table:table-cell>
          <table:table-cell office:value-type="string">
            <text:p>Tonight, I come not to speak about the &amp;quot;State of the Government&amp;quot;, not to detail every new initiative we plan for the coming year, nor describe every line in the budget. I&amp;apos;m here to speak to you and to the American people about the State of the Union about our world, the changes we&amp;apos;ve seen, the challenges we face. And what that means for America.&lt;br/&gt;&lt;br/&gt;There are singular moments in history, dates that divide all that goes before from all that comes after. And many of us in this chamber have lived much of our lives in a world whose fundamental features were defined in 1945. And the events of that year decreed the shape of nations, the pace of progress, freedom or oppression for millions of people around the world.&lt;br/&gt;&lt;br/&gt;</text:p>
          </table:table-cell>
          <table:table-cell office:value-type="string">
            <text:p>2003 in Afghanistan</text:p>
          </table:table-cell>
          <table:table-cell office:value-type="string">
            <text:p>http://en.wikipedia.org/wiki/2003_in_Afghanistan</text:p>
          </table:table-cell>
          <table:table-cell office:value-type="string">
            <text:p>Jackie Evancho</text:p>
          </table:table-cell>
          <table:table-cell office:value-type="string">
            <text:p>http://en.wikipedia.org/wiki/Jackie_Evancho</text:p>
          </table:table-cell>
          <table:table-cell/>
          <table:table-cell office:value-type="string">
            <text:p>1</text:p>
          </table:table-cell>
          <table:table-cell table:number-columns-repeated="3"/>
          <table:table-cell table:formula="of:=CONCATENATE([.AB89];&quot;,&quot;;[.AC89];&quot;,&quot;; TEXT([.AK89];&quot;#&quot;))" office:value-type="string" office:string-value="EDA,LAU_ET_AL,1">
            <text:p>EDA,LAU_ET_AL,1</text:p>
          </table:table-cell>
        </table:table-row>
        <table:table-row table:style-name="ro1">
          <table:table-cell office:value-type="string">
            <text:p>2XNR98D8J3VEM5GX0XPCO3MCMI5GW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6 GMT 2012</text:p>
          </table:table-cell>
          <table:table-cell table:number-columns-repeated="2"/>
          <table:table-cell office:value-type="string">
            <text:p>26W0SPW1INMHV7E9QDEAJ6BFSUM3GV</text:p>
          </table:table-cell>
          <table:table-cell office:value-type="string">
            <text:p>AAE9H4ZIKQS37</text:p>
          </table:table-cell>
          <table:table-cell office:value-type="string">
            <text:p>Submitted</text:p>
          </table:table-cell>
          <table:table-cell office:value-type="string">
            <text:p>Thu Sep 13 06:31:51 GMT 2012</text:p>
          </table:table-cell>
          <table:table-cell office:value-type="string">
            <text:p>Thu Sep 13 06:32:04 GMT 2012</text:p>
          </table:table-cell>
          <table:table-cell office:value-type="string">
            <text:p>Wed Sep 19 23:32:04 PDT 2012</text:p>
          </table:table-cell>
          <table:table-cell table:number-columns-repeated="3"/>
          <table:table-cell office:value-type="string">
            <text:p>13</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eorge_Herbert_Walker_Bush_2:0.txt</text:p>
          </table:table-cell>
          <table:table-cell office:value-type="string">
            <text:p>Tonight, I come not to speak about the &amp;quot;State of the Government&amp;quot;, not to detail every new initiative we plan for the coming year, nor describe every line in the budget. I&amp;apos;m here to speak to you and to the American people about the State of the Union about our world, the changes we&amp;apos;ve seen, the challenges we face. And what that means for America.&lt;br/&gt;&lt;br/&gt;There are singular moments in history, dates that divide all that goes before from all that comes after. And many of us in this chamber have lived much of our lives in a world whose fundamental features were defined in 1945. And the events of that year decreed the shape of nations, the pace of progress, freedom or oppression for millions of people around the world.&lt;br/&gt;&lt;br/&gt;</text:p>
          </table:table-cell>
          <table:table-cell office:value-type="string">
            <text:p>2003 in Afghanistan</text:p>
          </table:table-cell>
          <table:table-cell office:value-type="string">
            <text:p>http://en.wikipedia.org/wiki/2003_in_Afghanistan</text:p>
          </table:table-cell>
          <table:table-cell office:value-type="string">
            <text:p>Jackie Evancho</text:p>
          </table:table-cell>
          <table:table-cell office:value-type="string">
            <text:p>http://en.wikipedia.org/wiki/Jackie_Evancho</text:p>
          </table:table-cell>
          <table:table-cell/>
          <table:table-cell office:value-type="string">
            <text:p>1</text:p>
          </table:table-cell>
          <table:table-cell table:number-columns-repeated="3"/>
          <table:table-cell table:formula="of:=CONCATENATE([.AB90];&quot;,&quot;;[.AC90];&quot;,&quot;; TEXT([.AK90];&quot;#&quot;))" office:value-type="string" office:string-value="EDA,LAU_ET_AL,1">
            <text:p>EDA,LAU_ET_AL,1</text:p>
          </table:table-cell>
        </table:table-row>
        <table:table-row table:style-name="ro1">
          <table:table-cell office:value-type="string">
            <text:p>2XNR98D8J3VEM5GX0XPCO3MCMI5GW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6 GMT 2012</text:p>
          </table:table-cell>
          <table:table-cell table:number-columns-repeated="2"/>
          <table:table-cell office:value-type="string">
            <text:p>2Q7L6VCPWZ9R2MKNV5SSFSN3J8JO9G</text:p>
          </table:table-cell>
          <table:table-cell office:value-type="string">
            <text:p>A997OZ3H2B3Q2</text:p>
          </table:table-cell>
          <table:table-cell office:value-type="string">
            <text:p>Submitted</text:p>
          </table:table-cell>
          <table:table-cell office:value-type="string">
            <text:p>Thu Sep 13 06:05:32 GMT 2012</text:p>
          </table:table-cell>
          <table:table-cell office:value-type="string">
            <text:p>Thu Sep 13 06:05:58 GMT 2012</text:p>
          </table:table-cell>
          <table:table-cell office:value-type="string">
            <text:p>Wed Sep 19 23:05:58 PDT 2012</text:p>
          </table:table-cell>
          <table:table-cell table:number-columns-repeated="3"/>
          <table:table-cell office:value-type="string">
            <text:p>26</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eorge_Herbert_Walker_Bush_2:0.txt</text:p>
          </table:table-cell>
          <table:table-cell office:value-type="string">
            <text:p>Tonight, I come not to speak about the &amp;quot;State of the Government&amp;quot;, not to detail every new initiative we plan for the coming year, nor describe every line in the budget. I&amp;apos;m here to speak to you and to the American people about the State of the Union about our world, the changes we&amp;apos;ve seen, the challenges we face. And what that means for America.&lt;br/&gt;&lt;br/&gt;There are singular moments in history, dates that divide all that goes before from all that comes after. And many of us in this chamber have lived much of our lives in a world whose fundamental features were defined in 1945. And the events of that year decreed the shape of nations, the pace of progress, freedom or oppression for millions of people around the world.&lt;br/&gt;&lt;br/&gt;</text:p>
          </table:table-cell>
          <table:table-cell office:value-type="string">
            <text:p>2003 in Afghanistan</text:p>
          </table:table-cell>
          <table:table-cell office:value-type="string">
            <text:p>http://en.wikipedia.org/wiki/2003_in_Afghanistan</text:p>
          </table:table-cell>
          <table:table-cell office:value-type="string">
            <text:p>Jackie Evancho</text:p>
          </table:table-cell>
          <table:table-cell office:value-type="string">
            <text:p>http://en.wikipedia.org/wiki/Jackie_Evancho</text:p>
          </table:table-cell>
          <table:table-cell/>
          <table:table-cell office:value-type="string">
            <text:p>1</text:p>
          </table:table-cell>
          <table:table-cell table:number-columns-repeated="3"/>
          <table:table-cell table:formula="of:=CONCATENATE([.AB91];&quot;,&quot;;[.AC91];&quot;,&quot;; TEXT([.AK91];&quot;#&quot;))" office:value-type="string" office:string-value="EDA,LAU_ET_AL,1">
            <text:p>EDA,LAU_ET_AL,1</text:p>
          </table:table-cell>
        </table:table-row>
        <table:table-row table:style-name="ro1">
          <table:table-cell office:value-type="string">
            <text:p>2GOR70G5R98DNSR0LHNS0TNYEQYBR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6 GMT 2012</text:p>
          </table:table-cell>
          <table:table-cell table:number-columns-repeated="2"/>
          <table:table-cell office:value-type="string">
            <text:p>25Y6RLPHIT3HA5Y0RSX2VJQ27M39HB</text:p>
          </table:table-cell>
          <table:table-cell office:value-type="string">
            <text:p>A2W2ZEI7WUASOW</text:p>
          </table:table-cell>
          <table:table-cell office:value-type="string">
            <text:p>Submitted</text:p>
          </table:table-cell>
          <table:table-cell office:value-type="string">
            <text:p>Thu Sep 13 05:36:09 GMT 2012</text:p>
          </table:table-cell>
          <table:table-cell office:value-type="string">
            <text:p>Thu Sep 13 05:36:46 GMT 2012</text:p>
          </table:table-cell>
          <table:table-cell office:value-type="string">
            <text:p>Wed Sep 19 22:36:46 PDT 2012</text:p>
          </table:table-cell>
          <table:table-cell table:number-columns-repeated="3"/>
          <table:table-cell office:value-type="string">
            <text:p>37</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Andrew_Jackson_1:20.txt</text:p>
          </table:table-cell>
          <table:table-cell office:value-type="string">
            <text:p>Considered in connection with the difficulties which have heretofore attended appropriations for purposes of internal improvement, and with those which this experience tells us will certainly arise when ever power over such subjects may be exercised by the Central Government, it is hoped that it may lead to the adoption of some plan which will reconcile the diversified interests of the States and strengthen the bonds which unite them. Every member of the Union, in peace and in war, will be benefited by the improvement of inland navigation and the construction of high ways in the several States. Let us, then, endeavor to attain this benefit in a mode which will be satisfactory to all. That hitherto adopted has by many of our fellow citizens been deprecated as an infraction of the Constitution, while by others it has been viewed as inexpedient. All feel that it has been employed at the expense of harmony in the legislative councils.&lt;br/&gt;&lt;br/&gt;To avoid these evils it appears to me that the most safe, just, and federal disposition which could be made of the surplus revenue would be its apportionment among the several States according to their ratio of representation, and should this measure not be found warranted by the Constitution that it would be expedient to propose to the States an amendment authorizings it. I regard an appeal to the source of power in cases of real doubt, and where its exercise is deemed indispensable to the general welfare, as among the most sacred of all our obligations.&lt;br/&gt;&lt;br/&gt;</text:p>
          </table:table-cell>
          <table:table-cell office:value-type="string">
            <text:p>William Fitzwilliam</text:p>
          </table:table-cell>
          <table:table-cell office:value-type="string">
            <text:p>http://en.wikipedia.org/wiki/William_Fitzwilliam</text:p>
          </table:table-cell>
          <table:table-cell office:value-type="string">
            <text:p>Sanbashu Railway Station</text:p>
          </table:table-cell>
          <table:table-cell office:value-type="string">
            <text:p>http://en.wikipedia.org/wiki/Sanbashu_Railway_Station</text:p>
          </table:table-cell>
          <table:table-cell/>
          <table:table-cell office:value-type="string">
            <text:p>1</text:p>
          </table:table-cell>
          <table:table-cell table:number-columns-repeated="3"/>
          <table:table-cell table:formula="of:=CONCATENATE([.AB92];&quot;,&quot;;[.AC92];&quot;,&quot;; TEXT([.AK92];&quot;#&quot;))" office:value-type="string" office:string-value="EDA,RANDOM,1">
            <text:p>EDA,RANDOM,1</text:p>
          </table:table-cell>
        </table:table-row>
        <table:table-row table:style-name="ro1">
          <table:table-cell office:value-type="string">
            <text:p>2GOR70G5R98DNSR0LHNS0TNYEQYBR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6 GMT 2012</text:p>
          </table:table-cell>
          <table:table-cell table:number-columns-repeated="2"/>
          <table:table-cell office:value-type="string">
            <text:p>2PC0COK2JE1MMY8PGVIWEOZAIF8MT0</text:p>
          </table:table-cell>
          <table:table-cell office:value-type="string">
            <text:p>A997OZ3H2B3Q2</text:p>
          </table:table-cell>
          <table:table-cell office:value-type="string">
            <text:p>Submitted</text:p>
          </table:table-cell>
          <table:table-cell office:value-type="string">
            <text:p>Thu Sep 13 06:03:07 GMT 2012</text:p>
          </table:table-cell>
          <table:table-cell office:value-type="string">
            <text:p>Thu Sep 13 06:03:45 GMT 2012</text:p>
          </table:table-cell>
          <table:table-cell office:value-type="string">
            <text:p>Wed Sep 19 23:03:45 PDT 2012</text:p>
          </table:table-cell>
          <table:table-cell table:number-columns-repeated="3"/>
          <table:table-cell office:value-type="string">
            <text:p>38</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Andrew_Jackson_1:20.txt</text:p>
          </table:table-cell>
          <table:table-cell office:value-type="string">
            <text:p>Considered in connection with the difficulties which have heretofore attended appropriations for purposes of internal improvement, and with those which this experience tells us will certainly arise when ever power over such subjects may be exercised by the Central Government, it is hoped that it may lead to the adoption of some plan which will reconcile the diversified interests of the States and strengthen the bonds which unite them. Every member of the Union, in peace and in war, will be benefited by the improvement of inland navigation and the construction of high ways in the several States. Let us, then, endeavor to attain this benefit in a mode which will be satisfactory to all. That hitherto adopted has by many of our fellow citizens been deprecated as an infraction of the Constitution, while by others it has been viewed as inexpedient. All feel that it has been employed at the expense of harmony in the legislative councils.&lt;br/&gt;&lt;br/&gt;To avoid these evils it appears to me that the most safe, just, and federal disposition which could be made of the surplus revenue would be its apportionment among the several States according to their ratio of representation, and should this measure not be found warranted by the Constitution that it would be expedient to propose to the States an amendment authorizings it. I regard an appeal to the source of power in cases of real doubt, and where its exercise is deemed indispensable to the general welfare, as among the most sacred of all our obligations.&lt;br/&gt;&lt;br/&gt;</text:p>
          </table:table-cell>
          <table:table-cell office:value-type="string">
            <text:p>William Fitzwilliam</text:p>
          </table:table-cell>
          <table:table-cell office:value-type="string">
            <text:p>http://en.wikipedia.org/wiki/William_Fitzwilliam</text:p>
          </table:table-cell>
          <table:table-cell office:value-type="string">
            <text:p>Sanbashu Railway Station</text:p>
          </table:table-cell>
          <table:table-cell office:value-type="string">
            <text:p>http://en.wikipedia.org/wiki/Sanbashu_Railway_Station</text:p>
          </table:table-cell>
          <table:table-cell/>
          <table:table-cell office:value-type="string">
            <text:p>1</text:p>
          </table:table-cell>
          <table:table-cell table:number-columns-repeated="3"/>
          <table:table-cell table:formula="of:=CONCATENATE([.AB93];&quot;,&quot;;[.AC93];&quot;,&quot;; TEXT([.AK93];&quot;#&quot;))" office:value-type="string" office:string-value="EDA,RANDOM,1">
            <text:p>EDA,RANDOM,1</text:p>
          </table:table-cell>
        </table:table-row>
        <table:table-row table:style-name="ro1">
          <table:table-cell office:value-type="string">
            <text:p>2GOR70G5R98DNSR0LHNS0TNYEQYBR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6 GMT 2012</text:p>
          </table:table-cell>
          <table:table-cell table:number-columns-repeated="2"/>
          <table:table-cell office:value-type="string">
            <text:p>2UU74J79KQW6GHB9D4OFKD453RIHJH</text:p>
          </table:table-cell>
          <table:table-cell office:value-type="string">
            <text:p>A3H91IK5ZBIBYN</text:p>
          </table:table-cell>
          <table:table-cell office:value-type="string">
            <text:p>Submitted</text:p>
          </table:table-cell>
          <table:table-cell office:value-type="string">
            <text:p>Thu Sep 13 06:05:31 GMT 2012</text:p>
          </table:table-cell>
          <table:table-cell office:value-type="string">
            <text:p>Thu Sep 13 06:13:11 GMT 2012</text:p>
          </table:table-cell>
          <table:table-cell office:value-type="string">
            <text:p>Wed Sep 19 23:13:11 PDT 2012</text:p>
          </table:table-cell>
          <table:table-cell table:number-columns-repeated="3"/>
          <table:table-cell office:value-type="string">
            <text:p>460</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Andrew_Jackson_1:20.txt</text:p>
          </table:table-cell>
          <table:table-cell office:value-type="string">
            <text:p>Considered in connection with the difficulties which have heretofore attended appropriations for purposes of internal improvement, and with those which this experience tells us will certainly arise when ever power over such subjects may be exercised by the Central Government, it is hoped that it may lead to the adoption of some plan which will reconcile the diversified interests of the States and strengthen the bonds which unite them. Every member of the Union, in peace and in war, will be benefited by the improvement of inland navigation and the construction of high ways in the several States. Let us, then, endeavor to attain this benefit in a mode which will be satisfactory to all. That hitherto adopted has by many of our fellow citizens been deprecated as an infraction of the Constitution, while by others it has been viewed as inexpedient. All feel that it has been employed at the expense of harmony in the legislative councils.&lt;br/&gt;&lt;br/&gt;To avoid these evils it appears to me that the most safe, just, and federal disposition which could be made of the surplus revenue would be its apportionment among the several States according to their ratio of representation, and should this measure not be found warranted by the Constitution that it would be expedient to propose to the States an amendment authorizings it. I regard an appeal to the source of power in cases of real doubt, and where its exercise is deemed indispensable to the general welfare, as among the most sacred of all our obligations.&lt;br/&gt;&lt;br/&gt;</text:p>
          </table:table-cell>
          <table:table-cell office:value-type="string">
            <text:p>William Fitzwilliam</text:p>
          </table:table-cell>
          <table:table-cell office:value-type="string">
            <text:p>http://en.wikipedia.org/wiki/William_Fitzwilliam</text:p>
          </table:table-cell>
          <table:table-cell office:value-type="string">
            <text:p>Sanbashu Railway Station</text:p>
          </table:table-cell>
          <table:table-cell office:value-type="string">
            <text:p>http://en.wikipedia.org/wiki/Sanbashu_Railway_Station</text:p>
          </table:table-cell>
          <table:table-cell/>
          <table:table-cell office:value-type="string">
            <text:p>1</text:p>
          </table:table-cell>
          <table:table-cell table:number-columns-repeated="3"/>
          <table:table-cell table:formula="of:=CONCATENATE([.AB94];&quot;,&quot;;[.AC94];&quot;,&quot;; TEXT([.AK94];&quot;#&quot;))" office:value-type="string" office:string-value="EDA,RANDOM,1">
            <text:p>EDA,RANDOM,1</text:p>
          </table:table-cell>
        </table:table-row>
        <table:table-row table:style-name="ro1">
          <table:table-cell office:value-type="string">
            <text:p>22IXULRGNTBJIVAI4F6PFN62MR76S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6 GMT 2012</text:p>
          </table:table-cell>
          <table:table-cell table:number-columns-repeated="2"/>
          <table:table-cell office:value-type="string">
            <text:p>21Z0G5R98D8JI42C32JTVYCG91JDTC</text:p>
          </table:table-cell>
          <table:table-cell office:value-type="string">
            <text:p>A1UNZTSLGW77HK</text:p>
          </table:table-cell>
          <table:table-cell office:value-type="string">
            <text:p>Submitted</text:p>
          </table:table-cell>
          <table:table-cell office:value-type="string">
            <text:p>Thu Sep 13 06:34:57 GMT 2012</text:p>
          </table:table-cell>
          <table:table-cell office:value-type="string">
            <text:p>Thu Sep 13 06:35:18 GMT 2012</text:p>
          </table:table-cell>
          <table:table-cell office:value-type="string">
            <text:p>Wed Sep 19 23:35:18 PDT 2012</text:p>
          </table:table-cell>
          <table:table-cell table:number-columns-repeated="3"/>
          <table:table-cell office:value-type="string">
            <text:p>21</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oodrow_Wilson_2:11.txt</text:p>
          </table:table-cell>
          <table:table-cell office:value-type="string">
            <text:p>Allow me to speak with great plainness and directness upon this great matter and to avow my convictions with deep earnestness. I have tried to know what America is, what her people think, what they are, what they most cherish and hold dear. I hope that some of their finer passions are in my own heart, --some of the great conceptions and desires which gave birth to this Government and which have made the voice of this people a voice of peace and hope and liberty among the peoples of the world, and that, speaking my own thoughts, I shall, at least in part, speak theirs also, however faintly and inadequately, upon this vital matter.&lt;br/&gt;&lt;br/&gt;We are at peace with all the world. No one who speaks counsel based on fact or drawn from a just and candid interpretation of realities can say that there is reason to fear that from any quarter our independence or the integrity of our territory is threatened. Dread of the power of any other nation we are incapable of. We are not jealous of rivalry in the fields of commerce or of any other peaceful achievement. We mean to live our own lives as we will; but we mean also to let live. We are, indeed, a true friend to all the nations of the world, because we threaten none, covet the possessions of none, desire the overthrow of none. Our friendship can be accepted and is accepted without reservation, because it is offered in a spirit and for a purpose which no one need ever question or suspect. Therein lies our greatness. We are the champions of peace and of concord. And we should be very jealous of this distinction which we have sought to earn. just now we should be particularly jealous of it because it is our dearest present hope that this character and reputation may presently, in God&amp;apos;s providence, bring us an opportunity such as has seldom been vouchsafed any nation, the opportunity to counsel and obtain peace in the world and reconciliation and a healing settlement of many a matter that has cooled and interrupted the friendship of nations. This is the time above all others when we should wish and resolve to keep our strength by self-possession, our influence by preserving our ancient principles of action.&lt;br/&gt;&lt;br/&gt;</text:p>
          </table:table-cell>
          <table:table-cell office:value-type="string">
            <text:p>William Fitzwilliam</text:p>
          </table:table-cell>
          <table:table-cell office:value-type="string">
            <text:p>http://en.wikipedia.org/wiki/William_Fitzwilliam</text:p>
          </table:table-cell>
          <table:table-cell office:value-type="string">
            <text:p>Pacifism</text:p>
          </table:table-cell>
          <table:table-cell office:value-type="string">
            <text:p>http://en.wikipedia.org/wiki/Pacifism</text:p>
          </table:table-cell>
          <table:table-cell/>
          <table:table-cell office:value-type="string">
            <text:p>2</text:p>
          </table:table-cell>
          <table:table-cell table:number-columns-repeated="3"/>
          <table:table-cell table:formula="of:=CONCATENATE([.AB95];&quot;,&quot;;[.AC95];&quot;,&quot;; TEXT([.AK95];&quot;#&quot;))" office:value-type="string" office:string-value="EDA,LAU_ET_AL,2">
            <text:p>EDA,LAU_ET_AL,2</text:p>
          </table:table-cell>
        </table:table-row>
        <table:table-row table:style-name="ro1">
          <table:table-cell office:value-type="string">
            <text:p>22IXULRGNTBJIVAI4F6PFN62MR76S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6 GMT 2012</text:p>
          </table:table-cell>
          <table:table-cell table:number-columns-repeated="2"/>
          <table:table-cell office:value-type="string">
            <text:p>2CI45UUKQOYG2RK6U2ZOO010D71EWV</text:p>
          </table:table-cell>
          <table:table-cell office:value-type="string">
            <text:p>AAE9H4ZIKQS37</text:p>
          </table:table-cell>
          <table:table-cell office:value-type="string">
            <text:p>Submitted</text:p>
          </table:table-cell>
          <table:table-cell office:value-type="string">
            <text:p>Thu Sep 13 06:32:10 GMT 2012</text:p>
          </table:table-cell>
          <table:table-cell office:value-type="string">
            <text:p>Thu Sep 13 06:32:20 GMT 2012</text:p>
          </table:table-cell>
          <table:table-cell office:value-type="string">
            <text:p>Wed Sep 19 23:32:20 PDT 2012</text:p>
          </table:table-cell>
          <table:table-cell table:number-columns-repeated="3"/>
          <table:table-cell office:value-type="string">
            <text:p>10</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oodrow_Wilson_2:11.txt</text:p>
          </table:table-cell>
          <table:table-cell office:value-type="string">
            <text:p>Allow me to speak with great plainness and directness upon this great matter and to avow my convictions with deep earnestness. I have tried to know what America is, what her people think, what they are, what they most cherish and hold dear. I hope that some of their finer passions are in my own heart, --some of the great conceptions and desires which gave birth to this Government and which have made the voice of this people a voice of peace and hope and liberty among the peoples of the world, and that, speaking my own thoughts, I shall, at least in part, speak theirs also, however faintly and inadequately, upon this vital matter.&lt;br/&gt;&lt;br/&gt;We are at peace with all the world. No one who speaks counsel based on fact or drawn from a just and candid interpretation of realities can say that there is reason to fear that from any quarter our independence or the integrity of our territory is threatened. Dread of the power of any other nation we are incapable of. We are not jealous of rivalry in the fields of commerce or of any other peaceful achievement. We mean to live our own lives as we will; but we mean also to let live. We are, indeed, a true friend to all the nations of the world, because we threaten none, covet the possessions of none, desire the overthrow of none. Our friendship can be accepted and is accepted without reservation, because it is offered in a spirit and for a purpose which no one need ever question or suspect. Therein lies our greatness. We are the champions of peace and of concord. And we should be very jealous of this distinction which we have sought to earn. just now we should be particularly jealous of it because it is our dearest present hope that this character and reputation may presently, in God&amp;apos;s providence, bring us an opportunity such as has seldom been vouchsafed any nation, the opportunity to counsel and obtain peace in the world and reconciliation and a healing settlement of many a matter that has cooled and interrupted the friendship of nations. This is the time above all others when we should wish and resolve to keep our strength by self-possession, our influence by preserving our ancient principles of action.&lt;br/&gt;&lt;br/&gt;</text:p>
          </table:table-cell>
          <table:table-cell office:value-type="string">
            <text:p>William Fitzwilliam</text:p>
          </table:table-cell>
          <table:table-cell office:value-type="string">
            <text:p>http://en.wikipedia.org/wiki/William_Fitzwilliam</text:p>
          </table:table-cell>
          <table:table-cell office:value-type="string">
            <text:p>Pacifism</text:p>
          </table:table-cell>
          <table:table-cell office:value-type="string">
            <text:p>http://en.wikipedia.org/wiki/Pacifism</text:p>
          </table:table-cell>
          <table:table-cell/>
          <table:table-cell office:value-type="string">
            <text:p>2</text:p>
          </table:table-cell>
          <table:table-cell table:number-columns-repeated="3"/>
          <table:table-cell table:formula="of:=CONCATENATE([.AB96];&quot;,&quot;;[.AC96];&quot;,&quot;; TEXT([.AK96];&quot;#&quot;))" office:value-type="string" office:string-value="EDA,LAU_ET_AL,2">
            <text:p>EDA,LAU_ET_AL,2</text:p>
          </table:table-cell>
        </table:table-row>
        <table:table-row table:style-name="ro1">
          <table:table-cell office:value-type="string">
            <text:p>22IXULRGNTBJIVAI4F6PFN62MR76S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6 GMT 2012</text:p>
          </table:table-cell>
          <table:table-cell table:number-columns-repeated="2"/>
          <table:table-cell office:value-type="string">
            <text:p>2CWE6AUBXHWSWG3QGJMB7WDRRC92YE</text:p>
          </table:table-cell>
          <table:table-cell office:value-type="string">
            <text:p>A1K31OBX0MZU1N</text:p>
          </table:table-cell>
          <table:table-cell office:value-type="string">
            <text:p>Submitted</text:p>
          </table:table-cell>
          <table:table-cell office:value-type="string">
            <text:p>Thu Sep 13 05:58:07 GMT 2012</text:p>
          </table:table-cell>
          <table:table-cell office:value-type="string">
            <text:p>Thu Sep 13 05:59:24 GMT 2012</text:p>
          </table:table-cell>
          <table:table-cell office:value-type="string">
            <text:p>Wed Sep 19 22:59:24 PDT 2012</text:p>
          </table:table-cell>
          <table:table-cell table:number-columns-repeated="3"/>
          <table:table-cell office:value-type="string">
            <text:p>7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oodrow_Wilson_2:11.txt</text:p>
          </table:table-cell>
          <table:table-cell office:value-type="string">
            <text:p>Allow me to speak with great plainness and directness upon this great matter and to avow my convictions with deep earnestness. I have tried to know what America is, what her people think, what they are, what they most cherish and hold dear. I hope that some of their finer passions are in my own heart, --some of the great conceptions and desires which gave birth to this Government and which have made the voice of this people a voice of peace and hope and liberty among the peoples of the world, and that, speaking my own thoughts, I shall, at least in part, speak theirs also, however faintly and inadequately, upon this vital matter.&lt;br/&gt;&lt;br/&gt;We are at peace with all the world. No one who speaks counsel based on fact or drawn from a just and candid interpretation of realities can say that there is reason to fear that from any quarter our independence or the integrity of our territory is threatened. Dread of the power of any other nation we are incapable of. We are not jealous of rivalry in the fields of commerce or of any other peaceful achievement. We mean to live our own lives as we will; but we mean also to let live. We are, indeed, a true friend to all the nations of the world, because we threaten none, covet the possessions of none, desire the overthrow of none. Our friendship can be accepted and is accepted without reservation, because it is offered in a spirit and for a purpose which no one need ever question or suspect. Therein lies our greatness. We are the champions of peace and of concord. And we should be very jealous of this distinction which we have sought to earn. just now we should be particularly jealous of it because it is our dearest present hope that this character and reputation may presently, in God&amp;apos;s providence, bring us an opportunity such as has seldom been vouchsafed any nation, the opportunity to counsel and obtain peace in the world and reconciliation and a healing settlement of many a matter that has cooled and interrupted the friendship of nations. This is the time above all others when we should wish and resolve to keep our strength by self-possession, our influence by preserving our ancient principles of action.&lt;br/&gt;&lt;br/&gt;</text:p>
          </table:table-cell>
          <table:table-cell office:value-type="string">
            <text:p>William Fitzwilliam</text:p>
          </table:table-cell>
          <table:table-cell office:value-type="string">
            <text:p>http://en.wikipedia.org/wiki/William_Fitzwilliam</text:p>
          </table:table-cell>
          <table:table-cell office:value-type="string">
            <text:p>Pacifism</text:p>
          </table:table-cell>
          <table:table-cell office:value-type="string">
            <text:p>http://en.wikipedia.org/wiki/Pacifism</text:p>
          </table:table-cell>
          <table:table-cell/>
          <table:table-cell office:value-type="string">
            <text:p>2</text:p>
          </table:table-cell>
          <table:table-cell table:number-columns-repeated="3"/>
          <table:table-cell table:formula="of:=CONCATENATE([.AB97];&quot;,&quot;;[.AC97];&quot;,&quot;; TEXT([.AK97];&quot;#&quot;))" office:value-type="string" office:string-value="EDA,LAU_ET_AL,2">
            <text:p>EDA,LAU_ET_AL,2</text:p>
          </table:table-cell>
        </table:table-row>
        <table:table-row table:style-name="ro1">
          <table:table-cell office:value-type="string">
            <text:p>2KR5SW6NG1FSIWMSQLPF9FZS1VXWI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40Y1THV8ER9DHHSRSDZ0M5KLWV1OK</text:p>
          </table:table-cell>
          <table:table-cell office:value-type="string">
            <text:p>A1K31OBX0MZU1N</text:p>
          </table:table-cell>
          <table:table-cell office:value-type="string">
            <text:p>Submitted</text:p>
          </table:table-cell>
          <table:table-cell office:value-type="string">
            <text:p>Thu Sep 13 05:55:35 GMT 2012</text:p>
          </table:table-cell>
          <table:table-cell office:value-type="string">
            <text:p>Thu Sep 13 05:57:12 GMT 2012</text:p>
          </table:table-cell>
          <table:table-cell office:value-type="string">
            <text:p>Wed Sep 19 22:57:12 PDT 2012</text:p>
          </table:table-cell>
          <table:table-cell table:number-columns-repeated="3"/>
          <table:table-cell office:value-type="string">
            <text:p>97</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Calvin_Coolidge_1:36.txt</text:p>
          </table:table-cell>
          <table:table-cell office:value-type="string">
            <text:p>VETERANS&lt;br/&gt;&lt;br/&gt;No more important duty falls on the Government of the United States than the adequate care of its veterans. Those suffering disabilities incurred in the service must have sufficient hospital relief and compensation. Their dependents must be supported. Rehabilitation and vocational training must be completed. All of this service must be clean, must be prompt and effective, and it must be administered in a spirit of the broadest and deepest human sympathy. If investigation reveals any present defects of administration or need Of legislation, orders will be given for the immediate correction of administration, and recommendations for legislation should be given the highest preference.&lt;br/&gt;&lt;br/&gt;</text:p>
          </table:table-cell>
          <table:table-cell office:value-type="string">
            <text:p>Yôkaichiba, Chiba</text:p>
          </table:table-cell>
          <table:table-cell office:value-type="string">
            <text:p>http://en.wikipedia.org/wiki/Yôkaichiba,_Chiba</text:p>
          </table:table-cell>
          <table:table-cell office:value-type="string">
            <text:p>Daniel F. Bakeman</text:p>
          </table:table-cell>
          <table:table-cell office:value-type="string">
            <text:p>http://en.wikipedia.org/wiki/Daniel_F._Bakeman</text:p>
          </table:table-cell>
          <table:table-cell/>
          <table:table-cell office:value-type="string">
            <text:p>2</text:p>
          </table:table-cell>
          <table:table-cell table:number-columns-repeated="3"/>
          <table:table-cell table:formula="of:=CONCATENATE([.AB98];&quot;,&quot;;[.AC98];&quot;,&quot;; TEXT([.AK98];&quot;#&quot;))" office:value-type="string" office:string-value="RANDOM,LAU_ET_AL,2">
            <text:p>RANDOM,LAU_ET_AL,2</text:p>
          </table:table-cell>
        </table:table-row>
        <table:table-row table:style-name="ro1">
          <table:table-cell office:value-type="string">
            <text:p>2KR5SW6NG1FSIWMSQLPF9FZS1VXWI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VJGNTBJ3MMDCE3UEXX2SHB9SS4AWX</text:p>
          </table:table-cell>
          <table:table-cell office:value-type="string">
            <text:p>AAE9H4ZIKQS37</text:p>
          </table:table-cell>
          <table:table-cell office:value-type="string">
            <text:p>Submitted</text:p>
          </table:table-cell>
          <table:table-cell office:value-type="string">
            <text:p>Thu Sep 13 06:43:47 GMT 2012</text:p>
          </table:table-cell>
          <table:table-cell office:value-type="string">
            <text:p>Thu Sep 13 06:44:02 GMT 2012</text:p>
          </table:table-cell>
          <table:table-cell office:value-type="string">
            <text:p>Wed Sep 19 23:44:02 PDT 2012</text:p>
          </table:table-cell>
          <table:table-cell table:number-columns-repeated="3"/>
          <table:table-cell office:value-type="string">
            <text:p>15</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Calvin_Coolidge_1:36.txt</text:p>
          </table:table-cell>
          <table:table-cell office:value-type="string">
            <text:p>VETERANS&lt;br/&gt;&lt;br/&gt;No more important duty falls on the Government of the United States than the adequate care of its veterans. Those suffering disabilities incurred in the service must have sufficient hospital relief and compensation. Their dependents must be supported. Rehabilitation and vocational training must be completed. All of this service must be clean, must be prompt and effective, and it must be administered in a spirit of the broadest and deepest human sympathy. If investigation reveals any present defects of administration or need Of legislation, orders will be given for the immediate correction of administration, and recommendations for legislation should be given the highest preference.&lt;br/&gt;&lt;br/&gt;</text:p>
          </table:table-cell>
          <table:table-cell office:value-type="string">
            <text:p>Yôkaichiba, Chiba</text:p>
          </table:table-cell>
          <table:table-cell office:value-type="string">
            <text:p>http://en.wikipedia.org/wiki/Yôkaichiba,_Chiba</text:p>
          </table:table-cell>
          <table:table-cell office:value-type="string">
            <text:p>Daniel F. Bakeman</text:p>
          </table:table-cell>
          <table:table-cell office:value-type="string">
            <text:p>http://en.wikipedia.org/wiki/Daniel_F._Bakeman</text:p>
          </table:table-cell>
          <table:table-cell/>
          <table:table-cell office:value-type="string">
            <text:p>2</text:p>
          </table:table-cell>
          <table:table-cell table:number-columns-repeated="3"/>
          <table:table-cell table:formula="of:=CONCATENATE([.AB99];&quot;,&quot;;[.AC99];&quot;,&quot;; TEXT([.AK99];&quot;#&quot;))" office:value-type="string" office:string-value="RANDOM,LAU_ET_AL,2">
            <text:p>RANDOM,LAU_ET_AL,2</text:p>
          </table:table-cell>
        </table:table-row>
        <table:table-row table:style-name="ro1">
          <table:table-cell office:value-type="string">
            <text:p>2KR5SW6NG1FSIWMSQLPF9FZS1VXWI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Z0PJWKUDD8X1KRVAJQ0J6UTUL0AL4</text:p>
          </table:table-cell>
          <table:table-cell office:value-type="string">
            <text:p>A1UNZTSLGW77HK</text:p>
          </table:table-cell>
          <table:table-cell office:value-type="string">
            <text:p>Submitted</text:p>
          </table:table-cell>
          <table:table-cell office:value-type="string">
            <text:p>Thu Sep 13 06:42:37 GMT 2012</text:p>
          </table:table-cell>
          <table:table-cell office:value-type="string">
            <text:p>Thu Sep 13 06:42:54 GMT 2012</text:p>
          </table:table-cell>
          <table:table-cell office:value-type="string">
            <text:p>Wed Sep 19 23:42:54 PDT 2012</text:p>
          </table:table-cell>
          <table:table-cell table:number-columns-repeated="3"/>
          <table:table-cell office:value-type="string">
            <text:p>17</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Calvin_Coolidge_1:36.txt</text:p>
          </table:table-cell>
          <table:table-cell office:value-type="string">
            <text:p>VETERANS&lt;br/&gt;&lt;br/&gt;No more important duty falls on the Government of the United States than the adequate care of its veterans. Those suffering disabilities incurred in the service must have sufficient hospital relief and compensation. Their dependents must be supported. Rehabilitation and vocational training must be completed. All of this service must be clean, must be prompt and effective, and it must be administered in a spirit of the broadest and deepest human sympathy. If investigation reveals any present defects of administration or need Of legislation, orders will be given for the immediate correction of administration, and recommendations for legislation should be given the highest preference.&lt;br/&gt;&lt;br/&gt;</text:p>
          </table:table-cell>
          <table:table-cell office:value-type="string">
            <text:p>Yôkaichiba, Chiba</text:p>
          </table:table-cell>
          <table:table-cell office:value-type="string">
            <text:p>http://en.wikipedia.org/wiki/Yôkaichiba,_Chiba</text:p>
          </table:table-cell>
          <table:table-cell office:value-type="string">
            <text:p>Daniel F. Bakeman</text:p>
          </table:table-cell>
          <table:table-cell office:value-type="string">
            <text:p>http://en.wikipedia.org/wiki/Daniel_F._Bakeman</text:p>
          </table:table-cell>
          <table:table-cell/>
          <table:table-cell office:value-type="string">
            <text:p>2</text:p>
          </table:table-cell>
          <table:table-cell table:number-columns-repeated="3"/>
          <table:table-cell table:formula="of:=CONCATENATE([.AB100];&quot;,&quot;;[.AC100];&quot;,&quot;; TEXT([.AK100];&quot;#&quot;))" office:value-type="string" office:string-value="RANDOM,LAU_ET_AL,2">
            <text:p>RANDOM,LAU_ET_AL,2</text:p>
          </table:table-cell>
        </table:table-row>
        <table:table-row table:style-name="ro1">
          <table:table-cell office:value-type="string">
            <text:p>200A0RYNJ92NYTA5CLDJ1UHYYCB94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6NOX7H57DZK4O29LQ4HLM25RNL0AH</text:p>
          </table:table-cell>
          <table:table-cell office:value-type="string">
            <text:p>A746183X8258H</text:p>
          </table:table-cell>
          <table:table-cell office:value-type="string">
            <text:p>Submitted</text:p>
          </table:table-cell>
          <table:table-cell office:value-type="string">
            <text:p>Thu Sep 13 05:48:18 GMT 2012</text:p>
          </table:table-cell>
          <table:table-cell office:value-type="string">
            <text:p>Thu Sep 13 05:49:58 GMT 2012</text:p>
          </table:table-cell>
          <table:table-cell office:value-type="string">
            <text:p>Wed Sep 19 22:49:58 PDT 2012</text:p>
          </table:table-cell>
          <table:table-cell table:number-columns-repeated="3"/>
          <table:table-cell office:value-type="string">
            <text:p>100</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illiam_Howard_Taft_2:189.txt</text:p>
          </table:table-cell>
          <table:table-cell office:value-type="string">
            <text:p>MAINTENANCE OF CANAL.&lt;br/&gt;&lt;br/&gt;The next question that arises is as to the maintenance, management, and general control of the canal after its completion. It should be premised that it is an essential part of our navy establishment to have the coal, oil and other ship supplies, a dry dock, and repair shops, conveniently located with reference to naval vessels passing through the canal. Now, if the Government, for naval purposes, is to undertake to furnish these conveniences to the navy, and they are conveniences equally required by commercial vessels, there would seem to be strong reasons why the Government should take over and include in its management the furnishing, not only to the navy but to the public, dry-dock and repair-shop facilities, and the sale of coal, oil, and other ship supplies.&lt;br/&gt;&lt;br/&gt;</text:p>
          </table:table-cell>
          <table:table-cell office:value-type="string">
            <text:p>Ship</text:p>
          </table:table-cell>
          <table:table-cell office:value-type="string">
            <text:p>http://en.wikipedia.org/wiki/Ship</text:p>
          </table:table-cell>
          <table:table-cell office:value-type="string">
            <text:p>The Sullivans</text:p>
          </table:table-cell>
          <table:table-cell office:value-type="string">
            <text:p>http://en.wikipedia.org/wiki/The_Sullivans</text:p>
          </table:table-cell>
          <table:table-cell/>
          <table:table-cell office:value-type="string">
            <text:p>1</text:p>
          </table:table-cell>
          <table:table-cell table:number-columns-repeated="3"/>
          <table:table-cell table:formula="of:=CONCATENATE([.AB101];&quot;,&quot;;[.AC101];&quot;,&quot;; TEXT([.AK101];&quot;#&quot;))" office:value-type="string" office:string-value="EDA,LAU_ET_AL,1">
            <text:p>EDA,LAU_ET_AL,1</text:p>
          </table:table-cell>
        </table:table-row>
        <table:table-row table:style-name="ro1">
          <table:table-cell office:value-type="string">
            <text:p>200A0RYNJ92NYTA5CLDJ1UHYYCB94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6W0SPW1INMHV7E9QDEAJ6BFSUI3GR</text:p>
          </table:table-cell>
          <table:table-cell office:value-type="string">
            <text:p>A997OZ3H2B3Q2</text:p>
          </table:table-cell>
          <table:table-cell office:value-type="string">
            <text:p>Submitted</text:p>
          </table:table-cell>
          <table:table-cell office:value-type="string">
            <text:p>Thu Sep 13 05:50:09 GMT 2012</text:p>
          </table:table-cell>
          <table:table-cell office:value-type="string">
            <text:p>Thu Sep 13 05:50:30 GMT 2012</text:p>
          </table:table-cell>
          <table:table-cell office:value-type="string">
            <text:p>Wed Sep 19 22:50:30 PDT 2012</text:p>
          </table:table-cell>
          <table:table-cell table:number-columns-repeated="3"/>
          <table:table-cell office:value-type="string">
            <text:p>21</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illiam_Howard_Taft_2:189.txt</text:p>
          </table:table-cell>
          <table:table-cell office:value-type="string">
            <text:p>MAINTENANCE OF CANAL.&lt;br/&gt;&lt;br/&gt;The next question that arises is as to the maintenance, management, and general control of the canal after its completion. It should be premised that it is an essential part of our navy establishment to have the coal, oil and other ship supplies, a dry dock, and repair shops, conveniently located with reference to naval vessels passing through the canal. Now, if the Government, for naval purposes, is to undertake to furnish these conveniences to the navy, and they are conveniences equally required by commercial vessels, there would seem to be strong reasons why the Government should take over and include in its management the furnishing, not only to the navy but to the public, dry-dock and repair-shop facilities, and the sale of coal, oil, and other ship supplies.&lt;br/&gt;&lt;br/&gt;</text:p>
          </table:table-cell>
          <table:table-cell office:value-type="string">
            <text:p>Ship</text:p>
          </table:table-cell>
          <table:table-cell office:value-type="string">
            <text:p>http://en.wikipedia.org/wiki/Ship</text:p>
          </table:table-cell>
          <table:table-cell office:value-type="string">
            <text:p>The Sullivans</text:p>
          </table:table-cell>
          <table:table-cell office:value-type="string">
            <text:p>http://en.wikipedia.org/wiki/The_Sullivans</text:p>
          </table:table-cell>
          <table:table-cell/>
          <table:table-cell office:value-type="string">
            <text:p>1</text:p>
          </table:table-cell>
          <table:table-cell table:number-columns-repeated="3"/>
          <table:table-cell table:formula="of:=CONCATENATE([.AB102];&quot;,&quot;;[.AC102];&quot;,&quot;; TEXT([.AK102];&quot;#&quot;))" office:value-type="string" office:string-value="EDA,LAU_ET_AL,1">
            <text:p>EDA,LAU_ET_AL,1</text:p>
          </table:table-cell>
        </table:table-row>
        <table:table-row table:style-name="ro1">
          <table:table-cell office:value-type="string">
            <text:p>200A0RYNJ92NYTA5CLDJ1UHYYCB94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C5IPDOBDDP84SKP1N485MB3WIA1CL</text:p>
          </table:table-cell>
          <table:table-cell office:value-type="string">
            <text:p>A1K31OBX0MZU1N</text:p>
          </table:table-cell>
          <table:table-cell office:value-type="string">
            <text:p>Submitted</text:p>
          </table:table-cell>
          <table:table-cell office:value-type="string">
            <text:p>Thu Sep 13 05:31:14 GMT 2012</text:p>
          </table:table-cell>
          <table:table-cell office:value-type="string">
            <text:p>Thu Sep 13 05:31:41 GMT 2012</text:p>
          </table:table-cell>
          <table:table-cell office:value-type="string">
            <text:p>Wed Sep 19 22:31:41 PDT 2012</text:p>
          </table:table-cell>
          <table:table-cell table:number-columns-repeated="3"/>
          <table:table-cell office:value-type="string">
            <text:p>2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illiam_Howard_Taft_2:189.txt</text:p>
          </table:table-cell>
          <table:table-cell office:value-type="string">
            <text:p>MAINTENANCE OF CANAL.&lt;br/&gt;&lt;br/&gt;The next question that arises is as to the maintenance, management, and general control of the canal after its completion. It should be premised that it is an essential part of our navy establishment to have the coal, oil and other ship supplies, a dry dock, and repair shops, conveniently located with reference to naval vessels passing through the canal. Now, if the Government, for naval purposes, is to undertake to furnish these conveniences to the navy, and they are conveniences equally required by commercial vessels, there would seem to be strong reasons why the Government should take over and include in its management the furnishing, not only to the navy but to the public, dry-dock and repair-shop facilities, and the sale of coal, oil, and other ship supplies.&lt;br/&gt;&lt;br/&gt;</text:p>
          </table:table-cell>
          <table:table-cell office:value-type="string">
            <text:p>Ship</text:p>
          </table:table-cell>
          <table:table-cell office:value-type="string">
            <text:p>http://en.wikipedia.org/wiki/Ship</text:p>
          </table:table-cell>
          <table:table-cell office:value-type="string">
            <text:p>The Sullivans</text:p>
          </table:table-cell>
          <table:table-cell office:value-type="string">
            <text:p>http://en.wikipedia.org/wiki/The_Sullivans</text:p>
          </table:table-cell>
          <table:table-cell/>
          <table:table-cell office:value-type="string">
            <text:p>1</text:p>
          </table:table-cell>
          <table:table-cell table:number-columns-repeated="3"/>
          <table:table-cell table:formula="of:=CONCATENATE([.AB103];&quot;,&quot;;[.AC103];&quot;,&quot;; TEXT([.AK103];&quot;#&quot;))" office:value-type="string" office:string-value="EDA,LAU_ET_AL,1">
            <text:p>EDA,LAU_ET_AL,1</text:p>
          </table:table-cell>
        </table:table-row>
        <table:table-row table:style-name="ro1">
          <table:table-cell office:value-type="string">
            <text:p>2PG1THV8ER9YN2BPPWQSU5KFJ2XP2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CTO3W5XH0JP4167R85PTSP7BZRDJ6</text:p>
          </table:table-cell>
          <table:table-cell office:value-type="string">
            <text:p>A31ALYJKPKD09W</text:p>
          </table:table-cell>
          <table:table-cell office:value-type="string">
            <text:p>Submitted</text:p>
          </table:table-cell>
          <table:table-cell office:value-type="string">
            <text:p>Thu Sep 13 06:37:12 GMT 2012</text:p>
          </table:table-cell>
          <table:table-cell office:value-type="string">
            <text:p>Thu Sep 13 06:37:42 GMT 2012</text:p>
          </table:table-cell>
          <table:table-cell office:value-type="string">
            <text:p>Wed Sep 19 23:37:42 PDT 2012</text:p>
          </table:table-cell>
          <table:table-cell table:number-columns-repeated="3"/>
          <table:table-cell office:value-type="string">
            <text:p>30</text:p>
          </table:table-cell>
          <table:table-cell office:value-type="string">
            <text:p>100% (294/295)</text:p>
          </table:table-cell>
          <table:table-cell office:value-type="string">
            <text:p>100% (62/62)</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Herbert_Hoover_2:41.txt</text:p>
          </table:table-cell>
          <table:table-cell office:value-type="string">
            <text:p>A commission which was supported by the Congress has completed its investigation and reported upon our future policies in respect to Haiti and proved of high value in securing the acceptance of these policies. An election has been held and a new government established. We have replaced our high commissioner by a minister and have begun the gradual withdrawal of our activities with view to complete retirement at the expiration of the present treaty in 1935.&lt;br/&gt;&lt;br/&gt;A number of arbitration and conciliation treaties have been completed or negotiated during the year, and will be presented for approval by the Senate.&lt;br/&gt;&lt;br/&gt;</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office:value-type="string">
            <text:p>Glass–Steagall Act</text:p>
          </table:table-cell>
          <table:table-cell office:value-type="string">
            <text:p>http://en.wikipedia.org/wiki/Glass–Steagall_Act</text:p>
          </table:table-cell>
          <table:table-cell/>
          <table:table-cell office:value-type="string">
            <text:p>2</text:p>
          </table:table-cell>
          <table:table-cell table:number-columns-repeated="3"/>
          <table:table-cell table:formula="of:=CONCATENATE([.AB104];&quot;,&quot;;[.AC104];&quot;,&quot;; TEXT([.AK104];&quot;#&quot;))" office:value-type="string" office:string-value="EDA,LAU_ET_AL,2">
            <text:p>EDA,LAU_ET_AL,2</text:p>
          </table:table-cell>
        </table:table-row>
        <table:table-row table:style-name="ro1">
          <table:table-cell office:value-type="string">
            <text:p>2PG1THV8ER9YN2BPPWQSU5KFJ2XP2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IAUB2YU98JH729GAVRFJJ9IUQPAM5</text:p>
          </table:table-cell>
          <table:table-cell office:value-type="string">
            <text:p>AAE9H4ZIKQS37</text:p>
          </table:table-cell>
          <table:table-cell office:value-type="string">
            <text:p>Submitted</text:p>
          </table:table-cell>
          <table:table-cell office:value-type="string">
            <text:p>Thu Sep 13 06:33:32 GMT 2012</text:p>
          </table:table-cell>
          <table:table-cell office:value-type="string">
            <text:p>Thu Sep 13 06:33:37 GMT 2012</text:p>
          </table:table-cell>
          <table:table-cell office:value-type="string">
            <text:p>Wed Sep 19 23:33:37 PDT 2012</text:p>
          </table:table-cell>
          <table:table-cell table:number-columns-repeated="3"/>
          <table:table-cell office:value-type="string">
            <text:p>5</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Herbert_Hoover_2:41.txt</text:p>
          </table:table-cell>
          <table:table-cell office:value-type="string">
            <text:p>A commission which was supported by the Congress has completed its investigation and reported upon our future policies in respect to Haiti and proved of high value in securing the acceptance of these policies. An election has been held and a new government established. We have replaced our high commissioner by a minister and have begun the gradual withdrawal of our activities with view to complete retirement at the expiration of the present treaty in 1935.&lt;br/&gt;&lt;br/&gt;A number of arbitration and conciliation treaties have been completed or negotiated during the year, and will be presented for approval by the Senate.&lt;br/&gt;&lt;br/&gt;</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office:value-type="string">
            <text:p>Glass–Steagall Act</text:p>
          </table:table-cell>
          <table:table-cell office:value-type="string">
            <text:p>http://en.wikipedia.org/wiki/Glass–Steagall_Act</text:p>
          </table:table-cell>
          <table:table-cell/>
          <table:table-cell office:value-type="string">
            <text:p>2</text:p>
          </table:table-cell>
          <table:table-cell table:number-columns-repeated="3"/>
          <table:table-cell table:formula="of:=CONCATENATE([.AB105];&quot;,&quot;;[.AC105];&quot;,&quot;; TEXT([.AK105];&quot;#&quot;))" office:value-type="string" office:string-value="EDA,LAU_ET_AL,2">
            <text:p>EDA,LAU_ET_AL,2</text:p>
          </table:table-cell>
        </table:table-row>
        <table:table-row table:style-name="ro1">
          <table:table-cell office:value-type="string">
            <text:p>2PG1THV8ER9YN2BPPWQSU5KFJ2XP2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SPKO2L92HECBJU2A8FCKF0CVKQFGF</text:p>
          </table:table-cell>
          <table:table-cell office:value-type="string">
            <text:p>A997OZ3H2B3Q2</text:p>
          </table:table-cell>
          <table:table-cell office:value-type="string">
            <text:p>Submitted</text:p>
          </table:table-cell>
          <table:table-cell office:value-type="string">
            <text:p>Thu Sep 13 06:36:03 GMT 2012</text:p>
          </table:table-cell>
          <table:table-cell office:value-type="string">
            <text:p>Thu Sep 13 06:36:23 GMT 2012</text:p>
          </table:table-cell>
          <table:table-cell office:value-type="string">
            <text:p>Wed Sep 19 23:36:23 PDT 2012</text:p>
          </table:table-cell>
          <table:table-cell table:number-columns-repeated="3"/>
          <table:table-cell office:value-type="string">
            <text:p>20</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Herbert_Hoover_2:41.txt</text:p>
          </table:table-cell>
          <table:table-cell office:value-type="string">
            <text:p>A commission which was supported by the Congress has completed its investigation and reported upon our future policies in respect to Haiti and proved of high value in securing the acceptance of these policies. An election has been held and a new government established. We have replaced our high commissioner by a minister and have begun the gradual withdrawal of our activities with view to complete retirement at the expiration of the present treaty in 1935.&lt;br/&gt;&lt;br/&gt;A number of arbitration and conciliation treaties have been completed or negotiated during the year, and will be presented for approval by the Senate.&lt;br/&gt;&lt;br/&gt;</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office:value-type="string">
            <text:p>Glass–Steagall Act</text:p>
          </table:table-cell>
          <table:table-cell office:value-type="string">
            <text:p>http://en.wikipedia.org/wiki/Glass–Steagall_Act</text:p>
          </table:table-cell>
          <table:table-cell/>
          <table:table-cell office:value-type="string">
            <text:p>2</text:p>
          </table:table-cell>
          <table:table-cell table:number-columns-repeated="3"/>
          <table:table-cell table:formula="of:=CONCATENATE([.AB106];&quot;,&quot;;[.AC106];&quot;,&quot;; TEXT([.AK106];&quot;#&quot;))" office:value-type="string" office:string-value="EDA,LAU_ET_AL,2">
            <text:p>EDA,LAU_ET_AL,2</text:p>
          </table:table-cell>
        </table:table-row>
        <table:table-row table:style-name="ro1">
          <table:table-cell office:value-type="string">
            <text:p>2NDCPWZ9RNDWXXJ6ZHJNBDTGWBYRC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432YU98JHST0KRQ7P2JHIOBPTPOC0</text:p>
          </table:table-cell>
          <table:table-cell office:value-type="string">
            <text:p>A3IAHTO6KDRKTB</text:p>
          </table:table-cell>
          <table:table-cell office:value-type="string">
            <text:p>Submitted</text:p>
          </table:table-cell>
          <table:table-cell office:value-type="string">
            <text:p>Thu Sep 13 06:39:56 GMT 2012</text:p>
          </table:table-cell>
          <table:table-cell office:value-type="string">
            <text:p>Thu Sep 13 06:40:16 GMT 2012</text:p>
          </table:table-cell>
          <table:table-cell office:value-type="string">
            <text:p>Wed Sep 19 23:40:16 PDT 2012</text:p>
          </table:table-cell>
          <table:table-cell table:number-columns-repeated="3"/>
          <table:table-cell office:value-type="string">
            <text:p>20</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Delano_Roosevelt_12:58.txt</text:p>
          </table:table-cell>
          <table:table-cell office:value-type="string">
            <text:p>Perfectionism, no less than isolationism or imperialism or power politics, may obstruct the paths to international peace. Let us not forget that the retreat to isolationism a quarter of a century ago was started not by a direct attack against international cooperation but against the alleged imperfections of the peace.&lt;br/&gt;&lt;br/&gt;In our disillusionment after the last war we preferred international anarchy to international cooperation with Nations which did not see and think exactly as we did. We gave up the hope of gradually achieving a better peace because we had not the courage to fulfill our responsibilities in an admittedly imperfect world.&lt;br/&gt;&lt;br/&gt;</text:p>
          </table:table-cell>
          <table:table-cell office:value-type="string">
            <text:p>World peace</text:p>
          </table:table-cell>
          <table:table-cell office:value-type="string">
            <text:p>http://en.wikipedia.org/wiki/World_peace</text:p>
          </table:table-cell>
          <table:table-cell table:style-name="ce1" office:value-type="string">
            <text:p>2003</text:p>
          </table:table-cell>
          <table:table-cell office:value-type="string">
            <text:p>http://en.wikipedia.org/wiki/2003</text:p>
          </table:table-cell>
          <table:table-cell/>
          <table:table-cell office:value-type="string">
            <text:p>1</text:p>
          </table:table-cell>
          <table:table-cell table:number-columns-repeated="3"/>
          <table:table-cell table:formula="of:=CONCATENATE([.AB107];&quot;,&quot;;[.AC107];&quot;,&quot;; TEXT([.AK107];&quot;#&quot;))" office:value-type="string" office:string-value="EDA,LAU_ET_AL,1">
            <text:p>EDA,LAU_ET_AL,1</text:p>
          </table:table-cell>
        </table:table-row>
        <table:table-row table:style-name="ro1">
          <table:table-cell office:value-type="string">
            <text:p>2NDCPWZ9RNDWXXJ6ZHJNBDTGWBYRC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EUAESCWY2AO3B4RTO7OWGQSI1700O</text:p>
          </table:table-cell>
          <table:table-cell office:value-type="string">
            <text:p>A9FJ8K9C5K4UD</text:p>
          </table:table-cell>
          <table:table-cell office:value-type="string">
            <text:p>Submitted</text:p>
          </table:table-cell>
          <table:table-cell office:value-type="string">
            <text:p>Thu Sep 13 05:26:28 GMT 2012</text:p>
          </table:table-cell>
          <table:table-cell office:value-type="string">
            <text:p>Thu Sep 13 05:26:53 GMT 2012</text:p>
          </table:table-cell>
          <table:table-cell office:value-type="string">
            <text:p>Wed Sep 19 22:26:53 PDT 2012</text:p>
          </table:table-cell>
          <table:table-cell table:number-columns-repeated="3"/>
          <table:table-cell office:value-type="string">
            <text:p>25</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Delano_Roosevelt_12:58.txt</text:p>
          </table:table-cell>
          <table:table-cell office:value-type="string">
            <text:p>Perfectionism, no less than isolationism or imperialism or power politics, may obstruct the paths to international peace. Let us not forget that the retreat to isolationism a quarter of a century ago was started not by a direct attack against international cooperation but against the alleged imperfections of the peace.&lt;br/&gt;&lt;br/&gt;In our disillusionment after the last war we preferred international anarchy to international cooperation with Nations which did not see and think exactly as we did. We gave up the hope of gradually achieving a better peace because we had not the courage to fulfill our responsibilities in an admittedly imperfect world.&lt;br/&gt;&lt;br/&gt;</text:p>
          </table:table-cell>
          <table:table-cell office:value-type="string">
            <text:p>World peace</text:p>
          </table:table-cell>
          <table:table-cell office:value-type="string">
            <text:p>http://en.wikipedia.org/wiki/World_peace</text:p>
          </table:table-cell>
          <table:table-cell table:style-name="ce1" office:value-type="string">
            <text:p>2003</text:p>
          </table:table-cell>
          <table:table-cell office:value-type="string">
            <text:p>http://en.wikipedia.org/wiki/2003</text:p>
          </table:table-cell>
          <table:table-cell/>
          <table:table-cell office:value-type="string">
            <text:p>1</text:p>
          </table:table-cell>
          <table:table-cell table:number-columns-repeated="3"/>
          <table:table-cell table:formula="of:=CONCATENATE([.AB108];&quot;,&quot;;[.AC108];&quot;,&quot;; TEXT([.AK108];&quot;#&quot;))" office:value-type="string" office:string-value="EDA,LAU_ET_AL,1">
            <text:p>EDA,LAU_ET_AL,1</text:p>
          </table:table-cell>
        </table:table-row>
        <table:table-row table:style-name="ro1">
          <table:table-cell office:value-type="string">
            <text:p>2NDCPWZ9RNDWXXJ6ZHJNBDTGWBYRC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VYVCPWZ9RNDBRC082YSV3DTM98BQP</text:p>
          </table:table-cell>
          <table:table-cell office:value-type="string">
            <text:p>A997OZ3H2B3Q2</text:p>
          </table:table-cell>
          <table:table-cell office:value-type="string">
            <text:p>Submitted</text:p>
          </table:table-cell>
          <table:table-cell office:value-type="string">
            <text:p>Thu Sep 13 06:38:40 GMT 2012</text:p>
          </table:table-cell>
          <table:table-cell office:value-type="string">
            <text:p>Thu Sep 13 06:38:52 GMT 2012</text:p>
          </table:table-cell>
          <table:table-cell office:value-type="string">
            <text:p>Wed Sep 19 23:38:52 PDT 2012</text:p>
          </table:table-cell>
          <table:table-cell table:number-columns-repeated="3"/>
          <table:table-cell office:value-type="string">
            <text:p>12</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Delano_Roosevelt_12:58.txt</text:p>
          </table:table-cell>
          <table:table-cell office:value-type="string">
            <text:p>Perfectionism, no less than isolationism or imperialism or power politics, may obstruct the paths to international peace. Let us not forget that the retreat to isolationism a quarter of a century ago was started not by a direct attack against international cooperation but against the alleged imperfections of the peace.&lt;br/&gt;&lt;br/&gt;In our disillusionment after the last war we preferred international anarchy to international cooperation with Nations which did not see and think exactly as we did. We gave up the hope of gradually achieving a better peace because we had not the courage to fulfill our responsibilities in an admittedly imperfect world.&lt;br/&gt;&lt;br/&gt;</text:p>
          </table:table-cell>
          <table:table-cell office:value-type="string">
            <text:p>World peace</text:p>
          </table:table-cell>
          <table:table-cell office:value-type="string">
            <text:p>http://en.wikipedia.org/wiki/World_peace</text:p>
          </table:table-cell>
          <table:table-cell table:style-name="ce1" office:value-type="string">
            <text:p>2003</text:p>
          </table:table-cell>
          <table:table-cell office:value-type="string">
            <text:p>http://en.wikipedia.org/wiki/2003</text:p>
          </table:table-cell>
          <table:table-cell/>
          <table:table-cell office:value-type="string">
            <text:p>1</text:p>
          </table:table-cell>
          <table:table-cell table:number-columns-repeated="3"/>
          <table:table-cell table:formula="of:=CONCATENATE([.AB109];&quot;,&quot;;[.AC109];&quot;,&quot;; TEXT([.AK109];&quot;#&quot;))" office:value-type="string" office:string-value="EDA,LAU_ET_AL,1">
            <text:p>EDA,LAU_ET_AL,1</text:p>
          </table:table-cell>
        </table:table-row>
        <table:table-row table:style-name="ro1">
          <table:table-cell office:value-type="string">
            <text:p>2JJO3W5XH0JP4167R85PTSP77UGJD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JCSSZVXX2Q4K3IPXYPGVIW1T7B6ON</text:p>
          </table:table-cell>
          <table:table-cell office:value-type="string">
            <text:p>A1K31OBX0MZU1N</text:p>
          </table:table-cell>
          <table:table-cell office:value-type="string">
            <text:p>Submitted</text:p>
          </table:table-cell>
          <table:table-cell office:value-type="string">
            <text:p>Thu Sep 13 05:51:46 GMT 2012</text:p>
          </table:table-cell>
          <table:table-cell office:value-type="string">
            <text:p>Thu Sep 13 05:53:04 GMT 2012</text:p>
          </table:table-cell>
          <table:table-cell office:value-type="string">
            <text:p>Wed Sep 19 22:53:04 PDT 2012</text:p>
          </table:table-cell>
          <table:table-cell table:number-columns-repeated="3"/>
          <table:table-cell office:value-type="string">
            <text:p>78</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Gerald_Ford_3:10.txt</text:p>
          </table:table-cell>
          <table:table-cell office:value-type="string">
            <text:p>We are maintaining stability in the strategic nuclear balance and pushing back the specter of nuclear war. A decisive step forward was taken in the Vladivostok Accord which I negotiated with General Secretary Brezhnev-joint recognition that an equal ceiling should be placed on the number of strategic weapons on each side. With resolve and wisdom on the part of both nations, a good agreement is well within reach this year.&lt;br/&gt;&lt;br/&gt;The framework for peace in the Middle East has been built. Hopes for future progress in the Middle East were stirred by the historic agreements we reached and the trust and confidence that we formed. Thanks to American leadership, the prospects for peace in the Middle East are brighter than they have been in three decades. The Arab states and Israel continue to look to us to lead them from confrontation and war to a new era of accommodation and peace. We have no alternative but to persevere, and I am sure we will. The opportunities for a final settlement are great, and the price of failure is a return to the bloodshed and hatred that for too long have brought tragedy to all of the peoples of this area and repeatedly edged the world to the brink of war.&lt;br/&gt;&lt;br/&gt;</text:p>
          </table:table-cell>
          <table:table-cell office:value-type="string">
            <text:p>Nations</text:p>
          </table:table-cell>
          <table:table-cell office:value-type="string">
            <text:p>http://en.wikipedia.org/wiki/Nations</text:p>
          </table:table-cell>
          <table:table-cell office:value-type="string">
            <text:p>Susan Seymour, Duchess of Somerset</text:p>
          </table:table-cell>
          <table:table-cell office:value-type="string">
            <text:p>http://en.wikipedia.org/wiki/Susan_Seymour,_Duchess_of_Somerset</text:p>
          </table:table-cell>
          <table:table-cell/>
          <table:table-cell office:value-type="string">
            <text:p>1</text:p>
          </table:table-cell>
          <table:table-cell table:number-columns-repeated="3"/>
          <table:table-cell table:formula="of:=CONCATENATE([.AB110];&quot;,&quot;;[.AC110];&quot;,&quot;; TEXT([.AK110];&quot;#&quot;))" office:value-type="string" office:string-value="LAU_ET_AL,RANDOM,1">
            <text:p>LAU_ET_AL,RANDOM,1</text:p>
          </table:table-cell>
        </table:table-row>
        <table:table-row table:style-name="ro1">
          <table:table-cell office:value-type="string">
            <text:p>2JJO3W5XH0JP4167R85PTSP77UGJD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OJSQV66RLPHX2RM261VSI62TYX5DD</text:p>
          </table:table-cell>
          <table:table-cell office:value-type="string">
            <text:p>A1UNZTSLGW77HK</text:p>
          </table:table-cell>
          <table:table-cell office:value-type="string">
            <text:p>Submitted</text:p>
          </table:table-cell>
          <table:table-cell office:value-type="string">
            <text:p>Thu Sep 13 06:31:47 GMT 2012</text:p>
          </table:table-cell>
          <table:table-cell office:value-type="string">
            <text:p>Thu Sep 13 06:32:10 GMT 2012</text:p>
          </table:table-cell>
          <table:table-cell office:value-type="string">
            <text:p>Wed Sep 19 23:32:10 PDT 2012</text:p>
          </table:table-cell>
          <table:table-cell table:number-columns-repeated="3"/>
          <table:table-cell office:value-type="string">
            <text:p>23</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Gerald_Ford_3:10.txt</text:p>
          </table:table-cell>
          <table:table-cell office:value-type="string">
            <text:p>We are maintaining stability in the strategic nuclear balance and pushing back the specter of nuclear war. A decisive step forward was taken in the Vladivostok Accord which I negotiated with General Secretary Brezhnev-joint recognition that an equal ceiling should be placed on the number of strategic weapons on each side. With resolve and wisdom on the part of both nations, a good agreement is well within reach this year.&lt;br/&gt;&lt;br/&gt;The framework for peace in the Middle East has been built. Hopes for future progress in the Middle East were stirred by the historic agreements we reached and the trust and confidence that we formed. Thanks to American leadership, the prospects for peace in the Middle East are brighter than they have been in three decades. The Arab states and Israel continue to look to us to lead them from confrontation and war to a new era of accommodation and peace. We have no alternative but to persevere, and I am sure we will. The opportunities for a final settlement are great, and the price of failure is a return to the bloodshed and hatred that for too long have brought tragedy to all of the peoples of this area and repeatedly edged the world to the brink of war.&lt;br/&gt;&lt;br/&gt;</text:p>
          </table:table-cell>
          <table:table-cell office:value-type="string">
            <text:p>Nations</text:p>
          </table:table-cell>
          <table:table-cell office:value-type="string">
            <text:p>http://en.wikipedia.org/wiki/Nations</text:p>
          </table:table-cell>
          <table:table-cell office:value-type="string">
            <text:p>Susan Seymour, Duchess of Somerset</text:p>
          </table:table-cell>
          <table:table-cell office:value-type="string">
            <text:p>http://en.wikipedia.org/wiki/Susan_Seymour,_Duchess_of_Somerset</text:p>
          </table:table-cell>
          <table:table-cell/>
          <table:table-cell office:value-type="string">
            <text:p>1</text:p>
          </table:table-cell>
          <table:table-cell table:number-columns-repeated="3"/>
          <table:table-cell table:formula="of:=CONCATENATE([.AB111];&quot;,&quot;;[.AC111];&quot;,&quot;; TEXT([.AK111];&quot;#&quot;))" office:value-type="string" office:string-value="LAU_ET_AL,RANDOM,1">
            <text:p>LAU_ET_AL,RANDOM,1</text:p>
          </table:table-cell>
        </table:table-row>
        <table:table-row table:style-name="ro1">
          <table:table-cell office:value-type="string">
            <text:p>2JJO3W5XH0JP4167R85PTSP77UGJD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QQQ4J3NAB6BUV3KV8PI11TJLSKERQ</text:p>
          </table:table-cell>
          <table:table-cell office:value-type="string">
            <text:p>A997OZ3H2B3Q2</text:p>
          </table:table-cell>
          <table:table-cell office:value-type="string">
            <text:p>Submitted</text:p>
          </table:table-cell>
          <table:table-cell office:value-type="string">
            <text:p>Thu Sep 13 06:01:31 GMT 2012</text:p>
          </table:table-cell>
          <table:table-cell office:value-type="string">
            <text:p>Thu Sep 13 06:01:56 GMT 2012</text:p>
          </table:table-cell>
          <table:table-cell office:value-type="string">
            <text:p>Wed Sep 19 23:01:56 PDT 2012</text:p>
          </table:table-cell>
          <table:table-cell table:number-columns-repeated="3"/>
          <table:table-cell office:value-type="string">
            <text:p>25</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Gerald_Ford_3:10.txt</text:p>
          </table:table-cell>
          <table:table-cell office:value-type="string">
            <text:p>We are maintaining stability in the strategic nuclear balance and pushing back the specter of nuclear war. A decisive step forward was taken in the Vladivostok Accord which I negotiated with General Secretary Brezhnev-joint recognition that an equal ceiling should be placed on the number of strategic weapons on each side. With resolve and wisdom on the part of both nations, a good agreement is well within reach this year.&lt;br/&gt;&lt;br/&gt;The framework for peace in the Middle East has been built. Hopes for future progress in the Middle East were stirred by the historic agreements we reached and the trust and confidence that we formed. Thanks to American leadership, the prospects for peace in the Middle East are brighter than they have been in three decades. The Arab states and Israel continue to look to us to lead them from confrontation and war to a new era of accommodation and peace. We have no alternative but to persevere, and I am sure we will. The opportunities for a final settlement are great, and the price of failure is a return to the bloodshed and hatred that for too long have brought tragedy to all of the peoples of this area and repeatedly edged the world to the brink of war.&lt;br/&gt;&lt;br/&gt;</text:p>
          </table:table-cell>
          <table:table-cell office:value-type="string">
            <text:p>Nations</text:p>
          </table:table-cell>
          <table:table-cell office:value-type="string">
            <text:p>http://en.wikipedia.org/wiki/Nations</text:p>
          </table:table-cell>
          <table:table-cell office:value-type="string">
            <text:p>Susan Seymour, Duchess of Somerset</text:p>
          </table:table-cell>
          <table:table-cell office:value-type="string">
            <text:p>http://en.wikipedia.org/wiki/Susan_Seymour,_Duchess_of_Somerset</text:p>
          </table:table-cell>
          <table:table-cell/>
          <table:table-cell office:value-type="string">
            <text:p>1</text:p>
          </table:table-cell>
          <table:table-cell table:number-columns-repeated="3"/>
          <table:table-cell table:formula="of:=CONCATENATE([.AB112];&quot;,&quot;;[.AC112];&quot;,&quot;; TEXT([.AK112];&quot;#&quot;))" office:value-type="string" office:string-value="LAU_ET_AL,RANDOM,1">
            <text:p>LAU_ET_AL,RANDOM,1</text:p>
          </table:table-cell>
        </table:table-row>
        <table:table-row table:style-name="ro1">
          <table:table-cell office:value-type="string">
            <text:p>241KM05BMJTUW7K7N3G9ZA7S76HJE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IPMB3Q39Z0BL3HTD3VE3STVXZOJUO</text:p>
          </table:table-cell>
          <table:table-cell office:value-type="string">
            <text:p>AS809NPDW8VZ0</text:p>
          </table:table-cell>
          <table:table-cell office:value-type="string">
            <text:p>Submitted</text:p>
          </table:table-cell>
          <table:table-cell office:value-type="string">
            <text:p>Thu Sep 13 06:51:06 GMT 2012</text:p>
          </table:table-cell>
          <table:table-cell office:value-type="string">
            <text:p>Thu Sep 13 06:52:16 GMT 2012</text:p>
          </table:table-cell>
          <table:table-cell office:value-type="string">
            <text:p>Wed Sep 19 23:52:16 PDT 2012</text:p>
          </table:table-cell>
          <table:table-cell table:number-columns-repeated="3"/>
          <table:table-cell office:value-type="string">
            <text:p>70</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Calvin_Coolidge_1:1.txt</text:p>
          </table:table-cell>
          <table:table-cell office:value-type="string">
            <text:p>For us peace reigns everywhere. We desire to perpetuate it always by granting full justice to others and requiring of others full justice to ourselves.&lt;br/&gt;&lt;br/&gt;Our country has one cardinal principle to maintain in its foreign policy. It is an American principle. It must be an American policy. We attend to our own affairs, conserve our own strength, and protect the interests of our own citizens; but we recognize thoroughly our obligation to help others, reserving to the decision of our own Judgment the time, the place, and the method. We realize the common bond of humanity. We know the inescapable law of service.&lt;br/&gt;&lt;br/&gt;</text:p>
          </table:table-cell>
          <table:table-cell office:value-type="string">
            <text:p>Sagopa Kajmer</text:p>
          </table:table-cell>
          <table:table-cell office:value-type="string">
            <text:p>http://en.wikipedia.org/wiki/Sagopa_Kajmer</text:p>
          </table:table-cell>
          <table:table-cell office:value-type="string">
            <text:p>Government</text:p>
          </table:table-cell>
          <table:table-cell office:value-type="string">
            <text:p>http://en.wikipedia.org/wiki/Government</text:p>
          </table:table-cell>
          <table:table-cell/>
          <table:table-cell office:value-type="string">
            <text:p>2</text:p>
          </table:table-cell>
          <table:table-cell table:number-columns-repeated="3"/>
          <table:table-cell table:formula="of:=CONCATENATE([.AB113];&quot;,&quot;;[.AC113];&quot;,&quot;; TEXT([.AK113];&quot;#&quot;))" office:value-type="string" office:string-value="RANDOM,LAU_ET_AL,2">
            <text:p>RANDOM,LAU_ET_AL,2</text:p>
          </table:table-cell>
        </table:table-row>
        <table:table-row table:style-name="ro1">
          <table:table-cell office:value-type="string">
            <text:p>241KM05BMJTUW7K7N3G9ZA7S76HJE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MGK2JE1M7PKZI9W3GFZIC04RE3WPY</text:p>
          </table:table-cell>
          <table:table-cell office:value-type="string">
            <text:p>A1UNZTSLGW77HK</text:p>
          </table:table-cell>
          <table:table-cell office:value-type="string">
            <text:p>Submitted</text:p>
          </table:table-cell>
          <table:table-cell office:value-type="string">
            <text:p>Thu Sep 13 06:43:36 GMT 2012</text:p>
          </table:table-cell>
          <table:table-cell office:value-type="string">
            <text:p>Thu Sep 13 06:43:50 GMT 2012</text:p>
          </table:table-cell>
          <table:table-cell office:value-type="string">
            <text:p>Wed Sep 19 23:43:50 PDT 2012</text:p>
          </table:table-cell>
          <table:table-cell table:number-columns-repeated="3"/>
          <table:table-cell office:value-type="string">
            <text:p>14</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Calvin_Coolidge_1:1.txt</text:p>
          </table:table-cell>
          <table:table-cell office:value-type="string">
            <text:p>For us peace reigns everywhere. We desire to perpetuate it always by granting full justice to others and requiring of others full justice to ourselves.&lt;br/&gt;&lt;br/&gt;Our country has one cardinal principle to maintain in its foreign policy. It is an American principle. It must be an American policy. We attend to our own affairs, conserve our own strength, and protect the interests of our own citizens; but we recognize thoroughly our obligation to help others, reserving to the decision of our own Judgment the time, the place, and the method. We realize the common bond of humanity. We know the inescapable law of service.&lt;br/&gt;&lt;br/&gt;</text:p>
          </table:table-cell>
          <table:table-cell office:value-type="string">
            <text:p>Sagopa Kajmer</text:p>
          </table:table-cell>
          <table:table-cell office:value-type="string">
            <text:p>http://en.wikipedia.org/wiki/Sagopa_Kajmer</text:p>
          </table:table-cell>
          <table:table-cell office:value-type="string">
            <text:p>Government</text:p>
          </table:table-cell>
          <table:table-cell office:value-type="string">
            <text:p>http://en.wikipedia.org/wiki/Government</text:p>
          </table:table-cell>
          <table:table-cell/>
          <table:table-cell office:value-type="string">
            <text:p>2</text:p>
          </table:table-cell>
          <table:table-cell table:number-columns-repeated="3"/>
          <table:table-cell table:formula="of:=CONCATENATE([.AB114];&quot;,&quot;;[.AC114];&quot;,&quot;; TEXT([.AK114];&quot;#&quot;))" office:value-type="string" office:string-value="RANDOM,LAU_ET_AL,2">
            <text:p>RANDOM,LAU_ET_AL,2</text:p>
          </table:table-cell>
        </table:table-row>
        <table:table-row table:style-name="ro1">
          <table:table-cell office:value-type="string">
            <text:p>241KM05BMJTUW7K7N3G9ZA7S76HJE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O8DHDM25L8IOWN1DR5ZEOE4WBEFPK</text:p>
          </table:table-cell>
          <table:table-cell office:value-type="string">
            <text:p>AAE9H4ZIKQS37</text:p>
          </table:table-cell>
          <table:table-cell office:value-type="string">
            <text:p>Submitted</text:p>
          </table:table-cell>
          <table:table-cell office:value-type="string">
            <text:p>Thu Sep 13 06:43:22 GMT 2012</text:p>
          </table:table-cell>
          <table:table-cell office:value-type="string">
            <text:p>Thu Sep 13 06:43:26 GMT 2012</text:p>
          </table:table-cell>
          <table:table-cell office:value-type="string">
            <text:p>Wed Sep 19 23:43:26 PDT 2012</text:p>
          </table:table-cell>
          <table:table-cell table:number-columns-repeated="3"/>
          <table:table-cell office:value-type="string">
            <text:p>4</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Calvin_Coolidge_1:1.txt</text:p>
          </table:table-cell>
          <table:table-cell office:value-type="string">
            <text:p>For us peace reigns everywhere. We desire to perpetuate it always by granting full justice to others and requiring of others full justice to ourselves.&lt;br/&gt;&lt;br/&gt;Our country has one cardinal principle to maintain in its foreign policy. It is an American principle. It must be an American policy. We attend to our own affairs, conserve our own strength, and protect the interests of our own citizens; but we recognize thoroughly our obligation to help others, reserving to the decision of our own Judgment the time, the place, and the method. We realize the common bond of humanity. We know the inescapable law of service.&lt;br/&gt;&lt;br/&gt;</text:p>
          </table:table-cell>
          <table:table-cell office:value-type="string">
            <text:p>Sagopa Kajmer</text:p>
          </table:table-cell>
          <table:table-cell office:value-type="string">
            <text:p>http://en.wikipedia.org/wiki/Sagopa_Kajmer</text:p>
          </table:table-cell>
          <table:table-cell office:value-type="string">
            <text:p>Government</text:p>
          </table:table-cell>
          <table:table-cell office:value-type="string">
            <text:p>http://en.wikipedia.org/wiki/Government</text:p>
          </table:table-cell>
          <table:table-cell/>
          <table:table-cell office:value-type="string">
            <text:p>2</text:p>
          </table:table-cell>
          <table:table-cell table:number-columns-repeated="3"/>
          <table:table-cell table:formula="of:=CONCATENATE([.AB115];&quot;,&quot;;[.AC115];&quot;,&quot;; TEXT([.AK115];&quot;#&quot;))" office:value-type="string" office:string-value="RANDOM,LAU_ET_AL,2">
            <text:p>RANDOM,LAU_ET_AL,2</text:p>
          </table:table-cell>
        </table:table-row>
        <table:table-row table:style-name="ro1">
          <table:table-cell office:value-type="string">
            <text:p>2YD8ER9Y8TNKXVNXTFBFPS2OOAL6T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5OAVKI62NJQHAV76J0QP6BKRR1KS6</text:p>
          </table:table-cell>
          <table:table-cell office:value-type="string">
            <text:p>AS809NPDW8VZ0</text:p>
          </table:table-cell>
          <table:table-cell office:value-type="string">
            <text:p>Submitted</text:p>
          </table:table-cell>
          <table:table-cell office:value-type="string">
            <text:p>Thu Sep 13 06:37:11 GMT 2012</text:p>
          </table:table-cell>
          <table:table-cell office:value-type="string">
            <text:p>Thu Sep 13 06:37:52 GMT 2012</text:p>
          </table:table-cell>
          <table:table-cell office:value-type="string">
            <text:p>Wed Sep 19 23:37:52 PDT 2012</text:p>
          </table:table-cell>
          <table:table-cell table:number-columns-repeated="3"/>
          <table:table-cell office:value-type="string">
            <text:p>41</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Rutherford_B._Hayes_3:16.txt</text:p>
          </table:table-cell>
          <table:table-cell office:value-type="string">
            <text:p>Reports from the Secretary of the Interior, from the Postmaster-General, from the postmaster in the city of New York, where such examinations have been some time on trial, and also from the collector of the port, the naval officer, and the surveyor in that city, and from the postmasters and collectors in several of the other large cities, show that the competitive system, where applied, has in various ways contributed to improve the public service.&lt;br/&gt;&lt;br/&gt;The reports show that the results have been salutary in a marked degree, and that the general application of similar rules can not fail to be of decided benefit to the service.&lt;br/&gt;&lt;br/&gt;</text:p>
          </table:table-cell>
          <table:table-cell office:value-type="string">
            <text:p>Postage stamps and postal history of the United States</text:p>
          </table:table-cell>
          <table:table-cell office:value-type="string">
            <text:p>http://en.wikipedia.org/wiki/Postage_stamps_and_postal_history_of_the_United_States</text:p>
          </table:table-cell>
          <table:table-cell office:value-type="string">
            <text:p>Basilan</text:p>
          </table:table-cell>
          <table:table-cell office:value-type="string">
            <text:p>http://en.wikipedia.org/wiki/Basilan</text:p>
          </table:table-cell>
          <table:table-cell/>
          <table:table-cell office:value-type="string">
            <text:p>1</text:p>
          </table:table-cell>
          <table:table-cell table:number-columns-repeated="3"/>
          <table:table-cell table:formula="of:=CONCATENATE([.AB116];&quot;,&quot;;[.AC116];&quot;,&quot;; TEXT([.AK116];&quot;#&quot;))" office:value-type="string" office:string-value="EDA,LAU_ET_AL,1">
            <text:p>EDA,LAU_ET_AL,1</text:p>
          </table:table-cell>
        </table:table-row>
        <table:table-row table:style-name="ro1">
          <table:table-cell office:value-type="string">
            <text:p>2YD8ER9Y8TNKXVNXTFBFPS2OOAL6T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GK8SV7WGKCCAU98JKU3UHAPWJDR1H</text:p>
          </table:table-cell>
          <table:table-cell office:value-type="string">
            <text:p>A997OZ3H2B3Q2</text:p>
          </table:table-cell>
          <table:table-cell office:value-type="string">
            <text:p>Submitted</text:p>
          </table:table-cell>
          <table:table-cell office:value-type="string">
            <text:p>Thu Sep 13 05:29:19 GMT 2012</text:p>
          </table:table-cell>
          <table:table-cell office:value-type="string">
            <text:p>Thu Sep 13 05:29:57 GMT 2012</text:p>
          </table:table-cell>
          <table:table-cell office:value-type="string">
            <text:p>Wed Sep 19 22:29:57 PDT 2012</text:p>
          </table:table-cell>
          <table:table-cell table:number-columns-repeated="3"/>
          <table:table-cell office:value-type="string">
            <text:p>38</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Rutherford_B._Hayes_3:16.txt</text:p>
          </table:table-cell>
          <table:table-cell office:value-type="string">
            <text:p>Reports from the Secretary of the Interior, from the Postmaster-General, from the postmaster in the city of New York, where such examinations have been some time on trial, and also from the collector of the port, the naval officer, and the surveyor in that city, and from the postmasters and collectors in several of the other large cities, show that the competitive system, where applied, has in various ways contributed to improve the public service.&lt;br/&gt;&lt;br/&gt;The reports show that the results have been salutary in a marked degree, and that the general application of similar rules can not fail to be of decided benefit to the service.&lt;br/&gt;&lt;br/&gt;</text:p>
          </table:table-cell>
          <table:table-cell office:value-type="string">
            <text:p>Postage stamps and postal history of the United States</text:p>
          </table:table-cell>
          <table:table-cell office:value-type="string">
            <text:p>http://en.wikipedia.org/wiki/Postage_stamps_and_postal_history_of_the_United_States</text:p>
          </table:table-cell>
          <table:table-cell office:value-type="string">
            <text:p>Basilan</text:p>
          </table:table-cell>
          <table:table-cell office:value-type="string">
            <text:p>http://en.wikipedia.org/wiki/Basilan</text:p>
          </table:table-cell>
          <table:table-cell/>
          <table:table-cell office:value-type="string">
            <text:p>1</text:p>
          </table:table-cell>
          <table:table-cell table:number-columns-repeated="3"/>
          <table:table-cell table:formula="of:=CONCATENATE([.AB117];&quot;,&quot;;[.AC117];&quot;,&quot;; TEXT([.AK117];&quot;#&quot;))" office:value-type="string" office:string-value="EDA,LAU_ET_AL,1">
            <text:p>EDA,LAU_ET_AL,1</text:p>
          </table:table-cell>
        </table:table-row>
        <table:table-row table:style-name="ro1">
          <table:table-cell office:value-type="string">
            <text:p>2YD8ER9Y8TNKXVNXTFBFPS2OOAL6T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I988MQU6L5OQ40N81OXCAIJLMMCVQ</text:p>
          </table:table-cell>
          <table:table-cell office:value-type="string">
            <text:p>AAE9H4ZIKQS37</text:p>
          </table:table-cell>
          <table:table-cell office:value-type="string">
            <text:p>Submitted</text:p>
          </table:table-cell>
          <table:table-cell office:value-type="string">
            <text:p>Thu Sep 13 06:32:50 GMT 2012</text:p>
          </table:table-cell>
          <table:table-cell office:value-type="string">
            <text:p>Thu Sep 13 06:32:57 GMT 2012</text:p>
          </table:table-cell>
          <table:table-cell office:value-type="string">
            <text:p>Wed Sep 19 23:32:57 PDT 2012</text:p>
          </table:table-cell>
          <table:table-cell table:number-columns-repeated="3"/>
          <table:table-cell office:value-type="string">
            <text:p>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Rutherford_B._Hayes_3:16.txt</text:p>
          </table:table-cell>
          <table:table-cell office:value-type="string">
            <text:p>Reports from the Secretary of the Interior, from the Postmaster-General, from the postmaster in the city of New York, where such examinations have been some time on trial, and also from the collector of the port, the naval officer, and the surveyor in that city, and from the postmasters and collectors in several of the other large cities, show that the competitive system, where applied, has in various ways contributed to improve the public service.&lt;br/&gt;&lt;br/&gt;The reports show that the results have been salutary in a marked degree, and that the general application of similar rules can not fail to be of decided benefit to the service.&lt;br/&gt;&lt;br/&gt;</text:p>
          </table:table-cell>
          <table:table-cell office:value-type="string">
            <text:p>Postage stamps and postal history of the United States</text:p>
          </table:table-cell>
          <table:table-cell office:value-type="string">
            <text:p>http://en.wikipedia.org/wiki/Postage_stamps_and_postal_history_of_the_United_States</text:p>
          </table:table-cell>
          <table:table-cell office:value-type="string">
            <text:p>Basilan</text:p>
          </table:table-cell>
          <table:table-cell office:value-type="string">
            <text:p>http://en.wikipedia.org/wiki/Basilan</text:p>
          </table:table-cell>
          <table:table-cell/>
          <table:table-cell office:value-type="string">
            <text:p>1</text:p>
          </table:table-cell>
          <table:table-cell table:number-columns-repeated="3"/>
          <table:table-cell table:formula="of:=CONCATENATE([.AB118];&quot;,&quot;;[.AC118];&quot;,&quot;; TEXT([.AK118];&quot;#&quot;))" office:value-type="string" office:string-value="EDA,LAU_ET_AL,1">
            <text:p>EDA,LAU_ET_AL,1</text:p>
          </table:table-cell>
        </table:table-row>
        <table:table-row table:style-name="ro1">
          <table:table-cell office:value-type="string">
            <text:p>283FQ0ONNVRHGT5TGO7RJ76NXJGUL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0N66RLPHIT3W4KF2U96ANJQ8GEG80</text:p>
          </table:table-cell>
          <table:table-cell office:value-type="string">
            <text:p>AAE9H4ZIKQS37</text:p>
          </table:table-cell>
          <table:table-cell office:value-type="string">
            <text:p>Submitted</text:p>
          </table:table-cell>
          <table:table-cell office:value-type="string">
            <text:p>Thu Sep 13 06:44:49 GMT 2012</text:p>
          </table:table-cell>
          <table:table-cell office:value-type="string">
            <text:p>Thu Sep 13 06:44:55 GMT 2012</text:p>
          </table:table-cell>
          <table:table-cell office:value-type="string">
            <text:p>Wed Sep 19 23:44:55 PDT 2012</text:p>
          </table:table-cell>
          <table:table-cell table:number-columns-repeated="3"/>
          <table:table-cell office:value-type="string">
            <text:p>6</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eorge_W._Bush_1:34.txt</text:p>
          </table:table-cell>
          <table:table-cell office:value-type="string">
            <text:p>Our Nation also needs a clear strategy to confront the threats of the 21st century, threats that are more widespread and less certain. They range from terrorists who threaten with bombs to tyrants and rogue nations intent on developing weapons of mass destruction. To protect our own people, our allies and friends, we must develop and we must deploy effective missile defenses.&lt;br/&gt;&lt;br/&gt;And as we transform our military, we can discard Cold War relics, and reduce our own nuclear forces to reflect today’s needs.&lt;br/&gt;&lt;br/&gt;</text:p>
          </table:table-cell>
          <table:table-cell office:value-type="string">
            <text:p>National security</text:p>
          </table:table-cell>
          <table:table-cell office:value-type="string">
            <text:p>http://en.wikipedia.org/wiki/National_security</text:p>
          </table:table-cell>
          <table:table-cell table:style-name="ce1" office:value-type="string">
            <text:p>2003</text:p>
          </table:table-cell>
          <table:table-cell office:value-type="string">
            <text:p>http://en.wikipedia.org/wiki/2003</text:p>
          </table:table-cell>
          <table:table-cell/>
          <table:table-cell office:value-type="string">
            <text:p>1</text:p>
          </table:table-cell>
          <table:table-cell table:number-columns-repeated="3"/>
          <table:table-cell table:formula="of:=CONCATENATE([.AB119];&quot;,&quot;;[.AC119];&quot;,&quot;; TEXT([.AK119];&quot;#&quot;))" office:value-type="string" office:string-value="EDA,LAU_ET_AL,1">
            <text:p>EDA,LAU_ET_AL,1</text:p>
          </table:table-cell>
        </table:table-row>
        <table:table-row table:style-name="ro1">
          <table:table-cell office:value-type="string">
            <text:p>283FQ0ONNVRHGT5TGO7RJ76NXJGUL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97YQS1CSTMOU6FIZE9C9EYDTCQPM1</text:p>
          </table:table-cell>
          <table:table-cell office:value-type="string">
            <text:p>A31ALYJKPKD09W</text:p>
          </table:table-cell>
          <table:table-cell office:value-type="string">
            <text:p>Submitted</text:p>
          </table:table-cell>
          <table:table-cell office:value-type="string">
            <text:p>Thu Sep 13 06:46:07 GMT 2012</text:p>
          </table:table-cell>
          <table:table-cell office:value-type="string">
            <text:p>Thu Sep 13 06:46:14 GMT 2012</text:p>
          </table:table-cell>
          <table:table-cell office:value-type="string">
            <text:p>Wed Sep 19 23:46:14 PDT 2012</text:p>
          </table:table-cell>
          <table:table-cell table:number-columns-repeated="3"/>
          <table:table-cell office:value-type="string">
            <text:p>7</text:p>
          </table:table-cell>
          <table:table-cell office:value-type="string">
            <text:p>100% (294/295)</text:p>
          </table:table-cell>
          <table:table-cell office:value-type="string">
            <text:p>100% (62/62)</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eorge_W._Bush_1:34.txt</text:p>
          </table:table-cell>
          <table:table-cell office:value-type="string">
            <text:p>Our Nation also needs a clear strategy to confront the threats of the 21st century, threats that are more widespread and less certain. They range from terrorists who threaten with bombs to tyrants and rogue nations intent on developing weapons of mass destruction. To protect our own people, our allies and friends, we must develop and we must deploy effective missile defenses.&lt;br/&gt;&lt;br/&gt;And as we transform our military, we can discard Cold War relics, and reduce our own nuclear forces to reflect today’s needs.&lt;br/&gt;&lt;br/&gt;</text:p>
          </table:table-cell>
          <table:table-cell office:value-type="string">
            <text:p>National security</text:p>
          </table:table-cell>
          <table:table-cell office:value-type="string">
            <text:p>http://en.wikipedia.org/wiki/National_security</text:p>
          </table:table-cell>
          <table:table-cell table:style-name="ce1" office:value-type="string">
            <text:p>2003</text:p>
          </table:table-cell>
          <table:table-cell office:value-type="string">
            <text:p>http://en.wikipedia.org/wiki/2003</text:p>
          </table:table-cell>
          <table:table-cell/>
          <table:table-cell office:value-type="string">
            <text:p>1</text:p>
          </table:table-cell>
          <table:table-cell table:number-columns-repeated="3"/>
          <table:table-cell table:formula="of:=CONCATENATE([.AB120];&quot;,&quot;;[.AC120];&quot;,&quot;; TEXT([.AK120];&quot;#&quot;))" office:value-type="string" office:string-value="EDA,LAU_ET_AL,1">
            <text:p>EDA,LAU_ET_AL,1</text:p>
          </table:table-cell>
        </table:table-row>
        <table:table-row table:style-name="ro1">
          <table:table-cell office:value-type="string">
            <text:p>283FQ0ONNVRHGT5TGO7RJ76NXJGUL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UG2L92HECWAL6R3VM3F8CP5QCXIHA</text:p>
          </table:table-cell>
          <table:table-cell office:value-type="string">
            <text:p>A3H91IK5ZBIBYN</text:p>
          </table:table-cell>
          <table:table-cell office:value-type="string">
            <text:p>Submitted</text:p>
          </table:table-cell>
          <table:table-cell office:value-type="string">
            <text:p>Thu Sep 13 06:54:36 GMT 2012</text:p>
          </table:table-cell>
          <table:table-cell office:value-type="string">
            <text:p>Thu Sep 13 06:56:26 GMT 2012</text:p>
          </table:table-cell>
          <table:table-cell office:value-type="string">
            <text:p>Wed Sep 19 23:56:26 PDT 2012</text:p>
          </table:table-cell>
          <table:table-cell table:number-columns-repeated="3"/>
          <table:table-cell office:value-type="string">
            <text:p>110</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eorge_W._Bush_1:34.txt</text:p>
          </table:table-cell>
          <table:table-cell office:value-type="string">
            <text:p>Our Nation also needs a clear strategy to confront the threats of the 21st century, threats that are more widespread and less certain. They range from terrorists who threaten with bombs to tyrants and rogue nations intent on developing weapons of mass destruction. To protect our own people, our allies and friends, we must develop and we must deploy effective missile defenses.&lt;br/&gt;&lt;br/&gt;And as we transform our military, we can discard Cold War relics, and reduce our own nuclear forces to reflect today’s needs.&lt;br/&gt;&lt;br/&gt;</text:p>
          </table:table-cell>
          <table:table-cell office:value-type="string">
            <text:p>National security</text:p>
          </table:table-cell>
          <table:table-cell office:value-type="string">
            <text:p>http://en.wikipedia.org/wiki/National_security</text:p>
          </table:table-cell>
          <table:table-cell table:style-name="ce1" office:value-type="string">
            <text:p>2003</text:p>
          </table:table-cell>
          <table:table-cell office:value-type="string">
            <text:p>http://en.wikipedia.org/wiki/2003</text:p>
          </table:table-cell>
          <table:table-cell/>
          <table:table-cell office:value-type="string">
            <text:p>1</text:p>
          </table:table-cell>
          <table:table-cell table:number-columns-repeated="3"/>
          <table:table-cell table:formula="of:=CONCATENATE([.AB121];&quot;,&quot;;[.AC121];&quot;,&quot;; TEXT([.AK121];&quot;#&quot;))" office:value-type="string" office:string-value="EDA,LAU_ET_AL,1">
            <text:p>EDA,LAU_ET_AL,1</text:p>
          </table:table-cell>
        </table:table-row>
        <table:table-row table:style-name="ro1">
          <table:table-cell office:value-type="string">
            <text:p>28185OZIZEHMPJDRVYH5MWPXN7HZB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I64BLYHVI4431QPS4ZDVEZSHPWV1K</text:p>
          </table:table-cell>
          <table:table-cell office:value-type="string">
            <text:p>A997OZ3H2B3Q2</text:p>
          </table:table-cell>
          <table:table-cell office:value-type="string">
            <text:p>Submitted</text:p>
          </table:table-cell>
          <table:table-cell office:value-type="string">
            <text:p>Thu Sep 13 06:45:34 GMT 2012</text:p>
          </table:table-cell>
          <table:table-cell office:value-type="string">
            <text:p>Thu Sep 13 06:45:44 GMT 2012</text:p>
          </table:table-cell>
          <table:table-cell office:value-type="string">
            <text:p>Wed Sep 19 23:45:44 PDT 2012</text:p>
          </table:table-cell>
          <table:table-cell table:number-columns-repeated="3"/>
          <table:table-cell office:value-type="string">
            <text:p>10</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arry_S._Truman_2:33.txt</text:p>
          </table:table-cell>
          <table:table-cell office:value-type="string">
            <text:p>To strengthen and enforce the laws that regulate business practices is not enough. Enforcement must be supplemented by positive measures of aid to new enterprises. Government assistance, research programs, and credit powers should be designed and used to promote the growth of new firms and new industries. Assistance to small business is particularly important at this time when thousands of veterans who are potential business and industrial leaders are beginning their careers.&lt;br/&gt;&lt;br/&gt;We should also give special attention to the decentralization of industry and the development of areas that are now under-industrialized.&lt;br/&gt;&lt;br/&gt;</text:p>
          </table:table-cell>
          <table:table-cell office:value-type="string">
            <text:p>Tegucigalpa</text:p>
          </table:table-cell>
          <table:table-cell office:value-type="string">
            <text:p>http://en.wikipedia.org/wiki/Tegucigalpa</text:p>
          </table:table-cell>
          <table:table-cell office:value-type="string">
            <text:p>Economic democracy</text:p>
          </table:table-cell>
          <table:table-cell office:value-type="string">
            <text:p>http://en.wikipedia.org/wiki/Economic_democracy</text:p>
          </table:table-cell>
          <table:table-cell/>
          <table:table-cell office:value-type="string">
            <text:p>2</text:p>
          </table:table-cell>
          <table:table-cell table:number-columns-repeated="3"/>
          <table:table-cell table:formula="of:=CONCATENATE([.AB122];&quot;,&quot;;[.AC122];&quot;,&quot;; TEXT([.AK122];&quot;#&quot;))" office:value-type="string" office:string-value="LAU_ET_AL,EDA,2">
            <text:p>LAU_ET_AL,EDA,2</text:p>
          </table:table-cell>
        </table:table-row>
        <table:table-row table:style-name="ro1">
          <table:table-cell office:value-type="string">
            <text:p>28185OZIZEHMPJDRVYH5MWPXN7HZB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P006UFBNFSVV39KAJWS46NG7U03HV</text:p>
          </table:table-cell>
          <table:table-cell office:value-type="string">
            <text:p>A31ALYJKPKD09W</text:p>
          </table:table-cell>
          <table:table-cell office:value-type="string">
            <text:p>Submitted</text:p>
          </table:table-cell>
          <table:table-cell office:value-type="string">
            <text:p>Thu Sep 13 06:46:50 GMT 2012</text:p>
          </table:table-cell>
          <table:table-cell office:value-type="string">
            <text:p>Thu Sep 13 06:47:00 GMT 2012</text:p>
          </table:table-cell>
          <table:table-cell office:value-type="string">
            <text:p>Wed Sep 19 23:47:00 PDT 2012</text:p>
          </table:table-cell>
          <table:table-cell table:number-columns-repeated="3"/>
          <table:table-cell office:value-type="string">
            <text:p>10</text:p>
          </table:table-cell>
          <table:table-cell office:value-type="string">
            <text:p>100% (294/295)</text:p>
          </table:table-cell>
          <table:table-cell office:value-type="string">
            <text:p>100% (62/62)</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arry_S._Truman_2:33.txt</text:p>
          </table:table-cell>
          <table:table-cell office:value-type="string">
            <text:p>To strengthen and enforce the laws that regulate business practices is not enough. Enforcement must be supplemented by positive measures of aid to new enterprises. Government assistance, research programs, and credit powers should be designed and used to promote the growth of new firms and new industries. Assistance to small business is particularly important at this time when thousands of veterans who are potential business and industrial leaders are beginning their careers.&lt;br/&gt;&lt;br/&gt;We should also give special attention to the decentralization of industry and the development of areas that are now under-industrialized.&lt;br/&gt;&lt;br/&gt;</text:p>
          </table:table-cell>
          <table:table-cell office:value-type="string">
            <text:p>Tegucigalpa</text:p>
          </table:table-cell>
          <table:table-cell office:value-type="string">
            <text:p>http://en.wikipedia.org/wiki/Tegucigalpa</text:p>
          </table:table-cell>
          <table:table-cell office:value-type="string">
            <text:p>Economic democracy</text:p>
          </table:table-cell>
          <table:table-cell office:value-type="string">
            <text:p>http://en.wikipedia.org/wiki/Economic_democracy</text:p>
          </table:table-cell>
          <table:table-cell/>
          <table:table-cell office:value-type="string">
            <text:p>2</text:p>
          </table:table-cell>
          <table:table-cell table:number-columns-repeated="3"/>
          <table:table-cell table:formula="of:=CONCATENATE([.AB123];&quot;,&quot;;[.AC123];&quot;,&quot;; TEXT([.AK123];&quot;#&quot;))" office:value-type="string" office:string-value="LAU_ET_AL,EDA,2">
            <text:p>LAU_ET_AL,EDA,2</text:p>
          </table:table-cell>
        </table:table-row>
        <table:table-row table:style-name="ro1">
          <table:table-cell office:value-type="string">
            <text:p>28185OZIZEHMPJDRVYH5MWPXN7HZB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REVHVKCJ011ZBV9QH0KYW61E2B86Q</text:p>
          </table:table-cell>
          <table:table-cell office:value-type="string">
            <text:p>AAE9H4ZIKQS37</text:p>
          </table:table-cell>
          <table:table-cell office:value-type="string">
            <text:p>Submitted</text:p>
          </table:table-cell>
          <table:table-cell office:value-type="string">
            <text:p>Thu Sep 13 06:32:28 GMT 2012</text:p>
          </table:table-cell>
          <table:table-cell office:value-type="string">
            <text:p>Thu Sep 13 06:32:35 GMT 2012</text:p>
          </table:table-cell>
          <table:table-cell office:value-type="string">
            <text:p>Wed Sep 19 23:32:35 PDT 2012</text:p>
          </table:table-cell>
          <table:table-cell table:number-columns-repeated="3"/>
          <table:table-cell office:value-type="string">
            <text:p>7</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arry_S._Truman_2:33.txt</text:p>
          </table:table-cell>
          <table:table-cell office:value-type="string">
            <text:p>To strengthen and enforce the laws that regulate business practices is not enough. Enforcement must be supplemented by positive measures of aid to new enterprises. Government assistance, research programs, and credit powers should be designed and used to promote the growth of new firms and new industries. Assistance to small business is particularly important at this time when thousands of veterans who are potential business and industrial leaders are beginning their careers.&lt;br/&gt;&lt;br/&gt;We should also give special attention to the decentralization of industry and the development of areas that are now under-industrialized.&lt;br/&gt;&lt;br/&gt;</text:p>
          </table:table-cell>
          <table:table-cell office:value-type="string">
            <text:p>Tegucigalpa</text:p>
          </table:table-cell>
          <table:table-cell office:value-type="string">
            <text:p>http://en.wikipedia.org/wiki/Tegucigalpa</text:p>
          </table:table-cell>
          <table:table-cell office:value-type="string">
            <text:p>Economic democracy</text:p>
          </table:table-cell>
          <table:table-cell office:value-type="string">
            <text:p>http://en.wikipedia.org/wiki/Economic_democracy</text:p>
          </table:table-cell>
          <table:table-cell/>
          <table:table-cell office:value-type="string">
            <text:p>2</text:p>
          </table:table-cell>
          <table:table-cell table:number-columns-repeated="3"/>
          <table:table-cell table:formula="of:=CONCATENATE([.AB124];&quot;,&quot;;[.AC124];&quot;,&quot;; TEXT([.AK124];&quot;#&quot;))" office:value-type="string" office:string-value="LAU_ET_AL,EDA,2">
            <text:p>LAU_ET_AL,EDA,2</text:p>
          </table:table-cell>
        </table:table-row>
        <table:table-row table:style-name="ro1">
          <table:table-cell office:value-type="string">
            <text:p>22GHVI44OS2K03WIUOQSJAP5DBV5Z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JJNDWIOV1S77WRI0QL1BYDZE2CXIE</text:p>
          </table:table-cell>
          <table:table-cell office:value-type="string">
            <text:p>A3H91IK5ZBIBYN</text:p>
          </table:table-cell>
          <table:table-cell office:value-type="string">
            <text:p>Submitted</text:p>
          </table:table-cell>
          <table:table-cell office:value-type="string">
            <text:p>Thu Sep 13 06:05:33 GMT 2012</text:p>
          </table:table-cell>
          <table:table-cell office:value-type="string">
            <text:p>Thu Sep 13 06:12:21 GMT 2012</text:p>
          </table:table-cell>
          <table:table-cell office:value-type="string">
            <text:p>Wed Sep 19 23:12:21 PDT 2012</text:p>
          </table:table-cell>
          <table:table-cell table:number-columns-repeated="3"/>
          <table:table-cell office:value-type="string">
            <text:p>408</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Franklin_Pierce_2:11.txt</text:p>
          </table:table-cell>
          <table:table-cell office:value-type="string">
            <text:p>This pretended community, a heterogeneous assemblage gathered from various countries, and composed for the most part of blacks and persons of mixed blood, had previously given other indications of mischievous and dangerous propensities. Early in the same month property was clandestinely abstracted from the depot of the Transit Company and taken to Greytown. The plunderers obtained shelter there and their pursuers were driven back by its people, who not only protected the wrongdoers and shared the plunder, but treated with rudeness and violence those who sought to recover their property.&lt;br/&gt;&lt;br/&gt;Such, in substance, are the facts submitted to my consideration, and proved by trustworthy evidence. I could not doubt that the case demanded the interposition of this Government. Justice required that reparation should be made for so many and such gross wrongs, and that a course of insolence and plunder, tending directly to the insecurity of the lives of numerous travelers and of the rich treasure belonging to our citizens passing over this transit way, should be peremptorily arrested. Whatever it might be in other respects, the community in question, in power to do mischief, was not despicable. It was well provided with ordnance, small arms, and ammunition, and might easily seize on the unarmed boats, freighted with millions of property, which passed almost daily within its reach. It did not profess to belong to any regular government, and had, in fact, no recognized dependence on or connection with anyone to which the United States or their injured citizens might apply for redress or which could be held responsible in any way for the outrages committed. Not standing before the world in the attitude of an organized political society, being neither competent to exercise the rights nor to discharge the obligations of a government, it was, in fact, a marauding establishment too dangerous to be disregarded and too guilty to pass unpunished, and yet incapable of being treated in any other way than as a piratical resort of outlaws or a camp of savages depredating on emigrant trains or caravans and the frontier settlements of civilized states.&lt;br/&gt;&lt;br/&gt;</text:p>
          </table:table-cell>
          <table:table-cell office:value-type="string">
            <text:p>Humanitarianism</text:p>
          </table:table-cell>
          <table:table-cell office:value-type="string">
            <text:p>http://en.wikipedia.org/wiki/Humanitarianism</text:p>
          </table:table-cell>
          <table:table-cell office:value-type="string">
            <text:p>Piracy in the Atlantic World</text:p>
          </table:table-cell>
          <table:table-cell office:value-type="string">
            <text:p>http://en.wikipedia.org/wiki/Piracy_in_the_Atlantic_World</text:p>
          </table:table-cell>
          <table:table-cell/>
          <table:table-cell office:value-type="string">
            <text:p>1</text:p>
          </table:table-cell>
          <table:table-cell table:number-columns-repeated="3"/>
          <table:table-cell table:formula="of:=CONCATENATE([.AB125];&quot;,&quot;;[.AC125];&quot;,&quot;; TEXT([.AK125];&quot;#&quot;))" office:value-type="string" office:string-value="LAU_ET_AL,EDA,1">
            <text:p>LAU_ET_AL,EDA,1</text:p>
          </table:table-cell>
        </table:table-row>
        <table:table-row table:style-name="ro1">
          <table:table-cell office:value-type="string">
            <text:p>22GHVI44OS2K03WIUOQSJAP5DBV5Z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MOA6X3YOCCFFLDAR7GTQNII3DNQPP</text:p>
          </table:table-cell>
          <table:table-cell office:value-type="string">
            <text:p>A997OZ3H2B3Q2</text:p>
          </table:table-cell>
          <table:table-cell office:value-type="string">
            <text:p>Submitted</text:p>
          </table:table-cell>
          <table:table-cell office:value-type="string">
            <text:p>Thu Sep 13 06:50:25 GMT 2012</text:p>
          </table:table-cell>
          <table:table-cell office:value-type="string">
            <text:p>Thu Sep 13 06:55:18 GMT 2012</text:p>
          </table:table-cell>
          <table:table-cell office:value-type="string">
            <text:p>Wed Sep 19 23:55:18 PDT 2012</text:p>
          </table:table-cell>
          <table:table-cell table:number-columns-repeated="3"/>
          <table:table-cell office:value-type="string">
            <text:p>293</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Franklin_Pierce_2:11.txt</text:p>
          </table:table-cell>
          <table:table-cell office:value-type="string">
            <text:p>This pretended community, a heterogeneous assemblage gathered from various countries, and composed for the most part of blacks and persons of mixed blood, had previously given other indications of mischievous and dangerous propensities. Early in the same month property was clandestinely abstracted from the depot of the Transit Company and taken to Greytown. The plunderers obtained shelter there and their pursuers were driven back by its people, who not only protected the wrongdoers and shared the plunder, but treated with rudeness and violence those who sought to recover their property.&lt;br/&gt;&lt;br/&gt;Such, in substance, are the facts submitted to my consideration, and proved by trustworthy evidence. I could not doubt that the case demanded the interposition of this Government. Justice required that reparation should be made for so many and such gross wrongs, and that a course of insolence and plunder, tending directly to the insecurity of the lives of numerous travelers and of the rich treasure belonging to our citizens passing over this transit way, should be peremptorily arrested. Whatever it might be in other respects, the community in question, in power to do mischief, was not despicable. It was well provided with ordnance, small arms, and ammunition, and might easily seize on the unarmed boats, freighted with millions of property, which passed almost daily within its reach. It did not profess to belong to any regular government, and had, in fact, no recognized dependence on or connection with anyone to which the United States or their injured citizens might apply for redress or which could be held responsible in any way for the outrages committed. Not standing before the world in the attitude of an organized political society, being neither competent to exercise the rights nor to discharge the obligations of a government, it was, in fact, a marauding establishment too dangerous to be disregarded and too guilty to pass unpunished, and yet incapable of being treated in any other way than as a piratical resort of outlaws or a camp of savages depredating on emigrant trains or caravans and the frontier settlements of civilized states.&lt;br/&gt;&lt;br/&gt;</text:p>
          </table:table-cell>
          <table:table-cell office:value-type="string">
            <text:p>Humanitarianism</text:p>
          </table:table-cell>
          <table:table-cell office:value-type="string">
            <text:p>http://en.wikipedia.org/wiki/Humanitarianism</text:p>
          </table:table-cell>
          <table:table-cell office:value-type="string">
            <text:p>Piracy in the Atlantic World</text:p>
          </table:table-cell>
          <table:table-cell office:value-type="string">
            <text:p>http://en.wikipedia.org/wiki/Piracy_in_the_Atlantic_World</text:p>
          </table:table-cell>
          <table:table-cell/>
          <table:table-cell office:value-type="string">
            <text:p>2</text:p>
          </table:table-cell>
          <table:table-cell table:number-columns-repeated="3"/>
          <table:table-cell table:formula="of:=CONCATENATE([.AB126];&quot;,&quot;;[.AC126];&quot;,&quot;; TEXT([.AK126];&quot;#&quot;))" office:value-type="string" office:string-value="LAU_ET_AL,EDA,2">
            <text:p>LAU_ET_AL,EDA,2</text:p>
          </table:table-cell>
        </table:table-row>
        <table:table-row table:style-name="ro1">
          <table:table-cell office:value-type="string">
            <text:p>22GHVI44OS2K03WIUOQSJAP5DBV5Z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V7Q0ONNVRH1ZQCELQIBF6NVF0RVMS</text:p>
          </table:table-cell>
          <table:table-cell office:value-type="string">
            <text:p>AAE9H4ZIKQS37</text:p>
          </table:table-cell>
          <table:table-cell office:value-type="string">
            <text:p>Submitted</text:p>
          </table:table-cell>
          <table:table-cell office:value-type="string">
            <text:p>Thu Sep 13 06:48:13 GMT 2012</text:p>
          </table:table-cell>
          <table:table-cell office:value-type="string">
            <text:p>Thu Sep 13 06:48:37 GMT 2012</text:p>
          </table:table-cell>
          <table:table-cell office:value-type="string">
            <text:p>Wed Sep 19 23:48:37 PDT 2012</text:p>
          </table:table-cell>
          <table:table-cell table:number-columns-repeated="3"/>
          <table:table-cell office:value-type="string">
            <text:p>24</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Franklin_Pierce_2:11.txt</text:p>
          </table:table-cell>
          <table:table-cell office:value-type="string">
            <text:p>This pretended community, a heterogeneous assemblage gathered from various countries, and composed for the most part of blacks and persons of mixed blood, had previously given other indications of mischievous and dangerous propensities. Early in the same month property was clandestinely abstracted from the depot of the Transit Company and taken to Greytown. The plunderers obtained shelter there and their pursuers were driven back by its people, who not only protected the wrongdoers and shared the plunder, but treated with rudeness and violence those who sought to recover their property.&lt;br/&gt;&lt;br/&gt;Such, in substance, are the facts submitted to my consideration, and proved by trustworthy evidence. I could not doubt that the case demanded the interposition of this Government. Justice required that reparation should be made for so many and such gross wrongs, and that a course of insolence and plunder, tending directly to the insecurity of the lives of numerous travelers and of the rich treasure belonging to our citizens passing over this transit way, should be peremptorily arrested. Whatever it might be in other respects, the community in question, in power to do mischief, was not despicable. It was well provided with ordnance, small arms, and ammunition, and might easily seize on the unarmed boats, freighted with millions of property, which passed almost daily within its reach. It did not profess to belong to any regular government, and had, in fact, no recognized dependence on or connection with anyone to which the United States or their injured citizens might apply for redress or which could be held responsible in any way for the outrages committed. Not standing before the world in the attitude of an organized political society, being neither competent to exercise the rights nor to discharge the obligations of a government, it was, in fact, a marauding establishment too dangerous to be disregarded and too guilty to pass unpunished, and yet incapable of being treated in any other way than as a piratical resort of outlaws or a camp of savages depredating on emigrant trains or caravans and the frontier settlements of civilized states.&lt;br/&gt;&lt;br/&gt;</text:p>
          </table:table-cell>
          <table:table-cell office:value-type="string">
            <text:p>Humanitarianism</text:p>
          </table:table-cell>
          <table:table-cell office:value-type="string">
            <text:p>http://en.wikipedia.org/wiki/Humanitarianism</text:p>
          </table:table-cell>
          <table:table-cell office:value-type="string">
            <text:p>Piracy in the Atlantic World</text:p>
          </table:table-cell>
          <table:table-cell office:value-type="string">
            <text:p>http://en.wikipedia.org/wiki/Piracy_in_the_Atlantic_World</text:p>
          </table:table-cell>
          <table:table-cell/>
          <table:table-cell office:value-type="string">
            <text:p>2</text:p>
          </table:table-cell>
          <table:table-cell table:number-columns-repeated="3"/>
          <table:table-cell table:formula="of:=CONCATENATE([.AB127];&quot;,&quot;;[.AC127];&quot;,&quot;; TEXT([.AK127];&quot;#&quot;))" office:value-type="string" office:string-value="LAU_ET_AL,EDA,2">
            <text:p>LAU_ET_AL,EDA,2</text:p>
          </table:table-cell>
        </table:table-row>
        <table:table-row table:style-name="ro1">
          <table:table-cell office:value-type="string">
            <text:p>2KE5XH0JPPSIHTMJWVJPF5KLOGRMG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I0MQU6L5OBVRRPW47VAQJF7M98XE8</text:p>
          </table:table-cell>
          <table:table-cell office:value-type="string">
            <text:p>A997OZ3H2B3Q2</text:p>
          </table:table-cell>
          <table:table-cell office:value-type="string">
            <text:p>Submitted</text:p>
          </table:table-cell>
          <table:table-cell office:value-type="string">
            <text:p>Thu Sep 13 06:43:57 GMT 2012</text:p>
          </table:table-cell>
          <table:table-cell office:value-type="string">
            <text:p>Thu Sep 13 06:44:22 GMT 2012</text:p>
          </table:table-cell>
          <table:table-cell office:value-type="string">
            <text:p>Wed Sep 19 23:44:22 PDT 2012</text:p>
          </table:table-cell>
          <table:table-cell table:number-columns-repeated="3"/>
          <table:table-cell office:value-type="string">
            <text:p>25</text:p>
          </table:table-cell>
          <table:table-cell table:number-columns-repeated="2" office:value-type="string">
            <text:p>100% (93/93)</text:p>
          </table:table-cell>
          <table:table-cell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James_Monroe_1:18.txt</text:p>
          </table:table-cell>
          <table:table-cell office:value-type="string">
            <text:p>It is evident that the other public buildings are altogether insufficient for the accommodation of the several Executive Departments, some of whom are much crowded and even subjected to the necessity of obtaining it in private buildings at some distance from the head of the Dep&amp;apos;t, and with inconvenience to the management of the public business.&lt;br/&gt;&lt;br/&gt;Most nations have taken an interest and a pride in the improvement and ornament of their metropolis, and none were more conspicuous in that respect than the ancient republics. The policy which dictated the establishment of a permanent residence for the National Government and the spirit in which it was commenced and has been prosecuted show that such improvement was thought worthy the attention of this nation. Its central position, between the northern and southern extremes of our Union, and its approach to the west at the head of a great navigable river which interlocks with the Western waters, prove the wisdom of the councils which established it.&lt;br/&gt;&lt;br/&gt;</text:p>
          </table:table-cell>
          <table:table-cell office:value-type="string">
            <text:p>Idlewild, Tennessee</text:p>
          </table:table-cell>
          <table:table-cell office:value-type="string">
            <text:p>http://en.wikipedia.org/wiki/Idlewild,_Tennessee</text:p>
          </table:table-cell>
          <table:table-cell office:value-type="string">
            <text:p>Sheriffs in the United States</text:p>
          </table:table-cell>
          <table:table-cell office:value-type="string">
            <text:p>http://en.wikipedia.org/wiki/Sheriffs_in_the_United_States</text:p>
          </table:table-cell>
          <table:table-cell/>
          <table:table-cell office:value-type="string">
            <text:p>2</text:p>
          </table:table-cell>
          <table:table-cell table:number-columns-repeated="3"/>
          <table:table-cell table:formula="of:=CONCATENATE([.AB128];&quot;,&quot;;[.AC128];&quot;,&quot;; TEXT([.AK128];&quot;#&quot;))" office:value-type="string" office:string-value="RANDOM,LAU_ET_AL,2">
            <text:p>RANDOM,LAU_ET_AL,2</text:p>
          </table:table-cell>
        </table:table-row>
        <table:table-row table:style-name="ro1">
          <table:table-cell office:value-type="string">
            <text:p>2KE5XH0JPPSIHTMJWVJPF5KLOGRMG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LUYU98JHSTLQC95MLA9QOBJKYYPDJ</text:p>
          </table:table-cell>
          <table:table-cell office:value-type="string">
            <text:p>AAE9H4ZIKQS37</text:p>
          </table:table-cell>
          <table:table-cell office:value-type="string">
            <text:p>Submitted</text:p>
          </table:table-cell>
          <table:table-cell office:value-type="string">
            <text:p>Thu Sep 13 06:44:37 GMT 2012</text:p>
          </table:table-cell>
          <table:table-cell office:value-type="string">
            <text:p>Thu Sep 13 06:44:48 GMT 2012</text:p>
          </table:table-cell>
          <table:table-cell office:value-type="string">
            <text:p>Wed Sep 19 23:44:48 PDT 2012</text:p>
          </table:table-cell>
          <table:table-cell table:number-columns-repeated="3"/>
          <table:table-cell office:value-type="string">
            <text:p>11</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James_Monroe_1:18.txt</text:p>
          </table:table-cell>
          <table:table-cell office:value-type="string">
            <text:p>It is evident that the other public buildings are altogether insufficient for the accommodation of the several Executive Departments, some of whom are much crowded and even subjected to the necessity of obtaining it in private buildings at some distance from the head of the Dep&amp;apos;t, and with inconvenience to the management of the public business.&lt;br/&gt;&lt;br/&gt;Most nations have taken an interest and a pride in the improvement and ornament of their metropolis, and none were more conspicuous in that respect than the ancient republics. The policy which dictated the establishment of a permanent residence for the National Government and the spirit in which it was commenced and has been prosecuted show that such improvement was thought worthy the attention of this nation. Its central position, between the northern and southern extremes of our Union, and its approach to the west at the head of a great navigable river which interlocks with the Western waters, prove the wisdom of the councils which established it.&lt;br/&gt;&lt;br/&gt;</text:p>
          </table:table-cell>
          <table:table-cell office:value-type="string">
            <text:p>Idlewild, Tennessee</text:p>
          </table:table-cell>
          <table:table-cell office:value-type="string">
            <text:p>http://en.wikipedia.org/wiki/Idlewild,_Tennessee</text:p>
          </table:table-cell>
          <table:table-cell office:value-type="string">
            <text:p>Sheriffs in the United States</text:p>
          </table:table-cell>
          <table:table-cell office:value-type="string">
            <text:p>http://en.wikipedia.org/wiki/Sheriffs_in_the_United_States</text:p>
          </table:table-cell>
          <table:table-cell/>
          <table:table-cell office:value-type="string">
            <text:p>2</text:p>
          </table:table-cell>
          <table:table-cell table:number-columns-repeated="3"/>
          <table:table-cell table:formula="of:=CONCATENATE([.AB129];&quot;,&quot;;[.AC129];&quot;,&quot;; TEXT([.AK129];&quot;#&quot;))" office:value-type="string" office:string-value="RANDOM,LAU_ET_AL,2">
            <text:p>RANDOM,LAU_ET_AL,2</text:p>
          </table:table-cell>
        </table:table-row>
        <table:table-row table:style-name="ro1">
          <table:table-cell office:value-type="string">
            <text:p>2KE5XH0JPPSIHTMJWVJPF5KLOGRMG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TAA0RYNJ92NYTA5CLDJ1UHY2HN94V</text:p>
          </table:table-cell>
          <table:table-cell office:value-type="string">
            <text:p>AS809NPDW8VZ0</text:p>
          </table:table-cell>
          <table:table-cell office:value-type="string">
            <text:p>Submitted</text:p>
          </table:table-cell>
          <table:table-cell office:value-type="string">
            <text:p>Thu Sep 13 06:36:08 GMT 2012</text:p>
          </table:table-cell>
          <table:table-cell office:value-type="string">
            <text:p>Thu Sep 13 06:37:31 GMT 2012</text:p>
          </table:table-cell>
          <table:table-cell office:value-type="string">
            <text:p>Wed Sep 19 23:37:31 PDT 2012</text:p>
          </table:table-cell>
          <table:table-cell table:number-columns-repeated="3"/>
          <table:table-cell office:value-type="string">
            <text:p>83</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James_Monroe_1:18.txt</text:p>
          </table:table-cell>
          <table:table-cell office:value-type="string">
            <text:p>It is evident that the other public buildings are altogether insufficient for the accommodation of the several Executive Departments, some of whom are much crowded and even subjected to the necessity of obtaining it in private buildings at some distance from the head of the Dep&amp;apos;t, and with inconvenience to the management of the public business.&lt;br/&gt;&lt;br/&gt;Most nations have taken an interest and a pride in the improvement and ornament of their metropolis, and none were more conspicuous in that respect than the ancient republics. The policy which dictated the establishment of a permanent residence for the National Government and the spirit in which it was commenced and has been prosecuted show that such improvement was thought worthy the attention of this nation. Its central position, between the northern and southern extremes of our Union, and its approach to the west at the head of a great navigable river which interlocks with the Western waters, prove the wisdom of the councils which established it.&lt;br/&gt;&lt;br/&gt;</text:p>
          </table:table-cell>
          <table:table-cell office:value-type="string">
            <text:p>Idlewild, Tennessee</text:p>
          </table:table-cell>
          <table:table-cell office:value-type="string">
            <text:p>http://en.wikipedia.org/wiki/Idlewild,_Tennessee</text:p>
          </table:table-cell>
          <table:table-cell office:value-type="string">
            <text:p>Sheriffs in the United States</text:p>
          </table:table-cell>
          <table:table-cell office:value-type="string">
            <text:p>http://en.wikipedia.org/wiki/Sheriffs_in_the_United_States</text:p>
          </table:table-cell>
          <table:table-cell/>
          <table:table-cell office:value-type="string">
            <text:p>2</text:p>
          </table:table-cell>
          <table:table-cell table:number-columns-repeated="3"/>
          <table:table-cell table:formula="of:=CONCATENATE([.AB130];&quot;,&quot;;[.AC130];&quot;,&quot;; TEXT([.AK130];&quot;#&quot;))" office:value-type="string" office:string-value="RANDOM,LAU_ET_AL,2">
            <text:p>RANDOM,LAU_ET_AL,2</text:p>
          </table:table-cell>
        </table:table-row>
        <table:table-row table:style-name="ro1">
          <table:table-cell office:value-type="string">
            <text:p>2TOSK9RJ85OZX82MTK1PUOOQ7OS6U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2NQ8H88MQU60ECG2M91ZXX4GXQS9L</text:p>
          </table:table-cell>
          <table:table-cell office:value-type="string">
            <text:p>A1UNZTSLGW77HK</text:p>
          </table:table-cell>
          <table:table-cell office:value-type="string">
            <text:p>Submitted</text:p>
          </table:table-cell>
          <table:table-cell office:value-type="string">
            <text:p>Thu Sep 13 06:43:51 GMT 2012</text:p>
          </table:table-cell>
          <table:table-cell office:value-type="string">
            <text:p>Thu Sep 13 06:44:02 GMT 2012</text:p>
          </table:table-cell>
          <table:table-cell office:value-type="string">
            <text:p>Wed Sep 19 23:44:02 PDT 2012</text:p>
          </table:table-cell>
          <table:table-cell table:number-columns-repeated="3"/>
          <table:table-cell office:value-type="string">
            <text:p>11</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braham_Lincoln_1:13.txt</text:p>
          </table:table-cell>
          <table:table-cell office:value-type="string">
            <text:p>The report of the Secretary of the Navy presents in detail the operations of that branch of the service, the activity and energy which have characterized its administration, and the results of measures to increase its efficiency and power. Such have been the additions, by construction and purchase, that it may almost be said a navy has been created and brought into service since our difficulties commenced.&lt;br/&gt;&lt;br/&gt;Besides blockading our extensive coast, squadrons larger than ever before assembled under our flag have been put afloat and performed deeds which have increased our naval renown.&lt;br/&gt;&lt;br/&gt;</text:p>
          </table:table-cell>
          <table:table-cell office:value-type="string">
            <text:p>USS Yorktown (CV-5)</text:p>
          </table:table-cell>
          <table:table-cell office:value-type="string">
            <text:p>http://en.wikipedia.org/wiki/USS_Yorktown_(CV-5)</text:p>
          </table:table-cell>
          <table:table-cell office:value-type="string">
            <text:p>Kriegsmarine</text:p>
          </table:table-cell>
          <table:table-cell office:value-type="string">
            <text:p>http://en.wikipedia.org/wiki/Kriegsmarine</text:p>
          </table:table-cell>
          <table:table-cell/>
          <table:table-cell table:style-name="Default"/>
          <table:table-cell table:number-columns-repeated="3"/>
          <table:table-cell table:formula="of:=CONCATENATE([.AB131];&quot;,&quot;;[.AC131];&quot;,&quot;; TEXT([.AK131];&quot;#&quot;))" office:value-type="string" office:string-value="EDA,LAU_ET_AL,">
            <text:p>EDA,LAU_ET_AL,</text:p>
          </table:table-cell>
        </table:table-row>
        <table:table-row table:style-name="ro1">
          <table:table-cell office:value-type="string">
            <text:p>2TOSK9RJ85OZX82MTK1PUOOQ7OS6U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I0MQU6L5OBVRRPW47VAQJF7M99EXQ</text:p>
          </table:table-cell>
          <table:table-cell office:value-type="string">
            <text:p>AAE9H4ZIKQS37</text:p>
          </table:table-cell>
          <table:table-cell office:value-type="string">
            <text:p>Submitted</text:p>
          </table:table-cell>
          <table:table-cell office:value-type="string">
            <text:p>Thu Sep 13 06:49:54 GMT 2012</text:p>
          </table:table-cell>
          <table:table-cell office:value-type="string">
            <text:p>Thu Sep 13 06:50:01 GMT 2012</text:p>
          </table:table-cell>
          <table:table-cell office:value-type="string">
            <text:p>Wed Sep 19 23:50:01 PDT 2012</text:p>
          </table:table-cell>
          <table:table-cell table:number-columns-repeated="3"/>
          <table:table-cell office:value-type="string">
            <text:p>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braham_Lincoln_1:13.txt</text:p>
          </table:table-cell>
          <table:table-cell office:value-type="string">
            <text:p>The report of the Secretary of the Navy presents in detail the operations of that branch of the service, the activity and energy which have characterized its administration, and the results of measures to increase its efficiency and power. Such have been the additions, by construction and purchase, that it may almost be said a navy has been created and brought into service since our difficulties commenced.&lt;br/&gt;&lt;br/&gt;Besides blockading our extensive coast, squadrons larger than ever before assembled under our flag have been put afloat and performed deeds which have increased our naval renown.&lt;br/&gt;&lt;br/&gt;</text:p>
          </table:table-cell>
          <table:table-cell office:value-type="string">
            <text:p>USS Yorktown (CV-5)</text:p>
          </table:table-cell>
          <table:table-cell office:value-type="string">
            <text:p>http://en.wikipedia.org/wiki/USS_Yorktown_(CV-5)</text:p>
          </table:table-cell>
          <table:table-cell office:value-type="string">
            <text:p>Kriegsmarine</text:p>
          </table:table-cell>
          <table:table-cell office:value-type="string">
            <text:p>http://en.wikipedia.org/wiki/Kriegsmarine</text:p>
          </table:table-cell>
          <table:table-cell/>
          <table:table-cell office:value-type="string">
            <text:p>1</text:p>
          </table:table-cell>
          <table:table-cell table:number-columns-repeated="3"/>
          <table:table-cell table:formula="of:=CONCATENATE([.AB132];&quot;,&quot;;[.AC132];&quot;,&quot;; TEXT([.AK132];&quot;#&quot;))" office:value-type="string" office:string-value="EDA,LAU_ET_AL,1">
            <text:p>EDA,LAU_ET_AL,1</text:p>
          </table:table-cell>
        </table:table-row>
        <table:table-row table:style-name="ro1">
          <table:table-cell office:value-type="string">
            <text:p>2TOSK9RJ85OZX82MTK1PUOOQ7OS6U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NRKPFE4EGDHSVQASI99VZW6NT1I8P</text:p>
          </table:table-cell>
          <table:table-cell office:value-type="string">
            <text:p>A997OZ3H2B3Q2</text:p>
          </table:table-cell>
          <table:table-cell office:value-type="string">
            <text:p>Submitted</text:p>
          </table:table-cell>
          <table:table-cell office:value-type="string">
            <text:p>Thu Sep 13 05:46:30 GMT 2012</text:p>
          </table:table-cell>
          <table:table-cell office:value-type="string">
            <text:p>Thu Sep 13 05:47:00 GMT 2012</text:p>
          </table:table-cell>
          <table:table-cell office:value-type="string">
            <text:p>Wed Sep 19 22:47:00 PDT 2012</text:p>
          </table:table-cell>
          <table:table-cell table:number-columns-repeated="3"/>
          <table:table-cell office:value-type="string">
            <text:p>30</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braham_Lincoln_1:13.txt</text:p>
          </table:table-cell>
          <table:table-cell office:value-type="string">
            <text:p>The report of the Secretary of the Navy presents in detail the operations of that branch of the service, the activity and energy which have characterized its administration, and the results of measures to increase its efficiency and power. Such have been the additions, by construction and purchase, that it may almost be said a navy has been created and brought into service since our difficulties commenced.&lt;br/&gt;&lt;br/&gt;Besides blockading our extensive coast, squadrons larger than ever before assembled under our flag have been put afloat and performed deeds which have increased our naval renown.&lt;br/&gt;&lt;br/&gt;</text:p>
          </table:table-cell>
          <table:table-cell office:value-type="string">
            <text:p>USS Yorktown (CV-5)</text:p>
          </table:table-cell>
          <table:table-cell office:value-type="string">
            <text:p>http://en.wikipedia.org/wiki/USS_Yorktown_(CV-5)</text:p>
          </table:table-cell>
          <table:table-cell office:value-type="string">
            <text:p>Kriegsmarine</text:p>
          </table:table-cell>
          <table:table-cell office:value-type="string">
            <text:p>http://en.wikipedia.org/wiki/Kriegsmarine</text:p>
          </table:table-cell>
          <table:table-cell/>
          <table:table-cell office:value-type="string">
            <text:p>2</text:p>
          </table:table-cell>
          <table:table-cell table:number-columns-repeated="3"/>
          <table:table-cell table:formula="of:=CONCATENATE([.AB133];&quot;,&quot;;[.AC133];&quot;,&quot;; TEXT([.AK133];&quot;#&quot;))" office:value-type="string" office:string-value="EDA,LAU_ET_AL,2">
            <text:p>EDA,LAU_ET_AL,2</text:p>
          </table:table-cell>
        </table:table-row>
        <table:table-row table:style-name="ro1">
          <table:table-cell office:value-type="string">
            <text:p>2RDKI62NJQ21MBNEG086JKLCXO6UM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F73Q0JG5TYM2LK3IE0FHSSSNC2JFI</text:p>
          </table:table-cell>
          <table:table-cell office:value-type="string">
            <text:p>A997OZ3H2B3Q2</text:p>
          </table:table-cell>
          <table:table-cell office:value-type="string">
            <text:p>Submitted</text:p>
          </table:table-cell>
          <table:table-cell office:value-type="string">
            <text:p>Thu Sep 13 05:30:42 GMT 2012</text:p>
          </table:table-cell>
          <table:table-cell office:value-type="string">
            <text:p>Thu Sep 13 05:30:59 GMT 2012</text:p>
          </table:table-cell>
          <table:table-cell office:value-type="string">
            <text:p>Wed Sep 19 22:30:59 PDT 2012</text:p>
          </table:table-cell>
          <table:table-cell table:number-columns-repeated="3"/>
          <table:table-cell office:value-type="string">
            <text:p>17</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rover_Cleveland_1:104.txt</text:p>
          </table:table-cell>
          <table:table-cell office:value-type="string">
            <text:p>Our Indian population, exclusive of those in Alaska, is reported as numbering 260,000, nearly all being located on lands set apart for their use and occupation, aggregating over 134,000,000 acres. These lands are included in the boundaries of 171 reservations of different dimensions, scattered in 21 States and Territories, presenting great variations in climate and in the kind and quality of their soils. Among the Indians upon these several reservations there exist the most marked differences in natural traits and disposition and in their progress toward civilization. While some are lazy, vicious, and stupid, others are industrious, peaceful, and intelligent; while a portion of them are self-supporting and independent, and have so far advanced in civilization that they make their own laws, administered through officers of their own choice, and educate their children in schools of their own establishment and maintenance, others still retain, in squalor and dependence, almost the savagery of their natural state.&lt;br/&gt;&lt;br/&gt;In dealing with this question the desires manifested by the Indians should not be ignored. Here again we find a great diversity. With some the tribal relation is cherished with the utmost tenacity, while its hold upon others is considerably relaxed; the love of home is strong with all, and yet there are those whose attachment to a particular locality is by no means unyielding; the ownership of their lands in severalty is much desired by some, while by others, and sometimes among the most civilized, such a distribution would be bitterly opposed.&lt;br/&gt;&lt;br/&gt;</text:p>
          </table:table-cell>
          <table:table-cell office:value-type="string">
            <text:p>Breed-specific legislation</text:p>
          </table:table-cell>
          <table:table-cell office:value-type="string">
            <text:p>http://en.wikipedia.org/wiki/Breed-specific_legislation</text:p>
          </table:table-cell>
          <table:table-cell office:value-type="string">
            <text:p>Nonintercourse Act</text:p>
          </table:table-cell>
          <table:table-cell office:value-type="string">
            <text:p>http://en.wikipedia.org/wiki/Nonintercourse_Act</text:p>
          </table:table-cell>
          <table:table-cell/>
          <table:table-cell office:value-type="string">
            <text:p>1</text:p>
          </table:table-cell>
          <table:table-cell table:number-columns-repeated="3"/>
          <table:table-cell table:formula="of:=CONCATENATE([.AB134];&quot;,&quot;;[.AC134];&quot;,&quot;; TEXT([.AK134];&quot;#&quot;))" office:value-type="string" office:string-value="EDA,LAU_ET_AL,1">
            <text:p>EDA,LAU_ET_AL,1</text:p>
          </table:table-cell>
        </table:table-row>
        <table:table-row table:style-name="ro1">
          <table:table-cell office:value-type="string">
            <text:p>2RDKI62NJQ21MBNEG086JKLCXO6UM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PC0COK2JE1MMY8PGVIWEOZAIF7TM6</text:p>
          </table:table-cell>
          <table:table-cell office:value-type="string">
            <text:p>A1K31OBX0MZU1N</text:p>
          </table:table-cell>
          <table:table-cell office:value-type="string">
            <text:p>Submitted</text:p>
          </table:table-cell>
          <table:table-cell office:value-type="string">
            <text:p>Thu Sep 13 05:59:26 GMT 2012</text:p>
          </table:table-cell>
          <table:table-cell office:value-type="string">
            <text:p>Thu Sep 13 06:01:00 GMT 2012</text:p>
          </table:table-cell>
          <table:table-cell office:value-type="string">
            <text:p>Wed Sep 19 23:01:00 PDT 2012</text:p>
          </table:table-cell>
          <table:table-cell table:number-columns-repeated="3"/>
          <table:table-cell office:value-type="string">
            <text:p>94</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rover_Cleveland_1:104.txt</text:p>
          </table:table-cell>
          <table:table-cell office:value-type="string">
            <text:p>Our Indian population, exclusive of those in Alaska, is reported as numbering 260,000, nearly all being located on lands set apart for their use and occupation, aggregating over 134,000,000 acres. These lands are included in the boundaries of 171 reservations of different dimensions, scattered in 21 States and Territories, presenting great variations in climate and in the kind and quality of their soils. Among the Indians upon these several reservations there exist the most marked differences in natural traits and disposition and in their progress toward civilization. While some are lazy, vicious, and stupid, others are industrious, peaceful, and intelligent; while a portion of them are self-supporting and independent, and have so far advanced in civilization that they make their own laws, administered through officers of their own choice, and educate their children in schools of their own establishment and maintenance, others still retain, in squalor and dependence, almost the savagery of their natural state.&lt;br/&gt;&lt;br/&gt;In dealing with this question the desires manifested by the Indians should not be ignored. Here again we find a great diversity. With some the tribal relation is cherished with the utmost tenacity, while its hold upon others is considerably relaxed; the love of home is strong with all, and yet there are those whose attachment to a particular locality is by no means unyielding; the ownership of their lands in severalty is much desired by some, while by others, and sometimes among the most civilized, such a distribution would be bitterly opposed.&lt;br/&gt;&lt;br/&gt;</text:p>
          </table:table-cell>
          <table:table-cell office:value-type="string">
            <text:p>Breed-specific legislation</text:p>
          </table:table-cell>
          <table:table-cell office:value-type="string">
            <text:p>http://en.wikipedia.org/wiki/Breed-specific_legislation</text:p>
          </table:table-cell>
          <table:table-cell office:value-type="string">
            <text:p>Nonintercourse Act</text:p>
          </table:table-cell>
          <table:table-cell office:value-type="string">
            <text:p>http://en.wikipedia.org/wiki/Nonintercourse_Act</text:p>
          </table:table-cell>
          <table:table-cell/>
          <table:table-cell office:value-type="string">
            <text:p>2</text:p>
          </table:table-cell>
          <table:table-cell table:number-columns-repeated="3"/>
          <table:table-cell table:formula="of:=CONCATENATE([.AB135];&quot;,&quot;;[.AC135];&quot;,&quot;; TEXT([.AK135];&quot;#&quot;))" office:value-type="string" office:string-value="EDA,LAU_ET_AL,2">
            <text:p>EDA,LAU_ET_AL,2</text:p>
          </table:table-cell>
        </table:table-row>
        <table:table-row table:style-name="ro1">
          <table:table-cell office:value-type="string">
            <text:p>2RDKI62NJQ21MBNEG086JKLCXO6UM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7 GMT 2012</text:p>
          </table:table-cell>
          <table:table-cell table:number-columns-repeated="2"/>
          <table:table-cell office:value-type="string">
            <text:p>2VQ58B727M0IVO8MKBXYNSVFAAPBWT</text:p>
          </table:table-cell>
          <table:table-cell office:value-type="string">
            <text:p>A31ALYJKPKD09W</text:p>
          </table:table-cell>
          <table:table-cell office:value-type="string">
            <text:p>Submitted</text:p>
          </table:table-cell>
          <table:table-cell office:value-type="string">
            <text:p>Thu Sep 13 06:39:28 GMT 2012</text:p>
          </table:table-cell>
          <table:table-cell office:value-type="string">
            <text:p>Thu Sep 13 06:39:44 GMT 2012</text:p>
          </table:table-cell>
          <table:table-cell office:value-type="string">
            <text:p>Wed Sep 19 23:39:44 PDT 2012</text:p>
          </table:table-cell>
          <table:table-cell table:number-columns-repeated="3"/>
          <table:table-cell office:value-type="string">
            <text:p>16</text:p>
          </table:table-cell>
          <table:table-cell office:value-type="string">
            <text:p>100% (294/295)</text:p>
          </table:table-cell>
          <table:table-cell office:value-type="string">
            <text:p>100% (62/62)</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rover_Cleveland_1:104.txt</text:p>
          </table:table-cell>
          <table:table-cell office:value-type="string">
            <text:p>Our Indian population, exclusive of those in Alaska, is reported as numbering 260,000, nearly all being located on lands set apart for their use and occupation, aggregating over 134,000,000 acres. These lands are included in the boundaries of 171 reservations of different dimensions, scattered in 21 States and Territories, presenting great variations in climate and in the kind and quality of their soils. Among the Indians upon these several reservations there exist the most marked differences in natural traits and disposition and in their progress toward civilization. While some are lazy, vicious, and stupid, others are industrious, peaceful, and intelligent; while a portion of them are self-supporting and independent, and have so far advanced in civilization that they make their own laws, administered through officers of their own choice, and educate their children in schools of their own establishment and maintenance, others still retain, in squalor and dependence, almost the savagery of their natural state.&lt;br/&gt;&lt;br/&gt;In dealing with this question the desires manifested by the Indians should not be ignored. Here again we find a great diversity. With some the tribal relation is cherished with the utmost tenacity, while its hold upon others is considerably relaxed; the love of home is strong with all, and yet there are those whose attachment to a particular locality is by no means unyielding; the ownership of their lands in severalty is much desired by some, while by others, and sometimes among the most civilized, such a distribution would be bitterly opposed.&lt;br/&gt;&lt;br/&gt;</text:p>
          </table:table-cell>
          <table:table-cell office:value-type="string">
            <text:p>Breed-specific legislation</text:p>
          </table:table-cell>
          <table:table-cell office:value-type="string">
            <text:p>http://en.wikipedia.org/wiki/Breed-specific_legislation</text:p>
          </table:table-cell>
          <table:table-cell office:value-type="string">
            <text:p>Nonintercourse Act</text:p>
          </table:table-cell>
          <table:table-cell office:value-type="string">
            <text:p>http://en.wikipedia.org/wiki/Nonintercourse_Act</text:p>
          </table:table-cell>
          <table:table-cell/>
          <table:table-cell office:value-type="string">
            <text:p>2</text:p>
          </table:table-cell>
          <table:table-cell table:number-columns-repeated="3"/>
          <table:table-cell table:formula="of:=CONCATENATE([.AB136];&quot;,&quot;;[.AC136];&quot;,&quot;; TEXT([.AK136];&quot;#&quot;))" office:value-type="string" office:string-value="EDA,LAU_ET_AL,2">
            <text:p>EDA,LAU_ET_AL,2</text:p>
          </table:table-cell>
        </table:table-row>
        <table:table-row table:style-name="ro1">
          <table:table-cell office:value-type="string">
            <text:p>21ICOK2JE1M74T8ES1N6WZAC2EGUN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8 GMT 2012</text:p>
          </table:table-cell>
          <table:table-cell table:number-columns-repeated="2"/>
          <table:table-cell office:value-type="string">
            <text:p>2APULRGNTBJ31V12CPG7V62KNQGT7Z</text:p>
          </table:table-cell>
          <table:table-cell office:value-type="string">
            <text:p>AAE9H4ZIKQS37</text:p>
          </table:table-cell>
          <table:table-cell office:value-type="string">
            <text:p>Submitted</text:p>
          </table:table-cell>
          <table:table-cell office:value-type="string">
            <text:p>Thu Sep 13 06:47:50 GMT 2012</text:p>
          </table:table-cell>
          <table:table-cell office:value-type="string">
            <text:p>Thu Sep 13 06:47:56 GMT 2012</text:p>
          </table:table-cell>
          <table:table-cell office:value-type="string">
            <text:p>Wed Sep 19 23:47:56 PDT 2012</text:p>
          </table:table-cell>
          <table:table-cell table:number-columns-repeated="3"/>
          <table:table-cell office:value-type="string">
            <text:p>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_Bush_8:12.txt</text:p>
          </table:table-cell>
          <table:table-cell office:value-type="string">
            <text:p>This agreement will be effective only if it includes commitments by every major economy and gives none a free ride. (Applause.) The United States is committed to strengthening our energy security and confronting global climate change. And the best way to meet these goals is for America to continue leading the way toward the development of cleaner and more energy-efficient technology. (Applause.)&lt;br/&gt;&lt;br/&gt;To keep America competitive into the future, we must trust in the skill of our scientists and engineers and empower them to pursue the breakthroughs of tomorrow. Last year, Congress passed legislation supporting the American Competitiveness Initiative, but never followed through with the funding. This funding is essential to keeping our scientific edge. So I ask Congress to double federal support for critical basic research in the physical sciences and ensure America remains the most dynamic nation on Earth. (Applause.)&lt;br/&gt;&lt;br/&gt;</text:p>
          </table:table-cell>
          <table:table-cell office:value-type="string">
            <text:p>2011 Tōhoku earthquake and tsunami</text:p>
          </table:table-cell>
          <table:table-cell office:value-type="string">
            <text:p>http://en.wikipedia.org/wiki/2011_Tōhoku_earthquake_and_tsunami</text:p>
          </table:table-cell>
          <table:table-cell office:value-type="string">
            <text:p>Kyoto Protocol and government action</text:p>
          </table:table-cell>
          <table:table-cell office:value-type="string">
            <text:p>http://en.wikipedia.org/wiki/Kyoto_Protocol_and_government_action</text:p>
          </table:table-cell>
          <table:table-cell/>
          <table:table-cell office:value-type="string">
            <text:p>2</text:p>
          </table:table-cell>
          <table:table-cell table:number-columns-repeated="3"/>
          <table:table-cell table:formula="of:=CONCATENATE([.AB137];&quot;,&quot;;[.AC137];&quot;,&quot;; TEXT([.AK137];&quot;#&quot;))" office:value-type="string" office:string-value="LAU_ET_AL,EDA,2">
            <text:p>LAU_ET_AL,EDA,2</text:p>
          </table:table-cell>
        </table:table-row>
        <table:table-row table:style-name="ro1">
          <table:table-cell office:value-type="string">
            <text:p>21ICOK2JE1M74T8ES1N6WZAC2EGUN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8 GMT 2012</text:p>
          </table:table-cell>
          <table:table-cell table:number-columns-repeated="2"/>
          <table:table-cell office:value-type="string">
            <text:p>2M8J2D21O3W5CQOOWZJIAKYEV0Y8EA</text:p>
          </table:table-cell>
          <table:table-cell office:value-type="string">
            <text:p>A3E24869P0UAX8</text:p>
          </table:table-cell>
          <table:table-cell office:value-type="string">
            <text:p>Submitted</text:p>
          </table:table-cell>
          <table:table-cell office:value-type="string">
            <text:p>Thu Sep 13 06:22:59 GMT 2012</text:p>
          </table:table-cell>
          <table:table-cell office:value-type="string">
            <text:p>Thu Sep 13 06:23:08 GMT 2012</text:p>
          </table:table-cell>
          <table:table-cell office:value-type="string">
            <text:p>Wed Sep 19 23:23:08 PDT 2012</text:p>
          </table:table-cell>
          <table:table-cell table:number-columns-repeated="3"/>
          <table:table-cell office:value-type="string">
            <text:p>9</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_Bush_8:12.txt</text:p>
          </table:table-cell>
          <table:table-cell office:value-type="string">
            <text:p>This agreement will be effective only if it includes commitments by every major economy and gives none a free ride. (Applause.) The United States is committed to strengthening our energy security and confronting global climate change. And the best way to meet these goals is for America to continue leading the way toward the development of cleaner and more energy-efficient technology. (Applause.)&lt;br/&gt;&lt;br/&gt;To keep America competitive into the future, we must trust in the skill of our scientists and engineers and empower them to pursue the breakthroughs of tomorrow. Last year, Congress passed legislation supporting the American Competitiveness Initiative, but never followed through with the funding. This funding is essential to keeping our scientific edge. So I ask Congress to double federal support for critical basic research in the physical sciences and ensure America remains the most dynamic nation on Earth. (Applause.)&lt;br/&gt;&lt;br/&gt;</text:p>
          </table:table-cell>
          <table:table-cell office:value-type="string">
            <text:p>2011 Tōhoku earthquake and tsunami</text:p>
          </table:table-cell>
          <table:table-cell office:value-type="string">
            <text:p>http://en.wikipedia.org/wiki/2011_Tōhoku_earthquake_and_tsunami</text:p>
          </table:table-cell>
          <table:table-cell office:value-type="string">
            <text:p>Kyoto Protocol and government action</text:p>
          </table:table-cell>
          <table:table-cell office:value-type="string">
            <text:p>http://en.wikipedia.org/wiki/Kyoto_Protocol_and_government_action</text:p>
          </table:table-cell>
          <table:table-cell/>
          <table:table-cell office:value-type="string">
            <text:p>2</text:p>
          </table:table-cell>
          <table:table-cell table:number-columns-repeated="3"/>
          <table:table-cell table:formula="of:=CONCATENATE([.AB138];&quot;,&quot;;[.AC138];&quot;,&quot;; TEXT([.AK138];&quot;#&quot;))" office:value-type="string" office:string-value="LAU_ET_AL,EDA,2">
            <text:p>LAU_ET_AL,EDA,2</text:p>
          </table:table-cell>
        </table:table-row>
        <table:table-row table:style-name="ro1">
          <table:table-cell office:value-type="string">
            <text:p>21ICOK2JE1M74T8ES1N6WZAC2EGUN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8 GMT 2012</text:p>
          </table:table-cell>
          <table:table-cell table:number-columns-repeated="2"/>
          <table:table-cell office:value-type="string">
            <text:p>2TVNAB6BFMFF37MN0BKJNDGEYR1IVT</text:p>
          </table:table-cell>
          <table:table-cell office:value-type="string">
            <text:p>A2XVTSK0ZFURQ1</text:p>
          </table:table-cell>
          <table:table-cell office:value-type="string">
            <text:p>Submitted</text:p>
          </table:table-cell>
          <table:table-cell office:value-type="string">
            <text:p>Thu Sep 13 05:31:27 GMT 2012</text:p>
          </table:table-cell>
          <table:table-cell office:value-type="string">
            <text:p>Thu Sep 13 05:31:58 GMT 2012</text:p>
          </table:table-cell>
          <table:table-cell office:value-type="string">
            <text:p>Wed Sep 19 22:31:58 PDT 2012</text:p>
          </table:table-cell>
          <table:table-cell table:number-columns-repeated="3"/>
          <table:table-cell office:value-type="string">
            <text:p>31</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_Bush_8:12.txt</text:p>
          </table:table-cell>
          <table:table-cell office:value-type="string">
            <text:p>This agreement will be effective only if it includes commitments by every major economy and gives none a free ride. (Applause.) The United States is committed to strengthening our energy security and confronting global climate change. And the best way to meet these goals is for America to continue leading the way toward the development of cleaner and more energy-efficient technology. (Applause.)&lt;br/&gt;&lt;br/&gt;To keep America competitive into the future, we must trust in the skill of our scientists and engineers and empower them to pursue the breakthroughs of tomorrow. Last year, Congress passed legislation supporting the American Competitiveness Initiative, but never followed through with the funding. This funding is essential to keeping our scientific edge. So I ask Congress to double federal support for critical basic research in the physical sciences and ensure America remains the most dynamic nation on Earth. (Applause.)&lt;br/&gt;&lt;br/&gt;</text:p>
          </table:table-cell>
          <table:table-cell office:value-type="string">
            <text:p>2011 Tōhoku earthquake and tsunami</text:p>
          </table:table-cell>
          <table:table-cell office:value-type="string">
            <text:p>http://en.wikipedia.org/wiki/2011_Tōhoku_earthquake_and_tsunami</text:p>
          </table:table-cell>
          <table:table-cell office:value-type="string">
            <text:p>Kyoto Protocol and government action</text:p>
          </table:table-cell>
          <table:table-cell office:value-type="string">
            <text:p>http://en.wikipedia.org/wiki/Kyoto_Protocol_and_government_action</text:p>
          </table:table-cell>
          <table:table-cell/>
          <table:table-cell office:value-type="string">
            <text:p>2</text:p>
          </table:table-cell>
          <table:table-cell table:number-columns-repeated="3"/>
          <table:table-cell table:formula="of:=CONCATENATE([.AB139];&quot;,&quot;;[.AC139];&quot;,&quot;; TEXT([.AK139];&quot;#&quot;))" office:value-type="string" office:string-value="LAU_ET_AL,EDA,2">
            <text:p>LAU_ET_AL,EDA,2</text:p>
          </table:table-cell>
        </table:table-row>
        <table:table-row table:style-name="ro1">
          <table:table-cell office:value-type="string">
            <text:p>23I5BMJTUHYWHPHUG11705WM3G4MH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8 GMT 2012</text:p>
          </table:table-cell>
          <table:table-cell table:number-columns-repeated="2"/>
          <table:table-cell office:value-type="string">
            <text:p>20NJ8EBDPGFLL40U390RVDWIUA8G1G</text:p>
          </table:table-cell>
          <table:table-cell office:value-type="string">
            <text:p>AS809NPDW8VZ0</text:p>
          </table:table-cell>
          <table:table-cell office:value-type="string">
            <text:p>Submitted</text:p>
          </table:table-cell>
          <table:table-cell office:value-type="string">
            <text:p>Thu Sep 13 06:44:29 GMT 2012</text:p>
          </table:table-cell>
          <table:table-cell office:value-type="string">
            <text:p>Thu Sep 13 06:45:00 GMT 2012</text:p>
          </table:table-cell>
          <table:table-cell office:value-type="string">
            <text:p>Wed Sep 19 23:45:00 PDT 2012</text:p>
          </table:table-cell>
          <table:table-cell table:number-columns-repeated="3"/>
          <table:table-cell office:value-type="string">
            <text:p>31</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Franklin_Delano_Roosevelt_9:30.txt</text:p>
          </table:table-cell>
          <table:table-cell office:value-type="string">
            <text:p>Many people ask, &amp;quot;When will this war end?&amp;quot; There is only one answer to that. It will end just as soon as we make it end, by our combined efforts, our combined strength, our combined determination to fight through and work through until the end —the end of militarism in Germany and Italy and Japan. Most certainly we shall not settle for less.&lt;br/&gt;&lt;br/&gt;That is the spirit in which discussions have been conducted during the visit of the British Prime Minister to Washington. Mr. Churchill and I understand each other, our motives and our purposes. Together, during the past two weeks, we have faced squarely the major military and economic problems of this greatest world war.&lt;br/&gt;&lt;br/&gt;</text:p>
          </table:table-cell>
          <table:table-cell office:value-type="string">
            <text:p>Nations</text:p>
          </table:table-cell>
          <table:table-cell office:value-type="string">
            <text:p>http://en.wikipedia.org/wiki/Nations</text:p>
          </table:table-cell>
          <table:table-cell office:value-type="string">
            <text:p>History of Oregon State Beavers football</text:p>
          </table:table-cell>
          <table:table-cell office:value-type="string">
            <text:p>http://en.wikipedia.org/wiki/History_of_Oregon_State_Beavers_football</text:p>
          </table:table-cell>
          <table:table-cell/>
          <table:table-cell office:value-type="string">
            <text:p>1</text:p>
          </table:table-cell>
          <table:table-cell table:number-columns-repeated="3"/>
          <table:table-cell table:formula="of:=CONCATENATE([.AB140];&quot;,&quot;;[.AC140];&quot;,&quot;; TEXT([.AK140];&quot;#&quot;))" office:value-type="string" office:string-value="LAU_ET_AL,EDA,1">
            <text:p>LAU_ET_AL,EDA,1</text:p>
          </table:table-cell>
        </table:table-row>
        <table:table-row table:style-name="ro1">
          <table:table-cell office:value-type="string">
            <text:p>23I5BMJTUHYWHPHUG11705WM3G4MH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8 GMT 2012</text:p>
          </table:table-cell>
          <table:table-cell table:number-columns-repeated="2"/>
          <table:table-cell office:value-type="string">
            <text:p>2CI45UUKQOYG2RK6U2ZOO010D72EWW</text:p>
          </table:table-cell>
          <table:table-cell office:value-type="string">
            <text:p>AAE9H4ZIKQS37</text:p>
          </table:table-cell>
          <table:table-cell office:value-type="string">
            <text:p>Submitted</text:p>
          </table:table-cell>
          <table:table-cell office:value-type="string">
            <text:p>Thu Sep 13 06:40:11 GMT 2012</text:p>
          </table:table-cell>
          <table:table-cell office:value-type="string">
            <text:p>Thu Sep 13 06:40:21 GMT 2012</text:p>
          </table:table-cell>
          <table:table-cell office:value-type="string">
            <text:p>Wed Sep 19 23:40:21 PDT 2012</text:p>
          </table:table-cell>
          <table:table-cell table:number-columns-repeated="3"/>
          <table:table-cell office:value-type="string">
            <text:p>10</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Franklin_Delano_Roosevelt_9:30.txt</text:p>
          </table:table-cell>
          <table:table-cell office:value-type="string">
            <text:p>Many people ask, &amp;quot;When will this war end?&amp;quot; There is only one answer to that. It will end just as soon as we make it end, by our combined efforts, our combined strength, our combined determination to fight through and work through until the end —the end of militarism in Germany and Italy and Japan. Most certainly we shall not settle for less.&lt;br/&gt;&lt;br/&gt;That is the spirit in which discussions have been conducted during the visit of the British Prime Minister to Washington. Mr. Churchill and I understand each other, our motives and our purposes. Together, during the past two weeks, we have faced squarely the major military and economic problems of this greatest world war.&lt;br/&gt;&lt;br/&gt;</text:p>
          </table:table-cell>
          <table:table-cell office:value-type="string">
            <text:p>Nations</text:p>
          </table:table-cell>
          <table:table-cell office:value-type="string">
            <text:p>http://en.wikipedia.org/wiki/Nations</text:p>
          </table:table-cell>
          <table:table-cell office:value-type="string">
            <text:p>History of Oregon State Beavers football</text:p>
          </table:table-cell>
          <table:table-cell office:value-type="string">
            <text:p>http://en.wikipedia.org/wiki/History_of_Oregon_State_Beavers_football</text:p>
          </table:table-cell>
          <table:table-cell/>
          <table:table-cell office:value-type="string">
            <text:p>1</text:p>
          </table:table-cell>
          <table:table-cell table:number-columns-repeated="3"/>
          <table:table-cell table:formula="of:=CONCATENATE([.AB141];&quot;,&quot;;[.AC141];&quot;,&quot;; TEXT([.AK141];&quot;#&quot;))" office:value-type="string" office:string-value="LAU_ET_AL,EDA,1">
            <text:p>LAU_ET_AL,EDA,1</text:p>
          </table:table-cell>
        </table:table-row>
        <table:table-row table:style-name="ro1">
          <table:table-cell office:value-type="string">
            <text:p>23I5BMJTUHYWHPHUG11705WM3G4MH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8 GMT 2012</text:p>
          </table:table-cell>
          <table:table-cell table:number-columns-repeated="2"/>
          <table:table-cell office:value-type="string">
            <text:p>2F0B727M0IGFZQ16D86S3F4VO31YDM</text:p>
          </table:table-cell>
          <table:table-cell office:value-type="string">
            <text:p>A31ALYJKPKD09W</text:p>
          </table:table-cell>
          <table:table-cell office:value-type="string">
            <text:p>Submitted</text:p>
          </table:table-cell>
          <table:table-cell office:value-type="string">
            <text:p>Thu Sep 13 06:47:46 GMT 2012</text:p>
          </table:table-cell>
          <table:table-cell office:value-type="string">
            <text:p>Thu Sep 13 06:48:07 GMT 2012</text:p>
          </table:table-cell>
          <table:table-cell office:value-type="string">
            <text:p>Wed Sep 19 23:48:07 PDT 2012</text:p>
          </table:table-cell>
          <table:table-cell table:number-columns-repeated="3"/>
          <table:table-cell office:value-type="string">
            <text:p>21</text:p>
          </table:table-cell>
          <table:table-cell office:value-type="string">
            <text:p>100% (294/295)</text:p>
          </table:table-cell>
          <table:table-cell office:value-type="string">
            <text:p>100% (62/62)</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Franklin_Delano_Roosevelt_9:30.txt</text:p>
          </table:table-cell>
          <table:table-cell office:value-type="string">
            <text:p>Many people ask, &amp;quot;When will this war end?&amp;quot; There is only one answer to that. It will end just as soon as we make it end, by our combined efforts, our combined strength, our combined determination to fight through and work through until the end —the end of militarism in Germany and Italy and Japan. Most certainly we shall not settle for less.&lt;br/&gt;&lt;br/&gt;That is the spirit in which discussions have been conducted during the visit of the British Prime Minister to Washington. Mr. Churchill and I understand each other, our motives and our purposes. Together, during the past two weeks, we have faced squarely the major military and economic problems of this greatest world war.&lt;br/&gt;&lt;br/&gt;</text:p>
          </table:table-cell>
          <table:table-cell office:value-type="string">
            <text:p>Nations</text:p>
          </table:table-cell>
          <table:table-cell office:value-type="string">
            <text:p>http://en.wikipedia.org/wiki/Nations</text:p>
          </table:table-cell>
          <table:table-cell office:value-type="string">
            <text:p>History of Oregon State Beavers football</text:p>
          </table:table-cell>
          <table:table-cell office:value-type="string">
            <text:p>http://en.wikipedia.org/wiki/History_of_Oregon_State_Beavers_football</text:p>
          </table:table-cell>
          <table:table-cell/>
          <table:table-cell office:value-type="string">
            <text:p>2</text:p>
          </table:table-cell>
          <table:table-cell table:number-columns-repeated="3"/>
          <table:table-cell table:formula="of:=CONCATENATE([.AB142];&quot;,&quot;;[.AC142];&quot;,&quot;; TEXT([.AK142];&quot;#&quot;))" office:value-type="string" office:string-value="LAU_ET_AL,EDA,2">
            <text:p>LAU_ET_AL,EDA,2</text:p>
          </table:table-cell>
        </table:table-row>
        <table:table-row table:style-name="ro1">
          <table:table-cell office:value-type="string">
            <text:p>26AI2KYEPLSPME8QTGNJBOAHSOLUO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8 GMT 2012</text:p>
          </table:table-cell>
          <table:table-cell table:number-columns-repeated="2"/>
          <table:table-cell office:value-type="string">
            <text:p>20W5UUKQOYGNX5PSZIFG8107YANFX8</text:p>
          </table:table-cell>
          <table:table-cell office:value-type="string">
            <text:p>AAE9H4ZIKQS37</text:p>
          </table:table-cell>
          <table:table-cell office:value-type="string">
            <text:p>Submitted</text:p>
          </table:table-cell>
          <table:table-cell office:value-type="string">
            <text:p>Thu Sep 13 06:44:03 GMT 2012</text:p>
          </table:table-cell>
          <table:table-cell office:value-type="string">
            <text:p>Thu Sep 13 06:44:12 GMT 2012</text:p>
          </table:table-cell>
          <table:table-cell office:value-type="string">
            <text:p>Wed Sep 19 23:44:12 PDT 2012</text:p>
          </table:table-cell>
          <table:table-cell table:number-columns-repeated="3"/>
          <table:table-cell office:value-type="string">
            <text:p>9</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Bill_Clinton_3:18.txt</text:p>
          </table:table-cell>
          <table:table-cell office:value-type="string">
            <text:p>I know many of you in this Chamber support the balanced budget amendment. I certainly want to balance the budget. Our administration has done more to bring the budget down and to save money than any in a very, very long time. If you believe passing this amendment is the right thing to do, then you have to be straight with the American people. They have a right to know what you&amp;apos;re going to cut, what taxes you&amp;apos;re going to raise, and how it&amp;apos;s going to affect them. We should be doing things in the open around here. For example, everybody ought to know if this proposal is going to endanger Social Security. I would oppose that, and I think most Americans would.&lt;br/&gt;&lt;br/&gt;Nothing has done more to undermine our sense of common responsibility than our failed welfare system. This is one of the problems we have to face here in Washington in our New Covenant. It rewards welfare over work. It undermines family values. It lets millions of parents get away without paying their child support. It keeps a minority but a significant minority of the people on welfare trapped on it for a very long time.&lt;br/&gt;&lt;br/&gt;</text:p>
          </table:table-cell>
          <table:table-cell office:value-type="string">
            <text:p>Common Agricultural Policy</text:p>
          </table:table-cell>
          <table:table-cell office:value-type="string">
            <text:p>http://en.wikipedia.org/wiki/Common_Agricultural_Policy</text:p>
          </table:table-cell>
          <table:table-cell office:value-type="string">
            <text:p>George Will</text:p>
          </table:table-cell>
          <table:table-cell office:value-type="string">
            <text:p>http://en.wikipedia.org/wiki/George_Will</text:p>
          </table:table-cell>
          <table:table-cell/>
          <table:table-cell office:value-type="string">
            <text:p>1</text:p>
          </table:table-cell>
          <table:table-cell table:number-columns-repeated="3"/>
          <table:table-cell table:formula="of:=CONCATENATE([.AB143];&quot;,&quot;;[.AC143];&quot;,&quot;; TEXT([.AK143];&quot;#&quot;))" office:value-type="string" office:string-value="EDA,RANDOM,1">
            <text:p>EDA,RANDOM,1</text:p>
          </table:table-cell>
        </table:table-row>
        <table:table-row table:style-name="ro1">
          <table:table-cell office:value-type="string">
            <text:p>26AI2KYEPLSPME8QTGNJBOAHSOLUO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8 GMT 2012</text:p>
          </table:table-cell>
          <table:table-cell table:number-columns-repeated="2"/>
          <table:table-cell office:value-type="string">
            <text:p>2KUSEIUUU00O5T8FBS9SGS2U8L8SSP</text:p>
          </table:table-cell>
          <table:table-cell office:value-type="string">
            <text:p>A9FJ8K9C5K4UD</text:p>
          </table:table-cell>
          <table:table-cell office:value-type="string">
            <text:p>Submitted</text:p>
          </table:table-cell>
          <table:table-cell office:value-type="string">
            <text:p>Thu Sep 13 05:28:08 GMT 2012</text:p>
          </table:table-cell>
          <table:table-cell office:value-type="string">
            <text:p>Thu Sep 13 05:29:11 GMT 2012</text:p>
          </table:table-cell>
          <table:table-cell office:value-type="string">
            <text:p>Wed Sep 19 22:29:11 PDT 2012</text:p>
          </table:table-cell>
          <table:table-cell table:number-columns-repeated="3"/>
          <table:table-cell office:value-type="string">
            <text:p>63</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Bill_Clinton_3:18.txt</text:p>
          </table:table-cell>
          <table:table-cell office:value-type="string">
            <text:p>I know many of you in this Chamber support the balanced budget amendment. I certainly want to balance the budget. Our administration has done more to bring the budget down and to save money than any in a very, very long time. If you believe passing this amendment is the right thing to do, then you have to be straight with the American people. They have a right to know what you&amp;apos;re going to cut, what taxes you&amp;apos;re going to raise, and how it&amp;apos;s going to affect them. We should be doing things in the open around here. For example, everybody ought to know if this proposal is going to endanger Social Security. I would oppose that, and I think most Americans would.&lt;br/&gt;&lt;br/&gt;Nothing has done more to undermine our sense of common responsibility than our failed welfare system. This is one of the problems we have to face here in Washington in our New Covenant. It rewards welfare over work. It undermines family values. It lets millions of parents get away without paying their child support. It keeps a minority but a significant minority of the people on welfare trapped on it for a very long time.&lt;br/&gt;&lt;br/&gt;</text:p>
          </table:table-cell>
          <table:table-cell office:value-type="string">
            <text:p>Common Agricultural Policy</text:p>
          </table:table-cell>
          <table:table-cell office:value-type="string">
            <text:p>http://en.wikipedia.org/wiki/Common_Agricultural_Policy</text:p>
          </table:table-cell>
          <table:table-cell office:value-type="string">
            <text:p>George Will</text:p>
          </table:table-cell>
          <table:table-cell office:value-type="string">
            <text:p>http://en.wikipedia.org/wiki/George_Will</text:p>
          </table:table-cell>
          <table:table-cell/>
          <table:table-cell office:value-type="string">
            <text:p>1</text:p>
          </table:table-cell>
          <table:table-cell table:number-columns-repeated="3"/>
          <table:table-cell table:formula="of:=CONCATENATE([.AB144];&quot;,&quot;;[.AC144];&quot;,&quot;; TEXT([.AK144];&quot;#&quot;))" office:value-type="string" office:string-value="EDA,RANDOM,1">
            <text:p>EDA,RANDOM,1</text:p>
          </table:table-cell>
        </table:table-row>
        <table:table-row table:style-name="ro1">
          <table:table-cell office:value-type="string">
            <text:p>26AI2KYEPLSPME8QTGNJBOAHSOLUO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8 GMT 2012</text:p>
          </table:table-cell>
          <table:table-cell table:number-columns-repeated="2"/>
          <table:table-cell office:value-type="string">
            <text:p>2UXUFJ51Y7QE3833X2SC0TMOLCVADL</text:p>
          </table:table-cell>
          <table:table-cell office:value-type="string">
            <text:p>A2W2ZEI7WUASOW</text:p>
          </table:table-cell>
          <table:table-cell office:value-type="string">
            <text:p>Submitted</text:p>
          </table:table-cell>
          <table:table-cell office:value-type="string">
            <text:p>Thu Sep 13 06:07:06 GMT 2012</text:p>
          </table:table-cell>
          <table:table-cell office:value-type="string">
            <text:p>Thu Sep 13 06:08:15 GMT 2012</text:p>
          </table:table-cell>
          <table:table-cell office:value-type="string">
            <text:p>Wed Sep 19 23:08:15 PDT 2012</text:p>
          </table:table-cell>
          <table:table-cell table:number-columns-repeated="3"/>
          <table:table-cell office:value-type="string">
            <text:p>69</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Bill_Clinton_3:18.txt</text:p>
          </table:table-cell>
          <table:table-cell office:value-type="string">
            <text:p>I know many of you in this Chamber support the balanced budget amendment. I certainly want to balance the budget. Our administration has done more to bring the budget down and to save money than any in a very, very long time. If you believe passing this amendment is the right thing to do, then you have to be straight with the American people. They have a right to know what you&amp;apos;re going to cut, what taxes you&amp;apos;re going to raise, and how it&amp;apos;s going to affect them. We should be doing things in the open around here. For example, everybody ought to know if this proposal is going to endanger Social Security. I would oppose that, and I think most Americans would.&lt;br/&gt;&lt;br/&gt;Nothing has done more to undermine our sense of common responsibility than our failed welfare system. This is one of the problems we have to face here in Washington in our New Covenant. It rewards welfare over work. It undermines family values. It lets millions of parents get away without paying their child support. It keeps a minority but a significant minority of the people on welfare trapped on it for a very long time.&lt;br/&gt;&lt;br/&gt;</text:p>
          </table:table-cell>
          <table:table-cell office:value-type="string">
            <text:p>Common Agricultural Policy</text:p>
          </table:table-cell>
          <table:table-cell office:value-type="string">
            <text:p>http://en.wikipedia.org/wiki/Common_Agricultural_Policy</text:p>
          </table:table-cell>
          <table:table-cell office:value-type="string">
            <text:p>George Will</text:p>
          </table:table-cell>
          <table:table-cell office:value-type="string">
            <text:p>http://en.wikipedia.org/wiki/George_Will</text:p>
          </table:table-cell>
          <table:table-cell/>
          <table:table-cell office:value-type="string">
            <text:p>2</text:p>
          </table:table-cell>
          <table:table-cell table:number-columns-repeated="3"/>
          <table:table-cell table:formula="of:=CONCATENATE([.AB145];&quot;,&quot;;[.AC145];&quot;,&quot;; TEXT([.AK145];&quot;#&quot;))" office:value-type="string" office:string-value="EDA,RANDOM,2">
            <text:p>EDA,RANDOM,2</text:p>
          </table:table-cell>
        </table:table-row>
        <table:table-row table:style-name="ro1">
          <table:table-cell office:value-type="string">
            <text:p>2F5J92NJKM05QV7Y1RPWAGTPB169E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8 GMT 2012</text:p>
          </table:table-cell>
          <table:table-cell table:number-columns-repeated="2"/>
          <table:table-cell office:value-type="string">
            <text:p>2DO5XH0JPPSIHTMJWVJPF5KLSL4MGV</text:p>
          </table:table-cell>
          <table:table-cell office:value-type="string">
            <text:p>AAE9H4ZIKQS37</text:p>
          </table:table-cell>
          <table:table-cell office:value-type="string">
            <text:p>Submitted</text:p>
          </table:table-cell>
          <table:table-cell office:value-type="string">
            <text:p>Thu Sep 13 06:50:56 GMT 2012</text:p>
          </table:table-cell>
          <table:table-cell office:value-type="string">
            <text:p>Thu Sep 13 06:51:04 GMT 2012</text:p>
          </table:table-cell>
          <table:table-cell office:value-type="string">
            <text:p>Wed Sep 19 23:51:04 PDT 2012</text:p>
          </table:table-cell>
          <table:table-cell table:number-columns-repeated="3"/>
          <table:table-cell office:value-type="string">
            <text:p>8</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Madison_3:5.txt</text:p>
          </table:table-cell>
          <table:table-cell office:value-type="string">
            <text:p>Our other foreign relations remain without unfavorable changes. With Russia they are on the best footing of friendship. The ports of Sweden have afforded proofs of friendly dispositions toward our commerce in the councils of that nation also, and the information from our special minister to Denmark shews that the mission had been attended with valuable effects to our citizens, whose property had been so extensively violated and endangered by cruisers under the Danish flag.&lt;br/&gt;&lt;br/&gt;Under the ominous indications which commanded attention it became a duty to exert the means committed to the executive department in providing for the general security. The works of defense on our maritime frontier have accordingly been prosecuted with an activity leaving little to be added for the completion of the most important ones, and, as particularly suited for cooperation in emergencies, a portion of the gun boats have in particular harbors been ordered into use. The ships of war before in commission, with the addition of a frigate, have been chiefly employed as a cruising guard to the rights of our coast, and such a disposition has been made of our land forces as was thought to promise the services most appropriate and important.&lt;br/&gt;&lt;br/&gt;</text:p>
          </table:table-cell>
          <table:table-cell office:value-type="string">
            <text:p>Vessels</text:p>
          </table:table-cell>
          <table:table-cell office:value-type="string">
            <text:p>http://en.wikipedia.org/wiki/Vessels</text:p>
          </table:table-cell>
          <table:table-cell office:value-type="string">
            <text:p>Human rights in the Democratic Republic of the Congo</text:p>
          </table:table-cell>
          <table:table-cell office:value-type="string">
            <text:p>http://en.wikipedia.org/wiki/Human_rights_in_the_Democratic_Republic_of_the_Congo</text:p>
          </table:table-cell>
          <table:table-cell/>
          <table:table-cell office:value-type="string">
            <text:p>1</text:p>
          </table:table-cell>
          <table:table-cell table:number-columns-repeated="3"/>
          <table:table-cell table:formula="of:=CONCATENATE([.AB146];&quot;,&quot;;[.AC146];&quot;,&quot;; TEXT([.AK146];&quot;#&quot;))" office:value-type="string" office:string-value="LAU_ET_AL,EDA,1">
            <text:p>LAU_ET_AL,EDA,1</text:p>
          </table:table-cell>
        </table:table-row>
        <table:table-row table:style-name="ro1">
          <table:table-cell office:value-type="string">
            <text:p>2F5J92NJKM05QV7Y1RPWAGTPB169E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8 GMT 2012</text:p>
          </table:table-cell>
          <table:table-cell table:number-columns-repeated="2"/>
          <table:table-cell office:value-type="string">
            <text:p>2HOGKCCVLL3CPCRROKGQCC9NW9A6WZ</text:p>
          </table:table-cell>
          <table:table-cell office:value-type="string">
            <text:p>A2W2ZEI7WUASOW</text:p>
          </table:table-cell>
          <table:table-cell office:value-type="string">
            <text:p>Submitted</text:p>
          </table:table-cell>
          <table:table-cell office:value-type="string">
            <text:p>Thu Sep 13 05:52:41 GMT 2012</text:p>
          </table:table-cell>
          <table:table-cell office:value-type="string">
            <text:p>Thu Sep 13 05:53:01 GMT 2012</text:p>
          </table:table-cell>
          <table:table-cell office:value-type="string">
            <text:p>Wed Sep 19 22:53:01 PDT 2012</text:p>
          </table:table-cell>
          <table:table-cell table:number-columns-repeated="3"/>
          <table:table-cell office:value-type="string">
            <text:p>20</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Madison_3:5.txt</text:p>
          </table:table-cell>
          <table:table-cell office:value-type="string">
            <text:p>Our other foreign relations remain without unfavorable changes. With Russia they are on the best footing of friendship. The ports of Sweden have afforded proofs of friendly dispositions toward our commerce in the councils of that nation also, and the information from our special minister to Denmark shews that the mission had been attended with valuable effects to our citizens, whose property had been so extensively violated and endangered by cruisers under the Danish flag.&lt;br/&gt;&lt;br/&gt;Under the ominous indications which commanded attention it became a duty to exert the means committed to the executive department in providing for the general security. The works of defense on our maritime frontier have accordingly been prosecuted with an activity leaving little to be added for the completion of the most important ones, and, as particularly suited for cooperation in emergencies, a portion of the gun boats have in particular harbors been ordered into use. The ships of war before in commission, with the addition of a frigate, have been chiefly employed as a cruising guard to the rights of our coast, and such a disposition has been made of our land forces as was thought to promise the services most appropriate and important.&lt;br/&gt;&lt;br/&gt;</text:p>
          </table:table-cell>
          <table:table-cell office:value-type="string">
            <text:p>Vessels</text:p>
          </table:table-cell>
          <table:table-cell office:value-type="string">
            <text:p>http://en.wikipedia.org/wiki/Vessels</text:p>
          </table:table-cell>
          <table:table-cell office:value-type="string">
            <text:p>Human rights in the Democratic Republic of the Congo</text:p>
          </table:table-cell>
          <table:table-cell office:value-type="string">
            <text:p>http://en.wikipedia.org/wiki/Human_rights_in_the_Democratic_Republic_of_the_Congo</text:p>
          </table:table-cell>
          <table:table-cell/>
          <table:table-cell office:value-type="string">
            <text:p>1</text:p>
          </table:table-cell>
          <table:table-cell table:number-columns-repeated="3"/>
          <table:table-cell table:formula="of:=CONCATENATE([.AB147];&quot;,&quot;;[.AC147];&quot;,&quot;; TEXT([.AK147];&quot;#&quot;))" office:value-type="string" office:string-value="LAU_ET_AL,EDA,1">
            <text:p>LAU_ET_AL,EDA,1</text:p>
          </table:table-cell>
        </table:table-row>
        <table:table-row table:style-name="ro1">
          <table:table-cell office:value-type="string">
            <text:p>2F5J92NJKM05QV7Y1RPWAGTPB169E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8 GMT 2012</text:p>
          </table:table-cell>
          <table:table-cell table:number-columns-repeated="2"/>
          <table:table-cell office:value-type="string">
            <text:p>2IPMB3Q39Z0BL3HTD3VE3STVXZMUJX</text:p>
          </table:table-cell>
          <table:table-cell office:value-type="string">
            <text:p>A997OZ3H2B3Q2</text:p>
          </table:table-cell>
          <table:table-cell office:value-type="string">
            <text:p>Submitted</text:p>
          </table:table-cell>
          <table:table-cell office:value-type="string">
            <text:p>Thu Sep 13 06:28:14 GMT 2012</text:p>
          </table:table-cell>
          <table:table-cell office:value-type="string">
            <text:p>Thu Sep 13 06:28:44 GMT 2012</text:p>
          </table:table-cell>
          <table:table-cell office:value-type="string">
            <text:p>Wed Sep 19 23:28:44 PDT 2012</text:p>
          </table:table-cell>
          <table:table-cell table:number-columns-repeated="3"/>
          <table:table-cell office:value-type="string">
            <text:p>30</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Madison_3:5.txt</text:p>
          </table:table-cell>
          <table:table-cell office:value-type="string">
            <text:p>Our other foreign relations remain without unfavorable changes. With Russia they are on the best footing of friendship. The ports of Sweden have afforded proofs of friendly dispositions toward our commerce in the councils of that nation also, and the information from our special minister to Denmark shews that the mission had been attended with valuable effects to our citizens, whose property had been so extensively violated and endangered by cruisers under the Danish flag.&lt;br/&gt;&lt;br/&gt;Under the ominous indications which commanded attention it became a duty to exert the means committed to the executive department in providing for the general security. The works of defense on our maritime frontier have accordingly been prosecuted with an activity leaving little to be added for the completion of the most important ones, and, as particularly suited for cooperation in emergencies, a portion of the gun boats have in particular harbors been ordered into use. The ships of war before in commission, with the addition of a frigate, have been chiefly employed as a cruising guard to the rights of our coast, and such a disposition has been made of our land forces as was thought to promise the services most appropriate and important.&lt;br/&gt;&lt;br/&gt;</text:p>
          </table:table-cell>
          <table:table-cell office:value-type="string">
            <text:p>Vessels</text:p>
          </table:table-cell>
          <table:table-cell office:value-type="string">
            <text:p>http://en.wikipedia.org/wiki/Vessels</text:p>
          </table:table-cell>
          <table:table-cell office:value-type="string">
            <text:p>Human rights in the Democratic Republic of the Congo</text:p>
          </table:table-cell>
          <table:table-cell office:value-type="string">
            <text:p>http://en.wikipedia.org/wiki/Human_rights_in_the_Democratic_Republic_of_the_Congo</text:p>
          </table:table-cell>
          <table:table-cell/>
          <table:table-cell office:value-type="string">
            <text:p>1</text:p>
          </table:table-cell>
          <table:table-cell table:number-columns-repeated="3"/>
          <table:table-cell table:formula="of:=CONCATENATE([.AB148];&quot;,&quot;;[.AC148];&quot;,&quot;; TEXT([.AK148];&quot;#&quot;))" office:value-type="string" office:string-value="LAU_ET_AL,EDA,1">
            <text:p>LAU_ET_AL,EDA,1</text:p>
          </table:table-cell>
        </table:table-row>
        <table:table-row table:style-name="ro1">
          <table:table-cell office:value-type="string">
            <text:p>2ZIOUQIHPCGJHMQ6VDN55H0JRZN60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8 GMT 2012</text:p>
          </table:table-cell>
          <table:table-cell table:number-columns-repeated="2"/>
          <table:table-cell office:value-type="string">
            <text:p>25EEC1PC6SK96SWAV99ZMHMAG4U0OL</text:p>
          </table:table-cell>
          <table:table-cell office:value-type="string">
            <text:p>A997OZ3H2B3Q2</text:p>
          </table:table-cell>
          <table:table-cell office:value-type="string">
            <text:p>Submitted</text:p>
          </table:table-cell>
          <table:table-cell office:value-type="string">
            <text:p>Thu Sep 13 06:45:21 GMT 2012</text:p>
          </table:table-cell>
          <table:table-cell office:value-type="string">
            <text:p>Thu Sep 13 06:45:33 GMT 2012</text:p>
          </table:table-cell>
          <table:table-cell office:value-type="string">
            <text:p>Wed Sep 19 23:45:33 PDT 2012</text:p>
          </table:table-cell>
          <table:table-cell table:number-columns-repeated="3"/>
          <table:table-cell office:value-type="string">
            <text:p>12</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Barack_Obama_1:40.txt</text:p>
          </table:table-cell>
          <table:table-cell office:value-type="string">
            <text:p>To seek progress toward a secure and lasting peace between Israel and her neighbors, we have appointed an envoy to sustain our effort. To meet the challenges of the 21st century - from terrorism to nuclear proliferation; from pandemic disease to cyber threats to crushing poverty -- we will strengthen old alliances, forge new ones, and use all elements of our national power.&lt;br/&gt;&lt;br/&gt;And to respond to an economic crisis that is global in scope, we are working with the nations of the G-20 to restore confidence in our financial system, avoid the possibility of escalating protectionism, and spur demand for American goods in markets across the globe. For the world depends on us to have a strong economy, just as our economy depends on the strength of the world&amp;apos;s.&lt;br/&gt;&lt;br/&gt;</text:p>
          </table:table-cell>
          <table:table-cell table:style-name="ce1" office:value-type="string">
            <text:p>2004</text:p>
          </table:table-cell>
          <table:table-cell office:value-type="string">
            <text:p>http://en.wikipedia.org/wiki/2004</text:p>
          </table:table-cell>
          <table:table-cell office:value-type="string">
            <text:p>Classical theory of growth and stagnation</text:p>
          </table:table-cell>
          <table:table-cell office:value-type="string">
            <text:p>http://en.wikipedia.org/wiki/Classical_theory_of_growth_and_stagnation</text:p>
          </table:table-cell>
          <table:table-cell/>
          <table:table-cell office:value-type="string">
            <text:p>2</text:p>
          </table:table-cell>
          <table:table-cell table:number-columns-repeated="3"/>
          <table:table-cell table:formula="of:=CONCATENATE([.AB149];&quot;,&quot;;[.AC149];&quot;,&quot;; TEXT([.AK149];&quot;#&quot;))" office:value-type="string" office:string-value="LAU_ET_AL,EDA,2">
            <text:p>LAU_ET_AL,EDA,2</text:p>
          </table:table-cell>
        </table:table-row>
        <table:table-row table:style-name="ro1">
          <table:table-cell office:value-type="string">
            <text:p>2ZIOUQIHPCGJHMQ6VDN55H0JRZN60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8 GMT 2012</text:p>
          </table:table-cell>
          <table:table-cell table:number-columns-repeated="2"/>
          <table:table-cell office:value-type="string">
            <text:p>2USCOK2JE1M74T8ES1N6WZAC6JSNUV</text:p>
          </table:table-cell>
          <table:table-cell office:value-type="string">
            <text:p>AAE9H4ZIKQS37</text:p>
          </table:table-cell>
          <table:table-cell office:value-type="string">
            <text:p>Submitted</text:p>
          </table:table-cell>
          <table:table-cell office:value-type="string">
            <text:p>Thu Sep 13 06:47:42 GMT 2012</text:p>
          </table:table-cell>
          <table:table-cell office:value-type="string">
            <text:p>Thu Sep 13 06:47:49 GMT 2012</text:p>
          </table:table-cell>
          <table:table-cell office:value-type="string">
            <text:p>Wed Sep 19 23:47:49 PDT 2012</text:p>
          </table:table-cell>
          <table:table-cell table:number-columns-repeated="3"/>
          <table:table-cell office:value-type="string">
            <text:p>7</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Barack_Obama_1:40.txt</text:p>
          </table:table-cell>
          <table:table-cell office:value-type="string">
            <text:p>To seek progress toward a secure and lasting peace between Israel and her neighbors, we have appointed an envoy to sustain our effort. To meet the challenges of the 21st century - from terrorism to nuclear proliferation; from pandemic disease to cyber threats to crushing poverty -- we will strengthen old alliances, forge new ones, and use all elements of our national power.&lt;br/&gt;&lt;br/&gt;And to respond to an economic crisis that is global in scope, we are working with the nations of the G-20 to restore confidence in our financial system, avoid the possibility of escalating protectionism, and spur demand for American goods in markets across the globe. For the world depends on us to have a strong economy, just as our economy depends on the strength of the world&amp;apos;s.&lt;br/&gt;&lt;br/&gt;</text:p>
          </table:table-cell>
          <table:table-cell table:style-name="ce1" office:value-type="string">
            <text:p>2004</text:p>
          </table:table-cell>
          <table:table-cell office:value-type="string">
            <text:p>http://en.wikipedia.org/wiki/2004</text:p>
          </table:table-cell>
          <table:table-cell office:value-type="string">
            <text:p>Classical theory of growth and stagnation</text:p>
          </table:table-cell>
          <table:table-cell office:value-type="string">
            <text:p>http://en.wikipedia.org/wiki/Classical_theory_of_growth_and_stagnation</text:p>
          </table:table-cell>
          <table:table-cell/>
          <table:table-cell office:value-type="string">
            <text:p>2</text:p>
          </table:table-cell>
          <table:table-cell table:number-columns-repeated="3"/>
          <table:table-cell table:formula="of:=CONCATENATE([.AB150];&quot;,&quot;;[.AC150];&quot;,&quot;; TEXT([.AK150];&quot;#&quot;))" office:value-type="string" office:string-value="LAU_ET_AL,EDA,2">
            <text:p>LAU_ET_AL,EDA,2</text:p>
          </table:table-cell>
        </table:table-row>
        <table:table-row table:style-name="ro1">
          <table:table-cell office:value-type="string">
            <text:p>2ZIOUQIHPCGJHMQ6VDN55H0JRZN60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8 GMT 2012</text:p>
          </table:table-cell>
          <table:table-cell table:number-columns-repeated="2"/>
          <table:table-cell office:value-type="string">
            <text:p>2YRFYQS1CSTM3OLWK2VIK1EYJ23OLG</text:p>
          </table:table-cell>
          <table:table-cell office:value-type="string">
            <text:p>AS809NPDW8VZ0</text:p>
          </table:table-cell>
          <table:table-cell office:value-type="string">
            <text:p>Submitted</text:p>
          </table:table-cell>
          <table:table-cell office:value-type="string">
            <text:p>Thu Sep 13 06:41:43 GMT 2012</text:p>
          </table:table-cell>
          <table:table-cell office:value-type="string">
            <text:p>Thu Sep 13 06:42:20 GMT 2012</text:p>
          </table:table-cell>
          <table:table-cell office:value-type="string">
            <text:p>Wed Sep 19 23:42:20 PDT 2012</text:p>
          </table:table-cell>
          <table:table-cell table:number-columns-repeated="3"/>
          <table:table-cell office:value-type="string">
            <text:p>37</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Barack_Obama_1:40.txt</text:p>
          </table:table-cell>
          <table:table-cell office:value-type="string">
            <text:p>To seek progress toward a secure and lasting peace between Israel and her neighbors, we have appointed an envoy to sustain our effort. To meet the challenges of the 21st century - from terrorism to nuclear proliferation; from pandemic disease to cyber threats to crushing poverty -- we will strengthen old alliances, forge new ones, and use all elements of our national power.&lt;br/&gt;&lt;br/&gt;And to respond to an economic crisis that is global in scope, we are working with the nations of the G-20 to restore confidence in our financial system, avoid the possibility of escalating protectionism, and spur demand for American goods in markets across the globe. For the world depends on us to have a strong economy, just as our economy depends on the strength of the world&amp;apos;s.&lt;br/&gt;&lt;br/&gt;</text:p>
          </table:table-cell>
          <table:table-cell table:style-name="ce1" office:value-type="string">
            <text:p>2004</text:p>
          </table:table-cell>
          <table:table-cell office:value-type="string">
            <text:p>http://en.wikipedia.org/wiki/2004</text:p>
          </table:table-cell>
          <table:table-cell office:value-type="string">
            <text:p>Classical theory of growth and stagnation</text:p>
          </table:table-cell>
          <table:table-cell office:value-type="string">
            <text:p>http://en.wikipedia.org/wiki/Classical_theory_of_growth_and_stagnation</text:p>
          </table:table-cell>
          <table:table-cell/>
          <table:table-cell office:value-type="string">
            <text:p>2</text:p>
          </table:table-cell>
          <table:table-cell table:number-columns-repeated="3"/>
          <table:table-cell table:formula="of:=CONCATENATE([.AB151];&quot;,&quot;;[.AC151];&quot;,&quot;; TEXT([.AK151];&quot;#&quot;))" office:value-type="string" office:string-value="LAU_ET_AL,EDA,2">
            <text:p>LAU_ET_AL,EDA,2</text:p>
          </table:table-cell>
        </table:table-row>
        <table:table-row table:style-name="ro1">
          <table:table-cell office:value-type="string">
            <text:p>2359U8P9Y38TB5LNA2LYQM0JVKBGXM</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8 GMT 2012</text:p>
          </table:table-cell>
          <table:table-cell table:number-columns-repeated="2"/>
          <table:table-cell office:value-type="string">
            <text:p>2DQOCCF0CP5KCYHNUS9X6G4PSMNVUD</text:p>
          </table:table-cell>
          <table:table-cell office:value-type="string">
            <text:p>A997OZ3H2B3Q2</text:p>
          </table:table-cell>
          <table:table-cell office:value-type="string">
            <text:p>Submitted</text:p>
          </table:table-cell>
          <table:table-cell office:value-type="string">
            <text:p>Thu Sep 13 05:30:21 GMT 2012</text:p>
          </table:table-cell>
          <table:table-cell office:value-type="string">
            <text:p>Thu Sep 13 05:30:41 GMT 2012</text:p>
          </table:table-cell>
          <table:table-cell office:value-type="string">
            <text:p>Wed Sep 19 22:30:41 PDT 2012</text:p>
          </table:table-cell>
          <table:table-cell table:number-columns-repeated="3"/>
          <table:table-cell office:value-type="string">
            <text:p>20</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oodrow_Wilson_1:9.txt</text:p>
          </table:table-cell>
          <table:table-cell office:value-type="string">
            <text:p>Our Bureau of Mines ought to be equipped and empowered to render even more effectual service than it renders now in improving the conditions of mine labor and making the mines more economically productive as well as more safe. This is an all-important part of the work of conservation; and the conservation of human life and energy lies even nearer to our interests than the preservation from waste of our material resources.&lt;br/&gt;&lt;br/&gt;We owe it, in mere justice to the railway employees of the country, to provide for them a fair and effective employers&amp;apos; liability act; and a law that we can stand by in this matter will be no less to the advantage of those who administer the railroads of the country than to the advantage of those whom they employ. The experience of a large number of the States abundantly proves that.&lt;br/&gt;&lt;br/&gt;</text:p>
          </table:table-cell>
          <table:table-cell office:value-type="string">
            <text:p>Wages</text:p>
          </table:table-cell>
          <table:table-cell office:value-type="string">
            <text:p>http://en.wikipedia.org/wiki/Wages</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table:table-cell office:value-type="string">
            <text:p>1</text:p>
          </table:table-cell>
          <table:table-cell table:number-columns-repeated="3"/>
          <table:table-cell table:formula="of:=CONCATENATE([.AB152];&quot;,&quot;;[.AC152];&quot;,&quot;; TEXT([.AK152];&quot;#&quot;))" office:value-type="string" office:string-value="LAU_ET_AL,EDA,1">
            <text:p>LAU_ET_AL,EDA,1</text:p>
          </table:table-cell>
        </table:table-row>
        <table:table-row table:style-name="ro1">
          <table:table-cell office:value-type="string">
            <text:p>2359U8P9Y38TB5LNA2LYQM0JVKBGXM</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8 GMT 2012</text:p>
          </table:table-cell>
          <table:table-cell table:number-columns-repeated="2"/>
          <table:table-cell office:value-type="string">
            <text:p>2GT8N46UXFCDJELHL3ED0NTKO24TRS</text:p>
          </table:table-cell>
          <table:table-cell office:value-type="string">
            <text:p>A1Q6SWDM7R58DU</text:p>
          </table:table-cell>
          <table:table-cell office:value-type="string">
            <text:p>Submitted</text:p>
          </table:table-cell>
          <table:table-cell office:value-type="string">
            <text:p>Thu Sep 13 05:28:49 GMT 2012</text:p>
          </table:table-cell>
          <table:table-cell office:value-type="string">
            <text:p>Thu Sep 13 05:29:41 GMT 2012</text:p>
          </table:table-cell>
          <table:table-cell office:value-type="string">
            <text:p>Wed Sep 19 22:29:41 PDT 2012</text:p>
          </table:table-cell>
          <table:table-cell table:number-columns-repeated="3"/>
          <table:table-cell office:value-type="string">
            <text:p>52</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oodrow_Wilson_1:9.txt</text:p>
          </table:table-cell>
          <table:table-cell office:value-type="string">
            <text:p>Our Bureau of Mines ought to be equipped and empowered to render even more effectual service than it renders now in improving the conditions of mine labor and making the mines more economically productive as well as more safe. This is an all-important part of the work of conservation; and the conservation of human life and energy lies even nearer to our interests than the preservation from waste of our material resources.&lt;br/&gt;&lt;br/&gt;We owe it, in mere justice to the railway employees of the country, to provide for them a fair and effective employers&amp;apos; liability act; and a law that we can stand by in this matter will be no less to the advantage of those who administer the railroads of the country than to the advantage of those whom they employ. The experience of a large number of the States abundantly proves that.&lt;br/&gt;&lt;br/&gt;</text:p>
          </table:table-cell>
          <table:table-cell office:value-type="string">
            <text:p>Wages</text:p>
          </table:table-cell>
          <table:table-cell office:value-type="string">
            <text:p>http://en.wikipedia.org/wiki/Wages</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table:table-cell office:value-type="string">
            <text:p>1</text:p>
          </table:table-cell>
          <table:table-cell table:number-columns-repeated="3"/>
          <table:table-cell table:formula="of:=CONCATENATE([.AB153];&quot;,&quot;;[.AC153];&quot;,&quot;; TEXT([.AK153];&quot;#&quot;))" office:value-type="string" office:string-value="LAU_ET_AL,EDA,1">
            <text:p>LAU_ET_AL,EDA,1</text:p>
          </table:table-cell>
        </table:table-row>
        <table:table-row table:style-name="ro1">
          <table:table-cell office:value-type="string">
            <text:p>2359U8P9Y38TB5LNA2LYQM0JVKBGXM</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8 GMT 2012</text:p>
          </table:table-cell>
          <table:table-cell table:number-columns-repeated="2"/>
          <table:table-cell office:value-type="string">
            <text:p>2MYSK9RJ85OZX82MTK1PUOOQBT26U3</text:p>
          </table:table-cell>
          <table:table-cell office:value-type="string">
            <text:p>AAE9H4ZIKQS37</text:p>
          </table:table-cell>
          <table:table-cell office:value-type="string">
            <text:p>Submitted</text:p>
          </table:table-cell>
          <table:table-cell office:value-type="string">
            <text:p>Thu Sep 13 06:26:34 GMT 2012</text:p>
          </table:table-cell>
          <table:table-cell office:value-type="string">
            <text:p>Thu Sep 13 06:26:49 GMT 2012</text:p>
          </table:table-cell>
          <table:table-cell office:value-type="string">
            <text:p>Wed Sep 19 23:26:49 PDT 2012</text:p>
          </table:table-cell>
          <table:table-cell table:number-columns-repeated="3"/>
          <table:table-cell office:value-type="string">
            <text:p>15</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oodrow_Wilson_1:9.txt</text:p>
          </table:table-cell>
          <table:table-cell office:value-type="string">
            <text:p>Our Bureau of Mines ought to be equipped and empowered to render even more effectual service than it renders now in improving the conditions of mine labor and making the mines more economically productive as well as more safe. This is an all-important part of the work of conservation; and the conservation of human life and energy lies even nearer to our interests than the preservation from waste of our material resources.&lt;br/&gt;&lt;br/&gt;We owe it, in mere justice to the railway employees of the country, to provide for them a fair and effective employers&amp;apos; liability act; and a law that we can stand by in this matter will be no less to the advantage of those who administer the railroads of the country than to the advantage of those whom they employ. The experience of a large number of the States abundantly proves that.&lt;br/&gt;&lt;br/&gt;</text:p>
          </table:table-cell>
          <table:table-cell office:value-type="string">
            <text:p>Wages</text:p>
          </table:table-cell>
          <table:table-cell office:value-type="string">
            <text:p>http://en.wikipedia.org/wiki/Wages</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table:table-cell office:value-type="string">
            <text:p>1</text:p>
          </table:table-cell>
          <table:table-cell table:number-columns-repeated="3"/>
          <table:table-cell table:formula="of:=CONCATENATE([.AB154];&quot;,&quot;;[.AC154];&quot;,&quot;; TEXT([.AK154];&quot;#&quot;))" office:value-type="string" office:string-value="LAU_ET_AL,EDA,1">
            <text:p>LAU_ET_AL,EDA,1</text:p>
          </table:table-cell>
        </table:table-row>
        <table:table-row table:style-name="ro1">
          <table:table-cell office:value-type="string">
            <text:p>2CYULF395SW62PPKZDEYVJBYHBARD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8 GMT 2012</text:p>
          </table:table-cell>
          <table:table-cell table:number-columns-repeated="2"/>
          <table:table-cell office:value-type="string">
            <text:p>214JK63ZVE3H698ZPKH9RL5R9U5AZK</text:p>
          </table:table-cell>
          <table:table-cell office:value-type="string">
            <text:p>A997OZ3H2B3Q2</text:p>
          </table:table-cell>
          <table:table-cell office:value-type="string">
            <text:p>Submitted</text:p>
          </table:table-cell>
          <table:table-cell office:value-type="string">
            <text:p>Thu Sep 13 05:58:07 GMT 2012</text:p>
          </table:table-cell>
          <table:table-cell office:value-type="string">
            <text:p>Thu Sep 13 05:59:02 GMT 2012</text:p>
          </table:table-cell>
          <table:table-cell office:value-type="string">
            <text:p>Wed Sep 19 22:59:02 PDT 2012</text:p>
          </table:table-cell>
          <table:table-cell table:number-columns-repeated="3"/>
          <table:table-cell office:value-type="string">
            <text:p>55</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arry_S._Truman_8:7.txt</text:p>
          </table:table-cell>
          <table:table-cell office:value-type="string">
            <text:p>For this I am profoundly grateful--grateful to my associates in the Executive Branch--most of them non-partisan civil servants; grateful--despite our disagreements-to the Members of the Congress on both sides of the aisle; grateful especially to the American people, the citizens of this Republic, governors of us all.&lt;br/&gt;&lt;br/&gt;We are still so close to recent controversies that some of us may find it hard to understand the accomplishments of these past eight years. But the accomplishments are real and very great, not as the President&amp;apos;s, not as the Congress&amp;apos;, but as the achievements of our country and all the people in it.&lt;br/&gt;&lt;br/&gt;</text:p>
          </table:table-cell>
          <table:table-cell office:value-type="string">
            <text:p>Diosdado Macapagal</text:p>
          </table:table-cell>
          <table:table-cell office:value-type="string">
            <text:p>http://en.wikipedia.org/wiki/Diosdado_Macapagal</text:p>
          </table:table-cell>
          <table:table-cell office:value-type="string">
            <text:p>Grateful Dead discography</text:p>
          </table:table-cell>
          <table:table-cell office:value-type="string">
            <text:p>http://en.wikipedia.org/wiki/Grateful_Dead_discography</text:p>
          </table:table-cell>
          <table:table-cell/>
          <table:table-cell office:value-type="string">
            <text:p>2</text:p>
          </table:table-cell>
          <table:table-cell table:number-columns-repeated="3"/>
          <table:table-cell table:formula="of:=CONCATENATE([.AB155];&quot;,&quot;;[.AC155];&quot;,&quot;; TEXT([.AK155];&quot;#&quot;))" office:value-type="string" office:string-value="LAU_ET_AL,EDA,2">
            <text:p>LAU_ET_AL,EDA,2</text:p>
          </table:table-cell>
        </table:table-row>
        <table:table-row table:style-name="ro1">
          <table:table-cell office:value-type="string">
            <text:p>2CYULF395SW62PPKZDEYVJBYHBARD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8 GMT 2012</text:p>
          </table:table-cell>
          <table:table-cell table:number-columns-repeated="2"/>
          <table:table-cell office:value-type="string">
            <text:p>2KL2D5NQYN5FIZOONFKYUNCW4Q7A6S</text:p>
          </table:table-cell>
          <table:table-cell office:value-type="string">
            <text:p>A3H91IK5ZBIBYN</text:p>
          </table:table-cell>
          <table:table-cell office:value-type="string">
            <text:p>Submitted</text:p>
          </table:table-cell>
          <table:table-cell office:value-type="string">
            <text:p>Thu Sep 13 05:55:09 GMT 2012</text:p>
          </table:table-cell>
          <table:table-cell office:value-type="string">
            <text:p>Thu Sep 13 06:04:58 GMT 2012</text:p>
          </table:table-cell>
          <table:table-cell office:value-type="string">
            <text:p>Wed Sep 19 23:04:58 PDT 2012</text:p>
          </table:table-cell>
          <table:table-cell table:number-columns-repeated="3"/>
          <table:table-cell office:value-type="string">
            <text:p>589</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arry_S._Truman_8:7.txt</text:p>
          </table:table-cell>
          <table:table-cell office:value-type="string">
            <text:p>For this I am profoundly grateful--grateful to my associates in the Executive Branch--most of them non-partisan civil servants; grateful--despite our disagreements-to the Members of the Congress on both sides of the aisle; grateful especially to the American people, the citizens of this Republic, governors of us all.&lt;br/&gt;&lt;br/&gt;We are still so close to recent controversies that some of us may find it hard to understand the accomplishments of these past eight years. But the accomplishments are real and very great, not as the President&amp;apos;s, not as the Congress&amp;apos;, but as the achievements of our country and all the people in it.&lt;br/&gt;&lt;br/&gt;</text:p>
          </table:table-cell>
          <table:table-cell office:value-type="string">
            <text:p>Diosdado Macapagal</text:p>
          </table:table-cell>
          <table:table-cell office:value-type="string">
            <text:p>http://en.wikipedia.org/wiki/Diosdado_Macapagal</text:p>
          </table:table-cell>
          <table:table-cell office:value-type="string">
            <text:p>Grateful Dead discography</text:p>
          </table:table-cell>
          <table:table-cell office:value-type="string">
            <text:p>http://en.wikipedia.org/wiki/Grateful_Dead_discography</text:p>
          </table:table-cell>
          <table:table-cell/>
          <table:table-cell office:value-type="string">
            <text:p>2</text:p>
          </table:table-cell>
          <table:table-cell table:number-columns-repeated="3"/>
          <table:table-cell table:formula="of:=CONCATENATE([.AB156];&quot;,&quot;;[.AC156];&quot;,&quot;; TEXT([.AK156];&quot;#&quot;))" office:value-type="string" office:string-value="LAU_ET_AL,EDA,2">
            <text:p>LAU_ET_AL,EDA,2</text:p>
          </table:table-cell>
        </table:table-row>
        <table:table-row table:style-name="ro1">
          <table:table-cell office:value-type="string">
            <text:p>2CYULF395SW62PPKZDEYVJBYHBARD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8 GMT 2012</text:p>
          </table:table-cell>
          <table:table-cell table:number-columns-repeated="2"/>
          <table:table-cell office:value-type="string">
            <text:p>2REVHVKCJ011ZBV9QH0KYW61E2668J</text:p>
          </table:table-cell>
          <table:table-cell office:value-type="string">
            <text:p>A1K31OBX0MZU1N</text:p>
          </table:table-cell>
          <table:table-cell office:value-type="string">
            <text:p>Submitted</text:p>
          </table:table-cell>
          <table:table-cell office:value-type="string">
            <text:p>Thu Sep 13 05:39:53 GMT 2012</text:p>
          </table:table-cell>
          <table:table-cell office:value-type="string">
            <text:p>Thu Sep 13 05:40:54 GMT 2012</text:p>
          </table:table-cell>
          <table:table-cell office:value-type="string">
            <text:p>Wed Sep 19 22:40:54 PDT 2012</text:p>
          </table:table-cell>
          <table:table-cell table:number-columns-repeated="3"/>
          <table:table-cell office:value-type="string">
            <text:p>61</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arry_S._Truman_8:7.txt</text:p>
          </table:table-cell>
          <table:table-cell office:value-type="string">
            <text:p>For this I am profoundly grateful--grateful to my associates in the Executive Branch--most of them non-partisan civil servants; grateful--despite our disagreements-to the Members of the Congress on both sides of the aisle; grateful especially to the American people, the citizens of this Republic, governors of us all.&lt;br/&gt;&lt;br/&gt;We are still so close to recent controversies that some of us may find it hard to understand the accomplishments of these past eight years. But the accomplishments are real and very great, not as the President&amp;apos;s, not as the Congress&amp;apos;, but as the achievements of our country and all the people in it.&lt;br/&gt;&lt;br/&gt;</text:p>
          </table:table-cell>
          <table:table-cell office:value-type="string">
            <text:p>Diosdado Macapagal</text:p>
          </table:table-cell>
          <table:table-cell office:value-type="string">
            <text:p>http://en.wikipedia.org/wiki/Diosdado_Macapagal</text:p>
          </table:table-cell>
          <table:table-cell office:value-type="string">
            <text:p>Grateful Dead discography</text:p>
          </table:table-cell>
          <table:table-cell office:value-type="string">
            <text:p>http://en.wikipedia.org/wiki/Grateful_Dead_discography</text:p>
          </table:table-cell>
          <table:table-cell/>
          <table:table-cell office:value-type="string">
            <text:p>2</text:p>
          </table:table-cell>
          <table:table-cell table:number-columns-repeated="3"/>
          <table:table-cell table:formula="of:=CONCATENATE([.AB157];&quot;,&quot;;[.AC157];&quot;,&quot;; TEXT([.AK157];&quot;#&quot;))" office:value-type="string" office:string-value="LAU_ET_AL,EDA,2">
            <text:p>LAU_ET_AL,EDA,2</text:p>
          </table:table-cell>
        </table:table-row>
        <table:table-row table:style-name="ro1">
          <table:table-cell office:value-type="string">
            <text:p>292MT6YTWX4HIQQUIE49HGI6KTN1W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8 GMT 2012</text:p>
          </table:table-cell>
          <table:table-cell table:number-columns-repeated="2"/>
          <table:table-cell office:value-type="string">
            <text:p>20SJG5TYMNCWDKSEMJJS0HX17YUIMH</text:p>
          </table:table-cell>
          <table:table-cell office:value-type="string">
            <text:p>AAE9H4ZIKQS37</text:p>
          </table:table-cell>
          <table:table-cell office:value-type="string">
            <text:p>Submitted</text:p>
          </table:table-cell>
          <table:table-cell office:value-type="string">
            <text:p>Thu Sep 13 06:37:49 GMT 2012</text:p>
          </table:table-cell>
          <table:table-cell office:value-type="string">
            <text:p>Thu Sep 13 06:37:58 GMT 2012</text:p>
          </table:table-cell>
          <table:table-cell office:value-type="string">
            <text:p>Wed Sep 19 23:37:58 PDT 2012</text:p>
          </table:table-cell>
          <table:table-cell table:number-columns-repeated="3"/>
          <table:table-cell office:value-type="string">
            <text:p>9</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Abraham_Lincoln_1:37.txt</text:p>
          </table:table-cell>
          <table:table-cell office:value-type="string">
            <text:p>In my present position I could scarcely be justified were I to omit raising a warning voice against this approach of returning despotism.&lt;br/&gt;&lt;br/&gt;It is not needed nor fitting here that a general argument should be made in favor of popular institutions, but there is one point, with its connections, not so hackneyed as most others, to which I ask a brief attention. It is the effort to place capital on an equal footing with, if not above, labor in the structure of government. It is assumed that labor is available only in connection with capital; that nobody labors unless somebody else, owning capital, somehow by the use of it induces him to labor. This assumed, it is next considered whether it is best that capital shall hire laborers, and thus induce them to work by their own consent, or buy them and drive them to it without their consent. Having proceeded so far, it is naturally concluded that all laborers are either hired laborers or what we call slaves. And further, it is assumed that whoever is once a hired laborer is fixed in that condition for life.&lt;br/&gt;&lt;br/&gt;</text:p>
          </table:table-cell>
          <table:table-cell office:value-type="string">
            <text:p>Wages</text:p>
          </table:table-cell>
          <table:table-cell office:value-type="string">
            <text:p>http://en.wikipedia.org/wiki/Wages</text:p>
          </table:table-cell>
          <table:table-cell office:value-type="string">
            <text:p>Economic democracy</text:p>
          </table:table-cell>
          <table:table-cell office:value-type="string">
            <text:p>http://en.wikipedia.org/wiki/Economic_democracy</text:p>
          </table:table-cell>
          <table:table-cell/>
          <table:table-cell office:value-type="string">
            <text:p>2</text:p>
          </table:table-cell>
          <table:table-cell table:number-columns-repeated="3"/>
          <table:table-cell table:formula="of:=CONCATENATE([.AB158];&quot;,&quot;;[.AC158];&quot;,&quot;; TEXT([.AK158];&quot;#&quot;))" office:value-type="string" office:string-value="LAU_ET_AL,EDA,2">
            <text:p>LAU_ET_AL,EDA,2</text:p>
          </table:table-cell>
        </table:table-row>
        <table:table-row table:style-name="ro1">
          <table:table-cell office:value-type="string">
            <text:p>292MT6YTWX4HIQQUIE49HGI6KTN1W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8 GMT 2012</text:p>
          </table:table-cell>
          <table:table-cell table:number-columns-repeated="2"/>
          <table:table-cell office:value-type="string">
            <text:p>2PB51Y7QEOZFDZG6J2KMWFXRJ78DG0</text:p>
          </table:table-cell>
          <table:table-cell office:value-type="string">
            <text:p>A746183X8258H</text:p>
          </table:table-cell>
          <table:table-cell office:value-type="string">
            <text:p>Submitted</text:p>
          </table:table-cell>
          <table:table-cell office:value-type="string">
            <text:p>Thu Sep 13 05:57:05 GMT 2012</text:p>
          </table:table-cell>
          <table:table-cell office:value-type="string">
            <text:p>Thu Sep 13 05:59:10 GMT 2012</text:p>
          </table:table-cell>
          <table:table-cell office:value-type="string">
            <text:p>Wed Sep 19 22:59:10 PDT 2012</text:p>
          </table:table-cell>
          <table:table-cell table:number-columns-repeated="3"/>
          <table:table-cell office:value-type="string">
            <text:p>125</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Abraham_Lincoln_1:37.txt</text:p>
          </table:table-cell>
          <table:table-cell office:value-type="string">
            <text:p>In my present position I could scarcely be justified were I to omit raising a warning voice against this approach of returning despotism.&lt;br/&gt;&lt;br/&gt;It is not needed nor fitting here that a general argument should be made in favor of popular institutions, but there is one point, with its connections, not so hackneyed as most others, to which I ask a brief attention. It is the effort to place capital on an equal footing with, if not above, labor in the structure of government. It is assumed that labor is available only in connection with capital; that nobody labors unless somebody else, owning capital, somehow by the use of it induces him to labor. This assumed, it is next considered whether it is best that capital shall hire laborers, and thus induce them to work by their own consent, or buy them and drive them to it without their consent. Having proceeded so far, it is naturally concluded that all laborers are either hired laborers or what we call slaves. And further, it is assumed that whoever is once a hired laborer is fixed in that condition for life.&lt;br/&gt;&lt;br/&gt;</text:p>
          </table:table-cell>
          <table:table-cell office:value-type="string">
            <text:p>Wages</text:p>
          </table:table-cell>
          <table:table-cell office:value-type="string">
            <text:p>http://en.wikipedia.org/wiki/Wages</text:p>
          </table:table-cell>
          <table:table-cell office:value-type="string">
            <text:p>Economic democracy</text:p>
          </table:table-cell>
          <table:table-cell office:value-type="string">
            <text:p>http://en.wikipedia.org/wiki/Economic_democracy</text:p>
          </table:table-cell>
          <table:table-cell/>
          <table:table-cell office:value-type="string">
            <text:p>2</text:p>
          </table:table-cell>
          <table:table-cell table:number-columns-repeated="3"/>
          <table:table-cell table:formula="of:=CONCATENATE([.AB159];&quot;,&quot;;[.AC159];&quot;,&quot;; TEXT([.AK159];&quot;#&quot;))" office:value-type="string" office:string-value="LAU_ET_AL,EDA,2">
            <text:p>LAU_ET_AL,EDA,2</text:p>
          </table:table-cell>
        </table:table-row>
        <table:table-row table:style-name="ro1">
          <table:table-cell office:value-type="string">
            <text:p>292MT6YTWX4HIQQUIE49HGI6KTN1W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8 GMT 2012</text:p>
          </table:table-cell>
          <table:table-cell table:number-columns-repeated="2"/>
          <table:table-cell office:value-type="string">
            <text:p>2YC2JE1M7PKKOUF1DYQAK04L5CVXQJ</text:p>
          </table:table-cell>
          <table:table-cell office:value-type="string">
            <text:p>A3ABJN1IL7UCZ8</text:p>
          </table:table-cell>
          <table:table-cell office:value-type="string">
            <text:p>Submitted</text:p>
          </table:table-cell>
          <table:table-cell office:value-type="string">
            <text:p>Thu Sep 13 06:29:24 GMT 2012</text:p>
          </table:table-cell>
          <table:table-cell office:value-type="string">
            <text:p>Thu Sep 13 06:32:53 GMT 2012</text:p>
          </table:table-cell>
          <table:table-cell office:value-type="string">
            <text:p>Wed Sep 19 23:32:53 PDT 2012</text:p>
          </table:table-cell>
          <table:table-cell table:number-columns-repeated="3"/>
          <table:table-cell office:value-type="string">
            <text:p>209</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Abraham_Lincoln_1:37.txt</text:p>
          </table:table-cell>
          <table:table-cell office:value-type="string">
            <text:p>In my present position I could scarcely be justified were I to omit raising a warning voice against this approach of returning despotism.&lt;br/&gt;&lt;br/&gt;It is not needed nor fitting here that a general argument should be made in favor of popular institutions, but there is one point, with its connections, not so hackneyed as most others, to which I ask a brief attention. It is the effort to place capital on an equal footing with, if not above, labor in the structure of government. It is assumed that labor is available only in connection with capital; that nobody labors unless somebody else, owning capital, somehow by the use of it induces him to labor. This assumed, it is next considered whether it is best that capital shall hire laborers, and thus induce them to work by their own consent, or buy them and drive them to it without their consent. Having proceeded so far, it is naturally concluded that all laborers are either hired laborers or what we call slaves. And further, it is assumed that whoever is once a hired laborer is fixed in that condition for life.&lt;br/&gt;&lt;br/&gt;</text:p>
          </table:table-cell>
          <table:table-cell office:value-type="string">
            <text:p>Wages</text:p>
          </table:table-cell>
          <table:table-cell office:value-type="string">
            <text:p>http://en.wikipedia.org/wiki/Wages</text:p>
          </table:table-cell>
          <table:table-cell office:value-type="string">
            <text:p>Economic democracy</text:p>
          </table:table-cell>
          <table:table-cell office:value-type="string">
            <text:p>http://en.wikipedia.org/wiki/Economic_democracy</text:p>
          </table:table-cell>
          <table:table-cell/>
          <table:table-cell office:value-type="string">
            <text:p>1</text:p>
          </table:table-cell>
          <table:table-cell table:number-columns-repeated="3"/>
          <table:table-cell table:formula="of:=CONCATENATE([.AB160];&quot;,&quot;;[.AC160];&quot;,&quot;; TEXT([.AK160];&quot;#&quot;))" office:value-type="string" office:string-value="LAU_ET_AL,EDA,1">
            <text:p>LAU_ET_AL,EDA,1</text:p>
          </table:table-cell>
        </table:table-row>
        <table:table-row table:style-name="ro1">
          <table:table-cell office:value-type="string">
            <text:p>2K5AB6BFMFFOD76Y83AFLGESEAMWJ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8 GMT 2012</text:p>
          </table:table-cell>
          <table:table-cell table:number-columns-repeated="2"/>
          <table:table-cell office:value-type="string">
            <text:p>2432YU98JHST0KRQ7P2JHIOBPTMOCX</text:p>
          </table:table-cell>
          <table:table-cell office:value-type="string">
            <text:p>A2W2ZEI7WUASOW</text:p>
          </table:table-cell>
          <table:table-cell office:value-type="string">
            <text:p>Submitted</text:p>
          </table:table-cell>
          <table:table-cell office:value-type="string">
            <text:p>Thu Sep 13 06:06:11 GMT 2012</text:p>
          </table:table-cell>
          <table:table-cell office:value-type="string">
            <text:p>Thu Sep 13 06:06:21 GMT 2012</text:p>
          </table:table-cell>
          <table:table-cell office:value-type="string">
            <text:p>Wed Sep 19 23:06:21 PDT 2012</text:p>
          </table:table-cell>
          <table:table-cell table:number-columns-repeated="3"/>
          <table:table-cell office:value-type="string">
            <text:p>10</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Theodore_Roosevelt_1:32.txt</text:p>
          </table:table-cell>
          <table:table-cell office:value-type="string">
            <text:p>The forests alone cannot, however, fully regulate and conserve the waters of the arid region. Great storage works are necessary to equalize the flow of streams and to save the flood waters. Their construction has been conclusively shown to be an undertaking too vast for private effort. Nor can it be best accomplished by the individual States acting alone. Far-reaching interstate problems are involved; and the resources of single States would often be inadequate. It is properly a national function, at least in some of its features. It is as right for the National Government to make the streams and rivers of the arid region useful by engineering works for water storage as to make useful the rivers and harbors of the humid region by engineering works of another kind. The storing of the floods in reservoirs at the headwaters of our rivers is but an enlargement of our present policy of river control, under which levees are built on the lower reaches of the same streams.&lt;br/&gt;&lt;br/&gt;The Government should construct and maintain these reservoirs as it does other public works. Where their purpose is to regulate the flow of streams, the water should be turned freely into the channels in the dry season to take the same course under the same laws as the natural flow.&lt;br/&gt;&lt;br/&gt;</text:p>
          </table:table-cell>
          <table:table-cell office:value-type="string">
            <text:p>Cable FM</text:p>
          </table:table-cell>
          <table:table-cell office:value-type="string">
            <text:p>http://en.wikipedia.org/wiki/Cable_FM</text:p>
          </table:table-cell>
          <table:table-cell office:value-type="string">
            <text:p>Solid Waste Agency of Northern Cook Cty. v. Army Corps of Engineers</text:p>
          </table:table-cell>
          <table:table-cell office:value-type="string">
            <text:p>http://en.wikipedia.org/wiki/Solid_Waste_Agency_of_Northern_Cook_Cty._v._Army_Corps_of_Engineers</text:p>
          </table:table-cell>
          <table:table-cell/>
          <table:table-cell office:value-type="string">
            <text:p>2</text:p>
          </table:table-cell>
          <table:table-cell table:number-columns-repeated="3"/>
          <table:table-cell table:formula="of:=CONCATENATE([.AB161];&quot;,&quot;;[.AC161];&quot;,&quot;; TEXT([.AK161];&quot;#&quot;))" office:value-type="string" office:string-value="RANDOM,EDA,2">
            <text:p>RANDOM,EDA,2</text:p>
          </table:table-cell>
        </table:table-row>
        <table:table-row table:style-name="ro1">
          <table:table-cell office:value-type="string">
            <text:p>2K5AB6BFMFFOD76Y83AFLGESEAMWJ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8 GMT 2012</text:p>
          </table:table-cell>
          <table:table-cell table:number-columns-repeated="2"/>
          <table:table-cell office:value-type="string">
            <text:p>2DC4F0OHOVR1JRLPVCC9AHEC2PD348</text:p>
          </table:table-cell>
          <table:table-cell office:value-type="string">
            <text:p>A997OZ3H2B3Q2</text:p>
          </table:table-cell>
          <table:table-cell office:value-type="string">
            <text:p>Submitted</text:p>
          </table:table-cell>
          <table:table-cell office:value-type="string">
            <text:p>Thu Sep 13 06:30:00 GMT 2012</text:p>
          </table:table-cell>
          <table:table-cell office:value-type="string">
            <text:p>Thu Sep 13 06:30:18 GMT 2012</text:p>
          </table:table-cell>
          <table:table-cell office:value-type="string">
            <text:p>Wed Sep 19 23:30:18 PDT 2012</text:p>
          </table:table-cell>
          <table:table-cell table:number-columns-repeated="3"/>
          <table:table-cell office:value-type="string">
            <text:p>18</text:p>
          </table:table-cell>
          <table:table-cell table:number-columns-repeated="2" office:value-type="string">
            <text:p>100% (93/93)</text:p>
          </table:table-cell>
          <table:table-cell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Theodore_Roosevelt_1:32.txt</text:p>
          </table:table-cell>
          <table:table-cell office:value-type="string">
            <text:p>The forests alone cannot, however, fully regulate and conserve the waters of the arid region. Great storage works are necessary to equalize the flow of streams and to save the flood waters. Their construction has been conclusively shown to be an undertaking too vast for private effort. Nor can it be best accomplished by the individual States acting alone. Far-reaching interstate problems are involved; and the resources of single States would often be inadequate. It is properly a national function, at least in some of its features. It is as right for the National Government to make the streams and rivers of the arid region useful by engineering works for water storage as to make useful the rivers and harbors of the humid region by engineering works of another kind. The storing of the floods in reservoirs at the headwaters of our rivers is but an enlargement of our present policy of river control, under which levees are built on the lower reaches of the same streams.&lt;br/&gt;&lt;br/&gt;The Government should construct and maintain these reservoirs as it does other public works. Where their purpose is to regulate the flow of streams, the water should be turned freely into the channels in the dry season to take the same course under the same laws as the natural flow.&lt;br/&gt;&lt;br/&gt;</text:p>
          </table:table-cell>
          <table:table-cell office:value-type="string">
            <text:p>Cable FM</text:p>
          </table:table-cell>
          <table:table-cell office:value-type="string">
            <text:p>http://en.wikipedia.org/wiki/Cable_FM</text:p>
          </table:table-cell>
          <table:table-cell office:value-type="string">
            <text:p>Solid Waste Agency of Northern Cook Cty. v. Army Corps of Engineers</text:p>
          </table:table-cell>
          <table:table-cell office:value-type="string">
            <text:p>http://en.wikipedia.org/wiki/Solid_Waste_Agency_of_Northern_Cook_Cty._v._Army_Corps_of_Engineers</text:p>
          </table:table-cell>
          <table:table-cell/>
          <table:table-cell office:value-type="string">
            <text:p>2</text:p>
          </table:table-cell>
          <table:table-cell table:number-columns-repeated="3"/>
          <table:table-cell table:formula="of:=CONCATENATE([.AB162];&quot;,&quot;;[.AC162];&quot;,&quot;; TEXT([.AK162];&quot;#&quot;))" office:value-type="string" office:string-value="RANDOM,EDA,2">
            <text:p>RANDOM,EDA,2</text:p>
          </table:table-cell>
        </table:table-row>
        <table:table-row table:style-name="ro1">
          <table:table-cell office:value-type="string">
            <text:p>2K5AB6BFMFFOD76Y83AFLGESEAMWJ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8 GMT 2012</text:p>
          </table:table-cell>
          <table:table-cell table:number-columns-repeated="2"/>
          <table:table-cell office:value-type="string">
            <text:p>2RKTLB3L0FBJORCGQOARMVE5X4XWKX</text:p>
          </table:table-cell>
          <table:table-cell office:value-type="string">
            <text:p>A31ALYJKPKD09W</text:p>
          </table:table-cell>
          <table:table-cell office:value-type="string">
            <text:p>Submitted</text:p>
          </table:table-cell>
          <table:table-cell office:value-type="string">
            <text:p>Thu Sep 13 06:43:00 GMT 2012</text:p>
          </table:table-cell>
          <table:table-cell office:value-type="string">
            <text:p>Thu Sep 13 06:43:17 GMT 2012</text:p>
          </table:table-cell>
          <table:table-cell office:value-type="string">
            <text:p>Wed Sep 19 23:43:17 PDT 2012</text:p>
          </table:table-cell>
          <table:table-cell table:number-columns-repeated="3"/>
          <table:table-cell office:value-type="string">
            <text:p>17</text:p>
          </table:table-cell>
          <table:table-cell office:value-type="string">
            <text:p>100% (294/295)</text:p>
          </table:table-cell>
          <table:table-cell office:value-type="string">
            <text:p>100% (62/62)</text:p>
          </table:table-cell>
          <table:table-cell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Theodore_Roosevelt_1:32.txt</text:p>
          </table:table-cell>
          <table:table-cell office:value-type="string">
            <text:p>The forests alone cannot, however, fully regulate and conserve the waters of the arid region. Great storage works are necessary to equalize the flow of streams and to save the flood waters. Their construction has been conclusively shown to be an undertaking too vast for private effort. Nor can it be best accomplished by the individual States acting alone. Far-reaching interstate problems are involved; and the resources of single States would often be inadequate. It is properly a national function, at least in some of its features. It is as right for the National Government to make the streams and rivers of the arid region useful by engineering works for water storage as to make useful the rivers and harbors of the humid region by engineering works of another kind. The storing of the floods in reservoirs at the headwaters of our rivers is but an enlargement of our present policy of river control, under which levees are built on the lower reaches of the same streams.&lt;br/&gt;&lt;br/&gt;The Government should construct and maintain these reservoirs as it does other public works. Where their purpose is to regulate the flow of streams, the water should be turned freely into the channels in the dry season to take the same course under the same laws as the natural flow.&lt;br/&gt;&lt;br/&gt;</text:p>
          </table:table-cell>
          <table:table-cell office:value-type="string">
            <text:p>Cable FM</text:p>
          </table:table-cell>
          <table:table-cell office:value-type="string">
            <text:p>http://en.wikipedia.org/wiki/Cable_FM</text:p>
          </table:table-cell>
          <table:table-cell office:value-type="string">
            <text:p>Solid Waste Agency of Northern Cook Cty. v. Army Corps of Engineers</text:p>
          </table:table-cell>
          <table:table-cell office:value-type="string">
            <text:p>http://en.wikipedia.org/wiki/Solid_Waste_Agency_of_Northern_Cook_Cty._v._Army_Corps_of_Engineers</text:p>
          </table:table-cell>
          <table:table-cell/>
          <table:table-cell office:value-type="string">
            <text:p>1</text:p>
          </table:table-cell>
          <table:table-cell table:number-columns-repeated="3"/>
          <table:table-cell table:formula="of:=CONCATENATE([.AB163];&quot;,&quot;;[.AC163];&quot;,&quot;; TEXT([.AK163];&quot;#&quot;))" office:value-type="string" office:string-value="RANDOM,EDA,1">
            <text:p>RANDOM,EDA,1</text:p>
          </table:table-cell>
        </table:table-row>
        <table:table-row table:style-name="ro1">
          <table:table-cell office:value-type="string">
            <text:p>2GKMIKMN9U8PO7RD06NXQ3SU0SHBS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8 GMT 2012</text:p>
          </table:table-cell>
          <table:table-cell table:number-columns-repeated="2"/>
          <table:table-cell office:value-type="string">
            <text:p>25PX2Q45UUKQ374SP6SN08OG6G8BT4</text:p>
          </table:table-cell>
          <table:table-cell office:value-type="string">
            <text:p>AAE9H4ZIKQS37</text:p>
          </table:table-cell>
          <table:table-cell office:value-type="string">
            <text:p>Submitted</text:p>
          </table:table-cell>
          <table:table-cell office:value-type="string">
            <text:p>Thu Sep 13 06:48:06 GMT 2012</text:p>
          </table:table-cell>
          <table:table-cell office:value-type="string">
            <text:p>Thu Sep 13 06:48:13 GMT 2012</text:p>
          </table:table-cell>
          <table:table-cell office:value-type="string">
            <text:p>Wed Sep 19 23:48:13 PDT 2012</text:p>
          </table:table-cell>
          <table:table-cell table:number-columns-repeated="3"/>
          <table:table-cell office:value-type="string">
            <text:p>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illiam_McKinley_1:18.txt</text:p>
          </table:table-cell>
          <table:table-cell office:value-type="string">
            <text:p>The wise utterances of President Grant in his memorable message of December 7, 1875, are signally relevant to the present situation in Cuba, and it may be wholesome now to recall them. At that time a ruinous conflict had for seven years wasted the neighboring island. During all those years an utter disregard of the laws of civilized warfare and of the just demands of humanity, which called forth expressions of condemnation from the nations of Christendom, continued unabated. Desolation and ruin pervaded that productive region, enormously affecting the commerce of all commercial nations, but that of the United States more than any other by reason of proximity and larger trade and intercourse. At that juncture General Grant uttered these words, which now, as then, sum up the elements of the problem:&lt;br/&gt;&lt;br/&gt;A recognition of the independence of Cuba being, in my opinion, impracticable and indefensible, the question which next presents itself is that of the recognition of belligerent rights in the parties to the contest.&lt;br/&gt;&lt;br/&gt;</text:p>
          </table:table-cell>
          <table:table-cell office:value-type="string">
            <text:p>Historical powers</text:p>
          </table:table-cell>
          <table:table-cell office:value-type="string">
            <text:p>http://en.wikipedia.org/wiki/Historical_powers</text:p>
          </table:table-cell>
          <table:table-cell office:value-type="string">
            <text:p>Foreign</text:p>
          </table:table-cell>
          <table:table-cell office:value-type="string">
            <text:p>http://en.wikipedia.org/wiki/Foreign</text:p>
          </table:table-cell>
          <table:table-cell/>
          <table:table-cell office:value-type="string">
            <text:p>1</text:p>
          </table:table-cell>
          <table:table-cell table:number-columns-repeated="3"/>
          <table:table-cell table:formula="of:=CONCATENATE([.AB164];&quot;,&quot;;[.AC164];&quot;,&quot;; TEXT([.AK164];&quot;#&quot;))" office:value-type="string" office:string-value="EDA,LAU_ET_AL,1">
            <text:p>EDA,LAU_ET_AL,1</text:p>
          </table:table-cell>
        </table:table-row>
        <table:table-row table:style-name="ro1">
          <table:table-cell office:value-type="string">
            <text:p>2GKMIKMN9U8PO7RD06NXQ3SU0SHBS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8 GMT 2012</text:p>
          </table:table-cell>
          <table:table-cell table:number-columns-repeated="2"/>
          <table:table-cell office:value-type="string">
            <text:p>2A7K0COK2JE11GDPRJCR46OZGR7LSB</text:p>
          </table:table-cell>
          <table:table-cell office:value-type="string">
            <text:p>A31ALYJKPKD09W</text:p>
          </table:table-cell>
          <table:table-cell office:value-type="string">
            <text:p>Submitted</text:p>
          </table:table-cell>
          <table:table-cell office:value-type="string">
            <text:p>Thu Sep 13 06:50:32 GMT 2012</text:p>
          </table:table-cell>
          <table:table-cell office:value-type="string">
            <text:p>Thu Sep 13 06:50:39 GMT 2012</text:p>
          </table:table-cell>
          <table:table-cell office:value-type="string">
            <text:p>Wed Sep 19 23:50:39 PDT 2012</text:p>
          </table:table-cell>
          <table:table-cell table:number-columns-repeated="3"/>
          <table:table-cell office:value-type="string">
            <text:p>7</text:p>
          </table:table-cell>
          <table:table-cell office:value-type="string">
            <text:p>100% (294/295)</text:p>
          </table:table-cell>
          <table:table-cell office:value-type="string">
            <text:p>100% (62/62)</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illiam_McKinley_1:18.txt</text:p>
          </table:table-cell>
          <table:table-cell office:value-type="string">
            <text:p>The wise utterances of President Grant in his memorable message of December 7, 1875, are signally relevant to the present situation in Cuba, and it may be wholesome now to recall them. At that time a ruinous conflict had for seven years wasted the neighboring island. During all those years an utter disregard of the laws of civilized warfare and of the just demands of humanity, which called forth expressions of condemnation from the nations of Christendom, continued unabated. Desolation and ruin pervaded that productive region, enormously affecting the commerce of all commercial nations, but that of the United States more than any other by reason of proximity and larger trade and intercourse. At that juncture General Grant uttered these words, which now, as then, sum up the elements of the problem:&lt;br/&gt;&lt;br/&gt;A recognition of the independence of Cuba being, in my opinion, impracticable and indefensible, the question which next presents itself is that of the recognition of belligerent rights in the parties to the contest.&lt;br/&gt;&lt;br/&gt;</text:p>
          </table:table-cell>
          <table:table-cell office:value-type="string">
            <text:p>Historical powers</text:p>
          </table:table-cell>
          <table:table-cell office:value-type="string">
            <text:p>http://en.wikipedia.org/wiki/Historical_powers</text:p>
          </table:table-cell>
          <table:table-cell office:value-type="string">
            <text:p>Foreign</text:p>
          </table:table-cell>
          <table:table-cell office:value-type="string">
            <text:p>http://en.wikipedia.org/wiki/Foreign</text:p>
          </table:table-cell>
          <table:table-cell/>
          <table:table-cell office:value-type="string">
            <text:p>1</text:p>
          </table:table-cell>
          <table:table-cell table:number-columns-repeated="3"/>
          <table:table-cell table:formula="of:=CONCATENATE([.AB165];&quot;,&quot;;[.AC165];&quot;,&quot;; TEXT([.AK165];&quot;#&quot;))" office:value-type="string" office:string-value="EDA,LAU_ET_AL,1">
            <text:p>EDA,LAU_ET_AL,1</text:p>
          </table:table-cell>
        </table:table-row>
        <table:table-row table:style-name="ro1">
          <table:table-cell office:value-type="string">
            <text:p>2GKMIKMN9U8PO7RD06NXQ3SU0SHBS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8 GMT 2012</text:p>
          </table:table-cell>
          <table:table-cell table:number-columns-repeated="2"/>
          <table:table-cell office:value-type="string">
            <text:p>2CBENLVWJ5OPQ9M0N9ZYUWB7K4H1TB</text:p>
          </table:table-cell>
          <table:table-cell office:value-type="string">
            <text:p>A997OZ3H2B3Q2</text:p>
          </table:table-cell>
          <table:table-cell office:value-type="string">
            <text:p>Submitted</text:p>
          </table:table-cell>
          <table:table-cell office:value-type="string">
            <text:p>Thu Sep 13 06:49:55 GMT 2012</text:p>
          </table:table-cell>
          <table:table-cell office:value-type="string">
            <text:p>Thu Sep 13 06:50:07 GMT 2012</text:p>
          </table:table-cell>
          <table:table-cell office:value-type="string">
            <text:p>Wed Sep 19 23:50:07 PDT 2012</text:p>
          </table:table-cell>
          <table:table-cell table:number-columns-repeated="3"/>
          <table:table-cell office:value-type="string">
            <text:p>12</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illiam_McKinley_1:18.txt</text:p>
          </table:table-cell>
          <table:table-cell office:value-type="string">
            <text:p>The wise utterances of President Grant in his memorable message of December 7, 1875, are signally relevant to the present situation in Cuba, and it may be wholesome now to recall them. At that time a ruinous conflict had for seven years wasted the neighboring island. During all those years an utter disregard of the laws of civilized warfare and of the just demands of humanity, which called forth expressions of condemnation from the nations of Christendom, continued unabated. Desolation and ruin pervaded that productive region, enormously affecting the commerce of all commercial nations, but that of the United States more than any other by reason of proximity and larger trade and intercourse. At that juncture General Grant uttered these words, which now, as then, sum up the elements of the problem:&lt;br/&gt;&lt;br/&gt;A recognition of the independence of Cuba being, in my opinion, impracticable and indefensible, the question which next presents itself is that of the recognition of belligerent rights in the parties to the contest.&lt;br/&gt;&lt;br/&gt;</text:p>
          </table:table-cell>
          <table:table-cell office:value-type="string">
            <text:p>Historical powers</text:p>
          </table:table-cell>
          <table:table-cell office:value-type="string">
            <text:p>http://en.wikipedia.org/wiki/Historical_powers</text:p>
          </table:table-cell>
          <table:table-cell office:value-type="string">
            <text:p>Foreign</text:p>
          </table:table-cell>
          <table:table-cell office:value-type="string">
            <text:p>http://en.wikipedia.org/wiki/Foreign</text:p>
          </table:table-cell>
          <table:table-cell/>
          <table:table-cell office:value-type="string">
            <text:p>2</text:p>
          </table:table-cell>
          <table:table-cell table:number-columns-repeated="3"/>
          <table:table-cell table:formula="of:=CONCATENATE([.AB166];&quot;,&quot;;[.AC166];&quot;,&quot;; TEXT([.AK166];&quot;#&quot;))" office:value-type="string" office:string-value="EDA,LAU_ET_AL,2">
            <text:p>EDA,LAU_ET_AL,2</text:p>
          </table:table-cell>
        </table:table-row>
        <table:table-row table:style-name="ro1">
          <table:table-cell office:value-type="string">
            <text:p>2MX3Q0JG5TYM2LK3IE0FHSSSJ7WJF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8 GMT 2012</text:p>
          </table:table-cell>
          <table:table-cell table:number-columns-repeated="2"/>
          <table:table-cell office:value-type="string">
            <text:p>2QFTBJ3MMDX5UYVSDCBHJ9MD33PCY0</text:p>
          </table:table-cell>
          <table:table-cell office:value-type="string">
            <text:p>AS809NPDW8VZ0</text:p>
          </table:table-cell>
          <table:table-cell office:value-type="string">
            <text:p>Submitted</text:p>
          </table:table-cell>
          <table:table-cell office:value-type="string">
            <text:p>Thu Sep 13 06:43:18 GMT 2012</text:p>
          </table:table-cell>
          <table:table-cell office:value-type="string">
            <text:p>Thu Sep 13 06:43:58 GMT 2012</text:p>
          </table:table-cell>
          <table:table-cell office:value-type="string">
            <text:p>Wed Sep 19 23:43:58 PDT 2012</text:p>
          </table:table-cell>
          <table:table-cell table:number-columns-repeated="3"/>
          <table:table-cell office:value-type="string">
            <text:p>40</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Herbert_Hoover_2:14.txt</text:p>
          </table:table-cell>
          <table:table-cell office:value-type="string">
            <text:p>The second direction of cooperation has been that our governments, National, State, and local, the industries and business so distribute employment as to give work to the maximum number of employees.&lt;br/&gt;&lt;br/&gt;The third direction of cooperation has been to maintain and even extend construction work and betterments in anticipation of the future. It has been the universal experience in previous depressions that public works and private construction have fallen off rapidly with the general tide of depression. On this occasion, however, the increased authorization and generous appropriations by the Congress and the action of States and municipalities have resulted in the expansion of public construction to an amount even above that in the most prosperous years. In addition the cooperation of public utilities, railways, and other large organizations has been generously given in construction and betterment work in anticipation of future need. The Department of Commerce advises me that as a result, the volume of this type of construction work, which amounted to roughly $6,300,000,000 in 1929, instead of decreasing will show a total of about $7,000,000,000 for 1930. There has, of course, been a substantial decrease in the types of construction which could not be undertaken in advance of need.&lt;br/&gt;&lt;br/&gt;</text:p>
          </table:table-cell>
          <table:table-cell office:value-type="string">
            <text:p>Industrial and organizational psychology</text:p>
          </table:table-cell>
          <table:table-cell office:value-type="string">
            <text:p>http://en.wikipedia.org/wiki/Industrial_and_organizational_psychology</text:p>
          </table:table-cell>
          <table:table-cell office:value-type="string">
            <text:p>Railroads</text:p>
          </table:table-cell>
          <table:table-cell office:value-type="string">
            <text:p>http://en.wikipedia.org/wiki/Railroads</text:p>
          </table:table-cell>
          <table:table-cell/>
          <table:table-cell office:value-type="string">
            <text:p>1</text:p>
          </table:table-cell>
          <table:table-cell table:number-columns-repeated="3"/>
          <table:table-cell table:formula="of:=CONCATENATE([.AB167];&quot;,&quot;;[.AC167];&quot;,&quot;; TEXT([.AK167];&quot;#&quot;))" office:value-type="string" office:string-value="EDA,LAU_ET_AL,1">
            <text:p>EDA,LAU_ET_AL,1</text:p>
          </table:table-cell>
        </table:table-row>
        <table:table-row table:style-name="ro1">
          <table:table-cell office:value-type="string">
            <text:p>2MX3Q0JG5TYM2LK3IE0FHSSSJ7WJF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8 GMT 2012</text:p>
          </table:table-cell>
          <table:table-cell table:number-columns-repeated="2"/>
          <table:table-cell office:value-type="string">
            <text:p>2RX7DZKPFE4EVM5ITCWLGI9N5BEF5Z</text:p>
          </table:table-cell>
          <table:table-cell office:value-type="string">
            <text:p>A31ALYJKPKD09W</text:p>
          </table:table-cell>
          <table:table-cell office:value-type="string">
            <text:p>Submitted</text:p>
          </table:table-cell>
          <table:table-cell office:value-type="string">
            <text:p>Thu Sep 13 06:50:48 GMT 2012</text:p>
          </table:table-cell>
          <table:table-cell office:value-type="string">
            <text:p>Thu Sep 13 06:50:55 GMT 2012</text:p>
          </table:table-cell>
          <table:table-cell office:value-type="string">
            <text:p>Wed Sep 19 23:50:55 PDT 2012</text:p>
          </table:table-cell>
          <table:table-cell table:number-columns-repeated="3"/>
          <table:table-cell office:value-type="string">
            <text:p>7</text:p>
          </table:table-cell>
          <table:table-cell office:value-type="string">
            <text:p>100% (294/295)</text:p>
          </table:table-cell>
          <table:table-cell office:value-type="string">
            <text:p>100% (62/62)</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Herbert_Hoover_2:14.txt</text:p>
          </table:table-cell>
          <table:table-cell office:value-type="string">
            <text:p>The second direction of cooperation has been that our governments, National, State, and local, the industries and business so distribute employment as to give work to the maximum number of employees.&lt;br/&gt;&lt;br/&gt;The third direction of cooperation has been to maintain and even extend construction work and betterments in anticipation of the future. It has been the universal experience in previous depressions that public works and private construction have fallen off rapidly with the general tide of depression. On this occasion, however, the increased authorization and generous appropriations by the Congress and the action of States and municipalities have resulted in the expansion of public construction to an amount even above that in the most prosperous years. In addition the cooperation of public utilities, railways, and other large organizations has been generously given in construction and betterment work in anticipation of future need. The Department of Commerce advises me that as a result, the volume of this type of construction work, which amounted to roughly $6,300,000,000 in 1929, instead of decreasing will show a total of about $7,000,000,000 for 1930. There has, of course, been a substantial decrease in the types of construction which could not be undertaken in advance of need.&lt;br/&gt;&lt;br/&gt;</text:p>
          </table:table-cell>
          <table:table-cell office:value-type="string">
            <text:p>Industrial and organizational psychology</text:p>
          </table:table-cell>
          <table:table-cell office:value-type="string">
            <text:p>http://en.wikipedia.org/wiki/Industrial_and_organizational_psychology</text:p>
          </table:table-cell>
          <table:table-cell office:value-type="string">
            <text:p>Railroads</text:p>
          </table:table-cell>
          <table:table-cell office:value-type="string">
            <text:p>http://en.wikipedia.org/wiki/Railroads</text:p>
          </table:table-cell>
          <table:table-cell/>
          <table:table-cell office:value-type="string">
            <text:p>1</text:p>
          </table:table-cell>
          <table:table-cell table:number-columns-repeated="3"/>
          <table:table-cell table:formula="of:=CONCATENATE([.AB168];&quot;,&quot;;[.AC168];&quot;,&quot;; TEXT([.AK168];&quot;#&quot;))" office:value-type="string" office:string-value="EDA,LAU_ET_AL,1">
            <text:p>EDA,LAU_ET_AL,1</text:p>
          </table:table-cell>
        </table:table-row>
        <table:table-row table:style-name="ro1">
          <table:table-cell office:value-type="string">
            <text:p>2MX3Q0JG5TYM2LK3IE0FHSSSJ7WJF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8 GMT 2012</text:p>
          </table:table-cell>
          <table:table-cell table:number-columns-repeated="2"/>
          <table:table-cell office:value-type="string">
            <text:p>2U1RJ85OZIZEWVYFWWFOY5EWVCR9X9</text:p>
          </table:table-cell>
          <table:table-cell office:value-type="string">
            <text:p>AAE9H4ZIKQS37</text:p>
          </table:table-cell>
          <table:table-cell office:value-type="string">
            <text:p>Submitted</text:p>
          </table:table-cell>
          <table:table-cell office:value-type="string">
            <text:p>Thu Sep 13 06:30:01 GMT 2012</text:p>
          </table:table-cell>
          <table:table-cell office:value-type="string">
            <text:p>Thu Sep 13 06:30:10 GMT 2012</text:p>
          </table:table-cell>
          <table:table-cell office:value-type="string">
            <text:p>Wed Sep 19 23:30:10 PDT 2012</text:p>
          </table:table-cell>
          <table:table-cell table:number-columns-repeated="3"/>
          <table:table-cell office:value-type="string">
            <text:p>9</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Herbert_Hoover_2:14.txt</text:p>
          </table:table-cell>
          <table:table-cell office:value-type="string">
            <text:p>The second direction of cooperation has been that our governments, National, State, and local, the industries and business so distribute employment as to give work to the maximum number of employees.&lt;br/&gt;&lt;br/&gt;The third direction of cooperation has been to maintain and even extend construction work and betterments in anticipation of the future. It has been the universal experience in previous depressions that public works and private construction have fallen off rapidly with the general tide of depression. On this occasion, however, the increased authorization and generous appropriations by the Congress and the action of States and municipalities have resulted in the expansion of public construction to an amount even above that in the most prosperous years. In addition the cooperation of public utilities, railways, and other large organizations has been generously given in construction and betterment work in anticipation of future need. The Department of Commerce advises me that as a result, the volume of this type of construction work, which amounted to roughly $6,300,000,000 in 1929, instead of decreasing will show a total of about $7,000,000,000 for 1930. There has, of course, been a substantial decrease in the types of construction which could not be undertaken in advance of need.&lt;br/&gt;&lt;br/&gt;</text:p>
          </table:table-cell>
          <table:table-cell office:value-type="string">
            <text:p>Industrial and organizational psychology</text:p>
          </table:table-cell>
          <table:table-cell office:value-type="string">
            <text:p>http://en.wikipedia.org/wiki/Industrial_and_organizational_psychology</text:p>
          </table:table-cell>
          <table:table-cell office:value-type="string">
            <text:p>Railroads</text:p>
          </table:table-cell>
          <table:table-cell office:value-type="string">
            <text:p>http://en.wikipedia.org/wiki/Railroads</text:p>
          </table:table-cell>
          <table:table-cell/>
          <table:table-cell office:value-type="string">
            <text:p>2</text:p>
          </table:table-cell>
          <table:table-cell table:number-columns-repeated="3"/>
          <table:table-cell table:formula="of:=CONCATENATE([.AB169];&quot;,&quot;;[.AC169];&quot;,&quot;; TEXT([.AK169];&quot;#&quot;))" office:value-type="string" office:string-value="EDA,LAU_ET_AL,2">
            <text:p>EDA,LAU_ET_AL,2</text:p>
          </table:table-cell>
        </table:table-row>
        <table:table-row table:style-name="ro1">
          <table:table-cell office:value-type="string">
            <text:p>295TL0XULRGN8K78TW4XDFP7PGXP3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11ZJMJUNU8LEFFC7QWRH8D8PIXG08</text:p>
          </table:table-cell>
          <table:table-cell office:value-type="string">
            <text:p>A997OZ3H2B3Q2</text:p>
          </table:table-cell>
          <table:table-cell office:value-type="string">
            <text:p>Submitted</text:p>
          </table:table-cell>
          <table:table-cell office:value-type="string">
            <text:p>Thu Sep 13 05:39:12 GMT 2012</text:p>
          </table:table-cell>
          <table:table-cell office:value-type="string">
            <text:p>Thu Sep 13 05:39:39 GMT 2012</text:p>
          </table:table-cell>
          <table:table-cell office:value-type="string">
            <text:p>Wed Sep 19 22:39:39 PDT 2012</text:p>
          </table:table-cell>
          <table:table-cell table:number-columns-repeated="3"/>
          <table:table-cell office:value-type="string">
            <text:p>27</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Theodore_Roosevelt_7:21.txt</text:p>
          </table:table-cell>
          <table:table-cell office:value-type="string">
            <text:p>The need for some provision for such investigation was forcibly illustrated during the past summer. A strike of telegraph operators seriously interfered with telegraphic communication, causing great damage to business interests and serious inconvenience to the general public. Appeals were made to me from many parts of the country, from city councils, from boards of trade, from chambers of commerce, and from labor organizations, urging that steps be taken to terminate the strike. Everything that could with any propriety be done by a representative of the Government was done, without avail, and for weeks the public stood by and suffered without recourse of any kind. Had the machinery existed and had there been authority for compulsory investigation of the dispute, the public would have been placed in possession of the merits of the controversy, and public opinion would probably have brought about a prompt adjustment.&lt;br/&gt;&lt;br/&gt;Each successive step creating machinery for the adjustment of labor difficulties must be taken with caution, but we should endeavor to make progress in this direction.&lt;br/&gt;&lt;br/&gt;</text:p>
          </table:table-cell>
          <table:table-cell office:value-type="string">
            <text:p>NLRB v. Mackay Radio &amp; Telegraph Co.</text:p>
          </table:table-cell>
          <table:table-cell office:value-type="string">
            <text:p>http://en.wikipedia.org/wiki/NLRB_v._Mackay_Radio_&amp;_Telegraph_Co.</text:p>
          </table:table-cell>
          <table:table-cell office:value-type="string">
            <text:p>Dormant Commerce Clause</text:p>
          </table:table-cell>
          <table:table-cell office:value-type="string">
            <text:p>http://en.wikipedia.org/wiki/Dormant_Commerce_Clause</text:p>
          </table:table-cell>
          <table:table-cell/>
          <table:table-cell office:value-type="string">
            <text:p>1</text:p>
          </table:table-cell>
          <table:table-cell table:number-columns-repeated="3"/>
          <table:table-cell table:formula="of:=CONCATENATE([.AB170];&quot;,&quot;;[.AC170];&quot;,&quot;; TEXT([.AK170];&quot;#&quot;))" office:value-type="string" office:string-value="EDA,LAU_ET_AL,1">
            <text:p>EDA,LAU_ET_AL,1</text:p>
          </table:table-cell>
        </table:table-row>
        <table:table-row table:style-name="ro1">
          <table:table-cell office:value-type="string">
            <text:p>295TL0XULRGN8K78TW4XDFP7PGXP3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5J14IXKO2L9HQ2H3KXXBYOCIU8BCL</text:p>
          </table:table-cell>
          <table:table-cell office:value-type="string">
            <text:p>A31ALYJKPKD09W</text:p>
          </table:table-cell>
          <table:table-cell office:value-type="string">
            <text:p>Submitted</text:p>
          </table:table-cell>
          <table:table-cell office:value-type="string">
            <text:p>Thu Sep 13 06:45:58 GMT 2012</text:p>
          </table:table-cell>
          <table:table-cell office:value-type="string">
            <text:p>Thu Sep 13 06:46:06 GMT 2012</text:p>
          </table:table-cell>
          <table:table-cell office:value-type="string">
            <text:p>Wed Sep 19 23:46:06 PDT 2012</text:p>
          </table:table-cell>
          <table:table-cell table:number-columns-repeated="3"/>
          <table:table-cell office:value-type="string">
            <text:p>8</text:p>
          </table:table-cell>
          <table:table-cell office:value-type="string">
            <text:p>100% (294/295)</text:p>
          </table:table-cell>
          <table:table-cell office:value-type="string">
            <text:p>100% (62/62)</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Theodore_Roosevelt_7:21.txt</text:p>
          </table:table-cell>
          <table:table-cell office:value-type="string">
            <text:p>The need for some provision for such investigation was forcibly illustrated during the past summer. A strike of telegraph operators seriously interfered with telegraphic communication, causing great damage to business interests and serious inconvenience to the general public. Appeals were made to me from many parts of the country, from city councils, from boards of trade, from chambers of commerce, and from labor organizations, urging that steps be taken to terminate the strike. Everything that could with any propriety be done by a representative of the Government was done, without avail, and for weeks the public stood by and suffered without recourse of any kind. Had the machinery existed and had there been authority for compulsory investigation of the dispute, the public would have been placed in possession of the merits of the controversy, and public opinion would probably have brought about a prompt adjustment.&lt;br/&gt;&lt;br/&gt;Each successive step creating machinery for the adjustment of labor difficulties must be taken with caution, but we should endeavor to make progress in this direction.&lt;br/&gt;&lt;br/&gt;</text:p>
          </table:table-cell>
          <table:table-cell office:value-type="string">
            <text:p>NLRB v. Mackay Radio &amp; Telegraph Co.</text:p>
          </table:table-cell>
          <table:table-cell office:value-type="string">
            <text:p>http://en.wikipedia.org/wiki/NLRB_v._Mackay_Radio_&amp;_Telegraph_Co.</text:p>
          </table:table-cell>
          <table:table-cell office:value-type="string">
            <text:p>Dormant Commerce Clause</text:p>
          </table:table-cell>
          <table:table-cell office:value-type="string">
            <text:p>http://en.wikipedia.org/wiki/Dormant_Commerce_Clause</text:p>
          </table:table-cell>
          <table:table-cell/>
          <table:table-cell office:value-type="string">
            <text:p>2</text:p>
          </table:table-cell>
          <table:table-cell table:number-columns-repeated="3"/>
          <table:table-cell table:formula="of:=CONCATENATE([.AB171];&quot;,&quot;;[.AC171];&quot;,&quot;; TEXT([.AK171];&quot;#&quot;))" office:value-type="string" office:string-value="EDA,LAU_ET_AL,2">
            <text:p>EDA,LAU_ET_AL,2</text:p>
          </table:table-cell>
        </table:table-row>
        <table:table-row table:style-name="ro1">
          <table:table-cell office:value-type="string">
            <text:p>295TL0XULRGN8K78TW4XDFP7PGXP3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CD92HECWA6XI7CHJPRCX5KXV8PKJR</text:p>
          </table:table-cell>
          <table:table-cell office:value-type="string">
            <text:p>AAE9H4ZIKQS37</text:p>
          </table:table-cell>
          <table:table-cell office:value-type="string">
            <text:p>Submitted</text:p>
          </table:table-cell>
          <table:table-cell office:value-type="string">
            <text:p>Thu Sep 13 06:45:54 GMT 2012</text:p>
          </table:table-cell>
          <table:table-cell office:value-type="string">
            <text:p>Thu Sep 13 06:46:08 GMT 2012</text:p>
          </table:table-cell>
          <table:table-cell office:value-type="string">
            <text:p>Wed Sep 19 23:46:08 PDT 2012</text:p>
          </table:table-cell>
          <table:table-cell table:number-columns-repeated="3"/>
          <table:table-cell office:value-type="string">
            <text:p>14</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Theodore_Roosevelt_7:21.txt</text:p>
          </table:table-cell>
          <table:table-cell office:value-type="string">
            <text:p>The need for some provision for such investigation was forcibly illustrated during the past summer. A strike of telegraph operators seriously interfered with telegraphic communication, causing great damage to business interests and serious inconvenience to the general public. Appeals were made to me from many parts of the country, from city councils, from boards of trade, from chambers of commerce, and from labor organizations, urging that steps be taken to terminate the strike. Everything that could with any propriety be done by a representative of the Government was done, without avail, and for weeks the public stood by and suffered without recourse of any kind. Had the machinery existed and had there been authority for compulsory investigation of the dispute, the public would have been placed in possession of the merits of the controversy, and public opinion would probably have brought about a prompt adjustment.&lt;br/&gt;&lt;br/&gt;Each successive step creating machinery for the adjustment of labor difficulties must be taken with caution, but we should endeavor to make progress in this direction.&lt;br/&gt;&lt;br/&gt;</text:p>
          </table:table-cell>
          <table:table-cell office:value-type="string">
            <text:p>NLRB v. Mackay Radio &amp; Telegraph Co.</text:p>
          </table:table-cell>
          <table:table-cell office:value-type="string">
            <text:p>http://en.wikipedia.org/wiki/NLRB_v._Mackay_Radio_&amp;_Telegraph_Co.</text:p>
          </table:table-cell>
          <table:table-cell office:value-type="string">
            <text:p>Dormant Commerce Clause</text:p>
          </table:table-cell>
          <table:table-cell office:value-type="string">
            <text:p>http://en.wikipedia.org/wiki/Dormant_Commerce_Clause</text:p>
          </table:table-cell>
          <table:table-cell/>
          <table:table-cell office:value-type="string">
            <text:p>2</text:p>
          </table:table-cell>
          <table:table-cell table:number-columns-repeated="3"/>
          <table:table-cell table:formula="of:=CONCATENATE([.AB172];&quot;,&quot;;[.AC172];&quot;,&quot;; TEXT([.AK172];&quot;#&quot;))" office:value-type="string" office:string-value="EDA,LAU_ET_AL,2">
            <text:p>EDA,LAU_ET_AL,2</text:p>
          </table:table-cell>
        </table:table-row>
        <table:table-row table:style-name="ro1">
          <table:table-cell office:value-type="string">
            <text:p>2YXL42J1LY58QGQCTA9GNKHD3GTP4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6NOX7H57DZK4O29LQ4HLM25RNOA0U</text:p>
          </table:table-cell>
          <table:table-cell office:value-type="string">
            <text:p>A1UNZTSLGW77HK</text:p>
          </table:table-cell>
          <table:table-cell office:value-type="string">
            <text:p>Submitted</text:p>
          </table:table-cell>
          <table:table-cell office:value-type="string">
            <text:p>Thu Sep 13 06:30:07 GMT 2012</text:p>
          </table:table-cell>
          <table:table-cell office:value-type="string">
            <text:p>Thu Sep 13 06:31:01 GMT 2012</text:p>
          </table:table-cell>
          <table:table-cell office:value-type="string">
            <text:p>Wed Sep 19 23:31:01 PDT 2012</text:p>
          </table:table-cell>
          <table:table-cell table:number-columns-repeated="3"/>
          <table:table-cell office:value-type="string">
            <text:p>54</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illiam_McKinley_4:74.txt</text:p>
          </table:table-cell>
          <table:table-cell office:value-type="string">
            <text:p>Progress in the hoped-for direction has been favorable. Our forces have successfully controlled the greater part of the islands, overcoming the organized forces of the insurgents and carrying order and administrative regularity to all quarters. What opposition remains is for the most part scattered, obeying no concerted plan of strategic action, operating only by the methods common to the traditions of guerrilla warfare, which, while ineffective to alter the general control now established, are still sufficient to beget insecurity among the populations that have felt the good results of our control and thus delay the conferment upon them of the fuller measures of local self-government, of education, and of industrial and agricultural development which we stand ready to give to them.&lt;br/&gt;&lt;br/&gt;By the spring of this year the effective opposition of the dissatisfied Tagals to the authority of the United States was virtually ended, thus opening the door for the extension of a stable administration over much of the territory of the Archipelago. Desiring to bring this about, I appointed in March last a civil Commission composed of the Hon. William H. Taft, of Ohio; Prof. Dean C. Worcester, of Michigan; the Hon. Luke I. Wright, of Tennessee; the Hon. Henry C. Ide, of Vermont, and Prof. Bernard Moses, of California. The aims of their mission and the scope of their authority are clearly set forth in my instructions of April 7, 1900, addressed to the Secretary of War to be transmitted to them:&lt;br/&gt;&lt;br/&gt;</text:p>
          </table:table-cell>
          <table:table-cell office:value-type="string">
            <text:p>2003 in Afghanistan</text:p>
          </table:table-cell>
          <table:table-cell office:value-type="string">
            <text:p>http://en.wikipedia.org/wiki/2003_in_Afghanistan</text:p>
          </table:table-cell>
          <table:table-cell office:value-type="string">
            <text:p>Spanish-Moro Conflict</text:p>
          </table:table-cell>
          <table:table-cell office:value-type="string">
            <text:p>http://en.wikipedia.org/wiki/Spanish-Moro_Conflict</text:p>
          </table:table-cell>
          <table:table-cell/>
          <table:table-cell office:value-type="string">
            <text:p>2</text:p>
          </table:table-cell>
          <table:table-cell table:number-columns-repeated="3"/>
          <table:table-cell table:formula="of:=CONCATENATE([.AB173];&quot;,&quot;;[.AC173];&quot;,&quot;; TEXT([.AK173];&quot;#&quot;))" office:value-type="string" office:string-value="EDA,LAU_ET_AL,2">
            <text:p>EDA,LAU_ET_AL,2</text:p>
          </table:table-cell>
        </table:table-row>
        <table:table-row table:style-name="ro1">
          <table:table-cell office:value-type="string">
            <text:p>2YXL42J1LY58QGQCTA9GNKHD3GTP4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NGBDDP8PJWK9M1D4W23Y39Z6QCG5X</text:p>
          </table:table-cell>
          <table:table-cell office:value-type="string">
            <text:p>AAE9H4ZIKQS37</text:p>
          </table:table-cell>
          <table:table-cell office:value-type="string">
            <text:p>Submitted</text:p>
          </table:table-cell>
          <table:table-cell office:value-type="string">
            <text:p>Thu Sep 13 06:39:21 GMT 2012</text:p>
          </table:table-cell>
          <table:table-cell office:value-type="string">
            <text:p>Thu Sep 13 06:39:31 GMT 2012</text:p>
          </table:table-cell>
          <table:table-cell office:value-type="string">
            <text:p>Wed Sep 19 23:39:31 PDT 2012</text:p>
          </table:table-cell>
          <table:table-cell table:number-columns-repeated="3"/>
          <table:table-cell office:value-type="string">
            <text:p>10</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illiam_McKinley_4:74.txt</text:p>
          </table:table-cell>
          <table:table-cell office:value-type="string">
            <text:p>Progress in the hoped-for direction has been favorable. Our forces have successfully controlled the greater part of the islands, overcoming the organized forces of the insurgents and carrying order and administrative regularity to all quarters. What opposition remains is for the most part scattered, obeying no concerted plan of strategic action, operating only by the methods common to the traditions of guerrilla warfare, which, while ineffective to alter the general control now established, are still sufficient to beget insecurity among the populations that have felt the good results of our control and thus delay the conferment upon them of the fuller measures of local self-government, of education, and of industrial and agricultural development which we stand ready to give to them.&lt;br/&gt;&lt;br/&gt;By the spring of this year the effective opposition of the dissatisfied Tagals to the authority of the United States was virtually ended, thus opening the door for the extension of a stable administration over much of the territory of the Archipelago. Desiring to bring this about, I appointed in March last a civil Commission composed of the Hon. William H. Taft, of Ohio; Prof. Dean C. Worcester, of Michigan; the Hon. Luke I. Wright, of Tennessee; the Hon. Henry C. Ide, of Vermont, and Prof. Bernard Moses, of California. The aims of their mission and the scope of their authority are clearly set forth in my instructions of April 7, 1900, addressed to the Secretary of War to be transmitted to them:&lt;br/&gt;&lt;br/&gt;</text:p>
          </table:table-cell>
          <table:table-cell office:value-type="string">
            <text:p>2003 in Afghanistan</text:p>
          </table:table-cell>
          <table:table-cell office:value-type="string">
            <text:p>http://en.wikipedia.org/wiki/2003_in_Afghanistan</text:p>
          </table:table-cell>
          <table:table-cell office:value-type="string">
            <text:p>Spanish-Moro Conflict</text:p>
          </table:table-cell>
          <table:table-cell office:value-type="string">
            <text:p>http://en.wikipedia.org/wiki/Spanish-Moro_Conflict</text:p>
          </table:table-cell>
          <table:table-cell/>
          <table:table-cell office:value-type="string">
            <text:p>2</text:p>
          </table:table-cell>
          <table:table-cell table:number-columns-repeated="3"/>
          <table:table-cell table:formula="of:=CONCATENATE([.AB174];&quot;,&quot;;[.AC174];&quot;,&quot;; TEXT([.AK174];&quot;#&quot;))" office:value-type="string" office:string-value="EDA,LAU_ET_AL,2">
            <text:p>EDA,LAU_ET_AL,2</text:p>
          </table:table-cell>
        </table:table-row>
        <table:table-row table:style-name="ro1">
          <table:table-cell office:value-type="string">
            <text:p>2YXL42J1LY58QGQCTA9GNKHD3GTP4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TTLY58B727MFR4KRR41EYFS1U79UE</text:p>
          </table:table-cell>
          <table:table-cell office:value-type="string">
            <text:p>A746183X8258H</text:p>
          </table:table-cell>
          <table:table-cell office:value-type="string">
            <text:p>Submitted</text:p>
          </table:table-cell>
          <table:table-cell office:value-type="string">
            <text:p>Thu Sep 13 05:53:17 GMT 2012</text:p>
          </table:table-cell>
          <table:table-cell office:value-type="string">
            <text:p>Thu Sep 13 05:55:49 GMT 2012</text:p>
          </table:table-cell>
          <table:table-cell office:value-type="string">
            <text:p>Wed Sep 19 22:55:49 PDT 2012</text:p>
          </table:table-cell>
          <table:table-cell table:number-columns-repeated="3"/>
          <table:table-cell office:value-type="string">
            <text:p>152</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illiam_McKinley_4:74.txt</text:p>
          </table:table-cell>
          <table:table-cell office:value-type="string">
            <text:p>Progress in the hoped-for direction has been favorable. Our forces have successfully controlled the greater part of the islands, overcoming the organized forces of the insurgents and carrying order and administrative regularity to all quarters. What opposition remains is for the most part scattered, obeying no concerted plan of strategic action, operating only by the methods common to the traditions of guerrilla warfare, which, while ineffective to alter the general control now established, are still sufficient to beget insecurity among the populations that have felt the good results of our control and thus delay the conferment upon them of the fuller measures of local self-government, of education, and of industrial and agricultural development which we stand ready to give to them.&lt;br/&gt;&lt;br/&gt;By the spring of this year the effective opposition of the dissatisfied Tagals to the authority of the United States was virtually ended, thus opening the door for the extension of a stable administration over much of the territory of the Archipelago. Desiring to bring this about, I appointed in March last a civil Commission composed of the Hon. William H. Taft, of Ohio; Prof. Dean C. Worcester, of Michigan; the Hon. Luke I. Wright, of Tennessee; the Hon. Henry C. Ide, of Vermont, and Prof. Bernard Moses, of California. The aims of their mission and the scope of their authority are clearly set forth in my instructions of April 7, 1900, addressed to the Secretary of War to be transmitted to them:&lt;br/&gt;&lt;br/&gt;</text:p>
          </table:table-cell>
          <table:table-cell office:value-type="string">
            <text:p>2003 in Afghanistan</text:p>
          </table:table-cell>
          <table:table-cell office:value-type="string">
            <text:p>http://en.wikipedia.org/wiki/2003_in_Afghanistan</text:p>
          </table:table-cell>
          <table:table-cell office:value-type="string">
            <text:p>Spanish-Moro Conflict</text:p>
          </table:table-cell>
          <table:table-cell office:value-type="string">
            <text:p>http://en.wikipedia.org/wiki/Spanish-Moro_Conflict</text:p>
          </table:table-cell>
          <table:table-cell/>
          <table:table-cell office:value-type="string">
            <text:p>2</text:p>
          </table:table-cell>
          <table:table-cell table:number-columns-repeated="3"/>
          <table:table-cell table:formula="of:=CONCATENATE([.AB175];&quot;,&quot;;[.AC175];&quot;,&quot;; TEXT([.AK175];&quot;#&quot;))" office:value-type="string" office:string-value="EDA,LAU_ET_AL,2">
            <text:p>EDA,LAU_ET_AL,2</text:p>
          </table:table-cell>
        </table:table-row>
        <table:table-row table:style-name="ro1">
          <table:table-cell office:value-type="string">
            <text:p>2QP46OQ1SNQQMZUC7FSQSCNR3COP5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1Q0LWSBRI8I9KQ31JZJPSTLHIR1DQ</text:p>
          </table:table-cell>
          <table:table-cell office:value-type="string">
            <text:p>A997OZ3H2B3Q2</text:p>
          </table:table-cell>
          <table:table-cell office:value-type="string">
            <text:p>Submitted</text:p>
          </table:table-cell>
          <table:table-cell office:value-type="string">
            <text:p>Thu Sep 13 06:24:50 GMT 2012</text:p>
          </table:table-cell>
          <table:table-cell office:value-type="string">
            <text:p>Thu Sep 13 06:25:10 GMT 2012</text:p>
          </table:table-cell>
          <table:table-cell office:value-type="string">
            <text:p>Wed Sep 19 23:25:10 PDT 2012</text:p>
          </table:table-cell>
          <table:table-cell table:number-columns-repeated="3"/>
          <table:table-cell office:value-type="string">
            <text:p>20</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Harry_S._Truman_2:57.txt</text:p>
          </table:table-cell>
          <table:table-cell office:value-type="string">
            <text:p>The United States has taken the lead in the endeavor to put atomic energy under effective international control. We seek no monopoly for ourselves or for any group of nations. We ask only that there be safeguards sufficient to insure that no nation will be able to use this power for military purposes. So long as all governments are not agreed on means of international control of atomic energy, the shadow of fear will obscure the bright prospects for the peaceful use of this enormous power.&lt;br/&gt;&lt;br/&gt;In accordance with the Atomic Energy Act of 1946, the Commission established under that law is assuming full jurisdiction over domestic atomic energy enterprise. The program of the Commission will, of course, be worked out in close collaboration with the military services in conformity with the wish of the Congress, but it is my fervent hope that the military significance of atomic energy will steadily decline. We look to the Commission to foster the development of atomic energy for industrial use and scientific and medical research. In the vigorous and effective development of peaceful uses of atomic energy rests our hope that this new force may ultimately be turned into a blessing for all nations.&lt;br/&gt;&lt;br/&gt;</text:p>
          </table:table-cell>
          <table:table-cell office:value-type="string">
            <text:p>Munir Ahmad Khan</text:p>
          </table:table-cell>
          <table:table-cell office:value-type="string">
            <text:p>http://en.wikipedia.org/wiki/Munir_Ahmad_Khan</text:p>
          </table:table-cell>
          <table:table-cell table:style-name="ce1" office:value-type="string">
            <text:p>2003</text:p>
          </table:table-cell>
          <table:table-cell office:value-type="string">
            <text:p>http://en.wikipedia.org/wiki/2003</text:p>
          </table:table-cell>
          <table:table-cell/>
          <table:table-cell office:value-type="string">
            <text:p>1</text:p>
          </table:table-cell>
          <table:table-cell table:number-columns-repeated="3"/>
          <table:table-cell table:formula="of:=CONCATENATE([.AB176];&quot;,&quot;;[.AC176];&quot;,&quot;; TEXT([.AK176];&quot;#&quot;))" office:value-type="string" office:string-value="EDA,LAU_ET_AL,1">
            <text:p>EDA,LAU_ET_AL,1</text:p>
          </table:table-cell>
        </table:table-row>
        <table:table-row table:style-name="ro1">
          <table:table-cell office:value-type="string">
            <text:p>2QP46OQ1SNQQMZUC7FSQSCNR3COP5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D5HJHP4BDDKVDMDY2O953G3BM2Y5D</text:p>
          </table:table-cell>
          <table:table-cell office:value-type="string">
            <text:p>AAE9H4ZIKQS37</text:p>
          </table:table-cell>
          <table:table-cell office:value-type="string">
            <text:p>Submitted</text:p>
          </table:table-cell>
          <table:table-cell office:value-type="string">
            <text:p>Thu Sep 13 06:31:30 GMT 2012</text:p>
          </table:table-cell>
          <table:table-cell office:value-type="string">
            <text:p>Thu Sep 13 06:31:39 GMT 2012</text:p>
          </table:table-cell>
          <table:table-cell office:value-type="string">
            <text:p>Wed Sep 19 23:31:39 PDT 2012</text:p>
          </table:table-cell>
          <table:table-cell table:number-columns-repeated="3"/>
          <table:table-cell office:value-type="string">
            <text:p>9</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Harry_S._Truman_2:57.txt</text:p>
          </table:table-cell>
          <table:table-cell office:value-type="string">
            <text:p>The United States has taken the lead in the endeavor to put atomic energy under effective international control. We seek no monopoly for ourselves or for any group of nations. We ask only that there be safeguards sufficient to insure that no nation will be able to use this power for military purposes. So long as all governments are not agreed on means of international control of atomic energy, the shadow of fear will obscure the bright prospects for the peaceful use of this enormous power.&lt;br/&gt;&lt;br/&gt;In accordance with the Atomic Energy Act of 1946, the Commission established under that law is assuming full jurisdiction over domestic atomic energy enterprise. The program of the Commission will, of course, be worked out in close collaboration with the military services in conformity with the wish of the Congress, but it is my fervent hope that the military significance of atomic energy will steadily decline. We look to the Commission to foster the development of atomic energy for industrial use and scientific and medical research. In the vigorous and effective development of peaceful uses of atomic energy rests our hope that this new force may ultimately be turned into a blessing for all nations.&lt;br/&gt;&lt;br/&gt;</text:p>
          </table:table-cell>
          <table:table-cell office:value-type="string">
            <text:p>Munir Ahmad Khan</text:p>
          </table:table-cell>
          <table:table-cell office:value-type="string">
            <text:p>http://en.wikipedia.org/wiki/Munir_Ahmad_Khan</text:p>
          </table:table-cell>
          <table:table-cell table:style-name="ce1" office:value-type="string">
            <text:p>2003</text:p>
          </table:table-cell>
          <table:table-cell office:value-type="string">
            <text:p>http://en.wikipedia.org/wiki/2003</text:p>
          </table:table-cell>
          <table:table-cell/>
          <table:table-cell office:value-type="string">
            <text:p>1</text:p>
          </table:table-cell>
          <table:table-cell table:number-columns-repeated="3"/>
          <table:table-cell table:formula="of:=CONCATENATE([.AB177];&quot;,&quot;;[.AC177];&quot;,&quot;; TEXT([.AK177];&quot;#&quot;))" office:value-type="string" office:string-value="EDA,LAU_ET_AL,1">
            <text:p>EDA,LAU_ET_AL,1</text:p>
          </table:table-cell>
        </table:table-row>
        <table:table-row table:style-name="ro1">
          <table:table-cell office:value-type="string">
            <text:p>2QP46OQ1SNQQMZUC7FSQSCNR3COP5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DYXBAT2D5NQDWTKA0RJO5TYS2J26H</text:p>
          </table:table-cell>
          <table:table-cell office:value-type="string">
            <text:p>A31ALYJKPKD09W</text:p>
          </table:table-cell>
          <table:table-cell office:value-type="string">
            <text:p>Submitted</text:p>
          </table:table-cell>
          <table:table-cell office:value-type="string">
            <text:p>Thu Sep 13 06:40:29 GMT 2012</text:p>
          </table:table-cell>
          <table:table-cell office:value-type="string">
            <text:p>Thu Sep 13 06:40:50 GMT 2012</text:p>
          </table:table-cell>
          <table:table-cell office:value-type="string">
            <text:p>Wed Sep 19 23:40:50 PDT 2012</text:p>
          </table:table-cell>
          <table:table-cell table:number-columns-repeated="3"/>
          <table:table-cell office:value-type="string">
            <text:p>21</text:p>
          </table:table-cell>
          <table:table-cell office:value-type="string">
            <text:p>100% (294/295)</text:p>
          </table:table-cell>
          <table:table-cell office:value-type="string">
            <text:p>100% (62/62)</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Harry_S._Truman_2:57.txt</text:p>
          </table:table-cell>
          <table:table-cell office:value-type="string">
            <text:p>The United States has taken the lead in the endeavor to put atomic energy under effective international control. We seek no monopoly for ourselves or for any group of nations. We ask only that there be safeguards sufficient to insure that no nation will be able to use this power for military purposes. So long as all governments are not agreed on means of international control of atomic energy, the shadow of fear will obscure the bright prospects for the peaceful use of this enormous power.&lt;br/&gt;&lt;br/&gt;In accordance with the Atomic Energy Act of 1946, the Commission established under that law is assuming full jurisdiction over domestic atomic energy enterprise. The program of the Commission will, of course, be worked out in close collaboration with the military services in conformity with the wish of the Congress, but it is my fervent hope that the military significance of atomic energy will steadily decline. We look to the Commission to foster the development of atomic energy for industrial use and scientific and medical research. In the vigorous and effective development of peaceful uses of atomic energy rests our hope that this new force may ultimately be turned into a blessing for all nations.&lt;br/&gt;&lt;br/&gt;</text:p>
          </table:table-cell>
          <table:table-cell office:value-type="string">
            <text:p>Munir Ahmad Khan</text:p>
          </table:table-cell>
          <table:table-cell office:value-type="string">
            <text:p>http://en.wikipedia.org/wiki/Munir_Ahmad_Khan</text:p>
          </table:table-cell>
          <table:table-cell table:style-name="ce1" office:value-type="string">
            <text:p>2003</text:p>
          </table:table-cell>
          <table:table-cell office:value-type="string">
            <text:p>http://en.wikipedia.org/wiki/2003</text:p>
          </table:table-cell>
          <table:table-cell/>
          <table:table-cell office:value-type="string">
            <text:p>1</text:p>
          </table:table-cell>
          <table:table-cell table:number-columns-repeated="3"/>
          <table:table-cell table:formula="of:=CONCATENATE([.AB178];&quot;,&quot;;[.AC178];&quot;,&quot;; TEXT([.AK178];&quot;#&quot;))" office:value-type="string" office:string-value="EDA,LAU_ET_AL,1">
            <text:p>EDA,LAU_ET_AL,1</text:p>
          </table:table-cell>
        </table:table-row>
        <table:table-row table:style-name="ro1">
          <table:table-cell office:value-type="string">
            <text:p>2SST2D5NQYN5UCE5QQWT6MNCY8695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ERMAZHHRRLF59CSU5IH9KHOFTMMDJ</text:p>
          </table:table-cell>
          <table:table-cell office:value-type="string">
            <text:p>A1UNZTSLGW77HK</text:p>
          </table:table-cell>
          <table:table-cell office:value-type="string">
            <text:p>Submitted</text:p>
          </table:table-cell>
          <table:table-cell office:value-type="string">
            <text:p>Thu Sep 13 06:27:55 GMT 2012</text:p>
          </table:table-cell>
          <table:table-cell office:value-type="string">
            <text:p>Thu Sep 13 06:28:22 GMT 2012</text:p>
          </table:table-cell>
          <table:table-cell office:value-type="string">
            <text:p>Wed Sep 19 23:28:22 PDT 2012</text:p>
          </table:table-cell>
          <table:table-cell table:number-columns-repeated="3"/>
          <table:table-cell office:value-type="string">
            <text:p>2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illiam_Howard_Taft_4:1.txt</text:p>
          </table:table-cell>
          <table:table-cell office:value-type="string">
            <text:p>The foreign relations of the United States actually and potentially affect the state of the Union to a degree not widely realized and hardly surpassed by any other factor in the welfare of the whole Nation. The position of the United States in the moral,intellectual, and material relations of the family of nations should be a matter of vital interest to every patriotic citizen. The national prosperity and power impose upon us duties which we can not shirk if we are to be true to our ideals. The tremendous growth of the export trade of the United States has already made that trade a very real factor in the industrial and commercial prosperity of the country. With the development of our industries the foreign commerce of the United States must rapidly become a still more essential factor in its economic welfare. Whether we have a farseeing and wise diplomacy and are not recklessly plunged into unnecessary wars, and whether our foreign policies are based upon an intelligent grasp of present-day world conditions and a clear view of the potentialities of the future, or are governed by a temporary and timid expediency or by narrow views befitting an infant nation, are questions in the alternative consideration of which must convince any thoughtful citizen that no department of national polity offers greater opportunity for promoting the interests of the whole people on the one hand, or greater chance on the other of permanent national injury, than that which deals with the foreign relations of the United States.&lt;br/&gt;&lt;br/&gt;The fundamental foreign policies of the United States should be raised high above the conflict of partisanship and wholly dissociated from differences as to domestic policy. In its foreign affairs the United States should present to the world a united front. The intellectual, financial, and industrial interests of the country and the publicist, the wage earner, the farmer, and citizen of whatever occupation must cooperate in a spirit of high patriotism to promote that national solidarity which is indispensable to national efficiency and to the attainment of national ideals.&lt;br/&gt;&lt;br/&gt;</text:p>
          </table:table-cell>
          <table:table-cell office:value-type="string">
            <text:p>UK Immigration Service</text:p>
          </table:table-cell>
          <table:table-cell office:value-type="string">
            <text:p>http://en.wikipedia.org/wiki/UK_Immigration_Service</text:p>
          </table:table-cell>
          <table:table-cell office:value-type="string">
            <text:p>Diplomacy</text:p>
          </table:table-cell>
          <table:table-cell office:value-type="string">
            <text:p>http://en.wikipedia.org/wiki/Diplomacy</text:p>
          </table:table-cell>
          <table:table-cell/>
          <table:table-cell office:value-type="string">
            <text:p>2</text:p>
          </table:table-cell>
          <table:table-cell table:number-columns-repeated="3"/>
          <table:table-cell table:formula="of:=CONCATENATE([.AB179];&quot;,&quot;;[.AC179];&quot;,&quot;; TEXT([.AK179];&quot;#&quot;))" office:value-type="string" office:string-value="EDA,LAU_ET_AL,2">
            <text:p>EDA,LAU_ET_AL,2</text:p>
          </table:table-cell>
        </table:table-row>
        <table:table-row table:style-name="ro1">
          <table:table-cell office:value-type="string">
            <text:p>2SST2D5NQYN5UCE5QQWT6MNCY8695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N52AC9KSSZVC6QVBFLUSQOYM2L1J1</text:p>
          </table:table-cell>
          <table:table-cell office:value-type="string">
            <text:p>A3H91IK5ZBIBYN</text:p>
          </table:table-cell>
          <table:table-cell office:value-type="string">
            <text:p>Submitted</text:p>
          </table:table-cell>
          <table:table-cell office:value-type="string">
            <text:p>Thu Sep 13 05:55:11 GMT 2012</text:p>
          </table:table-cell>
          <table:table-cell office:value-type="string">
            <text:p>Thu Sep 13 06:05:10 GMT 2012</text:p>
          </table:table-cell>
          <table:table-cell office:value-type="string">
            <text:p>Wed Sep 19 23:05:10 PDT 2012</text:p>
          </table:table-cell>
          <table:table-cell table:number-columns-repeated="3"/>
          <table:table-cell office:value-type="string">
            <text:p>599</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illiam_Howard_Taft_4:1.txt</text:p>
          </table:table-cell>
          <table:table-cell office:value-type="string">
            <text:p>The foreign relations of the United States actually and potentially affect the state of the Union to a degree not widely realized and hardly surpassed by any other factor in the welfare of the whole Nation. The position of the United States in the moral,intellectual, and material relations of the family of nations should be a matter of vital interest to every patriotic citizen. The national prosperity and power impose upon us duties which we can not shirk if we are to be true to our ideals. The tremendous growth of the export trade of the United States has already made that trade a very real factor in the industrial and commercial prosperity of the country. With the development of our industries the foreign commerce of the United States must rapidly become a still more essential factor in its economic welfare. Whether we have a farseeing and wise diplomacy and are not recklessly plunged into unnecessary wars, and whether our foreign policies are based upon an intelligent grasp of present-day world conditions and a clear view of the potentialities of the future, or are governed by a temporary and timid expediency or by narrow views befitting an infant nation, are questions in the alternative consideration of which must convince any thoughtful citizen that no department of national polity offers greater opportunity for promoting the interests of the whole people on the one hand, or greater chance on the other of permanent national injury, than that which deals with the foreign relations of the United States.&lt;br/&gt;&lt;br/&gt;The fundamental foreign policies of the United States should be raised high above the conflict of partisanship and wholly dissociated from differences as to domestic policy. In its foreign affairs the United States should present to the world a united front. The intellectual, financial, and industrial interests of the country and the publicist, the wage earner, the farmer, and citizen of whatever occupation must cooperate in a spirit of high patriotism to promote that national solidarity which is indispensable to national efficiency and to the attainment of national ideals.&lt;br/&gt;&lt;br/&gt;</text:p>
          </table:table-cell>
          <table:table-cell office:value-type="string">
            <text:p>UK Immigration Service</text:p>
          </table:table-cell>
          <table:table-cell office:value-type="string">
            <text:p>http://en.wikipedia.org/wiki/UK_Immigration_Service</text:p>
          </table:table-cell>
          <table:table-cell office:value-type="string">
            <text:p>Diplomacy</text:p>
          </table:table-cell>
          <table:table-cell office:value-type="string">
            <text:p>http://en.wikipedia.org/wiki/Diplomacy</text:p>
          </table:table-cell>
          <table:table-cell/>
          <table:table-cell office:value-type="string">
            <text:p>2</text:p>
          </table:table-cell>
          <table:table-cell table:number-columns-repeated="3"/>
          <table:table-cell table:formula="of:=CONCATENATE([.AB180];&quot;,&quot;;[.AC180];&quot;,&quot;; TEXT([.AK180];&quot;#&quot;))" office:value-type="string" office:string-value="EDA,LAU_ET_AL,2">
            <text:p>EDA,LAU_ET_AL,2</text:p>
          </table:table-cell>
        </table:table-row>
        <table:table-row table:style-name="ro1">
          <table:table-cell office:value-type="string">
            <text:p>2SST2D5NQYN5UCE5QQWT6MNCY8695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TCM05BMJTUHD5QL0Z0RI7S5211KFH</text:p>
          </table:table-cell>
          <table:table-cell office:value-type="string">
            <text:p>A2W2ZEI7WUASOW</text:p>
          </table:table-cell>
          <table:table-cell office:value-type="string">
            <text:p>Submitted</text:p>
          </table:table-cell>
          <table:table-cell office:value-type="string">
            <text:p>Thu Sep 13 05:24:56 GMT 2012</text:p>
          </table:table-cell>
          <table:table-cell office:value-type="string">
            <text:p>Thu Sep 13 05:25:07 GMT 2012</text:p>
          </table:table-cell>
          <table:table-cell office:value-type="string">
            <text:p>Wed Sep 19 22:25:07 PDT 2012</text:p>
          </table:table-cell>
          <table:table-cell table:number-columns-repeated="3"/>
          <table:table-cell office:value-type="string">
            <text:p>11</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illiam_Howard_Taft_4:1.txt</text:p>
          </table:table-cell>
          <table:table-cell office:value-type="string">
            <text:p>The foreign relations of the United States actually and potentially affect the state of the Union to a degree not widely realized and hardly surpassed by any other factor in the welfare of the whole Nation. The position of the United States in the moral,intellectual, and material relations of the family of nations should be a matter of vital interest to every patriotic citizen. The national prosperity and power impose upon us duties which we can not shirk if we are to be true to our ideals. The tremendous growth of the export trade of the United States has already made that trade a very real factor in the industrial and commercial prosperity of the country. With the development of our industries the foreign commerce of the United States must rapidly become a still more essential factor in its economic welfare. Whether we have a farseeing and wise diplomacy and are not recklessly plunged into unnecessary wars, and whether our foreign policies are based upon an intelligent grasp of present-day world conditions and a clear view of the potentialities of the future, or are governed by a temporary and timid expediency or by narrow views befitting an infant nation, are questions in the alternative consideration of which must convince any thoughtful citizen that no department of national polity offers greater opportunity for promoting the interests of the whole people on the one hand, or greater chance on the other of permanent national injury, than that which deals with the foreign relations of the United States.&lt;br/&gt;&lt;br/&gt;The fundamental foreign policies of the United States should be raised high above the conflict of partisanship and wholly dissociated from differences as to domestic policy. In its foreign affairs the United States should present to the world a united front. The intellectual, financial, and industrial interests of the country and the publicist, the wage earner, the farmer, and citizen of whatever occupation must cooperate in a spirit of high patriotism to promote that national solidarity which is indispensable to national efficiency and to the attainment of national ideals.&lt;br/&gt;&lt;br/&gt;</text:p>
          </table:table-cell>
          <table:table-cell office:value-type="string">
            <text:p>UK Immigration Service</text:p>
          </table:table-cell>
          <table:table-cell office:value-type="string">
            <text:p>http://en.wikipedia.org/wiki/UK_Immigration_Service</text:p>
          </table:table-cell>
          <table:table-cell office:value-type="string">
            <text:p>Diplomacy</text:p>
          </table:table-cell>
          <table:table-cell office:value-type="string">
            <text:p>http://en.wikipedia.org/wiki/Diplomacy</text:p>
          </table:table-cell>
          <table:table-cell/>
          <table:table-cell office:value-type="string">
            <text:p>2</text:p>
          </table:table-cell>
          <table:table-cell table:number-columns-repeated="3"/>
          <table:table-cell table:formula="of:=CONCATENATE([.AB181];&quot;,&quot;;[.AC181];&quot;,&quot;; TEXT([.AK181];&quot;#&quot;))" office:value-type="string" office:string-value="EDA,LAU_ET_AL,2">
            <text:p>EDA,LAU_ET_AL,2</text:p>
          </table:table-cell>
        </table:table-row>
        <table:table-row table:style-name="ro1">
          <table:table-cell office:value-type="string">
            <text:p>27IJG5TYMNCWDKSEMJJS0HX13TJMI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2KZVXX2Q45U9TET5QEI41NSE3KQ82</text:p>
          </table:table-cell>
          <table:table-cell office:value-type="string">
            <text:p>A3H91IK5ZBIBYN</text:p>
          </table:table-cell>
          <table:table-cell office:value-type="string">
            <text:p>Submitted</text:p>
          </table:table-cell>
          <table:table-cell office:value-type="string">
            <text:p>Thu Sep 13 06:05:49 GMT 2012</text:p>
          </table:table-cell>
          <table:table-cell office:value-type="string">
            <text:p>Thu Sep 13 06:10:50 GMT 2012</text:p>
          </table:table-cell>
          <table:table-cell office:value-type="string">
            <text:p>Wed Sep 19 23:10:50 PDT 2012</text:p>
          </table:table-cell>
          <table:table-cell table:number-columns-repeated="3"/>
          <table:table-cell office:value-type="string">
            <text:p>301</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Ronald_Reagan_7:22.txt</text:p>
          </table:table-cell>
          <table:table-cell office:value-type="string">
            <text:p>The focus is on the Sandinistas, their promises and their actions. There is a consensus among the four Central American democratic presidents that the Sandinistas have not complied with the plan to bring peace and democracy to all of Central America. The Sandinistas again have promised reforms. Their challenge is to take irreversible steps toward democracy.&lt;br/&gt;&lt;br/&gt;On Wednesday, my request to sustain the freedom fighters will be submitted which reflects our mutual desire for peace, freedom, and democracy in Nicaragua. I ask Congress to pass this request -- let us be for the people of Nicaragua what Lafayette, Pulaski, and Von Steuben were for our forefathers and the cause of American independence. (Applause.)&lt;br/&gt;&lt;br/&gt;</text:p>
          </table:table-cell>
          <table:table-cell office:value-type="string">
            <text:p>Nations</text:p>
          </table:table-cell>
          <table:table-cell office:value-type="string">
            <text:p>http://en.wikipedia.org/wiki/Nations</text:p>
          </table:table-cell>
          <table:table-cell office:value-type="string">
            <text:p>Religion in Nicaragua</text:p>
          </table:table-cell>
          <table:table-cell office:value-type="string">
            <text:p>http://en.wikipedia.org/wiki/Religion_in_Nicaragua</text:p>
          </table:table-cell>
          <table:table-cell/>
          <table:table-cell office:value-type="string">
            <text:p>2</text:p>
          </table:table-cell>
          <table:table-cell table:number-columns-repeated="3"/>
          <table:table-cell table:formula="of:=CONCATENATE([.AB182];&quot;,&quot;;[.AC182];&quot;,&quot;; TEXT([.AK182];&quot;#&quot;))" office:value-type="string" office:string-value="LAU_ET_AL,EDA,2">
            <text:p>LAU_ET_AL,EDA,2</text:p>
          </table:table-cell>
        </table:table-row>
        <table:table-row table:style-name="ro1">
          <table:table-cell office:value-type="string">
            <text:p>27IJG5TYMNCWDKSEMJJS0HX13TJMI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626X3YOCCF0RYTP4ZKIVIIX4VARQH</text:p>
          </table:table-cell>
          <table:table-cell office:value-type="string">
            <text:p>A1UNZTSLGW77HK</text:p>
          </table:table-cell>
          <table:table-cell office:value-type="string">
            <text:p>Submitted</text:p>
          </table:table-cell>
          <table:table-cell office:value-type="string">
            <text:p>Thu Sep 13 06:27:30 GMT 2012</text:p>
          </table:table-cell>
          <table:table-cell office:value-type="string">
            <text:p>Thu Sep 13 06:27:54 GMT 2012</text:p>
          </table:table-cell>
          <table:table-cell office:value-type="string">
            <text:p>Wed Sep 19 23:27:54 PDT 2012</text:p>
          </table:table-cell>
          <table:table-cell table:number-columns-repeated="3"/>
          <table:table-cell office:value-type="string">
            <text:p>24</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Ronald_Reagan_7:22.txt</text:p>
          </table:table-cell>
          <table:table-cell office:value-type="string">
            <text:p>The focus is on the Sandinistas, their promises and their actions. There is a consensus among the four Central American democratic presidents that the Sandinistas have not complied with the plan to bring peace and democracy to all of Central America. The Sandinistas again have promised reforms. Their challenge is to take irreversible steps toward democracy.&lt;br/&gt;&lt;br/&gt;On Wednesday, my request to sustain the freedom fighters will be submitted which reflects our mutual desire for peace, freedom, and democracy in Nicaragua. I ask Congress to pass this request -- let us be for the people of Nicaragua what Lafayette, Pulaski, and Von Steuben were for our forefathers and the cause of American independence. (Applause.)&lt;br/&gt;&lt;br/&gt;</text:p>
          </table:table-cell>
          <table:table-cell office:value-type="string">
            <text:p>Nations</text:p>
          </table:table-cell>
          <table:table-cell office:value-type="string">
            <text:p>http://en.wikipedia.org/wiki/Nations</text:p>
          </table:table-cell>
          <table:table-cell office:value-type="string">
            <text:p>Religion in Nicaragua</text:p>
          </table:table-cell>
          <table:table-cell office:value-type="string">
            <text:p>http://en.wikipedia.org/wiki/Religion_in_Nicaragua</text:p>
          </table:table-cell>
          <table:table-cell/>
          <table:table-cell office:value-type="string">
            <text:p>1</text:p>
          </table:table-cell>
          <table:table-cell table:number-columns-repeated="3"/>
          <table:table-cell table:formula="of:=CONCATENATE([.AB183];&quot;,&quot;;[.AC183];&quot;,&quot;; TEXT([.AK183];&quot;#&quot;))" office:value-type="string" office:string-value="LAU_ET_AL,EDA,1">
            <text:p>LAU_ET_AL,EDA,1</text:p>
          </table:table-cell>
        </table:table-row>
        <table:table-row table:style-name="ro1">
          <table:table-cell office:value-type="string">
            <text:p>27IJG5TYMNCWDKSEMJJS0HX13TJMI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E66AUBXHWSHMO9EG52Z4DRL3KG3ZK</text:p>
          </table:table-cell>
          <table:table-cell office:value-type="string">
            <text:p>AAE9H4ZIKQS37</text:p>
          </table:table-cell>
          <table:table-cell office:value-type="string">
            <text:p>Submitted</text:p>
          </table:table-cell>
          <table:table-cell office:value-type="string">
            <text:p>Thu Sep 13 06:34:47 GMT 2012</text:p>
          </table:table-cell>
          <table:table-cell office:value-type="string">
            <text:p>Thu Sep 13 06:34:52 GMT 2012</text:p>
          </table:table-cell>
          <table:table-cell office:value-type="string">
            <text:p>Wed Sep 19 23:34:52 PDT 2012</text:p>
          </table:table-cell>
          <table:table-cell table:number-columns-repeated="3"/>
          <table:table-cell office:value-type="string">
            <text:p>5</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Ronald_Reagan_7:22.txt</text:p>
          </table:table-cell>
          <table:table-cell office:value-type="string">
            <text:p>The focus is on the Sandinistas, their promises and their actions. There is a consensus among the four Central American democratic presidents that the Sandinistas have not complied with the plan to bring peace and democracy to all of Central America. The Sandinistas again have promised reforms. Their challenge is to take irreversible steps toward democracy.&lt;br/&gt;&lt;br/&gt;On Wednesday, my request to sustain the freedom fighters will be submitted which reflects our mutual desire for peace, freedom, and democracy in Nicaragua. I ask Congress to pass this request -- let us be for the people of Nicaragua what Lafayette, Pulaski, and Von Steuben were for our forefathers and the cause of American independence. (Applause.)&lt;br/&gt;&lt;br/&gt;</text:p>
          </table:table-cell>
          <table:table-cell office:value-type="string">
            <text:p>Nations</text:p>
          </table:table-cell>
          <table:table-cell office:value-type="string">
            <text:p>http://en.wikipedia.org/wiki/Nations</text:p>
          </table:table-cell>
          <table:table-cell office:value-type="string">
            <text:p>Religion in Nicaragua</text:p>
          </table:table-cell>
          <table:table-cell office:value-type="string">
            <text:p>http://en.wikipedia.org/wiki/Religion_in_Nicaragua</text:p>
          </table:table-cell>
          <table:table-cell/>
          <table:table-cell office:value-type="string">
            <text:p>2</text:p>
          </table:table-cell>
          <table:table-cell table:number-columns-repeated="3"/>
          <table:table-cell table:formula="of:=CONCATENATE([.AB184];&quot;,&quot;;[.AC184];&quot;,&quot;; TEXT([.AK184];&quot;#&quot;))" office:value-type="string" office:string-value="LAU_ET_AL,EDA,2">
            <text:p>LAU_ET_AL,EDA,2</text:p>
          </table:table-cell>
        </table:table-row>
        <table:table-row table:style-name="ro1">
          <table:table-cell office:value-type="string">
            <text:p>2KBVOK5UFJ51DGEJV96YYS1CU3H96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CFJQ2172Z995QUGRV3VMBU19YRZRF</text:p>
          </table:table-cell>
          <table:table-cell office:value-type="string">
            <text:p>A2W2ZEI7WUASOW</text:p>
          </table:table-cell>
          <table:table-cell office:value-type="string">
            <text:p>Submitted</text:p>
          </table:table-cell>
          <table:table-cell office:value-type="string">
            <text:p>Thu Sep 13 05:44:28 GMT 2012</text:p>
          </table:table-cell>
          <table:table-cell office:value-type="string">
            <text:p>Thu Sep 13 05:45:01 GMT 2012</text:p>
          </table:table-cell>
          <table:table-cell office:value-type="string">
            <text:p>Wed Sep 19 22:45:01 PDT 2012</text:p>
          </table:table-cell>
          <table:table-cell table:number-columns-repeated="3"/>
          <table:table-cell office:value-type="string">
            <text:p>33</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Andrew_Johnson_3:21.txt</text:p>
          </table:table-cell>
          <table:table-cell office:value-type="string">
            <text:p>It has been asserted by one of our profound and most gifted statesmen that--&lt;br/&gt;&lt;br/&gt;Of all the contrivances for cheating the laboring classes of mankind, none has been more effectual than that which deludes them with paper money. This is the most effectual of inventions to fertilize the rich man&amp;apos;s fields by the sweat of the poor man&amp;apos;s brow. Ordinary tyranny, oppression, excessive taxation--these bear lightly on the happiness of the mass of the community compared with a fraudulent currency and the robberies committed by depreciated paper. Our own history has recorded for our instruction enough, and more than enough, of the demoralizing tendency, the injustice, and the intolerable oppression on the virtuous and well disposed of a degraded paper currency authorized by law or in any way countenanced by government.&lt;br/&gt;&lt;br/&gt;</text:p>
          </table:table-cell>
          <table:table-cell office:value-type="string">
            <text:p>William Fitzwilliam</text:p>
          </table:table-cell>
          <table:table-cell office:value-type="string">
            <text:p>http://en.wikipedia.org/wiki/William_Fitzwilliam</text:p>
          </table:table-cell>
          <table:table-cell office:value-type="string">
            <text:p>James J. Lenihan Dam</text:p>
          </table:table-cell>
          <table:table-cell office:value-type="string">
            <text:p>http://en.wikipedia.org/wiki/James_J._Lenihan_Dam</text:p>
          </table:table-cell>
          <table:table-cell/>
          <table:table-cell office:value-type="string">
            <text:p>1</text:p>
          </table:table-cell>
          <table:table-cell table:number-columns-repeated="3"/>
          <table:table-cell table:formula="of:=CONCATENATE([.AB185];&quot;,&quot;;[.AC185];&quot;,&quot;; TEXT([.AK185];&quot;#&quot;))" office:value-type="string" office:string-value="EDA,RANDOM,1">
            <text:p>EDA,RANDOM,1</text:p>
          </table:table-cell>
        </table:table-row>
        <table:table-row table:style-name="ro1">
          <table:table-cell office:value-type="string">
            <text:p>2KBVOK5UFJ51DGEJV96YYS1CU3H96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OJSQV66RLPHX2RM261VSI62TYWD5K</text:p>
          </table:table-cell>
          <table:table-cell office:value-type="string">
            <text:p>A997OZ3H2B3Q2</text:p>
          </table:table-cell>
          <table:table-cell office:value-type="string">
            <text:p>Submitted</text:p>
          </table:table-cell>
          <table:table-cell office:value-type="string">
            <text:p>Thu Sep 13 06:34:15 GMT 2012</text:p>
          </table:table-cell>
          <table:table-cell office:value-type="string">
            <text:p>Thu Sep 13 06:34:41 GMT 2012</text:p>
          </table:table-cell>
          <table:table-cell office:value-type="string">
            <text:p>Wed Sep 19 23:34:41 PDT 2012</text:p>
          </table:table-cell>
          <table:table-cell table:number-columns-repeated="3"/>
          <table:table-cell office:value-type="string">
            <text:p>26</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Andrew_Johnson_3:21.txt</text:p>
          </table:table-cell>
          <table:table-cell office:value-type="string">
            <text:p>It has been asserted by one of our profound and most gifted statesmen that--&lt;br/&gt;&lt;br/&gt;Of all the contrivances for cheating the laboring classes of mankind, none has been more effectual than that which deludes them with paper money. This is the most effectual of inventions to fertilize the rich man&amp;apos;s fields by the sweat of the poor man&amp;apos;s brow. Ordinary tyranny, oppression, excessive taxation--these bear lightly on the happiness of the mass of the community compared with a fraudulent currency and the robberies committed by depreciated paper. Our own history has recorded for our instruction enough, and more than enough, of the demoralizing tendency, the injustice, and the intolerable oppression on the virtuous and well disposed of a degraded paper currency authorized by law or in any way countenanced by government.&lt;br/&gt;&lt;br/&gt;</text:p>
          </table:table-cell>
          <table:table-cell office:value-type="string">
            <text:p>William Fitzwilliam</text:p>
          </table:table-cell>
          <table:table-cell office:value-type="string">
            <text:p>http://en.wikipedia.org/wiki/William_Fitzwilliam</text:p>
          </table:table-cell>
          <table:table-cell office:value-type="string">
            <text:p>James J. Lenihan Dam</text:p>
          </table:table-cell>
          <table:table-cell office:value-type="string">
            <text:p>http://en.wikipedia.org/wiki/James_J._Lenihan_Dam</text:p>
          </table:table-cell>
          <table:table-cell/>
          <table:table-cell office:value-type="string">
            <text:p>2</text:p>
          </table:table-cell>
          <table:table-cell table:number-columns-repeated="3"/>
          <table:table-cell table:formula="of:=CONCATENATE([.AB186];&quot;,&quot;;[.AC186];&quot;,&quot;; TEXT([.AK186];&quot;#&quot;))" office:value-type="string" office:string-value="EDA,RANDOM,2">
            <text:p>EDA,RANDOM,2</text:p>
          </table:table-cell>
        </table:table-row>
        <table:table-row table:style-name="ro1">
          <table:table-cell office:value-type="string">
            <text:p>2KBVOK5UFJ51DGEJV96YYS1CU3H96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VJGNTBJ3MMDCE3UEXX2SHB9SS3WAI</text:p>
          </table:table-cell>
          <table:table-cell office:value-type="string">
            <text:p>AAE9H4ZIKQS37</text:p>
          </table:table-cell>
          <table:table-cell office:value-type="string">
            <text:p>Submitted</text:p>
          </table:table-cell>
          <table:table-cell office:value-type="string">
            <text:p>Thu Sep 13 06:41:53 GMT 2012</text:p>
          </table:table-cell>
          <table:table-cell office:value-type="string">
            <text:p>Thu Sep 13 06:42:13 GMT 2012</text:p>
          </table:table-cell>
          <table:table-cell office:value-type="string">
            <text:p>Wed Sep 19 23:42:13 PDT 2012</text:p>
          </table:table-cell>
          <table:table-cell table:number-columns-repeated="3"/>
          <table:table-cell office:value-type="string">
            <text:p>20</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Andrew_Johnson_3:21.txt</text:p>
          </table:table-cell>
          <table:table-cell office:value-type="string">
            <text:p>It has been asserted by one of our profound and most gifted statesmen that--&lt;br/&gt;&lt;br/&gt;Of all the contrivances for cheating the laboring classes of mankind, none has been more effectual than that which deludes them with paper money. This is the most effectual of inventions to fertilize the rich man&amp;apos;s fields by the sweat of the poor man&amp;apos;s brow. Ordinary tyranny, oppression, excessive taxation--these bear lightly on the happiness of the mass of the community compared with a fraudulent currency and the robberies committed by depreciated paper. Our own history has recorded for our instruction enough, and more than enough, of the demoralizing tendency, the injustice, and the intolerable oppression on the virtuous and well disposed of a degraded paper currency authorized by law or in any way countenanced by government.&lt;br/&gt;&lt;br/&gt;</text:p>
          </table:table-cell>
          <table:table-cell office:value-type="string">
            <text:p>William Fitzwilliam</text:p>
          </table:table-cell>
          <table:table-cell office:value-type="string">
            <text:p>http://en.wikipedia.org/wiki/William_Fitzwilliam</text:p>
          </table:table-cell>
          <table:table-cell office:value-type="string">
            <text:p>James J. Lenihan Dam</text:p>
          </table:table-cell>
          <table:table-cell office:value-type="string">
            <text:p>http://en.wikipedia.org/wiki/James_J._Lenihan_Dam</text:p>
          </table:table-cell>
          <table:table-cell/>
          <table:table-cell office:value-type="string">
            <text:p>2</text:p>
          </table:table-cell>
          <table:table-cell table:number-columns-repeated="3"/>
          <table:table-cell table:formula="of:=CONCATENATE([.AB187];&quot;,&quot;;[.AC187];&quot;,&quot;; TEXT([.AK187];&quot;#&quot;))" office:value-type="string" office:string-value="EDA,RANDOM,2">
            <text:p>EDA,RANDOM,2</text:p>
          </table:table-cell>
        </table:table-row>
        <table:table-row table:style-name="ro1">
          <table:table-cell office:value-type="string">
            <text:p>2FQTNKIMZSM5ZO5X9YD0XGVF5SHZC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EKMEZZ2MIKM2IIDWJP3GTWW3X96NB</text:p>
          </table:table-cell>
          <table:table-cell office:value-type="string">
            <text:p>A1UNZTSLGW77HK</text:p>
          </table:table-cell>
          <table:table-cell office:value-type="string">
            <text:p>Submitted</text:p>
          </table:table-cell>
          <table:table-cell office:value-type="string">
            <text:p>Thu Sep 13 06:26:05 GMT 2012</text:p>
          </table:table-cell>
          <table:table-cell office:value-type="string">
            <text:p>Thu Sep 13 06:26:29 GMT 2012</text:p>
          </table:table-cell>
          <table:table-cell office:value-type="string">
            <text:p>Wed Sep 19 23:26:29 PDT 2012</text:p>
          </table:table-cell>
          <table:table-cell table:number-columns-repeated="3"/>
          <table:table-cell office:value-type="string">
            <text:p>24</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Dwight_D._Eisenhower_4:53.txt</text:p>
          </table:table-cell>
          <table:table-cell office:value-type="string">
            <text:p>Under the 1954 Amendments to the old-age and survivors&amp;apos; insurance program, protection was extended to some 10 million additional workers and benefits were increased. The system now helps protect 9 out of 10 American workers and their families against loss of income in old age or on the death of the breadwinner. The system is sound. It must be kept so. In developing improvements in the system, we must give the most careful consideration to population and social trends, and to fiscal requirements. With these considerations in mind, the Administration will present its recommendations for further expansion of coverage and other steps which can be taken wisely at this time.&lt;br/&gt;&lt;br/&gt;Other needs in the area of social welfare include increased child welfare services, extension of the program of aid to dependent children, intensified attack on juvenile delinquency, and special attention to the problems of mentally retarded children. The training of more skilled workers for these fields and the quest for new knowledge through research in social welfare are essential. Similarly the problems of our aged people need our attention.&lt;br/&gt;&lt;br/&gt;</text:p>
          </table:table-cell>
          <table:table-cell office:value-type="string">
            <text:p>Tax</text:p>
          </table:table-cell>
          <table:table-cell office:value-type="string">
            <text:p>http://en.wikipedia.org/wiki/Tax</text:p>
          </table:table-cell>
          <table:table-cell office:value-type="string">
            <text:p>American Society of Primatologists</text:p>
          </table:table-cell>
          <table:table-cell office:value-type="string">
            <text:p>http://en.wikipedia.org/wiki/American_Society_of_Primatologists</text:p>
          </table:table-cell>
          <table:table-cell/>
          <table:table-cell office:value-type="string">
            <text:p>1</text:p>
          </table:table-cell>
          <table:table-cell table:number-columns-repeated="3"/>
          <table:table-cell table:formula="of:=CONCATENATE([.AB188];&quot;,&quot;;[.AC188];&quot;,&quot;; TEXT([.AK188];&quot;#&quot;))" office:value-type="string" office:string-value="LAU_ET_AL,RANDOM,1">
            <text:p>LAU_ET_AL,RANDOM,1</text:p>
          </table:table-cell>
        </table:table-row>
        <table:table-row table:style-name="ro1">
          <table:table-cell office:value-type="string">
            <text:p>2FQTNKIMZSM5ZO5X9YD0XGVF5SHZC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TVNAB6BFMFF37MN0BKJNDGEYR1VI6</text:p>
          </table:table-cell>
          <table:table-cell office:value-type="string">
            <text:p>A2W2ZEI7WUASOW</text:p>
          </table:table-cell>
          <table:table-cell office:value-type="string">
            <text:p>Submitted</text:p>
          </table:table-cell>
          <table:table-cell office:value-type="string">
            <text:p>Thu Sep 13 05:37:31 GMT 2012</text:p>
          </table:table-cell>
          <table:table-cell office:value-type="string">
            <text:p>Thu Sep 13 05:38:00 GMT 2012</text:p>
          </table:table-cell>
          <table:table-cell office:value-type="string">
            <text:p>Wed Sep 19 22:38:00 PDT 2012</text:p>
          </table:table-cell>
          <table:table-cell table:number-columns-repeated="3"/>
          <table:table-cell office:value-type="string">
            <text:p>29</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Dwight_D._Eisenhower_4:53.txt</text:p>
          </table:table-cell>
          <table:table-cell office:value-type="string">
            <text:p>Under the 1954 Amendments to the old-age and survivors&amp;apos; insurance program, protection was extended to some 10 million additional workers and benefits were increased. The system now helps protect 9 out of 10 American workers and their families against loss of income in old age or on the death of the breadwinner. The system is sound. It must be kept so. In developing improvements in the system, we must give the most careful consideration to population and social trends, and to fiscal requirements. With these considerations in mind, the Administration will present its recommendations for further expansion of coverage and other steps which can be taken wisely at this time.&lt;br/&gt;&lt;br/&gt;Other needs in the area of social welfare include increased child welfare services, extension of the program of aid to dependent children, intensified attack on juvenile delinquency, and special attention to the problems of mentally retarded children. The training of more skilled workers for these fields and the quest for new knowledge through research in social welfare are essential. Similarly the problems of our aged people need our attention.&lt;br/&gt;&lt;br/&gt;</text:p>
          </table:table-cell>
          <table:table-cell office:value-type="string">
            <text:p>Tax</text:p>
          </table:table-cell>
          <table:table-cell office:value-type="string">
            <text:p>http://en.wikipedia.org/wiki/Tax</text:p>
          </table:table-cell>
          <table:table-cell office:value-type="string">
            <text:p>American Society of Primatologists</text:p>
          </table:table-cell>
          <table:table-cell office:value-type="string">
            <text:p>http://en.wikipedia.org/wiki/American_Society_of_Primatologists</text:p>
          </table:table-cell>
          <table:table-cell/>
          <table:table-cell office:value-type="string">
            <text:p>1</text:p>
          </table:table-cell>
          <table:table-cell table:number-columns-repeated="3"/>
          <table:table-cell table:formula="of:=CONCATENATE([.AB189];&quot;,&quot;;[.AC189];&quot;,&quot;; TEXT([.AK189];&quot;#&quot;))" office:value-type="string" office:string-value="LAU_ET_AL,RANDOM,1">
            <text:p>LAU_ET_AL,RANDOM,1</text:p>
          </table:table-cell>
        </table:table-row>
        <table:table-row table:style-name="ro1">
          <table:table-cell office:value-type="string">
            <text:p>2FQTNKIMZSM5ZO5X9YD0XGVF5SHZC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V33L0FBJ9IOQS2OYOMEDRPR812NZF</text:p>
          </table:table-cell>
          <table:table-cell office:value-type="string">
            <text:p>A997OZ3H2B3Q2</text:p>
          </table:table-cell>
          <table:table-cell office:value-type="string">
            <text:p>Submitted</text:p>
          </table:table-cell>
          <table:table-cell office:value-type="string">
            <text:p>Thu Sep 13 05:49:16 GMT 2012</text:p>
          </table:table-cell>
          <table:table-cell office:value-type="string">
            <text:p>Thu Sep 13 05:49:56 GMT 2012</text:p>
          </table:table-cell>
          <table:table-cell office:value-type="string">
            <text:p>Wed Sep 19 22:49:56 PDT 2012</text:p>
          </table:table-cell>
          <table:table-cell table:number-columns-repeated="3"/>
          <table:table-cell office:value-type="string">
            <text:p>40</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Dwight_D._Eisenhower_4:53.txt</text:p>
          </table:table-cell>
          <table:table-cell office:value-type="string">
            <text:p>Under the 1954 Amendments to the old-age and survivors&amp;apos; insurance program, protection was extended to some 10 million additional workers and benefits were increased. The system now helps protect 9 out of 10 American workers and their families against loss of income in old age or on the death of the breadwinner. The system is sound. It must be kept so. In developing improvements in the system, we must give the most careful consideration to population and social trends, and to fiscal requirements. With these considerations in mind, the Administration will present its recommendations for further expansion of coverage and other steps which can be taken wisely at this time.&lt;br/&gt;&lt;br/&gt;Other needs in the area of social welfare include increased child welfare services, extension of the program of aid to dependent children, intensified attack on juvenile delinquency, and special attention to the problems of mentally retarded children. The training of more skilled workers for these fields and the quest for new knowledge through research in social welfare are essential. Similarly the problems of our aged people need our attention.&lt;br/&gt;&lt;br/&gt;</text:p>
          </table:table-cell>
          <table:table-cell office:value-type="string">
            <text:p>Tax</text:p>
          </table:table-cell>
          <table:table-cell office:value-type="string">
            <text:p>http://en.wikipedia.org/wiki/Tax</text:p>
          </table:table-cell>
          <table:table-cell office:value-type="string">
            <text:p>American Society of Primatologists</text:p>
          </table:table-cell>
          <table:table-cell office:value-type="string">
            <text:p>http://en.wikipedia.org/wiki/American_Society_of_Primatologists</text:p>
          </table:table-cell>
          <table:table-cell/>
          <table:table-cell office:value-type="string">
            <text:p>1</text:p>
          </table:table-cell>
          <table:table-cell table:number-columns-repeated="3"/>
          <table:table-cell table:formula="of:=CONCATENATE([.AB190];&quot;,&quot;;[.AC190];&quot;,&quot;; TEXT([.AK190];&quot;#&quot;))" office:value-type="string" office:string-value="LAU_ET_AL,RANDOM,1">
            <text:p>LAU_ET_AL,RANDOM,1</text:p>
          </table:table-cell>
        </table:table-row>
        <table:table-row table:style-name="ro1">
          <table:table-cell office:value-type="string">
            <text:p>23DHVKCJ011KHGSOEJBQ4618PE197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BHC6SK9RJ853864LRDAIPMOU57S4K</text:p>
          </table:table-cell>
          <table:table-cell office:value-type="string">
            <text:p>A997OZ3H2B3Q2</text:p>
          </table:table-cell>
          <table:table-cell office:value-type="string">
            <text:p>Submitted</text:p>
          </table:table-cell>
          <table:table-cell office:value-type="string">
            <text:p>Thu Sep 13 05:45:05 GMT 2012</text:p>
          </table:table-cell>
          <table:table-cell office:value-type="string">
            <text:p>Thu Sep 13 05:45:28 GMT 2012</text:p>
          </table:table-cell>
          <table:table-cell office:value-type="string">
            <text:p>Wed Sep 19 22:45:28 PDT 2012</text:p>
          </table:table-cell>
          <table:table-cell table:number-columns-repeated="3"/>
          <table:table-cell office:value-type="string">
            <text:p>23</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Harry_S._Truman_4:16.txt</text:p>
          </table:table-cell>
          <table:table-cell office:value-type="string">
            <text:p>The Employment Act of 1946 pledges the Government to use all its resources to promote maximum employment, production, and purchasing power. This means that the Government is firmly committed to protect business and the people against the dangers of recession and against the evils of inflation. This means that the Government must adapt its plans and policies to meet changing circumstances.&lt;br/&gt;&lt;br/&gt;At the present time, our prosperity is threatened by inflationary pressures at a number of critical points in our economy. And the Government must be in a position to take effective action at these danger spots. To that end, I recommend that the Congress enact legislation for the following purposes:&lt;br/&gt;&lt;br/&gt;</text:p>
          </table:table-cell>
          <table:table-cell office:value-type="string">
            <text:p>Paleoconservatism</text:p>
          </table:table-cell>
          <table:table-cell office:value-type="string">
            <text:p>http://en.wikipedia.org/wiki/Paleoconservatism</text:p>
          </table:table-cell>
          <table:table-cell office:value-type="string">
            <text:p>Wow! Flash</text:p>
          </table:table-cell>
          <table:table-cell office:value-type="string">
            <text:p>http://en.wikipedia.org/wiki/Wow!_Flash</text:p>
          </table:table-cell>
          <table:table-cell/>
          <table:table-cell office:value-type="string">
            <text:p>1</text:p>
          </table:table-cell>
          <table:table-cell table:number-columns-repeated="3"/>
          <table:table-cell table:formula="of:=CONCATENATE([.AB191];&quot;,&quot;;[.AC191];&quot;,&quot;; TEXT([.AK191];&quot;#&quot;))" office:value-type="string" office:string-value="LAU_ET_AL,RANDOM,1">
            <text:p>LAU_ET_AL,RANDOM,1</text:p>
          </table:table-cell>
        </table:table-row>
        <table:table-row table:style-name="ro1">
          <table:table-cell office:value-type="string">
            <text:p>23DHVKCJ011KHGSOEJBQ4618PE197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I988MQU6L5OQ40N81OXCAIJLMGCVK</text:p>
          </table:table-cell>
          <table:table-cell office:value-type="string">
            <text:p>A3TUKCLQ4D3T9R</text:p>
          </table:table-cell>
          <table:table-cell office:value-type="string">
            <text:p>Submitted</text:p>
          </table:table-cell>
          <table:table-cell office:value-type="string">
            <text:p>Thu Sep 13 05:25:16 GMT 2012</text:p>
          </table:table-cell>
          <table:table-cell office:value-type="string">
            <text:p>Thu Sep 13 05:25:29 GMT 2012</text:p>
          </table:table-cell>
          <table:table-cell office:value-type="string">
            <text:p>Wed Sep 19 22:25:29 PDT 2012</text:p>
          </table:table-cell>
          <table:table-cell table:number-columns-repeated="3"/>
          <table:table-cell office:value-type="string">
            <text:p>13</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Harry_S._Truman_4:16.txt</text:p>
          </table:table-cell>
          <table:table-cell office:value-type="string">
            <text:p>The Employment Act of 1946 pledges the Government to use all its resources to promote maximum employment, production, and purchasing power. This means that the Government is firmly committed to protect business and the people against the dangers of recession and against the evils of inflation. This means that the Government must adapt its plans and policies to meet changing circumstances.&lt;br/&gt;&lt;br/&gt;At the present time, our prosperity is threatened by inflationary pressures at a number of critical points in our economy. And the Government must be in a position to take effective action at these danger spots. To that end, I recommend that the Congress enact legislation for the following purposes:&lt;br/&gt;&lt;br/&gt;</text:p>
          </table:table-cell>
          <table:table-cell office:value-type="string">
            <text:p>Paleoconservatism</text:p>
          </table:table-cell>
          <table:table-cell office:value-type="string">
            <text:p>http://en.wikipedia.org/wiki/Paleoconservatism</text:p>
          </table:table-cell>
          <table:table-cell office:value-type="string">
            <text:p>Wow! Flash</text:p>
          </table:table-cell>
          <table:table-cell office:value-type="string">
            <text:p>http://en.wikipedia.org/wiki/Wow!_Flash</text:p>
          </table:table-cell>
          <table:table-cell/>
          <table:table-cell office:value-type="string">
            <text:p>1</text:p>
          </table:table-cell>
          <table:table-cell table:number-columns-repeated="3"/>
          <table:table-cell table:formula="of:=CONCATENATE([.AB192];&quot;,&quot;;[.AC192];&quot;,&quot;; TEXT([.AK192];&quot;#&quot;))" office:value-type="string" office:string-value="LAU_ET_AL,RANDOM,1">
            <text:p>LAU_ET_AL,RANDOM,1</text:p>
          </table:table-cell>
        </table:table-row>
        <table:table-row table:style-name="ro1">
          <table:table-cell office:value-type="string">
            <text:p>23DHVKCJ011KHGSOEJBQ4618PE197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TNCNHMVHVKCY9P6RCY4R79KWB924S</text:p>
          </table:table-cell>
          <table:table-cell office:value-type="string">
            <text:p>A1K31OBX0MZU1N</text:p>
          </table:table-cell>
          <table:table-cell office:value-type="string">
            <text:p>Submitted</text:p>
          </table:table-cell>
          <table:table-cell office:value-type="string">
            <text:p>Thu Sep 13 05:57:16 GMT 2012</text:p>
          </table:table-cell>
          <table:table-cell office:value-type="string">
            <text:p>Thu Sep 13 05:58:05 GMT 2012</text:p>
          </table:table-cell>
          <table:table-cell office:value-type="string">
            <text:p>Wed Sep 19 22:58:05 PDT 2012</text:p>
          </table:table-cell>
          <table:table-cell table:number-columns-repeated="3"/>
          <table:table-cell office:value-type="string">
            <text:p>49</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Harry_S._Truman_4:16.txt</text:p>
          </table:table-cell>
          <table:table-cell office:value-type="string">
            <text:p>The Employment Act of 1946 pledges the Government to use all its resources to promote maximum employment, production, and purchasing power. This means that the Government is firmly committed to protect business and the people against the dangers of recession and against the evils of inflation. This means that the Government must adapt its plans and policies to meet changing circumstances.&lt;br/&gt;&lt;br/&gt;At the present time, our prosperity is threatened by inflationary pressures at a number of critical points in our economy. And the Government must be in a position to take effective action at these danger spots. To that end, I recommend that the Congress enact legislation for the following purposes:&lt;br/&gt;&lt;br/&gt;</text:p>
          </table:table-cell>
          <table:table-cell office:value-type="string">
            <text:p>Paleoconservatism</text:p>
          </table:table-cell>
          <table:table-cell office:value-type="string">
            <text:p>http://en.wikipedia.org/wiki/Paleoconservatism</text:p>
          </table:table-cell>
          <table:table-cell office:value-type="string">
            <text:p>Wow! Flash</text:p>
          </table:table-cell>
          <table:table-cell office:value-type="string">
            <text:p>http://en.wikipedia.org/wiki/Wow!_Flash</text:p>
          </table:table-cell>
          <table:table-cell/>
          <table:table-cell office:value-type="string">
            <text:p>1</text:p>
          </table:table-cell>
          <table:table-cell table:number-columns-repeated="3"/>
          <table:table-cell table:formula="of:=CONCATENATE([.AB193];&quot;,&quot;;[.AC193];&quot;,&quot;; TEXT([.AK193];&quot;#&quot;))" office:value-type="string" office:string-value="LAU_ET_AL,RANDOM,1">
            <text:p>LAU_ET_AL,RANDOM,1</text:p>
          </table:table-cell>
        </table:table-row>
        <table:table-row table:style-name="ro1">
          <table:table-cell office:value-type="string">
            <text:p>2LNUUKQOYGNIBABXFY70907SXQ5GY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58ULF395SW62PPKZDEYVJBYLGMDRZ</text:p>
          </table:table-cell>
          <table:table-cell office:value-type="string">
            <text:p>A1UNZTSLGW77HK</text:p>
          </table:table-cell>
          <table:table-cell office:value-type="string">
            <text:p>Submitted</text:p>
          </table:table-cell>
          <table:table-cell office:value-type="string">
            <text:p>Thu Sep 13 06:34:45 GMT 2012</text:p>
          </table:table-cell>
          <table:table-cell office:value-type="string">
            <text:p>Thu Sep 13 06:34:56 GMT 2012</text:p>
          </table:table-cell>
          <table:table-cell office:value-type="string">
            <text:p>Wed Sep 19 23:34:56 PDT 2012</text:p>
          </table:table-cell>
          <table:table-cell table:number-columns-repeated="3"/>
          <table:table-cell office:value-type="string">
            <text:p>11</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Harry_S._Truman_1:231.txt</text:p>
          </table:table-cell>
          <table:table-cell office:value-type="string">
            <text:p>3. AGRICULTURAL PROGRAMS&lt;br/&gt;&lt;br/&gt;The agricultural programs contemplated for the fiscal year 1947 are those which are essential for the provision of an adequate supply of food and other agricultural commodities with a fair return to American farmers. To support these objectives, expenditures by the Department of Agriculture estimated at 784 million dollars from general and special accounts will be required in the fiscal year 1947. This compares with estimated expenditures of 676 million dollars in 1946. These figures exclude expenditures by the Department of Agriculture on account of lend-lease, the United Nations Relief and Rehabilitation Administration, and other war expenditures. The expenditure for the fiscal year 1947 is composed of 553 million dollars for &amp;quot;aids to agriculture,&amp;quot; 35 million dollars for general public works, and 196 million dollars for other services of the Department.&lt;br/&gt;&lt;br/&gt;</text:p>
          </table:table-cell>
          <table:table-cell office:value-type="string">
            <text:p>The Water</text:p>
          </table:table-cell>
          <table:table-cell office:value-type="string">
            <text:p>http://en.wikipedia.org/wiki/The_Water</text:p>
          </table:table-cell>
          <table:table-cell office:value-type="string">
            <text:p>Economy of Pakistan</text:p>
          </table:table-cell>
          <table:table-cell office:value-type="string">
            <text:p>http://en.wikipedia.org/wiki/Economy_of_Pakistan</text:p>
          </table:table-cell>
          <table:table-cell/>
          <table:table-cell office:value-type="string">
            <text:p>1</text:p>
          </table:table-cell>
          <table:table-cell table:number-columns-repeated="3"/>
          <table:table-cell table:formula="of:=CONCATENATE([.AB194];&quot;,&quot;;[.AC194];&quot;,&quot;; TEXT([.AK194];&quot;#&quot;))" office:value-type="string" office:string-value="RANDOM,EDA,1">
            <text:p>RANDOM,EDA,1</text:p>
          </table:table-cell>
        </table:table-row>
        <table:table-row table:style-name="ro1">
          <table:table-cell office:value-type="string">
            <text:p>2LNUUKQOYGNIBABXFY70907SXQ5GY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K5ZXR24SMEZEBANRWE928P94IB0HS</text:p>
          </table:table-cell>
          <table:table-cell office:value-type="string">
            <text:p>A1K31OBX0MZU1N</text:p>
          </table:table-cell>
          <table:table-cell office:value-type="string">
            <text:p>Submitted</text:p>
          </table:table-cell>
          <table:table-cell office:value-type="string">
            <text:p>Thu Sep 13 05:49:14 GMT 2012</text:p>
          </table:table-cell>
          <table:table-cell office:value-type="string">
            <text:p>Thu Sep 13 05:51:45 GMT 2012</text:p>
          </table:table-cell>
          <table:table-cell office:value-type="string">
            <text:p>Wed Sep 19 22:51:45 PDT 2012</text:p>
          </table:table-cell>
          <table:table-cell table:number-columns-repeated="3"/>
          <table:table-cell office:value-type="string">
            <text:p>151</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Harry_S._Truman_1:231.txt</text:p>
          </table:table-cell>
          <table:table-cell office:value-type="string">
            <text:p>3. AGRICULTURAL PROGRAMS&lt;br/&gt;&lt;br/&gt;The agricultural programs contemplated for the fiscal year 1947 are those which are essential for the provision of an adequate supply of food and other agricultural commodities with a fair return to American farmers. To support these objectives, expenditures by the Department of Agriculture estimated at 784 million dollars from general and special accounts will be required in the fiscal year 1947. This compares with estimated expenditures of 676 million dollars in 1946. These figures exclude expenditures by the Department of Agriculture on account of lend-lease, the United Nations Relief and Rehabilitation Administration, and other war expenditures. The expenditure for the fiscal year 1947 is composed of 553 million dollars for &amp;quot;aids to agriculture,&amp;quot; 35 million dollars for general public works, and 196 million dollars for other services of the Department.&lt;br/&gt;&lt;br/&gt;</text:p>
          </table:table-cell>
          <table:table-cell office:value-type="string">
            <text:p>The Water</text:p>
          </table:table-cell>
          <table:table-cell office:value-type="string">
            <text:p>http://en.wikipedia.org/wiki/The_Water</text:p>
          </table:table-cell>
          <table:table-cell office:value-type="string">
            <text:p>Economy of Pakistan</text:p>
          </table:table-cell>
          <table:table-cell office:value-type="string">
            <text:p>http://en.wikipedia.org/wiki/Economy_of_Pakistan</text:p>
          </table:table-cell>
          <table:table-cell/>
          <table:table-cell office:value-type="string">
            <text:p>2</text:p>
          </table:table-cell>
          <table:table-cell table:number-columns-repeated="3"/>
          <table:table-cell table:formula="of:=CONCATENATE([.AB195];&quot;,&quot;;[.AC195];&quot;,&quot;; TEXT([.AK195];&quot;#&quot;))" office:value-type="string" office:string-value="RANDOM,EDA,2">
            <text:p>RANDOM,EDA,2</text:p>
          </table:table-cell>
        </table:table-row>
        <table:table-row table:style-name="ro1">
          <table:table-cell office:value-type="string">
            <text:p>2LNUUKQOYGNIBABXFY70907SXQ5GY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OWBLYHVI44O7B8Q1I4NMZSBG472WD</text:p>
          </table:table-cell>
          <table:table-cell office:value-type="string">
            <text:p>A997OZ3H2B3Q2</text:p>
          </table:table-cell>
          <table:table-cell office:value-type="string">
            <text:p>Submitted</text:p>
          </table:table-cell>
          <table:table-cell office:value-type="string">
            <text:p>Thu Sep 13 05:37:21 GMT 2012</text:p>
          </table:table-cell>
          <table:table-cell office:value-type="string">
            <text:p>Thu Sep 13 05:37:57 GMT 2012</text:p>
          </table:table-cell>
          <table:table-cell office:value-type="string">
            <text:p>Wed Sep 19 22:37:57 PDT 2012</text:p>
          </table:table-cell>
          <table:table-cell table:number-columns-repeated="3"/>
          <table:table-cell office:value-type="string">
            <text:p>36</text:p>
          </table:table-cell>
          <table:table-cell table:number-columns-repeated="2" office:value-type="string">
            <text:p>100% (93/93)</text:p>
          </table:table-cell>
          <table:table-cell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Harry_S._Truman_1:231.txt</text:p>
          </table:table-cell>
          <table:table-cell office:value-type="string">
            <text:p>3. AGRICULTURAL PROGRAMS&lt;br/&gt;&lt;br/&gt;The agricultural programs contemplated for the fiscal year 1947 are those which are essential for the provision of an adequate supply of food and other agricultural commodities with a fair return to American farmers. To support these objectives, expenditures by the Department of Agriculture estimated at 784 million dollars from general and special accounts will be required in the fiscal year 1947. This compares with estimated expenditures of 676 million dollars in 1946. These figures exclude expenditures by the Department of Agriculture on account of lend-lease, the United Nations Relief and Rehabilitation Administration, and other war expenditures. The expenditure for the fiscal year 1947 is composed of 553 million dollars for &amp;quot;aids to agriculture,&amp;quot; 35 million dollars for general public works, and 196 million dollars for other services of the Department.&lt;br/&gt;&lt;br/&gt;</text:p>
          </table:table-cell>
          <table:table-cell office:value-type="string">
            <text:p>The Water</text:p>
          </table:table-cell>
          <table:table-cell office:value-type="string">
            <text:p>http://en.wikipedia.org/wiki/The_Water</text:p>
          </table:table-cell>
          <table:table-cell office:value-type="string">
            <text:p>Economy of Pakistan</text:p>
          </table:table-cell>
          <table:table-cell office:value-type="string">
            <text:p>http://en.wikipedia.org/wiki/Economy_of_Pakistan</text:p>
          </table:table-cell>
          <table:table-cell/>
          <table:table-cell office:value-type="string">
            <text:p>1</text:p>
          </table:table-cell>
          <table:table-cell table:number-columns-repeated="3"/>
          <table:table-cell table:formula="of:=CONCATENATE([.AB196];&quot;,&quot;;[.AC196];&quot;,&quot;; TEXT([.AK196];&quot;#&quot;))" office:value-type="string" office:string-value="RANDOM,EDA,1">
            <text:p>RANDOM,EDA,1</text:p>
          </table:table-cell>
        </table:table-row>
        <table:table-row table:style-name="ro1">
          <table:table-cell office:value-type="string">
            <text:p>24BBJ3MMDX5F4GBB9U8BHMDXQSTZD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49YW2GTP9RAM1T1TBX96SOFDFQOTK</text:p>
          </table:table-cell>
          <table:table-cell office:value-type="string">
            <text:p>A1UNZTSLGW77HK</text:p>
          </table:table-cell>
          <table:table-cell office:value-type="string">
            <text:p>Submitted</text:p>
          </table:table-cell>
          <table:table-cell office:value-type="string">
            <text:p>Thu Sep 13 06:41:48 GMT 2012</text:p>
          </table:table-cell>
          <table:table-cell office:value-type="string">
            <text:p>Thu Sep 13 06:42:06 GMT 2012</text:p>
          </table:table-cell>
          <table:table-cell office:value-type="string">
            <text:p>Wed Sep 19 23:42:06 PDT 2012</text:p>
          </table:table-cell>
          <table:table-cell table:number-columns-repeated="3"/>
          <table:table-cell office:value-type="string">
            <text:p>18</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Grover_Cleveland_4:40.txt</text:p>
          </table:table-cell>
          <table:table-cell office:value-type="string">
            <text:p>Under color of a blockade, of which no reasonable notice had been given, and which does not appear to have been efficiently maintained, a seizure of vessels under the American flag has been reported, and in consequence measures to prevent and redress any molestation of our innocent merchantmen have been adopted.&lt;br/&gt;&lt;br/&gt;Proclamation was duly made on the 9th day of November, 1887, of the conventional extensions of the treaty of June 3, 1875, with Hawaii, under which relations of such special and beneficent intercourse have been created.&lt;br/&gt;&lt;br/&gt;</text:p>
          </table:table-cell>
          <table:table-cell office:value-type="string">
            <text:p>1996–97 Udinese Calcio season</text:p>
          </table:table-cell>
          <table:table-cell office:value-type="string">
            <text:p>http://en.wikipedia.org/wiki/1996–97_Udinese_Calcio_season</text:p>
          </table:table-cell>
          <table:table-cell office:value-type="string">
            <text:p>Treaty of Versailles</text:p>
          </table:table-cell>
          <table:table-cell office:value-type="string">
            <text:p>http://en.wikipedia.org/wiki/Treaty_of_Versailles</text:p>
          </table:table-cell>
          <table:table-cell/>
          <table:table-cell office:value-type="string">
            <text:p>2</text:p>
          </table:table-cell>
          <table:table-cell table:number-columns-repeated="3"/>
          <table:table-cell table:formula="of:=CONCATENATE([.AB197];&quot;,&quot;;[.AC197];&quot;,&quot;; TEXT([.AK197];&quot;#&quot;))" office:value-type="string" office:string-value="RANDOM,LAU_ET_AL,2">
            <text:p>RANDOM,LAU_ET_AL,2</text:p>
          </table:table-cell>
        </table:table-row>
        <table:table-row table:style-name="ro1">
          <table:table-cell office:value-type="string">
            <text:p>24BBJ3MMDX5F4GBB9U8BHMDXQSTZD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N0XMB3Q39Z0QFIYVGK4MVST16QITI</text:p>
          </table:table-cell>
          <table:table-cell office:value-type="string">
            <text:p>A31ALYJKPKD09W</text:p>
          </table:table-cell>
          <table:table-cell office:value-type="string">
            <text:p>Submitted</text:p>
          </table:table-cell>
          <table:table-cell office:value-type="string">
            <text:p>Thu Sep 13 06:38:55 GMT 2012</text:p>
          </table:table-cell>
          <table:table-cell office:value-type="string">
            <text:p>Thu Sep 13 06:39:09 GMT 2012</text:p>
          </table:table-cell>
          <table:table-cell office:value-type="string">
            <text:p>Wed Sep 19 23:39:09 PDT 2012</text:p>
          </table:table-cell>
          <table:table-cell table:number-columns-repeated="3"/>
          <table:table-cell office:value-type="string">
            <text:p>14</text:p>
          </table:table-cell>
          <table:table-cell office:value-type="string">
            <text:p>100% (294/295)</text:p>
          </table:table-cell>
          <table:table-cell office:value-type="string">
            <text:p>100% (62/62)</text:p>
          </table:table-cell>
          <table:table-cell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Grover_Cleveland_4:40.txt</text:p>
          </table:table-cell>
          <table:table-cell office:value-type="string">
            <text:p>Under color of a blockade, of which no reasonable notice had been given, and which does not appear to have been efficiently maintained, a seizure of vessels under the American flag has been reported, and in consequence measures to prevent and redress any molestation of our innocent merchantmen have been adopted.&lt;br/&gt;&lt;br/&gt;Proclamation was duly made on the 9th day of November, 1887, of the conventional extensions of the treaty of June 3, 1875, with Hawaii, under which relations of such special and beneficent intercourse have been created.&lt;br/&gt;&lt;br/&gt;</text:p>
          </table:table-cell>
          <table:table-cell office:value-type="string">
            <text:p>1996–97 Udinese Calcio season</text:p>
          </table:table-cell>
          <table:table-cell office:value-type="string">
            <text:p>http://en.wikipedia.org/wiki/1996–97_Udinese_Calcio_season</text:p>
          </table:table-cell>
          <table:table-cell office:value-type="string">
            <text:p>Treaty of Versailles</text:p>
          </table:table-cell>
          <table:table-cell office:value-type="string">
            <text:p>http://en.wikipedia.org/wiki/Treaty_of_Versailles</text:p>
          </table:table-cell>
          <table:table-cell/>
          <table:table-cell office:value-type="string">
            <text:p>2</text:p>
          </table:table-cell>
          <table:table-cell table:number-columns-repeated="3"/>
          <table:table-cell table:formula="of:=CONCATENATE([.AB198];&quot;,&quot;;[.AC198];&quot;,&quot;; TEXT([.AK198];&quot;#&quot;))" office:value-type="string" office:string-value="RANDOM,LAU_ET_AL,2">
            <text:p>RANDOM,LAU_ET_AL,2</text:p>
          </table:table-cell>
        </table:table-row>
        <table:table-row table:style-name="ro1">
          <table:table-cell office:value-type="string">
            <text:p>24BBJ3MMDX5F4GBB9U8BHMDXQSTZD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TS11K274J79ZZKB8IE4EUXFIS6DFZ</text:p>
          </table:table-cell>
          <table:table-cell office:value-type="string">
            <text:p>A997OZ3H2B3Q2</text:p>
          </table:table-cell>
          <table:table-cell office:value-type="string">
            <text:p>Submitted</text:p>
          </table:table-cell>
          <table:table-cell office:value-type="string">
            <text:p>Thu Sep 13 05:38:25 GMT 2012</text:p>
          </table:table-cell>
          <table:table-cell office:value-type="string">
            <text:p>Thu Sep 13 05:39:11 GMT 2012</text:p>
          </table:table-cell>
          <table:table-cell office:value-type="string">
            <text:p>Wed Sep 19 22:39:11 PDT 2012</text:p>
          </table:table-cell>
          <table:table-cell table:number-columns-repeated="3"/>
          <table:table-cell office:value-type="string">
            <text:p>46</text:p>
          </table:table-cell>
          <table:table-cell table:number-columns-repeated="2" office:value-type="string">
            <text:p>100% (93/93)</text:p>
          </table:table-cell>
          <table:table-cell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Grover_Cleveland_4:40.txt</text:p>
          </table:table-cell>
          <table:table-cell office:value-type="string">
            <text:p>Under color of a blockade, of which no reasonable notice had been given, and which does not appear to have been efficiently maintained, a seizure of vessels under the American flag has been reported, and in consequence measures to prevent and redress any molestation of our innocent merchantmen have been adopted.&lt;br/&gt;&lt;br/&gt;Proclamation was duly made on the 9th day of November, 1887, of the conventional extensions of the treaty of June 3, 1875, with Hawaii, under which relations of such special and beneficent intercourse have been created.&lt;br/&gt;&lt;br/&gt;</text:p>
          </table:table-cell>
          <table:table-cell office:value-type="string">
            <text:p>1996–97 Udinese Calcio season</text:p>
          </table:table-cell>
          <table:table-cell office:value-type="string">
            <text:p>http://en.wikipedia.org/wiki/1996–97_Udinese_Calcio_season</text:p>
          </table:table-cell>
          <table:table-cell office:value-type="string">
            <text:p>Treaty of Versailles</text:p>
          </table:table-cell>
          <table:table-cell office:value-type="string">
            <text:p>http://en.wikipedia.org/wiki/Treaty_of_Versailles</text:p>
          </table:table-cell>
          <table:table-cell/>
          <table:table-cell office:value-type="string">
            <text:p>2</text:p>
          </table:table-cell>
          <table:table-cell table:number-columns-repeated="3"/>
          <table:table-cell table:formula="of:=CONCATENATE([.AB199];&quot;,&quot;;[.AC199];&quot;,&quot;; TEXT([.AK199];&quot;#&quot;))" office:value-type="string" office:string-value="RANDOM,LAU_ET_AL,2">
            <text:p>RANDOM,LAU_ET_AL,2</text:p>
          </table:table-cell>
        </table:table-row>
        <table:table-row table:style-name="ro1">
          <table:table-cell office:value-type="string">
            <text:p>2YGW2GTP9RA77EKR8G0Y0OF72THUP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4FU8LZ6R70GK0XDKIA33E7WY71M6T</text:p>
          </table:table-cell>
          <table:table-cell office:value-type="string">
            <text:p>AAE9H4ZIKQS37</text:p>
          </table:table-cell>
          <table:table-cell office:value-type="string">
            <text:p>Submitted</text:p>
          </table:table-cell>
          <table:table-cell office:value-type="string">
            <text:p>Thu Sep 13 06:48:51 GMT 2012</text:p>
          </table:table-cell>
          <table:table-cell office:value-type="string">
            <text:p>Thu Sep 13 06:49:07 GMT 2012</text:p>
          </table:table-cell>
          <table:table-cell office:value-type="string">
            <text:p>Wed Sep 19 23:49:07 PDT 2012</text:p>
          </table:table-cell>
          <table:table-cell table:number-columns-repeated="3"/>
          <table:table-cell office:value-type="string">
            <text:p>16</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Gerald_Ford_2:12.txt</text:p>
          </table:table-cell>
          <table:table-cell office:value-type="string">
            <text:p>It is the right direction because it follows the truly revolutionary American concept of 1776, which holds that in a free society the making of public policy and successful problemsolving involves much more than government. It involves a full partnership among all branches and all levels of government, private institutions, and individual citizens. Common sense tells me to stick to that steady course.&lt;br/&gt;&lt;br/&gt;Take the state of our economy. Last January, most things were rapidly getting worse. This January, most things are slowly but surely getting better.&lt;br/&gt;&lt;br/&gt;</text:p>
          </table:table-cell>
          <table:table-cell office:value-type="string">
            <text:p>8765 Limosa</text:p>
          </table:table-cell>
          <table:table-cell office:value-type="string">
            <text:p>http://en.wikipedia.org/wiki/8765_Limosa</text:p>
          </table:table-cell>
          <table:table-cell office:value-type="string">
            <text:p>Pebre</text:p>
          </table:table-cell>
          <table:table-cell office:value-type="string">
            <text:p>http://en.wikipedia.org/wiki/Pebre</text:p>
          </table:table-cell>
          <table:table-cell/>
          <table:table-cell office:value-type="string">
            <text:p>2</text:p>
          </table:table-cell>
          <table:table-cell table:number-columns-repeated="3"/>
          <table:table-cell table:formula="of:=CONCATENATE([.AB200];&quot;,&quot;;[.AC200];&quot;,&quot;; TEXT([.AK200];&quot;#&quot;))" office:value-type="string" office:string-value="EDA,RANDOM,2">
            <text:p>EDA,RANDOM,2</text:p>
          </table:table-cell>
        </table:table-row>
        <table:table-row table:style-name="ro1">
          <table:table-cell office:value-type="string">
            <text:p>2YGW2GTP9RA77EKR8G0Y0OF72THUP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BC274J79KQWLAWSBGLXNCD4BCKIGB</text:p>
          </table:table-cell>
          <table:table-cell office:value-type="string">
            <text:p>AS809NPDW8VZ0</text:p>
          </table:table-cell>
          <table:table-cell office:value-type="string">
            <text:p>Submitted</text:p>
          </table:table-cell>
          <table:table-cell office:value-type="string">
            <text:p>Thu Sep 13 06:54:30 GMT 2012</text:p>
          </table:table-cell>
          <table:table-cell office:value-type="string">
            <text:p>Thu Sep 13 06:54:55 GMT 2012</text:p>
          </table:table-cell>
          <table:table-cell office:value-type="string">
            <text:p>Wed Sep 19 23:54:55 PDT 2012</text:p>
          </table:table-cell>
          <table:table-cell table:number-columns-repeated="3"/>
          <table:table-cell office:value-type="string">
            <text:p>25</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Gerald_Ford_2:12.txt</text:p>
          </table:table-cell>
          <table:table-cell office:value-type="string">
            <text:p>It is the right direction because it follows the truly revolutionary American concept of 1776, which holds that in a free society the making of public policy and successful problemsolving involves much more than government. It involves a full partnership among all branches and all levels of government, private institutions, and individual citizens. Common sense tells me to stick to that steady course.&lt;br/&gt;&lt;br/&gt;Take the state of our economy. Last January, most things were rapidly getting worse. This January, most things are slowly but surely getting better.&lt;br/&gt;&lt;br/&gt;</text:p>
          </table:table-cell>
          <table:table-cell office:value-type="string">
            <text:p>8765 Limosa</text:p>
          </table:table-cell>
          <table:table-cell office:value-type="string">
            <text:p>http://en.wikipedia.org/wiki/8765_Limosa</text:p>
          </table:table-cell>
          <table:table-cell office:value-type="string">
            <text:p>Pebre</text:p>
          </table:table-cell>
          <table:table-cell office:value-type="string">
            <text:p>http://en.wikipedia.org/wiki/Pebre</text:p>
          </table:table-cell>
          <table:table-cell/>
          <table:table-cell office:value-type="string">
            <text:p>1</text:p>
          </table:table-cell>
          <table:table-cell table:number-columns-repeated="3"/>
          <table:table-cell table:formula="of:=CONCATENATE([.AB201];&quot;,&quot;;[.AC201];&quot;,&quot;; TEXT([.AK201];&quot;#&quot;))" office:value-type="string" office:string-value="EDA,RANDOM,1">
            <text:p>EDA,RANDOM,1</text:p>
          </table:table-cell>
        </table:table-row>
        <table:table-row table:style-name="ro1">
          <table:table-cell office:value-type="string">
            <text:p>2YGW2GTP9RA77EKR8G0Y0OF72THUP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FKW6NG1FS3NDW7G5PSF7SZL8CYYKZ</text:p>
          </table:table-cell>
          <table:table-cell office:value-type="string">
            <text:p>A31ALYJKPKD09W</text:p>
          </table:table-cell>
          <table:table-cell office:value-type="string">
            <text:p>Submitted</text:p>
          </table:table-cell>
          <table:table-cell office:value-type="string">
            <text:p>Thu Sep 13 06:48:17 GMT 2012</text:p>
          </table:table-cell>
          <table:table-cell office:value-type="string">
            <text:p>Thu Sep 13 06:48:26 GMT 2012</text:p>
          </table:table-cell>
          <table:table-cell office:value-type="string">
            <text:p>Wed Sep 19 23:48:26 PDT 2012</text:p>
          </table:table-cell>
          <table:table-cell table:number-columns-repeated="3"/>
          <table:table-cell office:value-type="string">
            <text:p>9</text:p>
          </table:table-cell>
          <table:table-cell office:value-type="string">
            <text:p>100% (294/295)</text:p>
          </table:table-cell>
          <table:table-cell office:value-type="string">
            <text:p>100% (62/62)</text:p>
          </table:table-cell>
          <table:table-cell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Gerald_Ford_2:12.txt</text:p>
          </table:table-cell>
          <table:table-cell office:value-type="string">
            <text:p>It is the right direction because it follows the truly revolutionary American concept of 1776, which holds that in a free society the making of public policy and successful problemsolving involves much more than government. It involves a full partnership among all branches and all levels of government, private institutions, and individual citizens. Common sense tells me to stick to that steady course.&lt;br/&gt;&lt;br/&gt;Take the state of our economy. Last January, most things were rapidly getting worse. This January, most things are slowly but surely getting better.&lt;br/&gt;&lt;br/&gt;</text:p>
          </table:table-cell>
          <table:table-cell office:value-type="string">
            <text:p>8765 Limosa</text:p>
          </table:table-cell>
          <table:table-cell office:value-type="string">
            <text:p>http://en.wikipedia.org/wiki/8765_Limosa</text:p>
          </table:table-cell>
          <table:table-cell office:value-type="string">
            <text:p>Pebre</text:p>
          </table:table-cell>
          <table:table-cell office:value-type="string">
            <text:p>http://en.wikipedia.org/wiki/Pebre</text:p>
          </table:table-cell>
          <table:table-cell/>
          <table:table-cell office:value-type="string">
            <text:p>2</text:p>
          </table:table-cell>
          <table:table-cell table:number-columns-repeated="3"/>
          <table:table-cell table:formula="of:=CONCATENATE([.AB202];&quot;,&quot;;[.AC202];&quot;,&quot;; TEXT([.AK202];&quot;#&quot;))" office:value-type="string" office:string-value="EDA,RANDOM,2">
            <text:p>EDA,RANDOM,2</text:p>
          </table:table-cell>
        </table:table-row>
        <table:table-row table:style-name="ro1">
          <table:table-cell office:value-type="string">
            <text:p>2PT727M0IGFKWMPB5PJVN4VIQ4UZE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CXL8I9NZW6HT8UTLEHWFT86FV0LVF</text:p>
          </table:table-cell>
          <table:table-cell office:value-type="string">
            <text:p>A31ALYJKPKD09W</text:p>
          </table:table-cell>
          <table:table-cell office:value-type="string">
            <text:p>Submitted</text:p>
          </table:table-cell>
          <table:table-cell office:value-type="string">
            <text:p>Thu Sep 13 06:43:46 GMT 2012</text:p>
          </table:table-cell>
          <table:table-cell office:value-type="string">
            <text:p>Thu Sep 13 06:43:53 GMT 2012</text:p>
          </table:table-cell>
          <table:table-cell office:value-type="string">
            <text:p>Wed Sep 19 23:43:53 PDT 2012</text:p>
          </table:table-cell>
          <table:table-cell table:number-columns-repeated="3"/>
          <table:table-cell office:value-type="string">
            <text:p>7</text:p>
          </table:table-cell>
          <table:table-cell office:value-type="string">
            <text:p>100% (294/295)</text:p>
          </table:table-cell>
          <table:table-cell office:value-type="string">
            <text:p>100% (62/62)</text:p>
          </table:table-cell>
          <table:table-cell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Andrew_Jackson_1:13.txt</text:p>
          </table:table-cell>
          <table:table-cell office:value-type="string">
            <text:p>While members of Congress can be constitutionally appointed to offices of trust and profit it will be the practice, even under the most conscientious adherence to duty, to select them for such stations as they are believed to be better qualified to fill than other citizens; but the purity of our Government would doubtless be promoted by their exclusion from all appointments in the gift of the President, in whose election they may have been officially concerned. The nature of the judicial office and the necessity of securing in the Cabinet and in diplomatic stations of the highest rank the best talents and political experience should, perhaps, except these from the exclusion.&lt;br/&gt;&lt;br/&gt;There are, perhaps, few men who can for any great length of time enjoy office and power without being more or less under the influence of feelings unfavorable to the faithful discharge of their public duties. Their integrity may be proof against improper considerations immediately addressed to themselves, but they are apt to acquire a habit of looking with indifference upon the public interests and of tolerating conduct from which an unpracticed man would revolt. Office is considered as a species of property, and government rather as a means of promoting individual interests than as an instrument created solely for the service of the people. Corruption in some and in others a perversion of correct feelings and principles divert government from its legitimate ends and make it an engine for the support of the few at the expense of the many. The duties of all public officers are, or at least admit of being made, so plain and simple that men of intelligence may readily qualify themselves for their performance; and I can not but believe that more is lost by the long continuance of men in office than is generally to be gained by their experience. I submit, therefore, to your consideration whether the efficiency of the Government would not be promoted and official industry and integrity better secured by a general extension of the law which limits appointments to four years.&lt;br/&gt;&lt;br/&gt;</text:p>
          </table:table-cell>
          <table:table-cell office:value-type="string">
            <text:p>The 18th Brumaire of Louis Napoleon</text:p>
          </table:table-cell>
          <table:table-cell office:value-type="string">
            <text:p>http://en.wikipedia.org/wiki/The_18th_Brumaire_of_Louis_Napoleon</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table:table-cell office:value-type="string">
            <text:p>2</text:p>
          </table:table-cell>
          <table:table-cell table:number-columns-repeated="3"/>
          <table:table-cell table:formula="of:=CONCATENATE([.AB203];&quot;,&quot;;[.AC203];&quot;,&quot;; TEXT([.AK203];&quot;#&quot;))" office:value-type="string" office:string-value="RANDOM,EDA,2">
            <text:p>RANDOM,EDA,2</text:p>
          </table:table-cell>
        </table:table-row>
        <table:table-row table:style-name="ro1">
          <table:table-cell office:value-type="string">
            <text:p>2PT727M0IGFKWMPB5PJVN4VIQ4UZE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JPBNVP3TVOKK33OCBP7YEOZLDZ03R</text:p>
          </table:table-cell>
          <table:table-cell office:value-type="string">
            <text:p>A3H91IK5ZBIBYN</text:p>
          </table:table-cell>
          <table:table-cell office:value-type="string">
            <text:p>Submitted</text:p>
          </table:table-cell>
          <table:table-cell office:value-type="string">
            <text:p>Thu Sep 13 06:54:30 GMT 2012</text:p>
          </table:table-cell>
          <table:table-cell office:value-type="string">
            <text:p>Thu Sep 13 06:54:36 GMT 2012</text:p>
          </table:table-cell>
          <table:table-cell office:value-type="string">
            <text:p>Wed Sep 19 23:54:36 PDT 2012</text:p>
          </table:table-cell>
          <table:table-cell table:number-columns-repeated="3"/>
          <table:table-cell office:value-type="string">
            <text:p>6</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Andrew_Jackson_1:13.txt</text:p>
          </table:table-cell>
          <table:table-cell office:value-type="string">
            <text:p>While members of Congress can be constitutionally appointed to offices of trust and profit it will be the practice, even under the most conscientious adherence to duty, to select them for such stations as they are believed to be better qualified to fill than other citizens; but the purity of our Government would doubtless be promoted by their exclusion from all appointments in the gift of the President, in whose election they may have been officially concerned. The nature of the judicial office and the necessity of securing in the Cabinet and in diplomatic stations of the highest rank the best talents and political experience should, perhaps, except these from the exclusion.&lt;br/&gt;&lt;br/&gt;There are, perhaps, few men who can for any great length of time enjoy office and power without being more or less under the influence of feelings unfavorable to the faithful discharge of their public duties. Their integrity may be proof against improper considerations immediately addressed to themselves, but they are apt to acquire a habit of looking with indifference upon the public interests and of tolerating conduct from which an unpracticed man would revolt. Office is considered as a species of property, and government rather as a means of promoting individual interests than as an instrument created solely for the service of the people. Corruption in some and in others a perversion of correct feelings and principles divert government from its legitimate ends and make it an engine for the support of the few at the expense of the many. The duties of all public officers are, or at least admit of being made, so plain and simple that men of intelligence may readily qualify themselves for their performance; and I can not but believe that more is lost by the long continuance of men in office than is generally to be gained by their experience. I submit, therefore, to your consideration whether the efficiency of the Government would not be promoted and official industry and integrity better secured by a general extension of the law which limits appointments to four years.&lt;br/&gt;&lt;br/&gt;</text:p>
          </table:table-cell>
          <table:table-cell office:value-type="string">
            <text:p>The 18th Brumaire of Louis Napoleon</text:p>
          </table:table-cell>
          <table:table-cell office:value-type="string">
            <text:p>http://en.wikipedia.org/wiki/The_18th_Brumaire_of_Louis_Napoleon</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table:table-cell office:value-type="string">
            <text:p>2</text:p>
          </table:table-cell>
          <table:table-cell table:number-columns-repeated="3"/>
          <table:table-cell table:formula="of:=CONCATENATE([.AB204];&quot;,&quot;;[.AC204];&quot;,&quot;; TEXT([.AK204];&quot;#&quot;))" office:value-type="string" office:string-value="RANDOM,EDA,2">
            <text:p>RANDOM,EDA,2</text:p>
          </table:table-cell>
        </table:table-row>
        <table:table-row table:style-name="ro1">
          <table:table-cell office:value-type="string">
            <text:p>2PT727M0IGFKWMPB5PJVN4VIQ4UZE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TX1Y7QEOZFY51PHZ3DONXRDYJPEHW</text:p>
          </table:table-cell>
          <table:table-cell office:value-type="string">
            <text:p>AAE9H4ZIKQS37</text:p>
          </table:table-cell>
          <table:table-cell office:value-type="string">
            <text:p>Submitted</text:p>
          </table:table-cell>
          <table:table-cell office:value-type="string">
            <text:p>Thu Sep 13 06:38:46 GMT 2012</text:p>
          </table:table-cell>
          <table:table-cell office:value-type="string">
            <text:p>Thu Sep 13 06:38:54 GMT 2012</text:p>
          </table:table-cell>
          <table:table-cell office:value-type="string">
            <text:p>Wed Sep 19 23:38:54 PDT 2012</text:p>
          </table:table-cell>
          <table:table-cell table:number-columns-repeated="3"/>
          <table:table-cell office:value-type="string">
            <text:p>8</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Andrew_Jackson_1:13.txt</text:p>
          </table:table-cell>
          <table:table-cell office:value-type="string">
            <text:p>While members of Congress can be constitutionally appointed to offices of trust and profit it will be the practice, even under the most conscientious adherence to duty, to select them for such stations as they are believed to be better qualified to fill than other citizens; but the purity of our Government would doubtless be promoted by their exclusion from all appointments in the gift of the President, in whose election they may have been officially concerned. The nature of the judicial office and the necessity of securing in the Cabinet and in diplomatic stations of the highest rank the best talents and political experience should, perhaps, except these from the exclusion.&lt;br/&gt;&lt;br/&gt;There are, perhaps, few men who can for any great length of time enjoy office and power without being more or less under the influence of feelings unfavorable to the faithful discharge of their public duties. Their integrity may be proof against improper considerations immediately addressed to themselves, but they are apt to acquire a habit of looking with indifference upon the public interests and of tolerating conduct from which an unpracticed man would revolt. Office is considered as a species of property, and government rather as a means of promoting individual interests than as an instrument created solely for the service of the people. Corruption in some and in others a perversion of correct feelings and principles divert government from its legitimate ends and make it an engine for the support of the few at the expense of the many. The duties of all public officers are, or at least admit of being made, so plain and simple that men of intelligence may readily qualify themselves for their performance; and I can not but believe that more is lost by the long continuance of men in office than is generally to be gained by their experience. I submit, therefore, to your consideration whether the efficiency of the Government would not be promoted and official industry and integrity better secured by a general extension of the law which limits appointments to four years.&lt;br/&gt;&lt;br/&gt;</text:p>
          </table:table-cell>
          <table:table-cell office:value-type="string">
            <text:p>The 18th Brumaire of Louis Napoleon</text:p>
          </table:table-cell>
          <table:table-cell office:value-type="string">
            <text:p>http://en.wikipedia.org/wiki/The_18th_Brumaire_of_Louis_Napoleon</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table:table-cell office:value-type="string">
            <text:p>2</text:p>
          </table:table-cell>
          <table:table-cell table:number-columns-repeated="3"/>
          <table:table-cell table:formula="of:=CONCATENATE([.AB205];&quot;,&quot;;[.AC205];&quot;,&quot;; TEXT([.AK205];&quot;#&quot;))" office:value-type="string" office:string-value="RANDOM,EDA,2">
            <text:p>RANDOM,EDA,2</text:p>
          </table:table-cell>
        </table:table-row>
        <table:table-row table:style-name="ro1">
          <table:table-cell office:value-type="string">
            <text:p>27PQ67051QKC20P700315MGI259ZF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6UDIPDOBDDPNY71R44DGXMB9560BC</text:p>
          </table:table-cell>
          <table:table-cell office:value-type="string">
            <text:p>A997OZ3H2B3Q2</text:p>
          </table:table-cell>
          <table:table-cell office:value-type="string">
            <text:p>Submitted</text:p>
          </table:table-cell>
          <table:table-cell office:value-type="string">
            <text:p>Thu Sep 13 05:48:30 GMT 2012</text:p>
          </table:table-cell>
          <table:table-cell office:value-type="string">
            <text:p>Thu Sep 13 05:49:00 GMT 2012</text:p>
          </table:table-cell>
          <table:table-cell office:value-type="string">
            <text:p>Wed Sep 19 22:49:00 PDT 2012</text:p>
          </table:table-cell>
          <table:table-cell table:number-columns-repeated="3"/>
          <table:table-cell office:value-type="string">
            <text:p>30</text:p>
          </table:table-cell>
          <table:table-cell table:number-columns-repeated="2" office:value-type="string">
            <text:p>100% (93/93)</text:p>
          </table:table-cell>
          <table:table-cell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Dwight_D._Eisenhower_6:22.txt</text:p>
          </table:table-cell>
          <table:table-cell office:value-type="string">
            <text:p>Our long-range problem, then, is not the stamina of our enormous engine of production. Our problem is to make sure that we use these vast economic forces confidently and creatively, not only in direct military defense efforts, but likewise in our foreign policy, through such activities as mutual economic aid and foreign trade.&lt;br/&gt;&lt;br/&gt;In much the same way, we have tremendous potential resources on other non-military fronts to help in countering the Soviet threat: education, science, research, and, not least, the ideas and principles by which we live. And in all these cases the task ahead is to bring these resources more sharply to bear upon the new tasks of security and peace in a swiftly-changing world.&lt;br/&gt;&lt;br/&gt;</text:p>
          </table:table-cell>
          <table:table-cell office:value-type="string">
            <text:p>Krajewo</text:p>
          </table:table-cell>
          <table:table-cell office:value-type="string">
            <text:p>http://en.wikipedia.org/wiki/Krajewo</text:p>
          </table:table-cell>
          <table:table-cell table:style-name="ce1" office:value-type="string">
            <text:p>2003</text:p>
          </table:table-cell>
          <table:table-cell office:value-type="string">
            <text:p>http://en.wikipedia.org/wiki/2003</text:p>
          </table:table-cell>
          <table:table-cell/>
          <table:table-cell office:value-type="string">
            <text:p>1</text:p>
          </table:table-cell>
          <table:table-cell table:number-columns-repeated="3"/>
          <table:table-cell table:formula="of:=CONCATENATE([.AB206];&quot;,&quot;;[.AC206];&quot;,&quot;; TEXT([.AK206];&quot;#&quot;))" office:value-type="string" office:string-value="RANDOM,LAU_ET_AL,1">
            <text:p>RANDOM,LAU_ET_AL,1</text:p>
          </table:table-cell>
        </table:table-row>
        <table:table-row table:style-name="ro1">
          <table:table-cell office:value-type="string">
            <text:p>27PQ67051QKC20P700315MGI259ZF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KYX3YOCCF0C4E82W39NQIXYMJTRS4</text:p>
          </table:table-cell>
          <table:table-cell office:value-type="string">
            <text:p>A3E24869P0UAX8</text:p>
          </table:table-cell>
          <table:table-cell office:value-type="string">
            <text:p>Submitted</text:p>
          </table:table-cell>
          <table:table-cell office:value-type="string">
            <text:p>Thu Sep 13 06:02:04 GMT 2012</text:p>
          </table:table-cell>
          <table:table-cell office:value-type="string">
            <text:p>Thu Sep 13 06:02:11 GMT 2012</text:p>
          </table:table-cell>
          <table:table-cell office:value-type="string">
            <text:p>Wed Sep 19 23:02:11 PDT 2012</text:p>
          </table:table-cell>
          <table:table-cell table:number-columns-repeated="3"/>
          <table:table-cell office:value-type="string">
            <text:p>7</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Dwight_D._Eisenhower_6:22.txt</text:p>
          </table:table-cell>
          <table:table-cell office:value-type="string">
            <text:p>Our long-range problem, then, is not the stamina of our enormous engine of production. Our problem is to make sure that we use these vast economic forces confidently and creatively, not only in direct military defense efforts, but likewise in our foreign policy, through such activities as mutual economic aid and foreign trade.&lt;br/&gt;&lt;br/&gt;In much the same way, we have tremendous potential resources on other non-military fronts to help in countering the Soviet threat: education, science, research, and, not least, the ideas and principles by which we live. And in all these cases the task ahead is to bring these resources more sharply to bear upon the new tasks of security and peace in a swiftly-changing world.&lt;br/&gt;&lt;br/&gt;</text:p>
          </table:table-cell>
          <table:table-cell office:value-type="string">
            <text:p>Krajewo</text:p>
          </table:table-cell>
          <table:table-cell office:value-type="string">
            <text:p>http://en.wikipedia.org/wiki/Krajewo</text:p>
          </table:table-cell>
          <table:table-cell table:style-name="ce1" office:value-type="string">
            <text:p>2003</text:p>
          </table:table-cell>
          <table:table-cell office:value-type="string">
            <text:p>http://en.wikipedia.org/wiki/2003</text:p>
          </table:table-cell>
          <table:table-cell/>
          <table:table-cell office:value-type="string">
            <text:p>2</text:p>
          </table:table-cell>
          <table:table-cell table:number-columns-repeated="3"/>
          <table:table-cell table:formula="of:=CONCATENATE([.AB207];&quot;,&quot;;[.AC207];&quot;,&quot;; TEXT([.AK207];&quot;#&quot;))" office:value-type="string" office:string-value="RANDOM,LAU_ET_AL,2">
            <text:p>RANDOM,LAU_ET_AL,2</text:p>
          </table:table-cell>
        </table:table-row>
        <table:table-row table:style-name="ro1">
          <table:table-cell office:value-type="string">
            <text:p>27PQ67051QKC20P700315MGI259ZF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LFFSVGULF39K1KBUQSF03NYTYG9NO</text:p>
          </table:table-cell>
          <table:table-cell office:value-type="string">
            <text:p>AAE9H4ZIKQS37</text:p>
          </table:table-cell>
          <table:table-cell office:value-type="string">
            <text:p>Submitted</text:p>
          </table:table-cell>
          <table:table-cell office:value-type="string">
            <text:p>Thu Sep 13 06:18:51 GMT 2012</text:p>
          </table:table-cell>
          <table:table-cell office:value-type="string">
            <text:p>Thu Sep 13 06:18:58 GMT 2012</text:p>
          </table:table-cell>
          <table:table-cell office:value-type="string">
            <text:p>Wed Sep 19 23:18:58 PDT 2012</text:p>
          </table:table-cell>
          <table:table-cell table:number-columns-repeated="3"/>
          <table:table-cell office:value-type="string">
            <text:p>7</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Dwight_D._Eisenhower_6:22.txt</text:p>
          </table:table-cell>
          <table:table-cell office:value-type="string">
            <text:p>Our long-range problem, then, is not the stamina of our enormous engine of production. Our problem is to make sure that we use these vast economic forces confidently and creatively, not only in direct military defense efforts, but likewise in our foreign policy, through such activities as mutual economic aid and foreign trade.&lt;br/&gt;&lt;br/&gt;In much the same way, we have tremendous potential resources on other non-military fronts to help in countering the Soviet threat: education, science, research, and, not least, the ideas and principles by which we live. And in all these cases the task ahead is to bring these resources more sharply to bear upon the new tasks of security and peace in a swiftly-changing world.&lt;br/&gt;&lt;br/&gt;</text:p>
          </table:table-cell>
          <table:table-cell office:value-type="string">
            <text:p>Krajewo</text:p>
          </table:table-cell>
          <table:table-cell office:value-type="string">
            <text:p>http://en.wikipedia.org/wiki/Krajewo</text:p>
          </table:table-cell>
          <table:table-cell table:style-name="ce1" office:value-type="string">
            <text:p>2003</text:p>
          </table:table-cell>
          <table:table-cell office:value-type="string">
            <text:p>http://en.wikipedia.org/wiki/2003</text:p>
          </table:table-cell>
          <table:table-cell/>
          <table:table-cell office:value-type="string">
            <text:p>1</text:p>
          </table:table-cell>
          <table:table-cell table:number-columns-repeated="3"/>
          <table:table-cell table:formula="of:=CONCATENATE([.AB208];&quot;,&quot;;[.AC208];&quot;,&quot;; TEXT([.AK208];&quot;#&quot;))" office:value-type="string" office:string-value="RANDOM,LAU_ET_AL,1">
            <text:p>RANDOM,LAU_ET_AL,1</text:p>
          </table:table-cell>
        </table:table-row>
        <table:table-row table:style-name="ro1">
          <table:table-cell office:value-type="string">
            <text:p>238U6L5OBVCIG0L2BK9JN7GU3K9ZG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1KQV66RLPHI8C503KMKQ62NP59E6V</text:p>
          </table:table-cell>
          <table:table-cell office:value-type="string">
            <text:p>AAE9H4ZIKQS37</text:p>
          </table:table-cell>
          <table:table-cell office:value-type="string">
            <text:p>Submitted</text:p>
          </table:table-cell>
          <table:table-cell office:value-type="string">
            <text:p>Thu Sep 13 06:37:04 GMT 2012</text:p>
          </table:table-cell>
          <table:table-cell office:value-type="string">
            <text:p>Thu Sep 13 06:37:34 GMT 2012</text:p>
          </table:table-cell>
          <table:table-cell office:value-type="string">
            <text:p>Wed Sep 19 23:37:34 PDT 2012</text:p>
          </table:table-cell>
          <table:table-cell table:number-columns-repeated="3"/>
          <table:table-cell office:value-type="string">
            <text:p>30</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Theodore_Roosevelt_2:1.txt</text:p>
          </table:table-cell>
          <table:table-cell office:value-type="string">
            <text:p>As a people we have played a large part in the world, and we are bent upon making our future even larger than the past. In particular, the events of the last four years have definitely decided that, for woe or for weal, our place must be great among the nations. We may either fall greatly or succeed greatly; but we can not avoid the endeavor from which either great failure or great success must come. Even if we would, we can not play a small part. If we should try, all that would follow would be that we should play a large part ignobly and shamefully.&lt;br/&gt;&lt;br/&gt;But our people, the sons of the men of the Civil War, the sons of the men who had iron in their blood, rejoice in the present and face the future high of heart and resolute of will. Ours is not the creed of the weakling and the coward; ours is the gospel of hope and of triumphant endeavor. We do not shrink from the struggle before us. There are many problems for us to face at the outset of the twentieth century--grave problems abroad and still graver at home; but we know that we can solve them and solve them well, provided only that we bring to the solution the qualities of head and heart which were shown by the men who, in the days of Washington, rounded this Government, and, in the days of Lincoln, preserved it.&lt;br/&gt;&lt;br/&gt;</text:p>
          </table:table-cell>
          <table:table-cell office:value-type="string">
            <text:p>Marungulam</text:p>
          </table:table-cell>
          <table:table-cell office:value-type="string">
            <text:p>http://en.wikipedia.org/wiki/Marungulam</text:p>
          </table:table-cell>
          <table:table-cell office:value-type="string">
            <text:p>Carlos Gardel</text:p>
          </table:table-cell>
          <table:table-cell office:value-type="string">
            <text:p>http://en.wikipedia.org/wiki/Carlos_Gardel</text:p>
          </table:table-cell>
          <table:table-cell/>
          <table:table-cell office:value-type="string">
            <text:p>2</text:p>
          </table:table-cell>
          <table:table-cell table:number-columns-repeated="3"/>
          <table:table-cell table:formula="of:=CONCATENATE([.AB209];&quot;,&quot;;[.AC209];&quot;,&quot;; TEXT([.AK209];&quot;#&quot;))" office:value-type="string" office:string-value="EDA,RANDOM,2">
            <text:p>EDA,RANDOM,2</text:p>
          </table:table-cell>
        </table:table-row>
        <table:table-row table:style-name="ro1">
          <table:table-cell office:value-type="string">
            <text:p>238U6L5OBVCIG0L2BK9JN7GU3K9ZG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FZDZKPFE4EGSQ1R9FC8Q9NZ2LP6G5</text:p>
          </table:table-cell>
          <table:table-cell office:value-type="string">
            <text:p>A31ALYJKPKD09W</text:p>
          </table:table-cell>
          <table:table-cell office:value-type="string">
            <text:p>Submitted</text:p>
          </table:table-cell>
          <table:table-cell office:value-type="string">
            <text:p>Thu Sep 13 06:47:12 GMT 2012</text:p>
          </table:table-cell>
          <table:table-cell office:value-type="string">
            <text:p>Thu Sep 13 06:47:26 GMT 2012</text:p>
          </table:table-cell>
          <table:table-cell office:value-type="string">
            <text:p>Wed Sep 19 23:47:26 PDT 2012</text:p>
          </table:table-cell>
          <table:table-cell table:number-columns-repeated="3"/>
          <table:table-cell office:value-type="string">
            <text:p>14</text:p>
          </table:table-cell>
          <table:table-cell office:value-type="string">
            <text:p>100% (294/295)</text:p>
          </table:table-cell>
          <table:table-cell office:value-type="string">
            <text:p>100% (62/62)</text:p>
          </table:table-cell>
          <table:table-cell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Theodore_Roosevelt_2:1.txt</text:p>
          </table:table-cell>
          <table:table-cell office:value-type="string">
            <text:p>As a people we have played a large part in the world, and we are bent upon making our future even larger than the past. In particular, the events of the last four years have definitely decided that, for woe or for weal, our place must be great among the nations. We may either fall greatly or succeed greatly; but we can not avoid the endeavor from which either great failure or great success must come. Even if we would, we can not play a small part. If we should try, all that would follow would be that we should play a large part ignobly and shamefully.&lt;br/&gt;&lt;br/&gt;But our people, the sons of the men of the Civil War, the sons of the men who had iron in their blood, rejoice in the present and face the future high of heart and resolute of will. Ours is not the creed of the weakling and the coward; ours is the gospel of hope and of triumphant endeavor. We do not shrink from the struggle before us. There are many problems for us to face at the outset of the twentieth century--grave problems abroad and still graver at home; but we know that we can solve them and solve them well, provided only that we bring to the solution the qualities of head and heart which were shown by the men who, in the days of Washington, rounded this Government, and, in the days of Lincoln, preserved it.&lt;br/&gt;&lt;br/&gt;</text:p>
          </table:table-cell>
          <table:table-cell office:value-type="string">
            <text:p>Marungulam</text:p>
          </table:table-cell>
          <table:table-cell office:value-type="string">
            <text:p>http://en.wikipedia.org/wiki/Marungulam</text:p>
          </table:table-cell>
          <table:table-cell office:value-type="string">
            <text:p>Carlos Gardel</text:p>
          </table:table-cell>
          <table:table-cell office:value-type="string">
            <text:p>http://en.wikipedia.org/wiki/Carlos_Gardel</text:p>
          </table:table-cell>
          <table:table-cell/>
          <table:table-cell office:value-type="string">
            <text:p>2</text:p>
          </table:table-cell>
          <table:table-cell table:number-columns-repeated="3"/>
          <table:table-cell table:formula="of:=CONCATENATE([.AB210];&quot;,&quot;;[.AC210];&quot;,&quot;; TEXT([.AK210];&quot;#&quot;))" office:value-type="string" office:string-value="EDA,RANDOM,2">
            <text:p>EDA,RANDOM,2</text:p>
          </table:table-cell>
        </table:table-row>
        <table:table-row table:style-name="ro1">
          <table:table-cell office:value-type="string">
            <text:p>238U6L5OBVCIG0L2BK9JN7GU3K9ZG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1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19 GMT 2012</text:p>
          </table:table-cell>
          <table:table-cell table:number-columns-repeated="2"/>
          <table:table-cell office:value-type="string">
            <text:p>2W6C1PC6SK9RYHTT6SQEPMAAV1UP1S</text:p>
          </table:table-cell>
          <table:table-cell office:value-type="string">
            <text:p>A997OZ3H2B3Q2</text:p>
          </table:table-cell>
          <table:table-cell office:value-type="string">
            <text:p>Submitted</text:p>
          </table:table-cell>
          <table:table-cell office:value-type="string">
            <text:p>Thu Sep 13 06:27:36 GMT 2012</text:p>
          </table:table-cell>
          <table:table-cell office:value-type="string">
            <text:p>Thu Sep 13 06:28:13 GMT 2012</text:p>
          </table:table-cell>
          <table:table-cell office:value-type="string">
            <text:p>Wed Sep 19 23:28:13 PDT 2012</text:p>
          </table:table-cell>
          <table:table-cell table:number-columns-repeated="3"/>
          <table:table-cell office:value-type="string">
            <text:p>37</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Theodore_Roosevelt_2:1.txt</text:p>
          </table:table-cell>
          <table:table-cell office:value-type="string">
            <text:p>As a people we have played a large part in the world, and we are bent upon making our future even larger than the past. In particular, the events of the last four years have definitely decided that, for woe or for weal, our place must be great among the nations. We may either fall greatly or succeed greatly; but we can not avoid the endeavor from which either great failure or great success must come. Even if we would, we can not play a small part. If we should try, all that would follow would be that we should play a large part ignobly and shamefully.&lt;br/&gt;&lt;br/&gt;But our people, the sons of the men of the Civil War, the sons of the men who had iron in their blood, rejoice in the present and face the future high of heart and resolute of will. Ours is not the creed of the weakling and the coward; ours is the gospel of hope and of triumphant endeavor. We do not shrink from the struggle before us. There are many problems for us to face at the outset of the twentieth century--grave problems abroad and still graver at home; but we know that we can solve them and solve them well, provided only that we bring to the solution the qualities of head and heart which were shown by the men who, in the days of Washington, rounded this Government, and, in the days of Lincoln, preserved it.&lt;br/&gt;&lt;br/&gt;</text:p>
          </table:table-cell>
          <table:table-cell office:value-type="string">
            <text:p>Marungulam</text:p>
          </table:table-cell>
          <table:table-cell office:value-type="string">
            <text:p>http://en.wikipedia.org/wiki/Marungulam</text:p>
          </table:table-cell>
          <table:table-cell office:value-type="string">
            <text:p>Carlos Gardel</text:p>
          </table:table-cell>
          <table:table-cell office:value-type="string">
            <text:p>http://en.wikipedia.org/wiki/Carlos_Gardel</text:p>
          </table:table-cell>
          <table:table-cell/>
          <table:table-cell office:value-type="string">
            <text:p>2</text:p>
          </table:table-cell>
          <table:table-cell table:number-columns-repeated="3"/>
          <table:table-cell table:formula="of:=CONCATENATE([.AB211];&quot;,&quot;;[.AC211];&quot;,&quot;; TEXT([.AK211];&quot;#&quot;))" office:value-type="string" office:string-value="EDA,RANDOM,2">
            <text:p>EDA,RANDOM,2</text:p>
          </table:table-cell>
        </table:table-row>
        <table:table-row table:style-name="ro1">
          <table:table-cell office:value-type="string">
            <text:p>2X12D21O3W5XW97UW292SYEPN2L9F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NHGFL6VCPWZO0BI3SFV9S7STIL7MD</text:p>
          </table:table-cell>
          <table:table-cell office:value-type="string">
            <text:p>AAE9H4ZIKQS37</text:p>
          </table:table-cell>
          <table:table-cell office:value-type="string">
            <text:p>Submitted</text:p>
          </table:table-cell>
          <table:table-cell office:value-type="string">
            <text:p>Thu Sep 13 06:51:24 GMT 2012</text:p>
          </table:table-cell>
          <table:table-cell office:value-type="string">
            <text:p>Thu Sep 13 06:51:30 GMT 2012</text:p>
          </table:table-cell>
          <table:table-cell office:value-type="string">
            <text:p>Wed Sep 19 23:51:30 PDT 2012</text:p>
          </table:table-cell>
          <table:table-cell table:number-columns-repeated="3"/>
          <table:table-cell office:value-type="string">
            <text:p>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ohn_F._Kennedy_3:30.txt</text:p>
          </table:table-cell>
          <table:table-cell office:value-type="string">
            <text:p>The next most pressing concern of the alliance is our common economic goals of trade and growth. This Nation continues to be concerned about its balance-of-payments deficit, which, despite its decline, remains a stubborn and troublesome problem. We believe, moreover, that closer economic ties among all free nations are essential to prosperity and peace. And neither we nor the members of the European Common Market are so affluent that we can long afford to shelter high cost farms or factories from the winds of foreign competition, or to restrict the channels of trade with other nations of the free world. If the Common Market should move toward protectionism and restrictionism, it would undermine its, own basic principles. This Government means to use the authority conferred on it last year by the Congress to encourage trade expansion on both sides of the Atlantic and around the world.&lt;br/&gt;&lt;br/&gt;VI,&lt;br/&gt;&lt;br/&gt;</text:p>
          </table:table-cell>
          <table:table-cell office:value-type="string">
            <text:p>Nations</text:p>
          </table:table-cell>
          <table:table-cell office:value-type="string">
            <text:p>http://en.wikipedia.org/wiki/Nations</text:p>
          </table:table-cell>
          <table:table-cell office:value-type="string">
            <text:p>Free trade debate</text:p>
          </table:table-cell>
          <table:table-cell office:value-type="string">
            <text:p>http://en.wikipedia.org/wiki/Free_trade_debate</text:p>
          </table:table-cell>
          <table:table-cell/>
          <table:table-cell office:value-type="string">
            <text:p>2</text:p>
          </table:table-cell>
          <table:table-cell table:number-columns-repeated="3"/>
          <table:table-cell table:formula="of:=CONCATENATE([.AB212];&quot;,&quot;;[.AC212];&quot;,&quot;; TEXT([.AK212];&quot;#&quot;))" office:value-type="string" office:string-value="LAU_ET_AL,EDA,2">
            <text:p>LAU_ET_AL,EDA,2</text:p>
          </table:table-cell>
        </table:table-row>
        <table:table-row table:style-name="ro1">
          <table:table-cell office:value-type="string">
            <text:p>2X12D21O3W5XW97UW292SYEPN2L9F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RSJPPSI2KYE4UGUEFBLU6WJ93BKQC</text:p>
          </table:table-cell>
          <table:table-cell office:value-type="string">
            <text:p>A2W2ZEI7WUASOW</text:p>
          </table:table-cell>
          <table:table-cell office:value-type="string">
            <text:p>Submitted</text:p>
          </table:table-cell>
          <table:table-cell office:value-type="string">
            <text:p>Thu Sep 13 05:36:52 GMT 2012</text:p>
          </table:table-cell>
          <table:table-cell office:value-type="string">
            <text:p>Thu Sep 13 05:37:09 GMT 2012</text:p>
          </table:table-cell>
          <table:table-cell office:value-type="string">
            <text:p>Wed Sep 19 22:37:09 PDT 2012</text:p>
          </table:table-cell>
          <table:table-cell table:number-columns-repeated="3"/>
          <table:table-cell office:value-type="string">
            <text:p>17</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ohn_F._Kennedy_3:30.txt</text:p>
          </table:table-cell>
          <table:table-cell office:value-type="string">
            <text:p>The next most pressing concern of the alliance is our common economic goals of trade and growth. This Nation continues to be concerned about its balance-of-payments deficit, which, despite its decline, remains a stubborn and troublesome problem. We believe, moreover, that closer economic ties among all free nations are essential to prosperity and peace. And neither we nor the members of the European Common Market are so affluent that we can long afford to shelter high cost farms or factories from the winds of foreign competition, or to restrict the channels of trade with other nations of the free world. If the Common Market should move toward protectionism and restrictionism, it would undermine its, own basic principles. This Government means to use the authority conferred on it last year by the Congress to encourage trade expansion on both sides of the Atlantic and around the world.&lt;br/&gt;&lt;br/&gt;VI,&lt;br/&gt;&lt;br/&gt;</text:p>
          </table:table-cell>
          <table:table-cell office:value-type="string">
            <text:p>Nations</text:p>
          </table:table-cell>
          <table:table-cell office:value-type="string">
            <text:p>http://en.wikipedia.org/wiki/Nations</text:p>
          </table:table-cell>
          <table:table-cell office:value-type="string">
            <text:p>Free trade debate</text:p>
          </table:table-cell>
          <table:table-cell office:value-type="string">
            <text:p>http://en.wikipedia.org/wiki/Free_trade_debate</text:p>
          </table:table-cell>
          <table:table-cell/>
          <table:table-cell office:value-type="string">
            <text:p>2</text:p>
          </table:table-cell>
          <table:table-cell table:number-columns-repeated="3"/>
          <table:table-cell table:formula="of:=CONCATENATE([.AB213];&quot;,&quot;;[.AC213];&quot;,&quot;; TEXT([.AK213];&quot;#&quot;))" office:value-type="string" office:string-value="LAU_ET_AL,EDA,2">
            <text:p>LAU_ET_AL,EDA,2</text:p>
          </table:table-cell>
        </table:table-row>
        <table:table-row table:style-name="ro1">
          <table:table-cell office:value-type="string">
            <text:p>2X12D21O3W5XW97UW292SYEPN2L9F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YP7H57DZKPFTD2LKR4MA5L8OOU2C9</text:p>
          </table:table-cell>
          <table:table-cell office:value-type="string">
            <text:p>A31ALYJKPKD09W</text:p>
          </table:table-cell>
          <table:table-cell office:value-type="string">
            <text:p>Submitted</text:p>
          </table:table-cell>
          <table:table-cell office:value-type="string">
            <text:p>Thu Sep 13 06:40:51 GMT 2012</text:p>
          </table:table-cell>
          <table:table-cell office:value-type="string">
            <text:p>Thu Sep 13 06:41:03 GMT 2012</text:p>
          </table:table-cell>
          <table:table-cell office:value-type="string">
            <text:p>Wed Sep 19 23:41:03 PDT 2012</text:p>
          </table:table-cell>
          <table:table-cell table:number-columns-repeated="3"/>
          <table:table-cell office:value-type="string">
            <text:p>12</text:p>
          </table:table-cell>
          <table:table-cell office:value-type="string">
            <text:p>100% (294/295)</text:p>
          </table:table-cell>
          <table:table-cell office:value-type="string">
            <text:p>100% (62/62)</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ohn_F._Kennedy_3:30.txt</text:p>
          </table:table-cell>
          <table:table-cell office:value-type="string">
            <text:p>The next most pressing concern of the alliance is our common economic goals of trade and growth. This Nation continues to be concerned about its balance-of-payments deficit, which, despite its decline, remains a stubborn and troublesome problem. We believe, moreover, that closer economic ties among all free nations are essential to prosperity and peace. And neither we nor the members of the European Common Market are so affluent that we can long afford to shelter high cost farms or factories from the winds of foreign competition, or to restrict the channels of trade with other nations of the free world. If the Common Market should move toward protectionism and restrictionism, it would undermine its, own basic principles. This Government means to use the authority conferred on it last year by the Congress to encourage trade expansion on both sides of the Atlantic and around the world.&lt;br/&gt;&lt;br/&gt;VI,&lt;br/&gt;&lt;br/&gt;</text:p>
          </table:table-cell>
          <table:table-cell office:value-type="string">
            <text:p>Nations</text:p>
          </table:table-cell>
          <table:table-cell office:value-type="string">
            <text:p>http://en.wikipedia.org/wiki/Nations</text:p>
          </table:table-cell>
          <table:table-cell office:value-type="string">
            <text:p>Free trade debate</text:p>
          </table:table-cell>
          <table:table-cell office:value-type="string">
            <text:p>http://en.wikipedia.org/wiki/Free_trade_debate</text:p>
          </table:table-cell>
          <table:table-cell/>
          <table:table-cell office:value-type="string">
            <text:p>2</text:p>
          </table:table-cell>
          <table:table-cell table:number-columns-repeated="3"/>
          <table:table-cell table:formula="of:=CONCATENATE([.AB214];&quot;,&quot;;[.AC214];&quot;,&quot;; TEXT([.AK214];&quot;#&quot;))" office:value-type="string" office:string-value="LAU_ET_AL,EDA,2">
            <text:p>LAU_ET_AL,EDA,2</text:p>
          </table:table-cell>
        </table:table-row>
        <table:table-row table:style-name="ro1">
          <table:table-cell office:value-type="string">
            <text:p>248Y2RCJK63ZANRMYABUQAQ9LV16V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4FU8LZ6R70GK0XDKIA33E7WY7XM6P</text:p>
          </table:table-cell>
          <table:table-cell office:value-type="string">
            <text:p>A1K31OBX0MZU1N</text:p>
          </table:table-cell>
          <table:table-cell office:value-type="string">
            <text:p>Submitted</text:p>
          </table:table-cell>
          <table:table-cell office:value-type="string">
            <text:p>Thu Sep 13 06:01:02 GMT 2012</text:p>
          </table:table-cell>
          <table:table-cell office:value-type="string">
            <text:p>Thu Sep 13 06:02:08 GMT 2012</text:p>
          </table:table-cell>
          <table:table-cell office:value-type="string">
            <text:p>Wed Sep 19 23:02:08 PDT 2012</text:p>
          </table:table-cell>
          <table:table-cell table:number-columns-repeated="3"/>
          <table:table-cell office:value-type="string">
            <text:p>6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Ulysses_S._Grant_4:19.txt</text:p>
          </table:table-cell>
          <table:table-cell office:value-type="string">
            <text:p>Deeply impressed with the conviction that the continuance of slavery is one of the most active causes of the continuance of the unhappy condition in Cuba, I regret to believe that citizens of the United States, or those claiming to be such, are large holders in Cuba of what is there claimed as property, but which is forbidden and denounced by the laws of the United States. They are thus, in defiance of the spirit of our own laws, contributing to the continuance of this distressing and sickening contest. In my last annual message I referred to this subject, and I again recommend such legislation as may be proper to denounce, and, if not prevent, at least to discourage American citizens from holding or dealing in slaves.&lt;br/&gt;&lt;br/&gt;It is gratifying to announce that the ratifications of the convention concluded under the auspices of this Government between Spain on the one part and the allied Republics of the Pacific on the other, providing for an armistice, have been exchanged. A copy of the instrument is herewith submitted. It is hoped that this may be followed by a permanent peace between the same parties.&lt;br/&gt;&lt;br/&gt;</text:p>
          </table:table-cell>
          <table:table-cell office:value-type="string">
            <text:p>Humanitarianism</text:p>
          </table:table-cell>
          <table:table-cell office:value-type="string">
            <text:p>http://en.wikipedia.org/wiki/Humanitarianism</text:p>
          </table:table-cell>
          <table:table-cell office:value-type="string">
            <text:p>Origins of the American Civil War</text:p>
          </table:table-cell>
          <table:table-cell office:value-type="string">
            <text:p>http://en.wikipedia.org/wiki/Origins_of_the_American_Civil_War</text:p>
          </table:table-cell>
          <table:table-cell/>
          <table:table-cell office:value-type="string">
            <text:p>1</text:p>
          </table:table-cell>
          <table:table-cell table:number-columns-repeated="3"/>
          <table:table-cell table:formula="of:=CONCATENATE([.AB215];&quot;,&quot;;[.AC215];&quot;,&quot;; TEXT([.AK215];&quot;#&quot;))" office:value-type="string" office:string-value="LAU_ET_AL,EDA,1">
            <text:p>LAU_ET_AL,EDA,1</text:p>
          </table:table-cell>
        </table:table-row>
        <table:table-row table:style-name="ro1">
          <table:table-cell office:value-type="string">
            <text:p>248Y2RCJK63ZANRMYABUQAQ9LV16V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IDZ6R70G5R9NMWOA5574SSTTDJP92</text:p>
          </table:table-cell>
          <table:table-cell office:value-type="string">
            <text:p>A31ALYJKPKD09W</text:p>
          </table:table-cell>
          <table:table-cell office:value-type="string">
            <text:p>Submitted</text:p>
          </table:table-cell>
          <table:table-cell office:value-type="string">
            <text:p>Thu Sep 13 06:44:17 GMT 2012</text:p>
          </table:table-cell>
          <table:table-cell office:value-type="string">
            <text:p>Thu Sep 13 06:44:26 GMT 2012</text:p>
          </table:table-cell>
          <table:table-cell office:value-type="string">
            <text:p>Wed Sep 19 23:44:26 PDT 2012</text:p>
          </table:table-cell>
          <table:table-cell table:number-columns-repeated="3"/>
          <table:table-cell office:value-type="string">
            <text:p>9</text:p>
          </table:table-cell>
          <table:table-cell office:value-type="string">
            <text:p>100% (294/295)</text:p>
          </table:table-cell>
          <table:table-cell office:value-type="string">
            <text:p>100% (62/62)</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Ulysses_S._Grant_4:19.txt</text:p>
          </table:table-cell>
          <table:table-cell office:value-type="string">
            <text:p>Deeply impressed with the conviction that the continuance of slavery is one of the most active causes of the continuance of the unhappy condition in Cuba, I regret to believe that citizens of the United States, or those claiming to be such, are large holders in Cuba of what is there claimed as property, but which is forbidden and denounced by the laws of the United States. They are thus, in defiance of the spirit of our own laws, contributing to the continuance of this distressing and sickening contest. In my last annual message I referred to this subject, and I again recommend such legislation as may be proper to denounce, and, if not prevent, at least to discourage American citizens from holding or dealing in slaves.&lt;br/&gt;&lt;br/&gt;It is gratifying to announce that the ratifications of the convention concluded under the auspices of this Government between Spain on the one part and the allied Republics of the Pacific on the other, providing for an armistice, have been exchanged. A copy of the instrument is herewith submitted. It is hoped that this may be followed by a permanent peace between the same parties.&lt;br/&gt;&lt;br/&gt;</text:p>
          </table:table-cell>
          <table:table-cell office:value-type="string">
            <text:p>Humanitarianism</text:p>
          </table:table-cell>
          <table:table-cell office:value-type="string">
            <text:p>http://en.wikipedia.org/wiki/Humanitarianism</text:p>
          </table:table-cell>
          <table:table-cell office:value-type="string">
            <text:p>Origins of the American Civil War</text:p>
          </table:table-cell>
          <table:table-cell office:value-type="string">
            <text:p>http://en.wikipedia.org/wiki/Origins_of_the_American_Civil_War</text:p>
          </table:table-cell>
          <table:table-cell/>
          <table:table-cell office:value-type="string">
            <text:p>2</text:p>
          </table:table-cell>
          <table:table-cell table:number-columns-repeated="3"/>
          <table:table-cell table:formula="of:=CONCATENATE([.AB216];&quot;,&quot;;[.AC216];&quot;,&quot;; TEXT([.AK216];&quot;#&quot;))" office:value-type="string" office:string-value="LAU_ET_AL,EDA,2">
            <text:p>LAU_ET_AL,EDA,2</text:p>
          </table:table-cell>
        </table:table-row>
        <table:table-row table:style-name="ro1">
          <table:table-cell office:value-type="string">
            <text:p>248Y2RCJK63ZANRMYABUQAQ9LV16V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T85TYMNCWYBJI3EZ2JH511JU2YKO9</text:p>
          </table:table-cell>
          <table:table-cell office:value-type="string">
            <text:p>A997OZ3H2B3Q2</text:p>
          </table:table-cell>
          <table:table-cell office:value-type="string">
            <text:p>Submitted</text:p>
          </table:table-cell>
          <table:table-cell office:value-type="string">
            <text:p>Thu Sep 13 06:36:26 GMT 2012</text:p>
          </table:table-cell>
          <table:table-cell office:value-type="string">
            <text:p>Thu Sep 13 06:37:09 GMT 2012</text:p>
          </table:table-cell>
          <table:table-cell office:value-type="string">
            <text:p>Wed Sep 19 23:37:09 PDT 2012</text:p>
          </table:table-cell>
          <table:table-cell table:number-columns-repeated="3"/>
          <table:table-cell office:value-type="string">
            <text:p>43</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Ulysses_S._Grant_4:19.txt</text:p>
          </table:table-cell>
          <table:table-cell office:value-type="string">
            <text:p>Deeply impressed with the conviction that the continuance of slavery is one of the most active causes of the continuance of the unhappy condition in Cuba, I regret to believe that citizens of the United States, or those claiming to be such, are large holders in Cuba of what is there claimed as property, but which is forbidden and denounced by the laws of the United States. They are thus, in defiance of the spirit of our own laws, contributing to the continuance of this distressing and sickening contest. In my last annual message I referred to this subject, and I again recommend such legislation as may be proper to denounce, and, if not prevent, at least to discourage American citizens from holding or dealing in slaves.&lt;br/&gt;&lt;br/&gt;It is gratifying to announce that the ratifications of the convention concluded under the auspices of this Government between Spain on the one part and the allied Republics of the Pacific on the other, providing for an armistice, have been exchanged. A copy of the instrument is herewith submitted. It is hoped that this may be followed by a permanent peace between the same parties.&lt;br/&gt;&lt;br/&gt;</text:p>
          </table:table-cell>
          <table:table-cell office:value-type="string">
            <text:p>Humanitarianism</text:p>
          </table:table-cell>
          <table:table-cell office:value-type="string">
            <text:p>http://en.wikipedia.org/wiki/Humanitarianism</text:p>
          </table:table-cell>
          <table:table-cell office:value-type="string">
            <text:p>Origins of the American Civil War</text:p>
          </table:table-cell>
          <table:table-cell office:value-type="string">
            <text:p>http://en.wikipedia.org/wiki/Origins_of_the_American_Civil_War</text:p>
          </table:table-cell>
          <table:table-cell/>
          <table:table-cell office:value-type="string">
            <text:p>2</text:p>
          </table:table-cell>
          <table:table-cell table:number-columns-repeated="3"/>
          <table:table-cell table:formula="of:=CONCATENATE([.AB217];&quot;,&quot;;[.AC217];&quot;,&quot;; TEXT([.AK217];&quot;#&quot;))" office:value-type="string" office:string-value="LAU_ET_AL,EDA,2">
            <text:p>LAU_ET_AL,EDA,2</text:p>
          </table:table-cell>
        </table:table-row>
        <table:table-row table:style-name="ro1">
          <table:table-cell office:value-type="string">
            <text:p>24UWYB49F9SS7QL68TFN0T5H7P3UQ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2O6NG1FS3NY2SZ3MB6Z0ZL2366LZF</text:p>
          </table:table-cell>
          <table:table-cell office:value-type="string">
            <text:p>A997OZ3H2B3Q2</text:p>
          </table:table-cell>
          <table:table-cell office:value-type="string">
            <text:p>Submitted</text:p>
          </table:table-cell>
          <table:table-cell office:value-type="string">
            <text:p>Thu Sep 13 06:26:04 GMT 2012</text:p>
          </table:table-cell>
          <table:table-cell office:value-type="string">
            <text:p>Thu Sep 13 06:27:35 GMT 2012</text:p>
          </table:table-cell>
          <table:table-cell office:value-type="string">
            <text:p>Wed Sep 19 23:27:35 PDT 2012</text:p>
          </table:table-cell>
          <table:table-cell table:number-columns-repeated="3"/>
          <table:table-cell office:value-type="string">
            <text:p>91</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Benjamin_Harrison_2:49.txt</text:p>
          </table:table-cell>
          <table:table-cell office:value-type="string">
            <text:p>But it is said that this legislation will revive race animosities, and some have even suggested that when the peaceful methods of fraud are made impossible they may be supplanted by intimidation and violence. If the proposed law gives to any qualified elector by a hair&amp;apos;s weight more than his equal influence or detracts by so much from any other qualified elector, it is fatally impeached. But if the law is equal and the animosities it is to evoke grow out of the fact that some electors have been accustomed to exercise the franchise for others as well as for themselves, then these animosities ought not to be confessed without shame, and can not be given any weight in the discussion without dishonor No choice is left to me but to enforce with vigor all laws intended to secure to the citizen his constitutional rights and to recommend that the inadequacies of such laws be promptly remedied. If to promote with zeal and ready interest every project for the development of its material interests, its rivers, harbors, mines, and factories, and the intelligence, peace, and security under the law of its communities and its homes is not accepted as sufficient evidence of friendliness to any State or section, I can not add connivance at election practices that not only disturb local results, but rob the electors of other States and sections of their most priceless political rights.&lt;br/&gt;&lt;br/&gt;The preparation of the general appropriation bills should be conducted with the greatest care and the closest scrutiny of expenditures. Appropriations should be adequate to the needs of the public service, but they should be absolutely free from prodigality.&lt;br/&gt;&lt;br/&gt;</text:p>
          </table:table-cell>
          <table:table-cell office:value-type="string">
            <text:p>United States Constitution</text:p>
          </table:table-cell>
          <table:table-cell office:value-type="string">
            <text:p>http://en.wikipedia.org/wiki/United_States_Constitution</text:p>
          </table:table-cell>
          <table:table-cell office:value-type="string">
            <text:p>Senate</text:p>
          </table:table-cell>
          <table:table-cell office:value-type="string">
            <text:p>http://en.wikipedia.org/wiki/Senate</text:p>
          </table:table-cell>
          <table:table-cell/>
          <table:table-cell office:value-type="string">
            <text:p>1</text:p>
          </table:table-cell>
          <table:table-cell table:number-columns-repeated="3"/>
          <table:table-cell table:formula="of:=CONCATENATE([.AB218];&quot;,&quot;;[.AC218];&quot;,&quot;; TEXT([.AK218];&quot;#&quot;))" office:value-type="string" office:string-value="EDA,LAU_ET_AL,1">
            <text:p>EDA,LAU_ET_AL,1</text:p>
          </table:table-cell>
        </table:table-row>
        <table:table-row table:style-name="ro1">
          <table:table-cell office:value-type="string">
            <text:p>24UWYB49F9SS7QL68TFN0T5H7P3UQ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LFFSVGULF39K1KBUQSF03NYTYGN92</text:p>
          </table:table-cell>
          <table:table-cell office:value-type="string">
            <text:p>AS809NPDW8VZ0</text:p>
          </table:table-cell>
          <table:table-cell office:value-type="string">
            <text:p>Submitted</text:p>
          </table:table-cell>
          <table:table-cell office:value-type="string">
            <text:p>Thu Sep 13 06:18:26 GMT 2012</text:p>
          </table:table-cell>
          <table:table-cell office:value-type="string">
            <text:p>Thu Sep 13 06:19:52 GMT 2012</text:p>
          </table:table-cell>
          <table:table-cell office:value-type="string">
            <text:p>Wed Sep 19 23:19:52 PDT 2012</text:p>
          </table:table-cell>
          <table:table-cell table:number-columns-repeated="3"/>
          <table:table-cell office:value-type="string">
            <text:p>86</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Benjamin_Harrison_2:49.txt</text:p>
          </table:table-cell>
          <table:table-cell office:value-type="string">
            <text:p>But it is said that this legislation will revive race animosities, and some have even suggested that when the peaceful methods of fraud are made impossible they may be supplanted by intimidation and violence. If the proposed law gives to any qualified elector by a hair&amp;apos;s weight more than his equal influence or detracts by so much from any other qualified elector, it is fatally impeached. But if the law is equal and the animosities it is to evoke grow out of the fact that some electors have been accustomed to exercise the franchise for others as well as for themselves, then these animosities ought not to be confessed without shame, and can not be given any weight in the discussion without dishonor No choice is left to me but to enforce with vigor all laws intended to secure to the citizen his constitutional rights and to recommend that the inadequacies of such laws be promptly remedied. If to promote with zeal and ready interest every project for the development of its material interests, its rivers, harbors, mines, and factories, and the intelligence, peace, and security under the law of its communities and its homes is not accepted as sufficient evidence of friendliness to any State or section, I can not add connivance at election practices that not only disturb local results, but rob the electors of other States and sections of their most priceless political rights.&lt;br/&gt;&lt;br/&gt;The preparation of the general appropriation bills should be conducted with the greatest care and the closest scrutiny of expenditures. Appropriations should be adequate to the needs of the public service, but they should be absolutely free from prodigality.&lt;br/&gt;&lt;br/&gt;</text:p>
          </table:table-cell>
          <table:table-cell office:value-type="string">
            <text:p>United States Constitution</text:p>
          </table:table-cell>
          <table:table-cell office:value-type="string">
            <text:p>http://en.wikipedia.org/wiki/United_States_Constitution</text:p>
          </table:table-cell>
          <table:table-cell office:value-type="string">
            <text:p>Senate</text:p>
          </table:table-cell>
          <table:table-cell office:value-type="string">
            <text:p>http://en.wikipedia.org/wiki/Senate</text:p>
          </table:table-cell>
          <table:table-cell/>
          <table:table-cell office:value-type="string">
            <text:p>1</text:p>
          </table:table-cell>
          <table:table-cell table:number-columns-repeated="3"/>
          <table:table-cell table:formula="of:=CONCATENATE([.AB219];&quot;,&quot;;[.AC219];&quot;,&quot;; TEXT([.AK219];&quot;#&quot;))" office:value-type="string" office:string-value="EDA,LAU_ET_AL,1">
            <text:p>EDA,LAU_ET_AL,1</text:p>
          </table:table-cell>
        </table:table-row>
        <table:table-row table:style-name="ro1">
          <table:table-cell office:value-type="string">
            <text:p>24UWYB49F9SS7QL68TFN0T5H7P3UQ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T9STLB3L0FBYI6TIT5JZEVEB6SJV8</text:p>
          </table:table-cell>
          <table:table-cell office:value-type="string">
            <text:p>A3H91IK5ZBIBYN</text:p>
          </table:table-cell>
          <table:table-cell office:value-type="string">
            <text:p>Submitted</text:p>
          </table:table-cell>
          <table:table-cell office:value-type="string">
            <text:p>Thu Sep 13 05:52:03 GMT 2012</text:p>
          </table:table-cell>
          <table:table-cell office:value-type="string">
            <text:p>Thu Sep 13 06:02:24 GMT 2012</text:p>
          </table:table-cell>
          <table:table-cell office:value-type="string">
            <text:p>Wed Sep 19 23:02:24 PDT 2012</text:p>
          </table:table-cell>
          <table:table-cell table:number-columns-repeated="3"/>
          <table:table-cell office:value-type="string">
            <text:p>621</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Benjamin_Harrison_2:49.txt</text:p>
          </table:table-cell>
          <table:table-cell office:value-type="string">
            <text:p>But it is said that this legislation will revive race animosities, and some have even suggested that when the peaceful methods of fraud are made impossible they may be supplanted by intimidation and violence. If the proposed law gives to any qualified elector by a hair&amp;apos;s weight more than his equal influence or detracts by so much from any other qualified elector, it is fatally impeached. But if the law is equal and the animosities it is to evoke grow out of the fact that some electors have been accustomed to exercise the franchise for others as well as for themselves, then these animosities ought not to be confessed without shame, and can not be given any weight in the discussion without dishonor No choice is left to me but to enforce with vigor all laws intended to secure to the citizen his constitutional rights and to recommend that the inadequacies of such laws be promptly remedied. If to promote with zeal and ready interest every project for the development of its material interests, its rivers, harbors, mines, and factories, and the intelligence, peace, and security under the law of its communities and its homes is not accepted as sufficient evidence of friendliness to any State or section, I can not add connivance at election practices that not only disturb local results, but rob the electors of other States and sections of their most priceless political rights.&lt;br/&gt;&lt;br/&gt;The preparation of the general appropriation bills should be conducted with the greatest care and the closest scrutiny of expenditures. Appropriations should be adequate to the needs of the public service, but they should be absolutely free from prodigality.&lt;br/&gt;&lt;br/&gt;</text:p>
          </table:table-cell>
          <table:table-cell office:value-type="string">
            <text:p>United States Constitution</text:p>
          </table:table-cell>
          <table:table-cell office:value-type="string">
            <text:p>http://en.wikipedia.org/wiki/United_States_Constitution</text:p>
          </table:table-cell>
          <table:table-cell office:value-type="string">
            <text:p>Senate</text:p>
          </table:table-cell>
          <table:table-cell office:value-type="string">
            <text:p>http://en.wikipedia.org/wiki/Senate</text:p>
          </table:table-cell>
          <table:table-cell/>
          <table:table-cell office:value-type="string">
            <text:p>1</text:p>
          </table:table-cell>
          <table:table-cell table:number-columns-repeated="3"/>
          <table:table-cell table:formula="of:=CONCATENATE([.AB220];&quot;,&quot;;[.AC220];&quot;,&quot;; TEXT([.AK220];&quot;#&quot;))" office:value-type="string" office:string-value="EDA,LAU_ET_AL,1">
            <text:p>EDA,LAU_ET_AL,1</text:p>
          </table:table-cell>
        </table:table-row>
        <table:table-row table:style-name="ro1">
          <table:table-cell office:value-type="string">
            <text:p>2TK6DG67D1X3A93P7MFKAJE1OHL9G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CFJQ2172Z995QUGRV3VMBU19YVRZB</text:p>
          </table:table-cell>
          <table:table-cell office:value-type="string">
            <text:p>A997OZ3H2B3Q2</text:p>
          </table:table-cell>
          <table:table-cell office:value-type="string">
            <text:p>Submitted</text:p>
          </table:table-cell>
          <table:table-cell office:value-type="string">
            <text:p>Thu Sep 13 06:29:44 GMT 2012</text:p>
          </table:table-cell>
          <table:table-cell office:value-type="string">
            <text:p>Thu Sep 13 06:29:59 GMT 2012</text:p>
          </table:table-cell>
          <table:table-cell office:value-type="string">
            <text:p>Wed Sep 19 23:29:59 PDT 2012</text:p>
          </table:table-cell>
          <table:table-cell table:number-columns-repeated="3"/>
          <table:table-cell office:value-type="string">
            <text:p>15</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James_K._Polk_4:49.txt</text:p>
          </table:table-cell>
          <table:table-cell office:value-type="string">
            <text:p>The contracts for the transportation of the mail in steamships, convertible into war steamers, promise to realize all the benefits to our commerce and to the Navy which were anticipated. The first steamer thus secured to the Government was launched in January, 1847. There are now seven, and in another year there will probably be not less than seventeen afloat. While this great national advantage is secured, our social and commercial intercourse is increased and promoted with Germany, Great Britain, and other parts of Europe, with all the countries on the west coast of our continent, especially with Oregon and California, and between the northern and southern sections of the United States. Considerable revenue may be expected from postages, but the connected line from New York to Chagres, and thence across the Isthmus to Oregon, can not fail to exert a beneficial influence, not now to be estimated, on the interests of the manufactures, commerce, navigation, and currency of the United States. As an important part of the system, I recommend to your favorable consideration the establishment of the proposed line of steamers between New Orleans and Vera Cruz. It promises the most happy results in cementing friendship between the two Republics and extending reciprocal benefits to the trade and manufactures of both.&lt;br/&gt;&lt;br/&gt;The report of the Postmaster-General will make known to you the operations of that Department for the past year.&lt;br/&gt;&lt;br/&gt;</text:p>
          </table:table-cell>
          <table:table-cell office:value-type="string">
            <text:p>Opportunism</text:p>
          </table:table-cell>
          <table:table-cell office:value-type="string">
            <text:p>http://en.wikipedia.org/wiki/Opportunism</text:p>
          </table:table-cell>
          <table:table-cell office:value-type="string">
            <text:p>Fanny Morweiser</text:p>
          </table:table-cell>
          <table:table-cell office:value-type="string">
            <text:p>http://en.wikipedia.org/wiki/Fanny_Morweiser</text:p>
          </table:table-cell>
          <table:table-cell/>
          <table:table-cell office:value-type="string">
            <text:p>1</text:p>
          </table:table-cell>
          <table:table-cell table:number-columns-repeated="3"/>
          <table:table-cell table:formula="of:=CONCATENATE([.AB221];&quot;,&quot;;[.AC221];&quot;,&quot;; TEXT([.AK221];&quot;#&quot;))" office:value-type="string" office:string-value="LAU_ET_AL,RANDOM,1">
            <text:p>LAU_ET_AL,RANDOM,1</text:p>
          </table:table-cell>
        </table:table-row>
        <table:table-row table:style-name="ro1">
          <table:table-cell office:value-type="string">
            <text:p>2TK6DG67D1X3A93P7MFKAJE1OHL9G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DO5XH0JPPSIHTMJWVJPF5KLSLYGMJ</text:p>
          </table:table-cell>
          <table:table-cell office:value-type="string">
            <text:p>A2W2ZEI7WUASOW</text:p>
          </table:table-cell>
          <table:table-cell office:value-type="string">
            <text:p>Submitted</text:p>
          </table:table-cell>
          <table:table-cell office:value-type="string">
            <text:p>Thu Sep 13 05:40:43 GMT 2012</text:p>
          </table:table-cell>
          <table:table-cell office:value-type="string">
            <text:p>Thu Sep 13 05:41:09 GMT 2012</text:p>
          </table:table-cell>
          <table:table-cell office:value-type="string">
            <text:p>Wed Sep 19 22:41:09 PDT 2012</text:p>
          </table:table-cell>
          <table:table-cell table:number-columns-repeated="3"/>
          <table:table-cell office:value-type="string">
            <text:p>26</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James_K._Polk_4:49.txt</text:p>
          </table:table-cell>
          <table:table-cell office:value-type="string">
            <text:p>The contracts for the transportation of the mail in steamships, convertible into war steamers, promise to realize all the benefits to our commerce and to the Navy which were anticipated. The first steamer thus secured to the Government was launched in January, 1847. There are now seven, and in another year there will probably be not less than seventeen afloat. While this great national advantage is secured, our social and commercial intercourse is increased and promoted with Germany, Great Britain, and other parts of Europe, with all the countries on the west coast of our continent, especially with Oregon and California, and between the northern and southern sections of the United States. Considerable revenue may be expected from postages, but the connected line from New York to Chagres, and thence across the Isthmus to Oregon, can not fail to exert a beneficial influence, not now to be estimated, on the interests of the manufactures, commerce, navigation, and currency of the United States. As an important part of the system, I recommend to your favorable consideration the establishment of the proposed line of steamers between New Orleans and Vera Cruz. It promises the most happy results in cementing friendship between the two Republics and extending reciprocal benefits to the trade and manufactures of both.&lt;br/&gt;&lt;br/&gt;The report of the Postmaster-General will make known to you the operations of that Department for the past year.&lt;br/&gt;&lt;br/&gt;</text:p>
          </table:table-cell>
          <table:table-cell office:value-type="string">
            <text:p>Opportunism</text:p>
          </table:table-cell>
          <table:table-cell office:value-type="string">
            <text:p>http://en.wikipedia.org/wiki/Opportunism</text:p>
          </table:table-cell>
          <table:table-cell office:value-type="string">
            <text:p>Fanny Morweiser</text:p>
          </table:table-cell>
          <table:table-cell office:value-type="string">
            <text:p>http://en.wikipedia.org/wiki/Fanny_Morweiser</text:p>
          </table:table-cell>
          <table:table-cell/>
          <table:table-cell office:value-type="string">
            <text:p>1</text:p>
          </table:table-cell>
          <table:table-cell table:number-columns-repeated="3"/>
          <table:table-cell table:formula="of:=CONCATENATE([.AB222];&quot;,&quot;;[.AC222];&quot;,&quot;; TEXT([.AK222];&quot;#&quot;))" office:value-type="string" office:string-value="LAU_ET_AL,RANDOM,1">
            <text:p>LAU_ET_AL,RANDOM,1</text:p>
          </table:table-cell>
        </table:table-row>
        <table:table-row table:style-name="ro1">
          <table:table-cell office:value-type="string">
            <text:p>2TK6DG67D1X3A93P7MFKAJE1OHL9G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IF46UXFCD45CL2YUNJN1KIN98HVTN</text:p>
          </table:table-cell>
          <table:table-cell office:value-type="string">
            <text:p>A2UCKZZI9KBBCV</text:p>
          </table:table-cell>
          <table:table-cell office:value-type="string">
            <text:p>Submitted</text:p>
          </table:table-cell>
          <table:table-cell office:value-type="string">
            <text:p>Thu Sep 13 05:38:50 GMT 2012</text:p>
          </table:table-cell>
          <table:table-cell office:value-type="string">
            <text:p>Thu Sep 13 05:42:00 GMT 2012</text:p>
          </table:table-cell>
          <table:table-cell office:value-type="string">
            <text:p>Wed Sep 19 22:42:00 PDT 2012</text:p>
          </table:table-cell>
          <table:table-cell table:number-columns-repeated="3"/>
          <table:table-cell office:value-type="string">
            <text:p>190</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James_K._Polk_4:49.txt</text:p>
          </table:table-cell>
          <table:table-cell office:value-type="string">
            <text:p>The contracts for the transportation of the mail in steamships, convertible into war steamers, promise to realize all the benefits to our commerce and to the Navy which were anticipated. The first steamer thus secured to the Government was launched in January, 1847. There are now seven, and in another year there will probably be not less than seventeen afloat. While this great national advantage is secured, our social and commercial intercourse is increased and promoted with Germany, Great Britain, and other parts of Europe, with all the countries on the west coast of our continent, especially with Oregon and California, and between the northern and southern sections of the United States. Considerable revenue may be expected from postages, but the connected line from New York to Chagres, and thence across the Isthmus to Oregon, can not fail to exert a beneficial influence, not now to be estimated, on the interests of the manufactures, commerce, navigation, and currency of the United States. As an important part of the system, I recommend to your favorable consideration the establishment of the proposed line of steamers between New Orleans and Vera Cruz. It promises the most happy results in cementing friendship between the two Republics and extending reciprocal benefits to the trade and manufactures of both.&lt;br/&gt;&lt;br/&gt;The report of the Postmaster-General will make known to you the operations of that Department for the past year.&lt;br/&gt;&lt;br/&gt;</text:p>
          </table:table-cell>
          <table:table-cell office:value-type="string">
            <text:p>Opportunism</text:p>
          </table:table-cell>
          <table:table-cell office:value-type="string">
            <text:p>http://en.wikipedia.org/wiki/Opportunism</text:p>
          </table:table-cell>
          <table:table-cell office:value-type="string">
            <text:p>Fanny Morweiser</text:p>
          </table:table-cell>
          <table:table-cell office:value-type="string">
            <text:p>http://en.wikipedia.org/wiki/Fanny_Morweiser</text:p>
          </table:table-cell>
          <table:table-cell office:value-type="string">
            <text:p>If there is a choice for steamship, I would definitely choose it.</text:p>
          </table:table-cell>
          <table:table-cell office:value-type="string">
            <text:p>1</text:p>
          </table:table-cell>
          <table:table-cell table:number-columns-repeated="3"/>
          <table:table-cell table:formula="of:=CONCATENATE([.AB223];&quot;,&quot;;[.AC223];&quot;,&quot;; TEXT([.AK223];&quot;#&quot;))" office:value-type="string" office:string-value="LAU_ET_AL,RANDOM,1">
            <text:p>LAU_ET_AL,RANDOM,1</text:p>
          </table:table-cell>
        </table:table-row>
        <table:table-row table:style-name="ro1">
          <table:table-cell office:value-type="string">
            <text:p>2XGQ4J3NAB6BUV3KV8PI11TJHNBRE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09M8JIA0RYNYIQSQUD0DBMJZ9P05G</text:p>
          </table:table-cell>
          <table:table-cell office:value-type="string">
            <text:p>A31ALYJKPKD09W</text:p>
          </table:table-cell>
          <table:table-cell office:value-type="string">
            <text:p>Submitted</text:p>
          </table:table-cell>
          <table:table-cell office:value-type="string">
            <text:p>Thu Sep 13 06:43:54 GMT 2012</text:p>
          </table:table-cell>
          <table:table-cell office:value-type="string">
            <text:p>Thu Sep 13 06:44:02 GMT 2012</text:p>
          </table:table-cell>
          <table:table-cell office:value-type="string">
            <text:p>Wed Sep 19 23:44:02 PDT 2012</text:p>
          </table:table-cell>
          <table:table-cell table:number-columns-repeated="3"/>
          <table:table-cell office:value-type="string">
            <text:p>8</text:p>
          </table:table-cell>
          <table:table-cell office:value-type="string">
            <text:p>100% (294/295)</text:p>
          </table:table-cell>
          <table:table-cell office:value-type="string">
            <text:p>100% (62/62)</text:p>
          </table:table-cell>
          <table:table-cell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Franklin_Pierce_1:13.txt</text:p>
          </table:table-cell>
          <table:table-cell office:value-type="string">
            <text:p>Happily, I have no occasion to suggest any radical changes in the financial policy of the Government. Ours is almost, if not absolutely, the solitary power of Christendom having a surplus revenue drawn immediately from imposts on commerce, and therefore measured by the spontaneous enterprise and national prosperity of the country, with such indirect relation to agriculture, manufactures, and the products of the earth and sea as to violate no constitutional doctrine and yet vigorously promote the general welfare. Neither as to the sources of the public treasure nor as to the manner of keeping and managing it does any grave controversy now prevail, there being a general acquiescence in the wisdom of the present system.&lt;br/&gt;&lt;br/&gt;The report of the Secretary of the Treasury will exhibit in detail the state of the public finances and the condition of the various branches of the public service administered by that Department of the Government.&lt;br/&gt;&lt;br/&gt;</text:p>
          </table:table-cell>
          <table:table-cell office:value-type="string">
            <text:p>Petre P. Carp</text:p>
          </table:table-cell>
          <table:table-cell office:value-type="string">
            <text:p>http://en.wikipedia.org/wiki/Petre_P._Carp</text:p>
          </table:table-cell>
          <table:table-cell office:value-type="string">
            <text:p>The Battle of Loum</text:p>
          </table:table-cell>
          <table:table-cell office:value-type="string">
            <text:p>http://en.wikipedia.org/wiki/The_Battle_of_Loum</text:p>
          </table:table-cell>
          <table:table-cell/>
          <table:table-cell office:value-type="string">
            <text:p>2</text:p>
          </table:table-cell>
          <table:table-cell table:number-columns-repeated="3"/>
          <table:table-cell table:formula="of:=CONCATENATE([.AB224];&quot;,&quot;;[.AC224];&quot;,&quot;; TEXT([.AK224];&quot;#&quot;))" office:value-type="string" office:string-value="LAU_ET_AL,RANDOM,2">
            <text:p>LAU_ET_AL,RANDOM,2</text:p>
          </table:table-cell>
        </table:table-row>
        <table:table-row table:style-name="ro1">
          <table:table-cell office:value-type="string">
            <text:p>2XGQ4J3NAB6BUV3KV8PI11TJHNBRE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K22SEIUUU003Z8PHE9I08S20HDRRJ</text:p>
          </table:table-cell>
          <table:table-cell office:value-type="string">
            <text:p>A997OZ3H2B3Q2</text:p>
          </table:table-cell>
          <table:table-cell office:value-type="string">
            <text:p>Submitted</text:p>
          </table:table-cell>
          <table:table-cell office:value-type="string">
            <text:p>Thu Sep 13 06:42:46 GMT 2012</text:p>
          </table:table-cell>
          <table:table-cell office:value-type="string">
            <text:p>Thu Sep 13 06:43:20 GMT 2012</text:p>
          </table:table-cell>
          <table:table-cell office:value-type="string">
            <text:p>Wed Sep 19 23:43:20 PDT 2012</text:p>
          </table:table-cell>
          <table:table-cell table:number-columns-repeated="3"/>
          <table:table-cell office:value-type="string">
            <text:p>34</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Franklin_Pierce_1:13.txt</text:p>
          </table:table-cell>
          <table:table-cell office:value-type="string">
            <text:p>Happily, I have no occasion to suggest any radical changes in the financial policy of the Government. Ours is almost, if not absolutely, the solitary power of Christendom having a surplus revenue drawn immediately from imposts on commerce, and therefore measured by the spontaneous enterprise and national prosperity of the country, with such indirect relation to agriculture, manufactures, and the products of the earth and sea as to violate no constitutional doctrine and yet vigorously promote the general welfare. Neither as to the sources of the public treasure nor as to the manner of keeping and managing it does any grave controversy now prevail, there being a general acquiescence in the wisdom of the present system.&lt;br/&gt;&lt;br/&gt;The report of the Secretary of the Treasury will exhibit in detail the state of the public finances and the condition of the various branches of the public service administered by that Department of the Government.&lt;br/&gt;&lt;br/&gt;</text:p>
          </table:table-cell>
          <table:table-cell office:value-type="string">
            <text:p>Petre P. Carp</text:p>
          </table:table-cell>
          <table:table-cell office:value-type="string">
            <text:p>http://en.wikipedia.org/wiki/Petre_P._Carp</text:p>
          </table:table-cell>
          <table:table-cell office:value-type="string">
            <text:p>The Battle of Loum</text:p>
          </table:table-cell>
          <table:table-cell office:value-type="string">
            <text:p>http://en.wikipedia.org/wiki/The_Battle_of_Loum</text:p>
          </table:table-cell>
          <table:table-cell/>
          <table:table-cell office:value-type="string">
            <text:p>1</text:p>
          </table:table-cell>
          <table:table-cell table:number-columns-repeated="3"/>
          <table:table-cell table:formula="of:=CONCATENATE([.AB225];&quot;,&quot;;[.AC225];&quot;,&quot;; TEXT([.AK225];&quot;#&quot;))" office:value-type="string" office:string-value="LAU_ET_AL,RANDOM,1">
            <text:p>LAU_ET_AL,RANDOM,1</text:p>
          </table:table-cell>
        </table:table-row>
        <table:table-row table:style-name="ro1">
          <table:table-cell office:value-type="string">
            <text:p>2XGQ4J3NAB6BUV3KV8PI11TJHNBRE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YVW5XH0JPPSXB83LZCSX75KR1CFLL</text:p>
          </table:table-cell>
          <table:table-cell office:value-type="string">
            <text:p>AAE9H4ZIKQS37</text:p>
          </table:table-cell>
          <table:table-cell office:value-type="string">
            <text:p>Submitted</text:p>
          </table:table-cell>
          <table:table-cell office:value-type="string">
            <text:p>Thu Sep 13 06:36:53 GMT 2012</text:p>
          </table:table-cell>
          <table:table-cell office:value-type="string">
            <text:p>Thu Sep 13 06:37:03 GMT 2012</text:p>
          </table:table-cell>
          <table:table-cell office:value-type="string">
            <text:p>Wed Sep 19 23:37:03 PDT 2012</text:p>
          </table:table-cell>
          <table:table-cell table:number-columns-repeated="3"/>
          <table:table-cell office:value-type="string">
            <text:p>10</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Franklin_Pierce_1:13.txt</text:p>
          </table:table-cell>
          <table:table-cell office:value-type="string">
            <text:p>Happily, I have no occasion to suggest any radical changes in the financial policy of the Government. Ours is almost, if not absolutely, the solitary power of Christendom having a surplus revenue drawn immediately from imposts on commerce, and therefore measured by the spontaneous enterprise and national prosperity of the country, with such indirect relation to agriculture, manufactures, and the products of the earth and sea as to violate no constitutional doctrine and yet vigorously promote the general welfare. Neither as to the sources of the public treasure nor as to the manner of keeping and managing it does any grave controversy now prevail, there being a general acquiescence in the wisdom of the present system.&lt;br/&gt;&lt;br/&gt;The report of the Secretary of the Treasury will exhibit in detail the state of the public finances and the condition of the various branches of the public service administered by that Department of the Government.&lt;br/&gt;&lt;br/&gt;</text:p>
          </table:table-cell>
          <table:table-cell office:value-type="string">
            <text:p>Petre P. Carp</text:p>
          </table:table-cell>
          <table:table-cell office:value-type="string">
            <text:p>http://en.wikipedia.org/wiki/Petre_P._Carp</text:p>
          </table:table-cell>
          <table:table-cell office:value-type="string">
            <text:p>The Battle of Loum</text:p>
          </table:table-cell>
          <table:table-cell office:value-type="string">
            <text:p>http://en.wikipedia.org/wiki/The_Battle_of_Loum</text:p>
          </table:table-cell>
          <table:table-cell/>
          <table:table-cell office:value-type="string">
            <text:p>2</text:p>
          </table:table-cell>
          <table:table-cell table:number-columns-repeated="3"/>
          <table:table-cell table:formula="of:=CONCATENATE([.AB226];&quot;,&quot;;[.AC226];&quot;,&quot;; TEXT([.AK226];&quot;#&quot;))" office:value-type="string" office:string-value="LAU_ET_AL,RANDOM,2">
            <text:p>LAU_ET_AL,RANDOM,2</text:p>
          </table:table-cell>
        </table:table-row>
        <table:table-row table:style-name="ro1">
          <table:table-cell office:value-type="string">
            <text:p>2IUSTMOFXRDSJR06L84N5JFM3B5UR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2C9RJ85OZIZTQAFHZDOWQ5E2418WO</text:p>
          </table:table-cell>
          <table:table-cell office:value-type="string">
            <text:p>A997OZ3H2B3Q2</text:p>
          </table:table-cell>
          <table:table-cell office:value-type="string">
            <text:p>Submitted</text:p>
          </table:table-cell>
          <table:table-cell office:value-type="string">
            <text:p>Thu Sep 13 06:00:31 GMT 2012</text:p>
          </table:table-cell>
          <table:table-cell office:value-type="string">
            <text:p>Thu Sep 13 06:01:03 GMT 2012</text:p>
          </table:table-cell>
          <table:table-cell office:value-type="string">
            <text:p>Wed Sep 19 23:01:03 PDT 2012</text:p>
          </table:table-cell>
          <table:table-cell table:number-columns-repeated="3"/>
          <table:table-cell office:value-type="string">
            <text:p>32</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immy_Carter_3:13.txt</text:p>
          </table:table-cell>
          <table:table-cell office:value-type="string">
            <text:p>Let our position be absolutely clear: An attempt by any outside force to gain control of the Persian Gulf region will be regarded as an assault on the vital interests of the United States of America, and such an assault will be repelled by any means necessary, including military force.&lt;br/&gt;&lt;br/&gt;During the past 3 years, you have joined with me to improve our own security and the prospects for peace, not only in the vital oil-producing area of the Persian Gulf region but around the world. We&amp;apos;ve increased annually our real commitment for defense, and we will sustain this increase of effort throughout the Five Year Defense Program. It&amp;apos;s imperative that Congress approve this strong defense budget for 1981, encompassing a 5-percent real growth in authorizations, without any reduction.&lt;br/&gt;&lt;br/&gt;</text:p>
          </table:table-cell>
          <table:table-cell office:value-type="string">
            <text:p>Iraqi insurgency</text:p>
          </table:table-cell>
          <table:table-cell office:value-type="string">
            <text:p>http://en.wikipedia.org/wiki/Iraqi_insurgency</text:p>
          </table:table-cell>
          <table:table-cell office:value-type="string">
            <text:p>Iran</text:p>
          </table:table-cell>
          <table:table-cell office:value-type="string">
            <text:p>http://en.wikipedia.org/wiki/Iran</text:p>
          </table:table-cell>
          <table:table-cell/>
          <table:table-cell office:value-type="string">
            <text:p>2</text:p>
          </table:table-cell>
          <table:table-cell table:number-columns-repeated="3"/>
          <table:table-cell table:formula="of:=CONCATENATE([.AB227];&quot;,&quot;;[.AC227];&quot;,&quot;; TEXT([.AK227];&quot;#&quot;))" office:value-type="string" office:string-value="LAU_ET_AL,EDA,2">
            <text:p>LAU_ET_AL,EDA,2</text:p>
          </table:table-cell>
        </table:table-row>
        <table:table-row table:style-name="ro1">
          <table:table-cell office:value-type="string">
            <text:p>2IUSTMOFXRDSJR06L84N5JFM3B5UR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LEJTUHYW2GT4IFFE2WWU16947UPKV</text:p>
          </table:table-cell>
          <table:table-cell office:value-type="string">
            <text:p>AAE9H4ZIKQS37</text:p>
          </table:table-cell>
          <table:table-cell office:value-type="string">
            <text:p>Submitted</text:p>
          </table:table-cell>
          <table:table-cell office:value-type="string">
            <text:p>Thu Sep 13 06:32:04 GMT 2012</text:p>
          </table:table-cell>
          <table:table-cell office:value-type="string">
            <text:p>Thu Sep 13 06:32:10 GMT 2012</text:p>
          </table:table-cell>
          <table:table-cell office:value-type="string">
            <text:p>Wed Sep 19 23:32:10 PDT 2012</text:p>
          </table:table-cell>
          <table:table-cell table:number-columns-repeated="3"/>
          <table:table-cell office:value-type="string">
            <text:p>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immy_Carter_3:13.txt</text:p>
          </table:table-cell>
          <table:table-cell office:value-type="string">
            <text:p>Let our position be absolutely clear: An attempt by any outside force to gain control of the Persian Gulf region will be regarded as an assault on the vital interests of the United States of America, and such an assault will be repelled by any means necessary, including military force.&lt;br/&gt;&lt;br/&gt;During the past 3 years, you have joined with me to improve our own security and the prospects for peace, not only in the vital oil-producing area of the Persian Gulf region but around the world. We&amp;apos;ve increased annually our real commitment for defense, and we will sustain this increase of effort throughout the Five Year Defense Program. It&amp;apos;s imperative that Congress approve this strong defense budget for 1981, encompassing a 5-percent real growth in authorizations, without any reduction.&lt;br/&gt;&lt;br/&gt;</text:p>
          </table:table-cell>
          <table:table-cell office:value-type="string">
            <text:p>Iraqi insurgency</text:p>
          </table:table-cell>
          <table:table-cell office:value-type="string">
            <text:p>http://en.wikipedia.org/wiki/Iraqi_insurgency</text:p>
          </table:table-cell>
          <table:table-cell office:value-type="string">
            <text:p>Iran</text:p>
          </table:table-cell>
          <table:table-cell office:value-type="string">
            <text:p>http://en.wikipedia.org/wiki/Iran</text:p>
          </table:table-cell>
          <table:table-cell/>
          <table:table-cell office:value-type="string">
            <text:p>1</text:p>
          </table:table-cell>
          <table:table-cell table:number-columns-repeated="3"/>
          <table:table-cell table:formula="of:=CONCATENATE([.AB228];&quot;,&quot;;[.AC228];&quot;,&quot;; TEXT([.AK228];&quot;#&quot;))" office:value-type="string" office:string-value="LAU_ET_AL,EDA,1">
            <text:p>LAU_ET_AL,EDA,1</text:p>
          </table:table-cell>
        </table:table-row>
        <table:table-row table:style-name="ro1">
          <table:table-cell office:value-type="string">
            <text:p>2IUSTMOFXRDSJR06L84N5JFM3B5UR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YUGMMEGOOGQ7LABPK120EIU095BBB</text:p>
          </table:table-cell>
          <table:table-cell office:value-type="string">
            <text:p>A3E24869P0UAX8</text:p>
          </table:table-cell>
          <table:table-cell office:value-type="string">
            <text:p>Submitted</text:p>
          </table:table-cell>
          <table:table-cell office:value-type="string">
            <text:p>Thu Sep 13 06:13:18 GMT 2012</text:p>
          </table:table-cell>
          <table:table-cell office:value-type="string">
            <text:p>Thu Sep 13 06:13:23 GMT 2012</text:p>
          </table:table-cell>
          <table:table-cell office:value-type="string">
            <text:p>Wed Sep 19 23:13:23 PDT 2012</text:p>
          </table:table-cell>
          <table:table-cell table:number-columns-repeated="3"/>
          <table:table-cell office:value-type="string">
            <text:p>5</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immy_Carter_3:13.txt</text:p>
          </table:table-cell>
          <table:table-cell office:value-type="string">
            <text:p>Let our position be absolutely clear: An attempt by any outside force to gain control of the Persian Gulf region will be regarded as an assault on the vital interests of the United States of America, and such an assault will be repelled by any means necessary, including military force.&lt;br/&gt;&lt;br/&gt;During the past 3 years, you have joined with me to improve our own security and the prospects for peace, not only in the vital oil-producing area of the Persian Gulf region but around the world. We&amp;apos;ve increased annually our real commitment for defense, and we will sustain this increase of effort throughout the Five Year Defense Program. It&amp;apos;s imperative that Congress approve this strong defense budget for 1981, encompassing a 5-percent real growth in authorizations, without any reduction.&lt;br/&gt;&lt;br/&gt;</text:p>
          </table:table-cell>
          <table:table-cell office:value-type="string">
            <text:p>Iraqi insurgency</text:p>
          </table:table-cell>
          <table:table-cell office:value-type="string">
            <text:p>http://en.wikipedia.org/wiki/Iraqi_insurgency</text:p>
          </table:table-cell>
          <table:table-cell office:value-type="string">
            <text:p>Iran</text:p>
          </table:table-cell>
          <table:table-cell office:value-type="string">
            <text:p>http://en.wikipedia.org/wiki/Iran</text:p>
          </table:table-cell>
          <table:table-cell/>
          <table:table-cell office:value-type="string">
            <text:p>1</text:p>
          </table:table-cell>
          <table:table-cell table:number-columns-repeated="3"/>
          <table:table-cell table:formula="of:=CONCATENATE([.AB229];&quot;,&quot;;[.AC229];&quot;,&quot;; TEXT([.AK229];&quot;#&quot;))" office:value-type="string" office:string-value="LAU_ET_AL,EDA,1">
            <text:p>LAU_ET_AL,EDA,1</text:p>
          </table:table-cell>
        </table:table-row>
        <table:table-row table:style-name="ro1">
          <table:table-cell office:value-type="string">
            <text:p>2CO6RLPHIT3HA5Y0RSX2VJQ23HY9H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86PLSP75KLML578VK8QMQVJXJSZTW</text:p>
          </table:table-cell>
          <table:table-cell office:value-type="string">
            <text:p>AAE9H4ZIKQS37</text:p>
          </table:table-cell>
          <table:table-cell office:value-type="string">
            <text:p>Submitted</text:p>
          </table:table-cell>
          <table:table-cell office:value-type="string">
            <text:p>Thu Sep 13 06:27:20 GMT 2012</text:p>
          </table:table-cell>
          <table:table-cell office:value-type="string">
            <text:p>Thu Sep 13 06:27:27 GMT 2012</text:p>
          </table:table-cell>
          <table:table-cell office:value-type="string">
            <text:p>Wed Sep 19 23:27:27 PDT 2012</text:p>
          </table:table-cell>
          <table:table-cell table:number-columns-repeated="3"/>
          <table:table-cell office:value-type="string">
            <text:p>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Herbert_Hoover_1:11.txt</text:p>
          </table:table-cell>
          <table:table-cell office:value-type="string">
            <text:p>The finances of the Government are in sound condition. I shall submit the detailed evidences and the usual recommendations in the special Budget message. I may, however, summarize our position. The public debt on June 30 this year stood at $16,931,000,000, compared to the maximum in August, 1919, of $26,596,000,000. Since June 30 it has been reduced by a further $238,000,000. In the Budget to be submitted the total appropriations recommended for the fiscal year 1931 are $3,830,445,231, as compared to $3,976,141,651 for the present fiscal year. The present fiscal year, however, includes $150,000,000 for the Federal Farm Board, as to which no estimate can as yet be determined for 1931.&lt;br/&gt;&lt;br/&gt;Owing to the many necessary burdens assumed by Congress in previous years which now require large outlays, it is with extreme difficulty that we shall be able to keep the expenditures for the next fiscal year within the bounds of the present year. Economies in many directions have permitted some accommodation of pressing needs, the net result being an increase, as shown above, of about one-tenth of 1 per cent above the present fiscal year. We can not fail to recognize the obligations of the Government in support of the public welfare but we must coincidentally bear in mind the burden of taxes and strive to find relief through some tax reduction. Every dollar so returned fertilizes the soil of prosperity.&lt;br/&gt;&lt;br/&gt;</text:p>
          </table:table-cell>
          <table:table-cell office:value-type="string">
            <text:p>United States federal budget</text:p>
          </table:table-cell>
          <table:table-cell office:value-type="string">
            <text:p>http://en.wikipedia.org/wiki/United_States_federal_budget</text:p>
          </table:table-cell>
          <table:table-cell office:value-type="string">
            <text:p>Mifflinburg Area School District</text:p>
          </table:table-cell>
          <table:table-cell office:value-type="string">
            <text:p>http://en.wikipedia.org/wiki/Mifflinburg_Area_School_District</text:p>
          </table:table-cell>
          <table:table-cell/>
          <table:table-cell office:value-type="string">
            <text:p>1</text:p>
          </table:table-cell>
          <table:table-cell table:number-columns-repeated="3"/>
          <table:table-cell table:formula="of:=CONCATENATE([.AB230];&quot;,&quot;;[.AC230];&quot;,&quot;; TEXT([.AK230];&quot;#&quot;))" office:value-type="string" office:string-value="EDA,LAU_ET_AL,1">
            <text:p>EDA,LAU_ET_AL,1</text:p>
          </table:table-cell>
        </table:table-row>
        <table:table-row table:style-name="ro1">
          <table:table-cell office:value-type="string">
            <text:p>2CO6RLPHIT3HA5Y0RSX2VJQ23HY9H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GJLPHIT3HVWP48NDCEJY2178EGJB6</text:p>
          </table:table-cell>
          <table:table-cell office:value-type="string">
            <text:p>A997OZ3H2B3Q2</text:p>
          </table:table-cell>
          <table:table-cell office:value-type="string">
            <text:p>Submitted</text:p>
          </table:table-cell>
          <table:table-cell office:value-type="string">
            <text:p>Thu Sep 13 06:40:36 GMT 2012</text:p>
          </table:table-cell>
          <table:table-cell office:value-type="string">
            <text:p>Thu Sep 13 06:40:52 GMT 2012</text:p>
          </table:table-cell>
          <table:table-cell office:value-type="string">
            <text:p>Wed Sep 19 23:40:52 PDT 2012</text:p>
          </table:table-cell>
          <table:table-cell table:number-columns-repeated="3"/>
          <table:table-cell office:value-type="string">
            <text:p>16</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Herbert_Hoover_1:11.txt</text:p>
          </table:table-cell>
          <table:table-cell office:value-type="string">
            <text:p>The finances of the Government are in sound condition. I shall submit the detailed evidences and the usual recommendations in the special Budget message. I may, however, summarize our position. The public debt on June 30 this year stood at $16,931,000,000, compared to the maximum in August, 1919, of $26,596,000,000. Since June 30 it has been reduced by a further $238,000,000. In the Budget to be submitted the total appropriations recommended for the fiscal year 1931 are $3,830,445,231, as compared to $3,976,141,651 for the present fiscal year. The present fiscal year, however, includes $150,000,000 for the Federal Farm Board, as to which no estimate can as yet be determined for 1931.&lt;br/&gt;&lt;br/&gt;Owing to the many necessary burdens assumed by Congress in previous years which now require large outlays, it is with extreme difficulty that we shall be able to keep the expenditures for the next fiscal year within the bounds of the present year. Economies in many directions have permitted some accommodation of pressing needs, the net result being an increase, as shown above, of about one-tenth of 1 per cent above the present fiscal year. We can not fail to recognize the obligations of the Government in support of the public welfare but we must coincidentally bear in mind the burden of taxes and strive to find relief through some tax reduction. Every dollar so returned fertilizes the soil of prosperity.&lt;br/&gt;&lt;br/&gt;</text:p>
          </table:table-cell>
          <table:table-cell office:value-type="string">
            <text:p>United States federal budget</text:p>
          </table:table-cell>
          <table:table-cell office:value-type="string">
            <text:p>http://en.wikipedia.org/wiki/United_States_federal_budget</text:p>
          </table:table-cell>
          <table:table-cell office:value-type="string">
            <text:p>Mifflinburg Area School District</text:p>
          </table:table-cell>
          <table:table-cell office:value-type="string">
            <text:p>http://en.wikipedia.org/wiki/Mifflinburg_Area_School_District</text:p>
          </table:table-cell>
          <table:table-cell/>
          <table:table-cell office:value-type="string">
            <text:p>1</text:p>
          </table:table-cell>
          <table:table-cell table:number-columns-repeated="3"/>
          <table:table-cell table:formula="of:=CONCATENATE([.AB231];&quot;,&quot;;[.AC231];&quot;,&quot;; TEXT([.AK231];&quot;#&quot;))" office:value-type="string" office:string-value="EDA,LAU_ET_AL,1">
            <text:p>EDA,LAU_ET_AL,1</text:p>
          </table:table-cell>
        </table:table-row>
        <table:table-row table:style-name="ro1">
          <table:table-cell office:value-type="string">
            <text:p>2CO6RLPHIT3HA5Y0RSX2VJQ23HY9H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R0MZ9O9Z6KWJ8AF6R8RZLFQ63P2BX</text:p>
          </table:table-cell>
          <table:table-cell office:value-type="string">
            <text:p>A2W2ZEI7WUASOW</text:p>
          </table:table-cell>
          <table:table-cell office:value-type="string">
            <text:p>Submitted</text:p>
          </table:table-cell>
          <table:table-cell office:value-type="string">
            <text:p>Thu Sep 13 05:34:27 GMT 2012</text:p>
          </table:table-cell>
          <table:table-cell office:value-type="string">
            <text:p>Thu Sep 13 05:34:44 GMT 2012</text:p>
          </table:table-cell>
          <table:table-cell office:value-type="string">
            <text:p>Wed Sep 19 22:34:44 PDT 2012</text:p>
          </table:table-cell>
          <table:table-cell table:number-columns-repeated="3"/>
          <table:table-cell office:value-type="string">
            <text:p>1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Herbert_Hoover_1:11.txt</text:p>
          </table:table-cell>
          <table:table-cell office:value-type="string">
            <text:p>The finances of the Government are in sound condition. I shall submit the detailed evidences and the usual recommendations in the special Budget message. I may, however, summarize our position. The public debt on June 30 this year stood at $16,931,000,000, compared to the maximum in August, 1919, of $26,596,000,000. Since June 30 it has been reduced by a further $238,000,000. In the Budget to be submitted the total appropriations recommended for the fiscal year 1931 are $3,830,445,231, as compared to $3,976,141,651 for the present fiscal year. The present fiscal year, however, includes $150,000,000 for the Federal Farm Board, as to which no estimate can as yet be determined for 1931.&lt;br/&gt;&lt;br/&gt;Owing to the many necessary burdens assumed by Congress in previous years which now require large outlays, it is with extreme difficulty that we shall be able to keep the expenditures for the next fiscal year within the bounds of the present year. Economies in many directions have permitted some accommodation of pressing needs, the net result being an increase, as shown above, of about one-tenth of 1 per cent above the present fiscal year. We can not fail to recognize the obligations of the Government in support of the public welfare but we must coincidentally bear in mind the burden of taxes and strive to find relief through some tax reduction. Every dollar so returned fertilizes the soil of prosperity.&lt;br/&gt;&lt;br/&gt;</text:p>
          </table:table-cell>
          <table:table-cell office:value-type="string">
            <text:p>United States federal budget</text:p>
          </table:table-cell>
          <table:table-cell office:value-type="string">
            <text:p>http://en.wikipedia.org/wiki/United_States_federal_budget</text:p>
          </table:table-cell>
          <table:table-cell office:value-type="string">
            <text:p>Mifflinburg Area School District</text:p>
          </table:table-cell>
          <table:table-cell office:value-type="string">
            <text:p>http://en.wikipedia.org/wiki/Mifflinburg_Area_School_District</text:p>
          </table:table-cell>
          <table:table-cell/>
          <table:table-cell office:value-type="string">
            <text:p>1</text:p>
          </table:table-cell>
          <table:table-cell table:number-columns-repeated="3"/>
          <table:table-cell table:formula="of:=CONCATENATE([.AB232];&quot;,&quot;;[.AC232];&quot;,&quot;; TEXT([.AK232];&quot;#&quot;))" office:value-type="string" office:string-value="EDA,LAU_ET_AL,1">
            <text:p>EDA,LAU_ET_AL,1</text:p>
          </table:table-cell>
        </table:table-row>
        <table:table-row table:style-name="ro1">
          <table:table-cell office:value-type="string">
            <text:p>2FC98JHSTLB3093GQJ9OJJEJTOQRF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0QN5F3Q0JG587ASJ6PBC9F9Y7ZCG2</text:p>
          </table:table-cell>
          <table:table-cell office:value-type="string">
            <text:p>AAE9H4ZIKQS37</text:p>
          </table:table-cell>
          <table:table-cell office:value-type="string">
            <text:p>Submitted</text:p>
          </table:table-cell>
          <table:table-cell office:value-type="string">
            <text:p>Thu Sep 13 06:41:15 GMT 2012</text:p>
          </table:table-cell>
          <table:table-cell office:value-type="string">
            <text:p>Thu Sep 13 06:41:22 GMT 2012</text:p>
          </table:table-cell>
          <table:table-cell office:value-type="string">
            <text:p>Wed Sep 19 23:41:22 PDT 2012</text:p>
          </table:table-cell>
          <table:table-cell table:number-columns-repeated="3"/>
          <table:table-cell office:value-type="string">
            <text:p>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ohn_F._Kennedy_2:57.txt</text:p>
          </table:table-cell>
          <table:table-cell office:value-type="string">
            <text:p>On other goods the bill will permit a gradual reduction of duties up to 50 percent-permitting bargaining by major categories-and provide for appropriate and tested forms of assistance to firms and employees adjusting to import competition. We are not neglecting the safeguards provided by peril points, an escape clause, or the National Security Amendment. Nor are we abandoning our non-European friends or our traditional &amp;quot;most-favored nation&amp;quot; principle. On the contrary, the bill will provide new encouragement for their sale of tropical agricultural products, so important to our friends in Latin America, who have long depended upon the European market, who now find themselves faced with new challenges which we must join with them in overcoming.&lt;br/&gt;&lt;br/&gt;Concessions, in this bargaining, must of course be reciprocal, not unilateral. The Common Market will not fulfill its own high promise unless its outside tariff walls are low. The dangers of restriction or timidity in our own policy have counterparts for our friends in Europe. For together we face a common challenge: to enlarge the prosperity of free men everywhere--to build in partnership a new trading community in which all free nations may gain from the productive energy of free competitive effort.&lt;br/&gt;&lt;br/&gt;</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table:style-name="ce1" office:value-type="string">
            <text:p>2003</text:p>
          </table:table-cell>
          <table:table-cell office:value-type="string">
            <text:p>http://en.wikipedia.org/wiki/2003</text:p>
          </table:table-cell>
          <table:table-cell/>
          <table:table-cell office:value-type="string">
            <text:p>1</text:p>
          </table:table-cell>
          <table:table-cell table:number-columns-repeated="3"/>
          <table:table-cell table:formula="of:=CONCATENATE([.AB233];&quot;,&quot;;[.AC233];&quot;,&quot;; TEXT([.AK233];&quot;#&quot;))" office:value-type="string" office:string-value="EDA,LAU_ET_AL,1">
            <text:p>EDA,LAU_ET_AL,1</text:p>
          </table:table-cell>
        </table:table-row>
        <table:table-row table:style-name="ro1">
          <table:table-cell office:value-type="string">
            <text:p>2FC98JHSTLB3093GQJ9OJJEJTOQRF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2A2KYEPLSP7KT9RD6A3WAHQK52VPO</text:p>
          </table:table-cell>
          <table:table-cell office:value-type="string">
            <text:p>A31ALYJKPKD09W</text:p>
          </table:table-cell>
          <table:table-cell office:value-type="string">
            <text:p>Submitted</text:p>
          </table:table-cell>
          <table:table-cell office:value-type="string">
            <text:p>Thu Sep 13 06:48:42 GMT 2012</text:p>
          </table:table-cell>
          <table:table-cell office:value-type="string">
            <text:p>Thu Sep 13 06:48:49 GMT 2012</text:p>
          </table:table-cell>
          <table:table-cell office:value-type="string">
            <text:p>Wed Sep 19 23:48:49 PDT 2012</text:p>
          </table:table-cell>
          <table:table-cell table:number-columns-repeated="3"/>
          <table:table-cell office:value-type="string">
            <text:p>7</text:p>
          </table:table-cell>
          <table:table-cell office:value-type="string">
            <text:p>100% (294/295)</text:p>
          </table:table-cell>
          <table:table-cell office:value-type="string">
            <text:p>100% (62/62)</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ohn_F._Kennedy_2:57.txt</text:p>
          </table:table-cell>
          <table:table-cell office:value-type="string">
            <text:p>On other goods the bill will permit a gradual reduction of duties up to 50 percent-permitting bargaining by major categories-and provide for appropriate and tested forms of assistance to firms and employees adjusting to import competition. We are not neglecting the safeguards provided by peril points, an escape clause, or the National Security Amendment. Nor are we abandoning our non-European friends or our traditional &amp;quot;most-favored nation&amp;quot; principle. On the contrary, the bill will provide new encouragement for their sale of tropical agricultural products, so important to our friends in Latin America, who have long depended upon the European market, who now find themselves faced with new challenges which we must join with them in overcoming.&lt;br/&gt;&lt;br/&gt;Concessions, in this bargaining, must of course be reciprocal, not unilateral. The Common Market will not fulfill its own high promise unless its outside tariff walls are low. The dangers of restriction or timidity in our own policy have counterparts for our friends in Europe. For together we face a common challenge: to enlarge the prosperity of free men everywhere--to build in partnership a new trading community in which all free nations may gain from the productive energy of free competitive effort.&lt;br/&gt;&lt;br/&gt;</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table:style-name="ce1" office:value-type="string">
            <text:p>2003</text:p>
          </table:table-cell>
          <table:table-cell office:value-type="string">
            <text:p>http://en.wikipedia.org/wiki/2003</text:p>
          </table:table-cell>
          <table:table-cell/>
          <table:table-cell office:value-type="string">
            <text:p>1</text:p>
          </table:table-cell>
          <table:table-cell table:number-columns-repeated="3"/>
          <table:table-cell table:formula="of:=CONCATENATE([.AB234];&quot;,&quot;;[.AC234];&quot;,&quot;; TEXT([.AK234];&quot;#&quot;))" office:value-type="string" office:string-value="EDA,LAU_ET_AL,1">
            <text:p>EDA,LAU_ET_AL,1</text:p>
          </table:table-cell>
        </table:table-row>
        <table:table-row table:style-name="ro1">
          <table:table-cell office:value-type="string">
            <text:p>2FC98JHSTLB3093GQJ9OJJEJTOQRF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BNP9746OQ1S2ZECXGY0D1QKI2YM2B</text:p>
          </table:table-cell>
          <table:table-cell office:value-type="string">
            <text:p>A1UNZTSLGW77HK</text:p>
          </table:table-cell>
          <table:table-cell office:value-type="string">
            <text:p>Submitted</text:p>
          </table:table-cell>
          <table:table-cell office:value-type="string">
            <text:p>Thu Sep 13 06:40:16 GMT 2012</text:p>
          </table:table-cell>
          <table:table-cell office:value-type="string">
            <text:p>Thu Sep 13 06:40:34 GMT 2012</text:p>
          </table:table-cell>
          <table:table-cell office:value-type="string">
            <text:p>Wed Sep 19 23:40:34 PDT 2012</text:p>
          </table:table-cell>
          <table:table-cell table:number-columns-repeated="3"/>
          <table:table-cell office:value-type="string">
            <text:p>18</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ohn_F._Kennedy_2:57.txt</text:p>
          </table:table-cell>
          <table:table-cell office:value-type="string">
            <text:p>On other goods the bill will permit a gradual reduction of duties up to 50 percent-permitting bargaining by major categories-and provide for appropriate and tested forms of assistance to firms and employees adjusting to import competition. We are not neglecting the safeguards provided by peril points, an escape clause, or the National Security Amendment. Nor are we abandoning our non-European friends or our traditional &amp;quot;most-favored nation&amp;quot; principle. On the contrary, the bill will provide new encouragement for their sale of tropical agricultural products, so important to our friends in Latin America, who have long depended upon the European market, who now find themselves faced with new challenges which we must join with them in overcoming.&lt;br/&gt;&lt;br/&gt;Concessions, in this bargaining, must of course be reciprocal, not unilateral. The Common Market will not fulfill its own high promise unless its outside tariff walls are low. The dangers of restriction or timidity in our own policy have counterparts for our friends in Europe. For together we face a common challenge: to enlarge the prosperity of free men everywhere--to build in partnership a new trading community in which all free nations may gain from the productive energy of free competitive effort.&lt;br/&gt;&lt;br/&gt;</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table:style-name="ce1" office:value-type="string">
            <text:p>2003</text:p>
          </table:table-cell>
          <table:table-cell office:value-type="string">
            <text:p>http://en.wikipedia.org/wiki/2003</text:p>
          </table:table-cell>
          <table:table-cell/>
          <table:table-cell office:value-type="string">
            <text:p>2</text:p>
          </table:table-cell>
          <table:table-cell table:number-columns-repeated="3"/>
          <table:table-cell table:formula="of:=CONCATENATE([.AB235];&quot;,&quot;;[.AC235];&quot;,&quot;; TEXT([.AK235];&quot;#&quot;))" office:value-type="string" office:string-value="EDA,LAU_ET_AL,2">
            <text:p>EDA,LAU_ET_AL,2</text:p>
          </table:table-cell>
        </table:table-row>
        <table:table-row table:style-name="ro1">
          <table:table-cell office:value-type="string">
            <text:p>2I86SVQ8H88M53UQCY2VKI1RZ7ZP6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4FU8LZ6R70GK0XDKIA33E7WY70M6S</text:p>
          </table:table-cell>
          <table:table-cell office:value-type="string">
            <text:p>AAE9H4ZIKQS37</text:p>
          </table:table-cell>
          <table:table-cell office:value-type="string">
            <text:p>Submitted</text:p>
          </table:table-cell>
          <table:table-cell office:value-type="string">
            <text:p>Thu Sep 13 06:40:31 GMT 2012</text:p>
          </table:table-cell>
          <table:table-cell office:value-type="string">
            <text:p>Thu Sep 13 06:40:41 GMT 2012</text:p>
          </table:table-cell>
          <table:table-cell office:value-type="string">
            <text:p>Wed Sep 19 23:40:41 PDT 2012</text:p>
          </table:table-cell>
          <table:table-cell table:number-columns-repeated="3"/>
          <table:table-cell office:value-type="string">
            <text:p>10</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Theodore_Roosevelt_6:48.txt</text:p>
          </table:table-cell>
          <table:table-cell office:value-type="string">
            <text:p>The process of destruction has been accelerated during recent years by the appearance of a number of Japanese vessels engaged in pelagic sealing. As these vessels have not been bound even by the inadequate limitations prescribed by the Tribunal of Paris, they have paid no attention either to the close season or to the sixty-mile limit imposed upon the Canadians, and have prosecuted their work up to the very islands themselves. On July 16 and 17 the crews from several Japanese vessels made raids upon the island of St. Paul, and before they were beaten off by the very meager and insufficiently armed guard, they succeeded in killing several hundred seals and carrying off the skins of most of them. Nearly all the seals killed were females and the work was done with frightful barbarity. Many of the seals appear to have been skinned alive and many were found half skinned and still alive. The raids were repelled only by the use of firearms, and five of the raiders were killed, two were wounded, and twelve captured, including the two wounded. Those captured have since been tried and sentenced to imprisonment. An attack of this kind had been wholly unlookt for, but such provision of vessels, arms, and ammunition will now be made that its repetition will not be found profitable.&lt;br/&gt;&lt;br/&gt;Suitable representations regarding the incident have been made to the Government of Japan, and we are assured that all practicable measures will be taken by that country to prevent any recurrence of the outrage. On our part, the guard on the island will be increased and better equipped and organized, and a better revenue-cutter patrol service about the islands will be established; next season a United States war vessel will also be sent there.&lt;br/&gt;&lt;br/&gt;</text:p>
          </table:table-cell>
          <table:table-cell office:value-type="string">
            <text:p>Kriegsmarine</text:p>
          </table:table-cell>
          <table:table-cell office:value-type="string">
            <text:p>http://en.wikipedia.org/wiki/Kriegsmarine</text:p>
          </table:table-cell>
          <table:table-cell office:value-type="string">
            <text:p>In the Shadow of the Moon</text:p>
          </table:table-cell>
          <table:table-cell office:value-type="string">
            <text:p>http://en.wikipedia.org/wiki/In_the_Shadow_of_the_Moon</text:p>
          </table:table-cell>
          <table:table-cell/>
          <table:table-cell office:value-type="string">
            <text:p>1</text:p>
          </table:table-cell>
          <table:table-cell table:number-columns-repeated="3"/>
          <table:table-cell table:formula="of:=CONCATENATE([.AB236];&quot;,&quot;;[.AC236];&quot;,&quot;; TEXT([.AK236];&quot;#&quot;))" office:value-type="string" office:string-value="LAU_ET_AL,RANDOM,1">
            <text:p>LAU_ET_AL,RANDOM,1</text:p>
          </table:table-cell>
        </table:table-row>
        <table:table-row table:style-name="ro1">
          <table:table-cell office:value-type="string">
            <text:p>2I86SVQ8H88M53UQCY2VKI1RZ7ZP6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7VV0FK0COK2YNPREZBKHLRWC35PIK</text:p>
          </table:table-cell>
          <table:table-cell office:value-type="string">
            <text:p>A997OZ3H2B3Q2</text:p>
          </table:table-cell>
          <table:table-cell office:value-type="string">
            <text:p>Submitted</text:p>
          </table:table-cell>
          <table:table-cell office:value-type="string">
            <text:p>Thu Sep 13 06:31:27 GMT 2012</text:p>
          </table:table-cell>
          <table:table-cell office:value-type="string">
            <text:p>Thu Sep 13 06:31:59 GMT 2012</text:p>
          </table:table-cell>
          <table:table-cell office:value-type="string">
            <text:p>Wed Sep 19 23:31:59 PDT 2012</text:p>
          </table:table-cell>
          <table:table-cell table:number-columns-repeated="3"/>
          <table:table-cell office:value-type="string">
            <text:p>32</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Theodore_Roosevelt_6:48.txt</text:p>
          </table:table-cell>
          <table:table-cell office:value-type="string">
            <text:p>The process of destruction has been accelerated during recent years by the appearance of a number of Japanese vessels engaged in pelagic sealing. As these vessels have not been bound even by the inadequate limitations prescribed by the Tribunal of Paris, they have paid no attention either to the close season or to the sixty-mile limit imposed upon the Canadians, and have prosecuted their work up to the very islands themselves. On July 16 and 17 the crews from several Japanese vessels made raids upon the island of St. Paul, and before they were beaten off by the very meager and insufficiently armed guard, they succeeded in killing several hundred seals and carrying off the skins of most of them. Nearly all the seals killed were females and the work was done with frightful barbarity. Many of the seals appear to have been skinned alive and many were found half skinned and still alive. The raids were repelled only by the use of firearms, and five of the raiders were killed, two were wounded, and twelve captured, including the two wounded. Those captured have since been tried and sentenced to imprisonment. An attack of this kind had been wholly unlookt for, but such provision of vessels, arms, and ammunition will now be made that its repetition will not be found profitable.&lt;br/&gt;&lt;br/&gt;Suitable representations regarding the incident have been made to the Government of Japan, and we are assured that all practicable measures will be taken by that country to prevent any recurrence of the outrage. On our part, the guard on the island will be increased and better equipped and organized, and a better revenue-cutter patrol service about the islands will be established; next season a United States war vessel will also be sent there.&lt;br/&gt;&lt;br/&gt;</text:p>
          </table:table-cell>
          <table:table-cell office:value-type="string">
            <text:p>Kriegsmarine</text:p>
          </table:table-cell>
          <table:table-cell office:value-type="string">
            <text:p>http://en.wikipedia.org/wiki/Kriegsmarine</text:p>
          </table:table-cell>
          <table:table-cell office:value-type="string">
            <text:p>In the Shadow of the Moon</text:p>
          </table:table-cell>
          <table:table-cell office:value-type="string">
            <text:p>http://en.wikipedia.org/wiki/In_the_Shadow_of_the_Moon</text:p>
          </table:table-cell>
          <table:table-cell/>
          <table:table-cell office:value-type="string">
            <text:p>1</text:p>
          </table:table-cell>
          <table:table-cell table:number-columns-repeated="3"/>
          <table:table-cell table:formula="of:=CONCATENATE([.AB237];&quot;,&quot;;[.AC237];&quot;,&quot;; TEXT([.AK237];&quot;#&quot;))" office:value-type="string" office:string-value="LAU_ET_AL,RANDOM,1">
            <text:p>LAU_ET_AL,RANDOM,1</text:p>
          </table:table-cell>
        </table:table-row>
        <table:table-row table:style-name="ro1">
          <table:table-cell office:value-type="string">
            <text:p>2I86SVQ8H88M53UQCY2VKI1RZ7ZP6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FMUKQOYGNIWGWGDVQR187SVMPZHZ6</text:p>
          </table:table-cell>
          <table:table-cell office:value-type="string">
            <text:p>A31ALYJKPKD09W</text:p>
          </table:table-cell>
          <table:table-cell office:value-type="string">
            <text:p>Submitted</text:p>
          </table:table-cell>
          <table:table-cell office:value-type="string">
            <text:p>Thu Sep 13 06:52:15 GMT 2012</text:p>
          </table:table-cell>
          <table:table-cell office:value-type="string">
            <text:p>Thu Sep 13 06:52:24 GMT 2012</text:p>
          </table:table-cell>
          <table:table-cell office:value-type="string">
            <text:p>Wed Sep 19 23:52:24 PDT 2012</text:p>
          </table:table-cell>
          <table:table-cell table:number-columns-repeated="3"/>
          <table:table-cell office:value-type="string">
            <text:p>9</text:p>
          </table:table-cell>
          <table:table-cell office:value-type="string">
            <text:p>100% (294/295)</text:p>
          </table:table-cell>
          <table:table-cell office:value-type="string">
            <text:p>100% (62/62)</text:p>
          </table:table-cell>
          <table:table-cell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Theodore_Roosevelt_6:48.txt</text:p>
          </table:table-cell>
          <table:table-cell office:value-type="string">
            <text:p>The process of destruction has been accelerated during recent years by the appearance of a number of Japanese vessels engaged in pelagic sealing. As these vessels have not been bound even by the inadequate limitations prescribed by the Tribunal of Paris, they have paid no attention either to the close season or to the sixty-mile limit imposed upon the Canadians, and have prosecuted their work up to the very islands themselves. On July 16 and 17 the crews from several Japanese vessels made raids upon the island of St. Paul, and before they were beaten off by the very meager and insufficiently armed guard, they succeeded in killing several hundred seals and carrying off the skins of most of them. Nearly all the seals killed were females and the work was done with frightful barbarity. Many of the seals appear to have been skinned alive and many were found half skinned and still alive. The raids were repelled only by the use of firearms, and five of the raiders were killed, two were wounded, and twelve captured, including the two wounded. Those captured have since been tried and sentenced to imprisonment. An attack of this kind had been wholly unlookt for, but such provision of vessels, arms, and ammunition will now be made that its repetition will not be found profitable.&lt;br/&gt;&lt;br/&gt;Suitable representations regarding the incident have been made to the Government of Japan, and we are assured that all practicable measures will be taken by that country to prevent any recurrence of the outrage. On our part, the guard on the island will be increased and better equipped and organized, and a better revenue-cutter patrol service about the islands will be established; next season a United States war vessel will also be sent there.&lt;br/&gt;&lt;br/&gt;</text:p>
          </table:table-cell>
          <table:table-cell office:value-type="string">
            <text:p>Kriegsmarine</text:p>
          </table:table-cell>
          <table:table-cell office:value-type="string">
            <text:p>http://en.wikipedia.org/wiki/Kriegsmarine</text:p>
          </table:table-cell>
          <table:table-cell office:value-type="string">
            <text:p>In the Shadow of the Moon</text:p>
          </table:table-cell>
          <table:table-cell office:value-type="string">
            <text:p>http://en.wikipedia.org/wiki/In_the_Shadow_of_the_Moon</text:p>
          </table:table-cell>
          <table:table-cell/>
          <table:table-cell office:value-type="string">
            <text:p>2</text:p>
          </table:table-cell>
          <table:table-cell table:number-columns-repeated="3"/>
          <table:table-cell table:formula="of:=CONCATENATE([.AB238];&quot;,&quot;;[.AC238];&quot;,&quot;; TEXT([.AK238];&quot;#&quot;))" office:value-type="string" office:string-value="LAU_ET_AL,RANDOM,2">
            <text:p>LAU_ET_AL,RANDOM,2</text:p>
          </table:table-cell>
        </table:table-row>
        <table:table-row table:style-name="ro1">
          <table:table-cell office:value-type="string">
            <text:p>27WOZFYQS1CS8VCK414SCIC1G88MJ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3UD5NQYN5F3597LC3PMVCWYHJFB7Q</text:p>
          </table:table-cell>
          <table:table-cell office:value-type="string">
            <text:p>A997OZ3H2B3Q2</text:p>
          </table:table-cell>
          <table:table-cell office:value-type="string">
            <text:p>Submitted</text:p>
          </table:table-cell>
          <table:table-cell office:value-type="string">
            <text:p>Thu Sep 13 06:25:11 GMT 2012</text:p>
          </table:table-cell>
          <table:table-cell office:value-type="string">
            <text:p>Thu Sep 13 06:25:24 GMT 2012</text:p>
          </table:table-cell>
          <table:table-cell office:value-type="string">
            <text:p>Wed Sep 19 23:25:24 PDT 2012</text:p>
          </table:table-cell>
          <table:table-cell table:number-columns-repeated="3"/>
          <table:table-cell office:value-type="string">
            <text:p>13</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oodrow_Wilson_3:2.txt</text:p>
          </table:table-cell>
          <table:table-cell office:value-type="string">
            <text:p>There was a time in the early days of our own great nation and of the republics fighting their way to independence in Central and South America when the government of the United States looked upon itself as in some sort the guardian of the republics to the South of her as against any encroachments or efforts at political control from the other side of the water; felt it its duty to play the part even without invitation from them; and I think that we can claim that the task was undertaken with a true and disinterested enthusiasm for the freedom of the Americas and the unmolested Selfgovernment of her independent peoples. But it was always difficult to maintain such a role without offense to the pride of the peoples whose freedom of action we sought to protect, and without provoking serious misconceptions of our motives, and every thoughtful man of affairs must welcome the altered circumstances of the new day in whose light we now stand, when there is no claim of guardianship or thought of wards but, instead, a full and honorable association as of partners between ourselves and our neighbors, in the interest of all America, north and south. Our concern for the independence and prosperity of the states of Central and South America is not altered. We retain unabated the spirit that has inspired us throughout the whole life of our government and which was so frankly put into words by President Monroe. We still mean always to make a common cause of national independence and of political liberty in America. But that purpose is now better understood so far as it concerns ourselves. It is known not to be a selfish purpose. It is known to have in it no thought of taking advantage of any government in this hemisphere or playing its political fortunes for our own benefit. All the governments of America stand, so far as we are concerned, upon a footing of genuine equality and unquestioned independence.&lt;br/&gt;&lt;br/&gt;We have been put to the test in the case of Mexico, and we have stood the test. Whether we have benefited Mexico by the course we have pursued remains to be seen. Her fortunes are in her own hands. But we have at least proved that we will not take advantage of her in her distress and undertake to impose upon her an order and government of our own choosing. Liberty is often a fierce and intractable thing, to which no bounds can be set, and to which no bounds of a few men&amp;apos;s choosing ought ever to be set. Every American who has drunk at the true fountains of principle and tradition must subscribe without reservation to the high doctrine of the Virginia Bill of Rights, which in the great days in which our government was set up was everywhere amongst us accepted as the creed of free men. That doctrine is, &amp;quot;That government is, or ought to be, instituted for the common benefit, protection, and security of the people, nation, or community&amp;quot;; that &amp;quot;of all the various modes and forms of government, that is the best which is capable of producing the greatest degree of happiness and safety, and is most effectually secured against the danger of maladministration; and that, when any government shall be found inadequate or contrary to these purposes, a majority of the community hath an indubitable, inalienable, and indefeasible right to reform, alter, or abolish it, in such manner as shall be judged most conducive to the public weal.&amp;quot; We have unhesitatingly applied that heroic principle to the case of Mexico, and now hopefully await the rebirth of the troubled Republic, which had so much of which to purge itself and so little sympathy from any outside quarter in the radical but necessary process. We will aid and befriend Mexico, but we will not coerce her; and our course with regard to her ought to be sufficient proof to all America that we seek no political suzerainty or selfish control.&lt;br/&gt;&lt;br/&gt;</text:p>
          </table:table-cell>
          <table:table-cell office:value-type="string">
            <text:p>Opportunism</text:p>
          </table:table-cell>
          <table:table-cell office:value-type="string">
            <text:p>http://en.wikipedia.org/wiki/Opportunism</text:p>
          </table:table-cell>
          <table:table-cell office:value-type="string">
            <text:p>Ali Khamenei</text:p>
          </table:table-cell>
          <table:table-cell office:value-type="string">
            <text:p>http://en.wikipedia.org/wiki/Ali_Khamenei</text:p>
          </table:table-cell>
          <table:table-cell/>
          <table:table-cell office:value-type="string">
            <text:p>1</text:p>
          </table:table-cell>
          <table:table-cell table:number-columns-repeated="3"/>
          <table:table-cell table:formula="of:=CONCATENATE([.AB239];&quot;,&quot;;[.AC239];&quot;,&quot;; TEXT([.AK239];&quot;#&quot;))" office:value-type="string" office:string-value="EDA,LAU_ET_AL,1">
            <text:p>EDA,LAU_ET_AL,1</text:p>
          </table:table-cell>
        </table:table-row>
        <table:table-row table:style-name="ro1">
          <table:table-cell office:value-type="string">
            <text:p>27WOZFYQS1CS8VCK414SCIC1G88MJ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4PFCD45XCET2MGS0U9NBTGPAFHXZE</text:p>
          </table:table-cell>
          <table:table-cell office:value-type="string">
            <text:p>AAE9H4ZIKQS37</text:p>
          </table:table-cell>
          <table:table-cell office:value-type="string">
            <text:p>Submitted</text:p>
          </table:table-cell>
          <table:table-cell office:value-type="string">
            <text:p>Thu Sep 13 06:46:54 GMT 2012</text:p>
          </table:table-cell>
          <table:table-cell office:value-type="string">
            <text:p>Thu Sep 13 06:47:03 GMT 2012</text:p>
          </table:table-cell>
          <table:table-cell office:value-type="string">
            <text:p>Wed Sep 19 23:47:03 PDT 2012</text:p>
          </table:table-cell>
          <table:table-cell table:number-columns-repeated="3"/>
          <table:table-cell office:value-type="string">
            <text:p>9</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oodrow_Wilson_3:2.txt</text:p>
          </table:table-cell>
          <table:table-cell office:value-type="string">
            <text:p>There was a time in the early days of our own great nation and of the republics fighting their way to independence in Central and South America when the government of the United States looked upon itself as in some sort the guardian of the republics to the South of her as against any encroachments or efforts at political control from the other side of the water; felt it its duty to play the part even without invitation from them; and I think that we can claim that the task was undertaken with a true and disinterested enthusiasm for the freedom of the Americas and the unmolested Selfgovernment of her independent peoples. But it was always difficult to maintain such a role without offense to the pride of the peoples whose freedom of action we sought to protect, and without provoking serious misconceptions of our motives, and every thoughtful man of affairs must welcome the altered circumstances of the new day in whose light we now stand, when there is no claim of guardianship or thought of wards but, instead, a full and honorable association as of partners between ourselves and our neighbors, in the interest of all America, north and south. Our concern for the independence and prosperity of the states of Central and South America is not altered. We retain unabated the spirit that has inspired us throughout the whole life of our government and which was so frankly put into words by President Monroe. We still mean always to make a common cause of national independence and of political liberty in America. But that purpose is now better understood so far as it concerns ourselves. It is known not to be a selfish purpose. It is known to have in it no thought of taking advantage of any government in this hemisphere or playing its political fortunes for our own benefit. All the governments of America stand, so far as we are concerned, upon a footing of genuine equality and unquestioned independence.&lt;br/&gt;&lt;br/&gt;We have been put to the test in the case of Mexico, and we have stood the test. Whether we have benefited Mexico by the course we have pursued remains to be seen. Her fortunes are in her own hands. But we have at least proved that we will not take advantage of her in her distress and undertake to impose upon her an order and government of our own choosing. Liberty is often a fierce and intractable thing, to which no bounds can be set, and to which no bounds of a few men&amp;apos;s choosing ought ever to be set. Every American who has drunk at the true fountains of principle and tradition must subscribe without reservation to the high doctrine of the Virginia Bill of Rights, which in the great days in which our government was set up was everywhere amongst us accepted as the creed of free men. That doctrine is, &amp;quot;That government is, or ought to be, instituted for the common benefit, protection, and security of the people, nation, or community&amp;quot;; that &amp;quot;of all the various modes and forms of government, that is the best which is capable of producing the greatest degree of happiness and safety, and is most effectually secured against the danger of maladministration; and that, when any government shall be found inadequate or contrary to these purposes, a majority of the community hath an indubitable, inalienable, and indefeasible right to reform, alter, or abolish it, in such manner as shall be judged most conducive to the public weal.&amp;quot; We have unhesitatingly applied that heroic principle to the case of Mexico, and now hopefully await the rebirth of the troubled Republic, which had so much of which to purge itself and so little sympathy from any outside quarter in the radical but necessary process. We will aid and befriend Mexico, but we will not coerce her; and our course with regard to her ought to be sufficient proof to all America that we seek no political suzerainty or selfish control.&lt;br/&gt;&lt;br/&gt;</text:p>
          </table:table-cell>
          <table:table-cell office:value-type="string">
            <text:p>Opportunism</text:p>
          </table:table-cell>
          <table:table-cell office:value-type="string">
            <text:p>http://en.wikipedia.org/wiki/Opportunism</text:p>
          </table:table-cell>
          <table:table-cell office:value-type="string">
            <text:p>Ali Khamenei</text:p>
          </table:table-cell>
          <table:table-cell office:value-type="string">
            <text:p>http://en.wikipedia.org/wiki/Ali_Khamenei</text:p>
          </table:table-cell>
          <table:table-cell/>
          <table:table-cell office:value-type="string">
            <text:p>1</text:p>
          </table:table-cell>
          <table:table-cell table:number-columns-repeated="3"/>
          <table:table-cell table:formula="of:=CONCATENATE([.AB240];&quot;,&quot;;[.AC240];&quot;,&quot;; TEXT([.AK240];&quot;#&quot;))" office:value-type="string" office:string-value="EDA,LAU_ET_AL,1">
            <text:p>EDA,LAU_ET_AL,1</text:p>
          </table:table-cell>
        </table:table-row>
        <table:table-row table:style-name="ro1">
          <table:table-cell office:value-type="string">
            <text:p>27WOZFYQS1CS8VCK414SCIC1G88MJ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QQQ4J3NAB6BUV3KV8PI11TJLSMRE5</text:p>
          </table:table-cell>
          <table:table-cell office:value-type="string">
            <text:p>AS809NPDW8VZ0</text:p>
          </table:table-cell>
          <table:table-cell office:value-type="string">
            <text:p>Submitted</text:p>
          </table:table-cell>
          <table:table-cell office:value-type="string">
            <text:p>Thu Sep 13 06:42:06 GMT 2012</text:p>
          </table:table-cell>
          <table:table-cell office:value-type="string">
            <text:p>Thu Sep 13 06:42:55 GMT 2012</text:p>
          </table:table-cell>
          <table:table-cell office:value-type="string">
            <text:p>Wed Sep 19 23:42:55 PDT 2012</text:p>
          </table:table-cell>
          <table:table-cell table:number-columns-repeated="3"/>
          <table:table-cell office:value-type="string">
            <text:p>49</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oodrow_Wilson_3:2.txt</text:p>
          </table:table-cell>
          <table:table-cell office:value-type="string">
            <text:p>There was a time in the early days of our own great nation and of the republics fighting their way to independence in Central and South America when the government of the United States looked upon itself as in some sort the guardian of the republics to the South of her as against any encroachments or efforts at political control from the other side of the water; felt it its duty to play the part even without invitation from them; and I think that we can claim that the task was undertaken with a true and disinterested enthusiasm for the freedom of the Americas and the unmolested Selfgovernment of her independent peoples. But it was always difficult to maintain such a role without offense to the pride of the peoples whose freedom of action we sought to protect, and without provoking serious misconceptions of our motives, and every thoughtful man of affairs must welcome the altered circumstances of the new day in whose light we now stand, when there is no claim of guardianship or thought of wards but, instead, a full and honorable association as of partners between ourselves and our neighbors, in the interest of all America, north and south. Our concern for the independence and prosperity of the states of Central and South America is not altered. We retain unabated the spirit that has inspired us throughout the whole life of our government and which was so frankly put into words by President Monroe. We still mean always to make a common cause of national independence and of political liberty in America. But that purpose is now better understood so far as it concerns ourselves. It is known not to be a selfish purpose. It is known to have in it no thought of taking advantage of any government in this hemisphere or playing its political fortunes for our own benefit. All the governments of America stand, so far as we are concerned, upon a footing of genuine equality and unquestioned independence.&lt;br/&gt;&lt;br/&gt;We have been put to the test in the case of Mexico, and we have stood the test. Whether we have benefited Mexico by the course we have pursued remains to be seen. Her fortunes are in her own hands. But we have at least proved that we will not take advantage of her in her distress and undertake to impose upon her an order and government of our own choosing. Liberty is often a fierce and intractable thing, to which no bounds can be set, and to which no bounds of a few men&amp;apos;s choosing ought ever to be set. Every American who has drunk at the true fountains of principle and tradition must subscribe without reservation to the high doctrine of the Virginia Bill of Rights, which in the great days in which our government was set up was everywhere amongst us accepted as the creed of free men. That doctrine is, &amp;quot;That government is, or ought to be, instituted for the common benefit, protection, and security of the people, nation, or community&amp;quot;; that &amp;quot;of all the various modes and forms of government, that is the best which is capable of producing the greatest degree of happiness and safety, and is most effectually secured against the danger of maladministration; and that, when any government shall be found inadequate or contrary to these purposes, a majority of the community hath an indubitable, inalienable, and indefeasible right to reform, alter, or abolish it, in such manner as shall be judged most conducive to the public weal.&amp;quot; We have unhesitatingly applied that heroic principle to the case of Mexico, and now hopefully await the rebirth of the troubled Republic, which had so much of which to purge itself and so little sympathy from any outside quarter in the radical but necessary process. We will aid and befriend Mexico, but we will not coerce her; and our course with regard to her ought to be sufficient proof to all America that we seek no political suzerainty or selfish control.&lt;br/&gt;&lt;br/&gt;</text:p>
          </table:table-cell>
          <table:table-cell office:value-type="string">
            <text:p>Opportunism</text:p>
          </table:table-cell>
          <table:table-cell office:value-type="string">
            <text:p>http://en.wikipedia.org/wiki/Opportunism</text:p>
          </table:table-cell>
          <table:table-cell office:value-type="string">
            <text:p>Ali Khamenei</text:p>
          </table:table-cell>
          <table:table-cell office:value-type="string">
            <text:p>http://en.wikipedia.org/wiki/Ali_Khamenei</text:p>
          </table:table-cell>
          <table:table-cell/>
          <table:table-cell office:value-type="string">
            <text:p>1</text:p>
          </table:table-cell>
          <table:table-cell table:number-columns-repeated="3"/>
          <table:table-cell table:formula="of:=CONCATENATE([.AB241];&quot;,&quot;;[.AC241];&quot;,&quot;; TEXT([.AK241];&quot;#&quot;))" office:value-type="string" office:string-value="EDA,LAU_ET_AL,1">
            <text:p>EDA,LAU_ET_AL,1</text:p>
          </table:table-cell>
        </table:table-row>
        <table:table-row table:style-name="ro1">
          <table:table-cell office:value-type="string">
            <text:p>2YATLB3L0FBJORCGQOARMVE5TZMWK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IHJWKUDD8XMQCE8G9RBEUTOC85BMW</text:p>
          </table:table-cell>
          <table:table-cell office:value-type="string">
            <text:p>A9FJ8K9C5K4UD</text:p>
          </table:table-cell>
          <table:table-cell office:value-type="string">
            <text:p>Submitted</text:p>
          </table:table-cell>
          <table:table-cell office:value-type="string">
            <text:p>Thu Sep 13 05:29:45 GMT 2012</text:p>
          </table:table-cell>
          <table:table-cell office:value-type="string">
            <text:p>Thu Sep 13 05:30:10 GMT 2012</text:p>
          </table:table-cell>
          <table:table-cell office:value-type="string">
            <text:p>Wed Sep 19 22:30:10 PDT 2012</text:p>
          </table:table-cell>
          <table:table-cell table:number-columns-repeated="3"/>
          <table:table-cell office:value-type="string">
            <text:p>25</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Andrew_Jackson_2:6.txt</text:p>
          </table:table-cell>
          <table:table-cell office:value-type="string">
            <text:p>The first point, after having been for a long time strenuously insisted upon by Great Britain, was given up by the act of Parliament of [1825- 07], all vessels suffered to trade with the colonies being permitted to clear from thence with any articles which British vessels might export and proceed to any part of the world, Great Britain and her dependencies alone excepted. On our part each of the above points had in succession been explicitly abandoned in negotiations preceding that of which the result is now announced.&lt;br/&gt;&lt;br/&gt;This arrangement secures to the United States every advantage asked by them, and which the state of the negotiation allowed us to insist upon. The trade will be placed upon a footing decidedly more favorable to this country than any on which it ever stood, and our commerce and navigation will enjoy in the colonial ports of Great Britain every privilege allowed to other nations.&lt;br/&gt;&lt;br/&gt;</text:p>
          </table:table-cell>
          <table:table-cell office:value-type="string">
            <text:p>Kamal Sharifi</text:p>
          </table:table-cell>
          <table:table-cell office:value-type="string">
            <text:p>http://en.wikipedia.org/wiki/Kamal_Sharifi</text:p>
          </table:table-cell>
          <table:table-cell office:value-type="string">
            <text:p>Humanitarianism</text:p>
          </table:table-cell>
          <table:table-cell office:value-type="string">
            <text:p>http://en.wikipedia.org/wiki/Humanitarianism</text:p>
          </table:table-cell>
          <table:table-cell/>
          <table:table-cell office:value-type="string">
            <text:p>2</text:p>
          </table:table-cell>
          <table:table-cell table:number-columns-repeated="3"/>
          <table:table-cell table:formula="of:=CONCATENATE([.AB242];&quot;,&quot;;[.AC242];&quot;,&quot;; TEXT([.AK242];&quot;#&quot;))" office:value-type="string" office:string-value="RANDOM,LAU_ET_AL,2">
            <text:p>RANDOM,LAU_ET_AL,2</text:p>
          </table:table-cell>
        </table:table-row>
        <table:table-row table:style-name="ro1">
          <table:table-cell office:value-type="string">
            <text:p>2YATLB3L0FBJORCGQOARMVE5TZMWK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LFVP3TVOK5UUST65HHEWZFYW74520</text:p>
          </table:table-cell>
          <table:table-cell office:value-type="string">
            <text:p>A746183X8258H</text:p>
          </table:table-cell>
          <table:table-cell office:value-type="string">
            <text:p>Submitted</text:p>
          </table:table-cell>
          <table:table-cell office:value-type="string">
            <text:p>Thu Sep 13 05:45:26 GMT 2012</text:p>
          </table:table-cell>
          <table:table-cell office:value-type="string">
            <text:p>Thu Sep 13 05:47:22 GMT 2012</text:p>
          </table:table-cell>
          <table:table-cell office:value-type="string">
            <text:p>Wed Sep 19 22:47:22 PDT 2012</text:p>
          </table:table-cell>
          <table:table-cell table:number-columns-repeated="3"/>
          <table:table-cell office:value-type="string">
            <text:p>116</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Andrew_Jackson_2:6.txt</text:p>
          </table:table-cell>
          <table:table-cell office:value-type="string">
            <text:p>The first point, after having been for a long time strenuously insisted upon by Great Britain, was given up by the act of Parliament of [1825- 07], all vessels suffered to trade with the colonies being permitted to clear from thence with any articles which British vessels might export and proceed to any part of the world, Great Britain and her dependencies alone excepted. On our part each of the above points had in succession been explicitly abandoned in negotiations preceding that of which the result is now announced.&lt;br/&gt;&lt;br/&gt;This arrangement secures to the United States every advantage asked by them, and which the state of the negotiation allowed us to insist upon. The trade will be placed upon a footing decidedly more favorable to this country than any on which it ever stood, and our commerce and navigation will enjoy in the colonial ports of Great Britain every privilege allowed to other nations.&lt;br/&gt;&lt;br/&gt;</text:p>
          </table:table-cell>
          <table:table-cell office:value-type="string">
            <text:p>Kamal Sharifi</text:p>
          </table:table-cell>
          <table:table-cell office:value-type="string">
            <text:p>http://en.wikipedia.org/wiki/Kamal_Sharifi</text:p>
          </table:table-cell>
          <table:table-cell office:value-type="string">
            <text:p>Humanitarianism</text:p>
          </table:table-cell>
          <table:table-cell office:value-type="string">
            <text:p>http://en.wikipedia.org/wiki/Humanitarianism</text:p>
          </table:table-cell>
          <table:table-cell/>
          <table:table-cell office:value-type="string">
            <text:p>2</text:p>
          </table:table-cell>
          <table:table-cell table:number-columns-repeated="3"/>
          <table:table-cell table:formula="of:=CONCATENATE([.AB243];&quot;,&quot;;[.AC243];&quot;,&quot;; TEXT([.AK243];&quot;#&quot;))" office:value-type="string" office:string-value="RANDOM,LAU_ET_AL,2">
            <text:p>RANDOM,LAU_ET_AL,2</text:p>
          </table:table-cell>
        </table:table-row>
        <table:table-row table:style-name="ro1">
          <table:table-cell office:value-type="string">
            <text:p>2YATLB3L0FBJORCGQOARMVE5TZMWK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XDVWJ5OPB0YAPND5WNBFEP90I34WB</text:p>
          </table:table-cell>
          <table:table-cell office:value-type="string">
            <text:p>A997OZ3H2B3Q2</text:p>
          </table:table-cell>
          <table:table-cell office:value-type="string">
            <text:p>Submitted</text:p>
          </table:table-cell>
          <table:table-cell office:value-type="string">
            <text:p>Thu Sep 13 05:33:24 GMT 2012</text:p>
          </table:table-cell>
          <table:table-cell office:value-type="string">
            <text:p>Thu Sep 13 05:33:49 GMT 2012</text:p>
          </table:table-cell>
          <table:table-cell office:value-type="string">
            <text:p>Wed Sep 19 22:33:49 PDT 2012</text:p>
          </table:table-cell>
          <table:table-cell table:number-columns-repeated="3"/>
          <table:table-cell office:value-type="string">
            <text:p>25</text:p>
          </table:table-cell>
          <table:table-cell table:number-columns-repeated="2" office:value-type="string">
            <text:p>100% (93/93)</text:p>
          </table:table-cell>
          <table:table-cell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Andrew_Jackson_2:6.txt</text:p>
          </table:table-cell>
          <table:table-cell office:value-type="string">
            <text:p>The first point, after having been for a long time strenuously insisted upon by Great Britain, was given up by the act of Parliament of [1825- 07], all vessels suffered to trade with the colonies being permitted to clear from thence with any articles which British vessels might export and proceed to any part of the world, Great Britain and her dependencies alone excepted. On our part each of the above points had in succession been explicitly abandoned in negotiations preceding that of which the result is now announced.&lt;br/&gt;&lt;br/&gt;This arrangement secures to the United States every advantage asked by them, and which the state of the negotiation allowed us to insist upon. The trade will be placed upon a footing decidedly more favorable to this country than any on which it ever stood, and our commerce and navigation will enjoy in the colonial ports of Great Britain every privilege allowed to other nations.&lt;br/&gt;&lt;br/&gt;</text:p>
          </table:table-cell>
          <table:table-cell office:value-type="string">
            <text:p>Kamal Sharifi</text:p>
          </table:table-cell>
          <table:table-cell office:value-type="string">
            <text:p>http://en.wikipedia.org/wiki/Kamal_Sharifi</text:p>
          </table:table-cell>
          <table:table-cell office:value-type="string">
            <text:p>Humanitarianism</text:p>
          </table:table-cell>
          <table:table-cell office:value-type="string">
            <text:p>http://en.wikipedia.org/wiki/Humanitarianism</text:p>
          </table:table-cell>
          <table:table-cell/>
          <table:table-cell office:value-type="string">
            <text:p>2</text:p>
          </table:table-cell>
          <table:table-cell table:number-columns-repeated="3"/>
          <table:table-cell table:formula="of:=CONCATENATE([.AB244];&quot;,&quot;;[.AC244];&quot;,&quot;; TEXT([.AK244];&quot;#&quot;))" office:value-type="string" office:string-value="RANDOM,LAU_ET_AL,2">
            <text:p>RANDOM,LAU_ET_AL,2</text:p>
          </table:table-cell>
        </table:table-row>
        <table:table-row table:style-name="ro1">
          <table:table-cell office:value-type="string">
            <text:p>20DCNHMVHVKCY9P6RCY4R79KS6242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44F806UFBNF744ZSPU9DSW6TV41FY</text:p>
          </table:table-cell>
          <table:table-cell office:value-type="string">
            <text:p>A1K31OBX0MZU1N</text:p>
          </table:table-cell>
          <table:table-cell office:value-type="string">
            <text:p>Submitted</text:p>
          </table:table-cell>
          <table:table-cell office:value-type="string">
            <text:p>Thu Sep 13 05:54:21 GMT 2012</text:p>
          </table:table-cell>
          <table:table-cell office:value-type="string">
            <text:p>Thu Sep 13 05:55:33 GMT 2012</text:p>
          </table:table-cell>
          <table:table-cell office:value-type="string">
            <text:p>Wed Sep 19 22:55:33 PDT 2012</text:p>
          </table:table-cell>
          <table:table-cell table:number-columns-repeated="3"/>
          <table:table-cell office:value-type="string">
            <text:p>72</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Bill_Clinton_4:1.txt</text:p>
          </table:table-cell>
          <table:table-cell office:value-type="string">
            <text:p>The state of the Union is strong. Our economy is the healthiest it has been in three decades. We have the lowest combined rates of unemployment and inflation in 27 years. We have completed—created nearly 8 million new jobs, over a million of them in basic industries like construction and automobiles. America is selling more cars than Japan for the first time since the 1970&amp;apos;s. And for 3 years in a row, we have had a record number of new businesses started in our country.&lt;br/&gt;&lt;br/&gt;Our leadership in the world is also strong, bringing hope for new peace. And perhaps most important, we are gaining ground in restoring our fundamental values. The crime rate, the welfare and food stamp rolls, the poverty rate, and the teen pregnancy rate are all down. And as they go down, prospects for America&amp;apos;s future go up.&lt;br/&gt;&lt;br/&gt;</text:p>
          </table:table-cell>
          <table:table-cell office:value-type="string">
            <text:p>The Chronicon of Ademar of Chabannes</text:p>
          </table:table-cell>
          <table:table-cell office:value-type="string">
            <text:p>http://en.wikipedia.org/wiki/The_Chronicon_of_Ademar_of_Chabannes</text:p>
          </table:table-cell>
          <table:table-cell office:value-type="string">
            <text:p>Working poor</text:p>
          </table:table-cell>
          <table:table-cell office:value-type="string">
            <text:p>http://en.wikipedia.org/wiki/Working_poor</text:p>
          </table:table-cell>
          <table:table-cell/>
          <table:table-cell office:value-type="string">
            <text:p>2</text:p>
          </table:table-cell>
          <table:table-cell table:number-columns-repeated="3"/>
          <table:table-cell table:formula="of:=CONCATENATE([.AB245];&quot;,&quot;;[.AC245];&quot;,&quot;; TEXT([.AK245];&quot;#&quot;))" office:value-type="string" office:string-value="LAU_ET_AL,EDA,2">
            <text:p>LAU_ET_AL,EDA,2</text:p>
          </table:table-cell>
        </table:table-row>
        <table:table-row table:style-name="ro1">
          <table:table-cell office:value-type="string">
            <text:p>20DCNHMVHVKCY9P6RCY4R79KS6242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80TNKIMZSM5ZO5X9YD0XGVF9XSCZQ</text:p>
          </table:table-cell>
          <table:table-cell office:value-type="string">
            <text:p>A3E24869P0UAX8</text:p>
          </table:table-cell>
          <table:table-cell office:value-type="string">
            <text:p>Submitted</text:p>
          </table:table-cell>
          <table:table-cell office:value-type="string">
            <text:p>Thu Sep 13 06:33:38 GMT 2012</text:p>
          </table:table-cell>
          <table:table-cell office:value-type="string">
            <text:p>Thu Sep 13 06:33:45 GMT 2012</text:p>
          </table:table-cell>
          <table:table-cell office:value-type="string">
            <text:p>Wed Sep 19 23:33:45 PDT 2012</text:p>
          </table:table-cell>
          <table:table-cell table:number-columns-repeated="3"/>
          <table:table-cell office:value-type="string">
            <text:p>7</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Bill_Clinton_4:1.txt</text:p>
          </table:table-cell>
          <table:table-cell office:value-type="string">
            <text:p>The state of the Union is strong. Our economy is the healthiest it has been in three decades. We have the lowest combined rates of unemployment and inflation in 27 years. We have completed—created nearly 8 million new jobs, over a million of them in basic industries like construction and automobiles. America is selling more cars than Japan for the first time since the 1970&amp;apos;s. And for 3 years in a row, we have had a record number of new businesses started in our country.&lt;br/&gt;&lt;br/&gt;Our leadership in the world is also strong, bringing hope for new peace. And perhaps most important, we are gaining ground in restoring our fundamental values. The crime rate, the welfare and food stamp rolls, the poverty rate, and the teen pregnancy rate are all down. And as they go down, prospects for America&amp;apos;s future go up.&lt;br/&gt;&lt;br/&gt;</text:p>
          </table:table-cell>
          <table:table-cell office:value-type="string">
            <text:p>The Chronicon of Ademar of Chabannes</text:p>
          </table:table-cell>
          <table:table-cell office:value-type="string">
            <text:p>http://en.wikipedia.org/wiki/The_Chronicon_of_Ademar_of_Chabannes</text:p>
          </table:table-cell>
          <table:table-cell office:value-type="string">
            <text:p>Working poor</text:p>
          </table:table-cell>
          <table:table-cell office:value-type="string">
            <text:p>http://en.wikipedia.org/wiki/Working_poor</text:p>
          </table:table-cell>
          <table:table-cell/>
          <table:table-cell office:value-type="string">
            <text:p>2</text:p>
          </table:table-cell>
          <table:table-cell table:number-columns-repeated="3"/>
          <table:table-cell table:formula="of:=CONCATENATE([.AB246];&quot;,&quot;;[.AC246];&quot;,&quot;; TEXT([.AK246];&quot;#&quot;))" office:value-type="string" office:string-value="LAU_ET_AL,EDA,2">
            <text:p>LAU_ET_AL,EDA,2</text:p>
          </table:table-cell>
        </table:table-row>
        <table:table-row table:style-name="ro1">
          <table:table-cell office:value-type="string">
            <text:p>20DCNHMVHVKCY9P6RCY4R79KS6242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QY7D1X3V0FKFLCP9T51U7PKQOPDK3</text:p>
          </table:table-cell>
          <table:table-cell office:value-type="string">
            <text:p>A997OZ3H2B3Q2</text:p>
          </table:table-cell>
          <table:table-cell office:value-type="string">
            <text:p>Submitted</text:p>
          </table:table-cell>
          <table:table-cell office:value-type="string">
            <text:p>Thu Sep 13 05:57:41 GMT 2012</text:p>
          </table:table-cell>
          <table:table-cell office:value-type="string">
            <text:p>Thu Sep 13 05:58:06 GMT 2012</text:p>
          </table:table-cell>
          <table:table-cell office:value-type="string">
            <text:p>Wed Sep 19 22:58:06 PDT 2012</text:p>
          </table:table-cell>
          <table:table-cell table:number-columns-repeated="3"/>
          <table:table-cell office:value-type="string">
            <text:p>25</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Bill_Clinton_4:1.txt</text:p>
          </table:table-cell>
          <table:table-cell office:value-type="string">
            <text:p>The state of the Union is strong. Our economy is the healthiest it has been in three decades. We have the lowest combined rates of unemployment and inflation in 27 years. We have completed—created nearly 8 million new jobs, over a million of them in basic industries like construction and automobiles. America is selling more cars than Japan for the first time since the 1970&amp;apos;s. And for 3 years in a row, we have had a record number of new businesses started in our country.&lt;br/&gt;&lt;br/&gt;Our leadership in the world is also strong, bringing hope for new peace. And perhaps most important, we are gaining ground in restoring our fundamental values. The crime rate, the welfare and food stamp rolls, the poverty rate, and the teen pregnancy rate are all down. And as they go down, prospects for America&amp;apos;s future go up.&lt;br/&gt;&lt;br/&gt;</text:p>
          </table:table-cell>
          <table:table-cell office:value-type="string">
            <text:p>The Chronicon of Ademar of Chabannes</text:p>
          </table:table-cell>
          <table:table-cell office:value-type="string">
            <text:p>http://en.wikipedia.org/wiki/The_Chronicon_of_Ademar_of_Chabannes</text:p>
          </table:table-cell>
          <table:table-cell office:value-type="string">
            <text:p>Working poor</text:p>
          </table:table-cell>
          <table:table-cell office:value-type="string">
            <text:p>http://en.wikipedia.org/wiki/Working_poor</text:p>
          </table:table-cell>
          <table:table-cell/>
          <table:table-cell office:value-type="string">
            <text:p>2</text:p>
          </table:table-cell>
          <table:table-cell table:number-columns-repeated="3"/>
          <table:table-cell table:formula="of:=CONCATENATE([.AB247];&quot;,&quot;;[.AC247];&quot;,&quot;; TEXT([.AK247];&quot;#&quot;))" office:value-type="string" office:string-value="LAU_ET_AL,EDA,2">
            <text:p>LAU_ET_AL,EDA,2</text:p>
          </table:table-cell>
        </table:table-row>
        <table:table-row table:style-name="ro1">
          <table:table-cell office:value-type="string">
            <text:p>23T3Q39Z0B6U8XUYBOMS1VRKIZRWL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5H9746OQ1SN5ZVVDHR59QKCT693N4</text:p>
          </table:table-cell>
          <table:table-cell office:value-type="string">
            <text:p>AS809NPDW8VZ0</text:p>
          </table:table-cell>
          <table:table-cell office:value-type="string">
            <text:p>Submitted</text:p>
          </table:table-cell>
          <table:table-cell office:value-type="string">
            <text:p>Thu Sep 13 06:48:12 GMT 2012</text:p>
          </table:table-cell>
          <table:table-cell office:value-type="string">
            <text:p>Thu Sep 13 06:49:23 GMT 2012</text:p>
          </table:table-cell>
          <table:table-cell office:value-type="string">
            <text:p>Wed Sep 19 23:49:23 PDT 2012</text:p>
          </table:table-cell>
          <table:table-cell table:number-columns-repeated="3"/>
          <table:table-cell office:value-type="string">
            <text:p>71</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Calvin_Coolidge_3:5.txt</text:p>
          </table:table-cell>
          <table:table-cell office:value-type="string">
            <text:p>Deflation of government after a war period is slower than deflation of business, where curtailment is either prompt and effective or disaster follows. There is room for further economy in the cost of the Federal Government, but a co n of current expenditures with pre-war expenditures is not able to the efficiency with which Government business is now being done. The expenditures of 19161 the last pre-war year, were $742,000,000, and in 1925 over $3,500,000,000, or nearly five times as great. If we subtract expenditures for debt retirements and interest, veterans&amp;apos; relief, increase of pensions, and other special outlays, consisting of refunds, trust investments, and like charges, we find that the general expenditures of the Government in 1925 were slightly more than twice as large as in 1916.&lt;br/&gt;&lt;br/&gt;As prices in 1925 were approximately 40 per cent higher than in 1916, the cost of the same Government must also have increased. But the Government is not &amp;apos;the same. It is more expensive to collect the much greater revenue necessary and to administer our great debt. We have given enlarged and improved services to agriculture and commerce. Above all, America has grown in population and wealth. Government expenditures must always share in this growth. Taking into account the factors I have mentioned, I believe that present Federal expenses are not far out of line with pre-war expenses. We have nearly accomplished the deflation.&lt;br/&gt;&lt;br/&gt;</text:p>
          </table:table-cell>
          <table:table-cell office:value-type="string">
            <text:p>Health care in the United States</text:p>
          </table:table-cell>
          <table:table-cell office:value-type="string">
            <text:p>http://en.wikipedia.org/wiki/Health_care_in_the_United_States</text:p>
          </table:table-cell>
          <table:table-cell office:value-type="string">
            <text:p>Tegucigalpa</text:p>
          </table:table-cell>
          <table:table-cell office:value-type="string">
            <text:p>http://en.wikipedia.org/wiki/Tegucigalpa</text:p>
          </table:table-cell>
          <table:table-cell/>
          <table:table-cell office:value-type="string">
            <text:p>1</text:p>
          </table:table-cell>
          <table:table-cell table:number-columns-repeated="3"/>
          <table:table-cell table:formula="of:=CONCATENATE([.AB248];&quot;,&quot;;[.AC248];&quot;,&quot;; TEXT([.AK248];&quot;#&quot;))" office:value-type="string" office:string-value="EDA,LAU_ET_AL,1">
            <text:p>EDA,LAU_ET_AL,1</text:p>
          </table:table-cell>
        </table:table-row>
        <table:table-row table:style-name="ro1">
          <table:table-cell office:value-type="string">
            <text:p>23T3Q39Z0B6U8XUYBOMS1VRKIZRWL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ESSPW1INMHGDZSOAX1BEBFMLUVH4T</text:p>
          </table:table-cell>
          <table:table-cell office:value-type="string">
            <text:p>A1UNZTSLGW77HK</text:p>
          </table:table-cell>
          <table:table-cell office:value-type="string">
            <text:p>Submitted</text:p>
          </table:table-cell>
          <table:table-cell office:value-type="string">
            <text:p>Thu Sep 13 06:40:35 GMT 2012</text:p>
          </table:table-cell>
          <table:table-cell office:value-type="string">
            <text:p>Thu Sep 13 06:41:33 GMT 2012</text:p>
          </table:table-cell>
          <table:table-cell office:value-type="string">
            <text:p>Wed Sep 19 23:41:33 PDT 2012</text:p>
          </table:table-cell>
          <table:table-cell table:number-columns-repeated="3"/>
          <table:table-cell office:value-type="string">
            <text:p>58</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Calvin_Coolidge_3:5.txt</text:p>
          </table:table-cell>
          <table:table-cell office:value-type="string">
            <text:p>Deflation of government after a war period is slower than deflation of business, where curtailment is either prompt and effective or disaster follows. There is room for further economy in the cost of the Federal Government, but a co n of current expenditures with pre-war expenditures is not able to the efficiency with which Government business is now being done. The expenditures of 19161 the last pre-war year, were $742,000,000, and in 1925 over $3,500,000,000, or nearly five times as great. If we subtract expenditures for debt retirements and interest, veterans&amp;apos; relief, increase of pensions, and other special outlays, consisting of refunds, trust investments, and like charges, we find that the general expenditures of the Government in 1925 were slightly more than twice as large as in 1916.&lt;br/&gt;&lt;br/&gt;As prices in 1925 were approximately 40 per cent higher than in 1916, the cost of the same Government must also have increased. But the Government is not &amp;apos;the same. It is more expensive to collect the much greater revenue necessary and to administer our great debt. We have given enlarged and improved services to agriculture and commerce. Above all, America has grown in population and wealth. Government expenditures must always share in this growth. Taking into account the factors I have mentioned, I believe that present Federal expenses are not far out of line with pre-war expenses. We have nearly accomplished the deflation.&lt;br/&gt;&lt;br/&gt;</text:p>
          </table:table-cell>
          <table:table-cell office:value-type="string">
            <text:p>Health care in the United States</text:p>
          </table:table-cell>
          <table:table-cell office:value-type="string">
            <text:p>http://en.wikipedia.org/wiki/Health_care_in_the_United_States</text:p>
          </table:table-cell>
          <table:table-cell office:value-type="string">
            <text:p>Tegucigalpa</text:p>
          </table:table-cell>
          <table:table-cell office:value-type="string">
            <text:p>http://en.wikipedia.org/wiki/Tegucigalpa</text:p>
          </table:table-cell>
          <table:table-cell/>
          <table:table-cell office:value-type="string">
            <text:p>2</text:p>
          </table:table-cell>
          <table:table-cell table:number-columns-repeated="3"/>
          <table:table-cell table:formula="of:=CONCATENATE([.AB249];&quot;,&quot;;[.AC249];&quot;,&quot;; TEXT([.AK249];&quot;#&quot;))" office:value-type="string" office:string-value="EDA,LAU_ET_AL,2">
            <text:p>EDA,LAU_ET_AL,2</text:p>
          </table:table-cell>
        </table:table-row>
        <table:table-row table:style-name="ro1">
          <table:table-cell office:value-type="string">
            <text:p>23T3Q39Z0B6U8XUYBOMS1VRKIZRWL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0 GMT 2012</text:p>
          </table:table-cell>
          <table:table-cell table:number-columns-repeated="2"/>
          <table:table-cell office:value-type="string">
            <text:p>2EYUXFCD45XCT2BIZXKKQN3TM46XV9</text:p>
          </table:table-cell>
          <table:table-cell office:value-type="string">
            <text:p>A997OZ3H2B3Q2</text:p>
          </table:table-cell>
          <table:table-cell office:value-type="string">
            <text:p>Submitted</text:p>
          </table:table-cell>
          <table:table-cell office:value-type="string">
            <text:p>Thu Sep 13 05:45:52 GMT 2012</text:p>
          </table:table-cell>
          <table:table-cell office:value-type="string">
            <text:p>Thu Sep 13 05:46:10 GMT 2012</text:p>
          </table:table-cell>
          <table:table-cell office:value-type="string">
            <text:p>Wed Sep 19 22:46:10 PDT 2012</text:p>
          </table:table-cell>
          <table:table-cell table:number-columns-repeated="3"/>
          <table:table-cell office:value-type="string">
            <text:p>18</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Calvin_Coolidge_3:5.txt</text:p>
          </table:table-cell>
          <table:table-cell office:value-type="string">
            <text:p>Deflation of government after a war period is slower than deflation of business, where curtailment is either prompt and effective or disaster follows. There is room for further economy in the cost of the Federal Government, but a co n of current expenditures with pre-war expenditures is not able to the efficiency with which Government business is now being done. The expenditures of 19161 the last pre-war year, were $742,000,000, and in 1925 over $3,500,000,000, or nearly five times as great. If we subtract expenditures for debt retirements and interest, veterans&amp;apos; relief, increase of pensions, and other special outlays, consisting of refunds, trust investments, and like charges, we find that the general expenditures of the Government in 1925 were slightly more than twice as large as in 1916.&lt;br/&gt;&lt;br/&gt;As prices in 1925 were approximately 40 per cent higher than in 1916, the cost of the same Government must also have increased. But the Government is not &amp;apos;the same. It is more expensive to collect the much greater revenue necessary and to administer our great debt. We have given enlarged and improved services to agriculture and commerce. Above all, America has grown in population and wealth. Government expenditures must always share in this growth. Taking into account the factors I have mentioned, I believe that present Federal expenses are not far out of line with pre-war expenses. We have nearly accomplished the deflation.&lt;br/&gt;&lt;br/&gt;</text:p>
          </table:table-cell>
          <table:table-cell office:value-type="string">
            <text:p>Health care in the United States</text:p>
          </table:table-cell>
          <table:table-cell office:value-type="string">
            <text:p>http://en.wikipedia.org/wiki/Health_care_in_the_United_States</text:p>
          </table:table-cell>
          <table:table-cell office:value-type="string">
            <text:p>Tegucigalpa</text:p>
          </table:table-cell>
          <table:table-cell office:value-type="string">
            <text:p>http://en.wikipedia.org/wiki/Tegucigalpa</text:p>
          </table:table-cell>
          <table:table-cell/>
          <table:table-cell office:value-type="string">
            <text:p>1</text:p>
          </table:table-cell>
          <table:table-cell table:number-columns-repeated="3"/>
          <table:table-cell table:formula="of:=CONCATENATE([.AB250];&quot;,&quot;;[.AC250];&quot;,&quot;; TEXT([.AK250];&quot;#&quot;))" office:value-type="string" office:string-value="EDA,LAU_ET_AL,1">
            <text:p>EDA,LAU_ET_AL,1</text:p>
          </table:table-cell>
        </table:table-row>
        <table:table-row table:style-name="ro1">
          <table:table-cell office:value-type="string">
            <text:p>2K24F0OHOVR1JRLPVCC9AHECYK243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DI39Z0B6UTOL2SJ22KVZKGP27XNYN</text:p>
          </table:table-cell>
          <table:table-cell office:value-type="string">
            <text:p>A2W2ZEI7WUASOW</text:p>
          </table:table-cell>
          <table:table-cell office:value-type="string">
            <text:p>Submitted</text:p>
          </table:table-cell>
          <table:table-cell office:value-type="string">
            <text:p>Thu Sep 13 05:42:16 GMT 2012</text:p>
          </table:table-cell>
          <table:table-cell office:value-type="string">
            <text:p>Thu Sep 13 05:42:36 GMT 2012</text:p>
          </table:table-cell>
          <table:table-cell office:value-type="string">
            <text:p>Wed Sep 19 22:42:36 PDT 2012</text:p>
          </table:table-cell>
          <table:table-cell table:number-columns-repeated="3"/>
          <table:table-cell office:value-type="string">
            <text:p>20</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James_Buchanan_3:29.txt</text:p>
          </table:table-cell>
          <table:table-cell office:value-type="string">
            <text:p>The public expenditures during the fiscal year ending June 30, 1859, amounted to $83,751,511.57. Of this sum $17,405,285.44 were applied to the payment of interest on the public debt and the redemption of the issues of Treasury notes. The expenditures for all other branches of the public service during that fiscal year were therefore $66,346,226.13. The balance remaining in the Treasury on the 1st July, 1859, being the commencement of the present fiscal year, was $4,339,275.54. The receipts into the Treasury during the first quarter of the present fiscal year, commencing July 1, 1859, were $20,618,865.85. Of this amount $3,821,300 was received on account of the loan and the issue of Treasury notes, the amount of $16,797,565.85 having been received during the quarter from the ordinary sources of public revenue. The estimated receipts for the remaining three quarters of the present fiscal year, to June 30, 1860, are $50,426,400. Of this amount it is estimated that $5,756,400 will be received for Treasury notes which may be reissued under the fifth section of the act of 3d March last, and $1,170,000 on account of the loan authorized by the act of June 14, 1858, making $6,926,400 from these extraordinary sources, and $43,500,000 from the ordinary sources of the public revenue, making an aggregate, with the balance in the Treasury on the 1st July, 1859, of $75,384,541.89 for the estimated means of the present fiscal year, ending June 30, 1860.&lt;br/&gt;&lt;br/&gt;The expenditures during the first quarter of the present fiscal year were $20,007,174.76. Four million six hundred and sixty-four thousand three hundred and sixty-six dollars and seventy-six cents of this sum were applied to the payment of interest on the public debt and the redemption of the issues of Treasury notes, and the remainder, being $15,342,808, were applied to ordinary expenditures during the quarter. The estimated expenditures during the remaining three quarters, to June 30, 1860, are $40,995,558.23, of which sum $2,886,621.34 are estimated for the interest on the public debt. The ascertained and estimated expenditures for the fiscal year ending June 30, 1860, on account of the public debt are accordingly $7,550,988.10, and for the ordinary expenditures of the Government $53,451,744.89, making an aggregate of $61,002,732.99, leaving an estimated balance in the Treasury on June 30, 1860, of $14,381,808.40.&lt;br/&gt;&lt;br/&gt;</text:p>
          </table:table-cell>
          <table:table-cell office:value-type="string">
            <text:p>Expenditures</text:p>
          </table:table-cell>
          <table:table-cell office:value-type="string">
            <text:p>http://en.wikipedia.org/wiki/Expenditures</text:p>
          </table:table-cell>
          <table:table-cell office:value-type="string">
            <text:p>Flag of the Socialist Federal Republic of Yugoslavia</text:p>
          </table:table-cell>
          <table:table-cell office:value-type="string">
            <text:p>http://en.wikipedia.org/wiki/Flag_of_the_Socialist_Federal_Republic_of_Yugoslavia</text:p>
          </table:table-cell>
          <table:table-cell/>
          <table:table-cell office:value-type="string">
            <text:p>1</text:p>
          </table:table-cell>
          <table:table-cell table:number-columns-repeated="3"/>
          <table:table-cell table:formula="of:=CONCATENATE([.AB251];&quot;,&quot;;[.AC251];&quot;,&quot;; TEXT([.AK251];&quot;#&quot;))" office:value-type="string" office:string-value="LAU_ET_AL,RANDOM,1">
            <text:p>LAU_ET_AL,RANDOM,1</text:p>
          </table:table-cell>
        </table:table-row>
        <table:table-row table:style-name="ro1">
          <table:table-cell office:value-type="string">
            <text:p>2K24F0OHOVR1JRLPVCC9AHECYK243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E3LYHVI44OSHT9ZFNEE7SBAVKDX3C</text:p>
          </table:table-cell>
          <table:table-cell office:value-type="string">
            <text:p>A746183X8258H</text:p>
          </table:table-cell>
          <table:table-cell office:value-type="string">
            <text:p>Submitted</text:p>
          </table:table-cell>
          <table:table-cell office:value-type="string">
            <text:p>Thu Sep 13 05:43:11 GMT 2012</text:p>
          </table:table-cell>
          <table:table-cell office:value-type="string">
            <text:p>Thu Sep 13 05:44:02 GMT 2012</text:p>
          </table:table-cell>
          <table:table-cell office:value-type="string">
            <text:p>Wed Sep 19 22:44:02 PDT 2012</text:p>
          </table:table-cell>
          <table:table-cell table:number-columns-repeated="3"/>
          <table:table-cell office:value-type="string">
            <text:p>51</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James_Buchanan_3:29.txt</text:p>
          </table:table-cell>
          <table:table-cell office:value-type="string">
            <text:p>The public expenditures during the fiscal year ending June 30, 1859, amounted to $83,751,511.57. Of this sum $17,405,285.44 were applied to the payment of interest on the public debt and the redemption of the issues of Treasury notes. The expenditures for all other branches of the public service during that fiscal year were therefore $66,346,226.13. The balance remaining in the Treasury on the 1st July, 1859, being the commencement of the present fiscal year, was $4,339,275.54. The receipts into the Treasury during the first quarter of the present fiscal year, commencing July 1, 1859, were $20,618,865.85. Of this amount $3,821,300 was received on account of the loan and the issue of Treasury notes, the amount of $16,797,565.85 having been received during the quarter from the ordinary sources of public revenue. The estimated receipts for the remaining three quarters of the present fiscal year, to June 30, 1860, are $50,426,400. Of this amount it is estimated that $5,756,400 will be received for Treasury notes which may be reissued under the fifth section of the act of 3d March last, and $1,170,000 on account of the loan authorized by the act of June 14, 1858, making $6,926,400 from these extraordinary sources, and $43,500,000 from the ordinary sources of the public revenue, making an aggregate, with the balance in the Treasury on the 1st July, 1859, of $75,384,541.89 for the estimated means of the present fiscal year, ending June 30, 1860.&lt;br/&gt;&lt;br/&gt;The expenditures during the first quarter of the present fiscal year were $20,007,174.76. Four million six hundred and sixty-four thousand three hundred and sixty-six dollars and seventy-six cents of this sum were applied to the payment of interest on the public debt and the redemption of the issues of Treasury notes, and the remainder, being $15,342,808, were applied to ordinary expenditures during the quarter. The estimated expenditures during the remaining three quarters, to June 30, 1860, are $40,995,558.23, of which sum $2,886,621.34 are estimated for the interest on the public debt. The ascertained and estimated expenditures for the fiscal year ending June 30, 1860, on account of the public debt are accordingly $7,550,988.10, and for the ordinary expenditures of the Government $53,451,744.89, making an aggregate of $61,002,732.99, leaving an estimated balance in the Treasury on June 30, 1860, of $14,381,808.40.&lt;br/&gt;&lt;br/&gt;</text:p>
          </table:table-cell>
          <table:table-cell office:value-type="string">
            <text:p>Expenditures</text:p>
          </table:table-cell>
          <table:table-cell office:value-type="string">
            <text:p>http://en.wikipedia.org/wiki/Expenditures</text:p>
          </table:table-cell>
          <table:table-cell office:value-type="string">
            <text:p>Flag of the Socialist Federal Republic of Yugoslavia</text:p>
          </table:table-cell>
          <table:table-cell office:value-type="string">
            <text:p>http://en.wikipedia.org/wiki/Flag_of_the_Socialist_Federal_Republic_of_Yugoslavia</text:p>
          </table:table-cell>
          <table:table-cell/>
          <table:table-cell office:value-type="string">
            <text:p>1</text:p>
          </table:table-cell>
          <table:table-cell table:number-columns-repeated="3"/>
          <table:table-cell table:formula="of:=CONCATENATE([.AB252];&quot;,&quot;;[.AC252];&quot;,&quot;; TEXT([.AK252];&quot;#&quot;))" office:value-type="string" office:string-value="LAU_ET_AL,RANDOM,1">
            <text:p>LAU_ET_AL,RANDOM,1</text:p>
          </table:table-cell>
        </table:table-row>
        <table:table-row table:style-name="ro1">
          <table:table-cell office:value-type="string">
            <text:p>2K24F0OHOVR1JRLPVCC9AHECYK243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MU6DG67D1X3A93P7MFKAJE1SMW9GI</text:p>
          </table:table-cell>
          <table:table-cell office:value-type="string">
            <text:p>A1UNZTSLGW77HK</text:p>
          </table:table-cell>
          <table:table-cell office:value-type="string">
            <text:p>Submitted</text:p>
          </table:table-cell>
          <table:table-cell office:value-type="string">
            <text:p>Thu Sep 13 06:37:36 GMT 2012</text:p>
          </table:table-cell>
          <table:table-cell office:value-type="string">
            <text:p>Thu Sep 13 06:37:46 GMT 2012</text:p>
          </table:table-cell>
          <table:table-cell office:value-type="string">
            <text:p>Wed Sep 19 23:37:46 PDT 2012</text:p>
          </table:table-cell>
          <table:table-cell table:number-columns-repeated="3"/>
          <table:table-cell office:value-type="string">
            <text:p>10</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James_Buchanan_3:29.txt</text:p>
          </table:table-cell>
          <table:table-cell office:value-type="string">
            <text:p>The public expenditures during the fiscal year ending June 30, 1859, amounted to $83,751,511.57. Of this sum $17,405,285.44 were applied to the payment of interest on the public debt and the redemption of the issues of Treasury notes. The expenditures for all other branches of the public service during that fiscal year were therefore $66,346,226.13. The balance remaining in the Treasury on the 1st July, 1859, being the commencement of the present fiscal year, was $4,339,275.54. The receipts into the Treasury during the first quarter of the present fiscal year, commencing July 1, 1859, were $20,618,865.85. Of this amount $3,821,300 was received on account of the loan and the issue of Treasury notes, the amount of $16,797,565.85 having been received during the quarter from the ordinary sources of public revenue. The estimated receipts for the remaining three quarters of the present fiscal year, to June 30, 1860, are $50,426,400. Of this amount it is estimated that $5,756,400 will be received for Treasury notes which may be reissued under the fifth section of the act of 3d March last, and $1,170,000 on account of the loan authorized by the act of June 14, 1858, making $6,926,400 from these extraordinary sources, and $43,500,000 from the ordinary sources of the public revenue, making an aggregate, with the balance in the Treasury on the 1st July, 1859, of $75,384,541.89 for the estimated means of the present fiscal year, ending June 30, 1860.&lt;br/&gt;&lt;br/&gt;The expenditures during the first quarter of the present fiscal year were $20,007,174.76. Four million six hundred and sixty-four thousand three hundred and sixty-six dollars and seventy-six cents of this sum were applied to the payment of interest on the public debt and the redemption of the issues of Treasury notes, and the remainder, being $15,342,808, were applied to ordinary expenditures during the quarter. The estimated expenditures during the remaining three quarters, to June 30, 1860, are $40,995,558.23, of which sum $2,886,621.34 are estimated for the interest on the public debt. The ascertained and estimated expenditures for the fiscal year ending June 30, 1860, on account of the public debt are accordingly $7,550,988.10, and for the ordinary expenditures of the Government $53,451,744.89, making an aggregate of $61,002,732.99, leaving an estimated balance in the Treasury on June 30, 1860, of $14,381,808.40.&lt;br/&gt;&lt;br/&gt;</text:p>
          </table:table-cell>
          <table:table-cell office:value-type="string">
            <text:p>Expenditures</text:p>
          </table:table-cell>
          <table:table-cell office:value-type="string">
            <text:p>http://en.wikipedia.org/wiki/Expenditures</text:p>
          </table:table-cell>
          <table:table-cell office:value-type="string">
            <text:p>Flag of the Socialist Federal Republic of Yugoslavia</text:p>
          </table:table-cell>
          <table:table-cell office:value-type="string">
            <text:p>http://en.wikipedia.org/wiki/Flag_of_the_Socialist_Federal_Republic_of_Yugoslavia</text:p>
          </table:table-cell>
          <table:table-cell/>
          <table:table-cell office:value-type="string">
            <text:p>1</text:p>
          </table:table-cell>
          <table:table-cell table:number-columns-repeated="3"/>
          <table:table-cell table:formula="of:=CONCATENATE([.AB253];&quot;,&quot;;[.AC253];&quot;,&quot;; TEXT([.AK253];&quot;#&quot;))" office:value-type="string" office:string-value="LAU_ET_AL,RANDOM,1">
            <text:p>LAU_ET_AL,RANDOM,1</text:p>
          </table:table-cell>
        </table:table-row>
        <table:table-row table:style-name="ro1">
          <table:table-cell office:value-type="string">
            <text:p>238U6L5OBVCIG0L2BK9JN7GU3K9GZ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1Z0G5R98D8JI42C32JTVYCG91KDTD</text:p>
          </table:table-cell>
          <table:table-cell office:value-type="string">
            <text:p>A997OZ3H2B3Q2</text:p>
          </table:table-cell>
          <table:table-cell office:value-type="string">
            <text:p>Submitted</text:p>
          </table:table-cell>
          <table:table-cell office:value-type="string">
            <text:p>Thu Sep 13 06:45:45 GMT 2012</text:p>
          </table:table-cell>
          <table:table-cell office:value-type="string">
            <text:p>Thu Sep 13 06:46:02 GMT 2012</text:p>
          </table:table-cell>
          <table:table-cell office:value-type="string">
            <text:p>Wed Sep 19 23:46:02 PDT 2012</text:p>
          </table:table-cell>
          <table:table-cell table:number-columns-repeated="3"/>
          <table:table-cell office:value-type="string">
            <text:p>17</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Theodore_Roosevelt_1:26.txt</text:p>
          </table:table-cell>
          <table:table-cell office:value-type="string">
            <text:p>I call special attention to the need of strict economy in expenditures. The fact that our national needs forbid us to be niggardly in providing whatever is actually necessary to our well-being, should make us doubly careful to husband our national resources, as each of us husbands his private resources, by scrupulous avoidance of anything like wasteful or reckless expenditure. Only by avoidance of spending money on what is needless or unjustifiable can we legitimately keep our income to the point required to meet our needs that are genuine.&lt;br/&gt;&lt;br/&gt;In 1887 a measure was enacted for the regulation of interstate railways, commonly known as the Interstate Commerce Act. The cardinal provisions of that act were that railway rates should be just and reasonable and that all shippers, localities, and commodities should be accorded equal treatment. A commission was created and endowed with what were supposed to be the necessary powers to execute the provisions of this act. That law was largely an experiment. Experience has shown the wisdom of its purposes, but has also shown, possibly that some of its requirements are wrong, certainly that the means devised for the enforcement of its provisions are defective. Those who complain of the management of the railways allege that established rates are not maintained; that rebates and similar devices are habitually resorted to; that these preferences are usually in favor of the large shipper; that they drive out of business the smaller competitor; that while many rates are too low, many others are excessive; and that gross preferences are made, affecting both localities and commodities. Upon the other hand, the railways assert that the law by its very terms tends to produce many of these illegal practices by depriving carriers of that right of concerted action which they claim is necessary to establish and maintain non-discriminating rates.&lt;br/&gt;&lt;br/&gt;</text:p>
          </table:table-cell>
          <table:table-cell office:value-type="string">
            <text:p>UK Immigration Service</text:p>
          </table:table-cell>
          <table:table-cell office:value-type="string">
            <text:p>http://en.wikipedia.org/wiki/UK_Immigration_Service</text:p>
          </table:table-cell>
          <table:table-cell office:value-type="string">
            <text:p>Corporate personhood</text:p>
          </table:table-cell>
          <table:table-cell office:value-type="string">
            <text:p>http://en.wikipedia.org/wiki/Corporate_personhood</text:p>
          </table:table-cell>
          <table:table-cell/>
          <table:table-cell office:value-type="string">
            <text:p>1</text:p>
          </table:table-cell>
          <table:table-cell table:number-columns-repeated="3"/>
          <table:table-cell table:formula="of:=CONCATENATE([.AB254];&quot;,&quot;;[.AC254];&quot;,&quot;; TEXT([.AK254];&quot;#&quot;))" office:value-type="string" office:string-value="EDA,LAU_ET_AL,1">
            <text:p>EDA,LAU_ET_AL,1</text:p>
          </table:table-cell>
        </table:table-row>
        <table:table-row table:style-name="ro1">
          <table:table-cell office:value-type="string">
            <text:p>238U6L5OBVCIG0L2BK9JN7GU3K9GZ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NE25L8I9NZWLQ24DY54YW7TELHJTX</text:p>
          </table:table-cell>
          <table:table-cell office:value-type="string">
            <text:p>A31ALYJKPKD09W</text:p>
          </table:table-cell>
          <table:table-cell office:value-type="string">
            <text:p>Submitted</text:p>
          </table:table-cell>
          <table:table-cell office:value-type="string">
            <text:p>Thu Sep 13 06:50:02 GMT 2012</text:p>
          </table:table-cell>
          <table:table-cell office:value-type="string">
            <text:p>Thu Sep 13 06:50:12 GMT 2012</text:p>
          </table:table-cell>
          <table:table-cell office:value-type="string">
            <text:p>Wed Sep 19 23:50:12 PDT 2012</text:p>
          </table:table-cell>
          <table:table-cell table:number-columns-repeated="3"/>
          <table:table-cell office:value-type="string">
            <text:p>10</text:p>
          </table:table-cell>
          <table:table-cell office:value-type="string">
            <text:p>100% (294/295)</text:p>
          </table:table-cell>
          <table:table-cell office:value-type="string">
            <text:p>100% (62/62)</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Theodore_Roosevelt_1:26.txt</text:p>
          </table:table-cell>
          <table:table-cell office:value-type="string">
            <text:p>I call special attention to the need of strict economy in expenditures. The fact that our national needs forbid us to be niggardly in providing whatever is actually necessary to our well-being, should make us doubly careful to husband our national resources, as each of us husbands his private resources, by scrupulous avoidance of anything like wasteful or reckless expenditure. Only by avoidance of spending money on what is needless or unjustifiable can we legitimately keep our income to the point required to meet our needs that are genuine.&lt;br/&gt;&lt;br/&gt;In 1887 a measure was enacted for the regulation of interstate railways, commonly known as the Interstate Commerce Act. The cardinal provisions of that act were that railway rates should be just and reasonable and that all shippers, localities, and commodities should be accorded equal treatment. A commission was created and endowed with what were supposed to be the necessary powers to execute the provisions of this act. That law was largely an experiment. Experience has shown the wisdom of its purposes, but has also shown, possibly that some of its requirements are wrong, certainly that the means devised for the enforcement of its provisions are defective. Those who complain of the management of the railways allege that established rates are not maintained; that rebates and similar devices are habitually resorted to; that these preferences are usually in favor of the large shipper; that they drive out of business the smaller competitor; that while many rates are too low, many others are excessive; and that gross preferences are made, affecting both localities and commodities. Upon the other hand, the railways assert that the law by its very terms tends to produce many of these illegal practices by depriving carriers of that right of concerted action which they claim is necessary to establish and maintain non-discriminating rates.&lt;br/&gt;&lt;br/&gt;</text:p>
          </table:table-cell>
          <table:table-cell office:value-type="string">
            <text:p>UK Immigration Service</text:p>
          </table:table-cell>
          <table:table-cell office:value-type="string">
            <text:p>http://en.wikipedia.org/wiki/UK_Immigration_Service</text:p>
          </table:table-cell>
          <table:table-cell office:value-type="string">
            <text:p>Corporate personhood</text:p>
          </table:table-cell>
          <table:table-cell office:value-type="string">
            <text:p>http://en.wikipedia.org/wiki/Corporate_personhood</text:p>
          </table:table-cell>
          <table:table-cell/>
          <table:table-cell office:value-type="string">
            <text:p>1</text:p>
          </table:table-cell>
          <table:table-cell table:number-columns-repeated="3"/>
          <table:table-cell table:formula="of:=CONCATENATE([.AB255];&quot;,&quot;;[.AC255];&quot;,&quot;; TEXT([.AK255];&quot;#&quot;))" office:value-type="string" office:string-value="EDA,LAU_ET_AL,1">
            <text:p>EDA,LAU_ET_AL,1</text:p>
          </table:table-cell>
        </table:table-row>
        <table:table-row table:style-name="ro1">
          <table:table-cell office:value-type="string">
            <text:p>238U6L5OBVCIG0L2BK9JN7GU3K9GZ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XEHGYQ4J3NAQFZKTP6O6YIT78RBOI</text:p>
          </table:table-cell>
          <table:table-cell office:value-type="string">
            <text:p>AAE9H4ZIKQS37</text:p>
          </table:table-cell>
          <table:table-cell office:value-type="string">
            <text:p>Submitted</text:p>
          </table:table-cell>
          <table:table-cell office:value-type="string">
            <text:p>Thu Sep 13 06:47:21 GMT 2012</text:p>
          </table:table-cell>
          <table:table-cell office:value-type="string">
            <text:p>Thu Sep 13 06:47:30 GMT 2012</text:p>
          </table:table-cell>
          <table:table-cell office:value-type="string">
            <text:p>Wed Sep 19 23:47:30 PDT 2012</text:p>
          </table:table-cell>
          <table:table-cell table:number-columns-repeated="3"/>
          <table:table-cell office:value-type="string">
            <text:p>9</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Theodore_Roosevelt_1:26.txt</text:p>
          </table:table-cell>
          <table:table-cell office:value-type="string">
            <text:p>I call special attention to the need of strict economy in expenditures. The fact that our national needs forbid us to be niggardly in providing whatever is actually necessary to our well-being, should make us doubly careful to husband our national resources, as each of us husbands his private resources, by scrupulous avoidance of anything like wasteful or reckless expenditure. Only by avoidance of spending money on what is needless or unjustifiable can we legitimately keep our income to the point required to meet our needs that are genuine.&lt;br/&gt;&lt;br/&gt;In 1887 a measure was enacted for the regulation of interstate railways, commonly known as the Interstate Commerce Act. The cardinal provisions of that act were that railway rates should be just and reasonable and that all shippers, localities, and commodities should be accorded equal treatment. A commission was created and endowed with what were supposed to be the necessary powers to execute the provisions of this act. That law was largely an experiment. Experience has shown the wisdom of its purposes, but has also shown, possibly that some of its requirements are wrong, certainly that the means devised for the enforcement of its provisions are defective. Those who complain of the management of the railways allege that established rates are not maintained; that rebates and similar devices are habitually resorted to; that these preferences are usually in favor of the large shipper; that they drive out of business the smaller competitor; that while many rates are too low, many others are excessive; and that gross preferences are made, affecting both localities and commodities. Upon the other hand, the railways assert that the law by its very terms tends to produce many of these illegal practices by depriving carriers of that right of concerted action which they claim is necessary to establish and maintain non-discriminating rates.&lt;br/&gt;&lt;br/&gt;</text:p>
          </table:table-cell>
          <table:table-cell office:value-type="string">
            <text:p>UK Immigration Service</text:p>
          </table:table-cell>
          <table:table-cell office:value-type="string">
            <text:p>http://en.wikipedia.org/wiki/UK_Immigration_Service</text:p>
          </table:table-cell>
          <table:table-cell office:value-type="string">
            <text:p>Corporate personhood</text:p>
          </table:table-cell>
          <table:table-cell office:value-type="string">
            <text:p>http://en.wikipedia.org/wiki/Corporate_personhood</text:p>
          </table:table-cell>
          <table:table-cell/>
          <table:table-cell office:value-type="string">
            <text:p>2</text:p>
          </table:table-cell>
          <table:table-cell table:number-columns-repeated="3"/>
          <table:table-cell table:formula="of:=CONCATENATE([.AB256];&quot;,&quot;;[.AC256];&quot;,&quot;; TEXT([.AK256];&quot;#&quot;))" office:value-type="string" office:string-value="EDA,LAU_ET_AL,2">
            <text:p>EDA,LAU_ET_AL,2</text:p>
          </table:table-cell>
        </table:table-row>
        <table:table-row table:style-name="ro1">
          <table:table-cell office:value-type="string">
            <text:p>2L179KQW618NJFI2MM44DXCEVX8MK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4MU00OQKKA4XRGDZCL2E80E2FGXXE</text:p>
          </table:table-cell>
          <table:table-cell office:value-type="string">
            <text:p>A997OZ3H2B3Q2</text:p>
          </table:table-cell>
          <table:table-cell office:value-type="string">
            <text:p>Submitted</text:p>
          </table:table-cell>
          <table:table-cell office:value-type="string">
            <text:p>Thu Sep 13 06:07:09 GMT 2012</text:p>
          </table:table-cell>
          <table:table-cell office:value-type="string">
            <text:p>Thu Sep 13 06:07:41 GMT 2012</text:p>
          </table:table-cell>
          <table:table-cell office:value-type="string">
            <text:p>Wed Sep 19 23:07:41 PDT 2012</text:p>
          </table:table-cell>
          <table:table-cell table:number-columns-repeated="3"/>
          <table:table-cell office:value-type="string">
            <text:p>32</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Bill_Clinton_7:46.txt</text:p>
          </table:table-cell>
          <table:table-cell office:value-type="string">
            <text:p>Tonight I say we will work with the International Labor Organization on a new initiative to raise labor standards around the world. And this year, we will lead the international community to conclude a treaty to ban abusive child labor everywhere in the world.&lt;br/&gt;&lt;br/&gt;If we do these things -- invest in our people, our communities, our technology, and lead in the global economy -- then we will begin to meet our historic responsibility to build a 21st Century prosperity for America.&lt;br/&gt;&lt;br/&gt;</text:p>
          </table:table-cell>
          <table:table-cell table:style-name="ce1" office:value-type="string">
            <text:p>2003</text:p>
          </table:table-cell>
          <table:table-cell office:value-type="string">
            <text:p>http://en.wikipedia.org/wiki/2003</text:p>
          </table:table-cell>
          <table:table-cell office:value-type="string">
            <text:p>Jon Alpert</text:p>
          </table:table-cell>
          <table:table-cell office:value-type="string">
            <text:p>http://en.wikipedia.org/wiki/Jon_Alpert</text:p>
          </table:table-cell>
          <table:table-cell/>
          <table:table-cell office:value-type="string">
            <text:p>1</text:p>
          </table:table-cell>
          <table:table-cell table:number-columns-repeated="3"/>
          <table:table-cell table:formula="of:=CONCATENATE([.AB257];&quot;,&quot;;[.AC257];&quot;,&quot;; TEXT([.AK257];&quot;#&quot;))" office:value-type="string" office:string-value="LAU_ET_AL,RANDOM,1">
            <text:p>LAU_ET_AL,RANDOM,1</text:p>
          </table:table-cell>
        </table:table-row>
        <table:table-row table:style-name="ro1">
          <table:table-cell office:value-type="string">
            <text:p>2L179KQW618NJFI2MM44DXCEVX8MK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DFAB6BFMFFOD76Y83AFLGESIFWWJX</text:p>
          </table:table-cell>
          <table:table-cell office:value-type="string">
            <text:p>AS809NPDW8VZ0</text:p>
          </table:table-cell>
          <table:table-cell office:value-type="string">
            <text:p>Submitted</text:p>
          </table:table-cell>
          <table:table-cell office:value-type="string">
            <text:p>Thu Sep 13 06:22:51 GMT 2012</text:p>
          </table:table-cell>
          <table:table-cell office:value-type="string">
            <text:p>Thu Sep 13 06:24:06 GMT 2012</text:p>
          </table:table-cell>
          <table:table-cell office:value-type="string">
            <text:p>Wed Sep 19 23:24:06 PDT 2012</text:p>
          </table:table-cell>
          <table:table-cell table:number-columns-repeated="3"/>
          <table:table-cell office:value-type="string">
            <text:p>75</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Bill_Clinton_7:46.txt</text:p>
          </table:table-cell>
          <table:table-cell office:value-type="string">
            <text:p>Tonight I say we will work with the International Labor Organization on a new initiative to raise labor standards around the world. And this year, we will lead the international community to conclude a treaty to ban abusive child labor everywhere in the world.&lt;br/&gt;&lt;br/&gt;If we do these things -- invest in our people, our communities, our technology, and lead in the global economy -- then we will begin to meet our historic responsibility to build a 21st Century prosperity for America.&lt;br/&gt;&lt;br/&gt;</text:p>
          </table:table-cell>
          <table:table-cell table:style-name="ce1" office:value-type="string">
            <text:p>2003</text:p>
          </table:table-cell>
          <table:table-cell office:value-type="string">
            <text:p>http://en.wikipedia.org/wiki/2003</text:p>
          </table:table-cell>
          <table:table-cell office:value-type="string">
            <text:p>Jon Alpert</text:p>
          </table:table-cell>
          <table:table-cell office:value-type="string">
            <text:p>http://en.wikipedia.org/wiki/Jon_Alpert</text:p>
          </table:table-cell>
          <table:table-cell/>
          <table:table-cell office:value-type="string">
            <text:p>1</text:p>
          </table:table-cell>
          <table:table-cell table:number-columns-repeated="3"/>
          <table:table-cell table:formula="of:=CONCATENATE([.AB258];&quot;,&quot;;[.AC258];&quot;,&quot;; TEXT([.AK258];&quot;#&quot;))" office:value-type="string" office:string-value="LAU_ET_AL,RANDOM,1">
            <text:p>LAU_ET_AL,RANDOM,1</text:p>
          </table:table-cell>
        </table:table-row>
        <table:table-row table:style-name="ro1">
          <table:table-cell office:value-type="string">
            <text:p>2L179KQW618NJFI2MM44DXCEVX8MK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RNKCJ011K27JSVER0N698N4C94B93</text:p>
          </table:table-cell>
          <table:table-cell office:value-type="string">
            <text:p>AAE9H4ZIKQS37</text:p>
          </table:table-cell>
          <table:table-cell office:value-type="string">
            <text:p>Submitted</text:p>
          </table:table-cell>
          <table:table-cell office:value-type="string">
            <text:p>Thu Sep 13 06:36:19 GMT 2012</text:p>
          </table:table-cell>
          <table:table-cell office:value-type="string">
            <text:p>Thu Sep 13 06:36:33 GMT 2012</text:p>
          </table:table-cell>
          <table:table-cell office:value-type="string">
            <text:p>Wed Sep 19 23:36:33 PDT 2012</text:p>
          </table:table-cell>
          <table:table-cell table:number-columns-repeated="3"/>
          <table:table-cell office:value-type="string">
            <text:p>14</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Bill_Clinton_7:46.txt</text:p>
          </table:table-cell>
          <table:table-cell office:value-type="string">
            <text:p>Tonight I say we will work with the International Labor Organization on a new initiative to raise labor standards around the world. And this year, we will lead the international community to conclude a treaty to ban abusive child labor everywhere in the world.&lt;br/&gt;&lt;br/&gt;If we do these things -- invest in our people, our communities, our technology, and lead in the global economy -- then we will begin to meet our historic responsibility to build a 21st Century prosperity for America.&lt;br/&gt;&lt;br/&gt;</text:p>
          </table:table-cell>
          <table:table-cell table:style-name="ce1" office:value-type="string">
            <text:p>2003</text:p>
          </table:table-cell>
          <table:table-cell office:value-type="string">
            <text:p>http://en.wikipedia.org/wiki/2003</text:p>
          </table:table-cell>
          <table:table-cell office:value-type="string">
            <text:p>Jon Alpert</text:p>
          </table:table-cell>
          <table:table-cell office:value-type="string">
            <text:p>http://en.wikipedia.org/wiki/Jon_Alpert</text:p>
          </table:table-cell>
          <table:table-cell/>
          <table:table-cell office:value-type="string">
            <text:p>1</text:p>
          </table:table-cell>
          <table:table-cell table:number-columns-repeated="3"/>
          <table:table-cell table:formula="of:=CONCATENATE([.AB259];&quot;,&quot;;[.AC259];&quot;,&quot;; TEXT([.AK259];&quot;#&quot;))" office:value-type="string" office:string-value="LAU_ET_AL,RANDOM,1">
            <text:p>LAU_ET_AL,RANDOM,1</text:p>
          </table:table-cell>
        </table:table-row>
        <table:table-row table:style-name="ro1">
          <table:table-cell office:value-type="string">
            <text:p>2QKHECWA6X3Y3L0K7MG5SXPTKXDML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1A8IUB2YU98YQGYSLUL8FBJFXR8KR</text:p>
          </table:table-cell>
          <table:table-cell office:value-type="string">
            <text:p>A1K31OBX0MZU1N</text:p>
          </table:table-cell>
          <table:table-cell office:value-type="string">
            <text:p>Submitted</text:p>
          </table:table-cell>
          <table:table-cell office:value-type="string">
            <text:p>Thu Sep 13 05:48:42 GMT 2012</text:p>
          </table:table-cell>
          <table:table-cell office:value-type="string">
            <text:p>Thu Sep 13 05:49:12 GMT 2012</text:p>
          </table:table-cell>
          <table:table-cell office:value-type="string">
            <text:p>Wed Sep 19 22:49:12 PDT 2012</text:p>
          </table:table-cell>
          <table:table-cell table:number-columns-repeated="3"/>
          <table:table-cell office:value-type="string">
            <text:p>30</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Delano_Roosevelt_9:21.txt</text:p>
          </table:table-cell>
          <table:table-cell office:value-type="string">
            <text:p>Production for war is based on metals and raw materials-steel, copper, rubber, aluminum, zinc, tin. Greater and greater quantities of them will have to be diverted to war purposes. Civilian use of them will have to be cut further and still further —and, in many cases, completely eliminated.&lt;br/&gt;&lt;br/&gt;War costs money. So far, we have hardly even begun to pay for it. We have devoted only 15 percent of our national income to national defense. As will appear in my Budget Message tomorrow, our war program for the coming fiscal year will cost 56 billion dollars or, in other words, more than half of the estimated annual national income. That means taxes and bonds and bonds and taxes. It means cutting luxuries and other non-essentials. In a word, it means an &amp;quot;all-out&amp;quot; war by individual effort and family effort in a united country.&lt;br/&gt;&lt;br/&gt;</text:p>
          </table:table-cell>
          <table:table-cell office:value-type="string">
            <text:p>United States federal budget</text:p>
          </table:table-cell>
          <table:table-cell office:value-type="string">
            <text:p>http://en.wikipedia.org/wiki/United_States_federal_budget</text:p>
          </table:table-cell>
          <table:table-cell office:value-type="string">
            <text:p>Dollars</text:p>
          </table:table-cell>
          <table:table-cell office:value-type="string">
            <text:p>http://en.wikipedia.org/wiki/Dollars</text:p>
          </table:table-cell>
          <table:table-cell/>
          <table:table-cell office:value-type="string">
            <text:p>1</text:p>
          </table:table-cell>
          <table:table-cell table:number-columns-repeated="3"/>
          <table:table-cell table:formula="of:=CONCATENATE([.AB260];&quot;,&quot;;[.AC260];&quot;,&quot;; TEXT([.AK260];&quot;#&quot;))" office:value-type="string" office:string-value="EDA,LAU_ET_AL,1">
            <text:p>EDA,LAU_ET_AL,1</text:p>
          </table:table-cell>
        </table:table-row>
        <table:table-row table:style-name="ro1">
          <table:table-cell office:value-type="string">
            <text:p>2QKHECWA6X3Y3L0K7MG5SXPTKXDML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GGQ1SNQQ7Q6M9T6XU3NZ12TWR7S8V</text:p>
          </table:table-cell>
          <table:table-cell office:value-type="string">
            <text:p>AAE9H4ZIKQS37</text:p>
          </table:table-cell>
          <table:table-cell office:value-type="string">
            <text:p>Submitted</text:p>
          </table:table-cell>
          <table:table-cell office:value-type="string">
            <text:p>Thu Sep 13 06:31:19 GMT 2012</text:p>
          </table:table-cell>
          <table:table-cell office:value-type="string">
            <text:p>Thu Sep 13 06:31:29 GMT 2012</text:p>
          </table:table-cell>
          <table:table-cell office:value-type="string">
            <text:p>Wed Sep 19 23:31:29 PDT 2012</text:p>
          </table:table-cell>
          <table:table-cell table:number-columns-repeated="3"/>
          <table:table-cell office:value-type="string">
            <text:p>10</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Delano_Roosevelt_9:21.txt</text:p>
          </table:table-cell>
          <table:table-cell office:value-type="string">
            <text:p>Production for war is based on metals and raw materials-steel, copper, rubber, aluminum, zinc, tin. Greater and greater quantities of them will have to be diverted to war purposes. Civilian use of them will have to be cut further and still further —and, in many cases, completely eliminated.&lt;br/&gt;&lt;br/&gt;War costs money. So far, we have hardly even begun to pay for it. We have devoted only 15 percent of our national income to national defense. As will appear in my Budget Message tomorrow, our war program for the coming fiscal year will cost 56 billion dollars or, in other words, more than half of the estimated annual national income. That means taxes and bonds and bonds and taxes. It means cutting luxuries and other non-essentials. In a word, it means an &amp;quot;all-out&amp;quot; war by individual effort and family effort in a united country.&lt;br/&gt;&lt;br/&gt;</text:p>
          </table:table-cell>
          <table:table-cell office:value-type="string">
            <text:p>United States federal budget</text:p>
          </table:table-cell>
          <table:table-cell office:value-type="string">
            <text:p>http://en.wikipedia.org/wiki/United_States_federal_budget</text:p>
          </table:table-cell>
          <table:table-cell office:value-type="string">
            <text:p>Dollars</text:p>
          </table:table-cell>
          <table:table-cell office:value-type="string">
            <text:p>http://en.wikipedia.org/wiki/Dollars</text:p>
          </table:table-cell>
          <table:table-cell/>
          <table:table-cell office:value-type="string">
            <text:p>1</text:p>
          </table:table-cell>
          <table:table-cell table:number-columns-repeated="3"/>
          <table:table-cell table:formula="of:=CONCATENATE([.AB261];&quot;,&quot;;[.AC261];&quot;,&quot;; TEXT([.AK261];&quot;#&quot;))" office:value-type="string" office:string-value="EDA,LAU_ET_AL,1">
            <text:p>EDA,LAU_ET_AL,1</text:p>
          </table:table-cell>
        </table:table-row>
        <table:table-row table:style-name="ro1">
          <table:table-cell office:value-type="string">
            <text:p>2QKHECWA6X3Y3L0K7MG5SXPTKXDML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IF46UXFCD45CL2YUNJN1KIN98NTVR</text:p>
          </table:table-cell>
          <table:table-cell office:value-type="string">
            <text:p>A31ALYJKPKD09W</text:p>
          </table:table-cell>
          <table:table-cell office:value-type="string">
            <text:p>Submitted</text:p>
          </table:table-cell>
          <table:table-cell office:value-type="string">
            <text:p>Thu Sep 13 06:51:40 GMT 2012</text:p>
          </table:table-cell>
          <table:table-cell office:value-type="string">
            <text:p>Thu Sep 13 06:51:48 GMT 2012</text:p>
          </table:table-cell>
          <table:table-cell office:value-type="string">
            <text:p>Wed Sep 19 23:51:48 PDT 2012</text:p>
          </table:table-cell>
          <table:table-cell table:number-columns-repeated="3"/>
          <table:table-cell office:value-type="string">
            <text:p>8</text:p>
          </table:table-cell>
          <table:table-cell office:value-type="string">
            <text:p>100% (294/295)</text:p>
          </table:table-cell>
          <table:table-cell office:value-type="string">
            <text:p>100% (62/62)</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Delano_Roosevelt_9:21.txt</text:p>
          </table:table-cell>
          <table:table-cell office:value-type="string">
            <text:p>Production for war is based on metals and raw materials-steel, copper, rubber, aluminum, zinc, tin. Greater and greater quantities of them will have to be diverted to war purposes. Civilian use of them will have to be cut further and still further —and, in many cases, completely eliminated.&lt;br/&gt;&lt;br/&gt;War costs money. So far, we have hardly even begun to pay for it. We have devoted only 15 percent of our national income to national defense. As will appear in my Budget Message tomorrow, our war program for the coming fiscal year will cost 56 billion dollars or, in other words, more than half of the estimated annual national income. That means taxes and bonds and bonds and taxes. It means cutting luxuries and other non-essentials. In a word, it means an &amp;quot;all-out&amp;quot; war by individual effort and family effort in a united country.&lt;br/&gt;&lt;br/&gt;</text:p>
          </table:table-cell>
          <table:table-cell office:value-type="string">
            <text:p>United States federal budget</text:p>
          </table:table-cell>
          <table:table-cell office:value-type="string">
            <text:p>http://en.wikipedia.org/wiki/United_States_federal_budget</text:p>
          </table:table-cell>
          <table:table-cell office:value-type="string">
            <text:p>Dollars</text:p>
          </table:table-cell>
          <table:table-cell office:value-type="string">
            <text:p>http://en.wikipedia.org/wiki/Dollars</text:p>
          </table:table-cell>
          <table:table-cell/>
          <table:table-cell office:value-type="string">
            <text:p>1</text:p>
          </table:table-cell>
          <table:table-cell table:number-columns-repeated="3"/>
          <table:table-cell table:formula="of:=CONCATENATE([.AB262];&quot;,&quot;;[.AC262];&quot;,&quot;; TEXT([.AK262];&quot;#&quot;))" office:value-type="string" office:string-value="EDA,LAU_ET_AL,1">
            <text:p>EDA,LAU_ET_AL,1</text:p>
          </table:table-cell>
        </table:table-row>
        <table:table-row table:style-name="ro1">
          <table:table-cell office:value-type="string">
            <text:p>2OEGKCCVLL3CPCRROKGQCC9NS436W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1FDWIOV1S7S2C1YN4S36DZ8TNTJYG</text:p>
          </table:table-cell>
          <table:table-cell office:value-type="string">
            <text:p>A746183X8258H</text:p>
          </table:table-cell>
          <table:table-cell office:value-type="string">
            <text:p>Submitted</text:p>
          </table:table-cell>
          <table:table-cell office:value-type="string">
            <text:p>Thu Sep 13 05:44:04 GMT 2012</text:p>
          </table:table-cell>
          <table:table-cell office:value-type="string">
            <text:p>Thu Sep 13 05:46:49 GMT 2012</text:p>
          </table:table-cell>
          <table:table-cell office:value-type="string">
            <text:p>Wed Sep 19 22:46:49 PDT 2012</text:p>
          </table:table-cell>
          <table:table-cell table:number-columns-repeated="3"/>
          <table:table-cell office:value-type="string">
            <text:p>165</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Richard_Nixon_5:24.txt</text:p>
          </table:table-cell>
          <table:table-cell office:value-type="string">
            <text:p>One goal on which all Americans agree is that our children should have the very best education this great Nation can provide.&lt;br/&gt;&lt;br/&gt;In a special message last week, I recommended a number of important new measures that can make 1974 a year of truly significant advances for our schools and for the children they serve. If the Congress will act on these proposals, more flexible funding will enable each Federal dollar to meet better the particular need of each particular school district. Advance funding will give school authorities a chance to make each year&amp;apos;s plans, knowing ahead of time what Federal funds they are going to receive. Special targeting will give special help to the truly disadvantaged among our people. College students faced with rising costs for their education will be able to draw on an expanded program of loans and grants. These advances are a needed investment in America&amp;apos;s most precious resource, our next generation. And I urge the Congress to act on this legislation in 1974.&lt;br/&gt;&lt;br/&gt;</text:p>
          </table:table-cell>
          <table:table-cell office:value-type="string">
            <text:p>Homelessness</text:p>
          </table:table-cell>
          <table:table-cell office:value-type="string">
            <text:p>http://en.wikipedia.org/wiki/Homelessness</text:p>
          </table:table-cell>
          <table:table-cell office:value-type="string">
            <text:p>UK Immigration Service</text:p>
          </table:table-cell>
          <table:table-cell office:value-type="string">
            <text:p>http://en.wikipedia.org/wiki/UK_Immigration_Service</text:p>
          </table:table-cell>
          <table:table-cell/>
          <table:table-cell office:value-type="string">
            <text:p>2</text:p>
          </table:table-cell>
          <table:table-cell table:number-columns-repeated="3"/>
          <table:table-cell table:formula="of:=CONCATENATE([.AB263];&quot;,&quot;;[.AC263];&quot;,&quot;; TEXT([.AK263];&quot;#&quot;))" office:value-type="string" office:string-value="LAU_ET_AL,EDA,2">
            <text:p>LAU_ET_AL,EDA,2</text:p>
          </table:table-cell>
        </table:table-row>
        <table:table-row table:style-name="ro1">
          <table:table-cell office:value-type="string">
            <text:p>2OEGKCCVLL3CPCRROKGQCC9NS436W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2NGULF395SWLW46M2UN6NJB4U7QCA</text:p>
          </table:table-cell>
          <table:table-cell office:value-type="string">
            <text:p>AAE9H4ZIKQS37</text:p>
          </table:table-cell>
          <table:table-cell office:value-type="string">
            <text:p>Submitted</text:p>
          </table:table-cell>
          <table:table-cell office:value-type="string">
            <text:p>Thu Sep 13 06:36:33 GMT 2012</text:p>
          </table:table-cell>
          <table:table-cell office:value-type="string">
            <text:p>Thu Sep 13 06:36:46 GMT 2012</text:p>
          </table:table-cell>
          <table:table-cell office:value-type="string">
            <text:p>Wed Sep 19 23:36:46 PDT 2012</text:p>
          </table:table-cell>
          <table:table-cell table:number-columns-repeated="3"/>
          <table:table-cell office:value-type="string">
            <text:p>13</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Richard_Nixon_5:24.txt</text:p>
          </table:table-cell>
          <table:table-cell office:value-type="string">
            <text:p>One goal on which all Americans agree is that our children should have the very best education this great Nation can provide.&lt;br/&gt;&lt;br/&gt;In a special message last week, I recommended a number of important new measures that can make 1974 a year of truly significant advances for our schools and for the children they serve. If the Congress will act on these proposals, more flexible funding will enable each Federal dollar to meet better the particular need of each particular school district. Advance funding will give school authorities a chance to make each year&amp;apos;s plans, knowing ahead of time what Federal funds they are going to receive. Special targeting will give special help to the truly disadvantaged among our people. College students faced with rising costs for their education will be able to draw on an expanded program of loans and grants. These advances are a needed investment in America&amp;apos;s most precious resource, our next generation. And I urge the Congress to act on this legislation in 1974.&lt;br/&gt;&lt;br/&gt;</text:p>
          </table:table-cell>
          <table:table-cell office:value-type="string">
            <text:p>Homelessness</text:p>
          </table:table-cell>
          <table:table-cell office:value-type="string">
            <text:p>http://en.wikipedia.org/wiki/Homelessness</text:p>
          </table:table-cell>
          <table:table-cell office:value-type="string">
            <text:p>UK Immigration Service</text:p>
          </table:table-cell>
          <table:table-cell office:value-type="string">
            <text:p>http://en.wikipedia.org/wiki/UK_Immigration_Service</text:p>
          </table:table-cell>
          <table:table-cell/>
          <table:table-cell office:value-type="string">
            <text:p>1</text:p>
          </table:table-cell>
          <table:table-cell table:number-columns-repeated="3"/>
          <table:table-cell table:formula="of:=CONCATENATE([.AB264];&quot;,&quot;;[.AC264];&quot;,&quot;; TEXT([.AK264];&quot;#&quot;))" office:value-type="string" office:string-value="LAU_ET_AL,EDA,1">
            <text:p>LAU_ET_AL,EDA,1</text:p>
          </table:table-cell>
        </table:table-row>
        <table:table-row table:style-name="ro1">
          <table:table-cell office:value-type="string">
            <text:p>2OEGKCCVLL3CPCRROKGQCC9NS436W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TAA0RYNJ92NYTA5CLDJ1UHY2HJ94R</text:p>
          </table:table-cell>
          <table:table-cell office:value-type="string">
            <text:p>A997OZ3H2B3Q2</text:p>
          </table:table-cell>
          <table:table-cell office:value-type="string">
            <text:p>Submitted</text:p>
          </table:table-cell>
          <table:table-cell office:value-type="string">
            <text:p>Thu Sep 13 05:50:52 GMT 2012</text:p>
          </table:table-cell>
          <table:table-cell office:value-type="string">
            <text:p>Thu Sep 13 05:51:15 GMT 2012</text:p>
          </table:table-cell>
          <table:table-cell office:value-type="string">
            <text:p>Wed Sep 19 22:51:15 PDT 2012</text:p>
          </table:table-cell>
          <table:table-cell table:number-columns-repeated="3"/>
          <table:table-cell office:value-type="string">
            <text:p>23</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Richard_Nixon_5:24.txt</text:p>
          </table:table-cell>
          <table:table-cell office:value-type="string">
            <text:p>One goal on which all Americans agree is that our children should have the very best education this great Nation can provide.&lt;br/&gt;&lt;br/&gt;In a special message last week, I recommended a number of important new measures that can make 1974 a year of truly significant advances for our schools and for the children they serve. If the Congress will act on these proposals, more flexible funding will enable each Federal dollar to meet better the particular need of each particular school district. Advance funding will give school authorities a chance to make each year&amp;apos;s plans, knowing ahead of time what Federal funds they are going to receive. Special targeting will give special help to the truly disadvantaged among our people. College students faced with rising costs for their education will be able to draw on an expanded program of loans and grants. These advances are a needed investment in America&amp;apos;s most precious resource, our next generation. And I urge the Congress to act on this legislation in 1974.&lt;br/&gt;&lt;br/&gt;</text:p>
          </table:table-cell>
          <table:table-cell office:value-type="string">
            <text:p>Homelessness</text:p>
          </table:table-cell>
          <table:table-cell office:value-type="string">
            <text:p>http://en.wikipedia.org/wiki/Homelessness</text:p>
          </table:table-cell>
          <table:table-cell office:value-type="string">
            <text:p>UK Immigration Service</text:p>
          </table:table-cell>
          <table:table-cell office:value-type="string">
            <text:p>http://en.wikipedia.org/wiki/UK_Immigration_Service</text:p>
          </table:table-cell>
          <table:table-cell/>
          <table:table-cell office:value-type="string">
            <text:p>1</text:p>
          </table:table-cell>
          <table:table-cell table:number-columns-repeated="3"/>
          <table:table-cell table:formula="of:=CONCATENATE([.AB265];&quot;,&quot;;[.AC265];&quot;,&quot;; TEXT([.AK265];&quot;#&quot;))" office:value-type="string" office:string-value="LAU_ET_AL,EDA,1">
            <text:p>LAU_ET_AL,EDA,1</text:p>
          </table:table-cell>
        </table:table-row>
        <table:table-row table:style-name="ro1">
          <table:table-cell office:value-type="string">
            <text:p>2Y48JIA0RYNJOBBORWR5JMJTWRT61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MU6DG67D1X3A93P7MFKAJE1SMVG9O</text:p>
          </table:table-cell>
          <table:table-cell office:value-type="string">
            <text:p>AAE9H4ZIKQS37</text:p>
          </table:table-cell>
          <table:table-cell office:value-type="string">
            <text:p>Submitted</text:p>
          </table:table-cell>
          <table:table-cell office:value-type="string">
            <text:p>Thu Sep 13 06:39:47 GMT 2012</text:p>
          </table:table-cell>
          <table:table-cell office:value-type="string">
            <text:p>Thu Sep 13 06:39:58 GMT 2012</text:p>
          </table:table-cell>
          <table:table-cell office:value-type="string">
            <text:p>Wed Sep 19 23:39:58 PDT 2012</text:p>
          </table:table-cell>
          <table:table-cell table:number-columns-repeated="3"/>
          <table:table-cell office:value-type="string">
            <text:p>11</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Delano_Roosevelt_11:22.txt</text:p>
          </table:table-cell>
          <table:table-cell office:value-type="string">
            <text:p>As you know, I have for three years hesitated to recommend a national service act. Today, however, I am convinced of its necessity. Although I believe that we and our allies can win the war without such a measure, I am certain that nothing less than total mobilization of all our resources of manpower and capital will guarantee an earlier victory, and reduce the toll of suffering and sorrow and blood.&lt;br/&gt;&lt;br/&gt;I have received a joint recommendation for this law from the heads of the War Department, the Navy Department, and the Maritime Commission. These are the men who bear responsibility for the procurement of the necessary arms and equipment, and for the successful prosecution of the war in the field. They say:&lt;br/&gt;&lt;br/&gt;</text:p>
          </table:table-cell>
          <table:table-cell office:value-type="string">
            <text:p>International Military Tribunal for the Far East</text:p>
          </table:table-cell>
          <table:table-cell office:value-type="string">
            <text:p>http://en.wikipedia.org/wiki/International_Military_Tribunal_for_the_Far_East</text:p>
          </table:table-cell>
          <table:table-cell office:value-type="string">
            <text:p>Blitzkrieg</text:p>
          </table:table-cell>
          <table:table-cell office:value-type="string">
            <text:p>http://en.wikipedia.org/wiki/Blitzkrieg</text:p>
          </table:table-cell>
          <table:table-cell/>
          <table:table-cell office:value-type="string">
            <text:p>1</text:p>
          </table:table-cell>
          <table:table-cell table:number-columns-repeated="3"/>
          <table:table-cell table:formula="of:=CONCATENATE([.AB266];&quot;,&quot;;[.AC266];&quot;,&quot;; TEXT([.AK266];&quot;#&quot;))" office:value-type="string" office:string-value="EDA,LAU_ET_AL,1">
            <text:p>EDA,LAU_ET_AL,1</text:p>
          </table:table-cell>
        </table:table-row>
        <table:table-row table:style-name="ro1">
          <table:table-cell office:value-type="string">
            <text:p>2Y48JIA0RYNJOBBORWR5JMJTWRT61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RKTLB3L0FBJORCGQOARMVE5X4UWKU</text:p>
          </table:table-cell>
          <table:table-cell office:value-type="string">
            <text:p>A997OZ3H2B3Q2</text:p>
          </table:table-cell>
          <table:table-cell office:value-type="string">
            <text:p>Submitted</text:p>
          </table:table-cell>
          <table:table-cell office:value-type="string">
            <text:p>Thu Sep 13 06:01:04 GMT 2012</text:p>
          </table:table-cell>
          <table:table-cell office:value-type="string">
            <text:p>Thu Sep 13 06:01:30 GMT 2012</text:p>
          </table:table-cell>
          <table:table-cell office:value-type="string">
            <text:p>Wed Sep 19 23:01:30 PDT 2012</text:p>
          </table:table-cell>
          <table:table-cell table:number-columns-repeated="3"/>
          <table:table-cell office:value-type="string">
            <text:p>26</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Delano_Roosevelt_11:22.txt</text:p>
          </table:table-cell>
          <table:table-cell office:value-type="string">
            <text:p>As you know, I have for three years hesitated to recommend a national service act. Today, however, I am convinced of its necessity. Although I believe that we and our allies can win the war without such a measure, I am certain that nothing less than total mobilization of all our resources of manpower and capital will guarantee an earlier victory, and reduce the toll of suffering and sorrow and blood.&lt;br/&gt;&lt;br/&gt;I have received a joint recommendation for this law from the heads of the War Department, the Navy Department, and the Maritime Commission. These are the men who bear responsibility for the procurement of the necessary arms and equipment, and for the successful prosecution of the war in the field. They say:&lt;br/&gt;&lt;br/&gt;</text:p>
          </table:table-cell>
          <table:table-cell office:value-type="string">
            <text:p>International Military Tribunal for the Far East</text:p>
          </table:table-cell>
          <table:table-cell office:value-type="string">
            <text:p>http://en.wikipedia.org/wiki/International_Military_Tribunal_for_the_Far_East</text:p>
          </table:table-cell>
          <table:table-cell office:value-type="string">
            <text:p>Blitzkrieg</text:p>
          </table:table-cell>
          <table:table-cell office:value-type="string">
            <text:p>http://en.wikipedia.org/wiki/Blitzkrieg</text:p>
          </table:table-cell>
          <table:table-cell/>
          <table:table-cell office:value-type="string">
            <text:p>2</text:p>
          </table:table-cell>
          <table:table-cell table:number-columns-repeated="3"/>
          <table:table-cell table:formula="of:=CONCATENATE([.AB267];&quot;,&quot;;[.AC267];&quot;,&quot;; TEXT([.AK267];&quot;#&quot;))" office:value-type="string" office:string-value="EDA,LAU_ET_AL,2">
            <text:p>EDA,LAU_ET_AL,2</text:p>
          </table:table-cell>
        </table:table-row>
        <table:table-row table:style-name="ro1">
          <table:table-cell office:value-type="string">
            <text:p>2Y48JIA0RYNJOBBORWR5JMJTWRT61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Z5OBDDP8PJWZ31IF7DBBQ395FI4FI</text:p>
          </table:table-cell>
          <table:table-cell office:value-type="string">
            <text:p>A3E24869P0UAX8</text:p>
          </table:table-cell>
          <table:table-cell office:value-type="string">
            <text:p>Submitted</text:p>
          </table:table-cell>
          <table:table-cell office:value-type="string">
            <text:p>Thu Sep 13 06:36:14 GMT 2012</text:p>
          </table:table-cell>
          <table:table-cell office:value-type="string">
            <text:p>Thu Sep 13 06:36:29 GMT 2012</text:p>
          </table:table-cell>
          <table:table-cell office:value-type="string">
            <text:p>Wed Sep 19 23:36:29 PDT 2012</text:p>
          </table:table-cell>
          <table:table-cell table:number-columns-repeated="3"/>
          <table:table-cell office:value-type="string">
            <text:p>15</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Delano_Roosevelt_11:22.txt</text:p>
          </table:table-cell>
          <table:table-cell office:value-type="string">
            <text:p>As you know, I have for three years hesitated to recommend a national service act. Today, however, I am convinced of its necessity. Although I believe that we and our allies can win the war without such a measure, I am certain that nothing less than total mobilization of all our resources of manpower and capital will guarantee an earlier victory, and reduce the toll of suffering and sorrow and blood.&lt;br/&gt;&lt;br/&gt;I have received a joint recommendation for this law from the heads of the War Department, the Navy Department, and the Maritime Commission. These are the men who bear responsibility for the procurement of the necessary arms and equipment, and for the successful prosecution of the war in the field. They say:&lt;br/&gt;&lt;br/&gt;</text:p>
          </table:table-cell>
          <table:table-cell office:value-type="string">
            <text:p>International Military Tribunal for the Far East</text:p>
          </table:table-cell>
          <table:table-cell office:value-type="string">
            <text:p>http://en.wikipedia.org/wiki/International_Military_Tribunal_for_the_Far_East</text:p>
          </table:table-cell>
          <table:table-cell office:value-type="string">
            <text:p>Blitzkrieg</text:p>
          </table:table-cell>
          <table:table-cell office:value-type="string">
            <text:p>http://en.wikipedia.org/wiki/Blitzkrieg</text:p>
          </table:table-cell>
          <table:table-cell/>
          <table:table-cell office:value-type="string">
            <text:p>2</text:p>
          </table:table-cell>
          <table:table-cell table:number-columns-repeated="3"/>
          <table:table-cell table:formula="of:=CONCATENATE([.AB268];&quot;,&quot;;[.AC268];&quot;,&quot;; TEXT([.AK268];&quot;#&quot;))" office:value-type="string" office:string-value="EDA,LAU_ET_AL,2">
            <text:p>EDA,LAU_ET_AL,2</text:p>
          </table:table-cell>
        </table:table-row>
        <table:table-row table:style-name="ro1">
          <table:table-cell office:value-type="string">
            <text:p>2MCUKQOYGNIWGWGDVQR187SVIKMZH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1A8IUB2YU98YQGYSLUL8FBJFXUK86</text:p>
          </table:table-cell>
          <table:table-cell office:value-type="string">
            <text:p>A997OZ3H2B3Q2</text:p>
          </table:table-cell>
          <table:table-cell office:value-type="string">
            <text:p>Submitted</text:p>
          </table:table-cell>
          <table:table-cell office:value-type="string">
            <text:p>Thu Sep 13 06:33:50 GMT 2012</text:p>
          </table:table-cell>
          <table:table-cell office:value-type="string">
            <text:p>Thu Sep 13 06:34:15 GMT 2012</text:p>
          </table:table-cell>
          <table:table-cell office:value-type="string">
            <text:p>Wed Sep 19 23:34:15 PDT 2012</text:p>
          </table:table-cell>
          <table:table-cell table:number-columns-repeated="3"/>
          <table:table-cell office:value-type="string">
            <text:p>25</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ndrew_Jackson_6:25.txt</text:p>
          </table:table-cell>
          <table:table-cell office:value-type="string">
            <text:p>Among these principles, from our past experience, it can not be doubted that simplicity in the character of the Federal Government and a rigid economy in its administration should be regarded as fundamental and sacred. All must be sensible that the existence of the public debt, by rendering taxation necessary for its extinguishment, has increased the difficulties which are inseparable from every exercise of the taxing power, and that it was in this respect a remote agent in producing those disturbing questions which grew out of the discussions relating to the tariff. If such has been the tendency of a debt incurred in the acquisition and maintenance of our national rights and liberties, the obligations of which all portions of the Union cheerfully acknowledged, it must be obvious that what ever is calculated to increase the burdens of Government without necessity must be fatal to all our hopes of preserving its true character.&lt;br/&gt;&lt;br/&gt;While we are felicitating ourselves, therefore, upon the extinguishment of the national debt and the prosperous state of our finances, let us not be tempted to depart from those sound maxims of public policy which enjoin a just adaptation of the revenue to the expenditures that are consistent with a rigid economy and an entire abstinence from all topics of legislation that are not clearly within the constitutional powers of the Government and suggested by the wants of the country. Properly regarded under such a policy, every diminution of the public burdens arising from taxation gives to individual enterprise increased power and furnishes to all the members of our happy Confederacy new motives for patriotic affection and support. But above all, its most important effect will be found in its influence upon the character of the Government by confining its action to those objects which will be sure to secure to it the attachment and support of our fellow citizens.&lt;br/&gt;&lt;br/&gt;</text:p>
          </table:table-cell>
          <table:table-cell office:value-type="string">
            <text:p>Public finance</text:p>
          </table:table-cell>
          <table:table-cell office:value-type="string">
            <text:p>http://en.wikipedia.org/wiki/Public_finance</text:p>
          </table:table-cell>
          <table:table-cell office:value-type="string">
            <text:p>Debt</text:p>
          </table:table-cell>
          <table:table-cell office:value-type="string">
            <text:p>http://en.wikipedia.org/wiki/Debt</text:p>
          </table:table-cell>
          <table:table-cell/>
          <table:table-cell office:value-type="string">
            <text:p>2</text:p>
          </table:table-cell>
          <table:table-cell table:number-columns-repeated="3"/>
          <table:table-cell table:formula="of:=CONCATENATE([.AB269];&quot;,&quot;;[.AC269];&quot;,&quot;; TEXT([.AK269];&quot;#&quot;))" office:value-type="string" office:string-value="EDA,LAU_ET_AL,2">
            <text:p>EDA,LAU_ET_AL,2</text:p>
          </table:table-cell>
        </table:table-row>
        <table:table-row table:style-name="ro1">
          <table:table-cell office:value-type="string">
            <text:p>2MCUKQOYGNIWGWGDVQR187SVIKMZH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D7DEY5COW0LV0N8FMIFTC6VT964V6</text:p>
          </table:table-cell>
          <table:table-cell office:value-type="string">
            <text:p>AAE9H4ZIKQS37</text:p>
          </table:table-cell>
          <table:table-cell office:value-type="string">
            <text:p>Submitted</text:p>
          </table:table-cell>
          <table:table-cell office:value-type="string">
            <text:p>Thu Sep 13 06:40:42 GMT 2012</text:p>
          </table:table-cell>
          <table:table-cell office:value-type="string">
            <text:p>Thu Sep 13 06:40:51 GMT 2012</text:p>
          </table:table-cell>
          <table:table-cell office:value-type="string">
            <text:p>Wed Sep 19 23:40:51 PDT 2012</text:p>
          </table:table-cell>
          <table:table-cell table:number-columns-repeated="3"/>
          <table:table-cell office:value-type="string">
            <text:p>9</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ndrew_Jackson_6:25.txt</text:p>
          </table:table-cell>
          <table:table-cell office:value-type="string">
            <text:p>Among these principles, from our past experience, it can not be doubted that simplicity in the character of the Federal Government and a rigid economy in its administration should be regarded as fundamental and sacred. All must be sensible that the existence of the public debt, by rendering taxation necessary for its extinguishment, has increased the difficulties which are inseparable from every exercise of the taxing power, and that it was in this respect a remote agent in producing those disturbing questions which grew out of the discussions relating to the tariff. If such has been the tendency of a debt incurred in the acquisition and maintenance of our national rights and liberties, the obligations of which all portions of the Union cheerfully acknowledged, it must be obvious that what ever is calculated to increase the burdens of Government without necessity must be fatal to all our hopes of preserving its true character.&lt;br/&gt;&lt;br/&gt;While we are felicitating ourselves, therefore, upon the extinguishment of the national debt and the prosperous state of our finances, let us not be tempted to depart from those sound maxims of public policy which enjoin a just adaptation of the revenue to the expenditures that are consistent with a rigid economy and an entire abstinence from all topics of legislation that are not clearly within the constitutional powers of the Government and suggested by the wants of the country. Properly regarded under such a policy, every diminution of the public burdens arising from taxation gives to individual enterprise increased power and furnishes to all the members of our happy Confederacy new motives for patriotic affection and support. But above all, its most important effect will be found in its influence upon the character of the Government by confining its action to those objects which will be sure to secure to it the attachment and support of our fellow citizens.&lt;br/&gt;&lt;br/&gt;</text:p>
          </table:table-cell>
          <table:table-cell office:value-type="string">
            <text:p>Public finance</text:p>
          </table:table-cell>
          <table:table-cell office:value-type="string">
            <text:p>http://en.wikipedia.org/wiki/Public_finance</text:p>
          </table:table-cell>
          <table:table-cell office:value-type="string">
            <text:p>Debt</text:p>
          </table:table-cell>
          <table:table-cell office:value-type="string">
            <text:p>http://en.wikipedia.org/wiki/Debt</text:p>
          </table:table-cell>
          <table:table-cell/>
          <table:table-cell office:value-type="string">
            <text:p>1</text:p>
          </table:table-cell>
          <table:table-cell table:number-columns-repeated="3"/>
          <table:table-cell table:formula="of:=CONCATENATE([.AB270];&quot;,&quot;;[.AC270];&quot;,&quot;; TEXT([.AK270];&quot;#&quot;))" office:value-type="string" office:string-value="EDA,LAU_ET_AL,1">
            <text:p>EDA,LAU_ET_AL,1</text:p>
          </table:table-cell>
        </table:table-row>
        <table:table-row table:style-name="ro1">
          <table:table-cell office:value-type="string">
            <text:p>2MCUKQOYGNIWGWGDVQR187SVIKMZH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QCCCVLL3CA3IV5FW0VCHNQUDC1Y8D</text:p>
          </table:table-cell>
          <table:table-cell office:value-type="string">
            <text:p>A2W2ZEI7WUASOW</text:p>
          </table:table-cell>
          <table:table-cell office:value-type="string">
            <text:p>Submitted</text:p>
          </table:table-cell>
          <table:table-cell office:value-type="string">
            <text:p>Thu Sep 13 06:08:20 GMT 2012</text:p>
          </table:table-cell>
          <table:table-cell office:value-type="string">
            <text:p>Thu Sep 13 06:08:49 GMT 2012</text:p>
          </table:table-cell>
          <table:table-cell office:value-type="string">
            <text:p>Wed Sep 19 23:08:49 PDT 2012</text:p>
          </table:table-cell>
          <table:table-cell table:number-columns-repeated="3"/>
          <table:table-cell office:value-type="string">
            <text:p>29</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ndrew_Jackson_6:25.txt</text:p>
          </table:table-cell>
          <table:table-cell office:value-type="string">
            <text:p>Among these principles, from our past experience, it can not be doubted that simplicity in the character of the Federal Government and a rigid economy in its administration should be regarded as fundamental and sacred. All must be sensible that the existence of the public debt, by rendering taxation necessary for its extinguishment, has increased the difficulties which are inseparable from every exercise of the taxing power, and that it was in this respect a remote agent in producing those disturbing questions which grew out of the discussions relating to the tariff. If such has been the tendency of a debt incurred in the acquisition and maintenance of our national rights and liberties, the obligations of which all portions of the Union cheerfully acknowledged, it must be obvious that what ever is calculated to increase the burdens of Government without necessity must be fatal to all our hopes of preserving its true character.&lt;br/&gt;&lt;br/&gt;While we are felicitating ourselves, therefore, upon the extinguishment of the national debt and the prosperous state of our finances, let us not be tempted to depart from those sound maxims of public policy which enjoin a just adaptation of the revenue to the expenditures that are consistent with a rigid economy and an entire abstinence from all topics of legislation that are not clearly within the constitutional powers of the Government and suggested by the wants of the country. Properly regarded under such a policy, every diminution of the public burdens arising from taxation gives to individual enterprise increased power and furnishes to all the members of our happy Confederacy new motives for patriotic affection and support. But above all, its most important effect will be found in its influence upon the character of the Government by confining its action to those objects which will be sure to secure to it the attachment and support of our fellow citizens.&lt;br/&gt;&lt;br/&gt;</text:p>
          </table:table-cell>
          <table:table-cell office:value-type="string">
            <text:p>Public finance</text:p>
          </table:table-cell>
          <table:table-cell office:value-type="string">
            <text:p>http://en.wikipedia.org/wiki/Public_finance</text:p>
          </table:table-cell>
          <table:table-cell office:value-type="string">
            <text:p>Debt</text:p>
          </table:table-cell>
          <table:table-cell office:value-type="string">
            <text:p>http://en.wikipedia.org/wiki/Debt</text:p>
          </table:table-cell>
          <table:table-cell/>
          <table:table-cell office:value-type="string">
            <text:p>2</text:p>
          </table:table-cell>
          <table:table-cell table:number-columns-repeated="3"/>
          <table:table-cell table:formula="of:=CONCATENATE([.AB271];&quot;,&quot;;[.AC271];&quot;,&quot;; TEXT([.AK271];&quot;#&quot;))" office:value-type="string" office:string-value="EDA,LAU_ET_AL,2">
            <text:p>EDA,LAU_ET_AL,2</text:p>
          </table:table-cell>
        </table:table-row>
        <table:table-row table:style-name="ro1">
          <table:table-cell office:value-type="string">
            <text:p>2CFX2Q45UUKQ374SP6SN08OG2BVBT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CWSMEZZ2MIK1WXZFZ0YB8TW2CPM5C</text:p>
          </table:table-cell>
          <table:table-cell office:value-type="string">
            <text:p>A997OZ3H2B3Q2</text:p>
          </table:table-cell>
          <table:table-cell office:value-type="string">
            <text:p>Submitted</text:p>
          </table:table-cell>
          <table:table-cell office:value-type="string">
            <text:p>Thu Sep 13 06:40:22 GMT 2012</text:p>
          </table:table-cell>
          <table:table-cell office:value-type="string">
            <text:p>Thu Sep 13 06:40:35 GMT 2012</text:p>
          </table:table-cell>
          <table:table-cell office:value-type="string">
            <text:p>Wed Sep 19 23:40:35 PDT 2012</text:p>
          </table:table-cell>
          <table:table-cell table:number-columns-repeated="3"/>
          <table:table-cell office:value-type="string">
            <text:p>13</text:p>
          </table:table-cell>
          <table:table-cell table:number-columns-repeated="2" office:value-type="string">
            <text:p>100% (93/93)</text:p>
          </table:table-cell>
          <table:table-cell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Lyndon_Baines_Johnson_6:37.txt</text:p>
          </table:table-cell>
          <table:table-cell office:value-type="string">
            <text:p>Until a way can be found to scale down the level of arms among the superpowers, mankind cannot view the future without fear and great apprehension. So, I believe that we should resume the talks with the Soviet Union about limiting offensive and defensive missile systems. I think they would already have been resumed except for Czechoslovakia and our election this year.&lt;br/&gt;&lt;br/&gt;It was more than 20 years ago that we embarked on a program of trying to aid the developing nations. We knew then that we could not live in good conscience as a rich enclave on an earth that was seething in misery.&lt;br/&gt;&lt;br/&gt;</text:p>
          </table:table-cell>
          <table:table-cell office:value-type="string">
            <text:p>Colony Township, Greeley County, Kansas</text:p>
          </table:table-cell>
          <table:table-cell office:value-type="string">
            <text:p>http://en.wikipedia.org/wiki/Colony_Township,_Greeley_County,_Kansas</text:p>
          </table:table-cell>
          <table:table-cell office:value-type="string">
            <text:p>Countries</text:p>
          </table:table-cell>
          <table:table-cell office:value-type="string">
            <text:p>http://en.wikipedia.org/wiki/Countries</text:p>
          </table:table-cell>
          <table:table-cell/>
          <table:table-cell office:value-type="string">
            <text:p>2</text:p>
          </table:table-cell>
          <table:table-cell table:number-columns-repeated="3"/>
          <table:table-cell table:formula="of:=CONCATENATE([.AB272];&quot;,&quot;;[.AC272];&quot;,&quot;; TEXT([.AK272];&quot;#&quot;))" office:value-type="string" office:string-value="RANDOM,LAU_ET_AL,2">
            <text:p>RANDOM,LAU_ET_AL,2</text:p>
          </table:table-cell>
        </table:table-row>
        <table:table-row table:style-name="ro1">
          <table:table-cell office:value-type="string">
            <text:p>2CFX2Q45UUKQ374SP6SN08OG2BVBT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DLVOK5UFJ51DGEJV96YYS1CY8T96G</text:p>
          </table:table-cell>
          <table:table-cell office:value-type="string">
            <text:p>A3IAHTO6KDRKTB</text:p>
          </table:table-cell>
          <table:table-cell office:value-type="string">
            <text:p>Submitted</text:p>
          </table:table-cell>
          <table:table-cell office:value-type="string">
            <text:p>Thu Sep 13 06:36:26 GMT 2012</text:p>
          </table:table-cell>
          <table:table-cell office:value-type="string">
            <text:p>Thu Sep 13 06:37:03 GMT 2012</text:p>
          </table:table-cell>
          <table:table-cell office:value-type="string">
            <text:p>Wed Sep 19 23:37:03 PDT 2012</text:p>
          </table:table-cell>
          <table:table-cell table:number-columns-repeated="3"/>
          <table:table-cell office:value-type="string">
            <text:p>37</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Lyndon_Baines_Johnson_6:37.txt</text:p>
          </table:table-cell>
          <table:table-cell office:value-type="string">
            <text:p>Until a way can be found to scale down the level of arms among the superpowers, mankind cannot view the future without fear and great apprehension. So, I believe that we should resume the talks with the Soviet Union about limiting offensive and defensive missile systems. I think they would already have been resumed except for Czechoslovakia and our election this year.&lt;br/&gt;&lt;br/&gt;It was more than 20 years ago that we embarked on a program of trying to aid the developing nations. We knew then that we could not live in good conscience as a rich enclave on an earth that was seething in misery.&lt;br/&gt;&lt;br/&gt;</text:p>
          </table:table-cell>
          <table:table-cell office:value-type="string">
            <text:p>Colony Township, Greeley County, Kansas</text:p>
          </table:table-cell>
          <table:table-cell office:value-type="string">
            <text:p>http://en.wikipedia.org/wiki/Colony_Township,_Greeley_County,_Kansas</text:p>
          </table:table-cell>
          <table:table-cell office:value-type="string">
            <text:p>Countries</text:p>
          </table:table-cell>
          <table:table-cell office:value-type="string">
            <text:p>http://en.wikipedia.org/wiki/Countries</text:p>
          </table:table-cell>
          <table:table-cell/>
          <table:table-cell office:value-type="string">
            <text:p>2</text:p>
          </table:table-cell>
          <table:table-cell table:number-columns-repeated="3"/>
          <table:table-cell table:formula="of:=CONCATENATE([.AB273];&quot;,&quot;;[.AC273];&quot;,&quot;; TEXT([.AK273];&quot;#&quot;))" office:value-type="string" office:string-value="RANDOM,LAU_ET_AL,2">
            <text:p>RANDOM,LAU_ET_AL,2</text:p>
          </table:table-cell>
        </table:table-row>
        <table:table-row table:style-name="ro1">
          <table:table-cell office:value-type="string">
            <text:p>2CFX2Q45UUKQ374SP6SN08OG2BVBT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TS11K274J79ZZKB8IE4EUXFISBFD6</text:p>
          </table:table-cell>
          <table:table-cell office:value-type="string">
            <text:p>A1UNZTSLGW77HK</text:p>
          </table:table-cell>
          <table:table-cell office:value-type="string">
            <text:p>Submitted</text:p>
          </table:table-cell>
          <table:table-cell office:value-type="string">
            <text:p>Thu Sep 13 06:41:33 GMT 2012</text:p>
          </table:table-cell>
          <table:table-cell office:value-type="string">
            <text:p>Thu Sep 13 06:41:47 GMT 2012</text:p>
          </table:table-cell>
          <table:table-cell office:value-type="string">
            <text:p>Wed Sep 19 23:41:47 PDT 2012</text:p>
          </table:table-cell>
          <table:table-cell table:number-columns-repeated="3"/>
          <table:table-cell office:value-type="string">
            <text:p>14</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Lyndon_Baines_Johnson_6:37.txt</text:p>
          </table:table-cell>
          <table:table-cell office:value-type="string">
            <text:p>Until a way can be found to scale down the level of arms among the superpowers, mankind cannot view the future without fear and great apprehension. So, I believe that we should resume the talks with the Soviet Union about limiting offensive and defensive missile systems. I think they would already have been resumed except for Czechoslovakia and our election this year.&lt;br/&gt;&lt;br/&gt;It was more than 20 years ago that we embarked on a program of trying to aid the developing nations. We knew then that we could not live in good conscience as a rich enclave on an earth that was seething in misery.&lt;br/&gt;&lt;br/&gt;</text:p>
          </table:table-cell>
          <table:table-cell office:value-type="string">
            <text:p>Colony Township, Greeley County, Kansas</text:p>
          </table:table-cell>
          <table:table-cell office:value-type="string">
            <text:p>http://en.wikipedia.org/wiki/Colony_Township,_Greeley_County,_Kansas</text:p>
          </table:table-cell>
          <table:table-cell office:value-type="string">
            <text:p>Countries</text:p>
          </table:table-cell>
          <table:table-cell office:value-type="string">
            <text:p>http://en.wikipedia.org/wiki/Countries</text:p>
          </table:table-cell>
          <table:table-cell/>
          <table:table-cell office:value-type="string">
            <text:p>2</text:p>
          </table:table-cell>
          <table:table-cell table:number-columns-repeated="3"/>
          <table:table-cell table:formula="of:=CONCATENATE([.AB274];&quot;,&quot;;[.AC274];&quot;,&quot;; TEXT([.AK274];&quot;#&quot;))" office:value-type="string" office:string-value="RANDOM,LAU_ET_AL,2">
            <text:p>RANDOM,LAU_ET_AL,2</text:p>
          </table:table-cell>
        </table:table-row>
        <table:table-row table:style-name="ro1">
          <table:table-cell office:value-type="string">
            <text:p>2IQN46UXFCD4K60J0X4SVTKIPDOUS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8L3DHJHP4BDST495IIS59X3MICW3N</text:p>
          </table:table-cell>
          <table:table-cell office:value-type="string">
            <text:p>AAE9H4ZIKQS37</text:p>
          </table:table-cell>
          <table:table-cell office:value-type="string">
            <text:p>Submitted</text:p>
          </table:table-cell>
          <table:table-cell office:value-type="string">
            <text:p>Thu Sep 13 06:50:49 GMT 2012</text:p>
          </table:table-cell>
          <table:table-cell office:value-type="string">
            <text:p>Thu Sep 13 06:50:55 GMT 2012</text:p>
          </table:table-cell>
          <table:table-cell office:value-type="string">
            <text:p>Wed Sep 19 23:50:55 PDT 2012</text:p>
          </table:table-cell>
          <table:table-cell table:number-columns-repeated="3"/>
          <table:table-cell office:value-type="string">
            <text:p>6</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Herbert_Hoover_3:23.txt</text:p>
          </table:table-cell>
          <table:table-cell office:value-type="string">
            <text:p>HOME-LOAN DISCOUNT BANKS&lt;br/&gt;&lt;br/&gt;I recommend the establishment of a system of home-loan discount banks as the necessary companion in our financial structure of the Federal Reserve Banks and our Federal Land Banks. Such action will relieve present distressing pressures against home and farm property owners. It will relieve pressures upon and give added strength to building and loan associations, savings banks, and deposit banks, engaged in extending such credits. Such action would further decentralize our credit structure. It would revive residential construction and employment. It would enable such loaning institutions more effectually to promote home ownership. I discussed this plan at some length in a statement made public November 14, last. This plan has been warmly indorsed by the recent National Conference upon Home Ownership and Housing, whose members were designated by the governors of the States and the groups interested.&lt;br/&gt;&lt;br/&gt;</text:p>
          </table:table-cell>
          <table:table-cell office:value-type="string">
            <text:p>Keith Butler (Michigan)</text:p>
          </table:table-cell>
          <table:table-cell office:value-type="string">
            <text:p>http://en.wikipedia.org/wiki/Keith_Butler_(Michigan)</text:p>
          </table:table-cell>
          <table:table-cell office:value-type="string">
            <text:p>Banknote</text:p>
          </table:table-cell>
          <table:table-cell office:value-type="string">
            <text:p>http://en.wikipedia.org/wiki/Banknote</text:p>
          </table:table-cell>
          <table:table-cell/>
          <table:table-cell office:value-type="string">
            <text:p>2</text:p>
          </table:table-cell>
          <table:table-cell table:number-columns-repeated="3"/>
          <table:table-cell table:formula="of:=CONCATENATE([.AB275];&quot;,&quot;;[.AC275];&quot;,&quot;; TEXT([.AK275];&quot;#&quot;))" office:value-type="string" office:string-value="RANDOM,LAU_ET_AL,2">
            <text:p>RANDOM,LAU_ET_AL,2</text:p>
          </table:table-cell>
        </table:table-row>
        <table:table-row table:style-name="ro1">
          <table:table-cell office:value-type="string">
            <text:p>2IQN46UXFCD4K60J0X4SVTKIPDOUS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O8OOGQSCM6IPJQXLSLU200OWZRGGG</text:p>
          </table:table-cell>
          <table:table-cell office:value-type="string">
            <text:p>AS809NPDW8VZ0</text:p>
          </table:table-cell>
          <table:table-cell office:value-type="string">
            <text:p>Submitted</text:p>
          </table:table-cell>
          <table:table-cell office:value-type="string">
            <text:p>Thu Sep 13 06:45:45 GMT 2012</text:p>
          </table:table-cell>
          <table:table-cell office:value-type="string">
            <text:p>Thu Sep 13 06:46:13 GMT 2012</text:p>
          </table:table-cell>
          <table:table-cell office:value-type="string">
            <text:p>Wed Sep 19 23:46:13 PDT 2012</text:p>
          </table:table-cell>
          <table:table-cell table:number-columns-repeated="3"/>
          <table:table-cell office:value-type="string">
            <text:p>28</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Herbert_Hoover_3:23.txt</text:p>
          </table:table-cell>
          <table:table-cell office:value-type="string">
            <text:p>HOME-LOAN DISCOUNT BANKS&lt;br/&gt;&lt;br/&gt;I recommend the establishment of a system of home-loan discount banks as the necessary companion in our financial structure of the Federal Reserve Banks and our Federal Land Banks. Such action will relieve present distressing pressures against home and farm property owners. It will relieve pressures upon and give added strength to building and loan associations, savings banks, and deposit banks, engaged in extending such credits. Such action would further decentralize our credit structure. It would revive residential construction and employment. It would enable such loaning institutions more effectually to promote home ownership. I discussed this plan at some length in a statement made public November 14, last. This plan has been warmly indorsed by the recent National Conference upon Home Ownership and Housing, whose members were designated by the governors of the States and the groups interested.&lt;br/&gt;&lt;br/&gt;</text:p>
          </table:table-cell>
          <table:table-cell office:value-type="string">
            <text:p>Keith Butler (Michigan)</text:p>
          </table:table-cell>
          <table:table-cell office:value-type="string">
            <text:p>http://en.wikipedia.org/wiki/Keith_Butler_(Michigan)</text:p>
          </table:table-cell>
          <table:table-cell office:value-type="string">
            <text:p>Banknote</text:p>
          </table:table-cell>
          <table:table-cell office:value-type="string">
            <text:p>http://en.wikipedia.org/wiki/Banknote</text:p>
          </table:table-cell>
          <table:table-cell/>
          <table:table-cell office:value-type="string">
            <text:p>2</text:p>
          </table:table-cell>
          <table:table-cell table:number-columns-repeated="3"/>
          <table:table-cell table:formula="of:=CONCATENATE([.AB276];&quot;,&quot;;[.AC276];&quot;,&quot;; TEXT([.AK276];&quot;#&quot;))" office:value-type="string" office:string-value="RANDOM,LAU_ET_AL,2">
            <text:p>RANDOM,LAU_ET_AL,2</text:p>
          </table:table-cell>
        </table:table-row>
        <table:table-row table:style-name="ro1">
          <table:table-cell office:value-type="string">
            <text:p>2IQN46UXFCD4K60J0X4SVTKIPDOUS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WGFXRDS4IC1T71S4T6M91A2OA4VYH</text:p>
          </table:table-cell>
          <table:table-cell office:value-type="string">
            <text:p>A31ALYJKPKD09W</text:p>
          </table:table-cell>
          <table:table-cell office:value-type="string">
            <text:p>Submitted</text:p>
          </table:table-cell>
          <table:table-cell office:value-type="string">
            <text:p>Thu Sep 13 06:40:13 GMT 2012</text:p>
          </table:table-cell>
          <table:table-cell office:value-type="string">
            <text:p>Thu Sep 13 06:40:26 GMT 2012</text:p>
          </table:table-cell>
          <table:table-cell office:value-type="string">
            <text:p>Wed Sep 19 23:40:26 PDT 2012</text:p>
          </table:table-cell>
          <table:table-cell table:number-columns-repeated="3"/>
          <table:table-cell office:value-type="string">
            <text:p>13</text:p>
          </table:table-cell>
          <table:table-cell office:value-type="string">
            <text:p>100% (294/295)</text:p>
          </table:table-cell>
          <table:table-cell office:value-type="string">
            <text:p>100% (62/62)</text:p>
          </table:table-cell>
          <table:table-cell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Herbert_Hoover_3:23.txt</text:p>
          </table:table-cell>
          <table:table-cell office:value-type="string">
            <text:p>HOME-LOAN DISCOUNT BANKS&lt;br/&gt;&lt;br/&gt;I recommend the establishment of a system of home-loan discount banks as the necessary companion in our financial structure of the Federal Reserve Banks and our Federal Land Banks. Such action will relieve present distressing pressures against home and farm property owners. It will relieve pressures upon and give added strength to building and loan associations, savings banks, and deposit banks, engaged in extending such credits. Such action would further decentralize our credit structure. It would revive residential construction and employment. It would enable such loaning institutions more effectually to promote home ownership. I discussed this plan at some length in a statement made public November 14, last. This plan has been warmly indorsed by the recent National Conference upon Home Ownership and Housing, whose members were designated by the governors of the States and the groups interested.&lt;br/&gt;&lt;br/&gt;</text:p>
          </table:table-cell>
          <table:table-cell office:value-type="string">
            <text:p>Keith Butler (Michigan)</text:p>
          </table:table-cell>
          <table:table-cell office:value-type="string">
            <text:p>http://en.wikipedia.org/wiki/Keith_Butler_(Michigan)</text:p>
          </table:table-cell>
          <table:table-cell office:value-type="string">
            <text:p>Banknote</text:p>
          </table:table-cell>
          <table:table-cell office:value-type="string">
            <text:p>http://en.wikipedia.org/wiki/Banknote</text:p>
          </table:table-cell>
          <table:table-cell/>
          <table:table-cell office:value-type="string">
            <text:p>2</text:p>
          </table:table-cell>
          <table:table-cell table:number-columns-repeated="3"/>
          <table:table-cell table:formula="of:=CONCATENATE([.AB277];&quot;,&quot;;[.AC277];&quot;,&quot;; TEXT([.AK277];&quot;#&quot;))" office:value-type="string" office:string-value="RANDOM,LAU_ET_AL,2">
            <text:p>RANDOM,LAU_ET_AL,2</text:p>
          </table:table-cell>
        </table:table-row>
        <table:table-row table:style-name="ro1">
          <table:table-cell office:value-type="string">
            <text:p>25ZOVR14IXKOHUX7OO3WI6X30Y798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8IS1CSTMOFX6MG9PMSE6DNXPUSRO9</text:p>
          </table:table-cell>
          <table:table-cell office:value-type="string">
            <text:p>AAE9H4ZIKQS37</text:p>
          </table:table-cell>
          <table:table-cell office:value-type="string">
            <text:p>Submitted</text:p>
          </table:table-cell>
          <table:table-cell office:value-type="string">
            <text:p>Thu Sep 13 06:27:27 GMT 2012</text:p>
          </table:table-cell>
          <table:table-cell office:value-type="string">
            <text:p>Thu Sep 13 06:27:36 GMT 2012</text:p>
          </table:table-cell>
          <table:table-cell office:value-type="string">
            <text:p>Wed Sep 19 23:27:36 PDT 2012</text:p>
          </table:table-cell>
          <table:table-cell table:number-columns-repeated="3"/>
          <table:table-cell office:value-type="string">
            <text:p>9</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Millard_Fillmore_3:24.txt</text:p>
          </table:table-cell>
          <table:table-cell office:value-type="string">
            <text:p>Further appropriations will also be necessary for grading and paving the streets and avenues and inclosing and embellishing the public grounds within the city of Washington.&lt;br/&gt;&lt;br/&gt;I commend all these objects, together with the charitable institutions of the District, to your favorable regard. Every effort has been made to protect our frontier and that of the adjoining Mexican States from the incursions of the Indian tribes. Of about 11,000 men of which the Army is composed, nearly 8,000 are employed in the defense of the newly acquired territory (including Texas) and of emigrants proceeding thereto. I am gratified to say that these efforts have been unusually successful. With the exception of some partial outbreaks in California and Oregon and occasional depredations on a portion of the Rio Grande, owing, it is believed, to the disturbed state of that border region, the inroads of the Indians have been effectually restrained.&lt;br/&gt;&lt;br/&gt;</text:p>
          </table:table-cell>
          <table:table-cell office:value-type="string">
            <text:p>History of Basilan</text:p>
          </table:table-cell>
          <table:table-cell office:value-type="string">
            <text:p>http://en.wikipedia.org/wiki/History_of_Basilan</text:p>
          </table:table-cell>
          <table:table-cell office:value-type="string">
            <text:p>Americanization of Native Americans</text:p>
          </table:table-cell>
          <table:table-cell office:value-type="string">
            <text:p>http://en.wikipedia.org/wiki/Americanization_of_Native_Americans</text:p>
          </table:table-cell>
          <table:table-cell/>
          <table:table-cell office:value-type="string">
            <text:p>2</text:p>
          </table:table-cell>
          <table:table-cell table:number-columns-repeated="3"/>
          <table:table-cell table:formula="of:=CONCATENATE([.AB278];&quot;,&quot;;[.AC278];&quot;,&quot;; TEXT([.AK278];&quot;#&quot;))" office:value-type="string" office:string-value="EDA,LAU_ET_AL,2">
            <text:p>EDA,LAU_ET_AL,2</text:p>
          </table:table-cell>
        </table:table-row>
        <table:table-row table:style-name="ro1">
          <table:table-cell office:value-type="string">
            <text:p>25ZOVR14IXKOHUX7OO3WI6X30Y798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ABG5TYMNCWYQDXKG2JSPX11P3OJNP</text:p>
          </table:table-cell>
          <table:table-cell office:value-type="string">
            <text:p>A1K31OBX0MZU1N</text:p>
          </table:table-cell>
          <table:table-cell office:value-type="string">
            <text:p>Submitted</text:p>
          </table:table-cell>
          <table:table-cell office:value-type="string">
            <text:p>Thu Sep 13 05:31:45 GMT 2012</text:p>
          </table:table-cell>
          <table:table-cell office:value-type="string">
            <text:p>Thu Sep 13 05:35:32 GMT 2012</text:p>
          </table:table-cell>
          <table:table-cell office:value-type="string">
            <text:p>Wed Sep 19 22:35:32 PDT 2012</text:p>
          </table:table-cell>
          <table:table-cell table:number-columns-repeated="3"/>
          <table:table-cell office:value-type="string">
            <text:p>22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Millard_Fillmore_3:24.txt</text:p>
          </table:table-cell>
          <table:table-cell office:value-type="string">
            <text:p>Further appropriations will also be necessary for grading and paving the streets and avenues and inclosing and embellishing the public grounds within the city of Washington.&lt;br/&gt;&lt;br/&gt;I commend all these objects, together with the charitable institutions of the District, to your favorable regard. Every effort has been made to protect our frontier and that of the adjoining Mexican States from the incursions of the Indian tribes. Of about 11,000 men of which the Army is composed, nearly 8,000 are employed in the defense of the newly acquired territory (including Texas) and of emigrants proceeding thereto. I am gratified to say that these efforts have been unusually successful. With the exception of some partial outbreaks in California and Oregon and occasional depredations on a portion of the Rio Grande, owing, it is believed, to the disturbed state of that border region, the inroads of the Indians have been effectually restrained.&lt;br/&gt;&lt;br/&gt;</text:p>
          </table:table-cell>
          <table:table-cell office:value-type="string">
            <text:p>History of Basilan</text:p>
          </table:table-cell>
          <table:table-cell office:value-type="string">
            <text:p>http://en.wikipedia.org/wiki/History_of_Basilan</text:p>
          </table:table-cell>
          <table:table-cell office:value-type="string">
            <text:p>Americanization of Native Americans</text:p>
          </table:table-cell>
          <table:table-cell office:value-type="string">
            <text:p>http://en.wikipedia.org/wiki/Americanization_of_Native_Americans</text:p>
          </table:table-cell>
          <table:table-cell/>
          <table:table-cell office:value-type="string">
            <text:p>2</text:p>
          </table:table-cell>
          <table:table-cell table:number-columns-repeated="3"/>
          <table:table-cell table:formula="of:=CONCATENATE([.AB279];&quot;,&quot;;[.AC279];&quot;,&quot;; TEXT([.AK279];&quot;#&quot;))" office:value-type="string" office:string-value="EDA,LAU_ET_AL,2">
            <text:p>EDA,LAU_ET_AL,2</text:p>
          </table:table-cell>
        </table:table-row>
        <table:table-row table:style-name="ro1">
          <table:table-cell office:value-type="string">
            <text:p>25ZOVR14IXKOHUX7OO3WI6X30Y798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OKCWY2AOO2G1V2LVY7Q0CM6OPB33H</text:p>
          </table:table-cell>
          <table:table-cell office:value-type="string">
            <text:p>A2W2ZEI7WUASOW</text:p>
          </table:table-cell>
          <table:table-cell office:value-type="string">
            <text:p>Submitted</text:p>
          </table:table-cell>
          <table:table-cell office:value-type="string">
            <text:p>Thu Sep 13 05:27:45 GMT 2012</text:p>
          </table:table-cell>
          <table:table-cell office:value-type="string">
            <text:p>Thu Sep 13 05:27:56 GMT 2012</text:p>
          </table:table-cell>
          <table:table-cell office:value-type="string">
            <text:p>Wed Sep 19 22:27:56 PDT 2012</text:p>
          </table:table-cell>
          <table:table-cell table:number-columns-repeated="3"/>
          <table:table-cell office:value-type="string">
            <text:p>11</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Millard_Fillmore_3:24.txt</text:p>
          </table:table-cell>
          <table:table-cell office:value-type="string">
            <text:p>Further appropriations will also be necessary for grading and paving the streets and avenues and inclosing and embellishing the public grounds within the city of Washington.&lt;br/&gt;&lt;br/&gt;I commend all these objects, together with the charitable institutions of the District, to your favorable regard. Every effort has been made to protect our frontier and that of the adjoining Mexican States from the incursions of the Indian tribes. Of about 11,000 men of which the Army is composed, nearly 8,000 are employed in the defense of the newly acquired territory (including Texas) and of emigrants proceeding thereto. I am gratified to say that these efforts have been unusually successful. With the exception of some partial outbreaks in California and Oregon and occasional depredations on a portion of the Rio Grande, owing, it is believed, to the disturbed state of that border region, the inroads of the Indians have been effectually restrained.&lt;br/&gt;&lt;br/&gt;</text:p>
          </table:table-cell>
          <table:table-cell office:value-type="string">
            <text:p>History of Basilan</text:p>
          </table:table-cell>
          <table:table-cell office:value-type="string">
            <text:p>http://en.wikipedia.org/wiki/History_of_Basilan</text:p>
          </table:table-cell>
          <table:table-cell office:value-type="string">
            <text:p>Americanization of Native Americans</text:p>
          </table:table-cell>
          <table:table-cell office:value-type="string">
            <text:p>http://en.wikipedia.org/wiki/Americanization_of_Native_Americans</text:p>
          </table:table-cell>
          <table:table-cell/>
          <table:table-cell office:value-type="string">
            <text:p>2</text:p>
          </table:table-cell>
          <table:table-cell table:number-columns-repeated="3"/>
          <table:table-cell table:formula="of:=CONCATENATE([.AB280];&quot;,&quot;;[.AC280];&quot;,&quot;; TEXT([.AK280];&quot;#&quot;))" office:value-type="string" office:string-value="EDA,LAU_ET_AL,2">
            <text:p>EDA,LAU_ET_AL,2</text:p>
          </table:table-cell>
        </table:table-row>
        <table:table-row table:style-name="ro1">
          <table:table-cell office:value-type="string">
            <text:p>2X2PEIB9BAWL7VLUXFMX2D3MV1N1Y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8ZQEOZFYQS1R1HRVPORLS4IIGKHKI</text:p>
          </table:table-cell>
          <table:table-cell office:value-type="string">
            <text:p>AAE9H4ZIKQS37</text:p>
          </table:table-cell>
          <table:table-cell office:value-type="string">
            <text:p>Submitted</text:p>
          </table:table-cell>
          <table:table-cell office:value-type="string">
            <text:p>Thu Sep 13 06:30:27 GMT 2012</text:p>
          </table:table-cell>
          <table:table-cell office:value-type="string">
            <text:p>Thu Sep 13 06:30:36 GMT 2012</text:p>
          </table:table-cell>
          <table:table-cell office:value-type="string">
            <text:p>Wed Sep 19 23:30:36 PDT 2012</text:p>
          </table:table-cell>
          <table:table-cell table:number-columns-repeated="3"/>
          <table:table-cell office:value-type="string">
            <text:p>9</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Franklin_Delano_Roosevelt_12:69.txt</text:p>
          </table:table-cell>
          <table:table-cell office:value-type="string">
            <text:p>We Americans have always believed in freedom of opportunity, and equality of opportunity remains one of the principal objectives of our national life. What we believe in for individuals, we believe in also for Nations. We are opposed to restrictions, whether by public act or private arrangement, which distort and impair commerce, transit, and trade.&lt;br/&gt;&lt;br/&gt;We have house-cleaning of our own to do in this regard. But it is our hope, not only in the interest of our own prosperity but in the interest of the prosperity of the world, that trade and commerce and access to materials and markets may be freer after this war than ever before in the history of the world.&lt;br/&gt;&lt;br/&gt;</text:p>
          </table:table-cell>
          <table:table-cell office:value-type="string">
            <text:p>Trade</text:p>
          </table:table-cell>
          <table:table-cell office:value-type="string">
            <text:p>http://en.wikipedia.org/wiki/Trade</text:p>
          </table:table-cell>
          <table:table-cell office:value-type="string">
            <text:p>Economic history of the United States</text:p>
          </table:table-cell>
          <table:table-cell office:value-type="string">
            <text:p>http://en.wikipedia.org/wiki/Economic_history_of_the_United_States</text:p>
          </table:table-cell>
          <table:table-cell/>
          <table:table-cell office:value-type="string">
            <text:p>2</text:p>
          </table:table-cell>
          <table:table-cell table:number-columns-repeated="3"/>
          <table:table-cell table:formula="of:=CONCATENATE([.AB281];&quot;,&quot;;[.AC281];&quot;,&quot;; TEXT([.AK281];&quot;#&quot;))" office:value-type="string" office:string-value="LAU_ET_AL,EDA,2">
            <text:p>LAU_ET_AL,EDA,2</text:p>
          </table:table-cell>
        </table:table-row>
        <table:table-row table:style-name="ro1">
          <table:table-cell office:value-type="string">
            <text:p>2X2PEIB9BAWL7VLUXFMX2D3MV1N1Y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LSHFL42J1LYKHZC9HD0QGFKNS22NL</text:p>
          </table:table-cell>
          <table:table-cell office:value-type="string">
            <text:p>AETDKS5M0W0ZG</text:p>
          </table:table-cell>
          <table:table-cell office:value-type="string">
            <text:p>Submitted</text:p>
          </table:table-cell>
          <table:table-cell office:value-type="string">
            <text:p>Thu Sep 13 05:25:23 GMT 2012</text:p>
          </table:table-cell>
          <table:table-cell office:value-type="string">
            <text:p>Thu Sep 13 05:26:03 GMT 2012</text:p>
          </table:table-cell>
          <table:table-cell office:value-type="string">
            <text:p>Wed Sep 19 22:26:03 PDT 2012</text:p>
          </table:table-cell>
          <table:table-cell table:number-columns-repeated="3"/>
          <table:table-cell office:value-type="string">
            <text:p>40</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Franklin_Delano_Roosevelt_12:69.txt</text:p>
          </table:table-cell>
          <table:table-cell office:value-type="string">
            <text:p>We Americans have always believed in freedom of opportunity, and equality of opportunity remains one of the principal objectives of our national life. What we believe in for individuals, we believe in also for Nations. We are opposed to restrictions, whether by public act or private arrangement, which distort and impair commerce, transit, and trade.&lt;br/&gt;&lt;br/&gt;We have house-cleaning of our own to do in this regard. But it is our hope, not only in the interest of our own prosperity but in the interest of the prosperity of the world, that trade and commerce and access to materials and markets may be freer after this war than ever before in the history of the world.&lt;br/&gt;&lt;br/&gt;</text:p>
          </table:table-cell>
          <table:table-cell office:value-type="string">
            <text:p>Trade</text:p>
          </table:table-cell>
          <table:table-cell office:value-type="string">
            <text:p>http://en.wikipedia.org/wiki/Trade</text:p>
          </table:table-cell>
          <table:table-cell office:value-type="string">
            <text:p>Economic history of the United States</text:p>
          </table:table-cell>
          <table:table-cell office:value-type="string">
            <text:p>http://en.wikipedia.org/wiki/Economic_history_of_the_United_States</text:p>
          </table:table-cell>
          <table:table-cell/>
          <table:table-cell office:value-type="string">
            <text:p>1</text:p>
          </table:table-cell>
          <table:table-cell table:number-columns-repeated="3"/>
          <table:table-cell table:formula="of:=CONCATENATE([.AB282];&quot;,&quot;;[.AC282];&quot;,&quot;; TEXT([.AK282];&quot;#&quot;))" office:value-type="string" office:string-value="LAU_ET_AL,EDA,1">
            <text:p>LAU_ET_AL,EDA,1</text:p>
          </table:table-cell>
        </table:table-row>
        <table:table-row table:style-name="ro1">
          <table:table-cell office:value-type="string">
            <text:p>2X2PEIB9BAWL7VLUXFMX2D3MV1N1Y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U1RJ85OZIZEWVYFWWFOY5EWVCM9X4</text:p>
          </table:table-cell>
          <table:table-cell office:value-type="string">
            <text:p>A2W2ZEI7WUASOW</text:p>
          </table:table-cell>
          <table:table-cell office:value-type="string">
            <text:p>Submitted</text:p>
          </table:table-cell>
          <table:table-cell office:value-type="string">
            <text:p>Thu Sep 13 05:38:56 GMT 2012</text:p>
          </table:table-cell>
          <table:table-cell office:value-type="string">
            <text:p>Thu Sep 13 05:39:12 GMT 2012</text:p>
          </table:table-cell>
          <table:table-cell office:value-type="string">
            <text:p>Wed Sep 19 22:39:12 PDT 2012</text:p>
          </table:table-cell>
          <table:table-cell table:number-columns-repeated="3"/>
          <table:table-cell office:value-type="string">
            <text:p>1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Franklin_Delano_Roosevelt_12:69.txt</text:p>
          </table:table-cell>
          <table:table-cell office:value-type="string">
            <text:p>We Americans have always believed in freedom of opportunity, and equality of opportunity remains one of the principal objectives of our national life. What we believe in for individuals, we believe in also for Nations. We are opposed to restrictions, whether by public act or private arrangement, which distort and impair commerce, transit, and trade.&lt;br/&gt;&lt;br/&gt;We have house-cleaning of our own to do in this regard. But it is our hope, not only in the interest of our own prosperity but in the interest of the prosperity of the world, that trade and commerce and access to materials and markets may be freer after this war than ever before in the history of the world.&lt;br/&gt;&lt;br/&gt;</text:p>
          </table:table-cell>
          <table:table-cell office:value-type="string">
            <text:p>Trade</text:p>
          </table:table-cell>
          <table:table-cell office:value-type="string">
            <text:p>http://en.wikipedia.org/wiki/Trade</text:p>
          </table:table-cell>
          <table:table-cell office:value-type="string">
            <text:p>Economic history of the United States</text:p>
          </table:table-cell>
          <table:table-cell office:value-type="string">
            <text:p>http://en.wikipedia.org/wiki/Economic_history_of_the_United_States</text:p>
          </table:table-cell>
          <table:table-cell/>
          <table:table-cell office:value-type="string">
            <text:p>1</text:p>
          </table:table-cell>
          <table:table-cell table:number-columns-repeated="3"/>
          <table:table-cell table:formula="of:=CONCATENATE([.AB283];&quot;,&quot;;[.AC283];&quot;,&quot;; TEXT([.AK283];&quot;#&quot;))" office:value-type="string" office:string-value="LAU_ET_AL,EDA,1">
            <text:p>LAU_ET_AL,EDA,1</text:p>
          </table:table-cell>
        </table:table-row>
        <table:table-row table:style-name="ro1">
          <table:table-cell office:value-type="string">
            <text:p>2FK4E6AUBXHW7QVKSJ0VJZWDTVT1X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40Y1THV8ER9DHHSRSDZ0M5KLWZO1B</text:p>
          </table:table-cell>
          <table:table-cell office:value-type="string">
            <text:p>AAE9H4ZIKQS37</text:p>
          </table:table-cell>
          <table:table-cell office:value-type="string">
            <text:p>Submitted</text:p>
          </table:table-cell>
          <table:table-cell office:value-type="string">
            <text:p>Thu Sep 13 06:48:38 GMT 2012</text:p>
          </table:table-cell>
          <table:table-cell office:value-type="string">
            <text:p>Thu Sep 13 06:48:46 GMT 2012</text:p>
          </table:table-cell>
          <table:table-cell office:value-type="string">
            <text:p>Wed Sep 19 23:48:46 PDT 2012</text:p>
          </table:table-cell>
          <table:table-cell table:number-columns-repeated="3"/>
          <table:table-cell office:value-type="string">
            <text:p>8</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Theodore_Roosevelt_4:25.txt</text:p>
          </table:table-cell>
          <table:table-cell office:value-type="string">
            <text:p>The second reason for which forest reserves are created is to preserve the timber supply for various classes of wood users. Among the more important of these are settlers under the reclamation act and other acts, for whom a cheap and accessible supply of timber for domestic uses is absolutely necessary; miners and prospectors, who are in serious danger of losing their timber supply by fire or through export by lumber companies when timber lands adjacent to their mines pass into private ownership; lumbermen, transportation companies, builders, and commercial interests in general.&lt;br/&gt;&lt;br/&gt;Although the wisdom of creating forest reserves is nearly everywhere heartily recognized, yet in a few localities there has been misunderstanding and complaint. The following statement is therefore desirable:&lt;br/&gt;&lt;br/&gt;</text:p>
          </table:table-cell>
          <table:table-cell office:value-type="string">
            <text:p>American Old West</text:p>
          </table:table-cell>
          <table:table-cell office:value-type="string">
            <text:p>http://en.wikipedia.org/wiki/American_Old_West</text:p>
          </table:table-cell>
          <table:table-cell office:value-type="string">
            <text:p>Ashdown Forest</text:p>
          </table:table-cell>
          <table:table-cell office:value-type="string">
            <text:p>http://en.wikipedia.org/wiki/Ashdown_Forest</text:p>
          </table:table-cell>
          <table:table-cell/>
          <table:table-cell office:value-type="string">
            <text:p>1</text:p>
          </table:table-cell>
          <table:table-cell table:number-columns-repeated="3"/>
          <table:table-cell table:formula="of:=CONCATENATE([.AB284];&quot;,&quot;;[.AC284];&quot;,&quot;; TEXT([.AK284];&quot;#&quot;))" office:value-type="string" office:string-value="EDA,LAU_ET_AL,1">
            <text:p>EDA,LAU_ET_AL,1</text:p>
          </table:table-cell>
        </table:table-row>
        <table:table-row table:style-name="ro1">
          <table:table-cell office:value-type="string">
            <text:p>2FK4E6AUBXHW7QVKSJ0VJZWDTVT1X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X5WIOV1S7SNIMHL1BUYLZ8NE62ZKR</text:p>
          </table:table-cell>
          <table:table-cell office:value-type="string">
            <text:p>AS809NPDW8VZ0</text:p>
          </table:table-cell>
          <table:table-cell office:value-type="string">
            <text:p>Submitted</text:p>
          </table:table-cell>
          <table:table-cell office:value-type="string">
            <text:p>Thu Sep 13 06:53:02 GMT 2012</text:p>
          </table:table-cell>
          <table:table-cell office:value-type="string">
            <text:p>Thu Sep 13 06:53:27 GMT 2012</text:p>
          </table:table-cell>
          <table:table-cell office:value-type="string">
            <text:p>Wed Sep 19 23:53:27 PDT 2012</text:p>
          </table:table-cell>
          <table:table-cell table:number-columns-repeated="3"/>
          <table:table-cell office:value-type="string">
            <text:p>25</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Theodore_Roosevelt_4:25.txt</text:p>
          </table:table-cell>
          <table:table-cell office:value-type="string">
            <text:p>The second reason for which forest reserves are created is to preserve the timber supply for various classes of wood users. Among the more important of these are settlers under the reclamation act and other acts, for whom a cheap and accessible supply of timber for domestic uses is absolutely necessary; miners and prospectors, who are in serious danger of losing their timber supply by fire or through export by lumber companies when timber lands adjacent to their mines pass into private ownership; lumbermen, transportation companies, builders, and commercial interests in general.&lt;br/&gt;&lt;br/&gt;Although the wisdom of creating forest reserves is nearly everywhere heartily recognized, yet in a few localities there has been misunderstanding and complaint. The following statement is therefore desirable:&lt;br/&gt;&lt;br/&gt;</text:p>
          </table:table-cell>
          <table:table-cell office:value-type="string">
            <text:p>American Old West</text:p>
          </table:table-cell>
          <table:table-cell office:value-type="string">
            <text:p>http://en.wikipedia.org/wiki/American_Old_West</text:p>
          </table:table-cell>
          <table:table-cell office:value-type="string">
            <text:p>Ashdown Forest</text:p>
          </table:table-cell>
          <table:table-cell office:value-type="string">
            <text:p>http://en.wikipedia.org/wiki/Ashdown_Forest</text:p>
          </table:table-cell>
          <table:table-cell/>
          <table:table-cell office:value-type="string">
            <text:p>2</text:p>
          </table:table-cell>
          <table:table-cell table:number-columns-repeated="3"/>
          <table:table-cell table:formula="of:=CONCATENATE([.AB285];&quot;,&quot;;[.AC285];&quot;,&quot;; TEXT([.AK285];&quot;#&quot;))" office:value-type="string" office:string-value="EDA,LAU_ET_AL,2">
            <text:p>EDA,LAU_ET_AL,2</text:p>
          </table:table-cell>
        </table:table-row>
        <table:table-row table:style-name="ro1">
          <table:table-cell office:value-type="string">
            <text:p>2FK4E6AUBXHW7QVKSJ0VJZWDTVT1X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Z1746OQ1SNQ5GEBEAW1YKCNXG9O4O</text:p>
          </table:table-cell>
          <table:table-cell office:value-type="string">
            <text:p>A31ALYJKPKD09W</text:p>
          </table:table-cell>
          <table:table-cell office:value-type="string">
            <text:p>Submitted</text:p>
          </table:table-cell>
          <table:table-cell office:value-type="string">
            <text:p>Thu Sep 13 06:48:50 GMT 2012</text:p>
          </table:table-cell>
          <table:table-cell office:value-type="string">
            <text:p>Thu Sep 13 06:48:58 GMT 2012</text:p>
          </table:table-cell>
          <table:table-cell office:value-type="string">
            <text:p>Wed Sep 19 23:48:58 PDT 2012</text:p>
          </table:table-cell>
          <table:table-cell table:number-columns-repeated="3"/>
          <table:table-cell office:value-type="string">
            <text:p>8</text:p>
          </table:table-cell>
          <table:table-cell office:value-type="string">
            <text:p>100% (294/295)</text:p>
          </table:table-cell>
          <table:table-cell office:value-type="string">
            <text:p>100% (62/62)</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Theodore_Roosevelt_4:25.txt</text:p>
          </table:table-cell>
          <table:table-cell office:value-type="string">
            <text:p>The second reason for which forest reserves are created is to preserve the timber supply for various classes of wood users. Among the more important of these are settlers under the reclamation act and other acts, for whom a cheap and accessible supply of timber for domestic uses is absolutely necessary; miners and prospectors, who are in serious danger of losing their timber supply by fire or through export by lumber companies when timber lands adjacent to their mines pass into private ownership; lumbermen, transportation companies, builders, and commercial interests in general.&lt;br/&gt;&lt;br/&gt;Although the wisdom of creating forest reserves is nearly everywhere heartily recognized, yet in a few localities there has been misunderstanding and complaint. The following statement is therefore desirable:&lt;br/&gt;&lt;br/&gt;</text:p>
          </table:table-cell>
          <table:table-cell office:value-type="string">
            <text:p>American Old West</text:p>
          </table:table-cell>
          <table:table-cell office:value-type="string">
            <text:p>http://en.wikipedia.org/wiki/American_Old_West</text:p>
          </table:table-cell>
          <table:table-cell office:value-type="string">
            <text:p>Ashdown Forest</text:p>
          </table:table-cell>
          <table:table-cell office:value-type="string">
            <text:p>http://en.wikipedia.org/wiki/Ashdown_Forest</text:p>
          </table:table-cell>
          <table:table-cell/>
          <table:table-cell office:value-type="string">
            <text:p>1</text:p>
          </table:table-cell>
          <table:table-cell table:number-columns-repeated="3"/>
          <table:table-cell table:formula="of:=CONCATENATE([.AB286];&quot;,&quot;;[.AC286];&quot;,&quot;; TEXT([.AK286];&quot;#&quot;))" office:value-type="string" office:string-value="EDA,LAU_ET_AL,1">
            <text:p>EDA,LAU_ET_AL,1</text:p>
          </table:table-cell>
        </table:table-row>
        <table:table-row table:style-name="ro1">
          <table:table-cell office:value-type="string">
            <text:p>2FNPQJQ9OPLLCLVZT1OGGKCO1VR1Z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KMC26DG67D1CCJ5MURCWK2JKGO7EI</text:p>
          </table:table-cell>
          <table:table-cell office:value-type="string">
            <text:p>A997OZ3H2B3Q2</text:p>
          </table:table-cell>
          <table:table-cell office:value-type="string">
            <text:p>Submitted</text:p>
          </table:table-cell>
          <table:table-cell office:value-type="string">
            <text:p>Thu Sep 13 05:43:21 GMT 2012</text:p>
          </table:table-cell>
          <table:table-cell office:value-type="string">
            <text:p>Thu Sep 13 05:43:33 GMT 2012</text:p>
          </table:table-cell>
          <table:table-cell office:value-type="string">
            <text:p>Wed Sep 19 22:43:33 PDT 2012</text:p>
          </table:table-cell>
          <table:table-cell table:number-columns-repeated="3"/>
          <table:table-cell office:value-type="string">
            <text:p>12</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Bill_Clinton_7:73.txt</text:p>
          </table:table-cell>
          <table:table-cell office:value-type="string">
            <text:p>In ways large and small, as we look to the millennium, we are keeping alive what George Washington called &amp;quot;the sacred fire of liberty.&amp;quot;&lt;br/&gt;&lt;br/&gt;Six years ago, I came to office in a time of doubt for America, with our economy troubled, our deficit high, our people divided. Some even wondered whether our best days were behind us. But across this country, in a thousand neighborhoods, I have seen, even amidst the pain and uncertainty of recession, the real heart and character of America.&lt;br/&gt;&lt;br/&gt;</text:p>
          </table:table-cell>
          <table:table-cell office:value-type="string">
            <text:p>Springfield</text:p>
          </table:table-cell>
          <table:table-cell office:value-type="string">
            <text:p>http://en.wikipedia.org/wiki/Springfield</text:p>
          </table:table-cell>
          <table:table-cell office:value-type="string">
            <text:p>The rage of the whole world</text:p>
          </table:table-cell>
          <table:table-cell office:value-type="string">
            <text:p>http://en.wikipedia.org/wiki/The_rage_of_the_whole_world</text:p>
          </table:table-cell>
          <table:table-cell/>
          <table:table-cell office:value-type="string">
            <text:p>2</text:p>
          </table:table-cell>
          <table:table-cell table:number-columns-repeated="3"/>
          <table:table-cell table:formula="of:=CONCATENATE([.AB287];&quot;,&quot;;[.AC287];&quot;,&quot;; TEXT([.AK287];&quot;#&quot;))" office:value-type="string" office:string-value="EDA,RANDOM,2">
            <text:p>EDA,RANDOM,2</text:p>
          </table:table-cell>
        </table:table-row>
        <table:table-row table:style-name="ro1">
          <table:table-cell office:value-type="string">
            <text:p>2FNPQJQ9OPLLCLVZT1OGGKCO1VR1Z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O8DHDM25L8IOWN1DR5ZEOE4WBFPFV</text:p>
          </table:table-cell>
          <table:table-cell office:value-type="string">
            <text:p>AAE9H4ZIKQS37</text:p>
          </table:table-cell>
          <table:table-cell office:value-type="string">
            <text:p>Submitted</text:p>
          </table:table-cell>
          <table:table-cell office:value-type="string">
            <text:p>Thu Sep 13 06:51:56 GMT 2012</text:p>
          </table:table-cell>
          <table:table-cell office:value-type="string">
            <text:p>Thu Sep 13 06:52:03 GMT 2012</text:p>
          </table:table-cell>
          <table:table-cell office:value-type="string">
            <text:p>Wed Sep 19 23:52:03 PDT 2012</text:p>
          </table:table-cell>
          <table:table-cell table:number-columns-repeated="3"/>
          <table:table-cell office:value-type="string">
            <text:p>7</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Bill_Clinton_7:73.txt</text:p>
          </table:table-cell>
          <table:table-cell office:value-type="string">
            <text:p>In ways large and small, as we look to the millennium, we are keeping alive what George Washington called &amp;quot;the sacred fire of liberty.&amp;quot;&lt;br/&gt;&lt;br/&gt;Six years ago, I came to office in a time of doubt for America, with our economy troubled, our deficit high, our people divided. Some even wondered whether our best days were behind us. But across this country, in a thousand neighborhoods, I have seen, even amidst the pain and uncertainty of recession, the real heart and character of America.&lt;br/&gt;&lt;br/&gt;</text:p>
          </table:table-cell>
          <table:table-cell office:value-type="string">
            <text:p>Springfield</text:p>
          </table:table-cell>
          <table:table-cell office:value-type="string">
            <text:p>http://en.wikipedia.org/wiki/Springfield</text:p>
          </table:table-cell>
          <table:table-cell office:value-type="string">
            <text:p>The rage of the whole world</text:p>
          </table:table-cell>
          <table:table-cell office:value-type="string">
            <text:p>http://en.wikipedia.org/wiki/The_rage_of_the_whole_world</text:p>
          </table:table-cell>
          <table:table-cell/>
          <table:table-cell office:value-type="string">
            <text:p>2</text:p>
          </table:table-cell>
          <table:table-cell table:number-columns-repeated="3"/>
          <table:table-cell table:formula="of:=CONCATENATE([.AB288];&quot;,&quot;;[.AC288];&quot;,&quot;; TEXT([.AK288];&quot;#&quot;))" office:value-type="string" office:string-value="EDA,RANDOM,2">
            <text:p>EDA,RANDOM,2</text:p>
          </table:table-cell>
        </table:table-row>
        <table:table-row table:style-name="ro1">
          <table:table-cell office:value-type="string">
            <text:p>2FNPQJQ9OPLLCLVZT1OGGKCO1VR1Z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1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1 GMT 2012</text:p>
          </table:table-cell>
          <table:table-cell table:number-columns-repeated="2"/>
          <table:table-cell office:value-type="string">
            <text:p>2UHFE4EGDHDMHE9DPJEZ46HE5LWKAC</text:p>
          </table:table-cell>
          <table:table-cell office:value-type="string">
            <text:p>AS809NPDW8VZ0</text:p>
          </table:table-cell>
          <table:table-cell office:value-type="string">
            <text:p>Submitted</text:p>
          </table:table-cell>
          <table:table-cell office:value-type="string">
            <text:p>Thu Sep 13 06:52:17 GMT 2012</text:p>
          </table:table-cell>
          <table:table-cell office:value-type="string">
            <text:p>Thu Sep 13 06:53:01 GMT 2012</text:p>
          </table:table-cell>
          <table:table-cell office:value-type="string">
            <text:p>Wed Sep 19 23:53:01 PDT 2012</text:p>
          </table:table-cell>
          <table:table-cell table:number-columns-repeated="3"/>
          <table:table-cell office:value-type="string">
            <text:p>44</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Bill_Clinton_7:73.txt</text:p>
          </table:table-cell>
          <table:table-cell office:value-type="string">
            <text:p>In ways large and small, as we look to the millennium, we are keeping alive what George Washington called &amp;quot;the sacred fire of liberty.&amp;quot;&lt;br/&gt;&lt;br/&gt;Six years ago, I came to office in a time of doubt for America, with our economy troubled, our deficit high, our people divided. Some even wondered whether our best days were behind us. But across this country, in a thousand neighborhoods, I have seen, even amidst the pain and uncertainty of recession, the real heart and character of America.&lt;br/&gt;&lt;br/&gt;</text:p>
          </table:table-cell>
          <table:table-cell office:value-type="string">
            <text:p>Springfield</text:p>
          </table:table-cell>
          <table:table-cell office:value-type="string">
            <text:p>http://en.wikipedia.org/wiki/Springfield</text:p>
          </table:table-cell>
          <table:table-cell office:value-type="string">
            <text:p>The rage of the whole world</text:p>
          </table:table-cell>
          <table:table-cell office:value-type="string">
            <text:p>http://en.wikipedia.org/wiki/The_rage_of_the_whole_world</text:p>
          </table:table-cell>
          <table:table-cell/>
          <table:table-cell office:value-type="string">
            <text:p>2</text:p>
          </table:table-cell>
          <table:table-cell table:number-columns-repeated="3"/>
          <table:table-cell table:formula="of:=CONCATENATE([.AB289];&quot;,&quot;;[.AC289];&quot;,&quot;; TEXT([.AK289];&quot;#&quot;))" office:value-type="string" office:string-value="EDA,RANDOM,2">
            <text:p>EDA,RANDOM,2</text:p>
          </table:table-cell>
        </table:table-row>
        <table:table-row table:style-name="ro1">
          <table:table-cell office:value-type="string">
            <text:p>2BVD8XMB3Q39E9ZB13F614EVU3QRG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IBHSTLB3L0FQSXNVLAERREVKKUIU6</text:p>
          </table:table-cell>
          <table:table-cell office:value-type="string">
            <text:p>A3E24869P0UAX8</text:p>
          </table:table-cell>
          <table:table-cell office:value-type="string">
            <text:p>Submitted</text:p>
          </table:table-cell>
          <table:table-cell office:value-type="string">
            <text:p>Thu Sep 13 05:48:03 GMT 2012</text:p>
          </table:table-cell>
          <table:table-cell office:value-type="string">
            <text:p>Thu Sep 13 05:48:13 GMT 2012</text:p>
          </table:table-cell>
          <table:table-cell office:value-type="string">
            <text:p>Wed Sep 19 22:48:13 PDT 2012</text:p>
          </table:table-cell>
          <table:table-cell table:number-columns-repeated="3"/>
          <table:table-cell office:value-type="string">
            <text:p>10</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eorge_W._Bush_8:5.txt</text:p>
          </table:table-cell>
          <table:table-cell office:value-type="string">
            <text:p>The people&amp;apos;s trust in their government is undermined by congressional earmarks -- special interest projects that are often snuck in at the last minute, without discussion or debate. Last year, I asked you to voluntarily cut the number and cost of earmarks in half. I also asked you to stop slipping earmarks into committee reports that never even come to a vote. Unfortunately, neither goal was met. So this time, if you send me an appropriations bill that does not cut the number and cost of earmarks in half, I&amp;apos;ll send it back to you with my veto. (Applause.)&lt;br/&gt;&lt;br/&gt;And tomorrow, I will issue an executive order that directs federal agencies to ignore any future earmark that is not voted on by Congress. If these items are truly worth funding, Congress should debate them in the open and hold a public vote. (Applause.)&lt;br/&gt;&lt;br/&gt;</text:p>
          </table:table-cell>
          <table:table-cell office:value-type="string">
            <text:p>Governorship of Sarah Palin</text:p>
          </table:table-cell>
          <table:table-cell office:value-type="string">
            <text:p>http://en.wikipedia.org/wiki/Governorship_of_Sarah_Palin</text:p>
          </table:table-cell>
          <table:table-cell office:value-type="string">
            <text:p>Budget</text:p>
          </table:table-cell>
          <table:table-cell office:value-type="string">
            <text:p>http://en.wikipedia.org/wiki/Budget</text:p>
          </table:table-cell>
          <table:table-cell/>
          <table:table-cell office:value-type="string">
            <text:p>1</text:p>
          </table:table-cell>
          <table:table-cell table:number-columns-repeated="3"/>
          <table:table-cell table:formula="of:=CONCATENATE([.AB290];&quot;,&quot;;[.AC290];&quot;,&quot;; TEXT([.AK290];&quot;#&quot;))" office:value-type="string" office:string-value="EDA,LAU_ET_AL,1">
            <text:p>EDA,LAU_ET_AL,1</text:p>
          </table:table-cell>
        </table:table-row>
        <table:table-row table:style-name="ro1">
          <table:table-cell office:value-type="string">
            <text:p>2BVD8XMB3Q39E9ZB13F614EVU3QRG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K36BFMFFOYYX2PYQP4GMSC0XBVYLS</text:p>
          </table:table-cell>
          <table:table-cell office:value-type="string">
            <text:p>A16AKSCLSVCW9A</text:p>
          </table:table-cell>
          <table:table-cell office:value-type="string">
            <text:p>Submitted</text:p>
          </table:table-cell>
          <table:table-cell office:value-type="string">
            <text:p>Thu Sep 13 05:24:46 GMT 2012</text:p>
          </table:table-cell>
          <table:table-cell office:value-type="string">
            <text:p>Thu Sep 13 05:25:01 GMT 2012</text:p>
          </table:table-cell>
          <table:table-cell office:value-type="string">
            <text:p>Wed Sep 19 22:25:01 PDT 2012</text:p>
          </table:table-cell>
          <table:table-cell table:number-columns-repeated="3"/>
          <table:table-cell office:value-type="string">
            <text:p>15</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eorge_W._Bush_8:5.txt</text:p>
          </table:table-cell>
          <table:table-cell office:value-type="string">
            <text:p>The people&amp;apos;s trust in their government is undermined by congressional earmarks -- special interest projects that are often snuck in at the last minute, without discussion or debate. Last year, I asked you to voluntarily cut the number and cost of earmarks in half. I also asked you to stop slipping earmarks into committee reports that never even come to a vote. Unfortunately, neither goal was met. So this time, if you send me an appropriations bill that does not cut the number and cost of earmarks in half, I&amp;apos;ll send it back to you with my veto. (Applause.)&lt;br/&gt;&lt;br/&gt;And tomorrow, I will issue an executive order that directs federal agencies to ignore any future earmark that is not voted on by Congress. If these items are truly worth funding, Congress should debate them in the open and hold a public vote. (Applause.)&lt;br/&gt;&lt;br/&gt;</text:p>
          </table:table-cell>
          <table:table-cell office:value-type="string">
            <text:p>Governorship of Sarah Palin</text:p>
          </table:table-cell>
          <table:table-cell office:value-type="string">
            <text:p>http://en.wikipedia.org/wiki/Governorship_of_Sarah_Palin</text:p>
          </table:table-cell>
          <table:table-cell office:value-type="string">
            <text:p>Budget</text:p>
          </table:table-cell>
          <table:table-cell office:value-type="string">
            <text:p>http://en.wikipedia.org/wiki/Budget</text:p>
          </table:table-cell>
          <table:table-cell/>
          <table:table-cell office:value-type="string">
            <text:p>2</text:p>
          </table:table-cell>
          <table:table-cell table:number-columns-repeated="3"/>
          <table:table-cell table:formula="of:=CONCATENATE([.AB291];&quot;,&quot;;[.AC291];&quot;,&quot;; TEXT([.AK291];&quot;#&quot;))" office:value-type="string" office:string-value="EDA,LAU_ET_AL,2">
            <text:p>EDA,LAU_ET_AL,2</text:p>
          </table:table-cell>
        </table:table-row>
        <table:table-row table:style-name="ro1">
          <table:table-cell office:value-type="string">
            <text:p>2BVD8XMB3Q39E9ZB13F614EVU3QRG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S0IUB2YU98JW1HQIDC0NBJ9O3H9LN</text:p>
          </table:table-cell>
          <table:table-cell office:value-type="string">
            <text:p>A997OZ3H2B3Q2</text:p>
          </table:table-cell>
          <table:table-cell office:value-type="string">
            <text:p>Submitted</text:p>
          </table:table-cell>
          <table:table-cell office:value-type="string">
            <text:p>Thu Sep 13 06:28:56 GMT 2012</text:p>
          </table:table-cell>
          <table:table-cell office:value-type="string">
            <text:p>Thu Sep 13 06:29:21 GMT 2012</text:p>
          </table:table-cell>
          <table:table-cell office:value-type="string">
            <text:p>Wed Sep 19 23:29:21 PDT 2012</text:p>
          </table:table-cell>
          <table:table-cell table:number-columns-repeated="3"/>
          <table:table-cell office:value-type="string">
            <text:p>25</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eorge_W._Bush_8:5.txt</text:p>
          </table:table-cell>
          <table:table-cell office:value-type="string">
            <text:p>The people&amp;apos;s trust in their government is undermined by congressional earmarks -- special interest projects that are often snuck in at the last minute, without discussion or debate. Last year, I asked you to voluntarily cut the number and cost of earmarks in half. I also asked you to stop slipping earmarks into committee reports that never even come to a vote. Unfortunately, neither goal was met. So this time, if you send me an appropriations bill that does not cut the number and cost of earmarks in half, I&amp;apos;ll send it back to you with my veto. (Applause.)&lt;br/&gt;&lt;br/&gt;And tomorrow, I will issue an executive order that directs federal agencies to ignore any future earmark that is not voted on by Congress. If these items are truly worth funding, Congress should debate them in the open and hold a public vote. (Applause.)&lt;br/&gt;&lt;br/&gt;</text:p>
          </table:table-cell>
          <table:table-cell office:value-type="string">
            <text:p>Governorship of Sarah Palin</text:p>
          </table:table-cell>
          <table:table-cell office:value-type="string">
            <text:p>http://en.wikipedia.org/wiki/Governorship_of_Sarah_Palin</text:p>
          </table:table-cell>
          <table:table-cell office:value-type="string">
            <text:p>Budget</text:p>
          </table:table-cell>
          <table:table-cell office:value-type="string">
            <text:p>http://en.wikipedia.org/wiki/Budget</text:p>
          </table:table-cell>
          <table:table-cell/>
          <table:table-cell office:value-type="string">
            <text:p>1</text:p>
          </table:table-cell>
          <table:table-cell table:number-columns-repeated="3"/>
          <table:table-cell table:formula="of:=CONCATENATE([.AB292];&quot;,&quot;;[.AC292];&quot;,&quot;; TEXT([.AK292];&quot;#&quot;))" office:value-type="string" office:string-value="EDA,LAU_ET_AL,1">
            <text:p>EDA,LAU_ET_AL,1</text:p>
          </table:table-cell>
        </table:table-row>
        <table:table-row table:style-name="ro1">
          <table:table-cell office:value-type="string">
            <text:p>2GOKW4ZMAZHH609KXAFNVVRH3UD9I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0K1CSTMOFXRS1SNJB5YLNXJL17PSC</text:p>
          </table:table-cell>
          <table:table-cell office:value-type="string">
            <text:p>AAE9H4ZIKQS37</text:p>
          </table:table-cell>
          <table:table-cell office:value-type="string">
            <text:p>Submitted</text:p>
          </table:table-cell>
          <table:table-cell office:value-type="string">
            <text:p>Thu Sep 13 06:33:38 GMT 2012</text:p>
          </table:table-cell>
          <table:table-cell office:value-type="string">
            <text:p>Thu Sep 13 06:33:44 GMT 2012</text:p>
          </table:table-cell>
          <table:table-cell office:value-type="string">
            <text:p>Wed Sep 19 23:33:44 PDT 2012</text:p>
          </table:table-cell>
          <table:table-cell table:number-columns-repeated="3"/>
          <table:table-cell office:value-type="string">
            <text:p>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Theodore_Roosevelt_6:36.txt</text:p>
          </table:table-cell>
          <table:table-cell office:value-type="string">
            <text:p>When the election has been held and the new government inaugurated in peaceful and orderly fashion the provisional government will come to an end. I take this opportunity of expressing upon behalf of the American people, with all possible solemnity, our most earnest hope that the people of Cuba will realize the imperative need of preserving justice and keeping order in the Island. The United States wishes nothing of Cuba except that it shall prosper morally and materially, and wishes nothing of the Cubans save that they shall be able to preserve order among themselves and therefore to preserve their independence. If the elections become a farce, and if the insurrectionary habit becomes confirmed in the Island, it is absolutely out of the question that the Island should continue independent; and the United States, which has assumed the sponsorship before the civilized world for Cuba&amp;apos;s career as a nation, would again have to intervene and to see that the government was managed in such orderly fashion as to secure the safety cf life and property. The path to be trodden by those who exercise self-government is always hard, and we should have every charity and patience with the Cubans as they tread this difficult path. I have the utmost sympathy with, and regard for, them; but I most earnestly adjure them solemnly to weigh their responsibilities and to see that when their new government is started it shall run smoothly, and with freedom from flagrant denial of right on the one hand, and from insurrectionary disturbances on the other.&lt;br/&gt;&lt;br/&gt;The Second International Conference of American Republics, held in Mexico in the years 1901-2, provided for the holding of the third conference within five years, and committed the fixing of the time and place and the arrangements for the conference to the governing board of the Bureau of American Republics, composed of the representatives of all the American nations in Washington. That board discharged the duty imposed upon it with marked fidelity and painstaking care, and upon the courteous invitation of the United States of Brazil the conference was held at Rio de Janeiro, continuing from the 23d of July to the 29th of August last. Many subjects of common interest to all the American nations were discust by the conference, and the conclusions reached, embodied in a series of resolutions and proposed conventions, will be laid before you upon the coming in of the final report of the American delegates. They contain many matters of importance relating to the extension of trade, the increase of communication, the smoothing away of barriers to free intercourse, and the promotion of a better knowledge and good understanding between the different countries represented. The meetings of the conference were harmonious and the conclusions were reached with substantial unanimity. It is interesting to observe that in the successive conferences which have been held the representatives of the different American nations have been learning&amp;apos; to work together effectively, for, while the First Conference in Washington in 1889, and the Second Conference in Mexico in 1901-2, occupied many months, with much time wasted in an unregulated and fruitless discussion, the Third Conference at Rio exhibited much of the facility in the practical dispatch of business which characterizes permanent deliberative bodies, and completed its labors within the period of six weeks originally allotted for its sessions.&lt;br/&gt;&lt;br/&gt;</text:p>
          </table:table-cell>
          <table:table-cell office:value-type="string">
            <text:p>Dietrich Bonhoeffer</text:p>
          </table:table-cell>
          <table:table-cell office:value-type="string">
            <text:p>http://en.wikipedia.org/wiki/Dietrich_Bonhoeffer</text:p>
          </table:table-cell>
          <table:table-cell office:value-type="string">
            <text:p>International reactions to the 2006 Lebanon War</text:p>
          </table:table-cell>
          <table:table-cell office:value-type="string">
            <text:p>http://en.wikipedia.org/wiki/International_reactions_to_the_2006_Lebanon_War</text:p>
          </table:table-cell>
          <table:table-cell/>
          <table:table-cell office:value-type="string">
            <text:p>2</text:p>
          </table:table-cell>
          <table:table-cell table:number-columns-repeated="3"/>
          <table:table-cell table:formula="of:=CONCATENATE([.AB293];&quot;,&quot;;[.AC293];&quot;,&quot;; TEXT([.AK293];&quot;#&quot;))" office:value-type="string" office:string-value="LAU_ET_AL,EDA,2">
            <text:p>LAU_ET_AL,EDA,2</text:p>
          </table:table-cell>
        </table:table-row>
        <table:table-row table:style-name="ro1">
          <table:table-cell office:value-type="string">
            <text:p>2GOKW4ZMAZHH609KXAFNVVRH3UD9I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9R2MIKMN9U84IM8F3NW5I3S0DPARU</text:p>
          </table:table-cell>
          <table:table-cell office:value-type="string">
            <text:p>A31ALYJKPKD09W</text:p>
          </table:table-cell>
          <table:table-cell office:value-type="string">
            <text:p>Submitted</text:p>
          </table:table-cell>
          <table:table-cell office:value-type="string">
            <text:p>Thu Sep 13 06:43:18 GMT 2012</text:p>
          </table:table-cell>
          <table:table-cell office:value-type="string">
            <text:p>Thu Sep 13 06:43:31 GMT 2012</text:p>
          </table:table-cell>
          <table:table-cell office:value-type="string">
            <text:p>Wed Sep 19 23:43:31 PDT 2012</text:p>
          </table:table-cell>
          <table:table-cell table:number-columns-repeated="3"/>
          <table:table-cell office:value-type="string">
            <text:p>13</text:p>
          </table:table-cell>
          <table:table-cell office:value-type="string">
            <text:p>100% (294/295)</text:p>
          </table:table-cell>
          <table:table-cell office:value-type="string">
            <text:p>100% (62/62)</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Theodore_Roosevelt_6:36.txt</text:p>
          </table:table-cell>
          <table:table-cell office:value-type="string">
            <text:p>When the election has been held and the new government inaugurated in peaceful and orderly fashion the provisional government will come to an end. I take this opportunity of expressing upon behalf of the American people, with all possible solemnity, our most earnest hope that the people of Cuba will realize the imperative need of preserving justice and keeping order in the Island. The United States wishes nothing of Cuba except that it shall prosper morally and materially, and wishes nothing of the Cubans save that they shall be able to preserve order among themselves and therefore to preserve their independence. If the elections become a farce, and if the insurrectionary habit becomes confirmed in the Island, it is absolutely out of the question that the Island should continue independent; and the United States, which has assumed the sponsorship before the civilized world for Cuba&amp;apos;s career as a nation, would again have to intervene and to see that the government was managed in such orderly fashion as to secure the safety cf life and property. The path to be trodden by those who exercise self-government is always hard, and we should have every charity and patience with the Cubans as they tread this difficult path. I have the utmost sympathy with, and regard for, them; but I most earnestly adjure them solemnly to weigh their responsibilities and to see that when their new government is started it shall run smoothly, and with freedom from flagrant denial of right on the one hand, and from insurrectionary disturbances on the other.&lt;br/&gt;&lt;br/&gt;The Second International Conference of American Republics, held in Mexico in the years 1901-2, provided for the holding of the third conference within five years, and committed the fixing of the time and place and the arrangements for the conference to the governing board of the Bureau of American Republics, composed of the representatives of all the American nations in Washington. That board discharged the duty imposed upon it with marked fidelity and painstaking care, and upon the courteous invitation of the United States of Brazil the conference was held at Rio de Janeiro, continuing from the 23d of July to the 29th of August last. Many subjects of common interest to all the American nations were discust by the conference, and the conclusions reached, embodied in a series of resolutions and proposed conventions, will be laid before you upon the coming in of the final report of the American delegates. They contain many matters of importance relating to the extension of trade, the increase of communication, the smoothing away of barriers to free intercourse, and the promotion of a better knowledge and good understanding between the different countries represented. The meetings of the conference were harmonious and the conclusions were reached with substantial unanimity. It is interesting to observe that in the successive conferences which have been held the representatives of the different American nations have been learning&amp;apos; to work together effectively, for, while the First Conference in Washington in 1889, and the Second Conference in Mexico in 1901-2, occupied many months, with much time wasted in an unregulated and fruitless discussion, the Third Conference at Rio exhibited much of the facility in the practical dispatch of business which characterizes permanent deliberative bodies, and completed its labors within the period of six weeks originally allotted for its sessions.&lt;br/&gt;&lt;br/&gt;</text:p>
          </table:table-cell>
          <table:table-cell office:value-type="string">
            <text:p>Dietrich Bonhoeffer</text:p>
          </table:table-cell>
          <table:table-cell office:value-type="string">
            <text:p>http://en.wikipedia.org/wiki/Dietrich_Bonhoeffer</text:p>
          </table:table-cell>
          <table:table-cell office:value-type="string">
            <text:p>International reactions to the 2006 Lebanon War</text:p>
          </table:table-cell>
          <table:table-cell office:value-type="string">
            <text:p>http://en.wikipedia.org/wiki/International_reactions_to_the_2006_Lebanon_War</text:p>
          </table:table-cell>
          <table:table-cell/>
          <table:table-cell office:value-type="string">
            <text:p>2</text:p>
          </table:table-cell>
          <table:table-cell table:number-columns-repeated="3"/>
          <table:table-cell table:formula="of:=CONCATENATE([.AB294];&quot;,&quot;;[.AC294];&quot;,&quot;; TEXT([.AK294];&quot;#&quot;))" office:value-type="string" office:string-value="LAU_ET_AL,EDA,2">
            <text:p>LAU_ET_AL,EDA,2</text:p>
          </table:table-cell>
        </table:table-row>
        <table:table-row table:style-name="ro1">
          <table:table-cell office:value-type="string">
            <text:p>2GOKW4ZMAZHH609KXAFNVVRH3UD9I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R8YQ4J3NAB6QOAKMYPYQT1TPUHQD8</text:p>
          </table:table-cell>
          <table:table-cell office:value-type="string">
            <text:p>A997OZ3H2B3Q2</text:p>
          </table:table-cell>
          <table:table-cell office:value-type="string">
            <text:p>Submitted</text:p>
          </table:table-cell>
          <table:table-cell office:value-type="string">
            <text:p>Thu Sep 13 06:05:59 GMT 2012</text:p>
          </table:table-cell>
          <table:table-cell office:value-type="string">
            <text:p>Thu Sep 13 06:07:06 GMT 2012</text:p>
          </table:table-cell>
          <table:table-cell office:value-type="string">
            <text:p>Wed Sep 19 23:07:06 PDT 2012</text:p>
          </table:table-cell>
          <table:table-cell table:number-columns-repeated="3"/>
          <table:table-cell office:value-type="string">
            <text:p>67</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Theodore_Roosevelt_6:36.txt</text:p>
          </table:table-cell>
          <table:table-cell office:value-type="string">
            <text:p>When the election has been held and the new government inaugurated in peaceful and orderly fashion the provisional government will come to an end. I take this opportunity of expressing upon behalf of the American people, with all possible solemnity, our most earnest hope that the people of Cuba will realize the imperative need of preserving justice and keeping order in the Island. The United States wishes nothing of Cuba except that it shall prosper morally and materially, and wishes nothing of the Cubans save that they shall be able to preserve order among themselves and therefore to preserve their independence. If the elections become a farce, and if the insurrectionary habit becomes confirmed in the Island, it is absolutely out of the question that the Island should continue independent; and the United States, which has assumed the sponsorship before the civilized world for Cuba&amp;apos;s career as a nation, would again have to intervene and to see that the government was managed in such orderly fashion as to secure the safety cf life and property. The path to be trodden by those who exercise self-government is always hard, and we should have every charity and patience with the Cubans as they tread this difficult path. I have the utmost sympathy with, and regard for, them; but I most earnestly adjure them solemnly to weigh their responsibilities and to see that when their new government is started it shall run smoothly, and with freedom from flagrant denial of right on the one hand, and from insurrectionary disturbances on the other.&lt;br/&gt;&lt;br/&gt;The Second International Conference of American Republics, held in Mexico in the years 1901-2, provided for the holding of the third conference within five years, and committed the fixing of the time and place and the arrangements for the conference to the governing board of the Bureau of American Republics, composed of the representatives of all the American nations in Washington. That board discharged the duty imposed upon it with marked fidelity and painstaking care, and upon the courteous invitation of the United States of Brazil the conference was held at Rio de Janeiro, continuing from the 23d of July to the 29th of August last. Many subjects of common interest to all the American nations were discust by the conference, and the conclusions reached, embodied in a series of resolutions and proposed conventions, will be laid before you upon the coming in of the final report of the American delegates. They contain many matters of importance relating to the extension of trade, the increase of communication, the smoothing away of barriers to free intercourse, and the promotion of a better knowledge and good understanding between the different countries represented. The meetings of the conference were harmonious and the conclusions were reached with substantial unanimity. It is interesting to observe that in the successive conferences which have been held the representatives of the different American nations have been learning&amp;apos; to work together effectively, for, while the First Conference in Washington in 1889, and the Second Conference in Mexico in 1901-2, occupied many months, with much time wasted in an unregulated and fruitless discussion, the Third Conference at Rio exhibited much of the facility in the practical dispatch of business which characterizes permanent deliberative bodies, and completed its labors within the period of six weeks originally allotted for its sessions.&lt;br/&gt;&lt;br/&gt;</text:p>
          </table:table-cell>
          <table:table-cell office:value-type="string">
            <text:p>Dietrich Bonhoeffer</text:p>
          </table:table-cell>
          <table:table-cell office:value-type="string">
            <text:p>http://en.wikipedia.org/wiki/Dietrich_Bonhoeffer</text:p>
          </table:table-cell>
          <table:table-cell office:value-type="string">
            <text:p>International reactions to the 2006 Lebanon War</text:p>
          </table:table-cell>
          <table:table-cell office:value-type="string">
            <text:p>http://en.wikipedia.org/wiki/International_reactions_to_the_2006_Lebanon_War</text:p>
          </table:table-cell>
          <table:table-cell/>
          <table:table-cell office:value-type="string">
            <text:p>2</text:p>
          </table:table-cell>
          <table:table-cell table:number-columns-repeated="3"/>
          <table:table-cell table:formula="of:=CONCATENATE([.AB295];&quot;,&quot;;[.AC295];&quot;,&quot;; TEXT([.AK295];&quot;#&quot;))" office:value-type="string" office:string-value="LAU_ET_AL,EDA,2">
            <text:p>LAU_ET_AL,EDA,2</text:p>
          </table:table-cell>
        </table:table-row>
        <table:table-row table:style-name="ro1">
          <table:table-cell office:value-type="string">
            <text:p>29UWY2AOO2GM1N4TVQHSKM6ICKY44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DGH1XERSQV6L09UOSK3PVWA1ZN80N</text:p>
          </table:table-cell>
          <table:table-cell office:value-type="string">
            <text:p>A2W2ZEI7WUASOW</text:p>
          </table:table-cell>
          <table:table-cell office:value-type="string">
            <text:p>Submitted</text:p>
          </table:table-cell>
          <table:table-cell office:value-type="string">
            <text:p>Thu Sep 13 06:09:34 GMT 2012</text:p>
          </table:table-cell>
          <table:table-cell office:value-type="string">
            <text:p>Thu Sep 13 06:10:42 GMT 2012</text:p>
          </table:table-cell>
          <table:table-cell office:value-type="string">
            <text:p>Wed Sep 19 23:10:42 PDT 2012</text:p>
          </table:table-cell>
          <table:table-cell table:number-columns-repeated="3"/>
          <table:table-cell office:value-type="string">
            <text:p>68</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Delano_Roosevelt_7:22.txt</text:p>
          </table:table-cell>
          <table:table-cell office:value-type="string">
            <text:p>For several years past we have been compelled to strengthen our own national defense. That has created a very large portion of our Treasury deficits. This year in the light of continuing world uncertainty, I am asking the Congress for Army and Navy increases which are based not on panic but on common sense. They are not as great as enthusiastic alarmists seek. They are not as small as unrealistic persons claiming superior private information would demand.&lt;br/&gt;&lt;br/&gt;As will appear in the annual budget tomorrow, the only important increase in any part of the budget is the estimate for national defense. Practically all other important items show a reduction. But you know, you can&amp;apos;t eat your cake and have it too. Therefore, in the hope that we can continue in these days of increasing economic prosperity to reduce the Federal deficit, I am asking the Congress to levy sufficient additional taxes to meet the emergency spending for national defense.&lt;br/&gt;&lt;br/&gt;</text:p>
          </table:table-cell>
          <table:table-cell office:value-type="string">
            <text:p>United States debt-ceiling crisis</text:p>
          </table:table-cell>
          <table:table-cell office:value-type="string">
            <text:p>http://en.wikipedia.org/wiki/United_States_debt-ceiling_crisis</text:p>
          </table:table-cell>
          <table:table-cell office:value-type="string">
            <text:p>Budget</text:p>
          </table:table-cell>
          <table:table-cell office:value-type="string">
            <text:p>http://en.wikipedia.org/wiki/Budget</text:p>
          </table:table-cell>
          <table:table-cell/>
          <table:table-cell office:value-type="string">
            <text:p>2</text:p>
          </table:table-cell>
          <table:table-cell table:number-columns-repeated="3"/>
          <table:table-cell table:formula="of:=CONCATENATE([.AB296];&quot;,&quot;;[.AC296];&quot;,&quot;; TEXT([.AK296];&quot;#&quot;))" office:value-type="string" office:string-value="EDA,LAU_ET_AL,2">
            <text:p>EDA,LAU_ET_AL,2</text:p>
          </table:table-cell>
        </table:table-row>
        <table:table-row table:style-name="ro1">
          <table:table-cell office:value-type="string">
            <text:p>29UWY2AOO2GM1N4TVQHSKM6ICKY44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IBVCNHMVHVKRSO68UT7CJ79Q5331V</text:p>
          </table:table-cell>
          <table:table-cell office:value-type="string">
            <text:p>AS809NPDW8VZ0</text:p>
          </table:table-cell>
          <table:table-cell office:value-type="string">
            <text:p>Submitted</text:p>
          </table:table-cell>
          <table:table-cell office:value-type="string">
            <text:p>Thu Sep 13 06:29:41 GMT 2012</text:p>
          </table:table-cell>
          <table:table-cell office:value-type="string">
            <text:p>Thu Sep 13 06:30:55 GMT 2012</text:p>
          </table:table-cell>
          <table:table-cell office:value-type="string">
            <text:p>Wed Sep 19 23:30:55 PDT 2012</text:p>
          </table:table-cell>
          <table:table-cell table:number-columns-repeated="3"/>
          <table:table-cell office:value-type="string">
            <text:p>74</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Delano_Roosevelt_7:22.txt</text:p>
          </table:table-cell>
          <table:table-cell office:value-type="string">
            <text:p>For several years past we have been compelled to strengthen our own national defense. That has created a very large portion of our Treasury deficits. This year in the light of continuing world uncertainty, I am asking the Congress for Army and Navy increases which are based not on panic but on common sense. They are not as great as enthusiastic alarmists seek. They are not as small as unrealistic persons claiming superior private information would demand.&lt;br/&gt;&lt;br/&gt;As will appear in the annual budget tomorrow, the only important increase in any part of the budget is the estimate for national defense. Practically all other important items show a reduction. But you know, you can&amp;apos;t eat your cake and have it too. Therefore, in the hope that we can continue in these days of increasing economic prosperity to reduce the Federal deficit, I am asking the Congress to levy sufficient additional taxes to meet the emergency spending for national defense.&lt;br/&gt;&lt;br/&gt;</text:p>
          </table:table-cell>
          <table:table-cell office:value-type="string">
            <text:p>United States debt-ceiling crisis</text:p>
          </table:table-cell>
          <table:table-cell office:value-type="string">
            <text:p>http://en.wikipedia.org/wiki/United_States_debt-ceiling_crisis</text:p>
          </table:table-cell>
          <table:table-cell office:value-type="string">
            <text:p>Budget</text:p>
          </table:table-cell>
          <table:table-cell office:value-type="string">
            <text:p>http://en.wikipedia.org/wiki/Budget</text:p>
          </table:table-cell>
          <table:table-cell/>
          <table:table-cell office:value-type="string">
            <text:p>1</text:p>
          </table:table-cell>
          <table:table-cell table:number-columns-repeated="3"/>
          <table:table-cell table:formula="of:=CONCATENATE([.AB297];&quot;,&quot;;[.AC297];&quot;,&quot;; TEXT([.AK297];&quot;#&quot;))" office:value-type="string" office:string-value="EDA,LAU_ET_AL,1">
            <text:p>EDA,LAU_ET_AL,1</text:p>
          </table:table-cell>
        </table:table-row>
        <table:table-row table:style-name="ro1">
          <table:table-cell office:value-type="string">
            <text:p>29UWY2AOO2GM1N4TVQHSKM6ICKY44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WS5BMJTUHYWHPHUG11705WM7LFHMN</text:p>
          </table:table-cell>
          <table:table-cell office:value-type="string">
            <text:p>AAE9H4ZIKQS37</text:p>
          </table:table-cell>
          <table:table-cell office:value-type="string">
            <text:p>Submitted</text:p>
          </table:table-cell>
          <table:table-cell office:value-type="string">
            <text:p>Thu Sep 13 06:30:45 GMT 2012</text:p>
          </table:table-cell>
          <table:table-cell office:value-type="string">
            <text:p>Thu Sep 13 06:30:56 GMT 2012</text:p>
          </table:table-cell>
          <table:table-cell office:value-type="string">
            <text:p>Wed Sep 19 23:30:56 PDT 2012</text:p>
          </table:table-cell>
          <table:table-cell table:number-columns-repeated="3"/>
          <table:table-cell office:value-type="string">
            <text:p>11</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Delano_Roosevelt_7:22.txt</text:p>
          </table:table-cell>
          <table:table-cell office:value-type="string">
            <text:p>For several years past we have been compelled to strengthen our own national defense. That has created a very large portion of our Treasury deficits. This year in the light of continuing world uncertainty, I am asking the Congress for Army and Navy increases which are based not on panic but on common sense. They are not as great as enthusiastic alarmists seek. They are not as small as unrealistic persons claiming superior private information would demand.&lt;br/&gt;&lt;br/&gt;As will appear in the annual budget tomorrow, the only important increase in any part of the budget is the estimate for national defense. Practically all other important items show a reduction. But you know, you can&amp;apos;t eat your cake and have it too. Therefore, in the hope that we can continue in these days of increasing economic prosperity to reduce the Federal deficit, I am asking the Congress to levy sufficient additional taxes to meet the emergency spending for national defense.&lt;br/&gt;&lt;br/&gt;</text:p>
          </table:table-cell>
          <table:table-cell office:value-type="string">
            <text:p>United States debt-ceiling crisis</text:p>
          </table:table-cell>
          <table:table-cell office:value-type="string">
            <text:p>http://en.wikipedia.org/wiki/United_States_debt-ceiling_crisis</text:p>
          </table:table-cell>
          <table:table-cell office:value-type="string">
            <text:p>Budget</text:p>
          </table:table-cell>
          <table:table-cell office:value-type="string">
            <text:p>http://en.wikipedia.org/wiki/Budget</text:p>
          </table:table-cell>
          <table:table-cell/>
          <table:table-cell office:value-type="string">
            <text:p>2</text:p>
          </table:table-cell>
          <table:table-cell table:number-columns-repeated="3"/>
          <table:table-cell table:formula="of:=CONCATENATE([.AB298];&quot;,&quot;;[.AC298];&quot;,&quot;; TEXT([.AK298];&quot;#&quot;))" office:value-type="string" office:string-value="EDA,LAU_ET_AL,2">
            <text:p>EDA,LAU_ET_AL,2</text:p>
          </table:table-cell>
        </table:table-row>
        <table:table-row table:style-name="ro1">
          <table:table-cell office:value-type="string">
            <text:p>2RVZXR24SMEZEBANRWE928P90D3H0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3YS8SV7WGKCR49QAM13BMHAV5C0QT</text:p>
          </table:table-cell>
          <table:table-cell office:value-type="string">
            <text:p>A31ALYJKPKD09W</text:p>
          </table:table-cell>
          <table:table-cell office:value-type="string">
            <text:p>Submitted</text:p>
          </table:table-cell>
          <table:table-cell office:value-type="string">
            <text:p>Thu Sep 13 06:45:30 GMT 2012</text:p>
          </table:table-cell>
          <table:table-cell office:value-type="string">
            <text:p>Thu Sep 13 06:45:37 GMT 2012</text:p>
          </table:table-cell>
          <table:table-cell office:value-type="string">
            <text:p>Wed Sep 19 23:45:37 PDT 2012</text:p>
          </table:table-cell>
          <table:table-cell table:number-columns-repeated="3"/>
          <table:table-cell office:value-type="string">
            <text:p>7</text:p>
          </table:table-cell>
          <table:table-cell office:value-type="string">
            <text:p>100% (294/295)</text:p>
          </table:table-cell>
          <table:table-cell office:value-type="string">
            <text:p>100% (62/62)</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Thomas_Jefferson_5:2.txt</text:p>
          </table:table-cell>
          <table:table-cell office:value-type="string">
            <text:p>As we advance in our knowledge of this disease, as facts develop the source from which individuals receive it, the State authorities charged with the care of the public health, and Congress with that of the general commerce, will become able to regulate with effect their respective functions in these departments. The burthen of quarantines is felt at home as well as abroad; their efficacy merits examination. Although the health laws of the States should be found to need no present revisal by Congress, yet commerce claims that their attention be ever awake to them.&lt;br/&gt;&lt;br/&gt;Since our last meeting the aspect of our foreign relations has considerably changed. Our coasts have been infested and our harbors watched by private armed vessels, some of them without commissions, some with illegal commissions, others with those of legal form, but committing practical acts beyond the authority of their commissions. They have captured in the very entrance of our harbors, as well as on the high seas, not only the vessels of our friends coming to trade with us, but our own also. They have carried them off under pretense of legal adjudication, but not daring to approach a court of justice, they have plundered and sunk them by the way or in obscure places where no evidence could arise against them, maltreated the crews, and abandoned them in boats in the open sea or on desert shores without food or clothing. These enormities appearing to be unreached by any control of their sovereigns, I found it necessary to equip a force to cruise within our own seas, to arrest all vessels of these descriptions found hovering on our coasts within the limits of the Gulf Stream and to bring the offenders in for trial as pirates.&lt;br/&gt;&lt;br/&gt;</text:p>
          </table:table-cell>
          <table:table-cell office:value-type="string">
            <text:p>Vessels</text:p>
          </table:table-cell>
          <table:table-cell office:value-type="string">
            <text:p>http://en.wikipedia.org/wiki/Vessels</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table:table-cell office:value-type="string">
            <text:p>2</text:p>
          </table:table-cell>
          <table:table-cell table:number-columns-repeated="3"/>
          <table:table-cell table:formula="of:=CONCATENATE([.AB299];&quot;,&quot;;[.AC299];&quot;,&quot;; TEXT([.AK299];&quot;#&quot;))" office:value-type="string" office:string-value="LAU_ET_AL,EDA,2">
            <text:p>LAU_ET_AL,EDA,2</text:p>
          </table:table-cell>
        </table:table-row>
        <table:table-row table:style-name="ro1">
          <table:table-cell office:value-type="string">
            <text:p>2RVZXR24SMEZEBANRWE928P90D3H0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44F806UFBNF744ZSPU9DSW6TV9F1H</text:p>
          </table:table-cell>
          <table:table-cell office:value-type="string">
            <text:p>AAE9H4ZIKQS37</text:p>
          </table:table-cell>
          <table:table-cell office:value-type="string">
            <text:p>Submitted</text:p>
          </table:table-cell>
          <table:table-cell office:value-type="string">
            <text:p>Thu Sep 13 06:50:11 GMT 2012</text:p>
          </table:table-cell>
          <table:table-cell office:value-type="string">
            <text:p>Thu Sep 13 06:50:18 GMT 2012</text:p>
          </table:table-cell>
          <table:table-cell office:value-type="string">
            <text:p>Wed Sep 19 23:50:18 PDT 2012</text:p>
          </table:table-cell>
          <table:table-cell table:number-columns-repeated="3"/>
          <table:table-cell office:value-type="string">
            <text:p>7</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Thomas_Jefferson_5:2.txt</text:p>
          </table:table-cell>
          <table:table-cell office:value-type="string">
            <text:p>As we advance in our knowledge of this disease, as facts develop the source from which individuals receive it, the State authorities charged with the care of the public health, and Congress with that of the general commerce, will become able to regulate with effect their respective functions in these departments. The burthen of quarantines is felt at home as well as abroad; their efficacy merits examination. Although the health laws of the States should be found to need no present revisal by Congress, yet commerce claims that their attention be ever awake to them.&lt;br/&gt;&lt;br/&gt;Since our last meeting the aspect of our foreign relations has considerably changed. Our coasts have been infested and our harbors watched by private armed vessels, some of them without commissions, some with illegal commissions, others with those of legal form, but committing practical acts beyond the authority of their commissions. They have captured in the very entrance of our harbors, as well as on the high seas, not only the vessels of our friends coming to trade with us, but our own also. They have carried them off under pretense of legal adjudication, but not daring to approach a court of justice, they have plundered and sunk them by the way or in obscure places where no evidence could arise against them, maltreated the crews, and abandoned them in boats in the open sea or on desert shores without food or clothing. These enormities appearing to be unreached by any control of their sovereigns, I found it necessary to equip a force to cruise within our own seas, to arrest all vessels of these descriptions found hovering on our coasts within the limits of the Gulf Stream and to bring the offenders in for trial as pirates.&lt;br/&gt;&lt;br/&gt;</text:p>
          </table:table-cell>
          <table:table-cell office:value-type="string">
            <text:p>Vessels</text:p>
          </table:table-cell>
          <table:table-cell office:value-type="string">
            <text:p>http://en.wikipedia.org/wiki/Vessels</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table:table-cell office:value-type="string">
            <text:p>1</text:p>
          </table:table-cell>
          <table:table-cell table:number-columns-repeated="3"/>
          <table:table-cell table:formula="of:=CONCATENATE([.AB300];&quot;,&quot;;[.AC300];&quot;,&quot;; TEXT([.AK300];&quot;#&quot;))" office:value-type="string" office:string-value="LAU_ET_AL,EDA,1">
            <text:p>LAU_ET_AL,EDA,1</text:p>
          </table:table-cell>
        </table:table-row>
        <table:table-row table:style-name="ro1">
          <table:table-cell office:value-type="string">
            <text:p>2RVZXR24SMEZEBANRWE928P90D3H0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50ER9Y8TNKI18GRCU6H02OM64NU7R</text:p>
          </table:table-cell>
          <table:table-cell office:value-type="string">
            <text:p>AS809NPDW8VZ0</text:p>
          </table:table-cell>
          <table:table-cell office:value-type="string">
            <text:p>Submitted</text:p>
          </table:table-cell>
          <table:table-cell office:value-type="string">
            <text:p>Thu Sep 13 06:53:30 GMT 2012</text:p>
          </table:table-cell>
          <table:table-cell office:value-type="string">
            <text:p>Thu Sep 13 06:53:47 GMT 2012</text:p>
          </table:table-cell>
          <table:table-cell office:value-type="string">
            <text:p>Wed Sep 19 23:53:47 PDT 2012</text:p>
          </table:table-cell>
          <table:table-cell table:number-columns-repeated="3"/>
          <table:table-cell office:value-type="string">
            <text:p>17</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Thomas_Jefferson_5:2.txt</text:p>
          </table:table-cell>
          <table:table-cell office:value-type="string">
            <text:p>As we advance in our knowledge of this disease, as facts develop the source from which individuals receive it, the State authorities charged with the care of the public health, and Congress with that of the general commerce, will become able to regulate with effect their respective functions in these departments. The burthen of quarantines is felt at home as well as abroad; their efficacy merits examination. Although the health laws of the States should be found to need no present revisal by Congress, yet commerce claims that their attention be ever awake to them.&lt;br/&gt;&lt;br/&gt;Since our last meeting the aspect of our foreign relations has considerably changed. Our coasts have been infested and our harbors watched by private armed vessels, some of them without commissions, some with illegal commissions, others with those of legal form, but committing practical acts beyond the authority of their commissions. They have captured in the very entrance of our harbors, as well as on the high seas, not only the vessels of our friends coming to trade with us, but our own also. They have carried them off under pretense of legal adjudication, but not daring to approach a court of justice, they have plundered and sunk them by the way or in obscure places where no evidence could arise against them, maltreated the crews, and abandoned them in boats in the open sea or on desert shores without food or clothing. These enormities appearing to be unreached by any control of their sovereigns, I found it necessary to equip a force to cruise within our own seas, to arrest all vessels of these descriptions found hovering on our coasts within the limits of the Gulf Stream and to bring the offenders in for trial as pirates.&lt;br/&gt;&lt;br/&gt;</text:p>
          </table:table-cell>
          <table:table-cell office:value-type="string">
            <text:p>Vessels</text:p>
          </table:table-cell>
          <table:table-cell office:value-type="string">
            <text:p>http://en.wikipedia.org/wiki/Vessels</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table:table-cell office:value-type="string">
            <text:p>1</text:p>
          </table:table-cell>
          <table:table-cell table:number-columns-repeated="3"/>
          <table:table-cell table:formula="of:=CONCATENATE([.AB301];&quot;,&quot;;[.AC301];&quot;,&quot;; TEXT([.AK301];&quot;#&quot;))" office:value-type="string" office:string-value="LAU_ET_AL,EDA,1">
            <text:p>LAU_ET_AL,EDA,1</text:p>
          </table:table-cell>
        </table:table-row>
        <table:table-row table:style-name="ro1">
          <table:table-cell office:value-type="string">
            <text:p>2IG7QEOZFYQSGLGYTY6XZDS4KMWJG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CB1LY58B727196LMU8D96YFYAGT8G</text:p>
          </table:table-cell>
          <table:table-cell office:value-type="string">
            <text:p>A2W2ZEI7WUASOW</text:p>
          </table:table-cell>
          <table:table-cell office:value-type="string">
            <text:p>Submitted</text:p>
          </table:table-cell>
          <table:table-cell office:value-type="string">
            <text:p>Thu Sep 13 05:37:12 GMT 2012</text:p>
          </table:table-cell>
          <table:table-cell office:value-type="string">
            <text:p>Thu Sep 13 05:37:28 GMT 2012</text:p>
          </table:table-cell>
          <table:table-cell office:value-type="string">
            <text:p>Wed Sep 19 22:37:28 PDT 2012</text:p>
          </table:table-cell>
          <table:table-cell table:number-columns-repeated="3"/>
          <table:table-cell office:value-type="string">
            <text:p>1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Andrew_Jackson_1:10.txt</text:p>
          </table:table-cell>
          <table:table-cell office:value-type="string">
            <text:p>I consider it one of the most urgent of my duties to bring to your attention the propriety of amending that part of the Constitution which relates to the election of President and Vice-President. Our system of government was by its framers deemed an experiment, and they therefore consistently provided a mode of remedying its defects.&lt;br/&gt;&lt;br/&gt;To the people belongs the right of electing their Chief Magistrate; it was never designed that their choice should in any case be defeated, either by the intervention of electoral colleges or by the agency confided, under certain contingencies, to the House of Representatives. Experience proves that in proportion as agents to execute the will of the people are multiplied there is danger of their wishes being frustrated. Some may be unfaithful; all are liable to err. So far, therefore, as the people can with convenience speak, it is safer for them to express their own will.&lt;br/&gt;&lt;br/&gt;</text:p>
          </table:table-cell>
          <table:table-cell office:value-type="string">
            <text:p>Petre P. Carp</text:p>
          </table:table-cell>
          <table:table-cell office:value-type="string">
            <text:p>http://en.wikipedia.org/wiki/Petre_P._Carp</text:p>
          </table:table-cell>
          <table:table-cell office:value-type="string">
            <text:p>Electoral College (United States)</text:p>
          </table:table-cell>
          <table:table-cell office:value-type="string">
            <text:p>http://en.wikipedia.org/wiki/Electoral_College_(United_States)</text:p>
          </table:table-cell>
          <table:table-cell/>
          <table:table-cell office:value-type="string">
            <text:p>2</text:p>
          </table:table-cell>
          <table:table-cell table:number-columns-repeated="3"/>
          <table:table-cell table:formula="of:=CONCATENATE([.AB302];&quot;,&quot;;[.AC302];&quot;,&quot;; TEXT([.AK302];&quot;#&quot;))" office:value-type="string" office:string-value="LAU_ET_AL,EDA,2">
            <text:p>LAU_ET_AL,EDA,2</text:p>
          </table:table-cell>
        </table:table-row>
        <table:table-row table:style-name="ro1">
          <table:table-cell office:value-type="string">
            <text:p>2IG7QEOZFYQSGLGYTY6XZDS4KMWJG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UEN9U8P9Y3885K2PDJU6IM0P8EFWC</text:p>
          </table:table-cell>
          <table:table-cell office:value-type="string">
            <text:p>A3E24869P0UAX8</text:p>
          </table:table-cell>
          <table:table-cell office:value-type="string">
            <text:p>Submitted</text:p>
          </table:table-cell>
          <table:table-cell office:value-type="string">
            <text:p>Thu Sep 13 06:06:40 GMT 2012</text:p>
          </table:table-cell>
          <table:table-cell office:value-type="string">
            <text:p>Thu Sep 13 06:09:39 GMT 2012</text:p>
          </table:table-cell>
          <table:table-cell office:value-type="string">
            <text:p>Wed Sep 19 23:09:39 PDT 2012</text:p>
          </table:table-cell>
          <table:table-cell table:number-columns-repeated="3"/>
          <table:table-cell office:value-type="string">
            <text:p>179</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Andrew_Jackson_1:10.txt</text:p>
          </table:table-cell>
          <table:table-cell office:value-type="string">
            <text:p>I consider it one of the most urgent of my duties to bring to your attention the propriety of amending that part of the Constitution which relates to the election of President and Vice-President. Our system of government was by its framers deemed an experiment, and they therefore consistently provided a mode of remedying its defects.&lt;br/&gt;&lt;br/&gt;To the people belongs the right of electing their Chief Magistrate; it was never designed that their choice should in any case be defeated, either by the intervention of electoral colleges or by the agency confided, under certain contingencies, to the House of Representatives. Experience proves that in proportion as agents to execute the will of the people are multiplied there is danger of their wishes being frustrated. Some may be unfaithful; all are liable to err. So far, therefore, as the people can with convenience speak, it is safer for them to express their own will.&lt;br/&gt;&lt;br/&gt;</text:p>
          </table:table-cell>
          <table:table-cell office:value-type="string">
            <text:p>Petre P. Carp</text:p>
          </table:table-cell>
          <table:table-cell office:value-type="string">
            <text:p>http://en.wikipedia.org/wiki/Petre_P._Carp</text:p>
          </table:table-cell>
          <table:table-cell office:value-type="string">
            <text:p>Electoral College (United States)</text:p>
          </table:table-cell>
          <table:table-cell office:value-type="string">
            <text:p>http://en.wikipedia.org/wiki/Electoral_College_(United_States)</text:p>
          </table:table-cell>
          <table:table-cell/>
          <table:table-cell office:value-type="string">
            <text:p>2</text:p>
          </table:table-cell>
          <table:table-cell table:number-columns-repeated="3"/>
          <table:table-cell table:formula="of:=CONCATENATE([.AB303];&quot;,&quot;;[.AC303];&quot;,&quot;; TEXT([.AK303];&quot;#&quot;))" office:value-type="string" office:string-value="LAU_ET_AL,EDA,2">
            <text:p>LAU_ET_AL,EDA,2</text:p>
          </table:table-cell>
        </table:table-row>
        <table:table-row table:style-name="ro1">
          <table:table-cell office:value-type="string">
            <text:p>2IG7QEOZFYQSGLGYTY6XZDS4KMWJG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Y4CF0CP5KXP8RBNP7PGCPM7TD6XWH</text:p>
          </table:table-cell>
          <table:table-cell office:value-type="string">
            <text:p>A2UCKZZI9KBBCV</text:p>
          </table:table-cell>
          <table:table-cell office:value-type="string">
            <text:p>Submitted</text:p>
          </table:table-cell>
          <table:table-cell office:value-type="string">
            <text:p>Thu Sep 13 05:29:37 GMT 2012</text:p>
          </table:table-cell>
          <table:table-cell office:value-type="string">
            <text:p>Thu Sep 13 05:32:03 GMT 2012</text:p>
          </table:table-cell>
          <table:table-cell office:value-type="string">
            <text:p>Wed Sep 19 22:32:03 PDT 2012</text:p>
          </table:table-cell>
          <table:table-cell table:number-columns-repeated="3"/>
          <table:table-cell office:value-type="string">
            <text:p>14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Andrew_Jackson_1:10.txt</text:p>
          </table:table-cell>
          <table:table-cell office:value-type="string">
            <text:p>I consider it one of the most urgent of my duties to bring to your attention the propriety of amending that part of the Constitution which relates to the election of President and Vice-President. Our system of government was by its framers deemed an experiment, and they therefore consistently provided a mode of remedying its defects.&lt;br/&gt;&lt;br/&gt;To the people belongs the right of electing their Chief Magistrate; it was never designed that their choice should in any case be defeated, either by the intervention of electoral colleges or by the agency confided, under certain contingencies, to the House of Representatives. Experience proves that in proportion as agents to execute the will of the people are multiplied there is danger of their wishes being frustrated. Some may be unfaithful; all are liable to err. So far, therefore, as the people can with convenience speak, it is safer for them to express their own will.&lt;br/&gt;&lt;br/&gt;</text:p>
          </table:table-cell>
          <table:table-cell office:value-type="string">
            <text:p>Petre P. Carp</text:p>
          </table:table-cell>
          <table:table-cell office:value-type="string">
            <text:p>http://en.wikipedia.org/wiki/Petre_P._Carp</text:p>
          </table:table-cell>
          <table:table-cell office:value-type="string">
            <text:p>Electoral College (United States)</text:p>
          </table:table-cell>
          <table:table-cell office:value-type="string">
            <text:p>http://en.wikipedia.org/wiki/Electoral_College_(United_States)</text:p>
          </table:table-cell>
          <table:table-cell/>
          <table:table-cell office:value-type="string">
            <text:p>2</text:p>
          </table:table-cell>
          <table:table-cell table:number-columns-repeated="3"/>
          <table:table-cell table:formula="of:=CONCATENATE([.AB304];&quot;,&quot;;[.AC304];&quot;,&quot;; TEXT([.AK304];&quot;#&quot;))" office:value-type="string" office:string-value="LAU_ET_AL,EDA,2">
            <text:p>LAU_ET_AL,EDA,2</text:p>
          </table:table-cell>
        </table:table-row>
        <table:table-row table:style-name="ro1">
          <table:table-cell office:value-type="string">
            <text:p>2QHJMJUNU8LZL0V5NFI9GD8J559H1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CQU98JHSTLBIUOKIT0IWBJEP6HQE0</text:p>
          </table:table-cell>
          <table:table-cell office:value-type="string">
            <text:p>A997OZ3H2B3Q2</text:p>
          </table:table-cell>
          <table:table-cell office:value-type="string">
            <text:p>Submitted</text:p>
          </table:table-cell>
          <table:table-cell office:value-type="string">
            <text:p>Thu Sep 13 05:59:03 GMT 2012</text:p>
          </table:table-cell>
          <table:table-cell office:value-type="string">
            <text:p>Thu Sep 13 05:59:27 GMT 2012</text:p>
          </table:table-cell>
          <table:table-cell office:value-type="string">
            <text:p>Wed Sep 19 22:59:27 PDT 2012</text:p>
          </table:table-cell>
          <table:table-cell table:number-columns-repeated="3"/>
          <table:table-cell office:value-type="string">
            <text:p>24</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_Bush_2:27.txt</text:p>
          </table:table-cell>
          <table:table-cell office:value-type="string">
            <text:p>And America needs citizens to extend the compassion of our country to every part of the world. So we will renew the promise of the Peace Corps, double its volunteers over the next five years -- (applause) -- and ask it to join a new effort to encourage development and education and opportunity in the Islamic world.&lt;br/&gt;&lt;br/&gt;This time of adversity offers a unique moment of opportunity -- a moment we must seize to change our culture. Through the gathering momentum of millions of acts of service and decency and kindness, I know we can overcome evil with greater good. And we have a great opportunity during this time of war to lead the world toward the values that will bring lasting peace.&lt;br/&gt;&lt;br/&gt;</text:p>
          </table:table-cell>
          <table:table-cell table:style-name="ce1" office:value-type="string">
            <text:p>2003</text:p>
          </table:table-cell>
          <table:table-cell office:value-type="string">
            <text:p>http://en.wikipedia.org/wiki/2003</text:p>
          </table:table-cell>
          <table:table-cell office:value-type="string">
            <text:p>Palestine 194</text:p>
          </table:table-cell>
          <table:table-cell office:value-type="string">
            <text:p>http://en.wikipedia.org/wiki/Palestine_194</text:p>
          </table:table-cell>
          <table:table-cell/>
          <table:table-cell office:value-type="string">
            <text:p>2</text:p>
          </table:table-cell>
          <table:table-cell table:number-columns-repeated="3"/>
          <table:table-cell table:formula="of:=CONCATENATE([.AB305];&quot;,&quot;;[.AC305];&quot;,&quot;; TEXT([.AK305];&quot;#&quot;))" office:value-type="string" office:string-value="LAU_ET_AL,EDA,2">
            <text:p>LAU_ET_AL,EDA,2</text:p>
          </table:table-cell>
        </table:table-row>
        <table:table-row table:style-name="ro1">
          <table:table-cell office:value-type="string">
            <text:p>2QHJMJUNU8LZL0V5NFI9GD8J559H1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LSHFL42J1LYKHZC9HD0QGFKNS6N2A</text:p>
          </table:table-cell>
          <table:table-cell office:value-type="string">
            <text:p>AS809NPDW8VZ0</text:p>
          </table:table-cell>
          <table:table-cell office:value-type="string">
            <text:p>Submitted</text:p>
          </table:table-cell>
          <table:table-cell office:value-type="string">
            <text:p>Thu Sep 13 06:17:19 GMT 2012</text:p>
          </table:table-cell>
          <table:table-cell office:value-type="string">
            <text:p>Thu Sep 13 06:18:25 GMT 2012</text:p>
          </table:table-cell>
          <table:table-cell office:value-type="string">
            <text:p>Wed Sep 19 23:18:25 PDT 2012</text:p>
          </table:table-cell>
          <table:table-cell table:number-columns-repeated="3"/>
          <table:table-cell office:value-type="string">
            <text:p>6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_Bush_2:27.txt</text:p>
          </table:table-cell>
          <table:table-cell office:value-type="string">
            <text:p>And America needs citizens to extend the compassion of our country to every part of the world. So we will renew the promise of the Peace Corps, double its volunteers over the next five years -- (applause) -- and ask it to join a new effort to encourage development and education and opportunity in the Islamic world.&lt;br/&gt;&lt;br/&gt;This time of adversity offers a unique moment of opportunity -- a moment we must seize to change our culture. Through the gathering momentum of millions of acts of service and decency and kindness, I know we can overcome evil with greater good. And we have a great opportunity during this time of war to lead the world toward the values that will bring lasting peace.&lt;br/&gt;&lt;br/&gt;</text:p>
          </table:table-cell>
          <table:table-cell table:style-name="ce1" office:value-type="string">
            <text:p>2003</text:p>
          </table:table-cell>
          <table:table-cell office:value-type="string">
            <text:p>http://en.wikipedia.org/wiki/2003</text:p>
          </table:table-cell>
          <table:table-cell office:value-type="string">
            <text:p>Palestine 194</text:p>
          </table:table-cell>
          <table:table-cell office:value-type="string">
            <text:p>http://en.wikipedia.org/wiki/Palestine_194</text:p>
          </table:table-cell>
          <table:table-cell/>
          <table:table-cell office:value-type="string">
            <text:p>1</text:p>
          </table:table-cell>
          <table:table-cell table:number-columns-repeated="3"/>
          <table:table-cell table:formula="of:=CONCATENATE([.AB306];&quot;,&quot;;[.AC306];&quot;,&quot;; TEXT([.AK306];&quot;#&quot;))" office:value-type="string" office:string-value="LAU_ET_AL,EDA,1">
            <text:p>LAU_ET_AL,EDA,1</text:p>
          </table:table-cell>
        </table:table-row>
        <table:table-row table:style-name="ro1">
          <table:table-cell office:value-type="string">
            <text:p>2QHJMJUNU8LZL0V5NFI9GD8J559H1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VR6R70G5R98SH782OYW0STN4RLQA7</text:p>
          </table:table-cell>
          <table:table-cell office:value-type="string">
            <text:p>AAE9H4ZIKQS37</text:p>
          </table:table-cell>
          <table:table-cell office:value-type="string">
            <text:p>Submitted</text:p>
          </table:table-cell>
          <table:table-cell office:value-type="string">
            <text:p>Thu Sep 13 06:18:59 GMT 2012</text:p>
          </table:table-cell>
          <table:table-cell office:value-type="string">
            <text:p>Thu Sep 13 06:19:12 GMT 2012</text:p>
          </table:table-cell>
          <table:table-cell office:value-type="string">
            <text:p>Wed Sep 19 23:19:12 PDT 2012</text:p>
          </table:table-cell>
          <table:table-cell table:number-columns-repeated="3"/>
          <table:table-cell office:value-type="string">
            <text:p>13</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_Bush_2:27.txt</text:p>
          </table:table-cell>
          <table:table-cell office:value-type="string">
            <text:p>And America needs citizens to extend the compassion of our country to every part of the world. So we will renew the promise of the Peace Corps, double its volunteers over the next five years -- (applause) -- and ask it to join a new effort to encourage development and education and opportunity in the Islamic world.&lt;br/&gt;&lt;br/&gt;This time of adversity offers a unique moment of opportunity -- a moment we must seize to change our culture. Through the gathering momentum of millions of acts of service and decency and kindness, I know we can overcome evil with greater good. And we have a great opportunity during this time of war to lead the world toward the values that will bring lasting peace.&lt;br/&gt;&lt;br/&gt;</text:p>
          </table:table-cell>
          <table:table-cell table:style-name="ce1" office:value-type="string">
            <text:p>2003</text:p>
          </table:table-cell>
          <table:table-cell office:value-type="string">
            <text:p>http://en.wikipedia.org/wiki/2003</text:p>
          </table:table-cell>
          <table:table-cell office:value-type="string">
            <text:p>Palestine 194</text:p>
          </table:table-cell>
          <table:table-cell office:value-type="string">
            <text:p>http://en.wikipedia.org/wiki/Palestine_194</text:p>
          </table:table-cell>
          <table:table-cell/>
          <table:table-cell office:value-type="string">
            <text:p>2</text:p>
          </table:table-cell>
          <table:table-cell table:number-columns-repeated="3"/>
          <table:table-cell table:formula="of:=CONCATENATE([.AB307];&quot;,&quot;;[.AC307];&quot;,&quot;; TEXT([.AK307];&quot;#&quot;))" office:value-type="string" office:string-value="LAU_ET_AL,EDA,2">
            <text:p>LAU_ET_AL,EDA,2</text:p>
          </table:table-cell>
        </table:table-row>
        <table:table-row table:style-name="ro1">
          <table:table-cell office:value-type="string">
            <text:p>2UWY5COW0LGRECWHYPCCEVNU1696X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BPERSQV66RL4Q6YARMWIVKICHV3BF</text:p>
          </table:table-cell>
          <table:table-cell office:value-type="string">
            <text:p>AAE9H4ZIKQS37</text:p>
          </table:table-cell>
          <table:table-cell office:value-type="string">
            <text:p>Submitted</text:p>
          </table:table-cell>
          <table:table-cell office:value-type="string">
            <text:p>Thu Sep 13 06:46:08 GMT 2012</text:p>
          </table:table-cell>
          <table:table-cell office:value-type="string">
            <text:p>Thu Sep 13 06:46:15 GMT 2012</text:p>
          </table:table-cell>
          <table:table-cell office:value-type="string">
            <text:p>Wed Sep 19 23:46:15 PDT 2012</text:p>
          </table:table-cell>
          <table:table-cell table:number-columns-repeated="3"/>
          <table:table-cell office:value-type="string">
            <text:p>7</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Lyndon_Baines_Johnson_4:71.txt</text:p>
          </table:table-cell>
          <table:table-cell office:value-type="string">
            <text:p>We are in Vietnam because the United States of America and our allies are committed by the SEATO Treaty to &amp;quot;act to meet the common danger&amp;quot; of aggression in Southeast Asia.&lt;br/&gt;&lt;br/&gt;We are in Vietnam because an international agreement signed by the United States, North Vietnam, and others in 1962 is being systematically violated by the Communists. That violation threatens the independence of all the small nations in Southeast Asia, and threatens the peace of the entire region and perhaps the world.&lt;br/&gt;&lt;br/&gt;</text:p>
          </table:table-cell>
          <table:table-cell office:value-type="string">
            <text:p>Countries</text:p>
          </table:table-cell>
          <table:table-cell office:value-type="string">
            <text:p>http://en.wikipedia.org/wiki/Countries</text:p>
          </table:table-cell>
          <table:table-cell office:value-type="string">
            <text:p>Cold War (1953–1962)</text:p>
          </table:table-cell>
          <table:table-cell office:value-type="string">
            <text:p>http://en.wikipedia.org/wiki/Cold_War_(1953–1962)</text:p>
          </table:table-cell>
          <table:table-cell/>
          <table:table-cell office:value-type="string">
            <text:p>2</text:p>
          </table:table-cell>
          <table:table-cell table:number-columns-repeated="3"/>
          <table:table-cell table:formula="of:=CONCATENATE([.AB308];&quot;,&quot;;[.AC308];&quot;,&quot;; TEXT([.AK308];&quot;#&quot;))" office:value-type="string" office:string-value="LAU_ET_AL,EDA,2">
            <text:p>LAU_ET_AL,EDA,2</text:p>
          </table:table-cell>
        </table:table-row>
        <table:table-row table:style-name="ro1">
          <table:table-cell office:value-type="string">
            <text:p>2UWY5COW0LGRECWHYPCCEVNU1696X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TMNU8LZ6R70VEFEFNZJBVE727VL55</text:p>
          </table:table-cell>
          <table:table-cell office:value-type="string">
            <text:p>A997OZ3H2B3Q2</text:p>
          </table:table-cell>
          <table:table-cell office:value-type="string">
            <text:p>Submitted</text:p>
          </table:table-cell>
          <table:table-cell office:value-type="string">
            <text:p>Thu Sep 13 05:57:24 GMT 2012</text:p>
          </table:table-cell>
          <table:table-cell office:value-type="string">
            <text:p>Thu Sep 13 05:57:40 GMT 2012</text:p>
          </table:table-cell>
          <table:table-cell office:value-type="string">
            <text:p>Wed Sep 19 22:57:40 PDT 2012</text:p>
          </table:table-cell>
          <table:table-cell table:number-columns-repeated="3"/>
          <table:table-cell office:value-type="string">
            <text:p>16</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Lyndon_Baines_Johnson_4:71.txt</text:p>
          </table:table-cell>
          <table:table-cell office:value-type="string">
            <text:p>We are in Vietnam because the United States of America and our allies are committed by the SEATO Treaty to &amp;quot;act to meet the common danger&amp;quot; of aggression in Southeast Asia.&lt;br/&gt;&lt;br/&gt;We are in Vietnam because an international agreement signed by the United States, North Vietnam, and others in 1962 is being systematically violated by the Communists. That violation threatens the independence of all the small nations in Southeast Asia, and threatens the peace of the entire region and perhaps the world.&lt;br/&gt;&lt;br/&gt;</text:p>
          </table:table-cell>
          <table:table-cell office:value-type="string">
            <text:p>Countries</text:p>
          </table:table-cell>
          <table:table-cell office:value-type="string">
            <text:p>http://en.wikipedia.org/wiki/Countries</text:p>
          </table:table-cell>
          <table:table-cell office:value-type="string">
            <text:p>Cold War (1953–1962)</text:p>
          </table:table-cell>
          <table:table-cell office:value-type="string">
            <text:p>http://en.wikipedia.org/wiki/Cold_War_(1953–1962)</text:p>
          </table:table-cell>
          <table:table-cell/>
          <table:table-cell office:value-type="string">
            <text:p>2</text:p>
          </table:table-cell>
          <table:table-cell table:number-columns-repeated="3"/>
          <table:table-cell table:formula="of:=CONCATENATE([.AB309];&quot;,&quot;;[.AC309];&quot;,&quot;; TEXT([.AK309];&quot;#&quot;))" office:value-type="string" office:string-value="LAU_ET_AL,EDA,2">
            <text:p>LAU_ET_AL,EDA,2</text:p>
          </table:table-cell>
        </table:table-row>
        <table:table-row table:style-name="ro1">
          <table:table-cell office:value-type="string">
            <text:p>2UWY5COW0LGRECWHYPCCEVNU1696X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YC2JE1M7PKKOUF1DYQAK04L5CUQXB</text:p>
          </table:table-cell>
          <table:table-cell office:value-type="string">
            <text:p>AS809NPDW8VZ0</text:p>
          </table:table-cell>
          <table:table-cell office:value-type="string">
            <text:p>Submitted</text:p>
          </table:table-cell>
          <table:table-cell office:value-type="string">
            <text:p>Thu Sep 13 06:24:07 GMT 2012</text:p>
          </table:table-cell>
          <table:table-cell office:value-type="string">
            <text:p>Thu Sep 13 06:25:05 GMT 2012</text:p>
          </table:table-cell>
          <table:table-cell office:value-type="string">
            <text:p>Wed Sep 19 23:25:05 PDT 2012</text:p>
          </table:table-cell>
          <table:table-cell table:number-columns-repeated="3"/>
          <table:table-cell office:value-type="string">
            <text:p>58</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Lyndon_Baines_Johnson_4:71.txt</text:p>
          </table:table-cell>
          <table:table-cell office:value-type="string">
            <text:p>We are in Vietnam because the United States of America and our allies are committed by the SEATO Treaty to &amp;quot;act to meet the common danger&amp;quot; of aggression in Southeast Asia.&lt;br/&gt;&lt;br/&gt;We are in Vietnam because an international agreement signed by the United States, North Vietnam, and others in 1962 is being systematically violated by the Communists. That violation threatens the independence of all the small nations in Southeast Asia, and threatens the peace of the entire region and perhaps the world.&lt;br/&gt;&lt;br/&gt;</text:p>
          </table:table-cell>
          <table:table-cell office:value-type="string">
            <text:p>Countries</text:p>
          </table:table-cell>
          <table:table-cell office:value-type="string">
            <text:p>http://en.wikipedia.org/wiki/Countries</text:p>
          </table:table-cell>
          <table:table-cell office:value-type="string">
            <text:p>Cold War (1953–1962)</text:p>
          </table:table-cell>
          <table:table-cell office:value-type="string">
            <text:p>http://en.wikipedia.org/wiki/Cold_War_(1953–1962)</text:p>
          </table:table-cell>
          <table:table-cell/>
          <table:table-cell office:value-type="string">
            <text:p>2</text:p>
          </table:table-cell>
          <table:table-cell table:number-columns-repeated="3"/>
          <table:table-cell table:formula="of:=CONCATENATE([.AB310];&quot;,&quot;;[.AC310];&quot;,&quot;; TEXT([.AK310];&quot;#&quot;))" office:value-type="string" office:string-value="LAU_ET_AL,EDA,2">
            <text:p>LAU_ET_AL,EDA,2</text:p>
          </table:table-cell>
        </table:table-row>
        <table:table-row table:style-name="ro1">
          <table:table-cell office:value-type="string">
            <text:p>29UM6IAA2SEI93I57YHKSA4IK23MM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HYO33FDEY5C35OQN1Q3GCRFRRD0RT</text:p>
          </table:table-cell>
          <table:table-cell office:value-type="string">
            <text:p>A997OZ3H2B3Q2</text:p>
          </table:table-cell>
          <table:table-cell office:value-type="string">
            <text:p>Submitted</text:p>
          </table:table-cell>
          <table:table-cell office:value-type="string">
            <text:p>Thu Sep 13 06:33:17 GMT 2012</text:p>
          </table:table-cell>
          <table:table-cell office:value-type="string">
            <text:p>Thu Sep 13 06:33:31 GMT 2012</text:p>
          </table:table-cell>
          <table:table-cell office:value-type="string">
            <text:p>Wed Sep 19 23:33:31 PDT 2012</text:p>
          </table:table-cell>
          <table:table-cell table:number-columns-repeated="3"/>
          <table:table-cell office:value-type="string">
            <text:p>14</text:p>
          </table:table-cell>
          <table:table-cell table:number-columns-repeated="2" office:value-type="string">
            <text:p>100% (93/93)</text:p>
          </table:table-cell>
          <table:table-cell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Ulysses_S._Grant_6:8.txt</text:p>
          </table:table-cell>
          <table:table-cell office:value-type="string">
            <text:p>The court known as the Court of Commissioners of Alabama Claims, created by an act of Congress of the last session, has organized and commenced its work, and it is to be hoped that the claims admissible under the provisions of the act may be speedily ascertained and paid.&lt;br/&gt;&lt;br/&gt;It has been deemed advisable to exercise the discretion conferred upon the Executive at the last session by accepting the conditions required by the Government of Turkey for the privilege of allowing citizens of the United States to hold real estate in the former country, and by assenting to a certain change in the jurisdiction of courts in the latter. A copy of the proclamation upon these subjects is herewith communicated.&lt;br/&gt;&lt;br/&gt;</text:p>
          </table:table-cell>
          <table:table-cell office:value-type="string">
            <text:p>Creative Commons</text:p>
          </table:table-cell>
          <table:table-cell office:value-type="string">
            <text:p>http://en.wikipedia.org/wiki/Creative_Commons</text:p>
          </table:table-cell>
          <table:table-cell office:value-type="string">
            <text:p>Abolitionism</text:p>
          </table:table-cell>
          <table:table-cell office:value-type="string">
            <text:p>http://en.wikipedia.org/wiki/Abolitionism</text:p>
          </table:table-cell>
          <table:table-cell/>
          <table:table-cell office:value-type="string">
            <text:p>1</text:p>
          </table:table-cell>
          <table:table-cell table:number-columns-repeated="3"/>
          <table:table-cell table:formula="of:=CONCATENATE([.AB311];&quot;,&quot;;[.AC311];&quot;,&quot;; TEXT([.AK311];&quot;#&quot;))" office:value-type="string" office:string-value="RANDOM,LAU_ET_AL,1">
            <text:p>RANDOM,LAU_ET_AL,1</text:p>
          </table:table-cell>
        </table:table-row>
        <table:table-row table:style-name="ro1">
          <table:table-cell office:value-type="string">
            <text:p>29UM6IAA2SEI93I57YHKSA4IK23MM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QO40SPW1INMWPMVBTUNIB6BL1LF2W</text:p>
          </table:table-cell>
          <table:table-cell office:value-type="string">
            <text:p>A1UNZTSLGW77HK</text:p>
          </table:table-cell>
          <table:table-cell office:value-type="string">
            <text:p>Submitted</text:p>
          </table:table-cell>
          <table:table-cell office:value-type="string">
            <text:p>Thu Sep 13 06:33:11 GMT 2012</text:p>
          </table:table-cell>
          <table:table-cell office:value-type="string">
            <text:p>Thu Sep 13 06:33:34 GMT 2012</text:p>
          </table:table-cell>
          <table:table-cell office:value-type="string">
            <text:p>Wed Sep 19 23:33:34 PDT 2012</text:p>
          </table:table-cell>
          <table:table-cell table:number-columns-repeated="3"/>
          <table:table-cell office:value-type="string">
            <text:p>23</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Ulysses_S._Grant_6:8.txt</text:p>
          </table:table-cell>
          <table:table-cell office:value-type="string">
            <text:p>The court known as the Court of Commissioners of Alabama Claims, created by an act of Congress of the last session, has organized and commenced its work, and it is to be hoped that the claims admissible under the provisions of the act may be speedily ascertained and paid.&lt;br/&gt;&lt;br/&gt;It has been deemed advisable to exercise the discretion conferred upon the Executive at the last session by accepting the conditions required by the Government of Turkey for the privilege of allowing citizens of the United States to hold real estate in the former country, and by assenting to a certain change in the jurisdiction of courts in the latter. A copy of the proclamation upon these subjects is herewith communicated.&lt;br/&gt;&lt;br/&gt;</text:p>
          </table:table-cell>
          <table:table-cell office:value-type="string">
            <text:p>Creative Commons</text:p>
          </table:table-cell>
          <table:table-cell office:value-type="string">
            <text:p>http://en.wikipedia.org/wiki/Creative_Commons</text:p>
          </table:table-cell>
          <table:table-cell office:value-type="string">
            <text:p>Abolitionism</text:p>
          </table:table-cell>
          <table:table-cell office:value-type="string">
            <text:p>http://en.wikipedia.org/wiki/Abolitionism</text:p>
          </table:table-cell>
          <table:table-cell/>
          <table:table-cell office:value-type="string">
            <text:p>2</text:p>
          </table:table-cell>
          <table:table-cell table:number-columns-repeated="3"/>
          <table:table-cell table:formula="of:=CONCATENATE([.AB312];&quot;,&quot;;[.AC312];&quot;,&quot;; TEXT([.AK312];&quot;#&quot;))" office:value-type="string" office:string-value="RANDOM,LAU_ET_AL,2">
            <text:p>RANDOM,LAU_ET_AL,2</text:p>
          </table:table-cell>
        </table:table-row>
        <table:table-row table:style-name="ro1">
          <table:table-cell office:value-type="string">
            <text:p>29UM6IAA2SEI93I57YHKSA4IK23MM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X9MVHVKCJ01GTQCBTY9SQW67NU57K</text:p>
          </table:table-cell>
          <table:table-cell office:value-type="string">
            <text:p>AAE9H4ZIKQS37</text:p>
          </table:table-cell>
          <table:table-cell office:value-type="string">
            <text:p>Submitted</text:p>
          </table:table-cell>
          <table:table-cell office:value-type="string">
            <text:p>Thu Sep 13 06:42:14 GMT 2012</text:p>
          </table:table-cell>
          <table:table-cell office:value-type="string">
            <text:p>Thu Sep 13 06:42:25 GMT 2012</text:p>
          </table:table-cell>
          <table:table-cell office:value-type="string">
            <text:p>Wed Sep 19 23:42:25 PDT 2012</text:p>
          </table:table-cell>
          <table:table-cell table:number-columns-repeated="3"/>
          <table:table-cell office:value-type="string">
            <text:p>11</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Ulysses_S._Grant_6:8.txt</text:p>
          </table:table-cell>
          <table:table-cell office:value-type="string">
            <text:p>The court known as the Court of Commissioners of Alabama Claims, created by an act of Congress of the last session, has organized and commenced its work, and it is to be hoped that the claims admissible under the provisions of the act may be speedily ascertained and paid.&lt;br/&gt;&lt;br/&gt;It has been deemed advisable to exercise the discretion conferred upon the Executive at the last session by accepting the conditions required by the Government of Turkey for the privilege of allowing citizens of the United States to hold real estate in the former country, and by assenting to a certain change in the jurisdiction of courts in the latter. A copy of the proclamation upon these subjects is herewith communicated.&lt;br/&gt;&lt;br/&gt;</text:p>
          </table:table-cell>
          <table:table-cell office:value-type="string">
            <text:p>Creative Commons</text:p>
          </table:table-cell>
          <table:table-cell office:value-type="string">
            <text:p>http://en.wikipedia.org/wiki/Creative_Commons</text:p>
          </table:table-cell>
          <table:table-cell office:value-type="string">
            <text:p>Abolitionism</text:p>
          </table:table-cell>
          <table:table-cell office:value-type="string">
            <text:p>http://en.wikipedia.org/wiki/Abolitionism</text:p>
          </table:table-cell>
          <table:table-cell/>
          <table:table-cell office:value-type="string">
            <text:p>2</text:p>
          </table:table-cell>
          <table:table-cell table:number-columns-repeated="3"/>
          <table:table-cell table:formula="of:=CONCATENATE([.AB313];&quot;,&quot;;[.AC313];&quot;,&quot;; TEXT([.AK313];&quot;#&quot;))" office:value-type="string" office:string-value="RANDOM,LAU_ET_AL,2">
            <text:p>RANDOM,LAU_ET_AL,2</text:p>
          </table:table-cell>
        </table:table-row>
        <table:table-row table:style-name="ro1">
          <table:table-cell office:value-type="string">
            <text:p>2C18EBDPGFL6ALD16JINLWIOXBNH2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5EEC1PC6SK96SWAV99ZMHMAG4P0OG</text:p>
          </table:table-cell>
          <table:table-cell office:value-type="string">
            <text:p>A997OZ3H2B3Q2</text:p>
          </table:table-cell>
          <table:table-cell office:value-type="string">
            <text:p>Submitted</text:p>
          </table:table-cell>
          <table:table-cell office:value-type="string">
            <text:p>Thu Sep 13 05:49:57 GMT 2012</text:p>
          </table:table-cell>
          <table:table-cell office:value-type="string">
            <text:p>Thu Sep 13 05:50:08 GMT 2012</text:p>
          </table:table-cell>
          <table:table-cell office:value-type="string">
            <text:p>Wed Sep 19 22:50:08 PDT 2012</text:p>
          </table:table-cell>
          <table:table-cell table:number-columns-repeated="3"/>
          <table:table-cell office:value-type="string">
            <text:p>11</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Benjamin_Harrison_3:19.txt</text:p>
          </table:table-cell>
          <table:table-cell office:value-type="string">
            <text:p>The Senator from Alabama (Mr. Morgan) in his argument upon this subject before the Senate at the last session did not overestimate the importance of this work when he said that &amp;quot;the canal is the most important subject now connected with the commercial growth and progress of the United States.&amp;quot;&lt;br/&gt;&lt;br/&gt;If this work is to be promoted by the usual financial methods and without the aid of this Government, the expenditures in its interest-bearing securities and stock will probably be twice the actual cost. This will necessitate higher tolls and constitute a heavy and altogether needless burden upon our commerce and that of the world. Every dollar of the bonds and stock of the company should represent a dollar expended in the legitimate and economical prosecution of the work. This is only possible by giving to the bonds the guaranty of the United States Government. Such a guaranty would secure the ready sale at par of a 3 per cent bond from time to time as the money was needed. I do not doubt that built upon these business methods the canal would when fully inaugurated earn its fixed charges and operating expenses. But if its bonds are to be marketed at heavy discounts and every bond sold is to be accompanied by a gift of stock, as has come to be expected by investors in such enterprises, the traffic will be seriously burdened to pay interest and dividends. I am quite willing to recommend Government promotion in the prosecution of a work which, if no other means offered for securing its completion, is of such transcendent interest that the Government should, in my opinion, secure it by direct appropriations from its Treasury.&lt;br/&gt;&lt;br/&gt;</text:p>
          </table:table-cell>
          <table:table-cell office:value-type="string">
            <text:p>Bond (finance)</text:p>
          </table:table-cell>
          <table:table-cell office:value-type="string">
            <text:p>http://en.wikipedia.org/wiki/Bond_(finance)</text:p>
          </table:table-cell>
          <table:table-cell office:value-type="string">
            <text:p>Treasury</text:p>
          </table:table-cell>
          <table:table-cell office:value-type="string">
            <text:p>http://en.wikipedia.org/wiki/Treasury</text:p>
          </table:table-cell>
          <table:table-cell/>
          <table:table-cell office:value-type="string">
            <text:p>1</text:p>
          </table:table-cell>
          <table:table-cell table:number-columns-repeated="3"/>
          <table:table-cell table:formula="of:=CONCATENATE([.AB314];&quot;,&quot;;[.AC314];&quot;,&quot;; TEXT([.AK314];&quot;#&quot;))" office:value-type="string" office:string-value="EDA,LAU_ET_AL,1">
            <text:p>EDA,LAU_ET_AL,1</text:p>
          </table:table-cell>
        </table:table-row>
        <table:table-row table:style-name="ro1">
          <table:table-cell office:value-type="string">
            <text:p>2C18EBDPGFL6ALD16JINLWIOXBNH2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8U4E6AUBXHW7QVKSJ0VJZWDX041XT</text:p>
          </table:table-cell>
          <table:table-cell office:value-type="string">
            <text:p>AAE9H4ZIKQS37</text:p>
          </table:table-cell>
          <table:table-cell office:value-type="string">
            <text:p>Submitted</text:p>
          </table:table-cell>
          <table:table-cell office:value-type="string">
            <text:p>Thu Sep 13 06:38:55 GMT 2012</text:p>
          </table:table-cell>
          <table:table-cell office:value-type="string">
            <text:p>Thu Sep 13 06:39:02 GMT 2012</text:p>
          </table:table-cell>
          <table:table-cell office:value-type="string">
            <text:p>Wed Sep 19 23:39:02 PDT 2012</text:p>
          </table:table-cell>
          <table:table-cell table:number-columns-repeated="3"/>
          <table:table-cell office:value-type="string">
            <text:p>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Benjamin_Harrison_3:19.txt</text:p>
          </table:table-cell>
          <table:table-cell office:value-type="string">
            <text:p>The Senator from Alabama (Mr. Morgan) in his argument upon this subject before the Senate at the last session did not overestimate the importance of this work when he said that &amp;quot;the canal is the most important subject now connected with the commercial growth and progress of the United States.&amp;quot;&lt;br/&gt;&lt;br/&gt;If this work is to be promoted by the usual financial methods and without the aid of this Government, the expenditures in its interest-bearing securities and stock will probably be twice the actual cost. This will necessitate higher tolls and constitute a heavy and altogether needless burden upon our commerce and that of the world. Every dollar of the bonds and stock of the company should represent a dollar expended in the legitimate and economical prosecution of the work. This is only possible by giving to the bonds the guaranty of the United States Government. Such a guaranty would secure the ready sale at par of a 3 per cent bond from time to time as the money was needed. I do not doubt that built upon these business methods the canal would when fully inaugurated earn its fixed charges and operating expenses. But if its bonds are to be marketed at heavy discounts and every bond sold is to be accompanied by a gift of stock, as has come to be expected by investors in such enterprises, the traffic will be seriously burdened to pay interest and dividends. I am quite willing to recommend Government promotion in the prosecution of a work which, if no other means offered for securing its completion, is of such transcendent interest that the Government should, in my opinion, secure it by direct appropriations from its Treasury.&lt;br/&gt;&lt;br/&gt;</text:p>
          </table:table-cell>
          <table:table-cell office:value-type="string">
            <text:p>Bond (finance)</text:p>
          </table:table-cell>
          <table:table-cell office:value-type="string">
            <text:p>http://en.wikipedia.org/wiki/Bond_(finance)</text:p>
          </table:table-cell>
          <table:table-cell office:value-type="string">
            <text:p>Treasury</text:p>
          </table:table-cell>
          <table:table-cell office:value-type="string">
            <text:p>http://en.wikipedia.org/wiki/Treasury</text:p>
          </table:table-cell>
          <table:table-cell/>
          <table:table-cell office:value-type="string">
            <text:p>1</text:p>
          </table:table-cell>
          <table:table-cell table:number-columns-repeated="3"/>
          <table:table-cell table:formula="of:=CONCATENATE([.AB315];&quot;,&quot;;[.AC315];&quot;,&quot;; TEXT([.AK315];&quot;#&quot;))" office:value-type="string" office:string-value="EDA,LAU_ET_AL,1">
            <text:p>EDA,LAU_ET_AL,1</text:p>
          </table:table-cell>
        </table:table-row>
        <table:table-row table:style-name="ro1">
          <table:table-cell office:value-type="string">
            <text:p>2C18EBDPGFL6ALD16JINLWIOXBNH2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M8J2D21O3W5CQOOWZJIAKYEV0U8E6</text:p>
          </table:table-cell>
          <table:table-cell office:value-type="string">
            <text:p>A2UCKZZI9KBBCV</text:p>
          </table:table-cell>
          <table:table-cell office:value-type="string">
            <text:p>Submitted</text:p>
          </table:table-cell>
          <table:table-cell office:value-type="string">
            <text:p>Thu Sep 13 05:36:55 GMT 2012</text:p>
          </table:table-cell>
          <table:table-cell office:value-type="string">
            <text:p>Thu Sep 13 05:38:37 GMT 2012</text:p>
          </table:table-cell>
          <table:table-cell office:value-type="string">
            <text:p>Wed Sep 19 22:38:37 PDT 2012</text:p>
          </table:table-cell>
          <table:table-cell table:number-columns-repeated="3"/>
          <table:table-cell office:value-type="string">
            <text:p>102</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Benjamin_Harrison_3:19.txt</text:p>
          </table:table-cell>
          <table:table-cell office:value-type="string">
            <text:p>The Senator from Alabama (Mr. Morgan) in his argument upon this subject before the Senate at the last session did not overestimate the importance of this work when he said that &amp;quot;the canal is the most important subject now connected with the commercial growth and progress of the United States.&amp;quot;&lt;br/&gt;&lt;br/&gt;If this work is to be promoted by the usual financial methods and without the aid of this Government, the expenditures in its interest-bearing securities and stock will probably be twice the actual cost. This will necessitate higher tolls and constitute a heavy and altogether needless burden upon our commerce and that of the world. Every dollar of the bonds and stock of the company should represent a dollar expended in the legitimate and economical prosecution of the work. This is only possible by giving to the bonds the guaranty of the United States Government. Such a guaranty would secure the ready sale at par of a 3 per cent bond from time to time as the money was needed. I do not doubt that built upon these business methods the canal would when fully inaugurated earn its fixed charges and operating expenses. But if its bonds are to be marketed at heavy discounts and every bond sold is to be accompanied by a gift of stock, as has come to be expected by investors in such enterprises, the traffic will be seriously burdened to pay interest and dividends. I am quite willing to recommend Government promotion in the prosecution of a work which, if no other means offered for securing its completion, is of such transcendent interest that the Government should, in my opinion, secure it by direct appropriations from its Treasury.&lt;br/&gt;&lt;br/&gt;</text:p>
          </table:table-cell>
          <table:table-cell office:value-type="string">
            <text:p>Bond (finance)</text:p>
          </table:table-cell>
          <table:table-cell office:value-type="string">
            <text:p>http://en.wikipedia.org/wiki/Bond_(finance)</text:p>
          </table:table-cell>
          <table:table-cell office:value-type="string">
            <text:p>Treasury</text:p>
          </table:table-cell>
          <table:table-cell office:value-type="string">
            <text:p>http://en.wikipedia.org/wiki/Treasury</text:p>
          </table:table-cell>
          <table:table-cell/>
          <table:table-cell office:value-type="string">
            <text:p>2</text:p>
          </table:table-cell>
          <table:table-cell table:number-columns-repeated="3"/>
          <table:table-cell table:formula="of:=CONCATENATE([.AB316];&quot;,&quot;;[.AC316];&quot;,&quot;; TEXT([.AK316];&quot;#&quot;))" office:value-type="string" office:string-value="EDA,LAU_ET_AL,2">
            <text:p>EDA,LAU_ET_AL,2</text:p>
          </table:table-cell>
        </table:table-row>
        <table:table-row table:style-name="ro1">
          <table:table-cell office:value-type="string">
            <text:p>21ASZVXX2Q45938VV87NQW1NUIJP7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9YR70G5R98DNSR0LHNS0TNYIV9BRP</text:p>
          </table:table-cell>
          <table:table-cell office:value-type="string">
            <text:p>AS809NPDW8VZ0</text:p>
          </table:table-cell>
          <table:table-cell office:value-type="string">
            <text:p>Submitted</text:p>
          </table:table-cell>
          <table:table-cell office:value-type="string">
            <text:p>Thu Sep 13 06:27:28 GMT 2012</text:p>
          </table:table-cell>
          <table:table-cell office:value-type="string">
            <text:p>Thu Sep 13 06:28:33 GMT 2012</text:p>
          </table:table-cell>
          <table:table-cell office:value-type="string">
            <text:p>Wed Sep 19 23:28:33 PDT 2012</text:p>
          </table:table-cell>
          <table:table-cell table:number-columns-repeated="3"/>
          <table:table-cell office:value-type="string">
            <text:p>65</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immy_Carter_4:318.txt</text:p>
          </table:table-cell>
          <table:table-cell office:value-type="string">
            <text:p>The War on Hunger must be a continuous urgent priority. Major portions of the world&amp;apos;s population continue to be threatened by the specter of hunger and malnutrition. During the past year, some 150 million people in 36 African countries were faced with near disaster as the result of serious drought, induced food shortages. Our government, working in concert with the U.N.&amp;apos;s Food and Agricultural Organization (FAO), helped to respond to that need. But the problems of hunger cannot be solved by short-term measures. We must continue to support those activities, bilateral and multilateral, which aim at improving food production especially in developing countries and assuring global food security. These measures are necessary to the maintenance of a stable and healthy world economy.&lt;br/&gt;&lt;br/&gt;I am pleased that negotiation of a new Food Aid Convention, which guarantees a minimum annual level of food assistance, was successfully concluded in March. The establishment of the International Emergency Wheat Reserve will enable the U.S. to meet its commitment under the new Convention to feed hungry people, even in times of short supply.&lt;br/&gt;&lt;br/&gt;</text:p>
          </table:table-cell>
          <table:table-cell office:value-type="string">
            <text:p>Famine</text:p>
          </table:table-cell>
          <table:table-cell office:value-type="string">
            <text:p>http://en.wikipedia.org/wiki/Famine</text:p>
          </table:table-cell>
          <table:table-cell office:value-type="string">
            <text:p>Federal</text:p>
          </table:table-cell>
          <table:table-cell office:value-type="string">
            <text:p>http://en.wikipedia.org/wiki/Federal</text:p>
          </table:table-cell>
          <table:table-cell/>
          <table:table-cell office:value-type="string">
            <text:p>1</text:p>
          </table:table-cell>
          <table:table-cell table:number-columns-repeated="3"/>
          <table:table-cell table:formula="of:=CONCATENATE([.AB317];&quot;,&quot;;[.AC317];&quot;,&quot;; TEXT([.AK317];&quot;#&quot;))" office:value-type="string" office:string-value="EDA,LAU_ET_AL,1">
            <text:p>EDA,LAU_ET_AL,1</text:p>
          </table:table-cell>
        </table:table-row>
        <table:table-row table:style-name="ro1">
          <table:table-cell office:value-type="string">
            <text:p>21ASZVXX2Q45938VV87NQW1NUIJP7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NU1O3W5XH0J4YGN9UPEXLSPDKMICV</text:p>
          </table:table-cell>
          <table:table-cell office:value-type="string">
            <text:p>A1K31OBX0MZU1N</text:p>
          </table:table-cell>
          <table:table-cell office:value-type="string">
            <text:p>Submitted</text:p>
          </table:table-cell>
          <table:table-cell office:value-type="string">
            <text:p>Thu Sep 13 05:46:52 GMT 2012</text:p>
          </table:table-cell>
          <table:table-cell office:value-type="string">
            <text:p>Thu Sep 13 05:48:20 GMT 2012</text:p>
          </table:table-cell>
          <table:table-cell office:value-type="string">
            <text:p>Wed Sep 19 22:48:20 PDT 2012</text:p>
          </table:table-cell>
          <table:table-cell table:number-columns-repeated="3"/>
          <table:table-cell office:value-type="string">
            <text:p>88</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immy_Carter_4:318.txt</text:p>
          </table:table-cell>
          <table:table-cell office:value-type="string">
            <text:p>The War on Hunger must be a continuous urgent priority. Major portions of the world&amp;apos;s population continue to be threatened by the specter of hunger and malnutrition. During the past year, some 150 million people in 36 African countries were faced with near disaster as the result of serious drought, induced food shortages. Our government, working in concert with the U.N.&amp;apos;s Food and Agricultural Organization (FAO), helped to respond to that need. But the problems of hunger cannot be solved by short-term measures. We must continue to support those activities, bilateral and multilateral, which aim at improving food production especially in developing countries and assuring global food security. These measures are necessary to the maintenance of a stable and healthy world economy.&lt;br/&gt;&lt;br/&gt;I am pleased that negotiation of a new Food Aid Convention, which guarantees a minimum annual level of food assistance, was successfully concluded in March. The establishment of the International Emergency Wheat Reserve will enable the U.S. to meet its commitment under the new Convention to feed hungry people, even in times of short supply.&lt;br/&gt;&lt;br/&gt;</text:p>
          </table:table-cell>
          <table:table-cell office:value-type="string">
            <text:p>Famine</text:p>
          </table:table-cell>
          <table:table-cell office:value-type="string">
            <text:p>http://en.wikipedia.org/wiki/Famine</text:p>
          </table:table-cell>
          <table:table-cell office:value-type="string">
            <text:p>Federal</text:p>
          </table:table-cell>
          <table:table-cell office:value-type="string">
            <text:p>http://en.wikipedia.org/wiki/Federal</text:p>
          </table:table-cell>
          <table:table-cell/>
          <table:table-cell office:value-type="string">
            <text:p>1</text:p>
          </table:table-cell>
          <table:table-cell table:number-columns-repeated="3"/>
          <table:table-cell table:formula="of:=CONCATENATE([.AB318];&quot;,&quot;;[.AC318];&quot;,&quot;; TEXT([.AK318];&quot;#&quot;))" office:value-type="string" office:string-value="EDA,LAU_ET_AL,1">
            <text:p>EDA,LAU_ET_AL,1</text:p>
          </table:table-cell>
        </table:table-row>
        <table:table-row table:style-name="ro1">
          <table:table-cell office:value-type="string">
            <text:p>21ASZVXX2Q45938VV87NQW1NUIJP7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PD6VCPWZ9RNS56T2BJ70N3DZV0PAG</text:p>
          </table:table-cell>
          <table:table-cell office:value-type="string">
            <text:p>AAE9H4ZIKQS37</text:p>
          </table:table-cell>
          <table:table-cell office:value-type="string">
            <text:p>Submitted</text:p>
          </table:table-cell>
          <table:table-cell office:value-type="string">
            <text:p>Thu Sep 13 06:29:27 GMT 2012</text:p>
          </table:table-cell>
          <table:table-cell office:value-type="string">
            <text:p>Thu Sep 13 06:29:35 GMT 2012</text:p>
          </table:table-cell>
          <table:table-cell office:value-type="string">
            <text:p>Wed Sep 19 23:29:35 PDT 2012</text:p>
          </table:table-cell>
          <table:table-cell table:number-columns-repeated="3"/>
          <table:table-cell office:value-type="string">
            <text:p>8</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immy_Carter_4:318.txt</text:p>
          </table:table-cell>
          <table:table-cell office:value-type="string">
            <text:p>The War on Hunger must be a continuous urgent priority. Major portions of the world&amp;apos;s population continue to be threatened by the specter of hunger and malnutrition. During the past year, some 150 million people in 36 African countries were faced with near disaster as the result of serious drought, induced food shortages. Our government, working in concert with the U.N.&amp;apos;s Food and Agricultural Organization (FAO), helped to respond to that need. But the problems of hunger cannot be solved by short-term measures. We must continue to support those activities, bilateral and multilateral, which aim at improving food production especially in developing countries and assuring global food security. These measures are necessary to the maintenance of a stable and healthy world economy.&lt;br/&gt;&lt;br/&gt;I am pleased that negotiation of a new Food Aid Convention, which guarantees a minimum annual level of food assistance, was successfully concluded in March. The establishment of the International Emergency Wheat Reserve will enable the U.S. to meet its commitment under the new Convention to feed hungry people, even in times of short supply.&lt;br/&gt;&lt;br/&gt;</text:p>
          </table:table-cell>
          <table:table-cell office:value-type="string">
            <text:p>Famine</text:p>
          </table:table-cell>
          <table:table-cell office:value-type="string">
            <text:p>http://en.wikipedia.org/wiki/Famine</text:p>
          </table:table-cell>
          <table:table-cell office:value-type="string">
            <text:p>Federal</text:p>
          </table:table-cell>
          <table:table-cell office:value-type="string">
            <text:p>http://en.wikipedia.org/wiki/Federal</text:p>
          </table:table-cell>
          <table:table-cell/>
          <table:table-cell office:value-type="string">
            <text:p>1</text:p>
          </table:table-cell>
          <table:table-cell table:number-columns-repeated="3"/>
          <table:table-cell table:formula="of:=CONCATENATE([.AB319];&quot;,&quot;;[.AC319];&quot;,&quot;; TEXT([.AK319];&quot;#&quot;))" office:value-type="string" office:string-value="EDA,LAU_ET_AL,1">
            <text:p>EDA,LAU_ET_AL,1</text:p>
          </table:table-cell>
        </table:table-row>
        <table:table-row table:style-name="ro1">
          <table:table-cell office:value-type="string">
            <text:p>2CEJ5OPB0YVGEHMR3LYEX9U33C36Y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20SV7WGKCCV0URHHDUMPAPQARH2S4</text:p>
          </table:table-cell>
          <table:table-cell office:value-type="string">
            <text:p>AAE9H4ZIKQS37</text:p>
          </table:table-cell>
          <table:table-cell office:value-type="string">
            <text:p>Submitted</text:p>
          </table:table-cell>
          <table:table-cell office:value-type="string">
            <text:p>Thu Sep 13 06:44:18 GMT 2012</text:p>
          </table:table-cell>
          <table:table-cell office:value-type="string">
            <text:p>Thu Sep 13 06:44:36 GMT 2012</text:p>
          </table:table-cell>
          <table:table-cell office:value-type="string">
            <text:p>Wed Sep 19 23:44:36 PDT 2012</text:p>
          </table:table-cell>
          <table:table-cell table:number-columns-repeated="3"/>
          <table:table-cell office:value-type="string">
            <text:p>18</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Ulysses_S._Grant_5:11.txt</text:p>
          </table:table-cell>
          <table:table-cell office:value-type="string">
            <text:p>I invite the earnest attention of Congress to the existing laws of the United States respecting expatriation and the election of nationality by individuals. Many citizens of the United States reside permanently abroad with their families. Under the provisions of the act approved February 10, 1855, the children of such persons are to be deemed and taken to be citizens of the United States, but the rights of citizenship are not to descend to persons whose fathers never resided in the United States.&lt;br/&gt;&lt;br/&gt;It thus happens that persons who have never resided within the United States have been enabled to put forward a pretension to the protection of the United States against the claim to military service of the government under whose protection they were born and have been reared. In some cases even naturalized citizens of the United States have returned to the land of their birth, with intent to remain there, and their children, the issue of a marriage contracted there after their return, and who have never been in the United States, have laid claim to our protection when the lapse of many years had imposed upon them the duty of military service to the only government which had ever known them personally.&lt;br/&gt;&lt;br/&gt;</text:p>
          </table:table-cell>
          <table:table-cell office:value-type="string">
            <text:p>Congress</text:p>
          </table:table-cell>
          <table:table-cell office:value-type="string">
            <text:p>http://en.wikipedia.org/wiki/Congress</text:p>
          </table:table-cell>
          <table:table-cell office:value-type="string">
            <text:p>Same-sex marriage law in the United States by state</text:p>
          </table:table-cell>
          <table:table-cell office:value-type="string">
            <text:p>http://en.wikipedia.org/wiki/Same-sex_marriage_law_in_the_United_States_by_state</text:p>
          </table:table-cell>
          <table:table-cell/>
          <table:table-cell office:value-type="string">
            <text:p>1</text:p>
          </table:table-cell>
          <table:table-cell table:number-columns-repeated="3"/>
          <table:table-cell table:formula="of:=CONCATENATE([.AB320];&quot;,&quot;;[.AC320];&quot;,&quot;; TEXT([.AK320];&quot;#&quot;))" office:value-type="string" office:string-value="LAU_ET_AL,EDA,1">
            <text:p>LAU_ET_AL,EDA,1</text:p>
          </table:table-cell>
        </table:table-row>
        <table:table-row table:style-name="ro1">
          <table:table-cell office:value-type="string">
            <text:p>2CEJ5OPB0YVGEHMR3LYEX9U33C36Y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790JPPSI2KYTY9XWHWKTM6WPIWJPS</text:p>
          </table:table-cell>
          <table:table-cell office:value-type="string">
            <text:p>A31ALYJKPKD09W</text:p>
          </table:table-cell>
          <table:table-cell office:value-type="string">
            <text:p>Submitted</text:p>
          </table:table-cell>
          <table:table-cell office:value-type="string">
            <text:p>Thu Sep 13 06:49:30 GMT 2012</text:p>
          </table:table-cell>
          <table:table-cell office:value-type="string">
            <text:p>Thu Sep 13 06:49:45 GMT 2012</text:p>
          </table:table-cell>
          <table:table-cell office:value-type="string">
            <text:p>Wed Sep 19 23:49:45 PDT 2012</text:p>
          </table:table-cell>
          <table:table-cell table:number-columns-repeated="3"/>
          <table:table-cell office:value-type="string">
            <text:p>15</text:p>
          </table:table-cell>
          <table:table-cell office:value-type="string">
            <text:p>100% (294/295)</text:p>
          </table:table-cell>
          <table:table-cell office:value-type="string">
            <text:p>100% (62/62)</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Ulysses_S._Grant_5:11.txt</text:p>
          </table:table-cell>
          <table:table-cell office:value-type="string">
            <text:p>I invite the earnest attention of Congress to the existing laws of the United States respecting expatriation and the election of nationality by individuals. Many citizens of the United States reside permanently abroad with their families. Under the provisions of the act approved February 10, 1855, the children of such persons are to be deemed and taken to be citizens of the United States, but the rights of citizenship are not to descend to persons whose fathers never resided in the United States.&lt;br/&gt;&lt;br/&gt;It thus happens that persons who have never resided within the United States have been enabled to put forward a pretension to the protection of the United States against the claim to military service of the government under whose protection they were born and have been reared. In some cases even naturalized citizens of the United States have returned to the land of their birth, with intent to remain there, and their children, the issue of a marriage contracted there after their return, and who have never been in the United States, have laid claim to our protection when the lapse of many years had imposed upon them the duty of military service to the only government which had ever known them personally.&lt;br/&gt;&lt;br/&gt;</text:p>
          </table:table-cell>
          <table:table-cell office:value-type="string">
            <text:p>Congress</text:p>
          </table:table-cell>
          <table:table-cell office:value-type="string">
            <text:p>http://en.wikipedia.org/wiki/Congress</text:p>
          </table:table-cell>
          <table:table-cell office:value-type="string">
            <text:p>Same-sex marriage law in the United States by state</text:p>
          </table:table-cell>
          <table:table-cell office:value-type="string">
            <text:p>http://en.wikipedia.org/wiki/Same-sex_marriage_law_in_the_United_States_by_state</text:p>
          </table:table-cell>
          <table:table-cell/>
          <table:table-cell office:value-type="string">
            <text:p>1</text:p>
          </table:table-cell>
          <table:table-cell table:number-columns-repeated="3"/>
          <table:table-cell table:formula="of:=CONCATENATE([.AB321];&quot;,&quot;;[.AC321];&quot;,&quot;; TEXT([.AK321];&quot;#&quot;))" office:value-type="string" office:string-value="LAU_ET_AL,EDA,1">
            <text:p>LAU_ET_AL,EDA,1</text:p>
          </table:table-cell>
        </table:table-row>
        <table:table-row table:style-name="ro1">
          <table:table-cell office:value-type="string">
            <text:p>2CEJ5OPB0YVGEHMR3LYEX9U33C36Y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DI39Z0B6UTOL2SJ22KVZKGP273NYT</text:p>
          </table:table-cell>
          <table:table-cell office:value-type="string">
            <text:p>AS809NPDW8VZ0</text:p>
          </table:table-cell>
          <table:table-cell office:value-type="string">
            <text:p>Submitted</text:p>
          </table:table-cell>
          <table:table-cell office:value-type="string">
            <text:p>Thu Sep 13 06:48:18 GMT 2012</text:p>
          </table:table-cell>
          <table:table-cell office:value-type="string">
            <text:p>Thu Sep 13 06:49:39 GMT 2012</text:p>
          </table:table-cell>
          <table:table-cell office:value-type="string">
            <text:p>Wed Sep 19 23:49:39 PDT 2012</text:p>
          </table:table-cell>
          <table:table-cell table:number-columns-repeated="3"/>
          <table:table-cell office:value-type="string">
            <text:p>81</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Ulysses_S._Grant_5:11.txt</text:p>
          </table:table-cell>
          <table:table-cell office:value-type="string">
            <text:p>I invite the earnest attention of Congress to the existing laws of the United States respecting expatriation and the election of nationality by individuals. Many citizens of the United States reside permanently abroad with their families. Under the provisions of the act approved February 10, 1855, the children of such persons are to be deemed and taken to be citizens of the United States, but the rights of citizenship are not to descend to persons whose fathers never resided in the United States.&lt;br/&gt;&lt;br/&gt;It thus happens that persons who have never resided within the United States have been enabled to put forward a pretension to the protection of the United States against the claim to military service of the government under whose protection they were born and have been reared. In some cases even naturalized citizens of the United States have returned to the land of their birth, with intent to remain there, and their children, the issue of a marriage contracted there after their return, and who have never been in the United States, have laid claim to our protection when the lapse of many years had imposed upon them the duty of military service to the only government which had ever known them personally.&lt;br/&gt;&lt;br/&gt;</text:p>
          </table:table-cell>
          <table:table-cell office:value-type="string">
            <text:p>Congress</text:p>
          </table:table-cell>
          <table:table-cell office:value-type="string">
            <text:p>http://en.wikipedia.org/wiki/Congress</text:p>
          </table:table-cell>
          <table:table-cell office:value-type="string">
            <text:p>Same-sex marriage law in the United States by state</text:p>
          </table:table-cell>
          <table:table-cell office:value-type="string">
            <text:p>http://en.wikipedia.org/wiki/Same-sex_marriage_law_in_the_United_States_by_state</text:p>
          </table:table-cell>
          <table:table-cell/>
          <table:table-cell office:value-type="string">
            <text:p>1</text:p>
          </table:table-cell>
          <table:table-cell table:number-columns-repeated="3"/>
          <table:table-cell table:formula="of:=CONCATENATE([.AB322];&quot;,&quot;;[.AC322];&quot;,&quot;; TEXT([.AK322];&quot;#&quot;))" office:value-type="string" office:string-value="LAU_ET_AL,EDA,1">
            <text:p>LAU_ET_AL,EDA,1</text:p>
          </table:table-cell>
        </table:table-row>
        <table:table-row table:style-name="ro1">
          <table:table-cell office:value-type="string">
            <text:p>2JZECWA6X3YORL35JZWK5PTIPSDMN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7CNQY2RCJK6I8JJARI0SUIAWOQT4F</text:p>
          </table:table-cell>
          <table:table-cell office:value-type="string">
            <text:p>A31ALYJKPKD09W</text:p>
          </table:table-cell>
          <table:table-cell office:value-type="string">
            <text:p>Submitted</text:p>
          </table:table-cell>
          <table:table-cell office:value-type="string">
            <text:p>Thu Sep 13 06:47:28 GMT 2012</text:p>
          </table:table-cell>
          <table:table-cell office:value-type="string">
            <text:p>Thu Sep 13 06:47:35 GMT 2012</text:p>
          </table:table-cell>
          <table:table-cell office:value-type="string">
            <text:p>Wed Sep 19 23:47:35 PDT 2012</text:p>
          </table:table-cell>
          <table:table-cell table:number-columns-repeated="3"/>
          <table:table-cell office:value-type="string">
            <text:p>7</text:p>
          </table:table-cell>
          <table:table-cell office:value-type="string">
            <text:p>100% (294/295)</text:p>
          </table:table-cell>
          <table:table-cell office:value-type="string">
            <text:p>100% (62/62)</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Theodore_Roosevelt_5:51.txt</text:p>
          </table:table-cell>
          <table:table-cell office:value-type="string">
            <text:p>I earnestly ask that Alaska be given an elective delegate. Some person should be chosen who can speak with authority of the needs of the Territory. The Government should aid in the construction of a railroad from the Gulf of Alaska to the Yukon River, in American territory. In my last two messages I advocated certain additional action on behalf of Alaska. I shall not now repeat those recommendations, but I shall lay all my stress upon the one recommendation of giving to Alaska some one authorized to speak for it. I should prefer that the delegate was made elective, but if this is not deemed wise, then make him appointive. At any rate, give Alaska some person whose business it shall be to speak with authority on her behalf to the Congress. The natural resources of Alaska are great. Some of the chief needs of the peculiarly energetic, self-reliant, and typically American white population of Alaska were set forth in my last message. I also earnestly ask your attention to the needs of the Alaskan Indians. All Indians who are competent should receive the full rights of American citizenship. It is, for instance, a gross and indefensible wrong to deny to such hard-working, decent-living Indians as the Metlakahtlas the right to obtain licenses as captains, pilots, and engineers; the right to enter mining claims, and to profit by the homestead law. These particular Indians are civilized and are competent and entitled to be put on the same basis with the white men round about them.&lt;br/&gt;&lt;br/&gt;I recommend that Indian Territory and Oklahoma be admitted as one State and that New Mexico and Arizona be admitted as one State. There is no obligation upon us to treat territorial subdivisions, which are matters of convenience only, as binding us on the question of admission to Statehood. Nothing has taken up more time in the Congress during the past few years than the question as to the Statehood to be granted to the four Territories above mentioned, and after careful consideration of all that has been developed in the discussions of the question, I recommend that they be immediately admitted as two States. There is no justification for further delay; and the advisability of making the four Territories into two States has been clearly established.&lt;br/&gt;&lt;br/&gt;</text:p>
          </table:table-cell>
          <table:table-cell office:value-type="string">
            <text:p>UK Immigration Service</text:p>
          </table:table-cell>
          <table:table-cell office:value-type="string">
            <text:p>http://en.wikipedia.org/wiki/UK_Immigration_Service</text:p>
          </table:table-cell>
          <table:table-cell office:value-type="string">
            <text:p>Choctaw</text:p>
          </table:table-cell>
          <table:table-cell office:value-type="string">
            <text:p>http://en.wikipedia.org/wiki/Choctaw</text:p>
          </table:table-cell>
          <table:table-cell/>
          <table:table-cell office:value-type="string">
            <text:p>1</text:p>
          </table:table-cell>
          <table:table-cell table:number-columns-repeated="3"/>
          <table:table-cell table:formula="of:=CONCATENATE([.AB323];&quot;,&quot;;[.AC323];&quot;,&quot;; TEXT([.AK323];&quot;#&quot;))" office:value-type="string" office:string-value="EDA,LAU_ET_AL,1">
            <text:p>EDA,LAU_ET_AL,1</text:p>
          </table:table-cell>
        </table:table-row>
        <table:table-row table:style-name="ro1">
          <table:table-cell office:value-type="string">
            <text:p>2JZECWA6X3YORL35JZWK5PTIPSDMN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D9VWAVKI62NYZQ6ECQ9HQH6HZRIQ4</text:p>
          </table:table-cell>
          <table:table-cell office:value-type="string">
            <text:p>AS809NPDW8VZ0</text:p>
          </table:table-cell>
          <table:table-cell office:value-type="string">
            <text:p>Submitted</text:p>
          </table:table-cell>
          <table:table-cell office:value-type="string">
            <text:p>Thu Sep 13 06:38:27 GMT 2012</text:p>
          </table:table-cell>
          <table:table-cell office:value-type="string">
            <text:p>Thu Sep 13 06:41:11 GMT 2012</text:p>
          </table:table-cell>
          <table:table-cell office:value-type="string">
            <text:p>Wed Sep 19 23:41:11 PDT 2012</text:p>
          </table:table-cell>
          <table:table-cell table:number-columns-repeated="3"/>
          <table:table-cell office:value-type="string">
            <text:p>164</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Theodore_Roosevelt_5:51.txt</text:p>
          </table:table-cell>
          <table:table-cell office:value-type="string">
            <text:p>I earnestly ask that Alaska be given an elective delegate. Some person should be chosen who can speak with authority of the needs of the Territory. The Government should aid in the construction of a railroad from the Gulf of Alaska to the Yukon River, in American territory. In my last two messages I advocated certain additional action on behalf of Alaska. I shall not now repeat those recommendations, but I shall lay all my stress upon the one recommendation of giving to Alaska some one authorized to speak for it. I should prefer that the delegate was made elective, but if this is not deemed wise, then make him appointive. At any rate, give Alaska some person whose business it shall be to speak with authority on her behalf to the Congress. The natural resources of Alaska are great. Some of the chief needs of the peculiarly energetic, self-reliant, and typically American white population of Alaska were set forth in my last message. I also earnestly ask your attention to the needs of the Alaskan Indians. All Indians who are competent should receive the full rights of American citizenship. It is, for instance, a gross and indefensible wrong to deny to such hard-working, decent-living Indians as the Metlakahtlas the right to obtain licenses as captains, pilots, and engineers; the right to enter mining claims, and to profit by the homestead law. These particular Indians are civilized and are competent and entitled to be put on the same basis with the white men round about them.&lt;br/&gt;&lt;br/&gt;I recommend that Indian Territory and Oklahoma be admitted as one State and that New Mexico and Arizona be admitted as one State. There is no obligation upon us to treat territorial subdivisions, which are matters of convenience only, as binding us on the question of admission to Statehood. Nothing has taken up more time in the Congress during the past few years than the question as to the Statehood to be granted to the four Territories above mentioned, and after careful consideration of all that has been developed in the discussions of the question, I recommend that they be immediately admitted as two States. There is no justification for further delay; and the advisability of making the four Territories into two States has been clearly established.&lt;br/&gt;&lt;br/&gt;</text:p>
          </table:table-cell>
          <table:table-cell office:value-type="string">
            <text:p>UK Immigration Service</text:p>
          </table:table-cell>
          <table:table-cell office:value-type="string">
            <text:p>http://en.wikipedia.org/wiki/UK_Immigration_Service</text:p>
          </table:table-cell>
          <table:table-cell office:value-type="string">
            <text:p>Choctaw</text:p>
          </table:table-cell>
          <table:table-cell office:value-type="string">
            <text:p>http://en.wikipedia.org/wiki/Choctaw</text:p>
          </table:table-cell>
          <table:table-cell/>
          <table:table-cell office:value-type="string">
            <text:p>2</text:p>
          </table:table-cell>
          <table:table-cell table:number-columns-repeated="3"/>
          <table:table-cell table:formula="of:=CONCATENATE([.AB324];&quot;,&quot;;[.AC324];&quot;,&quot;; TEXT([.AK324];&quot;#&quot;))" office:value-type="string" office:string-value="EDA,LAU_ET_AL,2">
            <text:p>EDA,LAU_ET_AL,2</text:p>
          </table:table-cell>
        </table:table-row>
        <table:table-row table:style-name="ro1">
          <table:table-cell office:value-type="string">
            <text:p>2JZECWA6X3YORL35JZWK5PTIPSDMN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HOGKCCVLL3CPCRROKGQCC9NW9F6W4</text:p>
          </table:table-cell>
          <table:table-cell office:value-type="string">
            <text:p>A997OZ3H2B3Q2</text:p>
          </table:table-cell>
          <table:table-cell office:value-type="string">
            <text:p>Submitted</text:p>
          </table:table-cell>
          <table:table-cell office:value-type="string">
            <text:p>Thu Sep 13 06:48:44 GMT 2012</text:p>
          </table:table-cell>
          <table:table-cell office:value-type="string">
            <text:p>Thu Sep 13 06:48:54 GMT 2012</text:p>
          </table:table-cell>
          <table:table-cell office:value-type="string">
            <text:p>Wed Sep 19 23:48:54 PDT 2012</text:p>
          </table:table-cell>
          <table:table-cell table:number-columns-repeated="3"/>
          <table:table-cell office:value-type="string">
            <text:p>10</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Theodore_Roosevelt_5:51.txt</text:p>
          </table:table-cell>
          <table:table-cell office:value-type="string">
            <text:p>I earnestly ask that Alaska be given an elective delegate. Some person should be chosen who can speak with authority of the needs of the Territory. The Government should aid in the construction of a railroad from the Gulf of Alaska to the Yukon River, in American territory. In my last two messages I advocated certain additional action on behalf of Alaska. I shall not now repeat those recommendations, but I shall lay all my stress upon the one recommendation of giving to Alaska some one authorized to speak for it. I should prefer that the delegate was made elective, but if this is not deemed wise, then make him appointive. At any rate, give Alaska some person whose business it shall be to speak with authority on her behalf to the Congress. The natural resources of Alaska are great. Some of the chief needs of the peculiarly energetic, self-reliant, and typically American white population of Alaska were set forth in my last message. I also earnestly ask your attention to the needs of the Alaskan Indians. All Indians who are competent should receive the full rights of American citizenship. It is, for instance, a gross and indefensible wrong to deny to such hard-working, decent-living Indians as the Metlakahtlas the right to obtain licenses as captains, pilots, and engineers; the right to enter mining claims, and to profit by the homestead law. These particular Indians are civilized and are competent and entitled to be put on the same basis with the white men round about them.&lt;br/&gt;&lt;br/&gt;I recommend that Indian Territory and Oklahoma be admitted as one State and that New Mexico and Arizona be admitted as one State. There is no obligation upon us to treat territorial subdivisions, which are matters of convenience only, as binding us on the question of admission to Statehood. Nothing has taken up more time in the Congress during the past few years than the question as to the Statehood to be granted to the four Territories above mentioned, and after careful consideration of all that has been developed in the discussions of the question, I recommend that they be immediately admitted as two States. There is no justification for further delay; and the advisability of making the four Territories into two States has been clearly established.&lt;br/&gt;&lt;br/&gt;</text:p>
          </table:table-cell>
          <table:table-cell office:value-type="string">
            <text:p>UK Immigration Service</text:p>
          </table:table-cell>
          <table:table-cell office:value-type="string">
            <text:p>http://en.wikipedia.org/wiki/UK_Immigration_Service</text:p>
          </table:table-cell>
          <table:table-cell office:value-type="string">
            <text:p>Choctaw</text:p>
          </table:table-cell>
          <table:table-cell office:value-type="string">
            <text:p>http://en.wikipedia.org/wiki/Choctaw</text:p>
          </table:table-cell>
          <table:table-cell/>
          <table:table-cell office:value-type="string">
            <text:p>2</text:p>
          </table:table-cell>
          <table:table-cell table:number-columns-repeated="3"/>
          <table:table-cell table:formula="of:=CONCATENATE([.AB325];&quot;,&quot;;[.AC325];&quot;,&quot;; TEXT([.AK325];&quot;#&quot;))" office:value-type="string" office:string-value="EDA,LAU_ET_AL,2">
            <text:p>EDA,LAU_ET_AL,2</text:p>
          </table:table-cell>
        </table:table-row>
        <table:table-row table:style-name="ro1">
          <table:table-cell office:value-type="string">
            <text:p>23WZZ2MIKMN99HDE5DZT4WXI52PP8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9BMJUNU8LZ66GOLC108L8J31TDI2Q</text:p>
          </table:table-cell>
          <table:table-cell office:value-type="string">
            <text:p>AAE9H4ZIKQS37</text:p>
          </table:table-cell>
          <table:table-cell office:value-type="string">
            <text:p>Submitted</text:p>
          </table:table-cell>
          <table:table-cell office:value-type="string">
            <text:p>Thu Sep 13 06:33:51 GMT 2012</text:p>
          </table:table-cell>
          <table:table-cell office:value-type="string">
            <text:p>Thu Sep 13 06:33:59 GMT 2012</text:p>
          </table:table-cell>
          <table:table-cell office:value-type="string">
            <text:p>Wed Sep 19 23:33:59 PDT 2012</text:p>
          </table:table-cell>
          <table:table-cell table:number-columns-repeated="3"/>
          <table:table-cell office:value-type="string">
            <text:p>8</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arry_S._Truman_8:66.txt</text:p>
          </table:table-cell>
          <table:table-cell office:value-type="string">
            <text:p>Such a war is not a possible policy for rational men. We know this, but we dare not assume that others would not yield to the temptation science is now placing in their hands.&lt;br/&gt;&lt;br/&gt;With that in mind, there is something I would say, to Stalin: You claim belief in Lenin&amp;apos;s prophecy that one stage in the development of communist society would be war between your world and ours. But Lenin was a pre-atomic man, who viewed society and history with pre-atomic eyes. Something profound has happened since he wrote. War has changed its shape and its dimension. It cannot now be a &amp;quot;stage&amp;quot; in the development of anything save ruin for your regime and your homeland.&lt;br/&gt;&lt;br/&gt;</text:p>
          </table:table-cell>
          <table:table-cell office:value-type="string">
            <text:p>Nations</text:p>
          </table:table-cell>
          <table:table-cell office:value-type="string">
            <text:p>http://en.wikipedia.org/wiki/Nations</text:p>
          </table:table-cell>
          <table:table-cell office:value-type="string">
            <text:p>Joseph Stalin</text:p>
          </table:table-cell>
          <table:table-cell office:value-type="string">
            <text:p>http://en.wikipedia.org/wiki/Joseph_Stalin</text:p>
          </table:table-cell>
          <table:table-cell/>
          <table:table-cell office:value-type="string">
            <text:p>2</text:p>
          </table:table-cell>
          <table:table-cell table:number-columns-repeated="3"/>
          <table:table-cell table:formula="of:=CONCATENATE([.AB326];&quot;,&quot;;[.AC326];&quot;,&quot;; TEXT([.AK326];&quot;#&quot;))" office:value-type="string" office:string-value="LAU_ET_AL,EDA,2">
            <text:p>LAU_ET_AL,EDA,2</text:p>
          </table:table-cell>
        </table:table-row>
        <table:table-row table:style-name="ro1">
          <table:table-cell office:value-type="string">
            <text:p>23WZZ2MIKMN99HDE5DZT4WXI52PP8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B4STMOFXRDSJR06L84N5JFM7GHRUN</text:p>
          </table:table-cell>
          <table:table-cell office:value-type="string">
            <text:p>A1UNZTSLGW77HK</text:p>
          </table:table-cell>
          <table:table-cell office:value-type="string">
            <text:p>Submitted</text:p>
          </table:table-cell>
          <table:table-cell office:value-type="string">
            <text:p>Thu Sep 13 06:42:55 GMT 2012</text:p>
          </table:table-cell>
          <table:table-cell office:value-type="string">
            <text:p>Thu Sep 13 06:43:16 GMT 2012</text:p>
          </table:table-cell>
          <table:table-cell office:value-type="string">
            <text:p>Wed Sep 19 23:43:16 PDT 2012</text:p>
          </table:table-cell>
          <table:table-cell table:number-columns-repeated="3"/>
          <table:table-cell office:value-type="string">
            <text:p>21</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arry_S._Truman_8:66.txt</text:p>
          </table:table-cell>
          <table:table-cell office:value-type="string">
            <text:p>Such a war is not a possible policy for rational men. We know this, but we dare not assume that others would not yield to the temptation science is now placing in their hands.&lt;br/&gt;&lt;br/&gt;With that in mind, there is something I would say, to Stalin: You claim belief in Lenin&amp;apos;s prophecy that one stage in the development of communist society would be war between your world and ours. But Lenin was a pre-atomic man, who viewed society and history with pre-atomic eyes. Something profound has happened since he wrote. War has changed its shape and its dimension. It cannot now be a &amp;quot;stage&amp;quot; in the development of anything save ruin for your regime and your homeland.&lt;br/&gt;&lt;br/&gt;</text:p>
          </table:table-cell>
          <table:table-cell office:value-type="string">
            <text:p>Nations</text:p>
          </table:table-cell>
          <table:table-cell office:value-type="string">
            <text:p>http://en.wikipedia.org/wiki/Nations</text:p>
          </table:table-cell>
          <table:table-cell office:value-type="string">
            <text:p>Joseph Stalin</text:p>
          </table:table-cell>
          <table:table-cell office:value-type="string">
            <text:p>http://en.wikipedia.org/wiki/Joseph_Stalin</text:p>
          </table:table-cell>
          <table:table-cell/>
          <table:table-cell office:value-type="string">
            <text:p>2</text:p>
          </table:table-cell>
          <table:table-cell table:number-columns-repeated="3"/>
          <table:table-cell table:formula="of:=CONCATENATE([.AB327];&quot;,&quot;;[.AC327];&quot;,&quot;; TEXT([.AK327];&quot;#&quot;))" office:value-type="string" office:string-value="LAU_ET_AL,EDA,2">
            <text:p>LAU_ET_AL,EDA,2</text:p>
          </table:table-cell>
        </table:table-row>
        <table:table-row table:style-name="ro1">
          <table:table-cell office:value-type="string">
            <text:p>23WZZ2MIKMN99HDE5DZT4WXI52PP8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2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2 GMT 2012</text:p>
          </table:table-cell>
          <table:table-cell table:number-columns-repeated="2"/>
          <table:table-cell office:value-type="string">
            <text:p>2NU1O3W5XH0J4YGN9UPEXLSPDKNCIQ</text:p>
          </table:table-cell>
          <table:table-cell office:value-type="string">
            <text:p>A997OZ3H2B3Q2</text:p>
          </table:table-cell>
          <table:table-cell office:value-type="string">
            <text:p>Submitted</text:p>
          </table:table-cell>
          <table:table-cell office:value-type="string">
            <text:p>Thu Sep 13 05:51:50 GMT 2012</text:p>
          </table:table-cell>
          <table:table-cell office:value-type="string">
            <text:p>Thu Sep 13 05:52:22 GMT 2012</text:p>
          </table:table-cell>
          <table:table-cell office:value-type="string">
            <text:p>Wed Sep 19 22:52:22 PDT 2012</text:p>
          </table:table-cell>
          <table:table-cell table:number-columns-repeated="3"/>
          <table:table-cell office:value-type="string">
            <text:p>32</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arry_S._Truman_8:66.txt</text:p>
          </table:table-cell>
          <table:table-cell office:value-type="string">
            <text:p>Such a war is not a possible policy for rational men. We know this, but we dare not assume that others would not yield to the temptation science is now placing in their hands.&lt;br/&gt;&lt;br/&gt;With that in mind, there is something I would say, to Stalin: You claim belief in Lenin&amp;apos;s prophecy that one stage in the development of communist society would be war between your world and ours. But Lenin was a pre-atomic man, who viewed society and history with pre-atomic eyes. Something profound has happened since he wrote. War has changed its shape and its dimension. It cannot now be a &amp;quot;stage&amp;quot; in the development of anything save ruin for your regime and your homeland.&lt;br/&gt;&lt;br/&gt;</text:p>
          </table:table-cell>
          <table:table-cell office:value-type="string">
            <text:p>Nations</text:p>
          </table:table-cell>
          <table:table-cell office:value-type="string">
            <text:p>http://en.wikipedia.org/wiki/Nations</text:p>
          </table:table-cell>
          <table:table-cell office:value-type="string">
            <text:p>Joseph Stalin</text:p>
          </table:table-cell>
          <table:table-cell office:value-type="string">
            <text:p>http://en.wikipedia.org/wiki/Joseph_Stalin</text:p>
          </table:table-cell>
          <table:table-cell/>
          <table:table-cell office:value-type="string">
            <text:p>2</text:p>
          </table:table-cell>
          <table:table-cell table:number-columns-repeated="3"/>
          <table:table-cell table:formula="of:=CONCATENATE([.AB328];&quot;,&quot;;[.AC328];&quot;,&quot;; TEXT([.AK328];&quot;#&quot;))" office:value-type="string" office:string-value="LAU_ET_AL,EDA,2">
            <text:p>LAU_ET_AL,EDA,2</text:p>
          </table:table-cell>
        </table:table-row>
        <table:table-row table:style-name="ro1">
          <table:table-cell office:value-type="string">
            <text:p>2KOXBAT2D5NQDWTKA0RJO5TYOX762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6Q2AOO2GMMEVXCLX23MEIAA87G66X</text:p>
          </table:table-cell>
          <table:table-cell office:value-type="string">
            <text:p>A997OZ3H2B3Q2</text:p>
          </table:table-cell>
          <table:table-cell office:value-type="string">
            <text:p>Submitted</text:p>
          </table:table-cell>
          <table:table-cell office:value-type="string">
            <text:p>Thu Sep 13 05:39:40 GMT 2012</text:p>
          </table:table-cell>
          <table:table-cell office:value-type="string">
            <text:p>Thu Sep 13 05:40:14 GMT 2012</text:p>
          </table:table-cell>
          <table:table-cell office:value-type="string">
            <text:p>Wed Sep 19 22:40:14 PDT 2012</text:p>
          </table:table-cell>
          <table:table-cell table:number-columns-repeated="3"/>
          <table:table-cell office:value-type="string">
            <text:p>34</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Calvin_Coolidge_4:17.txt</text:p>
          </table:table-cell>
          <table:table-cell office:value-type="string">
            <text:p>The development of sound and strong cooperative associations is of fundamental importance to our agriculture. It is encouraging to note, therefore, that a vigorous and healthy growth in the cooperative movement is continuing. Cooperative associations reporting to the Department of Agriculture at the end of 1925 had on their membership rolls a total of 2,700,000 producers. Their total business in 1925 amounted to approximately $2,400,000,000, compared with $635,800,000 in 1915. Legislative action to assist cooperative associations and supplement their efforts was passed at the last session of Congress. Important credit measures were also provided by Congress in 1923 which have been of inestimable value to the cooperative associations. Although the Federal credit agencies have served agriculture well, I think it may be possible to broaden and strengthen the service of these institutions.&lt;br/&gt;&lt;br/&gt;Attention is again directed to the surplus problem of agriculture by the present cotton situation. Surpluses often affect prices of various farm commodities in a disastrous manner, and the problem urgently demand?, a solution. Discussions both in and out of Congress during the past few years have given us a better understanding of the subject, and it is my hope that out of the various proposals made the basis will be found for a sound and effective solution upon which agreement can be reached. In my opinion cooperative marketing associations will be important aids to the ultimate solution of the problem. It may well be, however, that additional measures will be needed to supplement their efforts. I believe all will agree that such measures should not conflict with the best interests of the cooperatives, but rather assist and strengthen them. In working out this problem to any sound conclusion it is necessary to avoid putting the Government into the business of production or marketing or attempting to enact legislation for the purpose of price fixing. The farmer does not favor any attempted remedies that partake of these elements. He has a sincere and candid desire for assistance. If matched by an equally sincere and candid consideration of the different remedies proposed &amp;apos; a sound measure of relief ought to result. It is unfortunate that no general agreement has been reached by the various agricultural interests upon any of the proposed remedies. Out of the discussion of various proposals which can be had before the Committees of Agriculture some measure ought to be perfected which would be generally satisfactory.&lt;br/&gt;&lt;br/&gt;</text:p>
          </table:table-cell>
          <table:table-cell office:value-type="string">
            <text:p>UK Immigration Service</text:p>
          </table:table-cell>
          <table:table-cell office:value-type="string">
            <text:p>http://en.wikipedia.org/wiki/UK_Immigration_Service</text:p>
          </table:table-cell>
          <table:table-cell office:value-type="string">
            <text:p>Tegucigalpa</text:p>
          </table:table-cell>
          <table:table-cell office:value-type="string">
            <text:p>http://en.wikipedia.org/wiki/Tegucigalpa</text:p>
          </table:table-cell>
          <table:table-cell/>
          <table:table-cell office:value-type="string">
            <text:p>1</text:p>
          </table:table-cell>
          <table:table-cell table:number-columns-repeated="3"/>
          <table:table-cell table:formula="of:=CONCATENATE([.AB329];&quot;,&quot;;[.AC329];&quot;,&quot;; TEXT([.AK329];&quot;#&quot;))" office:value-type="string" office:string-value="EDA,LAU_ET_AL,1">
            <text:p>EDA,LAU_ET_AL,1</text:p>
          </table:table-cell>
        </table:table-row>
        <table:table-row table:style-name="ro1">
          <table:table-cell office:value-type="string">
            <text:p>2KOXBAT2D5NQDWTKA0RJO5TYOX762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BDY58B727M0XP3PONS66FSVLJ2VA8</text:p>
          </table:table-cell>
          <table:table-cell office:value-type="string">
            <text:p>A31ALYJKPKD09W</text:p>
          </table:table-cell>
          <table:table-cell office:value-type="string">
            <text:p>Submitted</text:p>
          </table:table-cell>
          <table:table-cell office:value-type="string">
            <text:p>Thu Sep 13 06:47:01 GMT 2012</text:p>
          </table:table-cell>
          <table:table-cell office:value-type="string">
            <text:p>Thu Sep 13 06:47:11 GMT 2012</text:p>
          </table:table-cell>
          <table:table-cell office:value-type="string">
            <text:p>Wed Sep 19 23:47:11 PDT 2012</text:p>
          </table:table-cell>
          <table:table-cell table:number-columns-repeated="3"/>
          <table:table-cell office:value-type="string">
            <text:p>10</text:p>
          </table:table-cell>
          <table:table-cell office:value-type="string">
            <text:p>100% (294/295)</text:p>
          </table:table-cell>
          <table:table-cell office:value-type="string">
            <text:p>100% (62/62)</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Calvin_Coolidge_4:17.txt</text:p>
          </table:table-cell>
          <table:table-cell office:value-type="string">
            <text:p>The development of sound and strong cooperative associations is of fundamental importance to our agriculture. It is encouraging to note, therefore, that a vigorous and healthy growth in the cooperative movement is continuing. Cooperative associations reporting to the Department of Agriculture at the end of 1925 had on their membership rolls a total of 2,700,000 producers. Their total business in 1925 amounted to approximately $2,400,000,000, compared with $635,800,000 in 1915. Legislative action to assist cooperative associations and supplement their efforts was passed at the last session of Congress. Important credit measures were also provided by Congress in 1923 which have been of inestimable value to the cooperative associations. Although the Federal credit agencies have served agriculture well, I think it may be possible to broaden and strengthen the service of these institutions.&lt;br/&gt;&lt;br/&gt;Attention is again directed to the surplus problem of agriculture by the present cotton situation. Surpluses often affect prices of various farm commodities in a disastrous manner, and the problem urgently demand?, a solution. Discussions both in and out of Congress during the past few years have given us a better understanding of the subject, and it is my hope that out of the various proposals made the basis will be found for a sound and effective solution upon which agreement can be reached. In my opinion cooperative marketing associations will be important aids to the ultimate solution of the problem. It may well be, however, that additional measures will be needed to supplement their efforts. I believe all will agree that such measures should not conflict with the best interests of the cooperatives, but rather assist and strengthen them. In working out this problem to any sound conclusion it is necessary to avoid putting the Government into the business of production or marketing or attempting to enact legislation for the purpose of price fixing. The farmer does not favor any attempted remedies that partake of these elements. He has a sincere and candid desire for assistance. If matched by an equally sincere and candid consideration of the different remedies proposed &amp;apos; a sound measure of relief ought to result. It is unfortunate that no general agreement has been reached by the various agricultural interests upon any of the proposed remedies. Out of the discussion of various proposals which can be had before the Committees of Agriculture some measure ought to be perfected which would be generally satisfactory.&lt;br/&gt;&lt;br/&gt;</text:p>
          </table:table-cell>
          <table:table-cell office:value-type="string">
            <text:p>UK Immigration Service</text:p>
          </table:table-cell>
          <table:table-cell office:value-type="string">
            <text:p>http://en.wikipedia.org/wiki/UK_Immigration_Service</text:p>
          </table:table-cell>
          <table:table-cell office:value-type="string">
            <text:p>Tegucigalpa</text:p>
          </table:table-cell>
          <table:table-cell office:value-type="string">
            <text:p>http://en.wikipedia.org/wiki/Tegucigalpa</text:p>
          </table:table-cell>
          <table:table-cell/>
          <table:table-cell office:value-type="string">
            <text:p>1</text:p>
          </table:table-cell>
          <table:table-cell table:number-columns-repeated="3"/>
          <table:table-cell table:formula="of:=CONCATENATE([.AB330];&quot;,&quot;;[.AC330];&quot;,&quot;; TEXT([.AK330];&quot;#&quot;))" office:value-type="string" office:string-value="EDA,LAU_ET_AL,1">
            <text:p>EDA,LAU_ET_AL,1</text:p>
          </table:table-cell>
        </table:table-row>
        <table:table-row table:style-name="ro1">
          <table:table-cell office:value-type="string">
            <text:p>2KOXBAT2D5NQDWTKA0RJO5TYOX762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GMFBNFSVGULUCXAZ6XNO1FS924K6K</text:p>
          </table:table-cell>
          <table:table-cell office:value-type="string">
            <text:p>AAE9H4ZIKQS37</text:p>
          </table:table-cell>
          <table:table-cell office:value-type="string">
            <text:p>Submitted</text:p>
          </table:table-cell>
          <table:table-cell office:value-type="string">
            <text:p>Thu Sep 13 06:33:13 GMT 2012</text:p>
          </table:table-cell>
          <table:table-cell office:value-type="string">
            <text:p>Thu Sep 13 06:33:23 GMT 2012</text:p>
          </table:table-cell>
          <table:table-cell office:value-type="string">
            <text:p>Wed Sep 19 23:33:23 PDT 2012</text:p>
          </table:table-cell>
          <table:table-cell table:number-columns-repeated="3"/>
          <table:table-cell office:value-type="string">
            <text:p>10</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Calvin_Coolidge_4:17.txt</text:p>
          </table:table-cell>
          <table:table-cell office:value-type="string">
            <text:p>The development of sound and strong cooperative associations is of fundamental importance to our agriculture. It is encouraging to note, therefore, that a vigorous and healthy growth in the cooperative movement is continuing. Cooperative associations reporting to the Department of Agriculture at the end of 1925 had on their membership rolls a total of 2,700,000 producers. Their total business in 1925 amounted to approximately $2,400,000,000, compared with $635,800,000 in 1915. Legislative action to assist cooperative associations and supplement their efforts was passed at the last session of Congress. Important credit measures were also provided by Congress in 1923 which have been of inestimable value to the cooperative associations. Although the Federal credit agencies have served agriculture well, I think it may be possible to broaden and strengthen the service of these institutions.&lt;br/&gt;&lt;br/&gt;Attention is again directed to the surplus problem of agriculture by the present cotton situation. Surpluses often affect prices of various farm commodities in a disastrous manner, and the problem urgently demand?, a solution. Discussions both in and out of Congress during the past few years have given us a better understanding of the subject, and it is my hope that out of the various proposals made the basis will be found for a sound and effective solution upon which agreement can be reached. In my opinion cooperative marketing associations will be important aids to the ultimate solution of the problem. It may well be, however, that additional measures will be needed to supplement their efforts. I believe all will agree that such measures should not conflict with the best interests of the cooperatives, but rather assist and strengthen them. In working out this problem to any sound conclusion it is necessary to avoid putting the Government into the business of production or marketing or attempting to enact legislation for the purpose of price fixing. The farmer does not favor any attempted remedies that partake of these elements. He has a sincere and candid desire for assistance. If matched by an equally sincere and candid consideration of the different remedies proposed &amp;apos; a sound measure of relief ought to result. It is unfortunate that no general agreement has been reached by the various agricultural interests upon any of the proposed remedies. Out of the discussion of various proposals which can be had before the Committees of Agriculture some measure ought to be perfected which would be generally satisfactory.&lt;br/&gt;&lt;br/&gt;</text:p>
          </table:table-cell>
          <table:table-cell office:value-type="string">
            <text:p>UK Immigration Service</text:p>
          </table:table-cell>
          <table:table-cell office:value-type="string">
            <text:p>http://en.wikipedia.org/wiki/UK_Immigration_Service</text:p>
          </table:table-cell>
          <table:table-cell office:value-type="string">
            <text:p>Tegucigalpa</text:p>
          </table:table-cell>
          <table:table-cell office:value-type="string">
            <text:p>http://en.wikipedia.org/wiki/Tegucigalpa</text:p>
          </table:table-cell>
          <table:table-cell/>
          <table:table-cell office:value-type="string">
            <text:p>1</text:p>
          </table:table-cell>
          <table:table-cell table:number-columns-repeated="3"/>
          <table:table-cell table:formula="of:=CONCATENATE([.AB331];&quot;,&quot;;[.AC331];&quot;,&quot;; TEXT([.AK331];&quot;#&quot;))" office:value-type="string" office:string-value="EDA,LAU_ET_AL,1">
            <text:p>EDA,LAU_ET_AL,1</text:p>
          </table:table-cell>
        </table:table-row>
        <table:table-row table:style-name="ro1">
          <table:table-cell office:value-type="string">
            <text:p>27QH88MQU6L53KJHPBIX54AILP2BU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CI45UUKQOYG2RK6U2ZOO010D71WED</text:p>
          </table:table-cell>
          <table:table-cell office:value-type="string">
            <text:p>A1UNZTSLGW77HK</text:p>
          </table:table-cell>
          <table:table-cell office:value-type="string">
            <text:p>Submitted</text:p>
          </table:table-cell>
          <table:table-cell office:value-type="string">
            <text:p>Thu Sep 13 06:42:21 GMT 2012</text:p>
          </table:table-cell>
          <table:table-cell office:value-type="string">
            <text:p>Thu Sep 13 06:42:36 GMT 2012</text:p>
          </table:table-cell>
          <table:table-cell office:value-type="string">
            <text:p>Wed Sep 19 23:42:36 PDT 2012</text:p>
          </table:table-cell>
          <table:table-cell table:number-columns-repeated="3"/>
          <table:table-cell office:value-type="string">
            <text:p>15</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Richard_Nixon_2:23.txt</text:p>
          </table:table-cell>
          <table:table-cell office:value-type="string">
            <text:p>As we approach our 200th anniversary in 1976, we remember that this Nation launched itself as a loose confederation of separate States, without a workable central government. At that time, the mark of its leaders&amp;apos; vision was that they quickly saw the need to balance the separate powers of the States with a government of central powers.&lt;br/&gt;&lt;br/&gt;And so they gave us a constitution of balanced powers, of unity with diversity-- and so clear was their vision that it survives today as the oldest written constitution still in force in the world.&lt;br/&gt;&lt;br/&gt;</text:p>
          </table:table-cell>
          <table:table-cell office:value-type="string">
            <text:p>Constitution</text:p>
          </table:table-cell>
          <table:table-cell office:value-type="string">
            <text:p>http://en.wikipedia.org/wiki/Constitution</text:p>
          </table:table-cell>
          <table:table-cell office:value-type="string">
            <text:p>United States Constitution</text:p>
          </table:table-cell>
          <table:table-cell office:value-type="string">
            <text:p>http://en.wikipedia.org/wiki/United_States_Constitution</text:p>
          </table:table-cell>
          <table:table-cell/>
          <table:table-cell office:value-type="string">
            <text:p>2</text:p>
          </table:table-cell>
          <table:table-cell table:number-columns-repeated="3"/>
          <table:table-cell table:formula="of:=CONCATENATE([.AB332];&quot;,&quot;;[.AC332];&quot;,&quot;; TEXT([.AK332];&quot;#&quot;))" office:value-type="string" office:string-value="LAU_ET_AL,EDA,2">
            <text:p>LAU_ET_AL,EDA,2</text:p>
          </table:table-cell>
        </table:table-row>
        <table:table-row table:style-name="ro1">
          <table:table-cell office:value-type="string">
            <text:p>27QH88MQU6L53KJHPBIX54AILP2BU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JM8P9Y38TWWCRRX189M8JTAM2CZIF</text:p>
          </table:table-cell>
          <table:table-cell office:value-type="string">
            <text:p>AS809NPDW8VZ0</text:p>
          </table:table-cell>
          <table:table-cell office:value-type="string">
            <text:p>Submitted</text:p>
          </table:table-cell>
          <table:table-cell office:value-type="string">
            <text:p>Thu Sep 13 06:41:13 GMT 2012</text:p>
          </table:table-cell>
          <table:table-cell office:value-type="string">
            <text:p>Thu Sep 13 06:41:41 GMT 2012</text:p>
          </table:table-cell>
          <table:table-cell office:value-type="string">
            <text:p>Wed Sep 19 23:41:41 PDT 2012</text:p>
          </table:table-cell>
          <table:table-cell table:number-columns-repeated="3"/>
          <table:table-cell office:value-type="string">
            <text:p>28</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Richard_Nixon_2:23.txt</text:p>
          </table:table-cell>
          <table:table-cell office:value-type="string">
            <text:p>As we approach our 200th anniversary in 1976, we remember that this Nation launched itself as a loose confederation of separate States, without a workable central government. At that time, the mark of its leaders&amp;apos; vision was that they quickly saw the need to balance the separate powers of the States with a government of central powers.&lt;br/&gt;&lt;br/&gt;And so they gave us a constitution of balanced powers, of unity with diversity-- and so clear was their vision that it survives today as the oldest written constitution still in force in the world.&lt;br/&gt;&lt;br/&gt;</text:p>
          </table:table-cell>
          <table:table-cell office:value-type="string">
            <text:p>Constitution</text:p>
          </table:table-cell>
          <table:table-cell office:value-type="string">
            <text:p>http://en.wikipedia.org/wiki/Constitution</text:p>
          </table:table-cell>
          <table:table-cell office:value-type="string">
            <text:p>United States Constitution</text:p>
          </table:table-cell>
          <table:table-cell office:value-type="string">
            <text:p>http://en.wikipedia.org/wiki/United_States_Constitution</text:p>
          </table:table-cell>
          <table:table-cell/>
          <table:table-cell office:value-type="string">
            <text:p>2</text:p>
          </table:table-cell>
          <table:table-cell table:number-columns-repeated="3"/>
          <table:table-cell table:formula="of:=CONCATENATE([.AB333];&quot;,&quot;;[.AC333];&quot;,&quot;; TEXT([.AK333];&quot;#&quot;))" office:value-type="string" office:string-value="LAU_ET_AL,EDA,2">
            <text:p>LAU_ET_AL,EDA,2</text:p>
          </table:table-cell>
        </table:table-row>
        <table:table-row table:style-name="ro1">
          <table:table-cell office:value-type="string">
            <text:p>27QH88MQU6L53KJHPBIX54AILP2BU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XXF3Q0JG5TY1W015LV9N9SSYW3IES</text:p>
          </table:table-cell>
          <table:table-cell office:value-type="string">
            <text:p>AAE9H4ZIKQS37</text:p>
          </table:table-cell>
          <table:table-cell office:value-type="string">
            <text:p>Submitted</text:p>
          </table:table-cell>
          <table:table-cell office:value-type="string">
            <text:p>Thu Sep 13 06:36:13 GMT 2012</text:p>
          </table:table-cell>
          <table:table-cell office:value-type="string">
            <text:p>Thu Sep 13 06:36:18 GMT 2012</text:p>
          </table:table-cell>
          <table:table-cell office:value-type="string">
            <text:p>Wed Sep 19 23:36:18 PDT 2012</text:p>
          </table:table-cell>
          <table:table-cell table:number-columns-repeated="3"/>
          <table:table-cell office:value-type="string">
            <text:p>5</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Richard_Nixon_2:23.txt</text:p>
          </table:table-cell>
          <table:table-cell office:value-type="string">
            <text:p>As we approach our 200th anniversary in 1976, we remember that this Nation launched itself as a loose confederation of separate States, without a workable central government. At that time, the mark of its leaders&amp;apos; vision was that they quickly saw the need to balance the separate powers of the States with a government of central powers.&lt;br/&gt;&lt;br/&gt;And so they gave us a constitution of balanced powers, of unity with diversity-- and so clear was their vision that it survives today as the oldest written constitution still in force in the world.&lt;br/&gt;&lt;br/&gt;</text:p>
          </table:table-cell>
          <table:table-cell office:value-type="string">
            <text:p>Constitution</text:p>
          </table:table-cell>
          <table:table-cell office:value-type="string">
            <text:p>http://en.wikipedia.org/wiki/Constitution</text:p>
          </table:table-cell>
          <table:table-cell office:value-type="string">
            <text:p>United States Constitution</text:p>
          </table:table-cell>
          <table:table-cell office:value-type="string">
            <text:p>http://en.wikipedia.org/wiki/United_States_Constitution</text:p>
          </table:table-cell>
          <table:table-cell/>
          <table:table-cell office:value-type="string">
            <text:p>2</text:p>
          </table:table-cell>
          <table:table-cell table:number-columns-repeated="3"/>
          <table:table-cell table:formula="of:=CONCATENATE([.AB334];&quot;,&quot;;[.AC334];&quot;,&quot;; TEXT([.AK334];&quot;#&quot;))" office:value-type="string" office:string-value="LAU_ET_AL,EDA,2">
            <text:p>LAU_ET_AL,EDA,2</text:p>
          </table:table-cell>
        </table:table-row>
        <table:table-row table:style-name="ro1">
          <table:table-cell office:value-type="string">
            <text:p>24DP3TVOK5UFYEP3E05O7FYQUB763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P3NFSVGULF3OEG1DX71NS3N42QM8E</text:p>
          </table:table-cell>
          <table:table-cell office:value-type="string">
            <text:p>AAE9H4ZIKQS37</text:p>
          </table:table-cell>
          <table:table-cell office:value-type="string">
            <text:p>Submitted</text:p>
          </table:table-cell>
          <table:table-cell office:value-type="string">
            <text:p>Thu Sep 13 06:41:08 GMT 2012</text:p>
          </table:table-cell>
          <table:table-cell office:value-type="string">
            <text:p>Thu Sep 13 06:41:14 GMT 2012</text:p>
          </table:table-cell>
          <table:table-cell office:value-type="string">
            <text:p>Wed Sep 19 23:41:14 PDT 2012</text:p>
          </table:table-cell>
          <table:table-cell table:number-columns-repeated="3"/>
          <table:table-cell office:value-type="string">
            <text:p>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Madison_6:0.txt</text:p>
          </table:table-cell>
          <table:table-cell office:value-type="string">
            <text:p>Fellow-Citizens of the Senate and House of Representatives:&lt;br/&gt;&lt;br/&gt;Notwithstanding the early day which had been fixed for your session of the present year, I was induced to call you together still sooner, as well that any inadequacy in the existing provisions for the wants of the Treasury might be supplied as that no delay might happen in providing for the result of the negotiations on foot with Great Britain, whether it should require arrangements adapted to a return of peace or further and more effective provisions for prosecuting the war.&lt;br/&gt;&lt;br/&gt;</text:p>
          </table:table-cell>
          <table:table-cell office:value-type="string">
            <text:p>Treaty</text:p>
          </table:table-cell>
          <table:table-cell office:value-type="string">
            <text:p>http://en.wikipedia.org/wiki/Treaty</text:p>
          </table:table-cell>
          <table:table-cell office:value-type="string">
            <text:p>Timeline of official languages policy in Canada</text:p>
          </table:table-cell>
          <table:table-cell office:value-type="string">
            <text:p>http://en.wikipedia.org/wiki/Timeline_of_official_languages_policy_in_Canada</text:p>
          </table:table-cell>
          <table:table-cell/>
          <table:table-cell office:value-type="string">
            <text:p>1</text:p>
          </table:table-cell>
          <table:table-cell table:number-columns-repeated="3"/>
          <table:table-cell table:formula="of:=CONCATENATE([.AB335];&quot;,&quot;;[.AC335];&quot;,&quot;; TEXT([.AK335];&quot;#&quot;))" office:value-type="string" office:string-value="LAU_ET_AL,EDA,1">
            <text:p>LAU_ET_AL,EDA,1</text:p>
          </table:table-cell>
        </table:table-row>
        <table:table-row table:style-name="ro1">
          <table:table-cell office:value-type="string">
            <text:p>24DP3TVOK5UFYEP3E05O7FYQUB763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U4J011K274JMI8V3GS8V46U3UGBDH</text:p>
          </table:table-cell>
          <table:table-cell office:value-type="string">
            <text:p>A997OZ3H2B3Q2</text:p>
          </table:table-cell>
          <table:table-cell office:value-type="string">
            <text:p>Submitted</text:p>
          </table:table-cell>
          <table:table-cell office:value-type="string">
            <text:p>Thu Sep 13 06:00:06 GMT 2012</text:p>
          </table:table-cell>
          <table:table-cell office:value-type="string">
            <text:p>Thu Sep 13 06:00:30 GMT 2012</text:p>
          </table:table-cell>
          <table:table-cell office:value-type="string">
            <text:p>Wed Sep 19 23:00:30 PDT 2012</text:p>
          </table:table-cell>
          <table:table-cell table:number-columns-repeated="3"/>
          <table:table-cell office:value-type="string">
            <text:p>24</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Madison_6:0.txt</text:p>
          </table:table-cell>
          <table:table-cell office:value-type="string">
            <text:p>Fellow-Citizens of the Senate and House of Representatives:&lt;br/&gt;&lt;br/&gt;Notwithstanding the early day which had been fixed for your session of the present year, I was induced to call you together still sooner, as well that any inadequacy in the existing provisions for the wants of the Treasury might be supplied as that no delay might happen in providing for the result of the negotiations on foot with Great Britain, whether it should require arrangements adapted to a return of peace or further and more effective provisions for prosecuting the war.&lt;br/&gt;&lt;br/&gt;</text:p>
          </table:table-cell>
          <table:table-cell office:value-type="string">
            <text:p>Treaty</text:p>
          </table:table-cell>
          <table:table-cell office:value-type="string">
            <text:p>http://en.wikipedia.org/wiki/Treaty</text:p>
          </table:table-cell>
          <table:table-cell office:value-type="string">
            <text:p>Timeline of official languages policy in Canada</text:p>
          </table:table-cell>
          <table:table-cell office:value-type="string">
            <text:p>http://en.wikipedia.org/wiki/Timeline_of_official_languages_policy_in_Canada</text:p>
          </table:table-cell>
          <table:table-cell/>
          <table:table-cell office:value-type="string">
            <text:p>1</text:p>
          </table:table-cell>
          <table:table-cell table:number-columns-repeated="3"/>
          <table:table-cell table:formula="of:=CONCATENATE([.AB336];&quot;,&quot;;[.AC336];&quot;,&quot;; TEXT([.AK336];&quot;#&quot;))" office:value-type="string" office:string-value="LAU_ET_AL,EDA,1">
            <text:p>LAU_ET_AL,EDA,1</text:p>
          </table:table-cell>
        </table:table-row>
        <table:table-row table:style-name="ro1">
          <table:table-cell office:value-type="string">
            <text:p>24DP3TVOK5UFYEP3E05O7FYQUB763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XM8LZ6R70G56IWIFTUVM7WSY8UN7S</text:p>
          </table:table-cell>
          <table:table-cell office:value-type="string">
            <text:p>A31ALYJKPKD09W</text:p>
          </table:table-cell>
          <table:table-cell office:value-type="string">
            <text:p>Submitted</text:p>
          </table:table-cell>
          <table:table-cell office:value-type="string">
            <text:p>Thu Sep 13 06:45:11 GMT 2012</text:p>
          </table:table-cell>
          <table:table-cell office:value-type="string">
            <text:p>Thu Sep 13 06:45:19 GMT 2012</text:p>
          </table:table-cell>
          <table:table-cell office:value-type="string">
            <text:p>Wed Sep 19 23:45:19 PDT 2012</text:p>
          </table:table-cell>
          <table:table-cell table:number-columns-repeated="3"/>
          <table:table-cell office:value-type="string">
            <text:p>8</text:p>
          </table:table-cell>
          <table:table-cell office:value-type="string">
            <text:p>100% (294/295)</text:p>
          </table:table-cell>
          <table:table-cell office:value-type="string">
            <text:p>100% (62/62)</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Madison_6:0.txt</text:p>
          </table:table-cell>
          <table:table-cell office:value-type="string">
            <text:p>Fellow-Citizens of the Senate and House of Representatives:&lt;br/&gt;&lt;br/&gt;Notwithstanding the early day which had been fixed for your session of the present year, I was induced to call you together still sooner, as well that any inadequacy in the existing provisions for the wants of the Treasury might be supplied as that no delay might happen in providing for the result of the negotiations on foot with Great Britain, whether it should require arrangements adapted to a return of peace or further and more effective provisions for prosecuting the war.&lt;br/&gt;&lt;br/&gt;</text:p>
          </table:table-cell>
          <table:table-cell office:value-type="string">
            <text:p>Treaty</text:p>
          </table:table-cell>
          <table:table-cell office:value-type="string">
            <text:p>http://en.wikipedia.org/wiki/Treaty</text:p>
          </table:table-cell>
          <table:table-cell office:value-type="string">
            <text:p>Timeline of official languages policy in Canada</text:p>
          </table:table-cell>
          <table:table-cell office:value-type="string">
            <text:p>http://en.wikipedia.org/wiki/Timeline_of_official_languages_policy_in_Canada</text:p>
          </table:table-cell>
          <table:table-cell/>
          <table:table-cell office:value-type="string">
            <text:p>1</text:p>
          </table:table-cell>
          <table:table-cell table:number-columns-repeated="3"/>
          <table:table-cell table:formula="of:=CONCATENATE([.AB337];&quot;,&quot;;[.AC337];&quot;,&quot;; TEXT([.AK337];&quot;#&quot;))" office:value-type="string" office:string-value="LAU_ET_AL,EDA,1">
            <text:p>LAU_ET_AL,EDA,1</text:p>
          </table:table-cell>
        </table:table-row>
        <table:table-row table:style-name="ro1">
          <table:table-cell office:value-type="string">
            <text:p>2ELYOCCF0CP5Z6DYPX9I5YG4RW2UT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7UQ45UUKQOYVW618XJ8WG016MYVD9</text:p>
          </table:table-cell>
          <table:table-cell office:value-type="string">
            <text:p>A997OZ3H2B3Q2</text:p>
          </table:table-cell>
          <table:table-cell office:value-type="string">
            <text:p>Submitted</text:p>
          </table:table-cell>
          <table:table-cell office:value-type="string">
            <text:p>Thu Sep 13 06:35:32 GMT 2012</text:p>
          </table:table-cell>
          <table:table-cell office:value-type="string">
            <text:p>Thu Sep 13 06:36:01 GMT 2012</text:p>
          </table:table-cell>
          <table:table-cell office:value-type="string">
            <text:p>Wed Sep 19 23:36:01 PDT 2012</text:p>
          </table:table-cell>
          <table:table-cell table:number-columns-repeated="3"/>
          <table:table-cell office:value-type="string">
            <text:p>29</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eorge_Herbert_Walker_Bush_1:0.txt</text:p>
          </table:table-cell>
          <table:table-cell office:value-type="string">
            <text:p>Mr. Speaker, Mr. President, and distinguished Members of the House and Senate, honored guests, and fellow citizens:&lt;br/&gt;&lt;br/&gt;Less than 3 weeks ago, I joined you on the West Front of this very building and, looking over the monuments to our proud past, offered you my hand in filling the next page of American history with a story of extended prosperity and continued peace. And tonight I&amp;apos;m back to offer you my plans as well. The hand remains extended; the sleeves are rolled up; America is waiting; and now we must produce. Together, we can build a better America.&lt;br/&gt;&lt;br/&gt;</text:p>
          </table:table-cell>
          <table:table-cell office:value-type="string">
            <text:p>Historical powers</text:p>
          </table:table-cell>
          <table:table-cell office:value-type="string">
            <text:p>http://en.wikipedia.org/wiki/Historical_powers</text:p>
          </table:table-cell>
          <table:table-cell office:value-type="string">
            <text:p>Michele Bachmann</text:p>
          </table:table-cell>
          <table:table-cell office:value-type="string">
            <text:p>http://en.wikipedia.org/wiki/Michele_Bachmann</text:p>
          </table:table-cell>
          <table:table-cell/>
          <table:table-cell office:value-type="string">
            <text:p>1</text:p>
          </table:table-cell>
          <table:table-cell table:number-columns-repeated="3"/>
          <table:table-cell table:formula="of:=CONCATENATE([.AB338];&quot;,&quot;;[.AC338];&quot;,&quot;; TEXT([.AK338];&quot;#&quot;))" office:value-type="string" office:string-value="EDA,LAU_ET_AL,1">
            <text:p>EDA,LAU_ET_AL,1</text:p>
          </table:table-cell>
        </table:table-row>
        <table:table-row table:style-name="ro1">
          <table:table-cell office:value-type="string">
            <text:p>2ELYOCCF0CP5Z6DYPX9I5YG4RW2UT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C9ECWA6X3YORL35JZWK5PTITXPNM3</text:p>
          </table:table-cell>
          <table:table-cell office:value-type="string">
            <text:p>AAE9H4ZIKQS37</text:p>
          </table:table-cell>
          <table:table-cell office:value-type="string">
            <text:p>Submitted</text:p>
          </table:table-cell>
          <table:table-cell office:value-type="string">
            <text:p>Thu Sep 13 06:46:44 GMT 2012</text:p>
          </table:table-cell>
          <table:table-cell office:value-type="string">
            <text:p>Thu Sep 13 06:46:53 GMT 2012</text:p>
          </table:table-cell>
          <table:table-cell office:value-type="string">
            <text:p>Wed Sep 19 23:46:53 PDT 2012</text:p>
          </table:table-cell>
          <table:table-cell table:number-columns-repeated="3"/>
          <table:table-cell office:value-type="string">
            <text:p>9</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eorge_Herbert_Walker_Bush_1:0.txt</text:p>
          </table:table-cell>
          <table:table-cell office:value-type="string">
            <text:p>Mr. Speaker, Mr. President, and distinguished Members of the House and Senate, honored guests, and fellow citizens:&lt;br/&gt;&lt;br/&gt;Less than 3 weeks ago, I joined you on the West Front of this very building and, looking over the monuments to our proud past, offered you my hand in filling the next page of American history with a story of extended prosperity and continued peace. And tonight I&amp;apos;m back to offer you my plans as well. The hand remains extended; the sleeves are rolled up; America is waiting; and now we must produce. Together, we can build a better America.&lt;br/&gt;&lt;br/&gt;</text:p>
          </table:table-cell>
          <table:table-cell office:value-type="string">
            <text:p>Historical powers</text:p>
          </table:table-cell>
          <table:table-cell office:value-type="string">
            <text:p>http://en.wikipedia.org/wiki/Historical_powers</text:p>
          </table:table-cell>
          <table:table-cell office:value-type="string">
            <text:p>Michele Bachmann</text:p>
          </table:table-cell>
          <table:table-cell office:value-type="string">
            <text:p>http://en.wikipedia.org/wiki/Michele_Bachmann</text:p>
          </table:table-cell>
          <table:table-cell/>
          <table:table-cell office:value-type="string">
            <text:p>1</text:p>
          </table:table-cell>
          <table:table-cell table:number-columns-repeated="3"/>
          <table:table-cell table:formula="of:=CONCATENATE([.AB339];&quot;,&quot;;[.AC339];&quot;,&quot;; TEXT([.AK339];&quot;#&quot;))" office:value-type="string" office:string-value="EDA,LAU_ET_AL,1">
            <text:p>EDA,LAU_ET_AL,1</text:p>
          </table:table-cell>
        </table:table-row>
        <table:table-row table:style-name="ro1">
          <table:table-cell office:value-type="string">
            <text:p>2ELYOCCF0CP5Z6DYPX9I5YG4RW2UT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H51X3V0FK0C3TQOLBD7XKK9R60FML</text:p>
          </table:table-cell>
          <table:table-cell office:value-type="string">
            <text:p>A3H91IK5ZBIBYN</text:p>
          </table:table-cell>
          <table:table-cell office:value-type="string">
            <text:p>Submitted</text:p>
          </table:table-cell>
          <table:table-cell office:value-type="string">
            <text:p>Thu Sep 13 06:05:26 GMT 2012</text:p>
          </table:table-cell>
          <table:table-cell office:value-type="string">
            <text:p>Thu Sep 13 06:13:52 GMT 2012</text:p>
          </table:table-cell>
          <table:table-cell office:value-type="string">
            <text:p>Wed Sep 19 23:13:52 PDT 2012</text:p>
          </table:table-cell>
          <table:table-cell table:number-columns-repeated="3"/>
          <table:table-cell office:value-type="string">
            <text:p>506</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eorge_Herbert_Walker_Bush_1:0.txt</text:p>
          </table:table-cell>
          <table:table-cell office:value-type="string">
            <text:p>Mr. Speaker, Mr. President, and distinguished Members of the House and Senate, honored guests, and fellow citizens:&lt;br/&gt;&lt;br/&gt;Less than 3 weeks ago, I joined you on the West Front of this very building and, looking over the monuments to our proud past, offered you my hand in filling the next page of American history with a story of extended prosperity and continued peace. And tonight I&amp;apos;m back to offer you my plans as well. The hand remains extended; the sleeves are rolled up; America is waiting; and now we must produce. Together, we can build a better America.&lt;br/&gt;&lt;br/&gt;</text:p>
          </table:table-cell>
          <table:table-cell office:value-type="string">
            <text:p>Historical powers</text:p>
          </table:table-cell>
          <table:table-cell office:value-type="string">
            <text:p>http://en.wikipedia.org/wiki/Historical_powers</text:p>
          </table:table-cell>
          <table:table-cell office:value-type="string">
            <text:p>Michele Bachmann</text:p>
          </table:table-cell>
          <table:table-cell office:value-type="string">
            <text:p>http://en.wikipedia.org/wiki/Michele_Bachmann</text:p>
          </table:table-cell>
          <table:table-cell/>
          <table:table-cell office:value-type="string">
            <text:p>1</text:p>
          </table:table-cell>
          <table:table-cell table:number-columns-repeated="3"/>
          <table:table-cell table:formula="of:=CONCATENATE([.AB340];&quot;,&quot;;[.AC340];&quot;,&quot;; TEXT([.AK340];&quot;#&quot;))" office:value-type="string" office:string-value="EDA,LAU_ET_AL,1">
            <text:p>EDA,LAU_ET_AL,1</text:p>
          </table:table-cell>
        </table:table-row>
        <table:table-row table:style-name="ro1">
          <table:table-cell office:value-type="string">
            <text:p>2IANQQ7Q6705GZ8HU1S21QC1ZWBBV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97YQS1CSTMOU6FIZE9C9EYDTCLPMW</text:p>
          </table:table-cell>
          <table:table-cell office:value-type="string">
            <text:p>A746183X8258H</text:p>
          </table:table-cell>
          <table:table-cell office:value-type="string">
            <text:p>Submitted</text:p>
          </table:table-cell>
          <table:table-cell office:value-type="string">
            <text:p>Thu Sep 13 05:47:24 GMT 2012</text:p>
          </table:table-cell>
          <table:table-cell office:value-type="string">
            <text:p>Thu Sep 13 05:49:07 GMT 2012</text:p>
          </table:table-cell>
          <table:table-cell office:value-type="string">
            <text:p>Wed Sep 19 22:49:07 PDT 2012</text:p>
          </table:table-cell>
          <table:table-cell table:number-columns-repeated="3"/>
          <table:table-cell office:value-type="string">
            <text:p>103</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eorge_Washington_2:2.txt</text:p>
          </table:table-cell>
          <table:table-cell office:value-type="string">
            <text:p>Since your last sessions I have received communications by which it appears that the district of Kentucky, at present a part of Virginia, has concurred in certain propositions contained in a law of that State, in consequence of which the district is to become a distinct member of the Union, in case the requisite sanction of Congress be added. For this sanction application is now made. I shall cause the papers on this very transaction to be laid before you.&lt;br/&gt;&lt;br/&gt;The liberality and harmony with which it has been conducted will be found to do great honor to both the parties, and the sentiments of warm attachment to the Union and its present Government expressed by our fellow citizens of Kentucky can not fail to add an affectionate concern for their particular welfare to the great national impressions under which you will decide on the case submitted to you.&lt;br/&gt;&lt;br/&gt;</text:p>
          </table:table-cell>
          <table:table-cell office:value-type="string">
            <text:p>United States Constitution</text:p>
          </table:table-cell>
          <table:table-cell office:value-type="string">
            <text:p>http://en.wikipedia.org/wiki/United_States_Constitution</text:p>
          </table:table-cell>
          <table:table-cell office:value-type="string">
            <text:p>Petre P. Carp</text:p>
          </table:table-cell>
          <table:table-cell office:value-type="string">
            <text:p>http://en.wikipedia.org/wiki/Petre_P._Carp</text:p>
          </table:table-cell>
          <table:table-cell/>
          <table:table-cell office:value-type="string">
            <text:p>2</text:p>
          </table:table-cell>
          <table:table-cell table:number-columns-repeated="3"/>
          <table:table-cell table:formula="of:=CONCATENATE([.AB341];&quot;,&quot;;[.AC341];&quot;,&quot;; TEXT([.AK341];&quot;#&quot;))" office:value-type="string" office:string-value="EDA,LAU_ET_AL,2">
            <text:p>EDA,LAU_ET_AL,2</text:p>
          </table:table-cell>
        </table:table-row>
        <table:table-row table:style-name="ro1">
          <table:table-cell office:value-type="string">
            <text:p>2IANQQ7Q6705GZ8HU1S21QC1ZWBBV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NRXR24SMEZZHV6PTX0UGP9Y9NW1IP</text:p>
          </table:table-cell>
          <table:table-cell office:value-type="string">
            <text:p>A3H91IK5ZBIBYN</text:p>
          </table:table-cell>
          <table:table-cell office:value-type="string">
            <text:p>Submitted</text:p>
          </table:table-cell>
          <table:table-cell office:value-type="string">
            <text:p>Thu Sep 13 05:55:02 GMT 2012</text:p>
          </table:table-cell>
          <table:table-cell office:value-type="string">
            <text:p>Thu Sep 13 06:04:20 GMT 2012</text:p>
          </table:table-cell>
          <table:table-cell office:value-type="string">
            <text:p>Wed Sep 19 23:04:20 PDT 2012</text:p>
          </table:table-cell>
          <table:table-cell table:number-columns-repeated="3"/>
          <table:table-cell office:value-type="string">
            <text:p>558</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eorge_Washington_2:2.txt</text:p>
          </table:table-cell>
          <table:table-cell office:value-type="string">
            <text:p>Since your last sessions I have received communications by which it appears that the district of Kentucky, at present a part of Virginia, has concurred in certain propositions contained in a law of that State, in consequence of which the district is to become a distinct member of the Union, in case the requisite sanction of Congress be added. For this sanction application is now made. I shall cause the papers on this very transaction to be laid before you.&lt;br/&gt;&lt;br/&gt;The liberality and harmony with which it has been conducted will be found to do great honor to both the parties, and the sentiments of warm attachment to the Union and its present Government expressed by our fellow citizens of Kentucky can not fail to add an affectionate concern for their particular welfare to the great national impressions under which you will decide on the case submitted to you.&lt;br/&gt;&lt;br/&gt;</text:p>
          </table:table-cell>
          <table:table-cell office:value-type="string">
            <text:p>United States Constitution</text:p>
          </table:table-cell>
          <table:table-cell office:value-type="string">
            <text:p>http://en.wikipedia.org/wiki/United_States_Constitution</text:p>
          </table:table-cell>
          <table:table-cell office:value-type="string">
            <text:p>Petre P. Carp</text:p>
          </table:table-cell>
          <table:table-cell office:value-type="string">
            <text:p>http://en.wikipedia.org/wiki/Petre_P._Carp</text:p>
          </table:table-cell>
          <table:table-cell/>
          <table:table-cell office:value-type="string">
            <text:p>1</text:p>
          </table:table-cell>
          <table:table-cell table:number-columns-repeated="3"/>
          <table:table-cell table:formula="of:=CONCATENATE([.AB342];&quot;,&quot;;[.AC342];&quot;,&quot;; TEXT([.AK342];&quot;#&quot;))" office:value-type="string" office:string-value="EDA,LAU_ET_AL,1">
            <text:p>EDA,LAU_ET_AL,1</text:p>
          </table:table-cell>
        </table:table-row>
        <table:table-row table:style-name="ro1">
          <table:table-cell office:value-type="string">
            <text:p>2IANQQ7Q6705GZ8HU1S21QC1ZWBBV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U91Q6SVQ8H8NVEZDVWOJVCI763N47</text:p>
          </table:table-cell>
          <table:table-cell office:value-type="string">
            <text:p>A997OZ3H2B3Q2</text:p>
          </table:table-cell>
          <table:table-cell office:value-type="string">
            <text:p>Submitted</text:p>
          </table:table-cell>
          <table:table-cell office:value-type="string">
            <text:p>Thu Sep 13 06:33:32 GMT 2012</text:p>
          </table:table-cell>
          <table:table-cell office:value-type="string">
            <text:p>Thu Sep 13 06:33:48 GMT 2012</text:p>
          </table:table-cell>
          <table:table-cell office:value-type="string">
            <text:p>Wed Sep 19 23:33:48 PDT 2012</text:p>
          </table:table-cell>
          <table:table-cell table:number-columns-repeated="3"/>
          <table:table-cell office:value-type="string">
            <text:p>16</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eorge_Washington_2:2.txt</text:p>
          </table:table-cell>
          <table:table-cell office:value-type="string">
            <text:p>Since your last sessions I have received communications by which it appears that the district of Kentucky, at present a part of Virginia, has concurred in certain propositions contained in a law of that State, in consequence of which the district is to become a distinct member of the Union, in case the requisite sanction of Congress be added. For this sanction application is now made. I shall cause the papers on this very transaction to be laid before you.&lt;br/&gt;&lt;br/&gt;The liberality and harmony with which it has been conducted will be found to do great honor to both the parties, and the sentiments of warm attachment to the Union and its present Government expressed by our fellow citizens of Kentucky can not fail to add an affectionate concern for their particular welfare to the great national impressions under which you will decide on the case submitted to you.&lt;br/&gt;&lt;br/&gt;</text:p>
          </table:table-cell>
          <table:table-cell office:value-type="string">
            <text:p>United States Constitution</text:p>
          </table:table-cell>
          <table:table-cell office:value-type="string">
            <text:p>http://en.wikipedia.org/wiki/United_States_Constitution</text:p>
          </table:table-cell>
          <table:table-cell office:value-type="string">
            <text:p>Petre P. Carp</text:p>
          </table:table-cell>
          <table:table-cell office:value-type="string">
            <text:p>http://en.wikipedia.org/wiki/Petre_P._Carp</text:p>
          </table:table-cell>
          <table:table-cell/>
          <table:table-cell office:value-type="string">
            <text:p>1</text:p>
          </table:table-cell>
          <table:table-cell table:number-columns-repeated="3"/>
          <table:table-cell table:formula="of:=CONCATENATE([.AB343];&quot;,&quot;;[.AC343];&quot;,&quot;; TEXT([.AK343];&quot;#&quot;))" office:value-type="string" office:string-value="EDA,LAU_ET_AL,1">
            <text:p>EDA,LAU_ET_AL,1</text:p>
          </table:table-cell>
        </table:table-row>
        <table:table-row table:style-name="ro1">
          <table:table-cell office:value-type="string">
            <text:p>26QJVCNHMVHVZL758BB2F4J7BUM20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0H6AUC26DG6MMP2A5RFS0COQHQB47</text:p>
          </table:table-cell>
          <table:table-cell office:value-type="string">
            <text:p>AAE9H4ZIKQS37</text:p>
          </table:table-cell>
          <table:table-cell office:value-type="string">
            <text:p>Submitted</text:p>
          </table:table-cell>
          <table:table-cell office:value-type="string">
            <text:p>Thu Sep 13 06:35:19 GMT 2012</text:p>
          </table:table-cell>
          <table:table-cell office:value-type="string">
            <text:p>Thu Sep 13 06:35:27 GMT 2012</text:p>
          </table:table-cell>
          <table:table-cell office:value-type="string">
            <text:p>Wed Sep 19 23:35:27 PDT 2012</text:p>
          </table:table-cell>
          <table:table-cell table:number-columns-repeated="3"/>
          <table:table-cell office:value-type="string">
            <text:p>8</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oodrow_Wilson_1:6.txt</text:p>
          </table:table-cell>
          <table:table-cell office:value-type="string">
            <text:p>I turn to a subject which I hope can be handled promptly and without serious controversy of any kind. I mean the method of selecting nominees for the Presidency of the United States. I feel confident that I do not misinterpret the wishes or the expectations of the country when I urge the prompt enactment of legislation which will provide for primary elections throughout the country at which the voters of the several parties may choose their nominees for the Presidency without the intervention of nominating conventions. I venture the suggestion that this legislation should provide for the retention of party conventions, but only for the purpose of declaring and accepting the verdict of the primaries and formulating the platforms of the parties; and I suggest that these conventions should consist not of delegates chosen for this single purpose, but of the nominees for Congress, the nominees for vacant seats in the Senate of the United States, the Senators whose terms have not yet closed, the national committees, and the candidates for the Presidency themselves, in order that platforms may be framed by those responsible to the people for carrying them into effect.&lt;br/&gt;&lt;br/&gt;These are all matters of vital domestic concern, and besides them, outside the charmed circle of our own national life in which our affections command us, as well as our consciences, there stand out our obligations toward our territories over sea. Here we are trustees. Porto Rico, Hawaii, the Philippines, are ours, indeed, but not ours to do what we please with. Such territories, once regarded as mere possessions, are no longer to be selfishly exploited; they are part of the domain of public conscience and of serviceable and enlightened statesmanship. We must administer them for the people who live in them and with the same sense of responsibility to them as toward our own people in our domestic affairs. No doubt we shall successfully enough bind Porto Rico and the Hawaiian Islands to ourselves by ties of justice and interest and affection, but the performance of our duty toward the Philippines is a more difficult and debatable matter. We can satisfy the obligations of generous justice toward the people of Porto Rico by giving them the ample and familiar rights and privileges accorded our own citizens in our own territories and our obligations toward the people of Hawaii by perfecting the provisions for self-government already granted them, but in the Philippines we must go further. We must hold steadily in view their ultimate independence, and we must move toward the time of that independence as steadily as the way can be cleared and the foundations thoughtfully and permanently laid.&lt;br/&gt;&lt;br/&gt;</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office:value-type="string">
            <text:p>Constitution</text:p>
          </table:table-cell>
          <table:table-cell office:value-type="string">
            <text:p>http://en.wikipedia.org/wiki/Constitution</text:p>
          </table:table-cell>
          <table:table-cell/>
          <table:table-cell office:value-type="string">
            <text:p>2</text:p>
          </table:table-cell>
          <table:table-cell table:number-columns-repeated="3"/>
          <table:table-cell table:formula="of:=CONCATENATE([.AB344];&quot;,&quot;;[.AC344];&quot;,&quot;; TEXT([.AK344];&quot;#&quot;))" office:value-type="string" office:string-value="EDA,LAU_ET_AL,2">
            <text:p>EDA,LAU_ET_AL,2</text:p>
          </table:table-cell>
        </table:table-row>
        <table:table-row table:style-name="ro1">
          <table:table-cell office:value-type="string">
            <text:p>26QJVCNHMVHVZL758BB2F4J7BUM20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BI6SVQ8H88M53UQCY2VKI1R3CB6P8</text:p>
          </table:table-cell>
          <table:table-cell office:value-type="string">
            <text:p>AS809NPDW8VZ0</text:p>
          </table:table-cell>
          <table:table-cell office:value-type="string">
            <text:p>Submitted</text:p>
          </table:table-cell>
          <table:table-cell office:value-type="string">
            <text:p>Thu Sep 13 06:41:26 GMT 2012</text:p>
          </table:table-cell>
          <table:table-cell office:value-type="string">
            <text:p>Thu Sep 13 06:42:04 GMT 2012</text:p>
          </table:table-cell>
          <table:table-cell office:value-type="string">
            <text:p>Wed Sep 19 23:42:04 PDT 2012</text:p>
          </table:table-cell>
          <table:table-cell table:number-columns-repeated="3"/>
          <table:table-cell office:value-type="string">
            <text:p>38</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oodrow_Wilson_1:6.txt</text:p>
          </table:table-cell>
          <table:table-cell office:value-type="string">
            <text:p>I turn to a subject which I hope can be handled promptly and without serious controversy of any kind. I mean the method of selecting nominees for the Presidency of the United States. I feel confident that I do not misinterpret the wishes or the expectations of the country when I urge the prompt enactment of legislation which will provide for primary elections throughout the country at which the voters of the several parties may choose their nominees for the Presidency without the intervention of nominating conventions. I venture the suggestion that this legislation should provide for the retention of party conventions, but only for the purpose of declaring and accepting the verdict of the primaries and formulating the platforms of the parties; and I suggest that these conventions should consist not of delegates chosen for this single purpose, but of the nominees for Congress, the nominees for vacant seats in the Senate of the United States, the Senators whose terms have not yet closed, the national committees, and the candidates for the Presidency themselves, in order that platforms may be framed by those responsible to the people for carrying them into effect.&lt;br/&gt;&lt;br/&gt;These are all matters of vital domestic concern, and besides them, outside the charmed circle of our own national life in which our affections command us, as well as our consciences, there stand out our obligations toward our territories over sea. Here we are trustees. Porto Rico, Hawaii, the Philippines, are ours, indeed, but not ours to do what we please with. Such territories, once regarded as mere possessions, are no longer to be selfishly exploited; they are part of the domain of public conscience and of serviceable and enlightened statesmanship. We must administer them for the people who live in them and with the same sense of responsibility to them as toward our own people in our domestic affairs. No doubt we shall successfully enough bind Porto Rico and the Hawaiian Islands to ourselves by ties of justice and interest and affection, but the performance of our duty toward the Philippines is a more difficult and debatable matter. We can satisfy the obligations of generous justice toward the people of Porto Rico by giving them the ample and familiar rights and privileges accorded our own citizens in our own territories and our obligations toward the people of Hawaii by perfecting the provisions for self-government already granted them, but in the Philippines we must go further. We must hold steadily in view their ultimate independence, and we must move toward the time of that independence as steadily as the way can be cleared and the foundations thoughtfully and permanently laid.&lt;br/&gt;&lt;br/&gt;</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office:value-type="string">
            <text:p>Constitution</text:p>
          </table:table-cell>
          <table:table-cell office:value-type="string">
            <text:p>http://en.wikipedia.org/wiki/Constitution</text:p>
          </table:table-cell>
          <table:table-cell/>
          <table:table-cell office:value-type="string">
            <text:p>2</text:p>
          </table:table-cell>
          <table:table-cell table:number-columns-repeated="3"/>
          <table:table-cell table:formula="of:=CONCATENATE([.AB345];&quot;,&quot;;[.AC345];&quot;,&quot;; TEXT([.AK345];&quot;#&quot;))" office:value-type="string" office:string-value="EDA,LAU_ET_AL,2">
            <text:p>EDA,LAU_ET_AL,2</text:p>
          </table:table-cell>
        </table:table-row>
        <table:table-row table:style-name="ro1">
          <table:table-cell office:value-type="string">
            <text:p>26QJVCNHMVHVZL758BB2F4J7BUM20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OJILKH1Q6SV5H5DFWHUEL5OHAHJ0I</text:p>
          </table:table-cell>
          <table:table-cell office:value-type="string">
            <text:p>A997OZ3H2B3Q2</text:p>
          </table:table-cell>
          <table:table-cell office:value-type="string">
            <text:p>Submitted</text:p>
          </table:table-cell>
          <table:table-cell office:value-type="string">
            <text:p>Thu Sep 13 06:25:25 GMT 2012</text:p>
          </table:table-cell>
          <table:table-cell office:value-type="string">
            <text:p>Thu Sep 13 06:26:03 GMT 2012</text:p>
          </table:table-cell>
          <table:table-cell office:value-type="string">
            <text:p>Wed Sep 19 23:26:03 PDT 2012</text:p>
          </table:table-cell>
          <table:table-cell table:number-columns-repeated="3"/>
          <table:table-cell office:value-type="string">
            <text:p>38</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oodrow_Wilson_1:6.txt</text:p>
          </table:table-cell>
          <table:table-cell office:value-type="string">
            <text:p>I turn to a subject which I hope can be handled promptly and without serious controversy of any kind. I mean the method of selecting nominees for the Presidency of the United States. I feel confident that I do not misinterpret the wishes or the expectations of the country when I urge the prompt enactment of legislation which will provide for primary elections throughout the country at which the voters of the several parties may choose their nominees for the Presidency without the intervention of nominating conventions. I venture the suggestion that this legislation should provide for the retention of party conventions, but only for the purpose of declaring and accepting the verdict of the primaries and formulating the platforms of the parties; and I suggest that these conventions should consist not of delegates chosen for this single purpose, but of the nominees for Congress, the nominees for vacant seats in the Senate of the United States, the Senators whose terms have not yet closed, the national committees, and the candidates for the Presidency themselves, in order that platforms may be framed by those responsible to the people for carrying them into effect.&lt;br/&gt;&lt;br/&gt;These are all matters of vital domestic concern, and besides them, outside the charmed circle of our own national life in which our affections command us, as well as our consciences, there stand out our obligations toward our territories over sea. Here we are trustees. Porto Rico, Hawaii, the Philippines, are ours, indeed, but not ours to do what we please with. Such territories, once regarded as mere possessions, are no longer to be selfishly exploited; they are part of the domain of public conscience and of serviceable and enlightened statesmanship. We must administer them for the people who live in them and with the same sense of responsibility to them as toward our own people in our domestic affairs. No doubt we shall successfully enough bind Porto Rico and the Hawaiian Islands to ourselves by ties of justice and interest and affection, but the performance of our duty toward the Philippines is a more difficult and debatable matter. We can satisfy the obligations of generous justice toward the people of Porto Rico by giving them the ample and familiar rights and privileges accorded our own citizens in our own territories and our obligations toward the people of Hawaii by perfecting the provisions for self-government already granted them, but in the Philippines we must go further. We must hold steadily in view their ultimate independence, and we must move toward the time of that independence as steadily as the way can be cleared and the foundations thoughtfully and permanently laid.&lt;br/&gt;&lt;br/&gt;</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office:value-type="string">
            <text:p>Constitution</text:p>
          </table:table-cell>
          <table:table-cell office:value-type="string">
            <text:p>http://en.wikipedia.org/wiki/Constitution</text:p>
          </table:table-cell>
          <table:table-cell/>
          <table:table-cell office:value-type="string">
            <text:p>2</text:p>
          </table:table-cell>
          <table:table-cell table:number-columns-repeated="3"/>
          <table:table-cell table:formula="of:=CONCATENATE([.AB346];&quot;,&quot;;[.AC346];&quot;,&quot;; TEXT([.AK346];&quot;#&quot;))" office:value-type="string" office:string-value="EDA,LAU_ET_AL,2">
            <text:p>EDA,LAU_ET_AL,2</text:p>
          </table:table-cell>
        </table:table-row>
        <table:table-row table:style-name="ro1">
          <table:table-cell office:value-type="string">
            <text:p>2G2PFE4EGDHD1BTQFS0N7W6HG929J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598MZ9O9Z6KBDNRH98HZRLFWFUA1X</text:p>
          </table:table-cell>
          <table:table-cell office:value-type="string">
            <text:p>AAE9H4ZIKQS37</text:p>
          </table:table-cell>
          <table:table-cell office:value-type="string">
            <text:p>Submitted</text:p>
          </table:table-cell>
          <table:table-cell office:value-type="string">
            <text:p>Thu Sep 13 06:30:11 GMT 2012</text:p>
          </table:table-cell>
          <table:table-cell office:value-type="string">
            <text:p>Thu Sep 13 06:30:20 GMT 2012</text:p>
          </table:table-cell>
          <table:table-cell office:value-type="string">
            <text:p>Wed Sep 19 23:30:20 PDT 2012</text:p>
          </table:table-cell>
          <table:table-cell table:number-columns-repeated="3"/>
          <table:table-cell office:value-type="string">
            <text:p>9</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Lyndon_Baines_Johnson_4:36.txt</text:p>
          </table:table-cell>
          <table:table-cell office:value-type="string">
            <text:p>And while we do not have all the answers, on the basis of its preliminary recommendations we are ready to move.&lt;br/&gt;&lt;br/&gt;This is not a war that Washington alone can win. The idea of a national police force is repugnant to the American people. Crime must be rooted out in local communities by local authorities. Our policemen must be better trained, must be better paid, and must be better supported by the local citizens that they try to serve and to protect.&lt;br/&gt;&lt;br/&gt;</text:p>
          </table:table-cell>
          <table:table-cell office:value-type="string">
            <text:p>Freedom of religion in Vietnam</text:p>
          </table:table-cell>
          <table:table-cell office:value-type="string">
            <text:p>http://en.wikipedia.org/wiki/Freedom_of_religion_in_Vietnam</text:p>
          </table:table-cell>
          <table:table-cell office:value-type="string">
            <text:p>Coldwell Banker Residential Real Estate LLC</text:p>
          </table:table-cell>
          <table:table-cell office:value-type="string">
            <text:p>http://en.wikipedia.org/wiki/Coldwell_Banker_Residential_Real_Estate_LLC</text:p>
          </table:table-cell>
          <table:table-cell/>
          <table:table-cell office:value-type="string">
            <text:p>1</text:p>
          </table:table-cell>
          <table:table-cell table:number-columns-repeated="3"/>
          <table:table-cell table:formula="of:=CONCATENATE([.AB347];&quot;,&quot;;[.AC347];&quot;,&quot;; TEXT([.AK347];&quot;#&quot;))" office:value-type="string" office:string-value="EDA,RANDOM,1">
            <text:p>EDA,RANDOM,1</text:p>
          </table:table-cell>
        </table:table-row>
        <table:table-row table:style-name="ro1">
          <table:table-cell office:value-type="string">
            <text:p>2G2PFE4EGDHD1BTQFS0N7W6HG929J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8X8B727M0IGUT5I8GPF0VF41XVCXU</text:p>
          </table:table-cell>
          <table:table-cell office:value-type="string">
            <text:p>A1UNZTSLGW77HK</text:p>
          </table:table-cell>
          <table:table-cell office:value-type="string">
            <text:p>Submitted</text:p>
          </table:table-cell>
          <table:table-cell office:value-type="string">
            <text:p>Thu Sep 13 06:43:17 GMT 2012</text:p>
          </table:table-cell>
          <table:table-cell office:value-type="string">
            <text:p>Thu Sep 13 06:43:35 GMT 2012</text:p>
          </table:table-cell>
          <table:table-cell office:value-type="string">
            <text:p>Wed Sep 19 23:43:35 PDT 2012</text:p>
          </table:table-cell>
          <table:table-cell table:number-columns-repeated="3"/>
          <table:table-cell office:value-type="string">
            <text:p>18</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Lyndon_Baines_Johnson_4:36.txt</text:p>
          </table:table-cell>
          <table:table-cell office:value-type="string">
            <text:p>And while we do not have all the answers, on the basis of its preliminary recommendations we are ready to move.&lt;br/&gt;&lt;br/&gt;This is not a war that Washington alone can win. The idea of a national police force is repugnant to the American people. Crime must be rooted out in local communities by local authorities. Our policemen must be better trained, must be better paid, and must be better supported by the local citizens that they try to serve and to protect.&lt;br/&gt;&lt;br/&gt;</text:p>
          </table:table-cell>
          <table:table-cell office:value-type="string">
            <text:p>Freedom of religion in Vietnam</text:p>
          </table:table-cell>
          <table:table-cell office:value-type="string">
            <text:p>http://en.wikipedia.org/wiki/Freedom_of_religion_in_Vietnam</text:p>
          </table:table-cell>
          <table:table-cell office:value-type="string">
            <text:p>Coldwell Banker Residential Real Estate LLC</text:p>
          </table:table-cell>
          <table:table-cell office:value-type="string">
            <text:p>http://en.wikipedia.org/wiki/Coldwell_Banker_Residential_Real_Estate_LLC</text:p>
          </table:table-cell>
          <table:table-cell/>
          <table:table-cell office:value-type="string">
            <text:p>1</text:p>
          </table:table-cell>
          <table:table-cell table:number-columns-repeated="3"/>
          <table:table-cell table:formula="of:=CONCATENATE([.AB348];&quot;,&quot;;[.AC348];&quot;,&quot;; TEXT([.AK348];&quot;#&quot;))" office:value-type="string" office:string-value="EDA,RANDOM,1">
            <text:p>EDA,RANDOM,1</text:p>
          </table:table-cell>
        </table:table-row>
        <table:table-row table:style-name="ro1">
          <table:table-cell office:value-type="string">
            <text:p>2G2PFE4EGDHD1BTQFS0N7W6HG929J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O41PC6SK9RJNEC4P95HUAAPS3R2QA</text:p>
          </table:table-cell>
          <table:table-cell office:value-type="string">
            <text:p>A997OZ3H2B3Q2</text:p>
          </table:table-cell>
          <table:table-cell office:value-type="string">
            <text:p>Submitted</text:p>
          </table:table-cell>
          <table:table-cell office:value-type="string">
            <text:p>Thu Sep 13 05:46:10 GMT 2012</text:p>
          </table:table-cell>
          <table:table-cell office:value-type="string">
            <text:p>Thu Sep 13 05:46:29 GMT 2012</text:p>
          </table:table-cell>
          <table:table-cell office:value-type="string">
            <text:p>Wed Sep 19 22:46:29 PDT 2012</text:p>
          </table:table-cell>
          <table:table-cell table:number-columns-repeated="3"/>
          <table:table-cell office:value-type="string">
            <text:p>19</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Lyndon_Baines_Johnson_4:36.txt</text:p>
          </table:table-cell>
          <table:table-cell office:value-type="string">
            <text:p>And while we do not have all the answers, on the basis of its preliminary recommendations we are ready to move.&lt;br/&gt;&lt;br/&gt;This is not a war that Washington alone can win. The idea of a national police force is repugnant to the American people. Crime must be rooted out in local communities by local authorities. Our policemen must be better trained, must be better paid, and must be better supported by the local citizens that they try to serve and to protect.&lt;br/&gt;&lt;br/&gt;</text:p>
          </table:table-cell>
          <table:table-cell office:value-type="string">
            <text:p>Freedom of religion in Vietnam</text:p>
          </table:table-cell>
          <table:table-cell office:value-type="string">
            <text:p>http://en.wikipedia.org/wiki/Freedom_of_religion_in_Vietnam</text:p>
          </table:table-cell>
          <table:table-cell office:value-type="string">
            <text:p>Coldwell Banker Residential Real Estate LLC</text:p>
          </table:table-cell>
          <table:table-cell office:value-type="string">
            <text:p>http://en.wikipedia.org/wiki/Coldwell_Banker_Residential_Real_Estate_LLC</text:p>
          </table:table-cell>
          <table:table-cell/>
          <table:table-cell office:value-type="string">
            <text:p>1</text:p>
          </table:table-cell>
          <table:table-cell table:number-columns-repeated="3"/>
          <table:table-cell table:formula="of:=CONCATENATE([.AB349];&quot;,&quot;;[.AC349];&quot;,&quot;; TEXT([.AK349];&quot;#&quot;))" office:value-type="string" office:string-value="EDA,RANDOM,1">
            <text:p>EDA,RANDOM,1</text:p>
          </table:table-cell>
        </table:table-row>
        <table:table-row table:style-name="ro1">
          <table:table-cell office:value-type="string">
            <text:p>26OAUC26DG67SAL82A6K8COK4TAC5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98KPEIB9BAW01A2W0WV5UD3S8SX0G</text:p>
          </table:table-cell>
          <table:table-cell office:value-type="string">
            <text:p>A997OZ3H2B3Q2</text:p>
          </table:table-cell>
          <table:table-cell office:value-type="string">
            <text:p>Submitted</text:p>
          </table:table-cell>
          <table:table-cell office:value-type="string">
            <text:p>Thu Sep 13 05:32:59 GMT 2012</text:p>
          </table:table-cell>
          <table:table-cell office:value-type="string">
            <text:p>Thu Sep 13 05:33:23 GMT 2012</text:p>
          </table:table-cell>
          <table:table-cell office:value-type="string">
            <text:p>Wed Sep 19 22:33:23 PDT 2012</text:p>
          </table:table-cell>
          <table:table-cell table:number-columns-repeated="3"/>
          <table:table-cell office:value-type="string">
            <text:p>24</text:p>
          </table:table-cell>
          <table:table-cell table:number-columns-repeated="2" office:value-type="string">
            <text:p>100% (93/93)</text:p>
          </table:table-cell>
          <table:table-cell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James_Monroe_2:1.txt</text:p>
          </table:table-cell>
          <table:table-cell office:value-type="string">
            <text:p>As the term limited for the operation of the commercial convention with Great Britain will expire early in the month of July next, and it was deemed important that there should be no interval during which that portion of our commerce which was provided for by that convention should not be regulated, either by arrangement between the two Governments or by the authority of Congress, the minister of the United States at London was instructed early in the last summer to invite the attention of the British Government to the subject, with a view to that object. He was instructed to propose also that the negotiation which it was wished to open might extend to the general commerce of the two countries, and to every other interest and unsettled difference between them in the hope that an arrangement might be made on principles of reciprocal advantage which might comprehend and provide in a satisfactory manner for all these high concerns.&lt;br/&gt;&lt;br/&gt;I have the satisfaction to state that the proposal was received by the British Government in the spirit which prompted it, and that a negotiation has been opened at London embracing all these objects. On full consideration of the great extent and magnitude of the trust it was thought proper to commit it to not less than two of our distinguished citizens, and in consequence the envoy extraordinary and minister plenipotentiary of the United States at Paris has been associated with our envoy extraordinary and minister plenipotentiary at London, to both of whom corresponding instructions have been given, and they are now engaged in the discharge of its duties. It is proper to add that to prevent any inconvenience resulting from the delay incident to a negotiation on so many important subjects it was agreed before entering on it that the existing convention should be continued for a term not less than eight years.&lt;br/&gt;&lt;br/&gt;</text:p>
          </table:table-cell>
          <table:table-cell office:value-type="string">
            <text:p>Hartlaub's Spurfowl</text:p>
          </table:table-cell>
          <table:table-cell office:value-type="string">
            <text:p>http://en.wikipedia.org/wiki/Hartlaub's_Spurfowl</text:p>
          </table:table-cell>
          <table:table-cell office:value-type="string">
            <text:p>Standards and guidons</text:p>
          </table:table-cell>
          <table:table-cell office:value-type="string">
            <text:p>http://en.wikipedia.org/wiki/Standards_and_guidons</text:p>
          </table:table-cell>
          <table:table-cell/>
          <table:table-cell office:value-type="string">
            <text:p>2</text:p>
          </table:table-cell>
          <table:table-cell table:number-columns-repeated="3"/>
          <table:table-cell table:formula="of:=CONCATENATE([.AB350];&quot;,&quot;;[.AC350];&quot;,&quot;; TEXT([.AK350];&quot;#&quot;))" office:value-type="string" office:string-value="RANDOM,LAU_ET_AL,2">
            <text:p>RANDOM,LAU_ET_AL,2</text:p>
          </table:table-cell>
        </table:table-row>
        <table:table-row table:style-name="ro1">
          <table:table-cell office:value-type="string">
            <text:p>26OAUC26DG67SAL82A6K8COK4TAC5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CZ4J79KQW61NWSB176CL45XITZKIE</text:p>
          </table:table-cell>
          <table:table-cell office:value-type="string">
            <text:p>AAE9H4ZIKQS37</text:p>
          </table:table-cell>
          <table:table-cell office:value-type="string">
            <text:p>Submitted</text:p>
          </table:table-cell>
          <table:table-cell office:value-type="string">
            <text:p>Thu Sep 13 06:35:37 GMT 2012</text:p>
          </table:table-cell>
          <table:table-cell office:value-type="string">
            <text:p>Thu Sep 13 06:35:45 GMT 2012</text:p>
          </table:table-cell>
          <table:table-cell office:value-type="string">
            <text:p>Wed Sep 19 23:35:45 PDT 2012</text:p>
          </table:table-cell>
          <table:table-cell table:number-columns-repeated="3"/>
          <table:table-cell office:value-type="string">
            <text:p>8</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James_Monroe_2:1.txt</text:p>
          </table:table-cell>
          <table:table-cell office:value-type="string">
            <text:p>As the term limited for the operation of the commercial convention with Great Britain will expire early in the month of July next, and it was deemed important that there should be no interval during which that portion of our commerce which was provided for by that convention should not be regulated, either by arrangement between the two Governments or by the authority of Congress, the minister of the United States at London was instructed early in the last summer to invite the attention of the British Government to the subject, with a view to that object. He was instructed to propose also that the negotiation which it was wished to open might extend to the general commerce of the two countries, and to every other interest and unsettled difference between them in the hope that an arrangement might be made on principles of reciprocal advantage which might comprehend and provide in a satisfactory manner for all these high concerns.&lt;br/&gt;&lt;br/&gt;I have the satisfaction to state that the proposal was received by the British Government in the spirit which prompted it, and that a negotiation has been opened at London embracing all these objects. On full consideration of the great extent and magnitude of the trust it was thought proper to commit it to not less than two of our distinguished citizens, and in consequence the envoy extraordinary and minister plenipotentiary of the United States at Paris has been associated with our envoy extraordinary and minister plenipotentiary at London, to both of whom corresponding instructions have been given, and they are now engaged in the discharge of its duties. It is proper to add that to prevent any inconvenience resulting from the delay incident to a negotiation on so many important subjects it was agreed before entering on it that the existing convention should be continued for a term not less than eight years.&lt;br/&gt;&lt;br/&gt;</text:p>
          </table:table-cell>
          <table:table-cell office:value-type="string">
            <text:p>Hartlaub's Spurfowl</text:p>
          </table:table-cell>
          <table:table-cell office:value-type="string">
            <text:p>http://en.wikipedia.org/wiki/Hartlaub's_Spurfowl</text:p>
          </table:table-cell>
          <table:table-cell office:value-type="string">
            <text:p>Standards and guidons</text:p>
          </table:table-cell>
          <table:table-cell office:value-type="string">
            <text:p>http://en.wikipedia.org/wiki/Standards_and_guidons</text:p>
          </table:table-cell>
          <table:table-cell/>
          <table:table-cell office:value-type="string">
            <text:p>2</text:p>
          </table:table-cell>
          <table:table-cell table:number-columns-repeated="3"/>
          <table:table-cell table:formula="of:=CONCATENATE([.AB351];&quot;,&quot;;[.AC351];&quot;,&quot;; TEXT([.AK351];&quot;#&quot;))" office:value-type="string" office:string-value="RANDOM,LAU_ET_AL,2">
            <text:p>RANDOM,LAU_ET_AL,2</text:p>
          </table:table-cell>
        </table:table-row>
        <table:table-row table:style-name="ro1">
          <table:table-cell office:value-type="string">
            <text:p>26OAUC26DG67SAL82A6K8COK4TAC5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NE25L8I9NZWLQ24DY54YW7TELGTJ6</text:p>
          </table:table-cell>
          <table:table-cell office:value-type="string">
            <text:p>A31ALYJKPKD09W</text:p>
          </table:table-cell>
          <table:table-cell office:value-type="string">
            <text:p>Submitted</text:p>
          </table:table-cell>
          <table:table-cell office:value-type="string">
            <text:p>Thu Sep 13 06:49:46 GMT 2012</text:p>
          </table:table-cell>
          <table:table-cell office:value-type="string">
            <text:p>Thu Sep 13 06:49:53 GMT 2012</text:p>
          </table:table-cell>
          <table:table-cell office:value-type="string">
            <text:p>Wed Sep 19 23:49:53 PDT 2012</text:p>
          </table:table-cell>
          <table:table-cell table:number-columns-repeated="3"/>
          <table:table-cell office:value-type="string">
            <text:p>7</text:p>
          </table:table-cell>
          <table:table-cell office:value-type="string">
            <text:p>100% (294/295)</text:p>
          </table:table-cell>
          <table:table-cell office:value-type="string">
            <text:p>100% (62/62)</text:p>
          </table:table-cell>
          <table:table-cell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James_Monroe_2:1.txt</text:p>
          </table:table-cell>
          <table:table-cell office:value-type="string">
            <text:p>As the term limited for the operation of the commercial convention with Great Britain will expire early in the month of July next, and it was deemed important that there should be no interval during which that portion of our commerce which was provided for by that convention should not be regulated, either by arrangement between the two Governments or by the authority of Congress, the minister of the United States at London was instructed early in the last summer to invite the attention of the British Government to the subject, with a view to that object. He was instructed to propose also that the negotiation which it was wished to open might extend to the general commerce of the two countries, and to every other interest and unsettled difference between them in the hope that an arrangement might be made on principles of reciprocal advantage which might comprehend and provide in a satisfactory manner for all these high concerns.&lt;br/&gt;&lt;br/&gt;I have the satisfaction to state that the proposal was received by the British Government in the spirit which prompted it, and that a negotiation has been opened at London embracing all these objects. On full consideration of the great extent and magnitude of the trust it was thought proper to commit it to not less than two of our distinguished citizens, and in consequence the envoy extraordinary and minister plenipotentiary of the United States at Paris has been associated with our envoy extraordinary and minister plenipotentiary at London, to both of whom corresponding instructions have been given, and they are now engaged in the discharge of its duties. It is proper to add that to prevent any inconvenience resulting from the delay incident to a negotiation on so many important subjects it was agreed before entering on it that the existing convention should be continued for a term not less than eight years.&lt;br/&gt;&lt;br/&gt;</text:p>
          </table:table-cell>
          <table:table-cell office:value-type="string">
            <text:p>Hartlaub's Spurfowl</text:p>
          </table:table-cell>
          <table:table-cell office:value-type="string">
            <text:p>http://en.wikipedia.org/wiki/Hartlaub's_Spurfowl</text:p>
          </table:table-cell>
          <table:table-cell office:value-type="string">
            <text:p>Standards and guidons</text:p>
          </table:table-cell>
          <table:table-cell office:value-type="string">
            <text:p>http://en.wikipedia.org/wiki/Standards_and_guidons</text:p>
          </table:table-cell>
          <table:table-cell/>
          <table:table-cell office:value-type="string">
            <text:p>2</text:p>
          </table:table-cell>
          <table:table-cell table:number-columns-repeated="3"/>
          <table:table-cell table:formula="of:=CONCATENATE([.AB352];&quot;,&quot;;[.AC352];&quot;,&quot;; TEXT([.AK352];&quot;#&quot;))" office:value-type="string" office:string-value="RANDOM,LAU_ET_AL,2">
            <text:p>RANDOM,LAU_ET_AL,2</text:p>
          </table:table-cell>
        </table:table-row>
        <table:table-row table:style-name="ro1">
          <table:table-cell office:value-type="string">
            <text:p>25C3K4F0OHOV6ASN4UF2T92HGMS21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FMUKQOYGNIWGWGDVQR187SVMPYZHN</text:p>
          </table:table-cell>
          <table:table-cell office:value-type="string">
            <text:p>A31ALYJKPKD09W</text:p>
          </table:table-cell>
          <table:table-cell office:value-type="string">
            <text:p>Submitted</text:p>
          </table:table-cell>
          <table:table-cell office:value-type="string">
            <text:p>Thu Sep 13 06:52:25 GMT 2012</text:p>
          </table:table-cell>
          <table:table-cell office:value-type="string">
            <text:p>Thu Sep 13 06:52:51 GMT 2012</text:p>
          </table:table-cell>
          <table:table-cell office:value-type="string">
            <text:p>Wed Sep 19 23:52:51 PDT 2012</text:p>
          </table:table-cell>
          <table:table-cell table:number-columns-repeated="3"/>
          <table:table-cell office:value-type="string">
            <text:p>26</text:p>
          </table:table-cell>
          <table:table-cell office:value-type="string">
            <text:p>100% (294/295)</text:p>
          </table:table-cell>
          <table:table-cell office:value-type="string">
            <text:p>100% (62/62)</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Martin_Van_Buren_1:3.txt</text:p>
          </table:table-cell>
          <table:table-cell office:value-type="string">
            <text:p>The feelings produced by a temporary interruption of those harmonious relations between France and the United States which are due as well to the recollections of former times as to a correct appreciation of existing interests have been happily succeeded by a cordial disposition on both sides to cultivate an active friendship in their future intercourse. The opinion, undoubtedly correct, and steadily entertained by us, that the commercial relations at present existing between the two countries are susceptible of great and reciprocally beneficial improvements is obviously gaining ground in France, and I am assured of the disposition of that Government to favor the accomplishment of such an object. This disposition shall be met in a proper spirit on our part. The few and comparatively unimportant questions that remain to be adjusted between us can, I have no doubt, be settled with entire satisfaction and without difficulty.&lt;br/&gt;&lt;br/&gt;Between Russia and the United States sentiments of good will continue to be mutually cherished. Our minister recently accredited to that Court has been received with a frankness and cordiality and with evidences of respect for his country which leave us no room to doubt the preservation in future of those amicable and liberal relations which have so long and so uninterruptedly existed between the two countries. On the few subjects under discussion between us an early and just decision is confidently anticipated.&lt;br/&gt;&lt;br/&gt;</text:p>
          </table:table-cell>
          <table:table-cell office:value-type="string">
            <text:p>The Idler (1758–1760)</text:p>
          </table:table-cell>
          <table:table-cell office:value-type="string">
            <text:p>http://en.wikipedia.org/wiki/The_Idler_(1758–1760)</text:p>
          </table:table-cell>
          <table:table-cell office:value-type="string">
            <text:p>Foreign relations of Pakistan</text:p>
          </table:table-cell>
          <table:table-cell office:value-type="string">
            <text:p>http://en.wikipedia.org/wiki/Foreign_relations_of_Pakistan</text:p>
          </table:table-cell>
          <table:table-cell/>
          <table:table-cell office:value-type="string">
            <text:p>2</text:p>
          </table:table-cell>
          <table:table-cell table:number-columns-repeated="3"/>
          <table:table-cell table:formula="of:=CONCATENATE([.AB353];&quot;,&quot;;[.AC353];&quot;,&quot;; TEXT([.AK353];&quot;#&quot;))" office:value-type="string" office:string-value="LAU_ET_AL,EDA,2">
            <text:p>LAU_ET_AL,EDA,2</text:p>
          </table:table-cell>
        </table:table-row>
        <table:table-row table:style-name="ro1">
          <table:table-cell office:value-type="string">
            <text:p>25C3K4F0OHOV6ASN4UF2T92HGMS21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GNCPWZ9RNDWXXJ6ZHJNBDTG0GBCRZ</text:p>
          </table:table-cell>
          <table:table-cell office:value-type="string">
            <text:p>AS809NPDW8VZ0</text:p>
          </table:table-cell>
          <table:table-cell office:value-type="string">
            <text:p>Submitted</text:p>
          </table:table-cell>
          <table:table-cell office:value-type="string">
            <text:p>Thu Sep 13 06:54:40 GMT 2012</text:p>
          </table:table-cell>
          <table:table-cell office:value-type="string">
            <text:p>Thu Sep 13 06:55:12 GMT 2012</text:p>
          </table:table-cell>
          <table:table-cell office:value-type="string">
            <text:p>Wed Sep 19 23:55:12 PDT 2012</text:p>
          </table:table-cell>
          <table:table-cell table:number-columns-repeated="3"/>
          <table:table-cell office:value-type="string">
            <text:p>32</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Martin_Van_Buren_1:3.txt</text:p>
          </table:table-cell>
          <table:table-cell office:value-type="string">
            <text:p>The feelings produced by a temporary interruption of those harmonious relations between France and the United States which are due as well to the recollections of former times as to a correct appreciation of existing interests have been happily succeeded by a cordial disposition on both sides to cultivate an active friendship in their future intercourse. The opinion, undoubtedly correct, and steadily entertained by us, that the commercial relations at present existing between the two countries are susceptible of great and reciprocally beneficial improvements is obviously gaining ground in France, and I am assured of the disposition of that Government to favor the accomplishment of such an object. This disposition shall be met in a proper spirit on our part. The few and comparatively unimportant questions that remain to be adjusted between us can, I have no doubt, be settled with entire satisfaction and without difficulty.&lt;br/&gt;&lt;br/&gt;Between Russia and the United States sentiments of good will continue to be mutually cherished. Our minister recently accredited to that Court has been received with a frankness and cordiality and with evidences of respect for his country which leave us no room to doubt the preservation in future of those amicable and liberal relations which have so long and so uninterruptedly existed between the two countries. On the few subjects under discussion between us an early and just decision is confidently anticipated.&lt;br/&gt;&lt;br/&gt;</text:p>
          </table:table-cell>
          <table:table-cell office:value-type="string">
            <text:p>The Idler (1758–1760)</text:p>
          </table:table-cell>
          <table:table-cell office:value-type="string">
            <text:p>http://en.wikipedia.org/wiki/The_Idler_(1758–1760)</text:p>
          </table:table-cell>
          <table:table-cell office:value-type="string">
            <text:p>Foreign relations of Pakistan</text:p>
          </table:table-cell>
          <table:table-cell office:value-type="string">
            <text:p>http://en.wikipedia.org/wiki/Foreign_relations_of_Pakistan</text:p>
          </table:table-cell>
          <table:table-cell/>
          <table:table-cell office:value-type="string">
            <text:p>1</text:p>
          </table:table-cell>
          <table:table-cell table:number-columns-repeated="3"/>
          <table:table-cell table:formula="of:=CONCATENATE([.AB354];&quot;,&quot;;[.AC354];&quot;,&quot;; TEXT([.AK354];&quot;#&quot;))" office:value-type="string" office:string-value="LAU_ET_AL,EDA,1">
            <text:p>LAU_ET_AL,EDA,1</text:p>
          </table:table-cell>
        </table:table-row>
        <table:table-row table:style-name="ro1">
          <table:table-cell office:value-type="string">
            <text:p>25C3K4F0OHOV6ASN4UF2T92HGMS21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YC5UFJ51Y7QTXNK50J1KSTMUU59C9</text:p>
          </table:table-cell>
          <table:table-cell office:value-type="string">
            <text:p>AAE9H4ZIKQS37</text:p>
          </table:table-cell>
          <table:table-cell office:value-type="string">
            <text:p>Submitted</text:p>
          </table:table-cell>
          <table:table-cell office:value-type="string">
            <text:p>Thu Sep 13 06:49:25 GMT 2012</text:p>
          </table:table-cell>
          <table:table-cell office:value-type="string">
            <text:p>Thu Sep 13 06:49:32 GMT 2012</text:p>
          </table:table-cell>
          <table:table-cell office:value-type="string">
            <text:p>Wed Sep 19 23:49:32 PDT 2012</text:p>
          </table:table-cell>
          <table:table-cell table:number-columns-repeated="3"/>
          <table:table-cell office:value-type="string">
            <text:p>7</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Martin_Van_Buren_1:3.txt</text:p>
          </table:table-cell>
          <table:table-cell office:value-type="string">
            <text:p>The feelings produced by a temporary interruption of those harmonious relations between France and the United States which are due as well to the recollections of former times as to a correct appreciation of existing interests have been happily succeeded by a cordial disposition on both sides to cultivate an active friendship in their future intercourse. The opinion, undoubtedly correct, and steadily entertained by us, that the commercial relations at present existing between the two countries are susceptible of great and reciprocally beneficial improvements is obviously gaining ground in France, and I am assured of the disposition of that Government to favor the accomplishment of such an object. This disposition shall be met in a proper spirit on our part. The few and comparatively unimportant questions that remain to be adjusted between us can, I have no doubt, be settled with entire satisfaction and without difficulty.&lt;br/&gt;&lt;br/&gt;Between Russia and the United States sentiments of good will continue to be mutually cherished. Our minister recently accredited to that Court has been received with a frankness and cordiality and with evidences of respect for his country which leave us no room to doubt the preservation in future of those amicable and liberal relations which have so long and so uninterruptedly existed between the two countries. On the few subjects under discussion between us an early and just decision is confidently anticipated.&lt;br/&gt;&lt;br/&gt;</text:p>
          </table:table-cell>
          <table:table-cell office:value-type="string">
            <text:p>The Idler (1758–1760)</text:p>
          </table:table-cell>
          <table:table-cell office:value-type="string">
            <text:p>http://en.wikipedia.org/wiki/The_Idler_(1758–1760)</text:p>
          </table:table-cell>
          <table:table-cell office:value-type="string">
            <text:p>Foreign relations of Pakistan</text:p>
          </table:table-cell>
          <table:table-cell office:value-type="string">
            <text:p>http://en.wikipedia.org/wiki/Foreign_relations_of_Pakistan</text:p>
          </table:table-cell>
          <table:table-cell/>
          <table:table-cell office:value-type="string">
            <text:p>2</text:p>
          </table:table-cell>
          <table:table-cell table:number-columns-repeated="3"/>
          <table:table-cell table:formula="of:=CONCATENATE([.AB355];&quot;,&quot;;[.AC355];&quot;,&quot;; TEXT([.AK355];&quot;#&quot;))" office:value-type="string" office:string-value="LAU_ET_AL,EDA,2">
            <text:p>LAU_ET_AL,EDA,2</text:p>
          </table:table-cell>
        </table:table-row>
        <table:table-row table:style-name="ro1">
          <table:table-cell office:value-type="string">
            <text:p>2QC8P9Y38TWWCRRX189M8JTAIX1ZI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2CMT6YTWX4HIQQUIE49HGI6OYYW1V</text:p>
          </table:table-cell>
          <table:table-cell office:value-type="string">
            <text:p>A31ALYJKPKD09W</text:p>
          </table:table-cell>
          <table:table-cell office:value-type="string">
            <text:p>Submitted</text:p>
          </table:table-cell>
          <table:table-cell office:value-type="string">
            <text:p>Thu Sep 13 06:50:20 GMT 2012</text:p>
          </table:table-cell>
          <table:table-cell office:value-type="string">
            <text:p>Thu Sep 13 06:50:30 GMT 2012</text:p>
          </table:table-cell>
          <table:table-cell office:value-type="string">
            <text:p>Wed Sep 19 23:50:30 PDT 2012</text:p>
          </table:table-cell>
          <table:table-cell table:number-columns-repeated="3"/>
          <table:table-cell office:value-type="string">
            <text:p>10</text:p>
          </table:table-cell>
          <table:table-cell office:value-type="string">
            <text:p>100% (294/295)</text:p>
          </table:table-cell>
          <table:table-cell office:value-type="string">
            <text:p>100% (62/62)</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Martin_Van_Buren_4:22.txt</text:p>
          </table:table-cell>
          <table:table-cell office:value-type="string">
            <text:p>The emigration of the Seminoles alone has been attended with serious difficulty and occasioned bloodshed, hostilities having been commenced by the Indians in Florida under the apprehension that they would be compelled by force to comply with their treaty stipulations. The execution of the treaty of Paynes Landing, signed in 1832, but not ratified until 1834, was postponed at the solicitation of the Indians until 1836, when they again renewed their agreement to remove peaceably to their new homes in the West. In the face of this solemn and renewed compact they broke their faith and commenced hostilities by the massacre of Major Dade&amp;apos;s command, the murder of their agent, General Thompson, and other acts of cruel treachery. When this alarming and unexpected intelligence reached the seat of Government, every effort appears to have been made to reenforce General Clinch, who commanded the troops then in Florida. General Eustis was dispatched with reenforcements from Charleston, troops were called out from Alabama, Tennessee, and Georgia, and General Scott was sent to take the command, with ample powers and ample means. At the first alarm General Gaines organized a force at New Orleans, and without waiting for orders landed in Florida, where he delivered over the troops he had brought with him to General Scott.&lt;br/&gt;&lt;br/&gt;Governor Call was subsequently appointed to conduct a summer campaign, and at the close of it was replaced by General Jesup. These events and changes took place under the Administration of my predecessor. Notwithstanding the exertions of the experienced officers who had command there for eighteen months, on entering upon the administration of the Government I found the Territory of Florida a prey to Indian atrocities. A strenuous effort was immediately made to bring those hostilities to a close, and the army under General Jesup was reenforced until it amounted to 10,000 men, and furnished with abundant supplies of every description. In this campaign a great number of the enemy were captured and destroyed, but the character of the contest only was changed. The Indians, having been defeated in every engagement, dispersed in small bands throughout the country and became an enterprising, formidable, and ruthless banditti. General Taylor, who succeeded General Jesup, used his best exertions to subdue them, and was seconded in his efforts by the officers under his command; but he too failed to protect the Territory from their depredations. By an act of signal and cruel treachery they broke the truce made with them by General MacGrab, who was sent from Washington for the purpose of carrying into effect the expressed wishes of Congress, and have continued their devastations ever since. General Armistead, who was in Florida when General Taylor left the army by permission, assumed the command, and after active summer operations was met by propositions for peace, and from the fortunate coincidence of the arrival in Florida at the same period of a delegation from the Seminoles who are happily settled west of the Mississippi and are now anxious to persuade their countrymen to join them there hopes were for some time entertained that the Indians might be induced to leave the Territory without further difficulty. These hopes have proved fallacious and hostilities have been renewed throughout the whole of the Territory. That this contest has endured so long is to be attributed to causes beyond the control of the Government. Experienced generals have had the command of the troops, officers and soldiers have alike distinguished themselves for their activity, patience, and enduring courage, the army has been constantly furnished with supplies of every description, and we must look for the causes which have so long procrastinated the issue of the contest in the vast extent of the theater of hostilities, the almost insurmountable obstacles presented by the nature of the country, the climate, and the wily character of the savages.&lt;br/&gt;&lt;br/&gt;</text:p>
          </table:table-cell>
          <table:table-cell office:value-type="string">
            <text:p>Militia</text:p>
          </table:table-cell>
          <table:table-cell office:value-type="string">
            <text:p>http://en.wikipedia.org/wiki/Militia</text:p>
          </table:table-cell>
          <table:table-cell office:value-type="string">
            <text:p>Spanish-Moro Conflict</text:p>
          </table:table-cell>
          <table:table-cell office:value-type="string">
            <text:p>http://en.wikipedia.org/wiki/Spanish-Moro_Conflict</text:p>
          </table:table-cell>
          <table:table-cell/>
          <table:table-cell office:value-type="string">
            <text:p>1</text:p>
          </table:table-cell>
          <table:table-cell table:number-columns-repeated="3"/>
          <table:table-cell table:formula="of:=CONCATENATE([.AB356];&quot;,&quot;;[.AC356];&quot;,&quot;; TEXT([.AK356];&quot;#&quot;))" office:value-type="string" office:string-value="LAU_ET_AL,EDA,1">
            <text:p>LAU_ET_AL,EDA,1</text:p>
          </table:table-cell>
        </table:table-row>
        <table:table-row table:style-name="ro1">
          <table:table-cell office:value-type="string">
            <text:p>2QC8P9Y38TWWCRRX189M8JTAIX1ZI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W9GYQ4J3NABLK3RMPFY6IT1ZYFCPZ</text:p>
          </table:table-cell>
          <table:table-cell office:value-type="string">
            <text:p>A1Q6SWDM7R58DU</text:p>
          </table:table-cell>
          <table:table-cell office:value-type="string">
            <text:p>Submitted</text:p>
          </table:table-cell>
          <table:table-cell office:value-type="string">
            <text:p>Thu Sep 13 05:24:41 GMT 2012</text:p>
          </table:table-cell>
          <table:table-cell office:value-type="string">
            <text:p>Thu Sep 13 05:25:59 GMT 2012</text:p>
          </table:table-cell>
          <table:table-cell office:value-type="string">
            <text:p>Wed Sep 19 22:25:59 PDT 2012</text:p>
          </table:table-cell>
          <table:table-cell table:number-columns-repeated="3"/>
          <table:table-cell office:value-type="string">
            <text:p>78</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Martin_Van_Buren_4:22.txt</text:p>
          </table:table-cell>
          <table:table-cell office:value-type="string">
            <text:p>The emigration of the Seminoles alone has been attended with serious difficulty and occasioned bloodshed, hostilities having been commenced by the Indians in Florida under the apprehension that they would be compelled by force to comply with their treaty stipulations. The execution of the treaty of Paynes Landing, signed in 1832, but not ratified until 1834, was postponed at the solicitation of the Indians until 1836, when they again renewed their agreement to remove peaceably to their new homes in the West. In the face of this solemn and renewed compact they broke their faith and commenced hostilities by the massacre of Major Dade&amp;apos;s command, the murder of their agent, General Thompson, and other acts of cruel treachery. When this alarming and unexpected intelligence reached the seat of Government, every effort appears to have been made to reenforce General Clinch, who commanded the troops then in Florida. General Eustis was dispatched with reenforcements from Charleston, troops were called out from Alabama, Tennessee, and Georgia, and General Scott was sent to take the command, with ample powers and ample means. At the first alarm General Gaines organized a force at New Orleans, and without waiting for orders landed in Florida, where he delivered over the troops he had brought with him to General Scott.&lt;br/&gt;&lt;br/&gt;Governor Call was subsequently appointed to conduct a summer campaign, and at the close of it was replaced by General Jesup. These events and changes took place under the Administration of my predecessor. Notwithstanding the exertions of the experienced officers who had command there for eighteen months, on entering upon the administration of the Government I found the Territory of Florida a prey to Indian atrocities. A strenuous effort was immediately made to bring those hostilities to a close, and the army under General Jesup was reenforced until it amounted to 10,000 men, and furnished with abundant supplies of every description. In this campaign a great number of the enemy were captured and destroyed, but the character of the contest only was changed. The Indians, having been defeated in every engagement, dispersed in small bands throughout the country and became an enterprising, formidable, and ruthless banditti. General Taylor, who succeeded General Jesup, used his best exertions to subdue them, and was seconded in his efforts by the officers under his command; but he too failed to protect the Territory from their depredations. By an act of signal and cruel treachery they broke the truce made with them by General MacGrab, who was sent from Washington for the purpose of carrying into effect the expressed wishes of Congress, and have continued their devastations ever since. General Armistead, who was in Florida when General Taylor left the army by permission, assumed the command, and after active summer operations was met by propositions for peace, and from the fortunate coincidence of the arrival in Florida at the same period of a delegation from the Seminoles who are happily settled west of the Mississippi and are now anxious to persuade their countrymen to join them there hopes were for some time entertained that the Indians might be induced to leave the Territory without further difficulty. These hopes have proved fallacious and hostilities have been renewed throughout the whole of the Territory. That this contest has endured so long is to be attributed to causes beyond the control of the Government. Experienced generals have had the command of the troops, officers and soldiers have alike distinguished themselves for their activity, patience, and enduring courage, the army has been constantly furnished with supplies of every description, and we must look for the causes which have so long procrastinated the issue of the contest in the vast extent of the theater of hostilities, the almost insurmountable obstacles presented by the nature of the country, the climate, and the wily character of the savages.&lt;br/&gt;&lt;br/&gt;</text:p>
          </table:table-cell>
          <table:table-cell office:value-type="string">
            <text:p>Militia</text:p>
          </table:table-cell>
          <table:table-cell office:value-type="string">
            <text:p>http://en.wikipedia.org/wiki/Militia</text:p>
          </table:table-cell>
          <table:table-cell office:value-type="string">
            <text:p>Spanish-Moro Conflict</text:p>
          </table:table-cell>
          <table:table-cell office:value-type="string">
            <text:p>http://en.wikipedia.org/wiki/Spanish-Moro_Conflict</text:p>
          </table:table-cell>
          <table:table-cell/>
          <table:table-cell office:value-type="string">
            <text:p>2</text:p>
          </table:table-cell>
          <table:table-cell table:number-columns-repeated="3"/>
          <table:table-cell table:formula="of:=CONCATENATE([.AB357];&quot;,&quot;;[.AC357];&quot;,&quot;; TEXT([.AK357];&quot;#&quot;))" office:value-type="string" office:string-value="LAU_ET_AL,EDA,2">
            <text:p>LAU_ET_AL,EDA,2</text:p>
          </table:table-cell>
        </table:table-row>
        <table:table-row table:style-name="ro1">
          <table:table-cell office:value-type="string">
            <text:p>2QC8P9Y38TWWCRRX189M8JTAIX1ZI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XXF3Q0JG5TY1W015LV9N9SSYW5EIQ</text:p>
          </table:table-cell>
          <table:table-cell office:value-type="string">
            <text:p>AAE9H4ZIKQS37</text:p>
          </table:table-cell>
          <table:table-cell office:value-type="string">
            <text:p>Submitted</text:p>
          </table:table-cell>
          <table:table-cell office:value-type="string">
            <text:p>Thu Sep 13 06:47:57 GMT 2012</text:p>
          </table:table-cell>
          <table:table-cell office:value-type="string">
            <text:p>Thu Sep 13 06:48:06 GMT 2012</text:p>
          </table:table-cell>
          <table:table-cell office:value-type="string">
            <text:p>Wed Sep 19 23:48:06 PDT 2012</text:p>
          </table:table-cell>
          <table:table-cell table:number-columns-repeated="3"/>
          <table:table-cell office:value-type="string">
            <text:p>9</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Martin_Van_Buren_4:22.txt</text:p>
          </table:table-cell>
          <table:table-cell office:value-type="string">
            <text:p>The emigration of the Seminoles alone has been attended with serious difficulty and occasioned bloodshed, hostilities having been commenced by the Indians in Florida under the apprehension that they would be compelled by force to comply with their treaty stipulations. The execution of the treaty of Paynes Landing, signed in 1832, but not ratified until 1834, was postponed at the solicitation of the Indians until 1836, when they again renewed their agreement to remove peaceably to their new homes in the West. In the face of this solemn and renewed compact they broke their faith and commenced hostilities by the massacre of Major Dade&amp;apos;s command, the murder of their agent, General Thompson, and other acts of cruel treachery. When this alarming and unexpected intelligence reached the seat of Government, every effort appears to have been made to reenforce General Clinch, who commanded the troops then in Florida. General Eustis was dispatched with reenforcements from Charleston, troops were called out from Alabama, Tennessee, and Georgia, and General Scott was sent to take the command, with ample powers and ample means. At the first alarm General Gaines organized a force at New Orleans, and without waiting for orders landed in Florida, where he delivered over the troops he had brought with him to General Scott.&lt;br/&gt;&lt;br/&gt;Governor Call was subsequently appointed to conduct a summer campaign, and at the close of it was replaced by General Jesup. These events and changes took place under the Administration of my predecessor. Notwithstanding the exertions of the experienced officers who had command there for eighteen months, on entering upon the administration of the Government I found the Territory of Florida a prey to Indian atrocities. A strenuous effort was immediately made to bring those hostilities to a close, and the army under General Jesup was reenforced until it amounted to 10,000 men, and furnished with abundant supplies of every description. In this campaign a great number of the enemy were captured and destroyed, but the character of the contest only was changed. The Indians, having been defeated in every engagement, dispersed in small bands throughout the country and became an enterprising, formidable, and ruthless banditti. General Taylor, who succeeded General Jesup, used his best exertions to subdue them, and was seconded in his efforts by the officers under his command; but he too failed to protect the Territory from their depredations. By an act of signal and cruel treachery they broke the truce made with them by General MacGrab, who was sent from Washington for the purpose of carrying into effect the expressed wishes of Congress, and have continued their devastations ever since. General Armistead, who was in Florida when General Taylor left the army by permission, assumed the command, and after active summer operations was met by propositions for peace, and from the fortunate coincidence of the arrival in Florida at the same period of a delegation from the Seminoles who are happily settled west of the Mississippi and are now anxious to persuade their countrymen to join them there hopes were for some time entertained that the Indians might be induced to leave the Territory without further difficulty. These hopes have proved fallacious and hostilities have been renewed throughout the whole of the Territory. That this contest has endured so long is to be attributed to causes beyond the control of the Government. Experienced generals have had the command of the troops, officers and soldiers have alike distinguished themselves for their activity, patience, and enduring courage, the army has been constantly furnished with supplies of every description, and we must look for the causes which have so long procrastinated the issue of the contest in the vast extent of the theater of hostilities, the almost insurmountable obstacles presented by the nature of the country, the climate, and the wily character of the savages.&lt;br/&gt;&lt;br/&gt;</text:p>
          </table:table-cell>
          <table:table-cell office:value-type="string">
            <text:p>Militia</text:p>
          </table:table-cell>
          <table:table-cell office:value-type="string">
            <text:p>http://en.wikipedia.org/wiki/Militia</text:p>
          </table:table-cell>
          <table:table-cell office:value-type="string">
            <text:p>Spanish-Moro Conflict</text:p>
          </table:table-cell>
          <table:table-cell office:value-type="string">
            <text:p>http://en.wikipedia.org/wiki/Spanish-Moro_Conflict</text:p>
          </table:table-cell>
          <table:table-cell/>
          <table:table-cell office:value-type="string">
            <text:p>2</text:p>
          </table:table-cell>
          <table:table-cell table:number-columns-repeated="3"/>
          <table:table-cell table:formula="of:=CONCATENATE([.AB358];&quot;,&quot;;[.AC358];&quot;,&quot;; TEXT([.AK358];&quot;#&quot;))" office:value-type="string" office:string-value="LAU_ET_AL,EDA,2">
            <text:p>LAU_ET_AL,EDA,2</text:p>
          </table:table-cell>
        </table:table-row>
        <table:table-row table:style-name="ro1">
          <table:table-cell office:value-type="string">
            <text:p>2M38I9NZW6HEEFCJB0N71869I4HWM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2LLB3L0FBJ9XXZOLTIE3E5RV65LXF</text:p>
          </table:table-cell>
          <table:table-cell office:value-type="string">
            <text:p>A746183X8258H</text:p>
          </table:table-cell>
          <table:table-cell office:value-type="string">
            <text:p>Submitted</text:p>
          </table:table-cell>
          <table:table-cell office:value-type="string">
            <text:p>Thu Sep 13 05:51:18 GMT 2012</text:p>
          </table:table-cell>
          <table:table-cell office:value-type="string">
            <text:p>Thu Sep 13 05:52:44 GMT 2012</text:p>
          </table:table-cell>
          <table:table-cell office:value-type="string">
            <text:p>Wed Sep 19 22:52:44 PDT 2012</text:p>
          </table:table-cell>
          <table:table-cell table:number-columns-repeated="3"/>
          <table:table-cell office:value-type="string">
            <text:p>8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Bill_Clinton_1:13.txt</text:p>
          </table:table-cell>
          <table:table-cell office:value-type="string">
            <text:p>Perhaps the most fundamental change the new direction I propose offers is its focus on the future and its investment which I seek in our children. Each day we delay really making a commitment to our children carries a dear cost. Half of the 2-year-olds in this country today don&amp;apos;t receive the immunizations they need against deadly diseases. Our plan will provide them for every eligible child. And we know now that we will save $10 later for every $1 we spend by eliminating preventable childhood diseases. That&amp;apos;s a good investment no matter how you measure it.&lt;br/&gt;&lt;br/&gt;I recommend that the women, infants, and children&amp;apos;s nutrition program be expanded so that every expectant mother who needs the help gets it. We all know that Head Start, a program that prepares children for school, is a success story. We all know that it saves money. But today it just reaches barely over one-third of all the eligible children. Under this plan, every eligible child will be able to get a head start. This is not just the right thing to do; it is the smart thing to do. For every dollar we invest today, we&amp;apos;ll save $3 tomorrow. We have to start thinking about tomorrow. I&amp;apos;ve heard that somewhere before. [Laughter]&lt;br/&gt;&lt;br/&gt;</text:p>
          </table:table-cell>
          <table:table-cell office:value-type="string">
            <text:p>Political positions of Hillary Rodham Clinton</text:p>
          </table:table-cell>
          <table:table-cell office:value-type="string">
            <text:p>http://en.wikipedia.org/wiki/Political_positions_of_Hillary_Rodham_Clinton</text:p>
          </table:table-cell>
          <table:table-cell office:value-type="string">
            <text:p>Child development</text:p>
          </table:table-cell>
          <table:table-cell office:value-type="string">
            <text:p>http://en.wikipedia.org/wiki/Child_development</text:p>
          </table:table-cell>
          <table:table-cell/>
          <table:table-cell office:value-type="string">
            <text:p>2</text:p>
          </table:table-cell>
          <table:table-cell table:number-columns-repeated="3"/>
          <table:table-cell table:formula="of:=CONCATENATE([.AB359];&quot;,&quot;;[.AC359];&quot;,&quot;; TEXT([.AK359];&quot;#&quot;))" office:value-type="string" office:string-value="LAU_ET_AL,EDA,2">
            <text:p>LAU_ET_AL,EDA,2</text:p>
          </table:table-cell>
        </table:table-row>
        <table:table-row table:style-name="ro1">
          <table:table-cell office:value-type="string">
            <text:p>2M38I9NZW6HEEFCJB0N71869I4HWM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49YW2GTP9RAM1T1TBX96SOFDFPOTJ</text:p>
          </table:table-cell>
          <table:table-cell office:value-type="string">
            <text:p>AS809NPDW8VZ0</text:p>
          </table:table-cell>
          <table:table-cell office:value-type="string">
            <text:p>Submitted</text:p>
          </table:table-cell>
          <table:table-cell office:value-type="string">
            <text:p>Thu Sep 13 06:26:27 GMT 2012</text:p>
          </table:table-cell>
          <table:table-cell office:value-type="string">
            <text:p>Thu Sep 13 06:27:26 GMT 2012</text:p>
          </table:table-cell>
          <table:table-cell office:value-type="string">
            <text:p>Wed Sep 19 23:27:26 PDT 2012</text:p>
          </table:table-cell>
          <table:table-cell table:number-columns-repeated="3"/>
          <table:table-cell office:value-type="string">
            <text:p>59</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Bill_Clinton_1:13.txt</text:p>
          </table:table-cell>
          <table:table-cell office:value-type="string">
            <text:p>Perhaps the most fundamental change the new direction I propose offers is its focus on the future and its investment which I seek in our children. Each day we delay really making a commitment to our children carries a dear cost. Half of the 2-year-olds in this country today don&amp;apos;t receive the immunizations they need against deadly diseases. Our plan will provide them for every eligible child. And we know now that we will save $10 later for every $1 we spend by eliminating preventable childhood diseases. That&amp;apos;s a good investment no matter how you measure it.&lt;br/&gt;&lt;br/&gt;I recommend that the women, infants, and children&amp;apos;s nutrition program be expanded so that every expectant mother who needs the help gets it. We all know that Head Start, a program that prepares children for school, is a success story. We all know that it saves money. But today it just reaches barely over one-third of all the eligible children. Under this plan, every eligible child will be able to get a head start. This is not just the right thing to do; it is the smart thing to do. For every dollar we invest today, we&amp;apos;ll save $3 tomorrow. We have to start thinking about tomorrow. I&amp;apos;ve heard that somewhere before. [Laughter]&lt;br/&gt;&lt;br/&gt;</text:p>
          </table:table-cell>
          <table:table-cell office:value-type="string">
            <text:p>Political positions of Hillary Rodham Clinton</text:p>
          </table:table-cell>
          <table:table-cell office:value-type="string">
            <text:p>http://en.wikipedia.org/wiki/Political_positions_of_Hillary_Rodham_Clinton</text:p>
          </table:table-cell>
          <table:table-cell office:value-type="string">
            <text:p>Child development</text:p>
          </table:table-cell>
          <table:table-cell office:value-type="string">
            <text:p>http://en.wikipedia.org/wiki/Child_development</text:p>
          </table:table-cell>
          <table:table-cell/>
          <table:table-cell office:value-type="string">
            <text:p>2</text:p>
          </table:table-cell>
          <table:table-cell table:number-columns-repeated="3"/>
          <table:table-cell table:formula="of:=CONCATENATE([.AB360];&quot;,&quot;;[.AC360];&quot;,&quot;; TEXT([.AK360];&quot;#&quot;))" office:value-type="string" office:string-value="LAU_ET_AL,EDA,2">
            <text:p>LAU_ET_AL,EDA,2</text:p>
          </table:table-cell>
        </table:table-row>
        <table:table-row table:style-name="ro1">
          <table:table-cell office:value-type="string">
            <text:p>2M38I9NZW6HEEFCJB0N71869I4HWM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OJ9Y8TNKIMZ7VTPMRJ2WM0PMAG9WB</text:p>
          </table:table-cell>
          <table:table-cell office:value-type="string">
            <text:p>A1XWMSFU4RHNK5</text:p>
          </table:table-cell>
          <table:table-cell office:value-type="string">
            <text:p>Submitted</text:p>
          </table:table-cell>
          <table:table-cell office:value-type="string">
            <text:p>Thu Sep 13 05:38:43 GMT 2012</text:p>
          </table:table-cell>
          <table:table-cell office:value-type="string">
            <text:p>Thu Sep 13 05:38:49 GMT 2012</text:p>
          </table:table-cell>
          <table:table-cell office:value-type="string">
            <text:p>Wed Sep 19 22:38:49 PDT 2012</text:p>
          </table:table-cell>
          <table:table-cell table:number-columns-repeated="3"/>
          <table:table-cell office:value-type="string">
            <text:p>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Bill_Clinton_1:13.txt</text:p>
          </table:table-cell>
          <table:table-cell office:value-type="string">
            <text:p>Perhaps the most fundamental change the new direction I propose offers is its focus on the future and its investment which I seek in our children. Each day we delay really making a commitment to our children carries a dear cost. Half of the 2-year-olds in this country today don&amp;apos;t receive the immunizations they need against deadly diseases. Our plan will provide them for every eligible child. And we know now that we will save $10 later for every $1 we spend by eliminating preventable childhood diseases. That&amp;apos;s a good investment no matter how you measure it.&lt;br/&gt;&lt;br/&gt;I recommend that the women, infants, and children&amp;apos;s nutrition program be expanded so that every expectant mother who needs the help gets it. We all know that Head Start, a program that prepares children for school, is a success story. We all know that it saves money. But today it just reaches barely over one-third of all the eligible children. Under this plan, every eligible child will be able to get a head start. This is not just the right thing to do; it is the smart thing to do. For every dollar we invest today, we&amp;apos;ll save $3 tomorrow. We have to start thinking about tomorrow. I&amp;apos;ve heard that somewhere before. [Laughter]&lt;br/&gt;&lt;br/&gt;</text:p>
          </table:table-cell>
          <table:table-cell office:value-type="string">
            <text:p>Political positions of Hillary Rodham Clinton</text:p>
          </table:table-cell>
          <table:table-cell office:value-type="string">
            <text:p>http://en.wikipedia.org/wiki/Political_positions_of_Hillary_Rodham_Clinton</text:p>
          </table:table-cell>
          <table:table-cell office:value-type="string">
            <text:p>Child development</text:p>
          </table:table-cell>
          <table:table-cell office:value-type="string">
            <text:p>http://en.wikipedia.org/wiki/Child_development</text:p>
          </table:table-cell>
          <table:table-cell/>
          <table:table-cell office:value-type="string">
            <text:p>2</text:p>
          </table:table-cell>
          <table:table-cell table:number-columns-repeated="3"/>
          <table:table-cell table:formula="of:=CONCATENATE([.AB361];&quot;,&quot;;[.AC361];&quot;,&quot;; TEXT([.AK361];&quot;#&quot;))" office:value-type="string" office:string-value="LAU_ET_AL,EDA,2">
            <text:p>LAU_ET_AL,EDA,2</text:p>
          </table:table-cell>
        </table:table-row>
        <table:table-row table:style-name="ro1">
          <table:table-cell office:value-type="string">
            <text:p>21MF0OHOVR14X68T9V02PECWCGT45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FKW6NG1FS3NDW7G5PSF7SZL8CXYKY</text:p>
          </table:table-cell>
          <table:table-cell office:value-type="string">
            <text:p>AAE9H4ZIKQS37</text:p>
          </table:table-cell>
          <table:table-cell office:value-type="string">
            <text:p>Submitted</text:p>
          </table:table-cell>
          <table:table-cell office:value-type="string">
            <text:p>Thu Sep 13 06:34:27 GMT 2012</text:p>
          </table:table-cell>
          <table:table-cell office:value-type="string">
            <text:p>Thu Sep 13 06:34:34 GMT 2012</text:p>
          </table:table-cell>
          <table:table-cell office:value-type="string">
            <text:p>Wed Sep 19 23:34:34 PDT 2012</text:p>
          </table:table-cell>
          <table:table-cell table:number-columns-repeated="3"/>
          <table:table-cell office:value-type="string">
            <text:p>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Harry_S._Truman_3:47.txt</text:p>
          </table:table-cell>
          <table:table-cell office:value-type="string">
            <text:p>I want to reaffirm my belief in the soundness and the promise of this proposal. When the European economy is strengthened, the product of its industry will be of benefit to many other areas of economic distress. The ability of free men to overcome hunger and despair will be a moral stimulus to the entire world.&lt;br/&gt;&lt;br/&gt;We intend to work also with other nations in achieving world economic recovery. We shall continue our cooperation with the nations of the Western Hemisphere. A special program of assistance to China, to provide urgent relief needs and to speed reconstruction, will be submitted to the Congress.&lt;br/&gt;&lt;br/&gt;</text:p>
          </table:table-cell>
          <table:table-cell office:value-type="string">
            <text:p>Palestine 194</text:p>
          </table:table-cell>
          <table:table-cell office:value-type="string">
            <text:p>http://en.wikipedia.org/wiki/Palestine_194</text:p>
          </table:table-cell>
          <table:table-cell office:value-type="string">
            <text:p>Assistance</text:p>
          </table:table-cell>
          <table:table-cell office:value-type="string">
            <text:p>http://en.wikipedia.org/wiki/Assistance</text:p>
          </table:table-cell>
          <table:table-cell/>
          <table:table-cell office:value-type="string">
            <text:p>2</text:p>
          </table:table-cell>
          <table:table-cell table:number-columns-repeated="3"/>
          <table:table-cell table:formula="of:=CONCATENATE([.AB362];&quot;,&quot;;[.AC362];&quot;,&quot;; TEXT([.AK362];&quot;#&quot;))" office:value-type="string" office:string-value="EDA,LAU_ET_AL,2">
            <text:p>EDA,LAU_ET_AL,2</text:p>
          </table:table-cell>
        </table:table-row>
        <table:table-row table:style-name="ro1">
          <table:table-cell office:value-type="string">
            <text:p>21MF0OHOVR14X68T9V02PECWCGT45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FTY7QEOZFYQ7A0X0WFF5RDSAXIFI7</text:p>
          </table:table-cell>
          <table:table-cell office:value-type="string">
            <text:p>A1UNZTSLGW77HK</text:p>
          </table:table-cell>
          <table:table-cell office:value-type="string">
            <text:p>Submitted</text:p>
          </table:table-cell>
          <table:table-cell office:value-type="string">
            <text:p>Thu Sep 13 06:36:23 GMT 2012</text:p>
          </table:table-cell>
          <table:table-cell office:value-type="string">
            <text:p>Thu Sep 13 06:36:42 GMT 2012</text:p>
          </table:table-cell>
          <table:table-cell office:value-type="string">
            <text:p>Wed Sep 19 23:36:42 PDT 2012</text:p>
          </table:table-cell>
          <table:table-cell table:number-columns-repeated="3"/>
          <table:table-cell office:value-type="string">
            <text:p>19</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Harry_S._Truman_3:47.txt</text:p>
          </table:table-cell>
          <table:table-cell office:value-type="string">
            <text:p>I want to reaffirm my belief in the soundness and the promise of this proposal. When the European economy is strengthened, the product of its industry will be of benefit to many other areas of economic distress. The ability of free men to overcome hunger and despair will be a moral stimulus to the entire world.&lt;br/&gt;&lt;br/&gt;We intend to work also with other nations in achieving world economic recovery. We shall continue our cooperation with the nations of the Western Hemisphere. A special program of assistance to China, to provide urgent relief needs and to speed reconstruction, will be submitted to the Congress.&lt;br/&gt;&lt;br/&gt;</text:p>
          </table:table-cell>
          <table:table-cell office:value-type="string">
            <text:p>Palestine 194</text:p>
          </table:table-cell>
          <table:table-cell office:value-type="string">
            <text:p>http://en.wikipedia.org/wiki/Palestine_194</text:p>
          </table:table-cell>
          <table:table-cell office:value-type="string">
            <text:p>Assistance</text:p>
          </table:table-cell>
          <table:table-cell office:value-type="string">
            <text:p>http://en.wikipedia.org/wiki/Assistance</text:p>
          </table:table-cell>
          <table:table-cell/>
          <table:table-cell office:value-type="string">
            <text:p>2</text:p>
          </table:table-cell>
          <table:table-cell table:number-columns-repeated="3"/>
          <table:table-cell table:formula="of:=CONCATENATE([.AB363];&quot;,&quot;;[.AC363];&quot;,&quot;; TEXT([.AK363];&quot;#&quot;))" office:value-type="string" office:string-value="EDA,LAU_ET_AL,2">
            <text:p>EDA,LAU_ET_AL,2</text:p>
          </table:table-cell>
        </table:table-row>
        <table:table-row table:style-name="ro1">
          <table:table-cell office:value-type="string">
            <text:p>21MF0OHOVR14X68T9V02PECWCGT45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OJILKH1Q6SV5H5DFWHUEL5OHAJ0J1</text:p>
          </table:table-cell>
          <table:table-cell office:value-type="string">
            <text:p>AS809NPDW8VZ0</text:p>
          </table:table-cell>
          <table:table-cell office:value-type="string">
            <text:p>Submitted</text:p>
          </table:table-cell>
          <table:table-cell office:value-type="string">
            <text:p>Thu Sep 13 06:32:44 GMT 2012</text:p>
          </table:table-cell>
          <table:table-cell office:value-type="string">
            <text:p>Thu Sep 13 06:33:40 GMT 2012</text:p>
          </table:table-cell>
          <table:table-cell office:value-type="string">
            <text:p>Wed Sep 19 23:33:40 PDT 2012</text:p>
          </table:table-cell>
          <table:table-cell table:number-columns-repeated="3"/>
          <table:table-cell office:value-type="string">
            <text:p>56</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Harry_S._Truman_3:47.txt</text:p>
          </table:table-cell>
          <table:table-cell office:value-type="string">
            <text:p>I want to reaffirm my belief in the soundness and the promise of this proposal. When the European economy is strengthened, the product of its industry will be of benefit to many other areas of economic distress. The ability of free men to overcome hunger and despair will be a moral stimulus to the entire world.&lt;br/&gt;&lt;br/&gt;We intend to work also with other nations in achieving world economic recovery. We shall continue our cooperation with the nations of the Western Hemisphere. A special program of assistance to China, to provide urgent relief needs and to speed reconstruction, will be submitted to the Congress.&lt;br/&gt;&lt;br/&gt;</text:p>
          </table:table-cell>
          <table:table-cell office:value-type="string">
            <text:p>Palestine 194</text:p>
          </table:table-cell>
          <table:table-cell office:value-type="string">
            <text:p>http://en.wikipedia.org/wiki/Palestine_194</text:p>
          </table:table-cell>
          <table:table-cell office:value-type="string">
            <text:p>Assistance</text:p>
          </table:table-cell>
          <table:table-cell office:value-type="string">
            <text:p>http://en.wikipedia.org/wiki/Assistance</text:p>
          </table:table-cell>
          <table:table-cell/>
          <table:table-cell office:value-type="string">
            <text:p>2</text:p>
          </table:table-cell>
          <table:table-cell table:number-columns-repeated="3"/>
          <table:table-cell table:formula="of:=CONCATENATE([.AB364];&quot;,&quot;;[.AC364];&quot;,&quot;; TEXT([.AK364];&quot;#&quot;))" office:value-type="string" office:string-value="EDA,LAU_ET_AL,2">
            <text:p>EDA,LAU_ET_AL,2</text:p>
          </table:table-cell>
        </table:table-row>
        <table:table-row table:style-name="ro1">
          <table:table-cell office:value-type="string">
            <text:p>2UZDM25L8I9NE5UML9XOM4QW933RH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F3MJTUHYW2G8YXWHHJ54M16FDZJOA</text:p>
          </table:table-cell>
          <table:table-cell office:value-type="string">
            <text:p>AAE9H4ZIKQS37</text:p>
          </table:table-cell>
          <table:table-cell office:value-type="string">
            <text:p>Submitted</text:p>
          </table:table-cell>
          <table:table-cell office:value-type="string">
            <text:p>Thu Sep 13 06:42:26 GMT 2012</text:p>
          </table:table-cell>
          <table:table-cell office:value-type="string">
            <text:p>Thu Sep 13 06:42:31 GMT 2012</text:p>
          </table:table-cell>
          <table:table-cell office:value-type="string">
            <text:p>Wed Sep 19 23:42:31 PDT 2012</text:p>
          </table:table-cell>
          <table:table-cell table:number-columns-repeated="3"/>
          <table:table-cell office:value-type="string">
            <text:p>5</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Richard_Nixon_5:20.txt</text:p>
          </table:table-cell>
          <table:table-cell office:value-type="string">
            <text:p>As we move toward the celebration 2 years from now of the 200th anniversary of this Nation&amp;apos;s independence, let us press vigorously on toward the goal I announced last November for Project Independence. Let this be our national goal: At the end of this decade, in the year 1980, the United States will not be dependent on any other country for the energy we need to provide our jobs, to heat our homes, and to keep our transportation moving.&lt;br/&gt;&lt;br/&gt;To indicate the size of the Government commitment, to spur energy research and development, we plan to spend $10 billion in Federal funds over the next 5 years. That is an enormous amount. But during the same 5 years, private enterprise will be investing as much as $200 billion-- and in 10 years, $500 billion--to develop the new resources, the new technology, the new capacity America will require for its energy needs in the 1980&amp;apos;s. That is just a measure of the magnitude of the project we are undertaking.&lt;br/&gt;&lt;br/&gt;</text:p>
          </table:table-cell>
          <table:table-cell office:value-type="string">
            <text:p>Sporting Love (film)</text:p>
          </table:table-cell>
          <table:table-cell office:value-type="string">
            <text:p>http://en.wikipedia.org/wiki/Sporting_Love_(film)</text:p>
          </table:table-cell>
          <table:table-cell office:value-type="string">
            <text:p>Tegucigalpa</text:p>
          </table:table-cell>
          <table:table-cell office:value-type="string">
            <text:p>http://en.wikipedia.org/wiki/Tegucigalpa</text:p>
          </table:table-cell>
          <table:table-cell/>
          <table:table-cell office:value-type="string">
            <text:p>2</text:p>
          </table:table-cell>
          <table:table-cell table:number-columns-repeated="3"/>
          <table:table-cell table:formula="of:=CONCATENATE([.AB365];&quot;,&quot;;[.AC365];&quot;,&quot;; TEXT([.AK365];&quot;#&quot;))" office:value-type="string" office:string-value="RANDOM,LAU_ET_AL,2">
            <text:p>RANDOM,LAU_ET_AL,2</text:p>
          </table:table-cell>
        </table:table-row>
        <table:table-row table:style-name="ro1">
          <table:table-cell office:value-type="string">
            <text:p>2UZDM25L8I9NE5UML9XOM4QW933RH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VSXULRGNTBJIVAI4F6PFN62QWI6SO</text:p>
          </table:table-cell>
          <table:table-cell office:value-type="string">
            <text:p>A997OZ3H2B3Q2</text:p>
          </table:table-cell>
          <table:table-cell office:value-type="string">
            <text:p>Submitted</text:p>
          </table:table-cell>
          <table:table-cell office:value-type="string">
            <text:p>Thu Sep 13 06:42:11 GMT 2012</text:p>
          </table:table-cell>
          <table:table-cell office:value-type="string">
            <text:p>Thu Sep 13 06:42:45 GMT 2012</text:p>
          </table:table-cell>
          <table:table-cell office:value-type="string">
            <text:p>Wed Sep 19 23:42:45 PDT 2012</text:p>
          </table:table-cell>
          <table:table-cell table:number-columns-repeated="3"/>
          <table:table-cell office:value-type="string">
            <text:p>34</text:p>
          </table:table-cell>
          <table:table-cell table:number-columns-repeated="2" office:value-type="string">
            <text:p>100% (93/93)</text:p>
          </table:table-cell>
          <table:table-cell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Richard_Nixon_5:20.txt</text:p>
          </table:table-cell>
          <table:table-cell office:value-type="string">
            <text:p>As we move toward the celebration 2 years from now of the 200th anniversary of this Nation&amp;apos;s independence, let us press vigorously on toward the goal I announced last November for Project Independence. Let this be our national goal: At the end of this decade, in the year 1980, the United States will not be dependent on any other country for the energy we need to provide our jobs, to heat our homes, and to keep our transportation moving.&lt;br/&gt;&lt;br/&gt;To indicate the size of the Government commitment, to spur energy research and development, we plan to spend $10 billion in Federal funds over the next 5 years. That is an enormous amount. But during the same 5 years, private enterprise will be investing as much as $200 billion-- and in 10 years, $500 billion--to develop the new resources, the new technology, the new capacity America will require for its energy needs in the 1980&amp;apos;s. That is just a measure of the magnitude of the project we are undertaking.&lt;br/&gt;&lt;br/&gt;</text:p>
          </table:table-cell>
          <table:table-cell office:value-type="string">
            <text:p>Sporting Love (film)</text:p>
          </table:table-cell>
          <table:table-cell office:value-type="string">
            <text:p>http://en.wikipedia.org/wiki/Sporting_Love_(film)</text:p>
          </table:table-cell>
          <table:table-cell office:value-type="string">
            <text:p>Tegucigalpa</text:p>
          </table:table-cell>
          <table:table-cell office:value-type="string">
            <text:p>http://en.wikipedia.org/wiki/Tegucigalpa</text:p>
          </table:table-cell>
          <table:table-cell/>
          <table:table-cell office:value-type="string">
            <text:p>2</text:p>
          </table:table-cell>
          <table:table-cell table:number-columns-repeated="3"/>
          <table:table-cell table:formula="of:=CONCATENATE([.AB366];&quot;,&quot;;[.AC366];&quot;,&quot;; TEXT([.AK366];&quot;#&quot;))" office:value-type="string" office:string-value="RANDOM,LAU_ET_AL,2">
            <text:p>RANDOM,LAU_ET_AL,2</text:p>
          </table:table-cell>
        </table:table-row>
        <table:table-row table:style-name="ro1">
          <table:table-cell office:value-type="string">
            <text:p>2UZDM25L8I9NE5UML9XOM4QW933RH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3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3 GMT 2012</text:p>
          </table:table-cell>
          <table:table-cell table:number-columns-repeated="2"/>
          <table:table-cell office:value-type="string">
            <text:p>2WS5BMJTUHYWHPHUG11705WM7L9HMH</text:p>
          </table:table-cell>
          <table:table-cell office:value-type="string">
            <text:p>A2DRU5JN0Y2J4A</text:p>
          </table:table-cell>
          <table:table-cell office:value-type="string">
            <text:p>Submitted</text:p>
          </table:table-cell>
          <table:table-cell office:value-type="string">
            <text:p>Thu Sep 13 05:25:19 GMT 2012</text:p>
          </table:table-cell>
          <table:table-cell office:value-type="string">
            <text:p>Thu Sep 13 05:26:28 GMT 2012</text:p>
          </table:table-cell>
          <table:table-cell office:value-type="string">
            <text:p>Wed Sep 19 22:26:28 PDT 2012</text:p>
          </table:table-cell>
          <table:table-cell table:number-columns-repeated="3"/>
          <table:table-cell office:value-type="string">
            <text:p>69</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Richard_Nixon_5:20.txt</text:p>
          </table:table-cell>
          <table:table-cell office:value-type="string">
            <text:p>As we move toward the celebration 2 years from now of the 200th anniversary of this Nation&amp;apos;s independence, let us press vigorously on toward the goal I announced last November for Project Independence. Let this be our national goal: At the end of this decade, in the year 1980, the United States will not be dependent on any other country for the energy we need to provide our jobs, to heat our homes, and to keep our transportation moving.&lt;br/&gt;&lt;br/&gt;To indicate the size of the Government commitment, to spur energy research and development, we plan to spend $10 billion in Federal funds over the next 5 years. That is an enormous amount. But during the same 5 years, private enterprise will be investing as much as $200 billion-- and in 10 years, $500 billion--to develop the new resources, the new technology, the new capacity America will require for its energy needs in the 1980&amp;apos;s. That is just a measure of the magnitude of the project we are undertaking.&lt;br/&gt;&lt;br/&gt;</text:p>
          </table:table-cell>
          <table:table-cell office:value-type="string">
            <text:p>Sporting Love (film)</text:p>
          </table:table-cell>
          <table:table-cell office:value-type="string">
            <text:p>http://en.wikipedia.org/wiki/Sporting_Love_(film)</text:p>
          </table:table-cell>
          <table:table-cell office:value-type="string">
            <text:p>Tegucigalpa</text:p>
          </table:table-cell>
          <table:table-cell office:value-type="string">
            <text:p>http://en.wikipedia.org/wiki/Tegucigalpa</text:p>
          </table:table-cell>
          <table:table-cell/>
          <table:table-cell office:value-type="string">
            <text:p>2</text:p>
          </table:table-cell>
          <table:table-cell table:number-columns-repeated="3"/>
          <table:table-cell table:formula="of:=CONCATENATE([.AB367];&quot;,&quot;;[.AC367];&quot;,&quot;; TEXT([.AK367];&quot;#&quot;))" office:value-type="string" office:string-value="RANDOM,LAU_ET_AL,2">
            <text:p>RANDOM,LAU_ET_AL,2</text:p>
          </table:table-cell>
        </table:table-row>
        <table:table-row table:style-name="ro1">
          <table:table-cell office:value-type="string">
            <text:p>2WQ06UFBNFSVV39KAJWS46NG3PNH3M</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4 GMT 2012</text:p>
          </table:table-cell>
          <table:table-cell table:number-columns-repeated="2"/>
          <table:table-cell office:value-type="string">
            <text:p>20NJ8EBDPGFLL40U390RVDWIUA2G1A</text:p>
          </table:table-cell>
          <table:table-cell office:value-type="string">
            <text:p>A2W2ZEI7WUASOW</text:p>
          </table:table-cell>
          <table:table-cell office:value-type="string">
            <text:p>Submitted</text:p>
          </table:table-cell>
          <table:table-cell office:value-type="string">
            <text:p>Thu Sep 13 05:28:51 GMT 2012</text:p>
          </table:table-cell>
          <table:table-cell office:value-type="string">
            <text:p>Thu Sep 13 05:28:59 GMT 2012</text:p>
          </table:table-cell>
          <table:table-cell office:value-type="string">
            <text:p>Wed Sep 19 22:28:59 PDT 2012</text:p>
          </table:table-cell>
          <table:table-cell table:number-columns-repeated="3"/>
          <table:table-cell office:value-type="string">
            <text:p>8</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Calvin_Coolidge_4:30.txt</text:p>
          </table:table-cell>
          <table:table-cell office:value-type="string">
            <text:p>BITUMINOUS COAL&lt;br/&gt;&lt;br/&gt;No progress appears to have been made within large areas of the bituminous coal industry toward creation of voluntary machinery by which greater assurance can be given to the public of peaceful adjustment of wage difficulties such as has been accomplished in the anthracite industry. This bituminous industry is one of primary necessity and bears a great responsibility to the Nation for continuity of supplies. As the wage agreements in the unionized section of the industry expire on April 1 next, and as conflicts may result which may imperil public interest, and have for many years often called for action of the Executive in protection of the public, I again recommend the passage of such legislation as will assist the Executive in dealing with such emergencies through a special temporary board of conciliation and mediation and through administrative agencies for the purpose of distribution of coal and protection of the consumers of coal from profiteering. At present the Executive is not only without authority to act but is actually prohibited by law from making any expenditure to meet the emergency of a coal famine.&lt;br/&gt;&lt;br/&gt;</text:p>
          </table:table-cell>
          <table:table-cell office:value-type="string">
            <text:p>Mediation</text:p>
          </table:table-cell>
          <table:table-cell office:value-type="string">
            <text:p>http://en.wikipedia.org/wiki/Mediation</text:p>
          </table:table-cell>
          <table:table-cell office:value-type="string">
            <text:p>Petre P. Carp</text:p>
          </table:table-cell>
          <table:table-cell office:value-type="string">
            <text:p>http://en.wikipedia.org/wiki/Petre_P._Carp</text:p>
          </table:table-cell>
          <table:table-cell/>
          <table:table-cell office:value-type="string">
            <text:p>1</text:p>
          </table:table-cell>
          <table:table-cell table:number-columns-repeated="3"/>
          <table:table-cell table:formula="of:=CONCATENATE([.AB368];&quot;,&quot;;[.AC368];&quot;,&quot;; TEXT([.AK368];&quot;#&quot;))" office:value-type="string" office:string-value="EDA,LAU_ET_AL,1">
            <text:p>EDA,LAU_ET_AL,1</text:p>
          </table:table-cell>
        </table:table-row>
        <table:table-row table:style-name="ro1">
          <table:table-cell office:value-type="string">
            <text:p>2WQ06UFBNFSVV39KAJWS46NG3PNH3M</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4 GMT 2012</text:p>
          </table:table-cell>
          <table:table-cell table:number-columns-repeated="2"/>
          <table:table-cell office:value-type="string">
            <text:p>2GPBAT2D5NQY2E38XAAGDTYMTR337S</text:p>
          </table:table-cell>
          <table:table-cell office:value-type="string">
            <text:p>A997OZ3H2B3Q2</text:p>
          </table:table-cell>
          <table:table-cell office:value-type="string">
            <text:p>Submitted</text:p>
          </table:table-cell>
          <table:table-cell office:value-type="string">
            <text:p>Thu Sep 13 06:30:19 GMT 2012</text:p>
          </table:table-cell>
          <table:table-cell office:value-type="string">
            <text:p>Thu Sep 13 06:31:00 GMT 2012</text:p>
          </table:table-cell>
          <table:table-cell office:value-type="string">
            <text:p>Wed Sep 19 23:31:00 PDT 2012</text:p>
          </table:table-cell>
          <table:table-cell table:number-columns-repeated="3"/>
          <table:table-cell office:value-type="string">
            <text:p>41</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Calvin_Coolidge_4:30.txt</text:p>
          </table:table-cell>
          <table:table-cell office:value-type="string">
            <text:p>BITUMINOUS COAL&lt;br/&gt;&lt;br/&gt;No progress appears to have been made within large areas of the bituminous coal industry toward creation of voluntary machinery by which greater assurance can be given to the public of peaceful adjustment of wage difficulties such as has been accomplished in the anthracite industry. This bituminous industry is one of primary necessity and bears a great responsibility to the Nation for continuity of supplies. As the wage agreements in the unionized section of the industry expire on April 1 next, and as conflicts may result which may imperil public interest, and have for many years often called for action of the Executive in protection of the public, I again recommend the passage of such legislation as will assist the Executive in dealing with such emergencies through a special temporary board of conciliation and mediation and through administrative agencies for the purpose of distribution of coal and protection of the consumers of coal from profiteering. At present the Executive is not only without authority to act but is actually prohibited by law from making any expenditure to meet the emergency of a coal famine.&lt;br/&gt;&lt;br/&gt;</text:p>
          </table:table-cell>
          <table:table-cell office:value-type="string">
            <text:p>Mediation</text:p>
          </table:table-cell>
          <table:table-cell office:value-type="string">
            <text:p>http://en.wikipedia.org/wiki/Mediation</text:p>
          </table:table-cell>
          <table:table-cell office:value-type="string">
            <text:p>Petre P. Carp</text:p>
          </table:table-cell>
          <table:table-cell office:value-type="string">
            <text:p>http://en.wikipedia.org/wiki/Petre_P._Carp</text:p>
          </table:table-cell>
          <table:table-cell/>
          <table:table-cell office:value-type="string">
            <text:p>1</text:p>
          </table:table-cell>
          <table:table-cell table:number-columns-repeated="3"/>
          <table:table-cell table:formula="of:=CONCATENATE([.AB369];&quot;,&quot;;[.AC369];&quot;,&quot;; TEXT([.AK369];&quot;#&quot;))" office:value-type="string" office:string-value="EDA,LAU_ET_AL,1">
            <text:p>EDA,LAU_ET_AL,1</text:p>
          </table:table-cell>
        </table:table-row>
        <table:table-row table:style-name="ro1">
          <table:table-cell office:value-type="string">
            <text:p>2WQ06UFBNFSVV39KAJWS46NG3PNH3M</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4 GMT 2012</text:p>
          </table:table-cell>
          <table:table-cell table:number-columns-repeated="2"/>
          <table:table-cell office:value-type="string">
            <text:p>2PVQ0JG5TYMNR5MGBJ690SSH3G4KGJ</text:p>
          </table:table-cell>
          <table:table-cell office:value-type="string">
            <text:p>A3E24869P0UAX8</text:p>
          </table:table-cell>
          <table:table-cell office:value-type="string">
            <text:p>Submitted</text:p>
          </table:table-cell>
          <table:table-cell office:value-type="string">
            <text:p>Thu Sep 13 05:54:23 GMT 2012</text:p>
          </table:table-cell>
          <table:table-cell office:value-type="string">
            <text:p>Thu Sep 13 05:54:43 GMT 2012</text:p>
          </table:table-cell>
          <table:table-cell office:value-type="string">
            <text:p>Wed Sep 19 22:54:43 PDT 2012</text:p>
          </table:table-cell>
          <table:table-cell table:number-columns-repeated="3"/>
          <table:table-cell office:value-type="string">
            <text:p>20</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Calvin_Coolidge_4:30.txt</text:p>
          </table:table-cell>
          <table:table-cell office:value-type="string">
            <text:p>BITUMINOUS COAL&lt;br/&gt;&lt;br/&gt;No progress appears to have been made within large areas of the bituminous coal industry toward creation of voluntary machinery by which greater assurance can be given to the public of peaceful adjustment of wage difficulties such as has been accomplished in the anthracite industry. This bituminous industry is one of primary necessity and bears a great responsibility to the Nation for continuity of supplies. As the wage agreements in the unionized section of the industry expire on April 1 next, and as conflicts may result which may imperil public interest, and have for many years often called for action of the Executive in protection of the public, I again recommend the passage of such legislation as will assist the Executive in dealing with such emergencies through a special temporary board of conciliation and mediation and through administrative agencies for the purpose of distribution of coal and protection of the consumers of coal from profiteering. At present the Executive is not only without authority to act but is actually prohibited by law from making any expenditure to meet the emergency of a coal famine.&lt;br/&gt;&lt;br/&gt;</text:p>
          </table:table-cell>
          <table:table-cell office:value-type="string">
            <text:p>Mediation</text:p>
          </table:table-cell>
          <table:table-cell office:value-type="string">
            <text:p>http://en.wikipedia.org/wiki/Mediation</text:p>
          </table:table-cell>
          <table:table-cell office:value-type="string">
            <text:p>Petre P. Carp</text:p>
          </table:table-cell>
          <table:table-cell office:value-type="string">
            <text:p>http://en.wikipedia.org/wiki/Petre_P._Carp</text:p>
          </table:table-cell>
          <table:table-cell/>
          <table:table-cell office:value-type="string">
            <text:p>1</text:p>
          </table:table-cell>
          <table:table-cell table:number-columns-repeated="3"/>
          <table:table-cell table:formula="of:=CONCATENATE([.AB370];&quot;,&quot;;[.AC370];&quot;,&quot;; TEXT([.AK370];&quot;#&quot;))" office:value-type="string" office:string-value="EDA,LAU_ET_AL,1">
            <text:p>EDA,LAU_ET_AL,1</text:p>
          </table:table-cell>
        </table:table-row>
        <table:table-row table:style-name="ro1">
          <table:table-cell office:value-type="string">
            <text:p>2T5HMVHVKCJ0GA87EEA7HKQW8B446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4 GMT 2012</text:p>
          </table:table-cell>
          <table:table-cell table:number-columns-repeated="2"/>
          <table:table-cell office:value-type="string">
            <text:p>29PR24SMEZZ21R8RUJL8X9Y3E832JN</text:p>
          </table:table-cell>
          <table:table-cell office:value-type="string">
            <text:p>A31ALYJKPKD09W</text:p>
          </table:table-cell>
          <table:table-cell office:value-type="string">
            <text:p>Submitted</text:p>
          </table:table-cell>
          <table:table-cell office:value-type="string">
            <text:p>Thu Sep 13 06:41:32 GMT 2012</text:p>
          </table:table-cell>
          <table:table-cell office:value-type="string">
            <text:p>Thu Sep 13 06:42:24 GMT 2012</text:p>
          </table:table-cell>
          <table:table-cell office:value-type="string">
            <text:p>Wed Sep 19 23:42:24 PDT 2012</text:p>
          </table:table-cell>
          <table:table-cell table:number-columns-repeated="3"/>
          <table:table-cell office:value-type="string">
            <text:p>52</text:p>
          </table:table-cell>
          <table:table-cell office:value-type="string">
            <text:p>100% (294/295)</text:p>
          </table:table-cell>
          <table:table-cell office:value-type="string">
            <text:p>100% (62/62)</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Ulysses_S._Grant_7:19.txt</text:p>
          </table:table-cell>
          <table:table-cell office:value-type="string">
            <text:p>The electric telegraph has become an essential and indispensable agent in the transmission of business and social messages. Its operation on land, and within the limit of particular states, is necessarily under the control of the jurisdiction within which it operates. The lines on the high seas, however, are not subject to the particular control of any one government.&lt;br/&gt;&lt;br/&gt;In 1869 a concession was granted by the French Government to a company which proposed to lay a cable from the shores of France to the United States. At that time there was a telegraphic connection between the United States and the continent of Europe (through the possessions of Great Britain at either end of the line), under the control of an association which had, at large outlay of capital and at great risk, demonstrated the practicability of maintaining such means of communication. The cost of correspondence by this agency was great, possibly not too large at the time for a proper remuneration for so hazardous and so costly an enterprise. It was, however, a heavy charge upon a means of communication which the progress in the social and commercial intercourse of the world found to be a necessity, and the obtaining of this French concession showed that other capital than that already invested was ready to enter into competition, with assurance of adequate return for their outlay. Impressed with the conviction that the interests, not only of the people of the United States, but of the world at large, demanded, or would demand, the multiplication of such means of communication between separated continents, I was desirous that the proposed connection should be made; but certain provisions of this concession were deemed by me to be objectionable, particularly one which gave for a long term of years the exclusive right of telegraphic communication by submarine cable between the shores of France and the United States. I could not concede that any power should claim the right to land a cable on the shores of the United States and at the same time deny to the United States, or to its citizens or grantees, an equal fight to land a cable on its shores. The right to control the conditions for the laying of a cable within the jurisdictional waters of the United States, to connect our shores with those of any foreign state, pertains exclusively to the Government of the United States, under such limitations and conditions as Congress may impose. In the absence of legislation by Congress I was unwilling, on the one hand, to yield to a foreign state the right to say that its grantees might land on our shores while it denied a similar right to our people to land on its shores, and, on the other hand, I was reluctant to deny to the great interests of the world and of civilization the facilities of such communication as were proposed. I therefore withheld any resistance to the landing of the cable on condition that the offensive monopoly feature of the concession be abandoned, and that the right of any cable which may be established by authority of this Government to land upon French territory and to connect with French land lines and enjoy all the necessary facilities or privileges incident to the use thereof upon as favorable terms as any other company be conceded. As the result thereof the company in question renounced the exclusive privilege, and the representative of France was informed that, understanding this relinquishment to be construed as granting the entire reciprocity and equal facilities which had been demanded, the opposition to the landing of the cable was withdrawn. The cable, under this French concession, was landed in the month of July, 1869, and has been an efficient and valuable agent of communication between this country and the other continent. It soon passed under the control, however, of those who had the management of the cable connecting Great Britain with this continent, and thus whatever benefit to the public might have ensued from competition between the two lines was lost, leaving only the greater facilities of an additional line and the additional security in case of accident to one of them. But these increased facilities and this additional security, together with the control of the combined capital of the two companies, gave also greater power to prevent the future construction of other lines and to limit the control of telegraphic communication between the two continents to those possessing the lines already laid. Within a few months past a cable has been laid, known as the United States Direct Cable Company, connecting the United States directly with Great Britain. As soon as this cable was reported to be laid and in working order the rates of the then existing consolidated companies were greatly reduced. Soon, however, a break was announced in this new cable, and immediately the rates of the other line, which had been reduced, were again raised. This cable being now repaired, the rates appear not to be reduced by either line from those formerly charged by the consolidated companies.&lt;br/&gt;&lt;br/&gt;</text:p>
          </table:table-cell>
          <table:table-cell office:value-type="string">
            <text:p>Treaty</text:p>
          </table:table-cell>
          <table:table-cell office:value-type="string">
            <text:p>http://en.wikipedia.org/wiki/Treaty</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table:table-cell office:value-type="string">
            <text:p>1</text:p>
          </table:table-cell>
          <table:table-cell table:number-columns-repeated="3"/>
          <table:table-cell table:formula="of:=CONCATENATE([.AB371];&quot;,&quot;;[.AC371];&quot;,&quot;; TEXT([.AK371];&quot;#&quot;))" office:value-type="string" office:string-value="LAU_ET_AL,EDA,1">
            <text:p>LAU_ET_AL,EDA,1</text:p>
          </table:table-cell>
        </table:table-row>
        <table:table-row table:style-name="ro1">
          <table:table-cell office:value-type="string">
            <text:p>2T5HMVHVKCJ0GA87EEA7HKQW8B446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4 GMT 2012</text:p>
          </table:table-cell>
          <table:table-cell table:number-columns-repeated="2"/>
          <table:table-cell office:value-type="string">
            <text:p>2IA9NZW6HEZ63NSV3HK8E9GUSH7OY8</text:p>
          </table:table-cell>
          <table:table-cell office:value-type="string">
            <text:p>AAE9H4ZIKQS37</text:p>
          </table:table-cell>
          <table:table-cell office:value-type="string">
            <text:p>Submitted</text:p>
          </table:table-cell>
          <table:table-cell office:value-type="string">
            <text:p>Thu Sep 13 06:26:49 GMT 2012</text:p>
          </table:table-cell>
          <table:table-cell office:value-type="string">
            <text:p>Thu Sep 13 06:27:01 GMT 2012</text:p>
          </table:table-cell>
          <table:table-cell office:value-type="string">
            <text:p>Wed Sep 19 23:27:01 PDT 2012</text:p>
          </table:table-cell>
          <table:table-cell table:number-columns-repeated="3"/>
          <table:table-cell office:value-type="string">
            <text:p>12</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Ulysses_S._Grant_7:19.txt</text:p>
          </table:table-cell>
          <table:table-cell office:value-type="string">
            <text:p>The electric telegraph has become an essential and indispensable agent in the transmission of business and social messages. Its operation on land, and within the limit of particular states, is necessarily under the control of the jurisdiction within which it operates. The lines on the high seas, however, are not subject to the particular control of any one government.&lt;br/&gt;&lt;br/&gt;In 1869 a concession was granted by the French Government to a company which proposed to lay a cable from the shores of France to the United States. At that time there was a telegraphic connection between the United States and the continent of Europe (through the possessions of Great Britain at either end of the line), under the control of an association which had, at large outlay of capital and at great risk, demonstrated the practicability of maintaining such means of communication. The cost of correspondence by this agency was great, possibly not too large at the time for a proper remuneration for so hazardous and so costly an enterprise. It was, however, a heavy charge upon a means of communication which the progress in the social and commercial intercourse of the world found to be a necessity, and the obtaining of this French concession showed that other capital than that already invested was ready to enter into competition, with assurance of adequate return for their outlay. Impressed with the conviction that the interests, not only of the people of the United States, but of the world at large, demanded, or would demand, the multiplication of such means of communication between separated continents, I was desirous that the proposed connection should be made; but certain provisions of this concession were deemed by me to be objectionable, particularly one which gave for a long term of years the exclusive right of telegraphic communication by submarine cable between the shores of France and the United States. I could not concede that any power should claim the right to land a cable on the shores of the United States and at the same time deny to the United States, or to its citizens or grantees, an equal fight to land a cable on its shores. The right to control the conditions for the laying of a cable within the jurisdictional waters of the United States, to connect our shores with those of any foreign state, pertains exclusively to the Government of the United States, under such limitations and conditions as Congress may impose. In the absence of legislation by Congress I was unwilling, on the one hand, to yield to a foreign state the right to say that its grantees might land on our shores while it denied a similar right to our people to land on its shores, and, on the other hand, I was reluctant to deny to the great interests of the world and of civilization the facilities of such communication as were proposed. I therefore withheld any resistance to the landing of the cable on condition that the offensive monopoly feature of the concession be abandoned, and that the right of any cable which may be established by authority of this Government to land upon French territory and to connect with French land lines and enjoy all the necessary facilities or privileges incident to the use thereof upon as favorable terms as any other company be conceded. As the result thereof the company in question renounced the exclusive privilege, and the representative of France was informed that, understanding this relinquishment to be construed as granting the entire reciprocity and equal facilities which had been demanded, the opposition to the landing of the cable was withdrawn. The cable, under this French concession, was landed in the month of July, 1869, and has been an efficient and valuable agent of communication between this country and the other continent. It soon passed under the control, however, of those who had the management of the cable connecting Great Britain with this continent, and thus whatever benefit to the public might have ensued from competition between the two lines was lost, leaving only the greater facilities of an additional line and the additional security in case of accident to one of them. But these increased facilities and this additional security, together with the control of the combined capital of the two companies, gave also greater power to prevent the future construction of other lines and to limit the control of telegraphic communication between the two continents to those possessing the lines already laid. Within a few months past a cable has been laid, known as the United States Direct Cable Company, connecting the United States directly with Great Britain. As soon as this cable was reported to be laid and in working order the rates of the then existing consolidated companies were greatly reduced. Soon, however, a break was announced in this new cable, and immediately the rates of the other line, which had been reduced, were again raised. This cable being now repaired, the rates appear not to be reduced by either line from those formerly charged by the consolidated companies.&lt;br/&gt;&lt;br/&gt;</text:p>
          </table:table-cell>
          <table:table-cell office:value-type="string">
            <text:p>Treaty</text:p>
          </table:table-cell>
          <table:table-cell office:value-type="string">
            <text:p>http://en.wikipedia.org/wiki/Treaty</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table:table-cell office:value-type="string">
            <text:p>1</text:p>
          </table:table-cell>
          <table:table-cell table:number-columns-repeated="3"/>
          <table:table-cell table:formula="of:=CONCATENATE([.AB372];&quot;,&quot;;[.AC372];&quot;,&quot;; TEXT([.AK372];&quot;#&quot;))" office:value-type="string" office:string-value="LAU_ET_AL,EDA,1">
            <text:p>LAU_ET_AL,EDA,1</text:p>
          </table:table-cell>
        </table:table-row>
        <table:table-row table:style-name="ro1">
          <table:table-cell office:value-type="string">
            <text:p>2T5HMVHVKCJ0GA87EEA7HKQW8B446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4 GMT 2012</text:p>
          </table:table-cell>
          <table:table-cell table:number-columns-repeated="2"/>
          <table:table-cell office:value-type="string">
            <text:p>2Y9OVR14IXKOHUX7OO3WI6X343E89W</text:p>
          </table:table-cell>
          <table:table-cell office:value-type="string">
            <text:p>A997OZ3H2B3Q2</text:p>
          </table:table-cell>
          <table:table-cell office:value-type="string">
            <text:p>Submitted</text:p>
          </table:table-cell>
          <table:table-cell office:value-type="string">
            <text:p>Thu Sep 13 05:36:20 GMT 2012</text:p>
          </table:table-cell>
          <table:table-cell office:value-type="string">
            <text:p>Thu Sep 13 05:36:35 GMT 2012</text:p>
          </table:table-cell>
          <table:table-cell office:value-type="string">
            <text:p>Wed Sep 19 22:36:35 PDT 2012</text:p>
          </table:table-cell>
          <table:table-cell table:number-columns-repeated="3"/>
          <table:table-cell office:value-type="string">
            <text:p>15</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Ulysses_S._Grant_7:19.txt</text:p>
          </table:table-cell>
          <table:table-cell office:value-type="string">
            <text:p>The electric telegraph has become an essential and indispensable agent in the transmission of business and social messages. Its operation on land, and within the limit of particular states, is necessarily under the control of the jurisdiction within which it operates. The lines on the high seas, however, are not subject to the particular control of any one government.&lt;br/&gt;&lt;br/&gt;In 1869 a concession was granted by the French Government to a company which proposed to lay a cable from the shores of France to the United States. At that time there was a telegraphic connection between the United States and the continent of Europe (through the possessions of Great Britain at either end of the line), under the control of an association which had, at large outlay of capital and at great risk, demonstrated the practicability of maintaining such means of communication. The cost of correspondence by this agency was great, possibly not too large at the time for a proper remuneration for so hazardous and so costly an enterprise. It was, however, a heavy charge upon a means of communication which the progress in the social and commercial intercourse of the world found to be a necessity, and the obtaining of this French concession showed that other capital than that already invested was ready to enter into competition, with assurance of adequate return for their outlay. Impressed with the conviction that the interests, not only of the people of the United States, but of the world at large, demanded, or would demand, the multiplication of such means of communication between separated continents, I was desirous that the proposed connection should be made; but certain provisions of this concession were deemed by me to be objectionable, particularly one which gave for a long term of years the exclusive right of telegraphic communication by submarine cable between the shores of France and the United States. I could not concede that any power should claim the right to land a cable on the shores of the United States and at the same time deny to the United States, or to its citizens or grantees, an equal fight to land a cable on its shores. The right to control the conditions for the laying of a cable within the jurisdictional waters of the United States, to connect our shores with those of any foreign state, pertains exclusively to the Government of the United States, under such limitations and conditions as Congress may impose. In the absence of legislation by Congress I was unwilling, on the one hand, to yield to a foreign state the right to say that its grantees might land on our shores while it denied a similar right to our people to land on its shores, and, on the other hand, I was reluctant to deny to the great interests of the world and of civilization the facilities of such communication as were proposed. I therefore withheld any resistance to the landing of the cable on condition that the offensive monopoly feature of the concession be abandoned, and that the right of any cable which may be established by authority of this Government to land upon French territory and to connect with French land lines and enjoy all the necessary facilities or privileges incident to the use thereof upon as favorable terms as any other company be conceded. As the result thereof the company in question renounced the exclusive privilege, and the representative of France was informed that, understanding this relinquishment to be construed as granting the entire reciprocity and equal facilities which had been demanded, the opposition to the landing of the cable was withdrawn. The cable, under this French concession, was landed in the month of July, 1869, and has been an efficient and valuable agent of communication between this country and the other continent. It soon passed under the control, however, of those who had the management of the cable connecting Great Britain with this continent, and thus whatever benefit to the public might have ensued from competition between the two lines was lost, leaving only the greater facilities of an additional line and the additional security in case of accident to one of them. But these increased facilities and this additional security, together with the control of the combined capital of the two companies, gave also greater power to prevent the future construction of other lines and to limit the control of telegraphic communication between the two continents to those possessing the lines already laid. Within a few months past a cable has been laid, known as the United States Direct Cable Company, connecting the United States directly with Great Britain. As soon as this cable was reported to be laid and in working order the rates of the then existing consolidated companies were greatly reduced. Soon, however, a break was announced in this new cable, and immediately the rates of the other line, which had been reduced, were again raised. This cable being now repaired, the rates appear not to be reduced by either line from those formerly charged by the consolidated companies.&lt;br/&gt;&lt;br/&gt;</text:p>
          </table:table-cell>
          <table:table-cell office:value-type="string">
            <text:p>Treaty</text:p>
          </table:table-cell>
          <table:table-cell office:value-type="string">
            <text:p>http://en.wikipedia.org/wiki/Treaty</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table:table-cell office:value-type="string">
            <text:p>1</text:p>
          </table:table-cell>
          <table:table-cell table:number-columns-repeated="3"/>
          <table:table-cell table:formula="of:=CONCATENATE([.AB373];&quot;,&quot;;[.AC373];&quot;,&quot;; TEXT([.AK373];&quot;#&quot;))" office:value-type="string" office:string-value="LAU_ET_AL,EDA,1">
            <text:p>LAU_ET_AL,EDA,1</text:p>
          </table:table-cell>
        </table:table-row>
        <table:table-row table:style-name="ro1">
          <table:table-cell office:value-type="string">
            <text:p>2YZRRLFQ0ONNA056RRF9MGRB9GIRI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4 GMT 2012</text:p>
          </table:table-cell>
          <table:table-cell table:number-columns-repeated="2"/>
          <table:table-cell office:value-type="string">
            <text:p>2K22SEIUUU003Z8PHE9I08S20HARRG</text:p>
          </table:table-cell>
          <table:table-cell office:value-type="string">
            <text:p>A997OZ3H2B3Q2</text:p>
          </table:table-cell>
          <table:table-cell office:value-type="string">
            <text:p>Submitted</text:p>
          </table:table-cell>
          <table:table-cell office:value-type="string">
            <text:p>Thu Sep 13 06:02:12 GMT 2012</text:p>
          </table:table-cell>
          <table:table-cell office:value-type="string">
            <text:p>Thu Sep 13 06:02:25 GMT 2012</text:p>
          </table:table-cell>
          <table:table-cell office:value-type="string">
            <text:p>Wed Sep 19 23:02:25 PDT 2012</text:p>
          </table:table-cell>
          <table:table-cell table:number-columns-repeated="3"/>
          <table:table-cell office:value-type="string">
            <text:p>13</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arry_S._Truman_1:177.txt</text:p>
          </table:table-cell>
          <table:table-cell office:value-type="string">
            <text:p>The largest increase in private activities has occurred in business investments, which include residential and other construction, producers&amp;apos; durable equipment, accumulation of inventories, and net exports. Under conditions of global war, expenditures for private construction and equipment were held to a minimum and inventories were depleted. With the beginning of reconversion these developments have been reversed. Residential construction and outlays for plant and equipment are on the increase; inventories, too, are being replenished. International transactions (excluding lend-lease and international relief which are included under war expenditures) showed an import surplus under conditions of global war. In the past 3 months private exports have been slightly in excess of imports, for the first time since 1941.&lt;br/&gt;&lt;br/&gt;Consumers&amp;apos; budgets show a significant change. On the income side, their total has declined but little because the reduction in &amp;quot;take-home&amp;quot; pay of war workers is, to a large extent, offset for the time being by the mustering-out payments received by war veterans and by unemployment compensation received by the unemployed. On the expenditure side, however, consumers&amp;apos; budgets, restricted during the war, have in creased substantially as a result of the fact that scarce goods are beginning to appear on the market and wartime restraints are disappearing. Thus, consumers&amp;apos; current savings are declining substantially from the extraordinarily high wartime rate and some wartime savings are beginning to be used for long-delayed purchases.&lt;br/&gt;&lt;br/&gt;</text:p>
          </table:table-cell>
          <table:table-cell office:value-type="string">
            <text:p>Dollars</text:p>
          </table:table-cell>
          <table:table-cell office:value-type="string">
            <text:p>http://en.wikipedia.org/wiki/Dollars</text:p>
          </table:table-cell>
          <table:table-cell office:value-type="string">
            <text:p>Economic democracy</text:p>
          </table:table-cell>
          <table:table-cell office:value-type="string">
            <text:p>http://en.wikipedia.org/wiki/Economic_democracy</text:p>
          </table:table-cell>
          <table:table-cell/>
          <table:table-cell office:value-type="string">
            <text:p>2</text:p>
          </table:table-cell>
          <table:table-cell table:number-columns-repeated="3"/>
          <table:table-cell table:formula="of:=CONCATENATE([.AB374];&quot;,&quot;;[.AC374];&quot;,&quot;; TEXT([.AK374];&quot;#&quot;))" office:value-type="string" office:string-value="LAU_ET_AL,EDA,2">
            <text:p>LAU_ET_AL,EDA,2</text:p>
          </table:table-cell>
        </table:table-row>
        <table:table-row table:style-name="ro1">
          <table:table-cell office:value-type="string">
            <text:p>2YZRRLFQ0ONNA056RRF9MGRB9GIRI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4 GMT 2012</text:p>
          </table:table-cell>
          <table:table-cell table:number-columns-repeated="2"/>
          <table:table-cell office:value-type="string">
            <text:p>2MB011K274J7OTE1DBZNC6UXLRLECO</text:p>
          </table:table-cell>
          <table:table-cell office:value-type="string">
            <text:p>A31ALYJKPKD09W</text:p>
          </table:table-cell>
          <table:table-cell office:value-type="string">
            <text:p>Submitted</text:p>
          </table:table-cell>
          <table:table-cell office:value-type="string">
            <text:p>Thu Sep 13 06:47:36 GMT 2012</text:p>
          </table:table-cell>
          <table:table-cell office:value-type="string">
            <text:p>Thu Sep 13 06:47:45 GMT 2012</text:p>
          </table:table-cell>
          <table:table-cell office:value-type="string">
            <text:p>Wed Sep 19 23:47:45 PDT 2012</text:p>
          </table:table-cell>
          <table:table-cell table:number-columns-repeated="3"/>
          <table:table-cell office:value-type="string">
            <text:p>9</text:p>
          </table:table-cell>
          <table:table-cell office:value-type="string">
            <text:p>100% (294/295)</text:p>
          </table:table-cell>
          <table:table-cell office:value-type="string">
            <text:p>100% (62/62)</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arry_S._Truman_1:177.txt</text:p>
          </table:table-cell>
          <table:table-cell office:value-type="string">
            <text:p>The largest increase in private activities has occurred in business investments, which include residential and other construction, producers&amp;apos; durable equipment, accumulation of inventories, and net exports. Under conditions of global war, expenditures for private construction and equipment were held to a minimum and inventories were depleted. With the beginning of reconversion these developments have been reversed. Residential construction and outlays for plant and equipment are on the increase; inventories, too, are being replenished. International transactions (excluding lend-lease and international relief which are included under war expenditures) showed an import surplus under conditions of global war. In the past 3 months private exports have been slightly in excess of imports, for the first time since 1941.&lt;br/&gt;&lt;br/&gt;Consumers&amp;apos; budgets show a significant change. On the income side, their total has declined but little because the reduction in &amp;quot;take-home&amp;quot; pay of war workers is, to a large extent, offset for the time being by the mustering-out payments received by war veterans and by unemployment compensation received by the unemployed. On the expenditure side, however, consumers&amp;apos; budgets, restricted during the war, have in creased substantially as a result of the fact that scarce goods are beginning to appear on the market and wartime restraints are disappearing. Thus, consumers&amp;apos; current savings are declining substantially from the extraordinarily high wartime rate and some wartime savings are beginning to be used for long-delayed purchases.&lt;br/&gt;&lt;br/&gt;</text:p>
          </table:table-cell>
          <table:table-cell office:value-type="string">
            <text:p>Dollars</text:p>
          </table:table-cell>
          <table:table-cell office:value-type="string">
            <text:p>http://en.wikipedia.org/wiki/Dollars</text:p>
          </table:table-cell>
          <table:table-cell office:value-type="string">
            <text:p>Economic democracy</text:p>
          </table:table-cell>
          <table:table-cell office:value-type="string">
            <text:p>http://en.wikipedia.org/wiki/Economic_democracy</text:p>
          </table:table-cell>
          <table:table-cell/>
          <table:table-cell office:value-type="string">
            <text:p>2</text:p>
          </table:table-cell>
          <table:table-cell table:number-columns-repeated="3"/>
          <table:table-cell table:formula="of:=CONCATENATE([.AB375];&quot;,&quot;;[.AC375];&quot;,&quot;; TEXT([.AK375];&quot;#&quot;))" office:value-type="string" office:string-value="LAU_ET_AL,EDA,2">
            <text:p>LAU_ET_AL,EDA,2</text:p>
          </table:table-cell>
        </table:table-row>
        <table:table-row table:style-name="ro1">
          <table:table-cell office:value-type="string">
            <text:p>2YZRRLFQ0ONNA056RRF9MGRB9GIRI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4 GMT 2012</text:p>
          </table:table-cell>
          <table:table-cell table:number-columns-repeated="2"/>
          <table:table-cell office:value-type="string">
            <text:p>2RNWAVKI62NJ5BPC9909YH6BQ0KJRK</text:p>
          </table:table-cell>
          <table:table-cell office:value-type="string">
            <text:p>AAE9H4ZIKQS37</text:p>
          </table:table-cell>
          <table:table-cell office:value-type="string">
            <text:p>Submitted</text:p>
          </table:table-cell>
          <table:table-cell office:value-type="string">
            <text:p>Thu Sep 13 06:49:46 GMT 2012</text:p>
          </table:table-cell>
          <table:table-cell office:value-type="string">
            <text:p>Thu Sep 13 06:49:54 GMT 2012</text:p>
          </table:table-cell>
          <table:table-cell office:value-type="string">
            <text:p>Wed Sep 19 23:49:54 PDT 2012</text:p>
          </table:table-cell>
          <table:table-cell table:number-columns-repeated="3"/>
          <table:table-cell office:value-type="string">
            <text:p>8</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arry_S._Truman_1:177.txt</text:p>
          </table:table-cell>
          <table:table-cell office:value-type="string">
            <text:p>The largest increase in private activities has occurred in business investments, which include residential and other construction, producers&amp;apos; durable equipment, accumulation of inventories, and net exports. Under conditions of global war, expenditures for private construction and equipment were held to a minimum and inventories were depleted. With the beginning of reconversion these developments have been reversed. Residential construction and outlays for plant and equipment are on the increase; inventories, too, are being replenished. International transactions (excluding lend-lease and international relief which are included under war expenditures) showed an import surplus under conditions of global war. In the past 3 months private exports have been slightly in excess of imports, for the first time since 1941.&lt;br/&gt;&lt;br/&gt;Consumers&amp;apos; budgets show a significant change. On the income side, their total has declined but little because the reduction in &amp;quot;take-home&amp;quot; pay of war workers is, to a large extent, offset for the time being by the mustering-out payments received by war veterans and by unemployment compensation received by the unemployed. On the expenditure side, however, consumers&amp;apos; budgets, restricted during the war, have in creased substantially as a result of the fact that scarce goods are beginning to appear on the market and wartime restraints are disappearing. Thus, consumers&amp;apos; current savings are declining substantially from the extraordinarily high wartime rate and some wartime savings are beginning to be used for long-delayed purchases.&lt;br/&gt;&lt;br/&gt;</text:p>
          </table:table-cell>
          <table:table-cell office:value-type="string">
            <text:p>Dollars</text:p>
          </table:table-cell>
          <table:table-cell office:value-type="string">
            <text:p>http://en.wikipedia.org/wiki/Dollars</text:p>
          </table:table-cell>
          <table:table-cell office:value-type="string">
            <text:p>Economic democracy</text:p>
          </table:table-cell>
          <table:table-cell office:value-type="string">
            <text:p>http://en.wikipedia.org/wiki/Economic_democracy</text:p>
          </table:table-cell>
          <table:table-cell/>
          <table:table-cell office:value-type="string">
            <text:p>2</text:p>
          </table:table-cell>
          <table:table-cell table:number-columns-repeated="3"/>
          <table:table-cell table:formula="of:=CONCATENATE([.AB376];&quot;,&quot;;[.AC376];&quot;,&quot;; TEXT([.AK376];&quot;#&quot;))" office:value-type="string" office:string-value="LAU_ET_AL,EDA,2">
            <text:p>LAU_ET_AL,EDA,2</text:p>
          </table:table-cell>
        </table:table-row>
        <table:table-row table:style-name="ro1">
          <table:table-cell office:value-type="string">
            <text:p>29WIUUU00OQKZJSNP2ZSAU26AA9UU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4 GMT 2012</text:p>
          </table:table-cell>
          <table:table-cell table:number-columns-repeated="2"/>
          <table:table-cell office:value-type="string">
            <text:p>22HW1INMHGYQJSRSHLXBNMFFUD66J9</text:p>
          </table:table-cell>
          <table:table-cell office:value-type="string">
            <text:p>A997OZ3H2B3Q2</text:p>
          </table:table-cell>
          <table:table-cell office:value-type="string">
            <text:p>Submitted</text:p>
          </table:table-cell>
          <table:table-cell office:value-type="string">
            <text:p>Thu Sep 13 06:47:37 GMT 2012</text:p>
          </table:table-cell>
          <table:table-cell office:value-type="string">
            <text:p>Thu Sep 13 06:48:01 GMT 2012</text:p>
          </table:table-cell>
          <table:table-cell office:value-type="string">
            <text:p>Wed Sep 19 23:48:01 PDT 2012</text:p>
          </table:table-cell>
          <table:table-cell table:number-columns-repeated="3"/>
          <table:table-cell office:value-type="string">
            <text:p>24</text:p>
          </table:table-cell>
          <table:table-cell table:number-columns-repeated="2" office:value-type="string">
            <text:p>100% (93/93)</text:p>
          </table:table-cell>
          <table:table-cell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Thomas_Jefferson_8:5.txt</text:p>
          </table:table-cell>
          <table:table-cell office:value-type="string">
            <text:p>With our Indian neighbors the public peace has been steadily maintained. Some instances of individual wrong have, as at other times, taken place, but in no wise implicating the will of the nation. Beyond the Mississippi the Ioways, the Sacs and the Alabamas have delivered up for trial and punishment individuals from among themselves accused of murdering citizens of the United States. On this side of the Mississippi the Creeks are exerting themselves to arrest offenders of the same kind, and the Choctaws have manifested their readiness and desire for amicable and just arrangements respecting depredations committed by disorderly persons of their tribe. And, generally, from a conviction that we consider them as a part of ourselves, and cherish with sincerity their rights and interests, the attachment of the Indian tribes is gaining strength daily - is extending from the nearer to the more remote, and will amply requite us for the justice and friendship practiced toward them. Husbandry and household manufacture are advancing among them more rapidly with the Southern than Northern tribes, from circumstances of soil and climate, and one of the two great divisions of the Cherokee Nation have now under consideration to solicit the citizenship of the United States, and to be identified with us in laws and government in such progressive manner as we shall think best.&lt;br/&gt;&lt;br/&gt;In consequence of the appropriations of the last session of Congress for the security of our sea port towns and harbors, such works of defense have been erected as seemed to be called for by the situation of the several places, their relative importance, and the scale of expense indicated by the amount of the appropriation. These works will chiefly be finished in the course of the present season, except at New York and New Orleans, where most was to be done; and although a great proportion of the last appropriation has been expended on the former place, yet some further views will be submitted to Congress for rendering its security entirely adequate against naval enterprise. A view of what has been done at the several places, and of what is proposed to be done, shall be communicated as soon as the several reports are received.&lt;br/&gt;&lt;br/&gt;</text:p>
          </table:table-cell>
          <table:table-cell office:value-type="string">
            <text:p>7th Regiment of the New York Militia</text:p>
          </table:table-cell>
          <table:table-cell office:value-type="string">
            <text:p>http://en.wikipedia.org/wiki/7th_Regiment_of_the_New_York_Militia</text:p>
          </table:table-cell>
          <table:table-cell office:value-type="string">
            <text:p>Choctaw</text:p>
          </table:table-cell>
          <table:table-cell office:value-type="string">
            <text:p>http://en.wikipedia.org/wiki/Choctaw</text:p>
          </table:table-cell>
          <table:table-cell/>
          <table:table-cell office:value-type="string">
            <text:p>2</text:p>
          </table:table-cell>
          <table:table-cell table:number-columns-repeated="3"/>
          <table:table-cell table:formula="of:=CONCATENATE([.AB377];&quot;,&quot;;[.AC377];&quot;,&quot;; TEXT([.AK377];&quot;#&quot;))" office:value-type="string" office:string-value="RANDOM,EDA,2">
            <text:p>RANDOM,EDA,2</text:p>
          </table:table-cell>
        </table:table-row>
        <table:table-row table:style-name="ro1">
          <table:table-cell office:value-type="string">
            <text:p>29WIUUU00OQKZJSNP2ZSAU26AA9UU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4 GMT 2012</text:p>
          </table:table-cell>
          <table:table-cell table:number-columns-repeated="2"/>
          <table:table-cell office:value-type="string">
            <text:p>2UET6YTWX4H3WBDGBN09OI6IP6J2XC</text:p>
          </table:table-cell>
          <table:table-cell office:value-type="string">
            <text:p>A31ALYJKPKD09W</text:p>
          </table:table-cell>
          <table:table-cell office:value-type="string">
            <text:p>Submitted</text:p>
          </table:table-cell>
          <table:table-cell office:value-type="string">
            <text:p>Thu Sep 13 06:45:20 GMT 2012</text:p>
          </table:table-cell>
          <table:table-cell office:value-type="string">
            <text:p>Thu Sep 13 06:45:29 GMT 2012</text:p>
          </table:table-cell>
          <table:table-cell office:value-type="string">
            <text:p>Wed Sep 19 23:45:29 PDT 2012</text:p>
          </table:table-cell>
          <table:table-cell table:number-columns-repeated="3"/>
          <table:table-cell office:value-type="string">
            <text:p>9</text:p>
          </table:table-cell>
          <table:table-cell office:value-type="string">
            <text:p>100% (294/295)</text:p>
          </table:table-cell>
          <table:table-cell office:value-type="string">
            <text:p>100% (62/62)</text:p>
          </table:table-cell>
          <table:table-cell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Thomas_Jefferson_8:5.txt</text:p>
          </table:table-cell>
          <table:table-cell office:value-type="string">
            <text:p>With our Indian neighbors the public peace has been steadily maintained. Some instances of individual wrong have, as at other times, taken place, but in no wise implicating the will of the nation. Beyond the Mississippi the Ioways, the Sacs and the Alabamas have delivered up for trial and punishment individuals from among themselves accused of murdering citizens of the United States. On this side of the Mississippi the Creeks are exerting themselves to arrest offenders of the same kind, and the Choctaws have manifested their readiness and desire for amicable and just arrangements respecting depredations committed by disorderly persons of their tribe. And, generally, from a conviction that we consider them as a part of ourselves, and cherish with sincerity their rights and interests, the attachment of the Indian tribes is gaining strength daily - is extending from the nearer to the more remote, and will amply requite us for the justice and friendship practiced toward them. Husbandry and household manufacture are advancing among them more rapidly with the Southern than Northern tribes, from circumstances of soil and climate, and one of the two great divisions of the Cherokee Nation have now under consideration to solicit the citizenship of the United States, and to be identified with us in laws and government in such progressive manner as we shall think best.&lt;br/&gt;&lt;br/&gt;In consequence of the appropriations of the last session of Congress for the security of our sea port towns and harbors, such works of defense have been erected as seemed to be called for by the situation of the several places, their relative importance, and the scale of expense indicated by the amount of the appropriation. These works will chiefly be finished in the course of the present season, except at New York and New Orleans, where most was to be done; and although a great proportion of the last appropriation has been expended on the former place, yet some further views will be submitted to Congress for rendering its security entirely adequate against naval enterprise. A view of what has been done at the several places, and of what is proposed to be done, shall be communicated as soon as the several reports are received.&lt;br/&gt;&lt;br/&gt;</text:p>
          </table:table-cell>
          <table:table-cell office:value-type="string">
            <text:p>7th Regiment of the New York Militia</text:p>
          </table:table-cell>
          <table:table-cell office:value-type="string">
            <text:p>http://en.wikipedia.org/wiki/7th_Regiment_of_the_New_York_Militia</text:p>
          </table:table-cell>
          <table:table-cell office:value-type="string">
            <text:p>Choctaw</text:p>
          </table:table-cell>
          <table:table-cell office:value-type="string">
            <text:p>http://en.wikipedia.org/wiki/Choctaw</text:p>
          </table:table-cell>
          <table:table-cell/>
          <table:table-cell office:value-type="string">
            <text:p>2</text:p>
          </table:table-cell>
          <table:table-cell table:number-columns-repeated="3"/>
          <table:table-cell table:formula="of:=CONCATENATE([.AB378];&quot;,&quot;;[.AC378];&quot;,&quot;; TEXT([.AK378];&quot;#&quot;))" office:value-type="string" office:string-value="RANDOM,EDA,2">
            <text:p>RANDOM,EDA,2</text:p>
          </table:table-cell>
        </table:table-row>
        <table:table-row table:style-name="ro1">
          <table:table-cell office:value-type="string">
            <text:p>29WIUUU00OQKZJSNP2ZSAU26AA9UU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4 GMT 2012</text:p>
          </table:table-cell>
          <table:table-cell table:number-columns-repeated="2"/>
          <table:table-cell office:value-type="string">
            <text:p>2YUGMMEGOOGQ7LABPK120EIU097BBD</text:p>
          </table:table-cell>
          <table:table-cell office:value-type="string">
            <text:p>A1UNZTSLGW77HK</text:p>
          </table:table-cell>
          <table:table-cell office:value-type="string">
            <text:p>Submitted</text:p>
          </table:table-cell>
          <table:table-cell office:value-type="string">
            <text:p>Thu Sep 13 06:36:43 GMT 2012</text:p>
          </table:table-cell>
          <table:table-cell office:value-type="string">
            <text:p>Thu Sep 13 06:36:56 GMT 2012</text:p>
          </table:table-cell>
          <table:table-cell office:value-type="string">
            <text:p>Wed Sep 19 23:36:56 PDT 2012</text:p>
          </table:table-cell>
          <table:table-cell table:number-columns-repeated="3"/>
          <table:table-cell office:value-type="string">
            <text:p>13</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Thomas_Jefferson_8:5.txt</text:p>
          </table:table-cell>
          <table:table-cell office:value-type="string">
            <text:p>With our Indian neighbors the public peace has been steadily maintained. Some instances of individual wrong have, as at other times, taken place, but in no wise implicating the will of the nation. Beyond the Mississippi the Ioways, the Sacs and the Alabamas have delivered up for trial and punishment individuals from among themselves accused of murdering citizens of the United States. On this side of the Mississippi the Creeks are exerting themselves to arrest offenders of the same kind, and the Choctaws have manifested their readiness and desire for amicable and just arrangements respecting depredations committed by disorderly persons of their tribe. And, generally, from a conviction that we consider them as a part of ourselves, and cherish with sincerity their rights and interests, the attachment of the Indian tribes is gaining strength daily - is extending from the nearer to the more remote, and will amply requite us for the justice and friendship practiced toward them. Husbandry and household manufacture are advancing among them more rapidly with the Southern than Northern tribes, from circumstances of soil and climate, and one of the two great divisions of the Cherokee Nation have now under consideration to solicit the citizenship of the United States, and to be identified with us in laws and government in such progressive manner as we shall think best.&lt;br/&gt;&lt;br/&gt;In consequence of the appropriations of the last session of Congress for the security of our sea port towns and harbors, such works of defense have been erected as seemed to be called for by the situation of the several places, their relative importance, and the scale of expense indicated by the amount of the appropriation. These works will chiefly be finished in the course of the present season, except at New York and New Orleans, where most was to be done; and although a great proportion of the last appropriation has been expended on the former place, yet some further views will be submitted to Congress for rendering its security entirely adequate against naval enterprise. A view of what has been done at the several places, and of what is proposed to be done, shall be communicated as soon as the several reports are received.&lt;br/&gt;&lt;br/&gt;</text:p>
          </table:table-cell>
          <table:table-cell office:value-type="string">
            <text:p>7th Regiment of the New York Militia</text:p>
          </table:table-cell>
          <table:table-cell office:value-type="string">
            <text:p>http://en.wikipedia.org/wiki/7th_Regiment_of_the_New_York_Militia</text:p>
          </table:table-cell>
          <table:table-cell office:value-type="string">
            <text:p>Choctaw</text:p>
          </table:table-cell>
          <table:table-cell office:value-type="string">
            <text:p>http://en.wikipedia.org/wiki/Choctaw</text:p>
          </table:table-cell>
          <table:table-cell/>
          <table:table-cell office:value-type="string">
            <text:p>1</text:p>
          </table:table-cell>
          <table:table-cell table:number-columns-repeated="3"/>
          <table:table-cell table:formula="of:=CONCATENATE([.AB379];&quot;,&quot;;[.AC379];&quot;,&quot;; TEXT([.AK379];&quot;#&quot;))" office:value-type="string" office:string-value="RANDOM,EDA,1">
            <text:p>RANDOM,EDA,1</text:p>
          </table:table-cell>
        </table:table-row>
        <table:table-row table:style-name="ro1">
          <table:table-cell office:value-type="string">
            <text:p>2UZJHP4BDDKGJ7WWZ70XBG359676Z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4 GMT 2012</text:p>
          </table:table-cell>
          <table:table-cell table:number-columns-repeated="2"/>
          <table:table-cell office:value-type="string">
            <text:p>2790JPPSI2KYTY9XWHWKTM6WPIPPJR</text:p>
          </table:table-cell>
          <table:table-cell office:value-type="string">
            <text:p>A1XWMSFU4RHNK5</text:p>
          </table:table-cell>
          <table:table-cell office:value-type="string">
            <text:p>Submitted</text:p>
          </table:table-cell>
          <table:table-cell office:value-type="string">
            <text:p>Thu Sep 13 05:33:31 GMT 2012</text:p>
          </table:table-cell>
          <table:table-cell office:value-type="string">
            <text:p>Thu Sep 13 05:34:42 GMT 2012</text:p>
          </table:table-cell>
          <table:table-cell office:value-type="string">
            <text:p>Wed Sep 19 22:34:42 PDT 2012</text:p>
          </table:table-cell>
          <table:table-cell table:number-columns-repeated="3"/>
          <table:table-cell office:value-type="string">
            <text:p>71</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Chester_A._Arthur_1:98.txt</text:p>
          </table:table-cell>
          <table:table-cell office:value-type="string">
            <text:p>There is need of legislation to prevent intrusion upon the lands set apart for the Indians. A large military force, at great expense, is now required to patrol the boundary line between Kansas and the Indian Territory. The only punishment that can at present be inflicted is the forcible removal of the intruder and the imposition of a pecuniary fine, which in most cases it is impossible to collect. There should be a penalty by imprisonment in such cases.&lt;br/&gt;&lt;br/&gt;The separate organization of the Signal Service is urged by the Secretary of War, and a full statement of the advantages of such permanent organization is presented in the report of the Chief Signal Officer. A detailed account of the useful work performed by the Signal Corps and the Weather Bureau is also given in that report.&lt;br/&gt;&lt;br/&gt;</text:p>
          </table:table-cell>
          <table:table-cell office:value-type="string">
            <text:p>Castle doctrine</text:p>
          </table:table-cell>
          <table:table-cell office:value-type="string">
            <text:p>http://en.wikipedia.org/wiki/Castle_doctrine</text:p>
          </table:table-cell>
          <table:table-cell office:value-type="string">
            <text:p>Sergeant</text:p>
          </table:table-cell>
          <table:table-cell office:value-type="string">
            <text:p>http://en.wikipedia.org/wiki/Sergeant</text:p>
          </table:table-cell>
          <table:table-cell/>
          <table:table-cell office:value-type="string">
            <text:p>1</text:p>
          </table:table-cell>
          <table:table-cell table:number-columns-repeated="3"/>
          <table:table-cell table:formula="of:=CONCATENATE([.AB380];&quot;,&quot;;[.AC380];&quot;,&quot;; TEXT([.AK380];&quot;#&quot;))" office:value-type="string" office:string-value="EDA,LAU_ET_AL,1">
            <text:p>EDA,LAU_ET_AL,1</text:p>
          </table:table-cell>
        </table:table-row>
        <table:table-row table:style-name="ro1">
          <table:table-cell office:value-type="string">
            <text:p>2UZJHP4BDDKGJ7WWZ70XBG359676Z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4 GMT 2012</text:p>
          </table:table-cell>
          <table:table-cell table:number-columns-repeated="2"/>
          <table:table-cell office:value-type="string">
            <text:p>2ORZ2MIKMN9UNYX3AIKW4XI3Y919Q9</text:p>
          </table:table-cell>
          <table:table-cell office:value-type="string">
            <text:p>A1K31OBX0MZU1N</text:p>
          </table:table-cell>
          <table:table-cell office:value-type="string">
            <text:p>Submitted</text:p>
          </table:table-cell>
          <table:table-cell office:value-type="string">
            <text:p>Thu Sep 13 05:53:06 GMT 2012</text:p>
          </table:table-cell>
          <table:table-cell office:value-type="string">
            <text:p>Thu Sep 13 05:54:20 GMT 2012</text:p>
          </table:table-cell>
          <table:table-cell office:value-type="string">
            <text:p>Wed Sep 19 22:54:20 PDT 2012</text:p>
          </table:table-cell>
          <table:table-cell table:number-columns-repeated="3"/>
          <table:table-cell office:value-type="string">
            <text:p>74</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Chester_A._Arthur_1:98.txt</text:p>
          </table:table-cell>
          <table:table-cell office:value-type="string">
            <text:p>There is need of legislation to prevent intrusion upon the lands set apart for the Indians. A large military force, at great expense, is now required to patrol the boundary line between Kansas and the Indian Territory. The only punishment that can at present be inflicted is the forcible removal of the intruder and the imposition of a pecuniary fine, which in most cases it is impossible to collect. There should be a penalty by imprisonment in such cases.&lt;br/&gt;&lt;br/&gt;The separate organization of the Signal Service is urged by the Secretary of War, and a full statement of the advantages of such permanent organization is presented in the report of the Chief Signal Officer. A detailed account of the useful work performed by the Signal Corps and the Weather Bureau is also given in that report.&lt;br/&gt;&lt;br/&gt;</text:p>
          </table:table-cell>
          <table:table-cell office:value-type="string">
            <text:p>Castle doctrine</text:p>
          </table:table-cell>
          <table:table-cell office:value-type="string">
            <text:p>http://en.wikipedia.org/wiki/Castle_doctrine</text:p>
          </table:table-cell>
          <table:table-cell office:value-type="string">
            <text:p>Sergeant</text:p>
          </table:table-cell>
          <table:table-cell office:value-type="string">
            <text:p>http://en.wikipedia.org/wiki/Sergeant</text:p>
          </table:table-cell>
          <table:table-cell/>
          <table:table-cell office:value-type="string">
            <text:p>2</text:p>
          </table:table-cell>
          <table:table-cell table:number-columns-repeated="3"/>
          <table:table-cell table:formula="of:=CONCATENATE([.AB381];&quot;,&quot;;[.AC381];&quot;,&quot;; TEXT([.AK381];&quot;#&quot;))" office:value-type="string" office:string-value="EDA,LAU_ET_AL,2">
            <text:p>EDA,LAU_ET_AL,2</text:p>
          </table:table-cell>
        </table:table-row>
        <table:table-row table:style-name="ro1">
          <table:table-cell office:value-type="string">
            <text:p>2UZJHP4BDDKGJ7WWZ70XBG359676Z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4 GMT 2012</text:p>
          </table:table-cell>
          <table:table-cell table:number-columns-repeated="2"/>
          <table:table-cell office:value-type="string">
            <text:p>2T85TYMNCWYBJI3EZ2JH511JU2VOKA</text:p>
          </table:table-cell>
          <table:table-cell office:value-type="string">
            <text:p>A746183X8258H</text:p>
          </table:table-cell>
          <table:table-cell office:value-type="string">
            <text:p>Submitted</text:p>
          </table:table-cell>
          <table:table-cell office:value-type="string">
            <text:p>Thu Sep 13 05:50:39 GMT 2012</text:p>
          </table:table-cell>
          <table:table-cell office:value-type="string">
            <text:p>Thu Sep 13 05:52:12 GMT 2012</text:p>
          </table:table-cell>
          <table:table-cell office:value-type="string">
            <text:p>Wed Sep 19 22:52:12 PDT 2012</text:p>
          </table:table-cell>
          <table:table-cell table:number-columns-repeated="3"/>
          <table:table-cell office:value-type="string">
            <text:p>93</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Chester_A._Arthur_1:98.txt</text:p>
          </table:table-cell>
          <table:table-cell office:value-type="string">
            <text:p>There is need of legislation to prevent intrusion upon the lands set apart for the Indians. A large military force, at great expense, is now required to patrol the boundary line between Kansas and the Indian Territory. The only punishment that can at present be inflicted is the forcible removal of the intruder and the imposition of a pecuniary fine, which in most cases it is impossible to collect. There should be a penalty by imprisonment in such cases.&lt;br/&gt;&lt;br/&gt;The separate organization of the Signal Service is urged by the Secretary of War, and a full statement of the advantages of such permanent organization is presented in the report of the Chief Signal Officer. A detailed account of the useful work performed by the Signal Corps and the Weather Bureau is also given in that report.&lt;br/&gt;&lt;br/&gt;</text:p>
          </table:table-cell>
          <table:table-cell office:value-type="string">
            <text:p>Castle doctrine</text:p>
          </table:table-cell>
          <table:table-cell office:value-type="string">
            <text:p>http://en.wikipedia.org/wiki/Castle_doctrine</text:p>
          </table:table-cell>
          <table:table-cell office:value-type="string">
            <text:p>Sergeant</text:p>
          </table:table-cell>
          <table:table-cell office:value-type="string">
            <text:p>http://en.wikipedia.org/wiki/Sergeant</text:p>
          </table:table-cell>
          <table:table-cell/>
          <table:table-cell office:value-type="string">
            <text:p>2</text:p>
          </table:table-cell>
          <table:table-cell table:number-columns-repeated="3"/>
          <table:table-cell table:formula="of:=CONCATENATE([.AB382];&quot;,&quot;;[.AC382];&quot;,&quot;; TEXT([.AK382];&quot;#&quot;))" office:value-type="string" office:string-value="EDA,LAU_ET_AL,2">
            <text:p>EDA,LAU_ET_AL,2</text:p>
          </table:table-cell>
        </table:table-row>
        <table:table-row table:style-name="ro1">
          <table:table-cell office:value-type="string">
            <text:p>2P3Z6R70G5R9NMWOA5574SSTP87P9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4 GMT 2012</text:p>
          </table:table-cell>
          <table:table-cell table:number-columns-repeated="2"/>
          <table:table-cell office:value-type="string">
            <text:p>2CWSMEZZ2MIK1WXZFZ0YB8TW2CKM57</text:p>
          </table:table-cell>
          <table:table-cell office:value-type="string">
            <text:p>A1K31OBX0MZU1N</text:p>
          </table:table-cell>
          <table:table-cell office:value-type="string">
            <text:p>Submitted</text:p>
          </table:table-cell>
          <table:table-cell office:value-type="string">
            <text:p>Thu Sep 13 05:42:10 GMT 2012</text:p>
          </table:table-cell>
          <table:table-cell office:value-type="string">
            <text:p>Thu Sep 13 05:46:51 GMT 2012</text:p>
          </table:table-cell>
          <table:table-cell office:value-type="string">
            <text:p>Wed Sep 19 22:46:51 PDT 2012</text:p>
          </table:table-cell>
          <table:table-cell table:number-columns-repeated="3"/>
          <table:table-cell office:value-type="string">
            <text:p>281</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George_Herbert_Walker_Bush_3:8.txt</text:p>
          </table:table-cell>
          <table:table-cell office:value-type="string">
            <text:p>The conviction and courage we see in the Persian Gulf today is simply the American character in action. The indomitable spirit that is contributing to this victory for world peace and justice is the same spirit that gives us the power and the potential to meet our challenges at home.&lt;br/&gt;&lt;br/&gt;We are resolute and resourceful. If we can selflessly confront evil for the sake of good in a land so far away, then surely we can make this land all it should be.&lt;br/&gt;&lt;br/&gt;</text:p>
          </table:table-cell>
          <table:table-cell office:value-type="string">
            <text:p>Novalesa Abbey</text:p>
          </table:table-cell>
          <table:table-cell office:value-type="string">
            <text:p>http://en.wikipedia.org/wiki/Novalesa_Abbey</text:p>
          </table:table-cell>
          <table:table-cell office:value-type="string">
            <text:p>Marungulam</text:p>
          </table:table-cell>
          <table:table-cell office:value-type="string">
            <text:p>http://en.wikipedia.org/wiki/Marungulam</text:p>
          </table:table-cell>
          <table:table-cell/>
          <table:table-cell office:value-type="string">
            <text:p>1</text:p>
          </table:table-cell>
          <table:table-cell table:number-columns-repeated="3"/>
          <table:table-cell table:formula="of:=CONCATENATE([.AB383];&quot;,&quot;;[.AC383];&quot;,&quot;; TEXT([.AK383];&quot;#&quot;))" office:value-type="string" office:string-value="RANDOM,EDA,1">
            <text:p>RANDOM,EDA,1</text:p>
          </table:table-cell>
        </table:table-row>
        <table:table-row table:style-name="ro1">
          <table:table-cell office:value-type="string">
            <text:p>2P3Z6R70G5R9NMWOA5574SSTP87P9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4 GMT 2012</text:p>
          </table:table-cell>
          <table:table-cell table:number-columns-repeated="2"/>
          <table:table-cell office:value-type="string">
            <text:p>2NRXR24SMEZZHV6PTX0UGP9Y9NV1IO</text:p>
          </table:table-cell>
          <table:table-cell office:value-type="string">
            <text:p>A997OZ3H2B3Q2</text:p>
          </table:table-cell>
          <table:table-cell office:value-type="string">
            <text:p>Submitted</text:p>
          </table:table-cell>
          <table:table-cell office:value-type="string">
            <text:p>Thu Sep 13 05:40:15 GMT 2012</text:p>
          </table:table-cell>
          <table:table-cell office:value-type="string">
            <text:p>Thu Sep 13 05:41:06 GMT 2012</text:p>
          </table:table-cell>
          <table:table-cell office:value-type="string">
            <text:p>Wed Sep 19 22:41:06 PDT 2012</text:p>
          </table:table-cell>
          <table:table-cell table:number-columns-repeated="3"/>
          <table:table-cell office:value-type="string">
            <text:p>51</text:p>
          </table:table-cell>
          <table:table-cell table:number-columns-repeated="2" office:value-type="string">
            <text:p>100% (93/93)</text:p>
          </table:table-cell>
          <table:table-cell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George_Herbert_Walker_Bush_3:8.txt</text:p>
          </table:table-cell>
          <table:table-cell office:value-type="string">
            <text:p>The conviction and courage we see in the Persian Gulf today is simply the American character in action. The indomitable spirit that is contributing to this victory for world peace and justice is the same spirit that gives us the power and the potential to meet our challenges at home.&lt;br/&gt;&lt;br/&gt;We are resolute and resourceful. If we can selflessly confront evil for the sake of good in a land so far away, then surely we can make this land all it should be.&lt;br/&gt;&lt;br/&gt;</text:p>
          </table:table-cell>
          <table:table-cell office:value-type="string">
            <text:p>Novalesa Abbey</text:p>
          </table:table-cell>
          <table:table-cell office:value-type="string">
            <text:p>http://en.wikipedia.org/wiki/Novalesa_Abbey</text:p>
          </table:table-cell>
          <table:table-cell office:value-type="string">
            <text:p>Marungulam</text:p>
          </table:table-cell>
          <table:table-cell office:value-type="string">
            <text:p>http://en.wikipedia.org/wiki/Marungulam</text:p>
          </table:table-cell>
          <table:table-cell/>
          <table:table-cell office:value-type="string">
            <text:p>1</text:p>
          </table:table-cell>
          <table:table-cell table:number-columns-repeated="3"/>
          <table:table-cell table:formula="of:=CONCATENATE([.AB384];&quot;,&quot;;[.AC384];&quot;,&quot;; TEXT([.AK384];&quot;#&quot;))" office:value-type="string" office:string-value="RANDOM,EDA,1">
            <text:p>RANDOM,EDA,1</text:p>
          </table:table-cell>
        </table:table-row>
        <table:table-row table:style-name="ro1">
          <table:table-cell office:value-type="string">
            <text:p>2P3Z6R70G5R9NMWOA5574SSTP87P9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4 GMT 2012</text:p>
          </table:table-cell>
          <table:table-cell table:number-columns-repeated="2"/>
          <table:table-cell office:value-type="string">
            <text:p>2OQ5COW0LGRZIH0WMV363NUZ2SYY7T</text:p>
          </table:table-cell>
          <table:table-cell office:value-type="string">
            <text:p>AS809NPDW8VZ0</text:p>
          </table:table-cell>
          <table:table-cell office:value-type="string">
            <text:p>Submitted</text:p>
          </table:table-cell>
          <table:table-cell office:value-type="string">
            <text:p>Thu Sep 13 06:47:27 GMT 2012</text:p>
          </table:table-cell>
          <table:table-cell office:value-type="string">
            <text:p>Thu Sep 13 06:48:11 GMT 2012</text:p>
          </table:table-cell>
          <table:table-cell office:value-type="string">
            <text:p>Wed Sep 19 23:48:11 PDT 2012</text:p>
          </table:table-cell>
          <table:table-cell table:number-columns-repeated="3"/>
          <table:table-cell office:value-type="string">
            <text:p>44</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George_Herbert_Walker_Bush_3:8.txt</text:p>
          </table:table-cell>
          <table:table-cell office:value-type="string">
            <text:p>The conviction and courage we see in the Persian Gulf today is simply the American character in action. The indomitable spirit that is contributing to this victory for world peace and justice is the same spirit that gives us the power and the potential to meet our challenges at home.&lt;br/&gt;&lt;br/&gt;We are resolute and resourceful. If we can selflessly confront evil for the sake of good in a land so far away, then surely we can make this land all it should be.&lt;br/&gt;&lt;br/&gt;</text:p>
          </table:table-cell>
          <table:table-cell office:value-type="string">
            <text:p>Novalesa Abbey</text:p>
          </table:table-cell>
          <table:table-cell office:value-type="string">
            <text:p>http://en.wikipedia.org/wiki/Novalesa_Abbey</text:p>
          </table:table-cell>
          <table:table-cell office:value-type="string">
            <text:p>Marungulam</text:p>
          </table:table-cell>
          <table:table-cell office:value-type="string">
            <text:p>http://en.wikipedia.org/wiki/Marungulam</text:p>
          </table:table-cell>
          <table:table-cell/>
          <table:table-cell office:value-type="string">
            <text:p>1</text:p>
          </table:table-cell>
          <table:table-cell table:number-columns-repeated="3"/>
          <table:table-cell table:formula="of:=CONCATENATE([.AB385];&quot;,&quot;;[.AC385];&quot;,&quot;; TEXT([.AK385];&quot;#&quot;))" office:value-type="string" office:string-value="RANDOM,EDA,1">
            <text:p>RANDOM,EDA,1</text:p>
          </table:table-cell>
        </table:table-row>
        <table:table-row table:style-name="ro1">
          <table:table-cell office:value-type="string">
            <text:p>2T5HMVHVKCJ0GA87EEA7HKQW8B364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4 GMT 2012</text:p>
          </table:table-cell>
          <table:table-cell table:number-columns-repeated="2"/>
          <table:table-cell office:value-type="string">
            <text:p>2VR6R70G5R98SH782OYW0STN4RMAQS</text:p>
          </table:table-cell>
          <table:table-cell office:value-type="string">
            <text:p>A1UNZTSLGW77HK</text:p>
          </table:table-cell>
          <table:table-cell office:value-type="string">
            <text:p>Submitted</text:p>
          </table:table-cell>
          <table:table-cell office:value-type="string">
            <text:p>Thu Sep 13 06:34:12 GMT 2012</text:p>
          </table:table-cell>
          <table:table-cell office:value-type="string">
            <text:p>Thu Sep 13 06:34:29 GMT 2012</text:p>
          </table:table-cell>
          <table:table-cell office:value-type="string">
            <text:p>Wed Sep 19 23:34:29 PDT 2012</text:p>
          </table:table-cell>
          <table:table-cell table:number-columns-repeated="3"/>
          <table:table-cell office:value-type="string">
            <text:p>17</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Jimmy_Carter_4:301.txt</text:p>
          </table:table-cell>
          <table:table-cell office:value-type="string">
            <text:p>The Panama treaties have been in force for over a year. A new partnership has been created with Panama; it is a model for large and small nations. A longstanding issue that divided us from our neighbors has been resolved. The security of the canal has been enhanced. The canal is operating as well as ever, with traffic through it reaching record levels this year. Canal employees, American and Panamanian alike, have remained on the job and have found their living and working conditions virtually unchanged.&lt;br/&gt;&lt;br/&gt;In 1980, relations with Mexico continued to improve due in large measure to the effectiveness of the Coordinator for Mexican Affairs and the expanded use of the U.S.-Mexico Consultative Mechanism. By holding periodic meetings of its various working groups, we have been able to prevent mutual concerns from becoming political issues. The Secretary of State visited Mexico City in November, and, along with the Mexican Secretary of Foreign Relations, reviewed the performance of the Consultative Mechanism. The office of the Coordinator has ensured the implementation of my directive to all agencies to accord high priority to Mexican concerns. Trade with Mexico rose by almost 60 percent to nearly $30 billion, making that country our third largest trading partner.&lt;br/&gt;&lt;br/&gt;</text:p>
          </table:table-cell>
          <table:table-cell office:value-type="string">
            <text:p>William Waddell</text:p>
          </table:table-cell>
          <table:table-cell office:value-type="string">
            <text:p>http://en.wikipedia.org/wiki/William_Waddell</text:p>
          </table:table-cell>
          <table:table-cell office:value-type="string">
            <text:p>Economic</text:p>
          </table:table-cell>
          <table:table-cell office:value-type="string">
            <text:p>http://en.wikipedia.org/wiki/Economic</text:p>
          </table:table-cell>
          <table:table-cell/>
          <table:table-cell office:value-type="string">
            <text:p>2</text:p>
          </table:table-cell>
          <table:table-cell table:number-columns-repeated="3"/>
          <table:table-cell table:formula="of:=CONCATENATE([.AB386];&quot;,&quot;;[.AC386];&quot;,&quot;; TEXT([.AK386];&quot;#&quot;))" office:value-type="string" office:string-value="RANDOM,LAU_ET_AL,2">
            <text:p>RANDOM,LAU_ET_AL,2</text:p>
          </table:table-cell>
        </table:table-row>
        <table:table-row table:style-name="ro1">
          <table:table-cell office:value-type="string">
            <text:p>2T5HMVHVKCJ0GA87EEA7HKQW8B364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4 GMT 2012</text:p>
          </table:table-cell>
          <table:table-cell table:number-columns-repeated="2"/>
          <table:table-cell office:value-type="string">
            <text:p>2W0JIA0RYNJ9HW7PTAWBUJTUNDZ27C</text:p>
          </table:table-cell>
          <table:table-cell office:value-type="string">
            <text:p>A2W2ZEI7WUASOW</text:p>
          </table:table-cell>
          <table:table-cell office:value-type="string">
            <text:p>Submitted</text:p>
          </table:table-cell>
          <table:table-cell office:value-type="string">
            <text:p>Thu Sep 13 05:44:18 GMT 2012</text:p>
          </table:table-cell>
          <table:table-cell office:value-type="string">
            <text:p>Thu Sep 13 05:44:24 GMT 2012</text:p>
          </table:table-cell>
          <table:table-cell office:value-type="string">
            <text:p>Wed Sep 19 22:44:24 PDT 2012</text:p>
          </table:table-cell>
          <table:table-cell table:number-columns-repeated="3"/>
          <table:table-cell office:value-type="string">
            <text:p>6</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Jimmy_Carter_4:301.txt</text:p>
          </table:table-cell>
          <table:table-cell office:value-type="string">
            <text:p>The Panama treaties have been in force for over a year. A new partnership has been created with Panama; it is a model for large and small nations. A longstanding issue that divided us from our neighbors has been resolved. The security of the canal has been enhanced. The canal is operating as well as ever, with traffic through it reaching record levels this year. Canal employees, American and Panamanian alike, have remained on the job and have found their living and working conditions virtually unchanged.&lt;br/&gt;&lt;br/&gt;In 1980, relations with Mexico continued to improve due in large measure to the effectiveness of the Coordinator for Mexican Affairs and the expanded use of the U.S.-Mexico Consultative Mechanism. By holding periodic meetings of its various working groups, we have been able to prevent mutual concerns from becoming political issues. The Secretary of State visited Mexico City in November, and, along with the Mexican Secretary of Foreign Relations, reviewed the performance of the Consultative Mechanism. The office of the Coordinator has ensured the implementation of my directive to all agencies to accord high priority to Mexican concerns. Trade with Mexico rose by almost 60 percent to nearly $30 billion, making that country our third largest trading partner.&lt;br/&gt;&lt;br/&gt;</text:p>
          </table:table-cell>
          <table:table-cell office:value-type="string">
            <text:p>William Waddell</text:p>
          </table:table-cell>
          <table:table-cell office:value-type="string">
            <text:p>http://en.wikipedia.org/wiki/William_Waddell</text:p>
          </table:table-cell>
          <table:table-cell office:value-type="string">
            <text:p>Economic</text:p>
          </table:table-cell>
          <table:table-cell office:value-type="string">
            <text:p>http://en.wikipedia.org/wiki/Economic</text:p>
          </table:table-cell>
          <table:table-cell/>
          <table:table-cell office:value-type="string">
            <text:p>2</text:p>
          </table:table-cell>
          <table:table-cell table:number-columns-repeated="3"/>
          <table:table-cell table:formula="of:=CONCATENATE([.AB387];&quot;,&quot;;[.AC387];&quot;,&quot;; TEXT([.AK387];&quot;#&quot;))" office:value-type="string" office:string-value="RANDOM,LAU_ET_AL,2">
            <text:p>RANDOM,LAU_ET_AL,2</text:p>
          </table:table-cell>
        </table:table-row>
        <table:table-row table:style-name="ro1">
          <table:table-cell office:value-type="string">
            <text:p>2T5HMVHVKCJ0GA87EEA7HKQW8B364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4 GMT 2012</text:p>
          </table:table-cell>
          <table:table-cell table:number-columns-repeated="2"/>
          <table:table-cell office:value-type="string">
            <text:p>2WF9U8P9Y38TB5LNA2LYQM0JZPMXGO</text:p>
          </table:table-cell>
          <table:table-cell office:value-type="string">
            <text:p>AAE9H4ZIKQS37</text:p>
          </table:table-cell>
          <table:table-cell office:value-type="string">
            <text:p>Submitted</text:p>
          </table:table-cell>
          <table:table-cell office:value-type="string">
            <text:p>Thu Sep 13 06:27:49 GMT 2012</text:p>
          </table:table-cell>
          <table:table-cell office:value-type="string">
            <text:p>Thu Sep 13 06:29:12 GMT 2012</text:p>
          </table:table-cell>
          <table:table-cell office:value-type="string">
            <text:p>Wed Sep 19 23:29:12 PDT 2012</text:p>
          </table:table-cell>
          <table:table-cell table:number-columns-repeated="3"/>
          <table:table-cell office:value-type="string">
            <text:p>83</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Jimmy_Carter_4:301.txt</text:p>
          </table:table-cell>
          <table:table-cell office:value-type="string">
            <text:p>The Panama treaties have been in force for over a year. A new partnership has been created with Panama; it is a model for large and small nations. A longstanding issue that divided us from our neighbors has been resolved. The security of the canal has been enhanced. The canal is operating as well as ever, with traffic through it reaching record levels this year. Canal employees, American and Panamanian alike, have remained on the job and have found their living and working conditions virtually unchanged.&lt;br/&gt;&lt;br/&gt;In 1980, relations with Mexico continued to improve due in large measure to the effectiveness of the Coordinator for Mexican Affairs and the expanded use of the U.S.-Mexico Consultative Mechanism. By holding periodic meetings of its various working groups, we have been able to prevent mutual concerns from becoming political issues. The Secretary of State visited Mexico City in November, and, along with the Mexican Secretary of Foreign Relations, reviewed the performance of the Consultative Mechanism. The office of the Coordinator has ensured the implementation of my directive to all agencies to accord high priority to Mexican concerns. Trade with Mexico rose by almost 60 percent to nearly $30 billion, making that country our third largest trading partner.&lt;br/&gt;&lt;br/&gt;</text:p>
          </table:table-cell>
          <table:table-cell office:value-type="string">
            <text:p>William Waddell</text:p>
          </table:table-cell>
          <table:table-cell office:value-type="string">
            <text:p>http://en.wikipedia.org/wiki/William_Waddell</text:p>
          </table:table-cell>
          <table:table-cell office:value-type="string">
            <text:p>Economic</text:p>
          </table:table-cell>
          <table:table-cell office:value-type="string">
            <text:p>http://en.wikipedia.org/wiki/Economic</text:p>
          </table:table-cell>
          <table:table-cell/>
          <table:table-cell office:value-type="string">
            <text:p>2</text:p>
          </table:table-cell>
          <table:table-cell table:number-columns-repeated="3"/>
          <table:table-cell table:formula="of:=CONCATENATE([.AB388];&quot;,&quot;;[.AC388];&quot;,&quot;; TEXT([.AK388];&quot;#&quot;))" office:value-type="string" office:string-value="RANDOM,LAU_ET_AL,2">
            <text:p>RANDOM,LAU_ET_AL,2</text:p>
          </table:table-cell>
        </table:table-row>
        <table:table-row table:style-name="ro1">
          <table:table-cell office:value-type="string">
            <text:p>2IKA1QP6AUC2LM4BENSXBV0FMA870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4 GMT 2012</text:p>
          </table:table-cell>
          <table:table-cell table:number-columns-repeated="2"/>
          <table:table-cell office:value-type="string">
            <text:p>2DC4F0OHOVR1JRLPVCC9AHEC2P9435</text:p>
          </table:table-cell>
          <table:table-cell office:value-type="string">
            <text:p>A746183X8258H</text:p>
          </table:table-cell>
          <table:table-cell office:value-type="string">
            <text:p>Submitted</text:p>
          </table:table-cell>
          <table:table-cell office:value-type="string">
            <text:p>Thu Sep 13 05:56:08 GMT 2012</text:p>
          </table:table-cell>
          <table:table-cell office:value-type="string">
            <text:p>Thu Sep 13 05:58:31 GMT 2012</text:p>
          </table:table-cell>
          <table:table-cell office:value-type="string">
            <text:p>Wed Sep 19 22:58:31 PDT 2012</text:p>
          </table:table-cell>
          <table:table-cell table:number-columns-repeated="3"/>
          <table:table-cell office:value-type="string">
            <text:p>143</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Buchanan_2:21.txt</text:p>
          </table:table-cell>
          <table:table-cell office:value-type="string">
            <text:p>With Spain our relations remain in an unsatisfactory condition. In my message of December last I informed you that our envoy extraordinary and minister plenipotentiary to Madrid had asked for his recall, and it was my purpose to send out a new minister to that Court with special instructions on all questions pending between the two Governments, and with a determination to have them speedily and amicably adjusted if that were possible. This purpose has been hitherto defeated by causes which I need not enumerate. The mission to Spain has been intrusted to a distinguished citizen of Kentucky, who will proceed to Madrid without delay and make another and a final attempt to obtain justice from that Government.&lt;br/&gt;&lt;br/&gt;Spanish officials under the direct control of the Captain-General of Cuba have insulted our national flag and in repeated instances have from time to time inflicted injuries on the persons and property of our citizens. These have given birth to numerous claims against the Spanish Government, the merits of which have been ably discussed for a series of years by our successive diplomatic representatives. Notwithstanding this, we have not arrived at a practical result in any single instance, unless we may except the case of the Black Warrior, under the late Administration, and that presented an outrage of such a character as would have justified an immediate resort to war. All our attempts to obtain redress have been baffled and defeated. The frequent and oft-recurring changes in the Spanish ministry have been employed as reasons for delay. We have been compelled to wait again and again until the new minister shall have had time to investigate the justice of our demands.&lt;br/&gt;&lt;br/&gt;</text:p>
          </table:table-cell>
          <table:table-cell office:value-type="string">
            <text:p>Benazir Bhutto</text:p>
          </table:table-cell>
          <table:table-cell office:value-type="string">
            <text:p>http://en.wikipedia.org/wiki/Benazir_Bhutto</text:p>
          </table:table-cell>
          <table:table-cell office:value-type="string">
            <text:p>UK Immigration Service</text:p>
          </table:table-cell>
          <table:table-cell office:value-type="string">
            <text:p>http://en.wikipedia.org/wiki/UK_Immigration_Service</text:p>
          </table:table-cell>
          <table:table-cell/>
          <table:table-cell office:value-type="string">
            <text:p>2</text:p>
          </table:table-cell>
          <table:table-cell table:number-columns-repeated="3"/>
          <table:table-cell table:formula="of:=CONCATENATE([.AB389];&quot;,&quot;;[.AC389];&quot;,&quot;; TEXT([.AK389];&quot;#&quot;))" office:value-type="string" office:string-value="LAU_ET_AL,EDA,2">
            <text:p>LAU_ET_AL,EDA,2</text:p>
          </table:table-cell>
        </table:table-row>
        <table:table-row table:style-name="ro1">
          <table:table-cell office:value-type="string">
            <text:p>2IKA1QP6AUC2LM4BENSXBV0FMA870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4 GMT 2012</text:p>
          </table:table-cell>
          <table:table-cell table:number-columns-repeated="2"/>
          <table:table-cell office:value-type="string">
            <text:p>2N52AC9KSSZVC6QVBFLUSQOYM2OJ1M</text:p>
          </table:table-cell>
          <table:table-cell office:value-type="string">
            <text:p>A31ALYJKPKD09W</text:p>
          </table:table-cell>
          <table:table-cell office:value-type="string">
            <text:p>Submitted</text:p>
          </table:table-cell>
          <table:table-cell office:value-type="string">
            <text:p>Thu Sep 13 06:39:45 GMT 2012</text:p>
          </table:table-cell>
          <table:table-cell office:value-type="string">
            <text:p>Thu Sep 13 06:40:11 GMT 2012</text:p>
          </table:table-cell>
          <table:table-cell office:value-type="string">
            <text:p>Wed Sep 19 23:40:11 PDT 2012</text:p>
          </table:table-cell>
          <table:table-cell table:number-columns-repeated="3"/>
          <table:table-cell office:value-type="string">
            <text:p>26</text:p>
          </table:table-cell>
          <table:table-cell office:value-type="string">
            <text:p>100% (294/295)</text:p>
          </table:table-cell>
          <table:table-cell office:value-type="string">
            <text:p>100% (62/62)</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Buchanan_2:21.txt</text:p>
          </table:table-cell>
          <table:table-cell office:value-type="string">
            <text:p>With Spain our relations remain in an unsatisfactory condition. In my message of December last I informed you that our envoy extraordinary and minister plenipotentiary to Madrid had asked for his recall, and it was my purpose to send out a new minister to that Court with special instructions on all questions pending between the two Governments, and with a determination to have them speedily and amicably adjusted if that were possible. This purpose has been hitherto defeated by causes which I need not enumerate. The mission to Spain has been intrusted to a distinguished citizen of Kentucky, who will proceed to Madrid without delay and make another and a final attempt to obtain justice from that Government.&lt;br/&gt;&lt;br/&gt;Spanish officials under the direct control of the Captain-General of Cuba have insulted our national flag and in repeated instances have from time to time inflicted injuries on the persons and property of our citizens. These have given birth to numerous claims against the Spanish Government, the merits of which have been ably discussed for a series of years by our successive diplomatic representatives. Notwithstanding this, we have not arrived at a practical result in any single instance, unless we may except the case of the Black Warrior, under the late Administration, and that presented an outrage of such a character as would have justified an immediate resort to war. All our attempts to obtain redress have been baffled and defeated. The frequent and oft-recurring changes in the Spanish ministry have been employed as reasons for delay. We have been compelled to wait again and again until the new minister shall have had time to investigate the justice of our demands.&lt;br/&gt;&lt;br/&gt;</text:p>
          </table:table-cell>
          <table:table-cell office:value-type="string">
            <text:p>Benazir Bhutto</text:p>
          </table:table-cell>
          <table:table-cell office:value-type="string">
            <text:p>http://en.wikipedia.org/wiki/Benazir_Bhutto</text:p>
          </table:table-cell>
          <table:table-cell office:value-type="string">
            <text:p>UK Immigration Service</text:p>
          </table:table-cell>
          <table:table-cell office:value-type="string">
            <text:p>http://en.wikipedia.org/wiki/UK_Immigration_Service</text:p>
          </table:table-cell>
          <table:table-cell/>
          <table:table-cell office:value-type="string">
            <text:p>2</text:p>
          </table:table-cell>
          <table:table-cell table:number-columns-repeated="3"/>
          <table:table-cell table:formula="of:=CONCATENATE([.AB390];&quot;,&quot;;[.AC390];&quot;,&quot;; TEXT([.AK390];&quot;#&quot;))" office:value-type="string" office:string-value="LAU_ET_AL,EDA,2">
            <text:p>LAU_ET_AL,EDA,2</text:p>
          </table:table-cell>
        </table:table-row>
        <table:table-row table:style-name="ro1">
          <table:table-cell office:value-type="string">
            <text:p>2IKA1QP6AUC2LM4BENSXBV0FMA870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4 GMT 2012</text:p>
          </table:table-cell>
          <table:table-cell table:number-columns-repeated="2"/>
          <table:table-cell office:value-type="string">
            <text:p>2SL3HVWAVKI6HW7V9BY2799QNLHOGA</text:p>
          </table:table-cell>
          <table:table-cell office:value-type="string">
            <text:p>AAE9H4ZIKQS37</text:p>
          </table:table-cell>
          <table:table-cell office:value-type="string">
            <text:p>Submitted</text:p>
          </table:table-cell>
          <table:table-cell office:value-type="string">
            <text:p>Thu Sep 13 06:41:01 GMT 2012</text:p>
          </table:table-cell>
          <table:table-cell office:value-type="string">
            <text:p>Thu Sep 13 06:41:07 GMT 2012</text:p>
          </table:table-cell>
          <table:table-cell office:value-type="string">
            <text:p>Wed Sep 19 23:41:07 PDT 2012</text:p>
          </table:table-cell>
          <table:table-cell table:number-columns-repeated="3"/>
          <table:table-cell office:value-type="string">
            <text:p>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ames_Buchanan_2:21.txt</text:p>
          </table:table-cell>
          <table:table-cell office:value-type="string">
            <text:p>With Spain our relations remain in an unsatisfactory condition. In my message of December last I informed you that our envoy extraordinary and minister plenipotentiary to Madrid had asked for his recall, and it was my purpose to send out a new minister to that Court with special instructions on all questions pending between the two Governments, and with a determination to have them speedily and amicably adjusted if that were possible. This purpose has been hitherto defeated by causes which I need not enumerate. The mission to Spain has been intrusted to a distinguished citizen of Kentucky, who will proceed to Madrid without delay and make another and a final attempt to obtain justice from that Government.&lt;br/&gt;&lt;br/&gt;Spanish officials under the direct control of the Captain-General of Cuba have insulted our national flag and in repeated instances have from time to time inflicted injuries on the persons and property of our citizens. These have given birth to numerous claims against the Spanish Government, the merits of which have been ably discussed for a series of years by our successive diplomatic representatives. Notwithstanding this, we have not arrived at a practical result in any single instance, unless we may except the case of the Black Warrior, under the late Administration, and that presented an outrage of such a character as would have justified an immediate resort to war. All our attempts to obtain redress have been baffled and defeated. The frequent and oft-recurring changes in the Spanish ministry have been employed as reasons for delay. We have been compelled to wait again and again until the new minister shall have had time to investigate the justice of our demands.&lt;br/&gt;&lt;br/&gt;</text:p>
          </table:table-cell>
          <table:table-cell office:value-type="string">
            <text:p>Benazir Bhutto</text:p>
          </table:table-cell>
          <table:table-cell office:value-type="string">
            <text:p>http://en.wikipedia.org/wiki/Benazir_Bhutto</text:p>
          </table:table-cell>
          <table:table-cell office:value-type="string">
            <text:p>UK Immigration Service</text:p>
          </table:table-cell>
          <table:table-cell office:value-type="string">
            <text:p>http://en.wikipedia.org/wiki/UK_Immigration_Service</text:p>
          </table:table-cell>
          <table:table-cell/>
          <table:table-cell office:value-type="string">
            <text:p>2</text:p>
          </table:table-cell>
          <table:table-cell table:number-columns-repeated="3"/>
          <table:table-cell table:formula="of:=CONCATENATE([.AB391];&quot;,&quot;;[.AC391];&quot;,&quot;; TEXT([.AK391];&quot;#&quot;))" office:value-type="string" office:string-value="LAU_ET_AL,EDA,2">
            <text:p>LAU_ET_AL,EDA,2</text:p>
          </table:table-cell>
        </table:table-row>
        <table:table-row table:style-name="ro1">
          <table:table-cell office:value-type="string">
            <text:p>2Y7CGJ2D21O3BELM7TGP0I2K0OLC6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4 GMT 2012</text:p>
          </table:table-cell>
          <table:table-cell table:number-columns-repeated="2"/>
          <table:table-cell office:value-type="string">
            <text:p>2CJCJK63ZVE3W0OP1S1QHJL5XIMY95</text:p>
          </table:table-cell>
          <table:table-cell office:value-type="string">
            <text:p>AAE9H4ZIKQS37</text:p>
          </table:table-cell>
          <table:table-cell office:value-type="string">
            <text:p>Submitted</text:p>
          </table:table-cell>
          <table:table-cell office:value-type="string">
            <text:p>Thu Sep 13 06:47:35 GMT 2012</text:p>
          </table:table-cell>
          <table:table-cell office:value-type="string">
            <text:p>Thu Sep 13 06:47:42 GMT 2012</text:p>
          </table:table-cell>
          <table:table-cell office:value-type="string">
            <text:p>Wed Sep 19 23:47:42 PDT 2012</text:p>
          </table:table-cell>
          <table:table-cell table:number-columns-repeated="3"/>
          <table:table-cell office:value-type="string">
            <text:p>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rover_Cleveland_1:5.txt</text:p>
          </table:table-cell>
          <table:table-cell office:value-type="string">
            <text:p>Early in March last war broke out in Central America, caused by the attempt of Guatemala to consolidate the several States into a single government. In these contests between our neighboring States the United States forebore to interfere actively, but lent the aid of their friendly offices in deprecation of war and to promote peace and concord among the belligerents, and by such counsel contributed importantly to the restoration of tranquillity in that locality.&lt;br/&gt;&lt;br/&gt;Emergencies growing out of civil war in the United States of Colombia demanded of the Government at the beginning of this Administration the employment of armed forces to fulfill its guaranties under the thirty-fifth article of the treaty of 1846, in order to keep the transit open across the Isthmus of Panama. Desirous of exercising only the powers expressly reserved to us by the treaty, and mindful of the rights of Colombia, the forces sent to the Isthmus were instructed to confine their action to &amp;quot;positively and efficaciously&amp;quot; preventing the transit and its accessories from being &amp;quot;interrupted or embarrassed.&amp;quot;&lt;br/&gt;&lt;br/&gt;</text:p>
          </table:table-cell>
          <table:table-cell office:value-type="string">
            <text:p>United States Constitution</text:p>
          </table:table-cell>
          <table:table-cell office:value-type="string">
            <text:p>http://en.wikipedia.org/wiki/United_States_Constitution</text:p>
          </table:table-cell>
          <table:table-cell table:style-name="ce1" office:value-type="string">
            <text:p>2009</text:p>
          </table:table-cell>
          <table:table-cell office:value-type="string">
            <text:p>http://en.wikipedia.org/wiki/2009</text:p>
          </table:table-cell>
          <table:table-cell/>
          <table:table-cell office:value-type="string">
            <text:p>1</text:p>
          </table:table-cell>
          <table:table-cell table:number-columns-repeated="3"/>
          <table:table-cell table:formula="of:=CONCATENATE([.AB392];&quot;,&quot;;[.AC392];&quot;,&quot;; TEXT([.AK392];&quot;#&quot;))" office:value-type="string" office:string-value="EDA,LAU_ET_AL,1">
            <text:p>EDA,LAU_ET_AL,1</text:p>
          </table:table-cell>
        </table:table-row>
        <table:table-row table:style-name="ro1">
          <table:table-cell office:value-type="string">
            <text:p>2Y7CGJ2D21O3BELM7TGP0I2K0OLC6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4 GMT 2012</text:p>
          </table:table-cell>
          <table:table-cell table:number-columns-repeated="2"/>
          <table:table-cell office:value-type="string">
            <text:p>2RJRLFQ0ONNV6QPPOY0EORB7C23SJH</text:p>
          </table:table-cell>
          <table:table-cell office:value-type="string">
            <text:p>AS809NPDW8VZ0</text:p>
          </table:table-cell>
          <table:table-cell office:value-type="string">
            <text:p>Submitted</text:p>
          </table:table-cell>
          <table:table-cell office:value-type="string">
            <text:p>Thu Sep 13 06:53:38 GMT 2012</text:p>
          </table:table-cell>
          <table:table-cell office:value-type="string">
            <text:p>Thu Sep 13 06:53:55 GMT 2012</text:p>
          </table:table-cell>
          <table:table-cell office:value-type="string">
            <text:p>Wed Sep 19 23:53:55 PDT 2012</text:p>
          </table:table-cell>
          <table:table-cell table:number-columns-repeated="3"/>
          <table:table-cell office:value-type="string">
            <text:p>1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rover_Cleveland_1:5.txt</text:p>
          </table:table-cell>
          <table:table-cell office:value-type="string">
            <text:p>Early in March last war broke out in Central America, caused by the attempt of Guatemala to consolidate the several States into a single government. In these contests between our neighboring States the United States forebore to interfere actively, but lent the aid of their friendly offices in deprecation of war and to promote peace and concord among the belligerents, and by such counsel contributed importantly to the restoration of tranquillity in that locality.&lt;br/&gt;&lt;br/&gt;Emergencies growing out of civil war in the United States of Colombia demanded of the Government at the beginning of this Administration the employment of armed forces to fulfill its guaranties under the thirty-fifth article of the treaty of 1846, in order to keep the transit open across the Isthmus of Panama. Desirous of exercising only the powers expressly reserved to us by the treaty, and mindful of the rights of Colombia, the forces sent to the Isthmus were instructed to confine their action to &amp;quot;positively and efficaciously&amp;quot; preventing the transit and its accessories from being &amp;quot;interrupted or embarrassed.&amp;quot;&lt;br/&gt;&lt;br/&gt;</text:p>
          </table:table-cell>
          <table:table-cell office:value-type="string">
            <text:p>United States Constitution</text:p>
          </table:table-cell>
          <table:table-cell office:value-type="string">
            <text:p>http://en.wikipedia.org/wiki/United_States_Constitution</text:p>
          </table:table-cell>
          <table:table-cell table:style-name="ce1" office:value-type="string">
            <text:p>2009</text:p>
          </table:table-cell>
          <table:table-cell office:value-type="string">
            <text:p>http://en.wikipedia.org/wiki/2009</text:p>
          </table:table-cell>
          <table:table-cell/>
          <table:table-cell office:value-type="string">
            <text:p>1</text:p>
          </table:table-cell>
          <table:table-cell table:number-columns-repeated="3"/>
          <table:table-cell table:formula="of:=CONCATENATE([.AB393];&quot;,&quot;;[.AC393];&quot;,&quot;; TEXT([.AK393];&quot;#&quot;))" office:value-type="string" office:string-value="EDA,LAU_ET_AL,1">
            <text:p>EDA,LAU_ET_AL,1</text:p>
          </table:table-cell>
        </table:table-row>
        <table:table-row table:style-name="ro1">
          <table:table-cell office:value-type="string">
            <text:p>2Y7CGJ2D21O3BELM7TGP0I2K0OLC6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4 GMT 2012</text:p>
          </table:table-cell>
          <table:table-cell table:number-columns-repeated="2"/>
          <table:table-cell office:value-type="string">
            <text:p>2V33L0FBJ9IOQS2OYOMEDRPR817NZK</text:p>
          </table:table-cell>
          <table:table-cell office:value-type="string">
            <text:p>A997OZ3H2B3Q2</text:p>
          </table:table-cell>
          <table:table-cell office:value-type="string">
            <text:p>Submitted</text:p>
          </table:table-cell>
          <table:table-cell office:value-type="string">
            <text:p>Thu Sep 13 06:48:26 GMT 2012</text:p>
          </table:table-cell>
          <table:table-cell office:value-type="string">
            <text:p>Thu Sep 13 06:48:43 GMT 2012</text:p>
          </table:table-cell>
          <table:table-cell office:value-type="string">
            <text:p>Wed Sep 19 23:48:43 PDT 2012</text:p>
          </table:table-cell>
          <table:table-cell table:number-columns-repeated="3"/>
          <table:table-cell office:value-type="string">
            <text:p>17</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rover_Cleveland_1:5.txt</text:p>
          </table:table-cell>
          <table:table-cell office:value-type="string">
            <text:p>Early in March last war broke out in Central America, caused by the attempt of Guatemala to consolidate the several States into a single government. In these contests between our neighboring States the United States forebore to interfere actively, but lent the aid of their friendly offices in deprecation of war and to promote peace and concord among the belligerents, and by such counsel contributed importantly to the restoration of tranquillity in that locality.&lt;br/&gt;&lt;br/&gt;Emergencies growing out of civil war in the United States of Colombia demanded of the Government at the beginning of this Administration the employment of armed forces to fulfill its guaranties under the thirty-fifth article of the treaty of 1846, in order to keep the transit open across the Isthmus of Panama. Desirous of exercising only the powers expressly reserved to us by the treaty, and mindful of the rights of Colombia, the forces sent to the Isthmus were instructed to confine their action to &amp;quot;positively and efficaciously&amp;quot; preventing the transit and its accessories from being &amp;quot;interrupted or embarrassed.&amp;quot;&lt;br/&gt;&lt;br/&gt;</text:p>
          </table:table-cell>
          <table:table-cell office:value-type="string">
            <text:p>United States Constitution</text:p>
          </table:table-cell>
          <table:table-cell office:value-type="string">
            <text:p>http://en.wikipedia.org/wiki/United_States_Constitution</text:p>
          </table:table-cell>
          <table:table-cell table:style-name="ce1" office:value-type="string">
            <text:p>2009</text:p>
          </table:table-cell>
          <table:table-cell office:value-type="string">
            <text:p>http://en.wikipedia.org/wiki/2009</text:p>
          </table:table-cell>
          <table:table-cell/>
          <table:table-cell office:value-type="string">
            <text:p>1</text:p>
          </table:table-cell>
          <table:table-cell table:number-columns-repeated="3"/>
          <table:table-cell table:formula="of:=CONCATENATE([.AB394];&quot;,&quot;;[.AC394];&quot;,&quot;; TEXT([.AK394];&quot;#&quot;))" office:value-type="string" office:string-value="EDA,LAU_ET_AL,1">
            <text:p>EDA,LAU_ET_AL,1</text:p>
          </table:table-cell>
        </table:table-row>
        <table:table-row table:style-name="ro1">
          <table:table-cell office:value-type="string">
            <text:p>2LX0OHOVR14ICTC7SJTHMCWA87Y65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4 GMT 2012</text:p>
          </table:table-cell>
          <table:table-cell table:number-columns-repeated="2"/>
          <table:table-cell office:value-type="string">
            <text:p>25H3TVOK5UFJKAMCXOFZNYQS7R074I</text:p>
          </table:table-cell>
          <table:table-cell office:value-type="string">
            <text:p>A31ALYJKPKD09W</text:p>
          </table:table-cell>
          <table:table-cell office:value-type="string">
            <text:p>Submitted</text:p>
          </table:table-cell>
          <table:table-cell office:value-type="string">
            <text:p>Thu Sep 13 06:49:20 GMT 2012</text:p>
          </table:table-cell>
          <table:table-cell office:value-type="string">
            <text:p>Thu Sep 13 06:49:29 GMT 2012</text:p>
          </table:table-cell>
          <table:table-cell office:value-type="string">
            <text:p>Wed Sep 19 23:49:29 PDT 2012</text:p>
          </table:table-cell>
          <table:table-cell table:number-columns-repeated="3"/>
          <table:table-cell office:value-type="string">
            <text:p>9</text:p>
          </table:table-cell>
          <table:table-cell office:value-type="string">
            <text:p>100% (294/295)</text:p>
          </table:table-cell>
          <table:table-cell office:value-type="string">
            <text:p>100% (62/62)</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Rutherford_B._Hayes_3:11.txt</text:p>
          </table:table-cell>
          <table:table-cell office:value-type="string">
            <text:p>By laws enacted in 1853 and 1855, and now in substance incorporated in the Revised Statutes, the practice of arbitrary appointments to the several subordinate grades in the great Departments was condemned, and examinations as to capacity, to be conducted by departmental boards of examiners, were provided for and made conditions of admission to the public service. These statutes are a decision by Congress that examinations of some sort as to attainments and capacity are essential to the well-being of the public service. The important questions since the enactment of these laws have been as to the character of these examinations, and whether official favor and partisan influence or common right and merit were to control the access to the examinations. In practice these examinations have not always been open to worthy persons generally who might wish to be examined. Official favoritism and partisan influence, as a rule, appear to have designated those who alone were permitted to go before the examining boards, subjecting even the examiners to a pressure from the friends of the candidates very difficult to resist. As a consequence the standard of admission fell below that which the public interest demanded. It was also almost inevitable that a system which provided for various separate boards of examiners, with no common supervision or uniform method of procedure, should result in confusion, inconsistency, and inadequate tests of capacity, highly detrimental to the public interest. A further and more radical change was obviously required.&lt;br/&gt;&lt;br/&gt;In the annual message of December, 1870, my predecessor declared that--&lt;br/&gt;&lt;br/&gt;</text:p>
          </table:table-cell>
          <table:table-cell office:value-type="string">
            <text:p>Tara Singh Malhotra</text:p>
          </table:table-cell>
          <table:table-cell office:value-type="string">
            <text:p>http://en.wikipedia.org/wiki/Tara_Singh_Malhotra</text:p>
          </table:table-cell>
          <table:table-cell office:value-type="string">
            <text:p>United States Constitution</text:p>
          </table:table-cell>
          <table:table-cell office:value-type="string">
            <text:p>http://en.wikipedia.org/wiki/United_States_Constitution</text:p>
          </table:table-cell>
          <table:table-cell/>
          <table:table-cell office:value-type="string">
            <text:p>2</text:p>
          </table:table-cell>
          <table:table-cell table:number-columns-repeated="3"/>
          <table:table-cell table:formula="of:=CONCATENATE([.AB395];&quot;,&quot;;[.AC395];&quot;,&quot;; TEXT([.AK395];&quot;#&quot;))" office:value-type="string" office:string-value="LAU_ET_AL,EDA,2">
            <text:p>LAU_ET_AL,EDA,2</text:p>
          </table:table-cell>
        </table:table-row>
        <table:table-row table:style-name="ro1">
          <table:table-cell office:value-type="string">
            <text:p>2LX0OHOVR14ICTC7SJTHMCWA87Y65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4 GMT 2012</text:p>
          </table:table-cell>
          <table:table-cell table:number-columns-repeated="2"/>
          <table:table-cell office:value-type="string">
            <text:p>299HRRLFQ0ON24FM8U8OHEGRHMCHQA</text:p>
          </table:table-cell>
          <table:table-cell office:value-type="string">
            <text:p>AAE9H4ZIKQS37</text:p>
          </table:table-cell>
          <table:table-cell office:value-type="string">
            <text:p>Submitted</text:p>
          </table:table-cell>
          <table:table-cell office:value-type="string">
            <text:p>Thu Sep 13 06:31:13 GMT 2012</text:p>
          </table:table-cell>
          <table:table-cell office:value-type="string">
            <text:p>Thu Sep 13 06:31:19 GMT 2012</text:p>
          </table:table-cell>
          <table:table-cell office:value-type="string">
            <text:p>Wed Sep 19 23:31:19 PDT 2012</text:p>
          </table:table-cell>
          <table:table-cell table:number-columns-repeated="3"/>
          <table:table-cell office:value-type="string">
            <text:p>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Rutherford_B._Hayes_3:11.txt</text:p>
          </table:table-cell>
          <table:table-cell office:value-type="string">
            <text:p>By laws enacted in 1853 and 1855, and now in substance incorporated in the Revised Statutes, the practice of arbitrary appointments to the several subordinate grades in the great Departments was condemned, and examinations as to capacity, to be conducted by departmental boards of examiners, were provided for and made conditions of admission to the public service. These statutes are a decision by Congress that examinations of some sort as to attainments and capacity are essential to the well-being of the public service. The important questions since the enactment of these laws have been as to the character of these examinations, and whether official favor and partisan influence or common right and merit were to control the access to the examinations. In practice these examinations have not always been open to worthy persons generally who might wish to be examined. Official favoritism and partisan influence, as a rule, appear to have designated those who alone were permitted to go before the examining boards, subjecting even the examiners to a pressure from the friends of the candidates very difficult to resist. As a consequence the standard of admission fell below that which the public interest demanded. It was also almost inevitable that a system which provided for various separate boards of examiners, with no common supervision or uniform method of procedure, should result in confusion, inconsistency, and inadequate tests of capacity, highly detrimental to the public interest. A further and more radical change was obviously required.&lt;br/&gt;&lt;br/&gt;In the annual message of December, 1870, my predecessor declared that--&lt;br/&gt;&lt;br/&gt;</text:p>
          </table:table-cell>
          <table:table-cell office:value-type="string">
            <text:p>Tara Singh Malhotra</text:p>
          </table:table-cell>
          <table:table-cell office:value-type="string">
            <text:p>http://en.wikipedia.org/wiki/Tara_Singh_Malhotra</text:p>
          </table:table-cell>
          <table:table-cell office:value-type="string">
            <text:p>United States Constitution</text:p>
          </table:table-cell>
          <table:table-cell office:value-type="string">
            <text:p>http://en.wikipedia.org/wiki/United_States_Constitution</text:p>
          </table:table-cell>
          <table:table-cell/>
          <table:table-cell office:value-type="string">
            <text:p>2</text:p>
          </table:table-cell>
          <table:table-cell table:number-columns-repeated="3"/>
          <table:table-cell table:formula="of:=CONCATENATE([.AB396];&quot;,&quot;;[.AC396];&quot;,&quot;; TEXT([.AK396];&quot;#&quot;))" office:value-type="string" office:string-value="LAU_ET_AL,EDA,2">
            <text:p>LAU_ET_AL,EDA,2</text:p>
          </table:table-cell>
        </table:table-row>
        <table:table-row table:style-name="ro1">
          <table:table-cell office:value-type="string">
            <text:p>2LX0OHOVR14ICTC7SJTHMCWA87Y65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4 GMT 2012</text:p>
          </table:table-cell>
          <table:table-cell table:number-columns-repeated="2"/>
          <table:table-cell office:value-type="string">
            <text:p>2JJJ85OZIZEH1JYUTYFQDEWP302YAI</text:p>
          </table:table-cell>
          <table:table-cell office:value-type="string">
            <text:p>AS809NPDW8VZ0</text:p>
          </table:table-cell>
          <table:table-cell office:value-type="string">
            <text:p>Submitted</text:p>
          </table:table-cell>
          <table:table-cell office:value-type="string">
            <text:p>Thu Sep 13 06:19:56 GMT 2012</text:p>
          </table:table-cell>
          <table:table-cell office:value-type="string">
            <text:p>Thu Sep 13 06:22:48 GMT 2012</text:p>
          </table:table-cell>
          <table:table-cell office:value-type="string">
            <text:p>Wed Sep 19 23:22:48 PDT 2012</text:p>
          </table:table-cell>
          <table:table-cell table:number-columns-repeated="3"/>
          <table:table-cell office:value-type="string">
            <text:p>172</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Rutherford_B._Hayes_3:11.txt</text:p>
          </table:table-cell>
          <table:table-cell office:value-type="string">
            <text:p>By laws enacted in 1853 and 1855, and now in substance incorporated in the Revised Statutes, the practice of arbitrary appointments to the several subordinate grades in the great Departments was condemned, and examinations as to capacity, to be conducted by departmental boards of examiners, were provided for and made conditions of admission to the public service. These statutes are a decision by Congress that examinations of some sort as to attainments and capacity are essential to the well-being of the public service. The important questions since the enactment of these laws have been as to the character of these examinations, and whether official favor and partisan influence or common right and merit were to control the access to the examinations. In practice these examinations have not always been open to worthy persons generally who might wish to be examined. Official favoritism and partisan influence, as a rule, appear to have designated those who alone were permitted to go before the examining boards, subjecting even the examiners to a pressure from the friends of the candidates very difficult to resist. As a consequence the standard of admission fell below that which the public interest demanded. It was also almost inevitable that a system which provided for various separate boards of examiners, with no common supervision or uniform method of procedure, should result in confusion, inconsistency, and inadequate tests of capacity, highly detrimental to the public interest. A further and more radical change was obviously required.&lt;br/&gt;&lt;br/&gt;In the annual message of December, 1870, my predecessor declared that--&lt;br/&gt;&lt;br/&gt;</text:p>
          </table:table-cell>
          <table:table-cell office:value-type="string">
            <text:p>Tara Singh Malhotra</text:p>
          </table:table-cell>
          <table:table-cell office:value-type="string">
            <text:p>http://en.wikipedia.org/wiki/Tara_Singh_Malhotra</text:p>
          </table:table-cell>
          <table:table-cell office:value-type="string">
            <text:p>United States Constitution</text:p>
          </table:table-cell>
          <table:table-cell office:value-type="string">
            <text:p>http://en.wikipedia.org/wiki/United_States_Constitution</text:p>
          </table:table-cell>
          <table:table-cell/>
          <table:table-cell office:value-type="string">
            <text:p>2</text:p>
          </table:table-cell>
          <table:table-cell table:number-columns-repeated="3"/>
          <table:table-cell table:formula="of:=CONCATENATE([.AB397];&quot;,&quot;;[.AC397];&quot;,&quot;; TEXT([.AK397];&quot;#&quot;))" office:value-type="string" office:string-value="LAU_ET_AL,EDA,2">
            <text:p>LAU_ET_AL,EDA,2</text:p>
          </table:table-cell>
        </table:table-row>
        <table:table-row table:style-name="ro1">
          <table:table-cell office:value-type="string">
            <text:p>22G58B727M0IVO8MKBXYNSVF65DBW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4 GMT 2012</text:p>
          </table:table-cell>
          <table:table-cell table:number-columns-repeated="2"/>
          <table:table-cell office:value-type="string">
            <text:p>2C9ECWA6X3YORL35JZWK5PTITXPMN2</text:p>
          </table:table-cell>
          <table:table-cell office:value-type="string">
            <text:p>AAE9H4ZIKQS37</text:p>
          </table:table-cell>
          <table:table-cell office:value-type="string">
            <text:p>Submitted</text:p>
          </table:table-cell>
          <table:table-cell office:value-type="string">
            <text:p>Thu Sep 13 06:42:32 GMT 2012</text:p>
          </table:table-cell>
          <table:table-cell office:value-type="string">
            <text:p>Thu Sep 13 06:42:39 GMT 2012</text:p>
          </table:table-cell>
          <table:table-cell office:value-type="string">
            <text:p>Wed Sep 19 23:42:39 PDT 2012</text:p>
          </table:table-cell>
          <table:table-cell table:number-columns-repeated="3"/>
          <table:table-cell office:value-type="string">
            <text:p>7</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Rutherford_B._Hayes_3:54.txt</text:p>
          </table:table-cell>
          <table:table-cell office:value-type="string">
            <text:p>On the 26th of April I issued a proclamation warning all persons against participation in such an attempt, and by the cooperation of a military force the invasion was promptly checked. It is my purpose to protect the rights of the Indian inhabitants of that Territory to the full extent of the executive power; but it would be unwise to ignore the fact that a territory so large and so &amp;apos;fertile, with a population so sparse and with so great a wealth of unused resources, will be found more exposed to the repetition of such attempts as happened this year when the surrounding States are more densely settled and the westward movement of our population looks still more eagerly for fresh lands to occupy. Under such circumstances the difficulty of maintaining the Indian Territory in its present state will greatly increase, and the Indian tribes inhabiting it would do well to prepare for such a contingency. I therefore fully approve of the advice given to them by the Secretary of the Interior on a recent occasion, to divide among themselves in severalty as large a quantity of their lands as they can cultivate; to acquire individual title in fee instead of their present tribal ownership in common, and to consider in what manner the balance of their lands may be disposed of by the Government for their benefit. By adopting such a policy they would more certainly secure for themselves the value of their possessions, and at the same time promote their progress in civilization and prosperity, than by endeavoring to perpetuate the present state of things in the Territory.&lt;br/&gt;&lt;br/&gt;The question whether a change in the control of the Indian service should be made was in the Forty-fifth Congress referred to a joint committee of both Houses for inquiry and report. In my last annual message I expressed the hope that the decision of that question, then in prospect, would &amp;quot;arrest further agitation of this subject, such agitation being apt to produce a disturbing effect upon the service as well as on the Indians themselves.&amp;quot; Since then, the committee having reported, the question has been decided in the negative by a vote in the House of Representatives.&lt;br/&gt;&lt;br/&gt;</text:p>
          </table:table-cell>
          <table:table-cell office:value-type="string">
            <text:p>London Centre for Arts and Cultural Exchange</text:p>
          </table:table-cell>
          <table:table-cell office:value-type="string">
            <text:p>http://en.wikipedia.org/wiki/London_Centre_for_Arts_and_Cultural_Exchange</text:p>
          </table:table-cell>
          <table:table-cell office:value-type="string">
            <text:p>Historical powers</text:p>
          </table:table-cell>
          <table:table-cell office:value-type="string">
            <text:p>http://en.wikipedia.org/wiki/Historical_powers</text:p>
          </table:table-cell>
          <table:table-cell/>
          <table:table-cell office:value-type="string">
            <text:p>2</text:p>
          </table:table-cell>
          <table:table-cell table:number-columns-repeated="3"/>
          <table:table-cell table:formula="of:=CONCATENATE([.AB398];&quot;,&quot;;[.AC398];&quot;,&quot;; TEXT([.AK398];&quot;#&quot;))" office:value-type="string" office:string-value="RANDOM,EDA,2">
            <text:p>RANDOM,EDA,2</text:p>
          </table:table-cell>
        </table:table-row>
        <table:table-row table:style-name="ro1">
          <table:table-cell office:value-type="string">
            <text:p>22G58B727M0IVO8MKBXYNSVF65DBW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4 GMT 2012</text:p>
          </table:table-cell>
          <table:table-cell table:number-columns-repeated="2"/>
          <table:table-cell office:value-type="string">
            <text:p>2CWE6AUBXHWSWG3QGJMB7WDRRC82YD</text:p>
          </table:table-cell>
          <table:table-cell office:value-type="string">
            <text:p>A997OZ3H2B3Q2</text:p>
          </table:table-cell>
          <table:table-cell office:value-type="string">
            <text:p>Submitted</text:p>
          </table:table-cell>
          <table:table-cell office:value-type="string">
            <text:p>Thu Sep 13 05:47:48 GMT 2012</text:p>
          </table:table-cell>
          <table:table-cell office:value-type="string">
            <text:p>Thu Sep 13 05:48:29 GMT 2012</text:p>
          </table:table-cell>
          <table:table-cell office:value-type="string">
            <text:p>Wed Sep 19 22:48:29 PDT 2012</text:p>
          </table:table-cell>
          <table:table-cell table:number-columns-repeated="3"/>
          <table:table-cell office:value-type="string">
            <text:p>41</text:p>
          </table:table-cell>
          <table:table-cell table:number-columns-repeated="2" office:value-type="string">
            <text:p>100% (93/93)</text:p>
          </table:table-cell>
          <table:table-cell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Rutherford_B._Hayes_3:54.txt</text:p>
          </table:table-cell>
          <table:table-cell office:value-type="string">
            <text:p>On the 26th of April I issued a proclamation warning all persons against participation in such an attempt, and by the cooperation of a military force the invasion was promptly checked. It is my purpose to protect the rights of the Indian inhabitants of that Territory to the full extent of the executive power; but it would be unwise to ignore the fact that a territory so large and so &amp;apos;fertile, with a population so sparse and with so great a wealth of unused resources, will be found more exposed to the repetition of such attempts as happened this year when the surrounding States are more densely settled and the westward movement of our population looks still more eagerly for fresh lands to occupy. Under such circumstances the difficulty of maintaining the Indian Territory in its present state will greatly increase, and the Indian tribes inhabiting it would do well to prepare for such a contingency. I therefore fully approve of the advice given to them by the Secretary of the Interior on a recent occasion, to divide among themselves in severalty as large a quantity of their lands as they can cultivate; to acquire individual title in fee instead of their present tribal ownership in common, and to consider in what manner the balance of their lands may be disposed of by the Government for their benefit. By adopting such a policy they would more certainly secure for themselves the value of their possessions, and at the same time promote their progress in civilization and prosperity, than by endeavoring to perpetuate the present state of things in the Territory.&lt;br/&gt;&lt;br/&gt;The question whether a change in the control of the Indian service should be made was in the Forty-fifth Congress referred to a joint committee of both Houses for inquiry and report. In my last annual message I expressed the hope that the decision of that question, then in prospect, would &amp;quot;arrest further agitation of this subject, such agitation being apt to produce a disturbing effect upon the service as well as on the Indians themselves.&amp;quot; Since then, the committee having reported, the question has been decided in the negative by a vote in the House of Representatives.&lt;br/&gt;&lt;br/&gt;</text:p>
          </table:table-cell>
          <table:table-cell office:value-type="string">
            <text:p>London Centre for Arts and Cultural Exchange</text:p>
          </table:table-cell>
          <table:table-cell office:value-type="string">
            <text:p>http://en.wikipedia.org/wiki/London_Centre_for_Arts_and_Cultural_Exchange</text:p>
          </table:table-cell>
          <table:table-cell office:value-type="string">
            <text:p>Historical powers</text:p>
          </table:table-cell>
          <table:table-cell office:value-type="string">
            <text:p>http://en.wikipedia.org/wiki/Historical_powers</text:p>
          </table:table-cell>
          <table:table-cell/>
          <table:table-cell office:value-type="string">
            <text:p>2</text:p>
          </table:table-cell>
          <table:table-cell table:number-columns-repeated="3"/>
          <table:table-cell table:formula="of:=CONCATENATE([.AB399];&quot;,&quot;;[.AC399];&quot;,&quot;; TEXT([.AK399];&quot;#&quot;))" office:value-type="string" office:string-value="RANDOM,EDA,2">
            <text:p>RANDOM,EDA,2</text:p>
          </table:table-cell>
        </table:table-row>
        <table:table-row table:style-name="ro1">
          <table:table-cell office:value-type="string">
            <text:p>22G58B727M0IVO8MKBXYNSVF65DBW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4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4 GMT 2012</text:p>
          </table:table-cell>
          <table:table-cell table:number-columns-repeated="2"/>
          <table:table-cell office:value-type="string">
            <text:p>2Y4CF0CP5KXP8RBNP7PGCPM7TDDXWO</text:p>
          </table:table-cell>
          <table:table-cell office:value-type="string">
            <text:p>A31ALYJKPKD09W</text:p>
          </table:table-cell>
          <table:table-cell office:value-type="string">
            <text:p>Submitted</text:p>
          </table:table-cell>
          <table:table-cell office:value-type="string">
            <text:p>Thu Sep 13 06:46:15 GMT 2012</text:p>
          </table:table-cell>
          <table:table-cell office:value-type="string">
            <text:p>Thu Sep 13 06:46:36 GMT 2012</text:p>
          </table:table-cell>
          <table:table-cell office:value-type="string">
            <text:p>Wed Sep 19 23:46:36 PDT 2012</text:p>
          </table:table-cell>
          <table:table-cell table:number-columns-repeated="3"/>
          <table:table-cell office:value-type="string">
            <text:p>21</text:p>
          </table:table-cell>
          <table:table-cell office:value-type="string">
            <text:p>100% (294/295)</text:p>
          </table:table-cell>
          <table:table-cell office:value-type="string">
            <text:p>100% (62/62)</text:p>
          </table:table-cell>
          <table:table-cell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Rutherford_B._Hayes_3:54.txt</text:p>
          </table:table-cell>
          <table:table-cell office:value-type="string">
            <text:p>On the 26th of April I issued a proclamation warning all persons against participation in such an attempt, and by the cooperation of a military force the invasion was promptly checked. It is my purpose to protect the rights of the Indian inhabitants of that Territory to the full extent of the executive power; but it would be unwise to ignore the fact that a territory so large and so &amp;apos;fertile, with a population so sparse and with so great a wealth of unused resources, will be found more exposed to the repetition of such attempts as happened this year when the surrounding States are more densely settled and the westward movement of our population looks still more eagerly for fresh lands to occupy. Under such circumstances the difficulty of maintaining the Indian Territory in its present state will greatly increase, and the Indian tribes inhabiting it would do well to prepare for such a contingency. I therefore fully approve of the advice given to them by the Secretary of the Interior on a recent occasion, to divide among themselves in severalty as large a quantity of their lands as they can cultivate; to acquire individual title in fee instead of their present tribal ownership in common, and to consider in what manner the balance of their lands may be disposed of by the Government for their benefit. By adopting such a policy they would more certainly secure for themselves the value of their possessions, and at the same time promote their progress in civilization and prosperity, than by endeavoring to perpetuate the present state of things in the Territory.&lt;br/&gt;&lt;br/&gt;The question whether a change in the control of the Indian service should be made was in the Forty-fifth Congress referred to a joint committee of both Houses for inquiry and report. In my last annual message I expressed the hope that the decision of that question, then in prospect, would &amp;quot;arrest further agitation of this subject, such agitation being apt to produce a disturbing effect upon the service as well as on the Indians themselves.&amp;quot; Since then, the committee having reported, the question has been decided in the negative by a vote in the House of Representatives.&lt;br/&gt;&lt;br/&gt;</text:p>
          </table:table-cell>
          <table:table-cell office:value-type="string">
            <text:p>London Centre for Arts and Cultural Exchange</text:p>
          </table:table-cell>
          <table:table-cell office:value-type="string">
            <text:p>http://en.wikipedia.org/wiki/London_Centre_for_Arts_and_Cultural_Exchange</text:p>
          </table:table-cell>
          <table:table-cell office:value-type="string">
            <text:p>Historical powers</text:p>
          </table:table-cell>
          <table:table-cell office:value-type="string">
            <text:p>http://en.wikipedia.org/wiki/Historical_powers</text:p>
          </table:table-cell>
          <table:table-cell/>
          <table:table-cell office:value-type="string">
            <text:p>2</text:p>
          </table:table-cell>
          <table:table-cell table:number-columns-repeated="3"/>
          <table:table-cell table:formula="of:=CONCATENATE([.AB400];&quot;,&quot;;[.AC400];&quot;,&quot;; TEXT([.AK400];&quot;#&quot;))" office:value-type="string" office:string-value="RANDOM,EDA,2">
            <text:p>RANDOM,EDA,2</text:p>
          </table:table-cell>
        </table:table-row>
        <table:table-row table:style-name="ro1">
          <table:table-cell office:value-type="string">
            <text:p>2U78PJWKUDD8CVZ8XD0Z8B6UVY29K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5 GMT 2012</text:p>
          </table:table-cell>
          <table:table-cell table:number-columns-repeated="2"/>
          <table:table-cell office:value-type="string">
            <text:p>2RN8ER9Y8TNKXVNXTFBFPS2OSFX6TE</text:p>
          </table:table-cell>
          <table:table-cell office:value-type="string">
            <text:p>A31ALYJKPKD09W</text:p>
          </table:table-cell>
          <table:table-cell office:value-type="string">
            <text:p>Submitted</text:p>
          </table:table-cell>
          <table:table-cell office:value-type="string">
            <text:p>Thu Sep 13 06:48:27 GMT 2012</text:p>
          </table:table-cell>
          <table:table-cell office:value-type="string">
            <text:p>Thu Sep 13 06:48:41 GMT 2012</text:p>
          </table:table-cell>
          <table:table-cell office:value-type="string">
            <text:p>Wed Sep 19 23:48:41 PDT 2012</text:p>
          </table:table-cell>
          <table:table-cell table:number-columns-repeated="3"/>
          <table:table-cell office:value-type="string">
            <text:p>14</text:p>
          </table:table-cell>
          <table:table-cell office:value-type="string">
            <text:p>100% (294/295)</text:p>
          </table:table-cell>
          <table:table-cell office:value-type="string">
            <text:p>100% (62/62)</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ohn_Tyler_1:10.txt</text:p>
          </table:table-cell>
          <table:table-cell office:value-type="string">
            <text:p>The claims of our citizens against the Brazilian Government originating from captures and other causes are still unsatisfied. The United States have, however, so uniformly shown a disposition to cultivate relations of amity with that Empire that it is hoped the unequivocal tokens of the same spirit toward us which an adjustment of the affairs referred to would afford will be given without further avoidable delay.&lt;br/&gt;&lt;br/&gt;The war with the Indian tribes on the peninsula of Florida has during the last summer and fall been prosecuted with untiring activity and zeal. A summer campaign was resolved upon as the best mode of bringing it to a close. Our brave officers and men who have been engaged in that service have suffered toils and privations and exhibited an energy which in any other war would have won for them unfading laurels. In despite of the sickness incident to the climate, they have penetrated the fastnesses of the Indians, broken up their encampments, and harassed them unceasingly. Numbers have been captured, and still greater numbers have surrendered and have been transported to join their brethren on the lands elsewhere allotted to them by the Government, and a strong hope is entertained that under the conduct of the gallant officer at the head of the troops in Florida that troublesome and expensive war is destined to a speedy termination. With all the other Indian tribes we are enjoying the blessings of peace. Our duty as well as our best interests prompts us to observe in all our intercourse with them fidelity in fulfilling our engagements, the practice of strict justice, as well as the constant exercise of acts of benevolence and kindness. These are the great instruments of civilization, and through the use of them alone can the untutored child of the forest be induced to listen to its teachings.&lt;br/&gt;&lt;br/&gt;</text:p>
          </table:table-cell>
          <table:table-cell office:value-type="string">
            <text:p>Foreign relations of India</text:p>
          </table:table-cell>
          <table:table-cell office:value-type="string">
            <text:p>http://en.wikipedia.org/wiki/Foreign_relations_of_India</text:p>
          </table:table-cell>
          <table:table-cell office:value-type="string">
            <text:p>Americanization of Native Americans</text:p>
          </table:table-cell>
          <table:table-cell office:value-type="string">
            <text:p>http://en.wikipedia.org/wiki/Americanization_of_Native_Americans</text:p>
          </table:table-cell>
          <table:table-cell/>
          <table:table-cell office:value-type="string">
            <text:p>1</text:p>
          </table:table-cell>
          <table:table-cell table:number-columns-repeated="3"/>
          <table:table-cell table:formula="of:=CONCATENATE([.AB401];&quot;,&quot;;[.AC401];&quot;,&quot;; TEXT([.AK401];&quot;#&quot;))" office:value-type="string" office:string-value="EDA,LAU_ET_AL,1">
            <text:p>EDA,LAU_ET_AL,1</text:p>
          </table:table-cell>
        </table:table-row>
        <table:table-row table:style-name="ro1">
          <table:table-cell office:value-type="string">
            <text:p>2U78PJWKUDD8CVZ8XD0Z8B6UVY29K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5 GMT 2012</text:p>
          </table:table-cell>
          <table:table-cell table:number-columns-repeated="2"/>
          <table:table-cell office:value-type="string">
            <text:p>2X5WIOV1S7SNIMHL1BUYLZ8NE61ZKQ</text:p>
          </table:table-cell>
          <table:table-cell office:value-type="string">
            <text:p>A997OZ3H2B3Q2</text:p>
          </table:table-cell>
          <table:table-cell office:value-type="string">
            <text:p>Submitted</text:p>
          </table:table-cell>
          <table:table-cell office:value-type="string">
            <text:p>Thu Sep 13 06:41:19 GMT 2012</text:p>
          </table:table-cell>
          <table:table-cell office:value-type="string">
            <text:p>Thu Sep 13 06:41:33 GMT 2012</text:p>
          </table:table-cell>
          <table:table-cell office:value-type="string">
            <text:p>Wed Sep 19 23:41:33 PDT 2012</text:p>
          </table:table-cell>
          <table:table-cell table:number-columns-repeated="3"/>
          <table:table-cell office:value-type="string">
            <text:p>14</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ohn_Tyler_1:10.txt</text:p>
          </table:table-cell>
          <table:table-cell office:value-type="string">
            <text:p>The claims of our citizens against the Brazilian Government originating from captures and other causes are still unsatisfied. The United States have, however, so uniformly shown a disposition to cultivate relations of amity with that Empire that it is hoped the unequivocal tokens of the same spirit toward us which an adjustment of the affairs referred to would afford will be given without further avoidable delay.&lt;br/&gt;&lt;br/&gt;The war with the Indian tribes on the peninsula of Florida has during the last summer and fall been prosecuted with untiring activity and zeal. A summer campaign was resolved upon as the best mode of bringing it to a close. Our brave officers and men who have been engaged in that service have suffered toils and privations and exhibited an energy which in any other war would have won for them unfading laurels. In despite of the sickness incident to the climate, they have penetrated the fastnesses of the Indians, broken up their encampments, and harassed them unceasingly. Numbers have been captured, and still greater numbers have surrendered and have been transported to join their brethren on the lands elsewhere allotted to them by the Government, and a strong hope is entertained that under the conduct of the gallant officer at the head of the troops in Florida that troublesome and expensive war is destined to a speedy termination. With all the other Indian tribes we are enjoying the blessings of peace. Our duty as well as our best interests prompts us to observe in all our intercourse with them fidelity in fulfilling our engagements, the practice of strict justice, as well as the constant exercise of acts of benevolence and kindness. These are the great instruments of civilization, and through the use of them alone can the untutored child of the forest be induced to listen to its teachings.&lt;br/&gt;&lt;br/&gt;</text:p>
          </table:table-cell>
          <table:table-cell office:value-type="string">
            <text:p>Foreign relations of India</text:p>
          </table:table-cell>
          <table:table-cell office:value-type="string">
            <text:p>http://en.wikipedia.org/wiki/Foreign_relations_of_India</text:p>
          </table:table-cell>
          <table:table-cell office:value-type="string">
            <text:p>Americanization of Native Americans</text:p>
          </table:table-cell>
          <table:table-cell office:value-type="string">
            <text:p>http://en.wikipedia.org/wiki/Americanization_of_Native_Americans</text:p>
          </table:table-cell>
          <table:table-cell/>
          <table:table-cell office:value-type="string">
            <text:p>2</text:p>
          </table:table-cell>
          <table:table-cell table:number-columns-repeated="3"/>
          <table:table-cell table:formula="of:=CONCATENATE([.AB402];&quot;,&quot;;[.AC402];&quot;,&quot;; TEXT([.AK402];&quot;#&quot;))" office:value-type="string" office:string-value="EDA,LAU_ET_AL,2">
            <text:p>EDA,LAU_ET_AL,2</text:p>
          </table:table-cell>
        </table:table-row>
        <table:table-row table:style-name="ro1">
          <table:table-cell office:value-type="string">
            <text:p>2U78PJWKUDD8CVZ8XD0Z8B6UVY29K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5 GMT 2012</text:p>
          </table:table-cell>
          <table:table-cell table:number-columns-repeated="2"/>
          <table:table-cell office:value-type="string">
            <text:p>2Z0JVCNHMVHVZL758BB2F4J7FZX02E</text:p>
          </table:table-cell>
          <table:table-cell office:value-type="string">
            <text:p>A1UNZTSLGW77HK</text:p>
          </table:table-cell>
          <table:table-cell office:value-type="string">
            <text:p>Submitted</text:p>
          </table:table-cell>
          <table:table-cell office:value-type="string">
            <text:p>Thu Sep 13 06:28:22 GMT 2012</text:p>
          </table:table-cell>
          <table:table-cell office:value-type="string">
            <text:p>Thu Sep 13 06:29:32 GMT 2012</text:p>
          </table:table-cell>
          <table:table-cell office:value-type="string">
            <text:p>Wed Sep 19 23:29:32 PDT 2012</text:p>
          </table:table-cell>
          <table:table-cell table:number-columns-repeated="3"/>
          <table:table-cell office:value-type="string">
            <text:p>70</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ohn_Tyler_1:10.txt</text:p>
          </table:table-cell>
          <table:table-cell office:value-type="string">
            <text:p>The claims of our citizens against the Brazilian Government originating from captures and other causes are still unsatisfied. The United States have, however, so uniformly shown a disposition to cultivate relations of amity with that Empire that it is hoped the unequivocal tokens of the same spirit toward us which an adjustment of the affairs referred to would afford will be given without further avoidable delay.&lt;br/&gt;&lt;br/&gt;The war with the Indian tribes on the peninsula of Florida has during the last summer and fall been prosecuted with untiring activity and zeal. A summer campaign was resolved upon as the best mode of bringing it to a close. Our brave officers and men who have been engaged in that service have suffered toils and privations and exhibited an energy which in any other war would have won for them unfading laurels. In despite of the sickness incident to the climate, they have penetrated the fastnesses of the Indians, broken up their encampments, and harassed them unceasingly. Numbers have been captured, and still greater numbers have surrendered and have been transported to join their brethren on the lands elsewhere allotted to them by the Government, and a strong hope is entertained that under the conduct of the gallant officer at the head of the troops in Florida that troublesome and expensive war is destined to a speedy termination. With all the other Indian tribes we are enjoying the blessings of peace. Our duty as well as our best interests prompts us to observe in all our intercourse with them fidelity in fulfilling our engagements, the practice of strict justice, as well as the constant exercise of acts of benevolence and kindness. These are the great instruments of civilization, and through the use of them alone can the untutored child of the forest be induced to listen to its teachings.&lt;br/&gt;&lt;br/&gt;</text:p>
          </table:table-cell>
          <table:table-cell office:value-type="string">
            <text:p>Foreign relations of India</text:p>
          </table:table-cell>
          <table:table-cell office:value-type="string">
            <text:p>http://en.wikipedia.org/wiki/Foreign_relations_of_India</text:p>
          </table:table-cell>
          <table:table-cell office:value-type="string">
            <text:p>Americanization of Native Americans</text:p>
          </table:table-cell>
          <table:table-cell office:value-type="string">
            <text:p>http://en.wikipedia.org/wiki/Americanization_of_Native_Americans</text:p>
          </table:table-cell>
          <table:table-cell/>
          <table:table-cell office:value-type="string">
            <text:p>1</text:p>
          </table:table-cell>
          <table:table-cell table:number-columns-repeated="3"/>
          <table:table-cell table:formula="of:=CONCATENATE([.AB403];&quot;,&quot;;[.AC403];&quot;,&quot;; TEXT([.AK403];&quot;#&quot;))" office:value-type="string" office:string-value="EDA,LAU_ET_AL,1">
            <text:p>EDA,LAU_ET_AL,1</text:p>
          </table:table-cell>
        </table:table-row>
        <table:table-row table:style-name="ro1">
          <table:table-cell office:value-type="string">
            <text:p>2W80ONNVRH1KWXXJN127ENV9NURWN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5 GMT 2012</text:p>
          </table:table-cell>
          <table:table-cell table:number-columns-repeated="2"/>
          <table:table-cell office:value-type="string">
            <text:p>26XXH0JPPSI2Z72US2G7DKLMCBKHNI</text:p>
          </table:table-cell>
          <table:table-cell office:value-type="string">
            <text:p>A997OZ3H2B3Q2</text:p>
          </table:table-cell>
          <table:table-cell office:value-type="string">
            <text:p>Submitted</text:p>
          </table:table-cell>
          <table:table-cell office:value-type="string">
            <text:p>Thu Sep 13 05:35:51 GMT 2012</text:p>
          </table:table-cell>
          <table:table-cell office:value-type="string">
            <text:p>Thu Sep 13 05:36:19 GMT 2012</text:p>
          </table:table-cell>
          <table:table-cell office:value-type="string">
            <text:p>Wed Sep 19 22:36:19 PDT 2012</text:p>
          </table:table-cell>
          <table:table-cell table:number-columns-repeated="3"/>
          <table:table-cell office:value-type="string">
            <text:p>28</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rover_Cleveland_6:98.txt</text:p>
          </table:table-cell>
          <table:table-cell office:value-type="string">
            <text:p>With the advent of a new tariff policy not only calculated to relieve the consumers of our land in the cost of their daily life, but to invite a better development of American thrift and create for us closer and more profitable commercial relations with the rest of the world, it follows as a logical and imperative necessity that we should at once remove the chief if not the only obstacle which has so long prevented our participation in the foreign carrying trade of the sea. A tariff built upon the theory that it is well to check imports and that a home market should bound the industry and effort of American producers was fitly supplemented by a refusal to allow American registry to vessels built abroad, though owned and navigated by our people, thus exhibiting a willingness to abandon all contest for the advantages of American transoceanic carriage. Our new tariff policy, built upon the theory that it is well to encourage such importations as our people need, and that our products and manufactures should find markets in every part of the habitable globe, is consistently supplemented by the greatest possible liberty to our citizens in the ownership and navigation of ships in which our products and manufactures may be transported. The millions now paid to foreigners for carrying American passengers and products across the sea should be turned into American hands. Shipbuilding, which has been protected to strangulation, should be revived by the prospect of profitable employment for ships when built, and the American sailor should be resurrected and again take his place--a sturdy and industrious citizen in time of peace and a patriotic and safe defender of American interests in the day of conflict.&lt;br/&gt;&lt;br/&gt;The ancient provision of our law denying American registry to ships built abroad and owned by Americans appears in the light of present conditions not only to be a failure for good at every point, but to be nearer a relic of barbarism than anything that exists under the permission of a statute of the United States. I earnestly recommend its prompt repeal.&lt;br/&gt;&lt;br/&gt;</text:p>
          </table:table-cell>
          <table:table-cell office:value-type="string">
            <text:p>First Stadtholderless Period</text:p>
          </table:table-cell>
          <table:table-cell office:value-type="string">
            <text:p>http://en.wikipedia.org/wiki/First_Stadtholderless_Period</text:p>
          </table:table-cell>
          <table:table-cell office:value-type="string">
            <text:p>Nortraship</text:p>
          </table:table-cell>
          <table:table-cell office:value-type="string">
            <text:p>http://en.wikipedia.org/wiki/Nortraship</text:p>
          </table:table-cell>
          <table:table-cell/>
          <table:table-cell office:value-type="string">
            <text:p>2</text:p>
          </table:table-cell>
          <table:table-cell table:number-columns-repeated="3"/>
          <table:table-cell table:formula="of:=CONCATENATE([.AB404];&quot;,&quot;;[.AC404];&quot;,&quot;; TEXT([.AK404];&quot;#&quot;))" office:value-type="string" office:string-value="EDA,LAU_ET_AL,2">
            <text:p>EDA,LAU_ET_AL,2</text:p>
          </table:table-cell>
        </table:table-row>
        <table:table-row table:style-name="ro1">
          <table:table-cell office:value-type="string">
            <text:p>2W80ONNVRH1KWXXJN127ENV9NURWN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5 GMT 2012</text:p>
          </table:table-cell>
          <table:table-cell table:number-columns-repeated="2"/>
          <table:table-cell office:value-type="string">
            <text:p>2UU74J79KQW6GHB9D4OFKD453RHHJG</text:p>
          </table:table-cell>
          <table:table-cell office:value-type="string">
            <text:p>A746183X8258H</text:p>
          </table:table-cell>
          <table:table-cell office:value-type="string">
            <text:p>Submitted</text:p>
          </table:table-cell>
          <table:table-cell office:value-type="string">
            <text:p>Thu Sep 13 05:52:45 GMT 2012</text:p>
          </table:table-cell>
          <table:table-cell office:value-type="string">
            <text:p>Thu Sep 13 05:54:14 GMT 2012</text:p>
          </table:table-cell>
          <table:table-cell office:value-type="string">
            <text:p>Wed Sep 19 22:54:14 PDT 2012</text:p>
          </table:table-cell>
          <table:table-cell table:number-columns-repeated="3"/>
          <table:table-cell office:value-type="string">
            <text:p>89</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rover_Cleveland_6:98.txt</text:p>
          </table:table-cell>
          <table:table-cell office:value-type="string">
            <text:p>With the advent of a new tariff policy not only calculated to relieve the consumers of our land in the cost of their daily life, but to invite a better development of American thrift and create for us closer and more profitable commercial relations with the rest of the world, it follows as a logical and imperative necessity that we should at once remove the chief if not the only obstacle which has so long prevented our participation in the foreign carrying trade of the sea. A tariff built upon the theory that it is well to check imports and that a home market should bound the industry and effort of American producers was fitly supplemented by a refusal to allow American registry to vessels built abroad, though owned and navigated by our people, thus exhibiting a willingness to abandon all contest for the advantages of American transoceanic carriage. Our new tariff policy, built upon the theory that it is well to encourage such importations as our people need, and that our products and manufactures should find markets in every part of the habitable globe, is consistently supplemented by the greatest possible liberty to our citizens in the ownership and navigation of ships in which our products and manufactures may be transported. The millions now paid to foreigners for carrying American passengers and products across the sea should be turned into American hands. Shipbuilding, which has been protected to strangulation, should be revived by the prospect of profitable employment for ships when built, and the American sailor should be resurrected and again take his place--a sturdy and industrious citizen in time of peace and a patriotic and safe defender of American interests in the day of conflict.&lt;br/&gt;&lt;br/&gt;The ancient provision of our law denying American registry to ships built abroad and owned by Americans appears in the light of present conditions not only to be a failure for good at every point, but to be nearer a relic of barbarism than anything that exists under the permission of a statute of the United States. I earnestly recommend its prompt repeal.&lt;br/&gt;&lt;br/&gt;</text:p>
          </table:table-cell>
          <table:table-cell office:value-type="string">
            <text:p>First Stadtholderless Period</text:p>
          </table:table-cell>
          <table:table-cell office:value-type="string">
            <text:p>http://en.wikipedia.org/wiki/First_Stadtholderless_Period</text:p>
          </table:table-cell>
          <table:table-cell office:value-type="string">
            <text:p>Nortraship</text:p>
          </table:table-cell>
          <table:table-cell office:value-type="string">
            <text:p>http://en.wikipedia.org/wiki/Nortraship</text:p>
          </table:table-cell>
          <table:table-cell/>
          <table:table-cell office:value-type="string">
            <text:p>2</text:p>
          </table:table-cell>
          <table:table-cell table:number-columns-repeated="3"/>
          <table:table-cell table:formula="of:=CONCATENATE([.AB405];&quot;,&quot;;[.AC405];&quot;,&quot;; TEXT([.AK405];&quot;#&quot;))" office:value-type="string" office:string-value="EDA,LAU_ET_AL,2">
            <text:p>EDA,LAU_ET_AL,2</text:p>
          </table:table-cell>
        </table:table-row>
        <table:table-row table:style-name="ro1">
          <table:table-cell office:value-type="string">
            <text:p>2W80ONNVRH1KWXXJN127ENV9NURWN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5 GMT 2012</text:p>
          </table:table-cell>
          <table:table-cell table:number-columns-repeated="2"/>
          <table:table-cell office:value-type="string">
            <text:p>2XB92NJKM05B1SHZO8N2OTP9XPDFA3</text:p>
          </table:table-cell>
          <table:table-cell office:value-type="string">
            <text:p>AAE9H4ZIKQS37</text:p>
          </table:table-cell>
          <table:table-cell office:value-type="string">
            <text:p>Submitted</text:p>
          </table:table-cell>
          <table:table-cell office:value-type="string">
            <text:p>Thu Sep 13 06:35:09 GMT 2012</text:p>
          </table:table-cell>
          <table:table-cell office:value-type="string">
            <text:p>Thu Sep 13 06:35:18 GMT 2012</text:p>
          </table:table-cell>
          <table:table-cell office:value-type="string">
            <text:p>Wed Sep 19 23:35:18 PDT 2012</text:p>
          </table:table-cell>
          <table:table-cell table:number-columns-repeated="3"/>
          <table:table-cell office:value-type="string">
            <text:p>9</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rover_Cleveland_6:98.txt</text:p>
          </table:table-cell>
          <table:table-cell office:value-type="string">
            <text:p>With the advent of a new tariff policy not only calculated to relieve the consumers of our land in the cost of their daily life, but to invite a better development of American thrift and create for us closer and more profitable commercial relations with the rest of the world, it follows as a logical and imperative necessity that we should at once remove the chief if not the only obstacle which has so long prevented our participation in the foreign carrying trade of the sea. A tariff built upon the theory that it is well to check imports and that a home market should bound the industry and effort of American producers was fitly supplemented by a refusal to allow American registry to vessels built abroad, though owned and navigated by our people, thus exhibiting a willingness to abandon all contest for the advantages of American transoceanic carriage. Our new tariff policy, built upon the theory that it is well to encourage such importations as our people need, and that our products and manufactures should find markets in every part of the habitable globe, is consistently supplemented by the greatest possible liberty to our citizens in the ownership and navigation of ships in which our products and manufactures may be transported. The millions now paid to foreigners for carrying American passengers and products across the sea should be turned into American hands. Shipbuilding, which has been protected to strangulation, should be revived by the prospect of profitable employment for ships when built, and the American sailor should be resurrected and again take his place--a sturdy and industrious citizen in time of peace and a patriotic and safe defender of American interests in the day of conflict.&lt;br/&gt;&lt;br/&gt;The ancient provision of our law denying American registry to ships built abroad and owned by Americans appears in the light of present conditions not only to be a failure for good at every point, but to be nearer a relic of barbarism than anything that exists under the permission of a statute of the United States. I earnestly recommend its prompt repeal.&lt;br/&gt;&lt;br/&gt;</text:p>
          </table:table-cell>
          <table:table-cell office:value-type="string">
            <text:p>First Stadtholderless Period</text:p>
          </table:table-cell>
          <table:table-cell office:value-type="string">
            <text:p>http://en.wikipedia.org/wiki/First_Stadtholderless_Period</text:p>
          </table:table-cell>
          <table:table-cell office:value-type="string">
            <text:p>Nortraship</text:p>
          </table:table-cell>
          <table:table-cell office:value-type="string">
            <text:p>http://en.wikipedia.org/wiki/Nortraship</text:p>
          </table:table-cell>
          <table:table-cell/>
          <table:table-cell office:value-type="string">
            <text:p>2</text:p>
          </table:table-cell>
          <table:table-cell table:number-columns-repeated="3"/>
          <table:table-cell table:formula="of:=CONCATENATE([.AB406];&quot;,&quot;;[.AC406];&quot;,&quot;; TEXT([.AK406];&quot;#&quot;))" office:value-type="string" office:string-value="EDA,LAU_ET_AL,2">
            <text:p>EDA,LAU_ET_AL,2</text:p>
          </table:table-cell>
        </table:table-row>
        <table:table-row table:style-name="ro1">
          <table:table-cell office:value-type="string">
            <text:p>21K74J79KQW6GHB9D4OFKD45ZM9JH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5 GMT 2012</text:p>
          </table:table-cell>
          <table:table-cell table:number-columns-repeated="2"/>
          <table:table-cell office:value-type="string">
            <text:p>2BC274J79KQWLAWSBGLXNCD4BCFIG6</text:p>
          </table:table-cell>
          <table:table-cell office:value-type="string">
            <text:p>A2W2ZEI7WUASOW</text:p>
          </table:table-cell>
          <table:table-cell office:value-type="string">
            <text:p>Submitted</text:p>
          </table:table-cell>
          <table:table-cell office:value-type="string">
            <text:p>Thu Sep 13 05:55:37 GMT 2012</text:p>
          </table:table-cell>
          <table:table-cell office:value-type="string">
            <text:p>Thu Sep 13 05:56:01 GMT 2012</text:p>
          </table:table-cell>
          <table:table-cell office:value-type="string">
            <text:p>Wed Sep 19 22:56:01 PDT 2012</text:p>
          </table:table-cell>
          <table:table-cell table:number-columns-repeated="3"/>
          <table:table-cell office:value-type="string">
            <text:p>24</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erbert_Hoover_3:37.txt</text:p>
          </table:table-cell>
          <table:table-cell office:value-type="string">
            <text:p>REORGANIZATION OF FEDERAL DEPARTMENTS&lt;br/&gt;&lt;br/&gt;I have referred in previous messages to the profound need of further reorganization and consolidation of Federal administrative functions to eliminate overlap and waste, and to enable coordination and definition of Government policies now wholly impossible in scattered and conflicting agencies which deal with parts of the same major function. I shall lay before the Congress further recommendations upon this subject, particularly in relation to the Department of the Interior. There are two directions of such reorganization, however, which have an important bearing upon the emergency problems with which we are confronted.&lt;br/&gt;&lt;br/&gt;</text:p>
          </table:table-cell>
          <table:table-cell office:value-type="string">
            <text:p>Dismissal of U.S. attorneys controversy</text:p>
          </table:table-cell>
          <table:table-cell office:value-type="string">
            <text:p>http://en.wikipedia.org/wiki/Dismissal_of_U.S._attorneys_controversy</text:p>
          </table:table-cell>
          <table:table-cell office:value-type="string">
            <text:p>Franklin B. Gowen</text:p>
          </table:table-cell>
          <table:table-cell office:value-type="string">
            <text:p>http://en.wikipedia.org/wiki/Franklin_B._Gowen</text:p>
          </table:table-cell>
          <table:table-cell/>
          <table:table-cell office:value-type="string">
            <text:p>1</text:p>
          </table:table-cell>
          <table:table-cell table:number-columns-repeated="3"/>
          <table:table-cell table:formula="of:=CONCATENATE([.AB407];&quot;,&quot;;[.AC407];&quot;,&quot;; TEXT([.AK407];&quot;#&quot;))" office:value-type="string" office:string-value="LAU_ET_AL,EDA,1">
            <text:p>LAU_ET_AL,EDA,1</text:p>
          </table:table-cell>
        </table:table-row>
        <table:table-row table:style-name="ro1">
          <table:table-cell office:value-type="string">
            <text:p>21K74J79KQW6GHB9D4OFKD45ZM9JH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5 GMT 2012</text:p>
          </table:table-cell>
          <table:table-cell table:number-columns-repeated="2"/>
          <table:table-cell office:value-type="string">
            <text:p>2CEIKMN9U8P9DCWY36OIBSUYO16CTA</text:p>
          </table:table-cell>
          <table:table-cell office:value-type="string">
            <text:p>A1UNZTSLGW77HK</text:p>
          </table:table-cell>
          <table:table-cell office:value-type="string">
            <text:p>Submitted</text:p>
          </table:table-cell>
          <table:table-cell office:value-type="string">
            <text:p>Thu Sep 13 06:32:30 GMT 2012</text:p>
          </table:table-cell>
          <table:table-cell office:value-type="string">
            <text:p>Thu Sep 13 06:33:10 GMT 2012</text:p>
          </table:table-cell>
          <table:table-cell office:value-type="string">
            <text:p>Wed Sep 19 23:33:10 PDT 2012</text:p>
          </table:table-cell>
          <table:table-cell table:number-columns-repeated="3"/>
          <table:table-cell office:value-type="string">
            <text:p>40</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erbert_Hoover_3:37.txt</text:p>
          </table:table-cell>
          <table:table-cell office:value-type="string">
            <text:p>REORGANIZATION OF FEDERAL DEPARTMENTS&lt;br/&gt;&lt;br/&gt;I have referred in previous messages to the profound need of further reorganization and consolidation of Federal administrative functions to eliminate overlap and waste, and to enable coordination and definition of Government policies now wholly impossible in scattered and conflicting agencies which deal with parts of the same major function. I shall lay before the Congress further recommendations upon this subject, particularly in relation to the Department of the Interior. There are two directions of such reorganization, however, which have an important bearing upon the emergency problems with which we are confronted.&lt;br/&gt;&lt;br/&gt;</text:p>
          </table:table-cell>
          <table:table-cell office:value-type="string">
            <text:p>Dismissal of U.S. attorneys controversy</text:p>
          </table:table-cell>
          <table:table-cell office:value-type="string">
            <text:p>http://en.wikipedia.org/wiki/Dismissal_of_U.S._attorneys_controversy</text:p>
          </table:table-cell>
          <table:table-cell office:value-type="string">
            <text:p>Franklin B. Gowen</text:p>
          </table:table-cell>
          <table:table-cell office:value-type="string">
            <text:p>http://en.wikipedia.org/wiki/Franklin_B._Gowen</text:p>
          </table:table-cell>
          <table:table-cell/>
          <table:table-cell office:value-type="string">
            <text:p>1</text:p>
          </table:table-cell>
          <table:table-cell table:number-columns-repeated="3"/>
          <table:table-cell table:formula="of:=CONCATENATE([.AB408];&quot;,&quot;;[.AC408];&quot;,&quot;; TEXT([.AK408];&quot;#&quot;))" office:value-type="string" office:string-value="LAU_ET_AL,EDA,1">
            <text:p>LAU_ET_AL,EDA,1</text:p>
          </table:table-cell>
        </table:table-row>
        <table:table-row table:style-name="ro1">
          <table:table-cell office:value-type="string">
            <text:p>21K74J79KQW6GHB9D4OFKD45ZM9JH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5 GMT 2012</text:p>
          </table:table-cell>
          <table:table-cell table:number-columns-repeated="2"/>
          <table:table-cell office:value-type="string">
            <text:p>2JUNJKM05BMJ83533C7TX9RAD7BCH0</text:p>
          </table:table-cell>
          <table:table-cell office:value-type="string">
            <text:p>A997OZ3H2B3Q2</text:p>
          </table:table-cell>
          <table:table-cell office:value-type="string">
            <text:p>Submitted</text:p>
          </table:table-cell>
          <table:table-cell office:value-type="string">
            <text:p>Thu Sep 13 06:31:01 GMT 2012</text:p>
          </table:table-cell>
          <table:table-cell office:value-type="string">
            <text:p>Thu Sep 13 06:31:26 GMT 2012</text:p>
          </table:table-cell>
          <table:table-cell office:value-type="string">
            <text:p>Wed Sep 19 23:31:26 PDT 2012</text:p>
          </table:table-cell>
          <table:table-cell table:number-columns-repeated="3"/>
          <table:table-cell office:value-type="string">
            <text:p>25</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erbert_Hoover_3:37.txt</text:p>
          </table:table-cell>
          <table:table-cell office:value-type="string">
            <text:p>REORGANIZATION OF FEDERAL DEPARTMENTS&lt;br/&gt;&lt;br/&gt;I have referred in previous messages to the profound need of further reorganization and consolidation of Federal administrative functions to eliminate overlap and waste, and to enable coordination and definition of Government policies now wholly impossible in scattered and conflicting agencies which deal with parts of the same major function. I shall lay before the Congress further recommendations upon this subject, particularly in relation to the Department of the Interior. There are two directions of such reorganization, however, which have an important bearing upon the emergency problems with which we are confronted.&lt;br/&gt;&lt;br/&gt;</text:p>
          </table:table-cell>
          <table:table-cell office:value-type="string">
            <text:p>Dismissal of U.S. attorneys controversy</text:p>
          </table:table-cell>
          <table:table-cell office:value-type="string">
            <text:p>http://en.wikipedia.org/wiki/Dismissal_of_U.S._attorneys_controversy</text:p>
          </table:table-cell>
          <table:table-cell office:value-type="string">
            <text:p>Franklin B. Gowen</text:p>
          </table:table-cell>
          <table:table-cell office:value-type="string">
            <text:p>http://en.wikipedia.org/wiki/Franklin_B._Gowen</text:p>
          </table:table-cell>
          <table:table-cell/>
          <table:table-cell office:value-type="string">
            <text:p>2</text:p>
          </table:table-cell>
          <table:table-cell table:number-columns-repeated="3"/>
          <table:table-cell table:formula="of:=CONCATENATE([.AB409];&quot;,&quot;;[.AC409];&quot;,&quot;; TEXT([.AK409];&quot;#&quot;))" office:value-type="string" office:string-value="LAU_ET_AL,EDA,2">
            <text:p>LAU_ET_AL,EDA,2</text:p>
          </table:table-cell>
        </table:table-row>
        <table:table-row table:style-name="ro1">
          <table:table-cell office:value-type="string">
            <text:p>2LISPW1INMHGDZSOAX1BEBFMHPJH4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5 GMT 2012</text:p>
          </table:table-cell>
          <table:table-cell table:number-columns-repeated="2"/>
          <table:table-cell office:value-type="string">
            <text:p>28I4J3NAB6BF1O3T589T9TJFJVKSFC</text:p>
          </table:table-cell>
          <table:table-cell office:value-type="string">
            <text:p>AAE9H4ZIKQS37</text:p>
          </table:table-cell>
          <table:table-cell office:value-type="string">
            <text:p>Submitted</text:p>
          </table:table-cell>
          <table:table-cell office:value-type="string">
            <text:p>Thu Sep 13 06:32:20 GMT 2012</text:p>
          </table:table-cell>
          <table:table-cell office:value-type="string">
            <text:p>Thu Sep 13 06:32:28 GMT 2012</text:p>
          </table:table-cell>
          <table:table-cell office:value-type="string">
            <text:p>Wed Sep 19 23:32:28 PDT 2012</text:p>
          </table:table-cell>
          <table:table-cell table:number-columns-repeated="3"/>
          <table:table-cell office:value-type="string">
            <text:p>8</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Chester_A._Arthur_4:96.txt</text:p>
          </table:table-cell>
          <table:table-cell office:value-type="string">
            <text:p>The annual report of the Commissioners of the District of Columbia reviews the operations of the several departments of its municipal government. I ask your careful consideration of its suggestions in respect to legislation, especially commending such as relate to a revision of the civil and criminal code, the performance of labor by persons sentenced to imprisonment in the jail, the construction and occupation of wharves along the river front, and the erection of a suitable building for District offices.&lt;br/&gt;&lt;br/&gt;I recommend that in recognition of the eminent services of Ulysses S. Grant, late General of the armies of the United States and twice President of this nation, the Congress confer upon him a suitable pension.&lt;br/&gt;&lt;br/&gt;</text:p>
          </table:table-cell>
          <table:table-cell office:value-type="string">
            <text:p>UK Immigration Service</text:p>
          </table:table-cell>
          <table:table-cell office:value-type="string">
            <text:p>http://en.wikipedia.org/wiki/UK_Immigration_Service</text:p>
          </table:table-cell>
          <table:table-cell office:value-type="string">
            <text:p>Dismissal of U.S. attorneys controversy</text:p>
          </table:table-cell>
          <table:table-cell office:value-type="string">
            <text:p>http://en.wikipedia.org/wiki/Dismissal_of_U.S._attorneys_controversy</text:p>
          </table:table-cell>
          <table:table-cell/>
          <table:table-cell office:value-type="string">
            <text:p>2</text:p>
          </table:table-cell>
          <table:table-cell table:number-columns-repeated="3"/>
          <table:table-cell table:formula="of:=CONCATENATE([.AB410];&quot;,&quot;;[.AC410];&quot;,&quot;; TEXT([.AK410];&quot;#&quot;))" office:value-type="string" office:string-value="EDA,LAU_ET_AL,2">
            <text:p>EDA,LAU_ET_AL,2</text:p>
          </table:table-cell>
        </table:table-row>
        <table:table-row table:style-name="ro1">
          <table:table-cell office:value-type="string">
            <text:p>2LISPW1INMHGDZSOAX1BEBFMHPJH4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5 GMT 2012</text:p>
          </table:table-cell>
          <table:table-cell table:number-columns-repeated="2"/>
          <table:table-cell office:value-type="string">
            <text:p>2NAPDOBDDP8PY58ZKNZXUB3Q9O72DA</text:p>
          </table:table-cell>
          <table:table-cell office:value-type="string">
            <text:p>A31ALYJKPKD09W</text:p>
          </table:table-cell>
          <table:table-cell office:value-type="string">
            <text:p>Submitted</text:p>
          </table:table-cell>
          <table:table-cell office:value-type="string">
            <text:p>Thu Sep 13 06:51:59 GMT 2012</text:p>
          </table:table-cell>
          <table:table-cell office:value-type="string">
            <text:p>Thu Sep 13 06:52:14 GMT 2012</text:p>
          </table:table-cell>
          <table:table-cell office:value-type="string">
            <text:p>Wed Sep 19 23:52:14 PDT 2012</text:p>
          </table:table-cell>
          <table:table-cell table:number-columns-repeated="3"/>
          <table:table-cell office:value-type="string">
            <text:p>15</text:p>
          </table:table-cell>
          <table:table-cell office:value-type="string">
            <text:p>100% (294/295)</text:p>
          </table:table-cell>
          <table:table-cell office:value-type="string">
            <text:p>100% (62/62)</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Chester_A._Arthur_4:96.txt</text:p>
          </table:table-cell>
          <table:table-cell office:value-type="string">
            <text:p>The annual report of the Commissioners of the District of Columbia reviews the operations of the several departments of its municipal government. I ask your careful consideration of its suggestions in respect to legislation, especially commending such as relate to a revision of the civil and criminal code, the performance of labor by persons sentenced to imprisonment in the jail, the construction and occupation of wharves along the river front, and the erection of a suitable building for District offices.&lt;br/&gt;&lt;br/&gt;I recommend that in recognition of the eminent services of Ulysses S. Grant, late General of the armies of the United States and twice President of this nation, the Congress confer upon him a suitable pension.&lt;br/&gt;&lt;br/&gt;</text:p>
          </table:table-cell>
          <table:table-cell office:value-type="string">
            <text:p>UK Immigration Service</text:p>
          </table:table-cell>
          <table:table-cell office:value-type="string">
            <text:p>http://en.wikipedia.org/wiki/UK_Immigration_Service</text:p>
          </table:table-cell>
          <table:table-cell office:value-type="string">
            <text:p>Dismissal of U.S. attorneys controversy</text:p>
          </table:table-cell>
          <table:table-cell office:value-type="string">
            <text:p>http://en.wikipedia.org/wiki/Dismissal_of_U.S._attorneys_controversy</text:p>
          </table:table-cell>
          <table:table-cell/>
          <table:table-cell office:value-type="string">
            <text:p>2</text:p>
          </table:table-cell>
          <table:table-cell table:number-columns-repeated="3"/>
          <table:table-cell table:formula="of:=CONCATENATE([.AB411];&quot;,&quot;;[.AC411];&quot;,&quot;; TEXT([.AK411];&quot;#&quot;))" office:value-type="string" office:string-value="EDA,LAU_ET_AL,2">
            <text:p>EDA,LAU_ET_AL,2</text:p>
          </table:table-cell>
        </table:table-row>
        <table:table-row table:style-name="ro1">
          <table:table-cell office:value-type="string">
            <text:p>2LISPW1INMHGDZSOAX1BEBFMHPJH4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5 GMT 2012</text:p>
          </table:table-cell>
          <table:table-cell table:number-columns-repeated="2"/>
          <table:table-cell office:value-type="string">
            <text:p>2VYVCPWZ9RNDBRC082YSV3DTM92QBY</text:p>
          </table:table-cell>
          <table:table-cell office:value-type="string">
            <text:p>A997OZ3H2B3Q2</text:p>
          </table:table-cell>
          <table:table-cell office:value-type="string">
            <text:p>Submitted</text:p>
          </table:table-cell>
          <table:table-cell office:value-type="string">
            <text:p>Thu Sep 13 05:37:58 GMT 2012</text:p>
          </table:table-cell>
          <table:table-cell office:value-type="string">
            <text:p>Thu Sep 13 05:38:24 GMT 2012</text:p>
          </table:table-cell>
          <table:table-cell office:value-type="string">
            <text:p>Wed Sep 19 22:38:24 PDT 2012</text:p>
          </table:table-cell>
          <table:table-cell table:number-columns-repeated="3"/>
          <table:table-cell office:value-type="string">
            <text:p>26</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Chester_A._Arthur_4:96.txt</text:p>
          </table:table-cell>
          <table:table-cell office:value-type="string">
            <text:p>The annual report of the Commissioners of the District of Columbia reviews the operations of the several departments of its municipal government. I ask your careful consideration of its suggestions in respect to legislation, especially commending such as relate to a revision of the civil and criminal code, the performance of labor by persons sentenced to imprisonment in the jail, the construction and occupation of wharves along the river front, and the erection of a suitable building for District offices.&lt;br/&gt;&lt;br/&gt;I recommend that in recognition of the eminent services of Ulysses S. Grant, late General of the armies of the United States and twice President of this nation, the Congress confer upon him a suitable pension.&lt;br/&gt;&lt;br/&gt;</text:p>
          </table:table-cell>
          <table:table-cell office:value-type="string">
            <text:p>UK Immigration Service</text:p>
          </table:table-cell>
          <table:table-cell office:value-type="string">
            <text:p>http://en.wikipedia.org/wiki/UK_Immigration_Service</text:p>
          </table:table-cell>
          <table:table-cell office:value-type="string">
            <text:p>Dismissal of U.S. attorneys controversy</text:p>
          </table:table-cell>
          <table:table-cell office:value-type="string">
            <text:p>http://en.wikipedia.org/wiki/Dismissal_of_U.S._attorneys_controversy</text:p>
          </table:table-cell>
          <table:table-cell/>
          <table:table-cell office:value-type="string">
            <text:p>2</text:p>
          </table:table-cell>
          <table:table-cell table:number-columns-repeated="3"/>
          <table:table-cell table:formula="of:=CONCATENATE([.AB412];&quot;,&quot;;[.AC412];&quot;,&quot;; TEXT([.AK412];&quot;#&quot;))" office:value-type="string" office:string-value="EDA,LAU_ET_AL,2">
            <text:p>EDA,LAU_ET_AL,2</text:p>
          </table:table-cell>
        </table:table-row>
        <table:table-row table:style-name="ro1">
          <table:table-cell office:value-type="string">
            <text:p>2ETAT2D5NQYNKORV7T751YMNE6U48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5 GMT 2012</text:p>
          </table:table-cell>
          <table:table-cell table:number-columns-repeated="2"/>
          <table:table-cell office:value-type="string">
            <text:p>28XPQJQ9OPLLCLVZT1OGGKCO5031ZR</text:p>
          </table:table-cell>
          <table:table-cell office:value-type="string">
            <text:p>AAE9H4ZIKQS37</text:p>
          </table:table-cell>
          <table:table-cell office:value-type="string">
            <text:p>Submitted</text:p>
          </table:table-cell>
          <table:table-cell office:value-type="string">
            <text:p>Thu Sep 13 06:50:29 GMT 2012</text:p>
          </table:table-cell>
          <table:table-cell office:value-type="string">
            <text:p>Thu Sep 13 06:50:41 GMT 2012</text:p>
          </table:table-cell>
          <table:table-cell office:value-type="string">
            <text:p>Wed Sep 19 23:50:41 PDT 2012</text:p>
          </table:table-cell>
          <table:table-cell table:number-columns-repeated="3"/>
          <table:table-cell office:value-type="string">
            <text:p>12</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Ronald_Reagan_4:25.txt</text:p>
          </table:table-cell>
          <table:table-cell office:value-type="string">
            <text:p>The question of abortion grips our nation. Abortion is either the taking of a human life or it isn&amp;apos;t. And if it is--and medical technology is increasingly showing it is--it must be stopped. It is a terrible irony that while some turn to abortion, so many others who cannot become parents cry out for children to adopt. We have room for these children. We can fill the cradles of those who want a child to love. And tonight I ask you in the Congress to move this year on legislation to protect the unborn.&lt;br/&gt;&lt;br/&gt;In the area of education, we&amp;apos;re returning to excellence, and again, the heroes are our people, not government. We&amp;apos;re stressing basics of discipline, rigorous testing, and homework, while helping children become computer-smart as well. For 20 years Scholastic Aptitude Test scores of our high school students went down, but now they have gone up 2 of the last 3 years. We must go forward in our commitment to the new basics, giving parents greater authority and making sure good teachers are rewarded for hard work and achievement through merit pay.&lt;br/&gt;&lt;br/&gt;</text:p>
          </table:table-cell>
          <table:table-cell office:value-type="string">
            <text:p>Porter-Leath</text:p>
          </table:table-cell>
          <table:table-cell office:value-type="string">
            <text:p>http://en.wikipedia.org/wiki/Porter-Leath</text:p>
          </table:table-cell>
          <table:table-cell office:value-type="string">
            <text:p>Education in Germany</text:p>
          </table:table-cell>
          <table:table-cell office:value-type="string">
            <text:p>http://en.wikipedia.org/wiki/Education_in_Germany</text:p>
          </table:table-cell>
          <table:table-cell/>
          <table:table-cell office:value-type="string">
            <text:p>1</text:p>
          </table:table-cell>
          <table:table-cell table:number-columns-repeated="3"/>
          <table:table-cell table:formula="of:=CONCATENATE([.AB413];&quot;,&quot;;[.AC413];&quot;,&quot;; TEXT([.AK413];&quot;#&quot;))" office:value-type="string" office:string-value="LAU_ET_AL,EDA,1">
            <text:p>LAU_ET_AL,EDA,1</text:p>
          </table:table-cell>
        </table:table-row>
        <table:table-row table:style-name="ro1">
          <table:table-cell office:value-type="string">
            <text:p>2ETAT2D5NQYNKORV7T751YMNE6U48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5 GMT 2012</text:p>
          </table:table-cell>
          <table:table-cell table:number-columns-repeated="2"/>
          <table:table-cell office:value-type="string">
            <text:p>2VW2J1LY58B7HGA5PQ6KPD164UT6RU</text:p>
          </table:table-cell>
          <table:table-cell office:value-type="string">
            <text:p>A997OZ3H2B3Q2</text:p>
          </table:table-cell>
          <table:table-cell office:value-type="string">
            <text:p>Submitted</text:p>
          </table:table-cell>
          <table:table-cell office:value-type="string">
            <text:p>Thu Sep 13 05:31:00 GMT 2012</text:p>
          </table:table-cell>
          <table:table-cell office:value-type="string">
            <text:p>Thu Sep 13 05:31:34 GMT 2012</text:p>
          </table:table-cell>
          <table:table-cell office:value-type="string">
            <text:p>Wed Sep 19 22:31:34 PDT 2012</text:p>
          </table:table-cell>
          <table:table-cell table:number-columns-repeated="3"/>
          <table:table-cell office:value-type="string">
            <text:p>34</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Ronald_Reagan_4:25.txt</text:p>
          </table:table-cell>
          <table:table-cell office:value-type="string">
            <text:p>The question of abortion grips our nation. Abortion is either the taking of a human life or it isn&amp;apos;t. And if it is--and medical technology is increasingly showing it is--it must be stopped. It is a terrible irony that while some turn to abortion, so many others who cannot become parents cry out for children to adopt. We have room for these children. We can fill the cradles of those who want a child to love. And tonight I ask you in the Congress to move this year on legislation to protect the unborn.&lt;br/&gt;&lt;br/&gt;In the area of education, we&amp;apos;re returning to excellence, and again, the heroes are our people, not government. We&amp;apos;re stressing basics of discipline, rigorous testing, and homework, while helping children become computer-smart as well. For 20 years Scholastic Aptitude Test scores of our high school students went down, but now they have gone up 2 of the last 3 years. We must go forward in our commitment to the new basics, giving parents greater authority and making sure good teachers are rewarded for hard work and achievement through merit pay.&lt;br/&gt;&lt;br/&gt;</text:p>
          </table:table-cell>
          <table:table-cell office:value-type="string">
            <text:p>Porter-Leath</text:p>
          </table:table-cell>
          <table:table-cell office:value-type="string">
            <text:p>http://en.wikipedia.org/wiki/Porter-Leath</text:p>
          </table:table-cell>
          <table:table-cell office:value-type="string">
            <text:p>Education in Germany</text:p>
          </table:table-cell>
          <table:table-cell office:value-type="string">
            <text:p>http://en.wikipedia.org/wiki/Education_in_Germany</text:p>
          </table:table-cell>
          <table:table-cell/>
          <table:table-cell office:value-type="string">
            <text:p>1</text:p>
          </table:table-cell>
          <table:table-cell table:number-columns-repeated="3"/>
          <table:table-cell table:formula="of:=CONCATENATE([.AB414];&quot;,&quot;;[.AC414];&quot;,&quot;; TEXT([.AK414];&quot;#&quot;))" office:value-type="string" office:string-value="LAU_ET_AL,EDA,1">
            <text:p>LAU_ET_AL,EDA,1</text:p>
          </table:table-cell>
        </table:table-row>
        <table:table-row table:style-name="ro1">
          <table:table-cell office:value-type="string">
            <text:p>2ETAT2D5NQYNKORV7T751YMNE6U48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5 GMT 2012</text:p>
          </table:table-cell>
          <table:table-cell table:number-columns-repeated="2"/>
          <table:table-cell office:value-type="string">
            <text:p>2ZO1INMHGYQ4YCBFIG2FUFFO4DM7K4</text:p>
          </table:table-cell>
          <table:table-cell office:value-type="string">
            <text:p>A3E24869P0UAX8</text:p>
          </table:table-cell>
          <table:table-cell office:value-type="string">
            <text:p>Submitted</text:p>
          </table:table-cell>
          <table:table-cell office:value-type="string">
            <text:p>Thu Sep 13 06:04:40 GMT 2012</text:p>
          </table:table-cell>
          <table:table-cell office:value-type="string">
            <text:p>Thu Sep 13 06:05:03 GMT 2012</text:p>
          </table:table-cell>
          <table:table-cell office:value-type="string">
            <text:p>Wed Sep 19 23:05:03 PDT 2012</text:p>
          </table:table-cell>
          <table:table-cell table:number-columns-repeated="3"/>
          <table:table-cell office:value-type="string">
            <text:p>23</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Ronald_Reagan_4:25.txt</text:p>
          </table:table-cell>
          <table:table-cell office:value-type="string">
            <text:p>The question of abortion grips our nation. Abortion is either the taking of a human life or it isn&amp;apos;t. And if it is--and medical technology is increasingly showing it is--it must be stopped. It is a terrible irony that while some turn to abortion, so many others who cannot become parents cry out for children to adopt. We have room for these children. We can fill the cradles of those who want a child to love. And tonight I ask you in the Congress to move this year on legislation to protect the unborn.&lt;br/&gt;&lt;br/&gt;In the area of education, we&amp;apos;re returning to excellence, and again, the heroes are our people, not government. We&amp;apos;re stressing basics of discipline, rigorous testing, and homework, while helping children become computer-smart as well. For 20 years Scholastic Aptitude Test scores of our high school students went down, but now they have gone up 2 of the last 3 years. We must go forward in our commitment to the new basics, giving parents greater authority and making sure good teachers are rewarded for hard work and achievement through merit pay.&lt;br/&gt;&lt;br/&gt;</text:p>
          </table:table-cell>
          <table:table-cell office:value-type="string">
            <text:p>Porter-Leath</text:p>
          </table:table-cell>
          <table:table-cell office:value-type="string">
            <text:p>http://en.wikipedia.org/wiki/Porter-Leath</text:p>
          </table:table-cell>
          <table:table-cell office:value-type="string">
            <text:p>Education in Germany</text:p>
          </table:table-cell>
          <table:table-cell office:value-type="string">
            <text:p>http://en.wikipedia.org/wiki/Education_in_Germany</text:p>
          </table:table-cell>
          <table:table-cell/>
          <table:table-cell office:value-type="string">
            <text:p>2</text:p>
          </table:table-cell>
          <table:table-cell table:number-columns-repeated="3"/>
          <table:table-cell table:formula="of:=CONCATENATE([.AB415];&quot;,&quot;;[.AC415];&quot;,&quot;; TEXT([.AK415];&quot;#&quot;))" office:value-type="string" office:string-value="LAU_ET_AL,EDA,2">
            <text:p>LAU_ET_AL,EDA,2</text:p>
          </table:table-cell>
        </table:table-row>
        <table:table-row table:style-name="ro1">
          <table:table-cell office:value-type="string">
            <text:p>2C73TVOK5UFJKAMCXOFZNYQS3MO47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5 GMT 2012</text:p>
          </table:table-cell>
          <table:table-cell table:number-columns-repeated="2"/>
          <table:table-cell office:value-type="string">
            <text:p>22O1VP9746OQG1BVXHH6F051WZKK0L</text:p>
          </table:table-cell>
          <table:table-cell office:value-type="string">
            <text:p>AS809NPDW8VZ0</text:p>
          </table:table-cell>
          <table:table-cell office:value-type="string">
            <text:p>Submitted</text:p>
          </table:table-cell>
          <table:table-cell office:value-type="string">
            <text:p>Thu Sep 13 06:50:30 GMT 2012</text:p>
          </table:table-cell>
          <table:table-cell office:value-type="string">
            <text:p>Thu Sep 13 06:51:36 GMT 2012</text:p>
          </table:table-cell>
          <table:table-cell office:value-type="string">
            <text:p>Wed Sep 19 23:51:36 PDT 2012</text:p>
          </table:table-cell>
          <table:table-cell table:number-columns-repeated="3"/>
          <table:table-cell office:value-type="string">
            <text:p>66</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Dwight_D._Eisenhower_1:11.txt</text:p>
          </table:table-cell>
          <table:table-cell office:value-type="string">
            <text:p>A substantial beginning can and should be made by our friends themselves. Europe, for example, is now marked by checkered areas of labor surplus and labor shortage, of agricultural areas needing machines and industrial areas needing food. Here and elsewhere we can hope that our friends will take the initiative in creating broader markets and more dependable currencies, to allow greater exchange of goods and services among themselves.&lt;br/&gt;&lt;br/&gt;Action along these lines can create an economic environment that will invite vital help from us.&lt;br/&gt;&lt;br/&gt;</text:p>
          </table:table-cell>
          <table:table-cell office:value-type="string">
            <text:p>Ferragut</text:p>
          </table:table-cell>
          <table:table-cell office:value-type="string">
            <text:p>http://en.wikipedia.org/wiki/Ferragut</text:p>
          </table:table-cell>
          <table:table-cell office:value-type="string">
            <text:p>Capital</text:p>
          </table:table-cell>
          <table:table-cell office:value-type="string">
            <text:p>http://en.wikipedia.org/wiki/Capital</text:p>
          </table:table-cell>
          <table:table-cell/>
          <table:table-cell office:value-type="string">
            <text:p>2</text:p>
          </table:table-cell>
          <table:table-cell table:number-columns-repeated="3"/>
          <table:table-cell table:formula="of:=CONCATENATE([.AB416];&quot;,&quot;;[.AC416];&quot;,&quot;; TEXT([.AK416];&quot;#&quot;))" office:value-type="string" office:string-value="RANDOM,EDA,2">
            <text:p>RANDOM,EDA,2</text:p>
          </table:table-cell>
        </table:table-row>
        <table:table-row table:style-name="ro1">
          <table:table-cell office:value-type="string">
            <text:p>2C73TVOK5UFJKAMCXOFZNYQS3MO47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5 GMT 2012</text:p>
          </table:table-cell>
          <table:table-cell table:number-columns-repeated="2"/>
          <table:table-cell office:value-type="string">
            <text:p>29NXX2Q45UUK5XMLUSN1VS8OMF3ASD</text:p>
          </table:table-cell>
          <table:table-cell office:value-type="string">
            <text:p>A997OZ3H2B3Q2</text:p>
          </table:table-cell>
          <table:table-cell office:value-type="string">
            <text:p>Submitted</text:p>
          </table:table-cell>
          <table:table-cell office:value-type="string">
            <text:p>Thu Sep 13 05:36:36 GMT 2012</text:p>
          </table:table-cell>
          <table:table-cell office:value-type="string">
            <text:p>Thu Sep 13 05:36:53 GMT 2012</text:p>
          </table:table-cell>
          <table:table-cell office:value-type="string">
            <text:p>Wed Sep 19 22:36:53 PDT 2012</text:p>
          </table:table-cell>
          <table:table-cell table:number-columns-repeated="3"/>
          <table:table-cell office:value-type="string">
            <text:p>17</text:p>
          </table:table-cell>
          <table:table-cell table:number-columns-repeated="2" office:value-type="string">
            <text:p>100% (93/93)</text:p>
          </table:table-cell>
          <table:table-cell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Dwight_D._Eisenhower_1:11.txt</text:p>
          </table:table-cell>
          <table:table-cell office:value-type="string">
            <text:p>A substantial beginning can and should be made by our friends themselves. Europe, for example, is now marked by checkered areas of labor surplus and labor shortage, of agricultural areas needing machines and industrial areas needing food. Here and elsewhere we can hope that our friends will take the initiative in creating broader markets and more dependable currencies, to allow greater exchange of goods and services among themselves.&lt;br/&gt;&lt;br/&gt;Action along these lines can create an economic environment that will invite vital help from us.&lt;br/&gt;&lt;br/&gt;</text:p>
          </table:table-cell>
          <table:table-cell office:value-type="string">
            <text:p>Ferragut</text:p>
          </table:table-cell>
          <table:table-cell office:value-type="string">
            <text:p>http://en.wikipedia.org/wiki/Ferragut</text:p>
          </table:table-cell>
          <table:table-cell office:value-type="string">
            <text:p>Capital</text:p>
          </table:table-cell>
          <table:table-cell office:value-type="string">
            <text:p>http://en.wikipedia.org/wiki/Capital</text:p>
          </table:table-cell>
          <table:table-cell/>
          <table:table-cell office:value-type="string">
            <text:p>2</text:p>
          </table:table-cell>
          <table:table-cell table:number-columns-repeated="3"/>
          <table:table-cell table:formula="of:=CONCATENATE([.AB417];&quot;,&quot;;[.AC417];&quot;,&quot;; TEXT([.AK417];&quot;#&quot;))" office:value-type="string" office:string-value="RANDOM,EDA,2">
            <text:p>RANDOM,EDA,2</text:p>
          </table:table-cell>
        </table:table-row>
        <table:table-row table:style-name="ro1">
          <table:table-cell office:value-type="string">
            <text:p>2C73TVOK5UFJKAMCXOFZNYQS3MO47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5 GMT 2012</text:p>
          </table:table-cell>
          <table:table-cell table:number-columns-repeated="2"/>
          <table:table-cell office:value-type="string">
            <text:p>2JUNJKM05BMJ83533C7TX9RAD7CHC6</text:p>
          </table:table-cell>
          <table:table-cell office:value-type="string">
            <text:p>AAE9H4ZIKQS37</text:p>
          </table:table-cell>
          <table:table-cell office:value-type="string">
            <text:p>Submitted</text:p>
          </table:table-cell>
          <table:table-cell office:value-type="string">
            <text:p>Thu Sep 13 06:41:23 GMT 2012</text:p>
          </table:table-cell>
          <table:table-cell office:value-type="string">
            <text:p>Thu Sep 13 06:41:28 GMT 2012</text:p>
          </table:table-cell>
          <table:table-cell office:value-type="string">
            <text:p>Wed Sep 19 23:41:28 PDT 2012</text:p>
          </table:table-cell>
          <table:table-cell table:number-columns-repeated="3"/>
          <table:table-cell office:value-type="string">
            <text:p>5</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Dwight_D._Eisenhower_1:11.txt</text:p>
          </table:table-cell>
          <table:table-cell office:value-type="string">
            <text:p>A substantial beginning can and should be made by our friends themselves. Europe, for example, is now marked by checkered areas of labor surplus and labor shortage, of agricultural areas needing machines and industrial areas needing food. Here and elsewhere we can hope that our friends will take the initiative in creating broader markets and more dependable currencies, to allow greater exchange of goods and services among themselves.&lt;br/&gt;&lt;br/&gt;Action along these lines can create an economic environment that will invite vital help from us.&lt;br/&gt;&lt;br/&gt;</text:p>
          </table:table-cell>
          <table:table-cell office:value-type="string">
            <text:p>Ferragut</text:p>
          </table:table-cell>
          <table:table-cell office:value-type="string">
            <text:p>http://en.wikipedia.org/wiki/Ferragut</text:p>
          </table:table-cell>
          <table:table-cell office:value-type="string">
            <text:p>Capital</text:p>
          </table:table-cell>
          <table:table-cell office:value-type="string">
            <text:p>http://en.wikipedia.org/wiki/Capital</text:p>
          </table:table-cell>
          <table:table-cell/>
          <table:table-cell office:value-type="string">
            <text:p>2</text:p>
          </table:table-cell>
          <table:table-cell table:number-columns-repeated="3"/>
          <table:table-cell table:formula="of:=CONCATENATE([.AB418];&quot;,&quot;;[.AC418];&quot;,&quot;; TEXT([.AK418];&quot;#&quot;))" office:value-type="string" office:string-value="RANDOM,EDA,2">
            <text:p>RANDOM,EDA,2</text:p>
          </table:table-cell>
        </table:table-row>
        <table:table-row table:style-name="ro1">
          <table:table-cell office:value-type="string">
            <text:p>2YDWAVKI62NJ5BPC9909YH6BMV7RJ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5 GMT 2012</text:p>
          </table:table-cell>
          <table:table-cell table:number-columns-repeated="2"/>
          <table:table-cell office:value-type="string">
            <text:p>2AKPW1INMHGY5D78UK26JFMFL35I5S</text:p>
          </table:table-cell>
          <table:table-cell office:value-type="string">
            <text:p>A31ALYJKPKD09W</text:p>
          </table:table-cell>
          <table:table-cell office:value-type="string">
            <text:p>Submitted</text:p>
          </table:table-cell>
          <table:table-cell office:value-type="string">
            <text:p>Thu Sep 13 06:44:03 GMT 2012</text:p>
          </table:table-cell>
          <table:table-cell office:value-type="string">
            <text:p>Thu Sep 13 06:44:16 GMT 2012</text:p>
          </table:table-cell>
          <table:table-cell office:value-type="string">
            <text:p>Wed Sep 19 23:44:16 PDT 2012</text:p>
          </table:table-cell>
          <table:table-cell table:number-columns-repeated="3"/>
          <table:table-cell office:value-type="string">
            <text:p>13</text:p>
          </table:table-cell>
          <table:table-cell office:value-type="string">
            <text:p>100% (294/295)</text:p>
          </table:table-cell>
          <table:table-cell office:value-type="string">
            <text:p>100% (62/62)</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braham_Lincoln_1:25.txt</text:p>
          </table:table-cell>
          <table:table-cell office:value-type="string">
            <text:p>The relations of the Government with the Indian tribes have been greatly disturbed by the insurrection, especially in the southern superintendency and in that of New Mexico. The Indian country south of Kansas is in the possession of insurgents from Texas and Arkansas. The agents of the United States appointed since the 4th of March for this superintendency have been unable to reach their posts, while the most of those who were in office before that time have espoused the insurrectionary cause, and assume to exercise the powers of agents by virtue of commissions from the insurrectionists. It has been stated in the public press that a portion of those Indians have been organized as a military force and are attached to the army of the insurgents. Although the Government has no official information upon this subject, letters have been written to the Commissioner of Indian Affairs by several prominent chiefs giving assurance of their loyalty to the United States and expressing a wish for the presence of Federal troops to protect them. It is believed that upon the repossession of the country by the Federal forces the Indians will readily cease all hostile demonstrations and resume their former relations to the Government.&lt;br/&gt;&lt;br/&gt;Agriculture, confessedly the largest interest of the nation, has not a department nor a bureau, but a clerkship only, assigned to it in the Government. While it is fortunate that this great interest is so independent in its nature as to not have demanded and extorted more from the Government, I respectfully ask Congress to consider whether something more can not be given voluntarily with general advantage.&lt;br/&gt;&lt;br/&gt;</text:p>
          </table:table-cell>
          <table:table-cell office:value-type="string">
            <text:p>2003 in Afghanistan</text:p>
          </table:table-cell>
          <table:table-cell office:value-type="string">
            <text:p>http://en.wikipedia.org/wiki/2003_in_Afghanistan</text:p>
          </table:table-cell>
          <table:table-cell office:value-type="string">
            <text:p>Adivasi</text:p>
          </table:table-cell>
          <table:table-cell office:value-type="string">
            <text:p>http://en.wikipedia.org/wiki/Adivasi</text:p>
          </table:table-cell>
          <table:table-cell/>
          <table:table-cell office:value-type="string">
            <text:p>1</text:p>
          </table:table-cell>
          <table:table-cell table:number-columns-repeated="3"/>
          <table:table-cell table:formula="of:=CONCATENATE([.AB419];&quot;,&quot;;[.AC419];&quot;,&quot;; TEXT([.AK419];&quot;#&quot;))" office:value-type="string" office:string-value="EDA,LAU_ET_AL,1">
            <text:p>EDA,LAU_ET_AL,1</text:p>
          </table:table-cell>
        </table:table-row>
        <table:table-row table:style-name="ro1">
          <table:table-cell office:value-type="string">
            <text:p>2YDWAVKI62NJ5BPC9909YH6BMV7RJ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5 GMT 2012</text:p>
          </table:table-cell>
          <table:table-cell table:number-columns-repeated="2"/>
          <table:table-cell office:value-type="string">
            <text:p>2EAXKO2L92HER5YB4DPOKCF0I4CFEZ</text:p>
          </table:table-cell>
          <table:table-cell office:value-type="string">
            <text:p>AAE9H4ZIKQS37</text:p>
          </table:table-cell>
          <table:table-cell office:value-type="string">
            <text:p>Submitted</text:p>
          </table:table-cell>
          <table:table-cell office:value-type="string">
            <text:p>Thu Sep 13 06:41:37 GMT 2012</text:p>
          </table:table-cell>
          <table:table-cell office:value-type="string">
            <text:p>Thu Sep 13 06:41:52 GMT 2012</text:p>
          </table:table-cell>
          <table:table-cell office:value-type="string">
            <text:p>Wed Sep 19 23:41:52 PDT 2012</text:p>
          </table:table-cell>
          <table:table-cell table:number-columns-repeated="3"/>
          <table:table-cell office:value-type="string">
            <text:p>15</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braham_Lincoln_1:25.txt</text:p>
          </table:table-cell>
          <table:table-cell office:value-type="string">
            <text:p>The relations of the Government with the Indian tribes have been greatly disturbed by the insurrection, especially in the southern superintendency and in that of New Mexico. The Indian country south of Kansas is in the possession of insurgents from Texas and Arkansas. The agents of the United States appointed since the 4th of March for this superintendency have been unable to reach their posts, while the most of those who were in office before that time have espoused the insurrectionary cause, and assume to exercise the powers of agents by virtue of commissions from the insurrectionists. It has been stated in the public press that a portion of those Indians have been organized as a military force and are attached to the army of the insurgents. Although the Government has no official information upon this subject, letters have been written to the Commissioner of Indian Affairs by several prominent chiefs giving assurance of their loyalty to the United States and expressing a wish for the presence of Federal troops to protect them. It is believed that upon the repossession of the country by the Federal forces the Indians will readily cease all hostile demonstrations and resume their former relations to the Government.&lt;br/&gt;&lt;br/&gt;Agriculture, confessedly the largest interest of the nation, has not a department nor a bureau, but a clerkship only, assigned to it in the Government. While it is fortunate that this great interest is so independent in its nature as to not have demanded and extorted more from the Government, I respectfully ask Congress to consider whether something more can not be given voluntarily with general advantage.&lt;br/&gt;&lt;br/&gt;</text:p>
          </table:table-cell>
          <table:table-cell office:value-type="string">
            <text:p>2003 in Afghanistan</text:p>
          </table:table-cell>
          <table:table-cell office:value-type="string">
            <text:p>http://en.wikipedia.org/wiki/2003_in_Afghanistan</text:p>
          </table:table-cell>
          <table:table-cell office:value-type="string">
            <text:p>Adivasi</text:p>
          </table:table-cell>
          <table:table-cell office:value-type="string">
            <text:p>http://en.wikipedia.org/wiki/Adivasi</text:p>
          </table:table-cell>
          <table:table-cell/>
          <table:table-cell office:value-type="string">
            <text:p>1</text:p>
          </table:table-cell>
          <table:table-cell table:number-columns-repeated="3"/>
          <table:table-cell table:formula="of:=CONCATENATE([.AB420];&quot;,&quot;;[.AC420];&quot;,&quot;; TEXT([.AK420];&quot;#&quot;))" office:value-type="string" office:string-value="EDA,LAU_ET_AL,1">
            <text:p>EDA,LAU_ET_AL,1</text:p>
          </table:table-cell>
        </table:table-row>
        <table:table-row table:style-name="ro1">
          <table:table-cell office:value-type="string">
            <text:p>2YDWAVKI62NJ5BPC9909YH6BMV7RJ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5 GMT 2012</text:p>
          </table:table-cell>
          <table:table-cell table:number-columns-repeated="2"/>
          <table:table-cell office:value-type="string">
            <text:p>2J0D8J3VE7WS72B3JQUMKK8AZH2ZJS</text:p>
          </table:table-cell>
          <table:table-cell office:value-type="string">
            <text:p>AS809NPDW8VZ0</text:p>
          </table:table-cell>
          <table:table-cell office:value-type="string">
            <text:p>Submitted</text:p>
          </table:table-cell>
          <table:table-cell office:value-type="string">
            <text:p>Thu Sep 13 06:52:53 GMT 2012</text:p>
          </table:table-cell>
          <table:table-cell office:value-type="string">
            <text:p>Thu Sep 13 06:53:13 GMT 2012</text:p>
          </table:table-cell>
          <table:table-cell office:value-type="string">
            <text:p>Wed Sep 19 23:53:13 PDT 2012</text:p>
          </table:table-cell>
          <table:table-cell table:number-columns-repeated="3"/>
          <table:table-cell office:value-type="string">
            <text:p>20</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braham_Lincoln_1:25.txt</text:p>
          </table:table-cell>
          <table:table-cell office:value-type="string">
            <text:p>The relations of the Government with the Indian tribes have been greatly disturbed by the insurrection, especially in the southern superintendency and in that of New Mexico. The Indian country south of Kansas is in the possession of insurgents from Texas and Arkansas. The agents of the United States appointed since the 4th of March for this superintendency have been unable to reach their posts, while the most of those who were in office before that time have espoused the insurrectionary cause, and assume to exercise the powers of agents by virtue of commissions from the insurrectionists. It has been stated in the public press that a portion of those Indians have been organized as a military force and are attached to the army of the insurgents. Although the Government has no official information upon this subject, letters have been written to the Commissioner of Indian Affairs by several prominent chiefs giving assurance of their loyalty to the United States and expressing a wish for the presence of Federal troops to protect them. It is believed that upon the repossession of the country by the Federal forces the Indians will readily cease all hostile demonstrations and resume their former relations to the Government.&lt;br/&gt;&lt;br/&gt;Agriculture, confessedly the largest interest of the nation, has not a department nor a bureau, but a clerkship only, assigned to it in the Government. While it is fortunate that this great interest is so independent in its nature as to not have demanded and extorted more from the Government, I respectfully ask Congress to consider whether something more can not be given voluntarily with general advantage.&lt;br/&gt;&lt;br/&gt;</text:p>
          </table:table-cell>
          <table:table-cell office:value-type="string">
            <text:p>2003 in Afghanistan</text:p>
          </table:table-cell>
          <table:table-cell office:value-type="string">
            <text:p>http://en.wikipedia.org/wiki/2003_in_Afghanistan</text:p>
          </table:table-cell>
          <table:table-cell office:value-type="string">
            <text:p>Adivasi</text:p>
          </table:table-cell>
          <table:table-cell office:value-type="string">
            <text:p>http://en.wikipedia.org/wiki/Adivasi</text:p>
          </table:table-cell>
          <table:table-cell/>
          <table:table-cell office:value-type="string">
            <text:p>2</text:p>
          </table:table-cell>
          <table:table-cell table:number-columns-repeated="3"/>
          <table:table-cell table:formula="of:=CONCATENATE([.AB421];&quot;,&quot;;[.AC421];&quot;,&quot;; TEXT([.AK421];&quot;#&quot;))" office:value-type="string" office:string-value="EDA,LAU_ET_AL,2">
            <text:p>EDA,LAU_ET_AL,2</text:p>
          </table:table-cell>
        </table:table-row>
        <table:table-row table:style-name="ro1">
          <table:table-cell office:value-type="string">
            <text:p>2KGOCCF0CP5KCYHNUS9X6G4POHIUV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5 GMT 2012</text:p>
          </table:table-cell>
          <table:table-cell table:number-columns-repeated="2"/>
          <table:table-cell office:value-type="string">
            <text:p>25GK5UFJ51Y75NC4M8HS9CSTS3M8BB</text:p>
          </table:table-cell>
          <table:table-cell office:value-type="string">
            <text:p>AAE9H4ZIKQS37</text:p>
          </table:table-cell>
          <table:table-cell office:value-type="string">
            <text:p>Submitted</text:p>
          </table:table-cell>
          <table:table-cell office:value-type="string">
            <text:p>Thu Sep 13 06:32:57 GMT 2012</text:p>
          </table:table-cell>
          <table:table-cell office:value-type="string">
            <text:p>Thu Sep 13 06:33:04 GMT 2012</text:p>
          </table:table-cell>
          <table:table-cell office:value-type="string">
            <text:p>Wed Sep 19 23:33:04 PDT 2012</text:p>
          </table:table-cell>
          <table:table-cell table:number-columns-repeated="3"/>
          <table:table-cell office:value-type="string">
            <text:p>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Millard_Fillmore_2:51.txt</text:p>
          </table:table-cell>
          <table:table-cell office:value-type="string">
            <text:p>The receipts for postages during the year, excluding the foreign postages collected for and payable to the British post-office, amounted to $6,345,747.21, being an increase of $997,610.79, or 18.65 per cent, over the like receipts for the preceding year.&lt;br/&gt;&lt;br/&gt;The reduction of postage under the act of March last did not take effect until the commencement of the present fiscal year. The accounts for the first quarter under the operation of the reduced rates will not be settled before January next, and no reliable estimate of the receipts for the present year can yet be made. It is believed, however, that they will fall far short of those of the last year. The surplus of the revenues now on hand is, however, so large that no further appropriation from the Treasury in aid of the revenues of the Department is required for the current fiscal year, but an additional appropriation for the year ending June 30, 1853, will probably be found necessary when the receipts of the first two quarters of the fiscal year are fully ascertained.&lt;br/&gt;&lt;br/&gt;</text:p>
          </table:table-cell>
          <table:table-cell office:value-type="string">
            <text:p>Rates in Hong Kong</text:p>
          </table:table-cell>
          <table:table-cell office:value-type="string">
            <text:p>http://en.wikipedia.org/wiki/Rates_in_Hong_Kong</text:p>
          </table:table-cell>
          <table:table-cell office:value-type="string">
            <text:p>Receipts</text:p>
          </table:table-cell>
          <table:table-cell office:value-type="string">
            <text:p>http://en.wikipedia.org/wiki/Receipts</text:p>
          </table:table-cell>
          <table:table-cell/>
          <table:table-cell office:value-type="string">
            <text:p>2</text:p>
          </table:table-cell>
          <table:table-cell table:number-columns-repeated="3"/>
          <table:table-cell table:formula="of:=CONCATENATE([.AB422];&quot;,&quot;;[.AC422];&quot;,&quot;; TEXT([.AK422];&quot;#&quot;))" office:value-type="string" office:string-value="EDA,LAU_ET_AL,2">
            <text:p>EDA,LAU_ET_AL,2</text:p>
          </table:table-cell>
        </table:table-row>
        <table:table-row table:style-name="ro1">
          <table:table-cell office:value-type="string">
            <text:p>2KGOCCF0CP5KCYHNUS9X6G4POHIUV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5 GMT 2012</text:p>
          </table:table-cell>
          <table:table-cell table:number-columns-repeated="2"/>
          <table:table-cell office:value-type="string">
            <text:p>2T85TYMNCWYBJI3EZ2JH511JU2ZKOA</text:p>
          </table:table-cell>
          <table:table-cell office:value-type="string">
            <text:p>A31ALYJKPKD09W</text:p>
          </table:table-cell>
          <table:table-cell office:value-type="string">
            <text:p>Submitted</text:p>
          </table:table-cell>
          <table:table-cell office:value-type="string">
            <text:p>Thu Sep 13 06:46:38 GMT 2012</text:p>
          </table:table-cell>
          <table:table-cell office:value-type="string">
            <text:p>Thu Sep 13 06:46:49 GMT 2012</text:p>
          </table:table-cell>
          <table:table-cell office:value-type="string">
            <text:p>Wed Sep 19 23:46:49 PDT 2012</text:p>
          </table:table-cell>
          <table:table-cell table:number-columns-repeated="3"/>
          <table:table-cell office:value-type="string">
            <text:p>11</text:p>
          </table:table-cell>
          <table:table-cell office:value-type="string">
            <text:p>100% (294/295)</text:p>
          </table:table-cell>
          <table:table-cell office:value-type="string">
            <text:p>100% (62/62)</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Millard_Fillmore_2:51.txt</text:p>
          </table:table-cell>
          <table:table-cell office:value-type="string">
            <text:p>The receipts for postages during the year, excluding the foreign postages collected for and payable to the British post-office, amounted to $6,345,747.21, being an increase of $997,610.79, or 18.65 per cent, over the like receipts for the preceding year.&lt;br/&gt;&lt;br/&gt;The reduction of postage under the act of March last did not take effect until the commencement of the present fiscal year. The accounts for the first quarter under the operation of the reduced rates will not be settled before January next, and no reliable estimate of the receipts for the present year can yet be made. It is believed, however, that they will fall far short of those of the last year. The surplus of the revenues now on hand is, however, so large that no further appropriation from the Treasury in aid of the revenues of the Department is required for the current fiscal year, but an additional appropriation for the year ending June 30, 1853, will probably be found necessary when the receipts of the first two quarters of the fiscal year are fully ascertained.&lt;br/&gt;&lt;br/&gt;</text:p>
          </table:table-cell>
          <table:table-cell office:value-type="string">
            <text:p>Rates in Hong Kong</text:p>
          </table:table-cell>
          <table:table-cell office:value-type="string">
            <text:p>http://en.wikipedia.org/wiki/Rates_in_Hong_Kong</text:p>
          </table:table-cell>
          <table:table-cell office:value-type="string">
            <text:p>Receipts</text:p>
          </table:table-cell>
          <table:table-cell office:value-type="string">
            <text:p>http://en.wikipedia.org/wiki/Receipts</text:p>
          </table:table-cell>
          <table:table-cell/>
          <table:table-cell office:value-type="string">
            <text:p>2</text:p>
          </table:table-cell>
          <table:table-cell table:number-columns-repeated="3"/>
          <table:table-cell table:formula="of:=CONCATENATE([.AB423];&quot;,&quot;;[.AC423];&quot;,&quot;; TEXT([.AK423];&quot;#&quot;))" office:value-type="string" office:string-value="EDA,LAU_ET_AL,2">
            <text:p>EDA,LAU_ET_AL,2</text:p>
          </table:table-cell>
        </table:table-row>
        <table:table-row table:style-name="ro1">
          <table:table-cell office:value-type="string">
            <text:p>2KGOCCF0CP5KCYHNUS9X6G4POHIUV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5 GMT 2012</text:p>
          </table:table-cell>
          <table:table-cell table:number-columns-repeated="2"/>
          <table:table-cell office:value-type="string">
            <text:p>2TTLY58B727MFR4KRR41EYFS1UBU93</text:p>
          </table:table-cell>
          <table:table-cell office:value-type="string">
            <text:p>AS809NPDW8VZ0</text:p>
          </table:table-cell>
          <table:table-cell office:value-type="string">
            <text:p>Submitted</text:p>
          </table:table-cell>
          <table:table-cell office:value-type="string">
            <text:p>Thu Sep 13 06:53:56 GMT 2012</text:p>
          </table:table-cell>
          <table:table-cell office:value-type="string">
            <text:p>Thu Sep 13 06:54:16 GMT 2012</text:p>
          </table:table-cell>
          <table:table-cell office:value-type="string">
            <text:p>Wed Sep 19 23:54:16 PDT 2012</text:p>
          </table:table-cell>
          <table:table-cell table:number-columns-repeated="3"/>
          <table:table-cell office:value-type="string">
            <text:p>20</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Millard_Fillmore_2:51.txt</text:p>
          </table:table-cell>
          <table:table-cell office:value-type="string">
            <text:p>The receipts for postages during the year, excluding the foreign postages collected for and payable to the British post-office, amounted to $6,345,747.21, being an increase of $997,610.79, or 18.65 per cent, over the like receipts for the preceding year.&lt;br/&gt;&lt;br/&gt;The reduction of postage under the act of March last did not take effect until the commencement of the present fiscal year. The accounts for the first quarter under the operation of the reduced rates will not be settled before January next, and no reliable estimate of the receipts for the present year can yet be made. It is believed, however, that they will fall far short of those of the last year. The surplus of the revenues now on hand is, however, so large that no further appropriation from the Treasury in aid of the revenues of the Department is required for the current fiscal year, but an additional appropriation for the year ending June 30, 1853, will probably be found necessary when the receipts of the first two quarters of the fiscal year are fully ascertained.&lt;br/&gt;&lt;br/&gt;</text:p>
          </table:table-cell>
          <table:table-cell office:value-type="string">
            <text:p>Rates in Hong Kong</text:p>
          </table:table-cell>
          <table:table-cell office:value-type="string">
            <text:p>http://en.wikipedia.org/wiki/Rates_in_Hong_Kong</text:p>
          </table:table-cell>
          <table:table-cell office:value-type="string">
            <text:p>Receipts</text:p>
          </table:table-cell>
          <table:table-cell office:value-type="string">
            <text:p>http://en.wikipedia.org/wiki/Receipts</text:p>
          </table:table-cell>
          <table:table-cell/>
          <table:table-cell office:value-type="string">
            <text:p>2</text:p>
          </table:table-cell>
          <table:table-cell table:number-columns-repeated="3"/>
          <table:table-cell table:formula="of:=CONCATENATE([.AB424];&quot;,&quot;;[.AC424];&quot;,&quot;; TEXT([.AK424];&quot;#&quot;))" office:value-type="string" office:string-value="EDA,LAU_ET_AL,2">
            <text:p>EDA,LAU_ET_AL,2</text:p>
          </table:table-cell>
        </table:table-row>
        <table:table-row table:style-name="ro1">
          <table:table-cell office:value-type="string">
            <text:p>200A0RYNJ92NYTA5CLDJ1UHYYCC49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5 GMT 2012</text:p>
          </table:table-cell>
          <table:table-cell table:number-columns-repeated="2"/>
          <table:table-cell office:value-type="string">
            <text:p>2DPUYT3DHJHPJK1IRQVYGRSXFC60T2</text:p>
          </table:table-cell>
          <table:table-cell office:value-type="string">
            <text:p>A997OZ3H2B3Q2</text:p>
          </table:table-cell>
          <table:table-cell office:value-type="string">
            <text:p>Submitted</text:p>
          </table:table-cell>
          <table:table-cell office:value-type="string">
            <text:p>Thu Sep 13 05:50:31 GMT 2012</text:p>
          </table:table-cell>
          <table:table-cell office:value-type="string">
            <text:p>Thu Sep 13 05:50:50 GMT 2012</text:p>
          </table:table-cell>
          <table:table-cell office:value-type="string">
            <text:p>Wed Sep 19 22:50:50 PDT 2012</text:p>
          </table:table-cell>
          <table:table-cell table:number-columns-repeated="3"/>
          <table:table-cell office:value-type="string">
            <text:p>19</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rover_Cleveland_8:75.txt</text:p>
          </table:table-cell>
          <table:table-cell office:value-type="string">
            <text:p>I indorse the recommendation made by the present Secretary of the Interior, as well as his predecessor, that a permanent commission, consisting of three members, one of whom shall be an army officer, be created to perform the duties now devolving upon the Commissioner and Assistant Commissioner of Indian Affairs. The management of the Bureau involves such numerous and diverse details and the advantages of an uninterrupted policy are so apparent that I hope the change suggested will meet the approval of the Congress.&lt;br/&gt;&lt;br/&gt;The diminution of our enormous pension roll and the decrease of pension expenditure, which have been so often confidently for told, still fail in material realization. The number of pensioners on the polls at the close of the fiscal year ended June 30, 1896, was 970,678. This is the largest number ever reported. The amount paid exclusively for pensions during the year was $138,214,761.94, a slight decrease from that of the preceding year, while the total expenditures on account of pensions, including the cost of maintaining the Department and expenses attending pension distribution, amounted to $142,206,550.59, or within every small fraction of one-third of the entire expense of supporting the Government during the same year. The number of new pension certificates issued was 90,640. Of these, 40,374 represent original allowances of claims and 15,878 increases of existing pensions.&lt;br/&gt;&lt;br/&gt;</text:p>
          </table:table-cell>
          <table:table-cell office:value-type="string">
            <text:p>Governorship of Mitt Romney</text:p>
          </table:table-cell>
          <table:table-cell office:value-type="string">
            <text:p>http://en.wikipedia.org/wiki/Governorship_of_Mitt_Romney</text:p>
          </table:table-cell>
          <table:table-cell office:value-type="string">
            <text:p>Pensions in the United Kingdom</text:p>
          </table:table-cell>
          <table:table-cell office:value-type="string">
            <text:p>http://en.wikipedia.org/wiki/Pensions_in_the_United_Kingdom</text:p>
          </table:table-cell>
          <table:table-cell/>
          <table:table-cell office:value-type="string">
            <text:p>2</text:p>
          </table:table-cell>
          <table:table-cell table:number-columns-repeated="3"/>
          <table:table-cell table:formula="of:=CONCATENATE([.AB425];&quot;,&quot;;[.AC425];&quot;,&quot;; TEXT([.AK425];&quot;#&quot;))" office:value-type="string" office:string-value="LAU_ET_AL,EDA,2">
            <text:p>LAU_ET_AL,EDA,2</text:p>
          </table:table-cell>
        </table:table-row>
        <table:table-row table:style-name="ro1">
          <table:table-cell office:value-type="string">
            <text:p>200A0RYNJ92NYTA5CLDJ1UHYYCC49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5 GMT 2012</text:p>
          </table:table-cell>
          <table:table-cell table:number-columns-repeated="2"/>
          <table:table-cell office:value-type="string">
            <text:p>2LFFSVGULF39K1KBUQSF03NYTYI9NQ</text:p>
          </table:table-cell>
          <table:table-cell office:value-type="string">
            <text:p>A31ALYJKPKD09W</text:p>
          </table:table-cell>
          <table:table-cell office:value-type="string">
            <text:p>Submitted</text:p>
          </table:table-cell>
          <table:table-cell office:value-type="string">
            <text:p>Thu Sep 13 06:38:18 GMT 2012</text:p>
          </table:table-cell>
          <table:table-cell office:value-type="string">
            <text:p>Thu Sep 13 06:38:54 GMT 2012</text:p>
          </table:table-cell>
          <table:table-cell office:value-type="string">
            <text:p>Wed Sep 19 23:38:54 PDT 2012</text:p>
          </table:table-cell>
          <table:table-cell table:number-columns-repeated="3"/>
          <table:table-cell office:value-type="string">
            <text:p>36</text:p>
          </table:table-cell>
          <table:table-cell office:value-type="string">
            <text:p>100% (294/295)</text:p>
          </table:table-cell>
          <table:table-cell office:value-type="string">
            <text:p>100% (62/62)</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rover_Cleveland_8:75.txt</text:p>
          </table:table-cell>
          <table:table-cell office:value-type="string">
            <text:p>I indorse the recommendation made by the present Secretary of the Interior, as well as his predecessor, that a permanent commission, consisting of three members, one of whom shall be an army officer, be created to perform the duties now devolving upon the Commissioner and Assistant Commissioner of Indian Affairs. The management of the Bureau involves such numerous and diverse details and the advantages of an uninterrupted policy are so apparent that I hope the change suggested will meet the approval of the Congress.&lt;br/&gt;&lt;br/&gt;The diminution of our enormous pension roll and the decrease of pension expenditure, which have been so often confidently for told, still fail in material realization. The number of pensioners on the polls at the close of the fiscal year ended June 30, 1896, was 970,678. This is the largest number ever reported. The amount paid exclusively for pensions during the year was $138,214,761.94, a slight decrease from that of the preceding year, while the total expenditures on account of pensions, including the cost of maintaining the Department and expenses attending pension distribution, amounted to $142,206,550.59, or within every small fraction of one-third of the entire expense of supporting the Government during the same year. The number of new pension certificates issued was 90,640. Of these, 40,374 represent original allowances of claims and 15,878 increases of existing pensions.&lt;br/&gt;&lt;br/&gt;</text:p>
          </table:table-cell>
          <table:table-cell office:value-type="string">
            <text:p>Governorship of Mitt Romney</text:p>
          </table:table-cell>
          <table:table-cell office:value-type="string">
            <text:p>http://en.wikipedia.org/wiki/Governorship_of_Mitt_Romney</text:p>
          </table:table-cell>
          <table:table-cell office:value-type="string">
            <text:p>Pensions in the United Kingdom</text:p>
          </table:table-cell>
          <table:table-cell office:value-type="string">
            <text:p>http://en.wikipedia.org/wiki/Pensions_in_the_United_Kingdom</text:p>
          </table:table-cell>
          <table:table-cell/>
          <table:table-cell office:value-type="string">
            <text:p>2</text:p>
          </table:table-cell>
          <table:table-cell table:number-columns-repeated="3"/>
          <table:table-cell table:formula="of:=CONCATENATE([.AB426];&quot;,&quot;;[.AC426];&quot;,&quot;; TEXT([.AK426];&quot;#&quot;))" office:value-type="string" office:string-value="LAU_ET_AL,EDA,2">
            <text:p>LAU_ET_AL,EDA,2</text:p>
          </table:table-cell>
        </table:table-row>
        <table:table-row table:style-name="ro1">
          <table:table-cell office:value-type="string">
            <text:p>200A0RYNJ92NYTA5CLDJ1UHYYCC49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5 GMT 2012</text:p>
          </table:table-cell>
          <table:table-cell table:number-columns-repeated="2"/>
          <table:table-cell office:value-type="string">
            <text:p>2NXNQYN5F3Q0YPTY5WEC4YB4FUB9D3</text:p>
          </table:table-cell>
          <table:table-cell office:value-type="string">
            <text:p>A746183X8258H</text:p>
          </table:table-cell>
          <table:table-cell office:value-type="string">
            <text:p>Submitted</text:p>
          </table:table-cell>
          <table:table-cell office:value-type="string">
            <text:p>Thu Sep 13 05:42:02 GMT 2012</text:p>
          </table:table-cell>
          <table:table-cell office:value-type="string">
            <text:p>Thu Sep 13 05:43:08 GMT 2012</text:p>
          </table:table-cell>
          <table:table-cell office:value-type="string">
            <text:p>Wed Sep 19 22:43:08 PDT 2012</text:p>
          </table:table-cell>
          <table:table-cell table:number-columns-repeated="3"/>
          <table:table-cell office:value-type="string">
            <text:p>6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rover_Cleveland_8:75.txt</text:p>
          </table:table-cell>
          <table:table-cell office:value-type="string">
            <text:p>I indorse the recommendation made by the present Secretary of the Interior, as well as his predecessor, that a permanent commission, consisting of three members, one of whom shall be an army officer, be created to perform the duties now devolving upon the Commissioner and Assistant Commissioner of Indian Affairs. The management of the Bureau involves such numerous and diverse details and the advantages of an uninterrupted policy are so apparent that I hope the change suggested will meet the approval of the Congress.&lt;br/&gt;&lt;br/&gt;The diminution of our enormous pension roll and the decrease of pension expenditure, which have been so often confidently for told, still fail in material realization. The number of pensioners on the polls at the close of the fiscal year ended June 30, 1896, was 970,678. This is the largest number ever reported. The amount paid exclusively for pensions during the year was $138,214,761.94, a slight decrease from that of the preceding year, while the total expenditures on account of pensions, including the cost of maintaining the Department and expenses attending pension distribution, amounted to $142,206,550.59, or within every small fraction of one-third of the entire expense of supporting the Government during the same year. The number of new pension certificates issued was 90,640. Of these, 40,374 represent original allowances of claims and 15,878 increases of existing pensions.&lt;br/&gt;&lt;br/&gt;</text:p>
          </table:table-cell>
          <table:table-cell office:value-type="string">
            <text:p>Governorship of Mitt Romney</text:p>
          </table:table-cell>
          <table:table-cell office:value-type="string">
            <text:p>http://en.wikipedia.org/wiki/Governorship_of_Mitt_Romney</text:p>
          </table:table-cell>
          <table:table-cell office:value-type="string">
            <text:p>Pensions in the United Kingdom</text:p>
          </table:table-cell>
          <table:table-cell office:value-type="string">
            <text:p>http://en.wikipedia.org/wiki/Pensions_in_the_United_Kingdom</text:p>
          </table:table-cell>
          <table:table-cell/>
          <table:table-cell office:value-type="string">
            <text:p>2</text:p>
          </table:table-cell>
          <table:table-cell table:number-columns-repeated="3"/>
          <table:table-cell table:formula="of:=CONCATENATE([.AB427];&quot;,&quot;;[.AC427];&quot;,&quot;; TEXT([.AK427];&quot;#&quot;))" office:value-type="string" office:string-value="LAU_ET_AL,EDA,2">
            <text:p>LAU_ET_AL,EDA,2</text:p>
          </table:table-cell>
        </table:table-row>
        <table:table-row table:style-name="ro1">
          <table:table-cell office:value-type="string">
            <text:p>270HPCGJ2D213CKA4RRJXPSI4UU4A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5 GMT 2012</text:p>
          </table:table-cell>
          <table:table-cell table:number-columns-repeated="2"/>
          <table:table-cell office:value-type="string">
            <text:p>2DLVOK5UFJ51DGEJV96YYS1CY8N96A</text:p>
          </table:table-cell>
          <table:table-cell office:value-type="string">
            <text:p>A997OZ3H2B3Q2</text:p>
          </table:table-cell>
          <table:table-cell office:value-type="string">
            <text:p>Submitted</text:p>
          </table:table-cell>
          <table:table-cell office:value-type="string">
            <text:p>Thu Sep 13 05:34:29 GMT 2012</text:p>
          </table:table-cell>
          <table:table-cell office:value-type="string">
            <text:p>Thu Sep 13 05:34:55 GMT 2012</text:p>
          </table:table-cell>
          <table:table-cell office:value-type="string">
            <text:p>Wed Sep 19 22:34:55 PDT 2012</text:p>
          </table:table-cell>
          <table:table-cell table:number-columns-repeated="3"/>
          <table:table-cell office:value-type="string">
            <text:p>26</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Calvin_Coolidge_3:36.txt</text:p>
          </table:table-cell>
          <table:table-cell office:value-type="string">
            <text:p>The problem of Muscle Shoals seems to me to have assumed a place all out of proportion with its real importance. It probably does not represent in market value much more than a first-class battleship, yet it has been discussed in the Congress over a period of years and for months at a time. It ought to be developed for the production of nitrates primarily, and incidentally for power purposes. This would serve defensive, agricultural, and industrial purposes. I am in favor of disposing of this property to meet these purposes. The findings of the special commission will be transmitted to the Congress for their information. I am convinced that the best possible disposition can be made by direct authorization of the Congress. As a means of negotiation I recommend the immediate appointment of a small joint special committee chosen from the appropriate general standing committees of the House and Senate to receive bids, which when made should be reported with recommendations as to acceptance, upon which a law should be enacted, effecting a sale to the highest bidder who will agree to carry out these purposes.&lt;br/&gt;&lt;br/&gt;If anything were needed to demonstrate the almost utter incapacity of the National Government to deal directly with an industrial and commercial problem, it has been provided by our experience with this property. We have expended vast fortunes, we have taxed everybody, but we are unable to secure results, which benefit anybody. This property ought, to be transferred to private management under conditions which will dedicate it to the public purpose for which it was conceived.&lt;br/&gt;&lt;br/&gt;</text:p>
          </table:table-cell>
          <table:table-cell office:value-type="string">
            <text:p>Dismissal of U.S. attorneys controversy</text:p>
          </table:table-cell>
          <table:table-cell office:value-type="string">
            <text:p>http://en.wikipedia.org/wiki/Dismissal_of_U.S._attorneys_controversy</text:p>
          </table:table-cell>
          <table:table-cell office:value-type="string">
            <text:p>UK Immigration Service</text:p>
          </table:table-cell>
          <table:table-cell office:value-type="string">
            <text:p>http://en.wikipedia.org/wiki/UK_Immigration_Service</text:p>
          </table:table-cell>
          <table:table-cell/>
          <table:table-cell office:value-type="string">
            <text:p>1</text:p>
          </table:table-cell>
          <table:table-cell table:number-columns-repeated="3"/>
          <table:table-cell table:formula="of:=CONCATENATE([.AB428];&quot;,&quot;;[.AC428];&quot;,&quot;; TEXT([.AK428];&quot;#&quot;))" office:value-type="string" office:string-value="LAU_ET_AL,EDA,1">
            <text:p>LAU_ET_AL,EDA,1</text:p>
          </table:table-cell>
        </table:table-row>
        <table:table-row table:style-name="ro1">
          <table:table-cell office:value-type="string">
            <text:p>270HPCGJ2D213CKA4RRJXPSI4UU4A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5 GMT 2012</text:p>
          </table:table-cell>
          <table:table-cell table:number-columns-repeated="2"/>
          <table:table-cell office:value-type="string">
            <text:p>2N9DM25L8I9NE5UML9XOM4QWD8GHRD</text:p>
          </table:table-cell>
          <table:table-cell office:value-type="string">
            <text:p>AAE9H4ZIKQS37</text:p>
          </table:table-cell>
          <table:table-cell office:value-type="string">
            <text:p>Submitted</text:p>
          </table:table-cell>
          <table:table-cell office:value-type="string">
            <text:p>Thu Sep 13 06:51:50 GMT 2012</text:p>
          </table:table-cell>
          <table:table-cell office:value-type="string">
            <text:p>Thu Sep 13 06:51:56 GMT 2012</text:p>
          </table:table-cell>
          <table:table-cell office:value-type="string">
            <text:p>Wed Sep 19 23:51:56 PDT 2012</text:p>
          </table:table-cell>
          <table:table-cell table:number-columns-repeated="3"/>
          <table:table-cell office:value-type="string">
            <text:p>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Calvin_Coolidge_3:36.txt</text:p>
          </table:table-cell>
          <table:table-cell office:value-type="string">
            <text:p>The problem of Muscle Shoals seems to me to have assumed a place all out of proportion with its real importance. It probably does not represent in market value much more than a first-class battleship, yet it has been discussed in the Congress over a period of years and for months at a time. It ought to be developed for the production of nitrates primarily, and incidentally for power purposes. This would serve defensive, agricultural, and industrial purposes. I am in favor of disposing of this property to meet these purposes. The findings of the special commission will be transmitted to the Congress for their information. I am convinced that the best possible disposition can be made by direct authorization of the Congress. As a means of negotiation I recommend the immediate appointment of a small joint special committee chosen from the appropriate general standing committees of the House and Senate to receive bids, which when made should be reported with recommendations as to acceptance, upon which a law should be enacted, effecting a sale to the highest bidder who will agree to carry out these purposes.&lt;br/&gt;&lt;br/&gt;If anything were needed to demonstrate the almost utter incapacity of the National Government to deal directly with an industrial and commercial problem, it has been provided by our experience with this property. We have expended vast fortunes, we have taxed everybody, but we are unable to secure results, which benefit anybody. This property ought, to be transferred to private management under conditions which will dedicate it to the public purpose for which it was conceived.&lt;br/&gt;&lt;br/&gt;</text:p>
          </table:table-cell>
          <table:table-cell office:value-type="string">
            <text:p>Dismissal of U.S. attorneys controversy</text:p>
          </table:table-cell>
          <table:table-cell office:value-type="string">
            <text:p>http://en.wikipedia.org/wiki/Dismissal_of_U.S._attorneys_controversy</text:p>
          </table:table-cell>
          <table:table-cell office:value-type="string">
            <text:p>UK Immigration Service</text:p>
          </table:table-cell>
          <table:table-cell office:value-type="string">
            <text:p>http://en.wikipedia.org/wiki/UK_Immigration_Service</text:p>
          </table:table-cell>
          <table:table-cell/>
          <table:table-cell office:value-type="string">
            <text:p>1</text:p>
          </table:table-cell>
          <table:table-cell table:number-columns-repeated="3"/>
          <table:table-cell table:formula="of:=CONCATENATE([.AB429];&quot;,&quot;;[.AC429];&quot;,&quot;; TEXT([.AK429];&quot;#&quot;))" office:value-type="string" office:string-value="LAU_ET_AL,EDA,1">
            <text:p>LAU_ET_AL,EDA,1</text:p>
          </table:table-cell>
        </table:table-row>
        <table:table-row table:style-name="ro1">
          <table:table-cell office:value-type="string">
            <text:p>270HPCGJ2D213CKA4RRJXPSI4UU4A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5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5 GMT 2012</text:p>
          </table:table-cell>
          <table:table-cell table:number-columns-repeated="2"/>
          <table:table-cell office:value-type="string">
            <text:p>2SUKYEPLSP75ZUAB3TUOIHQEWAPQWJ</text:p>
          </table:table-cell>
          <table:table-cell office:value-type="string">
            <text:p>A1UNZTSLGW77HK</text:p>
          </table:table-cell>
          <table:table-cell office:value-type="string">
            <text:p>Submitted</text:p>
          </table:table-cell>
          <table:table-cell office:value-type="string">
            <text:p>Thu Sep 13 06:39:06 GMT 2012</text:p>
          </table:table-cell>
          <table:table-cell office:value-type="string">
            <text:p>Thu Sep 13 06:39:41 GMT 2012</text:p>
          </table:table-cell>
          <table:table-cell office:value-type="string">
            <text:p>Wed Sep 19 23:39:41 PDT 2012</text:p>
          </table:table-cell>
          <table:table-cell table:number-columns-repeated="3"/>
          <table:table-cell office:value-type="string">
            <text:p>35</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Calvin_Coolidge_3:36.txt</text:p>
          </table:table-cell>
          <table:table-cell office:value-type="string">
            <text:p>The problem of Muscle Shoals seems to me to have assumed a place all out of proportion with its real importance. It probably does not represent in market value much more than a first-class battleship, yet it has been discussed in the Congress over a period of years and for months at a time. It ought to be developed for the production of nitrates primarily, and incidentally for power purposes. This would serve defensive, agricultural, and industrial purposes. I am in favor of disposing of this property to meet these purposes. The findings of the special commission will be transmitted to the Congress for their information. I am convinced that the best possible disposition can be made by direct authorization of the Congress. As a means of negotiation I recommend the immediate appointment of a small joint special committee chosen from the appropriate general standing committees of the House and Senate to receive bids, which when made should be reported with recommendations as to acceptance, upon which a law should be enacted, effecting a sale to the highest bidder who will agree to carry out these purposes.&lt;br/&gt;&lt;br/&gt;If anything were needed to demonstrate the almost utter incapacity of the National Government to deal directly with an industrial and commercial problem, it has been provided by our experience with this property. We have expended vast fortunes, we have taxed everybody, but we are unable to secure results, which benefit anybody. This property ought, to be transferred to private management under conditions which will dedicate it to the public purpose for which it was conceived.&lt;br/&gt;&lt;br/&gt;</text:p>
          </table:table-cell>
          <table:table-cell office:value-type="string">
            <text:p>Dismissal of U.S. attorneys controversy</text:p>
          </table:table-cell>
          <table:table-cell office:value-type="string">
            <text:p>http://en.wikipedia.org/wiki/Dismissal_of_U.S._attorneys_controversy</text:p>
          </table:table-cell>
          <table:table-cell office:value-type="string">
            <text:p>UK Immigration Service</text:p>
          </table:table-cell>
          <table:table-cell office:value-type="string">
            <text:p>http://en.wikipedia.org/wiki/UK_Immigration_Service</text:p>
          </table:table-cell>
          <table:table-cell/>
          <table:table-cell office:value-type="string">
            <text:p>1</text:p>
          </table:table-cell>
          <table:table-cell table:number-columns-repeated="3"/>
          <table:table-cell table:formula="of:=CONCATENATE([.AB430];&quot;,&quot;;[.AC430];&quot;,&quot;; TEXT([.AK430];&quot;#&quot;))" office:value-type="string" office:string-value="LAU_ET_AL,EDA,1">
            <text:p>LAU_ET_AL,EDA,1</text:p>
          </table:table-cell>
        </table:table-row>
        <table:table-row table:style-name="ro1">
          <table:table-cell office:value-type="string">
            <text:p>2H6UQIHPCGJ2SBPTA6WXP0JPR2E71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0AHPCGJ2D213CKA4RRJXPSI8Z2A48</text:p>
          </table:table-cell>
          <table:table-cell office:value-type="string">
            <text:p>A3H91IK5ZBIBYN</text:p>
          </table:table-cell>
          <table:table-cell office:value-type="string">
            <text:p>Submitted</text:p>
          </table:table-cell>
          <table:table-cell office:value-type="string">
            <text:p>Thu Sep 13 06:05:34 GMT 2012</text:p>
          </table:table-cell>
          <table:table-cell office:value-type="string">
            <text:p>Thu Sep 13 06:11:59 GMT 2012</text:p>
          </table:table-cell>
          <table:table-cell office:value-type="string">
            <text:p>Wed Sep 19 23:11:59 PDT 2012</text:p>
          </table:table-cell>
          <table:table-cell table:number-columns-repeated="3"/>
          <table:table-cell office:value-type="string">
            <text:p>385</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Theodore_Roosevelt_8:30.txt</text:p>
          </table:table-cell>
          <table:table-cell office:value-type="string">
            <text:p>I urge that all our National parks adjacent to National forests be placed completely under the control of the forest service of the Agricultural Department, instead of leaving them as they now are, under the Interior Department and policed by the army. The Congress should provide for superintendents with adequate corps of first-class civilian scouts, or rangers, and, further, place the road construction under the superintendent instead of leaving it with the War Department. Such a change in park management would result in economy and avoid the difficulties of administration which now arise from having the responsibility of care and protection divided between different departments. The need for this course is peculiarly great in the Yellowstone Park. This, like the Yosemite, is a great wonderland, and should be kept as a national playground. In both, all wild things should be protected and the scenery kept wholly unmarred.&lt;br/&gt;&lt;br/&gt;I am happy to say that I have been able to set aside in various parts of the country small, well-chosen tracts of ground to serve as sanctuaries and nurseries for wild creatures.&lt;br/&gt;&lt;br/&gt;</text:p>
          </table:table-cell>
          <table:table-cell office:value-type="string">
            <text:p>Active metabolite</text:p>
          </table:table-cell>
          <table:table-cell office:value-type="string">
            <text:p>http://en.wikipedia.org/wiki/Active_metabolite</text:p>
          </table:table-cell>
          <table:table-cell office:value-type="string">
            <text:p>Bolivia</text:p>
          </table:table-cell>
          <table:table-cell office:value-type="string">
            <text:p>http://en.wikipedia.org/wiki/Bolivia</text:p>
          </table:table-cell>
          <table:table-cell/>
          <table:table-cell office:value-type="string">
            <text:p>1</text:p>
          </table:table-cell>
          <table:table-cell table:number-columns-repeated="3"/>
          <table:table-cell table:formula="of:=CONCATENATE([.AB431];&quot;,&quot;;[.AC431];&quot;,&quot;; TEXT([.AK431];&quot;#&quot;))" office:value-type="string" office:string-value="RANDOM,LAU_ET_AL,1">
            <text:p>RANDOM,LAU_ET_AL,1</text:p>
          </table:table-cell>
        </table:table-row>
        <table:table-row table:style-name="ro1">
          <table:table-cell office:value-type="string">
            <text:p>2H6UQIHPCGJ2SBPTA6WXP0JPR2E71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2NQ8H88MQU60ECG2M91ZXX4GXP9S1</text:p>
          </table:table-cell>
          <table:table-cell office:value-type="string">
            <text:p>AAE9H4ZIKQS37</text:p>
          </table:table-cell>
          <table:table-cell office:value-type="string">
            <text:p>Submitted</text:p>
          </table:table-cell>
          <table:table-cell office:value-type="string">
            <text:p>Thu Sep 13 06:29:44 GMT 2012</text:p>
          </table:table-cell>
          <table:table-cell office:value-type="string">
            <text:p>Thu Sep 13 06:30:00 GMT 2012</text:p>
          </table:table-cell>
          <table:table-cell office:value-type="string">
            <text:p>Wed Sep 19 23:30:00 PDT 2012</text:p>
          </table:table-cell>
          <table:table-cell table:number-columns-repeated="3"/>
          <table:table-cell office:value-type="string">
            <text:p>16</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Theodore_Roosevelt_8:30.txt</text:p>
          </table:table-cell>
          <table:table-cell office:value-type="string">
            <text:p>I urge that all our National parks adjacent to National forests be placed completely under the control of the forest service of the Agricultural Department, instead of leaving them as they now are, under the Interior Department and policed by the army. The Congress should provide for superintendents with adequate corps of first-class civilian scouts, or rangers, and, further, place the road construction under the superintendent instead of leaving it with the War Department. Such a change in park management would result in economy and avoid the difficulties of administration which now arise from having the responsibility of care and protection divided between different departments. The need for this course is peculiarly great in the Yellowstone Park. This, like the Yosemite, is a great wonderland, and should be kept as a national playground. In both, all wild things should be protected and the scenery kept wholly unmarred.&lt;br/&gt;&lt;br/&gt;I am happy to say that I have been able to set aside in various parts of the country small, well-chosen tracts of ground to serve as sanctuaries and nurseries for wild creatures.&lt;br/&gt;&lt;br/&gt;</text:p>
          </table:table-cell>
          <table:table-cell office:value-type="string">
            <text:p>Active metabolite</text:p>
          </table:table-cell>
          <table:table-cell office:value-type="string">
            <text:p>http://en.wikipedia.org/wiki/Active_metabolite</text:p>
          </table:table-cell>
          <table:table-cell office:value-type="string">
            <text:p>Bolivia</text:p>
          </table:table-cell>
          <table:table-cell office:value-type="string">
            <text:p>http://en.wikipedia.org/wiki/Bolivia</text:p>
          </table:table-cell>
          <table:table-cell/>
          <table:table-cell office:value-type="string">
            <text:p>2</text:p>
          </table:table-cell>
          <table:table-cell table:number-columns-repeated="3"/>
          <table:table-cell table:formula="of:=CONCATENATE([.AB432];&quot;,&quot;;[.AC432];&quot;,&quot;; TEXT([.AK432];&quot;#&quot;))" office:value-type="string" office:string-value="RANDOM,LAU_ET_AL,2">
            <text:p>RANDOM,LAU_ET_AL,2</text:p>
          </table:table-cell>
        </table:table-row>
        <table:table-row table:style-name="ro1">
          <table:table-cell office:value-type="string">
            <text:p>2H6UQIHPCGJ2SBPTA6WXP0JPR2E71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XIY2RCJK63ZANRMYABUQAQ9P09V6F</text:p>
          </table:table-cell>
          <table:table-cell office:value-type="string">
            <text:p>A997OZ3H2B3Q2</text:p>
          </table:table-cell>
          <table:table-cell office:value-type="string">
            <text:p>Submitted</text:p>
          </table:table-cell>
          <table:table-cell office:value-type="string">
            <text:p>Thu Sep 13 06:07:44 GMT 2012</text:p>
          </table:table-cell>
          <table:table-cell office:value-type="string">
            <text:p>Thu Sep 13 06:07:57 GMT 2012</text:p>
          </table:table-cell>
          <table:table-cell office:value-type="string">
            <text:p>Wed Sep 19 23:07:57 PDT 2012</text:p>
          </table:table-cell>
          <table:table-cell table:number-columns-repeated="3"/>
          <table:table-cell office:value-type="string">
            <text:p>13</text:p>
          </table:table-cell>
          <table:table-cell table:number-columns-repeated="2" office:value-type="string">
            <text:p>100% (93/93)</text:p>
          </table:table-cell>
          <table:table-cell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Theodore_Roosevelt_8:30.txt</text:p>
          </table:table-cell>
          <table:table-cell office:value-type="string">
            <text:p>I urge that all our National parks adjacent to National forests be placed completely under the control of the forest service of the Agricultural Department, instead of leaving them as they now are, under the Interior Department and policed by the army. The Congress should provide for superintendents with adequate corps of first-class civilian scouts, or rangers, and, further, place the road construction under the superintendent instead of leaving it with the War Department. Such a change in park management would result in economy and avoid the difficulties of administration which now arise from having the responsibility of care and protection divided between different departments. The need for this course is peculiarly great in the Yellowstone Park. This, like the Yosemite, is a great wonderland, and should be kept as a national playground. In both, all wild things should be protected and the scenery kept wholly unmarred.&lt;br/&gt;&lt;br/&gt;I am happy to say that I have been able to set aside in various parts of the country small, well-chosen tracts of ground to serve as sanctuaries and nurseries for wild creatures.&lt;br/&gt;&lt;br/&gt;</text:p>
          </table:table-cell>
          <table:table-cell office:value-type="string">
            <text:p>Active metabolite</text:p>
          </table:table-cell>
          <table:table-cell office:value-type="string">
            <text:p>http://en.wikipedia.org/wiki/Active_metabolite</text:p>
          </table:table-cell>
          <table:table-cell office:value-type="string">
            <text:p>Bolivia</text:p>
          </table:table-cell>
          <table:table-cell office:value-type="string">
            <text:p>http://en.wikipedia.org/wiki/Bolivia</text:p>
          </table:table-cell>
          <table:table-cell/>
          <table:table-cell office:value-type="string">
            <text:p>2</text:p>
          </table:table-cell>
          <table:table-cell table:number-columns-repeated="3"/>
          <table:table-cell table:formula="of:=CONCATENATE([.AB433];&quot;,&quot;;[.AC433];&quot;,&quot;; TEXT([.AK433];&quot;#&quot;))" office:value-type="string" office:string-value="RANDOM,LAU_ET_AL,2">
            <text:p>RANDOM,LAU_ET_AL,2</text:p>
          </table:table-cell>
        </table:table-row>
        <table:table-row table:style-name="ro1">
          <table:table-cell office:value-type="string">
            <text:p>2H9YNJ92NJKMFEZRQ3LH6W2GVZ5C7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3YYTWX4H3H24KSIGJ7IEIJRHK74Z1</text:p>
          </table:table-cell>
          <table:table-cell office:value-type="string">
            <text:p>A2W2ZEI7WUASOW</text:p>
          </table:table-cell>
          <table:table-cell office:value-type="string">
            <text:p>Submitted</text:p>
          </table:table-cell>
          <table:table-cell office:value-type="string">
            <text:p>Thu Sep 13 05:34:06 GMT 2012</text:p>
          </table:table-cell>
          <table:table-cell office:value-type="string">
            <text:p>Thu Sep 13 05:34:22 GMT 2012</text:p>
          </table:table-cell>
          <table:table-cell office:value-type="string">
            <text:p>Wed Sep 19 22:34:22 PDT 2012</text:p>
          </table:table-cell>
          <table:table-cell table:number-columns-repeated="3"/>
          <table:table-cell office:value-type="string">
            <text:p>1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_Bush_4:5.txt</text:p>
          </table:table-cell>
          <table:table-cell office:value-type="string">
            <text:p>America is on the offensive against the terrorists who started this war. Last March, Khalid Shaikh Mohammed, a mastermind of September 11th, awoke to find himself in the custody of U.S. and Pakistani authorities. Last August 11th brought the capture of the terrorist Hambali, who was a key player in the attack in Indonesia that killed over 200 people. We are tracking al-Qaida around the world - and nearly two-thirds of their known leaders have now been captured or killed. Thousands of very skilled and determined military personnel are on a manhunt, going after the remaining killers who hide in cities and caves - and, one by one, we will bring the terrorists to justice.&lt;br/&gt;&lt;br/&gt;As part of the offensive against terror, we are also confronting the regimes that harbor and support terrorists, and could supply them with nuclear, chemical, or biological weapons. The United States and our allies are determined: We refuse to live in the shadow of this ultimate danger.&lt;br/&gt;&lt;br/&gt;</text:p>
          </table:table-cell>
          <table:table-cell table:style-name="ce1" office:value-type="string">
            <text:p>2003</text:p>
          </table:table-cell>
          <table:table-cell office:value-type="string">
            <text:p>http://en.wikipedia.org/wiki/2003</text:p>
          </table:table-cell>
          <table:table-cell office:value-type="string">
            <text:p>2003 in Afghanistan</text:p>
          </table:table-cell>
          <table:table-cell office:value-type="string">
            <text:p>http://en.wikipedia.org/wiki/2003_in_Afghanistan</text:p>
          </table:table-cell>
          <table:table-cell/>
          <table:table-cell office:value-type="string">
            <text:p>2</text:p>
          </table:table-cell>
          <table:table-cell table:number-columns-repeated="3"/>
          <table:table-cell table:formula="of:=CONCATENATE([.AB434];&quot;,&quot;;[.AC434];&quot;,&quot;; TEXT([.AK434];&quot;#&quot;))" office:value-type="string" office:string-value="LAU_ET_AL,EDA,2">
            <text:p>LAU_ET_AL,EDA,2</text:p>
          </table:table-cell>
        </table:table-row>
        <table:table-row table:style-name="ro1">
          <table:table-cell office:value-type="string">
            <text:p>2H9YNJ92NJKMFEZRQ3LH6W2GVZ5C7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BTK274J79KQBFPDUEXU5FCDAKZHFC</text:p>
          </table:table-cell>
          <table:table-cell office:value-type="string">
            <text:p>A997OZ3H2B3Q2</text:p>
          </table:table-cell>
          <table:table-cell office:value-type="string">
            <text:p>Submitted</text:p>
          </table:table-cell>
          <table:table-cell office:value-type="string">
            <text:p>Thu Sep 13 05:43:03 GMT 2012</text:p>
          </table:table-cell>
          <table:table-cell office:value-type="string">
            <text:p>Thu Sep 13 05:43:20 GMT 2012</text:p>
          </table:table-cell>
          <table:table-cell office:value-type="string">
            <text:p>Wed Sep 19 22:43:20 PDT 2012</text:p>
          </table:table-cell>
          <table:table-cell table:number-columns-repeated="3"/>
          <table:table-cell office:value-type="string">
            <text:p>17</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_Bush_4:5.txt</text:p>
          </table:table-cell>
          <table:table-cell office:value-type="string">
            <text:p>America is on the offensive against the terrorists who started this war. Last March, Khalid Shaikh Mohammed, a mastermind of September 11th, awoke to find himself in the custody of U.S. and Pakistani authorities. Last August 11th brought the capture of the terrorist Hambali, who was a key player in the attack in Indonesia that killed over 200 people. We are tracking al-Qaida around the world - and nearly two-thirds of their known leaders have now been captured or killed. Thousands of very skilled and determined military personnel are on a manhunt, going after the remaining killers who hide in cities and caves - and, one by one, we will bring the terrorists to justice.&lt;br/&gt;&lt;br/&gt;As part of the offensive against terror, we are also confronting the regimes that harbor and support terrorists, and could supply them with nuclear, chemical, or biological weapons. The United States and our allies are determined: We refuse to live in the shadow of this ultimate danger.&lt;br/&gt;&lt;br/&gt;</text:p>
          </table:table-cell>
          <table:table-cell table:style-name="ce1" office:value-type="string">
            <text:p>2003</text:p>
          </table:table-cell>
          <table:table-cell office:value-type="string">
            <text:p>http://en.wikipedia.org/wiki/2003</text:p>
          </table:table-cell>
          <table:table-cell office:value-type="string">
            <text:p>2003 in Afghanistan</text:p>
          </table:table-cell>
          <table:table-cell office:value-type="string">
            <text:p>http://en.wikipedia.org/wiki/2003_in_Afghanistan</text:p>
          </table:table-cell>
          <table:table-cell/>
          <table:table-cell office:value-type="string">
            <text:p>2</text:p>
          </table:table-cell>
          <table:table-cell table:number-columns-repeated="3"/>
          <table:table-cell table:formula="of:=CONCATENATE([.AB435];&quot;,&quot;;[.AC435];&quot;,&quot;; TEXT([.AK435];&quot;#&quot;))" office:value-type="string" office:string-value="LAU_ET_AL,EDA,2">
            <text:p>LAU_ET_AL,EDA,2</text:p>
          </table:table-cell>
        </table:table-row>
        <table:table-row table:style-name="ro1">
          <table:table-cell office:value-type="string">
            <text:p>2H9YNJ92NJKMFEZRQ3LH6W2GVZ5C7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TCM05BMJTUHD5QL0Z0RI7S5218FKJ</text:p>
          </table:table-cell>
          <table:table-cell office:value-type="string">
            <text:p>AAE9H4ZIKQS37</text:p>
          </table:table-cell>
          <table:table-cell office:value-type="string">
            <text:p>Submitted</text:p>
          </table:table-cell>
          <table:table-cell office:value-type="string">
            <text:p>Thu Sep 13 06:42:39 GMT 2012</text:p>
          </table:table-cell>
          <table:table-cell office:value-type="string">
            <text:p>Thu Sep 13 06:42:50 GMT 2012</text:p>
          </table:table-cell>
          <table:table-cell office:value-type="string">
            <text:p>Wed Sep 19 23:42:50 PDT 2012</text:p>
          </table:table-cell>
          <table:table-cell table:number-columns-repeated="3"/>
          <table:table-cell office:value-type="string">
            <text:p>11</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_Bush_4:5.txt</text:p>
          </table:table-cell>
          <table:table-cell office:value-type="string">
            <text:p>America is on the offensive against the terrorists who started this war. Last March, Khalid Shaikh Mohammed, a mastermind of September 11th, awoke to find himself in the custody of U.S. and Pakistani authorities. Last August 11th brought the capture of the terrorist Hambali, who was a key player in the attack in Indonesia that killed over 200 people. We are tracking al-Qaida around the world - and nearly two-thirds of their known leaders have now been captured or killed. Thousands of very skilled and determined military personnel are on a manhunt, going after the remaining killers who hide in cities and caves - and, one by one, we will bring the terrorists to justice.&lt;br/&gt;&lt;br/&gt;As part of the offensive against terror, we are also confronting the regimes that harbor and support terrorists, and could supply them with nuclear, chemical, or biological weapons. The United States and our allies are determined: We refuse to live in the shadow of this ultimate danger.&lt;br/&gt;&lt;br/&gt;</text:p>
          </table:table-cell>
          <table:table-cell table:style-name="ce1" office:value-type="string">
            <text:p>2003</text:p>
          </table:table-cell>
          <table:table-cell office:value-type="string">
            <text:p>http://en.wikipedia.org/wiki/2003</text:p>
          </table:table-cell>
          <table:table-cell office:value-type="string">
            <text:p>2003 in Afghanistan</text:p>
          </table:table-cell>
          <table:table-cell office:value-type="string">
            <text:p>http://en.wikipedia.org/wiki/2003_in_Afghanistan</text:p>
          </table:table-cell>
          <table:table-cell/>
          <table:table-cell office:value-type="string">
            <text:p>2</text:p>
          </table:table-cell>
          <table:table-cell table:number-columns-repeated="3"/>
          <table:table-cell table:formula="of:=CONCATENATE([.AB436];&quot;,&quot;;[.AC436];&quot;,&quot;; TEXT([.AK436];&quot;#&quot;))" office:value-type="string" office:string-value="LAU_ET_AL,EDA,2">
            <text:p>LAU_ET_AL,EDA,2</text:p>
          </table:table-cell>
        </table:table-row>
        <table:table-row table:style-name="ro1">
          <table:table-cell office:value-type="string">
            <text:p>24M6UXFCD45XRNHSK2ETSIN3VQKUW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5GK5UFJ51Y75NC4M8HS9CSTS3NB8F</text:p>
          </table:table-cell>
          <table:table-cell office:value-type="string">
            <text:p>AS809NPDW8VZ0</text:p>
          </table:table-cell>
          <table:table-cell office:value-type="string">
            <text:p>Submitted</text:p>
          </table:table-cell>
          <table:table-cell office:value-type="string">
            <text:p>Thu Sep 13 06:45:38 GMT 2012</text:p>
          </table:table-cell>
          <table:table-cell office:value-type="string">
            <text:p>Thu Sep 13 06:46:39 GMT 2012</text:p>
          </table:table-cell>
          <table:table-cell office:value-type="string">
            <text:p>Wed Sep 19 23:46:39 PDT 2012</text:p>
          </table:table-cell>
          <table:table-cell table:number-columns-repeated="3"/>
          <table:table-cell office:value-type="string">
            <text:p>61</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Dwight_D._Eisenhower_4:31.txt</text:p>
          </table:table-cell>
          <table:table-cell office:value-type="string">
            <text:p>TO FOSTER A STRONG ECONOMY&lt;br/&gt;&lt;br/&gt;Our competitive enterprise system depends on the energy of free human beings, limited by prudent restraints in law, using free markets to plan, organize and distribute production, and spurred by the prospect of reward for successful effort. This system has developed our resources. It has marvelously expanded our productive capacity. Against the record of all other economic systems devised through the ages, this competitive system has proved the most creative user of human skills in the development of physical resources, and the richest rewarder of human effort.&lt;br/&gt;&lt;br/&gt;</text:p>
          </table:table-cell>
          <table:table-cell office:value-type="string">
            <text:p>Tegucigalpa</text:p>
          </table:table-cell>
          <table:table-cell office:value-type="string">
            <text:p>http://en.wikipedia.org/wiki/Tegucigalpa</text:p>
          </table:table-cell>
          <table:table-cell office:value-type="string">
            <text:p>Industrial and organizational psychology</text:p>
          </table:table-cell>
          <table:table-cell office:value-type="string">
            <text:p>http://en.wikipedia.org/wiki/Industrial_and_organizational_psychology</text:p>
          </table:table-cell>
          <table:table-cell/>
          <table:table-cell office:value-type="string">
            <text:p>2</text:p>
          </table:table-cell>
          <table:table-cell table:number-columns-repeated="3"/>
          <table:table-cell table:formula="of:=CONCATENATE([.AB437];&quot;,&quot;;[.AC437];&quot;,&quot;; TEXT([.AK437];&quot;#&quot;))" office:value-type="string" office:string-value="LAU_ET_AL,EDA,2">
            <text:p>LAU_ET_AL,EDA,2</text:p>
          </table:table-cell>
        </table:table-row>
        <table:table-row table:style-name="ro1">
          <table:table-cell office:value-type="string">
            <text:p>24M6UXFCD45XRNHSK2ETSIN3VQKUW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MHWZ9RNDWIOAAGCZXUD1GU19DEET0</text:p>
          </table:table-cell>
          <table:table-cell office:value-type="string">
            <text:p>A997OZ3H2B3Q2</text:p>
          </table:table-cell>
          <table:table-cell office:value-type="string">
            <text:p>Submitted</text:p>
          </table:table-cell>
          <table:table-cell office:value-type="string">
            <text:p>Thu Sep 13 05:35:21 GMT 2012</text:p>
          </table:table-cell>
          <table:table-cell office:value-type="string">
            <text:p>Thu Sep 13 05:35:50 GMT 2012</text:p>
          </table:table-cell>
          <table:table-cell office:value-type="string">
            <text:p>Wed Sep 19 22:35:50 PDT 2012</text:p>
          </table:table-cell>
          <table:table-cell table:number-columns-repeated="3"/>
          <table:table-cell office:value-type="string">
            <text:p>29</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Dwight_D._Eisenhower_4:31.txt</text:p>
          </table:table-cell>
          <table:table-cell office:value-type="string">
            <text:p>TO FOSTER A STRONG ECONOMY&lt;br/&gt;&lt;br/&gt;Our competitive enterprise system depends on the energy of free human beings, limited by prudent restraints in law, using free markets to plan, organize and distribute production, and spurred by the prospect of reward for successful effort. This system has developed our resources. It has marvelously expanded our productive capacity. Against the record of all other economic systems devised through the ages, this competitive system has proved the most creative user of human skills in the development of physical resources, and the richest rewarder of human effort.&lt;br/&gt;&lt;br/&gt;</text:p>
          </table:table-cell>
          <table:table-cell office:value-type="string">
            <text:p>Tegucigalpa</text:p>
          </table:table-cell>
          <table:table-cell office:value-type="string">
            <text:p>http://en.wikipedia.org/wiki/Tegucigalpa</text:p>
          </table:table-cell>
          <table:table-cell office:value-type="string">
            <text:p>Industrial and organizational psychology</text:p>
          </table:table-cell>
          <table:table-cell office:value-type="string">
            <text:p>http://en.wikipedia.org/wiki/Industrial_and_organizational_psychology</text:p>
          </table:table-cell>
          <table:table-cell/>
          <table:table-cell office:value-type="string">
            <text:p>2</text:p>
          </table:table-cell>
          <table:table-cell table:number-columns-repeated="3"/>
          <table:table-cell table:formula="of:=CONCATENATE([.AB438];&quot;,&quot;;[.AC438];&quot;,&quot;; TEXT([.AK438];&quot;#&quot;))" office:value-type="string" office:string-value="LAU_ET_AL,EDA,2">
            <text:p>LAU_ET_AL,EDA,2</text:p>
          </table:table-cell>
        </table:table-row>
        <table:table-row table:style-name="ro1">
          <table:table-cell office:value-type="string">
            <text:p>24M6UXFCD45XRNHSK2ETSIN3VQKUW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NMCF806UFBNU1JL1V63H5SWC2H0EA</text:p>
          </table:table-cell>
          <table:table-cell office:value-type="string">
            <text:p>A1Q6SWDM7R58DU</text:p>
          </table:table-cell>
          <table:table-cell office:value-type="string">
            <text:p>Submitted</text:p>
          </table:table-cell>
          <table:table-cell office:value-type="string">
            <text:p>Thu Sep 13 05:27:00 GMT 2012</text:p>
          </table:table-cell>
          <table:table-cell office:value-type="string">
            <text:p>Thu Sep 13 05:27:19 GMT 2012</text:p>
          </table:table-cell>
          <table:table-cell office:value-type="string">
            <text:p>Wed Sep 19 22:27:19 PDT 2012</text:p>
          </table:table-cell>
          <table:table-cell table:number-columns-repeated="3"/>
          <table:table-cell office:value-type="string">
            <text:p>19</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Dwight_D._Eisenhower_4:31.txt</text:p>
          </table:table-cell>
          <table:table-cell office:value-type="string">
            <text:p>TO FOSTER A STRONG ECONOMY&lt;br/&gt;&lt;br/&gt;Our competitive enterprise system depends on the energy of free human beings, limited by prudent restraints in law, using free markets to plan, organize and distribute production, and spurred by the prospect of reward for successful effort. This system has developed our resources. It has marvelously expanded our productive capacity. Against the record of all other economic systems devised through the ages, this competitive system has proved the most creative user of human skills in the development of physical resources, and the richest rewarder of human effort.&lt;br/&gt;&lt;br/&gt;</text:p>
          </table:table-cell>
          <table:table-cell office:value-type="string">
            <text:p>Tegucigalpa</text:p>
          </table:table-cell>
          <table:table-cell office:value-type="string">
            <text:p>http://en.wikipedia.org/wiki/Tegucigalpa</text:p>
          </table:table-cell>
          <table:table-cell office:value-type="string">
            <text:p>Industrial and organizational psychology</text:p>
          </table:table-cell>
          <table:table-cell office:value-type="string">
            <text:p>http://en.wikipedia.org/wiki/Industrial_and_organizational_psychology</text:p>
          </table:table-cell>
          <table:table-cell/>
          <table:table-cell office:value-type="string">
            <text:p>2</text:p>
          </table:table-cell>
          <table:table-cell table:number-columns-repeated="3"/>
          <table:table-cell table:formula="of:=CONCATENATE([.AB439];&quot;,&quot;;[.AC439];&quot;,&quot;; TEXT([.AK439];&quot;#&quot;))" office:value-type="string" office:string-value="LAU_ET_AL,EDA,2">
            <text:p>LAU_ET_AL,EDA,2</text:p>
          </table:table-cell>
        </table:table-row>
        <table:table-row table:style-name="ro1">
          <table:table-cell office:value-type="string">
            <text:p>2DABRI8IUB2Y9IWOO2KLJ3L0HLEH5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2KCXKNQY2RCYTU86553PR0K0XH1QW</text:p>
          </table:table-cell>
          <table:table-cell office:value-type="string">
            <text:p>AAE9H4ZIKQS37</text:p>
          </table:table-cell>
          <table:table-cell office:value-type="string">
            <text:p>Submitted</text:p>
          </table:table-cell>
          <table:table-cell office:value-type="string">
            <text:p>Thu Sep 13 06:37:42 GMT 2012</text:p>
          </table:table-cell>
          <table:table-cell office:value-type="string">
            <text:p>Thu Sep 13 06:37:49 GMT 2012</text:p>
          </table:table-cell>
          <table:table-cell office:value-type="string">
            <text:p>Wed Sep 19 23:37:49 PDT 2012</text:p>
          </table:table-cell>
          <table:table-cell table:number-columns-repeated="3"/>
          <table:table-cell office:value-type="string">
            <text:p>7</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_Bush_6:16.txt</text:p>
          </table:table-cell>
          <table:table-cell office:value-type="string">
            <text:p>Because America needs more than a temporary expansion, we need more than temporary tax relief. I urge the Congress to act responsibly, and make the tax cuts permanent.&lt;br/&gt;&lt;br/&gt;Keeping America competitive requires us to be good stewards of tax dollars. Every year of my presidency, we have reduced the growth of non-security discretionary spending – and last year you passed bills that cut this spending. This year my budget will cut it again, and reduce or eliminate more than 140 programs that are performing poorly or not fulfilling essential priorities. By passing these reforms, we will save the American taxpayer another 14 billion dollars next year – and stay on track to cut the deficit in half by 2009. I am pleased that Members of Congress are working on earmark reform – because the Federal budget has too many special interest projects. And we can tackle this problem together, if you pass the line-item veto.&lt;br/&gt;&lt;br/&gt;</text:p>
          </table:table-cell>
          <table:table-cell office:value-type="string">
            <text:p>Budget</text:p>
          </table:table-cell>
          <table:table-cell office:value-type="string">
            <text:p>http://en.wikipedia.org/wiki/Budget</text:p>
          </table:table-cell>
          <table:table-cell office:value-type="string">
            <text:p>United States federal budget</text:p>
          </table:table-cell>
          <table:table-cell office:value-type="string">
            <text:p>http://en.wikipedia.org/wiki/United_States_federal_budget</text:p>
          </table:table-cell>
          <table:table-cell/>
          <table:table-cell office:value-type="string">
            <text:p>2</text:p>
          </table:table-cell>
          <table:table-cell table:number-columns-repeated="3"/>
          <table:table-cell table:formula="of:=CONCATENATE([.AB440];&quot;,&quot;;[.AC440];&quot;,&quot;; TEXT([.AK440];&quot;#&quot;))" office:value-type="string" office:string-value="LAU_ET_AL,EDA,2">
            <text:p>LAU_ET_AL,EDA,2</text:p>
          </table:table-cell>
        </table:table-row>
        <table:table-row table:style-name="ro1">
          <table:table-cell office:value-type="string">
            <text:p>2DABRI8IUB2Y9IWOO2KLJ3L0HLEH5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3DB3L0FBJ9I3K7JQ15VM5RPXHQMYP</text:p>
          </table:table-cell>
          <table:table-cell office:value-type="string">
            <text:p>A3H91IK5ZBIBYN</text:p>
          </table:table-cell>
          <table:table-cell office:value-type="string">
            <text:p>Submitted</text:p>
          </table:table-cell>
          <table:table-cell office:value-type="string">
            <text:p>Thu Sep 13 06:03:43 GMT 2012</text:p>
          </table:table-cell>
          <table:table-cell office:value-type="string">
            <text:p>Thu Sep 13 06:10:28 GMT 2012</text:p>
          </table:table-cell>
          <table:table-cell office:value-type="string">
            <text:p>Wed Sep 19 23:10:28 PDT 2012</text:p>
          </table:table-cell>
          <table:table-cell table:number-columns-repeated="3"/>
          <table:table-cell office:value-type="string">
            <text:p>405</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_Bush_6:16.txt</text:p>
          </table:table-cell>
          <table:table-cell office:value-type="string">
            <text:p>Because America needs more than a temporary expansion, we need more than temporary tax relief. I urge the Congress to act responsibly, and make the tax cuts permanent.&lt;br/&gt;&lt;br/&gt;Keeping America competitive requires us to be good stewards of tax dollars. Every year of my presidency, we have reduced the growth of non-security discretionary spending – and last year you passed bills that cut this spending. This year my budget will cut it again, and reduce or eliminate more than 140 programs that are performing poorly or not fulfilling essential priorities. By passing these reforms, we will save the American taxpayer another 14 billion dollars next year – and stay on track to cut the deficit in half by 2009. I am pleased that Members of Congress are working on earmark reform – because the Federal budget has too many special interest projects. And we can tackle this problem together, if you pass the line-item veto.&lt;br/&gt;&lt;br/&gt;</text:p>
          </table:table-cell>
          <table:table-cell office:value-type="string">
            <text:p>Budget</text:p>
          </table:table-cell>
          <table:table-cell office:value-type="string">
            <text:p>http://en.wikipedia.org/wiki/Budget</text:p>
          </table:table-cell>
          <table:table-cell office:value-type="string">
            <text:p>United States federal budget</text:p>
          </table:table-cell>
          <table:table-cell office:value-type="string">
            <text:p>http://en.wikipedia.org/wiki/United_States_federal_budget</text:p>
          </table:table-cell>
          <table:table-cell/>
          <table:table-cell office:value-type="string">
            <text:p>2</text:p>
          </table:table-cell>
          <table:table-cell table:number-columns-repeated="3"/>
          <table:table-cell table:formula="of:=CONCATENATE([.AB441];&quot;,&quot;;[.AC441];&quot;,&quot;; TEXT([.AK441];&quot;#&quot;))" office:value-type="string" office:string-value="LAU_ET_AL,EDA,2">
            <text:p>LAU_ET_AL,EDA,2</text:p>
          </table:table-cell>
        </table:table-row>
        <table:table-row table:style-name="ro1">
          <table:table-cell office:value-type="string">
            <text:p>2DABRI8IUB2Y9IWOO2KLJ3L0HLEH5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XLL0XULRGNTQSRRTNO5NP7NCHO4Q9</text:p>
          </table:table-cell>
          <table:table-cell office:value-type="string">
            <text:p>A3ABJN1IL7UCZ8</text:p>
          </table:table-cell>
          <table:table-cell office:value-type="string">
            <text:p>Submitted</text:p>
          </table:table-cell>
          <table:table-cell office:value-type="string">
            <text:p>Thu Sep 13 06:09:52 GMT 2012</text:p>
          </table:table-cell>
          <table:table-cell office:value-type="string">
            <text:p>Thu Sep 13 06:11:41 GMT 2012</text:p>
          </table:table-cell>
          <table:table-cell office:value-type="string">
            <text:p>Wed Sep 19 23:11:41 PDT 2012</text:p>
          </table:table-cell>
          <table:table-cell table:number-columns-repeated="3"/>
          <table:table-cell office:value-type="string">
            <text:p>109</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_Bush_6:16.txt</text:p>
          </table:table-cell>
          <table:table-cell office:value-type="string">
            <text:p>Because America needs more than a temporary expansion, we need more than temporary tax relief. I urge the Congress to act responsibly, and make the tax cuts permanent.&lt;br/&gt;&lt;br/&gt;Keeping America competitive requires us to be good stewards of tax dollars. Every year of my presidency, we have reduced the growth of non-security discretionary spending – and last year you passed bills that cut this spending. This year my budget will cut it again, and reduce or eliminate more than 140 programs that are performing poorly or not fulfilling essential priorities. By passing these reforms, we will save the American taxpayer another 14 billion dollars next year – and stay on track to cut the deficit in half by 2009. I am pleased that Members of Congress are working on earmark reform – because the Federal budget has too many special interest projects. And we can tackle this problem together, if you pass the line-item veto.&lt;br/&gt;&lt;br/&gt;</text:p>
          </table:table-cell>
          <table:table-cell office:value-type="string">
            <text:p>Budget</text:p>
          </table:table-cell>
          <table:table-cell office:value-type="string">
            <text:p>http://en.wikipedia.org/wiki/Budget</text:p>
          </table:table-cell>
          <table:table-cell office:value-type="string">
            <text:p>United States federal budget</text:p>
          </table:table-cell>
          <table:table-cell office:value-type="string">
            <text:p>http://en.wikipedia.org/wiki/United_States_federal_budget</text:p>
          </table:table-cell>
          <table:table-cell/>
          <table:table-cell office:value-type="string">
            <text:p>2</text:p>
          </table:table-cell>
          <table:table-cell table:number-columns-repeated="3"/>
          <table:table-cell table:formula="of:=CONCATENATE([.AB442];&quot;,&quot;;[.AC442];&quot;,&quot;; TEXT([.AK442];&quot;#&quot;))" office:value-type="string" office:string-value="LAU_ET_AL,EDA,2">
            <text:p>LAU_ET_AL,EDA,2</text:p>
          </table:table-cell>
        </table:table-row>
        <table:table-row table:style-name="ro1">
          <table:table-cell office:value-type="string">
            <text:p>25KL92HECWA6CCMTJM60KP5KZZOJI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CFJKM05BMJT9QM19QKPHRA7YK2IDZ</text:p>
          </table:table-cell>
          <table:table-cell office:value-type="string">
            <text:p>AAE9H4ZIKQS37</text:p>
          </table:table-cell>
          <table:table-cell office:value-type="string">
            <text:p>Submitted</text:p>
          </table:table-cell>
          <table:table-cell office:value-type="string">
            <text:p>Thu Sep 13 06:36:05 GMT 2012</text:p>
          </table:table-cell>
          <table:table-cell office:value-type="string">
            <text:p>Thu Sep 13 06:36:13 GMT 2012</text:p>
          </table:table-cell>
          <table:table-cell office:value-type="string">
            <text:p>Wed Sep 19 23:36:13 PDT 2012</text:p>
          </table:table-cell>
          <table:table-cell table:number-columns-repeated="3"/>
          <table:table-cell office:value-type="string">
            <text:p>8</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Chester_A._Arthur_1:125.txt</text:p>
          </table:table-cell>
          <table:table-cell office:value-type="string">
            <text:p>Third. I advise a liberal appropriation for the support of Indian schools, because of my confident belief that such a course is consistent with the wisest economy.&lt;br/&gt;&lt;br/&gt;Even among the most uncultivated Indian tribes there is reported to be a general and urgent desire on the part of the chiefs and older members for the education of their children. It is unfortunate, in view of this fact, that during the past year the means which have been at the command of the Interior Department for the purpose of Indian instruction have proved to be utterly inadequate.&lt;br/&gt;&lt;br/&gt;</text:p>
          </table:table-cell>
          <table:table-cell office:value-type="string">
            <text:p>Adivasi</text:p>
          </table:table-cell>
          <table:table-cell office:value-type="string">
            <text:p>http://en.wikipedia.org/wiki/Adivasi</text:p>
          </table:table-cell>
          <table:table-cell office:value-type="string">
            <text:p>William Fitzwilliam</text:p>
          </table:table-cell>
          <table:table-cell office:value-type="string">
            <text:p>http://en.wikipedia.org/wiki/William_Fitzwilliam</text:p>
          </table:table-cell>
          <table:table-cell/>
          <table:table-cell office:value-type="string">
            <text:p>1</text:p>
          </table:table-cell>
          <table:table-cell table:number-columns-repeated="3"/>
          <table:table-cell table:formula="of:=CONCATENATE([.AB443];&quot;,&quot;;[.AC443];&quot;,&quot;; TEXT([.AK443];&quot;#&quot;))" office:value-type="string" office:string-value="LAU_ET_AL,EDA,1">
            <text:p>LAU_ET_AL,EDA,1</text:p>
          </table:table-cell>
        </table:table-row>
        <table:table-row table:style-name="ro1">
          <table:table-cell office:value-type="string">
            <text:p>25KL92HECWA6CCMTJM60KP5KZZOJI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KRHHRRLFQ0O2WJWOBBHW9EGXQ9GPF</text:p>
          </table:table-cell>
          <table:table-cell office:value-type="string">
            <text:p>A997OZ3H2B3Q2</text:p>
          </table:table-cell>
          <table:table-cell office:value-type="string">
            <text:p>Submitted</text:p>
          </table:table-cell>
          <table:table-cell office:value-type="string">
            <text:p>Thu Sep 13 05:41:07 GMT 2012</text:p>
          </table:table-cell>
          <table:table-cell office:value-type="string">
            <text:p>Thu Sep 13 05:41:26 GMT 2012</text:p>
          </table:table-cell>
          <table:table-cell office:value-type="string">
            <text:p>Wed Sep 19 22:41:26 PDT 2012</text:p>
          </table:table-cell>
          <table:table-cell table:number-columns-repeated="3"/>
          <table:table-cell office:value-type="string">
            <text:p>19</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Chester_A._Arthur_1:125.txt</text:p>
          </table:table-cell>
          <table:table-cell office:value-type="string">
            <text:p>Third. I advise a liberal appropriation for the support of Indian schools, because of my confident belief that such a course is consistent with the wisest economy.&lt;br/&gt;&lt;br/&gt;Even among the most uncultivated Indian tribes there is reported to be a general and urgent desire on the part of the chiefs and older members for the education of their children. It is unfortunate, in view of this fact, that during the past year the means which have been at the command of the Interior Department for the purpose of Indian instruction have proved to be utterly inadequate.&lt;br/&gt;&lt;br/&gt;</text:p>
          </table:table-cell>
          <table:table-cell office:value-type="string">
            <text:p>Adivasi</text:p>
          </table:table-cell>
          <table:table-cell office:value-type="string">
            <text:p>http://en.wikipedia.org/wiki/Adivasi</text:p>
          </table:table-cell>
          <table:table-cell office:value-type="string">
            <text:p>William Fitzwilliam</text:p>
          </table:table-cell>
          <table:table-cell office:value-type="string">
            <text:p>http://en.wikipedia.org/wiki/William_Fitzwilliam</text:p>
          </table:table-cell>
          <table:table-cell/>
          <table:table-cell office:value-type="string">
            <text:p>1</text:p>
          </table:table-cell>
          <table:table-cell table:number-columns-repeated="3"/>
          <table:table-cell table:formula="of:=CONCATENATE([.AB444];&quot;,&quot;;[.AC444];&quot;,&quot;; TEXT([.AK444];&quot;#&quot;))" office:value-type="string" office:string-value="LAU_ET_AL,EDA,1">
            <text:p>LAU_ET_AL,EDA,1</text:p>
          </table:table-cell>
        </table:table-row>
        <table:table-row table:style-name="ro1">
          <table:table-cell office:value-type="string">
            <text:p>25KL92HECWA6CCMTJM60KP5KZZOJI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TZ9KQW618N4L3LKJNV55CETTSZNL1</text:p>
          </table:table-cell>
          <table:table-cell office:value-type="string">
            <text:p>AS809NPDW8VZ0</text:p>
          </table:table-cell>
          <table:table-cell office:value-type="string">
            <text:p>Submitted</text:p>
          </table:table-cell>
          <table:table-cell office:value-type="string">
            <text:p>Thu Sep 13 06:46:40 GMT 2012</text:p>
          </table:table-cell>
          <table:table-cell office:value-type="string">
            <text:p>Thu Sep 13 06:47:26 GMT 2012</text:p>
          </table:table-cell>
          <table:table-cell office:value-type="string">
            <text:p>Wed Sep 19 23:47:26 PDT 2012</text:p>
          </table:table-cell>
          <table:table-cell table:number-columns-repeated="3"/>
          <table:table-cell office:value-type="string">
            <text:p>4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Chester_A._Arthur_1:125.txt</text:p>
          </table:table-cell>
          <table:table-cell office:value-type="string">
            <text:p>Third. I advise a liberal appropriation for the support of Indian schools, because of my confident belief that such a course is consistent with the wisest economy.&lt;br/&gt;&lt;br/&gt;Even among the most uncultivated Indian tribes there is reported to be a general and urgent desire on the part of the chiefs and older members for the education of their children. It is unfortunate, in view of this fact, that during the past year the means which have been at the command of the Interior Department for the purpose of Indian instruction have proved to be utterly inadequate.&lt;br/&gt;&lt;br/&gt;</text:p>
          </table:table-cell>
          <table:table-cell office:value-type="string">
            <text:p>Adivasi</text:p>
          </table:table-cell>
          <table:table-cell office:value-type="string">
            <text:p>http://en.wikipedia.org/wiki/Adivasi</text:p>
          </table:table-cell>
          <table:table-cell office:value-type="string">
            <text:p>William Fitzwilliam</text:p>
          </table:table-cell>
          <table:table-cell office:value-type="string">
            <text:p>http://en.wikipedia.org/wiki/William_Fitzwilliam</text:p>
          </table:table-cell>
          <table:table-cell/>
          <table:table-cell office:value-type="string">
            <text:p>1</text:p>
          </table:table-cell>
          <table:table-cell table:number-columns-repeated="3"/>
          <table:table-cell table:formula="of:=CONCATENATE([.AB445];&quot;,&quot;;[.AC445];&quot;,&quot;; TEXT([.AK445];&quot;#&quot;))" office:value-type="string" office:string-value="LAU_ET_AL,EDA,1">
            <text:p>LAU_ET_AL,EDA,1</text:p>
          </table:table-cell>
        </table:table-row>
        <table:table-row table:style-name="ro1">
          <table:table-cell office:value-type="string">
            <text:p>25TDDP8PJWKUSMW2TLUQB9Z0DGPH6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54PWZ9RNDWI34PXE2E3LTGU7I6SD3</text:p>
          </table:table-cell>
          <table:table-cell office:value-type="string">
            <text:p>A31ALYJKPKD09W</text:p>
          </table:table-cell>
          <table:table-cell office:value-type="string">
            <text:p>Submitted</text:p>
          </table:table-cell>
          <table:table-cell office:value-type="string">
            <text:p>Thu Sep 13 06:53:04 GMT 2012</text:p>
          </table:table-cell>
          <table:table-cell office:value-type="string">
            <text:p>Thu Sep 13 06:53:11 GMT 2012</text:p>
          </table:table-cell>
          <table:table-cell office:value-type="string">
            <text:p>Wed Sep 19 23:53:11 PDT 2012</text:p>
          </table:table-cell>
          <table:table-cell table:number-columns-repeated="3"/>
          <table:table-cell office:value-type="string">
            <text:p>7</text:p>
          </table:table-cell>
          <table:table-cell office:value-type="string">
            <text:p>100% (294/295)</text:p>
          </table:table-cell>
          <table:table-cell office:value-type="string">
            <text:p>100% (62/62)</text:p>
          </table:table-cell>
          <table:table-cell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Herbert_Hoover_1:7.txt</text:p>
          </table:table-cell>
          <table:table-cell office:value-type="string">
            <text:p>To preserve internal order and freedom from encroachment is the first purpose of government. Our Army and Navy are being maintained in a most efficient state under officers of high intelligence and zeal. The extent and expansion of their numbers and equipment as at present authorized are ample for this purpose.&lt;br/&gt;&lt;br/&gt;We can well be deeply concerned, however, at the growing expense. From a total expenditure for national defense purposes in 1914 of $267,000,000, it naturally rose with the Great War, but receded again to $612,000,000 in 1924, when again it began to rise until during the current fiscal year the expenditures will reach to over $730,000,000, excluding all civilian services of those departments. Programs now authorized will carry it to still larger figures in future years. While the remuneration paid to our soldiers and sailors is justly at a higher rate than that of any other country in the world, and while the cost of subsistence is higher, yet the total of our expenditures is in excess of those of the most highly militarized nations of the world.&lt;br/&gt;&lt;br/&gt;</text:p>
          </table:table-cell>
          <table:table-cell office:value-type="string">
            <text:p>5-HT1D receptor</text:p>
          </table:table-cell>
          <table:table-cell office:value-type="string">
            <text:p>http://en.wikipedia.org/wiki/5-HT1D_receptor</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table:table-cell office:value-type="string">
            <text:p>2</text:p>
          </table:table-cell>
          <table:table-cell table:number-columns-repeated="3"/>
          <table:table-cell table:formula="of:=CONCATENATE([.AB446];&quot;,&quot;;[.AC446];&quot;,&quot;; TEXT([.AK446];&quot;#&quot;))" office:value-type="string" office:string-value="RANDOM,EDA,2">
            <text:p>RANDOM,EDA,2</text:p>
          </table:table-cell>
        </table:table-row>
        <table:table-row table:style-name="ro1">
          <table:table-cell office:value-type="string">
            <text:p>25TDDP8PJWKUSMW2TLUQB9Z0DGPH6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D9VWAVKI62NYZQ6ECQ9HQH6HZRQIC</text:p>
          </table:table-cell>
          <table:table-cell office:value-type="string">
            <text:p>A3IAHTO6KDRKTB</text:p>
          </table:table-cell>
          <table:table-cell office:value-type="string">
            <text:p>Submitted</text:p>
          </table:table-cell>
          <table:table-cell office:value-type="string">
            <text:p>Thu Sep 13 06:37:10 GMT 2012</text:p>
          </table:table-cell>
          <table:table-cell office:value-type="string">
            <text:p>Thu Sep 13 06:39:13 GMT 2012</text:p>
          </table:table-cell>
          <table:table-cell office:value-type="string">
            <text:p>Wed Sep 19 23:39:13 PDT 2012</text:p>
          </table:table-cell>
          <table:table-cell table:number-columns-repeated="3"/>
          <table:table-cell office:value-type="string">
            <text:p>123</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Herbert_Hoover_1:7.txt</text:p>
          </table:table-cell>
          <table:table-cell office:value-type="string">
            <text:p>To preserve internal order and freedom from encroachment is the first purpose of government. Our Army and Navy are being maintained in a most efficient state under officers of high intelligence and zeal. The extent and expansion of their numbers and equipment as at present authorized are ample for this purpose.&lt;br/&gt;&lt;br/&gt;We can well be deeply concerned, however, at the growing expense. From a total expenditure for national defense purposes in 1914 of $267,000,000, it naturally rose with the Great War, but receded again to $612,000,000 in 1924, when again it began to rise until during the current fiscal year the expenditures will reach to over $730,000,000, excluding all civilian services of those departments. Programs now authorized will carry it to still larger figures in future years. While the remuneration paid to our soldiers and sailors is justly at a higher rate than that of any other country in the world, and while the cost of subsistence is higher, yet the total of our expenditures is in excess of those of the most highly militarized nations of the world.&lt;br/&gt;&lt;br/&gt;</text:p>
          </table:table-cell>
          <table:table-cell office:value-type="string">
            <text:p>5-HT1D receptor</text:p>
          </table:table-cell>
          <table:table-cell office:value-type="string">
            <text:p>http://en.wikipedia.org/wiki/5-HT1D_receptor</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table:table-cell office:value-type="string">
            <text:p>2</text:p>
          </table:table-cell>
          <table:table-cell table:number-columns-repeated="3"/>
          <table:table-cell table:formula="of:=CONCATENATE([.AB447];&quot;,&quot;;[.AC447];&quot;,&quot;; TEXT([.AK447];&quot;#&quot;))" office:value-type="string" office:string-value="RANDOM,EDA,2">
            <text:p>RANDOM,EDA,2</text:p>
          </table:table-cell>
        </table:table-row>
        <table:table-row table:style-name="ro1">
          <table:table-cell office:value-type="string">
            <text:p>25TDDP8PJWKUSMW2TLUQB9Z0DGPH6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R9RRLFQ0ONNA056RRF9MGRBDLTIR5</text:p>
          </table:table-cell>
          <table:table-cell office:value-type="string">
            <text:p>AAE9H4ZIKQS37</text:p>
          </table:table-cell>
          <table:table-cell office:value-type="string">
            <text:p>Submitted</text:p>
          </table:table-cell>
          <table:table-cell office:value-type="string">
            <text:p>Thu Sep 13 06:38:31 GMT 2012</text:p>
          </table:table-cell>
          <table:table-cell office:value-type="string">
            <text:p>Thu Sep 13 06:38:45 GMT 2012</text:p>
          </table:table-cell>
          <table:table-cell office:value-type="string">
            <text:p>Wed Sep 19 23:38:45 PDT 2012</text:p>
          </table:table-cell>
          <table:table-cell table:number-columns-repeated="3"/>
          <table:table-cell office:value-type="string">
            <text:p>14</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Herbert_Hoover_1:7.txt</text:p>
          </table:table-cell>
          <table:table-cell office:value-type="string">
            <text:p>To preserve internal order and freedom from encroachment is the first purpose of government. Our Army and Navy are being maintained in a most efficient state under officers of high intelligence and zeal. The extent and expansion of their numbers and equipment as at present authorized are ample for this purpose.&lt;br/&gt;&lt;br/&gt;We can well be deeply concerned, however, at the growing expense. From a total expenditure for national defense purposes in 1914 of $267,000,000, it naturally rose with the Great War, but receded again to $612,000,000 in 1924, when again it began to rise until during the current fiscal year the expenditures will reach to over $730,000,000, excluding all civilian services of those departments. Programs now authorized will carry it to still larger figures in future years. While the remuneration paid to our soldiers and sailors is justly at a higher rate than that of any other country in the world, and while the cost of subsistence is higher, yet the total of our expenditures is in excess of those of the most highly militarized nations of the world.&lt;br/&gt;&lt;br/&gt;</text:p>
          </table:table-cell>
          <table:table-cell office:value-type="string">
            <text:p>5-HT1D receptor</text:p>
          </table:table-cell>
          <table:table-cell office:value-type="string">
            <text:p>http://en.wikipedia.org/wiki/5-HT1D_receptor</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table:table-cell office:value-type="string">
            <text:p>2</text:p>
          </table:table-cell>
          <table:table-cell table:number-columns-repeated="3"/>
          <table:table-cell table:formula="of:=CONCATENATE([.AB448];&quot;,&quot;;[.AC448];&quot;,&quot;; TEXT([.AK448];&quot;#&quot;))" office:value-type="string" office:string-value="RANDOM,EDA,2">
            <text:p>RANDOM,EDA,2</text:p>
          </table:table-cell>
        </table:table-row>
        <table:table-row table:style-name="ro1">
          <table:table-cell office:value-type="string">
            <text:p>2OVZKPFE4EGDWMA7CVZIHNZW8R9H7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BHC6SK9RJ853864LRDAIPMOU5C4S1</text:p>
          </table:table-cell>
          <table:table-cell office:value-type="string">
            <text:p>A1UNZTSLGW77HK</text:p>
          </table:table-cell>
          <table:table-cell office:value-type="string">
            <text:p>Submitted</text:p>
          </table:table-cell>
          <table:table-cell office:value-type="string">
            <text:p>Thu Sep 13 06:38:26 GMT 2012</text:p>
          </table:table-cell>
          <table:table-cell office:value-type="string">
            <text:p>Thu Sep 13 06:38:54 GMT 2012</text:p>
          </table:table-cell>
          <table:table-cell office:value-type="string">
            <text:p>Wed Sep 19 23:38:54 PDT 2012</text:p>
          </table:table-cell>
          <table:table-cell table:number-columns-repeated="3"/>
          <table:table-cell office:value-type="string">
            <text:p>28</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Benjamin_Harrison_2:45.txt</text:p>
          </table:table-cell>
          <table:table-cell office:value-type="string">
            <text:p>I also renew my recommendation in favor of legislation affording just copyright protection to foreign authors on a footing of reciprocal advantage for our authors abroad.&lt;br/&gt;&lt;br/&gt;It may still be possible for this Congress to inaugurate by suitable legislation a movement looking to uniformity and increased safety in the use of couplers and brakes upon freight trains engaged in interstate commerce. The chief difficulty in the way is to secure agreement as to the best appliances, simplicity, effectiveness, and cost being considered. This difficulty will only yield to legislation, which should be based upon full inquiry and impartial tests. The purpose should be to secure the cooperation of all well-disposed managers and owners; but the fearful fact that every year&amp;apos;s delay involves the sacrifice of 2,000 lives and the maiming of 20,000 young men should plead both with Congress and the managers against any needless delay.&lt;br/&gt;&lt;br/&gt;</text:p>
          </table:table-cell>
          <table:table-cell office:value-type="string">
            <text:p>Dormant Commerce Clause</text:p>
          </table:table-cell>
          <table:table-cell office:value-type="string">
            <text:p>http://en.wikipedia.org/wiki/Dormant_Commerce_Clause</text:p>
          </table:table-cell>
          <table:table-cell office:value-type="string">
            <text:p>Industrial and organizational psychology</text:p>
          </table:table-cell>
          <table:table-cell office:value-type="string">
            <text:p>http://en.wikipedia.org/wiki/Industrial_and_organizational_psychology</text:p>
          </table:table-cell>
          <table:table-cell/>
          <table:table-cell office:value-type="string">
            <text:p>1</text:p>
          </table:table-cell>
          <table:table-cell table:number-columns-repeated="3"/>
          <table:table-cell table:formula="of:=CONCATENATE([.AB449];&quot;,&quot;;[.AC449];&quot;,&quot;; TEXT([.AK449];&quot;#&quot;))" office:value-type="string" office:string-value="LAU_ET_AL,EDA,1">
            <text:p>LAU_ET_AL,EDA,1</text:p>
          </table:table-cell>
        </table:table-row>
        <table:table-row table:style-name="ro1">
          <table:table-cell office:value-type="string">
            <text:p>2OVZKPFE4EGDWMA7CVZIHNZW8R9H7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ORZ2MIKMN9UNYX3AIKW4XI3Y969QE</text:p>
          </table:table-cell>
          <table:table-cell office:value-type="string">
            <text:p>A31ALYJKPKD09W</text:p>
          </table:table-cell>
          <table:table-cell office:value-type="string">
            <text:p>Submitted</text:p>
          </table:table-cell>
          <table:table-cell office:value-type="string">
            <text:p>Thu Sep 13 06:51:49 GMT 2012</text:p>
          </table:table-cell>
          <table:table-cell office:value-type="string">
            <text:p>Thu Sep 13 06:51:58 GMT 2012</text:p>
          </table:table-cell>
          <table:table-cell office:value-type="string">
            <text:p>Wed Sep 19 23:51:58 PDT 2012</text:p>
          </table:table-cell>
          <table:table-cell table:number-columns-repeated="3"/>
          <table:table-cell office:value-type="string">
            <text:p>9</text:p>
          </table:table-cell>
          <table:table-cell office:value-type="string">
            <text:p>100% (294/295)</text:p>
          </table:table-cell>
          <table:table-cell office:value-type="string">
            <text:p>100% (62/62)</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Benjamin_Harrison_2:45.txt</text:p>
          </table:table-cell>
          <table:table-cell office:value-type="string">
            <text:p>I also renew my recommendation in favor of legislation affording just copyright protection to foreign authors on a footing of reciprocal advantage for our authors abroad.&lt;br/&gt;&lt;br/&gt;It may still be possible for this Congress to inaugurate by suitable legislation a movement looking to uniformity and increased safety in the use of couplers and brakes upon freight trains engaged in interstate commerce. The chief difficulty in the way is to secure agreement as to the best appliances, simplicity, effectiveness, and cost being considered. This difficulty will only yield to legislation, which should be based upon full inquiry and impartial tests. The purpose should be to secure the cooperation of all well-disposed managers and owners; but the fearful fact that every year&amp;apos;s delay involves the sacrifice of 2,000 lives and the maiming of 20,000 young men should plead both with Congress and the managers against any needless delay.&lt;br/&gt;&lt;br/&gt;</text:p>
          </table:table-cell>
          <table:table-cell office:value-type="string">
            <text:p>Dormant Commerce Clause</text:p>
          </table:table-cell>
          <table:table-cell office:value-type="string">
            <text:p>http://en.wikipedia.org/wiki/Dormant_Commerce_Clause</text:p>
          </table:table-cell>
          <table:table-cell office:value-type="string">
            <text:p>Industrial and organizational psychology</text:p>
          </table:table-cell>
          <table:table-cell office:value-type="string">
            <text:p>http://en.wikipedia.org/wiki/Industrial_and_organizational_psychology</text:p>
          </table:table-cell>
          <table:table-cell/>
          <table:table-cell office:value-type="string">
            <text:p>2</text:p>
          </table:table-cell>
          <table:table-cell table:number-columns-repeated="3"/>
          <table:table-cell table:formula="of:=CONCATENATE([.AB450];&quot;,&quot;;[.AC450];&quot;,&quot;; TEXT([.AK450];&quot;#&quot;))" office:value-type="string" office:string-value="LAU_ET_AL,EDA,2">
            <text:p>LAU_ET_AL,EDA,2</text:p>
          </table:table-cell>
        </table:table-row>
        <table:table-row table:style-name="ro1">
          <table:table-cell office:value-type="string">
            <text:p>2OVZKPFE4EGDWMA7CVZIHNZW8R9H7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VCH1Q6SVQ8HNHAV1GC5WBVCOGY3M3</text:p>
          </table:table-cell>
          <table:table-cell office:value-type="string">
            <text:p>AAE9H4ZIKQS37</text:p>
          </table:table-cell>
          <table:table-cell office:value-type="string">
            <text:p>Submitted</text:p>
          </table:table-cell>
          <table:table-cell office:value-type="string">
            <text:p>Thu Sep 13 06:33:05 GMT 2012</text:p>
          </table:table-cell>
          <table:table-cell office:value-type="string">
            <text:p>Thu Sep 13 06:33:13 GMT 2012</text:p>
          </table:table-cell>
          <table:table-cell office:value-type="string">
            <text:p>Wed Sep 19 23:33:13 PDT 2012</text:p>
          </table:table-cell>
          <table:table-cell table:number-columns-repeated="3"/>
          <table:table-cell office:value-type="string">
            <text:p>8</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Benjamin_Harrison_2:45.txt</text:p>
          </table:table-cell>
          <table:table-cell office:value-type="string">
            <text:p>I also renew my recommendation in favor of legislation affording just copyright protection to foreign authors on a footing of reciprocal advantage for our authors abroad.&lt;br/&gt;&lt;br/&gt;It may still be possible for this Congress to inaugurate by suitable legislation a movement looking to uniformity and increased safety in the use of couplers and brakes upon freight trains engaged in interstate commerce. The chief difficulty in the way is to secure agreement as to the best appliances, simplicity, effectiveness, and cost being considered. This difficulty will only yield to legislation, which should be based upon full inquiry and impartial tests. The purpose should be to secure the cooperation of all well-disposed managers and owners; but the fearful fact that every year&amp;apos;s delay involves the sacrifice of 2,000 lives and the maiming of 20,000 young men should plead both with Congress and the managers against any needless delay.&lt;br/&gt;&lt;br/&gt;</text:p>
          </table:table-cell>
          <table:table-cell office:value-type="string">
            <text:p>Dormant Commerce Clause</text:p>
          </table:table-cell>
          <table:table-cell office:value-type="string">
            <text:p>http://en.wikipedia.org/wiki/Dormant_Commerce_Clause</text:p>
          </table:table-cell>
          <table:table-cell office:value-type="string">
            <text:p>Industrial and organizational psychology</text:p>
          </table:table-cell>
          <table:table-cell office:value-type="string">
            <text:p>http://en.wikipedia.org/wiki/Industrial_and_organizational_psychology</text:p>
          </table:table-cell>
          <table:table-cell/>
          <table:table-cell office:value-type="string">
            <text:p>1</text:p>
          </table:table-cell>
          <table:table-cell table:number-columns-repeated="3"/>
          <table:table-cell table:formula="of:=CONCATENATE([.AB451];&quot;,&quot;;[.AC451];&quot;,&quot;; TEXT([.AK451];&quot;#&quot;))" office:value-type="string" office:string-value="LAU_ET_AL,EDA,1">
            <text:p>LAU_ET_AL,EDA,1</text:p>
          </table:table-cell>
        </table:table-row>
        <table:table-row table:style-name="ro1">
          <table:table-cell office:value-type="string">
            <text:p>2A4OFXRDS4ICGNMIU7AFU11A4SQUX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1DPHIT3HVWAAT6B9XAQA1725OFCK4</text:p>
          </table:table-cell>
          <table:table-cell office:value-type="string">
            <text:p>A1UNZTSLGW77HK</text:p>
          </table:table-cell>
          <table:table-cell office:value-type="string">
            <text:p>Submitted</text:p>
          </table:table-cell>
          <table:table-cell office:value-type="string">
            <text:p>Thu Sep 13 06:31:02 GMT 2012</text:p>
          </table:table-cell>
          <table:table-cell office:value-type="string">
            <text:p>Thu Sep 13 06:31:24 GMT 2012</text:p>
          </table:table-cell>
          <table:table-cell office:value-type="string">
            <text:p>Wed Sep 19 23:31:24 PDT 2012</text:p>
          </table:table-cell>
          <table:table-cell table:number-columns-repeated="3"/>
          <table:table-cell office:value-type="string">
            <text:p>22</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Bill_Clinton_2:10.txt</text:p>
          </table:table-cell>
          <table:table-cell office:value-type="string">
            <text:p>As we expand opportunity and create jobs, no one can be left out. We must continue to enforce fair lending and fair housing and all civil rights laws, because America will never be complete in its renewal until everyone shares in its bounty.&lt;br/&gt;&lt;br/&gt;But we all know, too, we can do all these things, put our economic house in order, expand world trade, target the jobs of the future, guarantee equal opportunity, but if we&amp;apos;re honest, we&amp;apos;ll all admit that this strategy still cannot work unless we also give our people the education, training, and skills they need to seize the opportunities of tomorrow.&lt;br/&gt;&lt;br/&gt;</text:p>
          </table:table-cell>
          <table:table-cell office:value-type="string">
            <text:p>New Frontier</text:p>
          </table:table-cell>
          <table:table-cell office:value-type="string">
            <text:p>http://en.wikipedia.org/wiki/New_Frontier</text:p>
          </table:table-cell>
          <table:table-cell office:value-type="string">
            <text:p>Tax</text:p>
          </table:table-cell>
          <table:table-cell office:value-type="string">
            <text:p>http://en.wikipedia.org/wiki/Tax</text:p>
          </table:table-cell>
          <table:table-cell/>
          <table:table-cell office:value-type="string">
            <text:p>1</text:p>
          </table:table-cell>
          <table:table-cell table:number-columns-repeated="3"/>
          <table:table-cell table:formula="of:=CONCATENATE([.AB452];&quot;,&quot;;[.AC452];&quot;,&quot;; TEXT([.AK452];&quot;#&quot;))" office:value-type="string" office:string-value="EDA,LAU_ET_AL,1">
            <text:p>EDA,LAU_ET_AL,1</text:p>
          </table:table-cell>
        </table:table-row>
        <table:table-row table:style-name="ro1">
          <table:table-cell office:value-type="string">
            <text:p>2A4OFXRDS4ICGNMIU7AFU11A4SQUX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1DPHIT3HVWAAT6B9XAQA1725OFKCC</text:p>
          </table:table-cell>
          <table:table-cell office:value-type="string">
            <text:p>AAE9H4ZIKQS37</text:p>
          </table:table-cell>
          <table:table-cell office:value-type="string">
            <text:p>Submitted</text:p>
          </table:table-cell>
          <table:table-cell office:value-type="string">
            <text:p>Thu Sep 13 06:34:12 GMT 2012</text:p>
          </table:table-cell>
          <table:table-cell office:value-type="string">
            <text:p>Thu Sep 13 06:34:17 GMT 2012</text:p>
          </table:table-cell>
          <table:table-cell office:value-type="string">
            <text:p>Wed Sep 19 23:34:17 PDT 2012</text:p>
          </table:table-cell>
          <table:table-cell table:number-columns-repeated="3"/>
          <table:table-cell office:value-type="string">
            <text:p>5</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Bill_Clinton_2:10.txt</text:p>
          </table:table-cell>
          <table:table-cell office:value-type="string">
            <text:p>As we expand opportunity and create jobs, no one can be left out. We must continue to enforce fair lending and fair housing and all civil rights laws, because America will never be complete in its renewal until everyone shares in its bounty.&lt;br/&gt;&lt;br/&gt;But we all know, too, we can do all these things, put our economic house in order, expand world trade, target the jobs of the future, guarantee equal opportunity, but if we&amp;apos;re honest, we&amp;apos;ll all admit that this strategy still cannot work unless we also give our people the education, training, and skills they need to seize the opportunities of tomorrow.&lt;br/&gt;&lt;br/&gt;</text:p>
          </table:table-cell>
          <table:table-cell office:value-type="string">
            <text:p>New Frontier</text:p>
          </table:table-cell>
          <table:table-cell office:value-type="string">
            <text:p>http://en.wikipedia.org/wiki/New_Frontier</text:p>
          </table:table-cell>
          <table:table-cell office:value-type="string">
            <text:p>Tax</text:p>
          </table:table-cell>
          <table:table-cell office:value-type="string">
            <text:p>http://en.wikipedia.org/wiki/Tax</text:p>
          </table:table-cell>
          <table:table-cell/>
          <table:table-cell office:value-type="string">
            <text:p>1</text:p>
          </table:table-cell>
          <table:table-cell table:number-columns-repeated="3"/>
          <table:table-cell table:formula="of:=CONCATENATE([.AB453];&quot;,&quot;;[.AC453];&quot;,&quot;; TEXT([.AK453];&quot;#&quot;))" office:value-type="string" office:string-value="EDA,LAU_ET_AL,1">
            <text:p>EDA,LAU_ET_AL,1</text:p>
          </table:table-cell>
        </table:table-row>
        <table:table-row table:style-name="ro1">
          <table:table-cell office:value-type="string">
            <text:p>2A4OFXRDS4ICGNMIU7AFU11A4SQUX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BHC6SK9RJ853864LRDAIPMOU5CS4P</text:p>
          </table:table-cell>
          <table:table-cell office:value-type="string">
            <text:p>A997OZ3H2B3Q2</text:p>
          </table:table-cell>
          <table:table-cell office:value-type="string">
            <text:p>Submitted</text:p>
          </table:table-cell>
          <table:table-cell office:value-type="string">
            <text:p>Thu Sep 13 06:43:21 GMT 2012</text:p>
          </table:table-cell>
          <table:table-cell office:value-type="string">
            <text:p>Thu Sep 13 06:43:56 GMT 2012</text:p>
          </table:table-cell>
          <table:table-cell office:value-type="string">
            <text:p>Wed Sep 19 23:43:56 PDT 2012</text:p>
          </table:table-cell>
          <table:table-cell table:number-columns-repeated="3"/>
          <table:table-cell office:value-type="string">
            <text:p>35</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Bill_Clinton_2:10.txt</text:p>
          </table:table-cell>
          <table:table-cell office:value-type="string">
            <text:p>As we expand opportunity and create jobs, no one can be left out. We must continue to enforce fair lending and fair housing and all civil rights laws, because America will never be complete in its renewal until everyone shares in its bounty.&lt;br/&gt;&lt;br/&gt;But we all know, too, we can do all these things, put our economic house in order, expand world trade, target the jobs of the future, guarantee equal opportunity, but if we&amp;apos;re honest, we&amp;apos;ll all admit that this strategy still cannot work unless we also give our people the education, training, and skills they need to seize the opportunities of tomorrow.&lt;br/&gt;&lt;br/&gt;</text:p>
          </table:table-cell>
          <table:table-cell office:value-type="string">
            <text:p>New Frontier</text:p>
          </table:table-cell>
          <table:table-cell office:value-type="string">
            <text:p>http://en.wikipedia.org/wiki/New_Frontier</text:p>
          </table:table-cell>
          <table:table-cell office:value-type="string">
            <text:p>Tax</text:p>
          </table:table-cell>
          <table:table-cell office:value-type="string">
            <text:p>http://en.wikipedia.org/wiki/Tax</text:p>
          </table:table-cell>
          <table:table-cell/>
          <table:table-cell office:value-type="string">
            <text:p>1</text:p>
          </table:table-cell>
          <table:table-cell table:number-columns-repeated="3"/>
          <table:table-cell table:formula="of:=CONCATENATE([.AB454];&quot;,&quot;;[.AC454];&quot;,&quot;; TEXT([.AK454];&quot;#&quot;))" office:value-type="string" office:string-value="EDA,LAU_ET_AL,1">
            <text:p>EDA,LAU_ET_AL,1</text:p>
          </table:table-cell>
        </table:table-row>
        <table:table-row table:style-name="ro1">
          <table:table-cell office:value-type="string">
            <text:p>21062NJQ2172EIXVOG2KTCVED4WWO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54NHMVHVKCJFAPP9HVJF9KQ2L753E</text:p>
          </table:table-cell>
          <table:table-cell office:value-type="string">
            <text:p>A1UNZTSLGW77HK</text:p>
          </table:table-cell>
          <table:table-cell office:value-type="string">
            <text:p>Submitted</text:p>
          </table:table-cell>
          <table:table-cell office:value-type="string">
            <text:p>Thu Sep 13 06:33:35 GMT 2012</text:p>
          </table:table-cell>
          <table:table-cell office:value-type="string">
            <text:p>Thu Sep 13 06:33:50 GMT 2012</text:p>
          </table:table-cell>
          <table:table-cell office:value-type="string">
            <text:p>Wed Sep 19 23:33:50 PDT 2012</text:p>
          </table:table-cell>
          <table:table-cell table:number-columns-repeated="3"/>
          <table:table-cell office:value-type="string">
            <text:p>15</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Warren_G._Harding_2:20.txt</text:p>
          </table:table-cell>
          <table:table-cell office:value-type="string">
            <text:p>War made its a creditor Nation. We did not seek an excess possession of the world&amp;apos;s gold, and we have neither desire to profit Unduly by its possession nor permanently retain it. We do not seek to become an international dictator because of its power.&lt;br/&gt;&lt;br/&gt;The voice of the United States has a respectful hearing in international councils, because we have convinced the world that we have no selfish ends to serve, no old grievances to avenge, no territorial or other greed to satisfy. But the voice being beard is that of good counsel. not of dictation. It is the voice of sympathy and fraternity and helpfulness, seeking to assist but not assume for the United States burdens which nations must bear for themselves. We would rejoice to help rehabilitate currency systems and facilitate all commerce which does not drag us to the very levels of those we seek to lift up.&lt;br/&gt;&lt;br/&gt;</text:p>
          </table:table-cell>
          <table:table-cell office:value-type="string">
            <text:p>Lake Bluff Elementary School District 65</text:p>
          </table:table-cell>
          <table:table-cell office:value-type="string">
            <text:p>http://en.wikipedia.org/wiki/Lake_Bluff_Elementary_School_District_65</text:p>
          </table:table-cell>
          <table:table-cell office:value-type="string">
            <text:p>Pacifism</text:p>
          </table:table-cell>
          <table:table-cell office:value-type="string">
            <text:p>http://en.wikipedia.org/wiki/Pacifism</text:p>
          </table:table-cell>
          <table:table-cell/>
          <table:table-cell office:value-type="string">
            <text:p>2</text:p>
          </table:table-cell>
          <table:table-cell table:number-columns-repeated="3"/>
          <table:table-cell table:formula="of:=CONCATENATE([.AB455];&quot;,&quot;;[.AC455];&quot;,&quot;; TEXT([.AK455];&quot;#&quot;))" office:value-type="string" office:string-value="RANDOM,LAU_ET_AL,2">
            <text:p>RANDOM,LAU_ET_AL,2</text:p>
          </table:table-cell>
        </table:table-row>
        <table:table-row table:style-name="ro1">
          <table:table-cell office:value-type="string">
            <text:p>21062NJQ2172EIXVOG2KTCVED4WWO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VQHVI44OS2K03WIUOQSJAP5HG5Z54</text:p>
          </table:table-cell>
          <table:table-cell office:value-type="string">
            <text:p>AS809NPDW8VZ0</text:p>
          </table:table-cell>
          <table:table-cell office:value-type="string">
            <text:p>Submitted</text:p>
          </table:table-cell>
          <table:table-cell office:value-type="string">
            <text:p>Thu Sep 13 06:25:06 GMT 2012</text:p>
          </table:table-cell>
          <table:table-cell office:value-type="string">
            <text:p>Thu Sep 13 06:26:26 GMT 2012</text:p>
          </table:table-cell>
          <table:table-cell office:value-type="string">
            <text:p>Wed Sep 19 23:26:26 PDT 2012</text:p>
          </table:table-cell>
          <table:table-cell table:number-columns-repeated="3"/>
          <table:table-cell office:value-type="string">
            <text:p>80</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Warren_G._Harding_2:20.txt</text:p>
          </table:table-cell>
          <table:table-cell office:value-type="string">
            <text:p>War made its a creditor Nation. We did not seek an excess possession of the world&amp;apos;s gold, and we have neither desire to profit Unduly by its possession nor permanently retain it. We do not seek to become an international dictator because of its power.&lt;br/&gt;&lt;br/&gt;The voice of the United States has a respectful hearing in international councils, because we have convinced the world that we have no selfish ends to serve, no old grievances to avenge, no territorial or other greed to satisfy. But the voice being beard is that of good counsel. not of dictation. It is the voice of sympathy and fraternity and helpfulness, seeking to assist but not assume for the United States burdens which nations must bear for themselves. We would rejoice to help rehabilitate currency systems and facilitate all commerce which does not drag us to the very levels of those we seek to lift up.&lt;br/&gt;&lt;br/&gt;</text:p>
          </table:table-cell>
          <table:table-cell office:value-type="string">
            <text:p>Lake Bluff Elementary School District 65</text:p>
          </table:table-cell>
          <table:table-cell office:value-type="string">
            <text:p>http://en.wikipedia.org/wiki/Lake_Bluff_Elementary_School_District_65</text:p>
          </table:table-cell>
          <table:table-cell office:value-type="string">
            <text:p>Pacifism</text:p>
          </table:table-cell>
          <table:table-cell office:value-type="string">
            <text:p>http://en.wikipedia.org/wiki/Pacifism</text:p>
          </table:table-cell>
          <table:table-cell/>
          <table:table-cell office:value-type="string">
            <text:p>2</text:p>
          </table:table-cell>
          <table:table-cell table:number-columns-repeated="3"/>
          <table:table-cell table:formula="of:=CONCATENATE([.AB456];&quot;,&quot;;[.AC456];&quot;,&quot;; TEXT([.AK456];&quot;#&quot;))" office:value-type="string" office:string-value="RANDOM,LAU_ET_AL,2">
            <text:p>RANDOM,LAU_ET_AL,2</text:p>
          </table:table-cell>
        </table:table-row>
        <table:table-row table:style-name="ro1">
          <table:table-cell office:value-type="string">
            <text:p>21062NJQ2172EIXVOG2KTCVED4WWO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YC5UFJ51Y7QTXNK50J1KSTMUU4C9B</text:p>
          </table:table-cell>
          <table:table-cell office:value-type="string">
            <text:p>AAE9H4ZIKQS37</text:p>
          </table:table-cell>
          <table:table-cell office:value-type="string">
            <text:p>Submitted</text:p>
          </table:table-cell>
          <table:table-cell office:value-type="string">
            <text:p>Thu Sep 13 06:40:52 GMT 2012</text:p>
          </table:table-cell>
          <table:table-cell office:value-type="string">
            <text:p>Thu Sep 13 06:41:01 GMT 2012</text:p>
          </table:table-cell>
          <table:table-cell office:value-type="string">
            <text:p>Wed Sep 19 23:41:01 PDT 2012</text:p>
          </table:table-cell>
          <table:table-cell table:number-columns-repeated="3"/>
          <table:table-cell office:value-type="string">
            <text:p>9</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Warren_G._Harding_2:20.txt</text:p>
          </table:table-cell>
          <table:table-cell office:value-type="string">
            <text:p>War made its a creditor Nation. We did not seek an excess possession of the world&amp;apos;s gold, and we have neither desire to profit Unduly by its possession nor permanently retain it. We do not seek to become an international dictator because of its power.&lt;br/&gt;&lt;br/&gt;The voice of the United States has a respectful hearing in international councils, because we have convinced the world that we have no selfish ends to serve, no old grievances to avenge, no territorial or other greed to satisfy. But the voice being beard is that of good counsel. not of dictation. It is the voice of sympathy and fraternity and helpfulness, seeking to assist but not assume for the United States burdens which nations must bear for themselves. We would rejoice to help rehabilitate currency systems and facilitate all commerce which does not drag us to the very levels of those we seek to lift up.&lt;br/&gt;&lt;br/&gt;</text:p>
          </table:table-cell>
          <table:table-cell office:value-type="string">
            <text:p>Lake Bluff Elementary School District 65</text:p>
          </table:table-cell>
          <table:table-cell office:value-type="string">
            <text:p>http://en.wikipedia.org/wiki/Lake_Bluff_Elementary_School_District_65</text:p>
          </table:table-cell>
          <table:table-cell office:value-type="string">
            <text:p>Pacifism</text:p>
          </table:table-cell>
          <table:table-cell office:value-type="string">
            <text:p>http://en.wikipedia.org/wiki/Pacifism</text:p>
          </table:table-cell>
          <table:table-cell/>
          <table:table-cell office:value-type="string">
            <text:p>2</text:p>
          </table:table-cell>
          <table:table-cell table:number-columns-repeated="3"/>
          <table:table-cell table:formula="of:=CONCATENATE([.AB457];&quot;,&quot;;[.AC457];&quot;,&quot;; TEXT([.AK457];&quot;#&quot;))" office:value-type="string" office:string-value="RANDOM,LAU_ET_AL,2">
            <text:p>RANDOM,LAU_ET_AL,2</text:p>
          </table:table-cell>
        </table:table-row>
        <table:table-row table:style-name="ro1">
          <table:table-cell office:value-type="string">
            <text:p>2CIFK0COK2JEGVVURU0LZW6O1K7RK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0QN5F3Q0JG587ASJ6PBC9F9Y7UCGX</text:p>
          </table:table-cell>
          <table:table-cell office:value-type="string">
            <text:p>A997OZ3H2B3Q2</text:p>
          </table:table-cell>
          <table:table-cell office:value-type="string">
            <text:p>Submitted</text:p>
          </table:table-cell>
          <table:table-cell office:value-type="string">
            <text:p>Thu Sep 13 05:43:34 GMT 2012</text:p>
          </table:table-cell>
          <table:table-cell office:value-type="string">
            <text:p>Thu Sep 13 05:43:57 GMT 2012</text:p>
          </table:table-cell>
          <table:table-cell office:value-type="string">
            <text:p>Wed Sep 19 22:43:57 PDT 2012</text:p>
          </table:table-cell>
          <table:table-cell table:number-columns-repeated="3"/>
          <table:table-cell office:value-type="string">
            <text:p>23</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braham_Lincoln_2:21.txt</text:p>
          </table:table-cell>
          <table:table-cell office:value-type="string">
            <text:p>ART.--. Every State wherein slavery now exists which shall abolish the same therein at any time or times before the 1st day of January., A. D. 1900, shall receive compensation from the United States as follows, to wit:&lt;br/&gt;&lt;br/&gt;The President of the United States shall deliver to every such State bonds of the United States bearing interest at the rate of per cent per annum to an amount equal to the aggregate sum of____for each slave shown to have been therein by the Eighth Census of the United States, said bonds to be delivered to such State by installments or in one parcel at the completion of the abolishment, accordingly as the same shall have been gradual or at one time within such State; and interest shall begin to run upon any such bond only from the proper time of its delivery as aforesaid. Any State having received bonds as aforesaid and afterwards reintroducing or tolerating slavery therein shall refund to the United States the bonds so received, or the value thereof, and all interest paid thereon.&lt;br/&gt;&lt;br/&gt;</text:p>
          </table:table-cell>
          <table:table-cell office:value-type="string">
            <text:p>Bond (finance)</text:p>
          </table:table-cell>
          <table:table-cell office:value-type="string">
            <text:p>http://en.wikipedia.org/wiki/Bond_(finance)</text:p>
          </table:table-cell>
          <table:table-cell office:value-type="string">
            <text:p>Securitization</text:p>
          </table:table-cell>
          <table:table-cell office:value-type="string">
            <text:p>http://en.wikipedia.org/wiki/Securitization</text:p>
          </table:table-cell>
          <table:table-cell/>
          <table:table-cell office:value-type="string">
            <text:p>1</text:p>
          </table:table-cell>
          <table:table-cell table:number-columns-repeated="3"/>
          <table:table-cell table:formula="of:=CONCATENATE([.AB458];&quot;,&quot;;[.AC458];&quot;,&quot;; TEXT([.AK458];&quot;#&quot;))" office:value-type="string" office:string-value="EDA,LAU_ET_AL,1">
            <text:p>EDA,LAU_ET_AL,1</text:p>
          </table:table-cell>
        </table:table-row>
        <table:table-row table:style-name="ro1">
          <table:table-cell office:value-type="string">
            <text:p>2CIFK0COK2JEGVVURU0LZW6O1K7RK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MFHMVHVKCJ0GA87EEA7HKQWCG8468</text:p>
          </table:table-cell>
          <table:table-cell office:value-type="string">
            <text:p>A3QIJB9P2P37MT</text:p>
          </table:table-cell>
          <table:table-cell office:value-type="string">
            <text:p>Submitted</text:p>
          </table:table-cell>
          <table:table-cell office:value-type="string">
            <text:p>Thu Sep 13 05:26:06 GMT 2012</text:p>
          </table:table-cell>
          <table:table-cell office:value-type="string">
            <text:p>Thu Sep 13 05:27:01 GMT 2012</text:p>
          </table:table-cell>
          <table:table-cell office:value-type="string">
            <text:p>Wed Sep 19 22:27:01 PDT 2012</text:p>
          </table:table-cell>
          <table:table-cell table:number-columns-repeated="3"/>
          <table:table-cell office:value-type="string">
            <text:p>55</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braham_Lincoln_2:21.txt</text:p>
          </table:table-cell>
          <table:table-cell office:value-type="string">
            <text:p>ART.--. Every State wherein slavery now exists which shall abolish the same therein at any time or times before the 1st day of January., A. D. 1900, shall receive compensation from the United States as follows, to wit:&lt;br/&gt;&lt;br/&gt;The President of the United States shall deliver to every such State bonds of the United States bearing interest at the rate of per cent per annum to an amount equal to the aggregate sum of____for each slave shown to have been therein by the Eighth Census of the United States, said bonds to be delivered to such State by installments or in one parcel at the completion of the abolishment, accordingly as the same shall have been gradual or at one time within such State; and interest shall begin to run upon any such bond only from the proper time of its delivery as aforesaid. Any State having received bonds as aforesaid and afterwards reintroducing or tolerating slavery therein shall refund to the United States the bonds so received, or the value thereof, and all interest paid thereon.&lt;br/&gt;&lt;br/&gt;</text:p>
          </table:table-cell>
          <table:table-cell office:value-type="string">
            <text:p>Bond (finance)</text:p>
          </table:table-cell>
          <table:table-cell office:value-type="string">
            <text:p>http://en.wikipedia.org/wiki/Bond_(finance)</text:p>
          </table:table-cell>
          <table:table-cell office:value-type="string">
            <text:p>Securitization</text:p>
          </table:table-cell>
          <table:table-cell office:value-type="string">
            <text:p>http://en.wikipedia.org/wiki/Securitization</text:p>
          </table:table-cell>
          <table:table-cell/>
          <table:table-cell office:value-type="string">
            <text:p>2</text:p>
          </table:table-cell>
          <table:table-cell table:number-columns-repeated="3"/>
          <table:table-cell table:formula="of:=CONCATENATE([.AB459];&quot;,&quot;;[.AC459];&quot;,&quot;; TEXT([.AK459];&quot;#&quot;))" office:value-type="string" office:string-value="EDA,LAU_ET_AL,2">
            <text:p>EDA,LAU_ET_AL,2</text:p>
          </table:table-cell>
        </table:table-row>
        <table:table-row table:style-name="ro1">
          <table:table-cell office:value-type="string">
            <text:p>2CIFK0COK2JEGVVURU0LZW6O1K7RK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XM8LZ6R70G56IWIFTUVM7WSY8R7N9</text:p>
          </table:table-cell>
          <table:table-cell office:value-type="string">
            <text:p>A2W2ZEI7WUASOW</text:p>
          </table:table-cell>
          <table:table-cell office:value-type="string">
            <text:p>Submitted</text:p>
          </table:table-cell>
          <table:table-cell office:value-type="string">
            <text:p>Thu Sep 13 06:05:31 GMT 2012</text:p>
          </table:table-cell>
          <table:table-cell office:value-type="string">
            <text:p>Thu Sep 13 06:05:54 GMT 2012</text:p>
          </table:table-cell>
          <table:table-cell office:value-type="string">
            <text:p>Wed Sep 19 23:05:54 PDT 2012</text:p>
          </table:table-cell>
          <table:table-cell table:number-columns-repeated="3"/>
          <table:table-cell office:value-type="string">
            <text:p>23</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braham_Lincoln_2:21.txt</text:p>
          </table:table-cell>
          <table:table-cell office:value-type="string">
            <text:p>ART.--. Every State wherein slavery now exists which shall abolish the same therein at any time or times before the 1st day of January., A. D. 1900, shall receive compensation from the United States as follows, to wit:&lt;br/&gt;&lt;br/&gt;The President of the United States shall deliver to every such State bonds of the United States bearing interest at the rate of per cent per annum to an amount equal to the aggregate sum of____for each slave shown to have been therein by the Eighth Census of the United States, said bonds to be delivered to such State by installments or in one parcel at the completion of the abolishment, accordingly as the same shall have been gradual or at one time within such State; and interest shall begin to run upon any such bond only from the proper time of its delivery as aforesaid. Any State having received bonds as aforesaid and afterwards reintroducing or tolerating slavery therein shall refund to the United States the bonds so received, or the value thereof, and all interest paid thereon.&lt;br/&gt;&lt;br/&gt;</text:p>
          </table:table-cell>
          <table:table-cell office:value-type="string">
            <text:p>Bond (finance)</text:p>
          </table:table-cell>
          <table:table-cell office:value-type="string">
            <text:p>http://en.wikipedia.org/wiki/Bond_(finance)</text:p>
          </table:table-cell>
          <table:table-cell office:value-type="string">
            <text:p>Securitization</text:p>
          </table:table-cell>
          <table:table-cell office:value-type="string">
            <text:p>http://en.wikipedia.org/wiki/Securitization</text:p>
          </table:table-cell>
          <table:table-cell/>
          <table:table-cell office:value-type="string">
            <text:p>1</text:p>
          </table:table-cell>
          <table:table-cell table:number-columns-repeated="3"/>
          <table:table-cell table:formula="of:=CONCATENATE([.AB460];&quot;,&quot;;[.AC460];&quot;,&quot;; TEXT([.AK460];&quot;#&quot;))" office:value-type="string" office:string-value="EDA,LAU_ET_AL,1">
            <text:p>EDA,LAU_ET_AL,1</text:p>
          </table:table-cell>
        </table:table-row>
        <table:table-row table:style-name="ro1">
          <table:table-cell office:value-type="string">
            <text:p>2W36VCPWZ9RNS56T2BJ70N3DVQPPA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14JK63ZVE3H698ZPKH9RL5R9U8AZN</text:p>
          </table:table-cell>
          <table:table-cell office:value-type="string">
            <text:p>AS809NPDW8VZ0</text:p>
          </table:table-cell>
          <table:table-cell office:value-type="string">
            <text:p>Submitted</text:p>
          </table:table-cell>
          <table:table-cell office:value-type="string">
            <text:p>Thu Sep 13 06:34:40 GMT 2012</text:p>
          </table:table-cell>
          <table:table-cell office:value-type="string">
            <text:p>Thu Sep 13 06:36:05 GMT 2012</text:p>
          </table:table-cell>
          <table:table-cell office:value-type="string">
            <text:p>Wed Sep 19 23:36:05 PDT 2012</text:p>
          </table:table-cell>
          <table:table-cell table:number-columns-repeated="3"/>
          <table:table-cell office:value-type="string">
            <text:p>85</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Millard_Fillmore_3:15.txt</text:p>
          </table:table-cell>
          <table:table-cell office:value-type="string">
            <text:p>If it be the desire of Congress to remove them from the country altogether, or to assign to them particular districts more remote from the settlements of the whites, it will be proper to set apart by law the territory which they are to occupy and to provide the means necessary for removing them to it. Justice alike to our own citizens and to the Indians requires the prompt action of Congress on this subject. The amendments proposed by the Senate to the treaties which were negotiated with the Sioux Indians of Minnesota have been submitted to the tribes who were parties to them, and have received their assent. A large tract of valuable territory has thus been opened for settlement and cultivation, and all danger of collision with these powerful and warlike bands has been happily removed.&lt;br/&gt;&lt;br/&gt;The removal of the remnant of the tribe of Seminole Indians from Florida has long been a cherished object of the Government, and it is one to which my attention has been steadily directed. Admonished by past experience of the difficulty and cost of the attempt to remove them by military force, resort has been had to conciliatory measures. By the invitation of the Commissioner of Indian Affairs, several of the principal chiefs recently visited Washington, and whilst here acknowledged in writing the obligation of their tribe to remove with the least possible delay. Late advices from the special agent of the Government represent that they adhere to their promise, and that a council of their people has been called to make their preliminary arrangements. A general emigration may therefore be confidently expected at an early day.&lt;br/&gt;&lt;br/&gt;</text:p>
          </table:table-cell>
          <table:table-cell office:value-type="string">
            <text:p>Seminole Wars</text:p>
          </table:table-cell>
          <table:table-cell office:value-type="string">
            <text:p>http://en.wikipedia.org/wiki/Seminole_Wars</text:p>
          </table:table-cell>
          <table:table-cell office:value-type="string">
            <text:p>Adivasi</text:p>
          </table:table-cell>
          <table:table-cell office:value-type="string">
            <text:p>http://en.wikipedia.org/wiki/Adivasi</text:p>
          </table:table-cell>
          <table:table-cell/>
          <table:table-cell office:value-type="string">
            <text:p>1</text:p>
          </table:table-cell>
          <table:table-cell table:number-columns-repeated="3"/>
          <table:table-cell table:formula="of:=CONCATENATE([.AB461];&quot;,&quot;;[.AC461];&quot;,&quot;; TEXT([.AK461];&quot;#&quot;))" office:value-type="string" office:string-value="EDA,LAU_ET_AL,1">
            <text:p>EDA,LAU_ET_AL,1</text:p>
          </table:table-cell>
        </table:table-row>
        <table:table-row table:style-name="ro1">
          <table:table-cell office:value-type="string">
            <text:p>2W36VCPWZ9RNS56T2BJ70N3DVQPPA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BC274J79KQWLAWSBGLXNCD4BCGIG7</text:p>
          </table:table-cell>
          <table:table-cell office:value-type="string">
            <text:p>A3ABJN1IL7UCZ8</text:p>
          </table:table-cell>
          <table:table-cell office:value-type="string">
            <text:p>Submitted</text:p>
          </table:table-cell>
          <table:table-cell office:value-type="string">
            <text:p>Thu Sep 13 06:11:42 GMT 2012</text:p>
          </table:table-cell>
          <table:table-cell office:value-type="string">
            <text:p>Thu Sep 13 06:14:26 GMT 2012</text:p>
          </table:table-cell>
          <table:table-cell office:value-type="string">
            <text:p>Wed Sep 19 23:14:26 PDT 2012</text:p>
          </table:table-cell>
          <table:table-cell table:number-columns-repeated="3"/>
          <table:table-cell office:value-type="string">
            <text:p>164</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Millard_Fillmore_3:15.txt</text:p>
          </table:table-cell>
          <table:table-cell office:value-type="string">
            <text:p>If it be the desire of Congress to remove them from the country altogether, or to assign to them particular districts more remote from the settlements of the whites, it will be proper to set apart by law the territory which they are to occupy and to provide the means necessary for removing them to it. Justice alike to our own citizens and to the Indians requires the prompt action of Congress on this subject. The amendments proposed by the Senate to the treaties which were negotiated with the Sioux Indians of Minnesota have been submitted to the tribes who were parties to them, and have received their assent. A large tract of valuable territory has thus been opened for settlement and cultivation, and all danger of collision with these powerful and warlike bands has been happily removed.&lt;br/&gt;&lt;br/&gt;The removal of the remnant of the tribe of Seminole Indians from Florida has long been a cherished object of the Government, and it is one to which my attention has been steadily directed. Admonished by past experience of the difficulty and cost of the attempt to remove them by military force, resort has been had to conciliatory measures. By the invitation of the Commissioner of Indian Affairs, several of the principal chiefs recently visited Washington, and whilst here acknowledged in writing the obligation of their tribe to remove with the least possible delay. Late advices from the special agent of the Government represent that they adhere to their promise, and that a council of their people has been called to make their preliminary arrangements. A general emigration may therefore be confidently expected at an early day.&lt;br/&gt;&lt;br/&gt;</text:p>
          </table:table-cell>
          <table:table-cell office:value-type="string">
            <text:p>Seminole Wars</text:p>
          </table:table-cell>
          <table:table-cell office:value-type="string">
            <text:p>http://en.wikipedia.org/wiki/Seminole_Wars</text:p>
          </table:table-cell>
          <table:table-cell office:value-type="string">
            <text:p>Adivasi</text:p>
          </table:table-cell>
          <table:table-cell office:value-type="string">
            <text:p>http://en.wikipedia.org/wiki/Adivasi</text:p>
          </table:table-cell>
          <table:table-cell/>
          <table:table-cell office:value-type="string">
            <text:p>1</text:p>
          </table:table-cell>
          <table:table-cell table:number-columns-repeated="3"/>
          <table:table-cell table:formula="of:=CONCATENATE([.AB462];&quot;,&quot;;[.AC462];&quot;,&quot;; TEXT([.AK462];&quot;#&quot;))" office:value-type="string" office:string-value="EDA,LAU_ET_AL,1">
            <text:p>EDA,LAU_ET_AL,1</text:p>
          </table:table-cell>
        </table:table-row>
        <table:table-row table:style-name="ro1">
          <table:table-cell office:value-type="string">
            <text:p>2W36VCPWZ9RNS56T2BJ70N3DVQPPA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YV3FDEY5COWFU4W6DZCZFLCCAO2TM</text:p>
          </table:table-cell>
          <table:table-cell office:value-type="string">
            <text:p>A1Q6SWDM7R58DU</text:p>
          </table:table-cell>
          <table:table-cell office:value-type="string">
            <text:p>Submitted</text:p>
          </table:table-cell>
          <table:table-cell office:value-type="string">
            <text:p>Thu Sep 13 05:26:00 GMT 2012</text:p>
          </table:table-cell>
          <table:table-cell office:value-type="string">
            <text:p>Thu Sep 13 05:26:30 GMT 2012</text:p>
          </table:table-cell>
          <table:table-cell office:value-type="string">
            <text:p>Wed Sep 19 22:26:30 PDT 2012</text:p>
          </table:table-cell>
          <table:table-cell table:number-columns-repeated="3"/>
          <table:table-cell office:value-type="string">
            <text:p>30</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Millard_Fillmore_3:15.txt</text:p>
          </table:table-cell>
          <table:table-cell office:value-type="string">
            <text:p>If it be the desire of Congress to remove them from the country altogether, or to assign to them particular districts more remote from the settlements of the whites, it will be proper to set apart by law the territory which they are to occupy and to provide the means necessary for removing them to it. Justice alike to our own citizens and to the Indians requires the prompt action of Congress on this subject. The amendments proposed by the Senate to the treaties which were negotiated with the Sioux Indians of Minnesota have been submitted to the tribes who were parties to them, and have received their assent. A large tract of valuable territory has thus been opened for settlement and cultivation, and all danger of collision with these powerful and warlike bands has been happily removed.&lt;br/&gt;&lt;br/&gt;The removal of the remnant of the tribe of Seminole Indians from Florida has long been a cherished object of the Government, and it is one to which my attention has been steadily directed. Admonished by past experience of the difficulty and cost of the attempt to remove them by military force, resort has been had to conciliatory measures. By the invitation of the Commissioner of Indian Affairs, several of the principal chiefs recently visited Washington, and whilst here acknowledged in writing the obligation of their tribe to remove with the least possible delay. Late advices from the special agent of the Government represent that they adhere to their promise, and that a council of their people has been called to make their preliminary arrangements. A general emigration may therefore be confidently expected at an early day.&lt;br/&gt;&lt;br/&gt;</text:p>
          </table:table-cell>
          <table:table-cell office:value-type="string">
            <text:p>Seminole Wars</text:p>
          </table:table-cell>
          <table:table-cell office:value-type="string">
            <text:p>http://en.wikipedia.org/wiki/Seminole_Wars</text:p>
          </table:table-cell>
          <table:table-cell office:value-type="string">
            <text:p>Adivasi</text:p>
          </table:table-cell>
          <table:table-cell office:value-type="string">
            <text:p>http://en.wikipedia.org/wiki/Adivasi</text:p>
          </table:table-cell>
          <table:table-cell/>
          <table:table-cell office:value-type="string">
            <text:p>1</text:p>
          </table:table-cell>
          <table:table-cell table:number-columns-repeated="3"/>
          <table:table-cell table:formula="of:=CONCATENATE([.AB463];&quot;,&quot;;[.AC463];&quot;,&quot;; TEXT([.AK463];&quot;#&quot;))" office:value-type="string" office:string-value="EDA,LAU_ET_AL,1">
            <text:p>EDA,LAU_ET_AL,1</text:p>
          </table:table-cell>
        </table:table-row>
        <table:table-row table:style-name="ro1">
          <table:table-cell office:value-type="string">
            <text:p>2T6K2JE1M7PKZI9W3GFZIC04N9SWP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2TCSTMOFXRD7D6H8OPDVXJFSG8TQX</text:p>
          </table:table-cell>
          <table:table-cell office:value-type="string">
            <text:p>AAE9H4ZIKQS37</text:p>
          </table:table-cell>
          <table:table-cell office:value-type="string">
            <text:p>Submitted</text:p>
          </table:table-cell>
          <table:table-cell office:value-type="string">
            <text:p>Thu Sep 13 06:51:05 GMT 2012</text:p>
          </table:table-cell>
          <table:table-cell office:value-type="string">
            <text:p>Thu Sep 13 06:51:14 GMT 2012</text:p>
          </table:table-cell>
          <table:table-cell office:value-type="string">
            <text:p>Wed Sep 19 23:51:14 PDT 2012</text:p>
          </table:table-cell>
          <table:table-cell table:number-columns-repeated="3"/>
          <table:table-cell office:value-type="string">
            <text:p>9</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Franklin_Pierce_4:18.txt</text:p>
          </table:table-cell>
          <table:table-cell office:value-type="string">
            <text:p>I confidently trust that now, when the peaceful condition of Kansas affords opportunity for calm reflection and wise legislation, either the legislative assembly of the Territory or Congress will see that no act shall remain on its statute book violative of the provisions of the Constitution or subversive of the great objects for which that was ordained and established, and will take all other necessary steps to assure to its inhabitants the enjoyment, without obstruction or abridgment, of all the constitutional rights, privileges, and immunities of citizens of the United States, as contemplated by the organic law of the Territory.&lt;br/&gt;&lt;br/&gt;Full information in relation to recent events in this Territory will be found in the documents communicated herewith from the Departments of State and War.&lt;br/&gt;&lt;br/&gt;</text:p>
          </table:table-cell>
          <table:table-cell office:value-type="string">
            <text:p>Congress</text:p>
          </table:table-cell>
          <table:table-cell office:value-type="string">
            <text:p>http://en.wikipedia.org/wiki/Congress</text:p>
          </table:table-cell>
          <table:table-cell office:value-type="string">
            <text:p>Privileges and Immunities Clause</text:p>
          </table:table-cell>
          <table:table-cell office:value-type="string">
            <text:p>http://en.wikipedia.org/wiki/Privileges_and_Immunities_Clause</text:p>
          </table:table-cell>
          <table:table-cell/>
          <table:table-cell office:value-type="string">
            <text:p>2</text:p>
          </table:table-cell>
          <table:table-cell table:number-columns-repeated="3"/>
          <table:table-cell table:formula="of:=CONCATENATE([.AB464];&quot;,&quot;;[.AC464];&quot;,&quot;; TEXT([.AK464];&quot;#&quot;))" office:value-type="string" office:string-value="LAU_ET_AL,EDA,2">
            <text:p>LAU_ET_AL,EDA,2</text:p>
          </table:table-cell>
        </table:table-row>
        <table:table-row table:style-name="ro1">
          <table:table-cell office:value-type="string">
            <text:p>2T6K2JE1M7PKZI9W3GFZIC04N9SWP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GMFBNFSVGULUCXAZ6XNO1FS9266K8</text:p>
          </table:table-cell>
          <table:table-cell office:value-type="string">
            <text:p>AS809NPDW8VZ0</text:p>
          </table:table-cell>
          <table:table-cell office:value-type="string">
            <text:p>Submitted</text:p>
          </table:table-cell>
          <table:table-cell office:value-type="string">
            <text:p>Thu Sep 13 06:47:37 GMT 2012</text:p>
          </table:table-cell>
          <table:table-cell office:value-type="string">
            <text:p>Thu Sep 13 06:48:17 GMT 2012</text:p>
          </table:table-cell>
          <table:table-cell office:value-type="string">
            <text:p>Wed Sep 19 23:48:17 PDT 2012</text:p>
          </table:table-cell>
          <table:table-cell table:number-columns-repeated="3"/>
          <table:table-cell office:value-type="string">
            <text:p>40</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Franklin_Pierce_4:18.txt</text:p>
          </table:table-cell>
          <table:table-cell office:value-type="string">
            <text:p>I confidently trust that now, when the peaceful condition of Kansas affords opportunity for calm reflection and wise legislation, either the legislative assembly of the Territory or Congress will see that no act shall remain on its statute book violative of the provisions of the Constitution or subversive of the great objects for which that was ordained and established, and will take all other necessary steps to assure to its inhabitants the enjoyment, without obstruction or abridgment, of all the constitutional rights, privileges, and immunities of citizens of the United States, as contemplated by the organic law of the Territory.&lt;br/&gt;&lt;br/&gt;Full information in relation to recent events in this Territory will be found in the documents communicated herewith from the Departments of State and War.&lt;br/&gt;&lt;br/&gt;</text:p>
          </table:table-cell>
          <table:table-cell office:value-type="string">
            <text:p>Congress</text:p>
          </table:table-cell>
          <table:table-cell office:value-type="string">
            <text:p>http://en.wikipedia.org/wiki/Congress</text:p>
          </table:table-cell>
          <table:table-cell office:value-type="string">
            <text:p>Privileges and Immunities Clause</text:p>
          </table:table-cell>
          <table:table-cell office:value-type="string">
            <text:p>http://en.wikipedia.org/wiki/Privileges_and_Immunities_Clause</text:p>
          </table:table-cell>
          <table:table-cell/>
          <table:table-cell office:value-type="string">
            <text:p>1</text:p>
          </table:table-cell>
          <table:table-cell table:number-columns-repeated="3"/>
          <table:table-cell table:formula="of:=CONCATENATE([.AB465];&quot;,&quot;;[.AC465];&quot;,&quot;; TEXT([.AK465];&quot;#&quot;))" office:value-type="string" office:string-value="LAU_ET_AL,EDA,1">
            <text:p>LAU_ET_AL,EDA,1</text:p>
          </table:table-cell>
        </table:table-row>
        <table:table-row table:style-name="ro1">
          <table:table-cell office:value-type="string">
            <text:p>2T6K2JE1M7PKZI9W3GFZIC04N9SWP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JUNJKM05BMJ83533C7TX9RAD7DCH2</text:p>
          </table:table-cell>
          <table:table-cell office:value-type="string">
            <text:p>A31ALYJKPKD09W</text:p>
          </table:table-cell>
          <table:table-cell office:value-type="string">
            <text:p>Submitted</text:p>
          </table:table-cell>
          <table:table-cell office:value-type="string">
            <text:p>Thu Sep 13 06:53:20 GMT 2012</text:p>
          </table:table-cell>
          <table:table-cell office:value-type="string">
            <text:p>Thu Sep 13 06:53:31 GMT 2012</text:p>
          </table:table-cell>
          <table:table-cell office:value-type="string">
            <text:p>Wed Sep 19 23:53:31 PDT 2012</text:p>
          </table:table-cell>
          <table:table-cell table:number-columns-repeated="3"/>
          <table:table-cell office:value-type="string">
            <text:p>11</text:p>
          </table:table-cell>
          <table:table-cell office:value-type="string">
            <text:p>100% (294/295)</text:p>
          </table:table-cell>
          <table:table-cell office:value-type="string">
            <text:p>100% (62/62)</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Franklin_Pierce_4:18.txt</text:p>
          </table:table-cell>
          <table:table-cell office:value-type="string">
            <text:p>I confidently trust that now, when the peaceful condition of Kansas affords opportunity for calm reflection and wise legislation, either the legislative assembly of the Territory or Congress will see that no act shall remain on its statute book violative of the provisions of the Constitution or subversive of the great objects for which that was ordained and established, and will take all other necessary steps to assure to its inhabitants the enjoyment, without obstruction or abridgment, of all the constitutional rights, privileges, and immunities of citizens of the United States, as contemplated by the organic law of the Territory.&lt;br/&gt;&lt;br/&gt;Full information in relation to recent events in this Territory will be found in the documents communicated herewith from the Departments of State and War.&lt;br/&gt;&lt;br/&gt;</text:p>
          </table:table-cell>
          <table:table-cell office:value-type="string">
            <text:p>Congress</text:p>
          </table:table-cell>
          <table:table-cell office:value-type="string">
            <text:p>http://en.wikipedia.org/wiki/Congress</text:p>
          </table:table-cell>
          <table:table-cell office:value-type="string">
            <text:p>Privileges and Immunities Clause</text:p>
          </table:table-cell>
          <table:table-cell office:value-type="string">
            <text:p>http://en.wikipedia.org/wiki/Privileges_and_Immunities_Clause</text:p>
          </table:table-cell>
          <table:table-cell/>
          <table:table-cell office:value-type="string">
            <text:p>2</text:p>
          </table:table-cell>
          <table:table-cell table:number-columns-repeated="3"/>
          <table:table-cell table:formula="of:=CONCATENATE([.AB466];&quot;,&quot;;[.AC466];&quot;,&quot;; TEXT([.AK466];&quot;#&quot;))" office:value-type="string" office:string-value="LAU_ET_AL,EDA,2">
            <text:p>LAU_ET_AL,EDA,2</text:p>
          </table:table-cell>
        </table:table-row>
        <table:table-row table:style-name="ro1">
          <table:table-cell office:value-type="string">
            <text:p>25YQSCM6IAA27N6Z14R0WQKKCEDJJ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39V8ER9Y8TNZRA4ZWWKNHS2U175S7</text:p>
          </table:table-cell>
          <table:table-cell office:value-type="string">
            <text:p>AAE9H4ZIKQS37</text:p>
          </table:table-cell>
          <table:table-cell office:value-type="string">
            <text:p>Submitted</text:p>
          </table:table-cell>
          <table:table-cell office:value-type="string">
            <text:p>Thu Sep 13 06:35:28 GMT 2012</text:p>
          </table:table-cell>
          <table:table-cell office:value-type="string">
            <text:p>Thu Sep 13 06:35:37 GMT 2012</text:p>
          </table:table-cell>
          <table:table-cell office:value-type="string">
            <text:p>Wed Sep 19 23:35:37 PDT 2012</text:p>
          </table:table-cell>
          <table:table-cell table:number-columns-repeated="3"/>
          <table:table-cell office:value-type="string">
            <text:p>9</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illiam_Howard_Taft_4:98.txt</text:p>
          </table:table-cell>
          <table:table-cell office:value-type="string">
            <text:p>POSTAL SAVINGS BANK SYSTEM&lt;br/&gt;&lt;br/&gt;The Postal Savings Bank System has been extended so that it now includes 4,004 fourth-class post offices&amp;apos;, as well as 645 branch offices and stations in the larger cities. There are now 12,812 depositories at which patrons of the system may open accounts. The number of depositors is 300,000 and the amount of their deposits is approximately $28,000,000, not including $1,314,140 which has been with drawn by depositors for the purpose of buying postal savings bonds. Experience demonstrates the value of dispensing with the pass-book and introducing in its place a certificate of deposit. The gross income of the postal savings system for the fiscal year ending June 30, 1913, will amount to $700,000 and the interest payable to depositors to $300,000. The cost of supplies, equipment, and salaries is $700,000. It thus appears that the system lacks $300,000 a year of paying interest and expenses. It is estimated, however, that when the deposits have reached the sum Of $50,000,000, which at the present rate they soon will do, the system will be self-sustaining. By law the postal savings funds deposited at each post office are required to be redeposited in local banks. State and national banks to the number of 7,357 have qualified as depositories for these funds. Such deposits are secured by bonds aggregating $54,000,000. Of this amount, $37,000,000 represent municipal bonds.&lt;br/&gt;&lt;br/&gt;</text:p>
          </table:table-cell>
          <table:table-cell office:value-type="string">
            <text:p>Acts of the 111th United States Congress</text:p>
          </table:table-cell>
          <table:table-cell office:value-type="string">
            <text:p>http://en.wikipedia.org/wiki/Acts_of_the_111th_United_States_Congress</text:p>
          </table:table-cell>
          <table:table-cell office:value-type="string">
            <text:p>Fiscal</text:p>
          </table:table-cell>
          <table:table-cell office:value-type="string">
            <text:p>http://en.wikipedia.org/wiki/Fiscal</text:p>
          </table:table-cell>
          <table:table-cell/>
          <table:table-cell office:value-type="string">
            <text:p>2</text:p>
          </table:table-cell>
          <table:table-cell table:number-columns-repeated="3"/>
          <table:table-cell table:formula="of:=CONCATENATE([.AB467];&quot;,&quot;;[.AC467];&quot;,&quot;; TEXT([.AK467];&quot;#&quot;))" office:value-type="string" office:string-value="EDA,LAU_ET_AL,2">
            <text:p>EDA,LAU_ET_AL,2</text:p>
          </table:table-cell>
        </table:table-row>
        <table:table-row table:style-name="ro1">
          <table:table-cell office:value-type="string">
            <text:p>25YQSCM6IAA27N6Z14R0WQKKCEDJJ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THPSI2KYEPL7YVARVD64J3OGWUMSB</text:p>
          </table:table-cell>
          <table:table-cell office:value-type="string">
            <text:p>A997OZ3H2B3Q2</text:p>
          </table:table-cell>
          <table:table-cell office:value-type="string">
            <text:p>Submitted</text:p>
          </table:table-cell>
          <table:table-cell office:value-type="string">
            <text:p>Thu Sep 13 06:02:53 GMT 2012</text:p>
          </table:table-cell>
          <table:table-cell office:value-type="string">
            <text:p>Thu Sep 13 06:03:06 GMT 2012</text:p>
          </table:table-cell>
          <table:table-cell office:value-type="string">
            <text:p>Wed Sep 19 23:03:06 PDT 2012</text:p>
          </table:table-cell>
          <table:table-cell table:number-columns-repeated="3"/>
          <table:table-cell office:value-type="string">
            <text:p>13</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illiam_Howard_Taft_4:98.txt</text:p>
          </table:table-cell>
          <table:table-cell office:value-type="string">
            <text:p>POSTAL SAVINGS BANK SYSTEM&lt;br/&gt;&lt;br/&gt;The Postal Savings Bank System has been extended so that it now includes 4,004 fourth-class post offices&amp;apos;, as well as 645 branch offices and stations in the larger cities. There are now 12,812 depositories at which patrons of the system may open accounts. The number of depositors is 300,000 and the amount of their deposits is approximately $28,000,000, not including $1,314,140 which has been with drawn by depositors for the purpose of buying postal savings bonds. Experience demonstrates the value of dispensing with the pass-book and introducing in its place a certificate of deposit. The gross income of the postal savings system for the fiscal year ending June 30, 1913, will amount to $700,000 and the interest payable to depositors to $300,000. The cost of supplies, equipment, and salaries is $700,000. It thus appears that the system lacks $300,000 a year of paying interest and expenses. It is estimated, however, that when the deposits have reached the sum Of $50,000,000, which at the present rate they soon will do, the system will be self-sustaining. By law the postal savings funds deposited at each post office are required to be redeposited in local banks. State and national banks to the number of 7,357 have qualified as depositories for these funds. Such deposits are secured by bonds aggregating $54,000,000. Of this amount, $37,000,000 represent municipal bonds.&lt;br/&gt;&lt;br/&gt;</text:p>
          </table:table-cell>
          <table:table-cell office:value-type="string">
            <text:p>Acts of the 111th United States Congress</text:p>
          </table:table-cell>
          <table:table-cell office:value-type="string">
            <text:p>http://en.wikipedia.org/wiki/Acts_of_the_111th_United_States_Congress</text:p>
          </table:table-cell>
          <table:table-cell office:value-type="string">
            <text:p>Fiscal</text:p>
          </table:table-cell>
          <table:table-cell office:value-type="string">
            <text:p>http://en.wikipedia.org/wiki/Fiscal</text:p>
          </table:table-cell>
          <table:table-cell/>
          <table:table-cell office:value-type="string">
            <text:p>2</text:p>
          </table:table-cell>
          <table:table-cell table:number-columns-repeated="3"/>
          <table:table-cell table:formula="of:=CONCATENATE([.AB468];&quot;,&quot;;[.AC468];&quot;,&quot;; TEXT([.AK468];&quot;#&quot;))" office:value-type="string" office:string-value="EDA,LAU_ET_AL,2">
            <text:p>EDA,LAU_ET_AL,2</text:p>
          </table:table-cell>
        </table:table-row>
        <table:table-row table:style-name="ro1">
          <table:table-cell office:value-type="string">
            <text:p>25YQSCM6IAA27N6Z14R0WQKKCEDJJ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XW6UXFCD45XRNHSK2ETSIN3ZVSWUR</text:p>
          </table:table-cell>
          <table:table-cell office:value-type="string">
            <text:p>A2W2ZEI7WUASOW</text:p>
          </table:table-cell>
          <table:table-cell office:value-type="string">
            <text:p>Submitted</text:p>
          </table:table-cell>
          <table:table-cell office:value-type="string">
            <text:p>Thu Sep 13 05:55:16 GMT 2012</text:p>
          </table:table-cell>
          <table:table-cell office:value-type="string">
            <text:p>Thu Sep 13 05:55:33 GMT 2012</text:p>
          </table:table-cell>
          <table:table-cell office:value-type="string">
            <text:p>Wed Sep 19 22:55:33 PDT 2012</text:p>
          </table:table-cell>
          <table:table-cell table:number-columns-repeated="3"/>
          <table:table-cell office:value-type="string">
            <text:p>1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illiam_Howard_Taft_4:98.txt</text:p>
          </table:table-cell>
          <table:table-cell office:value-type="string">
            <text:p>POSTAL SAVINGS BANK SYSTEM&lt;br/&gt;&lt;br/&gt;The Postal Savings Bank System has been extended so that it now includes 4,004 fourth-class post offices&amp;apos;, as well as 645 branch offices and stations in the larger cities. There are now 12,812 depositories at which patrons of the system may open accounts. The number of depositors is 300,000 and the amount of their deposits is approximately $28,000,000, not including $1,314,140 which has been with drawn by depositors for the purpose of buying postal savings bonds. Experience demonstrates the value of dispensing with the pass-book and introducing in its place a certificate of deposit. The gross income of the postal savings system for the fiscal year ending June 30, 1913, will amount to $700,000 and the interest payable to depositors to $300,000. The cost of supplies, equipment, and salaries is $700,000. It thus appears that the system lacks $300,000 a year of paying interest and expenses. It is estimated, however, that when the deposits have reached the sum Of $50,000,000, which at the present rate they soon will do, the system will be self-sustaining. By law the postal savings funds deposited at each post office are required to be redeposited in local banks. State and national banks to the number of 7,357 have qualified as depositories for these funds. Such deposits are secured by bonds aggregating $54,000,000. Of this amount, $37,000,000 represent municipal bonds.&lt;br/&gt;&lt;br/&gt;</text:p>
          </table:table-cell>
          <table:table-cell office:value-type="string">
            <text:p>Acts of the 111th United States Congress</text:p>
          </table:table-cell>
          <table:table-cell office:value-type="string">
            <text:p>http://en.wikipedia.org/wiki/Acts_of_the_111th_United_States_Congress</text:p>
          </table:table-cell>
          <table:table-cell office:value-type="string">
            <text:p>Fiscal</text:p>
          </table:table-cell>
          <table:table-cell office:value-type="string">
            <text:p>http://en.wikipedia.org/wiki/Fiscal</text:p>
          </table:table-cell>
          <table:table-cell/>
          <table:table-cell office:value-type="string">
            <text:p>2</text:p>
          </table:table-cell>
          <table:table-cell table:number-columns-repeated="3"/>
          <table:table-cell table:formula="of:=CONCATENATE([.AB469];&quot;,&quot;;[.AC469];&quot;,&quot;; TEXT([.AK469];&quot;#&quot;))" office:value-type="string" office:string-value="EDA,LAU_ET_AL,2">
            <text:p>EDA,LAU_ET_AL,2</text:p>
          </table:table-cell>
        </table:table-row>
        <table:table-row table:style-name="ro1">
          <table:table-cell office:value-type="string">
            <text:p>2QQD8J3VE7WS72B3JQUMKK8AVCQZJ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1A8IUB2YU98YQGYSLUL8FBJFXWK88</text:p>
          </table:table-cell>
          <table:table-cell office:value-type="string">
            <text:p>AAE9H4ZIKQS37</text:p>
          </table:table-cell>
          <table:table-cell office:value-type="string">
            <text:p>Submitted</text:p>
          </table:table-cell>
          <table:table-cell office:value-type="string">
            <text:p>Thu Sep 13 06:51:14 GMT 2012</text:p>
          </table:table-cell>
          <table:table-cell office:value-type="string">
            <text:p>Thu Sep 13 06:51:24 GMT 2012</text:p>
          </table:table-cell>
          <table:table-cell office:value-type="string">
            <text:p>Wed Sep 19 23:51:24 PDT 2012</text:p>
          </table:table-cell>
          <table:table-cell table:number-columns-repeated="3"/>
          <table:table-cell office:value-type="string">
            <text:p>10</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Ulysses_S._Grant_2:9.txt</text:p>
          </table:table-cell>
          <table:table-cell office:value-type="string">
            <text:p>The massacres of French and Russian residents at Tien-Tsin, under circumstances of great barbarity, was supposed by some to have been premeditated, and to indicate a purpose among the populace to exterminate foreigners in the Chinese Empire. The evidence fails to establish such a supposition, but shows a complicity between the local authorities and the mob. The Government at Peking, however, seems to have been disposed to fulfill its treaty obligations so far as it was able to do so. Unfortunately, the news of the war between the German States and France reached China soon after the massacre. It would appear that the popular mind became possessed with the idea that this contest, extending to Chinese waters, would neutralize the Christian influence and power, and that the time was coming when the superstitious masses might expel all foreigners and restore mandarin influence. Anticipating trouble from this cause, I invited France and North Germany to make an authorized suspension of hostilities in the East (where they were temporarily suspended by act of the commanders), and to act together for the future protection in China of the lives and properties of Americans and Europeans.&lt;br/&gt;&lt;br/&gt;Since the adjournment of Congress the ratifications of the treaty with Great Britain for abolishing the mixed courts for the suppression of the slave trade have been exchanged. It is believed that the slave trade is now confined to the eastern coast of Africa, whence the slaves are taken to Arabian markets.&lt;br/&gt;&lt;br/&gt;</text:p>
          </table:table-cell>
          <table:table-cell office:value-type="string">
            <text:p>Ningbo</text:p>
          </table:table-cell>
          <table:table-cell office:value-type="string">
            <text:p>http://en.wikipedia.org/wiki/Ningbo</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table:table-cell office:value-type="string">
            <text:p>2</text:p>
          </table:table-cell>
          <table:table-cell table:number-columns-repeated="3"/>
          <table:table-cell table:formula="of:=CONCATENATE([.AB470];&quot;,&quot;;[.AC470];&quot;,&quot;; TEXT([.AK470];&quot;#&quot;))" office:value-type="string" office:string-value="LAU_ET_AL,EDA,2">
            <text:p>LAU_ET_AL,EDA,2</text:p>
          </table:table-cell>
        </table:table-row>
        <table:table-row table:style-name="ro1">
          <table:table-cell office:value-type="string">
            <text:p>2QQD8J3VE7WS72B3JQUMKK8AVCQZJ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TAA0RYNJ92NYTA5CLDJ1UHY2HO49R</text:p>
          </table:table-cell>
          <table:table-cell office:value-type="string">
            <text:p>AS809NPDW8VZ0</text:p>
          </table:table-cell>
          <table:table-cell office:value-type="string">
            <text:p>Submitted</text:p>
          </table:table-cell>
          <table:table-cell office:value-type="string">
            <text:p>Thu Sep 13 06:53:48 GMT 2012</text:p>
          </table:table-cell>
          <table:table-cell office:value-type="string">
            <text:p>Thu Sep 13 06:54:10 GMT 2012</text:p>
          </table:table-cell>
          <table:table-cell office:value-type="string">
            <text:p>Wed Sep 19 23:54:10 PDT 2012</text:p>
          </table:table-cell>
          <table:table-cell table:number-columns-repeated="3"/>
          <table:table-cell office:value-type="string">
            <text:p>22</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Ulysses_S._Grant_2:9.txt</text:p>
          </table:table-cell>
          <table:table-cell office:value-type="string">
            <text:p>The massacres of French and Russian residents at Tien-Tsin, under circumstances of great barbarity, was supposed by some to have been premeditated, and to indicate a purpose among the populace to exterminate foreigners in the Chinese Empire. The evidence fails to establish such a supposition, but shows a complicity between the local authorities and the mob. The Government at Peking, however, seems to have been disposed to fulfill its treaty obligations so far as it was able to do so. Unfortunately, the news of the war between the German States and France reached China soon after the massacre. It would appear that the popular mind became possessed with the idea that this contest, extending to Chinese waters, would neutralize the Christian influence and power, and that the time was coming when the superstitious masses might expel all foreigners and restore mandarin influence. Anticipating trouble from this cause, I invited France and North Germany to make an authorized suspension of hostilities in the East (where they were temporarily suspended by act of the commanders), and to act together for the future protection in China of the lives and properties of Americans and Europeans.&lt;br/&gt;&lt;br/&gt;Since the adjournment of Congress the ratifications of the treaty with Great Britain for abolishing the mixed courts for the suppression of the slave trade have been exchanged. It is believed that the slave trade is now confined to the eastern coast of Africa, whence the slaves are taken to Arabian markets.&lt;br/&gt;&lt;br/&gt;</text:p>
          </table:table-cell>
          <table:table-cell office:value-type="string">
            <text:p>Ningbo</text:p>
          </table:table-cell>
          <table:table-cell office:value-type="string">
            <text:p>http://en.wikipedia.org/wiki/Ningbo</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table:table-cell office:value-type="string">
            <text:p>2</text:p>
          </table:table-cell>
          <table:table-cell table:number-columns-repeated="3"/>
          <table:table-cell table:formula="of:=CONCATENATE([.AB471];&quot;,&quot;;[.AC471];&quot;,&quot;; TEXT([.AK471];&quot;#&quot;))" office:value-type="string" office:string-value="LAU_ET_AL,EDA,2">
            <text:p>LAU_ET_AL,EDA,2</text:p>
          </table:table-cell>
        </table:table-row>
        <table:table-row table:style-name="ro1">
          <table:table-cell office:value-type="string">
            <text:p>2QQD8J3VE7WS72B3JQUMKK8AVCQZJ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6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6 GMT 2012</text:p>
          </table:table-cell>
          <table:table-cell table:number-columns-repeated="2"/>
          <table:table-cell office:value-type="string">
            <text:p>2W0JIA0RYNJ9HW7PTAWBUJTUND472M</text:p>
          </table:table-cell>
          <table:table-cell office:value-type="string">
            <text:p>A31ALYJKPKD09W</text:p>
          </table:table-cell>
          <table:table-cell office:value-type="string">
            <text:p>Submitted</text:p>
          </table:table-cell>
          <table:table-cell office:value-type="string">
            <text:p>Thu Sep 13 06:49:07 GMT 2012</text:p>
          </table:table-cell>
          <table:table-cell office:value-type="string">
            <text:p>Thu Sep 13 06:49:18 GMT 2012</text:p>
          </table:table-cell>
          <table:table-cell office:value-type="string">
            <text:p>Wed Sep 19 23:49:18 PDT 2012</text:p>
          </table:table-cell>
          <table:table-cell table:number-columns-repeated="3"/>
          <table:table-cell office:value-type="string">
            <text:p>11</text:p>
          </table:table-cell>
          <table:table-cell office:value-type="string">
            <text:p>100% (294/295)</text:p>
          </table:table-cell>
          <table:table-cell office:value-type="string">
            <text:p>100% (62/62)</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Ulysses_S._Grant_2:9.txt</text:p>
          </table:table-cell>
          <table:table-cell office:value-type="string">
            <text:p>The massacres of French and Russian residents at Tien-Tsin, under circumstances of great barbarity, was supposed by some to have been premeditated, and to indicate a purpose among the populace to exterminate foreigners in the Chinese Empire. The evidence fails to establish such a supposition, but shows a complicity between the local authorities and the mob. The Government at Peking, however, seems to have been disposed to fulfill its treaty obligations so far as it was able to do so. Unfortunately, the news of the war between the German States and France reached China soon after the massacre. It would appear that the popular mind became possessed with the idea that this contest, extending to Chinese waters, would neutralize the Christian influence and power, and that the time was coming when the superstitious masses might expel all foreigners and restore mandarin influence. Anticipating trouble from this cause, I invited France and North Germany to make an authorized suspension of hostilities in the East (where they were temporarily suspended by act of the commanders), and to act together for the future protection in China of the lives and properties of Americans and Europeans.&lt;br/&gt;&lt;br/&gt;Since the adjournment of Congress the ratifications of the treaty with Great Britain for abolishing the mixed courts for the suppression of the slave trade have been exchanged. It is believed that the slave trade is now confined to the eastern coast of Africa, whence the slaves are taken to Arabian markets.&lt;br/&gt;&lt;br/&gt;</text:p>
          </table:table-cell>
          <table:table-cell office:value-type="string">
            <text:p>Ningbo</text:p>
          </table:table-cell>
          <table:table-cell office:value-type="string">
            <text:p>http://en.wikipedia.org/wiki/Ningbo</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table:table-cell office:value-type="string">
            <text:p>2</text:p>
          </table:table-cell>
          <table:table-cell table:number-columns-repeated="3"/>
          <table:table-cell table:formula="of:=CONCATENATE([.AB472];&quot;,&quot;;[.AC472];&quot;,&quot;; TEXT([.AK472];&quot;#&quot;))" office:value-type="string" office:string-value="LAU_ET_AL,EDA,2">
            <text:p>LAU_ET_AL,EDA,2</text:p>
          </table:table-cell>
        </table:table-row>
        <table:table-row table:style-name="ro1">
          <table:table-cell office:value-type="string">
            <text:p>2ZQIUB2YU98JW1HQIDC0NBJ9KY79L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H5ZKPFE4EGDWMA7CVZIHNZWCWK7H2</text:p>
          </table:table-cell>
          <table:table-cell office:value-type="string">
            <text:p>AAE9H4ZIKQS37</text:p>
          </table:table-cell>
          <table:table-cell office:value-type="string">
            <text:p>Submitted</text:p>
          </table:table-cell>
          <table:table-cell office:value-type="string">
            <text:p>Thu Sep 13 06:29:13 GMT 2012</text:p>
          </table:table-cell>
          <table:table-cell office:value-type="string">
            <text:p>Thu Sep 13 06:29:26 GMT 2012</text:p>
          </table:table-cell>
          <table:table-cell office:value-type="string">
            <text:p>Wed Sep 19 23:29:26 PDT 2012</text:p>
          </table:table-cell>
          <table:table-cell table:number-columns-repeated="3"/>
          <table:table-cell office:value-type="string">
            <text:p>13</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Delano_Roosevelt_3:26.txt</text:p>
          </table:table-cell>
          <table:table-cell office:value-type="string">
            <text:p>I cannot better end this message on the state of the Union than by repeating the words of a wise philosopher at whose feet I sat many, many years ago.&lt;br/&gt;&lt;br/&gt;&amp;quot;What great crises teach all men whom the example and counsel of the brave inspire is the lesson: Fear not, view all the tasks of life as sacred, have faith in the triumph of the ideal, give daily all that you have to give, be loyal and rejoice whenever you find yourselves part of a great ideal enterprise. You, at this moment, have the honor to belong to a generation whose lips are touched by fire. You live in a land that now enjoys the blessings of peace. But let nothing human be wholly alien to you. The human race now passes through one of its great crises. New ideas, new issues—a new call for men to carry on the work of righteousness, of charity, of courage, of patience, and of loyalty. . . . However memory bring back this moment to your minds, let it be able to say to you: That was a great moment. It was the beginning of a new era. . . . This world in its crisis called for volunteers, for men of faith in life, of patience in service, of charity and of in- sight. I responded to the call however I could. I volunteered to give myself to my Master—the cause of humane and brave living. I studied, I loved, I labored, unsparingly and hopefully, to be worthy of my generation.&amp;quot;&lt;br/&gt;&lt;br/&gt;</text:p>
          </table:table-cell>
          <table:table-cell office:value-type="string">
            <text:p>Vishnu sahasranama</text:p>
          </table:table-cell>
          <table:table-cell office:value-type="string">
            <text:p>http://en.wikipedia.org/wiki/Vishnu_sahasranama</text:p>
          </table:table-cell>
          <table:table-cell table:style-name="ce1" office:value-type="string">
            <text:p>2003</text:p>
          </table:table-cell>
          <table:table-cell office:value-type="string">
            <text:p>http://en.wikipedia.org/wiki/2003</text:p>
          </table:table-cell>
          <table:table-cell/>
          <table:table-cell office:value-type="string">
            <text:p>1</text:p>
          </table:table-cell>
          <table:table-cell table:number-columns-repeated="3"/>
          <table:table-cell table:formula="of:=CONCATENATE([.AB473];&quot;,&quot;;[.AC473];&quot;,&quot;; TEXT([.AK473];&quot;#&quot;))" office:value-type="string" office:string-value="EDA,LAU_ET_AL,1">
            <text:p>EDA,LAU_ET_AL,1</text:p>
          </table:table-cell>
        </table:table-row>
        <table:table-row table:style-name="ro1">
          <table:table-cell office:value-type="string">
            <text:p>2ZQIUB2YU98JW1HQIDC0NBJ9KY79L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QCPEIB9BAWL7VLUXFMX2D3MZ6RY1P</text:p>
          </table:table-cell>
          <table:table-cell office:value-type="string">
            <text:p>A997OZ3H2B3Q2</text:p>
          </table:table-cell>
          <table:table-cell office:value-type="string">
            <text:p>Submitted</text:p>
          </table:table-cell>
          <table:table-cell office:value-type="string">
            <text:p>Thu Sep 13 05:29:58 GMT 2012</text:p>
          </table:table-cell>
          <table:table-cell office:value-type="string">
            <text:p>Thu Sep 13 05:30:20 GMT 2012</text:p>
          </table:table-cell>
          <table:table-cell office:value-type="string">
            <text:p>Wed Sep 19 22:30:20 PDT 2012</text:p>
          </table:table-cell>
          <table:table-cell table:number-columns-repeated="3"/>
          <table:table-cell office:value-type="string">
            <text:p>22</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Delano_Roosevelt_3:26.txt</text:p>
          </table:table-cell>
          <table:table-cell office:value-type="string">
            <text:p>I cannot better end this message on the state of the Union than by repeating the words of a wise philosopher at whose feet I sat many, many years ago.&lt;br/&gt;&lt;br/&gt;&amp;quot;What great crises teach all men whom the example and counsel of the brave inspire is the lesson: Fear not, view all the tasks of life as sacred, have faith in the triumph of the ideal, give daily all that you have to give, be loyal and rejoice whenever you find yourselves part of a great ideal enterprise. You, at this moment, have the honor to belong to a generation whose lips are touched by fire. You live in a land that now enjoys the blessings of peace. But let nothing human be wholly alien to you. The human race now passes through one of its great crises. New ideas, new issues—a new call for men to carry on the work of righteousness, of charity, of courage, of patience, and of loyalty. . . . However memory bring back this moment to your minds, let it be able to say to you: That was a great moment. It was the beginning of a new era. . . . This world in its crisis called for volunteers, for men of faith in life, of patience in service, of charity and of in- sight. I responded to the call however I could. I volunteered to give myself to my Master—the cause of humane and brave living. I studied, I loved, I labored, unsparingly and hopefully, to be worthy of my generation.&amp;quot;&lt;br/&gt;&lt;br/&gt;</text:p>
          </table:table-cell>
          <table:table-cell office:value-type="string">
            <text:p>Vishnu sahasranama</text:p>
          </table:table-cell>
          <table:table-cell office:value-type="string">
            <text:p>http://en.wikipedia.org/wiki/Vishnu_sahasranama</text:p>
          </table:table-cell>
          <table:table-cell table:style-name="ce1" office:value-type="string">
            <text:p>2003</text:p>
          </table:table-cell>
          <table:table-cell office:value-type="string">
            <text:p>http://en.wikipedia.org/wiki/2003</text:p>
          </table:table-cell>
          <table:table-cell/>
          <table:table-cell office:value-type="string">
            <text:p>1</text:p>
          </table:table-cell>
          <table:table-cell table:number-columns-repeated="3"/>
          <table:table-cell table:formula="of:=CONCATENATE([.AB474];&quot;,&quot;;[.AC474];&quot;,&quot;; TEXT([.AK474];&quot;#&quot;))" office:value-type="string" office:string-value="EDA,LAU_ET_AL,1">
            <text:p>EDA,LAU_ET_AL,1</text:p>
          </table:table-cell>
        </table:table-row>
        <table:table-row table:style-name="ro1">
          <table:table-cell office:value-type="string">
            <text:p>2ZQIUB2YU98JW1HQIDC0NBJ9KY79L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RNKCJ011K27JSVER0N698N4C9YB9X</text:p>
          </table:table-cell>
          <table:table-cell office:value-type="string">
            <text:p>A1Q6SWDM7R58DU</text:p>
          </table:table-cell>
          <table:table-cell office:value-type="string">
            <text:p>Submitted</text:p>
          </table:table-cell>
          <table:table-cell office:value-type="string">
            <text:p>Thu Sep 13 05:27:57 GMT 2012</text:p>
          </table:table-cell>
          <table:table-cell office:value-type="string">
            <text:p>Thu Sep 13 05:28:48 GMT 2012</text:p>
          </table:table-cell>
          <table:table-cell office:value-type="string">
            <text:p>Wed Sep 19 22:28:48 PDT 2012</text:p>
          </table:table-cell>
          <table:table-cell table:number-columns-repeated="3"/>
          <table:table-cell office:value-type="string">
            <text:p>51</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Delano_Roosevelt_3:26.txt</text:p>
          </table:table-cell>
          <table:table-cell office:value-type="string">
            <text:p>I cannot better end this message on the state of the Union than by repeating the words of a wise philosopher at whose feet I sat many, many years ago.&lt;br/&gt;&lt;br/&gt;&amp;quot;What great crises teach all men whom the example and counsel of the brave inspire is the lesson: Fear not, view all the tasks of life as sacred, have faith in the triumph of the ideal, give daily all that you have to give, be loyal and rejoice whenever you find yourselves part of a great ideal enterprise. You, at this moment, have the honor to belong to a generation whose lips are touched by fire. You live in a land that now enjoys the blessings of peace. But let nothing human be wholly alien to you. The human race now passes through one of its great crises. New ideas, new issues—a new call for men to carry on the work of righteousness, of charity, of courage, of patience, and of loyalty. . . . However memory bring back this moment to your minds, let it be able to say to you: That was a great moment. It was the beginning of a new era. . . . This world in its crisis called for volunteers, for men of faith in life, of patience in service, of charity and of in- sight. I responded to the call however I could. I volunteered to give myself to my Master—the cause of humane and brave living. I studied, I loved, I labored, unsparingly and hopefully, to be worthy of my generation.&amp;quot;&lt;br/&gt;&lt;br/&gt;</text:p>
          </table:table-cell>
          <table:table-cell office:value-type="string">
            <text:p>Vishnu sahasranama</text:p>
          </table:table-cell>
          <table:table-cell office:value-type="string">
            <text:p>http://en.wikipedia.org/wiki/Vishnu_sahasranama</text:p>
          </table:table-cell>
          <table:table-cell table:style-name="ce1" office:value-type="string">
            <text:p>2003</text:p>
          </table:table-cell>
          <table:table-cell office:value-type="string">
            <text:p>http://en.wikipedia.org/wiki/2003</text:p>
          </table:table-cell>
          <table:table-cell/>
          <table:table-cell office:value-type="string">
            <text:p>2</text:p>
          </table:table-cell>
          <table:table-cell table:number-columns-repeated="3"/>
          <table:table-cell table:formula="of:=CONCATENATE([.AB475];&quot;,&quot;;[.AC475];&quot;,&quot;; TEXT([.AK475];&quot;#&quot;))" office:value-type="string" office:string-value="EDA,LAU_ET_AL,2">
            <text:p>EDA,LAU_ET_AL,2</text:p>
          </table:table-cell>
        </table:table-row>
        <table:table-row table:style-name="ro1">
          <table:table-cell office:value-type="string">
            <text:p>2A79RA7S5WM1LIMXVPY0RMHLCSOUZ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BWIXKO2L92HTLKFD7UYWCCF6RWDEM</text:p>
          </table:table-cell>
          <table:table-cell office:value-type="string">
            <text:p>AS809NPDW8VZ0</text:p>
          </table:table-cell>
          <table:table-cell office:value-type="string">
            <text:p>Submitted</text:p>
          </table:table-cell>
          <table:table-cell office:value-type="string">
            <text:p>Thu Sep 13 06:44:46 GMT 2012</text:p>
          </table:table-cell>
          <table:table-cell office:value-type="string">
            <text:p>Thu Sep 13 06:45:44 GMT 2012</text:p>
          </table:table-cell>
          <table:table-cell office:value-type="string">
            <text:p>Wed Sep 19 23:45:44 PDT 2012</text:p>
          </table:table-cell>
          <table:table-cell table:number-columns-repeated="3"/>
          <table:table-cell office:value-type="string">
            <text:p>58</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Ulysses_S._Grant_3:27.txt</text:p>
          </table:table-cell>
          <table:table-cell office:value-type="string">
            <text:p>Direction was given that within the counties so designated persons supposed, upon creditable information, to be members of such unlawful combinations should be arrested by the military forces of the United States and delivered to the marshal, to be dealt with according to law. In two of said counties, York and Spartanburg, many arrests have been made. At the last account the number of persons thus arrested was 168. Several hundred, whose criminality was ascertained to be of an inferior degree, were released for the present. These have generally made confessions of their guilt.&lt;br/&gt;&lt;br/&gt;Great caution has been exercised in making these arrests, and, notwithstanding the large number, it is believed that no innocent person is now in custody. The prisoners will be held for regular trial in the judicial tribunals of the United States.&lt;br/&gt;&lt;br/&gt;</text:p>
          </table:table-cell>
          <table:table-cell office:value-type="string">
            <text:p>Enforcement</text:p>
          </table:table-cell>
          <table:table-cell office:value-type="string">
            <text:p>http://en.wikipedia.org/wiki/Enforcement</text:p>
          </table:table-cell>
          <table:table-cell office:value-type="string">
            <text:p>Bruce Donaldson</text:p>
          </table:table-cell>
          <table:table-cell office:value-type="string">
            <text:p>http://en.wikipedia.org/wiki/Bruce_Donaldson</text:p>
          </table:table-cell>
          <table:table-cell/>
          <table:table-cell office:value-type="string">
            <text:p>1</text:p>
          </table:table-cell>
          <table:table-cell table:number-columns-repeated="3"/>
          <table:table-cell table:formula="of:=CONCATENATE([.AB476];&quot;,&quot;;[.AC476];&quot;,&quot;; TEXT([.AK476];&quot;#&quot;))" office:value-type="string" office:string-value="LAU_ET_AL,RANDOM,1">
            <text:p>LAU_ET_AL,RANDOM,1</text:p>
          </table:table-cell>
        </table:table-row>
        <table:table-row table:style-name="ro1">
          <table:table-cell office:value-type="string">
            <text:p>2A79RA7S5WM1LIMXVPY0RMHLCSOUZ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I3727M0IGFKWMPB5PJVN4VIU97EZN</text:p>
          </table:table-cell>
          <table:table-cell office:value-type="string">
            <text:p>AAE9H4ZIKQS37</text:p>
          </table:table-cell>
          <table:table-cell office:value-type="string">
            <text:p>Submitted</text:p>
          </table:table-cell>
          <table:table-cell office:value-type="string">
            <text:p>Thu Sep 13 06:50:02 GMT 2012</text:p>
          </table:table-cell>
          <table:table-cell office:value-type="string">
            <text:p>Thu Sep 13 06:50:11 GMT 2012</text:p>
          </table:table-cell>
          <table:table-cell office:value-type="string">
            <text:p>Wed Sep 19 23:50:11 PDT 2012</text:p>
          </table:table-cell>
          <table:table-cell table:number-columns-repeated="3"/>
          <table:table-cell office:value-type="string">
            <text:p>9</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Ulysses_S._Grant_3:27.txt</text:p>
          </table:table-cell>
          <table:table-cell office:value-type="string">
            <text:p>Direction was given that within the counties so designated persons supposed, upon creditable information, to be members of such unlawful combinations should be arrested by the military forces of the United States and delivered to the marshal, to be dealt with according to law. In two of said counties, York and Spartanburg, many arrests have been made. At the last account the number of persons thus arrested was 168. Several hundred, whose criminality was ascertained to be of an inferior degree, were released for the present. These have generally made confessions of their guilt.&lt;br/&gt;&lt;br/&gt;Great caution has been exercised in making these arrests, and, notwithstanding the large number, it is believed that no innocent person is now in custody. The prisoners will be held for regular trial in the judicial tribunals of the United States.&lt;br/&gt;&lt;br/&gt;</text:p>
          </table:table-cell>
          <table:table-cell office:value-type="string">
            <text:p>Enforcement</text:p>
          </table:table-cell>
          <table:table-cell office:value-type="string">
            <text:p>http://en.wikipedia.org/wiki/Enforcement</text:p>
          </table:table-cell>
          <table:table-cell office:value-type="string">
            <text:p>Bruce Donaldson</text:p>
          </table:table-cell>
          <table:table-cell office:value-type="string">
            <text:p>http://en.wikipedia.org/wiki/Bruce_Donaldson</text:p>
          </table:table-cell>
          <table:table-cell/>
          <table:table-cell office:value-type="string">
            <text:p>1</text:p>
          </table:table-cell>
          <table:table-cell table:number-columns-repeated="3"/>
          <table:table-cell table:formula="of:=CONCATENATE([.AB477];&quot;,&quot;;[.AC477];&quot;,&quot;; TEXT([.AK477];&quot;#&quot;))" office:value-type="string" office:string-value="LAU_ET_AL,RANDOM,1">
            <text:p>LAU_ET_AL,RANDOM,1</text:p>
          </table:table-cell>
        </table:table-row>
        <table:table-row table:style-name="ro1">
          <table:table-cell office:value-type="string">
            <text:p>2A79RA7S5WM1LIMXVPY0RMHLCSOUZ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W6C1PC6SK9RYHTT6SQEPMAAV1WP1U</text:p>
          </table:table-cell>
          <table:table-cell office:value-type="string">
            <text:p>A31ALYJKPKD09W</text:p>
          </table:table-cell>
          <table:table-cell office:value-type="string">
            <text:p>Submitted</text:p>
          </table:table-cell>
          <table:table-cell office:value-type="string">
            <text:p>Thu Sep 13 06:51:04 GMT 2012</text:p>
          </table:table-cell>
          <table:table-cell office:value-type="string">
            <text:p>Thu Sep 13 06:51:14 GMT 2012</text:p>
          </table:table-cell>
          <table:table-cell office:value-type="string">
            <text:p>Wed Sep 19 23:51:14 PDT 2012</text:p>
          </table:table-cell>
          <table:table-cell table:number-columns-repeated="3"/>
          <table:table-cell office:value-type="string">
            <text:p>10</text:p>
          </table:table-cell>
          <table:table-cell office:value-type="string">
            <text:p>100% (294/295)</text:p>
          </table:table-cell>
          <table:table-cell office:value-type="string">
            <text:p>100% (62/62)</text:p>
          </table:table-cell>
          <table:table-cell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Ulysses_S._Grant_3:27.txt</text:p>
          </table:table-cell>
          <table:table-cell office:value-type="string">
            <text:p>Direction was given that within the counties so designated persons supposed, upon creditable information, to be members of such unlawful combinations should be arrested by the military forces of the United States and delivered to the marshal, to be dealt with according to law. In two of said counties, York and Spartanburg, many arrests have been made. At the last account the number of persons thus arrested was 168. Several hundred, whose criminality was ascertained to be of an inferior degree, were released for the present. These have generally made confessions of their guilt.&lt;br/&gt;&lt;br/&gt;Great caution has been exercised in making these arrests, and, notwithstanding the large number, it is believed that no innocent person is now in custody. The prisoners will be held for regular trial in the judicial tribunals of the United States.&lt;br/&gt;&lt;br/&gt;</text:p>
          </table:table-cell>
          <table:table-cell office:value-type="string">
            <text:p>Enforcement</text:p>
          </table:table-cell>
          <table:table-cell office:value-type="string">
            <text:p>http://en.wikipedia.org/wiki/Enforcement</text:p>
          </table:table-cell>
          <table:table-cell office:value-type="string">
            <text:p>Bruce Donaldson</text:p>
          </table:table-cell>
          <table:table-cell office:value-type="string">
            <text:p>http://en.wikipedia.org/wiki/Bruce_Donaldson</text:p>
          </table:table-cell>
          <table:table-cell/>
          <table:table-cell office:value-type="string">
            <text:p>2</text:p>
          </table:table-cell>
          <table:table-cell table:number-columns-repeated="3"/>
          <table:table-cell table:formula="of:=CONCATENATE([.AB478];&quot;,&quot;;[.AC478];&quot;,&quot;; TEXT([.AK478];&quot;#&quot;))" office:value-type="string" office:string-value="LAU_ET_AL,RANDOM,2">
            <text:p>LAU_ET_AL,RANDOM,2</text:p>
          </table:table-cell>
        </table:table-row>
        <table:table-row table:style-name="ro1">
          <table:table-cell office:value-type="string">
            <text:p>2SM9F9SSSHX1GSCSZ3WHDF8J6YKUY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IEQU6L5OBVCXAF24E1IRF7G0GGYFW</text:p>
          </table:table-cell>
          <table:table-cell office:value-type="string">
            <text:p>AS809NPDW8VZ0</text:p>
          </table:table-cell>
          <table:table-cell office:value-type="string">
            <text:p>Submitted</text:p>
          </table:table-cell>
          <table:table-cell office:value-type="string">
            <text:p>Thu Sep 13 06:33:41 GMT 2012</text:p>
          </table:table-cell>
          <table:table-cell office:value-type="string">
            <text:p>Thu Sep 13 06:34:39 GMT 2012</text:p>
          </table:table-cell>
          <table:table-cell office:value-type="string">
            <text:p>Wed Sep 19 23:34:39 PDT 2012</text:p>
          </table:table-cell>
          <table:table-cell table:number-columns-repeated="3"/>
          <table:table-cell office:value-type="string">
            <text:p>58</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Barack_Obama_2:26.txt</text:p>
          </table:table-cell>
          <table:table-cell office:value-type="string">
            <text:p>And by the way, it&amp;apos;s time for colleges and universities to get serious about cutting their own costs -– (applause) -- because they, too, have a responsibility to help solve this problem.&lt;br/&gt;&lt;br/&gt;Now, the price of college tuition is just one of the burdens facing the middle class. That&amp;apos;s why last year I asked Vice President Biden to chair a task force on middle-class families. That&amp;apos;s why we&amp;apos;re nearly doubling the child care tax credit, and making it easier to save for retirement by giving access to every worker a retirement account and expanding the tax credit for those who start a nest egg. That&amp;apos;s why we&amp;apos;re working to lift the value of a family&amp;apos;s single largest investment –- their home. The steps we took last year to shore up the housing market have allowed millions of Americans to take out new loans and save an average of $1,500 on mortgage payments.&lt;br/&gt;&lt;br/&gt;</text:p>
          </table:table-cell>
          <table:table-cell office:value-type="string">
            <text:p>Multiracial American</text:p>
          </table:table-cell>
          <table:table-cell office:value-type="string">
            <text:p>http://en.wikipedia.org/wiki/Multiracial_American</text:p>
          </table:table-cell>
          <table:table-cell office:value-type="string">
            <text:p>Sam Brown (Rastafari)</text:p>
          </table:table-cell>
          <table:table-cell office:value-type="string">
            <text:p>http://en.wikipedia.org/wiki/Sam_Brown_(Rastafari)</text:p>
          </table:table-cell>
          <table:table-cell/>
          <table:table-cell office:value-type="string">
            <text:p>1</text:p>
          </table:table-cell>
          <table:table-cell table:number-columns-repeated="3"/>
          <table:table-cell table:formula="of:=CONCATENATE([.AB479];&quot;,&quot;;[.AC479];&quot;,&quot;; TEXT([.AK479];&quot;#&quot;))" office:value-type="string" office:string-value="LAU_ET_AL,RANDOM,1">
            <text:p>LAU_ET_AL,RANDOM,1</text:p>
          </table:table-cell>
        </table:table-row>
        <table:table-row table:style-name="ro1">
          <table:table-cell office:value-type="string">
            <text:p>2SM9F9SSSHX1GSCSZ3WHDF8J6YKUY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R08MQU6L5OBAL66Y7O4IIJFDV2DW3</text:p>
          </table:table-cell>
          <table:table-cell office:value-type="string">
            <text:p>A997OZ3H2B3Q2</text:p>
          </table:table-cell>
          <table:table-cell office:value-type="string">
            <text:p>Submitted</text:p>
          </table:table-cell>
          <table:table-cell office:value-type="string">
            <text:p>Thu Sep 13 06:46:21 GMT 2012</text:p>
          </table:table-cell>
          <table:table-cell office:value-type="string">
            <text:p>Thu Sep 13 06:46:40 GMT 2012</text:p>
          </table:table-cell>
          <table:table-cell office:value-type="string">
            <text:p>Wed Sep 19 23:46:40 PDT 2012</text:p>
          </table:table-cell>
          <table:table-cell table:number-columns-repeated="3"/>
          <table:table-cell office:value-type="string">
            <text:p>19</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Barack_Obama_2:26.txt</text:p>
          </table:table-cell>
          <table:table-cell office:value-type="string">
            <text:p>And by the way, it&amp;apos;s time for colleges and universities to get serious about cutting their own costs -– (applause) -- because they, too, have a responsibility to help solve this problem.&lt;br/&gt;&lt;br/&gt;Now, the price of college tuition is just one of the burdens facing the middle class. That&amp;apos;s why last year I asked Vice President Biden to chair a task force on middle-class families. That&amp;apos;s why we&amp;apos;re nearly doubling the child care tax credit, and making it easier to save for retirement by giving access to every worker a retirement account and expanding the tax credit for those who start a nest egg. That&amp;apos;s why we&amp;apos;re working to lift the value of a family&amp;apos;s single largest investment –- their home. The steps we took last year to shore up the housing market have allowed millions of Americans to take out new loans and save an average of $1,500 on mortgage payments.&lt;br/&gt;&lt;br/&gt;</text:p>
          </table:table-cell>
          <table:table-cell office:value-type="string">
            <text:p>Multiracial American</text:p>
          </table:table-cell>
          <table:table-cell office:value-type="string">
            <text:p>http://en.wikipedia.org/wiki/Multiracial_American</text:p>
          </table:table-cell>
          <table:table-cell office:value-type="string">
            <text:p>Sam Brown (Rastafari)</text:p>
          </table:table-cell>
          <table:table-cell office:value-type="string">
            <text:p>http://en.wikipedia.org/wiki/Sam_Brown_(Rastafari)</text:p>
          </table:table-cell>
          <table:table-cell/>
          <table:table-cell office:value-type="string">
            <text:p>1</text:p>
          </table:table-cell>
          <table:table-cell table:number-columns-repeated="3"/>
          <table:table-cell table:formula="of:=CONCATENATE([.AB480];&quot;,&quot;;[.AC480];&quot;,&quot;; TEXT([.AK480];&quot;#&quot;))" office:value-type="string" office:string-value="LAU_ET_AL,RANDOM,1">
            <text:p>LAU_ET_AL,RANDOM,1</text:p>
          </table:table-cell>
        </table:table-row>
        <table:table-row table:style-name="ro1">
          <table:table-cell office:value-type="string">
            <text:p>2SM9F9SSSHX1GSCSZ3WHDF8J6YKUY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T12NJKM05BMY2IM56TG1P9RGMYGBY</text:p>
          </table:table-cell>
          <table:table-cell office:value-type="string">
            <text:p>AAE9H4ZIKQS37</text:p>
          </table:table-cell>
          <table:table-cell office:value-type="string">
            <text:p>Submitted</text:p>
          </table:table-cell>
          <table:table-cell office:value-type="string">
            <text:p>Thu Sep 13 06:39:59 GMT 2012</text:p>
          </table:table-cell>
          <table:table-cell office:value-type="string">
            <text:p>Thu Sep 13 06:40:10 GMT 2012</text:p>
          </table:table-cell>
          <table:table-cell office:value-type="string">
            <text:p>Wed Sep 19 23:40:10 PDT 2012</text:p>
          </table:table-cell>
          <table:table-cell table:number-columns-repeated="3"/>
          <table:table-cell office:value-type="string">
            <text:p>11</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Barack_Obama_2:26.txt</text:p>
          </table:table-cell>
          <table:table-cell office:value-type="string">
            <text:p>And by the way, it&amp;apos;s time for colleges and universities to get serious about cutting their own costs -– (applause) -- because they, too, have a responsibility to help solve this problem.&lt;br/&gt;&lt;br/&gt;Now, the price of college tuition is just one of the burdens facing the middle class. That&amp;apos;s why last year I asked Vice President Biden to chair a task force on middle-class families. That&amp;apos;s why we&amp;apos;re nearly doubling the child care tax credit, and making it easier to save for retirement by giving access to every worker a retirement account and expanding the tax credit for those who start a nest egg. That&amp;apos;s why we&amp;apos;re working to lift the value of a family&amp;apos;s single largest investment –- their home. The steps we took last year to shore up the housing market have allowed millions of Americans to take out new loans and save an average of $1,500 on mortgage payments.&lt;br/&gt;&lt;br/&gt;</text:p>
          </table:table-cell>
          <table:table-cell office:value-type="string">
            <text:p>Multiracial American</text:p>
          </table:table-cell>
          <table:table-cell office:value-type="string">
            <text:p>http://en.wikipedia.org/wiki/Multiracial_American</text:p>
          </table:table-cell>
          <table:table-cell office:value-type="string">
            <text:p>Sam Brown (Rastafari)</text:p>
          </table:table-cell>
          <table:table-cell office:value-type="string">
            <text:p>http://en.wikipedia.org/wiki/Sam_Brown_(Rastafari)</text:p>
          </table:table-cell>
          <table:table-cell/>
          <table:table-cell office:value-type="string">
            <text:p>1</text:p>
          </table:table-cell>
          <table:table-cell table:number-columns-repeated="3"/>
          <table:table-cell table:formula="of:=CONCATENATE([.AB481];&quot;,&quot;;[.AC481];&quot;,&quot;; TEXT([.AK481];&quot;#&quot;))" office:value-type="string" office:string-value="LAU_ET_AL,RANDOM,1">
            <text:p>LAU_ET_AL,RANDOM,1</text:p>
          </table:table-cell>
        </table:table-row>
        <table:table-row table:style-name="ro1">
          <table:table-cell office:value-type="string">
            <text:p>23QJIA0RYNJ9HW7PTAWBUJTUJ8S72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5OJ5OPB0YVGEHMR3LYEX9U37HF6Y3</text:p>
          </table:table-cell>
          <table:table-cell office:value-type="string">
            <text:p>AAE9H4ZIKQS37</text:p>
          </table:table-cell>
          <table:table-cell office:value-type="string">
            <text:p>Submitted</text:p>
          </table:table-cell>
          <table:table-cell office:value-type="string">
            <text:p>Thu Sep 13 06:48:46 GMT 2012</text:p>
          </table:table-cell>
          <table:table-cell office:value-type="string">
            <text:p>Thu Sep 13 06:48:51 GMT 2012</text:p>
          </table:table-cell>
          <table:table-cell office:value-type="string">
            <text:p>Wed Sep 19 23:48:51 PDT 2012</text:p>
          </table:table-cell>
          <table:table-cell table:number-columns-repeated="3"/>
          <table:table-cell office:value-type="string">
            <text:p>5</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arren_G._Harding_1:14.txt</text:p>
          </table:table-cell>
          <table:table-cell office:value-type="string">
            <text:p>Something more than tariff protection is required by American agriculture. To the farmer has come the earlier and the heavier burdens of readjustment. There is actual depression in our agricultural industry, while agricultural prosperity is absolutely essential to the general prosperity of the country.&lt;br/&gt;&lt;br/&gt;Congress has sought very earnestly to provide relief. It has promptly given such temporary relief as has been possible, but the call is insistent for the permanent solution. It is inevitable that large crops lower the prices and short crops advance them. No legislation can cure that fundamental law. But there must be some economic solution for the excessive variation in returns for agricultural production.&lt;br/&gt;&lt;br/&gt;</text:p>
          </table:table-cell>
          <table:table-cell office:value-type="string">
            <text:p>Tariff</text:p>
          </table:table-cell>
          <table:table-cell office:value-type="string">
            <text:p>http://en.wikipedia.org/wiki/Tariff</text:p>
          </table:table-cell>
          <table:table-cell office:value-type="string">
            <text:p>History of agriculture in the United States</text:p>
          </table:table-cell>
          <table:table-cell office:value-type="string">
            <text:p>http://en.wikipedia.org/wiki/History_of_agriculture_in_the_United_States</text:p>
          </table:table-cell>
          <table:table-cell/>
          <table:table-cell office:value-type="string">
            <text:p>1</text:p>
          </table:table-cell>
          <table:table-cell table:number-columns-repeated="3"/>
          <table:table-cell table:formula="of:=CONCATENATE([.AB482];&quot;,&quot;;[.AC482];&quot;,&quot;; TEXT([.AK482];&quot;#&quot;))" office:value-type="string" office:string-value="LAU_ET_AL,EDA,1">
            <text:p>LAU_ET_AL,EDA,1</text:p>
          </table:table-cell>
        </table:table-row>
        <table:table-row table:style-name="ro1">
          <table:table-cell office:value-type="string">
            <text:p>23QJIA0RYNJ9HW7PTAWBUJTUJ8S72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NHGFL6VCPWZO0BI3SFV9S7STILM7S</text:p>
          </table:table-cell>
          <table:table-cell office:value-type="string">
            <text:p>A997OZ3H2B3Q2</text:p>
          </table:table-cell>
          <table:table-cell office:value-type="string">
            <text:p>Submitted</text:p>
          </table:table-cell>
          <table:table-cell office:value-type="string">
            <text:p>Thu Sep 13 06:48:55 GMT 2012</text:p>
          </table:table-cell>
          <table:table-cell office:value-type="string">
            <text:p>Thu Sep 13 06:49:03 GMT 2012</text:p>
          </table:table-cell>
          <table:table-cell office:value-type="string">
            <text:p>Wed Sep 19 23:49:03 PDT 2012</text:p>
          </table:table-cell>
          <table:table-cell table:number-columns-repeated="3"/>
          <table:table-cell office:value-type="string">
            <text:p>8</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arren_G._Harding_1:14.txt</text:p>
          </table:table-cell>
          <table:table-cell office:value-type="string">
            <text:p>Something more than tariff protection is required by American agriculture. To the farmer has come the earlier and the heavier burdens of readjustment. There is actual depression in our agricultural industry, while agricultural prosperity is absolutely essential to the general prosperity of the country.&lt;br/&gt;&lt;br/&gt;Congress has sought very earnestly to provide relief. It has promptly given such temporary relief as has been possible, but the call is insistent for the permanent solution. It is inevitable that large crops lower the prices and short crops advance them. No legislation can cure that fundamental law. But there must be some economic solution for the excessive variation in returns for agricultural production.&lt;br/&gt;&lt;br/&gt;</text:p>
          </table:table-cell>
          <table:table-cell office:value-type="string">
            <text:p>Tariff</text:p>
          </table:table-cell>
          <table:table-cell office:value-type="string">
            <text:p>http://en.wikipedia.org/wiki/Tariff</text:p>
          </table:table-cell>
          <table:table-cell office:value-type="string">
            <text:p>History of agriculture in the United States</text:p>
          </table:table-cell>
          <table:table-cell office:value-type="string">
            <text:p>http://en.wikipedia.org/wiki/History_of_agriculture_in_the_United_States</text:p>
          </table:table-cell>
          <table:table-cell/>
          <table:table-cell office:value-type="string">
            <text:p>1</text:p>
          </table:table-cell>
          <table:table-cell table:number-columns-repeated="3"/>
          <table:table-cell table:formula="of:=CONCATENATE([.AB483];&quot;,&quot;;[.AC483];&quot;,&quot;; TEXT([.AK483];&quot;#&quot;))" office:value-type="string" office:string-value="LAU_ET_AL,EDA,1">
            <text:p>LAU_ET_AL,EDA,1</text:p>
          </table:table-cell>
        </table:table-row>
        <table:table-row table:style-name="ro1">
          <table:table-cell office:value-type="string">
            <text:p>23QJIA0RYNJ9HW7PTAWBUJTUJ8S72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X4WYB49F9SS7QL68TFN0T5HBU9QUF</text:p>
          </table:table-cell>
          <table:table-cell office:value-type="string">
            <text:p>A1XWMSFU4RHNK5</text:p>
          </table:table-cell>
          <table:table-cell office:value-type="string">
            <text:p>Submitted</text:p>
          </table:table-cell>
          <table:table-cell office:value-type="string">
            <text:p>Thu Sep 13 05:39:53 GMT 2012</text:p>
          </table:table-cell>
          <table:table-cell office:value-type="string">
            <text:p>Thu Sep 13 05:40:01 GMT 2012</text:p>
          </table:table-cell>
          <table:table-cell office:value-type="string">
            <text:p>Wed Sep 19 22:40:01 PDT 2012</text:p>
          </table:table-cell>
          <table:table-cell table:number-columns-repeated="3"/>
          <table:table-cell office:value-type="string">
            <text:p>8</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arren_G._Harding_1:14.txt</text:p>
          </table:table-cell>
          <table:table-cell office:value-type="string">
            <text:p>Something more than tariff protection is required by American agriculture. To the farmer has come the earlier and the heavier burdens of readjustment. There is actual depression in our agricultural industry, while agricultural prosperity is absolutely essential to the general prosperity of the country.&lt;br/&gt;&lt;br/&gt;Congress has sought very earnestly to provide relief. It has promptly given such temporary relief as has been possible, but the call is insistent for the permanent solution. It is inevitable that large crops lower the prices and short crops advance them. No legislation can cure that fundamental law. But there must be some economic solution for the excessive variation in returns for agricultural production.&lt;br/&gt;&lt;br/&gt;</text:p>
          </table:table-cell>
          <table:table-cell office:value-type="string">
            <text:p>Tariff</text:p>
          </table:table-cell>
          <table:table-cell office:value-type="string">
            <text:p>http://en.wikipedia.org/wiki/Tariff</text:p>
          </table:table-cell>
          <table:table-cell office:value-type="string">
            <text:p>History of agriculture in the United States</text:p>
          </table:table-cell>
          <table:table-cell office:value-type="string">
            <text:p>http://en.wikipedia.org/wiki/History_of_agriculture_in_the_United_States</text:p>
          </table:table-cell>
          <table:table-cell/>
          <table:table-cell office:value-type="string">
            <text:p>2</text:p>
          </table:table-cell>
          <table:table-cell table:number-columns-repeated="3"/>
          <table:table-cell table:formula="of:=CONCATENATE([.AB484];&quot;,&quot;;[.AC484];&quot;,&quot;; TEXT([.AK484];&quot;#&quot;))" office:value-type="string" office:string-value="LAU_ET_AL,EDA,2">
            <text:p>LAU_ET_AL,EDA,2</text:p>
          </table:table-cell>
        </table:table-row>
        <table:table-row table:style-name="ro1">
          <table:table-cell office:value-type="string">
            <text:p>2QAKMT6YTWX4WC57WLVDH9GI8SEV0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7CNQY2RCJK6I8JJARI0SUIAWOQ4TQ</text:p>
          </table:table-cell>
          <table:table-cell office:value-type="string">
            <text:p>AS809NPDW8VZ0</text:p>
          </table:table-cell>
          <table:table-cell office:value-type="string">
            <text:p>Submitted</text:p>
          </table:table-cell>
          <table:table-cell office:value-type="string">
            <text:p>Thu Sep 13 06:38:39 GMT 2012</text:p>
          </table:table-cell>
          <table:table-cell office:value-type="string">
            <text:p>Thu Sep 13 06:41:23 GMT 2012</text:p>
          </table:table-cell>
          <table:table-cell office:value-type="string">
            <text:p>Wed Sep 19 23:41:23 PDT 2012</text:p>
          </table:table-cell>
          <table:table-cell table:number-columns-repeated="3"/>
          <table:table-cell office:value-type="string">
            <text:p>164</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Andrew_Jackson_2:37.txt</text:p>
          </table:table-cell>
          <table:table-cell office:value-type="string">
            <text:p>It is beyond the power of man to make a system of government like ours or any other operate with precise equality upon States situated like those which compose this Confederacy; nor is inequality always injustice. Every State can not expect to shape the measures of the General Government to suit its own particular interests. The causes which prevent it are seated in the nature of things, and can not be entirely counteracted by human means. Mutual forbearance becomes, therefore, a duty obligatory upon all, and we may, I am confident, count upon a cheerful compliance with this high injunction on the part of our constituents. It is not to be supposed that they will object to make such comparatively inconsiderable sacrifices for the preservation of rights and privileges which other less favored portions of the world have in vain waded through seas of blood to acquire.&lt;br/&gt;&lt;br/&gt;Our course is a safe one if it be but faithfully adhered to. Acquiescence in the constitutionally expressed will of the majority, and the exercise of that will in a spirit of moderation, justice, and brotherly kindness, will constitute a cement which would for ever preserve our Union. Those who cherish and inculcate sentiments like these render a most essential service to their country, while those who seek to weaken their influence are, how ever conscientious and praise worthy their intentions, in effect its worst enemies.&lt;br/&gt;&lt;br/&gt;</text:p>
          </table:table-cell>
          <table:table-cell office:value-type="string">
            <text:p>Petre P. Carp</text:p>
          </table:table-cell>
          <table:table-cell office:value-type="string">
            <text:p>http://en.wikipedia.org/wiki/Petre_P._Carp</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table:table-cell office:value-type="string">
            <text:p>1</text:p>
          </table:table-cell>
          <table:table-cell table:number-columns-repeated="3"/>
          <table:table-cell table:formula="of:=CONCATENATE([.AB485];&quot;,&quot;;[.AC485];&quot;,&quot;; TEXT([.AK485];&quot;#&quot;))" office:value-type="string" office:string-value="LAU_ET_AL,EDA,1">
            <text:p>LAU_ET_AL,EDA,1</text:p>
          </table:table-cell>
        </table:table-row>
        <table:table-row table:style-name="ro1">
          <table:table-cell office:value-type="string">
            <text:p>2QAKMT6YTWX4WC57WLVDH9GI8SEV0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FPH0JPPSI2KDNDQZZY5SLM62YAOI3</text:p>
          </table:table-cell>
          <table:table-cell office:value-type="string">
            <text:p>A997OZ3H2B3Q2</text:p>
          </table:table-cell>
          <table:table-cell office:value-type="string">
            <text:p>Submitted</text:p>
          </table:table-cell>
          <table:table-cell office:value-type="string">
            <text:p>Thu Sep 13 06:50:08 GMT 2012</text:p>
          </table:table-cell>
          <table:table-cell office:value-type="string">
            <text:p>Thu Sep 13 06:50:24 GMT 2012</text:p>
          </table:table-cell>
          <table:table-cell office:value-type="string">
            <text:p>Wed Sep 19 23:50:24 PDT 2012</text:p>
          </table:table-cell>
          <table:table-cell table:number-columns-repeated="3"/>
          <table:table-cell office:value-type="string">
            <text:p>16</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Andrew_Jackson_2:37.txt</text:p>
          </table:table-cell>
          <table:table-cell office:value-type="string">
            <text:p>It is beyond the power of man to make a system of government like ours or any other operate with precise equality upon States situated like those which compose this Confederacy; nor is inequality always injustice. Every State can not expect to shape the measures of the General Government to suit its own particular interests. The causes which prevent it are seated in the nature of things, and can not be entirely counteracted by human means. Mutual forbearance becomes, therefore, a duty obligatory upon all, and we may, I am confident, count upon a cheerful compliance with this high injunction on the part of our constituents. It is not to be supposed that they will object to make such comparatively inconsiderable sacrifices for the preservation of rights and privileges which other less favored portions of the world have in vain waded through seas of blood to acquire.&lt;br/&gt;&lt;br/&gt;Our course is a safe one if it be but faithfully adhered to. Acquiescence in the constitutionally expressed will of the majority, and the exercise of that will in a spirit of moderation, justice, and brotherly kindness, will constitute a cement which would for ever preserve our Union. Those who cherish and inculcate sentiments like these render a most essential service to their country, while those who seek to weaken their influence are, how ever conscientious and praise worthy their intentions, in effect its worst enemies.&lt;br/&gt;&lt;br/&gt;</text:p>
          </table:table-cell>
          <table:table-cell office:value-type="string">
            <text:p>Petre P. Carp</text:p>
          </table:table-cell>
          <table:table-cell office:value-type="string">
            <text:p>http://en.wikipedia.org/wiki/Petre_P._Carp</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table:table-cell office:value-type="string">
            <text:p>2</text:p>
          </table:table-cell>
          <table:table-cell table:number-columns-repeated="3"/>
          <table:table-cell table:formula="of:=CONCATENATE([.AB486];&quot;,&quot;;[.AC486];&quot;,&quot;; TEXT([.AK486];&quot;#&quot;))" office:value-type="string" office:string-value="LAU_ET_AL,EDA,2">
            <text:p>LAU_ET_AL,EDA,2</text:p>
          </table:table-cell>
        </table:table-row>
        <table:table-row table:style-name="ro1">
          <table:table-cell office:value-type="string">
            <text:p>2QAKMT6YTWX4WC57WLVDH9GI8SEV0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JRJMJUNU8LZL0V5NFI9GD8J9AMH1H</text:p>
          </table:table-cell>
          <table:table-cell office:value-type="string">
            <text:p>A31ALYJKPKD09W</text:p>
          </table:table-cell>
          <table:table-cell office:value-type="string">
            <text:p>Submitted</text:p>
          </table:table-cell>
          <table:table-cell office:value-type="string">
            <text:p>Thu Sep 13 06:48:08 GMT 2012</text:p>
          </table:table-cell>
          <table:table-cell office:value-type="string">
            <text:p>Thu Sep 13 06:48:16 GMT 2012</text:p>
          </table:table-cell>
          <table:table-cell office:value-type="string">
            <text:p>Wed Sep 19 23:48:16 PDT 2012</text:p>
          </table:table-cell>
          <table:table-cell table:number-columns-repeated="3"/>
          <table:table-cell office:value-type="string">
            <text:p>8</text:p>
          </table:table-cell>
          <table:table-cell office:value-type="string">
            <text:p>100% (294/295)</text:p>
          </table:table-cell>
          <table:table-cell office:value-type="string">
            <text:p>100% (62/62)</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Andrew_Jackson_2:37.txt</text:p>
          </table:table-cell>
          <table:table-cell office:value-type="string">
            <text:p>It is beyond the power of man to make a system of government like ours or any other operate with precise equality upon States situated like those which compose this Confederacy; nor is inequality always injustice. Every State can not expect to shape the measures of the General Government to suit its own particular interests. The causes which prevent it are seated in the nature of things, and can not be entirely counteracted by human means. Mutual forbearance becomes, therefore, a duty obligatory upon all, and we may, I am confident, count upon a cheerful compliance with this high injunction on the part of our constituents. It is not to be supposed that they will object to make such comparatively inconsiderable sacrifices for the preservation of rights and privileges which other less favored portions of the world have in vain waded through seas of blood to acquire.&lt;br/&gt;&lt;br/&gt;Our course is a safe one if it be but faithfully adhered to. Acquiescence in the constitutionally expressed will of the majority, and the exercise of that will in a spirit of moderation, justice, and brotherly kindness, will constitute a cement which would for ever preserve our Union. Those who cherish and inculcate sentiments like these render a most essential service to their country, while those who seek to weaken their influence are, how ever conscientious and praise worthy their intentions, in effect its worst enemies.&lt;br/&gt;&lt;br/&gt;</text:p>
          </table:table-cell>
          <table:table-cell office:value-type="string">
            <text:p>Petre P. Carp</text:p>
          </table:table-cell>
          <table:table-cell office:value-type="string">
            <text:p>http://en.wikipedia.org/wiki/Petre_P._Carp</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table:table-cell office:value-type="string">
            <text:p>2</text:p>
          </table:table-cell>
          <table:table-cell table:number-columns-repeated="3"/>
          <table:table-cell table:formula="of:=CONCATENATE([.AB487];&quot;,&quot;;[.AC487];&quot;,&quot;; TEXT([.AK487];&quot;#&quot;))" office:value-type="string" office:string-value="LAU_ET_AL,EDA,2">
            <text:p>LAU_ET_AL,EDA,2</text:p>
          </table:table-cell>
        </table:table-row>
        <table:table-row table:style-name="ro1">
          <table:table-cell office:value-type="string">
            <text:p>2RWSCWY2AOO2VVAJNYFGYSCM8S622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7CO2L92HECWPFL85Y3CN0CPBZYHGA</text:p>
          </table:table-cell>
          <table:table-cell office:value-type="string">
            <text:p>A2W2ZEI7WUASOW</text:p>
          </table:table-cell>
          <table:table-cell office:value-type="string">
            <text:p>Submitted</text:p>
          </table:table-cell>
          <table:table-cell office:value-type="string">
            <text:p>Thu Sep 13 05:34:48 GMT 2012</text:p>
          </table:table-cell>
          <table:table-cell office:value-type="string">
            <text:p>Thu Sep 13 05:35:11 GMT 2012</text:p>
          </table:table-cell>
          <table:table-cell office:value-type="string">
            <text:p>Wed Sep 19 22:35:11 PDT 2012</text:p>
          </table:table-cell>
          <table:table-cell table:number-columns-repeated="3"/>
          <table:table-cell office:value-type="string">
            <text:p>23</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Rutherford_B._Hayes_1:27.txt</text:p>
          </table:table-cell>
          <table:table-cell office:value-type="string">
            <text:p>Disturbances along the Rio Grande in Texas, to which I have already referred, have rendered necessary the constant employment of a military force in that vicinity. A full report of all recent military operations in that quarter has been transmitted to the House of Representatives in answer to a resolution of that body, and it will therefore not be necessary to enter into details. I regret to say that these lawless incursions into our territory by armed bands from the Mexican side of the line, for the purpose of robbery, have been of frequent occurrence, and in spite of the most vigilant efforts of the commander of our forces the marauders have generally succeeded in escaping into Mexico with their plunder. In May last I gave orders for the exercise of the utmost vigilance on the part of our troops for the suppression of these raids and the punishment of the guilty parties, as well as the recapture of property stolen by them. General Ord, commanding in Texas, was directed to invite the cooperation of the Mexican authorities in efforts to this end, and to assure them that I was anxious to avoid giving the least offense to Mexico. At the same time, he was directed to give notice of my determination to put an end to the invasion of our territory by lawless bands intent upon the plunder of our peaceful citizens, even if the effectual punishment of the outlaws should make the crossing of the border by our troops in their pursuit necessary. It is believed that this policy has had the effect to check somewhat these depredations, and that with a considerable increase of our force upon that frontier and the establishment of several additional military posts along the Rio Grande, so as more effectually to guard that extensive border, peace may be preserved and the lives and property of our citizens in Texas fully protected.&lt;br/&gt;&lt;br/&gt;Prior to the 1st day of July last the Army was, in accordance with law, reduced to the maximum of 25,000 enlisted men, being a reduction of 2,500 below the force previously authorized. This reduction was made, as required by law, entirely from the infantry and artillery branches of the service, without any reduction of the cavalry. Under the law as it now stands it is necessary that the cavalry regiments be recruited to 100 men in each company for service on the Mexican and Indian frontiers. The necessary effect of this legislation is to reduce the infantry and artillery arms of the service below the number required for efficiency, and I concur with the Secretary of War in recommending that authority be given to recruit all companies of infantry to at least 50 men and all batteries of artillery to at least 75 men, with the power, in case of emergency, to increase the former to 100 and the latter to 122 men each.&lt;br/&gt;&lt;br/&gt;</text:p>
          </table:table-cell>
          <table:table-cell office:value-type="string">
            <text:p>Reconstruction Era of the United States</text:p>
          </table:table-cell>
          <table:table-cell office:value-type="string">
            <text:p>http://en.wikipedia.org/wiki/Reconstruction_Era_of_the_United_States</text:p>
          </table:table-cell>
          <table:table-cell office:value-type="string">
            <text:p>Faras, Egypt</text:p>
          </table:table-cell>
          <table:table-cell office:value-type="string">
            <text:p>http://en.wikipedia.org/wiki/Faras,_Egypt</text:p>
          </table:table-cell>
          <table:table-cell/>
          <table:table-cell office:value-type="string">
            <text:p>1</text:p>
          </table:table-cell>
          <table:table-cell table:number-columns-repeated="3"/>
          <table:table-cell table:formula="of:=CONCATENATE([.AB488];&quot;,&quot;;[.AC488];&quot;,&quot;; TEXT([.AK488];&quot;#&quot;))" office:value-type="string" office:string-value="EDA,RANDOM,1">
            <text:p>EDA,RANDOM,1</text:p>
          </table:table-cell>
        </table:table-row>
        <table:table-row table:style-name="ro1">
          <table:table-cell office:value-type="string">
            <text:p>2RWSCWY2AOO2VVAJNYFGYSCM8S622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PKVGULF395SBFBL8PJ3VYNJHDLBPX</text:p>
          </table:table-cell>
          <table:table-cell office:value-type="string">
            <text:p>AAE9H4ZIKQS37</text:p>
          </table:table-cell>
          <table:table-cell office:value-type="string">
            <text:p>Submitted</text:p>
          </table:table-cell>
          <table:table-cell office:value-type="string">
            <text:p>Thu Sep 13 06:27:10 GMT 2012</text:p>
          </table:table-cell>
          <table:table-cell office:value-type="string">
            <text:p>Thu Sep 13 06:27:20 GMT 2012</text:p>
          </table:table-cell>
          <table:table-cell office:value-type="string">
            <text:p>Wed Sep 19 23:27:20 PDT 2012</text:p>
          </table:table-cell>
          <table:table-cell table:number-columns-repeated="3"/>
          <table:table-cell office:value-type="string">
            <text:p>10</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Rutherford_B._Hayes_1:27.txt</text:p>
          </table:table-cell>
          <table:table-cell office:value-type="string">
            <text:p>Disturbances along the Rio Grande in Texas, to which I have already referred, have rendered necessary the constant employment of a military force in that vicinity. A full report of all recent military operations in that quarter has been transmitted to the House of Representatives in answer to a resolution of that body, and it will therefore not be necessary to enter into details. I regret to say that these lawless incursions into our territory by armed bands from the Mexican side of the line, for the purpose of robbery, have been of frequent occurrence, and in spite of the most vigilant efforts of the commander of our forces the marauders have generally succeeded in escaping into Mexico with their plunder. In May last I gave orders for the exercise of the utmost vigilance on the part of our troops for the suppression of these raids and the punishment of the guilty parties, as well as the recapture of property stolen by them. General Ord, commanding in Texas, was directed to invite the cooperation of the Mexican authorities in efforts to this end, and to assure them that I was anxious to avoid giving the least offense to Mexico. At the same time, he was directed to give notice of my determination to put an end to the invasion of our territory by lawless bands intent upon the plunder of our peaceful citizens, even if the effectual punishment of the outlaws should make the crossing of the border by our troops in their pursuit necessary. It is believed that this policy has had the effect to check somewhat these depredations, and that with a considerable increase of our force upon that frontier and the establishment of several additional military posts along the Rio Grande, so as more effectually to guard that extensive border, peace may be preserved and the lives and property of our citizens in Texas fully protected.&lt;br/&gt;&lt;br/&gt;Prior to the 1st day of July last the Army was, in accordance with law, reduced to the maximum of 25,000 enlisted men, being a reduction of 2,500 below the force previously authorized. This reduction was made, as required by law, entirely from the infantry and artillery branches of the service, without any reduction of the cavalry. Under the law as it now stands it is necessary that the cavalry regiments be recruited to 100 men in each company for service on the Mexican and Indian frontiers. The necessary effect of this legislation is to reduce the infantry and artillery arms of the service below the number required for efficiency, and I concur with the Secretary of War in recommending that authority be given to recruit all companies of infantry to at least 50 men and all batteries of artillery to at least 75 men, with the power, in case of emergency, to increase the former to 100 and the latter to 122 men each.&lt;br/&gt;&lt;br/&gt;</text:p>
          </table:table-cell>
          <table:table-cell office:value-type="string">
            <text:p>Reconstruction Era of the United States</text:p>
          </table:table-cell>
          <table:table-cell office:value-type="string">
            <text:p>http://en.wikipedia.org/wiki/Reconstruction_Era_of_the_United_States</text:p>
          </table:table-cell>
          <table:table-cell office:value-type="string">
            <text:p>Faras, Egypt</text:p>
          </table:table-cell>
          <table:table-cell office:value-type="string">
            <text:p>http://en.wikipedia.org/wiki/Faras,_Egypt</text:p>
          </table:table-cell>
          <table:table-cell/>
          <table:table-cell office:value-type="string">
            <text:p>1</text:p>
          </table:table-cell>
          <table:table-cell table:number-columns-repeated="3"/>
          <table:table-cell table:formula="of:=CONCATENATE([.AB489];&quot;,&quot;;[.AC489];&quot;,&quot;; TEXT([.AK489];&quot;#&quot;))" office:value-type="string" office:string-value="EDA,RANDOM,1">
            <text:p>EDA,RANDOM,1</text:p>
          </table:table-cell>
        </table:table-row>
        <table:table-row table:style-name="ro1">
          <table:table-cell office:value-type="string">
            <text:p>2RWSCWY2AOO2VVAJNYFGYSCM8S622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XKSCXKNQY2RRS8BA9MEBHR0Q9PP0Q</text:p>
          </table:table-cell>
          <table:table-cell office:value-type="string">
            <text:p>AS809NPDW8VZ0</text:p>
          </table:table-cell>
          <table:table-cell office:value-type="string">
            <text:p>Submitted</text:p>
          </table:table-cell>
          <table:table-cell office:value-type="string">
            <text:p>Thu Sep 13 06:42:57 GMT 2012</text:p>
          </table:table-cell>
          <table:table-cell office:value-type="string">
            <text:p>Thu Sep 13 06:43:27 GMT 2012</text:p>
          </table:table-cell>
          <table:table-cell office:value-type="string">
            <text:p>Wed Sep 19 23:43:27 PDT 2012</text:p>
          </table:table-cell>
          <table:table-cell table:number-columns-repeated="3"/>
          <table:table-cell office:value-type="string">
            <text:p>30</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Rutherford_B._Hayes_1:27.txt</text:p>
          </table:table-cell>
          <table:table-cell office:value-type="string">
            <text:p>Disturbances along the Rio Grande in Texas, to which I have already referred, have rendered necessary the constant employment of a military force in that vicinity. A full report of all recent military operations in that quarter has been transmitted to the House of Representatives in answer to a resolution of that body, and it will therefore not be necessary to enter into details. I regret to say that these lawless incursions into our territory by armed bands from the Mexican side of the line, for the purpose of robbery, have been of frequent occurrence, and in spite of the most vigilant efforts of the commander of our forces the marauders have generally succeeded in escaping into Mexico with their plunder. In May last I gave orders for the exercise of the utmost vigilance on the part of our troops for the suppression of these raids and the punishment of the guilty parties, as well as the recapture of property stolen by them. General Ord, commanding in Texas, was directed to invite the cooperation of the Mexican authorities in efforts to this end, and to assure them that I was anxious to avoid giving the least offense to Mexico. At the same time, he was directed to give notice of my determination to put an end to the invasion of our territory by lawless bands intent upon the plunder of our peaceful citizens, even if the effectual punishment of the outlaws should make the crossing of the border by our troops in their pursuit necessary. It is believed that this policy has had the effect to check somewhat these depredations, and that with a considerable increase of our force upon that frontier and the establishment of several additional military posts along the Rio Grande, so as more effectually to guard that extensive border, peace may be preserved and the lives and property of our citizens in Texas fully protected.&lt;br/&gt;&lt;br/&gt;Prior to the 1st day of July last the Army was, in accordance with law, reduced to the maximum of 25,000 enlisted men, being a reduction of 2,500 below the force previously authorized. This reduction was made, as required by law, entirely from the infantry and artillery branches of the service, without any reduction of the cavalry. Under the law as it now stands it is necessary that the cavalry regiments be recruited to 100 men in each company for service on the Mexican and Indian frontiers. The necessary effect of this legislation is to reduce the infantry and artillery arms of the service below the number required for efficiency, and I concur with the Secretary of War in recommending that authority be given to recruit all companies of infantry to at least 50 men and all batteries of artillery to at least 75 men, with the power, in case of emergency, to increase the former to 100 and the latter to 122 men each.&lt;br/&gt;&lt;br/&gt;</text:p>
          </table:table-cell>
          <table:table-cell office:value-type="string">
            <text:p>Reconstruction Era of the United States</text:p>
          </table:table-cell>
          <table:table-cell office:value-type="string">
            <text:p>http://en.wikipedia.org/wiki/Reconstruction_Era_of_the_United_States</text:p>
          </table:table-cell>
          <table:table-cell office:value-type="string">
            <text:p>Faras, Egypt</text:p>
          </table:table-cell>
          <table:table-cell office:value-type="string">
            <text:p>http://en.wikipedia.org/wiki/Faras,_Egypt</text:p>
          </table:table-cell>
          <table:table-cell/>
          <table:table-cell office:value-type="string">
            <text:p>1</text:p>
          </table:table-cell>
          <table:table-cell table:number-columns-repeated="3"/>
          <table:table-cell table:formula="of:=CONCATENATE([.AB490];&quot;,&quot;;[.AC490];&quot;,&quot;; TEXT([.AK490];&quot;#&quot;))" office:value-type="string" office:string-value="EDA,RANDOM,1">
            <text:p>EDA,RANDOM,1</text:p>
          </table:table-cell>
        </table:table-row>
        <table:table-row table:style-name="ro1">
          <table:table-cell office:value-type="string">
            <text:p>28YNTBJ3MMDXKODCUGTKPB9MF7JBX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G5G67D1X3V0UTOHVUTJM1M7VZSIBU</text:p>
          </table:table-cell>
          <table:table-cell office:value-type="string">
            <text:p>AS809NPDW8VZ0</text:p>
          </table:table-cell>
          <table:table-cell office:value-type="string">
            <text:p>Submitted</text:p>
          </table:table-cell>
          <table:table-cell office:value-type="string">
            <text:p>Thu Sep 13 06:54:12 GMT 2012</text:p>
          </table:table-cell>
          <table:table-cell office:value-type="string">
            <text:p>Thu Sep 13 06:54:29 GMT 2012</text:p>
          </table:table-cell>
          <table:table-cell office:value-type="string">
            <text:p>Wed Sep 19 23:54:29 PDT 2012</text:p>
          </table:table-cell>
          <table:table-cell table:number-columns-repeated="3"/>
          <table:table-cell office:value-type="string">
            <text:p>17</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Martin_Van_Buren_4:3.txt</text:p>
          </table:table-cell>
          <table:table-cell office:value-type="string">
            <text:p>With Austria, France, Prussia, Russia, and the remaining powers of Europe I am happy to inform you our relations continue to be of the most friendly character. With Belgium a treaty of commerce and navigation, based upon liberal principles of reciprocity and equality, was concluded in March last, and, having been ratified by the Belgian Government, will be duly laid before the Senate. It is a subject of congratulation that it provides for the satisfactory adjustment of a long-standing question of controversy, thus removing the only obstacle which could obstruct the friendly and mutually advantageous intercourse between the two nations. A messenger has been dispatched with the Hanoverian treaty to Berlin, where, according to stipulation, the ratifications are to be exchanged. I am happy to announce to you that after many delays and difficulties a treaty of commerce and navigation between the United States and Portugal was concluded and signed at Lisbon on the 26th of August last by the plenipotentiaries of the two Governments. Its stipulations are founded upon those principles of mutual liberality and advantage which the United States have always sought to make the basis of their intercourse with foreign powers, and it is hoped they will tend to foster and strengthen the commercial intercourse of the two countries.&lt;br/&gt;&lt;br/&gt;Under the appropriation of the last session of Congress an agent has been sent to Germany for the purpose of promoting the interests of our tobacco trade.&lt;br/&gt;&lt;br/&gt;</text:p>
          </table:table-cell>
          <table:table-cell office:value-type="string">
            <text:p>Maurya Empire</text:p>
          </table:table-cell>
          <table:table-cell office:value-type="string">
            <text:p>http://en.wikipedia.org/wiki/Maurya_Empire</text:p>
          </table:table-cell>
          <table:table-cell office:value-type="string">
            <text:p>United States Constitution</text:p>
          </table:table-cell>
          <table:table-cell office:value-type="string">
            <text:p>http://en.wikipedia.org/wiki/United_States_Constitution</text:p>
          </table:table-cell>
          <table:table-cell/>
          <table:table-cell office:value-type="string">
            <text:p>2</text:p>
          </table:table-cell>
          <table:table-cell table:number-columns-repeated="3"/>
          <table:table-cell table:formula="of:=CONCATENATE([.AB491];&quot;,&quot;;[.AC491];&quot;,&quot;; TEXT([.AK491];&quot;#&quot;))" office:value-type="string" office:string-value="LAU_ET_AL,EDA,2">
            <text:p>LAU_ET_AL,EDA,2</text:p>
          </table:table-cell>
        </table:table-row>
        <table:table-row table:style-name="ro1">
          <table:table-cell office:value-type="string">
            <text:p>28YNTBJ3MMDXKODCUGTKPB9MF7JBX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JUHECWA6X3Y3L0K7MG5SXPTO2PLMZ</text:p>
          </table:table-cell>
          <table:table-cell office:value-type="string">
            <text:p>A31ALYJKPKD09W</text:p>
          </table:table-cell>
          <table:table-cell office:value-type="string">
            <text:p>Submitted</text:p>
          </table:table-cell>
          <table:table-cell office:value-type="string">
            <text:p>Thu Sep 13 06:50:13 GMT 2012</text:p>
          </table:table-cell>
          <table:table-cell office:value-type="string">
            <text:p>Thu Sep 13 06:50:19 GMT 2012</text:p>
          </table:table-cell>
          <table:table-cell office:value-type="string">
            <text:p>Wed Sep 19 23:50:19 PDT 2012</text:p>
          </table:table-cell>
          <table:table-cell table:number-columns-repeated="3"/>
          <table:table-cell office:value-type="string">
            <text:p>6</text:p>
          </table:table-cell>
          <table:table-cell office:value-type="string">
            <text:p>100% (294/295)</text:p>
          </table:table-cell>
          <table:table-cell office:value-type="string">
            <text:p>100% (62/62)</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Martin_Van_Buren_4:3.txt</text:p>
          </table:table-cell>
          <table:table-cell office:value-type="string">
            <text:p>With Austria, France, Prussia, Russia, and the remaining powers of Europe I am happy to inform you our relations continue to be of the most friendly character. With Belgium a treaty of commerce and navigation, based upon liberal principles of reciprocity and equality, was concluded in March last, and, having been ratified by the Belgian Government, will be duly laid before the Senate. It is a subject of congratulation that it provides for the satisfactory adjustment of a long-standing question of controversy, thus removing the only obstacle which could obstruct the friendly and mutually advantageous intercourse between the two nations. A messenger has been dispatched with the Hanoverian treaty to Berlin, where, according to stipulation, the ratifications are to be exchanged. I am happy to announce to you that after many delays and difficulties a treaty of commerce and navigation between the United States and Portugal was concluded and signed at Lisbon on the 26th of August last by the plenipotentiaries of the two Governments. Its stipulations are founded upon those principles of mutual liberality and advantage which the United States have always sought to make the basis of their intercourse with foreign powers, and it is hoped they will tend to foster and strengthen the commercial intercourse of the two countries.&lt;br/&gt;&lt;br/&gt;Under the appropriation of the last session of Congress an agent has been sent to Germany for the purpose of promoting the interests of our tobacco trade.&lt;br/&gt;&lt;br/&gt;</text:p>
          </table:table-cell>
          <table:table-cell office:value-type="string">
            <text:p>Maurya Empire</text:p>
          </table:table-cell>
          <table:table-cell office:value-type="string">
            <text:p>http://en.wikipedia.org/wiki/Maurya_Empire</text:p>
          </table:table-cell>
          <table:table-cell office:value-type="string">
            <text:p>United States Constitution</text:p>
          </table:table-cell>
          <table:table-cell office:value-type="string">
            <text:p>http://en.wikipedia.org/wiki/United_States_Constitution</text:p>
          </table:table-cell>
          <table:table-cell/>
          <table:table-cell office:value-type="string">
            <text:p>2</text:p>
          </table:table-cell>
          <table:table-cell table:number-columns-repeated="3"/>
          <table:table-cell table:formula="of:=CONCATENATE([.AB492];&quot;,&quot;;[.AC492];&quot;,&quot;; TEXT([.AK492];&quot;#&quot;))" office:value-type="string" office:string-value="LAU_ET_AL,EDA,2">
            <text:p>LAU_ET_AL,EDA,2</text:p>
          </table:table-cell>
        </table:table-row>
        <table:table-row table:style-name="ro1">
          <table:table-cell office:value-type="string">
            <text:p>28YNTBJ3MMDXKODCUGTKPB9MF7JBX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P30HFL42J1LDEWGECYM8IGFQWJM1T</text:p>
          </table:table-cell>
          <table:table-cell office:value-type="string">
            <text:p>AAE9H4ZIKQS37</text:p>
          </table:table-cell>
          <table:table-cell office:value-type="string">
            <text:p>Submitted</text:p>
          </table:table-cell>
          <table:table-cell office:value-type="string">
            <text:p>Thu Sep 13 06:26:20 GMT 2012</text:p>
          </table:table-cell>
          <table:table-cell office:value-type="string">
            <text:p>Thu Sep 13 06:26:34 GMT 2012</text:p>
          </table:table-cell>
          <table:table-cell office:value-type="string">
            <text:p>Wed Sep 19 23:26:34 PDT 2012</text:p>
          </table:table-cell>
          <table:table-cell table:number-columns-repeated="3"/>
          <table:table-cell office:value-type="string">
            <text:p>14</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Martin_Van_Buren_4:3.txt</text:p>
          </table:table-cell>
          <table:table-cell office:value-type="string">
            <text:p>With Austria, France, Prussia, Russia, and the remaining powers of Europe I am happy to inform you our relations continue to be of the most friendly character. With Belgium a treaty of commerce and navigation, based upon liberal principles of reciprocity and equality, was concluded in March last, and, having been ratified by the Belgian Government, will be duly laid before the Senate. It is a subject of congratulation that it provides for the satisfactory adjustment of a long-standing question of controversy, thus removing the only obstacle which could obstruct the friendly and mutually advantageous intercourse between the two nations. A messenger has been dispatched with the Hanoverian treaty to Berlin, where, according to stipulation, the ratifications are to be exchanged. I am happy to announce to you that after many delays and difficulties a treaty of commerce and navigation between the United States and Portugal was concluded and signed at Lisbon on the 26th of August last by the plenipotentiaries of the two Governments. Its stipulations are founded upon those principles of mutual liberality and advantage which the United States have always sought to make the basis of their intercourse with foreign powers, and it is hoped they will tend to foster and strengthen the commercial intercourse of the two countries.&lt;br/&gt;&lt;br/&gt;Under the appropriation of the last session of Congress an agent has been sent to Germany for the purpose of promoting the interests of our tobacco trade.&lt;br/&gt;&lt;br/&gt;</text:p>
          </table:table-cell>
          <table:table-cell office:value-type="string">
            <text:p>Maurya Empire</text:p>
          </table:table-cell>
          <table:table-cell office:value-type="string">
            <text:p>http://en.wikipedia.org/wiki/Maurya_Empire</text:p>
          </table:table-cell>
          <table:table-cell office:value-type="string">
            <text:p>United States Constitution</text:p>
          </table:table-cell>
          <table:table-cell office:value-type="string">
            <text:p>http://en.wikipedia.org/wiki/United_States_Constitution</text:p>
          </table:table-cell>
          <table:table-cell/>
          <table:table-cell office:value-type="string">
            <text:p>2</text:p>
          </table:table-cell>
          <table:table-cell table:number-columns-repeated="3"/>
          <table:table-cell table:formula="of:=CONCATENATE([.AB493];&quot;,&quot;;[.AC493];&quot;,&quot;; TEXT([.AK493];&quot;#&quot;))" office:value-type="string" office:string-value="LAU_ET_AL,EDA,2">
            <text:p>LAU_ET_AL,EDA,2</text:p>
          </table:table-cell>
        </table:table-row>
        <table:table-row table:style-name="ro1">
          <table:table-cell office:value-type="string">
            <text:p>2NFBAT2D5NQY2E38XAAGDTYMPMS73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1Q0LWSBRI8I9KQ31JZJPSTLHIP1DO</text:p>
          </table:table-cell>
          <table:table-cell office:value-type="string">
            <text:p>A997OZ3H2B3Q2</text:p>
          </table:table-cell>
          <table:table-cell office:value-type="string">
            <text:p>Submitted</text:p>
          </table:table-cell>
          <table:table-cell office:value-type="string">
            <text:p>Thu Sep 13 06:03:46 GMT 2012</text:p>
          </table:table-cell>
          <table:table-cell office:value-type="string">
            <text:p>Thu Sep 13 06:05:30 GMT 2012</text:p>
          </table:table-cell>
          <table:table-cell office:value-type="string">
            <text:p>Wed Sep 19 23:05:30 PDT 2012</text:p>
          </table:table-cell>
          <table:table-cell table:number-columns-repeated="3"/>
          <table:table-cell office:value-type="string">
            <text:p>104</text:p>
          </table:table-cell>
          <table:table-cell table:number-columns-repeated="2" office:value-type="string">
            <text:p>100% (93/93)</text:p>
          </table:table-cell>
          <table:table-cell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James_K._Polk_2:46.txt</text:p>
          </table:table-cell>
          <table:table-cell office:value-type="string">
            <text:p>In connection with this subject I invite your attention to the importance of establishing a branch of the Mint of the United States at New York. Two-thirds of the revenue derived from customs being collected at that point, the demand for specie to pay the duties will be large, and a branch mint where foreign coin and bullion could be immediately converted into American coin would greatly facilitate the transaction of the public business, enlarge the circulation of gold and silver, and be at the same time a safe depository of the public money.&lt;br/&gt;&lt;br/&gt;The importance of graduating and reducing the price of such of the public lands as have been long offered in the market at the minimum rate authorized by existing laws, and remain unsold, induces me again to recommend the subject to your favorable consideration. Many millions of acres of these lands have been offered in the market for more than thirty years and larger quantities for more than ten or twenty years, and, being of an inferior quality, they must remain unsalable for an indefinite period unless the price at which they may be purchased shall be reduced. To place a price upon them above their real value is not only to prevent their sale, and thereby deprive the Treasury of any income from that source, but is unjust to the States in which they lie, because it retards their growth and increase of population, and because they have no power to levy a tax upon them as upon other lands within their limits, held by other proprietors than the United States, for the support of their local governments.&lt;br/&gt;&lt;br/&gt;</text:p>
          </table:table-cell>
          <table:table-cell office:value-type="string">
            <text:p>Il Madone</text:p>
          </table:table-cell>
          <table:table-cell office:value-type="string">
            <text:p>http://en.wikipedia.org/wiki/Il_Madone</text:p>
          </table:table-cell>
          <table:table-cell office:value-type="string">
            <text:p>Petre P. Carp</text:p>
          </table:table-cell>
          <table:table-cell office:value-type="string">
            <text:p>http://en.wikipedia.org/wiki/Petre_P._Carp</text:p>
          </table:table-cell>
          <table:table-cell/>
          <table:table-cell office:value-type="string">
            <text:p>2</text:p>
          </table:table-cell>
          <table:table-cell table:number-columns-repeated="3"/>
          <table:table-cell table:formula="of:=CONCATENATE([.AB494];&quot;,&quot;;[.AC494];&quot;,&quot;; TEXT([.AK494];&quot;#&quot;))" office:value-type="string" office:string-value="RANDOM,LAU_ET_AL,2">
            <text:p>RANDOM,LAU_ET_AL,2</text:p>
          </table:table-cell>
        </table:table-row>
        <table:table-row table:style-name="ro1">
          <table:table-cell office:value-type="string">
            <text:p>2NFBAT2D5NQY2E38XAAGDTYMPMS73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FLYMNCWYB49UIGXZRO19JONY8BQMS</text:p>
          </table:table-cell>
          <table:table-cell office:value-type="string">
            <text:p>AS809NPDW8VZ0</text:p>
          </table:table-cell>
          <table:table-cell office:value-type="string">
            <text:p>Submitted</text:p>
          </table:table-cell>
          <table:table-cell office:value-type="string">
            <text:p>Thu Sep 13 06:37:33 GMT 2012</text:p>
          </table:table-cell>
          <table:table-cell office:value-type="string">
            <text:p>Thu Sep 13 06:38:25 GMT 2012</text:p>
          </table:table-cell>
          <table:table-cell office:value-type="string">
            <text:p>Wed Sep 19 23:38:25 PDT 2012</text:p>
          </table:table-cell>
          <table:table-cell table:number-columns-repeated="3"/>
          <table:table-cell office:value-type="string">
            <text:p>52</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James_K._Polk_2:46.txt</text:p>
          </table:table-cell>
          <table:table-cell office:value-type="string">
            <text:p>In connection with this subject I invite your attention to the importance of establishing a branch of the Mint of the United States at New York. Two-thirds of the revenue derived from customs being collected at that point, the demand for specie to pay the duties will be large, and a branch mint where foreign coin and bullion could be immediately converted into American coin would greatly facilitate the transaction of the public business, enlarge the circulation of gold and silver, and be at the same time a safe depository of the public money.&lt;br/&gt;&lt;br/&gt;The importance of graduating and reducing the price of such of the public lands as have been long offered in the market at the minimum rate authorized by existing laws, and remain unsold, induces me again to recommend the subject to your favorable consideration. Many millions of acres of these lands have been offered in the market for more than thirty years and larger quantities for more than ten or twenty years, and, being of an inferior quality, they must remain unsalable for an indefinite period unless the price at which they may be purchased shall be reduced. To place a price upon them above their real value is not only to prevent their sale, and thereby deprive the Treasury of any income from that source, but is unjust to the States in which they lie, because it retards their growth and increase of population, and because they have no power to levy a tax upon them as upon other lands within their limits, held by other proprietors than the United States, for the support of their local governments.&lt;br/&gt;&lt;br/&gt;</text:p>
          </table:table-cell>
          <table:table-cell office:value-type="string">
            <text:p>Il Madone</text:p>
          </table:table-cell>
          <table:table-cell office:value-type="string">
            <text:p>http://en.wikipedia.org/wiki/Il_Madone</text:p>
          </table:table-cell>
          <table:table-cell office:value-type="string">
            <text:p>Petre P. Carp</text:p>
          </table:table-cell>
          <table:table-cell office:value-type="string">
            <text:p>http://en.wikipedia.org/wiki/Petre_P._Carp</text:p>
          </table:table-cell>
          <table:table-cell/>
          <table:table-cell office:value-type="string">
            <text:p>2</text:p>
          </table:table-cell>
          <table:table-cell table:number-columns-repeated="3"/>
          <table:table-cell table:formula="of:=CONCATENATE([.AB495];&quot;,&quot;;[.AC495];&quot;,&quot;; TEXT([.AK495];&quot;#&quot;))" office:value-type="string" office:string-value="RANDOM,LAU_ET_AL,2">
            <text:p>RANDOM,LAU_ET_AL,2</text:p>
          </table:table-cell>
        </table:table-row>
        <table:table-row table:style-name="ro1">
          <table:table-cell office:value-type="string">
            <text:p>2NFBAT2D5NQY2E38XAAGDTYMPMS73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RE8JIA0RYNJOBBORWR5JMJT0WZ16T</text:p>
          </table:table-cell>
          <table:table-cell office:value-type="string">
            <text:p>A2W2ZEI7WUASOW</text:p>
          </table:table-cell>
          <table:table-cell office:value-type="string">
            <text:p>Submitted</text:p>
          </table:table-cell>
          <table:table-cell office:value-type="string">
            <text:p>Thu Sep 13 05:30:16 GMT 2012</text:p>
          </table:table-cell>
          <table:table-cell office:value-type="string">
            <text:p>Thu Sep 13 05:31:19 GMT 2012</text:p>
          </table:table-cell>
          <table:table-cell office:value-type="string">
            <text:p>Wed Sep 19 22:31:19 PDT 2012</text:p>
          </table:table-cell>
          <table:table-cell table:number-columns-repeated="3"/>
          <table:table-cell office:value-type="string">
            <text:p>63</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James_K._Polk_2:46.txt</text:p>
          </table:table-cell>
          <table:table-cell office:value-type="string">
            <text:p>In connection with this subject I invite your attention to the importance of establishing a branch of the Mint of the United States at New York. Two-thirds of the revenue derived from customs being collected at that point, the demand for specie to pay the duties will be large, and a branch mint where foreign coin and bullion could be immediately converted into American coin would greatly facilitate the transaction of the public business, enlarge the circulation of gold and silver, and be at the same time a safe depository of the public money.&lt;br/&gt;&lt;br/&gt;The importance of graduating and reducing the price of such of the public lands as have been long offered in the market at the minimum rate authorized by existing laws, and remain unsold, induces me again to recommend the subject to your favorable consideration. Many millions of acres of these lands have been offered in the market for more than thirty years and larger quantities for more than ten or twenty years, and, being of an inferior quality, they must remain unsalable for an indefinite period unless the price at which they may be purchased shall be reduced. To place a price upon them above their real value is not only to prevent their sale, and thereby deprive the Treasury of any income from that source, but is unjust to the States in which they lie, because it retards their growth and increase of population, and because they have no power to levy a tax upon them as upon other lands within their limits, held by other proprietors than the United States, for the support of their local governments.&lt;br/&gt;&lt;br/&gt;</text:p>
          </table:table-cell>
          <table:table-cell office:value-type="string">
            <text:p>Il Madone</text:p>
          </table:table-cell>
          <table:table-cell office:value-type="string">
            <text:p>http://en.wikipedia.org/wiki/Il_Madone</text:p>
          </table:table-cell>
          <table:table-cell office:value-type="string">
            <text:p>Petre P. Carp</text:p>
          </table:table-cell>
          <table:table-cell office:value-type="string">
            <text:p>http://en.wikipedia.org/wiki/Petre_P._Carp</text:p>
          </table:table-cell>
          <table:table-cell office:value-type="string">
            <text:p>neither one seems to be in <text:s/>any way related</text:p>
          </table:table-cell>
          <table:table-cell office:value-type="string">
            <text:p>2</text:p>
          </table:table-cell>
          <table:table-cell table:number-columns-repeated="3"/>
          <table:table-cell table:formula="of:=CONCATENATE([.AB496];&quot;,&quot;;[.AC496];&quot;,&quot;; TEXT([.AK496];&quot;#&quot;))" office:value-type="string" office:string-value="RANDOM,LAU_ET_AL,2">
            <text:p>RANDOM,LAU_ET_AL,2</text:p>
          </table:table-cell>
        </table:table-row>
        <table:table-row table:style-name="ro1">
          <table:table-cell office:value-type="string">
            <text:p>2776AUC26DG6MMP2A5RFS0COMCF4B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8I4J3NAB6BF1O3T589T9TJFJVLSFD</text:p>
          </table:table-cell>
          <table:table-cell office:value-type="string">
            <text:p>AAE9H4ZIKQS37</text:p>
          </table:table-cell>
          <table:table-cell office:value-type="string">
            <text:p>Submitted</text:p>
          </table:table-cell>
          <table:table-cell office:value-type="string">
            <text:p>Thu Sep 13 06:44:12 GMT 2012</text:p>
          </table:table-cell>
          <table:table-cell office:value-type="string">
            <text:p>Thu Sep 13 06:44:17 GMT 2012</text:p>
          </table:table-cell>
          <table:table-cell office:value-type="string">
            <text:p>Wed Sep 19 23:44:17 PDT 2012</text:p>
          </table:table-cell>
          <table:table-cell table:number-columns-repeated="3"/>
          <table:table-cell office:value-type="string">
            <text:p>5</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Bill_Clinton_4:38.txt</text:p>
          </table:table-cell>
          <table:table-cell office:value-type="string">
            <text:p>We stood with those taking risks for peace: in Northern Ireland, where Catholic and Protestant children now tell their parents, violence must never return; in the Middle East, where Arabs and Jews who once seemed destined to fight forever now share knowledge and resources and even dreams.&lt;br/&gt;&lt;br/&gt;And we stood up for peace in Bosnia. Remember the skeletal prisoners, the mass graves, the campaign to rape and torture, the endless lines of refugees, the threat of a spreading war. All these threats, all these horrors have now begun to give way to the promise of peace. Now our troops and a strong NATO, together with our new partners from central Europe and elsewhere, are helping that peace to take hold.&lt;br/&gt;&lt;br/&gt;</text:p>
          </table:table-cell>
          <table:table-cell office:value-type="string">
            <text:p>Porter-Leath</text:p>
          </table:table-cell>
          <table:table-cell office:value-type="string">
            <text:p>http://en.wikipedia.org/wiki/Porter-Leath</text:p>
          </table:table-cell>
          <table:table-cell office:value-type="string">
            <text:p>Palestine 194</text:p>
          </table:table-cell>
          <table:table-cell office:value-type="string">
            <text:p>http://en.wikipedia.org/wiki/Palestine_194</text:p>
          </table:table-cell>
          <table:table-cell/>
          <table:table-cell office:value-type="string">
            <text:p>2</text:p>
          </table:table-cell>
          <table:table-cell table:number-columns-repeated="3"/>
          <table:table-cell table:formula="of:=CONCATENATE([.AB497];&quot;,&quot;;[.AC497];&quot;,&quot;; TEXT([.AK497];&quot;#&quot;))" office:value-type="string" office:string-value="LAU_ET_AL,EDA,2">
            <text:p>LAU_ET_AL,EDA,2</text:p>
          </table:table-cell>
        </table:table-row>
        <table:table-row table:style-name="ro1">
          <table:table-cell office:value-type="string">
            <text:p>2776AUC26DG6MMP2A5RFS0COMCF4B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F0B727M0IGFZQ16D86S3F4VO32DY2</text:p>
          </table:table-cell>
          <table:table-cell office:value-type="string">
            <text:p>AS809NPDW8VZ0</text:p>
          </table:table-cell>
          <table:table-cell office:value-type="string">
            <text:p>Submitted</text:p>
          </table:table-cell>
          <table:table-cell office:value-type="string">
            <text:p>Thu Sep 13 06:46:27 GMT 2012</text:p>
          </table:table-cell>
          <table:table-cell office:value-type="string">
            <text:p>Thu Sep 13 06:47:36 GMT 2012</text:p>
          </table:table-cell>
          <table:table-cell office:value-type="string">
            <text:p>Wed Sep 19 23:47:36 PDT 2012</text:p>
          </table:table-cell>
          <table:table-cell table:number-columns-repeated="3"/>
          <table:table-cell office:value-type="string">
            <text:p>69</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Bill_Clinton_4:38.txt</text:p>
          </table:table-cell>
          <table:table-cell office:value-type="string">
            <text:p>We stood with those taking risks for peace: in Northern Ireland, where Catholic and Protestant children now tell their parents, violence must never return; in the Middle East, where Arabs and Jews who once seemed destined to fight forever now share knowledge and resources and even dreams.&lt;br/&gt;&lt;br/&gt;And we stood up for peace in Bosnia. Remember the skeletal prisoners, the mass graves, the campaign to rape and torture, the endless lines of refugees, the threat of a spreading war. All these threats, all these horrors have now begun to give way to the promise of peace. Now our troops and a strong NATO, together with our new partners from central Europe and elsewhere, are helping that peace to take hold.&lt;br/&gt;&lt;br/&gt;</text:p>
          </table:table-cell>
          <table:table-cell office:value-type="string">
            <text:p>Porter-Leath</text:p>
          </table:table-cell>
          <table:table-cell office:value-type="string">
            <text:p>http://en.wikipedia.org/wiki/Porter-Leath</text:p>
          </table:table-cell>
          <table:table-cell office:value-type="string">
            <text:p>Palestine 194</text:p>
          </table:table-cell>
          <table:table-cell office:value-type="string">
            <text:p>http://en.wikipedia.org/wiki/Palestine_194</text:p>
          </table:table-cell>
          <table:table-cell/>
          <table:table-cell office:value-type="string">
            <text:p>1</text:p>
          </table:table-cell>
          <table:table-cell table:number-columns-repeated="3"/>
          <table:table-cell table:formula="of:=CONCATENATE([.AB498];&quot;,&quot;;[.AC498];&quot;,&quot;; TEXT([.AK498];&quot;#&quot;))" office:value-type="string" office:string-value="LAU_ET_AL,EDA,1">
            <text:p>LAU_ET_AL,EDA,1</text:p>
          </table:table-cell>
        </table:table-row>
        <table:table-row table:style-name="ro1">
          <table:table-cell office:value-type="string">
            <text:p>2776AUC26DG6MMP2A5RFS0COMCF4B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RAT3HVWAVKILBBOXCS7AZ99WW9FNK</text:p>
          </table:table-cell>
          <table:table-cell office:value-type="string">
            <text:p>A746183X8258H</text:p>
          </table:table-cell>
          <table:table-cell office:value-type="string">
            <text:p>Submitted</text:p>
          </table:table-cell>
          <table:table-cell office:value-type="string">
            <text:p>Thu Sep 13 05:55:51 GMT 2012</text:p>
          </table:table-cell>
          <table:table-cell office:value-type="string">
            <text:p>Thu Sep 13 05:57:03 GMT 2012</text:p>
          </table:table-cell>
          <table:table-cell office:value-type="string">
            <text:p>Wed Sep 19 22:57:03 PDT 2012</text:p>
          </table:table-cell>
          <table:table-cell table:number-columns-repeated="3"/>
          <table:table-cell office:value-type="string">
            <text:p>72</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Bill_Clinton_4:38.txt</text:p>
          </table:table-cell>
          <table:table-cell office:value-type="string">
            <text:p>We stood with those taking risks for peace: in Northern Ireland, where Catholic and Protestant children now tell their parents, violence must never return; in the Middle East, where Arabs and Jews who once seemed destined to fight forever now share knowledge and resources and even dreams.&lt;br/&gt;&lt;br/&gt;And we stood up for peace in Bosnia. Remember the skeletal prisoners, the mass graves, the campaign to rape and torture, the endless lines of refugees, the threat of a spreading war. All these threats, all these horrors have now begun to give way to the promise of peace. Now our troops and a strong NATO, together with our new partners from central Europe and elsewhere, are helping that peace to take hold.&lt;br/&gt;&lt;br/&gt;</text:p>
          </table:table-cell>
          <table:table-cell office:value-type="string">
            <text:p>Porter-Leath</text:p>
          </table:table-cell>
          <table:table-cell office:value-type="string">
            <text:p>http://en.wikipedia.org/wiki/Porter-Leath</text:p>
          </table:table-cell>
          <table:table-cell office:value-type="string">
            <text:p>Palestine 194</text:p>
          </table:table-cell>
          <table:table-cell office:value-type="string">
            <text:p>http://en.wikipedia.org/wiki/Palestine_194</text:p>
          </table:table-cell>
          <table:table-cell/>
          <table:table-cell office:value-type="string">
            <text:p>1</text:p>
          </table:table-cell>
          <table:table-cell table:number-columns-repeated="3"/>
          <table:table-cell table:formula="of:=CONCATENATE([.AB499];&quot;,&quot;;[.AC499];&quot;,&quot;; TEXT([.AK499];&quot;#&quot;))" office:value-type="string" office:string-value="LAU_ET_AL,EDA,1">
            <text:p>LAU_ET_AL,EDA,1</text:p>
          </table:table-cell>
        </table:table-row>
        <table:table-row table:style-name="ro1">
          <table:table-cell office:value-type="string">
            <text:p>2QG8TNKIMZSMKT3MZCFM8PGVHDDBY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AGUQIHPCGJ2SBPTA6WXP0JPV7P714</text:p>
          </table:table-cell>
          <table:table-cell office:value-type="string">
            <text:p>AAE9H4ZIKQS37</text:p>
          </table:table-cell>
          <table:table-cell office:value-type="string">
            <text:p>Submitted</text:p>
          </table:table-cell>
          <table:table-cell office:value-type="string">
            <text:p>Thu Sep 13 06:43:39 GMT 2012</text:p>
          </table:table-cell>
          <table:table-cell office:value-type="string">
            <text:p>Thu Sep 13 06:43:47 GMT 2012</text:p>
          </table:table-cell>
          <table:table-cell office:value-type="string">
            <text:p>Wed Sep 19 23:43:47 PDT 2012</text:p>
          </table:table-cell>
          <table:table-cell table:number-columns-repeated="3"/>
          <table:table-cell office:value-type="string">
            <text:p>8</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Herbert_Walker_Bush_4:16.txt</text:p>
          </table:table-cell>
          <table:table-cell office:value-type="string">
            <text:p>And finally, my immediate plan calls on Congress to give crucial help to people who own a home, to everyone who has a business or a farm or a single investment. This time, at this hour, I cannot take no for an answer. You must cut the capital gains tax on the people of our country. Never has an issue been more demagogued by its opponents. But the demagogs are wrong. They are wrong, and they know it. Sixty percent of the people who benefit from lower capital gains have incomes under $50,000. A cut in the capital gains tax increases jobs and helps just about everyone in our country. And so, I&amp;apos;m asking you to cut the capital gains tax to a maximum of 15.4 percent.&lt;br/&gt;&lt;br/&gt;I&amp;apos;ll tell you, those of you who say, ``Oh, no, someone who&amp;apos;s comfortable may benefit from that, you kind of remind me of the old definition of the Puritan who couldn&amp;apos;t sleep at night, worrying that somehow, someone somewhere was out having a good time. [Laughter] The opponents of this measure and those who have authored various so-called soak-the-rich bills that are floating around this Chamber should be reminded of something: When they aim at the big guy, they usually hit the little guy. And maybe it&amp;apos;s time that stopped.&lt;br/&gt;&lt;br/&gt;</text:p>
          </table:table-cell>
          <table:table-cell office:value-type="string">
            <text:p>Tariff</text:p>
          </table:table-cell>
          <table:table-cell office:value-type="string">
            <text:p>http://en.wikipedia.org/wiki/Tariff</text:p>
          </table:table-cell>
          <table:table-cell office:value-type="string">
            <text:p>Capital gains tax</text:p>
          </table:table-cell>
          <table:table-cell office:value-type="string">
            <text:p>http://en.wikipedia.org/wiki/Capital_gains_tax</text:p>
          </table:table-cell>
          <table:table-cell/>
          <table:table-cell office:value-type="string">
            <text:p>2</text:p>
          </table:table-cell>
          <table:table-cell table:number-columns-repeated="3"/>
          <table:table-cell table:formula="of:=CONCATENATE([.AB500];&quot;,&quot;;[.AC500];&quot;,&quot;; TEXT([.AK500];&quot;#&quot;))" office:value-type="string" office:string-value="LAU_ET_AL,EDA,2">
            <text:p>LAU_ET_AL,EDA,2</text:p>
          </table:table-cell>
        </table:table-row>
        <table:table-row table:style-name="ro1">
          <table:table-cell office:value-type="string">
            <text:p>2QG8TNKIMZSMKT3MZCFM8PGVHDDBY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F0B727M0IGFZQ16D86S3F4VO3UYDF</text:p>
          </table:table-cell>
          <table:table-cell office:value-type="string">
            <text:p>A997OZ3H2B3Q2</text:p>
          </table:table-cell>
          <table:table-cell office:value-type="string">
            <text:p>Submitted</text:p>
          </table:table-cell>
          <table:table-cell office:value-type="string">
            <text:p>Thu Sep 13 05:31:36 GMT 2012</text:p>
          </table:table-cell>
          <table:table-cell office:value-type="string">
            <text:p>Thu Sep 13 05:32:58 GMT 2012</text:p>
          </table:table-cell>
          <table:table-cell office:value-type="string">
            <text:p>Wed Sep 19 22:32:58 PDT 2012</text:p>
          </table:table-cell>
          <table:table-cell table:number-columns-repeated="3"/>
          <table:table-cell office:value-type="string">
            <text:p>82</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Herbert_Walker_Bush_4:16.txt</text:p>
          </table:table-cell>
          <table:table-cell office:value-type="string">
            <text:p>And finally, my immediate plan calls on Congress to give crucial help to people who own a home, to everyone who has a business or a farm or a single investment. This time, at this hour, I cannot take no for an answer. You must cut the capital gains tax on the people of our country. Never has an issue been more demagogued by its opponents. But the demagogs are wrong. They are wrong, and they know it. Sixty percent of the people who benefit from lower capital gains have incomes under $50,000. A cut in the capital gains tax increases jobs and helps just about everyone in our country. And so, I&amp;apos;m asking you to cut the capital gains tax to a maximum of 15.4 percent.&lt;br/&gt;&lt;br/&gt;I&amp;apos;ll tell you, those of you who say, ``Oh, no, someone who&amp;apos;s comfortable may benefit from that, you kind of remind me of the old definition of the Puritan who couldn&amp;apos;t sleep at night, worrying that somehow, someone somewhere was out having a good time. [Laughter] The opponents of this measure and those who have authored various so-called soak-the-rich bills that are floating around this Chamber should be reminded of something: When they aim at the big guy, they usually hit the little guy. And maybe it&amp;apos;s time that stopped.&lt;br/&gt;&lt;br/&gt;</text:p>
          </table:table-cell>
          <table:table-cell office:value-type="string">
            <text:p>Tariff</text:p>
          </table:table-cell>
          <table:table-cell office:value-type="string">
            <text:p>http://en.wikipedia.org/wiki/Tariff</text:p>
          </table:table-cell>
          <table:table-cell office:value-type="string">
            <text:p>Capital gains tax</text:p>
          </table:table-cell>
          <table:table-cell office:value-type="string">
            <text:p>http://en.wikipedia.org/wiki/Capital_gains_tax</text:p>
          </table:table-cell>
          <table:table-cell/>
          <table:table-cell office:value-type="string">
            <text:p>2</text:p>
          </table:table-cell>
          <table:table-cell table:number-columns-repeated="3"/>
          <table:table-cell table:formula="of:=CONCATENATE([.AB501];&quot;,&quot;;[.AC501];&quot;,&quot;; TEXT([.AK501];&quot;#&quot;))" office:value-type="string" office:string-value="LAU_ET_AL,EDA,2">
            <text:p>LAU_ET_AL,EDA,2</text:p>
          </table:table-cell>
        </table:table-row>
        <table:table-row table:style-name="ro1">
          <table:table-cell office:value-type="string">
            <text:p>2QG8TNKIMZSMKT3MZCFM8PGVHDDBY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FTY7QEOZFYQ7A0X0WFF5RDSAXJFI8</text:p>
          </table:table-cell>
          <table:table-cell office:value-type="string">
            <text:p>A31ALYJKPKD09W</text:p>
          </table:table-cell>
          <table:table-cell office:value-type="string">
            <text:p>Submitted</text:p>
          </table:table-cell>
          <table:table-cell office:value-type="string">
            <text:p>Thu Sep 13 06:42:26 GMT 2012</text:p>
          </table:table-cell>
          <table:table-cell office:value-type="string">
            <text:p>Thu Sep 13 06:42:42 GMT 2012</text:p>
          </table:table-cell>
          <table:table-cell office:value-type="string">
            <text:p>Wed Sep 19 23:42:42 PDT 2012</text:p>
          </table:table-cell>
          <table:table-cell table:number-columns-repeated="3"/>
          <table:table-cell office:value-type="string">
            <text:p>16</text:p>
          </table:table-cell>
          <table:table-cell office:value-type="string">
            <text:p>100% (294/295)</text:p>
          </table:table-cell>
          <table:table-cell office:value-type="string">
            <text:p>100% (62/62)</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Herbert_Walker_Bush_4:16.txt</text:p>
          </table:table-cell>
          <table:table-cell office:value-type="string">
            <text:p>And finally, my immediate plan calls on Congress to give crucial help to people who own a home, to everyone who has a business or a farm or a single investment. This time, at this hour, I cannot take no for an answer. You must cut the capital gains tax on the people of our country. Never has an issue been more demagogued by its opponents. But the demagogs are wrong. They are wrong, and they know it. Sixty percent of the people who benefit from lower capital gains have incomes under $50,000. A cut in the capital gains tax increases jobs and helps just about everyone in our country. And so, I&amp;apos;m asking you to cut the capital gains tax to a maximum of 15.4 percent.&lt;br/&gt;&lt;br/&gt;I&amp;apos;ll tell you, those of you who say, ``Oh, no, someone who&amp;apos;s comfortable may benefit from that, you kind of remind me of the old definition of the Puritan who couldn&amp;apos;t sleep at night, worrying that somehow, someone somewhere was out having a good time. [Laughter] The opponents of this measure and those who have authored various so-called soak-the-rich bills that are floating around this Chamber should be reminded of something: When they aim at the big guy, they usually hit the little guy. And maybe it&amp;apos;s time that stopped.&lt;br/&gt;&lt;br/&gt;</text:p>
          </table:table-cell>
          <table:table-cell office:value-type="string">
            <text:p>Tariff</text:p>
          </table:table-cell>
          <table:table-cell office:value-type="string">
            <text:p>http://en.wikipedia.org/wiki/Tariff</text:p>
          </table:table-cell>
          <table:table-cell office:value-type="string">
            <text:p>Capital gains tax</text:p>
          </table:table-cell>
          <table:table-cell office:value-type="string">
            <text:p>http://en.wikipedia.org/wiki/Capital_gains_tax</text:p>
          </table:table-cell>
          <table:table-cell/>
          <table:table-cell office:value-type="string">
            <text:p>2</text:p>
          </table:table-cell>
          <table:table-cell table:number-columns-repeated="3"/>
          <table:table-cell table:formula="of:=CONCATENATE([.AB502];&quot;,&quot;;[.AC502];&quot;,&quot;; TEXT([.AK502];&quot;#&quot;))" office:value-type="string" office:string-value="LAU_ET_AL,EDA,2">
            <text:p>LAU_ET_AL,EDA,2</text:p>
          </table:table-cell>
        </table:table-row>
        <table:table-row table:style-name="ro1">
          <table:table-cell office:value-type="string">
            <text:p>2QH6KW4ZMAZHW0FQM0ROVNVRJBFH8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RQ5PQJQ9OPL060C1WIXO8KCUELY0M</text:p>
          </table:table-cell>
          <table:table-cell office:value-type="string">
            <text:p>A2W2ZEI7WUASOW</text:p>
          </table:table-cell>
          <table:table-cell office:value-type="string">
            <text:p>Submitted</text:p>
          </table:table-cell>
          <table:table-cell office:value-type="string">
            <text:p>Thu Sep 13 05:30:01 GMT 2012</text:p>
          </table:table-cell>
          <table:table-cell office:value-type="string">
            <text:p>Thu Sep 13 05:30:12 GMT 2012</text:p>
          </table:table-cell>
          <table:table-cell office:value-type="string">
            <text:p>Wed Sep 19 22:30:12 PDT 2012</text:p>
          </table:table-cell>
          <table:table-cell table:number-columns-repeated="3"/>
          <table:table-cell office:value-type="string">
            <text:p>11</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ndrew_Jackson_3:21.txt</text:p>
          </table:table-cell>
          <table:table-cell office:value-type="string">
            <text:p>Among the happiest effects of the improved relations of our Republic has been an increase of trade, producing a corresponding increase of revenue beyond the most sanguine anticipations of the Treasury Department.&lt;br/&gt;&lt;br/&gt;The state of the public finances will be fully shown by the Secretary of the Treasury in the report which he will presently lay before you. I will here, however, congratulate you upon their prosperous condition. The revenue received in the present year will not fall short of $27,700,000, and the expenditures for all objects other than the public debt will not exceed $14,700,000. The payment on account of the principal and interest of the debt during the year will exceed $16,500,000, a greater sum than has been applied to that object out of the revenue in any year since the enlargement of the sinking fund except the two years following immediately there after. The amount which will have been applied to the public debt from [1829-03-04] to [1832-01-01], which is less than three years since the Administration has been placed in my hands, will exceed $40,000,000.&lt;br/&gt;&lt;br/&gt;</text:p>
          </table:table-cell>
          <table:table-cell office:value-type="string">
            <text:p>United States public debt</text:p>
          </table:table-cell>
          <table:table-cell office:value-type="string">
            <text:p>http://en.wikipedia.org/wiki/United_States_public_debt</text:p>
          </table:table-cell>
          <table:table-cell office:value-type="string">
            <text:p>Debt</text:p>
          </table:table-cell>
          <table:table-cell office:value-type="string">
            <text:p>http://en.wikipedia.org/wiki/Debt</text:p>
          </table:table-cell>
          <table:table-cell/>
          <table:table-cell office:value-type="string">
            <text:p>1</text:p>
          </table:table-cell>
          <table:table-cell table:number-columns-repeated="3"/>
          <table:table-cell table:formula="of:=CONCATENATE([.AB503];&quot;,&quot;;[.AC503];&quot;,&quot;; TEXT([.AK503];&quot;#&quot;))" office:value-type="string" office:string-value="EDA,LAU_ET_AL,1">
            <text:p>EDA,LAU_ET_AL,1</text:p>
          </table:table-cell>
        </table:table-row>
        <table:table-row table:style-name="ro1">
          <table:table-cell office:value-type="string">
            <text:p>2QH6KW4ZMAZHW0FQM0ROVNVRJBFH8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U4CVLL3CA331QYUXE39VQU73CPZ9W</text:p>
          </table:table-cell>
          <table:table-cell office:value-type="string">
            <text:p>A1UNZTSLGW77HK</text:p>
          </table:table-cell>
          <table:table-cell office:value-type="string">
            <text:p>Submitted</text:p>
          </table:table-cell>
          <table:table-cell office:value-type="string">
            <text:p>Thu Sep 13 06:38:55 GMT 2012</text:p>
          </table:table-cell>
          <table:table-cell office:value-type="string">
            <text:p>Thu Sep 13 06:39:05 GMT 2012</text:p>
          </table:table-cell>
          <table:table-cell office:value-type="string">
            <text:p>Wed Sep 19 23:39:05 PDT 2012</text:p>
          </table:table-cell>
          <table:table-cell table:number-columns-repeated="3"/>
          <table:table-cell office:value-type="string">
            <text:p>10</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ndrew_Jackson_3:21.txt</text:p>
          </table:table-cell>
          <table:table-cell office:value-type="string">
            <text:p>Among the happiest effects of the improved relations of our Republic has been an increase of trade, producing a corresponding increase of revenue beyond the most sanguine anticipations of the Treasury Department.&lt;br/&gt;&lt;br/&gt;The state of the public finances will be fully shown by the Secretary of the Treasury in the report which he will presently lay before you. I will here, however, congratulate you upon their prosperous condition. The revenue received in the present year will not fall short of $27,700,000, and the expenditures for all objects other than the public debt will not exceed $14,700,000. The payment on account of the principal and interest of the debt during the year will exceed $16,500,000, a greater sum than has been applied to that object out of the revenue in any year since the enlargement of the sinking fund except the two years following immediately there after. The amount which will have been applied to the public debt from [1829-03-04] to [1832-01-01], which is less than three years since the Administration has been placed in my hands, will exceed $40,000,000.&lt;br/&gt;&lt;br/&gt;</text:p>
          </table:table-cell>
          <table:table-cell office:value-type="string">
            <text:p>United States public debt</text:p>
          </table:table-cell>
          <table:table-cell office:value-type="string">
            <text:p>http://en.wikipedia.org/wiki/United_States_public_debt</text:p>
          </table:table-cell>
          <table:table-cell office:value-type="string">
            <text:p>Debt</text:p>
          </table:table-cell>
          <table:table-cell office:value-type="string">
            <text:p>http://en.wikipedia.org/wiki/Debt</text:p>
          </table:table-cell>
          <table:table-cell/>
          <table:table-cell office:value-type="string">
            <text:p>1</text:p>
          </table:table-cell>
          <table:table-cell table:number-columns-repeated="3"/>
          <table:table-cell table:formula="of:=CONCATENATE([.AB504];&quot;,&quot;;[.AC504];&quot;,&quot;; TEXT([.AK504];&quot;#&quot;))" office:value-type="string" office:string-value="EDA,LAU_ET_AL,1">
            <text:p>EDA,LAU_ET_AL,1</text:p>
          </table:table-cell>
        </table:table-row>
        <table:table-row table:style-name="ro1">
          <table:table-cell office:value-type="string">
            <text:p>2QH6KW4ZMAZHW0FQM0ROVNVRJBFH8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USCOK2JE1M74T8ES1N6WZAC6JLNUO</text:p>
          </table:table-cell>
          <table:table-cell office:value-type="string">
            <text:p>A1Q6SWDM7R58DU</text:p>
          </table:table-cell>
          <table:table-cell office:value-type="string">
            <text:p>Submitted</text:p>
          </table:table-cell>
          <table:table-cell office:value-type="string">
            <text:p>Thu Sep 13 05:27:20 GMT 2012</text:p>
          </table:table-cell>
          <table:table-cell office:value-type="string">
            <text:p>Thu Sep 13 05:27:56 GMT 2012</text:p>
          </table:table-cell>
          <table:table-cell office:value-type="string">
            <text:p>Wed Sep 19 22:27:56 PDT 2012</text:p>
          </table:table-cell>
          <table:table-cell table:number-columns-repeated="3"/>
          <table:table-cell office:value-type="string">
            <text:p>36</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ndrew_Jackson_3:21.txt</text:p>
          </table:table-cell>
          <table:table-cell office:value-type="string">
            <text:p>Among the happiest effects of the improved relations of our Republic has been an increase of trade, producing a corresponding increase of revenue beyond the most sanguine anticipations of the Treasury Department.&lt;br/&gt;&lt;br/&gt;The state of the public finances will be fully shown by the Secretary of the Treasury in the report which he will presently lay before you. I will here, however, congratulate you upon their prosperous condition. The revenue received in the present year will not fall short of $27,700,000, and the expenditures for all objects other than the public debt will not exceed $14,700,000. The payment on account of the principal and interest of the debt during the year will exceed $16,500,000, a greater sum than has been applied to that object out of the revenue in any year since the enlargement of the sinking fund except the two years following immediately there after. The amount which will have been applied to the public debt from [1829-03-04] to [1832-01-01], which is less than three years since the Administration has been placed in my hands, will exceed $40,000,000.&lt;br/&gt;&lt;br/&gt;</text:p>
          </table:table-cell>
          <table:table-cell office:value-type="string">
            <text:p>United States public debt</text:p>
          </table:table-cell>
          <table:table-cell office:value-type="string">
            <text:p>http://en.wikipedia.org/wiki/United_States_public_debt</text:p>
          </table:table-cell>
          <table:table-cell office:value-type="string">
            <text:p>Debt</text:p>
          </table:table-cell>
          <table:table-cell office:value-type="string">
            <text:p>http://en.wikipedia.org/wiki/Debt</text:p>
          </table:table-cell>
          <table:table-cell/>
          <table:table-cell office:value-type="string">
            <text:p>1</text:p>
          </table:table-cell>
          <table:table-cell table:number-columns-repeated="3"/>
          <table:table-cell table:formula="of:=CONCATENATE([.AB505];&quot;,&quot;;[.AC505];&quot;,&quot;; TEXT([.AK505];&quot;#&quot;))" office:value-type="string" office:string-value="EDA,LAU_ET_AL,1">
            <text:p>EDA,LAU_ET_AL,1</text:p>
          </table:table-cell>
        </table:table-row>
        <table:table-row table:style-name="ro1">
          <table:table-cell office:value-type="string">
            <text:p>28185OZIZEHMPJDRVYH5MWPXN7HBZ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9NXX2Q45UUK5XMLUSN1VS8OMF1SAT</text:p>
          </table:table-cell>
          <table:table-cell office:value-type="string">
            <text:p>A20GSC7RIS8188</text:p>
          </table:table-cell>
          <table:table-cell office:value-type="string">
            <text:p>Submitted</text:p>
          </table:table-cell>
          <table:table-cell office:value-type="string">
            <text:p>Thu Sep 13 05:26:06 GMT 2012</text:p>
          </table:table-cell>
          <table:table-cell office:value-type="string">
            <text:p>Thu Sep 13 05:26:50 GMT 2012</text:p>
          </table:table-cell>
          <table:table-cell office:value-type="string">
            <text:p>Wed Sep 19 22:26:50 PDT 2012</text:p>
          </table:table-cell>
          <table:table-cell table:number-columns-repeated="3"/>
          <table:table-cell office:value-type="string">
            <text:p>44</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Benjamin_Harrison_1:69.txt</text:p>
          </table:table-cell>
          <table:table-cell office:value-type="string">
            <text:p>I recommend that such appropriations be made for ocean mail service in American steamships between our ports and those of Central and South America, China, Japan, and the important islands in both of the great oceans as will be liberally remunerative for the service rendered and as will encourage the establishment and in some fair degree equalize the chances of American steamship lines in the competitions which they must meet. That the American States lying south of us will cordially cooperate in establishing and maintaining such lines of steamships to their principal ports I do not doubt.&lt;br/&gt;&lt;br/&gt;We should also make provision for a naval reserve to consist of such merchant ships of American construction and of a specified tonnage and speed as the owners will consent to place at the use of the Government in case of need as armed cruisers. England has adopted this policy, and as a result can now upon necessity at once place upon her naval list some of the fastest steamships in the world. A proper supervision of the construction of such vessels would make their conversion into effective ships of war very easy.&lt;br/&gt;&lt;br/&gt;</text:p>
          </table:table-cell>
          <table:table-cell office:value-type="string">
            <text:p>UK Immigration Service</text:p>
          </table:table-cell>
          <table:table-cell office:value-type="string">
            <text:p>http://en.wikipedia.org/wiki/UK_Immigration_Service</text:p>
          </table:table-cell>
          <table:table-cell office:value-type="string">
            <text:p>Edmund Wragge</text:p>
          </table:table-cell>
          <table:table-cell office:value-type="string">
            <text:p>http://en.wikipedia.org/wiki/Edmund_Wragge</text:p>
          </table:table-cell>
          <table:table-cell/>
          <table:table-cell office:value-type="string">
            <text:p>1</text:p>
          </table:table-cell>
          <table:table-cell table:number-columns-repeated="3"/>
          <table:table-cell table:formula="of:=CONCATENATE([.AB506];&quot;,&quot;;[.AC506];&quot;,&quot;; TEXT([.AK506];&quot;#&quot;))" office:value-type="string" office:string-value="EDA,LAU_ET_AL,1">
            <text:p>EDA,LAU_ET_AL,1</text:p>
          </table:table-cell>
        </table:table-row>
        <table:table-row table:style-name="ro1">
          <table:table-cell office:value-type="string">
            <text:p>28185OZIZEHMPJDRVYH5MWPXN7HBZ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UEN9U8P9Y3885K2PDJU6IM0P8GFWE</text:p>
          </table:table-cell>
          <table:table-cell office:value-type="string">
            <text:p>A1UNZTSLGW77HK</text:p>
          </table:table-cell>
          <table:table-cell office:value-type="string">
            <text:p>Submitted</text:p>
          </table:table-cell>
          <table:table-cell office:value-type="string">
            <text:p>Thu Sep 13 06:38:01 GMT 2012</text:p>
          </table:table-cell>
          <table:table-cell office:value-type="string">
            <text:p>Thu Sep 13 06:38:25 GMT 2012</text:p>
          </table:table-cell>
          <table:table-cell office:value-type="string">
            <text:p>Wed Sep 19 23:38:25 PDT 2012</text:p>
          </table:table-cell>
          <table:table-cell table:number-columns-repeated="3"/>
          <table:table-cell office:value-type="string">
            <text:p>24</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Benjamin_Harrison_1:69.txt</text:p>
          </table:table-cell>
          <table:table-cell office:value-type="string">
            <text:p>I recommend that such appropriations be made for ocean mail service in American steamships between our ports and those of Central and South America, China, Japan, and the important islands in both of the great oceans as will be liberally remunerative for the service rendered and as will encourage the establishment and in some fair degree equalize the chances of American steamship lines in the competitions which they must meet. That the American States lying south of us will cordially cooperate in establishing and maintaining such lines of steamships to their principal ports I do not doubt.&lt;br/&gt;&lt;br/&gt;We should also make provision for a naval reserve to consist of such merchant ships of American construction and of a specified tonnage and speed as the owners will consent to place at the use of the Government in case of need as armed cruisers. England has adopted this policy, and as a result can now upon necessity at once place upon her naval list some of the fastest steamships in the world. A proper supervision of the construction of such vessels would make their conversion into effective ships of war very easy.&lt;br/&gt;&lt;br/&gt;</text:p>
          </table:table-cell>
          <table:table-cell office:value-type="string">
            <text:p>UK Immigration Service</text:p>
          </table:table-cell>
          <table:table-cell office:value-type="string">
            <text:p>http://en.wikipedia.org/wiki/UK_Immigration_Service</text:p>
          </table:table-cell>
          <table:table-cell office:value-type="string">
            <text:p>Edmund Wragge</text:p>
          </table:table-cell>
          <table:table-cell office:value-type="string">
            <text:p>http://en.wikipedia.org/wiki/Edmund_Wragge</text:p>
          </table:table-cell>
          <table:table-cell/>
          <table:table-cell office:value-type="string">
            <text:p>2</text:p>
          </table:table-cell>
          <table:table-cell table:number-columns-repeated="3"/>
          <table:table-cell table:formula="of:=CONCATENATE([.AB507];&quot;,&quot;;[.AC507];&quot;,&quot;; TEXT([.AK507];&quot;#&quot;))" office:value-type="string" office:string-value="EDA,LAU_ET_AL,2">
            <text:p>EDA,LAU_ET_AL,2</text:p>
          </table:table-cell>
        </table:table-row>
        <table:table-row table:style-name="ro1">
          <table:table-cell office:value-type="string">
            <text:p>28185OZIZEHMPJDRVYH5MWPXN7HBZ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7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7 GMT 2012</text:p>
          </table:table-cell>
          <table:table-cell table:number-columns-repeated="2"/>
          <table:table-cell office:value-type="string">
            <text:p>2VNWJ5OPB0YVV8W3T627MP9U9GA5XG</text:p>
          </table:table-cell>
          <table:table-cell office:value-type="string">
            <text:p>AAE9H4ZIKQS37</text:p>
          </table:table-cell>
          <table:table-cell office:value-type="string">
            <text:p>Submitted</text:p>
          </table:table-cell>
          <table:table-cell office:value-type="string">
            <text:p>Thu Sep 13 06:45:34 GMT 2012</text:p>
          </table:table-cell>
          <table:table-cell office:value-type="string">
            <text:p>Thu Sep 13 06:45:54 GMT 2012</text:p>
          </table:table-cell>
          <table:table-cell office:value-type="string">
            <text:p>Wed Sep 19 23:45:54 PDT 2012</text:p>
          </table:table-cell>
          <table:table-cell table:number-columns-repeated="3"/>
          <table:table-cell office:value-type="string">
            <text:p>20</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Benjamin_Harrison_1:69.txt</text:p>
          </table:table-cell>
          <table:table-cell office:value-type="string">
            <text:p>I recommend that such appropriations be made for ocean mail service in American steamships between our ports and those of Central and South America, China, Japan, and the important islands in both of the great oceans as will be liberally remunerative for the service rendered and as will encourage the establishment and in some fair degree equalize the chances of American steamship lines in the competitions which they must meet. That the American States lying south of us will cordially cooperate in establishing and maintaining such lines of steamships to their principal ports I do not doubt.&lt;br/&gt;&lt;br/&gt;We should also make provision for a naval reserve to consist of such merchant ships of American construction and of a specified tonnage and speed as the owners will consent to place at the use of the Government in case of need as armed cruisers. England has adopted this policy, and as a result can now upon necessity at once place upon her naval list some of the fastest steamships in the world. A proper supervision of the construction of such vessels would make their conversion into effective ships of war very easy.&lt;br/&gt;&lt;br/&gt;</text:p>
          </table:table-cell>
          <table:table-cell office:value-type="string">
            <text:p>UK Immigration Service</text:p>
          </table:table-cell>
          <table:table-cell office:value-type="string">
            <text:p>http://en.wikipedia.org/wiki/UK_Immigration_Service</text:p>
          </table:table-cell>
          <table:table-cell office:value-type="string">
            <text:p>Edmund Wragge</text:p>
          </table:table-cell>
          <table:table-cell office:value-type="string">
            <text:p>http://en.wikipedia.org/wiki/Edmund_Wragge</text:p>
          </table:table-cell>
          <table:table-cell/>
          <table:table-cell office:value-type="string">
            <text:p>2</text:p>
          </table:table-cell>
          <table:table-cell table:number-columns-repeated="3"/>
          <table:table-cell table:formula="of:=CONCATENATE([.AB508];&quot;,&quot;;[.AC508];&quot;,&quot;; TEXT([.AK508];&quot;#&quot;))" office:value-type="string" office:string-value="EDA,LAU_ET_AL,2">
            <text:p>EDA,LAU_ET_AL,2</text:p>
          </table:table-cell>
        </table:table-row>
        <table:table-row table:style-name="ro1">
          <table:table-cell office:value-type="string">
            <text:p>2JV5NQYN5F3QFS4A08DNKWYB6JBC8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8 GMT 2012</text:p>
          </table:table-cell>
          <table:table-cell table:number-columns-repeated="2"/>
          <table:table-cell office:value-type="string">
            <text:p>29NXX2Q45UUK5XMLUSN1VS8OMF9SA1</text:p>
          </table:table-cell>
          <table:table-cell office:value-type="string">
            <text:p>A31ALYJKPKD09W</text:p>
          </table:table-cell>
          <table:table-cell office:value-type="string">
            <text:p>Submitted</text:p>
          </table:table-cell>
          <table:table-cell office:value-type="string">
            <text:p>Thu Sep 13 06:52:52 GMT 2012</text:p>
          </table:table-cell>
          <table:table-cell office:value-type="string">
            <text:p>Thu Sep 13 06:53:03 GMT 2012</text:p>
          </table:table-cell>
          <table:table-cell office:value-type="string">
            <text:p>Wed Sep 19 23:53:03 PDT 2012</text:p>
          </table:table-cell>
          <table:table-cell table:number-columns-repeated="3"/>
          <table:table-cell office:value-type="string">
            <text:p>11</text:p>
          </table:table-cell>
          <table:table-cell office:value-type="string">
            <text:p>100% (294/295)</text:p>
          </table:table-cell>
          <table:table-cell office:value-type="string">
            <text:p>100% (62/62)</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ohn_Quincy_Adams_2:21.txt</text:p>
          </table:table-cell>
          <table:table-cell office:value-type="string">
            <text:p>There is perhaps no part of the exercise of the constitutional powers of the Federal Government which has given more general satisfaction to the people of the Union than this. The system has not been thus vigorously introduced and hitherto sustained to be now departed from or abandoned. In continuing to provide for the gradual increase of the Navy it may not be necessary or expedient to add for the present any more to the number of our ships; but should you deem it advisable to continue the yearly appropriation of $0.5M to the same objects, it may be profitably expended in a providing a supply of timber to be seasoned and other materials for future use in the construction of docks or in laying the foundations of a school for naval education, as to the wisdom of Congress either of those measures may appear to claim the preference.&lt;br/&gt;&lt;br/&gt;Of the small portions of this Navy engaged in actual service during the peace, squadrons have continued to be maintained in the Pacific Ocean, in the West India seas, and in the Mediterranean, to which has been added a small armament to cruise on the eastern coast of South America. In all they have afforded protection to our commerce, have contributed to make our country advantageously known to foreign nations, have honorably employed multitudes of our sea men in the service of their country, and have inured numbers of youths of the rising generation to lives of manly hardihood and of nautical experience and skill.&lt;br/&gt;&lt;br/&gt;</text:p>
          </table:table-cell>
          <table:table-cell office:value-type="string">
            <text:p>History of the English fiscal system</text:p>
          </table:table-cell>
          <table:table-cell office:value-type="string">
            <text:p>http://en.wikipedia.org/wiki/History_of_the_English_fiscal_system</text:p>
          </table:table-cell>
          <table:table-cell office:value-type="string">
            <text:p>The Sullivans</text:p>
          </table:table-cell>
          <table:table-cell office:value-type="string">
            <text:p>http://en.wikipedia.org/wiki/The_Sullivans</text:p>
          </table:table-cell>
          <table:table-cell/>
          <table:table-cell office:value-type="string">
            <text:p>1</text:p>
          </table:table-cell>
          <table:table-cell table:number-columns-repeated="3"/>
          <table:table-cell table:formula="of:=CONCATENATE([.AB509];&quot;,&quot;;[.AC509];&quot;,&quot;; TEXT([.AK509];&quot;#&quot;))" office:value-type="string" office:string-value="EDA,LAU_ET_AL,1">
            <text:p>EDA,LAU_ET_AL,1</text:p>
          </table:table-cell>
        </table:table-row>
        <table:table-row table:style-name="ro1">
          <table:table-cell office:value-type="string">
            <text:p>2JV5NQYN5F3QFS4A08DNKWYB6JBC8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8 GMT 2012</text:p>
          </table:table-cell>
          <table:table-cell table:number-columns-repeated="2"/>
          <table:table-cell office:value-type="string">
            <text:p>2HUJENLVWJ5O4KO32QQ86MWBDTC0SX</text:p>
          </table:table-cell>
          <table:table-cell office:value-type="string">
            <text:p>A2GUIVDVJOBF5L</text:p>
          </table:table-cell>
          <table:table-cell office:value-type="string">
            <text:p>Submitted</text:p>
          </table:table-cell>
          <table:table-cell office:value-type="string">
            <text:p>Thu Sep 13 09:37:50 GMT 2012</text:p>
          </table:table-cell>
          <table:table-cell office:value-type="string">
            <text:p>Thu Sep 13 09:37:57 GMT 2012</text:p>
          </table:table-cell>
          <table:table-cell office:value-type="string">
            <text:p>Thu Sep 20 02:37:57 PDT 2012</text:p>
          </table:table-cell>
          <table:table-cell table:number-columns-repeated="3"/>
          <table:table-cell office:value-type="string">
            <text:p>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ohn_Quincy_Adams_2:21.txt</text:p>
          </table:table-cell>
          <table:table-cell office:value-type="string">
            <text:p>There is perhaps no part of the exercise of the constitutional powers of the Federal Government which has given more general satisfaction to the people of the Union than this. The system has not been thus vigorously introduced and hitherto sustained to be now departed from or abandoned. In continuing to provide for the gradual increase of the Navy it may not be necessary or expedient to add for the present any more to the number of our ships; but should you deem it advisable to continue the yearly appropriation of $0.5M to the same objects, it may be profitably expended in a providing a supply of timber to be seasoned and other materials for future use in the construction of docks or in laying the foundations of a school for naval education, as to the wisdom of Congress either of those measures may appear to claim the preference.&lt;br/&gt;&lt;br/&gt;Of the small portions of this Navy engaged in actual service during the peace, squadrons have continued to be maintained in the Pacific Ocean, in the West India seas, and in the Mediterranean, to which has been added a small armament to cruise on the eastern coast of South America. In all they have afforded protection to our commerce, have contributed to make our country advantageously known to foreign nations, have honorably employed multitudes of our sea men in the service of their country, and have inured numbers of youths of the rising generation to lives of manly hardihood and of nautical experience and skill.&lt;br/&gt;&lt;br/&gt;</text:p>
          </table:table-cell>
          <table:table-cell office:value-type="string">
            <text:p>History of the English fiscal system</text:p>
          </table:table-cell>
          <table:table-cell office:value-type="string">
            <text:p>http://en.wikipedia.org/wiki/History_of_the_English_fiscal_system</text:p>
          </table:table-cell>
          <table:table-cell office:value-type="string">
            <text:p>The Sullivans</text:p>
          </table:table-cell>
          <table:table-cell office:value-type="string">
            <text:p>http://en.wikipedia.org/wiki/The_Sullivans</text:p>
          </table:table-cell>
          <table:table-cell/>
          <table:table-cell office:value-type="string">
            <text:p>2</text:p>
          </table:table-cell>
          <table:table-cell table:number-columns-repeated="3"/>
          <table:table-cell table:formula="of:=CONCATENATE([.AB510];&quot;,&quot;;[.AC510];&quot;,&quot;; TEXT([.AK510];&quot;#&quot;))" office:value-type="string" office:string-value="EDA,LAU_ET_AL,2">
            <text:p>EDA,LAU_ET_AL,2</text:p>
          </table:table-cell>
        </table:table-row>
        <table:table-row table:style-name="ro1">
          <table:table-cell office:value-type="string">
            <text:p>2JV5NQYN5F3QFS4A08DNKWYB6JBC8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8 GMT 2012</text:p>
          </table:table-cell>
          <table:table-cell table:number-columns-repeated="2"/>
          <table:table-cell office:value-type="string">
            <text:p>2MB011K274J7OTE1DBZNC6UXLRJCEK</text:p>
          </table:table-cell>
          <table:table-cell office:value-type="string">
            <text:p>AAE9H4ZIKQS37</text:p>
          </table:table-cell>
          <table:table-cell office:value-type="string">
            <text:p>Submitted</text:p>
          </table:table-cell>
          <table:table-cell office:value-type="string">
            <text:p>Thu Sep 13 06:30:56 GMT 2012</text:p>
          </table:table-cell>
          <table:table-cell office:value-type="string">
            <text:p>Thu Sep 13 06:31:04 GMT 2012</text:p>
          </table:table-cell>
          <table:table-cell office:value-type="string">
            <text:p>Wed Sep 19 23:31:04 PDT 2012</text:p>
          </table:table-cell>
          <table:table-cell table:number-columns-repeated="3"/>
          <table:table-cell office:value-type="string">
            <text:p>8</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ohn_Quincy_Adams_2:21.txt</text:p>
          </table:table-cell>
          <table:table-cell office:value-type="string">
            <text:p>There is perhaps no part of the exercise of the constitutional powers of the Federal Government which has given more general satisfaction to the people of the Union than this. The system has not been thus vigorously introduced and hitherto sustained to be now departed from or abandoned. In continuing to provide for the gradual increase of the Navy it may not be necessary or expedient to add for the present any more to the number of our ships; but should you deem it advisable to continue the yearly appropriation of $0.5M to the same objects, it may be profitably expended in a providing a supply of timber to be seasoned and other materials for future use in the construction of docks or in laying the foundations of a school for naval education, as to the wisdom of Congress either of those measures may appear to claim the preference.&lt;br/&gt;&lt;br/&gt;Of the small portions of this Navy engaged in actual service during the peace, squadrons have continued to be maintained in the Pacific Ocean, in the West India seas, and in the Mediterranean, to which has been added a small armament to cruise on the eastern coast of South America. In all they have afforded protection to our commerce, have contributed to make our country advantageously known to foreign nations, have honorably employed multitudes of our sea men in the service of their country, and have inured numbers of youths of the rising generation to lives of manly hardihood and of nautical experience and skill.&lt;br/&gt;&lt;br/&gt;</text:p>
          </table:table-cell>
          <table:table-cell office:value-type="string">
            <text:p>History of the English fiscal system</text:p>
          </table:table-cell>
          <table:table-cell office:value-type="string">
            <text:p>http://en.wikipedia.org/wiki/History_of_the_English_fiscal_system</text:p>
          </table:table-cell>
          <table:table-cell office:value-type="string">
            <text:p>The Sullivans</text:p>
          </table:table-cell>
          <table:table-cell office:value-type="string">
            <text:p>http://en.wikipedia.org/wiki/The_Sullivans</text:p>
          </table:table-cell>
          <table:table-cell/>
          <table:table-cell office:value-type="string">
            <text:p>1</text:p>
          </table:table-cell>
          <table:table-cell table:number-columns-repeated="3"/>
          <table:table-cell table:formula="of:=CONCATENATE([.AB511];&quot;,&quot;;[.AC511];&quot;,&quot;; TEXT([.AK511];&quot;#&quot;))" office:value-type="string" office:string-value="EDA,LAU_ET_AL,1">
            <text:p>EDA,LAU_ET_AL,1</text:p>
          </table:table-cell>
        </table:table-row>
        <table:table-row table:style-name="ro1">
          <table:table-cell office:value-type="string">
            <text:p>2H1PPSI2KYEP01DCCUCMEWJ3QKCRL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8 GMT 2012</text:p>
          </table:table-cell>
          <table:table-cell table:number-columns-repeated="2"/>
          <table:table-cell office:value-type="string">
            <text:p>2GG33FDEY5COB99LY9U8KRFLILZ1SI</text:p>
          </table:table-cell>
          <table:table-cell office:value-type="string">
            <text:p>A3H91IK5ZBIBYN</text:p>
          </table:table-cell>
          <table:table-cell office:value-type="string">
            <text:p>Submitted</text:p>
          </table:table-cell>
          <table:table-cell office:value-type="string">
            <text:p>Thu Sep 13 06:05:29 GMT 2012</text:p>
          </table:table-cell>
          <table:table-cell office:value-type="string">
            <text:p>Thu Sep 13 06:13:25 GMT 2012</text:p>
          </table:table-cell>
          <table:table-cell office:value-type="string">
            <text:p>Wed Sep 19 23:13:25 PDT 2012</text:p>
          </table:table-cell>
          <table:table-cell table:number-columns-repeated="3"/>
          <table:table-cell office:value-type="string">
            <text:p>476</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braham_Lincoln_3:22.txt</text:p>
          </table:table-cell>
          <table:table-cell office:value-type="string">
            <text:p>The measures provided at your last session for the removal of certain Indian tribes have been carried into effect. Sundry treaties have been negotiated, which will in due time be submitted for the constitutional action of the Senate. They contain stipulations for extinguishing the possessory rights of the Indians to large and valuable tracts of lands. It is hoped that the effect of these treaties will result in the establishment of permanent friendly relations with such of these tribes as have been brought into frequent and bloody collision with our outlying settlements and emigrants. Sound policy and our imperative duty to these wards of the Government demand our anxious and constant attention to their material well-being, to their progress in the arts of civilization, and, above all, to that moral training which under the blessing of Divine Providence will confer upon them the elevated and sanctifying influences, the hopes and consolations, of the Christian faith. I suggested in my last annual message the propriety of remodeling our Indian system. Subsequent events have satisfied me of its necessity. The details set forth in the report of the Secretary evince the urgent need for immediate legislative action.&lt;br/&gt;&lt;br/&gt;I commend the benevolent institutions established or patronized by the Government in this District to your generous and fostering care. The attention of Congress during the last session was engaged to some extent with a proposition for enlarging the water communication between the Mississippi River and the northeastern seaboard, which proposition, however, failed for the time. Since then, upon a call of the greatest respectability, a convention has been held at Chicago upon the same subject, a summary of whose views is contained in a memorial addressed to the President and Congress, and which I now have the honor to lay before you. That this interest is one which ere long will force its own way I do not entertain a doubt, while it is submitted entirely to your wisdom as to what can be done now. Augmented interest is given to this subject by the actual commencement of work upon the Pacific Railroad, under auspices so favorable to rapid progress and completion. The enlarged navigation becomes a palpable need to the great road.&lt;br/&gt;&lt;br/&gt;</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office:value-type="string">
            <text:p>Nonintercourse Act</text:p>
          </table:table-cell>
          <table:table-cell office:value-type="string">
            <text:p>http://en.wikipedia.org/wiki/Nonintercourse_Act</text:p>
          </table:table-cell>
          <table:table-cell/>
          <table:table-cell office:value-type="string">
            <text:p>2</text:p>
          </table:table-cell>
          <table:table-cell table:number-columns-repeated="3"/>
          <table:table-cell table:formula="of:=CONCATENATE([.AB512];&quot;,&quot;;[.AC512];&quot;,&quot;; TEXT([.AK512];&quot;#&quot;))" office:value-type="string" office:string-value="EDA,LAU_ET_AL,2">
            <text:p>EDA,LAU_ET_AL,2</text:p>
          </table:table-cell>
        </table:table-row>
        <table:table-row table:style-name="ro1">
          <table:table-cell office:value-type="string">
            <text:p>2H1PPSI2KYEP01DCCUCMEWJ3QKCRL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8 GMT 2012</text:p>
          </table:table-cell>
          <table:table-cell table:number-columns-repeated="2"/>
          <table:table-cell office:value-type="string">
            <text:p>2K36BFMFFOYYX2PYQP4GMSC0XCYLYK</text:p>
          </table:table-cell>
          <table:table-cell office:value-type="string">
            <text:p>A997OZ3H2B3Q2</text:p>
          </table:table-cell>
          <table:table-cell office:value-type="string">
            <text:p>Submitted</text:p>
          </table:table-cell>
          <table:table-cell office:value-type="string">
            <text:p>Thu Sep 13 05:41:27 GMT 2012</text:p>
          </table:table-cell>
          <table:table-cell office:value-type="string">
            <text:p>Thu Sep 13 05:42:45 GMT 2012</text:p>
          </table:table-cell>
          <table:table-cell office:value-type="string">
            <text:p>Wed Sep 19 22:42:45 PDT 2012</text:p>
          </table:table-cell>
          <table:table-cell table:number-columns-repeated="3"/>
          <table:table-cell office:value-type="string">
            <text:p>78</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braham_Lincoln_3:22.txt</text:p>
          </table:table-cell>
          <table:table-cell office:value-type="string">
            <text:p>The measures provided at your last session for the removal of certain Indian tribes have been carried into effect. Sundry treaties have been negotiated, which will in due time be submitted for the constitutional action of the Senate. They contain stipulations for extinguishing the possessory rights of the Indians to large and valuable tracts of lands. It is hoped that the effect of these treaties will result in the establishment of permanent friendly relations with such of these tribes as have been brought into frequent and bloody collision with our outlying settlements and emigrants. Sound policy and our imperative duty to these wards of the Government demand our anxious and constant attention to their material well-being, to their progress in the arts of civilization, and, above all, to that moral training which under the blessing of Divine Providence will confer upon them the elevated and sanctifying influences, the hopes and consolations, of the Christian faith. I suggested in my last annual message the propriety of remodeling our Indian system. Subsequent events have satisfied me of its necessity. The details set forth in the report of the Secretary evince the urgent need for immediate legislative action.&lt;br/&gt;&lt;br/&gt;I commend the benevolent institutions established or patronized by the Government in this District to your generous and fostering care. The attention of Congress during the last session was engaged to some extent with a proposition for enlarging the water communication between the Mississippi River and the northeastern seaboard, which proposition, however, failed for the time. Since then, upon a call of the greatest respectability, a convention has been held at Chicago upon the same subject, a summary of whose views is contained in a memorial addressed to the President and Congress, and which I now have the honor to lay before you. That this interest is one which ere long will force its own way I do not entertain a doubt, while it is submitted entirely to your wisdom as to what can be done now. Augmented interest is given to this subject by the actual commencement of work upon the Pacific Railroad, under auspices so favorable to rapid progress and completion. The enlarged navigation becomes a palpable need to the great road.&lt;br/&gt;&lt;br/&gt;</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office:value-type="string">
            <text:p>Nonintercourse Act</text:p>
          </table:table-cell>
          <table:table-cell office:value-type="string">
            <text:p>http://en.wikipedia.org/wiki/Nonintercourse_Act</text:p>
          </table:table-cell>
          <table:table-cell/>
          <table:table-cell office:value-type="string">
            <text:p>2</text:p>
          </table:table-cell>
          <table:table-cell table:number-columns-repeated="3"/>
          <table:table-cell table:formula="of:=CONCATENATE([.AB513];&quot;,&quot;;[.AC513];&quot;,&quot;; TEXT([.AK513];&quot;#&quot;))" office:value-type="string" office:string-value="EDA,LAU_ET_AL,2">
            <text:p>EDA,LAU_ET_AL,2</text:p>
          </table:table-cell>
        </table:table-row>
        <table:table-row table:style-name="ro1">
          <table:table-cell office:value-type="string">
            <text:p>2H1PPSI2KYEP01DCCUCMEWJ3QKCRL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8 GMT 2012</text:p>
          </table:table-cell>
          <table:table-cell table:number-columns-repeated="2"/>
          <table:table-cell office:value-type="string">
            <text:p>2YG2GMMEGOOG510RDS1AASEI090AAL</text:p>
          </table:table-cell>
          <table:table-cell office:value-type="string">
            <text:p>AAE9H4ZIKQS37</text:p>
          </table:table-cell>
          <table:table-cell office:value-type="string">
            <text:p>Submitted</text:p>
          </table:table-cell>
          <table:table-cell office:value-type="string">
            <text:p>Thu Sep 13 06:31:39 GMT 2012</text:p>
          </table:table-cell>
          <table:table-cell office:value-type="string">
            <text:p>Thu Sep 13 06:31:50 GMT 2012</text:p>
          </table:table-cell>
          <table:table-cell office:value-type="string">
            <text:p>Wed Sep 19 23:31:50 PDT 2012</text:p>
          </table:table-cell>
          <table:table-cell table:number-columns-repeated="3"/>
          <table:table-cell office:value-type="string">
            <text:p>11</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Abraham_Lincoln_3:22.txt</text:p>
          </table:table-cell>
          <table:table-cell office:value-type="string">
            <text:p>The measures provided at your last session for the removal of certain Indian tribes have been carried into effect. Sundry treaties have been negotiated, which will in due time be submitted for the constitutional action of the Senate. They contain stipulations for extinguishing the possessory rights of the Indians to large and valuable tracts of lands. It is hoped that the effect of these treaties will result in the establishment of permanent friendly relations with such of these tribes as have been brought into frequent and bloody collision with our outlying settlements and emigrants. Sound policy and our imperative duty to these wards of the Government demand our anxious and constant attention to their material well-being, to their progress in the arts of civilization, and, above all, to that moral training which under the blessing of Divine Providence will confer upon them the elevated and sanctifying influences, the hopes and consolations, of the Christian faith. I suggested in my last annual message the propriety of remodeling our Indian system. Subsequent events have satisfied me of its necessity. The details set forth in the report of the Secretary evince the urgent need for immediate legislative action.&lt;br/&gt;&lt;br/&gt;I commend the benevolent institutions established or patronized by the Government in this District to your generous and fostering care. The attention of Congress during the last session was engaged to some extent with a proposition for enlarging the water communication between the Mississippi River and the northeastern seaboard, which proposition, however, failed for the time. Since then, upon a call of the greatest respectability, a convention has been held at Chicago upon the same subject, a summary of whose views is contained in a memorial addressed to the President and Congress, and which I now have the honor to lay before you. That this interest is one which ere long will force its own way I do not entertain a doubt, while it is submitted entirely to your wisdom as to what can be done now. Augmented interest is given to this subject by the actual commencement of work upon the Pacific Railroad, under auspices so favorable to rapid progress and completion. The enlarged navigation becomes a palpable need to the great road.&lt;br/&gt;&lt;br/&gt;</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office:value-type="string">
            <text:p>Nonintercourse Act</text:p>
          </table:table-cell>
          <table:table-cell office:value-type="string">
            <text:p>http://en.wikipedia.org/wiki/Nonintercourse_Act</text:p>
          </table:table-cell>
          <table:table-cell/>
          <table:table-cell office:value-type="string">
            <text:p>2</text:p>
          </table:table-cell>
          <table:table-cell table:number-columns-repeated="3"/>
          <table:table-cell table:formula="of:=CONCATENATE([.AB514];&quot;,&quot;;[.AC514];&quot;,&quot;; TEXT([.AK514];&quot;#&quot;))" office:value-type="string" office:string-value="EDA,LAU_ET_AL,2">
            <text:p>EDA,LAU_ET_AL,2</text:p>
          </table:table-cell>
        </table:table-row>
        <table:table-row table:style-name="ro1">
          <table:table-cell office:value-type="string">
            <text:p>2WAVGULF395SBFBL8PJ3VYNJD8APB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8 GMT 2012</text:p>
          </table:table-cell>
          <table:table-cell table:number-columns-repeated="2"/>
          <table:table-cell office:value-type="string">
            <text:p>28XPQJQ9OPLLCLVZT1OGGKCO501Z1N</text:p>
          </table:table-cell>
          <table:table-cell office:value-type="string">
            <text:p>A997OZ3H2B3Q2</text:p>
          </table:table-cell>
          <table:table-cell office:value-type="string">
            <text:p>Submitted</text:p>
          </table:table-cell>
          <table:table-cell office:value-type="string">
            <text:p>Thu Sep 13 06:37:10 GMT 2012</text:p>
          </table:table-cell>
          <table:table-cell office:value-type="string">
            <text:p>Thu Sep 13 06:38:39 GMT 2012</text:p>
          </table:table-cell>
          <table:table-cell office:value-type="string">
            <text:p>Wed Sep 19 23:38:39 PDT 2012</text:p>
          </table:table-cell>
          <table:table-cell table:number-columns-repeated="3"/>
          <table:table-cell office:value-type="string">
            <text:p>89</text:p>
          </table:table-cell>
          <table:table-cell table:number-columns-repeated="2" office:value-type="string">
            <text:p>100% (93/93)</text:p>
          </table:table-cell>
          <table:table-cell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Rutherford_B._Hayes_1:5.txt</text:p>
          </table:table-cell>
          <table:table-cell office:value-type="string">
            <text:p>Closely connected with this general subject of the resumption of specie payments is one of subordinate, but still of grave, importance; I mean the readjustment of our coinage system by the renewal of the silver dollar as an element in our specie currency, endowed by legislation with the quality of legal tender to a greater or less extent.&lt;br/&gt;&lt;br/&gt;As there is no doubt of the power of Congress under the Constitution &amp;quot;to coin money and regulate the value thereof,&amp;quot; and as this power covers the whole range of authority applicable to the metal, the rated value and the legal-tender quality which shall be adopted for the coinage, the considerations which should induce or discourage a particular measure connected with the coinage, belong clearly to the province of legislative discretion and of public expediency. Without intruding upon this province of legislation in the least, I have yet thought the subject of such critical importance, in the actual condition of our affairs, as to present an occasion for the exercise of the duty imposed by the Constitution on the President of recommending to the consideration of Congress &amp;quot;such measures as he shall judge necessary and expedient.&amp;quot;&lt;br/&gt;&lt;br/&gt;</text:p>
          </table:table-cell>
          <table:table-cell office:value-type="string">
            <text:p>Office of the Parliamentary Counsel (United Kingdom)</text:p>
          </table:table-cell>
          <table:table-cell office:value-type="string">
            <text:p>http://en.wikipedia.org/wiki/Office_of_the_Parliamentary_Counsel_(United_Kingdom)</text:p>
          </table:table-cell>
          <table:table-cell office:value-type="string">
            <text:p>Government</text:p>
          </table:table-cell>
          <table:table-cell office:value-type="string">
            <text:p>http://en.wikipedia.org/wiki/Government</text:p>
          </table:table-cell>
          <table:table-cell/>
          <table:table-cell office:value-type="string">
            <text:p>2</text:p>
          </table:table-cell>
          <table:table-cell table:number-columns-repeated="3"/>
          <table:table-cell table:formula="of:=CONCATENATE([.AB515];&quot;,&quot;;[.AC515];&quot;,&quot;; TEXT([.AK515];&quot;#&quot;))" office:value-type="string" office:string-value="RANDOM,LAU_ET_AL,2">
            <text:p>RANDOM,LAU_ET_AL,2</text:p>
          </table:table-cell>
        </table:table-row>
        <table:table-row table:style-name="ro1">
          <table:table-cell office:value-type="string">
            <text:p>2WAVGULF395SBFBL8PJ3VYNJD8APB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8 GMT 2012</text:p>
          </table:table-cell>
          <table:table-cell table:number-columns-repeated="2"/>
          <table:table-cell office:value-type="string">
            <text:p>2H957DZKPFE4TP1MKWT5T8I9TE2E49</text:p>
          </table:table-cell>
          <table:table-cell office:value-type="string">
            <text:p>AS809NPDW8VZ0</text:p>
          </table:table-cell>
          <table:table-cell office:value-type="string">
            <text:p>Submitted</text:p>
          </table:table-cell>
          <table:table-cell office:value-type="string">
            <text:p>Thu Sep 13 06:25:39 GMT 2012</text:p>
          </table:table-cell>
          <table:table-cell office:value-type="string">
            <text:p>Thu Sep 13 06:26:36 GMT 2012</text:p>
          </table:table-cell>
          <table:table-cell office:value-type="string">
            <text:p>Wed Sep 19 23:26:36 PDT 2012</text:p>
          </table:table-cell>
          <table:table-cell table:number-columns-repeated="3"/>
          <table:table-cell office:value-type="string">
            <text:p>57</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Rutherford_B._Hayes_1:5.txt</text:p>
          </table:table-cell>
          <table:table-cell office:value-type="string">
            <text:p>Closely connected with this general subject of the resumption of specie payments is one of subordinate, but still of grave, importance; I mean the readjustment of our coinage system by the renewal of the silver dollar as an element in our specie currency, endowed by legislation with the quality of legal tender to a greater or less extent.&lt;br/&gt;&lt;br/&gt;As there is no doubt of the power of Congress under the Constitution &amp;quot;to coin money and regulate the value thereof,&amp;quot; and as this power covers the whole range of authority applicable to the metal, the rated value and the legal-tender quality which shall be adopted for the coinage, the considerations which should induce or discourage a particular measure connected with the coinage, belong clearly to the province of legislative discretion and of public expediency. Without intruding upon this province of legislation in the least, I have yet thought the subject of such critical importance, in the actual condition of our affairs, as to present an occasion for the exercise of the duty imposed by the Constitution on the President of recommending to the consideration of Congress &amp;quot;such measures as he shall judge necessary and expedient.&amp;quot;&lt;br/&gt;&lt;br/&gt;</text:p>
          </table:table-cell>
          <table:table-cell office:value-type="string">
            <text:p>Office of the Parliamentary Counsel (United Kingdom)</text:p>
          </table:table-cell>
          <table:table-cell office:value-type="string">
            <text:p>http://en.wikipedia.org/wiki/Office_of_the_Parliamentary_Counsel_(United_Kingdom)</text:p>
          </table:table-cell>
          <table:table-cell office:value-type="string">
            <text:p>Government</text:p>
          </table:table-cell>
          <table:table-cell office:value-type="string">
            <text:p>http://en.wikipedia.org/wiki/Government</text:p>
          </table:table-cell>
          <table:table-cell/>
          <table:table-cell office:value-type="string">
            <text:p>2</text:p>
          </table:table-cell>
          <table:table-cell table:number-columns-repeated="3"/>
          <table:table-cell table:formula="of:=CONCATENATE([.AB516];&quot;,&quot;;[.AC516];&quot;,&quot;; TEXT([.AK516];&quot;#&quot;))" office:value-type="string" office:string-value="RANDOM,LAU_ET_AL,2">
            <text:p>RANDOM,LAU_ET_AL,2</text:p>
          </table:table-cell>
        </table:table-row>
        <table:table-row table:style-name="ro1">
          <table:table-cell office:value-type="string">
            <text:p>2WAVGULF395SBFBL8PJ3VYNJD8APB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8 GMT 2012</text:p>
          </table:table-cell>
          <table:table-cell table:number-columns-repeated="2"/>
          <table:table-cell office:value-type="string">
            <text:p>2X2B6BFMFFOYDRH60T6DOESC66ZXKN</text:p>
          </table:table-cell>
          <table:table-cell office:value-type="string">
            <text:p>A3H91IK5ZBIBYN</text:p>
          </table:table-cell>
          <table:table-cell office:value-type="string">
            <text:p>Submitted</text:p>
          </table:table-cell>
          <table:table-cell office:value-type="string">
            <text:p>Thu Sep 13 05:44:45 GMT 2012</text:p>
          </table:table-cell>
          <table:table-cell office:value-type="string">
            <text:p>Thu Sep 13 05:52:02 GMT 2012</text:p>
          </table:table-cell>
          <table:table-cell office:value-type="string">
            <text:p>Wed Sep 19 22:52:02 PDT 2012</text:p>
          </table:table-cell>
          <table:table-cell table:number-columns-repeated="3"/>
          <table:table-cell office:value-type="string">
            <text:p>437</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Rutherford_B._Hayes_1:5.txt</text:p>
          </table:table-cell>
          <table:table-cell office:value-type="string">
            <text:p>Closely connected with this general subject of the resumption of specie payments is one of subordinate, but still of grave, importance; I mean the readjustment of our coinage system by the renewal of the silver dollar as an element in our specie currency, endowed by legislation with the quality of legal tender to a greater or less extent.&lt;br/&gt;&lt;br/&gt;As there is no doubt of the power of Congress under the Constitution &amp;quot;to coin money and regulate the value thereof,&amp;quot; and as this power covers the whole range of authority applicable to the metal, the rated value and the legal-tender quality which shall be adopted for the coinage, the considerations which should induce or discourage a particular measure connected with the coinage, belong clearly to the province of legislative discretion and of public expediency. Without intruding upon this province of legislation in the least, I have yet thought the subject of such critical importance, in the actual condition of our affairs, as to present an occasion for the exercise of the duty imposed by the Constitution on the President of recommending to the consideration of Congress &amp;quot;such measures as he shall judge necessary and expedient.&amp;quot;&lt;br/&gt;&lt;br/&gt;</text:p>
          </table:table-cell>
          <table:table-cell office:value-type="string">
            <text:p>Office of the Parliamentary Counsel (United Kingdom)</text:p>
          </table:table-cell>
          <table:table-cell office:value-type="string">
            <text:p>http://en.wikipedia.org/wiki/Office_of_the_Parliamentary_Counsel_(United_Kingdom)</text:p>
          </table:table-cell>
          <table:table-cell office:value-type="string">
            <text:p>Government</text:p>
          </table:table-cell>
          <table:table-cell office:value-type="string">
            <text:p>http://en.wikipedia.org/wiki/Government</text:p>
          </table:table-cell>
          <table:table-cell/>
          <table:table-cell office:value-type="string">
            <text:p>2</text:p>
          </table:table-cell>
          <table:table-cell table:number-columns-repeated="3"/>
          <table:table-cell table:formula="of:=CONCATENATE([.AB517];&quot;,&quot;;[.AC517];&quot;,&quot;; TEXT([.AK517];&quot;#&quot;))" office:value-type="string" office:string-value="RANDOM,LAU_ET_AL,2">
            <text:p>RANDOM,LAU_ET_AL,2</text:p>
          </table:table-cell>
        </table:table-row>
        <table:table-row table:style-name="ro1">
          <table:table-cell office:value-type="string">
            <text:p>2ZKKYEPLSP75ZUAB3TUOIHQES5EWQ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8 GMT 2012</text:p>
          </table:table-cell>
          <table:table-cell table:number-columns-repeated="2"/>
          <table:table-cell office:value-type="string">
            <text:p>2BNP9746OQ1S2ZECXGY0D1QKI2Y2MR</text:p>
          </table:table-cell>
          <table:table-cell office:value-type="string">
            <text:p>AS809NPDW8VZ0</text:p>
          </table:table-cell>
          <table:table-cell office:value-type="string">
            <text:p>Submitted</text:p>
          </table:table-cell>
          <table:table-cell office:value-type="string">
            <text:p>Thu Sep 13 06:28:15 GMT 2012</text:p>
          </table:table-cell>
          <table:table-cell office:value-type="string">
            <text:p>Thu Sep 13 06:29:40 GMT 2012</text:p>
          </table:table-cell>
          <table:table-cell office:value-type="string">
            <text:p>Wed Sep 19 23:29:40 PDT 2012</text:p>
          </table:table-cell>
          <table:table-cell table:number-columns-repeated="3"/>
          <table:table-cell office:value-type="string">
            <text:p>85</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_Bush_3:17.txt</text:p>
          </table:table-cell>
          <table:table-cell office:value-type="string">
            <text:p>The qualities of courage and compassion that we strive for in America also determine our conduct abroad. The American flag stands for more than our power and our interests. Our founders dedicated this country to the cause of human dignity, the rights of every person, and the possibilities of every life. This conviction leads us into the world to help the afflicted, and defend the peace, and confound the designs of evil men.&lt;br/&gt;&lt;br/&gt;In Afghanistan, we helped liberate an oppressed people. And we will continue helping them secure their country, rebuild their society, and educate all their children -- boys and girls. In the Middle East, we will continue to seek peace between a secure Israel and a democratic Palestine. Across the Earth, America is feeding the hungry -- more than 60 percent of international food aid comes as a gift from the people of the United States. As our nation moves troops and builds alliances to make our world safer, we must also remember our calling as a blessed country is to make this world better.&lt;br/&gt;&lt;br/&gt;</text:p>
          </table:table-cell>
          <table:table-cell office:value-type="string">
            <text:p>Humanitarianism</text:p>
          </table:table-cell>
          <table:table-cell office:value-type="string">
            <text:p>http://en.wikipedia.org/wiki/Humanitarianism</text:p>
          </table:table-cell>
          <table:table-cell office:value-type="string">
            <text:p>International reactions to the 2006 Lebanon War</text:p>
          </table:table-cell>
          <table:table-cell office:value-type="string">
            <text:p>http://en.wikipedia.org/wiki/International_reactions_to_the_2006_Lebanon_War</text:p>
          </table:table-cell>
          <table:table-cell/>
          <table:table-cell office:value-type="string">
            <text:p>2</text:p>
          </table:table-cell>
          <table:table-cell table:number-columns-repeated="3"/>
          <table:table-cell table:formula="of:=CONCATENATE([.AB518];&quot;,&quot;;[.AC518];&quot;,&quot;; TEXT([.AK518];&quot;#&quot;))" office:value-type="string" office:string-value="LAU_ET_AL,EDA,2">
            <text:p>LAU_ET_AL,EDA,2</text:p>
          </table:table-cell>
        </table:table-row>
        <table:table-row table:style-name="ro1">
          <table:table-cell office:value-type="string">
            <text:p>2ZKKYEPLSP75ZUAB3TUOIHQES5EWQ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8 GMT 2012</text:p>
          </table:table-cell>
          <table:table-cell table:number-columns-repeated="2"/>
          <table:table-cell office:value-type="string">
            <text:p>2QHGSNTL0XUL6PBYITUMUDX5L48M0L</text:p>
          </table:table-cell>
          <table:table-cell office:value-type="string">
            <text:p>A2W2ZEI7WUASOW</text:p>
          </table:table-cell>
          <table:table-cell office:value-type="string">
            <text:p>Submitted</text:p>
          </table:table-cell>
          <table:table-cell office:value-type="string">
            <text:p>Thu Sep 13 05:33:27 GMT 2012</text:p>
          </table:table-cell>
          <table:table-cell office:value-type="string">
            <text:p>Thu Sep 13 05:33:55 GMT 2012</text:p>
          </table:table-cell>
          <table:table-cell office:value-type="string">
            <text:p>Wed Sep 19 22:33:55 PDT 2012</text:p>
          </table:table-cell>
          <table:table-cell table:number-columns-repeated="3"/>
          <table:table-cell office:value-type="string">
            <text:p>28</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_Bush_3:17.txt</text:p>
          </table:table-cell>
          <table:table-cell office:value-type="string">
            <text:p>The qualities of courage and compassion that we strive for in America also determine our conduct abroad. The American flag stands for more than our power and our interests. Our founders dedicated this country to the cause of human dignity, the rights of every person, and the possibilities of every life. This conviction leads us into the world to help the afflicted, and defend the peace, and confound the designs of evil men.&lt;br/&gt;&lt;br/&gt;In Afghanistan, we helped liberate an oppressed people. And we will continue helping them secure their country, rebuild their society, and educate all their children -- boys and girls. In the Middle East, we will continue to seek peace between a secure Israel and a democratic Palestine. Across the Earth, America is feeding the hungry -- more than 60 percent of international food aid comes as a gift from the people of the United States. As our nation moves troops and builds alliances to make our world safer, we must also remember our calling as a blessed country is to make this world better.&lt;br/&gt;&lt;br/&gt;</text:p>
          </table:table-cell>
          <table:table-cell office:value-type="string">
            <text:p>Humanitarianism</text:p>
          </table:table-cell>
          <table:table-cell office:value-type="string">
            <text:p>http://en.wikipedia.org/wiki/Humanitarianism</text:p>
          </table:table-cell>
          <table:table-cell office:value-type="string">
            <text:p>International reactions to the 2006 Lebanon War</text:p>
          </table:table-cell>
          <table:table-cell office:value-type="string">
            <text:p>http://en.wikipedia.org/wiki/International_reactions_to_the_2006_Lebanon_War</text:p>
          </table:table-cell>
          <table:table-cell/>
          <table:table-cell office:value-type="string">
            <text:p>1</text:p>
          </table:table-cell>
          <table:table-cell table:number-columns-repeated="3"/>
          <table:table-cell table:formula="of:=CONCATENATE([.AB519];&quot;,&quot;;[.AC519];&quot;,&quot;; TEXT([.AK519];&quot;#&quot;))" office:value-type="string" office:string-value="LAU_ET_AL,EDA,1">
            <text:p>LAU_ET_AL,EDA,1</text:p>
          </table:table-cell>
        </table:table-row>
        <table:table-row table:style-name="ro1">
          <table:table-cell office:value-type="string">
            <text:p>2ZKKYEPLSP75ZUAB3TUOIHQES5EWQ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8 GMT 2012</text:p>
          </table:table-cell>
          <table:table-cell table:number-columns-repeated="2"/>
          <table:table-cell office:value-type="string">
            <text:p>2Z4GJ2D21O3WK655QZGSQ2KYK4O7DQ</text:p>
          </table:table-cell>
          <table:table-cell office:value-type="string">
            <text:p>A3H91IK5ZBIBYN</text:p>
          </table:table-cell>
          <table:table-cell office:value-type="string">
            <text:p>Submitted</text:p>
          </table:table-cell>
          <table:table-cell office:value-type="string">
            <text:p>Thu Sep 13 05:55:05 GMT 2012</text:p>
          </table:table-cell>
          <table:table-cell office:value-type="string">
            <text:p>Thu Sep 13 06:04:46 GMT 2012</text:p>
          </table:table-cell>
          <table:table-cell office:value-type="string">
            <text:p>Wed Sep 19 23:04:46 PDT 2012</text:p>
          </table:table-cell>
          <table:table-cell table:number-columns-repeated="3"/>
          <table:table-cell office:value-type="string">
            <text:p>581</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George_W._Bush_3:17.txt</text:p>
          </table:table-cell>
          <table:table-cell office:value-type="string">
            <text:p>The qualities of courage and compassion that we strive for in America also determine our conduct abroad. The American flag stands for more than our power and our interests. Our founders dedicated this country to the cause of human dignity, the rights of every person, and the possibilities of every life. This conviction leads us into the world to help the afflicted, and defend the peace, and confound the designs of evil men.&lt;br/&gt;&lt;br/&gt;In Afghanistan, we helped liberate an oppressed people. And we will continue helping them secure their country, rebuild their society, and educate all their children -- boys and girls. In the Middle East, we will continue to seek peace between a secure Israel and a democratic Palestine. Across the Earth, America is feeding the hungry -- more than 60 percent of international food aid comes as a gift from the people of the United States. As our nation moves troops and builds alliances to make our world safer, we must also remember our calling as a blessed country is to make this world better.&lt;br/&gt;&lt;br/&gt;</text:p>
          </table:table-cell>
          <table:table-cell office:value-type="string">
            <text:p>Humanitarianism</text:p>
          </table:table-cell>
          <table:table-cell office:value-type="string">
            <text:p>http://en.wikipedia.org/wiki/Humanitarianism</text:p>
          </table:table-cell>
          <table:table-cell office:value-type="string">
            <text:p>International reactions to the 2006 Lebanon War</text:p>
          </table:table-cell>
          <table:table-cell office:value-type="string">
            <text:p>http://en.wikipedia.org/wiki/International_reactions_to_the_2006_Lebanon_War</text:p>
          </table:table-cell>
          <table:table-cell/>
          <table:table-cell office:value-type="string">
            <text:p>1</text:p>
          </table:table-cell>
          <table:table-cell table:number-columns-repeated="3"/>
          <table:table-cell table:formula="of:=CONCATENATE([.AB520];&quot;,&quot;;[.AC520];&quot;,&quot;; TEXT([.AK520];&quot;#&quot;))" office:value-type="string" office:string-value="LAU_ET_AL,EDA,1">
            <text:p>LAU_ET_AL,EDA,1</text:p>
          </table:table-cell>
        </table:table-row>
        <table:table-row table:style-name="ro1">
          <table:table-cell office:value-type="string">
            <text:p>24VWIOV1S7SNIMHL1BUYLZ8NA1QZK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8 GMT 2012</text:p>
          </table:table-cell>
          <table:table-cell table:number-columns-repeated="2"/>
          <table:table-cell office:value-type="string">
            <text:p>25Y6RLPHIT3HA5Y0RSX2VJQ27M79HF</text:p>
          </table:table-cell>
          <table:table-cell office:value-type="string">
            <text:p>AAE9H4ZIKQS37</text:p>
          </table:table-cell>
          <table:table-cell office:value-type="string">
            <text:p>Submitted</text:p>
          </table:table-cell>
          <table:table-cell office:value-type="string">
            <text:p>Thu Sep 13 06:18:18 GMT 2012</text:p>
          </table:table-cell>
          <table:table-cell office:value-type="string">
            <text:p>Thu Sep 13 06:18:22 GMT 2012</text:p>
          </table:table-cell>
          <table:table-cell office:value-type="string">
            <text:p>Wed Sep 19 23:18:22 PDT 2012</text:p>
          </table:table-cell>
          <table:table-cell table:number-columns-repeated="3"/>
          <table:table-cell office:value-type="string">
            <text:p>4</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Bill_Clinton_4:20.txt</text:p>
          </table:table-cell>
          <table:table-cell office:value-type="string">
            <text:p>So I challenge Congress to consolidate 70 overlapping, antiquated job-training programs into a simple voucher worth $2,600 for unemployed or underemployed workers to use as they please for community college tuition or other training. This is a &amp;quot;GI bill&amp;quot; for America&amp;apos;s workers we should all be able to agree on.&lt;br/&gt;&lt;br/&gt;More and more Americans are working hard without a raise. Congress sets the minimum wage. Within a year, the minimum wage will fall to a 40-year low in purchasing power. Four dollars and 25 cents an hour is no longer a minimum wage, but millions of Americans and their children are trying to live on it. I challenge you to raise their minimum wage.&lt;br/&gt;&lt;br/&gt;</text:p>
          </table:table-cell>
          <table:table-cell office:value-type="string">
            <text:p>Minimum wage law</text:p>
          </table:table-cell>
          <table:table-cell office:value-type="string">
            <text:p>http://en.wikipedia.org/wiki/Minimum_wage_law</text:p>
          </table:table-cell>
          <table:table-cell office:value-type="string">
            <text:p>Multiracial American</text:p>
          </table:table-cell>
          <table:table-cell office:value-type="string">
            <text:p>http://en.wikipedia.org/wiki/Multiracial_American</text:p>
          </table:table-cell>
          <table:table-cell/>
          <table:table-cell office:value-type="string">
            <text:p>1</text:p>
          </table:table-cell>
          <table:table-cell table:number-columns-repeated="3"/>
          <table:table-cell table:formula="of:=CONCATENATE([.AB521];&quot;,&quot;;[.AC521];&quot;,&quot;; TEXT([.AK521];&quot;#&quot;))" office:value-type="string" office:string-value="EDA,LAU_ET_AL,1">
            <text:p>EDA,LAU_ET_AL,1</text:p>
          </table:table-cell>
        </table:table-row>
        <table:table-row table:style-name="ro1">
          <table:table-cell office:value-type="string">
            <text:p>24VWIOV1S7SNIMHL1BUYLZ8NA1QZK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8 GMT 2012</text:p>
          </table:table-cell>
          <table:table-cell table:number-columns-repeated="2"/>
          <table:table-cell office:value-type="string">
            <text:p>273NVP3TVOK59O7A88YQMOZF45Z41H</text:p>
          </table:table-cell>
          <table:table-cell office:value-type="string">
            <text:p>A3IAHTO6KDRKTB</text:p>
          </table:table-cell>
          <table:table-cell office:value-type="string">
            <text:p>Submitted</text:p>
          </table:table-cell>
          <table:table-cell office:value-type="string">
            <text:p>Thu Sep 13 06:35:34 GMT 2012</text:p>
          </table:table-cell>
          <table:table-cell office:value-type="string">
            <text:p>Thu Sep 13 06:36:22 GMT 2012</text:p>
          </table:table-cell>
          <table:table-cell office:value-type="string">
            <text:p>Wed Sep 19 23:36:22 PDT 2012</text:p>
          </table:table-cell>
          <table:table-cell table:number-columns-repeated="3"/>
          <table:table-cell office:value-type="string">
            <text:p>48</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Bill_Clinton_4:20.txt</text:p>
          </table:table-cell>
          <table:table-cell office:value-type="string">
            <text:p>So I challenge Congress to consolidate 70 overlapping, antiquated job-training programs into a simple voucher worth $2,600 for unemployed or underemployed workers to use as they please for community college tuition or other training. This is a &amp;quot;GI bill&amp;quot; for America&amp;apos;s workers we should all be able to agree on.&lt;br/&gt;&lt;br/&gt;More and more Americans are working hard without a raise. Congress sets the minimum wage. Within a year, the minimum wage will fall to a 40-year low in purchasing power. Four dollars and 25 cents an hour is no longer a minimum wage, but millions of Americans and their children are trying to live on it. I challenge you to raise their minimum wage.&lt;br/&gt;&lt;br/&gt;</text:p>
          </table:table-cell>
          <table:table-cell office:value-type="string">
            <text:p>Minimum wage law</text:p>
          </table:table-cell>
          <table:table-cell office:value-type="string">
            <text:p>http://en.wikipedia.org/wiki/Minimum_wage_law</text:p>
          </table:table-cell>
          <table:table-cell office:value-type="string">
            <text:p>Multiracial American</text:p>
          </table:table-cell>
          <table:table-cell office:value-type="string">
            <text:p>http://en.wikipedia.org/wiki/Multiracial_American</text:p>
          </table:table-cell>
          <table:table-cell/>
          <table:table-cell office:value-type="string">
            <text:p>1</text:p>
          </table:table-cell>
          <table:table-cell table:number-columns-repeated="3"/>
          <table:table-cell table:formula="of:=CONCATENATE([.AB522];&quot;,&quot;;[.AC522];&quot;,&quot;; TEXT([.AK522];&quot;#&quot;))" office:value-type="string" office:string-value="EDA,LAU_ET_AL,1">
            <text:p>EDA,LAU_ET_AL,1</text:p>
          </table:table-cell>
        </table:table-row>
        <table:table-row table:style-name="ro1">
          <table:table-cell office:value-type="string">
            <text:p>24VWIOV1S7SNIMHL1BUYLZ8NA1QZK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8 GMT 2012</text:p>
          </table:table-cell>
          <table:table-cell table:number-columns-repeated="2"/>
          <table:table-cell office:value-type="string">
            <text:p>2RHCGJ2D21O3BELM7TGP0I2K4TX6CV</text:p>
          </table:table-cell>
          <table:table-cell office:value-type="string">
            <text:p>A997OZ3H2B3Q2</text:p>
          </table:table-cell>
          <table:table-cell office:value-type="string">
            <text:p>Submitted</text:p>
          </table:table-cell>
          <table:table-cell office:value-type="string">
            <text:p>Thu Sep 13 06:46:41 GMT 2012</text:p>
          </table:table-cell>
          <table:table-cell office:value-type="string">
            <text:p>Thu Sep 13 06:46:51 GMT 2012</text:p>
          </table:table-cell>
          <table:table-cell office:value-type="string">
            <text:p>Wed Sep 19 23:46:51 PDT 2012</text:p>
          </table:table-cell>
          <table:table-cell table:number-columns-repeated="3"/>
          <table:table-cell office:value-type="string">
            <text:p>10</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Bill_Clinton_4:20.txt</text:p>
          </table:table-cell>
          <table:table-cell office:value-type="string">
            <text:p>So I challenge Congress to consolidate 70 overlapping, antiquated job-training programs into a simple voucher worth $2,600 for unemployed or underemployed workers to use as they please for community college tuition or other training. This is a &amp;quot;GI bill&amp;quot; for America&amp;apos;s workers we should all be able to agree on.&lt;br/&gt;&lt;br/&gt;More and more Americans are working hard without a raise. Congress sets the minimum wage. Within a year, the minimum wage will fall to a 40-year low in purchasing power. Four dollars and 25 cents an hour is no longer a minimum wage, but millions of Americans and their children are trying to live on it. I challenge you to raise their minimum wage.&lt;br/&gt;&lt;br/&gt;</text:p>
          </table:table-cell>
          <table:table-cell office:value-type="string">
            <text:p>Minimum wage law</text:p>
          </table:table-cell>
          <table:table-cell office:value-type="string">
            <text:p>http://en.wikipedia.org/wiki/Minimum_wage_law</text:p>
          </table:table-cell>
          <table:table-cell office:value-type="string">
            <text:p>Multiracial American</text:p>
          </table:table-cell>
          <table:table-cell office:value-type="string">
            <text:p>http://en.wikipedia.org/wiki/Multiracial_American</text:p>
          </table:table-cell>
          <table:table-cell/>
          <table:table-cell office:value-type="string">
            <text:p>1</text:p>
          </table:table-cell>
          <table:table-cell table:number-columns-repeated="3"/>
          <table:table-cell table:formula="of:=CONCATENATE([.AB523];&quot;,&quot;;[.AC523];&quot;,&quot;; TEXT([.AK523];&quot;#&quot;))" office:value-type="string" office:string-value="EDA,LAU_ET_AL,1">
            <text:p>EDA,LAU_ET_AL,1</text:p>
          </table:table-cell>
        </table:table-row>
        <table:table-row table:style-name="ro1">
          <table:table-cell office:value-type="string">
            <text:p>2DKGTP9RA7S5BVPBG8JON70JORGWR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8 GMT 2012</text:p>
          </table:table-cell>
          <table:table-cell table:number-columns-repeated="2"/>
          <table:table-cell office:value-type="string">
            <text:p>21ALKH1Q6SVQNQWDT0L6T5OB1ROK1M</text:p>
          </table:table-cell>
          <table:table-cell office:value-type="string">
            <text:p>A997OZ3H2B3Q2</text:p>
          </table:table-cell>
          <table:table-cell office:value-type="string">
            <text:p>Submitted</text:p>
          </table:table-cell>
          <table:table-cell office:value-type="string">
            <text:p>Thu Sep 13 06:32:00 GMT 2012</text:p>
          </table:table-cell>
          <table:table-cell office:value-type="string">
            <text:p>Thu Sep 13 06:33:16 GMT 2012</text:p>
          </table:table-cell>
          <table:table-cell office:value-type="string">
            <text:p>Wed Sep 19 23:33:16 PDT 2012</text:p>
          </table:table-cell>
          <table:table-cell table:number-columns-repeated="3"/>
          <table:table-cell office:value-type="string">
            <text:p>76</text:p>
          </table:table-cell>
          <table:table-cell table:number-columns-repeated="2" office:value-type="string">
            <text:p>100% (93/93)</text:p>
          </table:table-cell>
          <table:table-cell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Harry_S._Truman_8:20.txt</text:p>
          </table:table-cell>
          <table:table-cell office:value-type="string">
            <text:p>There has been a great awakening of the American conscience on the issues of civil rights. And all this progress--still far from complete but still continuing--has been our answer, up to now, to those who questioned our intention to live up to the promises of equal freedom for us all.&lt;br/&gt;&lt;br/&gt;There was another question posed for us at the war&amp;apos;s end, which equally concerned the future course of our democracy: Could the machinery of government and politics in this Republic be changed, improved, adapted rapidly enough to carry through, responsibly and well, the vast, new complicated undertakings called for in our time ?&lt;br/&gt;&lt;br/&gt;</text:p>
          </table:table-cell>
          <table:table-cell office:value-type="string">
            <text:p>Will Hunt</text:p>
          </table:table-cell>
          <table:table-cell office:value-type="string">
            <text:p>http://en.wikipedia.org/wiki/Will_Hunt</text:p>
          </table:table-cell>
          <table:table-cell table:style-name="ce1" office:value-type="string">
            <text:p>2003</text:p>
          </table:table-cell>
          <table:table-cell office:value-type="string">
            <text:p>http://en.wikipedia.org/wiki/2003</text:p>
          </table:table-cell>
          <table:table-cell/>
          <table:table-cell office:value-type="string">
            <text:p>1</text:p>
          </table:table-cell>
          <table:table-cell table:number-columns-repeated="3"/>
          <table:table-cell table:formula="of:=CONCATENATE([.AB524];&quot;,&quot;;[.AC524];&quot;,&quot;; TEXT([.AK524];&quot;#&quot;))" office:value-type="string" office:string-value="RANDOM,LAU_ET_AL,1">
            <text:p>RANDOM,LAU_ET_AL,1</text:p>
          </table:table-cell>
        </table:table-row>
        <table:table-row table:style-name="ro1">
          <table:table-cell office:value-type="string">
            <text:p>2DKGTP9RA7S5BVPBG8JON70JORGWR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8 GMT 2012</text:p>
          </table:table-cell>
          <table:table-cell table:number-columns-repeated="2"/>
          <table:table-cell office:value-type="string">
            <text:p>2GYRLPHIT3HVBJJPPGTNRQ21DH1IAT</text:p>
          </table:table-cell>
          <table:table-cell office:value-type="string">
            <text:p>A746183X8258H</text:p>
          </table:table-cell>
          <table:table-cell office:value-type="string">
            <text:p>Submitted</text:p>
          </table:table-cell>
          <table:table-cell office:value-type="string">
            <text:p>Thu Sep 13 05:46:52 GMT 2012</text:p>
          </table:table-cell>
          <table:table-cell office:value-type="string">
            <text:p>Thu Sep 13 05:48:15 GMT 2012</text:p>
          </table:table-cell>
          <table:table-cell office:value-type="string">
            <text:p>Wed Sep 19 22:48:15 PDT 2012</text:p>
          </table:table-cell>
          <table:table-cell table:number-columns-repeated="3"/>
          <table:table-cell office:value-type="string">
            <text:p>83</text:p>
          </table:table-cell>
          <table:table-cell table:number-columns-repeated="3"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Harry_S._Truman_8:20.txt</text:p>
          </table:table-cell>
          <table:table-cell office:value-type="string">
            <text:p>There has been a great awakening of the American conscience on the issues of civil rights. And all this progress--still far from complete but still continuing--has been our answer, up to now, to those who questioned our intention to live up to the promises of equal freedom for us all.&lt;br/&gt;&lt;br/&gt;There was another question posed for us at the war&amp;apos;s end, which equally concerned the future course of our democracy: Could the machinery of government and politics in this Republic be changed, improved, adapted rapidly enough to carry through, responsibly and well, the vast, new complicated undertakings called for in our time ?&lt;br/&gt;&lt;br/&gt;</text:p>
          </table:table-cell>
          <table:table-cell office:value-type="string">
            <text:p>Will Hunt</text:p>
          </table:table-cell>
          <table:table-cell office:value-type="string">
            <text:p>http://en.wikipedia.org/wiki/Will_Hunt</text:p>
          </table:table-cell>
          <table:table-cell table:style-name="ce1" office:value-type="string">
            <text:p>2003</text:p>
          </table:table-cell>
          <table:table-cell office:value-type="string">
            <text:p>http://en.wikipedia.org/wiki/2003</text:p>
          </table:table-cell>
          <table:table-cell/>
          <table:table-cell office:value-type="string">
            <text:p>2</text:p>
          </table:table-cell>
          <table:table-cell table:number-columns-repeated="3"/>
          <table:table-cell table:formula="of:=CONCATENATE([.AB525];&quot;,&quot;;[.AC525];&quot;,&quot;; TEXT([.AK525];&quot;#&quot;))" office:value-type="string" office:string-value="RANDOM,LAU_ET_AL,2">
            <text:p>RANDOM,LAU_ET_AL,2</text:p>
          </table:table-cell>
        </table:table-row>
        <table:table-row table:style-name="ro1">
          <table:table-cell office:value-type="string">
            <text:p>2DKGTP9RA7S5BVPBG8JON70JORGWR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8 GMT 2012</text:p>
          </table:table-cell>
          <table:table-cell table:number-columns-repeated="2"/>
          <table:table-cell office:value-type="string">
            <text:p>2SFMHGYQ4J3NPKUGMW6FWYYIZG0NAJ</text:p>
          </table:table-cell>
          <table:table-cell office:value-type="string">
            <text:p>A31ALYJKPKD09W</text:p>
          </table:table-cell>
          <table:table-cell office:value-type="string">
            <text:p>Submitted</text:p>
          </table:table-cell>
          <table:table-cell office:value-type="string">
            <text:p>Thu Sep 13 06:45:38 GMT 2012</text:p>
          </table:table-cell>
          <table:table-cell office:value-type="string">
            <text:p>Thu Sep 13 06:45:47 GMT 2012</text:p>
          </table:table-cell>
          <table:table-cell office:value-type="string">
            <text:p>Wed Sep 19 23:45:47 PDT 2012</text:p>
          </table:table-cell>
          <table:table-cell table:number-columns-repeated="3"/>
          <table:table-cell office:value-type="string">
            <text:p>9</text:p>
          </table:table-cell>
          <table:table-cell office:value-type="string">
            <text:p>100% (294/295)</text:p>
          </table:table-cell>
          <table:table-cell office:value-type="string">
            <text:p>100% (62/62)</text:p>
          </table:table-cell>
          <table:table-cell office:value-type="string">
            <text:p>0% (0/0)</text:p>
          </table:table-cell>
          <table:table-cell office:value-type="string">
            <text:p>RANDOM</text:p>
          </table:table-cell>
          <table:table-cell office:value-type="string">
            <text:p>LAU_ET_AL</text:p>
          </table:table-cell>
          <table:table-cell office:value-type="string">
            <text:p>file:/home/jjfresh/Projects/Output/Mallet/datasets/sotu_chunks/Harry_S._Truman_8:20.txt</text:p>
          </table:table-cell>
          <table:table-cell office:value-type="string">
            <text:p>There has been a great awakening of the American conscience on the issues of civil rights. And all this progress--still far from complete but still continuing--has been our answer, up to now, to those who questioned our intention to live up to the promises of equal freedom for us all.&lt;br/&gt;&lt;br/&gt;There was another question posed for us at the war&amp;apos;s end, which equally concerned the future course of our democracy: Could the machinery of government and politics in this Republic be changed, improved, adapted rapidly enough to carry through, responsibly and well, the vast, new complicated undertakings called for in our time ?&lt;br/&gt;&lt;br/&gt;</text:p>
          </table:table-cell>
          <table:table-cell office:value-type="string">
            <text:p>Will Hunt</text:p>
          </table:table-cell>
          <table:table-cell office:value-type="string">
            <text:p>http://en.wikipedia.org/wiki/Will_Hunt</text:p>
          </table:table-cell>
          <table:table-cell table:style-name="ce1" office:value-type="string">
            <text:p>2003</text:p>
          </table:table-cell>
          <table:table-cell office:value-type="string">
            <text:p>http://en.wikipedia.org/wiki/2003</text:p>
          </table:table-cell>
          <table:table-cell/>
          <table:table-cell office:value-type="string">
            <text:p>1</text:p>
          </table:table-cell>
          <table:table-cell table:number-columns-repeated="3"/>
          <table:table-cell table:formula="of:=CONCATENATE([.AB526];&quot;,&quot;;[.AC526];&quot;,&quot;; TEXT([.AK526];&quot;#&quot;))" office:value-type="string" office:string-value="RANDOM,LAU_ET_AL,1">
            <text:p>RANDOM,LAU_ET_AL,1</text:p>
          </table:table-cell>
        </table:table-row>
        <table:table-row table:style-name="ro1">
          <table:table-cell office:value-type="string">
            <text:p>2BLK4F0OHOVRGD62RYTLH2HEE6623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8 GMT 2012</text:p>
          </table:table-cell>
          <table:table-cell table:number-columns-repeated="2"/>
          <table:table-cell office:value-type="string">
            <text:p>224M6IAA2SEI93I57YHKSA4IO7EMM1</text:p>
          </table:table-cell>
          <table:table-cell office:value-type="string">
            <text:p>A1UNZTSLGW77HK</text:p>
          </table:table-cell>
          <table:table-cell office:value-type="string">
            <text:p>Submitted</text:p>
          </table:table-cell>
          <table:table-cell office:value-type="string">
            <text:p>Thu Sep 13 06:29:50 GMT 2012</text:p>
          </table:table-cell>
          <table:table-cell office:value-type="string">
            <text:p>Thu Sep 13 06:30:06 GMT 2012</text:p>
          </table:table-cell>
          <table:table-cell office:value-type="string">
            <text:p>Wed Sep 19 23:30:06 PDT 2012</text:p>
          </table:table-cell>
          <table:table-cell table:number-columns-repeated="3"/>
          <table:table-cell office:value-type="string">
            <text:p>16</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William_Howard_Taft_2:187.txt</text:p>
          </table:table-cell>
          <table:table-cell office:value-type="string">
            <text:p>Another question which arises for consideration and possible legislation is the question of tolls in the Canal. This question is necessarily affected by the probable tonnage which will go through the Canal. It is all a matter of estimate, but one of the government commission in 1900 investigated the question and made a report. He concluded that the total tonnage of the vessels employed in commerce that could use the Isthmian Canal in 1914 would amount to 6,843,805 tons net register, and that this traffic would increase 25.1 per cent per decade; that it was not probable that all the commerce included in the totals would at once abandon the routes at present followed and make use of the new Canal, and that it might take some time, perhaps two years, to readjust trade with reference to the new conditions which the Canal would establish. He did not include, moreover, the tonnage of war vessels, although it is to be inferred that such vessels would make considerable use of the Canal. In the matter of tolls he reached the conclusion that a dollar a net ton would not drive business away from the Canal, but that a higher rate would do so.&lt;br/&gt;&lt;br/&gt;In determining what the tolls should be we certainly ought not to insist that they should at once amount to enough to pay the interest on the investment of $400,000,000 which the United States has made in the construction of the Canal. We ought not to do this, first, because the benefit to be derived by the United States from this expenditure is not to be measured solely by a return upon the investment. If it were, then the construction might well have been left to private enterprise. It was because an adequate return upon the money invested could not be expected immediately, or in the near future, and because there were peculiar political advantages to be derived from the construction of the Canal that it fell to the Government to advance the money and perform the work.&lt;br/&gt;&lt;br/&gt;</text:p>
          </table:table-cell>
          <table:table-cell office:value-type="string">
            <text:p>Samuel Agnon</text:p>
          </table:table-cell>
          <table:table-cell office:value-type="string">
            <text:p>http://en.wikipedia.org/wiki/Samuel_Agnon</text:p>
          </table:table-cell>
          <table:table-cell office:value-type="string">
            <text:p>Capital</text:p>
          </table:table-cell>
          <table:table-cell office:value-type="string">
            <text:p>http://en.wikipedia.org/wiki/Capital</text:p>
          </table:table-cell>
          <table:table-cell/>
          <table:table-cell office:value-type="string">
            <text:p>2</text:p>
          </table:table-cell>
          <table:table-cell table:number-columns-repeated="3"/>
          <table:table-cell table:formula="of:=CONCATENATE([.AB527];&quot;,&quot;;[.AC527];&quot;,&quot;; TEXT([.AK527];&quot;#&quot;))" office:value-type="string" office:string-value="RANDOM,EDA,2">
            <text:p>RANDOM,EDA,2</text:p>
          </table:table-cell>
        </table:table-row>
        <table:table-row table:style-name="ro1">
          <table:table-cell office:value-type="string">
            <text:p>2BLK4F0OHOVRGD62RYTLH2HEE6623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8 GMT 2012</text:p>
          </table:table-cell>
          <table:table-cell table:number-columns-repeated="2"/>
          <table:table-cell office:value-type="string">
            <text:p>2M4F0CP5KXPTXW6N4874XM7N4L6YXH</text:p>
          </table:table-cell>
          <table:table-cell office:value-type="string">
            <text:p>A997OZ3H2B3Q2</text:p>
          </table:table-cell>
          <table:table-cell office:value-type="string">
            <text:p>Submitted</text:p>
          </table:table-cell>
          <table:table-cell office:value-type="string">
            <text:p>Thu Sep 13 05:34:56 GMT 2012</text:p>
          </table:table-cell>
          <table:table-cell office:value-type="string">
            <text:p>Thu Sep 13 05:35:20 GMT 2012</text:p>
          </table:table-cell>
          <table:table-cell office:value-type="string">
            <text:p>Wed Sep 19 22:35:20 PDT 2012</text:p>
          </table:table-cell>
          <table:table-cell table:number-columns-repeated="3"/>
          <table:table-cell office:value-type="string">
            <text:p>24</text:p>
          </table:table-cell>
          <table:table-cell table:number-columns-repeated="2" office:value-type="string">
            <text:p>100% (93/93)</text:p>
          </table:table-cell>
          <table:table-cell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William_Howard_Taft_2:187.txt</text:p>
          </table:table-cell>
          <table:table-cell office:value-type="string">
            <text:p>Another question which arises for consideration and possible legislation is the question of tolls in the Canal. This question is necessarily affected by the probable tonnage which will go through the Canal. It is all a matter of estimate, but one of the government commission in 1900 investigated the question and made a report. He concluded that the total tonnage of the vessels employed in commerce that could use the Isthmian Canal in 1914 would amount to 6,843,805 tons net register, and that this traffic would increase 25.1 per cent per decade; that it was not probable that all the commerce included in the totals would at once abandon the routes at present followed and make use of the new Canal, and that it might take some time, perhaps two years, to readjust trade with reference to the new conditions which the Canal would establish. He did not include, moreover, the tonnage of war vessels, although it is to be inferred that such vessels would make considerable use of the Canal. In the matter of tolls he reached the conclusion that a dollar a net ton would not drive business away from the Canal, but that a higher rate would do so.&lt;br/&gt;&lt;br/&gt;In determining what the tolls should be we certainly ought not to insist that they should at once amount to enough to pay the interest on the investment of $400,000,000 which the United States has made in the construction of the Canal. We ought not to do this, first, because the benefit to be derived by the United States from this expenditure is not to be measured solely by a return upon the investment. If it were, then the construction might well have been left to private enterprise. It was because an adequate return upon the money invested could not be expected immediately, or in the near future, and because there were peculiar political advantages to be derived from the construction of the Canal that it fell to the Government to advance the money and perform the work.&lt;br/&gt;&lt;br/&gt;</text:p>
          </table:table-cell>
          <table:table-cell office:value-type="string">
            <text:p>Samuel Agnon</text:p>
          </table:table-cell>
          <table:table-cell office:value-type="string">
            <text:p>http://en.wikipedia.org/wiki/Samuel_Agnon</text:p>
          </table:table-cell>
          <table:table-cell office:value-type="string">
            <text:p>Capital</text:p>
          </table:table-cell>
          <table:table-cell office:value-type="string">
            <text:p>http://en.wikipedia.org/wiki/Capital</text:p>
          </table:table-cell>
          <table:table-cell/>
          <table:table-cell office:value-type="string">
            <text:p>2</text:p>
          </table:table-cell>
          <table:table-cell table:number-columns-repeated="3"/>
          <table:table-cell table:formula="of:=CONCATENATE([.AB528];&quot;,&quot;;[.AC528];&quot;,&quot;; TEXT([.AK528];&quot;#&quot;))" office:value-type="string" office:string-value="RANDOM,EDA,2">
            <text:p>RANDOM,EDA,2</text:p>
          </table:table-cell>
        </table:table-row>
        <table:table-row table:style-name="ro1">
          <table:table-cell office:value-type="string">
            <text:p>2BLK4F0OHOVRGD62RYTLH2HEE6623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8 GMT 2012</text:p>
          </table:table-cell>
          <table:table-cell table:number-columns-repeated="2"/>
          <table:table-cell office:value-type="string">
            <text:p>2RTQ6SVQ8H881ZIBSFFB3CI1XC45OA</text:p>
          </table:table-cell>
          <table:table-cell office:value-type="string">
            <text:p>AAE9H4ZIKQS37</text:p>
          </table:table-cell>
          <table:table-cell office:value-type="string">
            <text:p>Submitted</text:p>
          </table:table-cell>
          <table:table-cell office:value-type="string">
            <text:p>Thu Sep 13 06:35:02 GMT 2012</text:p>
          </table:table-cell>
          <table:table-cell office:value-type="string">
            <text:p>Thu Sep 13 06:35:08 GMT 2012</text:p>
          </table:table-cell>
          <table:table-cell office:value-type="string">
            <text:p>Wed Sep 19 23:35:08 PDT 2012</text:p>
          </table:table-cell>
          <table:table-cell table:number-columns-repeated="3"/>
          <table:table-cell office:value-type="string">
            <text:p>6</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William_Howard_Taft_2:187.txt</text:p>
          </table:table-cell>
          <table:table-cell office:value-type="string">
            <text:p>Another question which arises for consideration and possible legislation is the question of tolls in the Canal. This question is necessarily affected by the probable tonnage which will go through the Canal. It is all a matter of estimate, but one of the government commission in 1900 investigated the question and made a report. He concluded that the total tonnage of the vessels employed in commerce that could use the Isthmian Canal in 1914 would amount to 6,843,805 tons net register, and that this traffic would increase 25.1 per cent per decade; that it was not probable that all the commerce included in the totals would at once abandon the routes at present followed and make use of the new Canal, and that it might take some time, perhaps two years, to readjust trade with reference to the new conditions which the Canal would establish. He did not include, moreover, the tonnage of war vessels, although it is to be inferred that such vessels would make considerable use of the Canal. In the matter of tolls he reached the conclusion that a dollar a net ton would not drive business away from the Canal, but that a higher rate would do so.&lt;br/&gt;&lt;br/&gt;In determining what the tolls should be we certainly ought not to insist that they should at once amount to enough to pay the interest on the investment of $400,000,000 which the United States has made in the construction of the Canal. We ought not to do this, first, because the benefit to be derived by the United States from this expenditure is not to be measured solely by a return upon the investment. If it were, then the construction might well have been left to private enterprise. It was because an adequate return upon the money invested could not be expected immediately, or in the near future, and because there were peculiar political advantages to be derived from the construction of the Canal that it fell to the Government to advance the money and perform the work.&lt;br/&gt;&lt;br/&gt;</text:p>
          </table:table-cell>
          <table:table-cell office:value-type="string">
            <text:p>Samuel Agnon</text:p>
          </table:table-cell>
          <table:table-cell office:value-type="string">
            <text:p>http://en.wikipedia.org/wiki/Samuel_Agnon</text:p>
          </table:table-cell>
          <table:table-cell office:value-type="string">
            <text:p>Capital</text:p>
          </table:table-cell>
          <table:table-cell office:value-type="string">
            <text:p>http://en.wikipedia.org/wiki/Capital</text:p>
          </table:table-cell>
          <table:table-cell/>
          <table:table-cell office:value-type="string">
            <text:p>2</text:p>
          </table:table-cell>
          <table:table-cell table:number-columns-repeated="3"/>
          <table:table-cell table:formula="of:=CONCATENATE([.AB529];&quot;,&quot;;[.AC529];&quot;,&quot;; TEXT([.AK529];&quot;#&quot;))" office:value-type="string" office:string-value="RANDOM,EDA,2">
            <text:p>RANDOM,EDA,2</text:p>
          </table:table-cell>
        </table:table-row>
        <table:table-row table:style-name="ro1">
          <table:table-cell office:value-type="string">
            <text:p>2I0NMHGYQ4J32JZBIPDFNOYYK3X9M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8 GMT 2012</text:p>
          </table:table-cell>
          <table:table-cell table:number-columns-repeated="2"/>
          <table:table-cell office:value-type="string">
            <text:p>2EXUUKQOYGNIBABXFY70907S1VGYGV</text:p>
          </table:table-cell>
          <table:table-cell office:value-type="string">
            <text:p>AAE9H4ZIKQS37</text:p>
          </table:table-cell>
          <table:table-cell office:value-type="string">
            <text:p>Submitted</text:p>
          </table:table-cell>
          <table:table-cell office:value-type="string">
            <text:p>Thu Sep 13 06:33:45 GMT 2012</text:p>
          </table:table-cell>
          <table:table-cell office:value-type="string">
            <text:p>Thu Sep 13 06:33:51 GMT 2012</text:p>
          </table:table-cell>
          <table:table-cell office:value-type="string">
            <text:p>Wed Sep 19 23:33:51 PDT 2012</text:p>
          </table:table-cell>
          <table:table-cell table:number-columns-repeated="3"/>
          <table:table-cell office:value-type="string">
            <text:p>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illiam_McKinley_3:71.txt</text:p>
          </table:table-cell>
          <table:table-cell office:value-type="string">
            <text:p>Thus interpreted, the Convention for the Pacific Settlement of International Conflicts may be regarded as realizing the earnest desire of great numbers of American citizens, whose deep sense of justice, expressed in numerous resolutions and memorials, has urged them to labor for this noble achievement. The general character of this convention, already signed by the delegates of more than twenty sovereign States, further commends it to the favorable action of the Senate of the United States, whose ratification it still awaits.&lt;br/&gt;&lt;br/&gt;Since my last annual message, and in obedience to the acts of the Congress of April 22 and 26, 1898, the remaining volunteer force enlisted for the Spanish War, consisting Of 34,834 regulars and 110,202 volunteers, with over 5,000 volunteer officers, has been discharged from the military service. Of the volunteers, 667 officers and 14,831 men were serving in the Philippines, and 1,650 of the regulars, who were entitled to be mustered out after the ratification of the treaty of peace. They voluntarily remained at the front until their places could be filled by new troops. They were returned home in the order in which they went to Manila, and are now all of them out of the service and in the ranks of citizenship. I recommend that the Congress provide a special medal of honor for the volunteers, regulars, sailors, and marines on duty in the Philippines who voluntarily remained in the service after their terms of enlistment had expired.&lt;br/&gt;&lt;br/&gt;</text:p>
          </table:table-cell>
          <table:table-cell office:value-type="string">
            <text:p>Officers</text:p>
          </table:table-cell>
          <table:table-cell office:value-type="string">
            <text:p>http://en.wikipedia.org/wiki/Officers</text:p>
          </table:table-cell>
          <table:table-cell office:value-type="string">
            <text:p>History of the Philippines (1898–1946)</text:p>
          </table:table-cell>
          <table:table-cell office:value-type="string">
            <text:p>http://en.wikipedia.org/wiki/History_of_the_Philippines_(1898–1946)</text:p>
          </table:table-cell>
          <table:table-cell/>
          <table:table-cell office:value-type="string">
            <text:p>2</text:p>
          </table:table-cell>
          <table:table-cell table:number-columns-repeated="3"/>
          <table:table-cell table:formula="of:=CONCATENATE([.AB530];&quot;,&quot;;[.AC530];&quot;,&quot;; TEXT([.AK530];&quot;#&quot;))" office:value-type="string" office:string-value="LAU_ET_AL,EDA,2">
            <text:p>LAU_ET_AL,EDA,2</text:p>
          </table:table-cell>
        </table:table-row>
        <table:table-row table:style-name="ro1">
          <table:table-cell office:value-type="string">
            <text:p>2I0NMHGYQ4J32JZBIPDFNOYYK3X9M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8 GMT 2012</text:p>
          </table:table-cell>
          <table:table-cell table:number-columns-repeated="2"/>
          <table:table-cell office:value-type="string">
            <text:p>2M4F0CP5KXPTXW6N4874XM7N4LCYXN</text:p>
          </table:table-cell>
          <table:table-cell office:value-type="string">
            <text:p>A1UNZTSLGW77HK</text:p>
          </table:table-cell>
          <table:table-cell office:value-type="string">
            <text:p>Submitted</text:p>
          </table:table-cell>
          <table:table-cell office:value-type="string">
            <text:p>Thu Sep 13 06:36:57 GMT 2012</text:p>
          </table:table-cell>
          <table:table-cell office:value-type="string">
            <text:p>Thu Sep 13 06:37:18 GMT 2012</text:p>
          </table:table-cell>
          <table:table-cell office:value-type="string">
            <text:p>Wed Sep 19 23:37:18 PDT 2012</text:p>
          </table:table-cell>
          <table:table-cell table:number-columns-repeated="3"/>
          <table:table-cell office:value-type="string">
            <text:p>21</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illiam_McKinley_3:71.txt</text:p>
          </table:table-cell>
          <table:table-cell office:value-type="string">
            <text:p>Thus interpreted, the Convention for the Pacific Settlement of International Conflicts may be regarded as realizing the earnest desire of great numbers of American citizens, whose deep sense of justice, expressed in numerous resolutions and memorials, has urged them to labor for this noble achievement. The general character of this convention, already signed by the delegates of more than twenty sovereign States, further commends it to the favorable action of the Senate of the United States, whose ratification it still awaits.&lt;br/&gt;&lt;br/&gt;Since my last annual message, and in obedience to the acts of the Congress of April 22 and 26, 1898, the remaining volunteer force enlisted for the Spanish War, consisting Of 34,834 regulars and 110,202 volunteers, with over 5,000 volunteer officers, has been discharged from the military service. Of the volunteers, 667 officers and 14,831 men were serving in the Philippines, and 1,650 of the regulars, who were entitled to be mustered out after the ratification of the treaty of peace. They voluntarily remained at the front until their places could be filled by new troops. They were returned home in the order in which they went to Manila, and are now all of them out of the service and in the ranks of citizenship. I recommend that the Congress provide a special medal of honor for the volunteers, regulars, sailors, and marines on duty in the Philippines who voluntarily remained in the service after their terms of enlistment had expired.&lt;br/&gt;&lt;br/&gt;</text:p>
          </table:table-cell>
          <table:table-cell office:value-type="string">
            <text:p>Officers</text:p>
          </table:table-cell>
          <table:table-cell office:value-type="string">
            <text:p>http://en.wikipedia.org/wiki/Officers</text:p>
          </table:table-cell>
          <table:table-cell office:value-type="string">
            <text:p>History of the Philippines (1898–1946)</text:p>
          </table:table-cell>
          <table:table-cell office:value-type="string">
            <text:p>http://en.wikipedia.org/wiki/History_of_the_Philippines_(1898–1946)</text:p>
          </table:table-cell>
          <table:table-cell/>
          <table:table-cell office:value-type="string">
            <text:p>1</text:p>
          </table:table-cell>
          <table:table-cell table:number-columns-repeated="3"/>
          <table:table-cell table:formula="of:=CONCATENATE([.AB531];&quot;,&quot;;[.AC531];&quot;,&quot;; TEXT([.AK531];&quot;#&quot;))" office:value-type="string" office:string-value="LAU_ET_AL,EDA,1">
            <text:p>LAU_ET_AL,EDA,1</text:p>
          </table:table-cell>
        </table:table-row>
        <table:table-row table:style-name="ro1">
          <table:table-cell office:value-type="string">
            <text:p>2I0NMHGYQ4J32JZBIPDFNOYYK3X9M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8 GMT 2012</text:p>
          </table:table-cell>
          <table:table-cell table:number-columns-repeated="2"/>
          <table:table-cell office:value-type="string">
            <text:p>2UKSZVXX2Q45938VV87NQW1NYNSP7N</text:p>
          </table:table-cell>
          <table:table-cell office:value-type="string">
            <text:p>A1K31OBX0MZU1N</text:p>
          </table:table-cell>
          <table:table-cell office:value-type="string">
            <text:p>Submitted</text:p>
          </table:table-cell>
          <table:table-cell office:value-type="string">
            <text:p>Thu Sep 13 06:02:13 GMT 2012</text:p>
          </table:table-cell>
          <table:table-cell office:value-type="string">
            <text:p>Thu Sep 13 06:03:07 GMT 2012</text:p>
          </table:table-cell>
          <table:table-cell office:value-type="string">
            <text:p>Wed Sep 19 23:03:07 PDT 2012</text:p>
          </table:table-cell>
          <table:table-cell table:number-columns-repeated="3"/>
          <table:table-cell office:value-type="string">
            <text:p>54</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illiam_McKinley_3:71.txt</text:p>
          </table:table-cell>
          <table:table-cell office:value-type="string">
            <text:p>Thus interpreted, the Convention for the Pacific Settlement of International Conflicts may be regarded as realizing the earnest desire of great numbers of American citizens, whose deep sense of justice, expressed in numerous resolutions and memorials, has urged them to labor for this noble achievement. The general character of this convention, already signed by the delegates of more than twenty sovereign States, further commends it to the favorable action of the Senate of the United States, whose ratification it still awaits.&lt;br/&gt;&lt;br/&gt;Since my last annual message, and in obedience to the acts of the Congress of April 22 and 26, 1898, the remaining volunteer force enlisted for the Spanish War, consisting Of 34,834 regulars and 110,202 volunteers, with over 5,000 volunteer officers, has been discharged from the military service. Of the volunteers, 667 officers and 14,831 men were serving in the Philippines, and 1,650 of the regulars, who were entitled to be mustered out after the ratification of the treaty of peace. They voluntarily remained at the front until their places could be filled by new troops. They were returned home in the order in which they went to Manila, and are now all of them out of the service and in the ranks of citizenship. I recommend that the Congress provide a special medal of honor for the volunteers, regulars, sailors, and marines on duty in the Philippines who voluntarily remained in the service after their terms of enlistment had expired.&lt;br/&gt;&lt;br/&gt;</text:p>
          </table:table-cell>
          <table:table-cell office:value-type="string">
            <text:p>Officers</text:p>
          </table:table-cell>
          <table:table-cell office:value-type="string">
            <text:p>http://en.wikipedia.org/wiki/Officers</text:p>
          </table:table-cell>
          <table:table-cell office:value-type="string">
            <text:p>History of the Philippines (1898–1946)</text:p>
          </table:table-cell>
          <table:table-cell office:value-type="string">
            <text:p>http://en.wikipedia.org/wiki/History_of_the_Philippines_(1898–1946)</text:p>
          </table:table-cell>
          <table:table-cell/>
          <table:table-cell office:value-type="string">
            <text:p>2</text:p>
          </table:table-cell>
          <table:table-cell table:number-columns-repeated="3"/>
          <table:table-cell table:formula="of:=CONCATENATE([.AB532];&quot;,&quot;;[.AC532];&quot;,&quot;; TEXT([.AK532];&quot;#&quot;))" office:value-type="string" office:string-value="LAU_ET_AL,EDA,2">
            <text:p>LAU_ET_AL,EDA,2</text:p>
          </table:table-cell>
        </table:table-row>
        <table:table-row table:style-name="ro1">
          <table:table-cell office:value-type="string">
            <text:p>2PW4BLYHVI4431QPS4ZDVEZSDKKV1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8 GMT 2012</text:p>
          </table:table-cell>
          <table:table-cell table:number-columns-repeated="2"/>
          <table:table-cell office:value-type="string">
            <text:p>24DRGNTBJ3MMS6TKWHE6AKHBF1KV9T</text:p>
          </table:table-cell>
          <table:table-cell office:value-type="string">
            <text:p>A997OZ3H2B3Q2</text:p>
          </table:table-cell>
          <table:table-cell office:value-type="string">
            <text:p>Submitted</text:p>
          </table:table-cell>
          <table:table-cell office:value-type="string">
            <text:p>Thu Sep 13 06:46:52 GMT 2012</text:p>
          </table:table-cell>
          <table:table-cell office:value-type="string">
            <text:p>Thu Sep 13 06:47:14 GMT 2012</text:p>
          </table:table-cell>
          <table:table-cell office:value-type="string">
            <text:p>Wed Sep 19 23:47:14 PDT 2012</text:p>
          </table:table-cell>
          <table:table-cell table:number-columns-repeated="3"/>
          <table:table-cell office:value-type="string">
            <text:p>22</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Franklin_Pierce_4:1.txt</text:p>
          </table:table-cell>
          <table:table-cell office:value-type="string">
            <text:p>Of the condition of the domestic interests of the Union--its agriculture, mines, manufactures, navigation, and commerce--it is necessary only to say that the internal prosperity of the country, its continuous and steady advancement in wealth and population and in private as well as public well-being, attest the wisdom of our institutions and the predominant spirit of intelligence and patriotism which, notwithstanding occasional irregularities of opinion or action resulting from popular freedom, has distinguished and characterized the people of America. In the brief interval between the termination of the last and the commencement of the present session of Congress the public mind has been occupied with the care of selecting for another constitutional term the President and Vice-President of the United States.&lt;br/&gt;&lt;br/&gt;The determination of the persons who are of right, or contingently, to preside over the administration of the Government is under our system committed to the States and the people. We appeal to them, by their voice pronounced in the forms of law, to call whomsoever they will to the high post of Chief Magistrate.&lt;br/&gt;&lt;br/&gt;</text:p>
          </table:table-cell>
          <table:table-cell office:value-type="string">
            <text:p>Diosdado Macapagal</text:p>
          </table:table-cell>
          <table:table-cell office:value-type="string">
            <text:p>http://en.wikipedia.org/wiki/Diosdado_Macapagal</text:p>
          </table:table-cell>
          <table:table-cell office:value-type="string">
            <text:p>Same-sex marriage law in the United States by state</text:p>
          </table:table-cell>
          <table:table-cell office:value-type="string">
            <text:p>http://en.wikipedia.org/wiki/Same-sex_marriage_law_in_the_United_States_by_state</text:p>
          </table:table-cell>
          <table:table-cell/>
          <table:table-cell office:value-type="string">
            <text:p>2</text:p>
          </table:table-cell>
          <table:table-cell table:number-columns-repeated="3"/>
          <table:table-cell table:formula="of:=CONCATENATE([.AB533];&quot;,&quot;;[.AC533];&quot;,&quot;; TEXT([.AK533];&quot;#&quot;))" office:value-type="string" office:string-value="LAU_ET_AL,EDA,2">
            <text:p>LAU_ET_AL,EDA,2</text:p>
          </table:table-cell>
        </table:table-row>
        <table:table-row table:style-name="ro1">
          <table:table-cell office:value-type="string">
            <text:p>2PW4BLYHVI4431QPS4ZDVEZSDKKV1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8 GMT 2012</text:p>
          </table:table-cell>
          <table:table-cell table:number-columns-repeated="2"/>
          <table:table-cell office:value-type="string">
            <text:p>2NTX3V0FK0COZB7J8WYPSK9LXBDGNO</text:p>
          </table:table-cell>
          <table:table-cell office:value-type="string">
            <text:p>AAE9H4ZIKQS37</text:p>
          </table:table-cell>
          <table:table-cell office:value-type="string">
            <text:p>Submitted</text:p>
          </table:table-cell>
          <table:table-cell office:value-type="string">
            <text:p>Thu Sep 13 06:37:59 GMT 2012</text:p>
          </table:table-cell>
          <table:table-cell office:value-type="string">
            <text:p>Thu Sep 13 06:38:09 GMT 2012</text:p>
          </table:table-cell>
          <table:table-cell office:value-type="string">
            <text:p>Wed Sep 19 23:38:09 PDT 2012</text:p>
          </table:table-cell>
          <table:table-cell table:number-columns-repeated="3"/>
          <table:table-cell office:value-type="string">
            <text:p>10</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Franklin_Pierce_4:1.txt</text:p>
          </table:table-cell>
          <table:table-cell office:value-type="string">
            <text:p>Of the condition of the domestic interests of the Union--its agriculture, mines, manufactures, navigation, and commerce--it is necessary only to say that the internal prosperity of the country, its continuous and steady advancement in wealth and population and in private as well as public well-being, attest the wisdom of our institutions and the predominant spirit of intelligence and patriotism which, notwithstanding occasional irregularities of opinion or action resulting from popular freedom, has distinguished and characterized the people of America. In the brief interval between the termination of the last and the commencement of the present session of Congress the public mind has been occupied with the care of selecting for another constitutional term the President and Vice-President of the United States.&lt;br/&gt;&lt;br/&gt;The determination of the persons who are of right, or contingently, to preside over the administration of the Government is under our system committed to the States and the people. We appeal to them, by their voice pronounced in the forms of law, to call whomsoever they will to the high post of Chief Magistrate.&lt;br/&gt;&lt;br/&gt;</text:p>
          </table:table-cell>
          <table:table-cell office:value-type="string">
            <text:p>Diosdado Macapagal</text:p>
          </table:table-cell>
          <table:table-cell office:value-type="string">
            <text:p>http://en.wikipedia.org/wiki/Diosdado_Macapagal</text:p>
          </table:table-cell>
          <table:table-cell office:value-type="string">
            <text:p>Same-sex marriage law in the United States by state</text:p>
          </table:table-cell>
          <table:table-cell office:value-type="string">
            <text:p>http://en.wikipedia.org/wiki/Same-sex_marriage_law_in_the_United_States_by_state</text:p>
          </table:table-cell>
          <table:table-cell/>
          <table:table-cell office:value-type="string">
            <text:p>2</text:p>
          </table:table-cell>
          <table:table-cell table:number-columns-repeated="3"/>
          <table:table-cell table:formula="of:=CONCATENATE([.AB534];&quot;,&quot;;[.AC534];&quot;,&quot;; TEXT([.AK534];&quot;#&quot;))" office:value-type="string" office:string-value="LAU_ET_AL,EDA,2">
            <text:p>LAU_ET_AL,EDA,2</text:p>
          </table:table-cell>
        </table:table-row>
        <table:table-row table:style-name="ro1">
          <table:table-cell office:value-type="string">
            <text:p>2PW4BLYHVI4431QPS4ZDVEZSDKKV1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8 GMT 2012</text:p>
          </table:table-cell>
          <table:table-cell table:number-columns-repeated="2"/>
          <table:table-cell office:value-type="string">
            <text:p>2YFNVRH1KHO9TPFGEGEVHLKWDCRZQG</text:p>
          </table:table-cell>
          <table:table-cell office:value-type="string">
            <text:p>A2W2ZEI7WUASOW</text:p>
          </table:table-cell>
          <table:table-cell office:value-type="string">
            <text:p>Submitted</text:p>
          </table:table-cell>
          <table:table-cell office:value-type="string">
            <text:p>Thu Sep 13 06:06:24 GMT 2012</text:p>
          </table:table-cell>
          <table:table-cell office:value-type="string">
            <text:p>Thu Sep 13 06:07:01 GMT 2012</text:p>
          </table:table-cell>
          <table:table-cell office:value-type="string">
            <text:p>Wed Sep 19 23:07:01 PDT 2012</text:p>
          </table:table-cell>
          <table:table-cell table:number-columns-repeated="3"/>
          <table:table-cell office:value-type="string">
            <text:p>37</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Franklin_Pierce_4:1.txt</text:p>
          </table:table-cell>
          <table:table-cell office:value-type="string">
            <text:p>Of the condition of the domestic interests of the Union--its agriculture, mines, manufactures, navigation, and commerce--it is necessary only to say that the internal prosperity of the country, its continuous and steady advancement in wealth and population and in private as well as public well-being, attest the wisdom of our institutions and the predominant spirit of intelligence and patriotism which, notwithstanding occasional irregularities of opinion or action resulting from popular freedom, has distinguished and characterized the people of America. In the brief interval between the termination of the last and the commencement of the present session of Congress the public mind has been occupied with the care of selecting for another constitutional term the President and Vice-President of the United States.&lt;br/&gt;&lt;br/&gt;The determination of the persons who are of right, or contingently, to preside over the administration of the Government is under our system committed to the States and the people. We appeal to them, by their voice pronounced in the forms of law, to call whomsoever they will to the high post of Chief Magistrate.&lt;br/&gt;&lt;br/&gt;</text:p>
          </table:table-cell>
          <table:table-cell office:value-type="string">
            <text:p>Diosdado Macapagal</text:p>
          </table:table-cell>
          <table:table-cell office:value-type="string">
            <text:p>http://en.wikipedia.org/wiki/Diosdado_Macapagal</text:p>
          </table:table-cell>
          <table:table-cell office:value-type="string">
            <text:p>Same-sex marriage law in the United States by state</text:p>
          </table:table-cell>
          <table:table-cell office:value-type="string">
            <text:p>http://en.wikipedia.org/wiki/Same-sex_marriage_law_in_the_United_States_by_state</text:p>
          </table:table-cell>
          <table:table-cell/>
          <table:table-cell office:value-type="string">
            <text:p>2</text:p>
          </table:table-cell>
          <table:table-cell table:number-columns-repeated="3"/>
          <table:table-cell table:formula="of:=CONCATENATE([.AB535];&quot;,&quot;;[.AC535];&quot;,&quot;; TEXT([.AK535];&quot;#&quot;))" office:value-type="string" office:string-value="LAU_ET_AL,EDA,2">
            <text:p>LAU_ET_AL,EDA,2</text:p>
          </table:table-cell>
        </table:table-row>
        <table:table-row table:style-name="ro1">
          <table:table-cell office:value-type="string">
            <text:p>2J392HECWA6XI7CHJPRCX5KXR3DJK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8 GMT 2012</text:p>
          </table:table-cell>
          <table:table-cell table:number-columns-repeated="2"/>
          <table:table-cell office:value-type="string">
            <text:p>2BHC6SK9RJ853864LRDAIPMOU5B4S0</text:p>
          </table:table-cell>
          <table:table-cell office:value-type="string">
            <text:p>AS809NPDW8VZ0</text:p>
          </table:table-cell>
          <table:table-cell office:value-type="string">
            <text:p>Submitted</text:p>
          </table:table-cell>
          <table:table-cell office:value-type="string">
            <text:p>Thu Sep 13 06:30:56 GMT 2012</text:p>
          </table:table-cell>
          <table:table-cell office:value-type="string">
            <text:p>Thu Sep 13 06:32:03 GMT 2012</text:p>
          </table:table-cell>
          <table:table-cell office:value-type="string">
            <text:p>Wed Sep 19 23:32:03 PDT 2012</text:p>
          </table:table-cell>
          <table:table-cell table:number-columns-repeated="3"/>
          <table:table-cell office:value-type="string">
            <text:p>6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immy_Carter_4:62.txt</text:p>
          </table:table-cell>
          <table:table-cell office:value-type="string">
            <text:p>strong cost controls and health system reforms would be implemented, including greater incentives for Health Maintenance Organizations.&lt;br/&gt;&lt;br/&gt;I urge the new Congress to compare my Plan with the alternatives-- programs which either do too little to improve the health care needs of Americans most in need or programs which would impose substantial financial burdens on the American taxpayers. I hope the Congress will see the need for and the benefits of my Plan and work toward prompt enactment. We cannot afford further delay in this vital area.&lt;br/&gt;&lt;br/&gt;</text:p>
          </table:table-cell>
          <table:table-cell office:value-type="string">
            <text:p>Health insurance in the United States</text:p>
          </table:table-cell>
          <table:table-cell office:value-type="string">
            <text:p>http://en.wikipedia.org/wiki/Health_insurance_in_the_United_States</text:p>
          </table:table-cell>
          <table:table-cell office:value-type="string">
            <text:p>Care</text:p>
          </table:table-cell>
          <table:table-cell office:value-type="string">
            <text:p>http://en.wikipedia.org/wiki/Care</text:p>
          </table:table-cell>
          <table:table-cell/>
          <table:table-cell office:value-type="string">
            <text:p>1</text:p>
          </table:table-cell>
          <table:table-cell table:number-columns-repeated="3"/>
          <table:table-cell table:formula="of:=CONCATENATE([.AB536];&quot;,&quot;;[.AC536];&quot;,&quot;; TEXT([.AK536];&quot;#&quot;))" office:value-type="string" office:string-value="EDA,LAU_ET_AL,1">
            <text:p>EDA,LAU_ET_AL,1</text:p>
          </table:table-cell>
        </table:table-row>
        <table:table-row table:style-name="ro1">
          <table:table-cell office:value-type="string">
            <text:p>2J392HECWA6XI7CHJPRCX5KXR3DJK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8 GMT 2012</text:p>
          </table:table-cell>
          <table:table-cell table:number-columns-repeated="2"/>
          <table:table-cell office:value-type="string">
            <text:p>2K36BFMFFOYYX2PYQP4GMSC0XCZLYL</text:p>
          </table:table-cell>
          <table:table-cell office:value-type="string">
            <text:p>A997OZ3H2B3Q2</text:p>
          </table:table-cell>
          <table:table-cell office:value-type="string">
            <text:p>Submitted</text:p>
          </table:table-cell>
          <table:table-cell office:value-type="string">
            <text:p>Thu Sep 13 05:51:28 GMT 2012</text:p>
          </table:table-cell>
          <table:table-cell office:value-type="string">
            <text:p>Thu Sep 13 05:51:49 GMT 2012</text:p>
          </table:table-cell>
          <table:table-cell office:value-type="string">
            <text:p>Wed Sep 19 22:51:49 PDT 2012</text:p>
          </table:table-cell>
          <table:table-cell table:number-columns-repeated="3"/>
          <table:table-cell office:value-type="string">
            <text:p>21</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immy_Carter_4:62.txt</text:p>
          </table:table-cell>
          <table:table-cell office:value-type="string">
            <text:p>strong cost controls and health system reforms would be implemented, including greater incentives for Health Maintenance Organizations.&lt;br/&gt;&lt;br/&gt;I urge the new Congress to compare my Plan with the alternatives-- programs which either do too little to improve the health care needs of Americans most in need or programs which would impose substantial financial burdens on the American taxpayers. I hope the Congress will see the need for and the benefits of my Plan and work toward prompt enactment. We cannot afford further delay in this vital area.&lt;br/&gt;&lt;br/&gt;</text:p>
          </table:table-cell>
          <table:table-cell office:value-type="string">
            <text:p>Health insurance in the United States</text:p>
          </table:table-cell>
          <table:table-cell office:value-type="string">
            <text:p>http://en.wikipedia.org/wiki/Health_insurance_in_the_United_States</text:p>
          </table:table-cell>
          <table:table-cell office:value-type="string">
            <text:p>Care</text:p>
          </table:table-cell>
          <table:table-cell office:value-type="string">
            <text:p>http://en.wikipedia.org/wiki/Care</text:p>
          </table:table-cell>
          <table:table-cell/>
          <table:table-cell office:value-type="string">
            <text:p>1</text:p>
          </table:table-cell>
          <table:table-cell table:number-columns-repeated="3"/>
          <table:table-cell table:formula="of:=CONCATENATE([.AB537];&quot;,&quot;;[.AC537];&quot;,&quot;; TEXT([.AK537];&quot;#&quot;))" office:value-type="string" office:string-value="EDA,LAU_ET_AL,1">
            <text:p>EDA,LAU_ET_AL,1</text:p>
          </table:table-cell>
        </table:table-row>
        <table:table-row table:style-name="ro1">
          <table:table-cell office:value-type="string">
            <text:p>2J392HECWA6XI7CHJPRCX5KXR3DJK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8 GMT 2012</text:p>
          </table:table-cell>
          <table:table-cell table:number-columns-repeated="2"/>
          <table:table-cell office:value-type="string">
            <text:p>2WL6YTWX4H3HHYZ9KJ0GQ6IJXQAY3M</text:p>
          </table:table-cell>
          <table:table-cell office:value-type="string">
            <text:p>AAE9H4ZIKQS37</text:p>
          </table:table-cell>
          <table:table-cell office:value-type="string">
            <text:p>Submitted</text:p>
          </table:table-cell>
          <table:table-cell office:value-type="string">
            <text:p>Thu Sep 13 06:19:13 GMT 2012</text:p>
          </table:table-cell>
          <table:table-cell office:value-type="string">
            <text:p>Thu Sep 13 06:19:20 GMT 2012</text:p>
          </table:table-cell>
          <table:table-cell office:value-type="string">
            <text:p>Wed Sep 19 23:19:20 PDT 2012</text:p>
          </table:table-cell>
          <table:table-cell table:number-columns-repeated="3"/>
          <table:table-cell office:value-type="string">
            <text:p>7</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Jimmy_Carter_4:62.txt</text:p>
          </table:table-cell>
          <table:table-cell office:value-type="string">
            <text:p>strong cost controls and health system reforms would be implemented, including greater incentives for Health Maintenance Organizations.&lt;br/&gt;&lt;br/&gt;I urge the new Congress to compare my Plan with the alternatives-- programs which either do too little to improve the health care needs of Americans most in need or programs which would impose substantial financial burdens on the American taxpayers. I hope the Congress will see the need for and the benefits of my Plan and work toward prompt enactment. We cannot afford further delay in this vital area.&lt;br/&gt;&lt;br/&gt;</text:p>
          </table:table-cell>
          <table:table-cell office:value-type="string">
            <text:p>Health insurance in the United States</text:p>
          </table:table-cell>
          <table:table-cell office:value-type="string">
            <text:p>http://en.wikipedia.org/wiki/Health_insurance_in_the_United_States</text:p>
          </table:table-cell>
          <table:table-cell office:value-type="string">
            <text:p>Care</text:p>
          </table:table-cell>
          <table:table-cell office:value-type="string">
            <text:p>http://en.wikipedia.org/wiki/Care</text:p>
          </table:table-cell>
          <table:table-cell/>
          <table:table-cell office:value-type="string">
            <text:p>1</text:p>
          </table:table-cell>
          <table:table-cell table:number-columns-repeated="3"/>
          <table:table-cell table:formula="of:=CONCATENATE([.AB538];&quot;,&quot;;[.AC538];&quot;,&quot;; TEXT([.AK538];&quot;#&quot;))" office:value-type="string" office:string-value="EDA,LAU_ET_AL,1">
            <text:p>EDA,LAU_ET_AL,1</text:p>
          </table:table-cell>
        </table:table-row>
        <table:table-row table:style-name="ro1">
          <table:table-cell office:value-type="string">
            <text:p>2BGT3DHJHP4BSM8LB8ZR0X9X5QYV2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8 GMT 2012</text:p>
          </table:table-cell>
          <table:table-cell table:number-columns-repeated="2"/>
          <table:table-cell office:value-type="string">
            <text:p>2MPKNQY2RCJKLCN0LD8R8KUIG5G3SF</text:p>
          </table:table-cell>
          <table:table-cell office:value-type="string">
            <text:p>A1UNZTSLGW77HK</text:p>
          </table:table-cell>
          <table:table-cell office:value-type="string">
            <text:p>Submitted</text:p>
          </table:table-cell>
          <table:table-cell office:value-type="string">
            <text:p>Thu Sep 13 06:33:50 GMT 2012</text:p>
          </table:table-cell>
          <table:table-cell office:value-type="string">
            <text:p>Thu Sep 13 06:34:12 GMT 2012</text:p>
          </table:table-cell>
          <table:table-cell office:value-type="string">
            <text:p>Wed Sep 19 23:34:12 PDT 2012</text:p>
          </table:table-cell>
          <table:table-cell table:number-columns-repeated="3"/>
          <table:table-cell office:value-type="string">
            <text:p>22</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Franklin_Delano_Roosevelt_11:30.txt</text:p>
          </table:table-cell>
          <table:table-cell office:value-type="string">
            <text:p>Our soldiers and sailors and marines know that the overwhelming majority of them will be deprived of the opportunity to vote, if the voting machinery is left exclusively to the States under existing State laws—and that there is no likelihood of these laws being changed in time to enable them to vote at the next election. The Army and Navy have reported that it will be impossible effectively to administer forty-eight different soldier voting laws. It is the duty of the Congress to remove this unjustifiable discrimination against the men and women in our armed forces- and to do it as quickly as possible.&lt;br/&gt;&lt;br/&gt;It is our duty now to begin to lay the plans and determine the strategy for the winning of a lasting peace and the establishment of an American standard of living higher than ever before known. We cannot be content, no matter how high that general standard of living may be, if some fraction of our people—whether it be one-third or one-fifth or one-tenth- is ill-fed, ill-clothed, ill housed, and insecure.&lt;br/&gt;&lt;br/&gt;</text:p>
          </table:table-cell>
          <table:table-cell office:value-type="string">
            <text:p>Labor</text:p>
          </table:table-cell>
          <table:table-cell office:value-type="string">
            <text:p>http://en.wikipedia.org/wiki/Labor</text:p>
          </table:table-cell>
          <table:table-cell office:value-type="string">
            <text:p>Human rights in the Democratic Republic of the Congo</text:p>
          </table:table-cell>
          <table:table-cell office:value-type="string">
            <text:p>http://en.wikipedia.org/wiki/Human_rights_in_the_Democratic_Republic_of_the_Congo</text:p>
          </table:table-cell>
          <table:table-cell/>
          <table:table-cell office:value-type="string">
            <text:p>1</text:p>
          </table:table-cell>
          <table:table-cell table:number-columns-repeated="3"/>
          <table:table-cell table:formula="of:=CONCATENATE([.AB539];&quot;,&quot;;[.AC539];&quot;,&quot;; TEXT([.AK539];&quot;#&quot;))" office:value-type="string" office:string-value="LAU_ET_AL,EDA,1">
            <text:p>LAU_ET_AL,EDA,1</text:p>
          </table:table-cell>
        </table:table-row>
        <table:table-row table:style-name="ro1">
          <table:table-cell office:value-type="string">
            <text:p>2BGT3DHJHP4BSM8LB8ZR0X9X5QYV2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8 GMT 2012</text:p>
          </table:table-cell>
          <table:table-cell table:number-columns-repeated="2"/>
          <table:table-cell office:value-type="string">
            <text:p>2P64EGDHDM250H6EU9N6PEZ6UTACM9</text:p>
          </table:table-cell>
          <table:table-cell office:value-type="string">
            <text:p>AAE9H4ZIKQS37</text:p>
          </table:table-cell>
          <table:table-cell office:value-type="string">
            <text:p>Submitted</text:p>
          </table:table-cell>
          <table:table-cell office:value-type="string">
            <text:p>Thu Sep 13 06:31:04 GMT 2012</text:p>
          </table:table-cell>
          <table:table-cell office:value-type="string">
            <text:p>Thu Sep 13 06:31:13 GMT 2012</text:p>
          </table:table-cell>
          <table:table-cell office:value-type="string">
            <text:p>Wed Sep 19 23:31:13 PDT 2012</text:p>
          </table:table-cell>
          <table:table-cell table:number-columns-repeated="3"/>
          <table:table-cell office:value-type="string">
            <text:p>9</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Franklin_Delano_Roosevelt_11:30.txt</text:p>
          </table:table-cell>
          <table:table-cell office:value-type="string">
            <text:p>Our soldiers and sailors and marines know that the overwhelming majority of them will be deprived of the opportunity to vote, if the voting machinery is left exclusively to the States under existing State laws—and that there is no likelihood of these laws being changed in time to enable them to vote at the next election. The Army and Navy have reported that it will be impossible effectively to administer forty-eight different soldier voting laws. It is the duty of the Congress to remove this unjustifiable discrimination against the men and women in our armed forces- and to do it as quickly as possible.&lt;br/&gt;&lt;br/&gt;It is our duty now to begin to lay the plans and determine the strategy for the winning of a lasting peace and the establishment of an American standard of living higher than ever before known. We cannot be content, no matter how high that general standard of living may be, if some fraction of our people—whether it be one-third or one-fifth or one-tenth- is ill-fed, ill-clothed, ill housed, and insecure.&lt;br/&gt;&lt;br/&gt;</text:p>
          </table:table-cell>
          <table:table-cell office:value-type="string">
            <text:p>Labor</text:p>
          </table:table-cell>
          <table:table-cell office:value-type="string">
            <text:p>http://en.wikipedia.org/wiki/Labor</text:p>
          </table:table-cell>
          <table:table-cell office:value-type="string">
            <text:p>Human rights in the Democratic Republic of the Congo</text:p>
          </table:table-cell>
          <table:table-cell office:value-type="string">
            <text:p>http://en.wikipedia.org/wiki/Human_rights_in_the_Democratic_Republic_of_the_Congo</text:p>
          </table:table-cell>
          <table:table-cell/>
          <table:table-cell office:value-type="string">
            <text:p>1</text:p>
          </table:table-cell>
          <table:table-cell table:number-columns-repeated="3"/>
          <table:table-cell table:formula="of:=CONCATENATE([.AB540];&quot;,&quot;;[.AC540];&quot;,&quot;; TEXT([.AK540];&quot;#&quot;))" office:value-type="string" office:string-value="LAU_ET_AL,EDA,1">
            <text:p>LAU_ET_AL,EDA,1</text:p>
          </table:table-cell>
        </table:table-row>
        <table:table-row table:style-name="ro1">
          <table:table-cell office:value-type="string">
            <text:p>2BGT3DHJHP4BSM8LB8ZR0X9X5QYV2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8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8 GMT 2012</text:p>
          </table:table-cell>
          <table:table-cell table:number-columns-repeated="2"/>
          <table:table-cell office:value-type="string">
            <text:p>2WS5BMJTUHYWHPHUG11705WM7LBHMJ</text:p>
          </table:table-cell>
          <table:table-cell office:value-type="string">
            <text:p>A997OZ3H2B3Q2</text:p>
          </table:table-cell>
          <table:table-cell office:value-type="string">
            <text:p>Submitted</text:p>
          </table:table-cell>
          <table:table-cell office:value-type="string">
            <text:p>Thu Sep 13 05:44:11 GMT 2012</text:p>
          </table:table-cell>
          <table:table-cell office:value-type="string">
            <text:p>Thu Sep 13 05:44:22 GMT 2012</text:p>
          </table:table-cell>
          <table:table-cell office:value-type="string">
            <text:p>Wed Sep 19 22:44:22 PDT 2012</text:p>
          </table:table-cell>
          <table:table-cell table:number-columns-repeated="3"/>
          <table:table-cell office:value-type="string">
            <text:p>11</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Franklin_Delano_Roosevelt_11:30.txt</text:p>
          </table:table-cell>
          <table:table-cell office:value-type="string">
            <text:p>Our soldiers and sailors and marines know that the overwhelming majority of them will be deprived of the opportunity to vote, if the voting machinery is left exclusively to the States under existing State laws—and that there is no likelihood of these laws being changed in time to enable them to vote at the next election. The Army and Navy have reported that it will be impossible effectively to administer forty-eight different soldier voting laws. It is the duty of the Congress to remove this unjustifiable discrimination against the men and women in our armed forces- and to do it as quickly as possible.&lt;br/&gt;&lt;br/&gt;It is our duty now to begin to lay the plans and determine the strategy for the winning of a lasting peace and the establishment of an American standard of living higher than ever before known. We cannot be content, no matter how high that general standard of living may be, if some fraction of our people—whether it be one-third or one-fifth or one-tenth- is ill-fed, ill-clothed, ill housed, and insecure.&lt;br/&gt;&lt;br/&gt;</text:p>
          </table:table-cell>
          <table:table-cell office:value-type="string">
            <text:p>Labor</text:p>
          </table:table-cell>
          <table:table-cell office:value-type="string">
            <text:p>http://en.wikipedia.org/wiki/Labor</text:p>
          </table:table-cell>
          <table:table-cell office:value-type="string">
            <text:p>Human rights in the Democratic Republic of the Congo</text:p>
          </table:table-cell>
          <table:table-cell office:value-type="string">
            <text:p>http://en.wikipedia.org/wiki/Human_rights_in_the_Democratic_Republic_of_the_Congo</text:p>
          </table:table-cell>
          <table:table-cell/>
          <table:table-cell office:value-type="string">
            <text:p>2</text:p>
          </table:table-cell>
          <table:table-cell table:number-columns-repeated="3"/>
          <table:table-cell table:formula="of:=CONCATENATE([.AB541];&quot;,&quot;;[.AC541];&quot;,&quot;; TEXT([.AK541];&quot;#&quot;))" office:value-type="string" office:string-value="LAU_ET_AL,EDA,2">
            <text:p>LAU_ET_AL,EDA,2</text:p>
          </table:table-cell>
        </table:table-row>
        <table:table-row table:style-name="ro1">
          <table:table-cell office:value-type="string">
            <text:p>2OMJ79KQW6182DUZ4P3DC5XCG3IJL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E70OHOVR14ICTC7SJTHMCWACCA56L</text:p>
          </table:table-cell>
          <table:table-cell office:value-type="string">
            <text:p>A1UNZTSLGW77HK</text:p>
          </table:table-cell>
          <table:table-cell office:value-type="string">
            <text:p>Submitted</text:p>
          </table:table-cell>
          <table:table-cell office:value-type="string">
            <text:p>Thu Sep 13 06:42:07 GMT 2012</text:p>
          </table:table-cell>
          <table:table-cell office:value-type="string">
            <text:p>Thu Sep 13 06:42:20 GMT 2012</text:p>
          </table:table-cell>
          <table:table-cell office:value-type="string">
            <text:p>Wed Sep 19 23:42:20 PDT 2012</text:p>
          </table:table-cell>
          <table:table-cell table:number-columns-repeated="3"/>
          <table:table-cell office:value-type="string">
            <text:p>13</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Bill_Clinton_3:39.txt</text:p>
          </table:table-cell>
          <table:table-cell office:value-type="string">
            <text:p>Well, my fellow Americans, that&amp;apos;s my agenda for America&amp;apos;s future: expanding opportunity, not bureaucracy; enhancing security at home and abroad; empowering our people to make the most of their own lives. It&amp;apos;s ambitious and achievable, but it&amp;apos;s not enough. We even need more than new ideas for changing the world or equipping Americans to compete in the new economy, more than a Government that&amp;apos;s smaller, smarter, and wiser, more than all of the changes we can make in Government and in the private sector from the outside in.&lt;br/&gt;&lt;br/&gt;Our fortunes and our posterity also depend upon our ability to answer some questions from within, from the values and voices that speak to our hearts as well as our heads; voices that tell us we have to do more to accept responsibility for ourselves and our families, for our communities, and yes, for our fellow citizens. We see our families and our communities all over this country coming apart, and we feel the common ground shifting from under us. The PTA, the town hall meeting, the ball park, it&amp;apos;s hard for a lot of overworked parents to find the time and space for those things that strengthen the bonds of trust and cooperation. Too many of our children don&amp;apos;t even have parents and grandparents who can give them those experiences that they need to build their own character and their sense of identity.&lt;br/&gt;&lt;br/&gt;</text:p>
          </table:table-cell>
          <table:table-cell office:value-type="string">
            <text:p>Economy of Morocco</text:p>
          </table:table-cell>
          <table:table-cell office:value-type="string">
            <text:p>http://en.wikipedia.org/wiki/Economy_of_Morocco</text:p>
          </table:table-cell>
          <table:table-cell table:style-name="ce1" office:value-type="string">
            <text:p>2003</text:p>
          </table:table-cell>
          <table:table-cell office:value-type="string">
            <text:p>http://en.wikipedia.org/wiki/2003</text:p>
          </table:table-cell>
          <table:table-cell/>
          <table:table-cell office:value-type="string">
            <text:p>2</text:p>
          </table:table-cell>
          <table:table-cell table:number-columns-repeated="3"/>
          <table:table-cell table:formula="of:=CONCATENATE([.AB542];&quot;,&quot;;[.AC542];&quot;,&quot;; TEXT([.AK542];&quot;#&quot;))" office:value-type="string" office:string-value="EDA,LAU_ET_AL,2">
            <text:p>EDA,LAU_ET_AL,2</text:p>
          </table:table-cell>
        </table:table-row>
        <table:table-row table:style-name="ro1">
          <table:table-cell office:value-type="string">
            <text:p>2OMJ79KQW6182DUZ4P3DC5XCG3IJL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OFLVWJ5OPB0D444F8DWJ7EPF9A3VK</text:p>
          </table:table-cell>
          <table:table-cell office:value-type="string">
            <text:p>AAE9H4ZIKQS37</text:p>
          </table:table-cell>
          <table:table-cell office:value-type="string">
            <text:p>Submitted</text:p>
          </table:table-cell>
          <table:table-cell office:value-type="string">
            <text:p>Thu Sep 13 06:34:17 GMT 2012</text:p>
          </table:table-cell>
          <table:table-cell office:value-type="string">
            <text:p>Thu Sep 13 06:34:26 GMT 2012</text:p>
          </table:table-cell>
          <table:table-cell office:value-type="string">
            <text:p>Wed Sep 19 23:34:26 PDT 2012</text:p>
          </table:table-cell>
          <table:table-cell table:number-columns-repeated="3"/>
          <table:table-cell office:value-type="string">
            <text:p>9</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Bill_Clinton_3:39.txt</text:p>
          </table:table-cell>
          <table:table-cell office:value-type="string">
            <text:p>Well, my fellow Americans, that&amp;apos;s my agenda for America&amp;apos;s future: expanding opportunity, not bureaucracy; enhancing security at home and abroad; empowering our people to make the most of their own lives. It&amp;apos;s ambitious and achievable, but it&amp;apos;s not enough. We even need more than new ideas for changing the world or equipping Americans to compete in the new economy, more than a Government that&amp;apos;s smaller, smarter, and wiser, more than all of the changes we can make in Government and in the private sector from the outside in.&lt;br/&gt;&lt;br/&gt;Our fortunes and our posterity also depend upon our ability to answer some questions from within, from the values and voices that speak to our hearts as well as our heads; voices that tell us we have to do more to accept responsibility for ourselves and our families, for our communities, and yes, for our fellow citizens. We see our families and our communities all over this country coming apart, and we feel the common ground shifting from under us. The PTA, the town hall meeting, the ball park, it&amp;apos;s hard for a lot of overworked parents to find the time and space for those things that strengthen the bonds of trust and cooperation. Too many of our children don&amp;apos;t even have parents and grandparents who can give them those experiences that they need to build their own character and their sense of identity.&lt;br/&gt;&lt;br/&gt;</text:p>
          </table:table-cell>
          <table:table-cell office:value-type="string">
            <text:p>Economy of Morocco</text:p>
          </table:table-cell>
          <table:table-cell office:value-type="string">
            <text:p>http://en.wikipedia.org/wiki/Economy_of_Morocco</text:p>
          </table:table-cell>
          <table:table-cell table:style-name="ce1" office:value-type="string">
            <text:p>2003</text:p>
          </table:table-cell>
          <table:table-cell office:value-type="string">
            <text:p>http://en.wikipedia.org/wiki/2003</text:p>
          </table:table-cell>
          <table:table-cell/>
          <table:table-cell office:value-type="string">
            <text:p>2</text:p>
          </table:table-cell>
          <table:table-cell table:number-columns-repeated="3"/>
          <table:table-cell table:formula="of:=CONCATENATE([.AB543];&quot;,&quot;;[.AC543];&quot;,&quot;; TEXT([.AK543];&quot;#&quot;))" office:value-type="string" office:string-value="EDA,LAU_ET_AL,2">
            <text:p>EDA,LAU_ET_AL,2</text:p>
          </table:table-cell>
        </table:table-row>
        <table:table-row table:style-name="ro1">
          <table:table-cell office:value-type="string">
            <text:p>2OMJ79KQW6182DUZ4P3DC5XCG3IJL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TTLY58B727MFR4KRR41EYFS1UC9UJ</text:p>
          </table:table-cell>
          <table:table-cell office:value-type="string">
            <text:p>A31ALYJKPKD09W</text:p>
          </table:table-cell>
          <table:table-cell office:value-type="string">
            <text:p>Submitted</text:p>
          </table:table-cell>
          <table:table-cell office:value-type="string">
            <text:p>Thu Sep 13 06:53:12 GMT 2012</text:p>
          </table:table-cell>
          <table:table-cell office:value-type="string">
            <text:p>Thu Sep 13 06:53:19 GMT 2012</text:p>
          </table:table-cell>
          <table:table-cell office:value-type="string">
            <text:p>Wed Sep 19 23:53:19 PDT 2012</text:p>
          </table:table-cell>
          <table:table-cell table:number-columns-repeated="3"/>
          <table:table-cell office:value-type="string">
            <text:p>7</text:p>
          </table:table-cell>
          <table:table-cell office:value-type="string">
            <text:p>100% (294/295)</text:p>
          </table:table-cell>
          <table:table-cell office:value-type="string">
            <text:p>100% (62/62)</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Bill_Clinton_3:39.txt</text:p>
          </table:table-cell>
          <table:table-cell office:value-type="string">
            <text:p>Well, my fellow Americans, that&amp;apos;s my agenda for America&amp;apos;s future: expanding opportunity, not bureaucracy; enhancing security at home and abroad; empowering our people to make the most of their own lives. It&amp;apos;s ambitious and achievable, but it&amp;apos;s not enough. We even need more than new ideas for changing the world or equipping Americans to compete in the new economy, more than a Government that&amp;apos;s smaller, smarter, and wiser, more than all of the changes we can make in Government and in the private sector from the outside in.&lt;br/&gt;&lt;br/&gt;Our fortunes and our posterity also depend upon our ability to answer some questions from within, from the values and voices that speak to our hearts as well as our heads; voices that tell us we have to do more to accept responsibility for ourselves and our families, for our communities, and yes, for our fellow citizens. We see our families and our communities all over this country coming apart, and we feel the common ground shifting from under us. The PTA, the town hall meeting, the ball park, it&amp;apos;s hard for a lot of overworked parents to find the time and space for those things that strengthen the bonds of trust and cooperation. Too many of our children don&amp;apos;t even have parents and grandparents who can give them those experiences that they need to build their own character and their sense of identity.&lt;br/&gt;&lt;br/&gt;</text:p>
          </table:table-cell>
          <table:table-cell office:value-type="string">
            <text:p>Economy of Morocco</text:p>
          </table:table-cell>
          <table:table-cell office:value-type="string">
            <text:p>http://en.wikipedia.org/wiki/Economy_of_Morocco</text:p>
          </table:table-cell>
          <table:table-cell table:style-name="ce1" office:value-type="string">
            <text:p>2003</text:p>
          </table:table-cell>
          <table:table-cell office:value-type="string">
            <text:p>http://en.wikipedia.org/wiki/2003</text:p>
          </table:table-cell>
          <table:table-cell/>
          <table:table-cell office:value-type="string">
            <text:p>1</text:p>
          </table:table-cell>
          <table:table-cell table:number-columns-repeated="3"/>
          <table:table-cell table:formula="of:=CONCATENATE([.AB544];&quot;,&quot;;[.AC544];&quot;,&quot;; TEXT([.AK544];&quot;#&quot;))" office:value-type="string" office:string-value="EDA,LAU_ET_AL,1">
            <text:p>EDA,LAU_ET_AL,1</text:p>
          </table:table-cell>
        </table:table-row>
        <table:table-row table:style-name="ro1">
          <table:table-cell office:value-type="string">
            <text:p>2C73TVOK5UFJKAMCXOFZNYQS3MO74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1QNJ92NJKM0KKAO048Y42GTVOXD8M</text:p>
          </table:table-cell>
          <table:table-cell office:value-type="string">
            <text:p>AAE9H4ZIKQS37</text:p>
          </table:table-cell>
          <table:table-cell office:value-type="string">
            <text:p>Submitted</text:p>
          </table:table-cell>
          <table:table-cell office:value-type="string">
            <text:p>Thu Sep 13 06:34:53 GMT 2012</text:p>
          </table:table-cell>
          <table:table-cell office:value-type="string">
            <text:p>Thu Sep 13 06:35:01 GMT 2012</text:p>
          </table:table-cell>
          <table:table-cell office:value-type="string">
            <text:p>Wed Sep 19 23:35:01 PDT 2012</text:p>
          </table:table-cell>
          <table:table-cell table:number-columns-repeated="3"/>
          <table:table-cell office:value-type="string">
            <text:p>8</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eorge_Washington_8:10.txt</text:p>
          </table:table-cell>
          <table:table-cell office:value-type="string">
            <text:p>True it is that our country, much to its honor, contains many seminaries of learning highly repeatable and useful; but the funds upon which they rest are too narrow to command the ablest professors in the different departments of liberal knowledge for the institution contemplated, though they would be excellent auxiliaries.&lt;br/&gt;&lt;br/&gt;Amongst the motives to such an institution, the assimilation of the principles, opinions, and manners of our country-men by the common education of a portion of our youth from every quarter well deserves attention. The more homogenous our citizens can be made in these particulars the greater will be our prospect of permanent union; and a primary object of such a national institution should be the education of our youth in the science of government. In a republic what species of knowledge can be equally important and what duty more pressing on its legislature than to patronize a plan for communicating it to those who are to be the future guardians of the liberties of the country?&lt;br/&gt;&lt;br/&gt;</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office:value-type="string">
            <text:p>Government</text:p>
          </table:table-cell>
          <table:table-cell office:value-type="string">
            <text:p>http://en.wikipedia.org/wiki/Government</text:p>
          </table:table-cell>
          <table:table-cell/>
          <table:table-cell office:value-type="string">
            <text:p>2</text:p>
          </table:table-cell>
          <table:table-cell table:number-columns-repeated="3"/>
          <table:table-cell table:formula="of:=CONCATENATE([.AB545];&quot;,&quot;;[.AC545];&quot;,&quot;; TEXT([.AK545];&quot;#&quot;))" office:value-type="string" office:string-value="EDA,LAU_ET_AL,2">
            <text:p>EDA,LAU_ET_AL,2</text:p>
          </table:table-cell>
        </table:table-row>
        <table:table-row table:style-name="ro1">
          <table:table-cell office:value-type="string">
            <text:p>2C73TVOK5UFJKAMCXOFZNYQS3MO74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U4CVLL3CA331QYUXE39VQU73CL9Z2</text:p>
          </table:table-cell>
          <table:table-cell office:value-type="string">
            <text:p>A997OZ3H2B3Q2</text:p>
          </table:table-cell>
          <table:table-cell office:value-type="string">
            <text:p>Submitted</text:p>
          </table:table-cell>
          <table:table-cell office:value-type="string">
            <text:p>Thu Sep 13 05:42:46 GMT 2012</text:p>
          </table:table-cell>
          <table:table-cell office:value-type="string">
            <text:p>Thu Sep 13 05:43:02 GMT 2012</text:p>
          </table:table-cell>
          <table:table-cell office:value-type="string">
            <text:p>Wed Sep 19 22:43:02 PDT 2012</text:p>
          </table:table-cell>
          <table:table-cell table:number-columns-repeated="3"/>
          <table:table-cell office:value-type="string">
            <text:p>16</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eorge_Washington_8:10.txt</text:p>
          </table:table-cell>
          <table:table-cell office:value-type="string">
            <text:p>True it is that our country, much to its honor, contains many seminaries of learning highly repeatable and useful; but the funds upon which they rest are too narrow to command the ablest professors in the different departments of liberal knowledge for the institution contemplated, though they would be excellent auxiliaries.&lt;br/&gt;&lt;br/&gt;Amongst the motives to such an institution, the assimilation of the principles, opinions, and manners of our country-men by the common education of a portion of our youth from every quarter well deserves attention. The more homogenous our citizens can be made in these particulars the greater will be our prospect of permanent union; and a primary object of such a national institution should be the education of our youth in the science of government. In a republic what species of knowledge can be equally important and what duty more pressing on its legislature than to patronize a plan for communicating it to those who are to be the future guardians of the liberties of the country?&lt;br/&gt;&lt;br/&gt;</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office:value-type="string">
            <text:p>Government</text:p>
          </table:table-cell>
          <table:table-cell office:value-type="string">
            <text:p>http://en.wikipedia.org/wiki/Government</text:p>
          </table:table-cell>
          <table:table-cell/>
          <table:table-cell office:value-type="string">
            <text:p>2</text:p>
          </table:table-cell>
          <table:table-cell table:number-columns-repeated="3"/>
          <table:table-cell table:formula="of:=CONCATENATE([.AB546];&quot;,&quot;;[.AC546];&quot;,&quot;; TEXT([.AK546];&quot;#&quot;))" office:value-type="string" office:string-value="EDA,LAU_ET_AL,2">
            <text:p>EDA,LAU_ET_AL,2</text:p>
          </table:table-cell>
        </table:table-row>
        <table:table-row table:style-name="ro1">
          <table:table-cell office:value-type="string">
            <text:p>2C73TVOK5UFJKAMCXOFZNYQS3MO74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UEN9U8P9Y3885K2PDJU6IM0P8HFWF</text:p>
          </table:table-cell>
          <table:table-cell office:value-type="string">
            <text:p>AS809NPDW8VZ0</text:p>
          </table:table-cell>
          <table:table-cell office:value-type="string">
            <text:p>Submitted</text:p>
          </table:table-cell>
          <table:table-cell office:value-type="string">
            <text:p>Thu Sep 13 06:43:59 GMT 2012</text:p>
          </table:table-cell>
          <table:table-cell office:value-type="string">
            <text:p>Thu Sep 13 06:44:28 GMT 2012</text:p>
          </table:table-cell>
          <table:table-cell office:value-type="string">
            <text:p>Wed Sep 19 23:44:28 PDT 2012</text:p>
          </table:table-cell>
          <table:table-cell table:number-columns-repeated="3"/>
          <table:table-cell office:value-type="string">
            <text:p>29</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eorge_Washington_8:10.txt</text:p>
          </table:table-cell>
          <table:table-cell office:value-type="string">
            <text:p>True it is that our country, much to its honor, contains many seminaries of learning highly repeatable and useful; but the funds upon which they rest are too narrow to command the ablest professors in the different departments of liberal knowledge for the institution contemplated, though they would be excellent auxiliaries.&lt;br/&gt;&lt;br/&gt;Amongst the motives to such an institution, the assimilation of the principles, opinions, and manners of our country-men by the common education of a portion of our youth from every quarter well deserves attention. The more homogenous our citizens can be made in these particulars the greater will be our prospect of permanent union; and a primary object of such a national institution should be the education of our youth in the science of government. In a republic what species of knowledge can be equally important and what duty more pressing on its legislature than to patronize a plan for communicating it to those who are to be the future guardians of the liberties of the country?&lt;br/&gt;&lt;br/&gt;</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office:value-type="string">
            <text:p>Government</text:p>
          </table:table-cell>
          <table:table-cell office:value-type="string">
            <text:p>http://en.wikipedia.org/wiki/Government</text:p>
          </table:table-cell>
          <table:table-cell/>
          <table:table-cell office:value-type="string">
            <text:p>2</text:p>
          </table:table-cell>
          <table:table-cell table:number-columns-repeated="3"/>
          <table:table-cell table:formula="of:=CONCATENATE([.AB547];&quot;,&quot;;[.AC547];&quot;,&quot;; TEXT([.AK547];&quot;#&quot;))" office:value-type="string" office:string-value="EDA,LAU_ET_AL,2">
            <text:p>EDA,LAU_ET_AL,2</text:p>
          </table:table-cell>
        </table:table-row>
        <table:table-row table:style-name="ro1">
          <table:table-cell office:value-type="string">
            <text:p>29E6NG1FS3NY2SZ3MB6Z0ZL2Z1VZL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C2ESCWY2AOOHPARLQFOOQSCSLP111</text:p>
          </table:table-cell>
          <table:table-cell office:value-type="string">
            <text:p>A1UNZTSLGW77HK</text:p>
          </table:table-cell>
          <table:table-cell office:value-type="string">
            <text:p>Submitted</text:p>
          </table:table-cell>
          <table:table-cell office:value-type="string">
            <text:p>Thu Sep 13 06:34:30 GMT 2012</text:p>
          </table:table-cell>
          <table:table-cell office:value-type="string">
            <text:p>Thu Sep 13 06:34:44 GMT 2012</text:p>
          </table:table-cell>
          <table:table-cell office:value-type="string">
            <text:p>Wed Sep 19 23:34:44 PDT 2012</text:p>
          </table:table-cell>
          <table:table-cell table:number-columns-repeated="3"/>
          <table:table-cell office:value-type="string">
            <text:p>14</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Rutherford_B._Hayes_3:26.txt</text:p>
          </table:table-cell>
          <table:table-cell office:value-type="string">
            <text:p>With the German Empire frequent questions arise in connection with the Subjects of naturalization and expatriation, but the Imperial Government has constantly manifested a desire to strictly maintain and comply with all treaty stipulations in regard to them.&lt;br/&gt;&lt;br/&gt;In consequence of the omission of Congress to provide for a diplomatic representative at Athens, the legation to Greece has been withdrawn. There is now no channel of diplomatic communication between the two countries, and the expediency of providing for one in some form is submitted to Congress.&lt;br/&gt;&lt;br/&gt;</text:p>
          </table:table-cell>
          <table:table-cell office:value-type="string">
            <text:p>History of United States diplomatic relations by country</text:p>
          </table:table-cell>
          <table:table-cell office:value-type="string">
            <text:p>http://en.wikipedia.org/wiki/History_of_United_States_diplomatic_relations_by_country</text:p>
          </table:table-cell>
          <table:table-cell office:value-type="string">
            <text:p>Treaty</text:p>
          </table:table-cell>
          <table:table-cell office:value-type="string">
            <text:p>http://en.wikipedia.org/wiki/Treaty</text:p>
          </table:table-cell>
          <table:table-cell/>
          <table:table-cell office:value-type="string">
            <text:p>2</text:p>
          </table:table-cell>
          <table:table-cell table:number-columns-repeated="3"/>
          <table:table-cell table:formula="of:=CONCATENATE([.AB548];&quot;,&quot;;[.AC548];&quot;,&quot;; TEXT([.AK548];&quot;#&quot;))" office:value-type="string" office:string-value="EDA,LAU_ET_AL,2">
            <text:p>EDA,LAU_ET_AL,2</text:p>
          </table:table-cell>
        </table:table-row>
        <table:table-row table:style-name="ro1">
          <table:table-cell office:value-type="string">
            <text:p>29E6NG1FS3NY2SZ3MB6Z0ZL2Z1VZL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JPBNVP3TVOKK33OCBP7YEOZLDW30R</text:p>
          </table:table-cell>
          <table:table-cell office:value-type="string">
            <text:p>A343DCRTGQUY30</text:p>
          </table:table-cell>
          <table:table-cell office:value-type="string">
            <text:p>Submitted</text:p>
          </table:table-cell>
          <table:table-cell office:value-type="string">
            <text:p>Thu Sep 13 06:21:14 GMT 2012</text:p>
          </table:table-cell>
          <table:table-cell office:value-type="string">
            <text:p>Thu Sep 13 06:21:18 GMT 2012</text:p>
          </table:table-cell>
          <table:table-cell office:value-type="string">
            <text:p>Wed Sep 19 23:21:18 PDT 2012</text:p>
          </table:table-cell>
          <table:table-cell table:number-columns-repeated="3"/>
          <table:table-cell office:value-type="string">
            <text:p>4</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Rutherford_B._Hayes_3:26.txt</text:p>
          </table:table-cell>
          <table:table-cell office:value-type="string">
            <text:p>With the German Empire frequent questions arise in connection with the Subjects of naturalization and expatriation, but the Imperial Government has constantly manifested a desire to strictly maintain and comply with all treaty stipulations in regard to them.&lt;br/&gt;&lt;br/&gt;In consequence of the omission of Congress to provide for a diplomatic representative at Athens, the legation to Greece has been withdrawn. There is now no channel of diplomatic communication between the two countries, and the expediency of providing for one in some form is submitted to Congress.&lt;br/&gt;&lt;br/&gt;</text:p>
          </table:table-cell>
          <table:table-cell office:value-type="string">
            <text:p>History of United States diplomatic relations by country</text:p>
          </table:table-cell>
          <table:table-cell office:value-type="string">
            <text:p>http://en.wikipedia.org/wiki/History_of_United_States_diplomatic_relations_by_country</text:p>
          </table:table-cell>
          <table:table-cell office:value-type="string">
            <text:p>Treaty</text:p>
          </table:table-cell>
          <table:table-cell office:value-type="string">
            <text:p>http://en.wikipedia.org/wiki/Treaty</text:p>
          </table:table-cell>
          <table:table-cell/>
          <table:table-cell office:value-type="string">
            <text:p>2</text:p>
          </table:table-cell>
          <table:table-cell table:number-columns-repeated="3"/>
          <table:table-cell table:formula="of:=CONCATENATE([.AB549];&quot;,&quot;;[.AC549];&quot;,&quot;; TEXT([.AK549];&quot;#&quot;))" office:value-type="string" office:string-value="EDA,LAU_ET_AL,2">
            <text:p>EDA,LAU_ET_AL,2</text:p>
          </table:table-cell>
        </table:table-row>
        <table:table-row table:style-name="ro1">
          <table:table-cell office:value-type="string">
            <text:p>29E6NG1FS3NY2SZ3MB6Z0ZL2Z1VZL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W6ZZ2MIKMN99HDE5DZT4WXI971P8D</text:p>
          </table:table-cell>
          <table:table-cell office:value-type="string">
            <text:p>AS809NPDW8VZ0</text:p>
          </table:table-cell>
          <table:table-cell office:value-type="string">
            <text:p>Submitted</text:p>
          </table:table-cell>
          <table:table-cell office:value-type="string">
            <text:p>Thu Sep 13 06:44:17 GMT 2012</text:p>
          </table:table-cell>
          <table:table-cell office:value-type="string">
            <text:p>Thu Sep 13 06:44:45 GMT 2012</text:p>
          </table:table-cell>
          <table:table-cell office:value-type="string">
            <text:p>Wed Sep 19 23:44:45 PDT 2012</text:p>
          </table:table-cell>
          <table:table-cell table:number-columns-repeated="3"/>
          <table:table-cell office:value-type="string">
            <text:p>28</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Rutherford_B._Hayes_3:26.txt</text:p>
          </table:table-cell>
          <table:table-cell office:value-type="string">
            <text:p>With the German Empire frequent questions arise in connection with the Subjects of naturalization and expatriation, but the Imperial Government has constantly manifested a desire to strictly maintain and comply with all treaty stipulations in regard to them.&lt;br/&gt;&lt;br/&gt;In consequence of the omission of Congress to provide for a diplomatic representative at Athens, the legation to Greece has been withdrawn. There is now no channel of diplomatic communication between the two countries, and the expediency of providing for one in some form is submitted to Congress.&lt;br/&gt;&lt;br/&gt;</text:p>
          </table:table-cell>
          <table:table-cell office:value-type="string">
            <text:p>History of United States diplomatic relations by country</text:p>
          </table:table-cell>
          <table:table-cell office:value-type="string">
            <text:p>http://en.wikipedia.org/wiki/History_of_United_States_diplomatic_relations_by_country</text:p>
          </table:table-cell>
          <table:table-cell office:value-type="string">
            <text:p>Treaty</text:p>
          </table:table-cell>
          <table:table-cell office:value-type="string">
            <text:p>http://en.wikipedia.org/wiki/Treaty</text:p>
          </table:table-cell>
          <table:table-cell/>
          <table:table-cell office:value-type="string">
            <text:p>1</text:p>
          </table:table-cell>
          <table:table-cell table:number-columns-repeated="3"/>
          <table:table-cell table:formula="of:=CONCATENATE([.AB550];&quot;,&quot;;[.AC550];&quot;,&quot;; TEXT([.AK550];&quot;#&quot;))" office:value-type="string" office:string-value="EDA,LAU_ET_AL,1">
            <text:p>EDA,LAU_ET_AL,1</text:p>
          </table:table-cell>
        </table:table-row>
        <table:table-row table:style-name="ro1">
          <table:table-cell office:value-type="string">
            <text:p>2SOBFMFFOYYI8AHOMN7E0C0RZ6LZM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6W0SPW1INMHV7E9QDEAJ6BFSUMG38</text:p>
          </table:table-cell>
          <table:table-cell office:value-type="string">
            <text:p>A31ALYJKPKD09W</text:p>
          </table:table-cell>
          <table:table-cell office:value-type="string">
            <text:p>Submitted</text:p>
          </table:table-cell>
          <table:table-cell office:value-type="string">
            <text:p>Thu Sep 13 06:44:57 GMT 2012</text:p>
          </table:table-cell>
          <table:table-cell office:value-type="string">
            <text:p>Thu Sep 13 06:45:10 GMT 2012</text:p>
          </table:table-cell>
          <table:table-cell office:value-type="string">
            <text:p>Wed Sep 19 23:45:10 PDT 2012</text:p>
          </table:table-cell>
          <table:table-cell table:number-columns-repeated="3"/>
          <table:table-cell office:value-type="string">
            <text:p>13</text:p>
          </table:table-cell>
          <table:table-cell office:value-type="string">
            <text:p>100% (294/295)</text:p>
          </table:table-cell>
          <table:table-cell office:value-type="string">
            <text:p>100% (62/62)</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Ronald_Reagan_7:7.txt</text:p>
          </table:table-cell>
          <table:table-cell office:value-type="string">
            <text:p>Now, it is also time for some plain talk about the most immediate obstacle to controlling federal deficits. The simple but frustrating problem of making expenses match revenues -- something American families do and the federal government can&amp;apos;t -- has caused crisis after crisis in this city. Mr. Speaker, Mr. President, I will say to you tonight what I have said before -- and will continue to say: The budget process has broken down; it needs a drastic overhaul. (Applause.) With each ensuing year, the spectacle before the American people is the same as it was this Christmas -- budget deadlines delayed or missed completely, monstrous continuing resolutions that pack hundreds of billions of dollars worth of spending into one bill -- and a federal government on the brink of default.&lt;br/&gt;&lt;br/&gt;I know I&amp;apos;m echoing what you here in the Congress have said because you suffered so directly -- but let&amp;apos;s recall that in seven years, of 91 appropriations bills scheduled to arrive on my desk by a certain date, only 10 made it on time. Last year, of the 13 appropriations bills due by October 1st, none of them made it. Instead, we had four continuing resolutions lasting 41 days, then 36 days, and two days, and three days, respectively. And then, along came these behemoths. (Applause.) This is the conference report -- 1,053 page report weighing 14 pounds. Then this -- a reconciliation bill six months late, that was 1,186 pages long, weighing 15 pounds; and the long-term continuing resolution -- (applause) -- this one was two months late and it&amp;apos;s 1,057 pages long, weighing 14 pounds. That was a total of 43 pounds of paper and ink. You had three hours -- yes, three hours -- to consider each, and it took 300 people at my Office of Management and Budget just to read the bill so the government wouldn&amp;apos;t shut down.&lt;br/&gt;&lt;br/&gt;</text:p>
          </table:table-cell>
          <table:table-cell office:value-type="string">
            <text:p>Continuing resolution</text:p>
          </table:table-cell>
          <table:table-cell office:value-type="string">
            <text:p>http://en.wikipedia.org/wiki/Continuing_resolution</text:p>
          </table:table-cell>
          <table:table-cell office:value-type="string">
            <text:p>Budget</text:p>
          </table:table-cell>
          <table:table-cell office:value-type="string">
            <text:p>http://en.wikipedia.org/wiki/Budget</text:p>
          </table:table-cell>
          <table:table-cell/>
          <table:table-cell office:value-type="string">
            <text:p>2</text:p>
          </table:table-cell>
          <table:table-cell table:number-columns-repeated="3"/>
          <table:table-cell table:formula="of:=CONCATENATE([.AB551];&quot;,&quot;;[.AC551];&quot;,&quot;; TEXT([.AK551];&quot;#&quot;))" office:value-type="string" office:string-value="EDA,LAU_ET_AL,2">
            <text:p>EDA,LAU_ET_AL,2</text:p>
          </table:table-cell>
        </table:table-row>
        <table:table-row table:style-name="ro1">
          <table:table-cell office:value-type="string">
            <text:p>2SOBFMFFOYYI8AHOMN7E0C0RZ6LZM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EYUXFCD45XCT2BIZXKKQN3TM4PVXQ</text:p>
          </table:table-cell>
          <table:table-cell office:value-type="string">
            <text:p>AETDKS5M0W0ZG</text:p>
          </table:table-cell>
          <table:table-cell office:value-type="string">
            <text:p>Submitted</text:p>
          </table:table-cell>
          <table:table-cell office:value-type="string">
            <text:p>Thu Sep 13 09:07:45 GMT 2012</text:p>
          </table:table-cell>
          <table:table-cell office:value-type="string">
            <text:p>Thu Sep 13 09:08:17 GMT 2012</text:p>
          </table:table-cell>
          <table:table-cell office:value-type="string">
            <text:p>Thu Sep 20 02:08:17 PDT 2012</text:p>
          </table:table-cell>
          <table:table-cell table:number-columns-repeated="3"/>
          <table:table-cell office:value-type="string">
            <text:p>32</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Ronald_Reagan_7:7.txt</text:p>
          </table:table-cell>
          <table:table-cell office:value-type="string">
            <text:p>Now, it is also time for some plain talk about the most immediate obstacle to controlling federal deficits. The simple but frustrating problem of making expenses match revenues -- something American families do and the federal government can&amp;apos;t -- has caused crisis after crisis in this city. Mr. Speaker, Mr. President, I will say to you tonight what I have said before -- and will continue to say: The budget process has broken down; it needs a drastic overhaul. (Applause.) With each ensuing year, the spectacle before the American people is the same as it was this Christmas -- budget deadlines delayed or missed completely, monstrous continuing resolutions that pack hundreds of billions of dollars worth of spending into one bill -- and a federal government on the brink of default.&lt;br/&gt;&lt;br/&gt;I know I&amp;apos;m echoing what you here in the Congress have said because you suffered so directly -- but let&amp;apos;s recall that in seven years, of 91 appropriations bills scheduled to arrive on my desk by a certain date, only 10 made it on time. Last year, of the 13 appropriations bills due by October 1st, none of them made it. Instead, we had four continuing resolutions lasting 41 days, then 36 days, and two days, and three days, respectively. And then, along came these behemoths. (Applause.) This is the conference report -- 1,053 page report weighing 14 pounds. Then this -- a reconciliation bill six months late, that was 1,186 pages long, weighing 15 pounds; and the long-term continuing resolution -- (applause) -- this one was two months late and it&amp;apos;s 1,057 pages long, weighing 14 pounds. That was a total of 43 pounds of paper and ink. You had three hours -- yes, three hours -- to consider each, and it took 300 people at my Office of Management and Budget just to read the bill so the government wouldn&amp;apos;t shut down.&lt;br/&gt;&lt;br/&gt;</text:p>
          </table:table-cell>
          <table:table-cell office:value-type="string">
            <text:p>Continuing resolution</text:p>
          </table:table-cell>
          <table:table-cell office:value-type="string">
            <text:p>http://en.wikipedia.org/wiki/Continuing_resolution</text:p>
          </table:table-cell>
          <table:table-cell office:value-type="string">
            <text:p>Budget</text:p>
          </table:table-cell>
          <table:table-cell office:value-type="string">
            <text:p>http://en.wikipedia.org/wiki/Budget</text:p>
          </table:table-cell>
          <table:table-cell/>
          <table:table-cell office:value-type="string">
            <text:p>1</text:p>
          </table:table-cell>
          <table:table-cell table:number-columns-repeated="3"/>
          <table:table-cell table:formula="of:=CONCATENATE([.AB552];&quot;,&quot;;[.AC552];&quot;,&quot;; TEXT([.AK552];&quot;#&quot;))" office:value-type="string" office:string-value="EDA,LAU_ET_AL,1">
            <text:p>EDA,LAU_ET_AL,1</text:p>
          </table:table-cell>
        </table:table-row>
        <table:table-row table:style-name="ro1">
          <table:table-cell office:value-type="string">
            <text:p>2SOBFMFFOYYI8AHOMN7E0C0RZ6LZM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UHFE4EGDHDMHE9DPJEZ46HE5LUKAA</text:p>
          </table:table-cell>
          <table:table-cell office:value-type="string">
            <text:p>AAE9H4ZIKQS37</text:p>
          </table:table-cell>
          <table:table-cell office:value-type="string">
            <text:p>Submitted</text:p>
          </table:table-cell>
          <table:table-cell office:value-type="string">
            <text:p>Thu Sep 13 06:34:00 GMT 2012</text:p>
          </table:table-cell>
          <table:table-cell office:value-type="string">
            <text:p>Thu Sep 13 06:34:12 GMT 2012</text:p>
          </table:table-cell>
          <table:table-cell office:value-type="string">
            <text:p>Wed Sep 19 23:34:12 PDT 2012</text:p>
          </table:table-cell>
          <table:table-cell table:number-columns-repeated="3"/>
          <table:table-cell office:value-type="string">
            <text:p>12</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Ronald_Reagan_7:7.txt</text:p>
          </table:table-cell>
          <table:table-cell office:value-type="string">
            <text:p>Now, it is also time for some plain talk about the most immediate obstacle to controlling federal deficits. The simple but frustrating problem of making expenses match revenues -- something American families do and the federal government can&amp;apos;t -- has caused crisis after crisis in this city. Mr. Speaker, Mr. President, I will say to you tonight what I have said before -- and will continue to say: The budget process has broken down; it needs a drastic overhaul. (Applause.) With each ensuing year, the spectacle before the American people is the same as it was this Christmas -- budget deadlines delayed or missed completely, monstrous continuing resolutions that pack hundreds of billions of dollars worth of spending into one bill -- and a federal government on the brink of default.&lt;br/&gt;&lt;br/&gt;I know I&amp;apos;m echoing what you here in the Congress have said because you suffered so directly -- but let&amp;apos;s recall that in seven years, of 91 appropriations bills scheduled to arrive on my desk by a certain date, only 10 made it on time. Last year, of the 13 appropriations bills due by October 1st, none of them made it. Instead, we had four continuing resolutions lasting 41 days, then 36 days, and two days, and three days, respectively. And then, along came these behemoths. (Applause.) This is the conference report -- 1,053 page report weighing 14 pounds. Then this -- a reconciliation bill six months late, that was 1,186 pages long, weighing 15 pounds; and the long-term continuing resolution -- (applause) -- this one was two months late and it&amp;apos;s 1,057 pages long, weighing 14 pounds. That was a total of 43 pounds of paper and ink. You had three hours -- yes, three hours -- to consider each, and it took 300 people at my Office of Management and Budget just to read the bill so the government wouldn&amp;apos;t shut down.&lt;br/&gt;&lt;br/&gt;</text:p>
          </table:table-cell>
          <table:table-cell office:value-type="string">
            <text:p>Continuing resolution</text:p>
          </table:table-cell>
          <table:table-cell office:value-type="string">
            <text:p>http://en.wikipedia.org/wiki/Continuing_resolution</text:p>
          </table:table-cell>
          <table:table-cell office:value-type="string">
            <text:p>Budget</text:p>
          </table:table-cell>
          <table:table-cell office:value-type="string">
            <text:p>http://en.wikipedia.org/wiki/Budget</text:p>
          </table:table-cell>
          <table:table-cell/>
          <table:table-cell office:value-type="string">
            <text:p>1</text:p>
          </table:table-cell>
          <table:table-cell table:number-columns-repeated="3"/>
          <table:table-cell table:formula="of:=CONCATENATE([.AB553];&quot;,&quot;;[.AC553];&quot;,&quot;; TEXT([.AK553];&quot;#&quot;))" office:value-type="string" office:string-value="EDA,LAU_ET_AL,1">
            <text:p>EDA,LAU_ET_AL,1</text:p>
          </table:table-cell>
        </table:table-row>
        <table:table-row table:style-name="ro1">
          <table:table-cell office:value-type="string">
            <text:p>2525UFJ51Y7QTXNK50J1KSTMQPTC9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4IIHPCGJ2D2GXR1C780RPPSOHR93A</text:p>
          </table:table-cell>
          <table:table-cell office:value-type="string">
            <text:p>AAE9H4ZIKQS37</text:p>
          </table:table-cell>
          <table:table-cell office:value-type="string">
            <text:p>Submitted</text:p>
          </table:table-cell>
          <table:table-cell office:value-type="string">
            <text:p>Thu Sep 13 06:35:53 GMT 2012</text:p>
          </table:table-cell>
          <table:table-cell office:value-type="string">
            <text:p>Thu Sep 13 06:36:04 GMT 2012</text:p>
          </table:table-cell>
          <table:table-cell office:value-type="string">
            <text:p>Wed Sep 19 23:36:04 PDT 2012</text:p>
          </table:table-cell>
          <table:table-cell table:number-columns-repeated="3"/>
          <table:table-cell office:value-type="string">
            <text:p>11</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William_Howard_Taft_1:20.txt</text:p>
          </table:table-cell>
          <table:table-cell office:value-type="string">
            <text:p>I need not rehearse here the patient efforts of this Government to promote peace and welfare among these Republics, efforts which are fully appreciated by the majority of them who are loyal to their true interests. It would be no less unnecessary to rehearse here the sad tale of unspeakable barbarities and oppression alleged to have been committed by the Zelaya Government. Recently two Americans were put to death by order of President Zelaya himself. They were reported to have been regularly commissioned officers in the organized forces of a revolution which had continued many weeks and was in control of about half of the Republic, and as such, according to the modern enlightened practice of civilized nations, they were entitled to be dealt with as prisoners of war.&lt;br/&gt;&lt;br/&gt;At the date when this message is printed this Government has terminated diplomatic relations with the Zelaya Government, for reasons made public in a communication to the former Nicaraguan charge&amp;apos; d&amp;apos;affaires, and is intending to take such future steps as may be found most consistent with its dignity, its duty to American interests, and its moral obligations to Central America and to civilization. It may later be necessary for me to bring this subject to the attention of the Congress in a special message.&lt;br/&gt;&lt;br/&gt;</text:p>
          </table:table-cell>
          <table:table-cell office:value-type="string">
            <text:p>Boss Corporation</text:p>
          </table:table-cell>
          <table:table-cell office:value-type="string">
            <text:p>http://en.wikipedia.org/wiki/Boss_Corporation</text:p>
          </table:table-cell>
          <table:table-cell office:value-type="string">
            <text:p>Criticism of the Israeli government</text:p>
          </table:table-cell>
          <table:table-cell office:value-type="string">
            <text:p>http://en.wikipedia.org/wiki/Criticism_of_the_Israeli_government</text:p>
          </table:table-cell>
          <table:table-cell/>
          <table:table-cell office:value-type="string">
            <text:p>1</text:p>
          </table:table-cell>
          <table:table-cell table:number-columns-repeated="3"/>
          <table:table-cell table:formula="of:=CONCATENATE([.AB554];&quot;,&quot;;[.AC554];&quot;,&quot;; TEXT([.AK554];&quot;#&quot;))" office:value-type="string" office:string-value="RANDOM,EDA,1">
            <text:p>RANDOM,EDA,1</text:p>
          </table:table-cell>
        </table:table-row>
        <table:table-row table:style-name="ro1">
          <table:table-cell office:value-type="string">
            <text:p>2525UFJ51Y7QTXNK50J1KSTMQPTC9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8SLWSBRI8IUQBMZGIAH0TLB9072E2</text:p>
          </table:table-cell>
          <table:table-cell office:value-type="string">
            <text:p>A31ALYJKPKD09W</text:p>
          </table:table-cell>
          <table:table-cell office:value-type="string">
            <text:p>Submitted</text:p>
          </table:table-cell>
          <table:table-cell office:value-type="string">
            <text:p>Thu Sep 13 06:41:04 GMT 2012</text:p>
          </table:table-cell>
          <table:table-cell office:value-type="string">
            <text:p>Thu Sep 13 06:41:14 GMT 2012</text:p>
          </table:table-cell>
          <table:table-cell office:value-type="string">
            <text:p>Wed Sep 19 23:41:14 PDT 2012</text:p>
          </table:table-cell>
          <table:table-cell table:number-columns-repeated="3"/>
          <table:table-cell office:value-type="string">
            <text:p>10</text:p>
          </table:table-cell>
          <table:table-cell office:value-type="string">
            <text:p>100% (294/295)</text:p>
          </table:table-cell>
          <table:table-cell office:value-type="string">
            <text:p>100% (62/62)</text:p>
          </table:table-cell>
          <table:table-cell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William_Howard_Taft_1:20.txt</text:p>
          </table:table-cell>
          <table:table-cell office:value-type="string">
            <text:p>I need not rehearse here the patient efforts of this Government to promote peace and welfare among these Republics, efforts which are fully appreciated by the majority of them who are loyal to their true interests. It would be no less unnecessary to rehearse here the sad tale of unspeakable barbarities and oppression alleged to have been committed by the Zelaya Government. Recently two Americans were put to death by order of President Zelaya himself. They were reported to have been regularly commissioned officers in the organized forces of a revolution which had continued many weeks and was in control of about half of the Republic, and as such, according to the modern enlightened practice of civilized nations, they were entitled to be dealt with as prisoners of war.&lt;br/&gt;&lt;br/&gt;At the date when this message is printed this Government has terminated diplomatic relations with the Zelaya Government, for reasons made public in a communication to the former Nicaraguan charge&amp;apos; d&amp;apos;affaires, and is intending to take such future steps as may be found most consistent with its dignity, its duty to American interests, and its moral obligations to Central America and to civilization. It may later be necessary for me to bring this subject to the attention of the Congress in a special message.&lt;br/&gt;&lt;br/&gt;</text:p>
          </table:table-cell>
          <table:table-cell office:value-type="string">
            <text:p>Boss Corporation</text:p>
          </table:table-cell>
          <table:table-cell office:value-type="string">
            <text:p>http://en.wikipedia.org/wiki/Boss_Corporation</text:p>
          </table:table-cell>
          <table:table-cell office:value-type="string">
            <text:p>Criticism of the Israeli government</text:p>
          </table:table-cell>
          <table:table-cell office:value-type="string">
            <text:p>http://en.wikipedia.org/wiki/Criticism_of_the_Israeli_government</text:p>
          </table:table-cell>
          <table:table-cell/>
          <table:table-cell office:value-type="string">
            <text:p>2</text:p>
          </table:table-cell>
          <table:table-cell table:number-columns-repeated="3"/>
          <table:table-cell table:formula="of:=CONCATENATE([.AB555];&quot;,&quot;;[.AC555];&quot;,&quot;; TEXT([.AK555];&quot;#&quot;))" office:value-type="string" office:string-value="RANDOM,EDA,2">
            <text:p>RANDOM,EDA,2</text:p>
          </table:table-cell>
        </table:table-row>
        <table:table-row table:style-name="ro1">
          <table:table-cell office:value-type="string">
            <text:p>2525UFJ51Y7QTXNK50J1KSTMQPTC9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WNHVKCJ011KHGSOEJBQ4618TJ9799</text:p>
          </table:table-cell>
          <table:table-cell office:value-type="string">
            <text:p>A2W2ZEI7WUASOW</text:p>
          </table:table-cell>
          <table:table-cell office:value-type="string">
            <text:p>Submitted</text:p>
          </table:table-cell>
          <table:table-cell office:value-type="string">
            <text:p>Thu Sep 13 05:54:38 GMT 2012</text:p>
          </table:table-cell>
          <table:table-cell office:value-type="string">
            <text:p>Thu Sep 13 05:55:09 GMT 2012</text:p>
          </table:table-cell>
          <table:table-cell office:value-type="string">
            <text:p>Wed Sep 19 22:55:09 PDT 2012</text:p>
          </table:table-cell>
          <table:table-cell table:number-columns-repeated="3"/>
          <table:table-cell office:value-type="string">
            <text:p>31</text:p>
          </table:table-cell>
          <table:table-cell table:number-columns-repeated="3" office:value-type="string">
            <text:p>0% (0/0)</text:p>
          </table:table-cell>
          <table:table-cell office:value-type="string">
            <text:p>RANDOM</text:p>
          </table:table-cell>
          <table:table-cell office:value-type="string">
            <text:p>EDA</text:p>
          </table:table-cell>
          <table:table-cell office:value-type="string">
            <text:p>file:/home/jjfresh/Projects/Output/Mallet/datasets/sotu_chunks/William_Howard_Taft_1:20.txt</text:p>
          </table:table-cell>
          <table:table-cell office:value-type="string">
            <text:p>I need not rehearse here the patient efforts of this Government to promote peace and welfare among these Republics, efforts which are fully appreciated by the majority of them who are loyal to their true interests. It would be no less unnecessary to rehearse here the sad tale of unspeakable barbarities and oppression alleged to have been committed by the Zelaya Government. Recently two Americans were put to death by order of President Zelaya himself. They were reported to have been regularly commissioned officers in the organized forces of a revolution which had continued many weeks and was in control of about half of the Republic, and as such, according to the modern enlightened practice of civilized nations, they were entitled to be dealt with as prisoners of war.&lt;br/&gt;&lt;br/&gt;At the date when this message is printed this Government has terminated diplomatic relations with the Zelaya Government, for reasons made public in a communication to the former Nicaraguan charge&amp;apos; d&amp;apos;affaires, and is intending to take such future steps as may be found most consistent with its dignity, its duty to American interests, and its moral obligations to Central America and to civilization. It may later be necessary for me to bring this subject to the attention of the Congress in a special message.&lt;br/&gt;&lt;br/&gt;</text:p>
          </table:table-cell>
          <table:table-cell office:value-type="string">
            <text:p>Boss Corporation</text:p>
          </table:table-cell>
          <table:table-cell office:value-type="string">
            <text:p>http://en.wikipedia.org/wiki/Boss_Corporation</text:p>
          </table:table-cell>
          <table:table-cell office:value-type="string">
            <text:p>Criticism of the Israeli government</text:p>
          </table:table-cell>
          <table:table-cell office:value-type="string">
            <text:p>http://en.wikipedia.org/wiki/Criticism_of_the_Israeli_government</text:p>
          </table:table-cell>
          <table:table-cell/>
          <table:table-cell office:value-type="string">
            <text:p>2</text:p>
          </table:table-cell>
          <table:table-cell table:number-columns-repeated="3"/>
          <table:table-cell table:formula="of:=CONCATENATE([.AB556];&quot;,&quot;;[.AC556];&quot;,&quot;; TEXT([.AK556];&quot;#&quot;))" office:value-type="string" office:string-value="RANDOM,EDA,2">
            <text:p>RANDOM,EDA,2</text:p>
          </table:table-cell>
        </table:table-row>
        <table:table-row table:style-name="ro1">
          <table:table-cell office:value-type="string">
            <text:p>2K9Y0LWSBRI8X3Z75408RHSTNLYC0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40Y1THV8ER9DHHSRSDZ0M5KLWZ1OO</text:p>
          </table:table-cell>
          <table:table-cell office:value-type="string">
            <text:p>A1UNZTSLGW77HK</text:p>
          </table:table-cell>
          <table:table-cell office:value-type="string">
            <text:p>Submitted</text:p>
          </table:table-cell>
          <table:table-cell office:value-type="string">
            <text:p>Thu Sep 13 06:37:19 GMT 2012</text:p>
          </table:table-cell>
          <table:table-cell office:value-type="string">
            <text:p>Thu Sep 13 06:37:35 GMT 2012</text:p>
          </table:table-cell>
          <table:table-cell office:value-type="string">
            <text:p>Wed Sep 19 23:37:35 PDT 2012</text:p>
          </table:table-cell>
          <table:table-cell table:number-columns-repeated="3"/>
          <table:table-cell office:value-type="string">
            <text:p>16</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erbert_Hoover_3:42.txt</text:p>
          </table:table-cell>
          <table:table-cell office:value-type="string">
            <text:p>These improvements are now proceeding upon an unprecedented scale. Some indication of the volume of work in progress is conveyed by the fact that during the current year over 380,000,000 cubic yards of material have been moved--an amount equal to the entire removal in the construction of the Panama Canal. The Mississippi waterway system, connecting Chicago, Kansas City, Pittsburgh, and New Orleans, will be in full operation during 1933. Substantial progress is being made upon the projects of the upper Missouri, upper Mississippi, etc.&lt;br/&gt;&lt;br/&gt;Negotiations are now in progress with Canada for the construction of the St. Lawrence Waterway.&lt;br/&gt;&lt;br/&gt;</text:p>
          </table:table-cell>
          <table:table-cell office:value-type="string">
            <text:p>Choctaw</text:p>
          </table:table-cell>
          <table:table-cell office:value-type="string">
            <text:p>http://en.wikipedia.org/wiki/Choctaw</text:p>
          </table:table-cell>
          <table:table-cell office:value-type="string">
            <text:p>Nelson Section</text:p>
          </table:table-cell>
          <table:table-cell office:value-type="string">
            <text:p>http://en.wikipedia.org/wiki/Nelson_Section</text:p>
          </table:table-cell>
          <table:table-cell/>
          <table:table-cell office:value-type="string">
            <text:p>2</text:p>
          </table:table-cell>
          <table:table-cell table:number-columns-repeated="3"/>
          <table:table-cell table:formula="of:=CONCATENATE([.AB557];&quot;,&quot;;[.AC557];&quot;,&quot;; TEXT([.AK557];&quot;#&quot;))" office:value-type="string" office:string-value="LAU_ET_AL,EDA,2">
            <text:p>LAU_ET_AL,EDA,2</text:p>
          </table:table-cell>
        </table:table-row>
        <table:table-row table:style-name="ro1">
          <table:table-cell office:value-type="string">
            <text:p>2K9Y0LWSBRI8X3Z75408RHSTNLYC0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EYOQ1SNQQ7QLGOA80BCVR12Z5JR7K</text:p>
          </table:table-cell>
          <table:table-cell office:value-type="string">
            <text:p>AAE9H4ZIKQS37</text:p>
          </table:table-cell>
          <table:table-cell office:value-type="string">
            <text:p>Submitted</text:p>
          </table:table-cell>
          <table:table-cell office:value-type="string">
            <text:p>Thu Sep 13 06:51:31 GMT 2012</text:p>
          </table:table-cell>
          <table:table-cell office:value-type="string">
            <text:p>Thu Sep 13 06:51:49 GMT 2012</text:p>
          </table:table-cell>
          <table:table-cell office:value-type="string">
            <text:p>Wed Sep 19 23:51:49 PDT 2012</text:p>
          </table:table-cell>
          <table:table-cell table:number-columns-repeated="3"/>
          <table:table-cell office:value-type="string">
            <text:p>18</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erbert_Hoover_3:42.txt</text:p>
          </table:table-cell>
          <table:table-cell office:value-type="string">
            <text:p>These improvements are now proceeding upon an unprecedented scale. Some indication of the volume of work in progress is conveyed by the fact that during the current year over 380,000,000 cubic yards of material have been moved--an amount equal to the entire removal in the construction of the Panama Canal. The Mississippi waterway system, connecting Chicago, Kansas City, Pittsburgh, and New Orleans, will be in full operation during 1933. Substantial progress is being made upon the projects of the upper Missouri, upper Mississippi, etc.&lt;br/&gt;&lt;br/&gt;Negotiations are now in progress with Canada for the construction of the St. Lawrence Waterway.&lt;br/&gt;&lt;br/&gt;</text:p>
          </table:table-cell>
          <table:table-cell office:value-type="string">
            <text:p>Choctaw</text:p>
          </table:table-cell>
          <table:table-cell office:value-type="string">
            <text:p>http://en.wikipedia.org/wiki/Choctaw</text:p>
          </table:table-cell>
          <table:table-cell office:value-type="string">
            <text:p>Nelson Section</text:p>
          </table:table-cell>
          <table:table-cell office:value-type="string">
            <text:p>http://en.wikipedia.org/wiki/Nelson_Section</text:p>
          </table:table-cell>
          <table:table-cell/>
          <table:table-cell office:value-type="string">
            <text:p>1</text:p>
          </table:table-cell>
          <table:table-cell table:number-columns-repeated="3"/>
          <table:table-cell table:formula="of:=CONCATENATE([.AB558];&quot;,&quot;;[.AC558];&quot;,&quot;; TEXT([.AK558];&quot;#&quot;))" office:value-type="string" office:string-value="LAU_ET_AL,EDA,1">
            <text:p>LAU_ET_AL,EDA,1</text:p>
          </table:table-cell>
        </table:table-row>
        <table:table-row table:style-name="ro1">
          <table:table-cell office:value-type="string">
            <text:p>2K9Y0LWSBRI8X3Z75408RHSTNLYC0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YI1SNQQ7Q67FEPVRMER92TQIG49TR</text:p>
          </table:table-cell>
          <table:table-cell office:value-type="string">
            <text:p>A31ALYJKPKD09W</text:p>
          </table:table-cell>
          <table:table-cell office:value-type="string">
            <text:p>Submitted</text:p>
          </table:table-cell>
          <table:table-cell office:value-type="string">
            <text:p>Thu Sep 13 06:39:10 GMT 2012</text:p>
          </table:table-cell>
          <table:table-cell office:value-type="string">
            <text:p>Thu Sep 13 06:39:27 GMT 2012</text:p>
          </table:table-cell>
          <table:table-cell office:value-type="string">
            <text:p>Wed Sep 19 23:39:27 PDT 2012</text:p>
          </table:table-cell>
          <table:table-cell table:number-columns-repeated="3"/>
          <table:table-cell office:value-type="string">
            <text:p>17</text:p>
          </table:table-cell>
          <table:table-cell office:value-type="string">
            <text:p>100% (294/295)</text:p>
          </table:table-cell>
          <table:table-cell office:value-type="string">
            <text:p>100% (62/62)</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Herbert_Hoover_3:42.txt</text:p>
          </table:table-cell>
          <table:table-cell office:value-type="string">
            <text:p>These improvements are now proceeding upon an unprecedented scale. Some indication of the volume of work in progress is conveyed by the fact that during the current year over 380,000,000 cubic yards of material have been moved--an amount equal to the entire removal in the construction of the Panama Canal. The Mississippi waterway system, connecting Chicago, Kansas City, Pittsburgh, and New Orleans, will be in full operation during 1933. Substantial progress is being made upon the projects of the upper Missouri, upper Mississippi, etc.&lt;br/&gt;&lt;br/&gt;Negotiations are now in progress with Canada for the construction of the St. Lawrence Waterway.&lt;br/&gt;&lt;br/&gt;</text:p>
          </table:table-cell>
          <table:table-cell office:value-type="string">
            <text:p>Choctaw</text:p>
          </table:table-cell>
          <table:table-cell office:value-type="string">
            <text:p>http://en.wikipedia.org/wiki/Choctaw</text:p>
          </table:table-cell>
          <table:table-cell office:value-type="string">
            <text:p>Nelson Section</text:p>
          </table:table-cell>
          <table:table-cell office:value-type="string">
            <text:p>http://en.wikipedia.org/wiki/Nelson_Section</text:p>
          </table:table-cell>
          <table:table-cell/>
          <table:table-cell office:value-type="string">
            <text:p>2</text:p>
          </table:table-cell>
          <table:table-cell table:number-columns-repeated="3"/>
          <table:table-cell table:formula="of:=CONCATENATE([.AB559];&quot;,&quot;;[.AC559];&quot;,&quot;; TEXT([.AK559];&quot;#&quot;))" office:value-type="string" office:string-value="LAU_ET_AL,EDA,2">
            <text:p>LAU_ET_AL,EDA,2</text:p>
          </table:table-cell>
        </table:table-row>
        <table:table-row table:style-name="ro1">
          <table:table-cell office:value-type="string">
            <text:p>20BUHYW2GTP96JVXC6D1E9YSQP2RM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MHWZ9RNDWIOAAGCZXUD1GU19DLET7</text:p>
          </table:table-cell>
          <table:table-cell office:value-type="string">
            <text:p>AAE9H4ZIKQS37</text:p>
          </table:table-cell>
          <table:table-cell office:value-type="string">
            <text:p>Submitted</text:p>
          </table:table-cell>
          <table:table-cell office:value-type="string">
            <text:p>Thu Sep 13 06:49:16 GMT 2012</text:p>
          </table:table-cell>
          <table:table-cell office:value-type="string">
            <text:p>Thu Sep 13 06:49:24 GMT 2012</text:p>
          </table:table-cell>
          <table:table-cell office:value-type="string">
            <text:p>Wed Sep 19 23:49:24 PDT 2012</text:p>
          </table:table-cell>
          <table:table-cell table:number-columns-repeated="3"/>
          <table:table-cell office:value-type="string">
            <text:p>8</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Delano_Roosevelt_5:28.txt</text:p>
          </table:table-cell>
          <table:table-cell office:value-type="string">
            <text:p>Another group of problems affecting business, which cannot be termed specific abuses, gives us food for grave thought about the future. Generically such problems arise out of the concentration of economic control to the detriment of the body politic-control of other people&amp;apos;s money, other people&amp;apos;s labor, other people&amp;apos;s lives.&lt;br/&gt;&lt;br/&gt;In many instances such concentrations cannot be justified on the ground of operating efficiency, but have been created for the sake of securities profits, financial control, the suppression of competition and the ambition for power over others. In some lines of industry a very small numerical group is in such a position of influence that its actions are of necessity followed by the other units operating in the same field.&lt;br/&gt;&lt;br/&gt;</text:p>
          </table:table-cell>
          <table:table-cell office:value-type="string">
            <text:p>Capital</text:p>
          </table:table-cell>
          <table:table-cell office:value-type="string">
            <text:p>http://en.wikipedia.org/wiki/Capital</text:p>
          </table:table-cell>
          <table:table-cell office:value-type="string">
            <text:p>Labor</text:p>
          </table:table-cell>
          <table:table-cell office:value-type="string">
            <text:p>http://en.wikipedia.org/wiki/Labor</text:p>
          </table:table-cell>
          <table:table-cell/>
          <table:table-cell office:value-type="string">
            <text:p>2</text:p>
          </table:table-cell>
          <table:table-cell table:number-columns-repeated="3"/>
          <table:table-cell table:formula="of:=CONCATENATE([.AB560];&quot;,&quot;;[.AC560];&quot;,&quot;; TEXT([.AK560];&quot;#&quot;))" office:value-type="string" office:string-value="EDA,LAU_ET_AL,2">
            <text:p>EDA,LAU_ET_AL,2</text:p>
          </table:table-cell>
        </table:table-row>
        <table:table-row table:style-name="ro1">
          <table:table-cell office:value-type="string">
            <text:p>20BUHYW2GTP96JVXC6D1E9YSQP2RM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Q7L6VCPWZ9R2MKNV5SSFSN3J8LO9I</text:p>
          </table:table-cell>
          <table:table-cell office:value-type="string">
            <text:p>A1UNZTSLGW77HK</text:p>
          </table:table-cell>
          <table:table-cell office:value-type="string">
            <text:p>Submitted</text:p>
          </table:table-cell>
          <table:table-cell office:value-type="string">
            <text:p>Thu Sep 13 06:25:19 GMT 2012</text:p>
          </table:table-cell>
          <table:table-cell office:value-type="string">
            <text:p>Thu Sep 13 06:26:02 GMT 2012</text:p>
          </table:table-cell>
          <table:table-cell office:value-type="string">
            <text:p>Wed Sep 19 23:26:02 PDT 2012</text:p>
          </table:table-cell>
          <table:table-cell table:number-columns-repeated="3"/>
          <table:table-cell office:value-type="string">
            <text:p>43</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Delano_Roosevelt_5:28.txt</text:p>
          </table:table-cell>
          <table:table-cell office:value-type="string">
            <text:p>Another group of problems affecting business, which cannot be termed specific abuses, gives us food for grave thought about the future. Generically such problems arise out of the concentration of economic control to the detriment of the body politic-control of other people&amp;apos;s money, other people&amp;apos;s labor, other people&amp;apos;s lives.&lt;br/&gt;&lt;br/&gt;In many instances such concentrations cannot be justified on the ground of operating efficiency, but have been created for the sake of securities profits, financial control, the suppression of competition and the ambition for power over others. In some lines of industry a very small numerical group is in such a position of influence that its actions are of necessity followed by the other units operating in the same field.&lt;br/&gt;&lt;br/&gt;</text:p>
          </table:table-cell>
          <table:table-cell office:value-type="string">
            <text:p>Capital</text:p>
          </table:table-cell>
          <table:table-cell office:value-type="string">
            <text:p>http://en.wikipedia.org/wiki/Capital</text:p>
          </table:table-cell>
          <table:table-cell office:value-type="string">
            <text:p>Labor</text:p>
          </table:table-cell>
          <table:table-cell office:value-type="string">
            <text:p>http://en.wikipedia.org/wiki/Labor</text:p>
          </table:table-cell>
          <table:table-cell/>
          <table:table-cell office:value-type="string">
            <text:p>2</text:p>
          </table:table-cell>
          <table:table-cell table:number-columns-repeated="3"/>
          <table:table-cell table:formula="of:=CONCATENATE([.AB561];&quot;,&quot;;[.AC561];&quot;,&quot;; TEXT([.AK561];&quot;#&quot;))" office:value-type="string" office:string-value="EDA,LAU_ET_AL,2">
            <text:p>EDA,LAU_ET_AL,2</text:p>
          </table:table-cell>
        </table:table-row>
        <table:table-row table:style-name="ro1">
          <table:table-cell office:value-type="string">
            <text:p>20BUHYW2GTP96JVXC6D1E9YSQP2RM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TEJUNU8LZ6RM94AYJZDGJ3VKMZJ3B</text:p>
          </table:table-cell>
          <table:table-cell office:value-type="string">
            <text:p>A997OZ3H2B3Q2</text:p>
          </table:table-cell>
          <table:table-cell office:value-type="string">
            <text:p>Submitted</text:p>
          </table:table-cell>
          <table:table-cell office:value-type="string">
            <text:p>Thu Sep 13 05:49:01 GMT 2012</text:p>
          </table:table-cell>
          <table:table-cell office:value-type="string">
            <text:p>Thu Sep 13 05:49:15 GMT 2012</text:p>
          </table:table-cell>
          <table:table-cell office:value-type="string">
            <text:p>Wed Sep 19 22:49:15 PDT 2012</text:p>
          </table:table-cell>
          <table:table-cell table:number-columns-repeated="3"/>
          <table:table-cell office:value-type="string">
            <text:p>14</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Franklin_Delano_Roosevelt_5:28.txt</text:p>
          </table:table-cell>
          <table:table-cell office:value-type="string">
            <text:p>Another group of problems affecting business, which cannot be termed specific abuses, gives us food for grave thought about the future. Generically such problems arise out of the concentration of economic control to the detriment of the body politic-control of other people&amp;apos;s money, other people&amp;apos;s labor, other people&amp;apos;s lives.&lt;br/&gt;&lt;br/&gt;In many instances such concentrations cannot be justified on the ground of operating efficiency, but have been created for the sake of securities profits, financial control, the suppression of competition and the ambition for power over others. In some lines of industry a very small numerical group is in such a position of influence that its actions are of necessity followed by the other units operating in the same field.&lt;br/&gt;&lt;br/&gt;</text:p>
          </table:table-cell>
          <table:table-cell office:value-type="string">
            <text:p>Capital</text:p>
          </table:table-cell>
          <table:table-cell office:value-type="string">
            <text:p>http://en.wikipedia.org/wiki/Capital</text:p>
          </table:table-cell>
          <table:table-cell office:value-type="string">
            <text:p>Labor</text:p>
          </table:table-cell>
          <table:table-cell office:value-type="string">
            <text:p>http://en.wikipedia.org/wiki/Labor</text:p>
          </table:table-cell>
          <table:table-cell/>
          <table:table-cell office:value-type="string">
            <text:p>2</text:p>
          </table:table-cell>
          <table:table-cell table:number-columns-repeated="3"/>
          <table:table-cell table:formula="of:=CONCATENATE([.AB562];&quot;,&quot;;[.AC562];&quot;,&quot;; TEXT([.AK562];&quot;#&quot;))" office:value-type="string" office:string-value="EDA,LAU_ET_AL,2">
            <text:p>EDA,LAU_ET_AL,2</text:p>
          </table:table-cell>
        </table:table-row>
        <table:table-row table:style-name="ro1">
          <table:table-cell office:value-type="string">
            <text:p>2CO6RLPHIT3HA5Y0RSX2VJQ23HXH9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U91Q6SVQ8H8NVEZDVWOJVCI76YN42</text:p>
          </table:table-cell>
          <table:table-cell office:value-type="string">
            <text:p>A2W2ZEI7WUASOW</text:p>
          </table:table-cell>
          <table:table-cell office:value-type="string">
            <text:p>Submitted</text:p>
          </table:table-cell>
          <table:table-cell office:value-type="string">
            <text:p>Thu Sep 13 05:39:41 GMT 2012</text:p>
          </table:table-cell>
          <table:table-cell office:value-type="string">
            <text:p>Thu Sep 13 05:40:20 GMT 2012</text:p>
          </table:table-cell>
          <table:table-cell office:value-type="string">
            <text:p>Wed Sep 19 22:40:20 PDT 2012</text:p>
          </table:table-cell>
          <table:table-cell table:number-columns-repeated="3"/>
          <table:table-cell office:value-type="string">
            <text:p>39</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Theodore_Roosevelt_7:65.txt</text:p>
          </table:table-cell>
          <table:table-cell office:value-type="string">
            <text:p>The agreement and the report of the commission on which it is based will be laid before the Congress for its information.&lt;br/&gt;&lt;br/&gt;This careful examination into the tariff relations between the United States and Germany involved an inquiry into certain of our methods of administration which had been the cause of much complaint on the part of German exporters. In this inquiry I became satisfied that certain vicious and unjustifiable practices had grown up in our customs administration, notably the practice of determining values of imports upon detective reports never disclosed to the persons whose interests were affected. The use of detectives, though often necessary, tends towards abuse, and should be carefully guarded. Under our practice as I found it to exist in this case, the abuse had become gross and discreditable. Under it, instead of seeking information as to the market value of merchandise from the well-known and respected members of the commercial community in the country of its production, secret statements were obtained from informers and discharged employees and business rivals, and upon this kind of secret evidence the values of imported goods were frequently raised and heavy penalties were frequently imposed upon importers who were never permitted to know what the evidence was and who never had an opportunity to meet it. It is quite probable that this system tended towards an increase of the duties collected upon imported goods, but I conceive it to be a violation of law to exact more duties than the law provides, just as it is a violation to admit goods upon the payment of less than the legal rate of duty. This practice was repugnant to the spirit of American law and to American sense of justice. In the judgment of the most competent experts of the Treasury Department and the Department of Commerce and Labor it was wholly unnecessary for the due collection of the customs revenues, and the attempt to defend it merely illustrates the demoralization which naturally follows from a long continued course of reliance upon such methods. I accordingly caused the regulations governing this branch of the customs service to be modified so that values are determined upon a hearing in which all the parties interested have an opportunity to be heard and to know the evidence against them. Moreover our Treasury agents are accredited to the government of the country in which they seek information, and in Germany receive the assistance of the quasi-official chambers of commerce in determining the actual market value of goods, in accordance with what I am advised to be the true construction of the law.&lt;br/&gt;&lt;br/&gt;</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office:value-type="string">
            <text:p>Brownface</text:p>
          </table:table-cell>
          <table:table-cell office:value-type="string">
            <text:p>http://en.wikipedia.org/wiki/Brownface</text:p>
          </table:table-cell>
          <table:table-cell/>
          <table:table-cell office:value-type="string">
            <text:p>1</text:p>
          </table:table-cell>
          <table:table-cell table:number-columns-repeated="3"/>
          <table:table-cell table:formula="of:=CONCATENATE([.AB563];&quot;,&quot;;[.AC563];&quot;,&quot;; TEXT([.AK563];&quot;#&quot;))" office:value-type="string" office:string-value="EDA,RANDOM,1">
            <text:p>EDA,RANDOM,1</text:p>
          </table:table-cell>
        </table:table-row>
        <table:table-row table:style-name="ro1">
          <table:table-cell office:value-type="string">
            <text:p>2CO6RLPHIT3HA5Y0RSX2VJQ23HXH9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XBKM05BMJTUW7K7N3G9ZA7SBBQJE3</text:p>
          </table:table-cell>
          <table:table-cell office:value-type="string">
            <text:p>A997OZ3H2B3Q2</text:p>
          </table:table-cell>
          <table:table-cell office:value-type="string">
            <text:p>Submitted</text:p>
          </table:table-cell>
          <table:table-cell office:value-type="string">
            <text:p>Thu Sep 13 05:59:38 GMT 2012</text:p>
          </table:table-cell>
          <table:table-cell office:value-type="string">
            <text:p>Thu Sep 13 06:00:05 GMT 2012</text:p>
          </table:table-cell>
          <table:table-cell office:value-type="string">
            <text:p>Wed Sep 19 23:00:05 PDT 2012</text:p>
          </table:table-cell>
          <table:table-cell table:number-columns-repeated="3"/>
          <table:table-cell office:value-type="string">
            <text:p>27</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Theodore_Roosevelt_7:65.txt</text:p>
          </table:table-cell>
          <table:table-cell office:value-type="string">
            <text:p>The agreement and the report of the commission on which it is based will be laid before the Congress for its information.&lt;br/&gt;&lt;br/&gt;This careful examination into the tariff relations between the United States and Germany involved an inquiry into certain of our methods of administration which had been the cause of much complaint on the part of German exporters. In this inquiry I became satisfied that certain vicious and unjustifiable practices had grown up in our customs administration, notably the practice of determining values of imports upon detective reports never disclosed to the persons whose interests were affected. The use of detectives, though often necessary, tends towards abuse, and should be carefully guarded. Under our practice as I found it to exist in this case, the abuse had become gross and discreditable. Under it, instead of seeking information as to the market value of merchandise from the well-known and respected members of the commercial community in the country of its production, secret statements were obtained from informers and discharged employees and business rivals, and upon this kind of secret evidence the values of imported goods were frequently raised and heavy penalties were frequently imposed upon importers who were never permitted to know what the evidence was and who never had an opportunity to meet it. It is quite probable that this system tended towards an increase of the duties collected upon imported goods, but I conceive it to be a violation of law to exact more duties than the law provides, just as it is a violation to admit goods upon the payment of less than the legal rate of duty. This practice was repugnant to the spirit of American law and to American sense of justice. In the judgment of the most competent experts of the Treasury Department and the Department of Commerce and Labor it was wholly unnecessary for the due collection of the customs revenues, and the attempt to defend it merely illustrates the demoralization which naturally follows from a long continued course of reliance upon such methods. I accordingly caused the regulations governing this branch of the customs service to be modified so that values are determined upon a hearing in which all the parties interested have an opportunity to be heard and to know the evidence against them. Moreover our Treasury agents are accredited to the government of the country in which they seek information, and in Germany receive the assistance of the quasi-official chambers of commerce in determining the actual market value of goods, in accordance with what I am advised to be the true construction of the law.&lt;br/&gt;&lt;br/&gt;</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office:value-type="string">
            <text:p>Brownface</text:p>
          </table:table-cell>
          <table:table-cell office:value-type="string">
            <text:p>http://en.wikipedia.org/wiki/Brownface</text:p>
          </table:table-cell>
          <table:table-cell/>
          <table:table-cell office:value-type="string">
            <text:p>2</text:p>
          </table:table-cell>
          <table:table-cell table:number-columns-repeated="3"/>
          <table:table-cell table:formula="of:=CONCATENATE([.AB564];&quot;,&quot;;[.AC564];&quot;,&quot;; TEXT([.AK564];&quot;#&quot;))" office:value-type="string" office:string-value="EDA,RANDOM,2">
            <text:p>EDA,RANDOM,2</text:p>
          </table:table-cell>
        </table:table-row>
        <table:table-row table:style-name="ro1">
          <table:table-cell office:value-type="string">
            <text:p>2CO6RLPHIT3HA5Y0RSX2VJQ23HXH9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YRFYQS1CSTM3OLWK2VIK1EYJ2YLO8</text:p>
          </table:table-cell>
          <table:table-cell office:value-type="string">
            <text:p>A2UCKZZI9KBBCV</text:p>
          </table:table-cell>
          <table:table-cell office:value-type="string">
            <text:p>Submitted</text:p>
          </table:table-cell>
          <table:table-cell office:value-type="string">
            <text:p>Thu Sep 13 05:32:06 GMT 2012</text:p>
          </table:table-cell>
          <table:table-cell office:value-type="string">
            <text:p>Thu Sep 13 05:36:53 GMT 2012</text:p>
          </table:table-cell>
          <table:table-cell office:value-type="string">
            <text:p>Wed Sep 19 22:36:53 PDT 2012</text:p>
          </table:table-cell>
          <table:table-cell table:number-columns-repeated="3"/>
          <table:table-cell office:value-type="string">
            <text:p>287</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Theodore_Roosevelt_7:65.txt</text:p>
          </table:table-cell>
          <table:table-cell office:value-type="string">
            <text:p>The agreement and the report of the commission on which it is based will be laid before the Congress for its information.&lt;br/&gt;&lt;br/&gt;This careful examination into the tariff relations between the United States and Germany involved an inquiry into certain of our methods of administration which had been the cause of much complaint on the part of German exporters. In this inquiry I became satisfied that certain vicious and unjustifiable practices had grown up in our customs administration, notably the practice of determining values of imports upon detective reports never disclosed to the persons whose interests were affected. The use of detectives, though often necessary, tends towards abuse, and should be carefully guarded. Under our practice as I found it to exist in this case, the abuse had become gross and discreditable. Under it, instead of seeking information as to the market value of merchandise from the well-known and respected members of the commercial community in the country of its production, secret statements were obtained from informers and discharged employees and business rivals, and upon this kind of secret evidence the values of imported goods were frequently raised and heavy penalties were frequently imposed upon importers who were never permitted to know what the evidence was and who never had an opportunity to meet it. It is quite probable that this system tended towards an increase of the duties collected upon imported goods, but I conceive it to be a violation of law to exact more duties than the law provides, just as it is a violation to admit goods upon the payment of less than the legal rate of duty. This practice was repugnant to the spirit of American law and to American sense of justice. In the judgment of the most competent experts of the Treasury Department and the Department of Commerce and Labor it was wholly unnecessary for the due collection of the customs revenues, and the attempt to defend it merely illustrates the demoralization which naturally follows from a long continued course of reliance upon such methods. I accordingly caused the regulations governing this branch of the customs service to be modified so that values are determined upon a hearing in which all the parties interested have an opportunity to be heard and to know the evidence against them. Moreover our Treasury agents are accredited to the government of the country in which they seek information, and in Germany receive the assistance of the quasi-official chambers of commerce in determining the actual market value of goods, in accordance with what I am advised to be the true construction of the law.&lt;br/&gt;&lt;br/&gt;</text:p>
          </table:table-cell>
          <table:table-cell office:value-type="string">
            <text:p>Judicial system of the People's Republic of China</text:p>
          </table:table-cell>
          <table:table-cell office:value-type="string">
            <text:p>http://en.wikipedia.org/wiki/Judicial_system_of_the_People's_Republic_of_China</text:p>
          </table:table-cell>
          <table:table-cell office:value-type="string">
            <text:p>Brownface</text:p>
          </table:table-cell>
          <table:table-cell office:value-type="string">
            <text:p>http://en.wikipedia.org/wiki/Brownface</text:p>
          </table:table-cell>
          <table:table-cell office:value-type="string">
            <text:p>Neither of the label is appropriate or matches this document or article. This part of speech seems to address commercial relations between US and Germany.</text:p>
          </table:table-cell>
          <table:table-cell office:value-type="string">
            <text:p>2</text:p>
          </table:table-cell>
          <table:table-cell table:number-columns-repeated="3"/>
          <table:table-cell table:formula="of:=CONCATENATE([.AB565];&quot;,&quot;;[.AC565];&quot;,&quot;; TEXT([.AK565];&quot;#&quot;))" office:value-type="string" office:string-value="EDA,RANDOM,2">
            <text:p>EDA,RANDOM,2</text:p>
          </table:table-cell>
        </table:table-row>
        <table:table-row table:style-name="ro1">
          <table:table-cell office:value-type="string">
            <text:p>2C2CJ011K274YGXPX6X1GN46W7BCA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6CUDD8XMB3QIIN5IGLTW6T4KA0EP2</text:p>
          </table:table-cell>
          <table:table-cell office:value-type="string">
            <text:p>AAE9H4ZIKQS37</text:p>
          </table:table-cell>
          <table:table-cell office:value-type="string">
            <text:p>Submitted</text:p>
          </table:table-cell>
          <table:table-cell office:value-type="string">
            <text:p>Thu Sep 13 06:49:08 GMT 2012</text:p>
          </table:table-cell>
          <table:table-cell office:value-type="string">
            <text:p>Thu Sep 13 06:49:16 GMT 2012</text:p>
          </table:table-cell>
          <table:table-cell office:value-type="string">
            <text:p>Wed Sep 19 23:49:16 PDT 2012</text:p>
          </table:table-cell>
          <table:table-cell table:number-columns-repeated="3"/>
          <table:table-cell office:value-type="string">
            <text:p>8</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eorge_W._Bush_5:10.txt</text:p>
          </table:table-cell>
          <table:table-cell office:value-type="string">
            <text:p>I know that none of these reforms would be easy. But we have to move ahead with courage and honesty, because our children&amp;apos;s retirement security is more important than partisan politics. I will work with members of Congress to find the most effective combination of reforms. I will listen to anyone who has a good idea to offer. We must, however, be guided by some basic principles. We must make Social Security permanently sound, not leave that task for another day. We must not jeopardize our economic strength by increasing payroll taxes. We must ensure that lower-income Americans get the help they need to have dignity and peace of mind in their retirement. We must guarantee there is no change for those now retired or nearing retirement. And we must take care that any changes in the system are gradual, so younger workers have years to prepare and plan for their future.&lt;br/&gt;&lt;br/&gt;As we fix Social Security, we also have the responsibility to make the system a better deal for younger workers. And the best way to reach that goal is through voluntary personal retirement accounts. Here is how the idea works. Right now, a set portion of the money you earn is taken out of your paycheck to pay for the Social Security benefits of today&amp;apos;s retirees. If you&amp;apos;re a younger worker, I believe you should be able to set aside part of that money in your own retirement account, so you can build a nest egg for your own future.&lt;br/&gt;&lt;br/&gt;</text:p>
          </table:table-cell>
          <table:table-cell office:value-type="string">
            <text:p>Retirement</text:p>
          </table:table-cell>
          <table:table-cell office:value-type="string">
            <text:p>http://en.wikipedia.org/wiki/Retirement</text:p>
          </table:table-cell>
          <table:table-cell office:value-type="string">
            <text:p>Insurance</text:p>
          </table:table-cell>
          <table:table-cell office:value-type="string">
            <text:p>http://en.wikipedia.org/wiki/Insurance</text:p>
          </table:table-cell>
          <table:table-cell/>
          <table:table-cell office:value-type="string">
            <text:p>1</text:p>
          </table:table-cell>
          <table:table-cell table:number-columns-repeated="3"/>
          <table:table-cell table:formula="of:=CONCATENATE([.AB566];&quot;,&quot;;[.AC566];&quot;,&quot;; TEXT([.AK566];&quot;#&quot;))" office:value-type="string" office:string-value="EDA,LAU_ET_AL,1">
            <text:p>EDA,LAU_ET_AL,1</text:p>
          </table:table-cell>
        </table:table-row>
        <table:table-row table:style-name="ro1">
          <table:table-cell office:value-type="string">
            <text:p>2C2CJ011K274YGXPX6X1GN46W7BCA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DC4F0OHOVR1JRLPVCC9AHEC2PD439</text:p>
          </table:table-cell>
          <table:table-cell office:value-type="string">
            <text:p>AS809NPDW8VZ0</text:p>
          </table:table-cell>
          <table:table-cell office:value-type="string">
            <text:p>Submitted</text:p>
          </table:table-cell>
          <table:table-cell office:value-type="string">
            <text:p>Thu Sep 13 06:35:11 GMT 2012</text:p>
          </table:table-cell>
          <table:table-cell office:value-type="string">
            <text:p>Thu Sep 13 06:36:10 GMT 2012</text:p>
          </table:table-cell>
          <table:table-cell office:value-type="string">
            <text:p>Wed Sep 19 23:36:10 PDT 2012</text:p>
          </table:table-cell>
          <table:table-cell table:number-columns-repeated="3"/>
          <table:table-cell office:value-type="string">
            <text:p>59</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eorge_W._Bush_5:10.txt</text:p>
          </table:table-cell>
          <table:table-cell office:value-type="string">
            <text:p>I know that none of these reforms would be easy. But we have to move ahead with courage and honesty, because our children&amp;apos;s retirement security is more important than partisan politics. I will work with members of Congress to find the most effective combination of reforms. I will listen to anyone who has a good idea to offer. We must, however, be guided by some basic principles. We must make Social Security permanently sound, not leave that task for another day. We must not jeopardize our economic strength by increasing payroll taxes. We must ensure that lower-income Americans get the help they need to have dignity and peace of mind in their retirement. We must guarantee there is no change for those now retired or nearing retirement. And we must take care that any changes in the system are gradual, so younger workers have years to prepare and plan for their future.&lt;br/&gt;&lt;br/&gt;As we fix Social Security, we also have the responsibility to make the system a better deal for younger workers. And the best way to reach that goal is through voluntary personal retirement accounts. Here is how the idea works. Right now, a set portion of the money you earn is taken out of your paycheck to pay for the Social Security benefits of today&amp;apos;s retirees. If you&amp;apos;re a younger worker, I believe you should be able to set aside part of that money in your own retirement account, so you can build a nest egg for your own future.&lt;br/&gt;&lt;br/&gt;</text:p>
          </table:table-cell>
          <table:table-cell office:value-type="string">
            <text:p>Retirement</text:p>
          </table:table-cell>
          <table:table-cell office:value-type="string">
            <text:p>http://en.wikipedia.org/wiki/Retirement</text:p>
          </table:table-cell>
          <table:table-cell office:value-type="string">
            <text:p>Insurance</text:p>
          </table:table-cell>
          <table:table-cell office:value-type="string">
            <text:p>http://en.wikipedia.org/wiki/Insurance</text:p>
          </table:table-cell>
          <table:table-cell/>
          <table:table-cell office:value-type="string">
            <text:p>1</text:p>
          </table:table-cell>
          <table:table-cell table:number-columns-repeated="3"/>
          <table:table-cell table:formula="of:=CONCATENATE([.AB567];&quot;,&quot;;[.AC567];&quot;,&quot;; TEXT([.AK567];&quot;#&quot;))" office:value-type="string" office:string-value="EDA,LAU_ET_AL,1">
            <text:p>EDA,LAU_ET_AL,1</text:p>
          </table:table-cell>
        </table:table-row>
        <table:table-row table:style-name="ro1">
          <table:table-cell office:value-type="string">
            <text:p>2C2CJ011K274YGXPX6X1GN46W7BCA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JPBNVP3TVOKK33OCBP7YEOZLDX30S</text:p>
          </table:table-cell>
          <table:table-cell office:value-type="string">
            <text:p>A997OZ3H2B3Q2</text:p>
          </table:table-cell>
          <table:table-cell office:value-type="string">
            <text:p>Submitted</text:p>
          </table:table-cell>
          <table:table-cell office:value-type="string">
            <text:p>Thu Sep 13 06:29:22 GMT 2012</text:p>
          </table:table-cell>
          <table:table-cell office:value-type="string">
            <text:p>Thu Sep 13 06:29:43 GMT 2012</text:p>
          </table:table-cell>
          <table:table-cell office:value-type="string">
            <text:p>Wed Sep 19 23:29:43 PDT 2012</text:p>
          </table:table-cell>
          <table:table-cell table:number-columns-repeated="3"/>
          <table:table-cell office:value-type="string">
            <text:p>21</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eorge_W._Bush_5:10.txt</text:p>
          </table:table-cell>
          <table:table-cell office:value-type="string">
            <text:p>I know that none of these reforms would be easy. But we have to move ahead with courage and honesty, because our children&amp;apos;s retirement security is more important than partisan politics. I will work with members of Congress to find the most effective combination of reforms. I will listen to anyone who has a good idea to offer. We must, however, be guided by some basic principles. We must make Social Security permanently sound, not leave that task for another day. We must not jeopardize our economic strength by increasing payroll taxes. We must ensure that lower-income Americans get the help they need to have dignity and peace of mind in their retirement. We must guarantee there is no change for those now retired or nearing retirement. And we must take care that any changes in the system are gradual, so younger workers have years to prepare and plan for their future.&lt;br/&gt;&lt;br/&gt;As we fix Social Security, we also have the responsibility to make the system a better deal for younger workers. And the best way to reach that goal is through voluntary personal retirement accounts. Here is how the idea works. Right now, a set portion of the money you earn is taken out of your paycheck to pay for the Social Security benefits of today&amp;apos;s retirees. If you&amp;apos;re a younger worker, I believe you should be able to set aside part of that money in your own retirement account, so you can build a nest egg for your own future.&lt;br/&gt;&lt;br/&gt;</text:p>
          </table:table-cell>
          <table:table-cell office:value-type="string">
            <text:p>Retirement</text:p>
          </table:table-cell>
          <table:table-cell office:value-type="string">
            <text:p>http://en.wikipedia.org/wiki/Retirement</text:p>
          </table:table-cell>
          <table:table-cell office:value-type="string">
            <text:p>Insurance</text:p>
          </table:table-cell>
          <table:table-cell office:value-type="string">
            <text:p>http://en.wikipedia.org/wiki/Insurance</text:p>
          </table:table-cell>
          <table:table-cell/>
          <table:table-cell office:value-type="string">
            <text:p>1</text:p>
          </table:table-cell>
          <table:table-cell table:number-columns-repeated="3"/>
          <table:table-cell table:formula="of:=CONCATENATE([.AB568];&quot;,&quot;;[.AC568];&quot;,&quot;; TEXT([.AK568];&quot;#&quot;))" office:value-type="string" office:string-value="EDA,LAU_ET_AL,1">
            <text:p>EDA,LAU_ET_AL,1</text:p>
          </table:table-cell>
        </table:table-row>
        <table:table-row table:style-name="ro1">
          <table:table-cell office:value-type="string">
            <text:p>2PQMQU6L5OBVRRPW47VAQJF7I4XEX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18NTBJ3MMDXKODCUGTKPB9MJCWBXN</text:p>
          </table:table-cell>
          <table:table-cell office:value-type="string">
            <text:p>A997OZ3H2B3Q2</text:p>
          </table:table-cell>
          <table:table-cell office:value-type="string">
            <text:p>Submitted</text:p>
          </table:table-cell>
          <table:table-cell office:value-type="string">
            <text:p>Thu Sep 13 06:49:04 GMT 2012</text:p>
          </table:table-cell>
          <table:table-cell office:value-type="string">
            <text:p>Thu Sep 13 06:49:35 GMT 2012</text:p>
          </table:table-cell>
          <table:table-cell office:value-type="string">
            <text:p>Wed Sep 19 23:49:35 PDT 2012</text:p>
          </table:table-cell>
          <table:table-cell table:number-columns-repeated="3"/>
          <table:table-cell office:value-type="string">
            <text:p>31</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Woodrow_Wilson_5:15.txt</text:p>
          </table:table-cell>
          <table:table-cell office:value-type="string">
            <text:p>I shall not go back to debate the causes of the war. The intolerable wrongs done and planned against us by the sinister masters of Germany have long since become too grossly obvious and odious to every true American to need to be rehearsed. But I shall ask you to consider again and with a very grave scrutiny our objectives and the measures by which we mean to attain them; for the purpose of discussion here in this place is action, and our action must move straight toward definite ends. Our object is, of course, to win the war; and we shall not slacken or suffer ourselves to he diverted until it is won. But it is worth while asking and answering the question, When shall we consider the war won?&lt;br/&gt;&lt;br/&gt;From one point of view it is not necessary to broach this fundamental matter. I do not doubt that the American people know what the war is about and what sort of an outcome they will regard as a realization of their purpose in it.&lt;br/&gt;&lt;br/&gt;</text:p>
          </table:table-cell>
          <table:table-cell office:value-type="string">
            <text:p>Critique of Pure Reason</text:p>
          </table:table-cell>
          <table:table-cell office:value-type="string">
            <text:p>http://en.wikipedia.org/wiki/Critique_of_Pure_Reason</text:p>
          </table:table-cell>
          <table:table-cell office:value-type="string">
            <text:p>The Empty Envelope</text:p>
          </table:table-cell>
          <table:table-cell office:value-type="string">
            <text:p>http://en.wikipedia.org/wiki/The_Empty_Envelope</text:p>
          </table:table-cell>
          <table:table-cell/>
          <table:table-cell office:value-type="string">
            <text:p>1</text:p>
          </table:table-cell>
          <table:table-cell table:number-columns-repeated="3"/>
          <table:table-cell table:formula="of:=CONCATENATE([.AB569];&quot;,&quot;;[.AC569];&quot;,&quot;; TEXT([.AK569];&quot;#&quot;))" office:value-type="string" office:string-value="EDA,RANDOM,1">
            <text:p>EDA,RANDOM,1</text:p>
          </table:table-cell>
        </table:table-row>
        <table:table-row table:style-name="ro1">
          <table:table-cell office:value-type="string">
            <text:p>2PQMQU6L5OBVRRPW47VAQJF7I4XEX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2FTL0XULRGN8K78TW4XDFP7TL9P3L</text:p>
          </table:table-cell>
          <table:table-cell office:value-type="string">
            <text:p>A31ALYJKPKD09W</text:p>
          </table:table-cell>
          <table:table-cell office:value-type="string">
            <text:p>Submitted</text:p>
          </table:table-cell>
          <table:table-cell office:value-type="string">
            <text:p>Thu Sep 13 06:43:32 GMT 2012</text:p>
          </table:table-cell>
          <table:table-cell office:value-type="string">
            <text:p>Thu Sep 13 06:43:44 GMT 2012</text:p>
          </table:table-cell>
          <table:table-cell office:value-type="string">
            <text:p>Wed Sep 19 23:43:44 PDT 2012</text:p>
          </table:table-cell>
          <table:table-cell table:number-columns-repeated="3"/>
          <table:table-cell office:value-type="string">
            <text:p>12</text:p>
          </table:table-cell>
          <table:table-cell office:value-type="string">
            <text:p>100% (294/295)</text:p>
          </table:table-cell>
          <table:table-cell office:value-type="string">
            <text:p>100% (62/62)</text:p>
          </table:table-cell>
          <table:table-cell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Woodrow_Wilson_5:15.txt</text:p>
          </table:table-cell>
          <table:table-cell office:value-type="string">
            <text:p>I shall not go back to debate the causes of the war. The intolerable wrongs done and planned against us by the sinister masters of Germany have long since become too grossly obvious and odious to every true American to need to be rehearsed. But I shall ask you to consider again and with a very grave scrutiny our objectives and the measures by which we mean to attain them; for the purpose of discussion here in this place is action, and our action must move straight toward definite ends. Our object is, of course, to win the war; and we shall not slacken or suffer ourselves to he diverted until it is won. But it is worth while asking and answering the question, When shall we consider the war won?&lt;br/&gt;&lt;br/&gt;From one point of view it is not necessary to broach this fundamental matter. I do not doubt that the American people know what the war is about and what sort of an outcome they will regard as a realization of their purpose in it.&lt;br/&gt;&lt;br/&gt;</text:p>
          </table:table-cell>
          <table:table-cell office:value-type="string">
            <text:p>Critique of Pure Reason</text:p>
          </table:table-cell>
          <table:table-cell office:value-type="string">
            <text:p>http://en.wikipedia.org/wiki/Critique_of_Pure_Reason</text:p>
          </table:table-cell>
          <table:table-cell office:value-type="string">
            <text:p>The Empty Envelope</text:p>
          </table:table-cell>
          <table:table-cell office:value-type="string">
            <text:p>http://en.wikipedia.org/wiki/The_Empty_Envelope</text:p>
          </table:table-cell>
          <table:table-cell/>
          <table:table-cell office:value-type="string">
            <text:p>2</text:p>
          </table:table-cell>
          <table:table-cell table:number-columns-repeated="3"/>
          <table:table-cell table:formula="of:=CONCATENATE([.AB570];&quot;,&quot;;[.AC570];&quot;,&quot;; TEXT([.AK570];&quot;#&quot;))" office:value-type="string" office:string-value="EDA,RANDOM,2">
            <text:p>EDA,RANDOM,2</text:p>
          </table:table-cell>
        </table:table-row>
        <table:table-row table:style-name="ro1">
          <table:table-cell office:value-type="string">
            <text:p>2PQMQU6L5OBVRRPW47VAQJF7I4XEX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3H9RA7S5WM1LIMXVPY0RMHLGX0UZJ</text:p>
          </table:table-cell>
          <table:table-cell office:value-type="string">
            <text:p>AAE9H4ZIKQS37</text:p>
          </table:table-cell>
          <table:table-cell office:value-type="string">
            <text:p>Submitted</text:p>
          </table:table-cell>
          <table:table-cell office:value-type="string">
            <text:p>Thu Sep 13 06:45:18 GMT 2012</text:p>
          </table:table-cell>
          <table:table-cell office:value-type="string">
            <text:p>Thu Sep 13 06:45:33 GMT 2012</text:p>
          </table:table-cell>
          <table:table-cell office:value-type="string">
            <text:p>Wed Sep 19 23:45:33 PDT 2012</text:p>
          </table:table-cell>
          <table:table-cell table:number-columns-repeated="3"/>
          <table:table-cell office:value-type="string">
            <text:p>15</text:p>
          </table:table-cell>
          <table:table-cell table:number-columns-repeated="3" office:value-type="string">
            <text:p>0% (0/0)</text:p>
          </table:table-cell>
          <table:table-cell office:value-type="string">
            <text:p>EDA</text:p>
          </table:table-cell>
          <table:table-cell office:value-type="string">
            <text:p>RANDOM</text:p>
          </table:table-cell>
          <table:table-cell office:value-type="string">
            <text:p>file:/home/jjfresh/Projects/Output/Mallet/datasets/sotu_chunks/Woodrow_Wilson_5:15.txt</text:p>
          </table:table-cell>
          <table:table-cell office:value-type="string">
            <text:p>I shall not go back to debate the causes of the war. The intolerable wrongs done and planned against us by the sinister masters of Germany have long since become too grossly obvious and odious to every true American to need to be rehearsed. But I shall ask you to consider again and with a very grave scrutiny our objectives and the measures by which we mean to attain them; for the purpose of discussion here in this place is action, and our action must move straight toward definite ends. Our object is, of course, to win the war; and we shall not slacken or suffer ourselves to he diverted until it is won. But it is worth while asking and answering the question, When shall we consider the war won?&lt;br/&gt;&lt;br/&gt;From one point of view it is not necessary to broach this fundamental matter. I do not doubt that the American people know what the war is about and what sort of an outcome they will regard as a realization of their purpose in it.&lt;br/&gt;&lt;br/&gt;</text:p>
          </table:table-cell>
          <table:table-cell office:value-type="string">
            <text:p>Critique of Pure Reason</text:p>
          </table:table-cell>
          <table:table-cell office:value-type="string">
            <text:p>http://en.wikipedia.org/wiki/Critique_of_Pure_Reason</text:p>
          </table:table-cell>
          <table:table-cell office:value-type="string">
            <text:p>The Empty Envelope</text:p>
          </table:table-cell>
          <table:table-cell office:value-type="string">
            <text:p>http://en.wikipedia.org/wiki/The_Empty_Envelope</text:p>
          </table:table-cell>
          <table:table-cell/>
          <table:table-cell office:value-type="string">
            <text:p>1</text:p>
          </table:table-cell>
          <table:table-cell table:number-columns-repeated="3"/>
          <table:table-cell table:formula="of:=CONCATENATE([.AB571];&quot;,&quot;;[.AC571];&quot;,&quot;; TEXT([.AK571];&quot;#&quot;))" office:value-type="string" office:string-value="EDA,RANDOM,1">
            <text:p>EDA,RANDOM,1</text:p>
          </table:table-cell>
        </table:table-row>
        <table:table-row table:style-name="ro1">
          <table:table-cell office:value-type="string">
            <text:p>23ZGYQ4J3NABLK3RMPFY6IT1VTAPC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JUHECWA6X3Y3L0K7MG5SXPTO2JLMT</text:p>
          </table:table-cell>
          <table:table-cell office:value-type="string">
            <text:p>A1XWMSFU4RHNK5</text:p>
          </table:table-cell>
          <table:table-cell office:value-type="string">
            <text:p>Submitted</text:p>
          </table:table-cell>
          <table:table-cell office:value-type="string">
            <text:p>Thu Sep 13 05:32:37 GMT 2012</text:p>
          </table:table-cell>
          <table:table-cell office:value-type="string">
            <text:p>Thu Sep 13 05:32:51 GMT 2012</text:p>
          </table:table-cell>
          <table:table-cell office:value-type="string">
            <text:p>Wed Sep 19 22:32:51 PDT 2012</text:p>
          </table:table-cell>
          <table:table-cell table:number-columns-repeated="3"/>
          <table:table-cell office:value-type="string">
            <text:p>14</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Theodore_Roosevelt_6:10.txt</text:p>
          </table:table-cell>
          <table:table-cell office:value-type="string">
            <text:p>Every colored man should realize that the worst enemy of his race is the negro criminal, and above all the negro criminal who commits the dreadful crime of rape; and it should be felt as in the highest degree an offense against the whole country, and against the colored race in particular, for a colored man to fail to help the officers of the law in hunting down with all possible earnestness and zeal every such infamous offender. Moreover, in my judgment, the crime of rape should always be punished with death, as is the case with murder; assault with intent to commit rape should be made a capital crime, at least in the discretion of the court; and provision should be made by which the punishment may follow immediately upon the heels of the offense; while the trial should be so conducted that the victim need not be wantonly shamed while giving testimony, and that the least possible publicity shall be given to the details.&lt;br/&gt;&lt;br/&gt;The members of the white race on the other hand should understand that every lynching represents by just so much a loosening of the bands of civilization; that the spirit of lynching inevitably throws into prominence in the community all the foul and evil creatures who dwell therein. No man can take part in the torture of a human being without having his own moral nature permanently lowered. Every lynching means just so much moral deterioration in all the children who have any knowledge of it, and therefore just so much additional trouble for the next generation of Americans.&lt;br/&gt;&lt;br/&gt;</text:p>
          </table:table-cell>
          <table:table-cell office:value-type="string">
            <text:p>Ages of consent in North America</text:p>
          </table:table-cell>
          <table:table-cell office:value-type="string">
            <text:p>http://en.wikipedia.org/wiki/Ages_of_consent_in_North_America</text:p>
          </table:table-cell>
          <table:table-cell office:value-type="string">
            <text:p>Paleoconservatism</text:p>
          </table:table-cell>
          <table:table-cell office:value-type="string">
            <text:p>http://en.wikipedia.org/wiki/Paleoconservatism</text:p>
          </table:table-cell>
          <table:table-cell/>
          <table:table-cell office:value-type="string">
            <text:p>2</text:p>
          </table:table-cell>
          <table:table-cell table:number-columns-repeated="3"/>
          <table:table-cell table:formula="of:=CONCATENATE([.AB572];&quot;,&quot;;[.AC572];&quot;,&quot;; TEXT([.AK572];&quot;#&quot;))" office:value-type="string" office:string-value="EDA,LAU_ET_AL,2">
            <text:p>EDA,LAU_ET_AL,2</text:p>
          </table:table-cell>
        </table:table-row>
        <table:table-row table:style-name="ro1">
          <table:table-cell office:value-type="string">
            <text:p>23ZGYQ4J3NABLK3RMPFY6IT1VTAPC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QCPEIB9BAWL7VLUXFMX2D3MZ6W1YX</text:p>
          </table:table-cell>
          <table:table-cell office:value-type="string">
            <text:p>AS809NPDW8VZ0</text:p>
          </table:table-cell>
          <table:table-cell office:value-type="string">
            <text:p>Submitted</text:p>
          </table:table-cell>
          <table:table-cell office:value-type="string">
            <text:p>Thu Sep 13 06:21:41 GMT 2012</text:p>
          </table:table-cell>
          <table:table-cell office:value-type="string">
            <text:p>Thu Sep 13 06:23:29 GMT 2012</text:p>
          </table:table-cell>
          <table:table-cell office:value-type="string">
            <text:p>Wed Sep 19 23:23:29 PDT 2012</text:p>
          </table:table-cell>
          <table:table-cell table:number-columns-repeated="3"/>
          <table:table-cell office:value-type="string">
            <text:p>108</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Theodore_Roosevelt_6:10.txt</text:p>
          </table:table-cell>
          <table:table-cell office:value-type="string">
            <text:p>Every colored man should realize that the worst enemy of his race is the negro criminal, and above all the negro criminal who commits the dreadful crime of rape; and it should be felt as in the highest degree an offense against the whole country, and against the colored race in particular, for a colored man to fail to help the officers of the law in hunting down with all possible earnestness and zeal every such infamous offender. Moreover, in my judgment, the crime of rape should always be punished with death, as is the case with murder; assault with intent to commit rape should be made a capital crime, at least in the discretion of the court; and provision should be made by which the punishment may follow immediately upon the heels of the offense; while the trial should be so conducted that the victim need not be wantonly shamed while giving testimony, and that the least possible publicity shall be given to the details.&lt;br/&gt;&lt;br/&gt;The members of the white race on the other hand should understand that every lynching represents by just so much a loosening of the bands of civilization; that the spirit of lynching inevitably throws into prominence in the community all the foul and evil creatures who dwell therein. No man can take part in the torture of a human being without having his own moral nature permanently lowered. Every lynching means just so much moral deterioration in all the children who have any knowledge of it, and therefore just so much additional trouble for the next generation of Americans.&lt;br/&gt;&lt;br/&gt;</text:p>
          </table:table-cell>
          <table:table-cell office:value-type="string">
            <text:p>Ages of consent in North America</text:p>
          </table:table-cell>
          <table:table-cell office:value-type="string">
            <text:p>http://en.wikipedia.org/wiki/Ages_of_consent_in_North_America</text:p>
          </table:table-cell>
          <table:table-cell office:value-type="string">
            <text:p>Paleoconservatism</text:p>
          </table:table-cell>
          <table:table-cell office:value-type="string">
            <text:p>http://en.wikipedia.org/wiki/Paleoconservatism</text:p>
          </table:table-cell>
          <table:table-cell/>
          <table:table-cell office:value-type="string">
            <text:p>2</text:p>
          </table:table-cell>
          <table:table-cell table:number-columns-repeated="3"/>
          <table:table-cell table:formula="of:=CONCATENATE([.AB573];&quot;,&quot;;[.AC573];&quot;,&quot;; TEXT([.AK573];&quot;#&quot;))" office:value-type="string" office:string-value="EDA,LAU_ET_AL,2">
            <text:p>EDA,LAU_ET_AL,2</text:p>
          </table:table-cell>
        </table:table-row>
        <table:table-row table:style-name="ro1">
          <table:table-cell office:value-type="string">
            <text:p>23ZGYQ4J3NABLK3RMPFY6IT1VTAPC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Z5OBDDP8PJWZ31IF7DBBQ395FJF4U</text:p>
          </table:table-cell>
          <table:table-cell office:value-type="string">
            <text:p>AAE9H4ZIKQS37</text:p>
          </table:table-cell>
          <table:table-cell office:value-type="string">
            <text:p>Submitted</text:p>
          </table:table-cell>
          <table:table-cell office:value-type="string">
            <text:p>Thu Sep 13 06:50:42 GMT 2012</text:p>
          </table:table-cell>
          <table:table-cell office:value-type="string">
            <text:p>Thu Sep 13 06:50:48 GMT 2012</text:p>
          </table:table-cell>
          <table:table-cell office:value-type="string">
            <text:p>Wed Sep 19 23:50:48 PDT 2012</text:p>
          </table:table-cell>
          <table:table-cell table:number-columns-repeated="3"/>
          <table:table-cell office:value-type="string">
            <text:p>6</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Theodore_Roosevelt_6:10.txt</text:p>
          </table:table-cell>
          <table:table-cell office:value-type="string">
            <text:p>Every colored man should realize that the worst enemy of his race is the negro criminal, and above all the negro criminal who commits the dreadful crime of rape; and it should be felt as in the highest degree an offense against the whole country, and against the colored race in particular, for a colored man to fail to help the officers of the law in hunting down with all possible earnestness and zeal every such infamous offender. Moreover, in my judgment, the crime of rape should always be punished with death, as is the case with murder; assault with intent to commit rape should be made a capital crime, at least in the discretion of the court; and provision should be made by which the punishment may follow immediately upon the heels of the offense; while the trial should be so conducted that the victim need not be wantonly shamed while giving testimony, and that the least possible publicity shall be given to the details.&lt;br/&gt;&lt;br/&gt;The members of the white race on the other hand should understand that every lynching represents by just so much a loosening of the bands of civilization; that the spirit of lynching inevitably throws into prominence in the community all the foul and evil creatures who dwell therein. No man can take part in the torture of a human being without having his own moral nature permanently lowered. Every lynching means just so much moral deterioration in all the children who have any knowledge of it, and therefore just so much additional trouble for the next generation of Americans.&lt;br/&gt;&lt;br/&gt;</text:p>
          </table:table-cell>
          <table:table-cell office:value-type="string">
            <text:p>Ages of consent in North America</text:p>
          </table:table-cell>
          <table:table-cell office:value-type="string">
            <text:p>http://en.wikipedia.org/wiki/Ages_of_consent_in_North_America</text:p>
          </table:table-cell>
          <table:table-cell office:value-type="string">
            <text:p>Paleoconservatism</text:p>
          </table:table-cell>
          <table:table-cell office:value-type="string">
            <text:p>http://en.wikipedia.org/wiki/Paleoconservatism</text:p>
          </table:table-cell>
          <table:table-cell/>
          <table:table-cell office:value-type="string">
            <text:p>2</text:p>
          </table:table-cell>
          <table:table-cell table:number-columns-repeated="3"/>
          <table:table-cell table:formula="of:=CONCATENATE([.AB574];&quot;,&quot;;[.AC574];&quot;,&quot;; TEXT([.AK574];&quot;#&quot;))" office:value-type="string" office:string-value="EDA,LAU_ET_AL,2">
            <text:p>EDA,LAU_ET_AL,2</text:p>
          </table:table-cell>
        </table:table-row>
        <table:table-row table:style-name="ro1">
          <table:table-cell office:value-type="string">
            <text:p>2V5LVWJ5OPB0D444F8DWJ7EPB4YV3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C9ECWA6X3YORL35JZWK5PTITXINMW</text:p>
          </table:table-cell>
          <table:table-cell office:value-type="string">
            <text:p>A1Q6SWDM7R58DU</text:p>
          </table:table-cell>
          <table:table-cell office:value-type="string">
            <text:p>Submitted</text:p>
          </table:table-cell>
          <table:table-cell office:value-type="string">
            <text:p>Thu Sep 13 05:26:30 GMT 2012</text:p>
          </table:table-cell>
          <table:table-cell office:value-type="string">
            <text:p>Thu Sep 13 05:27:00 GMT 2012</text:p>
          </table:table-cell>
          <table:table-cell office:value-type="string">
            <text:p>Wed Sep 19 22:27:00 PDT 2012</text:p>
          </table:table-cell>
          <table:table-cell table:number-columns-repeated="3"/>
          <table:table-cell office:value-type="string">
            <text:p>30</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Gerald_Ford_2:12.txt</text:p>
          </table:table-cell>
          <table:table-cell office:value-type="string">
            <text:p>It is the right direction because it follows the truly revolutionary American concept of 1776, which holds that in a free society the making of public policy and successful problemsolving involves much more than government. It involves a full partnership among all branches and all levels of government, private institutions, and individual citizens. Common sense tells me to stick to that steady course.&lt;br/&gt;&lt;br/&gt;Take the state of our economy. Last January, most things were rapidly getting worse. This January, most things are slowly but surely getting better.&lt;br/&gt;&lt;br/&gt;</text:p>
          </table:table-cell>
          <table:table-cell office:value-type="string">
            <text:p>New Deal</text:p>
          </table:table-cell>
          <table:table-cell office:value-type="string">
            <text:p>http://en.wikipedia.org/wiki/New_Deal</text:p>
          </table:table-cell>
          <table:table-cell office:value-type="string">
            <text:p>Shadow in the Mirror</text:p>
          </table:table-cell>
          <table:table-cell office:value-type="string">
            <text:p>http://en.wikipedia.org/wiki/Shadow_in_the_Mirror</text:p>
          </table:table-cell>
          <table:table-cell/>
          <table:table-cell office:value-type="string">
            <text:p>1</text:p>
          </table:table-cell>
          <table:table-cell table:number-columns-repeated="3"/>
          <table:table-cell table:formula="of:=CONCATENATE([.AB575];&quot;,&quot;;[.AC575];&quot;,&quot;; TEXT([.AK575];&quot;#&quot;))" office:value-type="string" office:string-value="LAU_ET_AL,RANDOM,1">
            <text:p>LAU_ET_AL,RANDOM,1</text:p>
          </table:table-cell>
        </table:table-row>
        <table:table-row table:style-name="ro1">
          <table:table-cell office:value-type="string">
            <text:p>2V5LVWJ5OPB0D444F8DWJ7EPB4YV3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EAXKO2L92HER5YB4DPOKCF0I4CEFY</text:p>
          </table:table-cell>
          <table:table-cell office:value-type="string">
            <text:p>AAE9H4ZIKQS37</text:p>
          </table:table-cell>
          <table:table-cell office:value-type="string">
            <text:p>Submitted</text:p>
          </table:table-cell>
          <table:table-cell office:value-type="string">
            <text:p>Thu Sep 13 06:38:10 GMT 2012</text:p>
          </table:table-cell>
          <table:table-cell office:value-type="string">
            <text:p>Thu Sep 13 06:38:22 GMT 2012</text:p>
          </table:table-cell>
          <table:table-cell office:value-type="string">
            <text:p>Wed Sep 19 23:38:22 PDT 2012</text:p>
          </table:table-cell>
          <table:table-cell table:number-columns-repeated="3"/>
          <table:table-cell office:value-type="string">
            <text:p>12</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Gerald_Ford_2:12.txt</text:p>
          </table:table-cell>
          <table:table-cell office:value-type="string">
            <text:p>It is the right direction because it follows the truly revolutionary American concept of 1776, which holds that in a free society the making of public policy and successful problemsolving involves much more than government. It involves a full partnership among all branches and all levels of government, private institutions, and individual citizens. Common sense tells me to stick to that steady course.&lt;br/&gt;&lt;br/&gt;Take the state of our economy. Last January, most things were rapidly getting worse. This January, most things are slowly but surely getting better.&lt;br/&gt;&lt;br/&gt;</text:p>
          </table:table-cell>
          <table:table-cell office:value-type="string">
            <text:p>New Deal</text:p>
          </table:table-cell>
          <table:table-cell office:value-type="string">
            <text:p>http://en.wikipedia.org/wiki/New_Deal</text:p>
          </table:table-cell>
          <table:table-cell office:value-type="string">
            <text:p>Shadow in the Mirror</text:p>
          </table:table-cell>
          <table:table-cell office:value-type="string">
            <text:p>http://en.wikipedia.org/wiki/Shadow_in_the_Mirror</text:p>
          </table:table-cell>
          <table:table-cell/>
          <table:table-cell office:value-type="string">
            <text:p>1</text:p>
          </table:table-cell>
          <table:table-cell table:number-columns-repeated="3"/>
          <table:table-cell table:formula="of:=CONCATENATE([.AB576];&quot;,&quot;;[.AC576];&quot;,&quot;; TEXT([.AK576];&quot;#&quot;))" office:value-type="string" office:string-value="LAU_ET_AL,RANDOM,1">
            <text:p>LAU_ET_AL,RANDOM,1</text:p>
          </table:table-cell>
        </table:table-row>
        <table:table-row table:style-name="ro1">
          <table:table-cell office:value-type="string">
            <text:p>2V5LVWJ5OPB0D444F8DWJ7EPB4YV3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VNWJ5OPB0YVV8W3T627MP9U9G55XB</text:p>
          </table:table-cell>
          <table:table-cell office:value-type="string">
            <text:p>A746183X8258H</text:p>
          </table:table-cell>
          <table:table-cell office:value-type="string">
            <text:p>Submitted</text:p>
          </table:table-cell>
          <table:table-cell office:value-type="string">
            <text:p>Thu Sep 13 05:49:10 GMT 2012</text:p>
          </table:table-cell>
          <table:table-cell office:value-type="string">
            <text:p>Thu Sep 13 05:50:37 GMT 2012</text:p>
          </table:table-cell>
          <table:table-cell office:value-type="string">
            <text:p>Wed Sep 19 22:50:37 PDT 2012</text:p>
          </table:table-cell>
          <table:table-cell table:number-columns-repeated="3"/>
          <table:table-cell office:value-type="string">
            <text:p>87</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Gerald_Ford_2:12.txt</text:p>
          </table:table-cell>
          <table:table-cell office:value-type="string">
            <text:p>It is the right direction because it follows the truly revolutionary American concept of 1776, which holds that in a free society the making of public policy and successful problemsolving involves much more than government. It involves a full partnership among all branches and all levels of government, private institutions, and individual citizens. Common sense tells me to stick to that steady course.&lt;br/&gt;&lt;br/&gt;Take the state of our economy. Last January, most things were rapidly getting worse. This January, most things are slowly but surely getting better.&lt;br/&gt;&lt;br/&gt;</text:p>
          </table:table-cell>
          <table:table-cell office:value-type="string">
            <text:p>New Deal</text:p>
          </table:table-cell>
          <table:table-cell office:value-type="string">
            <text:p>http://en.wikipedia.org/wiki/New_Deal</text:p>
          </table:table-cell>
          <table:table-cell office:value-type="string">
            <text:p>Shadow in the Mirror</text:p>
          </table:table-cell>
          <table:table-cell office:value-type="string">
            <text:p>http://en.wikipedia.org/wiki/Shadow_in_the_Mirror</text:p>
          </table:table-cell>
          <table:table-cell/>
          <table:table-cell office:value-type="string">
            <text:p>1</text:p>
          </table:table-cell>
          <table:table-cell table:number-columns-repeated="3"/>
          <table:table-cell table:formula="of:=CONCATENATE([.AB577];&quot;,&quot;;[.AC577];&quot;,&quot;; TEXT([.AK577];&quot;#&quot;))" office:value-type="string" office:string-value="LAU_ET_AL,RANDOM,1">
            <text:p>LAU_ET_AL,RANDOM,1</text:p>
          </table:table-cell>
        </table:table-row>
        <table:table-row table:style-name="ro1">
          <table:table-cell office:value-type="string">
            <text:p>2ORKQW618N46963HKEWXKETNF2IMO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3NOK5UFJ51YMZ2T6PPQ01CSZ1P7AM</text:p>
          </table:table-cell>
          <table:table-cell office:value-type="string">
            <text:p>A1XWMSFU4RHNK5</text:p>
          </table:table-cell>
          <table:table-cell office:value-type="string">
            <text:p>Submitted</text:p>
          </table:table-cell>
          <table:table-cell office:value-type="string">
            <text:p>Thu Sep 13 05:33:17 GMT 2012</text:p>
          </table:table-cell>
          <table:table-cell office:value-type="string">
            <text:p>Thu Sep 13 05:33:30 GMT 2012</text:p>
          </table:table-cell>
          <table:table-cell office:value-type="string">
            <text:p>Wed Sep 19 22:33:30 PDT 2012</text:p>
          </table:table-cell>
          <table:table-cell table:number-columns-repeated="3"/>
          <table:table-cell office:value-type="string">
            <text:p>13</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immy_Carter_4:36.txt</text:p>
          </table:table-cell>
          <table:table-cell office:value-type="string">
            <text:p>the findings of the Vice President&amp;apos;s Task Force revealed the major education and employment deficits that exist for poor and minority youngsters. As a result a $2 billion youth education and jobs initiative was introduced to provide unemployed youth with the basic education and work experience they need to compete in the labor market of the 1980&amp;apos;s. As part of the economic revitalization program several steps were proposed to aid workers in high unemployment communities:&lt;br/&gt;&lt;br/&gt;an additional 13 weeks of unemployment benefits for the long term unemployed. $600 million to train the disadvantaged and unemployed for new private sector jobs. positive adjustment demonstrations to aid workers in declining industries. The important Title VII Private Sector Initiatives Program was reauthorized for an additional two years.&lt;br/&gt;&lt;br/&gt;</text:p>
          </table:table-cell>
          <table:table-cell office:value-type="string">
            <text:p>Multiracial American</text:p>
          </table:table-cell>
          <table:table-cell office:value-type="string">
            <text:p>http://en.wikipedia.org/wiki/Multiracial_American</text:p>
          </table:table-cell>
          <table:table-cell office:value-type="string">
            <text:p>Economy of Honduras</text:p>
          </table:table-cell>
          <table:table-cell office:value-type="string">
            <text:p>http://en.wikipedia.org/wiki/Economy_of_Honduras</text:p>
          </table:table-cell>
          <table:table-cell/>
          <table:table-cell office:value-type="string">
            <text:p>1</text:p>
          </table:table-cell>
          <table:table-cell table:number-columns-repeated="3"/>
          <table:table-cell table:formula="of:=CONCATENATE([.AB578];&quot;,&quot;;[.AC578];&quot;,&quot;; TEXT([.AK578];&quot;#&quot;))" office:value-type="string" office:string-value="LAU_ET_AL,EDA,1">
            <text:p>LAU_ET_AL,EDA,1</text:p>
          </table:table-cell>
        </table:table-row>
        <table:table-row table:style-name="ro1">
          <table:table-cell office:value-type="string">
            <text:p>2ORKQW618N46963HKEWXKETNF2IMO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5Y6RLPHIT3HA5Y0RSX2VJQ27M49HC</text:p>
          </table:table-cell>
          <table:table-cell office:value-type="string">
            <text:p>A1K31OBX0MZU1N</text:p>
          </table:table-cell>
          <table:table-cell office:value-type="string">
            <text:p>Submitted</text:p>
          </table:table-cell>
          <table:table-cell office:value-type="string">
            <text:p>Thu Sep 13 05:40:57 GMT 2012</text:p>
          </table:table-cell>
          <table:table-cell office:value-type="string">
            <text:p>Thu Sep 13 05:42:07 GMT 2012</text:p>
          </table:table-cell>
          <table:table-cell office:value-type="string">
            <text:p>Wed Sep 19 22:42:07 PDT 2012</text:p>
          </table:table-cell>
          <table:table-cell table:number-columns-repeated="3"/>
          <table:table-cell office:value-type="string">
            <text:p>70</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immy_Carter_4:36.txt</text:p>
          </table:table-cell>
          <table:table-cell office:value-type="string">
            <text:p>the findings of the Vice President&amp;apos;s Task Force revealed the major education and employment deficits that exist for poor and minority youngsters. As a result a $2 billion youth education and jobs initiative was introduced to provide unemployed youth with the basic education and work experience they need to compete in the labor market of the 1980&amp;apos;s. As part of the economic revitalization program several steps were proposed to aid workers in high unemployment communities:&lt;br/&gt;&lt;br/&gt;an additional 13 weeks of unemployment benefits for the long term unemployed. $600 million to train the disadvantaged and unemployed for new private sector jobs. positive adjustment demonstrations to aid workers in declining industries. The important Title VII Private Sector Initiatives Program was reauthorized for an additional two years.&lt;br/&gt;&lt;br/&gt;</text:p>
          </table:table-cell>
          <table:table-cell office:value-type="string">
            <text:p>Multiracial American</text:p>
          </table:table-cell>
          <table:table-cell office:value-type="string">
            <text:p>http://en.wikipedia.org/wiki/Multiracial_American</text:p>
          </table:table-cell>
          <table:table-cell office:value-type="string">
            <text:p>Economy of Honduras</text:p>
          </table:table-cell>
          <table:table-cell office:value-type="string">
            <text:p>http://en.wikipedia.org/wiki/Economy_of_Honduras</text:p>
          </table:table-cell>
          <table:table-cell/>
          <table:table-cell office:value-type="string">
            <text:p>2</text:p>
          </table:table-cell>
          <table:table-cell table:number-columns-repeated="3"/>
          <table:table-cell table:formula="of:=CONCATENATE([.AB579];&quot;,&quot;;[.AC579];&quot;,&quot;; TEXT([.AK579];&quot;#&quot;))" office:value-type="string" office:string-value="LAU_ET_AL,EDA,2">
            <text:p>LAU_ET_AL,EDA,2</text:p>
          </table:table-cell>
        </table:table-row>
        <table:table-row table:style-name="ro1">
          <table:table-cell office:value-type="string">
            <text:p>2ORKQW618N46963HKEWXKETNF2IMO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29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29 GMT 2012</text:p>
          </table:table-cell>
          <table:table-cell table:number-columns-repeated="2"/>
          <table:table-cell office:value-type="string">
            <text:p>2N6Y5COW0LGRECWHYPCCEVNU5BKX6N</text:p>
          </table:table-cell>
          <table:table-cell office:value-type="string">
            <text:p>A31ALYJKPKD09W</text:p>
          </table:table-cell>
          <table:table-cell office:value-type="string">
            <text:p>Submitted</text:p>
          </table:table-cell>
          <table:table-cell office:value-type="string">
            <text:p>Thu Sep 13 06:42:43 GMT 2012</text:p>
          </table:table-cell>
          <table:table-cell office:value-type="string">
            <text:p>Thu Sep 13 06:42:58 GMT 2012</text:p>
          </table:table-cell>
          <table:table-cell office:value-type="string">
            <text:p>Wed Sep 19 23:42:58 PDT 2012</text:p>
          </table:table-cell>
          <table:table-cell table:number-columns-repeated="3"/>
          <table:table-cell office:value-type="string">
            <text:p>15</text:p>
          </table:table-cell>
          <table:table-cell office:value-type="string">
            <text:p>100% (294/295)</text:p>
          </table:table-cell>
          <table:table-cell office:value-type="string">
            <text:p>100% (62/62)</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Jimmy_Carter_4:36.txt</text:p>
          </table:table-cell>
          <table:table-cell office:value-type="string">
            <text:p>the findings of the Vice President&amp;apos;s Task Force revealed the major education and employment deficits that exist for poor and minority youngsters. As a result a $2 billion youth education and jobs initiative was introduced to provide unemployed youth with the basic education and work experience they need to compete in the labor market of the 1980&amp;apos;s. As part of the economic revitalization program several steps were proposed to aid workers in high unemployment communities:&lt;br/&gt;&lt;br/&gt;an additional 13 weeks of unemployment benefits for the long term unemployed. $600 million to train the disadvantaged and unemployed for new private sector jobs. positive adjustment demonstrations to aid workers in declining industries. The important Title VII Private Sector Initiatives Program was reauthorized for an additional two years.&lt;br/&gt;&lt;br/&gt;</text:p>
          </table:table-cell>
          <table:table-cell office:value-type="string">
            <text:p>Multiracial American</text:p>
          </table:table-cell>
          <table:table-cell office:value-type="string">
            <text:p>http://en.wikipedia.org/wiki/Multiracial_American</text:p>
          </table:table-cell>
          <table:table-cell office:value-type="string">
            <text:p>Economy of Honduras</text:p>
          </table:table-cell>
          <table:table-cell office:value-type="string">
            <text:p>http://en.wikipedia.org/wiki/Economy_of_Honduras</text:p>
          </table:table-cell>
          <table:table-cell/>
          <table:table-cell office:value-type="string">
            <text:p>1</text:p>
          </table:table-cell>
          <table:table-cell table:number-columns-repeated="3"/>
          <table:table-cell table:formula="of:=CONCATENATE([.AB580];&quot;,&quot;;[.AC580];&quot;,&quot;; TEXT([.AK580];&quot;#&quot;))" office:value-type="string" office:string-value="LAU_ET_AL,EDA,1">
            <text:p>LAU_ET_AL,EDA,1</text:p>
          </table:table-cell>
        </table:table-row>
        <table:table-row table:style-name="ro1">
          <table:table-cell office:value-type="string">
            <text:p>29BMOFXRDS4IRA23KXOJNM11CCDWT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3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30 GMT 2012</text:p>
          </table:table-cell>
          <table:table-cell table:number-columns-repeated="2"/>
          <table:table-cell office:value-type="string">
            <text:p>27UQ45UUKQOYVW618XJ8WG016MTVD4</text:p>
          </table:table-cell>
          <table:table-cell office:value-type="string">
            <text:p>A997OZ3H2B3Q2</text:p>
          </table:table-cell>
          <table:table-cell office:value-type="string">
            <text:p>Submitted</text:p>
          </table:table-cell>
          <table:table-cell office:value-type="string">
            <text:p>Thu Sep 13 05:36:55 GMT 2012</text:p>
          </table:table-cell>
          <table:table-cell office:value-type="string">
            <text:p>Thu Sep 13 05:37:20 GMT 2012</text:p>
          </table:table-cell>
          <table:table-cell office:value-type="string">
            <text:p>Wed Sep 19 22:37:20 PDT 2012</text:p>
          </table:table-cell>
          <table:table-cell table:number-columns-repeated="3"/>
          <table:table-cell office:value-type="string">
            <text:p>25</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William_McKinley_3:108.txt</text:p>
          </table:table-cell>
          <table:table-cell office:value-type="string">
            <text:p>By the resolution of annexation the President was directed to appoint five commissioners to recommend to Congress such legislation concerning the islands as they should deem necessary or proper. These commissioners were duly appointed and after a careful investigation and study of the system of laws and government prevailing in the islands, and of the conditions existing there, they prepared a bill to provide a government under the title of &amp;quot;The Territory of Hawaii.&amp;quot; The report of the Commission, with the bill which they prepared, was transmitted by me to Congress on December 6, 1898, but the bill still awaits final action.&lt;br/&gt;&lt;br/&gt;The people of these islands are entitled to the benefits and privileges of our Constitution, but in the absence of any act of Congress providing for Federal courts in the islands, and for a procedure by which appeals, writs of error, and other judicial proceedings necessary for the enforcement of civil rights may be prosecuted, they are powerless to secure their enforcement by the judgment of the courts of the United States. It is manifestly important, therefore, that an act shall be passed as speedily as possible erecting these islands into a judicial district, providing for the appointment of a judge and other proper officers and methods of procedure in appellate proceedings, and that the government of this newly acquired territory under the Federal Constitution shall be fully defined and provided for.&lt;br/&gt;&lt;br/&gt;</text:p>
          </table:table-cell>
          <table:table-cell office:value-type="string">
            <text:p>Glass–Steagall Act</text:p>
          </table:table-cell>
          <table:table-cell office:value-type="string">
            <text:p>http://en.wikipedia.org/wiki/Glass–Steagall_Act</text:p>
          </table:table-cell>
          <table:table-cell office:value-type="string">
            <text:p>1987 Rose Bowl</text:p>
          </table:table-cell>
          <table:table-cell office:value-type="string">
            <text:p>http://en.wikipedia.org/wiki/1987_Rose_Bowl</text:p>
          </table:table-cell>
          <table:table-cell/>
          <table:table-cell office:value-type="string">
            <text:p>1</text:p>
          </table:table-cell>
          <table:table-cell table:number-columns-repeated="3"/>
          <table:table-cell table:formula="of:=CONCATENATE([.AB581];&quot;,&quot;;[.AC581];&quot;,&quot;; TEXT([.AK581];&quot;#&quot;))" office:value-type="string" office:string-value="LAU_ET_AL,RANDOM,1">
            <text:p>LAU_ET_AL,RANDOM,1</text:p>
          </table:table-cell>
        </table:table-row>
        <table:table-row table:style-name="ro1">
          <table:table-cell office:value-type="string">
            <text:p>29BMOFXRDS4IRA23KXOJNM11CCDWT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3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30 GMT 2012</text:p>
          </table:table-cell>
          <table:table-cell table:number-columns-repeated="2"/>
          <table:table-cell office:value-type="string">
            <text:p>2LSHFL42J1LYKHZC9HD0QGFKNS72NQ</text:p>
          </table:table-cell>
          <table:table-cell office:value-type="string">
            <text:p>AAE9H4ZIKQS37</text:p>
          </table:table-cell>
          <table:table-cell office:value-type="string">
            <text:p>Submitted</text:p>
          </table:table-cell>
          <table:table-cell office:value-type="string">
            <text:p>Thu Sep 13 06:18:23 GMT 2012</text:p>
          </table:table-cell>
          <table:table-cell office:value-type="string">
            <text:p>Thu Sep 13 06:18:50 GMT 2012</text:p>
          </table:table-cell>
          <table:table-cell office:value-type="string">
            <text:p>Wed Sep 19 23:18:50 PDT 2012</text:p>
          </table:table-cell>
          <table:table-cell table:number-columns-repeated="3"/>
          <table:table-cell office:value-type="string">
            <text:p>27</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William_McKinley_3:108.txt</text:p>
          </table:table-cell>
          <table:table-cell office:value-type="string">
            <text:p>By the resolution of annexation the President was directed to appoint five commissioners to recommend to Congress such legislation concerning the islands as they should deem necessary or proper. These commissioners were duly appointed and after a careful investigation and study of the system of laws and government prevailing in the islands, and of the conditions existing there, they prepared a bill to provide a government under the title of &amp;quot;The Territory of Hawaii.&amp;quot; The report of the Commission, with the bill which they prepared, was transmitted by me to Congress on December 6, 1898, but the bill still awaits final action.&lt;br/&gt;&lt;br/&gt;The people of these islands are entitled to the benefits and privileges of our Constitution, but in the absence of any act of Congress providing for Federal courts in the islands, and for a procedure by which appeals, writs of error, and other judicial proceedings necessary for the enforcement of civil rights may be prosecuted, they are powerless to secure their enforcement by the judgment of the courts of the United States. It is manifestly important, therefore, that an act shall be passed as speedily as possible erecting these islands into a judicial district, providing for the appointment of a judge and other proper officers and methods of procedure in appellate proceedings, and that the government of this newly acquired territory under the Federal Constitution shall be fully defined and provided for.&lt;br/&gt;&lt;br/&gt;</text:p>
          </table:table-cell>
          <table:table-cell office:value-type="string">
            <text:p>Glass–Steagall Act</text:p>
          </table:table-cell>
          <table:table-cell office:value-type="string">
            <text:p>http://en.wikipedia.org/wiki/Glass–Steagall_Act</text:p>
          </table:table-cell>
          <table:table-cell office:value-type="string">
            <text:p>1987 Rose Bowl</text:p>
          </table:table-cell>
          <table:table-cell office:value-type="string">
            <text:p>http://en.wikipedia.org/wiki/1987_Rose_Bowl</text:p>
          </table:table-cell>
          <table:table-cell/>
          <table:table-cell office:value-type="string">
            <text:p>1</text:p>
          </table:table-cell>
          <table:table-cell table:number-columns-repeated="3"/>
          <table:table-cell table:formula="of:=CONCATENATE([.AB582];&quot;,&quot;;[.AC582];&quot;,&quot;; TEXT([.AK582];&quot;#&quot;))" office:value-type="string" office:string-value="LAU_ET_AL,RANDOM,1">
            <text:p>LAU_ET_AL,RANDOM,1</text:p>
          </table:table-cell>
        </table:table-row>
        <table:table-row table:style-name="ro1">
          <table:table-cell office:value-type="string">
            <text:p>29BMOFXRDS4IRA23KXOJNM11CCDWT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3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30 GMT 2012</text:p>
          </table:table-cell>
          <table:table-cell table:number-columns-repeated="2"/>
          <table:table-cell office:value-type="string">
            <text:p>2RAT3HVWAVKILBBOXCS7AZ99WW6FNH</text:p>
          </table:table-cell>
          <table:table-cell office:value-type="string">
            <text:p>A9FJ8K9C5K4UD</text:p>
          </table:table-cell>
          <table:table-cell office:value-type="string">
            <text:p>Submitted</text:p>
          </table:table-cell>
          <table:table-cell office:value-type="string">
            <text:p>Thu Sep 13 05:26:54 GMT 2012</text:p>
          </table:table-cell>
          <table:table-cell office:value-type="string">
            <text:p>Thu Sep 13 05:28:06 GMT 2012</text:p>
          </table:table-cell>
          <table:table-cell office:value-type="string">
            <text:p>Wed Sep 19 22:28:06 PDT 2012</text:p>
          </table:table-cell>
          <table:table-cell table:number-columns-repeated="3"/>
          <table:table-cell office:value-type="string">
            <text:p>72</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William_McKinley_3:108.txt</text:p>
          </table:table-cell>
          <table:table-cell office:value-type="string">
            <text:p>By the resolution of annexation the President was directed to appoint five commissioners to recommend to Congress such legislation concerning the islands as they should deem necessary or proper. These commissioners were duly appointed and after a careful investigation and study of the system of laws and government prevailing in the islands, and of the conditions existing there, they prepared a bill to provide a government under the title of &amp;quot;The Territory of Hawaii.&amp;quot; The report of the Commission, with the bill which they prepared, was transmitted by me to Congress on December 6, 1898, but the bill still awaits final action.&lt;br/&gt;&lt;br/&gt;The people of these islands are entitled to the benefits and privileges of our Constitution, but in the absence of any act of Congress providing for Federal courts in the islands, and for a procedure by which appeals, writs of error, and other judicial proceedings necessary for the enforcement of civil rights may be prosecuted, they are powerless to secure their enforcement by the judgment of the courts of the United States. It is manifestly important, therefore, that an act shall be passed as speedily as possible erecting these islands into a judicial district, providing for the appointment of a judge and other proper officers and methods of procedure in appellate proceedings, and that the government of this newly acquired territory under the Federal Constitution shall be fully defined and provided for.&lt;br/&gt;&lt;br/&gt;</text:p>
          </table:table-cell>
          <table:table-cell office:value-type="string">
            <text:p>Glass–Steagall Act</text:p>
          </table:table-cell>
          <table:table-cell office:value-type="string">
            <text:p>http://en.wikipedia.org/wiki/Glass–Steagall_Act</text:p>
          </table:table-cell>
          <table:table-cell office:value-type="string">
            <text:p>1987 Rose Bowl</text:p>
          </table:table-cell>
          <table:table-cell office:value-type="string">
            <text:p>http://en.wikipedia.org/wiki/1987_Rose_Bowl</text:p>
          </table:table-cell>
          <table:table-cell/>
          <table:table-cell office:value-type="string">
            <text:p>1</text:p>
          </table:table-cell>
          <table:table-cell table:number-columns-repeated="3"/>
          <table:table-cell table:formula="of:=CONCATENATE([.AB583];&quot;,&quot;;[.AC583];&quot;,&quot;; TEXT([.AK583];&quot;#&quot;))" office:value-type="string" office:string-value="LAU_ET_AL,RANDOM,1">
            <text:p>LAU_ET_AL,RANDOM,1</text:p>
          </table:table-cell>
        </table:table-row>
        <table:table-row table:style-name="ro1">
          <table:table-cell office:value-type="string">
            <text:p>2DGB49F9SSSHCAPOVXJTDH5FATZWS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3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30 GMT 2012</text:p>
          </table:table-cell>
          <table:table-cell table:number-columns-repeated="2"/>
          <table:table-cell office:value-type="string">
            <text:p>20N66RLPHIT3W4KF2U96ANJQ8GDG8Z</text:p>
          </table:table-cell>
          <table:table-cell office:value-type="string">
            <text:p>A1UNZTSLGW77HK</text:p>
          </table:table-cell>
          <table:table-cell office:value-type="string">
            <text:p>Submitted</text:p>
          </table:table-cell>
          <table:table-cell office:value-type="string">
            <text:p>Thu Sep 13 06:39:42 GMT 2012</text:p>
          </table:table-cell>
          <table:table-cell office:value-type="string">
            <text:p>Thu Sep 13 06:40:15 GMT 2012</text:p>
          </table:table-cell>
          <table:table-cell office:value-type="string">
            <text:p>Wed Sep 19 23:40:15 PDT 2012</text:p>
          </table:table-cell>
          <table:table-cell table:number-columns-repeated="3"/>
          <table:table-cell office:value-type="string">
            <text:p>33</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rover_Cleveland_4:11.txt</text:p>
          </table:table-cell>
          <table:table-cell office:value-type="string">
            <text:p>He mocks the people who proposes that the Government shall protect the rich and that they in turn will care for the laboring poor. Any intermediary between the people and their Government or the least delegation of the care and protection the Government owes to the humblest citizen in the land makes the boast of free institutions a glittering delusion and the pretended boon of American citizenship a shameless imposition.&lt;br/&gt;&lt;br/&gt;A just and sensible revision of our tariff laws should be made for the relief of those of our countrymen who suffer under present conditions. Such a revision should receive the support of all who love that justice and equality due to American citizenship; of all who realize that in this justice and equality our Government finds its strength and its power to protect the citizen and his property; of all who believe that the contented competence and comfort of many accord better with the spirit of our institutions than colossal fortunes unfairly gathered in the hands of a few; of all who appreciate that the forbearance and fraternity among our people, which recognize the value of every American interest, are the surest guaranty of our national progress, and of all who desire to see the products of American skill and ingenuity in every market of the world, with a resulting restoration of American commerce.&lt;br/&gt;&lt;br/&gt;</text:p>
          </table:table-cell>
          <table:table-cell office:value-type="string">
            <text:p>International reactions to the 2006 Lebanon War</text:p>
          </table:table-cell>
          <table:table-cell office:value-type="string">
            <text:p>http://en.wikipedia.org/wiki/International_reactions_to_the_2006_Lebanon_War</text:p>
          </table:table-cell>
          <table:table-cell office:value-type="string">
            <text:p>Labor</text:p>
          </table:table-cell>
          <table:table-cell office:value-type="string">
            <text:p>http://en.wikipedia.org/wiki/Labor</text:p>
          </table:table-cell>
          <table:table-cell/>
          <table:table-cell office:value-type="string">
            <text:p>2</text:p>
          </table:table-cell>
          <table:table-cell table:number-columns-repeated="3"/>
          <table:table-cell table:formula="of:=CONCATENATE([.AB584];&quot;,&quot;;[.AC584];&quot;,&quot;; TEXT([.AK584];&quot;#&quot;))" office:value-type="string" office:string-value="EDA,LAU_ET_AL,2">
            <text:p>EDA,LAU_ET_AL,2</text:p>
          </table:table-cell>
        </table:table-row>
        <table:table-row table:style-name="ro1">
          <table:table-cell office:value-type="string">
            <text:p>2DGB49F9SSSHCAPOVXJTDH5FATZWS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3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30 GMT 2012</text:p>
          </table:table-cell>
          <table:table-cell table:number-columns-repeated="2"/>
          <table:table-cell office:value-type="string">
            <text:p>2XEHGYQ4J3NAQFZKTP6O6YIT78QOBU</text:p>
          </table:table-cell>
          <table:table-cell office:value-type="string">
            <text:p>A997OZ3H2B3Q2</text:p>
          </table:table-cell>
          <table:table-cell office:value-type="string">
            <text:p>Submitted</text:p>
          </table:table-cell>
          <table:table-cell office:value-type="string">
            <text:p>Thu Sep 13 06:49:36 GMT 2012</text:p>
          </table:table-cell>
          <table:table-cell office:value-type="string">
            <text:p>Thu Sep 13 06:49:54 GMT 2012</text:p>
          </table:table-cell>
          <table:table-cell office:value-type="string">
            <text:p>Wed Sep 19 23:49:54 PDT 2012</text:p>
          </table:table-cell>
          <table:table-cell table:number-columns-repeated="3"/>
          <table:table-cell office:value-type="string">
            <text:p>18</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rover_Cleveland_4:11.txt</text:p>
          </table:table-cell>
          <table:table-cell office:value-type="string">
            <text:p>He mocks the people who proposes that the Government shall protect the rich and that they in turn will care for the laboring poor. Any intermediary between the people and their Government or the least delegation of the care and protection the Government owes to the humblest citizen in the land makes the boast of free institutions a glittering delusion and the pretended boon of American citizenship a shameless imposition.&lt;br/&gt;&lt;br/&gt;A just and sensible revision of our tariff laws should be made for the relief of those of our countrymen who suffer under present conditions. Such a revision should receive the support of all who love that justice and equality due to American citizenship; of all who realize that in this justice and equality our Government finds its strength and its power to protect the citizen and his property; of all who believe that the contented competence and comfort of many accord better with the spirit of our institutions than colossal fortunes unfairly gathered in the hands of a few; of all who appreciate that the forbearance and fraternity among our people, which recognize the value of every American interest, are the surest guaranty of our national progress, and of all who desire to see the products of American skill and ingenuity in every market of the world, with a resulting restoration of American commerce.&lt;br/&gt;&lt;br/&gt;</text:p>
          </table:table-cell>
          <table:table-cell office:value-type="string">
            <text:p>International reactions to the 2006 Lebanon War</text:p>
          </table:table-cell>
          <table:table-cell office:value-type="string">
            <text:p>http://en.wikipedia.org/wiki/International_reactions_to_the_2006_Lebanon_War</text:p>
          </table:table-cell>
          <table:table-cell office:value-type="string">
            <text:p>Labor</text:p>
          </table:table-cell>
          <table:table-cell office:value-type="string">
            <text:p>http://en.wikipedia.org/wiki/Labor</text:p>
          </table:table-cell>
          <table:table-cell/>
          <table:table-cell office:value-type="string">
            <text:p>2</text:p>
          </table:table-cell>
          <table:table-cell table:number-columns-repeated="3"/>
          <table:table-cell table:formula="of:=CONCATENATE([.AB585];&quot;,&quot;;[.AC585];&quot;,&quot;; TEXT([.AK585];&quot;#&quot;))" office:value-type="string" office:string-value="EDA,LAU_ET_AL,2">
            <text:p>EDA,LAU_ET_AL,2</text:p>
          </table:table-cell>
        </table:table-row>
        <table:table-row table:style-name="ro1">
          <table:table-cell office:value-type="string">
            <text:p>2DGB49F9SSSHCAPOVXJTDH5FATZWS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3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30 GMT 2012</text:p>
          </table:table-cell>
          <table:table-cell table:number-columns-repeated="2"/>
          <table:table-cell office:value-type="string">
            <text:p>2XIQ7Q67051QZLBW8CKQK1XMMX7DXV</text:p>
          </table:table-cell>
          <table:table-cell office:value-type="string">
            <text:p>AAE9H4ZIKQS37</text:p>
          </table:table-cell>
          <table:table-cell office:value-type="string">
            <text:p>Submitted</text:p>
          </table:table-cell>
          <table:table-cell office:value-type="string">
            <text:p>Thu Sep 13 06:35:45 GMT 2012</text:p>
          </table:table-cell>
          <table:table-cell office:value-type="string">
            <text:p>Thu Sep 13 06:35:53 GMT 2012</text:p>
          </table:table-cell>
          <table:table-cell office:value-type="string">
            <text:p>Wed Sep 19 23:35:53 PDT 2012</text:p>
          </table:table-cell>
          <table:table-cell table:number-columns-repeated="3"/>
          <table:table-cell office:value-type="string">
            <text:p>8</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Grover_Cleveland_4:11.txt</text:p>
          </table:table-cell>
          <table:table-cell office:value-type="string">
            <text:p>He mocks the people who proposes that the Government shall protect the rich and that they in turn will care for the laboring poor. Any intermediary between the people and their Government or the least delegation of the care and protection the Government owes to the humblest citizen in the land makes the boast of free institutions a glittering delusion and the pretended boon of American citizenship a shameless imposition.&lt;br/&gt;&lt;br/&gt;A just and sensible revision of our tariff laws should be made for the relief of those of our countrymen who suffer under present conditions. Such a revision should receive the support of all who love that justice and equality due to American citizenship; of all who realize that in this justice and equality our Government finds its strength and its power to protect the citizen and his property; of all who believe that the contented competence and comfort of many accord better with the spirit of our institutions than colossal fortunes unfairly gathered in the hands of a few; of all who appreciate that the forbearance and fraternity among our people, which recognize the value of every American interest, are the surest guaranty of our national progress, and of all who desire to see the products of American skill and ingenuity in every market of the world, with a resulting restoration of American commerce.&lt;br/&gt;&lt;br/&gt;</text:p>
          </table:table-cell>
          <table:table-cell office:value-type="string">
            <text:p>International reactions to the 2006 Lebanon War</text:p>
          </table:table-cell>
          <table:table-cell office:value-type="string">
            <text:p>http://en.wikipedia.org/wiki/International_reactions_to_the_2006_Lebanon_War</text:p>
          </table:table-cell>
          <table:table-cell office:value-type="string">
            <text:p>Labor</text:p>
          </table:table-cell>
          <table:table-cell office:value-type="string">
            <text:p>http://en.wikipedia.org/wiki/Labor</text:p>
          </table:table-cell>
          <table:table-cell/>
          <table:table-cell office:value-type="string">
            <text:p>2</text:p>
          </table:table-cell>
          <table:table-cell table:number-columns-repeated="3"/>
          <table:table-cell table:formula="of:=CONCATENATE([.AB586];&quot;,&quot;;[.AC586];&quot;,&quot;; TEXT([.AK586];&quot;#&quot;))" office:value-type="string" office:string-value="EDA,LAU_ET_AL,2">
            <text:p>EDA,LAU_ET_AL,2</text:p>
          </table:table-cell>
        </table:table-row>
        <table:table-row table:style-name="ro1">
          <table:table-cell office:value-type="string">
            <text:p>24ZMVHVKCJ01GTQCBTY9SQW63IJ75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3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30 GMT 2012</text:p>
          </table:table-cell>
          <table:table-cell table:number-columns-repeated="2"/>
          <table:table-cell office:value-type="string">
            <text:p>21Q0LWSBRI8I9KQ31JZJPSTLHISD13</text:p>
          </table:table-cell>
          <table:table-cell office:value-type="string">
            <text:p>AS809NPDW8VZ0</text:p>
          </table:table-cell>
          <table:table-cell office:value-type="string">
            <text:p>Submitted</text:p>
          </table:table-cell>
          <table:table-cell office:value-type="string">
            <text:p>Thu Sep 13 06:43:28 GMT 2012</text:p>
          </table:table-cell>
          <table:table-cell office:value-type="string">
            <text:p>Thu Sep 13 06:44:15 GMT 2012</text:p>
          </table:table-cell>
          <table:table-cell office:value-type="string">
            <text:p>Wed Sep 19 23:44:15 PDT 2012</text:p>
          </table:table-cell>
          <table:table-cell table:number-columns-repeated="3"/>
          <table:table-cell office:value-type="string">
            <text:p>47</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oodrow_Wilson_8:9.txt</text:p>
          </table:table-cell>
          <table:table-cell office:value-type="string">
            <text:p>Allow me to call your attention to the fact that the people of the Philippine Islands have succeeded in maintaining a stable government since the last action of the Congress in their behalf, and have thus fulfilled the condition set by the Congress as precedent to a consideration of granting independence to the Islands. I respectfully submit that this condition precedent having been fulfilled, it is now our liberty and our duty to keep our promise to the people of those islands by granting them the independence which they so honorably covet.&lt;br/&gt;&lt;br/&gt;I have not so much laid before you a series of recommendations, gentlemen, as sought to utter a confession of faith, of the faith in which I was bred and which it is my solemn purpose to stand by until my last fighting day. I believe this to be the faith of America, the faith of the future, and of all the victories which await national action in the days to come, whether in America or elsewhere.&lt;br/&gt;&lt;br/&gt;</text:p>
          </table:table-cell>
          <table:table-cell office:value-type="string">
            <text:p>Tara Singh Malhotra</text:p>
          </table:table-cell>
          <table:table-cell office:value-type="string">
            <text:p>http://en.wikipedia.org/wiki/Tara_Singh_Malhotra</text:p>
          </table:table-cell>
          <table:table-cell office:value-type="string">
            <text:p>Contract</text:p>
          </table:table-cell>
          <table:table-cell office:value-type="string">
            <text:p>http://en.wikipedia.org/wiki/Contract</text:p>
          </table:table-cell>
          <table:table-cell/>
          <table:table-cell office:value-type="string">
            <text:p>2</text:p>
          </table:table-cell>
          <table:table-cell table:number-columns-repeated="3"/>
          <table:table-cell table:formula="of:=CONCATENATE([.AB587];&quot;,&quot;;[.AC587];&quot;,&quot;; TEXT([.AK587];&quot;#&quot;))" office:value-type="string" office:string-value="LAU_ET_AL,EDA,2">
            <text:p>LAU_ET_AL,EDA,2</text:p>
          </table:table-cell>
        </table:table-row>
        <table:table-row table:style-name="ro1">
          <table:table-cell office:value-type="string">
            <text:p>24ZMVHVKCJ01GTQCBTY9SQW63IJ75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3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30 GMT 2012</text:p>
          </table:table-cell>
          <table:table-cell table:number-columns-repeated="2"/>
          <table:table-cell office:value-type="string">
            <text:p>25CCJ011K274YGXPX6X1GN460CMCAQ</text:p>
          </table:table-cell>
          <table:table-cell office:value-type="string">
            <text:p>A997OZ3H2B3Q2</text:p>
          </table:table-cell>
          <table:table-cell office:value-type="string">
            <text:p>Submitted</text:p>
          </table:table-cell>
          <table:table-cell office:value-type="string">
            <text:p>Thu Sep 13 06:40:53 GMT 2012</text:p>
          </table:table-cell>
          <table:table-cell office:value-type="string">
            <text:p>Thu Sep 13 06:41:18 GMT 2012</text:p>
          </table:table-cell>
          <table:table-cell office:value-type="string">
            <text:p>Wed Sep 19 23:41:18 PDT 2012</text:p>
          </table:table-cell>
          <table:table-cell table:number-columns-repeated="3"/>
          <table:table-cell office:value-type="string">
            <text:p>25</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oodrow_Wilson_8:9.txt</text:p>
          </table:table-cell>
          <table:table-cell office:value-type="string">
            <text:p>Allow me to call your attention to the fact that the people of the Philippine Islands have succeeded in maintaining a stable government since the last action of the Congress in their behalf, and have thus fulfilled the condition set by the Congress as precedent to a consideration of granting independence to the Islands. I respectfully submit that this condition precedent having been fulfilled, it is now our liberty and our duty to keep our promise to the people of those islands by granting them the independence which they so honorably covet.&lt;br/&gt;&lt;br/&gt;I have not so much laid before you a series of recommendations, gentlemen, as sought to utter a confession of faith, of the faith in which I was bred and which it is my solemn purpose to stand by until my last fighting day. I believe this to be the faith of America, the faith of the future, and of all the victories which await national action in the days to come, whether in America or elsewhere.&lt;br/&gt;&lt;br/&gt;</text:p>
          </table:table-cell>
          <table:table-cell office:value-type="string">
            <text:p>Tara Singh Malhotra</text:p>
          </table:table-cell>
          <table:table-cell office:value-type="string">
            <text:p>http://en.wikipedia.org/wiki/Tara_Singh_Malhotra</text:p>
          </table:table-cell>
          <table:table-cell office:value-type="string">
            <text:p>Contract</text:p>
          </table:table-cell>
          <table:table-cell office:value-type="string">
            <text:p>http://en.wikipedia.org/wiki/Contract</text:p>
          </table:table-cell>
          <table:table-cell/>
          <table:table-cell office:value-type="string">
            <text:p>2</text:p>
          </table:table-cell>
          <table:table-cell table:number-columns-repeated="3"/>
          <table:table-cell table:formula="of:=CONCATENATE([.AB588];&quot;,&quot;;[.AC588];&quot;,&quot;; TEXT([.AK588];&quot;#&quot;))" office:value-type="string" office:string-value="LAU_ET_AL,EDA,2">
            <text:p>LAU_ET_AL,EDA,2</text:p>
          </table:table-cell>
        </table:table-row>
        <table:table-row table:style-name="ro1">
          <table:table-cell office:value-type="string">
            <text:p>24ZMVHVKCJ01GTQCBTY9SQW63IJ75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3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30 GMT 2012</text:p>
          </table:table-cell>
          <table:table-cell table:number-columns-repeated="2"/>
          <table:table-cell office:value-type="string">
            <text:p>28FJ92NJKM05QV7Y1RPWAGTPF6I9E2</text:p>
          </table:table-cell>
          <table:table-cell office:value-type="string">
            <text:p>AAE9H4ZIKQS37</text:p>
          </table:table-cell>
          <table:table-cell office:value-type="string">
            <text:p>Submitted</text:p>
          </table:table-cell>
          <table:table-cell office:value-type="string">
            <text:p>Thu Sep 13 06:49:32 GMT 2012</text:p>
          </table:table-cell>
          <table:table-cell office:value-type="string">
            <text:p>Thu Sep 13 06:49:45 GMT 2012</text:p>
          </table:table-cell>
          <table:table-cell office:value-type="string">
            <text:p>Wed Sep 19 23:49:45 PDT 2012</text:p>
          </table:table-cell>
          <table:table-cell table:number-columns-repeated="3"/>
          <table:table-cell office:value-type="string">
            <text:p>13</text:p>
          </table:table-cell>
          <table:table-cell table:number-columns-repeated="3" office:value-type="string">
            <text:p>0% (0/0)</text:p>
          </table:table-cell>
          <table:table-cell office:value-type="string">
            <text:p>LAU_ET_AL</text:p>
          </table:table-cell>
          <table:table-cell office:value-type="string">
            <text:p>EDA</text:p>
          </table:table-cell>
          <table:table-cell office:value-type="string">
            <text:p>file:/home/jjfresh/Projects/Output/Mallet/datasets/sotu_chunks/Woodrow_Wilson_8:9.txt</text:p>
          </table:table-cell>
          <table:table-cell office:value-type="string">
            <text:p>Allow me to call your attention to the fact that the people of the Philippine Islands have succeeded in maintaining a stable government since the last action of the Congress in their behalf, and have thus fulfilled the condition set by the Congress as precedent to a consideration of granting independence to the Islands. I respectfully submit that this condition precedent having been fulfilled, it is now our liberty and our duty to keep our promise to the people of those islands by granting them the independence which they so honorably covet.&lt;br/&gt;&lt;br/&gt;I have not so much laid before you a series of recommendations, gentlemen, as sought to utter a confession of faith, of the faith in which I was bred and which it is my solemn purpose to stand by until my last fighting day. I believe this to be the faith of America, the faith of the future, and of all the victories which await national action in the days to come, whether in America or elsewhere.&lt;br/&gt;&lt;br/&gt;</text:p>
          </table:table-cell>
          <table:table-cell office:value-type="string">
            <text:p>Tara Singh Malhotra</text:p>
          </table:table-cell>
          <table:table-cell office:value-type="string">
            <text:p>http://en.wikipedia.org/wiki/Tara_Singh_Malhotra</text:p>
          </table:table-cell>
          <table:table-cell office:value-type="string">
            <text:p>Contract</text:p>
          </table:table-cell>
          <table:table-cell office:value-type="string">
            <text:p>http://en.wikipedia.org/wiki/Contract</text:p>
          </table:table-cell>
          <table:table-cell/>
          <table:table-cell office:value-type="string">
            <text:p>2</text:p>
          </table:table-cell>
          <table:table-cell table:number-columns-repeated="3"/>
          <table:table-cell table:formula="of:=CONCATENATE([.AB589];&quot;,&quot;;[.AC589];&quot;,&quot;; TEXT([.AK589];&quot;#&quot;))" office:value-type="string" office:string-value="LAU_ET_AL,EDA,2">
            <text:p>LAU_ET_AL,EDA,2</text:p>
          </table:table-cell>
        </table:table-row>
        <table:table-row table:style-name="ro1">
          <table:table-cell office:value-type="string">
            <text:p>2WIOHOVR14IXZXQQGC8EKWA6ZDU76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3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30 GMT 2012</text:p>
          </table:table-cell>
          <table:table-cell table:number-columns-repeated="2"/>
          <table:table-cell office:value-type="string">
            <text:p>22RVXX2Q45UUZZC3NX9W9NS8UV69RD</text:p>
          </table:table-cell>
          <table:table-cell office:value-type="string">
            <text:p>A1UNZTSLGW77HK</text:p>
          </table:table-cell>
          <table:table-cell office:value-type="string">
            <text:p>Submitted</text:p>
          </table:table-cell>
          <table:table-cell office:value-type="string">
            <text:p>Thu Sep 13 06:29:33 GMT 2012</text:p>
          </table:table-cell>
          <table:table-cell office:value-type="string">
            <text:p>Thu Sep 13 06:29:49 GMT 2012</text:p>
          </table:table-cell>
          <table:table-cell office:value-type="string">
            <text:p>Wed Sep 19 23:29:49 PDT 2012</text:p>
          </table:table-cell>
          <table:table-cell table:number-columns-repeated="3"/>
          <table:table-cell office:value-type="string">
            <text:p>16</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Lyndon_Baines_Johnson_6:31.txt</text:p>
          </table:table-cell>
          <table:table-cell office:value-type="string">
            <text:p>We have already been able to increase our support for major social programs--although we have heard a lot about not being able to do anything on the home front because of Vietnam; but we have been able in the last 5 years to increase our commitments for such things as health and education from $30 billion in 1964 to $68 billion in the coming fiscal year. That is more than double. That is more than it has ever been increased in the 188 years of this Republic, notwithstanding Vietnam.&lt;br/&gt;&lt;br/&gt;We must continue to budget our resources and budget them responsibly in a way that will preserve our prosperity and will strengthen our dollar.&lt;br/&gt;&lt;br/&gt;</text:p>
          </table:table-cell>
          <table:table-cell office:value-type="string">
            <text:p>United States federal budget</text:p>
          </table:table-cell>
          <table:table-cell office:value-type="string">
            <text:p>http://en.wikipedia.org/wiki/United_States_federal_budget</text:p>
          </table:table-cell>
          <table:table-cell office:value-type="string">
            <text:p>Budget</text:p>
          </table:table-cell>
          <table:table-cell office:value-type="string">
            <text:p>http://en.wikipedia.org/wiki/Budget</text:p>
          </table:table-cell>
          <table:table-cell/>
          <table:table-cell office:value-type="string">
            <text:p>1</text:p>
          </table:table-cell>
          <table:table-cell table:number-columns-repeated="3"/>
          <table:table-cell table:formula="of:=CONCATENATE([.AB590];&quot;,&quot;;[.AC590];&quot;,&quot;; TEXT([.AK590];&quot;#&quot;))" office:value-type="string" office:string-value="EDA,LAU_ET_AL,1">
            <text:p>EDA,LAU_ET_AL,1</text:p>
          </table:table-cell>
        </table:table-row>
        <table:table-row table:style-name="ro1">
          <table:table-cell office:value-type="string">
            <text:p>2WIOHOVR14IXZXQQGC8EKWA6ZDU76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3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30 GMT 2012</text:p>
          </table:table-cell>
          <table:table-cell table:number-columns-repeated="2"/>
          <table:table-cell office:value-type="string">
            <text:p>27CO2L92HECWPFL85Y3CN0CPBZ3HGF</text:p>
          </table:table-cell>
          <table:table-cell office:value-type="string">
            <text:p>AAE9H4ZIKQS37</text:p>
          </table:table-cell>
          <table:table-cell office:value-type="string">
            <text:p>Submitted</text:p>
          </table:table-cell>
          <table:table-cell office:value-type="string">
            <text:p>Thu Sep 13 06:29:35 GMT 2012</text:p>
          </table:table-cell>
          <table:table-cell office:value-type="string">
            <text:p>Thu Sep 13 06:29:43 GMT 2012</text:p>
          </table:table-cell>
          <table:table-cell office:value-type="string">
            <text:p>Wed Sep 19 23:29:43 PDT 2012</text:p>
          </table:table-cell>
          <table:table-cell table:number-columns-repeated="3"/>
          <table:table-cell office:value-type="string">
            <text:p>8</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Lyndon_Baines_Johnson_6:31.txt</text:p>
          </table:table-cell>
          <table:table-cell office:value-type="string">
            <text:p>We have already been able to increase our support for major social programs--although we have heard a lot about not being able to do anything on the home front because of Vietnam; but we have been able in the last 5 years to increase our commitments for such things as health and education from $30 billion in 1964 to $68 billion in the coming fiscal year. That is more than double. That is more than it has ever been increased in the 188 years of this Republic, notwithstanding Vietnam.&lt;br/&gt;&lt;br/&gt;We must continue to budget our resources and budget them responsibly in a way that will preserve our prosperity and will strengthen our dollar.&lt;br/&gt;&lt;br/&gt;</text:p>
          </table:table-cell>
          <table:table-cell office:value-type="string">
            <text:p>United States federal budget</text:p>
          </table:table-cell>
          <table:table-cell office:value-type="string">
            <text:p>http://en.wikipedia.org/wiki/United_States_federal_budget</text:p>
          </table:table-cell>
          <table:table-cell office:value-type="string">
            <text:p>Budget</text:p>
          </table:table-cell>
          <table:table-cell office:value-type="string">
            <text:p>http://en.wikipedia.org/wiki/Budget</text:p>
          </table:table-cell>
          <table:table-cell/>
          <table:table-cell office:value-type="string">
            <text:p>1</text:p>
          </table:table-cell>
          <table:table-cell table:number-columns-repeated="3"/>
          <table:table-cell table:formula="of:=CONCATENATE([.AB591];&quot;,&quot;;[.AC591];&quot;,&quot;; TEXT([.AK591];&quot;#&quot;))" office:value-type="string" office:string-value="EDA,LAU_ET_AL,1">
            <text:p>EDA,LAU_ET_AL,1</text:p>
          </table:table-cell>
        </table:table-row>
        <table:table-row table:style-name="ro1">
          <table:table-cell office:value-type="string">
            <text:p>2WIOHOVR14IXZXQQGC8EKWA6ZDU76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3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30 GMT 2012</text:p>
          </table:table-cell>
          <table:table-cell table:number-columns-repeated="2"/>
          <table:table-cell office:value-type="string">
            <text:p>2RN8ER9Y8TNKXVNXTFBFPS2OSFS6T9</text:p>
          </table:table-cell>
          <table:table-cell office:value-type="string">
            <text:p>A997OZ3H2B3Q2</text:p>
          </table:table-cell>
          <table:table-cell office:value-type="string">
            <text:p>Submitted</text:p>
          </table:table-cell>
          <table:table-cell office:value-type="string">
            <text:p>Thu Sep 13 05:52:23 GMT 2012</text:p>
          </table:table-cell>
          <table:table-cell office:value-type="string">
            <text:p>Thu Sep 13 05:52:34 GMT 2012</text:p>
          </table:table-cell>
          <table:table-cell office:value-type="string">
            <text:p>Wed Sep 19 22:52:34 PDT 2012</text:p>
          </table:table-cell>
          <table:table-cell table:number-columns-repeated="3"/>
          <table:table-cell office:value-type="string">
            <text:p>11</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Lyndon_Baines_Johnson_6:31.txt</text:p>
          </table:table-cell>
          <table:table-cell office:value-type="string">
            <text:p>We have already been able to increase our support for major social programs--although we have heard a lot about not being able to do anything on the home front because of Vietnam; but we have been able in the last 5 years to increase our commitments for such things as health and education from $30 billion in 1964 to $68 billion in the coming fiscal year. That is more than double. That is more than it has ever been increased in the 188 years of this Republic, notwithstanding Vietnam.&lt;br/&gt;&lt;br/&gt;We must continue to budget our resources and budget them responsibly in a way that will preserve our prosperity and will strengthen our dollar.&lt;br/&gt;&lt;br/&gt;</text:p>
          </table:table-cell>
          <table:table-cell office:value-type="string">
            <text:p>United States federal budget</text:p>
          </table:table-cell>
          <table:table-cell office:value-type="string">
            <text:p>http://en.wikipedia.org/wiki/United_States_federal_budget</text:p>
          </table:table-cell>
          <table:table-cell office:value-type="string">
            <text:p>Budget</text:p>
          </table:table-cell>
          <table:table-cell office:value-type="string">
            <text:p>http://en.wikipedia.org/wiki/Budget</text:p>
          </table:table-cell>
          <table:table-cell/>
          <table:table-cell office:value-type="string">
            <text:p>1</text:p>
          </table:table-cell>
          <table:table-cell table:number-columns-repeated="3"/>
          <table:table-cell table:formula="of:=CONCATENATE([.AB592];&quot;,&quot;;[.AC592];&quot;,&quot;; TEXT([.AK592];&quot;#&quot;))" office:value-type="string" office:string-value="EDA,LAU_ET_AL,1">
            <text:p>EDA,LAU_ET_AL,1</text:p>
          </table:table-cell>
        </table:table-row>
        <table:table-row table:style-name="ro1">
          <table:table-cell office:value-type="string">
            <text:p>2KXDEY5COW0LV0N8FMIFTC6VP4UV4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3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30 GMT 2012</text:p>
          </table:table-cell>
          <table:table-cell table:number-columns-repeated="2"/>
          <table:table-cell office:value-type="string">
            <text:p>25Y6RLPHIT3HA5Y0RSX2VJQ27MA9HI</text:p>
          </table:table-cell>
          <table:table-cell office:value-type="string">
            <text:p>A31ALYJKPKD09W</text:p>
          </table:table-cell>
          <table:table-cell office:value-type="string">
            <text:p>Submitted</text:p>
          </table:table-cell>
          <table:table-cell office:value-type="string">
            <text:p>Thu Sep 13 06:49:54 GMT 2012</text:p>
          </table:table-cell>
          <table:table-cell office:value-type="string">
            <text:p>Thu Sep 13 06:50:01 GMT 2012</text:p>
          </table:table-cell>
          <table:table-cell office:value-type="string">
            <text:p>Wed Sep 19 23:50:01 PDT 2012</text:p>
          </table:table-cell>
          <table:table-cell table:number-columns-repeated="3"/>
          <table:table-cell office:value-type="string">
            <text:p>7</text:p>
          </table:table-cell>
          <table:table-cell office:value-type="string">
            <text:p>100% (294/295)</text:p>
          </table:table-cell>
          <table:table-cell office:value-type="string">
            <text:p>100% (62/62)</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Millard_Fillmore_1:28.txt</text:p>
          </table:table-cell>
          <table:table-cell office:value-type="string">
            <text:p>I entertain no doubt of the authority of Congress to make appropriations for leading objects in that class of public works comprising what are usually called works of internal improvement. This authority I suppose to be derived chiefly from the power of regulating commerce with foreign nations and among the States and the power of laying and collecting imposts. Where commerce is to be carried on and imposts collected there must be ports and harbors as well as wharves and custom-houses. If ships laden with valuable cargoes approach the shore or sail along the coast, light-houses are necessary at suitable points for the protection of life and property. Other facilities and securities for commerce and navigation are hardly less important; and those clauses of the Constitution, therefore, to which I have referred have received from the origin of the Government a liberal and beneficial construction. Not only have light-houses, buoys, and beacons been established and floating lights maintained, but harbors have been cleared and improved, piers constructed, and even breakwaters for the safety of shipping and sea walls to protect harbors from being filled up and rendered useless by the action of the ocean, have been erected at very great expense. And this construction of the Constitution appears the more reasonable from the consideration that if these works, of such evident importance and utility, are not to be accomplished by Congress they can not be accomplished at all. By the adoption of the Constitution the several States voluntarily parted with the power of collecting duties of imposts in their own ports, and it is not to be expected that they should raise money by internal taxation, direct or indirect, for the benefit of that commerce the revenues derived from which do not, either in whole or in part, go into their own treasuries. Nor do I perceive any difference between the power of Congress to make appropriations for objects of this kind on the ocean and the power to make appropriations for similar objects on lakes and rivers, wherever they are large enough to bear on their waters an extensive traffic. The magnificent Mississippi and its tributaries and the vast lakes of the North and Northwest appear to me to fall within the exercise of the power as justly and as clearly as the ocean and the Gulf of Mexico. It is a mistake to regard expenditures judiciously made for these objects as expenditures for local purposes. The position or sight of the work is necessarily local, but its utility is general. A ship canal around the Falls of St. Mary of less than a mile in length, though local in its construction, would yet be national in its purpose and its benefits, as it would remove the only obstruction to a navigation of more than 1,000 miles, affecting several States, as well as our commercial relations with Canada. So, too, the breakwater at the mouth of the Delaware is erected, not for the exclusive benefit of the States bordering on the bay and river of that name, but for that of the whole coastwise navigation of the United States and, to a considerable extent, also of foreign commerce. If a ship be lost on the bar at the entrance of a Southern port for want of sufficient depth of water, it is very likely to be a Northern ship; and if a steamboat be sunk in any part of the Mississippi on account of its channel not having been properly cleared of obstructions, it may be a boat belonging to either of eight or ten States. I may add, as somewhat remarkable, that among all the thirty-one States there is none that is not to a greater or less extent bounded on the ocean, or the Gulf of Mexico, or one of the Great Lakes, or some navigable river.&lt;br/&gt;&lt;br/&gt;In fulfilling our constitutional duties, fellow-citizens, on this subject, as in carrying into effect all other powers conferred by the Constitution, we should consider ourselves as deliberating and acting for one and the same country, and bear constantly in mind that our regard and our duty are due not to a particular part only, but to the whole.&lt;br/&gt;&lt;br/&gt;</text:p>
          </table:table-cell>
          <table:table-cell office:value-type="string">
            <text:p>UK Immigration Service</text:p>
          </table:table-cell>
          <table:table-cell office:value-type="string">
            <text:p>http://en.wikipedia.org/wiki/UK_Immigration_Service</text:p>
          </table:table-cell>
          <table:table-cell office:value-type="string">
            <text:p>Choctaw</text:p>
          </table:table-cell>
          <table:table-cell office:value-type="string">
            <text:p>http://en.wikipedia.org/wiki/Choctaw</text:p>
          </table:table-cell>
          <table:table-cell/>
          <table:table-cell office:value-type="string">
            <text:p>1</text:p>
          </table:table-cell>
          <table:table-cell table:number-columns-repeated="3"/>
          <table:table-cell table:formula="of:=CONCATENATE([.AB593];&quot;,&quot;;[.AC593];&quot;,&quot;; TEXT([.AK593];&quot;#&quot;))" office:value-type="string" office:string-value="EDA,LAU_ET_AL,1">
            <text:p>EDA,LAU_ET_AL,1</text:p>
          </table:table-cell>
        </table:table-row>
        <table:table-row table:style-name="ro1">
          <table:table-cell office:value-type="string">
            <text:p>2KXDEY5COW0LV0N8FMIFTC6VP4UV4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3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30 GMT 2012</text:p>
          </table:table-cell>
          <table:table-cell table:number-columns-repeated="2"/>
          <table:table-cell office:value-type="string">
            <text:p>2C5IPDOBDDP84SKP1N485MB3WIHC13</text:p>
          </table:table-cell>
          <table:table-cell office:value-type="string">
            <text:p>AAE9H4ZIKQS37</text:p>
          </table:table-cell>
          <table:table-cell office:value-type="string">
            <text:p>Submitted</text:p>
          </table:table-cell>
          <table:table-cell office:value-type="string">
            <text:p>Thu Sep 13 06:50:18 GMT 2012</text:p>
          </table:table-cell>
          <table:table-cell office:value-type="string">
            <text:p>Thu Sep 13 06:50:29 GMT 2012</text:p>
          </table:table-cell>
          <table:table-cell office:value-type="string">
            <text:p>Wed Sep 19 23:50:29 PDT 2012</text:p>
          </table:table-cell>
          <table:table-cell table:number-columns-repeated="3"/>
          <table:table-cell office:value-type="string">
            <text:p>11</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Millard_Fillmore_1:28.txt</text:p>
          </table:table-cell>
          <table:table-cell office:value-type="string">
            <text:p>I entertain no doubt of the authority of Congress to make appropriations for leading objects in that class of public works comprising what are usually called works of internal improvement. This authority I suppose to be derived chiefly from the power of regulating commerce with foreign nations and among the States and the power of laying and collecting imposts. Where commerce is to be carried on and imposts collected there must be ports and harbors as well as wharves and custom-houses. If ships laden with valuable cargoes approach the shore or sail along the coast, light-houses are necessary at suitable points for the protection of life and property. Other facilities and securities for commerce and navigation are hardly less important; and those clauses of the Constitution, therefore, to which I have referred have received from the origin of the Government a liberal and beneficial construction. Not only have light-houses, buoys, and beacons been established and floating lights maintained, but harbors have been cleared and improved, piers constructed, and even breakwaters for the safety of shipping and sea walls to protect harbors from being filled up and rendered useless by the action of the ocean, have been erected at very great expense. And this construction of the Constitution appears the more reasonable from the consideration that if these works, of such evident importance and utility, are not to be accomplished by Congress they can not be accomplished at all. By the adoption of the Constitution the several States voluntarily parted with the power of collecting duties of imposts in their own ports, and it is not to be expected that they should raise money by internal taxation, direct or indirect, for the benefit of that commerce the revenues derived from which do not, either in whole or in part, go into their own treasuries. Nor do I perceive any difference between the power of Congress to make appropriations for objects of this kind on the ocean and the power to make appropriations for similar objects on lakes and rivers, wherever they are large enough to bear on their waters an extensive traffic. The magnificent Mississippi and its tributaries and the vast lakes of the North and Northwest appear to me to fall within the exercise of the power as justly and as clearly as the ocean and the Gulf of Mexico. It is a mistake to regard expenditures judiciously made for these objects as expenditures for local purposes. The position or sight of the work is necessarily local, but its utility is general. A ship canal around the Falls of St. Mary of less than a mile in length, though local in its construction, would yet be national in its purpose and its benefits, as it would remove the only obstruction to a navigation of more than 1,000 miles, affecting several States, as well as our commercial relations with Canada. So, too, the breakwater at the mouth of the Delaware is erected, not for the exclusive benefit of the States bordering on the bay and river of that name, but for that of the whole coastwise navigation of the United States and, to a considerable extent, also of foreign commerce. If a ship be lost on the bar at the entrance of a Southern port for want of sufficient depth of water, it is very likely to be a Northern ship; and if a steamboat be sunk in any part of the Mississippi on account of its channel not having been properly cleared of obstructions, it may be a boat belonging to either of eight or ten States. I may add, as somewhat remarkable, that among all the thirty-one States there is none that is not to a greater or less extent bounded on the ocean, or the Gulf of Mexico, or one of the Great Lakes, or some navigable river.&lt;br/&gt;&lt;br/&gt;In fulfilling our constitutional duties, fellow-citizens, on this subject, as in carrying into effect all other powers conferred by the Constitution, we should consider ourselves as deliberating and acting for one and the same country, and bear constantly in mind that our regard and our duty are due not to a particular part only, but to the whole.&lt;br/&gt;&lt;br/&gt;</text:p>
          </table:table-cell>
          <table:table-cell office:value-type="string">
            <text:p>UK Immigration Service</text:p>
          </table:table-cell>
          <table:table-cell office:value-type="string">
            <text:p>http://en.wikipedia.org/wiki/UK_Immigration_Service</text:p>
          </table:table-cell>
          <table:table-cell office:value-type="string">
            <text:p>Choctaw</text:p>
          </table:table-cell>
          <table:table-cell office:value-type="string">
            <text:p>http://en.wikipedia.org/wiki/Choctaw</text:p>
          </table:table-cell>
          <table:table-cell/>
          <table:table-cell office:value-type="string">
            <text:p>2</text:p>
          </table:table-cell>
          <table:table-cell table:number-columns-repeated="3"/>
          <table:table-cell table:formula="of:=CONCATENATE([.AB594];&quot;,&quot;;[.AC594];&quot;,&quot;; TEXT([.AK594];&quot;#&quot;))" office:value-type="string" office:string-value="EDA,LAU_ET_AL,2">
            <text:p>EDA,LAU_ET_AL,2</text:p>
          </table:table-cell>
        </table:table-row>
        <table:table-row table:style-name="ro1">
          <table:table-cell office:value-type="string">
            <text:p>2KXDEY5COW0LV0N8FMIFTC6VP4UV4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3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30 GMT 2012</text:p>
          </table:table-cell>
          <table:table-cell table:number-columns-repeated="2"/>
          <table:table-cell office:value-type="string">
            <text:p>2DC4F0OHOVR1JRLPVCC9AHEC2P8343</text:p>
          </table:table-cell>
          <table:table-cell office:value-type="string">
            <text:p>A1K31OBX0MZU1N</text:p>
          </table:table-cell>
          <table:table-cell office:value-type="string">
            <text:p>Submitted</text:p>
          </table:table-cell>
          <table:table-cell office:value-type="string">
            <text:p>Thu Sep 13 05:38:17 GMT 2012</text:p>
          </table:table-cell>
          <table:table-cell office:value-type="string">
            <text:p>Thu Sep 13 05:39:50 GMT 2012</text:p>
          </table:table-cell>
          <table:table-cell office:value-type="string">
            <text:p>Wed Sep 19 22:39:50 PDT 2012</text:p>
          </table:table-cell>
          <table:table-cell table:number-columns-repeated="3"/>
          <table:table-cell office:value-type="string">
            <text:p>93</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Millard_Fillmore_1:28.txt</text:p>
          </table:table-cell>
          <table:table-cell office:value-type="string">
            <text:p>I entertain no doubt of the authority of Congress to make appropriations for leading objects in that class of public works comprising what are usually called works of internal improvement. This authority I suppose to be derived chiefly from the power of regulating commerce with foreign nations and among the States and the power of laying and collecting imposts. Where commerce is to be carried on and imposts collected there must be ports and harbors as well as wharves and custom-houses. If ships laden with valuable cargoes approach the shore or sail along the coast, light-houses are necessary at suitable points for the protection of life and property. Other facilities and securities for commerce and navigation are hardly less important; and those clauses of the Constitution, therefore, to which I have referred have received from the origin of the Government a liberal and beneficial construction. Not only have light-houses, buoys, and beacons been established and floating lights maintained, but harbors have been cleared and improved, piers constructed, and even breakwaters for the safety of shipping and sea walls to protect harbors from being filled up and rendered useless by the action of the ocean, have been erected at very great expense. And this construction of the Constitution appears the more reasonable from the consideration that if these works, of such evident importance and utility, are not to be accomplished by Congress they can not be accomplished at all. By the adoption of the Constitution the several States voluntarily parted with the power of collecting duties of imposts in their own ports, and it is not to be expected that they should raise money by internal taxation, direct or indirect, for the benefit of that commerce the revenues derived from which do not, either in whole or in part, go into their own treasuries. Nor do I perceive any difference between the power of Congress to make appropriations for objects of this kind on the ocean and the power to make appropriations for similar objects on lakes and rivers, wherever they are large enough to bear on their waters an extensive traffic. The magnificent Mississippi and its tributaries and the vast lakes of the North and Northwest appear to me to fall within the exercise of the power as justly and as clearly as the ocean and the Gulf of Mexico. It is a mistake to regard expenditures judiciously made for these objects as expenditures for local purposes. The position or sight of the work is necessarily local, but its utility is general. A ship canal around the Falls of St. Mary of less than a mile in length, though local in its construction, would yet be national in its purpose and its benefits, as it would remove the only obstruction to a navigation of more than 1,000 miles, affecting several States, as well as our commercial relations with Canada. So, too, the breakwater at the mouth of the Delaware is erected, not for the exclusive benefit of the States bordering on the bay and river of that name, but for that of the whole coastwise navigation of the United States and, to a considerable extent, also of foreign commerce. If a ship be lost on the bar at the entrance of a Southern port for want of sufficient depth of water, it is very likely to be a Northern ship; and if a steamboat be sunk in any part of the Mississippi on account of its channel not having been properly cleared of obstructions, it may be a boat belonging to either of eight or ten States. I may add, as somewhat remarkable, that among all the thirty-one States there is none that is not to a greater or less extent bounded on the ocean, or the Gulf of Mexico, or one of the Great Lakes, or some navigable river.&lt;br/&gt;&lt;br/&gt;In fulfilling our constitutional duties, fellow-citizens, on this subject, as in carrying into effect all other powers conferred by the Constitution, we should consider ourselves as deliberating and acting for one and the same country, and bear constantly in mind that our regard and our duty are due not to a particular part only, but to the whole.&lt;br/&gt;&lt;br/&gt;</text:p>
          </table:table-cell>
          <table:table-cell office:value-type="string">
            <text:p>UK Immigration Service</text:p>
          </table:table-cell>
          <table:table-cell office:value-type="string">
            <text:p>http://en.wikipedia.org/wiki/UK_Immigration_Service</text:p>
          </table:table-cell>
          <table:table-cell office:value-type="string">
            <text:p>Choctaw</text:p>
          </table:table-cell>
          <table:table-cell office:value-type="string">
            <text:p>http://en.wikipedia.org/wiki/Choctaw</text:p>
          </table:table-cell>
          <table:table-cell/>
          <table:table-cell office:value-type="string">
            <text:p>1</text:p>
          </table:table-cell>
          <table:table-cell table:number-columns-repeated="3"/>
          <table:table-cell table:formula="of:=CONCATENATE([.AB595];&quot;,&quot;;[.AC595];&quot;,&quot;; TEXT([.AK595];&quot;#&quot;))" office:value-type="string" office:string-value="EDA,LAU_ET_AL,1">
            <text:p>EDA,LAU_ET_AL,1</text:p>
          </table:table-cell>
        </table:table-row>
        <table:table-row table:style-name="ro1">
          <table:table-cell office:value-type="string">
            <text:p>27WOZFYQS1CS8VCK414SCIC1G88JM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3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30 GMT 2012</text:p>
          </table:table-cell>
          <table:table-cell table:number-columns-repeated="2"/>
          <table:table-cell office:value-type="string">
            <text:p>25IVJ8EBDPGF0FJHW6Q9ZNDWO3XF08</text:p>
          </table:table-cell>
          <table:table-cell office:value-type="string">
            <text:p>A997OZ3H2B3Q2</text:p>
          </table:table-cell>
          <table:table-cell office:value-type="string">
            <text:p>Submitted</text:p>
          </table:table-cell>
          <table:table-cell office:value-type="string">
            <text:p>Thu Sep 13 05:45:29 GMT 2012</text:p>
          </table:table-cell>
          <table:table-cell office:value-type="string">
            <text:p>Thu Sep 13 05:45:51 GMT 2012</text:p>
          </table:table-cell>
          <table:table-cell office:value-type="string">
            <text:p>Wed Sep 19 22:45:51 PDT 2012</text:p>
          </table:table-cell>
          <table:table-cell table:number-columns-repeated="3"/>
          <table:table-cell office:value-type="string">
            <text:p>22</text:p>
          </table:table-cell>
          <table:table-cell table:number-columns-repeated="2" office:value-type="string">
            <text:p>100% (93/93)</text:p>
          </table:table-cell>
          <table:table-cell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James_K._Polk_4:50.txt</text:p>
          </table:table-cell>
          <table:table-cell office:value-type="string">
            <text:p>It is gratifying to find the revenues of the Department, under the rates of postage now established by law, so rapidly increasing. The gross amount of postages during the last fiscal year amounted to $4,371,077, exceeding the annual average received for the nine years immediately preceding the passage of the act of the 3d of March, 1845, by the sum of $6,453, and exceeding the amount received for the year ending the 30th of June, 1847, by the sum of $425,184.&lt;br/&gt;&lt;br/&gt;The expenditures for the year, excluding the sum of $94,672, allowed by Congress at its last session to individual claimants, and including the sum of $100,500, paid for the services of the line of steamers between Bremen and New York, amounted to $4,198,845, which is less than the annual average for the nine years previous to the act of 1845 by $300,748.&lt;br/&gt;&lt;br/&gt;</text:p>
          </table:table-cell>
          <table:table-cell office:value-type="string">
            <text:p>Mifflinburg Area School District</text:p>
          </table:table-cell>
          <table:table-cell office:value-type="string">
            <text:p>http://en.wikipedia.org/wiki/Mifflinburg_Area_School_District</text:p>
          </table:table-cell>
          <table:table-cell office:value-type="string">
            <text:p>Davey Williams (musician)</text:p>
          </table:table-cell>
          <table:table-cell office:value-type="string">
            <text:p>http://en.wikipedia.org/wiki/Davey_Williams_(musician)</text:p>
          </table:table-cell>
          <table:table-cell/>
          <table:table-cell office:value-type="string">
            <text:p>1</text:p>
          </table:table-cell>
          <table:table-cell table:number-columns-repeated="3"/>
          <table:table-cell table:formula="of:=CONCATENATE([.AB596];&quot;,&quot;;[.AC596];&quot;,&quot;; TEXT([.AK596];&quot;#&quot;))" office:value-type="string" office:string-value="LAU_ET_AL,RANDOM,1">
            <text:p>LAU_ET_AL,RANDOM,1</text:p>
          </table:table-cell>
        </table:table-row>
        <table:table-row table:style-name="ro1">
          <table:table-cell office:value-type="string">
            <text:p>27WOZFYQS1CS8VCK414SCIC1G88JM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3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30 GMT 2012</text:p>
          </table:table-cell>
          <table:table-cell table:number-columns-repeated="2"/>
          <table:table-cell office:value-type="string">
            <text:p>2QLP9RA7S5WMGFX3ZY678JMHRPNYT3</text:p>
          </table:table-cell>
          <table:table-cell office:value-type="string">
            <text:p>AS809NPDW8VZ0</text:p>
          </table:table-cell>
          <table:table-cell office:value-type="string">
            <text:p>Submitted</text:p>
          </table:table-cell>
          <table:table-cell office:value-type="string">
            <text:p>Thu Sep 13 06:23:30 GMT 2012</text:p>
          </table:table-cell>
          <table:table-cell office:value-type="string">
            <text:p>Thu Sep 13 06:24:39 GMT 2012</text:p>
          </table:table-cell>
          <table:table-cell office:value-type="string">
            <text:p>Wed Sep 19 23:24:39 PDT 2012</text:p>
          </table:table-cell>
          <table:table-cell table:number-columns-repeated="3"/>
          <table:table-cell office:value-type="string">
            <text:p>69</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James_K._Polk_4:50.txt</text:p>
          </table:table-cell>
          <table:table-cell office:value-type="string">
            <text:p>It is gratifying to find the revenues of the Department, under the rates of postage now established by law, so rapidly increasing. The gross amount of postages during the last fiscal year amounted to $4,371,077, exceeding the annual average received for the nine years immediately preceding the passage of the act of the 3d of March, 1845, by the sum of $6,453, and exceeding the amount received for the year ending the 30th of June, 1847, by the sum of $425,184.&lt;br/&gt;&lt;br/&gt;The expenditures for the year, excluding the sum of $94,672, allowed by Congress at its last session to individual claimants, and including the sum of $100,500, paid for the services of the line of steamers between Bremen and New York, amounted to $4,198,845, which is less than the annual average for the nine years previous to the act of 1845 by $300,748.&lt;br/&gt;&lt;br/&gt;</text:p>
          </table:table-cell>
          <table:table-cell office:value-type="string">
            <text:p>Mifflinburg Area School District</text:p>
          </table:table-cell>
          <table:table-cell office:value-type="string">
            <text:p>http://en.wikipedia.org/wiki/Mifflinburg_Area_School_District</text:p>
          </table:table-cell>
          <table:table-cell office:value-type="string">
            <text:p>Davey Williams (musician)</text:p>
          </table:table-cell>
          <table:table-cell office:value-type="string">
            <text:p>http://en.wikipedia.org/wiki/Davey_Williams_(musician)</text:p>
          </table:table-cell>
          <table:table-cell/>
          <table:table-cell office:value-type="string">
            <text:p>1</text:p>
          </table:table-cell>
          <table:table-cell table:number-columns-repeated="3"/>
          <table:table-cell table:formula="of:=CONCATENATE([.AB597];&quot;,&quot;;[.AC597];&quot;,&quot;; TEXT([.AK597];&quot;#&quot;))" office:value-type="string" office:string-value="LAU_ET_AL,RANDOM,1">
            <text:p>LAU_ET_AL,RANDOM,1</text:p>
          </table:table-cell>
        </table:table-row>
        <table:table-row table:style-name="ro1">
          <table:table-cell office:value-type="string">
            <text:p>27WOZFYQS1CS8VCK414SCIC1G88JM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3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30 GMT 2012</text:p>
          </table:table-cell>
          <table:table-cell table:number-columns-repeated="2"/>
          <table:table-cell office:value-type="string">
            <text:p>2WIU6L5OBVCIG0L2BK9JN7GU7PKGZ4</text:p>
          </table:table-cell>
          <table:table-cell office:value-type="string">
            <text:p>AAE9H4ZIKQS37</text:p>
          </table:table-cell>
          <table:table-cell office:value-type="string">
            <text:p>Submitted</text:p>
          </table:table-cell>
          <table:table-cell office:value-type="string">
            <text:p>Thu Sep 13 06:27:36 GMT 2012</text:p>
          </table:table-cell>
          <table:table-cell office:value-type="string">
            <text:p>Thu Sep 13 06:27:48 GMT 2012</text:p>
          </table:table-cell>
          <table:table-cell office:value-type="string">
            <text:p>Wed Sep 19 23:27:48 PDT 2012</text:p>
          </table:table-cell>
          <table:table-cell table:number-columns-repeated="3"/>
          <table:table-cell office:value-type="string">
            <text:p>12</text:p>
          </table:table-cell>
          <table:table-cell table:number-columns-repeated="3" office:value-type="string">
            <text:p>0% (0/0)</text:p>
          </table:table-cell>
          <table:table-cell office:value-type="string">
            <text:p>LAU_ET_AL</text:p>
          </table:table-cell>
          <table:table-cell office:value-type="string">
            <text:p>RANDOM</text:p>
          </table:table-cell>
          <table:table-cell office:value-type="string">
            <text:p>file:/home/jjfresh/Projects/Output/Mallet/datasets/sotu_chunks/James_K._Polk_4:50.txt</text:p>
          </table:table-cell>
          <table:table-cell office:value-type="string">
            <text:p>It is gratifying to find the revenues of the Department, under the rates of postage now established by law, so rapidly increasing. The gross amount of postages during the last fiscal year amounted to $4,371,077, exceeding the annual average received for the nine years immediately preceding the passage of the act of the 3d of March, 1845, by the sum of $6,453, and exceeding the amount received for the year ending the 30th of June, 1847, by the sum of $425,184.&lt;br/&gt;&lt;br/&gt;The expenditures for the year, excluding the sum of $94,672, allowed by Congress at its last session to individual claimants, and including the sum of $100,500, paid for the services of the line of steamers between Bremen and New York, amounted to $4,198,845, which is less than the annual average for the nine years previous to the act of 1845 by $300,748.&lt;br/&gt;&lt;br/&gt;</text:p>
          </table:table-cell>
          <table:table-cell office:value-type="string">
            <text:p>Mifflinburg Area School District</text:p>
          </table:table-cell>
          <table:table-cell office:value-type="string">
            <text:p>http://en.wikipedia.org/wiki/Mifflinburg_Area_School_District</text:p>
          </table:table-cell>
          <table:table-cell office:value-type="string">
            <text:p>Davey Williams (musician)</text:p>
          </table:table-cell>
          <table:table-cell office:value-type="string">
            <text:p>http://en.wikipedia.org/wiki/Davey_Williams_(musician)</text:p>
          </table:table-cell>
          <table:table-cell/>
          <table:table-cell office:value-type="string">
            <text:p>1</text:p>
          </table:table-cell>
          <table:table-cell table:number-columns-repeated="3"/>
          <table:table-cell table:formula="of:=CONCATENATE([.AB598];&quot;,&quot;;[.AC598];&quot;,&quot;; TEXT([.AK598];&quot;#&quot;))" office:value-type="string" office:string-value="LAU_ET_AL,RANDOM,1">
            <text:p>LAU_ET_AL,RANDOM,1</text:p>
          </table:table-cell>
        </table:table-row>
        <table:table-row table:style-name="ro1">
          <table:table-cell office:value-type="string">
            <text:p>2AGMNCWYB49FO1GXO7S1RONSVFCRN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3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30 GMT 2012</text:p>
          </table:table-cell>
          <table:table-cell table:number-columns-repeated="2"/>
          <table:table-cell office:value-type="string">
            <text:p>2FMUKQOYGNIWGWGDVQR187SVMPWZHL</text:p>
          </table:table-cell>
          <table:table-cell office:value-type="string">
            <text:p>A1UNZTSLGW77HK</text:p>
          </table:table-cell>
          <table:table-cell office:value-type="string">
            <text:p>Submitted</text:p>
          </table:table-cell>
          <table:table-cell office:value-type="string">
            <text:p>Thu Sep 13 06:26:29 GMT 2012</text:p>
          </table:table-cell>
          <table:table-cell office:value-type="string">
            <text:p>Thu Sep 13 06:27:30 GMT 2012</text:p>
          </table:table-cell>
          <table:table-cell office:value-type="string">
            <text:p>Wed Sep 19 23:27:30 PDT 2012</text:p>
          </table:table-cell>
          <table:table-cell table:number-columns-repeated="3"/>
          <table:table-cell office:value-type="string">
            <text:p>61</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illiam_McKinley_4:6.txt</text:p>
          </table:table-cell>
          <table:table-cell office:value-type="string">
            <text:p>The sect, commonly styled the Boxers, developed greatly in the provinces north of the Yang-Tse, and with the collusion of many notable officials, including some in the immediate councils of the Throne itself, became alarmingly aggressive. No foreigner&amp;apos;s life, outside of the protected treaty ports, was safe. No foreign interest was secure from spoliation.&lt;br/&gt;&lt;br/&gt;The diplomatic representatives of the powers in Peking strove in vain to check this movement. Protest was followed by demand and demand by renewed protest, to be met with perfunctory edicts from the Palace and evasive and futile assurances from the Tsung-li Yamen. The circle of the Boxer influence narrowed about Peking, and while nominally stigmatized as seditious, it was felt that its spirit pervaded the capital itself, that the Imperial forces were imbued with its doctrines, and that the immediate counselors of the Empress Dowager were in full sympathy with the antiforeign movement.&lt;br/&gt;&lt;br/&gt;</text:p>
          </table:table-cell>
          <table:table-cell office:value-type="string">
            <text:p>Empress Dowager Cixi</text:p>
          </table:table-cell>
          <table:table-cell office:value-type="string">
            <text:p>http://en.wikipedia.org/wiki/Empress_Dowager_Cixi</text:p>
          </table:table-cell>
          <table:table-cell office:value-type="string">
            <text:p>Ningbo</text:p>
          </table:table-cell>
          <table:table-cell office:value-type="string">
            <text:p>http://en.wikipedia.org/wiki/Ningbo</text:p>
          </table:table-cell>
          <table:table-cell/>
          <table:table-cell office:value-type="string">
            <text:p>1</text:p>
          </table:table-cell>
          <table:table-cell table:number-columns-repeated="3"/>
          <table:table-cell table:formula="of:=CONCATENATE([.AB599];&quot;,&quot;;[.AC599];&quot;,&quot;; TEXT([.AK599];&quot;#&quot;))" office:value-type="string" office:string-value="EDA,LAU_ET_AL,1">
            <text:p>EDA,LAU_ET_AL,1</text:p>
          </table:table-cell>
        </table:table-row>
        <table:table-row table:style-name="ro1">
          <table:table-cell office:value-type="string">
            <text:p>2AGMNCWYB49FO1GXO7S1RONSVFCRN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3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30 GMT 2012</text:p>
          </table:table-cell>
          <table:table-cell table:number-columns-repeated="2"/>
          <table:table-cell office:value-type="string">
            <text:p>2GJLPHIT3HVWP48NDCEJY2178EABJS</text:p>
          </table:table-cell>
          <table:table-cell office:value-type="string">
            <text:p>A9FJ8K9C5K4UD</text:p>
          </table:table-cell>
          <table:table-cell office:value-type="string">
            <text:p>Submitted</text:p>
          </table:table-cell>
          <table:table-cell office:value-type="string">
            <text:p>Thu Sep 13 05:29:12 GMT 2012</text:p>
          </table:table-cell>
          <table:table-cell office:value-type="string">
            <text:p>Thu Sep 13 05:29:44 GMT 2012</text:p>
          </table:table-cell>
          <table:table-cell office:value-type="string">
            <text:p>Wed Sep 19 22:29:44 PDT 2012</text:p>
          </table:table-cell>
          <table:table-cell table:number-columns-repeated="3"/>
          <table:table-cell office:value-type="string">
            <text:p>32</text:p>
          </table:table-cell>
          <table:table-cell table:number-columns-repeated="3"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illiam_McKinley_4:6.txt</text:p>
          </table:table-cell>
          <table:table-cell office:value-type="string">
            <text:p>The sect, commonly styled the Boxers, developed greatly in the provinces north of the Yang-Tse, and with the collusion of many notable officials, including some in the immediate councils of the Throne itself, became alarmingly aggressive. No foreigner&amp;apos;s life, outside of the protected treaty ports, was safe. No foreign interest was secure from spoliation.&lt;br/&gt;&lt;br/&gt;The diplomatic representatives of the powers in Peking strove in vain to check this movement. Protest was followed by demand and demand by renewed protest, to be met with perfunctory edicts from the Palace and evasive and futile assurances from the Tsung-li Yamen. The circle of the Boxer influence narrowed about Peking, and while nominally stigmatized as seditious, it was felt that its spirit pervaded the capital itself, that the Imperial forces were imbued with its doctrines, and that the immediate counselors of the Empress Dowager were in full sympathy with the antiforeign movement.&lt;br/&gt;&lt;br/&gt;</text:p>
          </table:table-cell>
          <table:table-cell office:value-type="string">
            <text:p>Empress Dowager Cixi</text:p>
          </table:table-cell>
          <table:table-cell office:value-type="string">
            <text:p>http://en.wikipedia.org/wiki/Empress_Dowager_Cixi</text:p>
          </table:table-cell>
          <table:table-cell office:value-type="string">
            <text:p>Ningbo</text:p>
          </table:table-cell>
          <table:table-cell office:value-type="string">
            <text:p>http://en.wikipedia.org/wiki/Ningbo</text:p>
          </table:table-cell>
          <table:table-cell/>
          <table:table-cell office:value-type="string">
            <text:p>2</text:p>
          </table:table-cell>
          <table:table-cell table:number-columns-repeated="3"/>
          <table:table-cell table:formula="of:=CONCATENATE([.AB600];&quot;,&quot;;[.AC600];&quot;,&quot;; TEXT([.AK600];&quot;#&quot;))" office:value-type="string" office:string-value="EDA,LAU_ET_AL,2">
            <text:p>EDA,LAU_ET_AL,2</text:p>
          </table:table-cell>
        </table:table-row>
        <table:table-row table:style-name="ro1">
          <table:table-cell office:value-type="string">
            <text:p>2AGMNCWYB49FO1GXO7S1RONSVFCRN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office:value-type="string">
            <text:p>$0.05</text:p>
          </table:table-cell>
          <table:table-cell office:value-type="string">
            <text:p>Thu Sep 13 05:23:30 GMT 2012</text:p>
          </table:table-cell>
          <table:table-cell office:value-type="string">
            <text:p>3</text:p>
          </table:table-cell>
          <table:table-cell office:value-type="string">
            <text:p>BatchId:907422;</text:p>
          </table:table-cell>
          <table:table-cell office:value-type="string">
            <text:p>900</text:p>
          </table:table-cell>
          <table:table-cell office:value-type="string">
            <text:p>604800</text:p>
          </table:table-cell>
          <table:table-cell office:value-type="string">
            <text:p>Thu Sep 20 05:23:30 GMT 2012</text:p>
          </table:table-cell>
          <table:table-cell table:number-columns-repeated="2"/>
          <table:table-cell office:value-type="string">
            <text:p>2UUJE1M7PKK900KBV91C84LZ34NRYG</text:p>
          </table:table-cell>
          <table:table-cell office:value-type="string">
            <text:p>A997OZ3H2B3Q2</text:p>
          </table:table-cell>
          <table:table-cell office:value-type="string">
            <text:p>Submitted</text:p>
          </table:table-cell>
          <table:table-cell office:value-type="string">
            <text:p>Thu Sep 13 05:44:22 GMT 2012</text:p>
          </table:table-cell>
          <table:table-cell office:value-type="string">
            <text:p>Thu Sep 13 05:45:04 GMT 2012</text:p>
          </table:table-cell>
          <table:table-cell office:value-type="string">
            <text:p>Wed Sep 19 22:45:04 PDT 2012</text:p>
          </table:table-cell>
          <table:table-cell table:number-columns-repeated="3"/>
          <table:table-cell office:value-type="string">
            <text:p>42</text:p>
          </table:table-cell>
          <table:table-cell table:number-columns-repeated="2" office:value-type="string">
            <text:p>100% (93/93)</text:p>
          </table:table-cell>
          <table:table-cell office:value-type="string">
            <text:p>0% (0/0)</text:p>
          </table:table-cell>
          <table:table-cell office:value-type="string">
            <text:p>EDA</text:p>
          </table:table-cell>
          <table:table-cell office:value-type="string">
            <text:p>LAU_ET_AL</text:p>
          </table:table-cell>
          <table:table-cell office:value-type="string">
            <text:p>file:/home/jjfresh/Projects/Output/Mallet/datasets/sotu_chunks/William_McKinley_4:6.txt</text:p>
          </table:table-cell>
          <table:table-cell office:value-type="string">
            <text:p>The sect, commonly styled the Boxers, developed greatly in the provinces north of the Yang-Tse, and with the collusion of many notable officials, including some in the immediate councils of the Throne itself, became alarmingly aggressive. No foreigner&amp;apos;s life, outside of the protected treaty ports, was safe. No foreign interest was secure from spoliation.&lt;br/&gt;&lt;br/&gt;The diplomatic representatives of the powers in Peking strove in vain to check this movement. Protest was followed by demand and demand by renewed protest, to be met with perfunctory edicts from the Palace and evasive and futile assurances from the Tsung-li Yamen. The circle of the Boxer influence narrowed about Peking, and while nominally stigmatized as seditious, it was felt that its spirit pervaded the capital itself, that the Imperial forces were imbued with its doctrines, and that the immediate counselors of the Empress Dowager were in full sympathy with the antiforeign movement.&lt;br/&gt;&lt;br/&gt;</text:p>
          </table:table-cell>
          <table:table-cell office:value-type="string">
            <text:p>Empress Dowager Cixi</text:p>
          </table:table-cell>
          <table:table-cell office:value-type="string">
            <text:p>http://en.wikipedia.org/wiki/Empress_Dowager_Cixi</text:p>
          </table:table-cell>
          <table:table-cell office:value-type="string">
            <text:p>Ningbo</text:p>
          </table:table-cell>
          <table:table-cell office:value-type="string">
            <text:p>http://en.wikipedia.org/wiki/Ningbo</text:p>
          </table:table-cell>
          <table:table-cell/>
          <table:table-cell office:value-type="string">
            <text:p>1</text:p>
          </table:table-cell>
          <table:table-cell table:number-columns-repeated="3"/>
          <table:table-cell table:formula="of:=CONCATENATE([.AB601];&quot;,&quot;;[.AC601];&quot;,&quot;; TEXT([.AK601];&quot;#&quot;))" office:value-type="string" office:string-value="EDA,LAU_ET_AL,1">
            <text:p>EDA,LAU_ET_AL,1</text:p>
          </table:table-cell>
        </table:table-row>
      </table:table>
      <table:table table:name="Analysis" table:style-name="ta1">
        <table:table-column table:style-name="co33" table:default-cell-style-name="Default"/>
        <table:table-column table:style-name="co34" table:default-cell-style-name="Default"/>
        <table:table-column table:style-name="co35" table:default-cell-style-name="Default"/>
        <table:table-column table:style-name="co32" table:default-cell-style-name="Default"/>
        <table:table-column table:style-name="co36" table:default-cell-style-name="ce3"/>
        <table:table-column table:style-name="co37" table:default-cell-style-name="ce3"/>
        <table:table-column table:style-name="co32" table:default-cell-style-name="ce3"/>
        <table:table-column table:style-name="co32" table:default-cell-style-name="Default"/>
        <table:table-column table:style-name="co38" table:default-cell-style-name="Default"/>
        <table:table-column table:style-name="co39" table:default-cell-style-name="Default"/>
        <table:table-column table:style-name="co32" table:default-cell-style-name="Default"/>
        <table:table-row table:style-name="ro1">
          <table:table-cell table:style-name="ce2"/>
          <table:table-cell table:style-name="ce2" office:value-type="float" office:value="1">
            <text:p>1</text:p>
          </table:table-cell>
          <table:table-cell table:style-name="ce2" office:value-type="float" office:value="2">
            <text:p>2</text:p>
          </table:table-cell>
          <table:table-cell table:style-name="ce2" table:number-columns-repeated="3"/>
          <table:table-cell table:style-name="Default"/>
          <table:table-cell table:number-columns-repeated="4"/>
        </table:table-row>
        <table:table-row table:style-name="ro1">
          <table:table-cell table:style-name="ce2" office:value-type="string">
            <text:p>Left, Right</text:p>
          </table:table-cell>
          <table:table-cell table:style-name="ce2" office:value-type="string">
            <text:p>Left Preferred</text:p>
          </table:table-cell>
          <table:table-cell table:style-name="ce2" office:value-type="string">
            <text:p>Right Preferred</text:p>
          </table:table-cell>
          <table:table-cell table:style-name="ce2" office:value-type="string">
            <text:p>Total</text:p>
          </table:table-cell>
          <table:table-cell table:style-name="ce2" office:value-type="string">
            <text:p>Left Preferred %</text:p>
          </table:table-cell>
          <table:table-cell table:style-name="ce2" office:value-type="string">
            <text:p>Right Preferred %</text:p>
          </table:table-cell>
          <table:table-cell table:style-name="Default"/>
          <table:table-cell/>
          <table:table-cell office:value-type="string">
            <text:p>EDA faces Lau</text:p>
          </table:table-cell>
          <table:table-cell table:formula="of:=SUM([.B3:.C4])" office:value-type="float" office:value="416">
            <text:p>416</text:p>
          </table:table-cell>
          <table:table-cell/>
        </table:table-row>
        <table:table-row table:style-name="ro1">
          <table:table-cell office:value-type="string">
            <text:p>EDA,LAU_ET_AL</text:p>
          </table:table-cell>
          <table:table-cell table:formula="of:=COUNTIF([Data.$AO$2:Data.$AO$601];CONCATENATE([.$A3];&quot;,&quot;;TEXT([.B$1];&quot;#&quot;)))" office:value-type="float" office:value="124">
            <text:p>124</text:p>
          </table:table-cell>
          <table:table-cell table:formula="of:=COUNTIF([Data.$AO$2:Data.$AO$601];CONCATENATE([.$A3];&quot;,&quot;;TEXT([.C$1];&quot;#&quot;)))" office:value-type="float" office:value="91">
            <text:p>91</text:p>
          </table:table-cell>
          <table:table-cell table:formula="of:=SUM([.B3:.C3])" office:value-type="float" office:value="215">
            <text:p>215</text:p>
          </table:table-cell>
          <table:table-cell table:formula="of:=[.B3]/[.D3]" office:value-type="percentage" office:value="0.576744186046512">
            <text:p>58%</text:p>
          </table:table-cell>
          <table:table-cell table:formula="of:=[.C3]/[.D3]" office:value-type="percentage" office:value="0.423255813953488">
            <text:p>42%</text:p>
          </table:table-cell>
          <table:table-cell table:number-columns-repeated="2"/>
          <table:table-cell office:value-type="string">
            <text:p>EDA beats Lau</text:p>
          </table:table-cell>
          <table:table-cell table:formula="of:=[.B3]+[.C4]" office:value-type="float" office:value="256">
            <text:p>256</text:p>
          </table:table-cell>
          <table:table-cell table:style-name="ce6" table:formula="of:=[.J3]/[.J2]" office:value-type="percentage" office:value="0.615384615384615">
            <text:p>62%</text:p>
          </table:table-cell>
        </table:table-row>
        <table:table-row table:style-name="ro1">
          <table:table-cell office:value-type="string">
            <text:p>LAU_ET_AL,EDA</text:p>
          </table:table-cell>
          <table:table-cell table:formula="of:=COUNTIF([Data.$AO$2:Data.$AO$601];CONCATENATE([.$A4];&quot;,&quot;;TEXT([.B$1];&quot;#&quot;)))" office:value-type="float" office:value="69">
            <text:p>69</text:p>
          </table:table-cell>
          <table:table-cell table:formula="of:=COUNTIF([Data.$AO$2:Data.$AO$601];CONCATENATE([.$A4];&quot;,&quot;;TEXT([.C$1];&quot;#&quot;)))" office:value-type="float" office:value="132">
            <text:p>132</text:p>
          </table:table-cell>
          <table:table-cell table:formula="of:=SUM([.B4:.C4])" office:value-type="float" office:value="201">
            <text:p>201</text:p>
          </table:table-cell>
          <table:table-cell table:formula="of:=[.B4]/[.D4]" office:value-type="percentage" office:value="0.343283582089552">
            <text:p>34%</text:p>
          </table:table-cell>
          <table:table-cell table:formula="of:=[.C4]/[.D4]" office:value-type="percentage" office:value="0.656716417910448">
            <text:p>66%</text:p>
          </table:table-cell>
          <table:table-cell table:number-columns-repeated="2"/>
          <table:table-cell office:value-type="string">
            <text:p>Lau beats EDA</text:p>
          </table:table-cell>
          <table:table-cell table:formula="of:=[.C3]+[.B4]" office:value-type="float" office:value="160">
            <text:p>160</text:p>
          </table:table-cell>
          <table:table-cell table:style-name="ce6" table:formula="of:=[.J4]/[.J2]" office:value-type="percentage" office:value="0.384615384615385">
            <text:p>38%</text:p>
          </table:table-cell>
        </table:table-row>
        <table:table-row table:style-name="ro1">
          <table:table-cell office:value-type="string">
            <text:p>EDA,RANDOM</text:p>
          </table:table-cell>
          <table:table-cell table:formula="of:=COUNTIF([Data.$AO$2:Data.$AO$601];CONCATENATE([.$A5];&quot;,&quot;;TEXT([.B$1];&quot;#&quot;)))" office:value-type="float" office:value="27">
            <text:p>27</text:p>
          </table:table-cell>
          <table:table-cell table:formula="of:=COUNTIF([Data.$AO$2:Data.$AO$601];CONCATENATE([.$A5];&quot;,&quot;;TEXT([.C$1];&quot;#&quot;)))" office:value-type="float" office:value="15">
            <text:p>15</text:p>
          </table:table-cell>
          <table:table-cell table:formula="of:=SUM([.B5:.C5])" office:value-type="float" office:value="42">
            <text:p>42</text:p>
          </table:table-cell>
          <table:table-cell table:formula="of:=[.B5]/[.D5]" office:value-type="percentage" office:value="0.642857142857143">
            <text:p>64%</text:p>
          </table:table-cell>
          <table:table-cell table:formula="of:=[.C5]/[.D5]" office:value-type="percentage" office:value="0.357142857142857">
            <text:p>36%</text:p>
          </table:table-cell>
          <table:table-cell table:number-columns-repeated="5"/>
        </table:table-row>
        <table:table-row table:style-name="ro1">
          <table:table-cell office:value-type="string">
            <text:p>RANDOM,EDA</text:p>
          </table:table-cell>
          <table:table-cell table:formula="of:=COUNTIF([Data.$AO$2:Data.$AO$601];CONCATENATE([.$A6];&quot;,&quot;;TEXT([.B$1];&quot;#&quot;)))" office:value-type="float" office:value="12">
            <text:p>12</text:p>
          </table:table-cell>
          <table:table-cell table:formula="of:=COUNTIF([Data.$AO$2:Data.$AO$601];CONCATENATE([.$A6];&quot;,&quot;;TEXT([.C$1];&quot;#&quot;)))" office:value-type="float" office:value="27">
            <text:p>27</text:p>
          </table:table-cell>
          <table:table-cell table:formula="of:=SUM([.B6:.C6])" office:value-type="float" office:value="39">
            <text:p>39</text:p>
          </table:table-cell>
          <table:table-cell table:formula="of:=[.B6]/[.D6]" office:value-type="percentage" office:value="0.307692307692308">
            <text:p>31%</text:p>
          </table:table-cell>
          <table:table-cell table:formula="of:=[.C6]/[.D6]" office:value-type="percentage" office:value="0.692307692307692">
            <text:p>69%</text:p>
          </table:table-cell>
          <table:table-cell table:number-columns-repeated="2"/>
          <table:table-cell office:value-type="string">
            <text:p>EDA / Lau Ratio</text:p>
          </table:table-cell>
          <table:table-cell table:style-name="ce5" table:formula="of:=[.J3]/[.J4]" office:value-type="float" office:value="1.6">
            <text:p>1.60</text:p>
          </table:table-cell>
          <table:table-cell/>
        </table:table-row>
        <table:table-row table:style-name="ro1">
          <table:table-cell office:value-type="string">
            <text:p>LAU_ET_AL,RANDOM</text:p>
          </table:table-cell>
          <table:table-cell table:formula="of:=COUNTIF([Data.$AO$2:Data.$AO$601];CONCATENATE([.$A7];&quot;,&quot;;TEXT([.B$1];&quot;#&quot;)))" office:value-type="float" office:value="46">
            <text:p>46</text:p>
          </table:table-cell>
          <table:table-cell table:formula="of:=COUNTIF([Data.$AO$2:Data.$AO$601];CONCATENATE([.$A7];&quot;,&quot;;TEXT([.C$1];&quot;#&quot;)))" office:value-type="float" office:value="5">
            <text:p>5</text:p>
          </table:table-cell>
          <table:table-cell table:formula="of:=SUM([.B7:.C7])" office:value-type="float" office:value="51">
            <text:p>51</text:p>
          </table:table-cell>
          <table:table-cell table:formula="of:=[.B7]/[.D7]" office:value-type="percentage" office:value="0.901960784313726">
            <text:p>90%</text:p>
          </table:table-cell>
          <table:table-cell table:formula="of:=[.C7]/[.D7]" office:value-type="percentage" office:value="0.0980392156862745">
            <text:p>10%</text:p>
          </table:table-cell>
          <table:table-cell table:number-columns-repeated="5"/>
        </table:table-row>
        <table:table-row table:style-name="ro1">
          <table:table-cell office:value-type="string">
            <text:p>RANDOM,LAU_ET_AL</text:p>
          </table:table-cell>
          <table:table-cell table:formula="of:=COUNTIF([Data.$AO$2:Data.$AO$601];CONCATENATE([.$A8];&quot;,&quot;;TEXT([.B$1];&quot;#&quot;)))" office:value-type="float" office:value="6">
            <text:p>6</text:p>
          </table:table-cell>
          <table:table-cell table:formula="of:=COUNTIF([Data.$AO$2:Data.$AO$601];CONCATENATE([.$A8];&quot;,&quot;;TEXT([.C$1];&quot;#&quot;)))" office:value-type="float" office:value="45">
            <text:p>45</text:p>
          </table:table-cell>
          <table:table-cell table:formula="of:=SUM([.B8:.C8])" office:value-type="float" office:value="51">
            <text:p>51</text:p>
          </table:table-cell>
          <table:table-cell table:formula="of:=[.B8]/[.D8]" office:value-type="percentage" office:value="0.117647058823529">
            <text:p>12%</text:p>
          </table:table-cell>
          <table:table-cell table:formula="of:=[.C8]/[.D8]" office:value-type="percentage" office:value="0.882352941176471">
            <text:p>88%</text:p>
          </table:table-cell>
          <table:table-cell table:number-columns-repeated="2"/>
          <table:table-cell office:value-type="string">
            <text:p>Model faces Random</text:p>
          </table:table-cell>
          <table:table-cell table:formula="of:=SUM([.B9:.C10])" office:value-type="float" office:value="183">
            <text:p>183</text:p>
          </table:table-cell>
          <table:table-cell/>
        </table:table-row>
        <table:table-row table:style-name="ro1">
          <table:table-cell office:value-type="string">
            <text:p>RANDOM,.*</text:p>
          </table:table-cell>
          <table:table-cell table:formula="of:=COUNTIF([Data.$AO$2:Data.$AO$601];CONCATENATE([.$A9];&quot;,&quot;;TEXT([.B$1];&quot;#&quot;)))" office:value-type="float" office:value="18">
            <text:p>18</text:p>
          </table:table-cell>
          <table:table-cell table:formula="of:=COUNTIF([Data.$AO$2:Data.$AO$601];CONCATENATE([.$A9];&quot;,&quot;;TEXT([.C$1];&quot;#&quot;)))" office:value-type="float" office:value="72">
            <text:p>72</text:p>
          </table:table-cell>
          <table:table-cell table:formula="of:=SUM([.B9:.C9])" office:value-type="float" office:value="90">
            <text:p>90</text:p>
          </table:table-cell>
          <table:table-cell table:formula="of:=[.B9]/[.D9]" office:value-type="percentage" office:value="0.2">
            <text:p>20%</text:p>
          </table:table-cell>
          <table:table-cell table:formula="of:=[.C9]/[.D9]" office:value-type="percentage" office:value="0.8">
            <text:p>80%</text:p>
          </table:table-cell>
          <table:table-cell table:number-columns-repeated="2"/>
          <table:table-cell office:value-type="string">
            <text:p>Random beats Model</text:p>
          </table:table-cell>
          <table:table-cell table:formula="of:=[.B9]+[.C10]" office:value-type="float" office:value="38">
            <text:p>38</text:p>
          </table:table-cell>
          <table:table-cell table:style-name="ce6" table:formula="of:=[.J9]/[.J8]" office:value-type="percentage" office:value="0.207650273224044">
            <text:p>21%</text:p>
          </table:table-cell>
        </table:table-row>
        <table:table-row table:style-name="ro1">
          <table:table-cell office:value-type="string">
            <text:p>.*,RANDOM</text:p>
          </table:table-cell>
          <table:table-cell table:formula="of:=COUNTIF([Data.$AO$2:Data.$AO$601];CONCATENATE([.$A10];&quot;,&quot;;TEXT([.B$1];&quot;#&quot;)))" office:value-type="float" office:value="73">
            <text:p>73</text:p>
          </table:table-cell>
          <table:table-cell table:formula="of:=COUNTIF([Data.$AO$2:Data.$AO$601];CONCATENATE([.$A10];&quot;,&quot;;TEXT([.C$1];&quot;#&quot;)))" office:value-type="float" office:value="20">
            <text:p>20</text:p>
          </table:table-cell>
          <table:table-cell table:formula="of:=SUM([.B10:.C10])" office:value-type="float" office:value="93">
            <text:p>93</text:p>
          </table:table-cell>
          <table:table-cell table:formula="of:=[.B10]/[.D10]" office:value-type="percentage" office:value="0.78494623655914">
            <text:p>78%</text:p>
          </table:table-cell>
          <table:table-cell table:formula="of:=[.C10]/[.D10]" office:value-type="percentage" office:value="0.21505376344086">
            <text:p>22%</text:p>
          </table:table-cell>
          <table:table-cell table:number-columns-repeated="2"/>
          <table:table-cell office:value-type="string">
            <text:p>Model beats Random</text:p>
          </table:table-cell>
          <table:table-cell table:formula="of:=[.C9]+[.B10]" office:value-type="float" office:value="145">
            <text:p>145</text:p>
          </table:table-cell>
          <table:table-cell table:style-name="ce6" table:formula="of:=[.J10]/[.J8]" office:value-type="percentage" office:value="0.792349726775956">
            <text:p>79%</text:p>
          </table:table-cell>
        </table:table-row>
        <table:table-row table:style-name="ro1">
          <table:table-cell table:number-columns-repeated="4"/>
          <table:table-cell table:style-name="ce4" table:number-columns-repeated="3"/>
          <table:table-cell table:number-columns-repeated="4"/>
        </table:table-row>
        <table:table-row table:style-name="ro1">
          <table:table-cell/>
          <table:table-cell table:formula="of:=SUM([.B3:.B8])" office:value-type="float" office:value="284">
            <text:p>284</text:p>
          </table:table-cell>
          <table:table-cell table:formula="of:=SUM([.C3:.C8])" office:value-type="float" office:value="315">
            <text:p>315</text:p>
          </table:table-cell>
          <table:table-cell table:formula="of:=SUM([.B12:.C12])" office:value-type="float" office:value="599">
            <text:p>599</text:p>
          </table:table-cell>
          <table:table-cell table:style-name="ce4" table:number-columns-repeated="3"/>
          <table:table-cell/>
          <table:table-cell office:value-type="string">
            <text:p>Model / Random Ratio</text:p>
          </table:table-cell>
          <table:table-cell table:style-name="ce5" table:formula="of:=[.J10]/[.J9]" office:value-type="float" office:value="3.81578947368421">
            <text:p>3.82</text:p>
          </table:table-cell>
          <table:table-cell/>
        </table:table-row>
        <table:table-row table:style-name="ro1">
          <table:table-cell table:number-columns-repeated="4"/>
          <table:table-cell table:style-name="ce4" table:number-columns-repeated="3"/>
          <table:table-cell table:number-columns-repeated="4"/>
        </table:table-row>
        <table:table-row table:style-name="ro1">
          <table:table-cell table:number-columns-repeated="4"/>
          <table:table-cell table:style-name="ce4" table:number-columns-repeated="3"/>
          <table:table-cell/>
          <table:table-cell office:value-type="string">
            <text:p>EDA faces Random</text:p>
          </table:table-cell>
          <table:table-cell table:formula="of:=[.D5]+[.D6]" office:value-type="float" office:value="81">
            <text:p>81</text:p>
          </table:table-cell>
          <table:table-cell/>
        </table:table-row>
        <table:table-row table:style-name="ro1">
          <table:table-cell table:number-columns-repeated="4"/>
          <table:table-cell table:style-name="Default" table:number-columns-repeated="3"/>
          <table:table-cell/>
          <table:table-cell office:value-type="string">
            <text:p>EDA beats Random</text:p>
          </table:table-cell>
          <table:table-cell table:formula="of:=[.B5]+[.C6]" office:value-type="float" office:value="54">
            <text:p>54</text:p>
          </table:table-cell>
          <table:table-cell table:style-name="ce6" table:formula="of:=[.J15]/[.J14]" office:value-type="percentage" office:value="0.666666666666667">
            <text:p>67%</text:p>
          </table:table-cell>
        </table:table-row>
        <table:table-row table:style-name="ro1">
          <table:table-cell table:number-columns-repeated="4"/>
          <table:table-cell table:style-name="Default" table:number-columns-repeated="3"/>
          <table:table-cell table:number-columns-repeated="4"/>
        </table:table-row>
        <table:table-row table:style-name="ro1">
          <table:table-cell table:number-columns-repeated="4"/>
          <table:table-cell table:style-name="Default" table:number-columns-repeated="3"/>
          <table:table-cell/>
          <table:table-cell office:value-type="string">
            <text:p>Lau faces Random</text:p>
          </table:table-cell>
          <table:table-cell table:formula="of:=[.D7]+[.D8]" office:value-type="float" office:value="102">
            <text:p>102</text:p>
          </table:table-cell>
          <table:table-cell/>
        </table:table-row>
        <table:table-row table:style-name="ro1">
          <table:table-cell table:number-columns-repeated="4"/>
          <table:table-cell table:style-name="Default" table:number-columns-repeated="3"/>
          <table:table-cell/>
          <table:table-cell office:value-type="string">
            <text:p>Lau beats Random</text:p>
          </table:table-cell>
          <table:table-cell table:formula="of:=[.B7]+[.C8]" office:value-type="float" office:value="91">
            <text:p>91</text:p>
          </table:table-cell>
          <table:table-cell table:style-name="ce6" table:formula="of:=[.J18]/[.J17]" office:value-type="percentage" office:value="0.892156862745098">
            <text:p>8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percentage-style style:name="N121">
      <number:number number:decimal-places="1" number:min-integer-digits="1"/>
      <number:text>%</number:text>
    </number:percentage-style>
    <number:number-style style:name="N122">
      <number:number number:decimal-places="9" number:min-integer-digits="1"/>
    </number:number-style>
    <number:number-style style:name="N123">
      <number:number number:decimal-places="8" number:min-integer-digits="1"/>
    </number:number-style>
    <number:number-style style:name="N124">
      <number:number number:decimal-places="7" number:min-integer-digits="1"/>
    </number:number-style>
    <number:number-style style:name="N125">
      <number:number number:decimal-places="6" number:min-integer-digits="1"/>
    </number:number-style>
    <number:number-style style:name="N126">
      <number:number number:decimal-places="5" number:min-integer-digits="1"/>
    </number:number-style>
    <number:number-style style:name="N127">
      <number:number number:decimal-places="4" number:min-integer-digits="1"/>
    </number:number-style>
    <number:number-style style:name="N128">
      <number:number number:decimal-places="3"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1-15T20:49:41</dc:date>
    <dc:creator>Josh Hansen</dc:creator>
    <meta:generator>LibreOffice/3.5$Linux_X86_64 LibreOffice_project/350m1$Build-2</meta:generator>
    <meta:editing-duration>P0D</meta:editing-duration>
    <meta:editing-cycles>1</meta:editing-cycles>
    <meta:document-statistic meta:table-count="2" meta:cell-count="19332" meta:object-count="0"/>
  </office:meta>
</office:document-meta>
</file>